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4.29pt"/>
    </style:style>
    <style:style style:name="co2" style:family="table-column">
      <style:table-column-properties fo:break-before="auto" style:column-width="59.81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54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map style:condition="cell-content()=[.A3]" style:apply-style-name="Default" style:base-cell-address="output_arm.J3"/>
    </style:style>
  </office:automatic-styles>
  <office:body>
    <office:spreadsheet>
      <table:calculation-settings table:automatic-find-labels="false" table:use-regular-expressions="false" table:use-wildcards="true"/>
      <table:table table:name="output_a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9" table:default-cell-style-name="ce2"/>
        <table:table-row table:style-name="ro1">
          <table:table-cell table:style-name="ce1" office:value-type="string" calcext:value-type="string" table:number-columns-spanned="9" table:number-rows-spanned="1">
            <text:p>PC output</text:p>
          </table:table-cell>
          <table:covered-table-cell table:number-columns-repeated="8"/>
          <table:table-cell table:style-name="ce1" office:value-type="string" calcext:value-type="string" table:number-columns-spanned="9" table:number-rows-spanned="1">
            <text:p>ARM</text:p>
          </table:table-cell>
          <table:covered-table-cell table:number-columns-repeated="8" table:style-name="Default"/>
        </table:table-row>
        <table:table-row table:style-name="ro1">
          <table:table-cell table:style-name="ce1"/>
          <table:table-cell office:value-type="string" calcext:value-type="string">
            <text:p>roll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gyroXangle</text:p>
          </table:table-cell>
          <table:table-cell office:value-type="string" calcext:value-type="string">
            <text:p>gyroYangle</text:p>
          </table:table-cell>
          <table:table-cell office:value-type="string" calcext:value-type="string">
            <text:p>compAngleX</text:p>
          </table:table-cell>
          <table:table-cell office:value-type="string" calcext:value-type="string">
            <text:p>compAngleY</text:p>
          </table:table-cell>
          <table:table-cell office:value-type="string" calcext:value-type="string">
            <text:p>kalAngleX</text:p>
          </table:table-cell>
          <table:table-cell office:value-type="string" calcext:value-type="string">
            <text:p>kalAngleY</text:p>
          </table:table-cell>
          <table:table-cell table:style-name="ce1"/>
          <table:table-cell table:style-name="Default" office:value-type="string" calcext:value-type="string">
            <text:p>roll</text:p>
          </table:table-cell>
          <table:table-cell table:style-name="Default" office:value-type="string" calcext:value-type="string">
            <text:p>pitch</text:p>
          </table:table-cell>
          <table:table-cell table:style-name="Default" office:value-type="string" calcext:value-type="string">
            <text:p>gyroXangle</text:p>
          </table:table-cell>
          <table:table-cell table:style-name="Default" office:value-type="string" calcext:value-type="string">
            <text:p>gyroYangle</text:p>
          </table:table-cell>
          <table:table-cell table:style-name="Default" office:value-type="string" calcext:value-type="string">
            <text:p>compAngleX</text:p>
          </table:table-cell>
          <table:table-cell table:style-name="Default" office:value-type="string" calcext:value-type="string">
            <text:p>compAngleY</text:p>
          </table:table-cell>
          <table:table-cell table:style-name="Default" office:value-type="string" calcext:value-type="string">
            <text:p>kalAngleX</text:p>
          </table:table-cell>
          <table:table-cell table:style-name="Default" office:value-type="string" calcext:value-type="string">
            <text:p>kalAngl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.35828" calcext:value-type="float">
            <text:p>86.35828</text:p>
          </table:table-cell>
          <table:table-cell office:value-type="float" office:value="-11.166888" calcext:value-type="float">
            <text:p>-11.166888</text:p>
          </table:table-cell>
          <table:table-cell office:value-type="float" office:value="86.35828" calcext:value-type="float">
            <text:p>86.35828</text:p>
          </table:table-cell>
          <table:table-cell office:value-type="float" office:value="-11.166888" calcext:value-type="float">
            <text:p>-11.166888</text:p>
          </table:table-cell>
          <table:table-cell office:value-type="float" office:value="86.35828" calcext:value-type="float">
            <text:p>86.35828</text:p>
          </table:table-cell>
          <table:table-cell office:value-type="float" office:value="-11.166888" calcext:value-type="float">
            <text:p>-11.166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6.35828" calcext:value-type="float">
            <text:p>86.35828</text:p>
          </table:table-cell>
          <table:table-cell office:value-type="float" office:value="-11.166889" calcext:value-type="float">
            <text:p>-11.166889</text:p>
          </table:table-cell>
          <table:table-cell office:value-type="float" office:value="86.35828" calcext:value-type="float">
            <text:p>86.35828</text:p>
          </table:table-cell>
          <table:table-cell office:value-type="float" office:value="-11.166889" calcext:value-type="float">
            <text:p>-11.166889</text:p>
          </table:table-cell>
          <table:table-cell office:value-type="float" office:value="86.35828" calcext:value-type="float">
            <text:p>86.35828</text:p>
          </table:table-cell>
          <table:table-cell office:value-type="float" office:value="-11.166889" calcext:value-type="float">
            <text:p>-11.1668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.010182" calcext:value-type="float">
            <text:p>91.010182</text:p>
          </table:table-cell>
          <table:table-cell office:value-type="float" office:value="-17.838128" calcext:value-type="float">
            <text:p>-17.838128</text:p>
          </table:table-cell>
          <table:table-cell office:value-type="float" office:value="86.37368" calcext:value-type="float">
            <text:p>86.37368</text:p>
          </table:table-cell>
          <table:table-cell office:value-type="float" office:value="-11.168583" calcext:value-type="float">
            <text:p>-11.168583</text:p>
          </table:table-cell>
          <table:table-cell office:value-type="float" office:value="86.698235" calcext:value-type="float">
            <text:p>86.698235</text:p>
          </table:table-cell>
          <table:table-cell office:value-type="float" office:value="-11.635451" calcext:value-type="float">
            <text:p>-11.635451</text:p>
          </table:table-cell>
          <table:table-cell office:value-type="float" office:value="86.523245" calcext:value-type="float">
            <text:p>86.523245</text:p>
          </table:table-cell>
          <table:table-cell office:value-type="float" office:value="-11.38373" calcext:value-type="float">
            <text:p>-11.38373</text:p>
          </table:table-cell>
          <table:table-cell office:value-type="float" office:value="2" calcext:value-type="float">
            <text:p>2</text:p>
          </table:table-cell>
          <table:table-cell office:value-type="float" office:value="91.010183" calcext:value-type="float">
            <text:p>91.010183</text:p>
          </table:table-cell>
          <table:table-cell office:value-type="float" office:value="-17.838128" calcext:value-type="float">
            <text:p>-17.838128</text:p>
          </table:table-cell>
          <table:table-cell office:value-type="float" office:value="86.37368" calcext:value-type="float">
            <text:p>86.37368</text:p>
          </table:table-cell>
          <table:table-cell office:value-type="float" office:value="-11.168583" calcext:value-type="float">
            <text:p>-11.168583</text:p>
          </table:table-cell>
          <table:table-cell office:value-type="float" office:value="86.698236" calcext:value-type="float">
            <text:p>86.698236</text:p>
          </table:table-cell>
          <table:table-cell office:value-type="float" office:value="-11.635452" calcext:value-type="float">
            <text:p>-11.635452</text:p>
          </table:table-cell>
          <table:table-cell office:value-type="float" office:value="86.523245" calcext:value-type="float">
            <text:p>86.523245</text:p>
          </table:table-cell>
          <table:table-cell office:value-type="float" office:value="-11.38373" calcext:value-type="float">
            <text:p>-11.383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.472496" calcext:value-type="float">
            <text:p>87.472496</text:p>
          </table:table-cell>
          <table:table-cell office:value-type="float" office:value="-19.300771" calcext:value-type="float">
            <text:p>-19.300771</text:p>
          </table:table-cell>
          <table:table-cell office:value-type="float" office:value="86.392025" calcext:value-type="float">
            <text:p>86.392025</text:p>
          </table:table-cell>
          <table:table-cell office:value-type="float" office:value="-11.166177" calcext:value-type="float">
            <text:p>-11.166177</text:p>
          </table:table-cell>
          <table:table-cell office:value-type="float" office:value="86.769495" calcext:value-type="float">
            <text:p>86.769495</text:p>
          </table:table-cell>
          <table:table-cell office:value-type="float" office:value="-12.169786" calcext:value-type="float">
            <text:p>-12.169786</text:p>
          </table:table-cell>
          <table:table-cell office:value-type="float" office:value="86.67384" calcext:value-type="float">
            <text:p>86.67384</text:p>
          </table:table-cell>
          <table:table-cell office:value-type="float" office:value="-12.506411" calcext:value-type="float">
            <text:p>-12.506411</text:p>
          </table:table-cell>
          <table:table-cell office:value-type="float" office:value="3" calcext:value-type="float">
            <text:p>3</text:p>
          </table:table-cell>
          <table:table-cell office:value-type="float" office:value="87.472497" calcext:value-type="float">
            <text:p>87.472497</text:p>
          </table:table-cell>
          <table:table-cell office:value-type="float" office:value="-19.300772" calcext:value-type="float">
            <text:p>-19.300772</text:p>
          </table:table-cell>
          <table:table-cell office:value-type="float" office:value="86.392026" calcext:value-type="float">
            <text:p>86.392026</text:p>
          </table:table-cell>
          <table:table-cell office:value-type="float" office:value="-11.166177" calcext:value-type="float">
            <text:p>-11.166177</text:p>
          </table:table-cell>
          <table:table-cell office:value-type="float" office:value="86.769495" calcext:value-type="float">
            <text:p>86.769495</text:p>
          </table:table-cell>
          <table:table-cell office:value-type="float" office:value="-12.169786" calcext:value-type="float">
            <text:p>-12.169786</text:p>
          </table:table-cell>
          <table:table-cell office:value-type="float" office:value="86.673841" calcext:value-type="float">
            <text:p>86.673841</text:p>
          </table:table-cell>
          <table:table-cell office:value-type="float" office:value="-12.506412" calcext:value-type="float">
            <text:p>-12.5064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9.650424" calcext:value-type="float">
            <text:p>89.650424</text:p>
          </table:table-cell>
          <table:table-cell office:value-type="float" office:value="-22.759001" calcext:value-type="float">
            <text:p>-22.759001</text:p>
          </table:table-cell>
          <table:table-cell office:value-type="float" office:value="86.412735" calcext:value-type="float">
            <text:p>86.412735</text:p>
          </table:table-cell>
          <table:table-cell office:value-type="float" office:value="-11.158772" calcext:value-type="float">
            <text:p>-11.158772</text:p>
          </table:table-cell>
          <table:table-cell office:value-type="float" office:value="86.99042" calcext:value-type="float">
            <text:p>86.99042</text:p>
          </table:table-cell>
          <table:table-cell office:value-type="float" office:value="-12.904145" calcext:value-type="float">
            <text:p>-12.904145</text:p>
          </table:table-cell>
          <table:table-cell office:value-type="float" office:value="87.784878" calcext:value-type="float">
            <text:p>87.784878</text:p>
          </table:table-cell>
          <table:table-cell office:value-type="float" office:value="-16.544494" calcext:value-type="float">
            <text:p>-16.544494</text:p>
          </table:table-cell>
          <table:table-cell office:value-type="float" office:value="4" calcext:value-type="float">
            <text:p>4</text:p>
          </table:table-cell>
          <table:table-cell office:value-type="float" office:value="89.650425" calcext:value-type="float">
            <text:p>89.650425</text:p>
          </table:table-cell>
          <table:table-cell office:value-type="float" office:value="-22.759001" calcext:value-type="float">
            <text:p>-22.759001</text:p>
          </table:table-cell>
          <table:table-cell office:value-type="float" office:value="86.412736" calcext:value-type="float">
            <text:p>86.412736</text:p>
          </table:table-cell>
          <table:table-cell office:value-type="float" office:value="-11.158773" calcext:value-type="float">
            <text:p>-11.158773</text:p>
          </table:table-cell>
          <table:table-cell office:value-type="float" office:value="86.99042" calcext:value-type="float">
            <text:p>86.99042</text:p>
          </table:table-cell>
          <table:table-cell office:value-type="float" office:value="-12.904145" calcext:value-type="float">
            <text:p>-12.904145</text:p>
          </table:table-cell>
          <table:table-cell office:value-type="float" office:value="87.784879" calcext:value-type="float">
            <text:p>87.784879</text:p>
          </table:table-cell>
          <table:table-cell office:value-type="float" office:value="-16.544495" calcext:value-type="float">
            <text:p>-16.5444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.380136" calcext:value-type="float">
            <text:p>94.380136</text:p>
          </table:table-cell>
          <table:table-cell office:value-type="float" office:value="-23.33018" calcext:value-type="float">
            <text:p>-23.33018</text:p>
          </table:table-cell>
          <table:table-cell office:value-type="float" office:value="86.435931" calcext:value-type="float">
            <text:p>86.435931</text:p>
          </table:table-cell>
          <table:table-cell office:value-type="float" office:value="-11.172631" calcext:value-type="float">
            <text:p>-11.172631</text:p>
          </table:table-cell>
          <table:table-cell office:value-type="float" office:value="87.529272" calcext:value-type="float">
            <text:p>87.529272</text:p>
          </table:table-cell>
          <table:table-cell office:value-type="float" office:value="-13.646856" calcext:value-type="float">
            <text:p>-13.646856</text:p>
          </table:table-cell>
          <table:table-cell office:value-type="float" office:value="91.456452" calcext:value-type="float">
            <text:p>91.456452</text:p>
          </table:table-cell>
          <table:table-cell office:value-type="float" office:value="-21.199734" calcext:value-type="float">
            <text:p>-21.199734</text:p>
          </table:table-cell>
          <table:table-cell office:value-type="float" office:value="5" calcext:value-type="float">
            <text:p>5</text:p>
          </table:table-cell>
          <table:table-cell office:value-type="float" office:value="94.380137" calcext:value-type="float">
            <text:p>94.380137</text:p>
          </table:table-cell>
          <table:table-cell office:value-type="float" office:value="-23.330181" calcext:value-type="float">
            <text:p>-23.330181</text:p>
          </table:table-cell>
          <table:table-cell office:value-type="float" office:value="86.435931" calcext:value-type="float">
            <text:p>86.435931</text:p>
          </table:table-cell>
          <table:table-cell office:value-type="float" office:value="-11.172631" calcext:value-type="float">
            <text:p>-11.172631</text:p>
          </table:table-cell>
          <table:table-cell office:value-type="float" office:value="87.529273" calcext:value-type="float">
            <text:p>87.529273</text:p>
          </table:table-cell>
          <table:table-cell office:value-type="float" office:value="-13.646856" calcext:value-type="float">
            <text:p>-13.646856</text:p>
          </table:table-cell>
          <table:table-cell office:value-type="float" office:value="91.456453" calcext:value-type="float">
            <text:p>91.456453</text:p>
          </table:table-cell>
          <table:table-cell office:value-type="float" office:value="-21.199734" calcext:value-type="float">
            <text:p>-21.1997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.917574" calcext:value-type="float">
            <text:p>91.917574</text:p>
          </table:table-cell>
          <table:table-cell office:value-type="float" office:value="-19.23818" calcext:value-type="float">
            <text:p>-19.23818</text:p>
          </table:table-cell>
          <table:table-cell office:value-type="float" office:value="86.460894" calcext:value-type="float">
            <text:p>86.460894</text:p>
          </table:table-cell>
          <table:table-cell office:value-type="float" office:value="-11.187439" calcext:value-type="float">
            <text:p>-11.187439</text:p>
          </table:table-cell>
          <table:table-cell office:value-type="float" office:value="87.859669" calcext:value-type="float">
            <text:p>87.859669</text:p>
          </table:table-cell>
          <table:table-cell office:value-type="float" office:value="-14.05202" calcext:value-type="float">
            <text:p>-14.05202</text:p>
          </table:table-cell>
          <table:table-cell office:value-type="float" office:value="92.560412" calcext:value-type="float">
            <text:p>92.560412</text:p>
          </table:table-cell>
          <table:table-cell office:value-type="float" office:value="-21.469625" calcext:value-type="float">
            <text:p>-21.469625</text:p>
          </table:table-cell>
          <table:table-cell office:value-type="float" office:value="6" calcext:value-type="float">
            <text:p>6</text:p>
          </table:table-cell>
          <table:table-cell office:value-type="float" office:value="91.917575" calcext:value-type="float">
            <text:p>91.917575</text:p>
          </table:table-cell>
          <table:table-cell office:value-type="float" office:value="-19.23818" calcext:value-type="float">
            <text:p>-19.23818</text:p>
          </table:table-cell>
          <table:table-cell office:value-type="float" office:value="86.460895" calcext:value-type="float">
            <text:p>86.460895</text:p>
          </table:table-cell>
          <table:table-cell office:value-type="float" office:value="-11.18744" calcext:value-type="float">
            <text:p>-11.18744</text:p>
          </table:table-cell>
          <table:table-cell office:value-type="float" office:value="87.85967" calcext:value-type="float">
            <text:p>87.85967</text:p>
          </table:table-cell>
          <table:table-cell office:value-type="float" office:value="-14.05202" calcext:value-type="float">
            <text:p>-14.05202</text:p>
          </table:table-cell>
          <table:table-cell office:value-type="float" office:value="92.560413" calcext:value-type="float">
            <text:p>92.560413</text:p>
          </table:table-cell>
          <table:table-cell office:value-type="float" office:value="-21.469626" calcext:value-type="float">
            <text:p>-21.4696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1.116317" calcext:value-type="float">
            <text:p>91.116317</text:p>
          </table:table-cell>
          <table:table-cell office:value-type="float" office:value="-11.96927" calcext:value-type="float">
            <text:p>-11.96927</text:p>
          </table:table-cell>
          <table:table-cell office:value-type="float" office:value="86.478469" calcext:value-type="float">
            <text:p>86.478469</text:p>
          </table:table-cell>
          <table:table-cell office:value-type="float" office:value="-11.189287" calcext:value-type="float">
            <text:p>-11.189287</text:p>
          </table:table-cell>
          <table:table-cell office:value-type="float" office:value="88.103979" calcext:value-type="float">
            <text:p>88.103979</text:p>
          </table:table-cell>
          <table:table-cell office:value-type="float" office:value="-13.907946" calcext:value-type="float">
            <text:p>-13.907946</text:p>
          </table:table-cell>
          <table:table-cell office:value-type="float" office:value="92.241082" calcext:value-type="float">
            <text:p>92.241082</text:p>
          </table:table-cell>
          <table:table-cell office:value-type="float" office:value="-16.221948" calcext:value-type="float">
            <text:p>-16.221948</text:p>
          </table:table-cell>
          <table:table-cell office:value-type="float" office:value="7" calcext:value-type="float">
            <text:p>7</text:p>
          </table:table-cell>
          <table:table-cell office:value-type="float" office:value="91.116317" calcext:value-type="float">
            <text:p>91.116317</text:p>
          </table:table-cell>
          <table:table-cell office:value-type="float" office:value="-11.96927" calcext:value-type="float">
            <text:p>-11.96927</text:p>
          </table:table-cell>
          <table:table-cell office:value-type="float" office:value="86.47847" calcext:value-type="float">
            <text:p>86.47847</text:p>
          </table:table-cell>
          <table:table-cell office:value-type="float" office:value="-11.189287" calcext:value-type="float">
            <text:p>-11.189287</text:p>
          </table:table-cell>
          <table:table-cell office:value-type="float" office:value="88.10398" calcext:value-type="float">
            <text:p>88.10398</text:p>
          </table:table-cell>
          <table:table-cell office:value-type="float" office:value="-13.907946" calcext:value-type="float">
            <text:p>-13.907946</text:p>
          </table:table-cell>
          <table:table-cell office:value-type="float" office:value="92.241082" calcext:value-type="float">
            <text:p>92.241082</text:p>
          </table:table-cell>
          <table:table-cell office:value-type="float" office:value="-16.221949" calcext:value-type="float">
            <text:p>-16.2219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3.415518" calcext:value-type="float">
            <text:p>93.415518</text:p>
          </table:table-cell>
          <table:table-cell office:value-type="float" office:value="-11.90201" calcext:value-type="float">
            <text:p>-11.90201</text:p>
          </table:table-cell>
          <table:table-cell office:value-type="float" office:value="86.484428" calcext:value-type="float">
            <text:p>86.484428</text:p>
          </table:table-cell>
          <table:table-cell office:value-type="float" office:value="-11.188209" calcext:value-type="float">
            <text:p>-11.188209</text:p>
          </table:table-cell>
          <table:table-cell office:value-type="float" office:value="88.481329" calcext:value-type="float">
            <text:p>88.481329</text:p>
          </table:table-cell>
          <table:table-cell office:value-type="float" office:value="-13.766528" calcext:value-type="float">
            <text:p>-13.766528</text:p>
          </table:table-cell>
          <table:table-cell office:value-type="float" office:value="93.22202" calcext:value-type="float">
            <text:p>93.22202</text:p>
          </table:table-cell>
          <table:table-cell office:value-type="float" office:value="-12.805959" calcext:value-type="float">
            <text:p>-12.805959</text:p>
          </table:table-cell>
          <table:table-cell office:value-type="float" office:value="8" calcext:value-type="float">
            <text:p>8</text:p>
          </table:table-cell>
          <table:table-cell office:value-type="float" office:value="93.415519" calcext:value-type="float">
            <text:p>93.415519</text:p>
          </table:table-cell>
          <table:table-cell office:value-type="float" office:value="-11.90201" calcext:value-type="float">
            <text:p>-11.90201</text:p>
          </table:table-cell>
          <table:table-cell office:value-type="float" office:value="86.484429" calcext:value-type="float">
            <text:p>86.484429</text:p>
          </table:table-cell>
          <table:table-cell office:value-type="float" office:value="-11.18821" calcext:value-type="float">
            <text:p>-11.18821</text:p>
          </table:table-cell>
          <table:table-cell office:value-type="float" office:value="88.481329" calcext:value-type="float">
            <text:p>88.481329</text:p>
          </table:table-cell>
          <table:table-cell office:value-type="float" office:value="-13.766529" calcext:value-type="float">
            <text:p>-13.766529</text:p>
          </table:table-cell>
          <table:table-cell office:value-type="float" office:value="93.22202" calcext:value-type="float">
            <text:p>93.22202</text:p>
          </table:table-cell>
          <table:table-cell office:value-type="float" office:value="-12.80596" calcext:value-type="float">
            <text:p>-12.805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.386421" calcext:value-type="float">
            <text:p>97.386421</text:p>
          </table:table-cell>
          <table:table-cell office:value-type="float" office:value="-6.669321" calcext:value-type="float">
            <text:p>-6.669321</text:p>
          </table:table-cell>
          <table:table-cell office:value-type="float" office:value="86.493297" calcext:value-type="float">
            <text:p>86.493297</text:p>
          </table:table-cell>
          <table:table-cell office:value-type="float" office:value="-11.177603" calcext:value-type="float">
            <text:p>-11.177603</text:p>
          </table:table-cell>
          <table:table-cell office:value-type="float" office:value="89.112933" calcext:value-type="float">
            <text:p>89.112933</text:p>
          </table:table-cell>
          <table:table-cell office:value-type="float" office:value="-13.25986" calcext:value-type="float">
            <text:p>-13.25986</text:p>
          </table:table-cell>
          <table:table-cell office:value-type="float" office:value="96.308957" calcext:value-type="float">
            <text:p>96.308957</text:p>
          </table:table-cell>
          <table:table-cell office:value-type="float" office:value="-7.795139" calcext:value-type="float">
            <text:p>-7.795139</text:p>
          </table:table-cell>
          <table:table-cell office:value-type="float" office:value="9" calcext:value-type="float">
            <text:p>9</text:p>
          </table:table-cell>
          <table:table-cell office:value-type="float" office:value="97.386422" calcext:value-type="float">
            <text:p>97.386422</text:p>
          </table:table-cell>
          <table:table-cell office:value-type="float" office:value="-6.669322" calcext:value-type="float">
            <text:p>-6.669322</text:p>
          </table:table-cell>
          <table:table-cell office:value-type="float" office:value="86.493297" calcext:value-type="float">
            <text:p>86.493297</text:p>
          </table:table-cell>
          <table:table-cell office:value-type="float" office:value="-11.177604" calcext:value-type="float">
            <text:p>-11.177604</text:p>
          </table:table-cell>
          <table:table-cell office:value-type="float" office:value="89.112934" calcext:value-type="float">
            <text:p>89.112934</text:p>
          </table:table-cell>
          <table:table-cell office:value-type="float" office:value="-13.25986" calcext:value-type="float">
            <text:p>-13.25986</text:p>
          </table:table-cell>
          <table:table-cell office:value-type="float" office:value="96.308957" calcext:value-type="float">
            <text:p>96.308957</text:p>
          </table:table-cell>
          <table:table-cell office:value-type="float" office:value="-7.79514" calcext:value-type="float">
            <text:p>-7.795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5.265794" calcext:value-type="float">
            <text:p>105.265794</text:p>
          </table:table-cell>
          <table:table-cell office:value-type="float" office:value="-4.141733" calcext:value-type="float">
            <text:p>-4.141733</text:p>
          </table:table-cell>
          <table:table-cell office:value-type="float" office:value="86.511199" calcext:value-type="float">
            <text:p>86.511199</text:p>
          </table:table-cell>
          <table:table-cell office:value-type="float" office:value="-11.160399" calcext:value-type="float">
            <text:p>-11.160399</text:p>
          </table:table-cell>
          <table:table-cell office:value-type="float" office:value="90.260282" calcext:value-type="float">
            <text:p>90.260282</text:p>
          </table:table-cell>
          <table:table-cell office:value-type="float" office:value="-12.605591" calcext:value-type="float">
            <text:p>-12.605591</text:p>
          </table:table-cell>
          <table:table-cell office:value-type="float" office:value="103.193076" calcext:value-type="float">
            <text:p>103.193076</text:p>
          </table:table-cell>
          <table:table-cell office:value-type="float" office:value="-4.033029" calcext:value-type="float">
            <text:p>-4.033029</text:p>
          </table:table-cell>
          <table:table-cell office:value-type="float" office:value="10" calcext:value-type="float">
            <text:p>10</text:p>
          </table:table-cell>
          <table:table-cell office:value-type="float" office:value="105.265794" calcext:value-type="float">
            <text:p>105.265794</text:p>
          </table:table-cell>
          <table:table-cell office:value-type="float" office:value="-4.141733" calcext:value-type="float">
            <text:p>-4.141733</text:p>
          </table:table-cell>
          <table:table-cell office:value-type="float" office:value="86.511199" calcext:value-type="float">
            <text:p>86.511199</text:p>
          </table:table-cell>
          <table:table-cell office:value-type="float" office:value="-11.1604" calcext:value-type="float">
            <text:p>-11.1604</text:p>
          </table:table-cell>
          <table:table-cell office:value-type="float" office:value="90.260283" calcext:value-type="float">
            <text:p>90.260283</text:p>
          </table:table-cell>
          <table:table-cell office:value-type="float" office:value="-12.605592" calcext:value-type="float">
            <text:p>-12.605592</text:p>
          </table:table-cell>
          <table:table-cell office:value-type="float" office:value="103.193076" calcext:value-type="float">
            <text:p>103.193076</text:p>
          </table:table-cell>
          <table:table-cell office:value-type="float" office:value="-4.03303" calcext:value-type="float">
            <text:p>-4.0330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.239072" calcext:value-type="float">
            <text:p>111.239072</text:p>
          </table:table-cell>
          <table:table-cell office:value-type="float" office:value="-0.820313" calcext:value-type="float">
            <text:p>-0.820313</text:p>
          </table:table-cell>
          <table:table-cell office:value-type="float" office:value="86.529177" calcext:value-type="float">
            <text:p>86.529177</text:p>
          </table:table-cell>
          <table:table-cell office:value-type="float" office:value="-11.147116" calcext:value-type="float">
            <text:p>-11.147116</text:p>
          </table:table-cell>
          <table:table-cell office:value-type="float" office:value="91.745517" calcext:value-type="float">
            <text:p>91.745517</text:p>
          </table:table-cell>
          <table:table-cell office:value-type="float" office:value="-11.768269" calcext:value-type="float">
            <text:p>-11.768269</text:p>
          </table:table-cell>
          <table:table-cell office:value-type="float" office:value="110.359707" calcext:value-type="float">
            <text:p>110.359707</text:p>
          </table:table-cell>
          <table:table-cell office:value-type="float" office:value="-0.63433" calcext:value-type="float">
            <text:p>-0.63433</text:p>
          </table:table-cell>
          <table:table-cell office:value-type="float" office:value="11" calcext:value-type="float">
            <text:p>11</text:p>
          </table:table-cell>
          <table:table-cell office:value-type="float" office:value="111.239072" calcext:value-type="float">
            <text:p>111.239072</text:p>
          </table:table-cell>
          <table:table-cell office:value-type="float" office:value="-0.820314" calcext:value-type="float">
            <text:p>-0.820314</text:p>
          </table:table-cell>
          <table:table-cell office:value-type="float" office:value="86.529177" calcext:value-type="float">
            <text:p>86.529177</text:p>
          </table:table-cell>
          <table:table-cell office:value-type="float" office:value="-11.147117" calcext:value-type="float">
            <text:p>-11.147117</text:p>
          </table:table-cell>
          <table:table-cell office:value-type="float" office:value="91.745518" calcext:value-type="float">
            <text:p>91.745518</text:p>
          </table:table-cell>
          <table:table-cell office:value-type="float" office:value="-11.768269" calcext:value-type="float">
            <text:p>-11.768269</text:p>
          </table:table-cell>
          <table:table-cell office:value-type="float" office:value="110.359707" calcext:value-type="float">
            <text:p>110.359707</text:p>
          </table:table-cell>
          <table:table-cell office:value-type="float" office:value="-0.63433" calcext:value-type="float">
            <text:p>-0.634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0.439812" calcext:value-type="float">
            <text:p>110.439812</text:p>
          </table:table-cell>
          <table:table-cell office:value-type="float" office:value="-5.362032" calcext:value-type="float">
            <text:p>-5.362032</text:p>
          </table:table-cell>
          <table:table-cell office:value-type="float" office:value="86.547116" calcext:value-type="float">
            <text:p>86.547116</text:p>
          </table:table-cell>
          <table:table-cell office:value-type="float" office:value="-11.140418" calcext:value-type="float">
            <text:p>-11.140418</text:p>
          </table:table-cell>
          <table:table-cell office:value-type="float" office:value="93.070801" calcext:value-type="float">
            <text:p>93.070801</text:p>
          </table:table-cell>
          <table:table-cell office:value-type="float" office:value="-11.313603" calcext:value-type="float">
            <text:p>-11.313603</text:p>
          </table:table-cell>
          <table:table-cell office:value-type="float" office:value="112.170377" calcext:value-type="float">
            <text:p>112.170377</text:p>
          </table:table-cell>
          <table:table-cell office:value-type="float" office:value="-3.075961" calcext:value-type="float">
            <text:p>-3.075961</text:p>
          </table:table-cell>
          <table:table-cell office:value-type="float" office:value="12" calcext:value-type="float">
            <text:p>12</text:p>
          </table:table-cell>
          <table:table-cell office:value-type="float" office:value="110.439813" calcext:value-type="float">
            <text:p>110.439813</text:p>
          </table:table-cell>
          <table:table-cell office:value-type="float" office:value="-5.362033" calcext:value-type="float">
            <text:p>-5.362033</text:p>
          </table:table-cell>
          <table:table-cell office:value-type="float" office:value="86.547116" calcext:value-type="float">
            <text:p>86.547116</text:p>
          </table:table-cell>
          <table:table-cell office:value-type="float" office:value="-11.140418" calcext:value-type="float">
            <text:p>-11.140418</text:p>
          </table:table-cell>
          <table:table-cell office:value-type="float" office:value="93.070801" calcext:value-type="float">
            <text:p>93.070801</text:p>
          </table:table-cell>
          <table:table-cell office:value-type="float" office:value="-11.313603" calcext:value-type="float">
            <text:p>-11.313603</text:p>
          </table:table-cell>
          <table:table-cell office:value-type="float" office:value="112.170377" calcext:value-type="float">
            <text:p>112.170377</text:p>
          </table:table-cell>
          <table:table-cell office:value-type="float" office:value="-3.075961" calcext:value-type="float">
            <text:p>-3.0759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.413507" calcext:value-type="float">
            <text:p>104.413507</text:p>
          </table:table-cell>
          <table:table-cell office:value-type="float" office:value="-10.6349" calcext:value-type="float">
            <text:p>-10.6349</text:p>
          </table:table-cell>
          <table:table-cell office:value-type="float" office:value="86.565299" calcext:value-type="float">
            <text:p>86.565299</text:p>
          </table:table-cell>
          <table:table-cell office:value-type="float" office:value="-11.125762" calcext:value-type="float">
            <text:p>-11.125762</text:p>
          </table:table-cell>
          <table:table-cell office:value-type="float" office:value="93.881701" calcext:value-type="float">
            <text:p>93.881701</text:p>
          </table:table-cell>
          <table:table-cell office:value-type="float" office:value="-11.252464" calcext:value-type="float">
            <text:p>-11.252464</text:p>
          </table:table-cell>
          <table:table-cell office:value-type="float" office:value="107.369844" calcext:value-type="float">
            <text:p>107.369844</text:p>
          </table:table-cell>
          <table:table-cell office:value-type="float" office:value="-8.716748" calcext:value-type="float">
            <text:p>-8.716748</text:p>
          </table:table-cell>
          <table:table-cell office:value-type="float" office:value="13" calcext:value-type="float">
            <text:p>13</text:p>
          </table:table-cell>
          <table:table-cell office:value-type="float" office:value="104.413508" calcext:value-type="float">
            <text:p>104.413508</text:p>
          </table:table-cell>
          <table:table-cell office:value-type="float" office:value="-10.634901" calcext:value-type="float">
            <text:p>-10.634901</text:p>
          </table:table-cell>
          <table:table-cell office:value-type="float" office:value="86.5653" calcext:value-type="float">
            <text:p>86.5653</text:p>
          </table:table-cell>
          <table:table-cell office:value-type="float" office:value="-11.125763" calcext:value-type="float">
            <text:p>-11.125763</text:p>
          </table:table-cell>
          <table:table-cell office:value-type="float" office:value="93.881701" calcext:value-type="float">
            <text:p>93.881701</text:p>
          </table:table-cell>
          <table:table-cell office:value-type="float" office:value="-11.252464" calcext:value-type="float">
            <text:p>-11.252464</text:p>
          </table:table-cell>
          <table:table-cell office:value-type="float" office:value="107.369845" calcext:value-type="float">
            <text:p>107.369845</text:p>
          </table:table-cell>
          <table:table-cell office:value-type="float" office:value="-8.716749" calcext:value-type="float">
            <text:p>-8.7167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0.289206" calcext:value-type="float">
            <text:p>90.289206</text:p>
          </table:table-cell>
          <table:table-cell office:value-type="float" office:value="-13.811499" calcext:value-type="float">
            <text:p>-13.811499</text:p>
          </table:table-cell>
          <table:table-cell office:value-type="float" office:value="86.58388" calcext:value-type="float">
            <text:p>86.58388</text:p>
          </table:table-cell>
          <table:table-cell office:value-type="float" office:value="-11.108148" calcext:value-type="float">
            <text:p>-11.108148</text:p>
          </table:table-cell>
          <table:table-cell office:value-type="float" office:value="93.647507" calcext:value-type="float">
            <text:p>93.647507</text:p>
          </table:table-cell>
          <table:table-cell office:value-type="float" office:value="-11.415215" calcext:value-type="float">
            <text:p>-11.415215</text:p>
          </table:table-cell>
          <table:table-cell office:value-type="float" office:value="94.121207" calcext:value-type="float">
            <text:p>94.121207</text:p>
          </table:table-cell>
          <table:table-cell office:value-type="float" office:value="-13.49155" calcext:value-type="float">
            <text:p>-13.49155</text:p>
          </table:table-cell>
          <table:table-cell office:value-type="float" office:value="14" calcext:value-type="float">
            <text:p>14</text:p>
          </table:table-cell>
          <table:table-cell office:value-type="float" office:value="90.289207" calcext:value-type="float">
            <text:p>90.289207</text:p>
          </table:table-cell>
          <table:table-cell office:value-type="float" office:value="-13.811499" calcext:value-type="float">
            <text:p>-13.811499</text:p>
          </table:table-cell>
          <table:table-cell office:value-type="float" office:value="86.583881" calcext:value-type="float">
            <text:p>86.583881</text:p>
          </table:table-cell>
          <table:table-cell office:value-type="float" office:value="-11.108149" calcext:value-type="float">
            <text:p>-11.108149</text:p>
          </table:table-cell>
          <table:table-cell office:value-type="float" office:value="93.647507" calcext:value-type="float">
            <text:p>93.647507</text:p>
          </table:table-cell>
          <table:table-cell office:value-type="float" office:value="-11.415216" calcext:value-type="float">
            <text:p>-11.415216</text:p>
          </table:table-cell>
          <table:table-cell office:value-type="float" office:value="94.121208" calcext:value-type="float">
            <text:p>94.121208</text:p>
          </table:table-cell>
          <table:table-cell office:value-type="float" office:value="-13.491551" calcext:value-type="float">
            <text:p>-13.4915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.076176" calcext:value-type="float">
            <text:p>79.076176</text:p>
          </table:table-cell>
          <table:table-cell office:value-type="float" office:value="-13.618869" calcext:value-type="float">
            <text:p>-13.618869</text:p>
          </table:table-cell>
          <table:table-cell office:value-type="float" office:value="86.601788" calcext:value-type="float">
            <text:p>86.601788</text:p>
          </table:table-cell>
          <table:table-cell office:value-type="float" office:value="-11.124058" calcext:value-type="float">
            <text:p>-11.124058</text:p>
          </table:table-cell>
          <table:table-cell office:value-type="float" office:value="92.644168" calcext:value-type="float">
            <text:p>92.644168</text:p>
          </table:table-cell>
          <table:table-cell office:value-type="float" office:value="-11.584268" calcext:value-type="float">
            <text:p>-11.584268</text:p>
          </table:table-cell>
          <table:table-cell office:value-type="float" office:value="80.406941" calcext:value-type="float">
            <text:p>80.406941</text:p>
          </table:table-cell>
          <table:table-cell office:value-type="float" office:value="-14.694532" calcext:value-type="float">
            <text:p>-14.694532</text:p>
          </table:table-cell>
          <table:table-cell office:value-type="float" office:value="15" calcext:value-type="float">
            <text:p>15</text:p>
          </table:table-cell>
          <table:table-cell office:value-type="float" office:value="79.076177" calcext:value-type="float">
            <text:p>79.076177</text:p>
          </table:table-cell>
          <table:table-cell office:value-type="float" office:value="-13.61887" calcext:value-type="float">
            <text:p>-13.61887</text:p>
          </table:table-cell>
          <table:table-cell office:value-type="float" office:value="86.601789" calcext:value-type="float">
            <text:p>86.601789</text:p>
          </table:table-cell>
          <table:table-cell office:value-type="float" office:value="-11.124059" calcext:value-type="float">
            <text:p>-11.124059</text:p>
          </table:table-cell>
          <table:table-cell office:value-type="float" office:value="92.644168" calcext:value-type="float">
            <text:p>92.644168</text:p>
          </table:table-cell>
          <table:table-cell office:value-type="float" office:value="-11.584268" calcext:value-type="float">
            <text:p>-11.584268</text:p>
          </table:table-cell>
          <table:table-cell office:value-type="float" office:value="80.406941" calcext:value-type="float">
            <text:p>80.406941</text:p>
          </table:table-cell>
          <table:table-cell office:value-type="float" office:value="-14.694533" calcext:value-type="float">
            <text:p>-14.6945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2.081067" calcext:value-type="float">
            <text:p>82.081067</text:p>
          </table:table-cell>
          <table:table-cell office:value-type="float" office:value="0.387004" calcext:value-type="float">
            <text:p>0.387004</text:p>
          </table:table-cell>
          <table:table-cell office:value-type="float" office:value="86.618081" calcext:value-type="float">
            <text:p>86.618081</text:p>
          </table:table-cell>
          <table:table-cell office:value-type="float" office:value="-11.14089" calcext:value-type="float">
            <text:p>-11.14089</text:p>
          </table:table-cell>
          <table:table-cell office:value-type="float" office:value="91.919903" calcext:value-type="float">
            <text:p>91.919903</text:p>
          </table:table-cell>
          <table:table-cell office:value-type="float" office:value="-10.761931" calcext:value-type="float">
            <text:p>-10.761931</text:p>
          </table:table-cell>
          <table:table-cell office:value-type="float" office:value="78.724351" calcext:value-type="float">
            <text:p>78.724351</text:p>
          </table:table-cell>
          <table:table-cell office:value-type="float" office:value="-3.72623" calcext:value-type="float">
            <text:p>-3.72623</text:p>
          </table:table-cell>
          <table:table-cell office:value-type="float" office:value="16" calcext:value-type="float">
            <text:p>16</text:p>
          </table:table-cell>
          <table:table-cell office:value-type="float" office:value="82.081067" calcext:value-type="float">
            <text:p>82.081067</text:p>
          </table:table-cell>
          <table:table-cell office:value-type="float" office:value="0.387004" calcext:value-type="float">
            <text:p>0.387004</text:p>
          </table:table-cell>
          <table:table-cell office:value-type="float" office:value="86.618081" calcext:value-type="float">
            <text:p>86.618081</text:p>
          </table:table-cell>
          <table:table-cell office:value-type="float" office:value="-11.14089" calcext:value-type="float">
            <text:p>-11.14089</text:p>
          </table:table-cell>
          <table:table-cell office:value-type="float" office:value="91.919903" calcext:value-type="float">
            <text:p>91.919903</text:p>
          </table:table-cell>
          <table:table-cell office:value-type="float" office:value="-10.761932" calcext:value-type="float">
            <text:p>-10.761932</text:p>
          </table:table-cell>
          <table:table-cell office:value-type="float" office:value="78.724352" calcext:value-type="float">
            <text:p>78.724352</text:p>
          </table:table-cell>
          <table:table-cell office:value-type="float" office:value="-3.726231" calcext:value-type="float">
            <text:p>-3.726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4.279537" calcext:value-type="float">
            <text:p>94.279537</text:p>
          </table:table-cell>
          <table:table-cell office:value-type="float" office:value="3.130496" calcext:value-type="float">
            <text:p>3.130496</text:p>
          </table:table-cell>
          <table:table-cell office:value-type="float" office:value="86.632618" calcext:value-type="float">
            <text:p>86.632618</text:p>
          </table:table-cell>
          <table:table-cell office:value-type="float" office:value="-11.159048" calcext:value-type="float">
            <text:p>-11.159048</text:p>
          </table:table-cell>
          <table:table-cell office:value-type="float" office:value="92.098597" calcext:value-type="float">
            <text:p>92.098597</text:p>
          </table:table-cell>
          <table:table-cell office:value-type="float" office:value="-9.806348" calcext:value-type="float">
            <text:p>-9.806348</text:p>
          </table:table-cell>
          <table:table-cell office:value-type="float" office:value="89.569463" calcext:value-type="float">
            <text:p>89.569463</text:p>
          </table:table-cell>
          <table:table-cell office:value-type="float" office:value="3.171645" calcext:value-type="float">
            <text:p>3.171645</text:p>
          </table:table-cell>
          <table:table-cell office:value-type="float" office:value="17" calcext:value-type="float">
            <text:p>17</text:p>
          </table:table-cell>
          <table:table-cell office:value-type="float" office:value="94.279538" calcext:value-type="float">
            <text:p>94.279538</text:p>
          </table:table-cell>
          <table:table-cell office:value-type="float" office:value="3.130497" calcext:value-type="float">
            <text:p>3.130497</text:p>
          </table:table-cell>
          <table:table-cell office:value-type="float" office:value="86.632618" calcext:value-type="float">
            <text:p>86.632618</text:p>
          </table:table-cell>
          <table:table-cell office:value-type="float" office:value="-11.159048" calcext:value-type="float">
            <text:p>-11.159048</text:p>
          </table:table-cell>
          <table:table-cell office:value-type="float" office:value="92.098597" calcext:value-type="float">
            <text:p>92.098597</text:p>
          </table:table-cell>
          <table:table-cell office:value-type="float" office:value="-9.806349" calcext:value-type="float">
            <text:p>-9.806349</text:p>
          </table:table-cell>
          <table:table-cell office:value-type="float" office:value="89.569463" calcext:value-type="float">
            <text:p>89.569463</text:p>
          </table:table-cell>
          <table:table-cell office:value-type="float" office:value="3.171645" calcext:value-type="float">
            <text:p>3.1716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6.409933" calcext:value-type="float">
            <text:p>86.409933</text:p>
          </table:table-cell>
          <table:table-cell office:value-type="float" office:value="15.434213" calcext:value-type="float">
            <text:p>15.434213</text:p>
          </table:table-cell>
          <table:table-cell office:value-type="float" office:value="86.645052" calcext:value-type="float">
            <text:p>86.645052</text:p>
          </table:table-cell>
          <table:table-cell office:value-type="float" office:value="-11.17721" calcext:value-type="float">
            <text:p>-11.17721</text:p>
          </table:table-cell>
          <table:table-cell office:value-type="float" office:value="91.711954" calcext:value-type="float">
            <text:p>91.711954</text:p>
          </table:table-cell>
          <table:table-cell office:value-type="float" office:value="-8.0564" calcext:value-type="float">
            <text:p>-8.0564</text:p>
          </table:table-cell>
          <table:table-cell office:value-type="float" office:value="88.529712" calcext:value-type="float">
            <text:p>88.529712</text:p>
          </table:table-cell>
          <table:table-cell office:value-type="float" office:value="14.243335" calcext:value-type="float">
            <text:p>14.243335</text:p>
          </table:table-cell>
          <table:table-cell office:value-type="float" office:value="18" calcext:value-type="float">
            <text:p>18</text:p>
          </table:table-cell>
          <table:table-cell office:value-type="float" office:value="86.409934" calcext:value-type="float">
            <text:p>86.409934</text:p>
          </table:table-cell>
          <table:table-cell office:value-type="float" office:value="15.434214" calcext:value-type="float">
            <text:p>15.434214</text:p>
          </table:table-cell>
          <table:table-cell office:value-type="float" office:value="86.645052" calcext:value-type="float">
            <text:p>86.645052</text:p>
          </table:table-cell>
          <table:table-cell office:value-type="float" office:value="-11.17721" calcext:value-type="float">
            <text:p>-11.17721</text:p>
          </table:table-cell>
          <table:table-cell office:value-type="float" office:value="91.711954" calcext:value-type="float">
            <text:p>91.711954</text:p>
          </table:table-cell>
          <table:table-cell office:value-type="float" office:value="-8.0564" calcext:value-type="float">
            <text:p>-8.0564</text:p>
          </table:table-cell>
          <table:table-cell office:value-type="float" office:value="88.529712" calcext:value-type="float">
            <text:p>88.529712</text:p>
          </table:table-cell>
          <table:table-cell office:value-type="float" office:value="14.243335" calcext:value-type="float">
            <text:p>14.2433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8.755377" calcext:value-type="float">
            <text:p>78.755377</text:p>
          </table:table-cell>
          <table:table-cell office:value-type="float" office:value="12.519731" calcext:value-type="float">
            <text:p>12.519731</text:p>
          </table:table-cell>
          <table:table-cell office:value-type="float" office:value="86.65386" calcext:value-type="float">
            <text:p>86.65386</text:p>
          </table:table-cell>
          <table:table-cell office:value-type="float" office:value="-11.19299" calcext:value-type="float">
            <text:p>-11.19299</text:p>
          </table:table-cell>
          <table:table-cell office:value-type="float" office:value="90.813185" calcext:value-type="float">
            <text:p>90.813185</text:p>
          </table:table-cell>
          <table:table-cell office:value-type="float" office:value="-6.630746" calcext:value-type="float">
            <text:p>-6.630746</text:p>
          </table:table-cell>
          <table:table-cell office:value-type="float" office:value="81.098206" calcext:value-type="float">
            <text:p>81.098206</text:p>
          </table:table-cell>
          <table:table-cell office:value-type="float" office:value="15.052423" calcext:value-type="float">
            <text:p>15.052423</text:p>
          </table:table-cell>
          <table:table-cell office:value-type="float" office:value="19" calcext:value-type="float">
            <text:p>19</text:p>
          </table:table-cell>
          <table:table-cell office:value-type="float" office:value="78.755378" calcext:value-type="float">
            <text:p>78.755378</text:p>
          </table:table-cell>
          <table:table-cell office:value-type="float" office:value="12.519731" calcext:value-type="float">
            <text:p>12.519731</text:p>
          </table:table-cell>
          <table:table-cell office:value-type="float" office:value="86.653861" calcext:value-type="float">
            <text:p>86.653861</text:p>
          </table:table-cell>
          <table:table-cell office:value-type="float" office:value="-11.19299" calcext:value-type="float">
            <text:p>-11.19299</text:p>
          </table:table-cell>
          <table:table-cell office:value-type="float" office:value="90.813186" calcext:value-type="float">
            <text:p>90.813186</text:p>
          </table:table-cell>
          <table:table-cell office:value-type="float" office:value="-6.630747" calcext:value-type="float">
            <text:p>-6.630747</text:p>
          </table:table-cell>
          <table:table-cell office:value-type="float" office:value="81.098206" calcext:value-type="float">
            <text:p>81.098206</text:p>
          </table:table-cell>
          <table:table-cell office:value-type="float" office:value="15.052424" calcext:value-type="float">
            <text:p>15.0524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.550367" calcext:value-type="float">
            <text:p>100.550367</text:p>
          </table:table-cell>
          <table:table-cell office:value-type="float" office:value="-8.982894" calcext:value-type="float">
            <text:p>-8.982894</text:p>
          </table:table-cell>
          <table:table-cell office:value-type="float" office:value="86.658558" calcext:value-type="float">
            <text:p>86.658558</text:p>
          </table:table-cell>
          <table:table-cell office:value-type="float" office:value="-11.180066" calcext:value-type="float">
            <text:p>-11.180066</text:p>
          </table:table-cell>
          <table:table-cell office:value-type="float" office:value="91.499157" calcext:value-type="float">
            <text:p>91.499157</text:p>
          </table:table-cell>
          <table:table-cell office:value-type="float" office:value="-6.783377" calcext:value-type="float">
            <text:p>-6.783377</text:p>
          </table:table-cell>
          <table:table-cell office:value-type="float" office:value="95.340337" calcext:value-type="float">
            <text:p>95.340337</text:p>
          </table:table-cell>
          <table:table-cell office:value-type="float" office:value="-3.199989" calcext:value-type="float">
            <text:p>-3.199989</text:p>
          </table:table-cell>
          <table:table-cell office:value-type="float" office:value="20" calcext:value-type="float">
            <text:p>20</text:p>
          </table:table-cell>
          <table:table-cell office:value-type="float" office:value="100.550367" calcext:value-type="float">
            <text:p>100.550367</text:p>
          </table:table-cell>
          <table:table-cell office:value-type="float" office:value="-8.982894" calcext:value-type="float">
            <text:p>-8.982894</text:p>
          </table:table-cell>
          <table:table-cell office:value-type="float" office:value="86.658558" calcext:value-type="float">
            <text:p>86.658558</text:p>
          </table:table-cell>
          <table:table-cell office:value-type="float" office:value="-11.180066" calcext:value-type="float">
            <text:p>-11.180066</text:p>
          </table:table-cell>
          <table:table-cell office:value-type="float" office:value="91.499157" calcext:value-type="float">
            <text:p>91.499157</text:p>
          </table:table-cell>
          <table:table-cell office:value-type="float" office:value="-6.783378" calcext:value-type="float">
            <text:p>-6.783378</text:p>
          </table:table-cell>
          <table:table-cell office:value-type="float" office:value="95.340337" calcext:value-type="float">
            <text:p>95.340337</text:p>
          </table:table-cell>
          <table:table-cell office:value-type="float" office:value="-3.19999" calcext:value-type="float">
            <text:p>-3.199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5.52795" calcext:value-type="float">
            <text:p>125.52795</text:p>
          </table:table-cell>
          <table:table-cell office:value-type="float" office:value="-10.257861" calcext:value-type="float">
            <text:p>-10.257861</text:p>
          </table:table-cell>
          <table:table-cell office:value-type="float" office:value="86.658447" calcext:value-type="float">
            <text:p>86.658447</text:p>
          </table:table-cell>
          <table:table-cell office:value-type="float" office:value="-11.172805" calcext:value-type="float">
            <text:p>-11.172805</text:p>
          </table:table-cell>
          <table:table-cell office:value-type="float" office:value="93.881069" calcext:value-type="float">
            <text:p>93.881069</text:p>
          </table:table-cell>
          <table:table-cell office:value-type="float" office:value="-7.019839" calcext:value-type="float">
            <text:p>-7.019839</text:p>
          </table:table-cell>
          <table:table-cell office:value-type="float" office:value="121.19477" calcext:value-type="float">
            <text:p>121.19477</text:p>
          </table:table-cell>
          <table:table-cell office:value-type="float" office:value="-11.408276" calcext:value-type="float">
            <text:p>-11.408276</text:p>
          </table:table-cell>
          <table:table-cell office:value-type="float" office:value="21" calcext:value-type="float">
            <text:p>21</text:p>
          </table:table-cell>
          <table:table-cell office:value-type="float" office:value="125.52795" calcext:value-type="float">
            <text:p>125.52795</text:p>
          </table:table-cell>
          <table:table-cell office:value-type="float" office:value="-10.257862" calcext:value-type="float">
            <text:p>-10.257862</text:p>
          </table:table-cell>
          <table:table-cell office:value-type="float" office:value="86.658448" calcext:value-type="float">
            <text:p>86.658448</text:p>
          </table:table-cell>
          <table:table-cell office:value-type="float" office:value="-11.172806" calcext:value-type="float">
            <text:p>-11.172806</text:p>
          </table:table-cell>
          <table:table-cell office:value-type="float" office:value="93.88107" calcext:value-type="float">
            <text:p>93.88107</text:p>
          </table:table-cell>
          <table:table-cell office:value-type="float" office:value="-7.019839" calcext:value-type="float">
            <text:p>-7.019839</text:p>
          </table:table-cell>
          <table:table-cell office:value-type="float" office:value="121.19477" calcext:value-type="float">
            <text:p>121.19477</text:p>
          </table:table-cell>
          <table:table-cell office:value-type="float" office:value="-11.408276" calcext:value-type="float">
            <text:p>-11.40827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7.685694" calcext:value-type="float">
            <text:p>107.685694</text:p>
          </table:table-cell>
          <table:table-cell office:value-type="float" office:value="-6.25182" calcext:value-type="float">
            <text:p>-6.25182</text:p>
          </table:table-cell>
          <table:table-cell office:value-type="float" office:value="86.651901" calcext:value-type="float">
            <text:p>86.651901</text:p>
          </table:table-cell>
          <table:table-cell office:value-type="float" office:value="-11.175805" calcext:value-type="float">
            <text:p>-11.175805</text:p>
          </table:table-cell>
          <table:table-cell office:value-type="float" office:value="94.841305" calcext:value-type="float">
            <text:p>94.841305</text:p>
          </table:table-cell>
          <table:table-cell office:value-type="float" office:value="-6.968867" calcext:value-type="float">
            <text:p>-6.968867</text:p>
          </table:table-cell>
          <table:table-cell office:value-type="float" office:value="114.749917" calcext:value-type="float">
            <text:p>114.749917</text:p>
          </table:table-cell>
          <table:table-cell office:value-type="float" office:value="-9.16695" calcext:value-type="float">
            <text:p>-9.16695</text:p>
          </table:table-cell>
          <table:table-cell office:value-type="float" office:value="22" calcext:value-type="float">
            <text:p>22</text:p>
          </table:table-cell>
          <table:table-cell office:value-type="float" office:value="107.685695" calcext:value-type="float">
            <text:p>107.685695</text:p>
          </table:table-cell>
          <table:table-cell office:value-type="float" office:value="-6.251821" calcext:value-type="float">
            <text:p>-6.251821</text:p>
          </table:table-cell>
          <table:table-cell office:value-type="float" office:value="86.651901" calcext:value-type="float">
            <text:p>86.651901</text:p>
          </table:table-cell>
          <table:table-cell office:value-type="float" office:value="-11.175805" calcext:value-type="float">
            <text:p>-11.175805</text:p>
          </table:table-cell>
          <table:table-cell office:value-type="float" office:value="94.841305" calcext:value-type="float">
            <text:p>94.841305</text:p>
          </table:table-cell>
          <table:table-cell office:value-type="float" office:value="-6.968867" calcext:value-type="float">
            <text:p>-6.968867</text:p>
          </table:table-cell>
          <table:table-cell office:value-type="float" office:value="114.749918" calcext:value-type="float">
            <text:p>114.749918</text:p>
          </table:table-cell>
          <table:table-cell office:value-type="float" office:value="-9.16695" calcext:value-type="float">
            <text:p>-9.166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.857892" calcext:value-type="float">
            <text:p>85.857892</text:p>
          </table:table-cell>
          <table:table-cell office:value-type="float" office:value="-17.037041" calcext:value-type="float">
            <text:p>-17.037041</text:p>
          </table:table-cell>
          <table:table-cell office:value-type="float" office:value="86.637363" calcext:value-type="float">
            <text:p>86.637363</text:p>
          </table:table-cell>
          <table:table-cell office:value-type="float" office:value="-11.188666" calcext:value-type="float">
            <text:p>-11.188666</text:p>
          </table:table-cell>
          <table:table-cell office:value-type="float" office:value="94.198946" calcext:value-type="float">
            <text:p>94.198946</text:p>
          </table:table-cell>
          <table:table-cell office:value-type="float" office:value="-7.685601" calcext:value-type="float">
            <text:p>-7.685601</text:p>
          </table:table-cell>
          <table:table-cell office:value-type="float" office:value="91.617844" calcext:value-type="float">
            <text:p>91.617844</text:p>
          </table:table-cell>
          <table:table-cell office:value-type="float" office:value="-15.614472" calcext:value-type="float">
            <text:p>-15.614472</text:p>
          </table:table-cell>
          <table:table-cell office:value-type="float" office:value="23" calcext:value-type="float">
            <text:p>23</text:p>
          </table:table-cell>
          <table:table-cell office:value-type="float" office:value="85.857892" calcext:value-type="float">
            <text:p>85.857892</text:p>
          </table:table-cell>
          <table:table-cell office:value-type="float" office:value="-17.037042" calcext:value-type="float">
            <text:p>-17.037042</text:p>
          </table:table-cell>
          <table:table-cell office:value-type="float" office:value="86.637364" calcext:value-type="float">
            <text:p>86.637364</text:p>
          </table:table-cell>
          <table:table-cell office:value-type="float" office:value="-11.188667" calcext:value-type="float">
            <text:p>-11.188667</text:p>
          </table:table-cell>
          <table:table-cell office:value-type="float" office:value="94.198947" calcext:value-type="float">
            <text:p>94.198947</text:p>
          </table:table-cell>
          <table:table-cell office:value-type="float" office:value="-7.685601" calcext:value-type="float">
            <text:p>-7.685601</text:p>
          </table:table-cell>
          <table:table-cell office:value-type="float" office:value="91.617845" calcext:value-type="float">
            <text:p>91.617845</text:p>
          </table:table-cell>
          <table:table-cell office:value-type="float" office:value="-15.614472" calcext:value-type="float">
            <text:p>-15.6144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002095" calcext:value-type="float">
            <text:p>91.002095</text:p>
          </table:table-cell>
          <table:table-cell office:value-type="float" office:value="-17.454076" calcext:value-type="float">
            <text:p>-17.454076</text:p>
          </table:table-cell>
          <table:table-cell office:value-type="float" office:value="86.627939" calcext:value-type="float">
            <text:p>86.627939</text:p>
          </table:table-cell>
          <table:table-cell office:value-type="float" office:value="-11.170215" calcext:value-type="float">
            <text:p>-11.170215</text:p>
          </table:table-cell>
          <table:table-cell office:value-type="float" office:value="93.966402" calcext:value-type="float">
            <text:p>93.966402</text:p>
          </table:table-cell>
          <table:table-cell office:value-type="float" office:value="-8.352234" calcext:value-type="float">
            <text:p>-8.352234</text:p>
          </table:table-cell>
          <table:table-cell office:value-type="float" office:value="87.771522" calcext:value-type="float">
            <text:p>87.771522</text:p>
          </table:table-cell>
          <table:table-cell office:value-type="float" office:value="-18.06355" calcext:value-type="float">
            <text:p>-18.06355</text:p>
          </table:table-cell>
          <table:table-cell office:value-type="float" office:value="24" calcext:value-type="float">
            <text:p>24</text:p>
          </table:table-cell>
          <table:table-cell office:value-type="float" office:value="91.002095" calcext:value-type="float">
            <text:p>91.002095</text:p>
          </table:table-cell>
          <table:table-cell office:value-type="float" office:value="-17.454077" calcext:value-type="float">
            <text:p>-17.454077</text:p>
          </table:table-cell>
          <table:table-cell office:value-type="float" office:value="86.627939" calcext:value-type="float">
            <text:p>86.627939</text:p>
          </table:table-cell>
          <table:table-cell office:value-type="float" office:value="-11.170215" calcext:value-type="float">
            <text:p>-11.170215</text:p>
          </table:table-cell>
          <table:table-cell office:value-type="float" office:value="93.966402" calcext:value-type="float">
            <text:p>93.966402</text:p>
          </table:table-cell>
          <table:table-cell office:value-type="float" office:value="-8.352234" calcext:value-type="float">
            <text:p>-8.352234</text:p>
          </table:table-cell>
          <table:table-cell office:value-type="float" office:value="87.771522" calcext:value-type="float">
            <text:p>87.771522</text:p>
          </table:table-cell>
          <table:table-cell office:value-type="float" office:value="-18.06355" calcext:value-type="float">
            <text:p>-18.063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8.532047" calcext:value-type="float">
            <text:p>98.532047</text:p>
          </table:table-cell>
          <table:table-cell office:value-type="float" office:value="-8.526203" calcext:value-type="float">
            <text:p>-8.526203</text:p>
          </table:table-cell>
          <table:table-cell office:value-type="float" office:value="86.613994" calcext:value-type="float">
            <text:p>86.613994</text:p>
          </table:table-cell>
          <table:table-cell office:value-type="float" office:value="-11.180387" calcext:value-type="float">
            <text:p>-11.180387</text:p>
          </table:table-cell>
          <table:table-cell office:value-type="float" office:value="94.273029" calcext:value-type="float">
            <text:p>94.273029</text:p>
          </table:table-cell>
          <table:table-cell office:value-type="float" office:value="-8.373872" calcext:value-type="float">
            <text:p>-8.373872</text:p>
          </table:table-cell>
          <table:table-cell office:value-type="float" office:value="95.200891" calcext:value-type="float">
            <text:p>95.200891</text:p>
          </table:table-cell>
          <table:table-cell office:value-type="float" office:value="-10.888181" calcext:value-type="float">
            <text:p>-10.888181</text:p>
          </table:table-cell>
          <table:table-cell office:value-type="float" office:value="25" calcext:value-type="float">
            <text:p>25</text:p>
          </table:table-cell>
          <table:table-cell office:value-type="float" office:value="98.532048" calcext:value-type="float">
            <text:p>98.532048</text:p>
          </table:table-cell>
          <table:table-cell office:value-type="float" office:value="-8.526203" calcext:value-type="float">
            <text:p>-8.526203</text:p>
          </table:table-cell>
          <table:table-cell office:value-type="float" office:value="86.613995" calcext:value-type="float">
            <text:p>86.613995</text:p>
          </table:table-cell>
          <table:table-cell office:value-type="float" office:value="-11.180388" calcext:value-type="float">
            <text:p>-11.180388</text:p>
          </table:table-cell>
          <table:table-cell office:value-type="float" office:value="94.273029" calcext:value-type="float">
            <text:p>94.273029</text:p>
          </table:table-cell>
          <table:table-cell office:value-type="float" office:value="-8.373873" calcext:value-type="float">
            <text:p>-8.373873</text:p>
          </table:table-cell>
          <table:table-cell office:value-type="float" office:value="95.200891" calcext:value-type="float">
            <text:p>95.200891</text:p>
          </table:table-cell>
          <table:table-cell office:value-type="float" office:value="-10.888181" calcext:value-type="float">
            <text:p>-10.88818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5.22208" calcext:value-type="float">
            <text:p>105.22208</text:p>
          </table:table-cell>
          <table:table-cell office:value-type="float" office:value="2.35747" calcext:value-type="float">
            <text:p>2.35747</text:p>
          </table:table-cell>
          <table:table-cell office:value-type="float" office:value="86.596188" calcext:value-type="float">
            <text:p>86.596188</text:p>
          </table:table-cell>
          <table:table-cell office:value-type="float" office:value="-11.198936" calcext:value-type="float">
            <text:p>-11.198936</text:p>
          </table:table-cell>
          <table:table-cell office:value-type="float" office:value="95.022903" calcext:value-type="float">
            <text:p>95.022903</text:p>
          </table:table-cell>
          <table:table-cell office:value-type="float" office:value="-7.639929" calcext:value-type="float">
            <text:p>-7.639929</text:p>
          </table:table-cell>
          <table:table-cell office:value-type="float" office:value="104.145275" calcext:value-type="float">
            <text:p>104.145275</text:p>
          </table:table-cell>
          <table:table-cell office:value-type="float" office:value="0.818272" calcext:value-type="float">
            <text:p>0.818272</text:p>
          </table:table-cell>
          <table:table-cell office:value-type="float" office:value="26" calcext:value-type="float">
            <text:p>26</text:p>
          </table:table-cell>
          <table:table-cell office:value-type="float" office:value="105.222081" calcext:value-type="float">
            <text:p>105.222081</text:p>
          </table:table-cell>
          <table:table-cell office:value-type="float" office:value="2.35747" calcext:value-type="float">
            <text:p>2.35747</text:p>
          </table:table-cell>
          <table:table-cell office:value-type="float" office:value="86.596189" calcext:value-type="float">
            <text:p>86.596189</text:p>
          </table:table-cell>
          <table:table-cell office:value-type="float" office:value="-11.198937" calcext:value-type="float">
            <text:p>-11.198937</text:p>
          </table:table-cell>
          <table:table-cell office:value-type="float" office:value="95.022903" calcext:value-type="float">
            <text:p>95.022903</text:p>
          </table:table-cell>
          <table:table-cell office:value-type="float" office:value="-7.639929" calcext:value-type="float">
            <text:p>-7.639929</text:p>
          </table:table-cell>
          <table:table-cell office:value-type="float" office:value="104.145276" calcext:value-type="float">
            <text:p>104.145276</text:p>
          </table:table-cell>
          <table:table-cell office:value-type="float" office:value="0.818272" calcext:value-type="float">
            <text:p>0.81827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9.921802" calcext:value-type="float">
            <text:p>119.921802</text:p>
          </table:table-cell>
          <table:table-cell office:value-type="float" office:value="16.925107" calcext:value-type="float">
            <text:p>16.925107</text:p>
          </table:table-cell>
          <table:table-cell office:value-type="float" office:value="86.586194" calcext:value-type="float">
            <text:p>86.586194</text:p>
          </table:table-cell>
          <table:table-cell office:value-type="float" office:value="-11.211856" calcext:value-type="float">
            <text:p>-11.211856</text:p>
          </table:table-cell>
          <table:table-cell office:value-type="float" office:value="96.756531" calcext:value-type="float">
            <text:p>96.756531</text:p>
          </table:table-cell>
          <table:table-cell office:value-type="float" office:value="-5.932391" calcext:value-type="float">
            <text:p>-5.932391</text:p>
          </table:table-cell>
          <table:table-cell office:value-type="float" office:value="118.509731" calcext:value-type="float">
            <text:p>118.509731</text:p>
          </table:table-cell>
          <table:table-cell office:value-type="float" office:value="15.865973" calcext:value-type="float">
            <text:p>15.865973</text:p>
          </table:table-cell>
          <table:table-cell office:value-type="float" office:value="27" calcext:value-type="float">
            <text:p>27</text:p>
          </table:table-cell>
          <table:table-cell office:value-type="float" office:value="119.921803" calcext:value-type="float">
            <text:p>119.921803</text:p>
          </table:table-cell>
          <table:table-cell office:value-type="float" office:value="16.925107" calcext:value-type="float">
            <text:p>16.925107</text:p>
          </table:table-cell>
          <table:table-cell office:value-type="float" office:value="86.586195" calcext:value-type="float">
            <text:p>86.586195</text:p>
          </table:table-cell>
          <table:table-cell office:value-type="float" office:value="-11.211856" calcext:value-type="float">
            <text:p>-11.211856</text:p>
          </table:table-cell>
          <table:table-cell office:value-type="float" office:value="96.756532" calcext:value-type="float">
            <text:p>96.756532</text:p>
          </table:table-cell>
          <table:table-cell office:value-type="float" office:value="-5.932392" calcext:value-type="float">
            <text:p>-5.932392</text:p>
          </table:table-cell>
          <table:table-cell office:value-type="float" office:value="118.509731" calcext:value-type="float">
            <text:p>118.509731</text:p>
          </table:table-cell>
          <table:table-cell office:value-type="float" office:value="15.865973" calcext:value-type="float">
            <text:p>15.86597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5.275485" calcext:value-type="float">
            <text:p>135.275485</text:p>
          </table:table-cell>
          <table:table-cell office:value-type="float" office:value="20.722034" calcext:value-type="float">
            <text:p>20.722034</text:p>
          </table:table-cell>
          <table:table-cell office:value-type="float" office:value="86.57144" calcext:value-type="float">
            <text:p>86.57144</text:p>
          </table:table-cell>
          <table:table-cell office:value-type="float" office:value="-11.218417" calcext:value-type="float">
            <text:p>-11.218417</text:p>
          </table:table-cell>
          <table:table-cell office:value-type="float" office:value="99.439136" calcext:value-type="float">
            <text:p>99.439136</text:p>
          </table:table-cell>
          <table:table-cell office:value-type="float" office:value="-4.072683" calcext:value-type="float">
            <text:p>-4.072683</text:p>
          </table:table-cell>
          <table:table-cell office:value-type="float" office:value="134.609029" calcext:value-type="float">
            <text:p>134.609029</text:p>
          </table:table-cell>
          <table:table-cell office:value-type="float" office:value="22.323436" calcext:value-type="float">
            <text:p>22.323436</text:p>
          </table:table-cell>
          <table:table-cell office:value-type="float" office:value="28" calcext:value-type="float">
            <text:p>28</text:p>
          </table:table-cell>
          <table:table-cell office:value-type="float" office:value="135.275486" calcext:value-type="float">
            <text:p>135.275486</text:p>
          </table:table-cell>
          <table:table-cell office:value-type="float" office:value="20.722035" calcext:value-type="float">
            <text:p>20.722035</text:p>
          </table:table-cell>
          <table:table-cell office:value-type="float" office:value="86.57144" calcext:value-type="float">
            <text:p>86.57144</text:p>
          </table:table-cell>
          <table:table-cell office:value-type="float" office:value="-11.218418" calcext:value-type="float">
            <text:p>-11.218418</text:p>
          </table:table-cell>
          <table:table-cell office:value-type="float" office:value="99.439137" calcext:value-type="float">
            <text:p>99.439137</text:p>
          </table:table-cell>
          <table:table-cell office:value-type="float" office:value="-4.072684" calcext:value-type="float">
            <text:p>-4.072684</text:p>
          </table:table-cell>
          <table:table-cell office:value-type="float" office:value="134.609029" calcext:value-type="float">
            <text:p>134.609029</text:p>
          </table:table-cell>
          <table:table-cell office:value-type="float" office:value="22.323437" calcext:value-type="float">
            <text:p>22.32343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3.372307" calcext:value-type="float">
            <text:p>153.372307</text:p>
          </table:table-cell>
          <table:table-cell office:value-type="float" office:value="23.817186" calcext:value-type="float">
            <text:p>23.817186</text:p>
          </table:table-cell>
          <table:table-cell office:value-type="float" office:value="86.555159" calcext:value-type="float">
            <text:p>86.555159</text:p>
          </table:table-cell>
          <table:table-cell office:value-type="float" office:value="-11.238031" calcext:value-type="float">
            <text:p>-11.238031</text:p>
          </table:table-cell>
          <table:table-cell office:value-type="float" office:value="103.199317" calcext:value-type="float">
            <text:p>103.199317</text:p>
          </table:table-cell>
          <table:table-cell office:value-type="float" office:value="-2.138634" calcext:value-type="float">
            <text:p>-2.138634</text:p>
          </table:table-cell>
          <table:table-cell office:value-type="float" office:value="152.802206" calcext:value-type="float">
            <text:p>152.802206</text:p>
          </table:table-cell>
          <table:table-cell office:value-type="float" office:value="24.937969" calcext:value-type="float">
            <text:p>24.937969</text:p>
          </table:table-cell>
          <table:table-cell office:value-type="float" office:value="29" calcext:value-type="float">
            <text:p>29</text:p>
          </table:table-cell>
          <table:table-cell office:value-type="float" office:value="153.372307" calcext:value-type="float">
            <text:p>153.372307</text:p>
          </table:table-cell>
          <table:table-cell office:value-type="float" office:value="23.817187" calcext:value-type="float">
            <text:p>23.817187</text:p>
          </table:table-cell>
          <table:table-cell office:value-type="float" office:value="86.55516" calcext:value-type="float">
            <text:p>86.55516</text:p>
          </table:table-cell>
          <table:table-cell office:value-type="float" office:value="-11.238032" calcext:value-type="float">
            <text:p>-11.238032</text:p>
          </table:table-cell>
          <table:table-cell office:value-type="float" office:value="103.199318" calcext:value-type="float">
            <text:p>103.199318</text:p>
          </table:table-cell>
          <table:table-cell office:value-type="float" office:value="-2.138634" calcext:value-type="float">
            <text:p>-2.138634</text:p>
          </table:table-cell>
          <table:table-cell office:value-type="float" office:value="152.802206" calcext:value-type="float">
            <text:p>152.802206</text:p>
          </table:table-cell>
          <table:table-cell office:value-type="float" office:value="24.93797" calcext:value-type="float">
            <text:p>24.937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9.757946" calcext:value-type="float">
            <text:p>179.757946</text:p>
          </table:table-cell>
          <table:table-cell office:value-type="float" office:value="29.442872" calcext:value-type="float">
            <text:p>29.442872</text:p>
          </table:table-cell>
          <table:table-cell office:value-type="float" office:value="86.539852" calcext:value-type="float">
            <text:p>86.539852</text:p>
          </table:table-cell>
          <table:table-cell office:value-type="float" office:value="-11.267198" calcext:value-type="float">
            <text:p>-11.267198</text:p>
          </table:table-cell>
          <table:table-cell office:value-type="float" office:value="108.544185" calcext:value-type="float">
            <text:p>108.544185</text:p>
          </table:table-cell>
          <table:table-cell office:value-type="float" office:value="0.044945" calcext:value-type="float">
            <text:p>0.044945</text:p>
          </table:table-cell>
          <table:table-cell office:value-type="float" office:value="178.193942" calcext:value-type="float">
            <text:p>178.193942</text:p>
          </table:table-cell>
          <table:table-cell office:value-type="float" office:value="29.311636" calcext:value-type="float">
            <text:p>29.311636</text:p>
          </table:table-cell>
          <table:table-cell office:value-type="float" office:value="30" calcext:value-type="float">
            <text:p>30</text:p>
          </table:table-cell>
          <table:table-cell office:value-type="float" office:value="179.757946" calcext:value-type="float">
            <text:p>179.757946</text:p>
          </table:table-cell>
          <table:table-cell office:value-type="float" office:value="29.442873" calcext:value-type="float">
            <text:p>29.442873</text:p>
          </table:table-cell>
          <table:table-cell office:value-type="float" office:value="86.539852" calcext:value-type="float">
            <text:p>86.539852</text:p>
          </table:table-cell>
          <table:table-cell office:value-type="float" office:value="-11.267199" calcext:value-type="float">
            <text:p>-11.267199</text:p>
          </table:table-cell>
          <table:table-cell office:value-type="float" office:value="108.544186" calcext:value-type="float">
            <text:p>108.544186</text:p>
          </table:table-cell>
          <table:table-cell office:value-type="float" office:value="0.044946" calcext:value-type="float">
            <text:p>0.044946</text:p>
          </table:table-cell>
          <table:table-cell office:value-type="float" office:value="178.193943" calcext:value-type="float">
            <text:p>178.193943</text:p>
          </table:table-cell>
          <table:table-cell office:value-type="float" office:value="29.311636" calcext:value-type="float">
            <text:p>29.31163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70.303019" calcext:value-type="float">
            <text:p>170.303019</text:p>
          </table:table-cell>
          <table:table-cell office:value-type="float" office:value="11.460089" calcext:value-type="float">
            <text:p>11.460089</text:p>
          </table:table-cell>
          <table:table-cell office:value-type="float" office:value="86.524686" calcext:value-type="float">
            <text:p>86.524686</text:p>
          </table:table-cell>
          <table:table-cell office:value-type="float" office:value="-11.294886" calcext:value-type="float">
            <text:p>-11.294886</text:p>
          </table:table-cell>
          <table:table-cell office:value-type="float" office:value="112.8532" calcext:value-type="float">
            <text:p>112.8532</text:p>
          </table:table-cell>
          <table:table-cell office:value-type="float" office:value="0.818256" calcext:value-type="float">
            <text:p>0.818256</text:p>
          </table:table-cell>
          <table:table-cell office:value-type="float" office:value="175.507817" calcext:value-type="float">
            <text:p>175.507817</text:p>
          </table:table-cell>
          <table:table-cell office:value-type="float" office:value="15.085599" calcext:value-type="float">
            <text:p>15.085599</text:p>
          </table:table-cell>
          <table:table-cell office:value-type="float" office:value="31" calcext:value-type="float">
            <text:p>31</text:p>
          </table:table-cell>
          <table:table-cell office:value-type="float" office:value="170.30302" calcext:value-type="float">
            <text:p>170.30302</text:p>
          </table:table-cell>
          <table:table-cell office:value-type="float" office:value="11.460089" calcext:value-type="float">
            <text:p>11.460089</text:p>
          </table:table-cell>
          <table:table-cell office:value-type="float" office:value="86.524687" calcext:value-type="float">
            <text:p>86.524687</text:p>
          </table:table-cell>
          <table:table-cell office:value-type="float" office:value="-11.294887" calcext:value-type="float">
            <text:p>-11.294887</text:p>
          </table:table-cell>
          <table:table-cell office:value-type="float" office:value="112.8532" calcext:value-type="float">
            <text:p>112.8532</text:p>
          </table:table-cell>
          <table:table-cell office:value-type="float" office:value="0.818256" calcext:value-type="float">
            <text:p>0.818256</text:p>
          </table:table-cell>
          <table:table-cell office:value-type="float" office:value="175.507817" calcext:value-type="float">
            <text:p>175.507817</text:p>
          </table:table-cell>
          <table:table-cell office:value-type="float" office:value="15.085599" calcext:value-type="float">
            <text:p>15.0855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62.536585" calcext:value-type="float">
            <text:p>162.536585</text:p>
          </table:table-cell>
          <table:table-cell office:value-type="float" office:value="-5.640839" calcext:value-type="float">
            <text:p>-5.640839</text:p>
          </table:table-cell>
          <table:table-cell office:value-type="float" office:value="86.50811" calcext:value-type="float">
            <text:p>86.50811</text:p>
          </table:table-cell>
          <table:table-cell office:value-type="float" office:value="-11.322664" calcext:value-type="float">
            <text:p>-11.322664</text:p>
          </table:table-cell>
          <table:table-cell office:value-type="float" office:value="116.315621" calcext:value-type="float">
            <text:p>116.315621</text:p>
          </table:table-cell>
          <table:table-cell office:value-type="float" office:value="0.340286" calcext:value-type="float">
            <text:p>0.340286</text:p>
          </table:table-cell>
          <table:table-cell office:value-type="float" office:value="165.025293" calcext:value-type="float">
            <text:p>165.025293</text:p>
          </table:table-cell>
          <table:table-cell office:value-type="float" office:value="-4.013774" calcext:value-type="float">
            <text:p>-4.013774</text:p>
          </table:table-cell>
          <table:table-cell office:value-type="float" office:value="32" calcext:value-type="float">
            <text:p>32</text:p>
          </table:table-cell>
          <table:table-cell office:value-type="float" office:value="162.536586" calcext:value-type="float">
            <text:p>162.536586</text:p>
          </table:table-cell>
          <table:table-cell office:value-type="float" office:value="-5.640839" calcext:value-type="float">
            <text:p>-5.640839</text:p>
          </table:table-cell>
          <table:table-cell office:value-type="float" office:value="86.50811" calcext:value-type="float">
            <text:p>86.50811</text:p>
          </table:table-cell>
          <table:table-cell office:value-type="float" office:value="-11.322665" calcext:value-type="float">
            <text:p>-11.322665</text:p>
          </table:table-cell>
          <table:table-cell office:value-type="float" office:value="116.315621" calcext:value-type="float">
            <text:p>116.315621</text:p>
          </table:table-cell>
          <table:table-cell office:value-type="float" office:value="0.340286" calcext:value-type="float">
            <text:p>0.340286</text:p>
          </table:table-cell>
          <table:table-cell office:value-type="float" office:value="165.025293" calcext:value-type="float">
            <text:p>165.025293</text:p>
          </table:table-cell>
          <table:table-cell office:value-type="float" office:value="-4.013775" calcext:value-type="float">
            <text:p>-4.0137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2.985669" calcext:value-type="float">
            <text:p>132.985669</text:p>
          </table:table-cell>
          <table:table-cell office:value-type="float" office:value="-2.134209" calcext:value-type="float">
            <text:p>-2.134209</text:p>
          </table:table-cell>
          <table:table-cell office:value-type="float" office:value="86.491991" calcext:value-type="float">
            <text:p>86.491991</text:p>
          </table:table-cell>
          <table:table-cell office:value-type="float" office:value="-11.348337" calcext:value-type="float">
            <text:p>-11.348337</text:p>
          </table:table-cell>
          <table:table-cell office:value-type="float" office:value="117.467533" calcext:value-type="float">
            <text:p>117.467533</text:p>
          </table:table-cell>
          <table:table-cell office:value-type="float" office:value="0.143195" calcext:value-type="float">
            <text:p>0.143195</text:p>
          </table:table-cell>
          <table:table-cell office:value-type="float" office:value="136.76827" calcext:value-type="float">
            <text:p>136.76827</text:p>
          </table:table-cell>
          <table:table-cell office:value-type="float" office:value="-5.176253" calcext:value-type="float">
            <text:p>-5.176253</text:p>
          </table:table-cell>
          <table:table-cell office:value-type="float" office:value="33" calcext:value-type="float">
            <text:p>33</text:p>
          </table:table-cell>
          <table:table-cell office:value-type="float" office:value="132.985669" calcext:value-type="float">
            <text:p>132.985669</text:p>
          </table:table-cell>
          <table:table-cell office:value-type="float" office:value="-2.134209" calcext:value-type="float">
            <text:p>-2.134209</text:p>
          </table:table-cell>
          <table:table-cell office:value-type="float" office:value="86.491991" calcext:value-type="float">
            <text:p>86.491991</text:p>
          </table:table-cell>
          <table:table-cell office:value-type="float" office:value="-11.348337" calcext:value-type="float">
            <text:p>-11.348337</text:p>
          </table:table-cell>
          <table:table-cell office:value-type="float" office:value="117.467534" calcext:value-type="float">
            <text:p>117.467534</text:p>
          </table:table-cell>
          <table:table-cell office:value-type="float" office:value="0.143196" calcext:value-type="float">
            <text:p>0.143196</text:p>
          </table:table-cell>
          <table:table-cell office:value-type="float" office:value="136.768271" calcext:value-type="float">
            <text:p>136.768271</text:p>
          </table:table-cell>
          <table:table-cell office:value-type="float" office:value="-5.176254" calcext:value-type="float">
            <text:p>-5.17625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7.275891" calcext:value-type="float">
            <text:p>127.275891</text:p>
          </table:table-cell>
          <table:table-cell office:value-type="float" office:value="0.439065" calcext:value-type="float">
            <text:p>0.439065</text:p>
          </table:table-cell>
          <table:table-cell office:value-type="float" office:value="86.47782" calcext:value-type="float">
            <text:p>86.47782</text:p>
          </table:table-cell>
          <table:table-cell office:value-type="float" office:value="-11.369918" calcext:value-type="float">
            <text:p>-11.369918</text:p>
          </table:table-cell>
          <table:table-cell office:value-type="float" office:value="118.14094" calcext:value-type="float">
            <text:p>118.14094</text:p>
          </table:table-cell>
          <table:table-cell office:value-type="float" office:value="0.143836" calcext:value-type="float">
            <text:p>0.143836</text:p>
          </table:table-cell>
          <table:table-cell office:value-type="float" office:value="124.972511" calcext:value-type="float">
            <text:p>124.972511</text:p>
          </table:table-cell>
          <table:table-cell office:value-type="float" office:value="-1.074591" calcext:value-type="float">
            <text:p>-1.074591</text:p>
          </table:table-cell>
          <table:table-cell office:value-type="float" office:value="34" calcext:value-type="float">
            <text:p>34</text:p>
          </table:table-cell>
          <table:table-cell office:value-type="float" office:value="127.275892" calcext:value-type="float">
            <text:p>127.275892</text:p>
          </table:table-cell>
          <table:table-cell office:value-type="float" office:value="0.439065" calcext:value-type="float">
            <text:p>0.439065</text:p>
          </table:table-cell>
          <table:table-cell office:value-type="float" office:value="86.477821" calcext:value-type="float">
            <text:p>86.477821</text:p>
          </table:table-cell>
          <table:table-cell office:value-type="float" office:value="-11.369919" calcext:value-type="float">
            <text:p>-11.369919</text:p>
          </table:table-cell>
          <table:table-cell office:value-type="float" office:value="118.14094" calcext:value-type="float">
            <text:p>118.14094</text:p>
          </table:table-cell>
          <table:table-cell office:value-type="float" office:value="0.143836" calcext:value-type="float">
            <text:p>0.143836</text:p>
          </table:table-cell>
          <table:table-cell office:value-type="float" office:value="124.972512" calcext:value-type="float">
            <text:p>124.972512</text:p>
          </table:table-cell>
          <table:table-cell office:value-type="float" office:value="-1.074591" calcext:value-type="float">
            <text:p>-1.0745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5.475624" calcext:value-type="float">
            <text:p>105.475624</text:p>
          </table:table-cell>
          <table:table-cell office:value-type="float" office:value="-21.815572" calcext:value-type="float">
            <text:p>-21.815572</text:p>
          </table:table-cell>
          <table:table-cell office:value-type="float" office:value="86.465782" calcext:value-type="float">
            <text:p>86.465782</text:p>
          </table:table-cell>
          <table:table-cell office:value-type="float" office:value="-11.384699" calcext:value-type="float">
            <text:p>-11.384699</text:p>
          </table:table-cell>
          <table:table-cell office:value-type="float" office:value="117.243172" calcext:value-type="float">
            <text:p>117.243172</text:p>
          </table:table-cell>
          <table:table-cell office:value-type="float" office:value="-1.407068" calcext:value-type="float">
            <text:p>-1.407068</text:p>
          </table:table-cell>
          <table:table-cell office:value-type="float" office:value="106.287145" calcext:value-type="float">
            <text:p>106.287145</text:p>
          </table:table-cell>
          <table:table-cell office:value-type="float" office:value="-18.299521" calcext:value-type="float">
            <text:p>-18.299521</text:p>
          </table:table-cell>
          <table:table-cell office:value-type="float" office:value="35" calcext:value-type="float">
            <text:p>35</text:p>
          </table:table-cell>
          <table:table-cell office:value-type="float" office:value="105.475624" calcext:value-type="float">
            <text:p>105.475624</text:p>
          </table:table-cell>
          <table:table-cell office:value-type="float" office:value="-21.815573" calcext:value-type="float">
            <text:p>-21.815573</text:p>
          </table:table-cell>
          <table:table-cell office:value-type="float" office:value="86.465782" calcext:value-type="float">
            <text:p>86.465782</text:p>
          </table:table-cell>
          <table:table-cell office:value-type="float" office:value="-11.3847" calcext:value-type="float">
            <text:p>-11.3847</text:p>
          </table:table-cell>
          <table:table-cell office:value-type="float" office:value="117.243173" calcext:value-type="float">
            <text:p>117.243173</text:p>
          </table:table-cell>
          <table:table-cell office:value-type="float" office:value="-1.407069" calcext:value-type="float">
            <text:p>-1.407069</text:p>
          </table:table-cell>
          <table:table-cell office:value-type="float" office:value="106.287146" calcext:value-type="float">
            <text:p>106.287146</text:p>
          </table:table-cell>
          <table:table-cell office:value-type="float" office:value="-18.299521" calcext:value-type="float">
            <text:p>-18.2995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8.3244" calcext:value-type="float">
            <text:p>108.3244</text:p>
          </table:table-cell>
          <table:table-cell office:value-type="float" office:value="-1.901597" calcext:value-type="float">
            <text:p>-1.901597</text:p>
          </table:table-cell>
          <table:table-cell office:value-type="float" office:value="86.455438" calcext:value-type="float">
            <text:p>86.455438</text:p>
          </table:table-cell>
          <table:table-cell office:value-type="float" office:value="-11.400382" calcext:value-type="float">
            <text:p>-11.400382</text:p>
          </table:table-cell>
          <table:table-cell office:value-type="float" office:value="116.609238" calcext:value-type="float">
            <text:p>116.609238</text:p>
          </table:table-cell>
          <table:table-cell office:value-type="float" office:value="-1.45627" calcext:value-type="float">
            <text:p>-1.45627</text:p>
          </table:table-cell>
          <table:table-cell office:value-type="float" office:value="105.387121" calcext:value-type="float">
            <text:p>105.387121</text:p>
          </table:table-cell>
          <table:table-cell office:value-type="float" office:value="-6.340408" calcext:value-type="float">
            <text:p>-6.340408</text:p>
          </table:table-cell>
          <table:table-cell office:value-type="float" office:value="36" calcext:value-type="float">
            <text:p>36</text:p>
          </table:table-cell>
          <table:table-cell office:value-type="float" office:value="108.3244" calcext:value-type="float">
            <text:p>108.3244</text:p>
          </table:table-cell>
          <table:table-cell office:value-type="float" office:value="-1.901597" calcext:value-type="float">
            <text:p>-1.901597</text:p>
          </table:table-cell>
          <table:table-cell office:value-type="float" office:value="86.455438" calcext:value-type="float">
            <text:p>86.455438</text:p>
          </table:table-cell>
          <table:table-cell office:value-type="float" office:value="-11.400383" calcext:value-type="float">
            <text:p>-11.400383</text:p>
          </table:table-cell>
          <table:table-cell office:value-type="float" office:value="116.609239" calcext:value-type="float">
            <text:p>116.609239</text:p>
          </table:table-cell>
          <table:table-cell office:value-type="float" office:value="-1.456271" calcext:value-type="float">
            <text:p>-1.456271</text:p>
          </table:table-cell>
          <table:table-cell office:value-type="float" office:value="105.387121" calcext:value-type="float">
            <text:p>105.387121</text:p>
          </table:table-cell>
          <table:table-cell office:value-type="float" office:value="-6.340409" calcext:value-type="float">
            <text:p>-6.3404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30.152232" calcext:value-type="float">
            <text:p>130.152232</text:p>
          </table:table-cell>
          <table:table-cell office:value-type="float" office:value="8.196198" calcext:value-type="float">
            <text:p>8.196198</text:p>
          </table:table-cell>
          <table:table-cell office:value-type="float" office:value="86.44617" calcext:value-type="float">
            <text:p>86.44617</text:p>
          </table:table-cell>
          <table:table-cell office:value-type="float" office:value="-11.418596" calcext:value-type="float">
            <text:p>-11.418596</text:p>
          </table:table-cell>
          <table:table-cell office:value-type="float" office:value="117.548629" calcext:value-type="float">
            <text:p>117.548629</text:p>
          </table:table-cell>
          <table:table-cell office:value-type="float" office:value="-0.797536" calcext:value-type="float">
            <text:p>-0.797536</text:p>
          </table:table-cell>
          <table:table-cell office:value-type="float" office:value="126.01495" calcext:value-type="float">
            <text:p>126.01495</text:p>
          </table:table-cell>
          <table:table-cell office:value-type="float" office:value="7.17505" calcext:value-type="float">
            <text:p>7.17505</text:p>
          </table:table-cell>
          <table:table-cell office:value-type="float" office:value="37" calcext:value-type="float">
            <text:p>37</text:p>
          </table:table-cell>
          <table:table-cell office:value-type="float" office:value="130.152232" calcext:value-type="float">
            <text:p>130.152232</text:p>
          </table:table-cell>
          <table:table-cell office:value-type="float" office:value="8.196198" calcext:value-type="float">
            <text:p>8.196198</text:p>
          </table:table-cell>
          <table:table-cell office:value-type="float" office:value="86.446171" calcext:value-type="float">
            <text:p>86.446171</text:p>
          </table:table-cell>
          <table:table-cell office:value-type="float" office:value="-11.418596" calcext:value-type="float">
            <text:p>-11.418596</text:p>
          </table:table-cell>
          <table:table-cell office:value-type="float" office:value="117.548629" calcext:value-type="float">
            <text:p>117.548629</text:p>
          </table:table-cell>
          <table:table-cell office:value-type="float" office:value="-0.797537" calcext:value-type="float">
            <text:p>-0.797537</text:p>
          </table:table-cell>
          <table:table-cell office:value-type="float" office:value="126.014951" calcext:value-type="float">
            <text:p>126.014951</text:p>
          </table:table-cell>
          <table:table-cell office:value-type="float" office:value="7.175051" calcext:value-type="float">
            <text:p>7.1750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21.393463" calcext:value-type="float">
            <text:p>121.393463</text:p>
          </table:table-cell>
          <table:table-cell office:value-type="float" office:value="4.564774" calcext:value-type="float">
            <text:p>4.564774</text:p>
          </table:table-cell>
          <table:table-cell office:value-type="float" office:value="86.436767" calcext:value-type="float">
            <text:p>86.436767</text:p>
          </table:table-cell>
          <table:table-cell office:value-type="float" office:value="-11.438851" calcext:value-type="float">
            <text:p>-11.438851</text:p>
          </table:table-cell>
          <table:table-cell office:value-type="float" office:value="117.809022" calcext:value-type="float">
            <text:p>117.809022</text:p>
          </table:table-cell>
          <table:table-cell office:value-type="float" office:value="-0.441012" calcext:value-type="float">
            <text:p>-0.441012</text:p>
          </table:table-cell>
          <table:table-cell office:value-type="float" office:value="124.372361" calcext:value-type="float">
            <text:p>124.372361</text:p>
          </table:table-cell>
          <table:table-cell office:value-type="float" office:value="6.699237" calcext:value-type="float">
            <text:p>6.699237</text:p>
          </table:table-cell>
          <table:table-cell office:value-type="float" office:value="38" calcext:value-type="float">
            <text:p>38</text:p>
          </table:table-cell>
          <table:table-cell office:value-type="float" office:value="121.393463" calcext:value-type="float">
            <text:p>121.393463</text:p>
          </table:table-cell>
          <table:table-cell office:value-type="float" office:value="4.564775" calcext:value-type="float">
            <text:p>4.564775</text:p>
          </table:table-cell>
          <table:table-cell office:value-type="float" office:value="86.436767" calcext:value-type="float">
            <text:p>86.436767</text:p>
          </table:table-cell>
          <table:table-cell office:value-type="float" office:value="-11.438852" calcext:value-type="float">
            <text:p>-11.438852</text:p>
          </table:table-cell>
          <table:table-cell office:value-type="float" office:value="117.809022" calcext:value-type="float">
            <text:p>117.809022</text:p>
          </table:table-cell>
          <table:table-cell office:value-type="float" office:value="-0.441013" calcext:value-type="float">
            <text:p>-0.441013</text:p>
          </table:table-cell>
          <table:table-cell office:value-type="float" office:value="124.372361" calcext:value-type="float">
            <text:p>124.372361</text:p>
          </table:table-cell>
          <table:table-cell office:value-type="float" office:value="6.699237" calcext:value-type="float">
            <text:p>6.69923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.595774" calcext:value-type="float">
            <text:p>87.595774</text:p>
          </table:table-cell>
          <table:table-cell office:value-type="float" office:value="-12.136077" calcext:value-type="float">
            <text:p>-12.136077</text:p>
          </table:table-cell>
          <table:table-cell office:value-type="float" office:value="86.425925" calcext:value-type="float">
            <text:p>86.425925</text:p>
          </table:table-cell>
          <table:table-cell office:value-type="float" office:value="-11.459915" calcext:value-type="float">
            <text:p>-11.459915</text:p>
          </table:table-cell>
          <table:table-cell office:value-type="float" office:value="115.684011" calcext:value-type="float">
            <text:p>115.684011</text:p>
          </table:table-cell>
          <table:table-cell office:value-type="float" office:value="-1.279256" calcext:value-type="float">
            <text:p>-1.279256</text:p>
          </table:table-cell>
          <table:table-cell office:value-type="float" office:value="92.87888" calcext:value-type="float">
            <text:p>92.87888</text:p>
          </table:table-cell>
          <table:table-cell office:value-type="float" office:value="-9.294194" calcext:value-type="float">
            <text:p>-9.294194</text:p>
          </table:table-cell>
          <table:table-cell office:value-type="float" office:value="39" calcext:value-type="float">
            <text:p>39</text:p>
          </table:table-cell>
          <table:table-cell office:value-type="float" office:value="87.595775" calcext:value-type="float">
            <text:p>87.595775</text:p>
          </table:table-cell>
          <table:table-cell office:value-type="float" office:value="-12.136078" calcext:value-type="float">
            <text:p>-12.136078</text:p>
          </table:table-cell>
          <table:table-cell office:value-type="float" office:value="86.425925" calcext:value-type="float">
            <text:p>86.425925</text:p>
          </table:table-cell>
          <table:table-cell office:value-type="float" office:value="-11.459916" calcext:value-type="float">
            <text:p>-11.459916</text:p>
          </table:table-cell>
          <table:table-cell office:value-type="float" office:value="115.684012" calcext:value-type="float">
            <text:p>115.684012</text:p>
          </table:table-cell>
          <table:table-cell office:value-type="float" office:value="-1.279257" calcext:value-type="float">
            <text:p>-1.279257</text:p>
          </table:table-cell>
          <table:table-cell office:value-type="float" office:value="92.878881" calcext:value-type="float">
            <text:p>92.878881</text:p>
          </table:table-cell>
          <table:table-cell office:value-type="float" office:value="-9.294195" calcext:value-type="float">
            <text:p>-9.2941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3.778676" calcext:value-type="float">
            <text:p>103.778676</text:p>
          </table:table-cell>
          <table:table-cell office:value-type="float" office:value="4.073101" calcext:value-type="float">
            <text:p>4.073101</text:p>
          </table:table-cell>
          <table:table-cell office:value-type="float" office:value="86.415999" calcext:value-type="float">
            <text:p>86.415999</text:p>
          </table:table-cell>
          <table:table-cell office:value-type="float" office:value="-11.481749" calcext:value-type="float">
            <text:p>-11.481749</text:p>
          </table:table-cell>
          <table:table-cell office:value-type="float" office:value="114.841407" calcext:value-type="float">
            <text:p>114.841407</text:p>
          </table:table-cell>
          <table:table-cell office:value-type="float" office:value="-0.924896" calcext:value-type="float">
            <text:p>-0.924896</text:p>
          </table:table-cell>
          <table:table-cell office:value-type="float" office:value="98.761044" calcext:value-type="float">
            <text:p>98.761044</text:p>
          </table:table-cell>
          <table:table-cell office:value-type="float" office:value="0.485263" calcext:value-type="float">
            <text:p>0.485263</text:p>
          </table:table-cell>
          <table:table-cell office:value-type="float" office:value="40" calcext:value-type="float">
            <text:p>40</text:p>
          </table:table-cell>
          <table:table-cell office:value-type="float" office:value="103.778676" calcext:value-type="float">
            <text:p>103.778676</text:p>
          </table:table-cell>
          <table:table-cell office:value-type="float" office:value="4.073102" calcext:value-type="float">
            <text:p>4.073102</text:p>
          </table:table-cell>
          <table:table-cell office:value-type="float" office:value="86.415999" calcext:value-type="float">
            <text:p>86.415999</text:p>
          </table:table-cell>
          <table:table-cell office:value-type="float" office:value="-11.481749" calcext:value-type="float">
            <text:p>-11.481749</text:p>
          </table:table-cell>
          <table:table-cell office:value-type="float" office:value="114.841407" calcext:value-type="float">
            <text:p>114.841407</text:p>
          </table:table-cell>
          <table:table-cell office:value-type="float" office:value="-0.924897" calcext:value-type="float">
            <text:p>-0.924897</text:p>
          </table:table-cell>
          <table:table-cell office:value-type="float" office:value="98.761044" calcext:value-type="float">
            <text:p>98.761044</text:p>
          </table:table-cell>
          <table:table-cell office:value-type="float" office:value="0.485264" calcext:value-type="float">
            <text:p>0.48526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.440472" calcext:value-type="float">
            <text:p>94.440472</text:p>
          </table:table-cell>
          <table:table-cell office:value-type="float" office:value="1.091576" calcext:value-type="float">
            <text:p>1.091576</text:p>
          </table:table-cell>
          <table:table-cell office:value-type="float" office:value="86.407036" calcext:value-type="float">
            <text:p>86.407036</text:p>
          </table:table-cell>
          <table:table-cell office:value-type="float" office:value="-11.499127" calcext:value-type="float">
            <text:p>-11.499127</text:p>
          </table:table-cell>
          <table:table-cell office:value-type="float" office:value="113.405006" calcext:value-type="float">
            <text:p>113.405006</text:p>
          </table:table-cell>
          <table:table-cell office:value-type="float" office:value="-0.799905" calcext:value-type="float">
            <text:p>-0.799905</text:p>
          </table:table-cell>
          <table:table-cell office:value-type="float" office:value="95.116347" calcext:value-type="float">
            <text:p>95.116347</text:p>
          </table:table-cell>
          <table:table-cell office:value-type="float" office:value="1.824402" calcext:value-type="float">
            <text:p>1.824402</text:p>
          </table:table-cell>
          <table:table-cell office:value-type="float" office:value="41" calcext:value-type="float">
            <text:p>41</text:p>
          </table:table-cell>
          <table:table-cell office:value-type="float" office:value="94.440472" calcext:value-type="float">
            <text:p>94.440472</text:p>
          </table:table-cell>
          <table:table-cell office:value-type="float" office:value="1.091577" calcext:value-type="float">
            <text:p>1.091577</text:p>
          </table:table-cell>
          <table:table-cell office:value-type="float" office:value="86.407036" calcext:value-type="float">
            <text:p>86.407036</text:p>
          </table:table-cell>
          <table:table-cell office:value-type="float" office:value="-11.499128" calcext:value-type="float">
            <text:p>-11.499128</text:p>
          </table:table-cell>
          <table:table-cell office:value-type="float" office:value="113.405006" calcext:value-type="float">
            <text:p>113.405006</text:p>
          </table:table-cell>
          <table:table-cell office:value-type="float" office:value="-0.799906" calcext:value-type="float">
            <text:p>-0.799906</text:p>
          </table:table-cell>
          <table:table-cell office:value-type="float" office:value="95.116348" calcext:value-type="float">
            <text:p>95.116348</text:p>
          </table:table-cell>
          <table:table-cell office:value-type="float" office:value="1.824403" calcext:value-type="float">
            <text:p>1.82440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.962232" calcext:value-type="float">
            <text:p>90.962232</text:p>
          </table:table-cell>
          <table:table-cell office:value-type="float" office:value="-8.467908" calcext:value-type="float">
            <text:p>-8.467908</text:p>
          </table:table-cell>
          <table:table-cell office:value-type="float" office:value="86.39737" calcext:value-type="float">
            <text:p>86.39737</text:p>
          </table:table-cell>
          <table:table-cell office:value-type="float" office:value="-11.50553" calcext:value-type="float">
            <text:p>-11.50553</text:p>
          </table:table-cell>
          <table:table-cell office:value-type="float" office:value="111.825023" calcext:value-type="float">
            <text:p>111.825023</text:p>
          </table:table-cell>
          <table:table-cell office:value-type="float" office:value="-1.34262" calcext:value-type="float">
            <text:p>-1.34262</text:p>
          </table:table-cell>
          <table:table-cell office:value-type="float" office:value="91.11769" calcext:value-type="float">
            <text:p>91.11769</text:p>
          </table:table-cell>
          <table:table-cell office:value-type="float" office:value="-6.859999" calcext:value-type="float">
            <text:p>-6.859999</text:p>
          </table:table-cell>
          <table:table-cell office:value-type="float" office:value="42" calcext:value-type="float">
            <text:p>42</text:p>
          </table:table-cell>
          <table:table-cell office:value-type="float" office:value="90.962232" calcext:value-type="float">
            <text:p>90.962232</text:p>
          </table:table-cell>
          <table:table-cell office:value-type="float" office:value="-8.467908" calcext:value-type="float">
            <text:p>-8.467908</text:p>
          </table:table-cell>
          <table:table-cell office:value-type="float" office:value="86.397371" calcext:value-type="float">
            <text:p>86.397371</text:p>
          </table:table-cell>
          <table:table-cell office:value-type="float" office:value="-11.505531" calcext:value-type="float">
            <text:p>-11.505531</text:p>
          </table:table-cell>
          <table:table-cell office:value-type="float" office:value="111.825023" calcext:value-type="float">
            <text:p>111.825023</text:p>
          </table:table-cell>
          <table:table-cell office:value-type="float" office:value="-1.34262" calcext:value-type="float">
            <text:p>-1.34262</text:p>
          </table:table-cell>
          <table:table-cell office:value-type="float" office:value="91.11769" calcext:value-type="float">
            <text:p>91.11769</text:p>
          </table:table-cell>
          <table:table-cell office:value-type="float" office:value="-6.859999" calcext:value-type="float">
            <text:p>-6.85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3.195686" calcext:value-type="float">
            <text:p>93.195686</text:p>
          </table:table-cell>
          <table:table-cell office:value-type="float" office:value="-14.162852" calcext:value-type="float">
            <text:p>-14.162852</text:p>
          </table:table-cell>
          <table:table-cell office:value-type="float" office:value="86.388954" calcext:value-type="float">
            <text:p>86.388954</text:p>
          </table:table-cell>
          <table:table-cell office:value-type="float" office:value="-11.505158" calcext:value-type="float">
            <text:p>-11.505158</text:p>
          </table:table-cell>
          <table:table-cell office:value-type="float" office:value="110.513142" calcext:value-type="float">
            <text:p>110.513142</text:p>
          </table:table-cell>
          <table:table-cell office:value-type="float" office:value="-2.23969" calcext:value-type="float">
            <text:p>-2.23969</text:p>
          </table:table-cell>
          <table:table-cell office:value-type="float" office:value="92.444481" calcext:value-type="float">
            <text:p>92.444481</text:p>
          </table:table-cell>
          <table:table-cell office:value-type="float" office:value="-14.128904" calcext:value-type="float">
            <text:p>-14.128904</text:p>
          </table:table-cell>
          <table:table-cell office:value-type="float" office:value="43" calcext:value-type="float">
            <text:p>43</text:p>
          </table:table-cell>
          <table:table-cell office:value-type="float" office:value="93.195687" calcext:value-type="float">
            <text:p>93.195687</text:p>
          </table:table-cell>
          <table:table-cell office:value-type="float" office:value="-14.162852" calcext:value-type="float">
            <text:p>-14.162852</text:p>
          </table:table-cell>
          <table:table-cell office:value-type="float" office:value="86.388955" calcext:value-type="float">
            <text:p>86.388955</text:p>
          </table:table-cell>
          <table:table-cell office:value-type="float" office:value="-11.505158" calcext:value-type="float">
            <text:p>-11.505158</text:p>
          </table:table-cell>
          <table:table-cell office:value-type="float" office:value="110.513143" calcext:value-type="float">
            <text:p>110.513143</text:p>
          </table:table-cell>
          <table:table-cell office:value-type="float" office:value="-2.239691" calcext:value-type="float">
            <text:p>-2.239691</text:p>
          </table:table-cell>
          <table:table-cell office:value-type="float" office:value="92.444481" calcext:value-type="float">
            <text:p>92.444481</text:p>
          </table:table-cell>
          <table:table-cell office:value-type="float" office:value="-14.128905" calcext:value-type="float">
            <text:p>-14.1289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7.829239" calcext:value-type="float">
            <text:p>97.829239</text:p>
          </table:table-cell>
          <table:table-cell office:value-type="float" office:value="-21.681523" calcext:value-type="float">
            <text:p>-21.681523</text:p>
          </table:table-cell>
          <table:table-cell office:value-type="float" office:value="86.378636" calcext:value-type="float">
            <text:p>86.378636</text:p>
          </table:table-cell>
          <table:table-cell office:value-type="float" office:value="-11.51648" calcext:value-type="float">
            <text:p>-11.51648</text:p>
          </table:table-cell>
          <table:table-cell office:value-type="float" office:value="109.615673" calcext:value-type="float">
            <text:p>109.615673</text:p>
          </table:table-cell>
          <table:table-cell office:value-type="float" office:value="-3.611148" calcext:value-type="float">
            <text:p>-3.611148</text:p>
          </table:table-cell>
          <table:table-cell office:value-type="float" office:value="97.22962" calcext:value-type="float">
            <text:p>97.22962</text:p>
          </table:table-cell>
          <table:table-cell office:value-type="float" office:value="-21.643429" calcext:value-type="float">
            <text:p>-21.643429</text:p>
          </table:table-cell>
          <table:table-cell office:value-type="float" office:value="44" calcext:value-type="float">
            <text:p>44</text:p>
          </table:table-cell>
          <table:table-cell office:value-type="float" office:value="97.82924" calcext:value-type="float">
            <text:p>97.82924</text:p>
          </table:table-cell>
          <table:table-cell office:value-type="float" office:value="-21.681524" calcext:value-type="float">
            <text:p>-21.681524</text:p>
          </table:table-cell>
          <table:table-cell office:value-type="float" office:value="86.378637" calcext:value-type="float">
            <text:p>86.378637</text:p>
          </table:table-cell>
          <table:table-cell office:value-type="float" office:value="-11.516481" calcext:value-type="float">
            <text:p>-11.516481</text:p>
          </table:table-cell>
          <table:table-cell office:value-type="float" office:value="109.615674" calcext:value-type="float">
            <text:p>109.615674</text:p>
          </table:table-cell>
          <table:table-cell office:value-type="float" office:value="-3.611148" calcext:value-type="float">
            <text:p>-3.611148</text:p>
          </table:table-cell>
          <table:table-cell office:value-type="float" office:value="97.22962" calcext:value-type="float">
            <text:p>97.22962</text:p>
          </table:table-cell>
          <table:table-cell office:value-type="float" office:value="-21.643429" calcext:value-type="float">
            <text:p>-21.6434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2.572128" calcext:value-type="float">
            <text:p>92.572128</text:p>
          </table:table-cell>
          <table:table-cell office:value-type="float" office:value="-17.619045" calcext:value-type="float">
            <text:p>-17.619045</text:p>
          </table:table-cell>
          <table:table-cell office:value-type="float" office:value="86.367327" calcext:value-type="float">
            <text:p>86.367327</text:p>
          </table:table-cell>
          <table:table-cell office:value-type="float" office:value="-11.536681" calcext:value-type="float">
            <text:p>-11.536681</text:p>
          </table:table-cell>
          <table:table-cell office:value-type="float" office:value="108.412107" calcext:value-type="float">
            <text:p>108.412107</text:p>
          </table:table-cell>
          <table:table-cell office:value-type="float" office:value="-4.610488" calcext:value-type="float">
            <text:p>-4.610488</text:p>
          </table:table-cell>
          <table:table-cell office:value-type="float" office:value="93.644191" calcext:value-type="float">
            <text:p>93.644191</text:p>
          </table:table-cell>
          <table:table-cell office:value-type="float" office:value="-19.016763" calcext:value-type="float">
            <text:p>-19.016763</text:p>
          </table:table-cell>
          <table:table-cell office:value-type="float" office:value="45" calcext:value-type="float">
            <text:p>45</text:p>
          </table:table-cell>
          <table:table-cell office:value-type="float" office:value="92.572128" calcext:value-type="float">
            <text:p>92.572128</text:p>
          </table:table-cell>
          <table:table-cell office:value-type="float" office:value="-17.619045" calcext:value-type="float">
            <text:p>-17.619045</text:p>
          </table:table-cell>
          <table:table-cell office:value-type="float" office:value="86.367327" calcext:value-type="float">
            <text:p>86.367327</text:p>
          </table:table-cell>
          <table:table-cell office:value-type="float" office:value="-11.536682" calcext:value-type="float">
            <text:p>-11.536682</text:p>
          </table:table-cell>
          <table:table-cell office:value-type="float" office:value="108.412108" calcext:value-type="float">
            <text:p>108.412108</text:p>
          </table:table-cell>
          <table:table-cell office:value-type="float" office:value="-4.610489" calcext:value-type="float">
            <text:p>-4.610489</text:p>
          </table:table-cell>
          <table:table-cell office:value-type="float" office:value="93.644192" calcext:value-type="float">
            <text:p>93.644192</text:p>
          </table:table-cell>
          <table:table-cell office:value-type="float" office:value="-19.016764" calcext:value-type="float">
            <text:p>-19.01676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0.339758" calcext:value-type="float">
            <text:p>90.339758</text:p>
          </table:table-cell>
          <table:table-cell office:value-type="float" office:value="-8.212389" calcext:value-type="float">
            <text:p>-8.212389</text:p>
          </table:table-cell>
          <table:table-cell office:value-type="float" office:value="86.361079" calcext:value-type="float">
            <text:p>86.361079</text:p>
          </table:table-cell>
          <table:table-cell office:value-type="float" office:value="-11.551809" calcext:value-type="float">
            <text:p>-11.551809</text:p>
          </table:table-cell>
          <table:table-cell office:value-type="float" office:value="107.141232" calcext:value-type="float">
            <text:p>107.141232</text:p>
          </table:table-cell>
          <table:table-cell office:value-type="float" office:value="-4.87669" calcext:value-type="float">
            <text:p>-4.87669</text:p>
          </table:table-cell>
          <table:table-cell office:value-type="float" office:value="90.437609" calcext:value-type="float">
            <text:p>90.437609</text:p>
          </table:table-cell>
          <table:table-cell office:value-type="float" office:value="-9.353113" calcext:value-type="float">
            <text:p>-9.353113</text:p>
          </table:table-cell>
          <table:table-cell office:value-type="float" office:value="46" calcext:value-type="float">
            <text:p>46</text:p>
          </table:table-cell>
          <table:table-cell office:value-type="float" office:value="90.339759" calcext:value-type="float">
            <text:p>90.339759</text:p>
          </table:table-cell>
          <table:table-cell office:value-type="float" office:value="-8.21239" calcext:value-type="float">
            <text:p>-8.21239</text:p>
          </table:table-cell>
          <table:table-cell office:value-type="float" office:value="86.361079" calcext:value-type="float">
            <text:p>86.361079</text:p>
          </table:table-cell>
          <table:table-cell office:value-type="float" office:value="-11.521554" calcext:value-type="float">
            <text:p>-11.521554</text:p>
          </table:table-cell>
          <table:table-cell office:value-type="float" office:value="107.141233" calcext:value-type="float">
            <text:p>107.141233</text:p>
          </table:table-cell>
          <table:table-cell office:value-type="float" office:value="-4.848553" calcext:value-type="float">
            <text:p>-4.848553</text:p>
          </table:table-cell>
          <table:table-cell office:value-type="float" office:value="90.437609" calcext:value-type="float">
            <text:p>90.437609</text:p>
          </table:table-cell>
          <table:table-cell office:value-type="float" office:value="-9.349521" calcext:value-type="float">
            <text:p>-9.3495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9.764964" calcext:value-type="float">
            <text:p>89.764964</text:p>
          </table:table-cell>
          <table:table-cell office:value-type="float" office:value="0.219692" calcext:value-type="float">
            <text:p>0.219692</text:p>
          </table:table-cell>
          <table:table-cell office:value-type="float" office:value="86.358099" calcext:value-type="float">
            <text:p>86.358099</text:p>
          </table:table-cell>
          <table:table-cell office:value-type="float" office:value="-11.546867" calcext:value-type="float">
            <text:p>-11.546867</text:p>
          </table:table-cell>
          <table:table-cell office:value-type="float" office:value="105.922122" calcext:value-type="float">
            <text:p>105.922122</text:p>
          </table:table-cell>
          <table:table-cell office:value-type="float" office:value="-4.515347" calcext:value-type="float">
            <text:p>-4.515347</text:p>
          </table:table-cell>
          <table:table-cell office:value-type="float" office:value="89.482905" calcext:value-type="float">
            <text:p>89.482905</text:p>
          </table:table-cell>
          <table:table-cell office:value-type="float" office:value="0.096512" calcext:value-type="float">
            <text:p>0.096512</text:p>
          </table:table-cell>
          <table:table-cell office:value-type="float" office:value="47" calcext:value-type="float">
            <text:p>47</text:p>
          </table:table-cell>
          <table:table-cell office:value-type="float" office:value="89.764964" calcext:value-type="float">
            <text:p>89.764964</text:p>
          </table:table-cell>
          <table:table-cell office:value-type="float" office:value="0.219692" calcext:value-type="float">
            <text:p>0.219692</text:p>
          </table:table-cell>
          <table:table-cell office:value-type="float" office:value="86.3581" calcext:value-type="float">
            <text:p>86.3581</text:p>
          </table:table-cell>
          <table:table-cell office:value-type="float" office:value="-11.516612" calcext:value-type="float">
            <text:p>-11.516612</text:p>
          </table:table-cell>
          <table:table-cell office:value-type="float" office:value="105.922123" calcext:value-type="float">
            <text:p>105.922123</text:p>
          </table:table-cell>
          <table:table-cell office:value-type="float" office:value="-4.489179" calcext:value-type="float">
            <text:p>-4.489179</text:p>
          </table:table-cell>
          <table:table-cell office:value-type="float" office:value="89.482906" calcext:value-type="float">
            <text:p>89.482906</text:p>
          </table:table-cell>
          <table:table-cell office:value-type="float" office:value="0.094263" calcext:value-type="float">
            <text:p>0.0942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6.858173" calcext:value-type="float">
            <text:p>86.858173</text:p>
          </table:table-cell>
          <table:table-cell office:value-type="float" office:value="0.508606" calcext:value-type="float">
            <text:p>0.508606</text:p>
          </table:table-cell>
          <table:table-cell office:value-type="float" office:value="86.355848" calcext:value-type="float">
            <text:p>86.355848</text:p>
          </table:table-cell>
          <table:table-cell office:value-type="float" office:value="-11.539601" calcext:value-type="float">
            <text:p>-11.539601</text:p>
          </table:table-cell>
          <table:table-cell office:value-type="float" office:value="104.585552" calcext:value-type="float">
            <text:p>104.585552</text:p>
          </table:table-cell>
          <table:table-cell office:value-type="float" office:value="-4.156913" calcext:value-type="float">
            <text:p>-4.156913</text:p>
          </table:table-cell>
          <table:table-cell office:value-type="float" office:value="87.014756" calcext:value-type="float">
            <text:p>87.014756</text:p>
          </table:table-cell>
          <table:table-cell office:value-type="float" office:value="1.519576" calcext:value-type="float">
            <text:p>1.519576</text:p>
          </table:table-cell>
          <table:table-cell office:value-type="float" office:value="48" calcext:value-type="float">
            <text:p>48</text:p>
          </table:table-cell>
          <table:table-cell office:value-type="float" office:value="86.858173" calcext:value-type="float">
            <text:p>86.858173</text:p>
          </table:table-cell>
          <table:table-cell office:value-type="float" office:value="0.508607" calcext:value-type="float">
            <text:p>0.508607</text:p>
          </table:table-cell>
          <table:table-cell office:value-type="float" office:value="86.355849" calcext:value-type="float">
            <text:p>86.355849</text:p>
          </table:table-cell>
          <table:table-cell office:value-type="float" office:value="-11.509346" calcext:value-type="float">
            <text:p>-11.509346</text:p>
          </table:table-cell>
          <table:table-cell office:value-type="float" office:value="104.585553" calcext:value-type="float">
            <text:p>104.585553</text:p>
          </table:table-cell>
          <table:table-cell office:value-type="float" office:value="-4.132577" calcext:value-type="float">
            <text:p>-4.132577</text:p>
          </table:table-cell>
          <table:table-cell office:value-type="float" office:value="87.014757" calcext:value-type="float">
            <text:p>87.014757</text:p>
          </table:table-cell>
          <table:table-cell office:value-type="float" office:value="1.518397" calcext:value-type="float">
            <text:p>1.51839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9.997889" calcext:value-type="float">
            <text:p>79.997889</text:p>
          </table:table-cell>
          <table:table-cell office:value-type="float" office:value="-2.550447" calcext:value-type="float">
            <text:p>-2.550447</text:p>
          </table:table-cell>
          <table:table-cell office:value-type="float" office:value="86.352411" calcext:value-type="float">
            <text:p>86.352411</text:p>
          </table:table-cell>
          <table:table-cell office:value-type="float" office:value="-11.525496" calcext:value-type="float">
            <text:p>-11.525496</text:p>
          </table:table-cell>
          <table:table-cell office:value-type="float" office:value="102.86122" calcext:value-type="float">
            <text:p>102.86122</text:p>
          </table:table-cell>
          <table:table-cell office:value-type="float" office:value="-4.031342" calcext:value-type="float">
            <text:p>-4.031342</text:p>
          </table:table-cell>
          <table:table-cell office:value-type="float" office:value="80.5197" calcext:value-type="float">
            <text:p>80.5197</text:p>
          </table:table-cell>
          <table:table-cell office:value-type="float" office:value="-1.825526" calcext:value-type="float">
            <text:p>-1.825526</text:p>
          </table:table-cell>
          <table:table-cell office:value-type="float" office:value="49" calcext:value-type="float">
            <text:p>49</text:p>
          </table:table-cell>
          <table:table-cell office:value-type="float" office:value="79.99789" calcext:value-type="float">
            <text:p>79.99789</text:p>
          </table:table-cell>
          <table:table-cell office:value-type="float" office:value="-2.550448" calcext:value-type="float">
            <text:p>-2.550448</text:p>
          </table:table-cell>
          <table:table-cell office:value-type="float" office:value="86.352412" calcext:value-type="float">
            <text:p>86.352412</text:p>
          </table:table-cell>
          <table:table-cell office:value-type="float" office:value="-11.495241" calcext:value-type="float">
            <text:p>-11.495241</text:p>
          </table:table-cell>
          <table:table-cell office:value-type="float" office:value="102.86122" calcext:value-type="float">
            <text:p>102.86122</text:p>
          </table:table-cell>
          <table:table-cell office:value-type="float" office:value="-4.00871" calcext:value-type="float">
            <text:p>-4.00871</text:p>
          </table:table-cell>
          <table:table-cell office:value-type="float" office:value="80.5197" calcext:value-type="float">
            <text:p>80.5197</text:p>
          </table:table-cell>
          <table:table-cell office:value-type="float" office:value="-1.825674" calcext:value-type="float">
            <text:p>-1.8256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.366053" calcext:value-type="float">
            <text:p>79.366053</text:p>
          </table:table-cell>
          <table:table-cell office:value-type="float" office:value="-7.142961" calcext:value-type="float">
            <text:p>-7.142961</text:p>
          </table:table-cell>
          <table:table-cell office:value-type="float" office:value="86.348313" calcext:value-type="float">
            <text:p>86.348313</text:p>
          </table:table-cell>
          <table:table-cell office:value-type="float" office:value="-11.514361" calcext:value-type="float">
            <text:p>-11.514361</text:p>
          </table:table-cell>
          <table:table-cell office:value-type="float" office:value="101.212747" calcext:value-type="float">
            <text:p>101.212747</text:p>
          </table:table-cell>
          <table:table-cell office:value-type="float" office:value="-4.238801" calcext:value-type="float">
            <text:p>-4.238801</text:p>
          </table:table-cell>
          <table:table-cell office:value-type="float" office:value="78.846153" calcext:value-type="float">
            <text:p>78.846153</text:p>
          </table:table-cell>
          <table:table-cell office:value-type="float" office:value="-6.848842" calcext:value-type="float">
            <text:p>-6.848842</text:p>
          </table:table-cell>
          <table:table-cell office:value-type="float" office:value="50" calcext:value-type="float">
            <text:p>50</text:p>
          </table:table-cell>
          <table:table-cell office:value-type="float" office:value="79.366054" calcext:value-type="float">
            <text:p>79.366054</text:p>
          </table:table-cell>
          <table:table-cell office:value-type="float" office:value="-7.142962" calcext:value-type="float">
            <text:p>-7.142962</text:p>
          </table:table-cell>
          <table:table-cell office:value-type="float" office:value="86.348314" calcext:value-type="float">
            <text:p>86.348314</text:p>
          </table:table-cell>
          <table:table-cell office:value-type="float" office:value="-11.484106" calcext:value-type="float">
            <text:p>-11.484106</text:p>
          </table:table-cell>
          <table:table-cell office:value-type="float" office:value="101.212748" calcext:value-type="float">
            <text:p>101.212748</text:p>
          </table:table-cell>
          <table:table-cell office:value-type="float" office:value="-4.217753" calcext:value-type="float">
            <text:p>-4.217753</text:p>
          </table:table-cell>
          <table:table-cell office:value-type="float" office:value="78.846153" calcext:value-type="float">
            <text:p>78.846153</text:p>
          </table:table-cell>
          <table:table-cell office:value-type="float" office:value="-6.848763" calcext:value-type="float">
            <text:p>-6.84876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9.00259" calcext:value-type="float">
            <text:p>79.00259</text:p>
          </table:table-cell>
          <table:table-cell office:value-type="float" office:value="-14.720198" calcext:value-type="float">
            <text:p>-14.720198</text:p>
          </table:table-cell>
          <table:table-cell office:value-type="float" office:value="86.343574" calcext:value-type="float">
            <text:p>86.343574</text:p>
          </table:table-cell>
          <table:table-cell office:value-type="float" office:value="-11.50591" calcext:value-type="float">
            <text:p>-11.50591</text:p>
          </table:table-cell>
          <table:table-cell office:value-type="float" office:value="99.653629" calcext:value-type="float">
            <text:p>99.653629</text:p>
          </table:table-cell>
          <table:table-cell office:value-type="float" office:value="-4.964638" calcext:value-type="float">
            <text:p>-4.964638</text:p>
          </table:table-cell>
          <table:table-cell office:value-type="float" office:value="78.752349" calcext:value-type="float">
            <text:p>78.752349</text:p>
          </table:table-cell>
          <table:table-cell office:value-type="float" office:value="-14.387378" calcext:value-type="float">
            <text:p>-14.387378</text:p>
          </table:table-cell>
          <table:table-cell office:value-type="float" office:value="51" calcext:value-type="float">
            <text:p>51</text:p>
          </table:table-cell>
          <table:table-cell office:value-type="float" office:value="79.002591" calcext:value-type="float">
            <text:p>79.002591</text:p>
          </table:table-cell>
          <table:table-cell office:value-type="float" office:value="-14.720199" calcext:value-type="float">
            <text:p>-14.720199</text:p>
          </table:table-cell>
          <table:table-cell office:value-type="float" office:value="86.343575" calcext:value-type="float">
            <text:p>86.343575</text:p>
          </table:table-cell>
          <table:table-cell office:value-type="float" office:value="-11.475655" calcext:value-type="float">
            <text:p>-11.475655</text:p>
          </table:table-cell>
          <table:table-cell office:value-type="float" office:value="99.653629" calcext:value-type="float">
            <text:p>99.653629</text:p>
          </table:table-cell>
          <table:table-cell office:value-type="float" office:value="-4.945064" calcext:value-type="float">
            <text:p>-4.945064</text:p>
          </table:table-cell>
          <table:table-cell office:value-type="float" office:value="78.75235" calcext:value-type="float">
            <text:p>78.75235</text:p>
          </table:table-cell>
          <table:table-cell office:value-type="float" office:value="-14.387337" calcext:value-type="float">
            <text:p>-14.38733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80.104755" calcext:value-type="float">
            <text:p>80.104755</text:p>
          </table:table-cell>
          <table:table-cell office:value-type="float" office:value="-27.003426" calcext:value-type="float">
            <text:p>-27.003426</text:p>
          </table:table-cell>
          <table:table-cell office:value-type="float" office:value="86.338474" calcext:value-type="float">
            <text:p>86.338474</text:p>
          </table:table-cell>
          <table:table-cell office:value-type="float" office:value="-11.49873" calcext:value-type="float">
            <text:p>-11.49873</text:p>
          </table:table-cell>
          <table:table-cell office:value-type="float" office:value="98.280464" calcext:value-type="float">
            <text:p>98.280464</text:p>
          </table:table-cell>
          <table:table-cell office:value-type="float" office:value="-6.500677" calcext:value-type="float">
            <text:p>-6.500677</text:p>
          </table:table-cell>
          <table:table-cell office:value-type="float" office:value="79.928816" calcext:value-type="float">
            <text:p>79.928816</text:p>
          </table:table-cell>
          <table:table-cell office:value-type="float" office:value="-26.444243" calcext:value-type="float">
            <text:p>-26.444243</text:p>
          </table:table-cell>
          <table:table-cell office:value-type="float" office:value="52" calcext:value-type="float">
            <text:p>52</text:p>
          </table:table-cell>
          <table:table-cell office:value-type="float" office:value="80.104755" calcext:value-type="float">
            <text:p>80.104755</text:p>
          </table:table-cell>
          <table:table-cell office:value-type="float" office:value="-27.003426" calcext:value-type="float">
            <text:p>-27.003426</text:p>
          </table:table-cell>
          <table:table-cell office:value-type="float" office:value="86.338474" calcext:value-type="float">
            <text:p>86.338474</text:p>
          </table:table-cell>
          <table:table-cell office:value-type="float" office:value="-11.468475" calcext:value-type="float">
            <text:p>-11.468475</text:p>
          </table:table-cell>
          <table:table-cell office:value-type="float" office:value="98.280465" calcext:value-type="float">
            <text:p>98.280465</text:p>
          </table:table-cell>
          <table:table-cell office:value-type="float" office:value="-6.482472" calcext:value-type="float">
            <text:p>-6.482472</text:p>
          </table:table-cell>
          <table:table-cell office:value-type="float" office:value="79.928817" calcext:value-type="float">
            <text:p>79.928817</text:p>
          </table:table-cell>
          <table:table-cell office:value-type="float" office:value="-26.444239" calcext:value-type="float">
            <text:p>-26.4442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6.81002" calcext:value-type="float">
            <text:p>76.81002</text:p>
          </table:table-cell>
          <table:table-cell office:value-type="float" office:value="-36.652168" calcext:value-type="float">
            <text:p>-36.652168</text:p>
          </table:table-cell>
          <table:table-cell office:value-type="float" office:value="86.333241" calcext:value-type="float">
            <text:p>86.333241</text:p>
          </table:table-cell>
          <table:table-cell office:value-type="float" office:value="-11.491107" calcext:value-type="float">
            <text:p>-11.491107</text:p>
          </table:table-cell>
          <table:table-cell office:value-type="float" office:value="96.772666" calcext:value-type="float">
            <text:p>96.772666</text:p>
          </table:table-cell>
          <table:table-cell office:value-type="float" office:value="-8.604191" calcext:value-type="float">
            <text:p>-8.604191</text:p>
          </table:table-cell>
          <table:table-cell office:value-type="float" office:value="77.224036" calcext:value-type="float">
            <text:p>77.224036</text:p>
          </table:table-cell>
          <table:table-cell office:value-type="float" office:value="-36.77992" calcext:value-type="float">
            <text:p>-36.77992</text:p>
          </table:table-cell>
          <table:table-cell office:value-type="float" office:value="53" calcext:value-type="float">
            <text:p>53</text:p>
          </table:table-cell>
          <table:table-cell office:value-type="float" office:value="76.81002" calcext:value-type="float">
            <text:p>76.81002</text:p>
          </table:table-cell>
          <table:table-cell office:value-type="float" office:value="-36.652169" calcext:value-type="float">
            <text:p>-36.652169</text:p>
          </table:table-cell>
          <table:table-cell office:value-type="float" office:value="86.333241" calcext:value-type="float">
            <text:p>86.333241</text:p>
          </table:table-cell>
          <table:table-cell office:value-type="float" office:value="-11.460852" calcext:value-type="float">
            <text:p>-11.460852</text:p>
          </table:table-cell>
          <table:table-cell office:value-type="float" office:value="96.772667" calcext:value-type="float">
            <text:p>96.772667</text:p>
          </table:table-cell>
          <table:table-cell office:value-type="float" office:value="-8.587261" calcext:value-type="float">
            <text:p>-8.587261</text:p>
          </table:table-cell>
          <table:table-cell office:value-type="float" office:value="77.224036" calcext:value-type="float">
            <text:p>77.224036</text:p>
          </table:table-cell>
          <table:table-cell office:value-type="float" office:value="-36.779923" calcext:value-type="float">
            <text:p>-36.77992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.912733" calcext:value-type="float">
            <text:p>69.912733</text:p>
          </table:table-cell>
          <table:table-cell office:value-type="float" office:value="-31.070379" calcext:value-type="float">
            <text:p>-31.070379</text:p>
          </table:table-cell>
          <table:table-cell office:value-type="float" office:value="86.33022" calcext:value-type="float">
            <text:p>86.33022</text:p>
          </table:table-cell>
          <table:table-cell office:value-type="float" office:value="-11.48194" calcext:value-type="float">
            <text:p>-11.48194</text:p>
          </table:table-cell>
          <table:table-cell office:value-type="float" office:value="94.889662" calcext:value-type="float">
            <text:p>94.889662</text:p>
          </table:table-cell>
          <table:table-cell office:value-type="float" office:value="-10.168299" calcext:value-type="float">
            <text:p>-10.168299</text:p>
          </table:table-cell>
          <table:table-cell office:value-type="float" office:value="70.407494" calcext:value-type="float">
            <text:p>70.407494</text:p>
          </table:table-cell>
          <table:table-cell office:value-type="float" office:value="-32.65889" calcext:value-type="float">
            <text:p>-32.65889</text:p>
          </table:table-cell>
          <table:table-cell office:value-type="float" office:value="54" calcext:value-type="float">
            <text:p>54</text:p>
          </table:table-cell>
          <table:table-cell office:value-type="float" office:value="69.912733" calcext:value-type="float">
            <text:p>69.912733</text:p>
          </table:table-cell>
          <table:table-cell office:value-type="float" office:value="-31.07038" calcext:value-type="float">
            <text:p>-31.07038</text:p>
          </table:table-cell>
          <table:table-cell office:value-type="float" office:value="86.330221" calcext:value-type="float">
            <text:p>86.330221</text:p>
          </table:table-cell>
          <table:table-cell office:value-type="float" office:value="-11.451685" calcext:value-type="float">
            <text:p>-11.451685</text:p>
          </table:table-cell>
          <table:table-cell office:value-type="float" office:value="94.889662" calcext:value-type="float">
            <text:p>94.889662</text:p>
          </table:table-cell>
          <table:table-cell office:value-type="float" office:value="-10.152554" calcext:value-type="float">
            <text:p>-10.152554</text:p>
          </table:table-cell>
          <table:table-cell office:value-type="float" office:value="70.407495" calcext:value-type="float">
            <text:p>70.407495</text:p>
          </table:table-cell>
          <table:table-cell office:value-type="float" office:value="-32.658892" calcext:value-type="float">
            <text:p>-32.65889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7.14304" calcext:value-type="float">
            <text:p>97.14304</text:p>
          </table:table-cell>
          <table:table-cell office:value-type="float" office:value="-19.292132" calcext:value-type="float">
            <text:p>-19.292132</text:p>
          </table:table-cell>
          <table:table-cell office:value-type="float" office:value="86.328632" calcext:value-type="float">
            <text:p>86.328632</text:p>
          </table:table-cell>
          <table:table-cell office:value-type="float" office:value="-11.490583" calcext:value-type="float">
            <text:p>-11.490583</text:p>
          </table:table-cell>
          <table:table-cell office:value-type="float" office:value="95.045921" calcext:value-type="float">
            <text:p>95.045921</text:p>
          </table:table-cell>
          <table:table-cell office:value-type="float" office:value="-10.815005" calcext:value-type="float">
            <text:p>-10.815005</text:p>
          </table:table-cell>
          <table:table-cell office:value-type="float" office:value="93.979269" calcext:value-type="float">
            <text:p>93.979269</text:p>
          </table:table-cell>
          <table:table-cell office:value-type="float" office:value="-20.337289" calcext:value-type="float">
            <text:p>-20.337289</text:p>
          </table:table-cell>
          <table:table-cell office:value-type="float" office:value="55" calcext:value-type="float">
            <text:p>55</text:p>
          </table:table-cell>
          <table:table-cell office:value-type="float" office:value="97.143041" calcext:value-type="float">
            <text:p>97.143041</text:p>
          </table:table-cell>
          <table:table-cell office:value-type="float" office:value="-19.292132" calcext:value-type="float">
            <text:p>-19.292132</text:p>
          </table:table-cell>
          <table:table-cell office:value-type="float" office:value="86.328632" calcext:value-type="float">
            <text:p>86.328632</text:p>
          </table:table-cell>
          <table:table-cell office:value-type="float" office:value="-11.460328" calcext:value-type="float">
            <text:p>-11.460328</text:p>
          </table:table-cell>
          <table:table-cell office:value-type="float" office:value="95.045921" calcext:value-type="float">
            <text:p>95.045921</text:p>
          </table:table-cell>
          <table:table-cell office:value-type="float" office:value="-10.800363" calcext:value-type="float">
            <text:p>-10.800363</text:p>
          </table:table-cell>
          <table:table-cell office:value-type="float" office:value="93.97927" calcext:value-type="float">
            <text:p>93.97927</text:p>
          </table:table-cell>
          <table:table-cell office:value-type="float" office:value="-20.33729" calcext:value-type="float">
            <text:p>-20.3372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1.988539" calcext:value-type="float">
            <text:p>111.988539</text:p>
          </table:table-cell>
          <table:table-cell office:value-type="float" office:value="2.443266" calcext:value-type="float">
            <text:p>2.443266</text:p>
          </table:table-cell>
          <table:table-cell office:value-type="float" office:value="86.32758" calcext:value-type="float">
            <text:p>86.32758</text:p>
          </table:table-cell>
          <table:table-cell office:value-type="float" office:value="-11.498486" calcext:value-type="float">
            <text:p>-11.498486</text:p>
          </table:table-cell>
          <table:table-cell office:value-type="float" office:value="96.230926" calcext:value-type="float">
            <text:p>96.230926</text:p>
          </table:table-cell>
          <table:table-cell office:value-type="float" office:value="-9.894277" calcext:value-type="float">
            <text:p>-9.894277</text:p>
          </table:table-cell>
          <table:table-cell office:value-type="float" office:value="112.200688" calcext:value-type="float">
            <text:p>112.200688</text:p>
          </table:table-cell>
          <table:table-cell office:value-type="float" office:value="1.365398" calcext:value-type="float">
            <text:p>1.365398</text:p>
          </table:table-cell>
          <table:table-cell office:value-type="float" office:value="56" calcext:value-type="float">
            <text:p>56</text:p>
          </table:table-cell>
          <table:table-cell office:value-type="float" office:value="111.98854" calcext:value-type="float">
            <text:p>111.98854</text:p>
          </table:table-cell>
          <table:table-cell office:value-type="float" office:value="2.443266" calcext:value-type="float">
            <text:p>2.443266</text:p>
          </table:table-cell>
          <table:table-cell office:value-type="float" office:value="86.327581" calcext:value-type="float">
            <text:p>86.327581</text:p>
          </table:table-cell>
          <table:table-cell office:value-type="float" office:value="-11.468231" calcext:value-type="float">
            <text:p>-11.468231</text:p>
          </table:table-cell>
          <table:table-cell office:value-type="float" office:value="96.230927" calcext:value-type="float">
            <text:p>96.230927</text:p>
          </table:table-cell>
          <table:table-cell office:value-type="float" office:value="-9.880659" calcext:value-type="float">
            <text:p>-9.880659</text:p>
          </table:table-cell>
          <table:table-cell office:value-type="float" office:value="112.200688" calcext:value-type="float">
            <text:p>112.200688</text:p>
          </table:table-cell>
          <table:table-cell office:value-type="float" office:value="1.365399" calcext:value-type="float">
            <text:p>1.36539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9.978113" calcext:value-type="float">
            <text:p>89.978113</text:p>
          </table:table-cell>
          <table:table-cell office:value-type="float" office:value="12.557517" calcext:value-type="float">
            <text:p>12.557517</text:p>
          </table:table-cell>
          <table:table-cell office:value-type="float" office:value="86.328428" calcext:value-type="float">
            <text:p>86.328428</text:p>
          </table:table-cell>
          <table:table-cell office:value-type="float" office:value="-11.502555" calcext:value-type="float">
            <text:p>-11.502555</text:p>
          </table:table-cell>
          <table:table-cell office:value-type="float" office:value="95.794018" calcext:value-type="float">
            <text:p>95.794018</text:p>
          </table:table-cell>
          <table:table-cell office:value-type="float" office:value="-8.326435" calcext:value-type="float">
            <text:p>-8.326435</text:p>
          </table:table-cell>
          <table:table-cell office:value-type="float" office:value="93.67815" calcext:value-type="float">
            <text:p>93.67815</text:p>
          </table:table-cell>
          <table:table-cell office:value-type="float" office:value="13.412036" calcext:value-type="float">
            <text:p>13.412036</text:p>
          </table:table-cell>
          <table:table-cell office:value-type="float" office:value="57" calcext:value-type="float">
            <text:p>57</text:p>
          </table:table-cell>
          <table:table-cell office:value-type="float" office:value="89.978114" calcext:value-type="float">
            <text:p>89.978114</text:p>
          </table:table-cell>
          <table:table-cell office:value-type="float" office:value="12.557518" calcext:value-type="float">
            <text:p>12.557518</text:p>
          </table:table-cell>
          <table:table-cell office:value-type="float" office:value="86.328428" calcext:value-type="float">
            <text:p>86.328428</text:p>
          </table:table-cell>
          <table:table-cell office:value-type="float" office:value="-11.4723" calcext:value-type="float">
            <text:p>-11.4723</text:p>
          </table:table-cell>
          <table:table-cell office:value-type="float" office:value="95.794018" calcext:value-type="float">
            <text:p>95.794018</text:p>
          </table:table-cell>
          <table:table-cell office:value-type="float" office:value="-8.313771" calcext:value-type="float">
            <text:p>-8.313771</text:p>
          </table:table-cell>
          <table:table-cell office:value-type="float" office:value="93.67815" calcext:value-type="float">
            <text:p>93.67815</text:p>
          </table:table-cell>
          <table:table-cell office:value-type="float" office:value="13.412036" calcext:value-type="float">
            <text:p>13.41203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.811185" calcext:value-type="float">
            <text:p>77.811185</text:p>
          </table:table-cell>
          <table:table-cell office:value-type="float" office:value="10.227018" calcext:value-type="float">
            <text:p>10.227018</text:p>
          </table:table-cell>
          <table:table-cell office:value-type="float" office:value="86.329826" calcext:value-type="float">
            <text:p>86.329826</text:p>
          </table:table-cell>
          <table:table-cell office:value-type="float" office:value="-11.499527" calcext:value-type="float">
            <text:p>-11.499527</text:p>
          </table:table-cell>
          <table:table-cell office:value-type="float" office:value="94.536519" calcext:value-type="float">
            <text:p>94.536519</text:p>
          </table:table-cell>
          <table:table-cell office:value-type="float" office:value="-7.024877" calcext:value-type="float">
            <text:p>-7.024877</text:p>
          </table:table-cell>
          <table:table-cell office:value-type="float" office:value="77.917782" calcext:value-type="float">
            <text:p>77.917782</text:p>
          </table:table-cell>
          <table:table-cell office:value-type="float" office:value="11.65673" calcext:value-type="float">
            <text:p>11.65673</text:p>
          </table:table-cell>
          <table:table-cell office:value-type="float" office:value="58" calcext:value-type="float">
            <text:p>58</text:p>
          </table:table-cell>
          <table:table-cell office:value-type="float" office:value="77.811186" calcext:value-type="float">
            <text:p>77.811186</text:p>
          </table:table-cell>
          <table:table-cell office:value-type="float" office:value="10.227019" calcext:value-type="float">
            <text:p>10.227019</text:p>
          </table:table-cell>
          <table:table-cell office:value-type="float" office:value="86.329826" calcext:value-type="float">
            <text:p>86.329826</text:p>
          </table:table-cell>
          <table:table-cell office:value-type="float" office:value="-11.469272" calcext:value-type="float">
            <text:p>-11.469272</text:p>
          </table:table-cell>
          <table:table-cell office:value-type="float" office:value="94.53652" calcext:value-type="float">
            <text:p>94.53652</text:p>
          </table:table-cell>
          <table:table-cell office:value-type="float" office:value="-7.013099" calcext:value-type="float">
            <text:p>-7.013099</text:p>
          </table:table-cell>
          <table:table-cell office:value-type="float" office:value="77.917783" calcext:value-type="float">
            <text:p>77.917783</text:p>
          </table:table-cell>
          <table:table-cell office:value-type="float" office:value="11.65673" calcext:value-type="float">
            <text:p>11.656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81.085873" calcext:value-type="float">
            <text:p>81.085873</text:p>
          </table:table-cell>
          <table:table-cell office:value-type="float" office:value="-6.642915" calcext:value-type="float">
            <text:p>-6.642915</text:p>
          </table:table-cell>
          <table:table-cell office:value-type="float" office:value="86.331447" calcext:value-type="float">
            <text:p>86.331447</text:p>
          </table:table-cell>
          <table:table-cell office:value-type="float" office:value="-11.490983" calcext:value-type="float">
            <text:p>-11.490983</text:p>
          </table:table-cell>
          <table:table-cell office:value-type="float" office:value="93.596482" calcext:value-type="float">
            <text:p>93.596482</text:p>
          </table:table-cell>
          <table:table-cell office:value-type="float" office:value="-6.990193" calcext:value-type="float">
            <text:p>-6.990193</text:p>
          </table:table-cell>
          <table:table-cell office:value-type="float" office:value="79.461521" calcext:value-type="float">
            <text:p>79.461521</text:p>
          </table:table-cell>
          <table:table-cell office:value-type="float" office:value="-5.085446" calcext:value-type="float">
            <text:p>-5.085446</text:p>
          </table:table-cell>
          <table:table-cell office:value-type="float" office:value="59" calcext:value-type="float">
            <text:p>59</text:p>
          </table:table-cell>
          <table:table-cell office:value-type="float" office:value="81.085874" calcext:value-type="float">
            <text:p>81.085874</text:p>
          </table:table-cell>
          <table:table-cell office:value-type="float" office:value="-6.642916" calcext:value-type="float">
            <text:p>-6.642916</text:p>
          </table:table-cell>
          <table:table-cell office:value-type="float" office:value="86.331447" calcext:value-type="float">
            <text:p>86.331447</text:p>
          </table:table-cell>
          <table:table-cell office:value-type="float" office:value="-11.460727" calcext:value-type="float">
            <text:p>-11.460727</text:p>
          </table:table-cell>
          <table:table-cell office:value-type="float" office:value="93.596482" calcext:value-type="float">
            <text:p>93.596482</text:p>
          </table:table-cell>
          <table:table-cell office:value-type="float" office:value="-6.97924" calcext:value-type="float">
            <text:p>-6.97924</text:p>
          </table:table-cell>
          <table:table-cell office:value-type="float" office:value="79.461521" calcext:value-type="float">
            <text:p>79.461521</text:p>
          </table:table-cell>
          <table:table-cell office:value-type="float" office:value="-5.085447" calcext:value-type="float">
            <text:p>-5.08544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2.623155" calcext:value-type="float">
            <text:p>82.623155</text:p>
          </table:table-cell>
          <table:table-cell office:value-type="float" office:value="-19.605343" calcext:value-type="float">
            <text:p>-19.605343</text:p>
          </table:table-cell>
          <table:table-cell office:value-type="float" office:value="86.333808" calcext:value-type="float">
            <text:p>86.333808</text:p>
          </table:table-cell>
          <table:table-cell office:value-type="float" office:value="-11.480044" calcext:value-type="float">
            <text:p>-11.480044</text:p>
          </table:table-cell>
          <table:table-cell office:value-type="float" office:value="92.830545" calcext:value-type="float">
            <text:p>92.830545</text:p>
          </table:table-cell>
          <table:table-cell office:value-type="float" office:value="-7.863081" calcext:value-type="float">
            <text:p>-7.863081</text:p>
          </table:table-cell>
          <table:table-cell office:value-type="float" office:value="82.344601" calcext:value-type="float">
            <text:p>82.344601</text:p>
          </table:table-cell>
          <table:table-cell office:value-type="float" office:value="-19.655128" calcext:value-type="float">
            <text:p>-19.655128</text:p>
          </table:table-cell>
          <table:table-cell office:value-type="float" office:value="60" calcext:value-type="float">
            <text:p>60</text:p>
          </table:table-cell>
          <table:table-cell office:value-type="float" office:value="82.623156" calcext:value-type="float">
            <text:p>82.623156</text:p>
          </table:table-cell>
          <table:table-cell office:value-type="float" office:value="-19.605343" calcext:value-type="float">
            <text:p>-19.605343</text:p>
          </table:table-cell>
          <table:table-cell office:value-type="float" office:value="86.333808" calcext:value-type="float">
            <text:p>86.333808</text:p>
          </table:table-cell>
          <table:table-cell office:value-type="float" office:value="-11.449789" calcext:value-type="float">
            <text:p>-11.449789</text:p>
          </table:table-cell>
          <table:table-cell office:value-type="float" office:value="92.830545" calcext:value-type="float">
            <text:p>92.830545</text:p>
          </table:table-cell>
          <table:table-cell office:value-type="float" office:value="-7.852894" calcext:value-type="float">
            <text:p>-7.852894</text:p>
          </table:table-cell>
          <table:table-cell office:value-type="float" office:value="82.344601" calcext:value-type="float">
            <text:p>82.344601</text:p>
          </table:table-cell>
          <table:table-cell office:value-type="float" office:value="-19.655128" calcext:value-type="float">
            <text:p>-19.65512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.259914" calcext:value-type="float">
            <text:p>79.259914</text:p>
          </table:table-cell>
          <table:table-cell office:value-type="float" office:value="-27.19709" calcext:value-type="float">
            <text:p>-27.19709</text:p>
          </table:table-cell>
          <table:table-cell office:value-type="float" office:value="86.338675" calcext:value-type="float">
            <text:p>86.338675</text:p>
          </table:table-cell>
          <table:table-cell office:value-type="float" office:value="-11.470581" calcext:value-type="float">
            <text:p>-11.470581</text:p>
          </table:table-cell>
          <table:table-cell office:value-type="float" office:value="91.885127" calcext:value-type="float">
            <text:p>91.885127</text:p>
          </table:table-cell>
          <table:table-cell office:value-type="float" office:value="-9.207661" calcext:value-type="float">
            <text:p>-9.207661</text:p>
          </table:table-cell>
          <table:table-cell office:value-type="float" office:value="79.724381" calcext:value-type="float">
            <text:p>79.724381</text:p>
          </table:table-cell>
          <table:table-cell office:value-type="float" office:value="-27.776256" calcext:value-type="float">
            <text:p>-27.776256</text:p>
          </table:table-cell>
          <table:table-cell office:value-type="float" office:value="61" calcext:value-type="float">
            <text:p>61</text:p>
          </table:table-cell>
          <table:table-cell office:value-type="float" office:value="79.259915" calcext:value-type="float">
            <text:p>79.259915</text:p>
          </table:table-cell>
          <table:table-cell office:value-type="float" office:value="-27.19709" calcext:value-type="float">
            <text:p>-27.19709</text:p>
          </table:table-cell>
          <table:table-cell office:value-type="float" office:value="86.338675" calcext:value-type="float">
            <text:p>86.338675</text:p>
          </table:table-cell>
          <table:table-cell office:value-type="float" office:value="-11.440326" calcext:value-type="float">
            <text:p>-11.440326</text:p>
          </table:table-cell>
          <table:table-cell office:value-type="float" office:value="91.885127" calcext:value-type="float">
            <text:p>91.885127</text:p>
          </table:table-cell>
          <table:table-cell office:value-type="float" office:value="-9.198187" calcext:value-type="float">
            <text:p>-9.198187</text:p>
          </table:table-cell>
          <table:table-cell office:value-type="float" office:value="79.724382" calcext:value-type="float">
            <text:p>79.724382</text:p>
          </table:table-cell>
          <table:table-cell office:value-type="float" office:value="-27.776257" calcext:value-type="float">
            <text:p>-27.7762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3.415204" calcext:value-type="float">
            <text:p>83.415204</text:p>
          </table:table-cell>
          <table:table-cell office:value-type="float" office:value="-27.678004" calcext:value-type="float">
            <text:p>-27.678004</text:p>
          </table:table-cell>
          <table:table-cell office:value-type="float" office:value="86.349114" calcext:value-type="float">
            <text:p>86.349114</text:p>
          </table:table-cell>
          <table:table-cell office:value-type="float" office:value="-11.465789" calcext:value-type="float">
            <text:p>-11.465789</text:p>
          </table:table-cell>
          <table:table-cell office:value-type="float" office:value="91.301941" calcext:value-type="float">
            <text:p>91.301941</text:p>
          </table:table-cell>
          <table:table-cell office:value-type="float" office:value="-10.496129" calcext:value-type="float">
            <text:p>-10.496129</text:p>
          </table:table-cell>
          <table:table-cell office:value-type="float" office:value="82.952184" calcext:value-type="float">
            <text:p>82.952184</text:p>
          </table:table-cell>
          <table:table-cell office:value-type="float" office:value="-28.380645" calcext:value-type="float">
            <text:p>-28.380645</text:p>
          </table:table-cell>
          <table:table-cell office:value-type="float" office:value="62" calcext:value-type="float">
            <text:p>62</text:p>
          </table:table-cell>
          <table:table-cell office:value-type="float" office:value="83.415204" calcext:value-type="float">
            <text:p>83.415204</text:p>
          </table:table-cell>
          <table:table-cell office:value-type="float" office:value="-27.678005" calcext:value-type="float">
            <text:p>-27.678005</text:p>
          </table:table-cell>
          <table:table-cell office:value-type="float" office:value="86.349115" calcext:value-type="float">
            <text:p>86.349115</text:p>
          </table:table-cell>
          <table:table-cell office:value-type="float" office:value="-11.435534" calcext:value-type="float">
            <text:p>-11.435534</text:p>
          </table:table-cell>
          <table:table-cell office:value-type="float" office:value="91.301942" calcext:value-type="float">
            <text:p>91.301942</text:p>
          </table:table-cell>
          <table:table-cell office:value-type="float" office:value="-10.487318" calcext:value-type="float">
            <text:p>-10.487318</text:p>
          </table:table-cell>
          <table:table-cell office:value-type="float" office:value="82.952185" calcext:value-type="float">
            <text:p>82.952185</text:p>
          </table:table-cell>
          <table:table-cell office:value-type="float" office:value="-28.380646" calcext:value-type="float">
            <text:p>-28.3806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3.424722" calcext:value-type="float">
            <text:p>93.424722</text:p>
          </table:table-cell>
          <table:table-cell office:value-type="float" office:value="-19.276225" calcext:value-type="float">
            <text:p>-19.276225</text:p>
          </table:table-cell>
          <table:table-cell office:value-type="float" office:value="86.368369" calcext:value-type="float">
            <text:p>86.368369</text:p>
          </table:table-cell>
          <table:table-cell office:value-type="float" office:value="-11.472376" calcext:value-type="float">
            <text:p>-11.472376</text:p>
          </table:table-cell>
          <table:table-cell office:value-type="float" office:value="91.468442" calcext:value-type="float">
            <text:p>91.468442</text:p>
          </table:table-cell>
          <table:table-cell office:value-type="float" office:value="-11.116861" calcext:value-type="float">
            <text:p>-11.116861</text:p>
          </table:table-cell>
          <table:table-cell office:value-type="float" office:value="92.827223" calcext:value-type="float">
            <text:p>92.827223</text:p>
          </table:table-cell>
          <table:table-cell office:value-type="float" office:value="-20.085402" calcext:value-type="float">
            <text:p>-20.085402</text:p>
          </table:table-cell>
          <table:table-cell office:value-type="float" office:value="63" calcext:value-type="float">
            <text:p>63</text:p>
          </table:table-cell>
          <table:table-cell office:value-type="float" office:value="93.424722" calcext:value-type="float">
            <text:p>93.424722</text:p>
          </table:table-cell>
          <table:table-cell office:value-type="float" office:value="-19.276225" calcext:value-type="float">
            <text:p>-19.276225</text:p>
          </table:table-cell>
          <table:table-cell office:value-type="float" office:value="86.368369" calcext:value-type="float">
            <text:p>86.368369</text:p>
          </table:table-cell>
          <table:table-cell office:value-type="float" office:value="-11.442121" calcext:value-type="float">
            <text:p>-11.442121</text:p>
          </table:table-cell>
          <table:table-cell office:value-type="float" office:value="91.468443" calcext:value-type="float">
            <text:p>91.468443</text:p>
          </table:table-cell>
          <table:table-cell office:value-type="float" office:value="-11.108668" calcext:value-type="float">
            <text:p>-11.108668</text:p>
          </table:table-cell>
          <table:table-cell office:value-type="float" office:value="92.827223" calcext:value-type="float">
            <text:p>92.827223</text:p>
          </table:table-cell>
          <table:table-cell office:value-type="float" office:value="-20.085402" calcext:value-type="float">
            <text:p>-20.0854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1.080289" calcext:value-type="float">
            <text:p>91.080289</text:p>
          </table:table-cell>
          <table:table-cell office:value-type="float" office:value="-4.321182" calcext:value-type="float">
            <text:p>-4.321182</text:p>
          </table:table-cell>
          <table:table-cell office:value-type="float" office:value="86.391511" calcext:value-type="float">
            <text:p>86.391511</text:p>
          </table:table-cell>
          <table:table-cell office:value-type="float" office:value="-11.479926" calcext:value-type="float">
            <text:p>-11.479926</text:p>
          </table:table-cell>
          <table:table-cell office:value-type="float" office:value="91.462794" calcext:value-type="float">
            <text:p>91.462794</text:p>
          </table:table-cell>
          <table:table-cell office:value-type="float" office:value="-10.648185" calcext:value-type="float">
            <text:p>-10.648185</text:p>
          </table:table-cell>
          <table:table-cell office:value-type="float" office:value="91.907747" calcext:value-type="float">
            <text:p>91.907747</text:p>
          </table:table-cell>
          <table:table-cell office:value-type="float" office:value="-4.947032" calcext:value-type="float">
            <text:p>-4.947032</text:p>
          </table:table-cell>
          <table:table-cell office:value-type="float" office:value="64" calcext:value-type="float">
            <text:p>64</text:p>
          </table:table-cell>
          <table:table-cell office:value-type="float" office:value="91.08029" calcext:value-type="float">
            <text:p>91.08029</text:p>
          </table:table-cell>
          <table:table-cell office:value-type="float" office:value="-4.321182" calcext:value-type="float">
            <text:p>-4.321182</text:p>
          </table:table-cell>
          <table:table-cell office:value-type="float" office:value="86.391512" calcext:value-type="float">
            <text:p>86.391512</text:p>
          </table:table-cell>
          <table:table-cell office:value-type="float" office:value="-11.449671" calcext:value-type="float">
            <text:p>-11.449671</text:p>
          </table:table-cell>
          <table:table-cell office:value-type="float" office:value="91.462794" calcext:value-type="float">
            <text:p>91.462794</text:p>
          </table:table-cell>
          <table:table-cell office:value-type="float" office:value="-10.640565" calcext:value-type="float">
            <text:p>-10.640565</text:p>
          </table:table-cell>
          <table:table-cell office:value-type="float" office:value="91.907747" calcext:value-type="float">
            <text:p>91.907747</text:p>
          </table:table-cell>
          <table:table-cell office:value-type="float" office:value="-4.947032" calcext:value-type="float">
            <text:p>-4.9470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1.191115" calcext:value-type="float">
            <text:p>81.191115</text:p>
          </table:table-cell>
          <table:table-cell office:value-type="float" office:value="4.050712" calcext:value-type="float">
            <text:p>4.050712</text:p>
          </table:table-cell>
          <table:table-cell office:value-type="float" office:value="86.419434" calcext:value-type="float">
            <text:p>86.419434</text:p>
          </table:table-cell>
          <table:table-cell office:value-type="float" office:value="-11.472402" calcext:value-type="float">
            <text:p>-11.472402</text:p>
          </table:table-cell>
          <table:table-cell office:value-type="float" office:value="90.769745" calcext:value-type="float">
            <text:p>90.769745</text:p>
          </table:table-cell>
          <table:table-cell office:value-type="float" office:value="-9.612265" calcext:value-type="float">
            <text:p>-9.612265</text:p>
          </table:table-cell>
          <table:table-cell office:value-type="float" office:value="81.971314" calcext:value-type="float">
            <text:p>81.971314</text:p>
          </table:table-cell>
          <table:table-cell office:value-type="float" office:value="4.452714" calcext:value-type="float">
            <text:p>4.452714</text:p>
          </table:table-cell>
          <table:table-cell office:value-type="float" office:value="65" calcext:value-type="float">
            <text:p>65</text:p>
          </table:table-cell>
          <table:table-cell office:value-type="float" office:value="81.191115" calcext:value-type="float">
            <text:p>81.191115</text:p>
          </table:table-cell>
          <table:table-cell office:value-type="float" office:value="4.050712" calcext:value-type="float">
            <text:p>4.050712</text:p>
          </table:table-cell>
          <table:table-cell office:value-type="float" office:value="86.419434" calcext:value-type="float">
            <text:p>86.419434</text:p>
          </table:table-cell>
          <table:table-cell office:value-type="float" office:value="-11.442147" calcext:value-type="float">
            <text:p>-11.442147</text:p>
          </table:table-cell>
          <table:table-cell office:value-type="float" office:value="90.769745" calcext:value-type="float">
            <text:p>90.769745</text:p>
          </table:table-cell>
          <table:table-cell office:value-type="float" office:value="-9.605178" calcext:value-type="float">
            <text:p>-9.605178</text:p>
          </table:table-cell>
          <table:table-cell office:value-type="float" office:value="81.971315" calcext:value-type="float">
            <text:p>81.971315</text:p>
          </table:table-cell>
          <table:table-cell office:value-type="float" office:value="4.452715" calcext:value-type="float">
            <text:p>4.4527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83.519831" calcext:value-type="float">
            <text:p>83.519831</text:p>
          </table:table-cell>
          <table:table-cell office:value-type="float" office:value="0.193722" calcext:value-type="float">
            <text:p>0.193722</text:p>
          </table:table-cell>
          <table:table-cell office:value-type="float" office:value="86.447799" calcext:value-type="float">
            <text:p>86.447799</text:p>
          </table:table-cell>
          <table:table-cell office:value-type="float" office:value="-11.470255" calcext:value-type="float">
            <text:p>-11.470255</text:p>
          </table:table-cell>
          <table:table-cell office:value-type="float" office:value="90.288631" calcext:value-type="float">
            <text:p>90.288631</text:p>
          </table:table-cell>
          <table:table-cell office:value-type="float" office:value="-8.923849" calcext:value-type="float">
            <text:p>-8.923849</text:p>
          </table:table-cell>
          <table:table-cell office:value-type="float" office:value="82.762335" calcext:value-type="float">
            <text:p>82.762335</text:p>
          </table:table-cell>
          <table:table-cell office:value-type="float" office:value="1.193561" calcext:value-type="float">
            <text:p>1.193561</text:p>
          </table:table-cell>
          <table:table-cell office:value-type="float" office:value="66" calcext:value-type="float">
            <text:p>66</text:p>
          </table:table-cell>
          <table:table-cell office:value-type="float" office:value="83.519832" calcext:value-type="float">
            <text:p>83.519832</text:p>
          </table:table-cell>
          <table:table-cell office:value-type="float" office:value="0.193723" calcext:value-type="float">
            <text:p>0.193723</text:p>
          </table:table-cell>
          <table:table-cell office:value-type="float" office:value="86.4478" calcext:value-type="float">
            <text:p>86.4478</text:p>
          </table:table-cell>
          <table:table-cell office:value-type="float" office:value="-11.44" calcext:value-type="float">
            <text:p>-11.44</text:p>
          </table:table-cell>
          <table:table-cell office:value-type="float" office:value="90.288631" calcext:value-type="float">
            <text:p>90.288631</text:p>
          </table:table-cell>
          <table:table-cell office:value-type="float" office:value="-8.917259" calcext:value-type="float">
            <text:p>-8.917259</text:p>
          </table:table-cell>
          <table:table-cell office:value-type="float" office:value="82.762335" calcext:value-type="float">
            <text:p>82.762335</text:p>
          </table:table-cell>
          <table:table-cell office:value-type="float" office:value="1.193561" calcext:value-type="float">
            <text:p>1.19356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9.70713" calcext:value-type="float">
            <text:p>79.70713</text:p>
          </table:table-cell>
          <table:table-cell office:value-type="float" office:value="-11.547965" calcext:value-type="float">
            <text:p>-11.547965</text:p>
          </table:table-cell>
          <table:table-cell office:value-type="float" office:value="86.473361" calcext:value-type="float">
            <text:p>86.473361</text:p>
          </table:table-cell>
          <table:table-cell office:value-type="float" office:value="-11.473106" calcext:value-type="float">
            <text:p>-11.473106</text:p>
          </table:table-cell>
          <table:table-cell office:value-type="float" office:value="89.571698" calcext:value-type="float">
            <text:p>89.571698</text:p>
          </table:table-cell>
          <table:table-cell office:value-type="float" office:value="-9.110189" calcext:value-type="float">
            <text:p>-9.110189</text:p>
          </table:table-cell>
          <table:table-cell office:value-type="float" office:value="79.91728" calcext:value-type="float">
            <text:p>79.91728</text:p>
          </table:table-cell>
          <table:table-cell office:value-type="float" office:value="-10.821584" calcext:value-type="float">
            <text:p>-10.821584</text:p>
          </table:table-cell>
          <table:table-cell office:value-type="float" office:value="67" calcext:value-type="float">
            <text:p>67</text:p>
          </table:table-cell>
          <table:table-cell office:value-type="float" office:value="79.70713" calcext:value-type="float">
            <text:p>79.70713</text:p>
          </table:table-cell>
          <table:table-cell office:value-type="float" office:value="-11.547965" calcext:value-type="float">
            <text:p>-11.547965</text:p>
          </table:table-cell>
          <table:table-cell office:value-type="float" office:value="86.473361" calcext:value-type="float">
            <text:p>86.473361</text:p>
          </table:table-cell>
          <table:table-cell office:value-type="float" office:value="-11.442851" calcext:value-type="float">
            <text:p>-11.442851</text:p>
          </table:table-cell>
          <table:table-cell office:value-type="float" office:value="89.571698" calcext:value-type="float">
            <text:p>89.571698</text:p>
          </table:table-cell>
          <table:table-cell office:value-type="float" office:value="-9.10406" calcext:value-type="float">
            <text:p>-9.10406</text:p>
          </table:table-cell>
          <table:table-cell office:value-type="float" office:value="79.917281" calcext:value-type="float">
            <text:p>79.917281</text:p>
          </table:table-cell>
          <table:table-cell office:value-type="float" office:value="-10.821584" calcext:value-type="float">
            <text:p>-10.82158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.472162" calcext:value-type="float">
            <text:p>75.472162</text:p>
          </table:table-cell>
          <table:table-cell office:value-type="float" office:value="-16.374051" calcext:value-type="float">
            <text:p>-16.374051</text:p>
          </table:table-cell>
          <table:table-cell office:value-type="float" office:value="86.497695" calcext:value-type="float">
            <text:p>86.497695</text:p>
          </table:table-cell>
          <table:table-cell office:value-type="float" office:value="-11.471872" calcext:value-type="float">
            <text:p>-11.471872</text:p>
          </table:table-cell>
          <table:table-cell office:value-type="float" office:value="88.607361" calcext:value-type="float">
            <text:p>88.607361</text:p>
          </table:table-cell>
          <table:table-cell office:value-type="float" office:value="-9.617512" calcext:value-type="float">
            <text:p>-9.617512</text:p>
          </table:table-cell>
          <table:table-cell office:value-type="float" office:value="75.59407" calcext:value-type="float">
            <text:p>75.59407</text:p>
          </table:table-cell>
          <table:table-cell office:value-type="float" office:value="-16.755383" calcext:value-type="float">
            <text:p>-16.755383</text:p>
          </table:table-cell>
          <table:table-cell office:value-type="float" office:value="68" calcext:value-type="float">
            <text:p>68</text:p>
          </table:table-cell>
          <table:table-cell office:value-type="float" office:value="75.472162" calcext:value-type="float">
            <text:p>75.472162</text:p>
          </table:table-cell>
          <table:table-cell office:value-type="float" office:value="-16.374052" calcext:value-type="float">
            <text:p>-16.374052</text:p>
          </table:table-cell>
          <table:table-cell office:value-type="float" office:value="86.497696" calcext:value-type="float">
            <text:p>86.497696</text:p>
          </table:table-cell>
          <table:table-cell office:value-type="float" office:value="-11.441617" calcext:value-type="float">
            <text:p>-11.441617</text:p>
          </table:table-cell>
          <table:table-cell office:value-type="float" office:value="88.607362" calcext:value-type="float">
            <text:p>88.607362</text:p>
          </table:table-cell>
          <table:table-cell office:value-type="float" office:value="-9.611812" calcext:value-type="float">
            <text:p>-9.611812</text:p>
          </table:table-cell>
          <table:table-cell office:value-type="float" office:value="75.59407" calcext:value-type="float">
            <text:p>75.59407</text:p>
          </table:table-cell>
          <table:table-cell office:value-type="float" office:value="-16.755384" calcext:value-type="float">
            <text:p>-16.75538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2.240165" calcext:value-type="float">
            <text:p>82.240165</text:p>
          </table:table-cell>
          <table:table-cell office:value-type="float" office:value="-21.802837" calcext:value-type="float">
            <text:p>-21.802837</text:p>
          </table:table-cell>
          <table:table-cell office:value-type="float" office:value="86.51856" calcext:value-type="float">
            <text:p>86.51856</text:p>
          </table:table-cell>
          <table:table-cell office:value-type="float" office:value="-11.46981" calcext:value-type="float">
            <text:p>-11.46981</text:p>
          </table:table-cell>
          <table:table-cell office:value-type="float" office:value="88.181062" calcext:value-type="float">
            <text:p>88.181062</text:p>
          </table:table-cell>
          <table:table-cell office:value-type="float" office:value="-10.468566" calcext:value-type="float">
            <text:p>-10.468566</text:p>
          </table:table-cell>
          <table:table-cell office:value-type="float" office:value="81.535242" calcext:value-type="float">
            <text:p>81.535242</text:p>
          </table:table-cell>
          <table:table-cell office:value-type="float" office:value="-21.886529" calcext:value-type="float">
            <text:p>-21.886529</text:p>
          </table:table-cell>
          <table:table-cell office:value-type="float" office:value="69" calcext:value-type="float">
            <text:p>69</text:p>
          </table:table-cell>
          <table:table-cell office:value-type="float" office:value="82.240165" calcext:value-type="float">
            <text:p>82.240165</text:p>
          </table:table-cell>
          <table:table-cell office:value-type="float" office:value="-21.802838" calcext:value-type="float">
            <text:p>-21.802838</text:p>
          </table:table-cell>
          <table:table-cell office:value-type="float" office:value="86.518561" calcext:value-type="float">
            <text:p>86.518561</text:p>
          </table:table-cell>
          <table:table-cell office:value-type="float" office:value="-11.439555" calcext:value-type="float">
            <text:p>-11.439555</text:p>
          </table:table-cell>
          <table:table-cell office:value-type="float" office:value="88.181062" calcext:value-type="float">
            <text:p>88.181062</text:p>
          </table:table-cell>
          <table:table-cell office:value-type="float" office:value="-10.463265" calcext:value-type="float">
            <text:p>-10.463265</text:p>
          </table:table-cell>
          <table:table-cell office:value-type="float" office:value="81.535243" calcext:value-type="float">
            <text:p>81.535243</text:p>
          </table:table-cell>
          <table:table-cell office:value-type="float" office:value="-21.886529" calcext:value-type="float">
            <text:p>-21.88652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0.033556" calcext:value-type="float">
            <text:p>90.033556</text:p>
          </table:table-cell>
          <table:table-cell office:value-type="float" office:value="-14.167804" calcext:value-type="float">
            <text:p>-14.167804</text:p>
          </table:table-cell>
          <table:table-cell office:value-type="float" office:value="86.536903" calcext:value-type="float">
            <text:p>86.536903</text:p>
          </table:table-cell>
          <table:table-cell office:value-type="float" office:value="-11.4615" calcext:value-type="float">
            <text:p>-11.4615</text:p>
          </table:table-cell>
          <table:table-cell office:value-type="float" office:value="88.327795" calcext:value-type="float">
            <text:p>88.327795</text:p>
          </table:table-cell>
          <table:table-cell office:value-type="float" office:value="-10.719785" calcext:value-type="float">
            <text:p>-10.719785</text:p>
          </table:table-cell>
          <table:table-cell office:value-type="float" office:value="89.825214" calcext:value-type="float">
            <text:p>89.825214</text:p>
          </table:table-cell>
          <table:table-cell office:value-type="float" office:value="-14.983424" calcext:value-type="float">
            <text:p>-14.983424</text:p>
          </table:table-cell>
          <table:table-cell office:value-type="float" office:value="70" calcext:value-type="float">
            <text:p>70</text:p>
          </table:table-cell>
          <table:table-cell office:value-type="float" office:value="90.033557" calcext:value-type="float">
            <text:p>90.033557</text:p>
          </table:table-cell>
          <table:table-cell office:value-type="float" office:value="-14.167804" calcext:value-type="float">
            <text:p>-14.167804</text:p>
          </table:table-cell>
          <table:table-cell office:value-type="float" office:value="86.536904" calcext:value-type="float">
            <text:p>86.536904</text:p>
          </table:table-cell>
          <table:table-cell office:value-type="float" office:value="-11.431245" calcext:value-type="float">
            <text:p>-11.431245</text:p>
          </table:table-cell>
          <table:table-cell office:value-type="float" office:value="88.327796" calcext:value-type="float">
            <text:p>88.327796</text:p>
          </table:table-cell>
          <table:table-cell office:value-type="float" office:value="-10.714855" calcext:value-type="float">
            <text:p>-10.714855</text:p>
          </table:table-cell>
          <table:table-cell office:value-type="float" office:value="89.825215" calcext:value-type="float">
            <text:p>89.825215</text:p>
          </table:table-cell>
          <table:table-cell office:value-type="float" office:value="-14.983424" calcext:value-type="float">
            <text:p>-14.9834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3.135393" calcext:value-type="float">
            <text:p>103.135393</text:p>
          </table:table-cell>
          <table:table-cell office:value-type="float" office:value="-10.996468" calcext:value-type="float">
            <text:p>-10.996468</text:p>
          </table:table-cell>
          <table:table-cell office:value-type="float" office:value="86.554706" calcext:value-type="float">
            <text:p>86.554706</text:p>
          </table:table-cell>
          <table:table-cell office:value-type="float" office:value="-11.470012" calcext:value-type="float">
            <text:p>-11.470012</text:p>
          </table:table-cell>
          <table:table-cell office:value-type="float" office:value="89.380884" calcext:value-type="float">
            <text:p>89.380884</text:p>
          </table:table-cell>
          <table:table-cell office:value-type="float" office:value="-10.747069" calcext:value-type="float">
            <text:p>-10.747069</text:p>
          </table:table-cell>
          <table:table-cell office:value-type="float" office:value="102.814791" calcext:value-type="float">
            <text:p>102.814791</text:p>
          </table:table-cell>
          <table:table-cell office:value-type="float" office:value="-10.87178" calcext:value-type="float">
            <text:p>-10.87178</text:p>
          </table:table-cell>
          <table:table-cell office:value-type="float" office:value="71" calcext:value-type="float">
            <text:p>71</text:p>
          </table:table-cell>
          <table:table-cell office:value-type="float" office:value="103.135393" calcext:value-type="float">
            <text:p>103.135393</text:p>
          </table:table-cell>
          <table:table-cell office:value-type="float" office:value="-10.996469" calcext:value-type="float">
            <text:p>-10.996469</text:p>
          </table:table-cell>
          <table:table-cell office:value-type="float" office:value="86.554706" calcext:value-type="float">
            <text:p>86.554706</text:p>
          </table:table-cell>
          <table:table-cell office:value-type="float" office:value="-11.439757" calcext:value-type="float">
            <text:p>-11.439757</text:p>
          </table:table-cell>
          <table:table-cell office:value-type="float" office:value="89.380884" calcext:value-type="float">
            <text:p>89.380884</text:p>
          </table:table-cell>
          <table:table-cell office:value-type="float" office:value="-10.742484" calcext:value-type="float">
            <text:p>-10.742484</text:p>
          </table:table-cell>
          <table:table-cell office:value-type="float" office:value="102.814792" calcext:value-type="float">
            <text:p>102.814792</text:p>
          </table:table-cell>
          <table:table-cell office:value-type="float" office:value="-10.871781" calcext:value-type="float">
            <text:p>-10.87178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.825988" calcext:value-type="float">
            <text:p>101.825988</text:p>
          </table:table-cell>
          <table:table-cell office:value-type="float" office:value="-9.657812" calcext:value-type="float">
            <text:p>-9.657812</text:p>
          </table:table-cell>
          <table:table-cell office:value-type="float" office:value="86.570359" calcext:value-type="float">
            <text:p>86.570359</text:p>
          </table:table-cell>
          <table:table-cell office:value-type="float" office:value="-11.47982" calcext:value-type="float">
            <text:p>-11.47982</text:p>
          </table:table-cell>
          <table:table-cell office:value-type="float" office:value="90.266599" calcext:value-type="float">
            <text:p>90.266599</text:p>
          </table:table-cell>
          <table:table-cell office:value-type="float" office:value="-10.679942" calcext:value-type="float">
            <text:p>-10.679942</text:p>
          </table:table-cell>
          <table:table-cell office:value-type="float" office:value="102.634954" calcext:value-type="float">
            <text:p>102.634954</text:p>
          </table:table-cell>
          <table:table-cell office:value-type="float" office:value="-9.478186" calcext:value-type="float">
            <text:p>-9.478186</text:p>
          </table:table-cell>
          <table:table-cell office:value-type="float" office:value="72" calcext:value-type="float">
            <text:p>72</text:p>
          </table:table-cell>
          <table:table-cell office:value-type="float" office:value="101.825988" calcext:value-type="float">
            <text:p>101.825988</text:p>
          </table:table-cell>
          <table:table-cell office:value-type="float" office:value="-9.657813" calcext:value-type="float">
            <text:p>-9.657813</text:p>
          </table:table-cell>
          <table:table-cell office:value-type="float" office:value="86.57036" calcext:value-type="float">
            <text:p>86.57036</text:p>
          </table:table-cell>
          <table:table-cell office:value-type="float" office:value="-11.449565" calcext:value-type="float">
            <text:p>-11.449565</text:p>
          </table:table-cell>
          <table:table-cell office:value-type="float" office:value="90.266599" calcext:value-type="float">
            <text:p>90.266599</text:p>
          </table:table-cell>
          <table:table-cell office:value-type="float" office:value="-10.675678" calcext:value-type="float">
            <text:p>-10.675678</text:p>
          </table:table-cell>
          <table:table-cell office:value-type="float" office:value="102.634954" calcext:value-type="float">
            <text:p>102.634954</text:p>
          </table:table-cell>
          <table:table-cell office:value-type="float" office:value="-9.478187" calcext:value-type="float">
            <text:p>-9.47818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1.080394" calcext:value-type="float">
            <text:p>101.080394</text:p>
          </table:table-cell>
          <table:table-cell office:value-type="float" office:value="-6.310798" calcext:value-type="float">
            <text:p>-6.310798</text:p>
          </table:table-cell>
          <table:table-cell office:value-type="float" office:value="86.582868" calcext:value-type="float">
            <text:p>86.582868</text:p>
          </table:table-cell>
          <table:table-cell office:value-type="float" office:value="-11.494364" calcext:value-type="float">
            <text:p>-11.494364</text:p>
          </table:table-cell>
          <table:table-cell office:value-type="float" office:value="91.035197" calcext:value-type="float">
            <text:p>91.035197</text:p>
          </table:table-cell>
          <table:table-cell office:value-type="float" office:value="-10.387628" calcext:value-type="float">
            <text:p>-10.387628</text:p>
          </table:table-cell>
          <table:table-cell office:value-type="float" office:value="101.208449" calcext:value-type="float">
            <text:p>101.208449</text:p>
          </table:table-cell>
          <table:table-cell office:value-type="float" office:value="-6.402147" calcext:value-type="float">
            <text:p>-6.402147</text:p>
          </table:table-cell>
          <table:table-cell office:value-type="float" office:value="73" calcext:value-type="float">
            <text:p>73</text:p>
          </table:table-cell>
          <table:table-cell office:value-type="float" office:value="101.080395" calcext:value-type="float">
            <text:p>101.080395</text:p>
          </table:table-cell>
          <table:table-cell office:value-type="float" office:value="-6.310798" calcext:value-type="float">
            <text:p>-6.310798</text:p>
          </table:table-cell>
          <table:table-cell office:value-type="float" office:value="86.582868" calcext:value-type="float">
            <text:p>86.582868</text:p>
          </table:table-cell>
          <table:table-cell office:value-type="float" office:value="-11.464109" calcext:value-type="float">
            <text:p>-11.464109</text:p>
          </table:table-cell>
          <table:table-cell office:value-type="float" office:value="91.035197" calcext:value-type="float">
            <text:p>91.035197</text:p>
          </table:table-cell>
          <table:table-cell office:value-type="float" office:value="-10.383663" calcext:value-type="float">
            <text:p>-10.383663</text:p>
          </table:table-cell>
          <table:table-cell office:value-type="float" office:value="101.208449" calcext:value-type="float">
            <text:p>101.208449</text:p>
          </table:table-cell>
          <table:table-cell office:value-type="float" office:value="-6.402148" calcext:value-type="float">
            <text:p>-6.40214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1.976021" calcext:value-type="float">
            <text:p>101.976021</text:p>
          </table:table-cell>
          <table:table-cell office:value-type="float" office:value="1.040846" calcext:value-type="float">
            <text:p>1.040846</text:p>
          </table:table-cell>
          <table:table-cell office:value-type="float" office:value="86.593616" calcext:value-type="float">
            <text:p>86.593616</text:p>
          </table:table-cell>
          <table:table-cell office:value-type="float" office:value="-11.511376" calcext:value-type="float">
            <text:p>-11.511376</text:p>
          </table:table-cell>
          <table:table-cell office:value-type="float" office:value="91.811051" calcext:value-type="float">
            <text:p>91.811051</text:p>
          </table:table-cell>
          <table:table-cell office:value-type="float" office:value="-9.603456" calcext:value-type="float">
            <text:p>-9.603456</text:p>
          </table:table-cell>
          <table:table-cell office:value-type="float" office:value="101.861204" calcext:value-type="float">
            <text:p>101.861204</text:p>
          </table:table-cell>
          <table:table-cell office:value-type="float" office:value="0.791966" calcext:value-type="float">
            <text:p>0.791966</text:p>
          </table:table-cell>
          <table:table-cell office:value-type="float" office:value="74" calcext:value-type="float">
            <text:p>74</text:p>
          </table:table-cell>
          <table:table-cell office:value-type="float" office:value="101.976022" calcext:value-type="float">
            <text:p>101.976022</text:p>
          </table:table-cell>
          <table:table-cell office:value-type="float" office:value="1.040847" calcext:value-type="float">
            <text:p>1.040847</text:p>
          </table:table-cell>
          <table:table-cell office:value-type="float" office:value="86.593617" calcext:value-type="float">
            <text:p>86.593617</text:p>
          </table:table-cell>
          <table:table-cell office:value-type="float" office:value="-11.481121" calcext:value-type="float">
            <text:p>-11.481121</text:p>
          </table:table-cell>
          <table:table-cell office:value-type="float" office:value="91.811052" calcext:value-type="float">
            <text:p>91.811052</text:p>
          </table:table-cell>
          <table:table-cell office:value-type="float" office:value="-9.599768" calcext:value-type="float">
            <text:p>-9.599768</text:p>
          </table:table-cell>
          <table:table-cell office:value-type="float" office:value="101.861205" calcext:value-type="float">
            <text:p>101.861205</text:p>
          </table:table-cell>
          <table:table-cell office:value-type="float" office:value="0.791966" calcext:value-type="float">
            <text:p>0.79196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6.346081" calcext:value-type="float">
            <text:p>96.346081</text:p>
          </table:table-cell>
          <table:table-cell office:value-type="float" office:value="12.912972" calcext:value-type="float">
            <text:p>12.912972</text:p>
          </table:table-cell>
          <table:table-cell office:value-type="float" office:value="86.603718" calcext:value-type="float">
            <text:p>86.603718</text:p>
          </table:table-cell>
          <table:table-cell office:value-type="float" office:value="-11.523407" calcext:value-type="float">
            <text:p>-11.523407</text:p>
          </table:table-cell>
          <table:table-cell office:value-type="float" office:value="92.137897" calcext:value-type="float">
            <text:p>92.137897</text:p>
          </table:table-cell>
          <table:table-cell office:value-type="float" office:value="-8.038495" calcext:value-type="float">
            <text:p>-8.038495</text:p>
          </table:table-cell>
          <table:table-cell office:value-type="float" office:value="96.672494" calcext:value-type="float">
            <text:p>96.672494</text:p>
          </table:table-cell>
          <table:table-cell office:value-type="float" office:value="12.633005" calcext:value-type="float">
            <text:p>12.633005</text:p>
          </table:table-cell>
          <table:table-cell office:value-type="float" office:value="75" calcext:value-type="float">
            <text:p>75</text:p>
          </table:table-cell>
          <table:table-cell office:value-type="float" office:value="96.346081" calcext:value-type="float">
            <text:p>96.346081</text:p>
          </table:table-cell>
          <table:table-cell office:value-type="float" office:value="12.912973" calcext:value-type="float">
            <text:p>12.912973</text:p>
          </table:table-cell>
          <table:table-cell office:value-type="float" office:value="86.603718" calcext:value-type="float">
            <text:p>86.603718</text:p>
          </table:table-cell>
          <table:table-cell office:value-type="float" office:value="-11.493152" calcext:value-type="float">
            <text:p>-11.493152</text:p>
          </table:table-cell>
          <table:table-cell office:value-type="float" office:value="92.137898" calcext:value-type="float">
            <text:p>92.137898</text:p>
          </table:table-cell>
          <table:table-cell office:value-type="float" office:value="-8.035065" calcext:value-type="float">
            <text:p>-8.035065</text:p>
          </table:table-cell>
          <table:table-cell office:value-type="float" office:value="96.672495" calcext:value-type="float">
            <text:p>96.672495</text:p>
          </table:table-cell>
          <table:table-cell office:value-type="float" office:value="12.633005" calcext:value-type="float">
            <text:p>12.63300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3.961039" calcext:value-type="float">
            <text:p>83.961039</text:p>
          </table:table-cell>
          <table:table-cell office:value-type="float" office:value="25.475081" calcext:value-type="float">
            <text:p>25.475081</text:p>
          </table:table-cell>
          <table:table-cell office:value-type="float" office:value="86.61377" calcext:value-type="float">
            <text:p>86.61377</text:p>
          </table:table-cell>
          <table:table-cell office:value-type="float" office:value="-11.520695" calcext:value-type="float">
            <text:p>-11.520695</text:p>
          </table:table-cell>
          <table:table-cell office:value-type="float" office:value="91.574866" calcext:value-type="float">
            <text:p>91.574866</text:p>
          </table:table-cell>
          <table:table-cell office:value-type="float" office:value="-5.690022" calcext:value-type="float">
            <text:p>-5.690022</text:p>
          </table:table-cell>
          <table:table-cell office:value-type="float" office:value="84.372534" calcext:value-type="float">
            <text:p>84.372534</text:p>
          </table:table-cell>
          <table:table-cell office:value-type="float" office:value="25.407991" calcext:value-type="float">
            <text:p>25.407991</text:p>
          </table:table-cell>
          <table:table-cell office:value-type="float" office:value="76" calcext:value-type="float">
            <text:p>76</text:p>
          </table:table-cell>
          <table:table-cell office:value-type="float" office:value="83.961039" calcext:value-type="float">
            <text:p>83.961039</text:p>
          </table:table-cell>
          <table:table-cell office:value-type="float" office:value="25.475082" calcext:value-type="float">
            <text:p>25.475082</text:p>
          </table:table-cell>
          <table:table-cell office:value-type="float" office:value="86.61377" calcext:value-type="float">
            <text:p>86.61377</text:p>
          </table:table-cell>
          <table:table-cell office:value-type="float" office:value="-11.49044" calcext:value-type="float">
            <text:p>-11.49044</text:p>
          </table:table-cell>
          <table:table-cell office:value-type="float" office:value="91.574866" calcext:value-type="float">
            <text:p>91.574866</text:p>
          </table:table-cell>
          <table:table-cell office:value-type="float" office:value="-5.686833" calcext:value-type="float">
            <text:p>-5.686833</text:p>
          </table:table-cell>
          <table:table-cell office:value-type="float" office:value="84.372534" calcext:value-type="float">
            <text:p>84.372534</text:p>
          </table:table-cell>
          <table:table-cell office:value-type="float" office:value="25.407991" calcext:value-type="float">
            <text:p>25.40799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9.697903" calcext:value-type="float">
            <text:p>69.697903</text:p>
          </table:table-cell>
          <table:table-cell office:value-type="float" office:value="31.448042" calcext:value-type="float">
            <text:p>31.448042</text:p>
          </table:table-cell>
          <table:table-cell office:value-type="float" office:value="86.622087" calcext:value-type="float">
            <text:p>86.622087</text:p>
          </table:table-cell>
          <table:table-cell office:value-type="float" office:value="-11.52294" calcext:value-type="float">
            <text:p>-11.52294</text:p>
          </table:table-cell>
          <table:table-cell office:value-type="float" office:value="90.051214" calcext:value-type="float">
            <text:p>90.051214</text:p>
          </table:table-cell>
          <table:table-cell office:value-type="float" office:value="-3.092446" calcext:value-type="float">
            <text:p>-3.092446</text:p>
          </table:table-cell>
          <table:table-cell office:value-type="float" office:value="69.840164" calcext:value-type="float">
            <text:p>69.840164</text:p>
          </table:table-cell>
          <table:table-cell office:value-type="float" office:value="31.785265" calcext:value-type="float">
            <text:p>31.785265</text:p>
          </table:table-cell>
          <table:table-cell office:value-type="float" office:value="77" calcext:value-type="float">
            <text:p>77</text:p>
          </table:table-cell>
          <table:table-cell office:value-type="float" office:value="69.697903" calcext:value-type="float">
            <text:p>69.697903</text:p>
          </table:table-cell>
          <table:table-cell office:value-type="float" office:value="31.448042" calcext:value-type="float">
            <text:p>31.448042</text:p>
          </table:table-cell>
          <table:table-cell office:value-type="float" office:value="86.622088" calcext:value-type="float">
            <text:p>86.622088</text:p>
          </table:table-cell>
          <table:table-cell office:value-type="float" office:value="-11.492685" calcext:value-type="float">
            <text:p>-11.492685</text:p>
          </table:table-cell>
          <table:table-cell office:value-type="float" office:value="90.051214" calcext:value-type="float">
            <text:p>90.051214</text:p>
          </table:table-cell>
          <table:table-cell office:value-type="float" office:value="-3.089479" calcext:value-type="float">
            <text:p>-3.089479</text:p>
          </table:table-cell>
          <table:table-cell office:value-type="float" office:value="69.840165" calcext:value-type="float">
            <text:p>69.840165</text:p>
          </table:table-cell>
          <table:table-cell office:value-type="float" office:value="31.785265" calcext:value-type="float">
            <text:p>31.78526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3.859615" calcext:value-type="float">
            <text:p>83.859615</text:p>
          </table:table-cell>
          <table:table-cell office:value-type="float" office:value="17.407874" calcext:value-type="float">
            <text:p>17.407874</text:p>
          </table:table-cell>
          <table:table-cell office:value-type="float" office:value="86.627419" calcext:value-type="float">
            <text:p>86.627419</text:p>
          </table:table-cell>
          <table:table-cell office:value-type="float" office:value="-11.526703" calcext:value-type="float">
            <text:p>-11.526703</text:p>
          </table:table-cell>
          <table:table-cell office:value-type="float" office:value="89.62276" calcext:value-type="float">
            <text:p>89.62276</text:p>
          </table:table-cell>
          <table:table-cell office:value-type="float" office:value="-1.660923" calcext:value-type="float">
            <text:p>-1.660923</text:p>
          </table:table-cell>
          <table:table-cell office:value-type="float" office:value="82.466969" calcext:value-type="float">
            <text:p>82.466969</text:p>
          </table:table-cell>
          <table:table-cell office:value-type="float" office:value="18.442939" calcext:value-type="float">
            <text:p>18.442939</text:p>
          </table:table-cell>
          <table:table-cell office:value-type="float" office:value="78" calcext:value-type="float">
            <text:p>78</text:p>
          </table:table-cell>
          <table:table-cell office:value-type="float" office:value="83.859616" calcext:value-type="float">
            <text:p>83.859616</text:p>
          </table:table-cell>
          <table:table-cell office:value-type="float" office:value="17.407875" calcext:value-type="float">
            <text:p>17.407875</text:p>
          </table:table-cell>
          <table:table-cell office:value-type="float" office:value="86.627419" calcext:value-type="float">
            <text:p>86.627419</text:p>
          </table:table-cell>
          <table:table-cell office:value-type="float" office:value="-11.496448" calcext:value-type="float">
            <text:p>-11.496448</text:p>
          </table:table-cell>
          <table:table-cell office:value-type="float" office:value="89.62276" calcext:value-type="float">
            <text:p>89.62276</text:p>
          </table:table-cell>
          <table:table-cell office:value-type="float" office:value="-1.658164" calcext:value-type="float">
            <text:p>-1.658164</text:p>
          </table:table-cell>
          <table:table-cell office:value-type="float" office:value="82.466969" calcext:value-type="float">
            <text:p>82.466969</text:p>
          </table:table-cell>
          <table:table-cell office:value-type="float" office:value="18.442939" calcext:value-type="float">
            <text:p>18.44293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0.39123" calcext:value-type="float">
            <text:p>90.39123</text:p>
          </table:table-cell>
          <table:table-cell office:value-type="float" office:value="-10.790018" calcext:value-type="float">
            <text:p>-10.790018</text:p>
          </table:table-cell>
          <table:table-cell office:value-type="float" office:value="86.629368" calcext:value-type="float">
            <text:p>86.629368</text:p>
          </table:table-cell>
          <table:table-cell office:value-type="float" office:value="-11.523977" calcext:value-type="float">
            <text:p>-11.523977</text:p>
          </table:table-cell>
          <table:table-cell office:value-type="float" office:value="89.678366" calcext:value-type="float">
            <text:p>89.678366</text:p>
          </table:table-cell>
          <table:table-cell office:value-type="float" office:value="-2.297424" calcext:value-type="float">
            <text:p>-2.297424</text:p>
          </table:table-cell>
          <table:table-cell office:value-type="float" office:value="90.544112" calcext:value-type="float">
            <text:p>90.544112</text:p>
          </table:table-cell>
          <table:table-cell office:value-type="float" office:value="-9.983436" calcext:value-type="float">
            <text:p>-9.983436</text:p>
          </table:table-cell>
          <table:table-cell office:value-type="float" office:value="79" calcext:value-type="float">
            <text:p>79</text:p>
          </table:table-cell>
          <table:table-cell office:value-type="float" office:value="90.391231" calcext:value-type="float">
            <text:p>90.391231</text:p>
          </table:table-cell>
          <table:table-cell office:value-type="float" office:value="-10.790019" calcext:value-type="float">
            <text:p>-10.790019</text:p>
          </table:table-cell>
          <table:table-cell office:value-type="float" office:value="86.629369" calcext:value-type="float">
            <text:p>86.629369</text:p>
          </table:table-cell>
          <table:table-cell office:value-type="float" office:value="-11.499175" calcext:value-type="float">
            <text:p>-11.499175</text:p>
          </table:table-cell>
          <table:table-cell office:value-type="float" office:value="89.678366" calcext:value-type="float">
            <text:p>89.678366</text:p>
          </table:table-cell>
          <table:table-cell office:value-type="float" office:value="-2.29993" calcext:value-type="float">
            <text:p>-2.29993</text:p>
          </table:table-cell>
          <table:table-cell office:value-type="float" office:value="90.544113" calcext:value-type="float">
            <text:p>90.544113</text:p>
          </table:table-cell>
          <table:table-cell office:value-type="float" office:value="-9.983695" calcext:value-type="float">
            <text:p>-9.9836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5.286308" calcext:value-type="float">
            <text:p>95.286308</text:p>
          </table:table-cell>
          <table:table-cell office:value-type="float" office:value="-10.792086" calcext:value-type="float">
            <text:p>-10.792086</text:p>
          </table:table-cell>
          <table:table-cell office:value-type="float" office:value="86.626902" calcext:value-type="float">
            <text:p>86.626902</text:p>
          </table:table-cell>
          <table:table-cell office:value-type="float" office:value="-11.524356" calcext:value-type="float">
            <text:p>-11.524356</text:p>
          </table:table-cell>
          <table:table-cell office:value-type="float" office:value="90.068628" calcext:value-type="float">
            <text:p>90.068628</text:p>
          </table:table-cell>
          <table:table-cell office:value-type="float" office:value="-2.892403" calcext:value-type="float">
            <text:p>-2.892403</text:p>
          </table:table-cell>
          <table:table-cell office:value-type="float" office:value="95.446729" calcext:value-type="float">
            <text:p>95.446729</text:p>
          </table:table-cell>
          <table:table-cell office:value-type="float" office:value="-12.02134" calcext:value-type="float">
            <text:p>-12.02134</text:p>
          </table:table-cell>
          <table:table-cell office:value-type="float" office:value="80" calcext:value-type="float">
            <text:p>80</text:p>
          </table:table-cell>
          <table:table-cell office:value-type="float" office:value="95.286308" calcext:value-type="float">
            <text:p>95.286308</text:p>
          </table:table-cell>
          <table:table-cell office:value-type="float" office:value="-10.792086" calcext:value-type="float">
            <text:p>-10.792086</text:p>
          </table:table-cell>
          <table:table-cell office:value-type="float" office:value="86.626903" calcext:value-type="float">
            <text:p>86.626903</text:p>
          </table:table-cell>
          <table:table-cell office:value-type="float" office:value="-11.499554" calcext:value-type="float">
            <text:p>-11.499554</text:p>
          </table:table-cell>
          <table:table-cell office:value-type="float" office:value="90.068629" calcext:value-type="float">
            <text:p>90.068629</text:p>
          </table:table-cell>
          <table:table-cell office:value-type="float" office:value="-2.894733" calcext:value-type="float">
            <text:p>-2.894733</text:p>
          </table:table-cell>
          <table:table-cell office:value-type="float" office:value="95.446729" calcext:value-type="float">
            <text:p>95.446729</text:p>
          </table:table-cell>
          <table:table-cell office:value-type="float" office:value="-12.021126" calcext:value-type="float">
            <text:p>-12.02112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3.797385" calcext:value-type="float">
            <text:p>93.797385</text:p>
          </table:table-cell>
          <table:table-cell office:value-type="float" office:value="4.74613" calcext:value-type="float">
            <text:p>4.74613</text:p>
          </table:table-cell>
          <table:table-cell office:value-type="float" office:value="86.619824" calcext:value-type="float">
            <text:p>86.619824</text:p>
          </table:table-cell>
          <table:table-cell office:value-type="float" office:value="-11.531143" calcext:value-type="float">
            <text:p>-11.531143</text:p>
          </table:table-cell>
          <table:table-cell office:value-type="float" office:value="90.323058" calcext:value-type="float">
            <text:p>90.323058</text:p>
          </table:table-cell>
          <table:table-cell office:value-type="float" office:value="-2.364018" calcext:value-type="float">
            <text:p>-2.364018</text:p>
          </table:table-cell>
          <table:table-cell office:value-type="float" office:value="94.095918" calcext:value-type="float">
            <text:p>94.095918</text:p>
          </table:table-cell>
          <table:table-cell office:value-type="float" office:value="3.852123" calcext:value-type="float">
            <text:p>3.852123</text:p>
          </table:table-cell>
          <table:table-cell office:value-type="float" office:value="81" calcext:value-type="float">
            <text:p>81</text:p>
          </table:table-cell>
          <table:table-cell office:value-type="float" office:value="93.797386" calcext:value-type="float">
            <text:p>93.797386</text:p>
          </table:table-cell>
          <table:table-cell office:value-type="float" office:value="4.746131" calcext:value-type="float">
            <text:p>4.746131</text:p>
          </table:table-cell>
          <table:table-cell office:value-type="float" office:value="86.619824" calcext:value-type="float">
            <text:p>86.619824</text:p>
          </table:table-cell>
          <table:table-cell office:value-type="float" office:value="-11.506341" calcext:value-type="float">
            <text:p>-11.506341</text:p>
          </table:table-cell>
          <table:table-cell office:value-type="float" office:value="90.323059" calcext:value-type="float">
            <text:p>90.323059</text:p>
          </table:table-cell>
          <table:table-cell office:value-type="float" office:value="-2.366185" calcext:value-type="float">
            <text:p>-2.366185</text:p>
          </table:table-cell>
          <table:table-cell office:value-type="float" office:value="94.095918" calcext:value-type="float">
            <text:p>94.095918</text:p>
          </table:table-cell>
          <table:table-cell office:value-type="float" office:value="3.852164" calcext:value-type="float">
            <text:p>3.85216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4.800592" calcext:value-type="float">
            <text:p>84.800592</text:p>
          </table:table-cell>
          <table:table-cell office:value-type="float" office:value="13.650855" calcext:value-type="float">
            <text:p>13.650855</text:p>
          </table:table-cell>
          <table:table-cell office:value-type="float" office:value="86.608868" calcext:value-type="float">
            <text:p>86.608868</text:p>
          </table:table-cell>
          <table:table-cell office:value-type="float" office:value="-11.516054" calcext:value-type="float">
            <text:p>-11.516054</text:p>
          </table:table-cell>
          <table:table-cell office:value-type="float" office:value="89.926297" calcext:value-type="float">
            <text:p>89.926297</text:p>
          </table:table-cell>
          <table:table-cell office:value-type="float" office:value="-1.228943" calcext:value-type="float">
            <text:p>-1.228943</text:p>
          </table:table-cell>
          <table:table-cell office:value-type="float" office:value="85.155609" calcext:value-type="float">
            <text:p>85.155609</text:p>
          </table:table-cell>
          <table:table-cell office:value-type="float" office:value="13.872117" calcext:value-type="float">
            <text:p>13.872117</text:p>
          </table:table-cell>
          <table:table-cell office:value-type="float" office:value="82" calcext:value-type="float">
            <text:p>82</text:p>
          </table:table-cell>
          <table:table-cell office:value-type="float" office:value="84.800592" calcext:value-type="float">
            <text:p>84.800592</text:p>
          </table:table-cell>
          <table:table-cell office:value-type="float" office:value="13.650856" calcext:value-type="float">
            <text:p>13.650856</text:p>
          </table:table-cell>
          <table:table-cell office:value-type="float" office:value="86.608869" calcext:value-type="float">
            <text:p>86.608869</text:p>
          </table:table-cell>
          <table:table-cell office:value-type="float" office:value="-11.491251" calcext:value-type="float">
            <text:p>-11.491251</text:p>
          </table:table-cell>
          <table:table-cell office:value-type="float" office:value="89.926298" calcext:value-type="float">
            <text:p>89.926298</text:p>
          </table:table-cell>
          <table:table-cell office:value-type="float" office:value="-1.230959" calcext:value-type="float">
            <text:p>-1.230959</text:p>
          </table:table-cell>
          <table:table-cell office:value-type="float" office:value="85.155609" calcext:value-type="float">
            <text:p>85.155609</text:p>
          </table:table-cell>
          <table:table-cell office:value-type="float" office:value="13.872113" calcext:value-type="float">
            <text:p>13.87211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0.990651" calcext:value-type="float">
            <text:p>80.990651</text:p>
          </table:table-cell>
          <table:table-cell office:value-type="float" office:value="4.326208" calcext:value-type="float">
            <text:p>4.326208</text:p>
          </table:table-cell>
          <table:table-cell office:value-type="float" office:value="86.594671" calcext:value-type="float">
            <text:p>86.594671</text:p>
          </table:table-cell>
          <table:table-cell office:value-type="float" office:value="-11.49068" calcext:value-type="float">
            <text:p>-11.49068</text:p>
          </table:table-cell>
          <table:table-cell office:value-type="float" office:value="89.287598" calcext:value-type="float">
            <text:p>89.287598</text:p>
          </table:table-cell>
          <table:table-cell office:value-type="float" office:value="-0.816485" calcext:value-type="float">
            <text:p>-0.816485</text:p>
          </table:table-cell>
          <table:table-cell office:value-type="float" office:value="80.80763" calcext:value-type="float">
            <text:p>80.80763</text:p>
          </table:table-cell>
          <table:table-cell office:value-type="float" office:value="5.150049" calcext:value-type="float">
            <text:p>5.150049</text:p>
          </table:table-cell>
          <table:table-cell office:value-type="float" office:value="83" calcext:value-type="float">
            <text:p>83</text:p>
          </table:table-cell>
          <table:table-cell office:value-type="float" office:value="80.990651" calcext:value-type="float">
            <text:p>80.990651</text:p>
          </table:table-cell>
          <table:table-cell office:value-type="float" office:value="4.326208" calcext:value-type="float">
            <text:p>4.326208</text:p>
          </table:table-cell>
          <table:table-cell office:value-type="float" office:value="86.594671" calcext:value-type="float">
            <text:p>86.594671</text:p>
          </table:table-cell>
          <table:table-cell office:value-type="float" office:value="-11.465877" calcext:value-type="float">
            <text:p>-11.465877</text:p>
          </table:table-cell>
          <table:table-cell office:value-type="float" office:value="89.287599" calcext:value-type="float">
            <text:p>89.287599</text:p>
          </table:table-cell>
          <table:table-cell office:value-type="float" office:value="-0.818359" calcext:value-type="float">
            <text:p>-0.818359</text:p>
          </table:table-cell>
          <table:table-cell office:value-type="float" office:value="80.807631" calcext:value-type="float">
            <text:p>80.807631</text:p>
          </table:table-cell>
          <table:table-cell office:value-type="float" office:value="5.150048" calcext:value-type="float">
            <text:p>5.15004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9.713913" calcext:value-type="float">
            <text:p>89.713913</text:p>
          </table:table-cell>
          <table:table-cell office:value-type="float" office:value="-11.850738" calcext:value-type="float">
            <text:p>-11.850738</text:p>
          </table:table-cell>
          <table:table-cell office:value-type="float" office:value="86.580664" calcext:value-type="float">
            <text:p>86.580664</text:p>
          </table:table-cell>
          <table:table-cell office:value-type="float" office:value="-11.455773" calcext:value-type="float">
            <text:p>-11.455773</text:p>
          </table:table-cell>
          <table:table-cell office:value-type="float" office:value="89.304414" calcext:value-type="float">
            <text:p>89.304414</text:p>
          </table:table-cell>
          <table:table-cell office:value-type="float" office:value="-1.55642" calcext:value-type="float">
            <text:p>-1.55642</text:p>
          </table:table-cell>
          <table:table-cell office:value-type="float" office:value="89.17304" calcext:value-type="float">
            <text:p>89.17304</text:p>
          </table:table-cell>
          <table:table-cell office:value-type="float" office:value="-11.482171" calcext:value-type="float">
            <text:p>-11.482171</text:p>
          </table:table-cell>
          <table:table-cell office:value-type="float" office:value="84" calcext:value-type="float">
            <text:p>84</text:p>
          </table:table-cell>
          <table:table-cell office:value-type="float" office:value="89.713913" calcext:value-type="float">
            <text:p>89.713913</text:p>
          </table:table-cell>
          <table:table-cell office:value-type="float" office:value="-11.850738" calcext:value-type="float">
            <text:p>-11.850738</text:p>
          </table:table-cell>
          <table:table-cell office:value-type="float" office:value="86.580664" calcext:value-type="float">
            <text:p>86.580664</text:p>
          </table:table-cell>
          <table:table-cell office:value-type="float" office:value="-11.430971" calcext:value-type="float">
            <text:p>-11.430971</text:p>
          </table:table-cell>
          <table:table-cell office:value-type="float" office:value="89.304415" calcext:value-type="float">
            <text:p>89.304415</text:p>
          </table:table-cell>
          <table:table-cell office:value-type="float" office:value="-1.558163" calcext:value-type="float">
            <text:p>-1.558163</text:p>
          </table:table-cell>
          <table:table-cell office:value-type="float" office:value="89.17304" calcext:value-type="float">
            <text:p>89.17304</text:p>
          </table:table-cell>
          <table:table-cell office:value-type="float" office:value="-11.482172" calcext:value-type="float">
            <text:p>-11.48217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8.517874" calcext:value-type="float">
            <text:p>98.517874</text:p>
          </table:table-cell>
          <table:table-cell office:value-type="float" office:value="-16.130317" calcext:value-type="float">
            <text:p>-16.130317</text:p>
          </table:table-cell>
          <table:table-cell office:value-type="float" office:value="86.570093" calcext:value-type="float">
            <text:p>86.570093</text:p>
          </table:table-cell>
          <table:table-cell office:value-type="float" office:value="-11.487889" calcext:value-type="float">
            <text:p>-11.487889</text:p>
          </table:table-cell>
          <table:table-cell office:value-type="float" office:value="89.939525" calcext:value-type="float">
            <text:p>89.939525</text:p>
          </table:table-cell>
          <table:table-cell office:value-type="float" office:value="-2.60646" calcext:value-type="float">
            <text:p>-2.60646</text:p>
          </table:table-cell>
          <table:table-cell office:value-type="float" office:value="98.457541" calcext:value-type="float">
            <text:p>98.457541</text:p>
          </table:table-cell>
          <table:table-cell office:value-type="float" office:value="-16.583747" calcext:value-type="float">
            <text:p>-16.583747</text:p>
          </table:table-cell>
          <table:table-cell office:value-type="float" office:value="85" calcext:value-type="float">
            <text:p>85</text:p>
          </table:table-cell>
          <table:table-cell office:value-type="float" office:value="98.517875" calcext:value-type="float">
            <text:p>98.517875</text:p>
          </table:table-cell>
          <table:table-cell office:value-type="float" office:value="-16.130317" calcext:value-type="float">
            <text:p>-16.130317</text:p>
          </table:table-cell>
          <table:table-cell office:value-type="float" office:value="86.570093" calcext:value-type="float">
            <text:p>86.570093</text:p>
          </table:table-cell>
          <table:table-cell office:value-type="float" office:value="-11.463087" calcext:value-type="float">
            <text:p>-11.463087</text:p>
          </table:table-cell>
          <table:table-cell office:value-type="float" office:value="89.939526" calcext:value-type="float">
            <text:p>89.939526</text:p>
          </table:table-cell>
          <table:table-cell office:value-type="float" office:value="-2.608081" calcext:value-type="float">
            <text:p>-2.608081</text:p>
          </table:table-cell>
          <table:table-cell office:value-type="float" office:value="98.457541" calcext:value-type="float">
            <text:p>98.457541</text:p>
          </table:table-cell>
          <table:table-cell office:value-type="float" office:value="-16.583748" calcext:value-type="float">
            <text:p>-16.5837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5.465424" calcext:value-type="float">
            <text:p>95.465424</text:p>
          </table:table-cell>
          <table:table-cell office:value-type="float" office:value="-13.663318" calcext:value-type="float">
            <text:p>-13.663318</text:p>
          </table:table-cell>
          <table:table-cell office:value-type="float" office:value="86.565838" calcext:value-type="float">
            <text:p>86.565838</text:p>
          </table:table-cell>
          <table:table-cell office:value-type="float" office:value="-11.513625" calcext:value-type="float">
            <text:p>-11.513625</text:p>
          </table:table-cell>
          <table:table-cell office:value-type="float" office:value="90.322381" calcext:value-type="float">
            <text:p>90.322381</text:p>
          </table:table-cell>
          <table:table-cell office:value-type="float" office:value="-3.404374" calcext:value-type="float">
            <text:p>-3.404374</text:p>
          </table:table-cell>
          <table:table-cell office:value-type="float" office:value="95.924898" calcext:value-type="float">
            <text:p>95.924898</text:p>
          </table:table-cell>
          <table:table-cell office:value-type="float" office:value="-13.982882" calcext:value-type="float">
            <text:p>-13.982882</text:p>
          </table:table-cell>
          <table:table-cell office:value-type="float" office:value="86" calcext:value-type="float">
            <text:p>86</text:p>
          </table:table-cell>
          <table:table-cell office:value-type="float" office:value="95.465425" calcext:value-type="float">
            <text:p>95.465425</text:p>
          </table:table-cell>
          <table:table-cell office:value-type="float" office:value="-13.663318" calcext:value-type="float">
            <text:p>-13.663318</text:p>
          </table:table-cell>
          <table:table-cell office:value-type="float" office:value="86.565839" calcext:value-type="float">
            <text:p>86.565839</text:p>
          </table:table-cell>
          <table:table-cell office:value-type="float" office:value="-11.488822" calcext:value-type="float">
            <text:p>-11.488822</text:p>
          </table:table-cell>
          <table:table-cell office:value-type="float" office:value="90.322382" calcext:value-type="float">
            <text:p>90.322382</text:p>
          </table:table-cell>
          <table:table-cell office:value-type="float" office:value="-3.405882" calcext:value-type="float">
            <text:p>-3.405882</text:p>
          </table:table-cell>
          <table:table-cell office:value-type="float" office:value="95.924898" calcext:value-type="float">
            <text:p>95.924898</text:p>
          </table:table-cell>
          <table:table-cell office:value-type="float" office:value="-13.982882" calcext:value-type="float">
            <text:p>-13.98288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5.301364" calcext:value-type="float">
            <text:p>95.301364</text:p>
          </table:table-cell>
          <table:table-cell office:value-type="float" office:value="-8.408203" calcext:value-type="float">
            <text:p>-8.408203</text:p>
          </table:table-cell>
          <table:table-cell office:value-type="float" office:value="86.563942" calcext:value-type="float">
            <text:p>86.563942</text:p>
          </table:table-cell>
          <table:table-cell office:value-type="float" office:value="-11.53915" calcext:value-type="float">
            <text:p>-11.53915</text:p>
          </table:table-cell>
          <table:table-cell office:value-type="float" office:value="90.669147" calcext:value-type="float">
            <text:p>90.669147</text:p>
          </table:table-cell>
          <table:table-cell office:value-type="float" office:value="-3.778381" calcext:value-type="float">
            <text:p>-3.778381</text:p>
          </table:table-cell>
          <table:table-cell office:value-type="float" office:value="95.249822" calcext:value-type="float">
            <text:p>95.249822</text:p>
          </table:table-cell>
          <table:table-cell office:value-type="float" office:value="-8.528679" calcext:value-type="float">
            <text:p>-8.528679</text:p>
          </table:table-cell>
          <table:table-cell office:value-type="float" office:value="87" calcext:value-type="float">
            <text:p>87</text:p>
          </table:table-cell>
          <table:table-cell office:value-type="float" office:value="95.301364" calcext:value-type="float">
            <text:p>95.301364</text:p>
          </table:table-cell>
          <table:table-cell office:value-type="float" office:value="-8.408204" calcext:value-type="float">
            <text:p>-8.408204</text:p>
          </table:table-cell>
          <table:table-cell office:value-type="float" office:value="86.563943" calcext:value-type="float">
            <text:p>86.563943</text:p>
          </table:table-cell>
          <table:table-cell office:value-type="float" office:value="-11.514348" calcext:value-type="float">
            <text:p>-11.514348</text:p>
          </table:table-cell>
          <table:table-cell office:value-type="float" office:value="90.669147" calcext:value-type="float">
            <text:p>90.669147</text:p>
          </table:table-cell>
          <table:table-cell office:value-type="float" office:value="-3.779783" calcext:value-type="float">
            <text:p>-3.779783</text:p>
          </table:table-cell>
          <table:table-cell office:value-type="float" office:value="95.249822" calcext:value-type="float">
            <text:p>95.249822</text:p>
          </table:table-cell>
          <table:table-cell office:value-type="float" office:value="-8.52868" calcext:value-type="float">
            <text:p>-8.528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6.429806" calcext:value-type="float">
            <text:p>96.429806</text:p>
          </table:table-cell>
          <table:table-cell office:value-type="float" office:value="4.072527" calcext:value-type="float">
            <text:p>4.072527</text:p>
          </table:table-cell>
          <table:table-cell office:value-type="float" office:value="86.553342" calcext:value-type="float">
            <text:p>86.553342</text:p>
          </table:table-cell>
          <table:table-cell office:value-type="float" office:value="-11.570004" calcext:value-type="float">
            <text:p>-11.570004</text:p>
          </table:table-cell>
          <table:table-cell office:value-type="float" office:value="91.062535" calcext:value-type="float">
            <text:p>91.062535</text:p>
          </table:table-cell>
          <table:table-cell office:value-type="float" office:value="-3.257511" calcext:value-type="float">
            <text:p>-3.257511</text:p>
          </table:table-cell>
          <table:table-cell office:value-type="float" office:value="96.362371" calcext:value-type="float">
            <text:p>96.362371</text:p>
          </table:table-cell>
          <table:table-cell office:value-type="float" office:value="3.816633" calcext:value-type="float">
            <text:p>3.816633</text:p>
          </table:table-cell>
          <table:table-cell office:value-type="float" office:value="88" calcext:value-type="float">
            <text:p>88</text:p>
          </table:table-cell>
          <table:table-cell office:value-type="float" office:value="96.429806" calcext:value-type="float">
            <text:p>96.429806</text:p>
          </table:table-cell>
          <table:table-cell office:value-type="float" office:value="4.072528" calcext:value-type="float">
            <text:p>4.072528</text:p>
          </table:table-cell>
          <table:table-cell office:value-type="float" office:value="86.553342" calcext:value-type="float">
            <text:p>86.553342</text:p>
          </table:table-cell>
          <table:table-cell office:value-type="float" office:value="-11.545202" calcext:value-type="float">
            <text:p>-11.545202</text:p>
          </table:table-cell>
          <table:table-cell office:value-type="float" office:value="91.062535" calcext:value-type="float">
            <text:p>91.062535</text:p>
          </table:table-cell>
          <table:table-cell office:value-type="float" office:value="-3.258815" calcext:value-type="float">
            <text:p>-3.258815</text:p>
          </table:table-cell>
          <table:table-cell office:value-type="float" office:value="96.362371" calcext:value-type="float">
            <text:p>96.362371</text:p>
          </table:table-cell>
          <table:table-cell office:value-type="float" office:value="3.816633" calcext:value-type="float">
            <text:p>3.8166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9.383746" calcext:value-type="float">
            <text:p>99.383746</text:p>
          </table:table-cell>
          <table:table-cell office:value-type="float" office:value="16.386062" calcext:value-type="float">
            <text:p>16.386062</text:p>
          </table:table-cell>
          <table:table-cell office:value-type="float" office:value="86.537076" calcext:value-type="float">
            <text:p>86.537076</text:p>
          </table:table-cell>
          <table:table-cell office:value-type="float" office:value="-11.595511" calcext:value-type="float">
            <text:p>-11.595511</text:p>
          </table:table-cell>
          <table:table-cell office:value-type="float" office:value="91.629892" calcext:value-type="float">
            <text:p>91.629892</text:p>
          </table:table-cell>
          <table:table-cell office:value-type="float" office:value="-1.906183" calcext:value-type="float">
            <text:p>-1.906183</text:p>
          </table:table-cell>
          <table:table-cell office:value-type="float" office:value="99.316258" calcext:value-type="float">
            <text:p>99.316258</text:p>
          </table:table-cell>
          <table:table-cell office:value-type="float" office:value="16.36937" calcext:value-type="float">
            <text:p>16.36937</text:p>
          </table:table-cell>
          <table:table-cell office:value-type="float" office:value="89" calcext:value-type="float">
            <text:p>89</text:p>
          </table:table-cell>
          <table:table-cell office:value-type="float" office:value="99.383746" calcext:value-type="float">
            <text:p>99.383746</text:p>
          </table:table-cell>
          <table:table-cell office:value-type="float" office:value="16.386063" calcext:value-type="float">
            <text:p>16.386063</text:p>
          </table:table-cell>
          <table:table-cell office:value-type="float" office:value="86.537077" calcext:value-type="float">
            <text:p>86.537077</text:p>
          </table:table-cell>
          <table:table-cell office:value-type="float" office:value="-11.570709" calcext:value-type="float">
            <text:p>-11.570709</text:p>
          </table:table-cell>
          <table:table-cell office:value-type="float" office:value="91.629893" calcext:value-type="float">
            <text:p>91.629893</text:p>
          </table:table-cell>
          <table:table-cell office:value-type="float" office:value="-1.907396" calcext:value-type="float">
            <text:p>-1.907396</text:p>
          </table:table-cell>
          <table:table-cell office:value-type="float" office:value="99.316259" calcext:value-type="float">
            <text:p>99.316259</text:p>
          </table:table-cell>
          <table:table-cell office:value-type="float" office:value="16.369371" calcext:value-type="float">
            <text:p>16.3693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9.692508" calcext:value-type="float">
            <text:p>99.692508</text:p>
          </table:table-cell>
          <table:table-cell office:value-type="float" office:value="11.350267" calcext:value-type="float">
            <text:p>11.350267</text:p>
          </table:table-cell>
          <table:table-cell office:value-type="float" office:value="86.539921" calcext:value-type="float">
            <text:p>86.539921</text:p>
          </table:table-cell>
          <table:table-cell office:value-type="float" office:value="-11.613901" calcext:value-type="float">
            <text:p>-11.613901</text:p>
          </table:table-cell>
          <table:table-cell office:value-type="float" office:value="92.196921" calcext:value-type="float">
            <text:p>92.196921</text:p>
          </table:table-cell>
          <table:table-cell office:value-type="float" office:value="-0.995334" calcext:value-type="float">
            <text:p>-0.995334</text:p>
          </table:table-cell>
          <table:table-cell office:value-type="float" office:value="99.775433" calcext:value-type="float">
            <text:p>99.775433</text:p>
          </table:table-cell>
          <table:table-cell office:value-type="float" office:value="11.927033" calcext:value-type="float">
            <text:p>11.927033</text:p>
          </table:table-cell>
          <table:table-cell office:value-type="float" office:value="90" calcext:value-type="float">
            <text:p>90</text:p>
          </table:table-cell>
          <table:table-cell office:value-type="float" office:value="99.692509" calcext:value-type="float">
            <text:p>99.692509</text:p>
          </table:table-cell>
          <table:table-cell office:value-type="float" office:value="11.350267" calcext:value-type="float">
            <text:p>11.350267</text:p>
          </table:table-cell>
          <table:table-cell office:value-type="float" office:value="86.539921" calcext:value-type="float">
            <text:p>86.539921</text:p>
          </table:table-cell>
          <table:table-cell office:value-type="float" office:value="-11.589098" calcext:value-type="float">
            <text:p>-11.589098</text:p>
          </table:table-cell>
          <table:table-cell office:value-type="float" office:value="92.196921" calcext:value-type="float">
            <text:p>92.196921</text:p>
          </table:table-cell>
          <table:table-cell office:value-type="float" office:value="-0.996462" calcext:value-type="float">
            <text:p>-0.996462</text:p>
          </table:table-cell>
          <table:table-cell office:value-type="float" office:value="99.775433" calcext:value-type="float">
            <text:p>99.775433</text:p>
          </table:table-cell>
          <table:table-cell office:value-type="float" office:value="11.927033" calcext:value-type="float">
            <text:p>11.9270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3.208778" calcext:value-type="float">
            <text:p>93.208778</text:p>
          </table:table-cell>
          <table:table-cell office:value-type="float" office:value="2.226037" calcext:value-type="float">
            <text:p>2.226037</text:p>
          </table:table-cell>
          <table:table-cell office:value-type="float" office:value="86.544134" calcext:value-type="float">
            <text:p>86.544134</text:p>
          </table:table-cell>
          <table:table-cell office:value-type="float" office:value="-11.631378" calcext:value-type="float">
            <text:p>-11.631378</text:p>
          </table:table-cell>
          <table:table-cell office:value-type="float" office:value="92.271669" calcext:value-type="float">
            <text:p>92.271669</text:p>
          </table:table-cell>
          <table:table-cell office:value-type="float" office:value="-0.786091" calcext:value-type="float">
            <text:p>-0.786091</text:p>
          </table:table-cell>
          <table:table-cell office:value-type="float" office:value="93.434673" calcext:value-type="float">
            <text:p>93.434673</text:p>
          </table:table-cell>
          <table:table-cell office:value-type="float" office:value="2.412517" calcext:value-type="float">
            <text:p>2.412517</text:p>
          </table:table-cell>
          <table:table-cell office:value-type="float" office:value="91" calcext:value-type="float">
            <text:p>91</text:p>
          </table:table-cell>
          <table:table-cell office:value-type="float" office:value="93.208779" calcext:value-type="float">
            <text:p>93.208779</text:p>
          </table:table-cell>
          <table:table-cell office:value-type="float" office:value="2.226037" calcext:value-type="float">
            <text:p>2.226037</text:p>
          </table:table-cell>
          <table:table-cell office:value-type="float" office:value="86.544135" calcext:value-type="float">
            <text:p>86.544135</text:p>
          </table:table-cell>
          <table:table-cell office:value-type="float" office:value="-11.606576" calcext:value-type="float">
            <text:p>-11.606576</text:p>
          </table:table-cell>
          <table:table-cell office:value-type="float" office:value="92.27167" calcext:value-type="float">
            <text:p>92.27167</text:p>
          </table:table-cell>
          <table:table-cell office:value-type="float" office:value="-0.787141" calcext:value-type="float">
            <text:p>-0.787141</text:p>
          </table:table-cell>
          <table:table-cell office:value-type="float" office:value="93.434674" calcext:value-type="float">
            <text:p>93.434674</text:p>
          </table:table-cell>
          <table:table-cell office:value-type="float" office:value="2.412518" calcext:value-type="float">
            <text:p>2.4125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3.99365" calcext:value-type="float">
            <text:p>103.99365</text:p>
          </table:table-cell>
          <table:table-cell office:value-type="float" office:value="7.511162" calcext:value-type="float">
            <text:p>7.511162</text:p>
          </table:table-cell>
          <table:table-cell office:value-type="float" office:value="86.540573" calcext:value-type="float">
            <text:p>86.540573</text:p>
          </table:table-cell>
          <table:table-cell office:value-type="float" office:value="-11.644172" calcext:value-type="float">
            <text:p>-11.644172</text:p>
          </table:table-cell>
          <table:table-cell office:value-type="float" office:value="93.088896" calcext:value-type="float">
            <text:p>93.088896</text:p>
          </table:table-cell>
          <table:table-cell office:value-type="float" office:value="-0.217182" calcext:value-type="float">
            <text:p>-0.217182</text:p>
          </table:table-cell>
          <table:table-cell office:value-type="float" office:value="103.48221" calcext:value-type="float">
            <text:p>103.48221</text:p>
          </table:table-cell>
          <table:table-cell office:value-type="float" office:value="7.068981" calcext:value-type="float">
            <text:p>7.068981</text:p>
          </table:table-cell>
          <table:table-cell office:value-type="float" office:value="92" calcext:value-type="float">
            <text:p>92</text:p>
          </table:table-cell>
          <table:table-cell office:value-type="float" office:value="103.993651" calcext:value-type="float">
            <text:p>103.993651</text:p>
          </table:table-cell>
          <table:table-cell office:value-type="float" office:value="7.511163" calcext:value-type="float">
            <text:p>7.511163</text:p>
          </table:table-cell>
          <table:table-cell office:value-type="float" office:value="86.540573" calcext:value-type="float">
            <text:p>86.540573</text:p>
          </table:table-cell>
          <table:table-cell office:value-type="float" office:value="-11.61937" calcext:value-type="float">
            <text:p>-11.61937</text:p>
          </table:table-cell>
          <table:table-cell office:value-type="float" office:value="93.088896" calcext:value-type="float">
            <text:p>93.088896</text:p>
          </table:table-cell>
          <table:table-cell office:value-type="float" office:value="-0.218158" calcext:value-type="float">
            <text:p>-0.218158</text:p>
          </table:table-cell>
          <table:table-cell office:value-type="float" office:value="103.48221" calcext:value-type="float">
            <text:p>103.48221</text:p>
          </table:table-cell>
          <table:table-cell office:value-type="float" office:value="7.068982" calcext:value-type="float">
            <text:p>7.06898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7.714465" calcext:value-type="float">
            <text:p>117.714465</text:p>
          </table:table-cell>
          <table:table-cell office:value-type="float" office:value="2.125005" calcext:value-type="float">
            <text:p>2.125005</text:p>
          </table:table-cell>
          <table:table-cell office:value-type="float" office:value="86.53819" calcext:value-type="float">
            <text:p>86.53819</text:p>
          </table:table-cell>
          <table:table-cell office:value-type="float" office:value="-11.671439" calcext:value-type="float">
            <text:p>-11.671439</text:p>
          </table:table-cell>
          <table:table-cell office:value-type="float" office:value="94.81047" calcext:value-type="float">
            <text:p>94.81047</text:p>
          </table:table-cell>
          <table:table-cell office:value-type="float" office:value="-0.078587" calcext:value-type="float">
            <text:p>-0.078587</text:p>
          </table:table-cell>
          <table:table-cell office:value-type="float" office:value="117.574211" calcext:value-type="float">
            <text:p>117.574211</text:p>
          </table:table-cell>
          <table:table-cell office:value-type="float" office:value="2.395358" calcext:value-type="float">
            <text:p>2.395358</text:p>
          </table:table-cell>
          <table:table-cell office:value-type="float" office:value="93" calcext:value-type="float">
            <text:p>93</text:p>
          </table:table-cell>
          <table:table-cell office:value-type="float" office:value="117.714465" calcext:value-type="float">
            <text:p>117.714465</text:p>
          </table:table-cell>
          <table:table-cell office:value-type="float" office:value="2.125006" calcext:value-type="float">
            <text:p>2.125006</text:p>
          </table:table-cell>
          <table:table-cell office:value-type="float" office:value="86.53819" calcext:value-type="float">
            <text:p>86.53819</text:p>
          </table:table-cell>
          <table:table-cell office:value-type="float" office:value="-11.646636" calcext:value-type="float">
            <text:p>-11.646636</text:p>
          </table:table-cell>
          <table:table-cell office:value-type="float" office:value="94.81047" calcext:value-type="float">
            <text:p>94.81047</text:p>
          </table:table-cell>
          <table:table-cell office:value-type="float" office:value="-0.079494" calcext:value-type="float">
            <text:p>-0.079494</text:p>
          </table:table-cell>
          <table:table-cell office:value-type="float" office:value="117.574211" calcext:value-type="float">
            <text:p>117.574211</text:p>
          </table:table-cell>
          <table:table-cell office:value-type="float" office:value="2.395358" calcext:value-type="float">
            <text:p>2.39535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31.493616" calcext:value-type="float">
            <text:p>131.493616</text:p>
          </table:table-cell>
          <table:table-cell office:value-type="float" office:value="-5.623926" calcext:value-type="float">
            <text:p>-5.623926</text:p>
          </table:table-cell>
          <table:table-cell office:value-type="float" office:value="86.53748" calcext:value-type="float">
            <text:p>86.53748</text:p>
          </table:table-cell>
          <table:table-cell office:value-type="float" office:value="-11.697899" calcext:value-type="float">
            <text:p>-11.697899</text:p>
          </table:table-cell>
          <table:table-cell office:value-type="float" office:value="97.37763" calcext:value-type="float">
            <text:p>97.37763</text:p>
          </table:table-cell>
          <table:table-cell office:value-type="float" office:value="-0.491369" calcext:value-type="float">
            <text:p>-0.491369</text:p>
          </table:table-cell>
          <table:table-cell office:value-type="float" office:value="131.494327" calcext:value-type="float">
            <text:p>131.494327</text:p>
          </table:table-cell>
          <table:table-cell office:value-type="float" office:value="-5.51972" calcext:value-type="float">
            <text:p>-5.51972</text:p>
          </table:table-cell>
          <table:table-cell office:value-type="float" office:value="94" calcext:value-type="float">
            <text:p>94</text:p>
          </table:table-cell>
          <table:table-cell office:value-type="float" office:value="131.493617" calcext:value-type="float">
            <text:p>131.493617</text:p>
          </table:table-cell>
          <table:table-cell office:value-type="float" office:value="-5.623926" calcext:value-type="float">
            <text:p>-5.623926</text:p>
          </table:table-cell>
          <table:table-cell office:value-type="float" office:value="86.537481" calcext:value-type="float">
            <text:p>86.537481</text:p>
          </table:table-cell>
          <table:table-cell office:value-type="float" office:value="-11.673097" calcext:value-type="float">
            <text:p>-11.673097</text:p>
          </table:table-cell>
          <table:table-cell office:value-type="float" office:value="97.377631" calcext:value-type="float">
            <text:p>97.377631</text:p>
          </table:table-cell>
          <table:table-cell office:value-type="float" office:value="-0.492213" calcext:value-type="float">
            <text:p>-0.492213</text:p>
          </table:table-cell>
          <table:table-cell office:value-type="float" office:value="131.494328" calcext:value-type="float">
            <text:p>131.494328</text:p>
          </table:table-cell>
          <table:table-cell office:value-type="float" office:value="-5.519721" calcext:value-type="float">
            <text:p>-5.5197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36.259609" calcext:value-type="float">
            <text:p>136.259609</text:p>
          </table:table-cell>
          <table:table-cell office:value-type="float" office:value="-14.455325" calcext:value-type="float">
            <text:p>-14.455325</text:p>
          </table:table-cell>
          <table:table-cell office:value-type="float" office:value="86.535158" calcext:value-type="float">
            <text:p>86.535158</text:p>
          </table:table-cell>
          <table:table-cell office:value-type="float" office:value="-11.705122" calcext:value-type="float">
            <text:p>-11.705122</text:p>
          </table:table-cell>
          <table:table-cell office:value-type="float" office:value="100.097209" calcext:value-type="float">
            <text:p>100.097209</text:p>
          </table:table-cell>
          <table:table-cell office:value-type="float" office:value="-1.475563" calcext:value-type="float">
            <text:p>-1.475563</text:p>
          </table:table-cell>
          <table:table-cell office:value-type="float" office:value="136.513297" calcext:value-type="float">
            <text:p>136.513297</text:p>
          </table:table-cell>
          <table:table-cell office:value-type="float" office:value="-14.423431" calcext:value-type="float">
            <text:p>-14.423431</text:p>
          </table:table-cell>
          <table:table-cell office:value-type="float" office:value="95" calcext:value-type="float">
            <text:p>95</text:p>
          </table:table-cell>
          <table:table-cell office:value-type="float" office:value="136.259609" calcext:value-type="float">
            <text:p>136.259609</text:p>
          </table:table-cell>
          <table:table-cell office:value-type="float" office:value="-14.455325" calcext:value-type="float">
            <text:p>-14.455325</text:p>
          </table:table-cell>
          <table:table-cell office:value-type="float" office:value="86.535159" calcext:value-type="float">
            <text:p>86.535159</text:p>
          </table:table-cell>
          <table:table-cell office:value-type="float" office:value="-11.680319" calcext:value-type="float">
            <text:p>-11.680319</text:p>
          </table:table-cell>
          <table:table-cell office:value-type="float" office:value="100.097209" calcext:value-type="float">
            <text:p>100.097209</text:p>
          </table:table-cell>
          <table:table-cell office:value-type="float" office:value="-1.476348" calcext:value-type="float">
            <text:p>-1.476348</text:p>
          </table:table-cell>
          <table:table-cell office:value-type="float" office:value="136.513298" calcext:value-type="float">
            <text:p>136.513298</text:p>
          </table:table-cell>
          <table:table-cell office:value-type="float" office:value="-14.423432" calcext:value-type="float">
            <text:p>-14.42343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5.494557" calcext:value-type="float">
            <text:p>105.494557</text:p>
          </table:table-cell>
          <table:table-cell office:value-type="float" office:value="-32.991289" calcext:value-type="float">
            <text:p>-32.991289</text:p>
          </table:table-cell>
          <table:table-cell office:value-type="float" office:value="86.524448" calcext:value-type="float">
            <text:p>86.524448</text:p>
          </table:table-cell>
          <table:table-cell office:value-type="float" office:value="-11.711682" calcext:value-type="float">
            <text:p>-11.711682</text:p>
          </table:table-cell>
          <table:table-cell office:value-type="float" office:value="100.465063" calcext:value-type="float">
            <text:p>100.465063</text:p>
          </table:table-cell>
          <table:table-cell office:value-type="float" office:value="-3.687764" calcext:value-type="float">
            <text:p>-3.687764</text:p>
          </table:table-cell>
          <table:table-cell office:value-type="float" office:value="106.467008" calcext:value-type="float">
            <text:p>106.467008</text:p>
          </table:table-cell>
          <table:table-cell office:value-type="float" office:value="-32.731463" calcext:value-type="float">
            <text:p>-32.731463</text:p>
          </table:table-cell>
          <table:table-cell office:value-type="float" office:value="96" calcext:value-type="float">
            <text:p>96</text:p>
          </table:table-cell>
          <table:table-cell office:value-type="float" office:value="105.494557" calcext:value-type="float">
            <text:p>105.494557</text:p>
          </table:table-cell>
          <table:table-cell office:value-type="float" office:value="-32.991289" calcext:value-type="float">
            <text:p>-32.991289</text:p>
          </table:table-cell>
          <table:table-cell office:value-type="float" office:value="86.524449" calcext:value-type="float">
            <text:p>86.524449</text:p>
          </table:table-cell>
          <table:table-cell office:value-type="float" office:value="-11.686879" calcext:value-type="float">
            <text:p>-11.686879</text:p>
          </table:table-cell>
          <table:table-cell office:value-type="float" office:value="100.465064" calcext:value-type="float">
            <text:p>100.465064</text:p>
          </table:table-cell>
          <table:table-cell office:value-type="float" office:value="-3.688494" calcext:value-type="float">
            <text:p>-3.688494</text:p>
          </table:table-cell>
          <table:table-cell office:value-type="float" office:value="106.467008" calcext:value-type="float">
            <text:p>106.467008</text:p>
          </table:table-cell>
          <table:table-cell office:value-type="float" office:value="-32.731463" calcext:value-type="float">
            <text:p>-32.73146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7.299259" calcext:value-type="float">
            <text:p>67.299259</text:p>
          </table:table-cell>
          <table:table-cell office:value-type="float" office:value="-35.339804" calcext:value-type="float">
            <text:p>-35.339804</text:p>
          </table:table-cell>
          <table:table-cell office:value-type="float" office:value="86.516368" calcext:value-type="float">
            <text:p>86.516368</text:p>
          </table:table-cell>
          <table:table-cell office:value-type="float" office:value="-11.680995" calcext:value-type="float">
            <text:p>-11.680995</text:p>
          </table:table-cell>
          <table:table-cell office:value-type="float" office:value="98.135942" calcext:value-type="float">
            <text:p>98.135942</text:p>
          </table:table-cell>
          <table:table-cell office:value-type="float" office:value="-5.874868" calcext:value-type="float">
            <text:p>-5.874868</text:p>
          </table:table-cell>
          <table:table-cell office:value-type="float" office:value="67.562397" calcext:value-type="float">
            <text:p>67.562397</text:p>
          </table:table-cell>
          <table:table-cell office:value-type="float" office:value="-35.73825" calcext:value-type="float">
            <text:p>-35.73825</text:p>
          </table:table-cell>
          <table:table-cell office:value-type="float" office:value="97" calcext:value-type="float">
            <text:p>97</text:p>
          </table:table-cell>
          <table:table-cell office:value-type="float" office:value="67.299259" calcext:value-type="float">
            <text:p>67.299259</text:p>
          </table:table-cell>
          <table:table-cell office:value-type="float" office:value="-35.339804" calcext:value-type="float">
            <text:p>-35.339804</text:p>
          </table:table-cell>
          <table:table-cell office:value-type="float" office:value="86.516368" calcext:value-type="float">
            <text:p>86.516368</text:p>
          </table:table-cell>
          <table:table-cell office:value-type="float" office:value="-11.656193" calcext:value-type="float">
            <text:p>-11.656193</text:p>
          </table:table-cell>
          <table:table-cell office:value-type="float" office:value="98.135942" calcext:value-type="float">
            <text:p>98.135942</text:p>
          </table:table-cell>
          <table:table-cell office:value-type="float" office:value="-5.875547" calcext:value-type="float">
            <text:p>-5.875547</text:p>
          </table:table-cell>
          <table:table-cell office:value-type="float" office:value="67.562398" calcext:value-type="float">
            <text:p>67.562398</text:p>
          </table:table-cell>
          <table:table-cell office:value-type="float" office:value="-35.73825" calcext:value-type="float">
            <text:p>-35.738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1.340305" calcext:value-type="float">
            <text:p>61.340305</text:p>
          </table:table-cell>
          <table:table-cell office:value-type="float" office:value="-8.490753" calcext:value-type="float">
            <text:p>-8.490753</text:p>
          </table:table-cell>
          <table:table-cell office:value-type="float" office:value="86.50763" calcext:value-type="float">
            <text:p>86.50763</text:p>
          </table:table-cell>
          <table:table-cell office:value-type="float" office:value="-11.645226" calcext:value-type="float">
            <text:p>-11.645226</text:p>
          </table:table-cell>
          <table:table-cell office:value-type="float" office:value="95.552121" calcext:value-type="float">
            <text:p>95.552121</text:p>
          </table:table-cell>
          <table:table-cell office:value-type="float" office:value="-6.024716" calcext:value-type="float">
            <text:p>-6.024716</text:p>
          </table:table-cell>
          <table:table-cell office:value-type="float" office:value="60.529043" calcext:value-type="float">
            <text:p>60.529043</text:p>
          </table:table-cell>
          <table:table-cell office:value-type="float" office:value="-9.258734" calcext:value-type="float">
            <text:p>-9.258734</text:p>
          </table:table-cell>
          <table:table-cell office:value-type="float" office:value="98" calcext:value-type="float">
            <text:p>98</text:p>
          </table:table-cell>
          <table:table-cell office:value-type="float" office:value="61.340305" calcext:value-type="float">
            <text:p>61.340305</text:p>
          </table:table-cell>
          <table:table-cell office:value-type="float" office:value="-8.490754" calcext:value-type="float">
            <text:p>-8.490754</text:p>
          </table:table-cell>
          <table:table-cell office:value-type="float" office:value="86.50763" calcext:value-type="float">
            <text:p>86.50763</text:p>
          </table:table-cell>
          <table:table-cell office:value-type="float" office:value="-11.620424" calcext:value-type="float">
            <text:p>-11.620424</text:p>
          </table:table-cell>
          <table:table-cell office:value-type="float" office:value="95.552121" calcext:value-type="float">
            <text:p>95.552121</text:p>
          </table:table-cell>
          <table:table-cell office:value-type="float" office:value="-6.025347" calcext:value-type="float">
            <text:p>-6.025347</text:p>
          </table:table-cell>
          <table:table-cell office:value-type="float" office:value="60.529044" calcext:value-type="float">
            <text:p>60.529044</text:p>
          </table:table-cell>
          <table:table-cell office:value-type="float" office:value="-9.258734" calcext:value-type="float">
            <text:p>-9.25873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88.790308" calcext:value-type="float">
            <text:p>88.790308</text:p>
          </table:table-cell>
          <table:table-cell office:value-type="float" office:value="8.517207" calcext:value-type="float">
            <text:p>8.517207</text:p>
          </table:table-cell>
          <table:table-cell office:value-type="float" office:value="86.500695" calcext:value-type="float">
            <text:p>86.500695</text:p>
          </table:table-cell>
          <table:table-cell office:value-type="float" office:value="-11.616787" calcext:value-type="float">
            <text:p>-11.616787</text:p>
          </table:table-cell>
          <table:table-cell office:value-type="float" office:value="95.072345" calcext:value-type="float">
            <text:p>95.072345</text:p>
          </table:table-cell>
          <table:table-cell office:value-type="float" office:value="-4.980332" calcext:value-type="float">
            <text:p>-4.980332</text:p>
          </table:table-cell>
          <table:table-cell office:value-type="float" office:value="87.915055" calcext:value-type="float">
            <text:p>87.915055</text:p>
          </table:table-cell>
          <table:table-cell office:value-type="float" office:value="8.707895" calcext:value-type="float">
            <text:p>8.707895</text:p>
          </table:table-cell>
          <table:table-cell office:value-type="float" office:value="99" calcext:value-type="float">
            <text:p>99</text:p>
          </table:table-cell>
          <table:table-cell office:value-type="float" office:value="88.790309" calcext:value-type="float">
            <text:p>88.790309</text:p>
          </table:table-cell>
          <table:table-cell office:value-type="float" office:value="8.517208" calcext:value-type="float">
            <text:p>8.517208</text:p>
          </table:table-cell>
          <table:table-cell office:value-type="float" office:value="86.500696" calcext:value-type="float">
            <text:p>86.500696</text:p>
          </table:table-cell>
          <table:table-cell office:value-type="float" office:value="-11.591985" calcext:value-type="float">
            <text:p>-11.591985</text:p>
          </table:table-cell>
          <table:table-cell office:value-type="float" office:value="95.072346" calcext:value-type="float">
            <text:p>95.072346</text:p>
          </table:table-cell>
          <table:table-cell office:value-type="float" office:value="-4.98092" calcext:value-type="float">
            <text:p>-4.98092</text:p>
          </table:table-cell>
          <table:table-cell office:value-type="float" office:value="87.915056" calcext:value-type="float">
            <text:p>87.915056</text:p>
          </table:table-cell>
          <table:table-cell office:value-type="float" office:value="8.707895" calcext:value-type="float">
            <text:p>8.7078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3.565354" calcext:value-type="float">
            <text:p>123.565354</text:p>
          </table:table-cell>
          <table:table-cell office:value-type="float" office:value="-7.692205" calcext:value-type="float">
            <text:p>-7.692205</text:p>
          </table:table-cell>
          <table:table-cell office:value-type="float" office:value="86.499858" calcext:value-type="float">
            <text:p>86.499858</text:p>
          </table:table-cell>
          <table:table-cell office:value-type="float" office:value="-11.636158" calcext:value-type="float">
            <text:p>-11.636158</text:p>
          </table:table-cell>
          <table:table-cell office:value-type="float" office:value="97.066077" calcext:value-type="float">
            <text:p>97.066077</text:p>
          </table:table-cell>
          <table:table-cell office:value-type="float" office:value="-5.188178" calcext:value-type="float">
            <text:p>-5.188178</text:p>
          </table:table-cell>
          <table:table-cell office:value-type="float" office:value="123.350226" calcext:value-type="float">
            <text:p>123.350226</text:p>
          </table:table-cell>
          <table:table-cell office:value-type="float" office:value="-6.884188" calcext:value-type="float">
            <text:p>-6.884188</text:p>
          </table:table-cell>
          <table:table-cell office:value-type="float" office:value="100" calcext:value-type="float">
            <text:p>100</text:p>
          </table:table-cell>
          <table:table-cell office:value-type="float" office:value="123.565355" calcext:value-type="float">
            <text:p>123.565355</text:p>
          </table:table-cell>
          <table:table-cell office:value-type="float" office:value="-7.692205" calcext:value-type="float">
            <text:p>-7.692205</text:p>
          </table:table-cell>
          <table:table-cell office:value-type="float" office:value="86.499859" calcext:value-type="float">
            <text:p>86.499859</text:p>
          </table:table-cell>
          <table:table-cell office:value-type="float" office:value="-11.611355" calcext:value-type="float">
            <text:p>-11.611355</text:p>
          </table:table-cell>
          <table:table-cell office:value-type="float" office:value="97.066078" calcext:value-type="float">
            <text:p>97.066078</text:p>
          </table:table-cell>
          <table:table-cell office:value-type="float" office:value="-5.188724" calcext:value-type="float">
            <text:p>-5.188724</text:p>
          </table:table-cell>
          <table:table-cell office:value-type="float" office:value="123.350226" calcext:value-type="float">
            <text:p>123.350226</text:p>
          </table:table-cell>
          <table:table-cell office:value-type="float" office:value="-6.884188" calcext:value-type="float">
            <text:p>-6.88418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6.63821" calcext:value-type="float">
            <text:p>96.63821</text:p>
          </table:table-cell>
          <table:table-cell office:value-type="float" office:value="13.911443" calcext:value-type="float">
            <text:p>13.911443</text:p>
          </table:table-cell>
          <table:table-cell office:value-type="float" office:value="86.49901" calcext:value-type="float">
            <text:p>86.49901</text:p>
          </table:table-cell>
          <table:table-cell office:value-type="float" office:value="-11.661069" calcext:value-type="float">
            <text:p>-11.661069</text:p>
          </table:table-cell>
          <table:table-cell office:value-type="float" office:value="97.035338" calcext:value-type="float">
            <text:p>97.035338</text:p>
          </table:table-cell>
          <table:table-cell office:value-type="float" office:value="-3.874372" calcext:value-type="float">
            <text:p>-3.874372</text:p>
          </table:table-cell>
          <table:table-cell office:value-type="float" office:value="98.039628" calcext:value-type="float">
            <text:p>98.039628</text:p>
          </table:table-cell>
          <table:table-cell office:value-type="float" office:value="13.107233" calcext:value-type="float">
            <text:p>13.107233</text:p>
          </table:table-cell>
          <table:table-cell office:value-type="float" office:value="101" calcext:value-type="float">
            <text:p>101</text:p>
          </table:table-cell>
          <table:table-cell office:value-type="float" office:value="96.638211" calcext:value-type="float">
            <text:p>96.638211</text:p>
          </table:table-cell>
          <table:table-cell office:value-type="float" office:value="13.911443" calcext:value-type="float">
            <text:p>13.911443</text:p>
          </table:table-cell>
          <table:table-cell office:value-type="float" office:value="86.499011" calcext:value-type="float">
            <text:p>86.499011</text:p>
          </table:table-cell>
          <table:table-cell office:value-type="float" office:value="-11.636267" calcext:value-type="float">
            <text:p>-11.636267</text:p>
          </table:table-cell>
          <table:table-cell office:value-type="float" office:value="97.035339" calcext:value-type="float">
            <text:p>97.035339</text:p>
          </table:table-cell>
          <table:table-cell office:value-type="float" office:value="-3.87488" calcext:value-type="float">
            <text:p>-3.87488</text:p>
          </table:table-cell>
          <table:table-cell office:value-type="float" office:value="98.039628" calcext:value-type="float">
            <text:p>98.039628</text:p>
          </table:table-cell>
          <table:table-cell office:value-type="float" office:value="13.107233" calcext:value-type="float">
            <text:p>13.1072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.837287" calcext:value-type="float">
            <text:p>101.837287</text:p>
          </table:table-cell>
          <table:table-cell office:value-type="float" office:value="41.274484" calcext:value-type="float">
            <text:p>41.274484</text:p>
          </table:table-cell>
          <table:table-cell office:value-type="float" office:value="86.497101" calcext:value-type="float">
            <text:p>86.497101</text:p>
          </table:table-cell>
          <table:table-cell office:value-type="float" office:value="-11.689641" calcext:value-type="float">
            <text:p>-11.689641</text:p>
          </table:table-cell>
          <table:table-cell office:value-type="float" office:value="97.369698" calcext:value-type="float">
            <text:p>97.369698</text:p>
          </table:table-cell>
          <table:table-cell office:value-type="float" office:value="-0.740524" calcext:value-type="float">
            <text:p>-0.740524</text:p>
          </table:table-cell>
          <table:table-cell office:value-type="float" office:value="101.232813" calcext:value-type="float">
            <text:p>101.232813</text:p>
          </table:table-cell>
          <table:table-cell office:value-type="float" office:value="41.076677" calcext:value-type="float">
            <text:p>41.076677</text:p>
          </table:table-cell>
          <table:table-cell office:value-type="float" office:value="102" calcext:value-type="float">
            <text:p>102</text:p>
          </table:table-cell>
          <table:table-cell office:value-type="float" office:value="101.837288" calcext:value-type="float">
            <text:p>101.837288</text:p>
          </table:table-cell>
          <table:table-cell office:value-type="float" office:value="41.274484" calcext:value-type="float">
            <text:p>41.274484</text:p>
          </table:table-cell>
          <table:table-cell office:value-type="float" office:value="86.497101" calcext:value-type="float">
            <text:p>86.497101</text:p>
          </table:table-cell>
          <table:table-cell office:value-type="float" office:value="-11.664839" calcext:value-type="float">
            <text:p>-11.664839</text:p>
          </table:table-cell>
          <table:table-cell office:value-type="float" office:value="97.369699" calcext:value-type="float">
            <text:p>97.369699</text:p>
          </table:table-cell>
          <table:table-cell office:value-type="float" office:value="-0.740997" calcext:value-type="float">
            <text:p>-0.740997</text:p>
          </table:table-cell>
          <table:table-cell office:value-type="float" office:value="101.232814" calcext:value-type="float">
            <text:p>101.232814</text:p>
          </table:table-cell>
          <table:table-cell office:value-type="float" office:value="41.076677" calcext:value-type="float">
            <text:p>41.0766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3.677771" calcext:value-type="float">
            <text:p>53.677771</text:p>
          </table:table-cell>
          <table:table-cell office:value-type="float" office:value="36.901589" calcext:value-type="float">
            <text:p>36.901589</text:p>
          </table:table-cell>
          <table:table-cell office:value-type="float" office:value="86.495873" calcext:value-type="float">
            <text:p>86.495873</text:p>
          </table:table-cell>
          <table:table-cell office:value-type="float" office:value="-11.661689" calcext:value-type="float">
            <text:p>-11.661689</text:p>
          </table:table-cell>
          <table:table-cell office:value-type="float" office:value="94.310122" calcext:value-type="float">
            <text:p>94.310122</text:p>
          </table:table-cell>
          <table:table-cell office:value-type="float" office:value="1.920418" calcext:value-type="float">
            <text:p>1.920418</text:p>
          </table:table-cell>
          <table:table-cell office:value-type="float" office:value="54.738558" calcext:value-type="float">
            <text:p>54.738558</text:p>
          </table:table-cell>
          <table:table-cell office:value-type="float" office:value="37.578868" calcext:value-type="float">
            <text:p>37.578868</text:p>
          </table:table-cell>
          <table:table-cell office:value-type="float" office:value="103" calcext:value-type="float">
            <text:p>103</text:p>
          </table:table-cell>
          <table:table-cell office:value-type="float" office:value="53.677772" calcext:value-type="float">
            <text:p>53.677772</text:p>
          </table:table-cell>
          <table:table-cell office:value-type="float" office:value="36.901589" calcext:value-type="float">
            <text:p>36.901589</text:p>
          </table:table-cell>
          <table:table-cell office:value-type="float" office:value="86.495873" calcext:value-type="float">
            <text:p>86.495873</text:p>
          </table:table-cell>
          <table:table-cell office:value-type="float" office:value="-11.636887" calcext:value-type="float">
            <text:p>-11.636887</text:p>
          </table:table-cell>
          <table:table-cell office:value-type="float" office:value="94.310122" calcext:value-type="float">
            <text:p>94.310122</text:p>
          </table:table-cell>
          <table:table-cell office:value-type="float" office:value="1.91998" calcext:value-type="float">
            <text:p>1.91998</text:p>
          </table:table-cell>
          <table:table-cell office:value-type="float" office:value="54.738559" calcext:value-type="float">
            <text:p>54.738559</text:p>
          </table:table-cell>
          <table:table-cell office:value-type="float" office:value="37.578869" calcext:value-type="float">
            <text:p>37.57886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5.000547" calcext:value-type="float">
            <text:p>55.000547</text:p>
          </table:table-cell>
          <table:table-cell office:value-type="float" office:value="19.419628" calcext:value-type="float">
            <text:p>19.419628</text:p>
          </table:table-cell>
          <table:table-cell office:value-type="float" office:value="86.495413" calcext:value-type="float">
            <text:p>86.495413</text:p>
          </table:table-cell>
          <table:table-cell office:value-type="float" office:value="-11.636449" calcext:value-type="float">
            <text:p>-11.636449</text:p>
          </table:table-cell>
          <table:table-cell office:value-type="float" office:value="91.558024" calcext:value-type="float">
            <text:p>91.558024</text:p>
          </table:table-cell>
          <table:table-cell office:value-type="float" office:value="3.168837" calcext:value-type="float">
            <text:p>3.168837</text:p>
          </table:table-cell>
          <table:table-cell office:value-type="float" office:value="54.066155" calcext:value-type="float">
            <text:p>54.066155</text:p>
          </table:table-cell>
          <table:table-cell office:value-type="float" office:value="19.734623" calcext:value-type="float">
            <text:p>19.734623</text:p>
          </table:table-cell>
          <table:table-cell office:value-type="float" office:value="104" calcext:value-type="float">
            <text:p>104</text:p>
          </table:table-cell>
          <table:table-cell office:value-type="float" office:value="55.000548" calcext:value-type="float">
            <text:p>55.000548</text:p>
          </table:table-cell>
          <table:table-cell office:value-type="float" office:value="19.419628" calcext:value-type="float">
            <text:p>19.419628</text:p>
          </table:table-cell>
          <table:table-cell office:value-type="float" office:value="86.495414" calcext:value-type="float">
            <text:p>86.495414</text:p>
          </table:table-cell>
          <table:table-cell office:value-type="float" office:value="-11.611646" calcext:value-type="float">
            <text:p>-11.611646</text:p>
          </table:table-cell>
          <table:table-cell office:value-type="float" office:value="91.558025" calcext:value-type="float">
            <text:p>91.558025</text:p>
          </table:table-cell>
          <table:table-cell office:value-type="float" office:value="3.168429" calcext:value-type="float">
            <text:p>3.168429</text:p>
          </table:table-cell>
          <table:table-cell office:value-type="float" office:value="54.066156" calcext:value-type="float">
            <text:p>54.066156</text:p>
          </table:table-cell>
          <table:table-cell office:value-type="float" office:value="19.734623" calcext:value-type="float">
            <text:p>19.73462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1.865169" calcext:value-type="float">
            <text:p>71.865169</text:p>
          </table:table-cell>
          <table:table-cell office:value-type="float" office:value="-14.473099" calcext:value-type="float">
            <text:p>-14.473099</text:p>
          </table:table-cell>
          <table:table-cell office:value-type="float" office:value="86.495625" calcext:value-type="float">
            <text:p>86.495625</text:p>
          </table:table-cell>
          <table:table-cell office:value-type="float" office:value="-11.618194" calcext:value-type="float">
            <text:p>-11.618194</text:p>
          </table:table-cell>
          <table:table-cell office:value-type="float" office:value="90.179721" calcext:value-type="float">
            <text:p>90.179721</text:p>
          </table:table-cell>
          <table:table-cell office:value-type="float" office:value="1.950878" calcext:value-type="float">
            <text:p>1.950878</text:p>
          </table:table-cell>
          <table:table-cell office:value-type="float" office:value="71.479463" calcext:value-type="float">
            <text:p>71.479463</text:p>
          </table:table-cell>
          <table:table-cell office:value-type="float" office:value="-14.142365" calcext:value-type="float">
            <text:p>-14.142365</text:p>
          </table:table-cell>
          <table:table-cell office:value-type="float" office:value="105" calcext:value-type="float">
            <text:p>105</text:p>
          </table:table-cell>
          <table:table-cell office:value-type="float" office:value="71.865169" calcext:value-type="float">
            <text:p>71.865169</text:p>
          </table:table-cell>
          <table:table-cell office:value-type="float" office:value="-14.473099" calcext:value-type="float">
            <text:p>-14.473099</text:p>
          </table:table-cell>
          <table:table-cell office:value-type="float" office:value="86.495625" calcext:value-type="float">
            <text:p>86.495625</text:p>
          </table:table-cell>
          <table:table-cell office:value-type="float" office:value="-11.593391" calcext:value-type="float">
            <text:p>-11.593391</text:p>
          </table:table-cell>
          <table:table-cell office:value-type="float" office:value="90.179721" calcext:value-type="float">
            <text:p>90.179721</text:p>
          </table:table-cell>
          <table:table-cell office:value-type="float" office:value="1.950499" calcext:value-type="float">
            <text:p>1.950499</text:p>
          </table:table-cell>
          <table:table-cell office:value-type="float" office:value="71.479464" calcext:value-type="float">
            <text:p>71.479464</text:p>
          </table:table-cell>
          <table:table-cell office:value-type="float" office:value="-14.142366" calcext:value-type="float">
            <text:p>-14.1423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3.766165" calcext:value-type="float">
            <text:p>73.766165</text:p>
          </table:table-cell>
          <table:table-cell office:value-type="float" office:value="-31.801206" calcext:value-type="float">
            <text:p>-31.801206</text:p>
          </table:table-cell>
          <table:table-cell office:value-type="float" office:value="86.496776" calcext:value-type="float">
            <text:p>86.496776</text:p>
          </table:table-cell>
          <table:table-cell office:value-type="float" office:value="-11.602869" calcext:value-type="float">
            <text:p>-11.602869</text:p>
          </table:table-cell>
          <table:table-cell office:value-type="float" office:value="89.031842" calcext:value-type="float">
            <text:p>89.031842</text:p>
          </table:table-cell>
          <table:table-cell office:value-type="float" office:value="-0.397515" calcext:value-type="float">
            <text:p>-0.397515</text:p>
          </table:table-cell>
          <table:table-cell office:value-type="float" office:value="74.048304" calcext:value-type="float">
            <text:p>74.048304</text:p>
          </table:table-cell>
          <table:table-cell office:value-type="float" office:value="-32.105432" calcext:value-type="float">
            <text:p>-32.105432</text:p>
          </table:table-cell>
          <table:table-cell office:value-type="float" office:value="106" calcext:value-type="float">
            <text:p>106</text:p>
          </table:table-cell>
          <table:table-cell office:value-type="float" office:value="73.766166" calcext:value-type="float">
            <text:p>73.766166</text:p>
          </table:table-cell>
          <table:table-cell office:value-type="float" office:value="-31.801206" calcext:value-type="float">
            <text:p>-31.801206</text:p>
          </table:table-cell>
          <table:table-cell office:value-type="float" office:value="86.496776" calcext:value-type="float">
            <text:p>86.496776</text:p>
          </table:table-cell>
          <table:table-cell office:value-type="float" office:value="-11.578067" calcext:value-type="float">
            <text:p>-11.578067</text:p>
          </table:table-cell>
          <table:table-cell office:value-type="float" office:value="89.031843" calcext:value-type="float">
            <text:p>89.031843</text:p>
          </table:table-cell>
          <table:table-cell office:value-type="float" office:value="-0.397869" calcext:value-type="float">
            <text:p>-0.397869</text:p>
          </table:table-cell>
          <table:table-cell office:value-type="float" office:value="74.048304" calcext:value-type="float">
            <text:p>74.048304</text:p>
          </table:table-cell>
          <table:table-cell office:value-type="float" office:value="-32.105432" calcext:value-type="float">
            <text:p>-32.10543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9.465631" calcext:value-type="float">
            <text:p>69.465631</text:p>
          </table:table-cell>
          <table:table-cell office:value-type="float" office:value="-41.528683" calcext:value-type="float">
            <text:p>-41.528683</text:p>
          </table:table-cell>
          <table:table-cell office:value-type="float" office:value="86.498893" calcext:value-type="float">
            <text:p>86.498893</text:p>
          </table:table-cell>
          <table:table-cell office:value-type="float" office:value="-11.5921" calcext:value-type="float">
            <text:p>-11.5921</text:p>
          </table:table-cell>
          <table:table-cell office:value-type="float" office:value="87.664177" calcext:value-type="float">
            <text:p>87.664177</text:p>
          </table:table-cell>
          <table:table-cell office:value-type="float" office:value="-3.266681" calcext:value-type="float">
            <text:p>-3.266681</text:p>
          </table:table-cell>
          <table:table-cell office:value-type="float" office:value="69.60391" calcext:value-type="float">
            <text:p>69.60391</text:p>
          </table:table-cell>
          <table:table-cell office:value-type="float" office:value="-41.693223" calcext:value-type="float">
            <text:p>-41.693223</text:p>
          </table:table-cell>
          <table:table-cell office:value-type="float" office:value="107" calcext:value-type="float">
            <text:p>107</text:p>
          </table:table-cell>
          <table:table-cell office:value-type="float" office:value="69.465631" calcext:value-type="float">
            <text:p>69.465631</text:p>
          </table:table-cell>
          <table:table-cell office:value-type="float" office:value="-41.528684" calcext:value-type="float">
            <text:p>-41.528684</text:p>
          </table:table-cell>
          <table:table-cell office:value-type="float" office:value="86.498894" calcext:value-type="float">
            <text:p>86.498894</text:p>
          </table:table-cell>
          <table:table-cell office:value-type="float" office:value="-11.567297" calcext:value-type="float">
            <text:p>-11.567297</text:p>
          </table:table-cell>
          <table:table-cell office:value-type="float" office:value="87.664177" calcext:value-type="float">
            <text:p>87.664177</text:p>
          </table:table-cell>
          <table:table-cell office:value-type="float" office:value="-3.26701" calcext:value-type="float">
            <text:p>-3.26701</text:p>
          </table:table-cell>
          <table:table-cell office:value-type="float" office:value="69.603911" calcext:value-type="float">
            <text:p>69.603911</text:p>
          </table:table-cell>
          <table:table-cell office:value-type="float" office:value="-41.693224" calcext:value-type="float">
            <text:p>-41.69322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7.358458" calcext:value-type="float">
            <text:p>77.358458</text:p>
          </table:table-cell>
          <table:table-cell office:value-type="float" office:value="-26.902155" calcext:value-type="float">
            <text:p>-26.902155</text:p>
          </table:table-cell>
          <table:table-cell office:value-type="float" office:value="86.500198" calcext:value-type="float">
            <text:p>86.500198</text:p>
          </table:table-cell>
          <table:table-cell office:value-type="float" office:value="-11.584442" calcext:value-type="float">
            <text:p>-11.584442</text:p>
          </table:table-cell>
          <table:table-cell office:value-type="float" office:value="86.94399" calcext:value-type="float">
            <text:p>86.94399</text:p>
          </table:table-cell>
          <table:table-cell office:value-type="float" office:value="-4.914043" calcext:value-type="float">
            <text:p>-4.914043</text:p>
          </table:table-cell>
          <table:table-cell office:value-type="float" office:value="77.142028" calcext:value-type="float">
            <text:p>77.142028</text:p>
          </table:table-cell>
          <table:table-cell office:value-type="float" office:value="-27.34314" calcext:value-type="float">
            <text:p>-27.34314</text:p>
          </table:table-cell>
          <table:table-cell office:value-type="float" office:value="108" calcext:value-type="float">
            <text:p>108</text:p>
          </table:table-cell>
          <table:table-cell office:value-type="float" office:value="77.358459" calcext:value-type="float">
            <text:p>77.358459</text:p>
          </table:table-cell>
          <table:table-cell office:value-type="float" office:value="-26.902156" calcext:value-type="float">
            <text:p>-26.902156</text:p>
          </table:table-cell>
          <table:table-cell office:value-type="float" office:value="86.500199" calcext:value-type="float">
            <text:p>86.500199</text:p>
          </table:table-cell>
          <table:table-cell office:value-type="float" office:value="-11.55964" calcext:value-type="float">
            <text:p>-11.55964</text:p>
          </table:table-cell>
          <table:table-cell office:value-type="float" office:value="86.943991" calcext:value-type="float">
            <text:p>86.943991</text:p>
          </table:table-cell>
          <table:table-cell office:value-type="float" office:value="-4.914349" calcext:value-type="float">
            <text:p>-4.914349</text:p>
          </table:table-cell>
          <table:table-cell office:value-type="float" office:value="77.142029" calcext:value-type="float">
            <text:p>77.142029</text:p>
          </table:table-cell>
          <table:table-cell office:value-type="float" office:value="-27.343141" calcext:value-type="float">
            <text:p>-27.34314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8.871968" calcext:value-type="float">
            <text:p>108.871968</text:p>
          </table:table-cell>
          <table:table-cell office:value-type="float" office:value="-5.250346" calcext:value-type="float">
            <text:p>-5.250346</text:p>
          </table:table-cell>
          <table:table-cell office:value-type="float" office:value="86.500141" calcext:value-type="float">
            <text:p>86.500141</text:p>
          </table:table-cell>
          <table:table-cell office:value-type="float" office:value="-11.586856" calcext:value-type="float">
            <text:p>-11.586856</text:p>
          </table:table-cell>
          <table:table-cell office:value-type="float" office:value="88.478895" calcext:value-type="float">
            <text:p>88.478895</text:p>
          </table:table-cell>
          <table:table-cell office:value-type="float" office:value="-4.939829" calcext:value-type="float">
            <text:p>-4.939829</text:p>
          </table:table-cell>
          <table:table-cell office:value-type="float" office:value="108.447396" calcext:value-type="float">
            <text:p>108.447396</text:p>
          </table:table-cell>
          <table:table-cell office:value-type="float" office:value="-5.393285" calcext:value-type="float">
            <text:p>-5.393285</text:p>
          </table:table-cell>
          <table:table-cell office:value-type="float" office:value="109" calcext:value-type="float">
            <text:p>109</text:p>
          </table:table-cell>
          <table:table-cell office:value-type="float" office:value="108.871968" calcext:value-type="float">
            <text:p>108.871968</text:p>
          </table:table-cell>
          <table:table-cell office:value-type="float" office:value="-5.250347" calcext:value-type="float">
            <text:p>-5.250347</text:p>
          </table:table-cell>
          <table:table-cell office:value-type="float" office:value="86.500141" calcext:value-type="float">
            <text:p>86.500141</text:p>
          </table:table-cell>
          <table:table-cell office:value-type="float" office:value="-11.562053" calcext:value-type="float">
            <text:p>-11.562053</text:p>
          </table:table-cell>
          <table:table-cell office:value-type="float" office:value="88.478896" calcext:value-type="float">
            <text:p>88.478896</text:p>
          </table:table-cell>
          <table:table-cell office:value-type="float" office:value="-4.940113" calcext:value-type="float">
            <text:p>-4.940113</text:p>
          </table:table-cell>
          <table:table-cell office:value-type="float" office:value="108.447396" calcext:value-type="float">
            <text:p>108.447396</text:p>
          </table:table-cell>
          <table:table-cell office:value-type="float" office:value="-5.393286" calcext:value-type="float">
            <text:p>-5.39328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05.166894" calcext:value-type="float">
            <text:p>105.166894</text:p>
          </table:table-cell>
          <table:table-cell office:value-type="float" office:value="15.754859" calcext:value-type="float">
            <text:p>15.754859</text:p>
          </table:table-cell>
          <table:table-cell office:value-type="float" office:value="86.499136" calcext:value-type="float">
            <text:p>86.499136</text:p>
          </table:table-cell>
          <table:table-cell office:value-type="float" office:value="-11.587698" calcext:value-type="float">
            <text:p>-11.587698</text:p>
          </table:table-cell>
          <table:table-cell office:value-type="float" office:value="89.64612" calcext:value-type="float">
            <text:p>89.64612</text:p>
          </table:table-cell>
          <table:table-cell office:value-type="float" office:value="-3.491984" calcext:value-type="float">
            <text:p>-3.491984</text:p>
          </table:table-cell>
          <table:table-cell office:value-type="float" office:value="105.741375" calcext:value-type="float">
            <text:p>105.741375</text:p>
          </table:table-cell>
          <table:table-cell office:value-type="float" office:value="15.765816" calcext:value-type="float">
            <text:p>15.765816</text:p>
          </table:table-cell>
          <table:table-cell office:value-type="float" office:value="110" calcext:value-type="float">
            <text:p>110</text:p>
          </table:table-cell>
          <table:table-cell office:value-type="float" office:value="105.166895" calcext:value-type="float">
            <text:p>105.166895</text:p>
          </table:table-cell>
          <table:table-cell office:value-type="float" office:value="15.75486" calcext:value-type="float">
            <text:p>15.75486</text:p>
          </table:table-cell>
          <table:table-cell office:value-type="float" office:value="86.499136" calcext:value-type="float">
            <text:p>86.499136</text:p>
          </table:table-cell>
          <table:table-cell office:value-type="float" office:value="-11.562896" calcext:value-type="float">
            <text:p>-11.562896</text:p>
          </table:table-cell>
          <table:table-cell office:value-type="float" office:value="89.646121" calcext:value-type="float">
            <text:p>89.646121</text:p>
          </table:table-cell>
          <table:table-cell office:value-type="float" office:value="-3.492249" calcext:value-type="float">
            <text:p>-3.492249</text:p>
          </table:table-cell>
          <table:table-cell office:value-type="float" office:value="105.741376" calcext:value-type="float">
            <text:p>105.741376</text:p>
          </table:table-cell>
          <table:table-cell office:value-type="float" office:value="15.765817" calcext:value-type="float">
            <text:p>15.7658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6.447182" calcext:value-type="float">
            <text:p>86.447182</text:p>
          </table:table-cell>
          <table:table-cell office:value-type="float" office:value="5.828584" calcext:value-type="float">
            <text:p>5.828584</text:p>
          </table:table-cell>
          <table:table-cell office:value-type="float" office:value="86.496081" calcext:value-type="float">
            <text:p>86.496081</text:p>
          </table:table-cell>
          <table:table-cell office:value-type="float" office:value="-11.585034" calcext:value-type="float">
            <text:p>-11.585034</text:p>
          </table:table-cell>
          <table:table-cell office:value-type="float" office:value="89.419353" calcext:value-type="float">
            <text:p>89.419353</text:p>
          </table:table-cell>
          <table:table-cell office:value-type="float" office:value="-2.837066" calcext:value-type="float">
            <text:p>-2.837066</text:p>
          </table:table-cell>
          <table:table-cell office:value-type="float" office:value="86.727486" calcext:value-type="float">
            <text:p>86.727486</text:p>
          </table:table-cell>
          <table:table-cell office:value-type="float" office:value="6.335657" calcext:value-type="float">
            <text:p>6.335657</text:p>
          </table:table-cell>
          <table:table-cell office:value-type="float" office:value="111" calcext:value-type="float">
            <text:p>111</text:p>
          </table:table-cell>
          <table:table-cell office:value-type="float" office:value="86.447183" calcext:value-type="float">
            <text:p>86.447183</text:p>
          </table:table-cell>
          <table:table-cell office:value-type="float" office:value="5.828585" calcext:value-type="float">
            <text:p>5.828585</text:p>
          </table:table-cell>
          <table:table-cell office:value-type="float" office:value="86.496081" calcext:value-type="float">
            <text:p>86.496081</text:p>
          </table:table-cell>
          <table:table-cell office:value-type="float" office:value="-11.560231" calcext:value-type="float">
            <text:p>-11.560231</text:p>
          </table:table-cell>
          <table:table-cell office:value-type="float" office:value="89.419354" calcext:value-type="float">
            <text:p>89.419354</text:p>
          </table:table-cell>
          <table:table-cell office:value-type="float" office:value="-2.837312" calcext:value-type="float">
            <text:p>-2.837312</text:p>
          </table:table-cell>
          <table:table-cell office:value-type="float" office:value="86.727486" calcext:value-type="float">
            <text:p>86.727486</text:p>
          </table:table-cell>
          <table:table-cell office:value-type="float" office:value="6.335658" calcext:value-type="float">
            <text:p>6.33565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2.715217" calcext:value-type="float">
            <text:p>82.715217</text:p>
          </table:table-cell>
          <table:table-cell office:value-type="float" office:value="-11.948275" calcext:value-type="float">
            <text:p>-11.948275</text:p>
          </table:table-cell>
          <table:table-cell office:value-type="float" office:value="86.493255" calcext:value-type="float">
            <text:p>86.493255</text:p>
          </table:table-cell>
          <table:table-cell office:value-type="float" office:value="-11.582086" calcext:value-type="float">
            <text:p>-11.582086</text:p>
          </table:table-cell>
          <table:table-cell office:value-type="float" office:value="88.947436" calcext:value-type="float">
            <text:p>88.947436</text:p>
          </table:table-cell>
          <table:table-cell office:value-type="float" office:value="-3.472109" calcext:value-type="float">
            <text:p>-3.472109</text:p>
          </table:table-cell>
          <table:table-cell office:value-type="float" office:value="82.48312" calcext:value-type="float">
            <text:p>82.48312</text:p>
          </table:table-cell>
          <table:table-cell office:value-type="float" office:value="-11.79998" calcext:value-type="float">
            <text:p>-11.79998</text:p>
          </table:table-cell>
          <table:table-cell office:value-type="float" office:value="112" calcext:value-type="float">
            <text:p>112</text:p>
          </table:table-cell>
          <table:table-cell office:value-type="float" office:value="82.715218" calcext:value-type="float">
            <text:p>82.715218</text:p>
          </table:table-cell>
          <table:table-cell office:value-type="float" office:value="-11.948275" calcext:value-type="float">
            <text:p>-11.948275</text:p>
          </table:table-cell>
          <table:table-cell office:value-type="float" office:value="86.493255" calcext:value-type="float">
            <text:p>86.493255</text:p>
          </table:table-cell>
          <table:table-cell office:value-type="float" office:value="-11.557284" calcext:value-type="float">
            <text:p>-11.557284</text:p>
          </table:table-cell>
          <table:table-cell office:value-type="float" office:value="88.947437" calcext:value-type="float">
            <text:p>88.947437</text:p>
          </table:table-cell>
          <table:table-cell office:value-type="float" office:value="-3.472338" calcext:value-type="float">
            <text:p>-3.472338</text:p>
          </table:table-cell>
          <table:table-cell office:value-type="float" office:value="82.48312" calcext:value-type="float">
            <text:p>82.48312</text:p>
          </table:table-cell>
          <table:table-cell office:value-type="float" office:value="-11.799981" calcext:value-type="float">
            <text:p>-11.79998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4.693388" calcext:value-type="float">
            <text:p>74.693388</text:p>
          </table:table-cell>
          <table:table-cell office:value-type="float" office:value="-27.861585" calcext:value-type="float">
            <text:p>-27.861585</text:p>
          </table:table-cell>
          <table:table-cell office:value-type="float" office:value="86.492869" calcext:value-type="float">
            <text:p>86.492869</text:p>
          </table:table-cell>
          <table:table-cell office:value-type="float" office:value="-11.57656" calcext:value-type="float">
            <text:p>-11.57656</text:p>
          </table:table-cell>
          <table:table-cell office:value-type="float" office:value="87.949294" calcext:value-type="float">
            <text:p>87.949294</text:p>
          </table:table-cell>
          <table:table-cell office:value-type="float" office:value="-5.174233" calcext:value-type="float">
            <text:p>-5.174233</text:p>
          </table:table-cell>
          <table:table-cell office:value-type="float" office:value="74.743862" calcext:value-type="float">
            <text:p>74.743862</text:p>
          </table:table-cell>
          <table:table-cell office:value-type="float" office:value="-27.890847" calcext:value-type="float">
            <text:p>-27.890847</text:p>
          </table:table-cell>
          <table:table-cell office:value-type="float" office:value="113" calcext:value-type="float">
            <text:p>113</text:p>
          </table:table-cell>
          <table:table-cell office:value-type="float" office:value="74.693389" calcext:value-type="float">
            <text:p>74.693389</text:p>
          </table:table-cell>
          <table:table-cell office:value-type="float" office:value="-27.861585" calcext:value-type="float">
            <text:p>-27.861585</text:p>
          </table:table-cell>
          <table:table-cell office:value-type="float" office:value="86.492869" calcext:value-type="float">
            <text:p>86.492869</text:p>
          </table:table-cell>
          <table:table-cell office:value-type="float" office:value="-11.551757" calcext:value-type="float">
            <text:p>-11.551757</text:p>
          </table:table-cell>
          <table:table-cell office:value-type="float" office:value="87.949294" calcext:value-type="float">
            <text:p>87.949294</text:p>
          </table:table-cell>
          <table:table-cell office:value-type="float" office:value="-5.174446" calcext:value-type="float">
            <text:p>-5.174446</text:p>
          </table:table-cell>
          <table:table-cell office:value-type="float" office:value="74.743863" calcext:value-type="float">
            <text:p>74.743863</text:p>
          </table:table-cell>
          <table:table-cell office:value-type="float" office:value="-27.890847" calcext:value-type="float">
            <text:p>-27.8908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8.74758" calcext:value-type="float">
            <text:p>78.74758</text:p>
          </table:table-cell>
          <table:table-cell office:value-type="float" office:value="-32.2633" calcext:value-type="float">
            <text:p>-32.2633</text:p>
          </table:table-cell>
          <table:table-cell office:value-type="float" office:value="86.494712" calcext:value-type="float">
            <text:p>86.494712</text:p>
          </table:table-cell>
          <table:table-cell office:value-type="float" office:value="-11.568898" calcext:value-type="float">
            <text:p>-11.568898</text:p>
          </table:table-cell>
          <table:table-cell office:value-type="float" office:value="87.306888" calcext:value-type="float">
            <text:p>87.306888</text:p>
          </table:table-cell>
          <table:table-cell office:value-type="float" office:value="-7.063342" calcext:value-type="float">
            <text:p>-7.063342</text:p>
          </table:table-cell>
          <table:table-cell office:value-type="float" office:value="78.574418" calcext:value-type="float">
            <text:p>78.574418</text:p>
          </table:table-cell>
          <table:table-cell office:value-type="float" office:value="-32.437357" calcext:value-type="float">
            <text:p>-32.437357</text:p>
          </table:table-cell>
          <table:table-cell office:value-type="float" office:value="114" calcext:value-type="float">
            <text:p>114</text:p>
          </table:table-cell>
          <table:table-cell office:value-type="float" office:value="78.74758" calcext:value-type="float">
            <text:p>78.74758</text:p>
          </table:table-cell>
          <table:table-cell office:value-type="float" office:value="-32.263301" calcext:value-type="float">
            <text:p>-32.263301</text:p>
          </table:table-cell>
          <table:table-cell office:value-type="float" office:value="86.494713" calcext:value-type="float">
            <text:p>86.494713</text:p>
          </table:table-cell>
          <table:table-cell office:value-type="float" office:value="-11.544095" calcext:value-type="float">
            <text:p>-11.544095</text:p>
          </table:table-cell>
          <table:table-cell office:value-type="float" office:value="87.306889" calcext:value-type="float">
            <text:p>87.306889</text:p>
          </table:table-cell>
          <table:table-cell office:value-type="float" office:value="-7.06354" calcext:value-type="float">
            <text:p>-7.06354</text:p>
          </table:table-cell>
          <table:table-cell office:value-type="float" office:value="78.574419" calcext:value-type="float">
            <text:p>78.574419</text:p>
          </table:table-cell>
          <table:table-cell office:value-type="float" office:value="-32.437358" calcext:value-type="float">
            <text:p>-32.437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4.434528" calcext:value-type="float">
            <text:p>84.434528</text:p>
          </table:table-cell>
          <table:table-cell office:value-type="float" office:value="-32.215047" calcext:value-type="float">
            <text:p>-32.215047</text:p>
          </table:table-cell>
          <table:table-cell office:value-type="float" office:value="86.499188" calcext:value-type="float">
            <text:p>86.499188</text:p>
          </table:table-cell>
          <table:table-cell office:value-type="float" office:value="-11.561979" calcext:value-type="float">
            <text:p>-11.561979</text:p>
          </table:table-cell>
          <table:table-cell office:value-type="float" office:value="87.109986" calcext:value-type="float">
            <text:p>87.109986</text:p>
          </table:table-cell>
          <table:table-cell office:value-type="float" office:value="-8.817528" calcext:value-type="float">
            <text:p>-8.817528</text:p>
          </table:table-cell>
          <table:table-cell office:value-type="float" office:value="84.402777" calcext:value-type="float">
            <text:p>84.402777</text:p>
          </table:table-cell>
          <table:table-cell office:value-type="float" office:value="-32.286192" calcext:value-type="float">
            <text:p>-32.286192</text:p>
          </table:table-cell>
          <table:table-cell office:value-type="float" office:value="115" calcext:value-type="float">
            <text:p>115</text:p>
          </table:table-cell>
          <table:table-cell office:value-type="float" office:value="84.434528" calcext:value-type="float">
            <text:p>84.434528</text:p>
          </table:table-cell>
          <table:table-cell office:value-type="float" office:value="-32.215048" calcext:value-type="float">
            <text:p>-32.215048</text:p>
          </table:table-cell>
          <table:table-cell office:value-type="float" office:value="86.499189" calcext:value-type="float">
            <text:p>86.499189</text:p>
          </table:table-cell>
          <table:table-cell office:value-type="float" office:value="-11.537177" calcext:value-type="float">
            <text:p>-11.537177</text:p>
          </table:table-cell>
          <table:table-cell office:value-type="float" office:value="87.109986" calcext:value-type="float">
            <text:p>87.109986</text:p>
          </table:table-cell>
          <table:table-cell office:value-type="float" office:value="-8.817712" calcext:value-type="float">
            <text:p>-8.817712</text:p>
          </table:table-cell>
          <table:table-cell office:value-type="float" office:value="84.402777" calcext:value-type="float">
            <text:p>84.402777</text:p>
          </table:table-cell>
          <table:table-cell office:value-type="float" office:value="-32.286193" calcext:value-type="float">
            <text:p>-32.28619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9.218917" calcext:value-type="float">
            <text:p>89.218917</text:p>
          </table:table-cell>
          <table:table-cell office:value-type="float" office:value="-35.647323" calcext:value-type="float">
            <text:p>-35.647323</text:p>
          </table:table-cell>
          <table:table-cell office:value-type="float" office:value="86.508796" calcext:value-type="float">
            <text:p>86.508796</text:p>
          </table:table-cell>
          <table:table-cell office:value-type="float" office:value="-11.555312" calcext:value-type="float">
            <text:p>-11.555312</text:p>
          </table:table-cell>
          <table:table-cell office:value-type="float" office:value="87.266546" calcext:value-type="float">
            <text:p>87.266546</text:p>
          </table:table-cell>
          <table:table-cell office:value-type="float" office:value="-10.689413" calcext:value-type="float">
            <text:p>-10.689413</text:p>
          </table:table-cell>
          <table:table-cell office:value-type="float" office:value="89.232606" calcext:value-type="float">
            <text:p>89.232606</text:p>
          </table:table-cell>
          <table:table-cell office:value-type="float" office:value="-35.599499" calcext:value-type="float">
            <text:p>-35.599499</text:p>
          </table:table-cell>
          <table:table-cell office:value-type="float" office:value="116" calcext:value-type="float">
            <text:p>116</text:p>
          </table:table-cell>
          <table:table-cell office:value-type="float" office:value="89.218918" calcext:value-type="float">
            <text:p>89.218918</text:p>
          </table:table-cell>
          <table:table-cell office:value-type="float" office:value="-35.647324" calcext:value-type="float">
            <text:p>-35.647324</text:p>
          </table:table-cell>
          <table:table-cell office:value-type="float" office:value="86.508796" calcext:value-type="float">
            <text:p>86.508796</text:p>
          </table:table-cell>
          <table:table-cell office:value-type="float" office:value="-11.53051" calcext:value-type="float">
            <text:p>-11.53051</text:p>
          </table:table-cell>
          <table:table-cell office:value-type="float" office:value="87.266546" calcext:value-type="float">
            <text:p>87.266546</text:p>
          </table:table-cell>
          <table:table-cell office:value-type="float" office:value="-10.689584" calcext:value-type="float">
            <text:p>-10.689584</text:p>
          </table:table-cell>
          <table:table-cell office:value-type="float" office:value="89.232606" calcext:value-type="float">
            <text:p>89.232606</text:p>
          </table:table-cell>
          <table:table-cell office:value-type="float" office:value="-35.599499" calcext:value-type="float">
            <text:p>-35.59949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5.299025" calcext:value-type="float">
            <text:p>85.299025</text:p>
          </table:table-cell>
          <table:table-cell office:value-type="float" office:value="-28.846601" calcext:value-type="float">
            <text:p>-28.846601</text:p>
          </table:table-cell>
          <table:table-cell office:value-type="float" office:value="86.524432" calcext:value-type="float">
            <text:p>86.524432</text:p>
          </table:table-cell>
          <table:table-cell office:value-type="float" office:value="-11.552735" calcext:value-type="float">
            <text:p>-11.552735</text:p>
          </table:table-cell>
          <table:table-cell office:value-type="float" office:value="87.143361" calcext:value-type="float">
            <text:p>87.143361</text:p>
          </table:table-cell>
          <table:table-cell office:value-type="float" office:value="-11.958019" calcext:value-type="float">
            <text:p>-11.958019</text:p>
          </table:table-cell>
          <table:table-cell office:value-type="float" office:value="85.417544" calcext:value-type="float">
            <text:p>85.417544</text:p>
          </table:table-cell>
          <table:table-cell office:value-type="float" office:value="-28.981789" calcext:value-type="float">
            <text:p>-28.981789</text:p>
          </table:table-cell>
          <table:table-cell office:value-type="float" office:value="117" calcext:value-type="float">
            <text:p>117</text:p>
          </table:table-cell>
          <table:table-cell office:value-type="float" office:value="85.299026" calcext:value-type="float">
            <text:p>85.299026</text:p>
          </table:table-cell>
          <table:table-cell office:value-type="float" office:value="-28.846602" calcext:value-type="float">
            <text:p>-28.846602</text:p>
          </table:table-cell>
          <table:table-cell office:value-type="float" office:value="86.524432" calcext:value-type="float">
            <text:p>86.524432</text:p>
          </table:table-cell>
          <table:table-cell office:value-type="float" office:value="-11.527933" calcext:value-type="float">
            <text:p>-11.527933</text:p>
          </table:table-cell>
          <table:table-cell office:value-type="float" office:value="87.143361" calcext:value-type="float">
            <text:p>87.143361</text:p>
          </table:table-cell>
          <table:table-cell office:value-type="float" office:value="-11.958179" calcext:value-type="float">
            <text:p>-11.958179</text:p>
          </table:table-cell>
          <table:table-cell office:value-type="float" office:value="85.417545" calcext:value-type="float">
            <text:p>85.417545</text:p>
          </table:table-cell>
          <table:table-cell office:value-type="float" office:value="-28.981789" calcext:value-type="float">
            <text:p>-28.98178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8.610037" calcext:value-type="float">
            <text:p>78.610037</text:p>
          </table:table-cell>
          <table:table-cell office:value-type="float" office:value="-26.707316" calcext:value-type="float">
            <text:p>-26.707316</text:p>
          </table:table-cell>
          <table:table-cell office:value-type="float" office:value="86.541921" calcext:value-type="float">
            <text:p>86.541921</text:p>
          </table:table-cell>
          <table:table-cell office:value-type="float" office:value="-11.553477" calcext:value-type="float">
            <text:p>-11.553477</text:p>
          </table:table-cell>
          <table:table-cell office:value-type="float" office:value="86.562293" calcext:value-type="float">
            <text:p>86.562293</text:p>
          </table:table-cell>
          <table:table-cell office:value-type="float" office:value="-12.99116" calcext:value-type="float">
            <text:p>-12.99116</text:p>
          </table:table-cell>
          <table:table-cell office:value-type="float" office:value="78.650862" calcext:value-type="float">
            <text:p>78.650862</text:p>
          </table:table-cell>
          <table:table-cell office:value-type="float" office:value="-26.652418" calcext:value-type="float">
            <text:p>-26.652418</text:p>
          </table:table-cell>
          <table:table-cell office:value-type="float" office:value="118" calcext:value-type="float">
            <text:p>118</text:p>
          </table:table-cell>
          <table:table-cell office:value-type="float" office:value="78.610037" calcext:value-type="float">
            <text:p>78.610037</text:p>
          </table:table-cell>
          <table:table-cell office:value-type="float" office:value="-26.707317" calcext:value-type="float">
            <text:p>-26.707317</text:p>
          </table:table-cell>
          <table:table-cell office:value-type="float" office:value="86.541922" calcext:value-type="float">
            <text:p>86.541922</text:p>
          </table:table-cell>
          <table:table-cell office:value-type="float" office:value="-11.528675" calcext:value-type="float">
            <text:p>-11.528675</text:p>
          </table:table-cell>
          <table:table-cell office:value-type="float" office:value="86.562294" calcext:value-type="float">
            <text:p>86.562294</text:p>
          </table:table-cell>
          <table:table-cell office:value-type="float" office:value="-12.991309" calcext:value-type="float">
            <text:p>-12.991309</text:p>
          </table:table-cell>
          <table:table-cell office:value-type="float" office:value="78.650862" calcext:value-type="float">
            <text:p>78.650862</text:p>
          </table:table-cell>
          <table:table-cell office:value-type="float" office:value="-26.652418" calcext:value-type="float">
            <text:p>-26.6524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0.7886" calcext:value-type="float">
            <text:p>80.7886</text:p>
          </table:table-cell>
          <table:table-cell office:value-type="float" office:value="-22.51658" calcext:value-type="float">
            <text:p>-22.51658</text:p>
          </table:table-cell>
          <table:table-cell office:value-type="float" office:value="86.561489" calcext:value-type="float">
            <text:p>86.561489</text:p>
          </table:table-cell>
          <table:table-cell office:value-type="float" office:value="-11.554533" calcext:value-type="float">
            <text:p>-11.554533</text:p>
          </table:table-cell>
          <table:table-cell office:value-type="float" office:value="86.176333" calcext:value-type="float">
            <text:p>86.176333</text:p>
          </table:table-cell>
          <table:table-cell office:value-type="float" office:value="-13.658921" calcext:value-type="float">
            <text:p>-13.658921</text:p>
          </table:table-cell>
          <table:table-cell office:value-type="float" office:value="80.67619" calcext:value-type="float">
            <text:p>80.67619</text:p>
          </table:table-cell>
          <table:table-cell office:value-type="float" office:value="-22.538765" calcext:value-type="float">
            <text:p>-22.538765</text:p>
          </table:table-cell>
          <table:table-cell office:value-type="float" office:value="119" calcext:value-type="float">
            <text:p>119</text:p>
          </table:table-cell>
          <table:table-cell office:value-type="float" office:value="80.7886" calcext:value-type="float">
            <text:p>80.7886</text:p>
          </table:table-cell>
          <table:table-cell office:value-type="float" office:value="-22.51658" calcext:value-type="float">
            <text:p>-22.51658</text:p>
          </table:table-cell>
          <table:table-cell office:value-type="float" office:value="86.56149" calcext:value-type="float">
            <text:p>86.56149</text:p>
          </table:table-cell>
          <table:table-cell office:value-type="float" office:value="-11.52973" calcext:value-type="float">
            <text:p>-11.52973</text:p>
          </table:table-cell>
          <table:table-cell office:value-type="float" office:value="86.176333" calcext:value-type="float">
            <text:p>86.176333</text:p>
          </table:table-cell>
          <table:table-cell office:value-type="float" office:value="-13.659059" calcext:value-type="float">
            <text:p>-13.659059</text:p>
          </table:table-cell>
          <table:table-cell office:value-type="float" office:value="80.67619" calcext:value-type="float">
            <text:p>80.67619</text:p>
          </table:table-cell>
          <table:table-cell office:value-type="float" office:value="-22.538765" calcext:value-type="float">
            <text:p>-22.53876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1.377528" calcext:value-type="float">
            <text:p>81.377528</text:p>
          </table:table-cell>
          <table:table-cell office:value-type="float" office:value="-15.067385" calcext:value-type="float">
            <text:p>-15.067385</text:p>
          </table:table-cell>
          <table:table-cell office:value-type="float" office:value="86.585766" calcext:value-type="float">
            <text:p>86.585766</text:p>
          </table:table-cell>
          <table:table-cell office:value-type="float" office:value="-11.554679" calcext:value-type="float">
            <text:p>-11.554679</text:p>
          </table:table-cell>
          <table:table-cell office:value-type="float" office:value="85.862994" calcext:value-type="float">
            <text:p>85.862994</text:p>
          </table:table-cell>
          <table:table-cell office:value-type="float" office:value="-13.75765" calcext:value-type="float">
            <text:p>-13.75765</text:p>
          </table:table-cell>
          <table:table-cell office:value-type="float" office:value="81.392411" calcext:value-type="float">
            <text:p>81.392411</text:p>
          </table:table-cell>
          <table:table-cell office:value-type="float" office:value="-15.108995" calcext:value-type="float">
            <text:p>-15.108995</text:p>
          </table:table-cell>
          <table:table-cell office:value-type="float" office:value="120" calcext:value-type="float">
            <text:p>120</text:p>
          </table:table-cell>
          <table:table-cell office:value-type="float" office:value="81.377529" calcext:value-type="float">
            <text:p>81.377529</text:p>
          </table:table-cell>
          <table:table-cell office:value-type="float" office:value="-15.067386" calcext:value-type="float">
            <text:p>-15.067386</text:p>
          </table:table-cell>
          <table:table-cell office:value-type="float" office:value="86.585766" calcext:value-type="float">
            <text:p>86.585766</text:p>
          </table:table-cell>
          <table:table-cell office:value-type="float" office:value="-11.529877" calcext:value-type="float">
            <text:p>-11.529877</text:p>
          </table:table-cell>
          <table:table-cell office:value-type="float" office:value="85.862994" calcext:value-type="float">
            <text:p>85.862994</text:p>
          </table:table-cell>
          <table:table-cell office:value-type="float" office:value="-13.757778" calcext:value-type="float">
            <text:p>-13.757778</text:p>
          </table:table-cell>
          <table:table-cell office:value-type="float" office:value="81.392412" calcext:value-type="float">
            <text:p>81.392412</text:p>
          </table:table-cell>
          <table:table-cell office:value-type="float" office:value="-15.108995" calcext:value-type="float">
            <text:p>-15.10899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6.185574" calcext:value-type="float">
            <text:p>86.185574</text:p>
          </table:table-cell>
          <table:table-cell office:value-type="float" office:value="-6.925345" calcext:value-type="float">
            <text:p>-6.925345</text:p>
          </table:table-cell>
          <table:table-cell office:value-type="float" office:value="86.613426" calcext:value-type="float">
            <text:p>86.613426</text:p>
          </table:table-cell>
          <table:table-cell office:value-type="float" office:value="-11.546982" calcext:value-type="float">
            <text:p>-11.546982</text:p>
          </table:table-cell>
          <table:table-cell office:value-type="float" office:value="85.911298" calcext:value-type="float">
            <text:p>85.911298</text:p>
          </table:table-cell>
          <table:table-cell office:value-type="float" office:value="-13.27223" calcext:value-type="float">
            <text:p>-13.27223</text:p>
          </table:table-cell>
          <table:table-cell office:value-type="float" office:value="86.137112" calcext:value-type="float">
            <text:p>86.137112</text:p>
          </table:table-cell>
          <table:table-cell office:value-type="float" office:value="-6.934784" calcext:value-type="float">
            <text:p>-6.934784</text:p>
          </table:table-cell>
          <table:table-cell office:value-type="float" office:value="121" calcext:value-type="float">
            <text:p>121</text:p>
          </table:table-cell>
          <table:table-cell office:value-type="float" office:value="86.185574" calcext:value-type="float">
            <text:p>86.185574</text:p>
          </table:table-cell>
          <table:table-cell office:value-type="float" office:value="-6.925346" calcext:value-type="float">
            <text:p>-6.925346</text:p>
          </table:table-cell>
          <table:table-cell office:value-type="float" office:value="86.613427" calcext:value-type="float">
            <text:p>86.613427</text:p>
          </table:table-cell>
          <table:table-cell office:value-type="float" office:value="-11.522179" calcext:value-type="float">
            <text:p>-11.522179</text:p>
          </table:table-cell>
          <table:table-cell office:value-type="float" office:value="85.911299" calcext:value-type="float">
            <text:p>85.911299</text:p>
          </table:table-cell>
          <table:table-cell office:value-type="float" office:value="-13.272349" calcext:value-type="float">
            <text:p>-13.272349</text:p>
          </table:table-cell>
          <table:table-cell office:value-type="float" office:value="86.137113" calcext:value-type="float">
            <text:p>86.137113</text:p>
          </table:table-cell>
          <table:table-cell office:value-type="float" office:value="-6.934784" calcext:value-type="float">
            <text:p>-6.9347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8.686983" calcext:value-type="float">
            <text:p>88.686983</text:p>
          </table:table-cell>
          <table:table-cell office:value-type="float" office:value="-4.443494" calcext:value-type="float">
            <text:p>-4.443494</text:p>
          </table:table-cell>
          <table:table-cell office:value-type="float" office:value="86.640919" calcext:value-type="float">
            <text:p>86.640919</text:p>
          </table:table-cell>
          <table:table-cell office:value-type="float" office:value="-11.530861" calcext:value-type="float">
            <text:p>-11.530861</text:p>
          </table:table-cell>
          <table:table-cell office:value-type="float" office:value="86.131165" calcext:value-type="float">
            <text:p>86.131165</text:p>
          </table:table-cell>
          <table:table-cell office:value-type="float" office:value="-12.639226" calcext:value-type="float">
            <text:p>-12.639226</text:p>
          </table:table-cell>
          <table:table-cell office:value-type="float" office:value="88.711823" calcext:value-type="float">
            <text:p>88.711823</text:p>
          </table:table-cell>
          <table:table-cell office:value-type="float" office:value="-4.377646" calcext:value-type="float">
            <text:p>-4.377646</text:p>
          </table:table-cell>
          <table:table-cell office:value-type="float" office:value="122" calcext:value-type="float">
            <text:p>122</text:p>
          </table:table-cell>
          <table:table-cell office:value-type="float" office:value="88.686984" calcext:value-type="float">
            <text:p>88.686984</text:p>
          </table:table-cell>
          <table:table-cell office:value-type="float" office:value="-4.443495" calcext:value-type="float">
            <text:p>-4.443495</text:p>
          </table:table-cell>
          <table:table-cell office:value-type="float" office:value="86.640919" calcext:value-type="float">
            <text:p>86.640919</text:p>
          </table:table-cell>
          <table:table-cell office:value-type="float" office:value="-11.506059" calcext:value-type="float">
            <text:p>-11.506059</text:p>
          </table:table-cell>
          <table:table-cell office:value-type="float" office:value="86.131165" calcext:value-type="float">
            <text:p>86.131165</text:p>
          </table:table-cell>
          <table:table-cell office:value-type="float" office:value="-12.639337" calcext:value-type="float">
            <text:p>-12.639337</text:p>
          </table:table-cell>
          <table:table-cell office:value-type="float" office:value="88.711823" calcext:value-type="float">
            <text:p>88.711823</text:p>
          </table:table-cell>
          <table:table-cell office:value-type="float" office:value="-4.377646" calcext:value-type="float">
            <text:p>-4.3776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1.014476" calcext:value-type="float">
            <text:p>91.014476</text:p>
          </table:table-cell>
          <table:table-cell office:value-type="float" office:value="-6.168934" calcext:value-type="float">
            <text:p>-6.168934</text:p>
          </table:table-cell>
          <table:table-cell office:value-type="float" office:value="86.661073" calcext:value-type="float">
            <text:p>86.661073</text:p>
          </table:table-cell>
          <table:table-cell office:value-type="float" office:value="-11.542003" calcext:value-type="float">
            <text:p>-11.542003</text:p>
          </table:table-cell>
          <table:table-cell office:value-type="float" office:value="86.49174" calcext:value-type="float">
            <text:p>86.49174</text:p>
          </table:table-cell>
          <table:table-cell office:value-type="float" office:value="-12.196668" calcext:value-type="float">
            <text:p>-12.196668</text:p>
          </table:table-cell>
          <table:table-cell office:value-type="float" office:value="91.017751" calcext:value-type="float">
            <text:p>91.017751</text:p>
          </table:table-cell>
          <table:table-cell office:value-type="float" office:value="-6.119532" calcext:value-type="float">
            <text:p>-6.119532</text:p>
          </table:table-cell>
          <table:table-cell office:value-type="float" office:value="123" calcext:value-type="float">
            <text:p>123</text:p>
          </table:table-cell>
          <table:table-cell office:value-type="float" office:value="91.014476" calcext:value-type="float">
            <text:p>91.014476</text:p>
          </table:table-cell>
          <table:table-cell office:value-type="float" office:value="-6.168935" calcext:value-type="float">
            <text:p>-6.168935</text:p>
          </table:table-cell>
          <table:table-cell office:value-type="float" office:value="86.661073" calcext:value-type="float">
            <text:p>86.661073</text:p>
          </table:table-cell>
          <table:table-cell office:value-type="float" office:value="-11.5172" calcext:value-type="float">
            <text:p>-11.5172</text:p>
          </table:table-cell>
          <table:table-cell office:value-type="float" office:value="86.49174" calcext:value-type="float">
            <text:p>86.49174</text:p>
          </table:table-cell>
          <table:table-cell office:value-type="float" office:value="-12.196771" calcext:value-type="float">
            <text:p>-12.196771</text:p>
          </table:table-cell>
          <table:table-cell office:value-type="float" office:value="91.017752" calcext:value-type="float">
            <text:p>91.017752</text:p>
          </table:table-cell>
          <table:table-cell office:value-type="float" office:value="-6.119532" calcext:value-type="float">
            <text:p>-6.11953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.99041" calcext:value-type="float">
            <text:p>92.99041</text:p>
          </table:table-cell>
          <table:table-cell office:value-type="float" office:value="-12.67114" calcext:value-type="float">
            <text:p>-12.67114</text:p>
          </table:table-cell>
          <table:table-cell office:value-type="float" office:value="86.674099" calcext:value-type="float">
            <text:p>86.674099</text:p>
          </table:table-cell>
          <table:table-cell office:value-type="float" office:value="-11.539148" calcext:value-type="float">
            <text:p>-11.539148</text:p>
          </table:table-cell>
          <table:table-cell office:value-type="float" office:value="86.958761" calcext:value-type="float">
            <text:p>86.958761</text:p>
          </table:table-cell>
          <table:table-cell office:value-type="float" office:value="-12.227225" calcext:value-type="float">
            <text:p>-12.227225</text:p>
          </table:table-cell>
          <table:table-cell office:value-type="float" office:value="92.99401" calcext:value-type="float">
            <text:p>92.99401</text:p>
          </table:table-cell>
          <table:table-cell office:value-type="float" office:value="-12.617878" calcext:value-type="float">
            <text:p>-12.617878</text:p>
          </table:table-cell>
          <table:table-cell office:value-type="float" office:value="124" calcext:value-type="float">
            <text:p>124</text:p>
          </table:table-cell>
          <table:table-cell office:value-type="float" office:value="92.99041" calcext:value-type="float">
            <text:p>92.99041</text:p>
          </table:table-cell>
          <table:table-cell office:value-type="float" office:value="-12.671141" calcext:value-type="float">
            <text:p>-12.671141</text:p>
          </table:table-cell>
          <table:table-cell office:value-type="float" office:value="86.6741" calcext:value-type="float">
            <text:p>86.6741</text:p>
          </table:table-cell>
          <table:table-cell office:value-type="float" office:value="-11.514345" calcext:value-type="float">
            <text:p>-11.514345</text:p>
          </table:table-cell>
          <table:table-cell office:value-type="float" office:value="86.958762" calcext:value-type="float">
            <text:p>86.958762</text:p>
          </table:table-cell>
          <table:table-cell office:value-type="float" office:value="-12.227321" calcext:value-type="float">
            <text:p>-12.227321</text:p>
          </table:table-cell>
          <table:table-cell office:value-type="float" office:value="92.99401" calcext:value-type="float">
            <text:p>92.99401</text:p>
          </table:table-cell>
          <table:table-cell office:value-type="float" office:value="-12.617879" calcext:value-type="float">
            <text:p>-12.617879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5.597489" calcext:value-type="float">
            <text:p>95.597489</text:p>
          </table:table-cell>
          <table:table-cell office:value-type="float" office:value="-16.547944" calcext:value-type="float">
            <text:p>-16.547944</text:p>
          </table:table-cell>
          <table:table-cell office:value-type="float" office:value="86.682117" calcext:value-type="float">
            <text:p>86.682117</text:p>
          </table:table-cell>
          <table:table-cell office:value-type="float" office:value="-11.534902" calcext:value-type="float">
            <text:p>-11.534902</text:p>
          </table:table-cell>
          <table:table-cell office:value-type="float" office:value="87.570929" calcext:value-type="float">
            <text:p>87.570929</text:p>
          </table:table-cell>
          <table:table-cell office:value-type="float" office:value="-12.525727" calcext:value-type="float">
            <text:p>-12.525727</text:p>
          </table:table-cell>
          <table:table-cell office:value-type="float" office:value="95.590824" calcext:value-type="float">
            <text:p>95.590824</text:p>
          </table:table-cell>
          <table:table-cell office:value-type="float" office:value="-16.57457" calcext:value-type="float">
            <text:p>-16.57457</text:p>
          </table:table-cell>
          <table:table-cell office:value-type="float" office:value="125" calcext:value-type="float">
            <text:p>125</text:p>
          </table:table-cell>
          <table:table-cell office:value-type="float" office:value="95.59749" calcext:value-type="float">
            <text:p>95.59749</text:p>
          </table:table-cell>
          <table:table-cell office:value-type="float" office:value="-16.547944" calcext:value-type="float">
            <text:p>-16.547944</text:p>
          </table:table-cell>
          <table:table-cell office:value-type="float" office:value="86.682117" calcext:value-type="float">
            <text:p>86.682117</text:p>
          </table:table-cell>
          <table:table-cell office:value-type="float" office:value="-11.510099" calcext:value-type="float">
            <text:p>-11.510099</text:p>
          </table:table-cell>
          <table:table-cell office:value-type="float" office:value="87.570929" calcext:value-type="float">
            <text:p>87.570929</text:p>
          </table:table-cell>
          <table:table-cell office:value-type="float" office:value="-12.525816" calcext:value-type="float">
            <text:p>-12.525816</text:p>
          </table:table-cell>
          <table:table-cell office:value-type="float" office:value="95.590824" calcext:value-type="float">
            <text:p>95.590824</text:p>
          </table:table-cell>
          <table:table-cell office:value-type="float" office:value="-16.574571" calcext:value-type="float">
            <text:p>-16.57457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3.391219" calcext:value-type="float">
            <text:p>93.391219</text:p>
          </table:table-cell>
          <table:table-cell office:value-type="float" office:value="-18.107479" calcext:value-type="float">
            <text:p>-18.107479</text:p>
          </table:table-cell>
          <table:table-cell office:value-type="float" office:value="86.689422" calcext:value-type="float">
            <text:p>86.689422</text:p>
          </table:table-cell>
          <table:table-cell office:value-type="float" office:value="-11.529393" calcext:value-type="float">
            <text:p>-11.529393</text:p>
          </table:table-cell>
          <table:table-cell office:value-type="float" office:value="87.985143" calcext:value-type="float">
            <text:p>87.985143</text:p>
          </table:table-cell>
          <table:table-cell office:value-type="float" office:value="-12.911326" calcext:value-type="float">
            <text:p>-12.911326</text:p>
          </table:table-cell>
          <table:table-cell office:value-type="float" office:value="93.440554" calcext:value-type="float">
            <text:p>93.440554</text:p>
          </table:table-cell>
          <table:table-cell office:value-type="float" office:value="-18.132729" calcext:value-type="float">
            <text:p>-18.132729</text:p>
          </table:table-cell>
          <table:table-cell office:value-type="float" office:value="126" calcext:value-type="float">
            <text:p>126</text:p>
          </table:table-cell>
          <table:table-cell office:value-type="float" office:value="93.391219" calcext:value-type="float">
            <text:p>93.391219</text:p>
          </table:table-cell>
          <table:table-cell office:value-type="float" office:value="-18.10748" calcext:value-type="float">
            <text:p>-18.10748</text:p>
          </table:table-cell>
          <table:table-cell office:value-type="float" office:value="86.689423" calcext:value-type="float">
            <text:p>86.689423</text:p>
          </table:table-cell>
          <table:table-cell office:value-type="float" office:value="-11.50459" calcext:value-type="float">
            <text:p>-11.50459</text:p>
          </table:table-cell>
          <table:table-cell office:value-type="float" office:value="87.985143" calcext:value-type="float">
            <text:p>87.985143</text:p>
          </table:table-cell>
          <table:table-cell office:value-type="float" office:value="-12.911409" calcext:value-type="float">
            <text:p>-12.911409</text:p>
          </table:table-cell>
          <table:table-cell office:value-type="float" office:value="93.440554" calcext:value-type="float">
            <text:p>93.440554</text:p>
          </table:table-cell>
          <table:table-cell office:value-type="float" office:value="-18.132729" calcext:value-type="float">
            <text:p>-18.1327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1.396607" calcext:value-type="float">
            <text:p>91.396607</text:p>
          </table:table-cell>
          <table:table-cell office:value-type="float" office:value="-18.032065" calcext:value-type="float">
            <text:p>-18.032065</text:p>
          </table:table-cell>
          <table:table-cell office:value-type="float" office:value="86.70199" calcext:value-type="float">
            <text:p>86.70199</text:p>
          </table:table-cell>
          <table:table-cell office:value-type="float" office:value="-11.529623" calcext:value-type="float">
            <text:p>-11.529623</text:p>
          </table:table-cell>
          <table:table-cell office:value-type="float" office:value="88.235633" calcext:value-type="float">
            <text:p>88.235633</text:p>
          </table:table-cell>
          <table:table-cell office:value-type="float" office:value="-13.269992" calcext:value-type="float">
            <text:p>-13.269992</text:p>
          </table:table-cell>
          <table:table-cell office:value-type="float" office:value="91.39612" calcext:value-type="float">
            <text:p>91.39612</text:p>
          </table:table-cell>
          <table:table-cell office:value-type="float" office:value="-18.048994" calcext:value-type="float">
            <text:p>-18.048994</text:p>
          </table:table-cell>
          <table:table-cell office:value-type="float" office:value="127" calcext:value-type="float">
            <text:p>127</text:p>
          </table:table-cell>
          <table:table-cell office:value-type="float" office:value="91.396607" calcext:value-type="float">
            <text:p>91.396607</text:p>
          </table:table-cell>
          <table:table-cell office:value-type="float" office:value="-18.032065" calcext:value-type="float">
            <text:p>-18.032065</text:p>
          </table:table-cell>
          <table:table-cell office:value-type="float" office:value="86.70199" calcext:value-type="float">
            <text:p>86.70199</text:p>
          </table:table-cell>
          <table:table-cell office:value-type="float" office:value="-11.504821" calcext:value-type="float">
            <text:p>-11.504821</text:p>
          </table:table-cell>
          <table:table-cell office:value-type="float" office:value="88.235634" calcext:value-type="float">
            <text:p>88.235634</text:p>
          </table:table-cell>
          <table:table-cell office:value-type="float" office:value="-13.270069" calcext:value-type="float">
            <text:p>-13.270069</text:p>
          </table:table-cell>
          <table:table-cell office:value-type="float" office:value="91.39612" calcext:value-type="float">
            <text:p>91.39612</text:p>
          </table:table-cell>
          <table:table-cell office:value-type="float" office:value="-18.048994" calcext:value-type="float">
            <text:p>-18.04899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1.050451" calcext:value-type="float">
            <text:p>91.050451</text:p>
          </table:table-cell>
          <table:table-cell office:value-type="float" office:value="-12.570569" calcext:value-type="float">
            <text:p>-12.570569</text:p>
          </table:table-cell>
          <table:table-cell office:value-type="float" office:value="86.71836" calcext:value-type="float">
            <text:p>86.71836</text:p>
          </table:table-cell>
          <table:table-cell office:value-type="float" office:value="-11.524595" calcext:value-type="float">
            <text:p>-11.524595</text:p>
          </table:table-cell>
          <table:table-cell office:value-type="float" office:value="88.447895" calcext:value-type="float">
            <text:p>88.447895</text:p>
          </table:table-cell>
          <table:table-cell office:value-type="float" office:value="-13.216357" calcext:value-type="float">
            <text:p>-13.216357</text:p>
          </table:table-cell>
          <table:table-cell office:value-type="float" office:value="91.033961" calcext:value-type="float">
            <text:p>91.033961</text:p>
          </table:table-cell>
          <table:table-cell office:value-type="float" office:value="-12.62316" calcext:value-type="float">
            <text:p>-12.62316</text:p>
          </table:table-cell>
          <table:table-cell office:value-type="float" office:value="128" calcext:value-type="float">
            <text:p>128</text:p>
          </table:table-cell>
          <table:table-cell office:value-type="float" office:value="91.050451" calcext:value-type="float">
            <text:p>91.050451</text:p>
          </table:table-cell>
          <table:table-cell office:value-type="float" office:value="-12.570569" calcext:value-type="float">
            <text:p>-12.570569</text:p>
          </table:table-cell>
          <table:table-cell office:value-type="float" office:value="86.718361" calcext:value-type="float">
            <text:p>86.718361</text:p>
          </table:table-cell>
          <table:table-cell office:value-type="float" office:value="-11.499793" calcext:value-type="float">
            <text:p>-11.499793</text:p>
          </table:table-cell>
          <table:table-cell office:value-type="float" office:value="88.447895" calcext:value-type="float">
            <text:p>88.447895</text:p>
          </table:table-cell>
          <table:table-cell office:value-type="float" office:value="-13.216429" calcext:value-type="float">
            <text:p>-13.216429</text:p>
          </table:table-cell>
          <table:table-cell office:value-type="float" office:value="91.033961" calcext:value-type="float">
            <text:p>91.033961</text:p>
          </table:table-cell>
          <table:table-cell office:value-type="float" office:value="-12.623161" calcext:value-type="float">
            <text:p>-12.62316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2.213716" calcext:value-type="float">
            <text:p>102.213716</text:p>
          </table:table-cell>
          <table:table-cell office:value-type="float" office:value="-5.821108" calcext:value-type="float">
            <text:p>-5.821108</text:p>
          </table:table-cell>
          <table:table-cell office:value-type="float" office:value="86.73391" calcext:value-type="float">
            <text:p>86.73391</text:p>
          </table:table-cell>
          <table:table-cell office:value-type="float" office:value="-11.510798" calcext:value-type="float">
            <text:p>-11.510798</text:p>
          </table:table-cell>
          <table:table-cell office:value-type="float" office:value="89.425963" calcext:value-type="float">
            <text:p>89.425963</text:p>
          </table:table-cell>
          <table:table-cell office:value-type="float" office:value="-12.685858" calcext:value-type="float">
            <text:p>-12.685858</text:p>
          </table:table-cell>
          <table:table-cell office:value-type="float" office:value="102.104439" calcext:value-type="float">
            <text:p>102.104439</text:p>
          </table:table-cell>
          <table:table-cell office:value-type="float" office:value="-5.834562" calcext:value-type="float">
            <text:p>-5.834562</text:p>
          </table:table-cell>
          <table:table-cell office:value-type="float" office:value="129" calcext:value-type="float">
            <text:p>129</text:p>
          </table:table-cell>
          <table:table-cell office:value-type="float" office:value="102.213717" calcext:value-type="float">
            <text:p>102.213717</text:p>
          </table:table-cell>
          <table:table-cell office:value-type="float" office:value="-5.821108" calcext:value-type="float">
            <text:p>-5.821108</text:p>
          </table:table-cell>
          <table:table-cell office:value-type="float" office:value="86.73391" calcext:value-type="float">
            <text:p>86.73391</text:p>
          </table:table-cell>
          <table:table-cell office:value-type="float" office:value="-11.485996" calcext:value-type="float">
            <text:p>-11.485996</text:p>
          </table:table-cell>
          <table:table-cell office:value-type="float" office:value="89.425964" calcext:value-type="float">
            <text:p>89.425964</text:p>
          </table:table-cell>
          <table:table-cell office:value-type="float" office:value="-12.685925" calcext:value-type="float">
            <text:p>-12.685925</text:p>
          </table:table-cell>
          <table:table-cell office:value-type="float" office:value="102.10444" calcext:value-type="float">
            <text:p>102.10444</text:p>
          </table:table-cell>
          <table:table-cell office:value-type="float" office:value="-5.834562" calcext:value-type="float">
            <text:p>-5.8345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.836265" calcext:value-type="float">
            <text:p>106.836265</text:p>
          </table:table-cell>
          <table:table-cell office:value-type="float" office:value="-7.484896" calcext:value-type="float">
            <text:p>-7.484896</text:p>
          </table:table-cell>
          <table:table-cell office:value-type="float" office:value="86.749112" calcext:value-type="float">
            <text:p>86.749112</text:p>
          </table:table-cell>
          <table:table-cell office:value-type="float" office:value="-11.484812" calcext:value-type="float">
            <text:p>-11.484812</text:p>
          </table:table-cell>
          <table:table-cell office:value-type="float" office:value="90.658822" calcext:value-type="float">
            <text:p>90.658822</text:p>
          </table:table-cell>
          <table:table-cell office:value-type="float" office:value="-12.297623" calcext:value-type="float">
            <text:p>-12.297623</text:p>
          </table:table-cell>
          <table:table-cell office:value-type="float" office:value="106.893444" calcext:value-type="float">
            <text:p>106.893444</text:p>
          </table:table-cell>
          <table:table-cell office:value-type="float" office:value="-7.407366" calcext:value-type="float">
            <text:p>-7.407366</text:p>
          </table:table-cell>
          <table:table-cell office:value-type="float" office:value="130" calcext:value-type="float">
            <text:p>130</text:p>
          </table:table-cell>
          <table:table-cell office:value-type="float" office:value="106.836265" calcext:value-type="float">
            <text:p>106.836265</text:p>
          </table:table-cell>
          <table:table-cell office:value-type="float" office:value="-7.484896" calcext:value-type="float">
            <text:p>-7.484896</text:p>
          </table:table-cell>
          <table:table-cell office:value-type="float" office:value="86.749112" calcext:value-type="float">
            <text:p>86.749112</text:p>
          </table:table-cell>
          <table:table-cell office:value-type="float" office:value="-11.460009" calcext:value-type="float">
            <text:p>-11.460009</text:p>
          </table:table-cell>
          <table:table-cell office:value-type="float" office:value="90.658823" calcext:value-type="float">
            <text:p>90.658823</text:p>
          </table:table-cell>
          <table:table-cell office:value-type="float" office:value="-12.297685" calcext:value-type="float">
            <text:p>-12.297685</text:p>
          </table:table-cell>
          <table:table-cell office:value-type="float" office:value="106.893444" calcext:value-type="float">
            <text:p>106.893444</text:p>
          </table:table-cell>
          <table:table-cell office:value-type="float" office:value="-7.407367" calcext:value-type="float">
            <text:p>-7.40736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9.900595" calcext:value-type="float">
            <text:p>99.900595</text:p>
          </table:table-cell>
          <table:table-cell office:value-type="float" office:value="-8.187076" calcext:value-type="float">
            <text:p>-8.187076</text:p>
          </table:table-cell>
          <table:table-cell office:value-type="float" office:value="86.763882" calcext:value-type="float">
            <text:p>86.763882</text:p>
          </table:table-cell>
          <table:table-cell office:value-type="float" office:value="-11.457902" calcext:value-type="float">
            <text:p>-11.457902</text:p>
          </table:table-cell>
          <table:table-cell office:value-type="float" office:value="91.319483" calcext:value-type="float">
            <text:p>91.319483</text:p>
          </table:table-cell>
          <table:table-cell office:value-type="float" office:value="-11.984859" calcext:value-type="float">
            <text:p>-11.984859</text:p>
          </table:table-cell>
          <table:table-cell office:value-type="float" office:value="100.006407" calcext:value-type="float">
            <text:p>100.006407</text:p>
          </table:table-cell>
          <table:table-cell office:value-type="float" office:value="-8.193419" calcext:value-type="float">
            <text:p>-8.193419</text:p>
          </table:table-cell>
          <table:table-cell office:value-type="float" office:value="131" calcext:value-type="float">
            <text:p>131</text:p>
          </table:table-cell>
          <table:table-cell office:value-type="float" office:value="99.900595" calcext:value-type="float">
            <text:p>99.900595</text:p>
          </table:table-cell>
          <table:table-cell office:value-type="float" office:value="-8.187077" calcext:value-type="float">
            <text:p>-8.187077</text:p>
          </table:table-cell>
          <table:table-cell office:value-type="float" office:value="86.763883" calcext:value-type="float">
            <text:p>86.763883</text:p>
          </table:table-cell>
          <table:table-cell office:value-type="float" office:value="-11.4331" calcext:value-type="float">
            <text:p>-11.4331</text:p>
          </table:table-cell>
          <table:table-cell office:value-type="float" office:value="91.319484" calcext:value-type="float">
            <text:p>91.319484</text:p>
          </table:table-cell>
          <table:table-cell office:value-type="float" office:value="-11.984917" calcext:value-type="float">
            <text:p>-11.984917</text:p>
          </table:table-cell>
          <table:table-cell office:value-type="float" office:value="100.006408" calcext:value-type="float">
            <text:p>100.006408</text:p>
          </table:table-cell>
          <table:table-cell office:value-type="float" office:value="-8.19342" calcext:value-type="float">
            <text:p>-8.1934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6.331642" calcext:value-type="float">
            <text:p>96.331642</text:p>
          </table:table-cell>
          <table:table-cell office:value-type="float" office:value="-7.004079" calcext:value-type="float">
            <text:p>-7.004079</text:p>
          </table:table-cell>
          <table:table-cell office:value-type="float" office:value="86.775571" calcext:value-type="float">
            <text:p>86.775571</text:p>
          </table:table-cell>
          <table:table-cell office:value-type="float" office:value="-11.431509" calcext:value-type="float">
            <text:p>-11.431509</text:p>
          </table:table-cell>
          <table:table-cell office:value-type="float" office:value="91.681205" calcext:value-type="float">
            <text:p>91.681205</text:p>
          </table:table-cell>
          <table:table-cell office:value-type="float" office:value="-11.611659" calcext:value-type="float">
            <text:p>-11.611659</text:p>
          </table:table-cell>
          <table:table-cell office:value-type="float" office:value="96.304677" calcext:value-type="float">
            <text:p>96.304677</text:p>
          </table:table-cell>
          <table:table-cell office:value-type="float" office:value="-7.021308" calcext:value-type="float">
            <text:p>-7.021308</text:p>
          </table:table-cell>
          <table:table-cell office:value-type="float" office:value="132" calcext:value-type="float">
            <text:p>132</text:p>
          </table:table-cell>
          <table:table-cell office:value-type="float" office:value="96.331643" calcext:value-type="float">
            <text:p>96.331643</text:p>
          </table:table-cell>
          <table:table-cell office:value-type="float" office:value="-7.00408" calcext:value-type="float">
            <text:p>-7.00408</text:p>
          </table:table-cell>
          <table:table-cell office:value-type="float" office:value="86.775571" calcext:value-type="float">
            <text:p>86.775571</text:p>
          </table:table-cell>
          <table:table-cell office:value-type="float" office:value="-11.406706" calcext:value-type="float">
            <text:p>-11.406706</text:p>
          </table:table-cell>
          <table:table-cell office:value-type="float" office:value="91.681205" calcext:value-type="float">
            <text:p>91.681205</text:p>
          </table:table-cell>
          <table:table-cell office:value-type="float" office:value="-11.611713" calcext:value-type="float">
            <text:p>-11.611713</text:p>
          </table:table-cell>
          <table:table-cell office:value-type="float" office:value="96.304677" calcext:value-type="float">
            <text:p>96.304677</text:p>
          </table:table-cell>
          <table:table-cell office:value-type="float" office:value="-7.021309" calcext:value-type="float">
            <text:p>-7.02130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6.678922" calcext:value-type="float">
            <text:p>86.678922</text:p>
          </table:table-cell>
          <table:table-cell office:value-type="float" office:value="-3.251627" calcext:value-type="float">
            <text:p>-3.251627</text:p>
          </table:table-cell>
          <table:table-cell office:value-type="float" office:value="86.783884" calcext:value-type="float">
            <text:p>86.783884</text:p>
          </table:table-cell>
          <table:table-cell office:value-type="float" office:value="-11.457208" calcext:value-type="float">
            <text:p>-11.457208</text:p>
          </table:table-cell>
          <table:table-cell office:value-type="float" office:value="91.338776" calcext:value-type="float">
            <text:p>91.338776</text:p>
          </table:table-cell>
          <table:table-cell office:value-type="float" office:value="-11.050357" calcext:value-type="float">
            <text:p>-11.050357</text:p>
          </table:table-cell>
          <table:table-cell office:value-type="float" office:value="86.72873" calcext:value-type="float">
            <text:p>86.72873</text:p>
          </table:table-cell>
          <table:table-cell office:value-type="float" office:value="-3.27418" calcext:value-type="float">
            <text:p>-3.27418</text:p>
          </table:table-cell>
          <table:table-cell office:value-type="float" office:value="133" calcext:value-type="float">
            <text:p>133</text:p>
          </table:table-cell>
          <table:table-cell office:value-type="float" office:value="86.678923" calcext:value-type="float">
            <text:p>86.678923</text:p>
          </table:table-cell>
          <table:table-cell office:value-type="float" office:value="-3.251628" calcext:value-type="float">
            <text:p>-3.251628</text:p>
          </table:table-cell>
          <table:table-cell office:value-type="float" office:value="86.783885" calcext:value-type="float">
            <text:p>86.783885</text:p>
          </table:table-cell>
          <table:table-cell office:value-type="float" office:value="-11.432406" calcext:value-type="float">
            <text:p>-11.432406</text:p>
          </table:table-cell>
          <table:table-cell office:value-type="float" office:value="91.338777" calcext:value-type="float">
            <text:p>91.338777</text:p>
          </table:table-cell>
          <table:table-cell office:value-type="float" office:value="-11.050407" calcext:value-type="float">
            <text:p>-11.050407</text:p>
          </table:table-cell>
          <table:table-cell office:value-type="float" office:value="86.72873" calcext:value-type="float">
            <text:p>86.72873</text:p>
          </table:table-cell>
          <table:table-cell office:value-type="float" office:value="-3.274181" calcext:value-type="float">
            <text:p>-3.27418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5.581609" calcext:value-type="float">
            <text:p>75.581609</text:p>
          </table:table-cell>
          <table:table-cell office:value-type="float" office:value="7.020393" calcext:value-type="float">
            <text:p>7.020393</text:p>
          </table:table-cell>
          <table:table-cell office:value-type="float" office:value="86.789044" calcext:value-type="float">
            <text:p>86.789044</text:p>
          </table:table-cell>
          <table:table-cell office:value-type="float" office:value="-11.480018" calcext:value-type="float">
            <text:p>-11.480018</text:p>
          </table:table-cell>
          <table:table-cell office:value-type="float" office:value="90.240573" calcext:value-type="float">
            <text:p>90.240573</text:p>
          </table:table-cell>
          <table:table-cell office:value-type="float" office:value="-9.806618" calcext:value-type="float">
            <text:p>-9.806618</text:p>
          </table:table-cell>
          <table:table-cell office:value-type="float" office:value="75.59494" calcext:value-type="float">
            <text:p>75.59494</text:p>
          </table:table-cell>
          <table:table-cell office:value-type="float" office:value="6.966368" calcext:value-type="float">
            <text:p>6.966368</text:p>
          </table:table-cell>
          <table:table-cell office:value-type="float" office:value="134" calcext:value-type="float">
            <text:p>134</text:p>
          </table:table-cell>
          <table:table-cell office:value-type="float" office:value="75.58161" calcext:value-type="float">
            <text:p>75.58161</text:p>
          </table:table-cell>
          <table:table-cell office:value-type="float" office:value="7.020394" calcext:value-type="float">
            <text:p>7.020394</text:p>
          </table:table-cell>
          <table:table-cell office:value-type="float" office:value="86.789044" calcext:value-type="float">
            <text:p>86.789044</text:p>
          </table:table-cell>
          <table:table-cell office:value-type="float" office:value="-11.455216" calcext:value-type="float">
            <text:p>-11.455216</text:p>
          </table:table-cell>
          <table:table-cell office:value-type="float" office:value="90.240573" calcext:value-type="float">
            <text:p>90.240573</text:p>
          </table:table-cell>
          <table:table-cell office:value-type="float" office:value="-9.806664" calcext:value-type="float">
            <text:p>-9.806664</text:p>
          </table:table-cell>
          <table:table-cell office:value-type="float" office:value="75.594941" calcext:value-type="float">
            <text:p>75.594941</text:p>
          </table:table-cell>
          <table:table-cell office:value-type="float" office:value="6.966369" calcext:value-type="float">
            <text:p>6.96636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5.670822" calcext:value-type="float">
            <text:p>65.670822</text:p>
          </table:table-cell>
          <table:table-cell office:value-type="float" office:value="3.03157" calcext:value-type="float">
            <text:p>3.03157</text:p>
          </table:table-cell>
          <table:table-cell office:value-type="float" office:value="86.788805" calcext:value-type="float">
            <text:p>86.788805</text:p>
          </table:table-cell>
          <table:table-cell office:value-type="float" office:value="-11.498568" calcext:value-type="float">
            <text:p>-11.498568</text:p>
          </table:table-cell>
          <table:table-cell office:value-type="float" office:value="88.520468" calcext:value-type="float">
            <text:p>88.520468</text:p>
          </table:table-cell>
          <table:table-cell office:value-type="float" office:value="-8.925195" calcext:value-type="float">
            <text:p>-8.925195</text:p>
          </table:table-cell>
          <table:table-cell office:value-type="float" office:value="65.661209" calcext:value-type="float">
            <text:p>65.661209</text:p>
          </table:table-cell>
          <table:table-cell office:value-type="float" office:value="3.144609" calcext:value-type="float">
            <text:p>3.144609</text:p>
          </table:table-cell>
          <table:table-cell office:value-type="float" office:value="135" calcext:value-type="float">
            <text:p>135</text:p>
          </table:table-cell>
          <table:table-cell office:value-type="float" office:value="65.670822" calcext:value-type="float">
            <text:p>65.670822</text:p>
          </table:table-cell>
          <table:table-cell office:value-type="float" office:value="3.031571" calcext:value-type="float">
            <text:p>3.031571</text:p>
          </table:table-cell>
          <table:table-cell office:value-type="float" office:value="86.788805" calcext:value-type="float">
            <text:p>86.788805</text:p>
          </table:table-cell>
          <table:table-cell office:value-type="float" office:value="-11.473765" calcext:value-type="float">
            <text:p>-11.473765</text:p>
          </table:table-cell>
          <table:table-cell office:value-type="float" office:value="88.520469" calcext:value-type="float">
            <text:p>88.520469</text:p>
          </table:table-cell>
          <table:table-cell office:value-type="float" office:value="-8.925239" calcext:value-type="float">
            <text:p>-8.925239</text:p>
          </table:table-cell>
          <table:table-cell office:value-type="float" office:value="65.66121" calcext:value-type="float">
            <text:p>65.66121</text:p>
          </table:table-cell>
          <table:table-cell office:value-type="float" office:value="3.144609" calcext:value-type="float">
            <text:p>3.14460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3.318172" calcext:value-type="float">
            <text:p>63.318172</text:p>
          </table:table-cell>
          <table:table-cell office:value-type="float" office:value="-9.582231" calcext:value-type="float">
            <text:p>-9.582231</text:p>
          </table:table-cell>
          <table:table-cell office:value-type="float" office:value="86.78195" calcext:value-type="float">
            <text:p>86.78195</text:p>
          </table:table-cell>
          <table:table-cell office:value-type="float" office:value="-11.507408" calcext:value-type="float">
            <text:p>-11.507408</text:p>
          </table:table-cell>
          <table:table-cell office:value-type="float" office:value="86.749932" calcext:value-type="float">
            <text:p>86.749932</text:p>
          </table:table-cell>
          <table:table-cell office:value-type="float" office:value="-8.979409" calcext:value-type="float">
            <text:p>-8.979409</text:p>
          </table:table-cell>
          <table:table-cell office:value-type="float" office:value="63.2589" calcext:value-type="float">
            <text:p>63.2589</text:p>
          </table:table-cell>
          <table:table-cell office:value-type="float" office:value="-9.51184" calcext:value-type="float">
            <text:p>-9.51184</text:p>
          </table:table-cell>
          <table:table-cell office:value-type="float" office:value="136" calcext:value-type="float">
            <text:p>136</text:p>
          </table:table-cell>
          <table:table-cell office:value-type="float" office:value="63.318172" calcext:value-type="float">
            <text:p>63.318172</text:p>
          </table:table-cell>
          <table:table-cell office:value-type="float" office:value="-9.582231" calcext:value-type="float">
            <text:p>-9.582231</text:p>
          </table:table-cell>
          <table:table-cell office:value-type="float" office:value="86.78195" calcext:value-type="float">
            <text:p>86.78195</text:p>
          </table:table-cell>
          <table:table-cell office:value-type="float" office:value="-11.482605" calcext:value-type="float">
            <text:p>-11.482605</text:p>
          </table:table-cell>
          <table:table-cell office:value-type="float" office:value="86.749933" calcext:value-type="float">
            <text:p>86.749933</text:p>
          </table:table-cell>
          <table:table-cell office:value-type="float" office:value="-8.97945" calcext:value-type="float">
            <text:p>-8.97945</text:p>
          </table:table-cell>
          <table:table-cell office:value-type="float" office:value="63.2589" calcext:value-type="float">
            <text:p>63.2589</text:p>
          </table:table-cell>
          <table:table-cell office:value-type="float" office:value="-9.51184" calcext:value-type="float">
            <text:p>-9.5118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7.729463" calcext:value-type="float">
            <text:p>87.729463</text:p>
          </table:table-cell>
          <table:table-cell office:value-type="float" office:value="-28.603903" calcext:value-type="float">
            <text:p>-28.603903</text:p>
          </table:table-cell>
          <table:table-cell office:value-type="float" office:value="86.769772" calcext:value-type="float">
            <text:p>86.769772</text:p>
          </table:table-cell>
          <table:table-cell office:value-type="float" office:value="-11.504148" calcext:value-type="float">
            <text:p>-11.504148</text:p>
          </table:table-cell>
          <table:table-cell office:value-type="float" office:value="86.807174" calcext:value-type="float">
            <text:p>86.807174</text:p>
          </table:table-cell>
          <table:table-cell office:value-type="float" office:value="-10.350093" calcext:value-type="float">
            <text:p>-10.350093</text:p>
          </table:table-cell>
          <table:table-cell office:value-type="float" office:value="87.525102" calcext:value-type="float">
            <text:p>87.525102</text:p>
          </table:table-cell>
          <table:table-cell office:value-type="float" office:value="-28.554428" calcext:value-type="float">
            <text:p>-28.554428</text:p>
          </table:table-cell>
          <table:table-cell office:value-type="float" office:value="137" calcext:value-type="float">
            <text:p>137</text:p>
          </table:table-cell>
          <table:table-cell office:value-type="float" office:value="87.729464" calcext:value-type="float">
            <text:p>87.729464</text:p>
          </table:table-cell>
          <table:table-cell office:value-type="float" office:value="-28.603904" calcext:value-type="float">
            <text:p>-28.603904</text:p>
          </table:table-cell>
          <table:table-cell office:value-type="float" office:value="86.769772" calcext:value-type="float">
            <text:p>86.769772</text:p>
          </table:table-cell>
          <table:table-cell office:value-type="float" office:value="-11.479346" calcext:value-type="float">
            <text:p>-11.479346</text:p>
          </table:table-cell>
          <table:table-cell office:value-type="float" office:value="86.807174" calcext:value-type="float">
            <text:p>86.807174</text:p>
          </table:table-cell>
          <table:table-cell office:value-type="float" office:value="-10.35013" calcext:value-type="float">
            <text:p>-10.35013</text:p>
          </table:table-cell>
          <table:table-cell office:value-type="float" office:value="87.525102" calcext:value-type="float">
            <text:p>87.525102</text:p>
          </table:table-cell>
          <table:table-cell office:value-type="float" office:value="-28.554428" calcext:value-type="float">
            <text:p>-28.55442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4.621662" calcext:value-type="float">
            <text:p>124.621662</text:p>
          </table:table-cell>
          <table:table-cell office:value-type="float" office:value="-26.353847" calcext:value-type="float">
            <text:p>-26.353847</text:p>
          </table:table-cell>
          <table:table-cell office:value-type="float" office:value="86.753463" calcext:value-type="float">
            <text:p>86.753463</text:p>
          </table:table-cell>
          <table:table-cell office:value-type="float" office:value="-11.52" calcext:value-type="float">
            <text:p>-11.52</text:p>
          </table:table-cell>
          <table:table-cell office:value-type="float" office:value="89.43902" calcext:value-type="float">
            <text:p>89.43902</text:p>
          </table:table-cell>
          <table:table-cell office:value-type="float" office:value="-11.485097" calcext:value-type="float">
            <text:p>-11.485097</text:p>
          </table:table-cell>
          <table:table-cell office:value-type="float" office:value="124.525256" calcext:value-type="float">
            <text:p>124.525256</text:p>
          </table:table-cell>
          <table:table-cell office:value-type="float" office:value="-26.510519" calcext:value-type="float">
            <text:p>-26.510519</text:p>
          </table:table-cell>
          <table:table-cell office:value-type="float" office:value="138" calcext:value-type="float">
            <text:p>138</text:p>
          </table:table-cell>
          <table:table-cell office:value-type="float" office:value="124.621662" calcext:value-type="float">
            <text:p>124.621662</text:p>
          </table:table-cell>
          <table:table-cell office:value-type="float" office:value="-26.353847" calcext:value-type="float">
            <text:p>-26.353847</text:p>
          </table:table-cell>
          <table:table-cell office:value-type="float" office:value="86.753463" calcext:value-type="float">
            <text:p>86.753463</text:p>
          </table:table-cell>
          <table:table-cell office:value-type="float" office:value="-11.495198" calcext:value-type="float">
            <text:p>-11.495198</text:p>
          </table:table-cell>
          <table:table-cell office:value-type="float" office:value="89.439021" calcext:value-type="float">
            <text:p>89.439021</text:p>
          </table:table-cell>
          <table:table-cell office:value-type="float" office:value="-11.485132" calcext:value-type="float">
            <text:p>-11.485132</text:p>
          </table:table-cell>
          <table:table-cell office:value-type="float" office:value="124.525257" calcext:value-type="float">
            <text:p>124.525257</text:p>
          </table:table-cell>
          <table:table-cell office:value-type="float" office:value="-26.510519" calcext:value-type="float">
            <text:p>-26.51051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.499252" calcext:value-type="float">
            <text:p>116.499252</text:p>
          </table:table-cell>
          <table:table-cell office:value-type="float" office:value="-18.52153" calcext:value-type="float">
            <text:p>-18.52153</text:p>
          </table:table-cell>
          <table:table-cell office:value-type="float" office:value="86.74183" calcext:value-type="float">
            <text:p>86.74183</text:p>
          </table:table-cell>
          <table:table-cell office:value-type="float" office:value="-11.543608" calcext:value-type="float">
            <text:p>-11.543608</text:p>
          </table:table-cell>
          <table:table-cell office:value-type="float" office:value="91.322418" calcext:value-type="float">
            <text:p>91.322418</text:p>
          </table:table-cell>
          <table:table-cell office:value-type="float" office:value="-11.999603" calcext:value-type="float">
            <text:p>-11.999603</text:p>
          </table:table-cell>
          <table:table-cell office:value-type="float" office:value="116.822502" calcext:value-type="float">
            <text:p>116.822502</text:p>
          </table:table-cell>
          <table:table-cell office:value-type="float" office:value="-18.565554" calcext:value-type="float">
            <text:p>-18.565554</text:p>
          </table:table-cell>
          <table:table-cell office:value-type="float" office:value="139" calcext:value-type="float">
            <text:p>139</text:p>
          </table:table-cell>
          <table:table-cell office:value-type="float" office:value="116.499253" calcext:value-type="float">
            <text:p>116.499253</text:p>
          </table:table-cell>
          <table:table-cell office:value-type="float" office:value="-18.52153" calcext:value-type="float">
            <text:p>-18.52153</text:p>
          </table:table-cell>
          <table:table-cell office:value-type="float" office:value="86.74183" calcext:value-type="float">
            <text:p>86.74183</text:p>
          </table:table-cell>
          <table:table-cell office:value-type="float" office:value="-11.518806" calcext:value-type="float">
            <text:p>-11.518806</text:p>
          </table:table-cell>
          <table:table-cell office:value-type="float" office:value="91.322419" calcext:value-type="float">
            <text:p>91.322419</text:p>
          </table:table-cell>
          <table:table-cell office:value-type="float" office:value="-11.999636" calcext:value-type="float">
            <text:p>-11.999636</text:p>
          </table:table-cell>
          <table:table-cell office:value-type="float" office:value="116.822502" calcext:value-type="float">
            <text:p>116.822502</text:p>
          </table:table-cell>
          <table:table-cell office:value-type="float" office:value="-18.565554" calcext:value-type="float">
            <text:p>-18.56555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2.678687" calcext:value-type="float">
            <text:p>92.678687</text:p>
          </table:table-cell>
          <table:table-cell office:value-type="float" office:value="-12.449369" calcext:value-type="float">
            <text:p>-12.449369</text:p>
          </table:table-cell>
          <table:table-cell office:value-type="float" office:value="86.719146" calcext:value-type="float">
            <text:p>86.719146</text:p>
          </table:table-cell>
          <table:table-cell office:value-type="float" office:value="-11.550271" calcext:value-type="float">
            <text:p>-11.550271</text:p>
          </table:table-cell>
          <table:table-cell office:value-type="float" office:value="91.396261" calcext:value-type="float">
            <text:p>91.396261</text:p>
          </table:table-cell>
          <table:table-cell office:value-type="float" office:value="-12.037283" calcext:value-type="float">
            <text:p>-12.037283</text:p>
          </table:table-cell>
          <table:table-cell office:value-type="float" office:value="92.796248" calcext:value-type="float">
            <text:p>92.796248</text:p>
          </table:table-cell>
          <table:table-cell office:value-type="float" office:value="-12.436759" calcext:value-type="float">
            <text:p>-12.436759</text:p>
          </table:table-cell>
          <table:table-cell office:value-type="float" office:value="140" calcext:value-type="float">
            <text:p>140</text:p>
          </table:table-cell>
          <table:table-cell office:value-type="float" office:value="92.678687" calcext:value-type="float">
            <text:p>92.678687</text:p>
          </table:table-cell>
          <table:table-cell office:value-type="float" office:value="-12.449369" calcext:value-type="float">
            <text:p>-12.449369</text:p>
          </table:table-cell>
          <table:table-cell office:value-type="float" office:value="86.719146" calcext:value-type="float">
            <text:p>86.719146</text:p>
          </table:table-cell>
          <table:table-cell office:value-type="float" office:value="-11.525468" calcext:value-type="float">
            <text:p>-11.525468</text:p>
          </table:table-cell>
          <table:table-cell office:value-type="float" office:value="91.396261" calcext:value-type="float">
            <text:p>91.396261</text:p>
          </table:table-cell>
          <table:table-cell office:value-type="float" office:value="-12.037313" calcext:value-type="float">
            <text:p>-12.037313</text:p>
          </table:table-cell>
          <table:table-cell office:value-type="float" office:value="92.796248" calcext:value-type="float">
            <text:p>92.796248</text:p>
          </table:table-cell>
          <table:table-cell office:value-type="float" office:value="-12.436759" calcext:value-type="float">
            <text:p>-12.43675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1.327951" calcext:value-type="float">
            <text:p>71.327951</text:p>
          </table:table-cell>
          <table:table-cell office:value-type="float" office:value="-9.060444" calcext:value-type="float">
            <text:p>-9.060444</text:p>
          </table:table-cell>
          <table:table-cell office:value-type="float" office:value="86.695001" calcext:value-type="float">
            <text:p>86.695001</text:p>
          </table:table-cell>
          <table:table-cell office:value-type="float" office:value="-11.519198" calcext:value-type="float">
            <text:p>-11.519198</text:p>
          </table:table-cell>
          <table:table-cell office:value-type="float" office:value="89.969024" calcext:value-type="float">
            <text:p>89.969024</text:p>
          </table:table-cell>
          <table:table-cell office:value-type="float" office:value="-11.800007" calcext:value-type="float">
            <text:p>-11.800007</text:p>
          </table:table-cell>
          <table:table-cell office:value-type="float" office:value="71.311321" calcext:value-type="float">
            <text:p>71.311321</text:p>
          </table:table-cell>
          <table:table-cell office:value-type="float" office:value="-9.041296" calcext:value-type="float">
            <text:p>-9.041296</text:p>
          </table:table-cell>
          <table:table-cell office:value-type="float" office:value="141" calcext:value-type="float">
            <text:p>141</text:p>
          </table:table-cell>
          <table:table-cell office:value-type="float" office:value="71.327951" calcext:value-type="float">
            <text:p>71.327951</text:p>
          </table:table-cell>
          <table:table-cell office:value-type="float" office:value="-9.060444" calcext:value-type="float">
            <text:p>-9.060444</text:p>
          </table:table-cell>
          <table:table-cell office:value-type="float" office:value="86.695001" calcext:value-type="float">
            <text:p>86.695001</text:p>
          </table:table-cell>
          <table:table-cell office:value-type="float" office:value="-11.494396" calcext:value-type="float">
            <text:p>-11.494396</text:p>
          </table:table-cell>
          <table:table-cell office:value-type="float" office:value="89.969025" calcext:value-type="float">
            <text:p>89.969025</text:p>
          </table:table-cell>
          <table:table-cell office:value-type="float" office:value="-11.800035" calcext:value-type="float">
            <text:p>-11.800035</text:p>
          </table:table-cell>
          <table:table-cell office:value-type="float" office:value="71.311321" calcext:value-type="float">
            <text:p>71.311321</text:p>
          </table:table-cell>
          <table:table-cell office:value-type="float" office:value="-9.041296" calcext:value-type="float">
            <text:p>-9.04129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4.761605" calcext:value-type="float">
            <text:p>84.761605</text:p>
          </table:table-cell>
          <table:table-cell office:value-type="float" office:value="-2.507769" calcext:value-type="float">
            <text:p>-2.507769</text:p>
          </table:table-cell>
          <table:table-cell office:value-type="float" office:value="86.682138" calcext:value-type="float">
            <text:p>86.682138</text:p>
          </table:table-cell>
          <table:table-cell office:value-type="float" office:value="-11.503472" calcext:value-type="float">
            <text:p>-11.503472</text:p>
          </table:table-cell>
          <table:table-cell office:value-type="float" office:value="89.592542" calcext:value-type="float">
            <text:p>89.592542</text:p>
          </table:table-cell>
          <table:table-cell office:value-type="float" office:value="-11.134924" calcext:value-type="float">
            <text:p>-11.134924</text:p>
          </table:table-cell>
          <table:table-cell office:value-type="float" office:value="84.529021" calcext:value-type="float">
            <text:p>84.529021</text:p>
          </table:table-cell>
          <table:table-cell office:value-type="float" office:value="-2.528624" calcext:value-type="float">
            <text:p>-2.528624</text:p>
          </table:table-cell>
          <table:table-cell office:value-type="float" office:value="142" calcext:value-type="float">
            <text:p>142</text:p>
          </table:table-cell>
          <table:table-cell office:value-type="float" office:value="84.761606" calcext:value-type="float">
            <text:p>84.761606</text:p>
          </table:table-cell>
          <table:table-cell office:value-type="float" office:value="-2.507769" calcext:value-type="float">
            <text:p>-2.507769</text:p>
          </table:table-cell>
          <table:table-cell office:value-type="float" office:value="86.682138" calcext:value-type="float">
            <text:p>86.682138</text:p>
          </table:table-cell>
          <table:table-cell office:value-type="float" office:value="-11.478669" calcext:value-type="float">
            <text:p>-11.478669</text:p>
          </table:table-cell>
          <table:table-cell office:value-type="float" office:value="89.592543" calcext:value-type="float">
            <text:p>89.592543</text:p>
          </table:table-cell>
          <table:table-cell office:value-type="float" office:value="-11.134951" calcext:value-type="float">
            <text:p>-11.134951</text:p>
          </table:table-cell>
          <table:table-cell office:value-type="float" office:value="84.529022" calcext:value-type="float">
            <text:p>84.529022</text:p>
          </table:table-cell>
          <table:table-cell office:value-type="float" office:value="-2.528625" calcext:value-type="float">
            <text:p>-2.52862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3.381195" calcext:value-type="float">
            <text:p>93.381195</text:p>
          </table:table-cell>
          <table:table-cell office:value-type="float" office:value="22.269107" calcext:value-type="float">
            <text:p>22.269107</text:p>
          </table:table-cell>
          <table:table-cell office:value-type="float" office:value="86.667071" calcext:value-type="float">
            <text:p>86.667071</text:p>
          </table:table-cell>
          <table:table-cell office:value-type="float" office:value="-11.518295" calcext:value-type="float">
            <text:p>-11.518295</text:p>
          </table:table-cell>
          <table:table-cell office:value-type="float" office:value="89.843736" calcext:value-type="float">
            <text:p>89.843736</text:p>
          </table:table-cell>
          <table:table-cell office:value-type="float" office:value="-8.810428" calcext:value-type="float">
            <text:p>-8.810428</text:p>
          </table:table-cell>
          <table:table-cell office:value-type="float" office:value="93.407909" calcext:value-type="float">
            <text:p>93.407909</text:p>
          </table:table-cell>
          <table:table-cell office:value-type="float" office:value="22.150119" calcext:value-type="float">
            <text:p>22.150119</text:p>
          </table:table-cell>
          <table:table-cell office:value-type="float" office:value="143" calcext:value-type="float">
            <text:p>143</text:p>
          </table:table-cell>
          <table:table-cell office:value-type="float" office:value="93.381195" calcext:value-type="float">
            <text:p>93.381195</text:p>
          </table:table-cell>
          <table:table-cell office:value-type="float" office:value="22.269107" calcext:value-type="float">
            <text:p>22.269107</text:p>
          </table:table-cell>
          <table:table-cell office:value-type="float" office:value="86.667071" calcext:value-type="float">
            <text:p>86.667071</text:p>
          </table:table-cell>
          <table:table-cell office:value-type="float" office:value="-11.493493" calcext:value-type="float">
            <text:p>-11.493493</text:p>
          </table:table-cell>
          <table:table-cell office:value-type="float" office:value="89.843736" calcext:value-type="float">
            <text:p>89.843736</text:p>
          </table:table-cell>
          <table:table-cell office:value-type="float" office:value="-8.810453" calcext:value-type="float">
            <text:p>-8.810453</text:p>
          </table:table-cell>
          <table:table-cell office:value-type="float" office:value="93.407909" calcext:value-type="float">
            <text:p>93.407909</text:p>
          </table:table-cell>
          <table:table-cell office:value-type="float" office:value="22.150119" calcext:value-type="float">
            <text:p>22.1501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03.554345" calcext:value-type="float">
            <text:p>103.554345</text:p>
          </table:table-cell>
          <table:table-cell office:value-type="float" office:value="40.048784" calcext:value-type="float">
            <text:p>40.048784</text:p>
          </table:table-cell>
          <table:table-cell office:value-type="float" office:value="86.654537" calcext:value-type="float">
            <text:p>86.654537</text:p>
          </table:table-cell>
          <table:table-cell office:value-type="float" office:value="-11.532212" calcext:value-type="float">
            <text:p>-11.532212</text:p>
          </table:table-cell>
          <table:table-cell office:value-type="float" office:value="90.791822" calcext:value-type="float">
            <text:p>90.791822</text:p>
          </table:table-cell>
          <table:table-cell office:value-type="float" office:value="-5.403226" calcext:value-type="float">
            <text:p>-5.403226</text:p>
          </table:table-cell>
          <table:table-cell office:value-type="float" office:value="103.546521" calcext:value-type="float">
            <text:p>103.546521</text:p>
          </table:table-cell>
          <table:table-cell office:value-type="float" office:value="40.090887" calcext:value-type="float">
            <text:p>40.090887</text:p>
          </table:table-cell>
          <table:table-cell office:value-type="float" office:value="144" calcext:value-type="float">
            <text:p>144</text:p>
          </table:table-cell>
          <table:table-cell office:value-type="float" office:value="103.554346" calcext:value-type="float">
            <text:p>103.554346</text:p>
          </table:table-cell>
          <table:table-cell office:value-type="float" office:value="40.048784" calcext:value-type="float">
            <text:p>40.048784</text:p>
          </table:table-cell>
          <table:table-cell office:value-type="float" office:value="86.654538" calcext:value-type="float">
            <text:p>86.654538</text:p>
          </table:table-cell>
          <table:table-cell office:value-type="float" office:value="-11.50741" calcext:value-type="float">
            <text:p>-11.50741</text:p>
          </table:table-cell>
          <table:table-cell office:value-type="float" office:value="90.791823" calcext:value-type="float">
            <text:p>90.791823</text:p>
          </table:table-cell>
          <table:table-cell office:value-type="float" office:value="-5.403249" calcext:value-type="float">
            <text:p>-5.403249</text:p>
          </table:table-cell>
          <table:table-cell office:value-type="float" office:value="103.546522" calcext:value-type="float">
            <text:p>103.546522</text:p>
          </table:table-cell>
          <table:table-cell office:value-type="float" office:value="40.090887" calcext:value-type="float">
            <text:p>40.09088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5.470118" calcext:value-type="float">
            <text:p>115.470118</text:p>
          </table:table-cell>
          <table:table-cell office:value-type="float" office:value="30.005508" calcext:value-type="float">
            <text:p>30.005508</text:p>
          </table:table-cell>
          <table:table-cell office:value-type="float" office:value="86.645084" calcext:value-type="float">
            <text:p>86.645084</text:p>
          </table:table-cell>
          <table:table-cell office:value-type="float" office:value="-11.542914" calcext:value-type="float">
            <text:p>-11.542914</text:p>
          </table:table-cell>
          <table:table-cell office:value-type="float" office:value="92.510511" calcext:value-type="float">
            <text:p>92.510511</text:p>
          </table:table-cell>
          <table:table-cell office:value-type="float" office:value="-2.934567" calcext:value-type="float">
            <text:p>-2.934567</text:p>
          </table:table-cell>
          <table:table-cell office:value-type="float" office:value="115.459073" calcext:value-type="float">
            <text:p>115.459073</text:p>
          </table:table-cell>
          <table:table-cell office:value-type="float" office:value="30.178716" calcext:value-type="float">
            <text:p>30.178716</text:p>
          </table:table-cell>
          <table:table-cell office:value-type="float" office:value="145" calcext:value-type="float">
            <text:p>145</text:p>
          </table:table-cell>
          <table:table-cell office:value-type="float" office:value="115.470118" calcext:value-type="float">
            <text:p>115.470118</text:p>
          </table:table-cell>
          <table:table-cell office:value-type="float" office:value="30.005509" calcext:value-type="float">
            <text:p>30.005509</text:p>
          </table:table-cell>
          <table:table-cell office:value-type="float" office:value="86.645084" calcext:value-type="float">
            <text:p>86.645084</text:p>
          </table:table-cell>
          <table:table-cell office:value-type="float" office:value="-11.518111" calcext:value-type="float">
            <text:p>-11.518111</text:p>
          </table:table-cell>
          <table:table-cell office:value-type="float" office:value="92.510512" calcext:value-type="float">
            <text:p>92.510512</text:p>
          </table:table-cell>
          <table:table-cell office:value-type="float" office:value="-2.934588" calcext:value-type="float">
            <text:p>-2.934588</text:p>
          </table:table-cell>
          <table:table-cell office:value-type="float" office:value="115.459074" calcext:value-type="float">
            <text:p>115.459074</text:p>
          </table:table-cell>
          <table:table-cell office:value-type="float" office:value="30.178716" calcext:value-type="float">
            <text:p>30.1787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7.174392" calcext:value-type="float">
            <text:p>127.174392</text:p>
          </table:table-cell>
          <table:table-cell office:value-type="float" office:value="15.421705" calcext:value-type="float">
            <text:p>15.421705</text:p>
          </table:table-cell>
          <table:table-cell office:value-type="float" office:value="86.637108" calcext:value-type="float">
            <text:p>86.637108</text:p>
          </table:table-cell>
          <table:table-cell office:value-type="float" office:value="-11.550392" calcext:value-type="float">
            <text:p>-11.550392</text:p>
          </table:table-cell>
          <table:table-cell office:value-type="float" office:value="94.929565" calcext:value-type="float">
            <text:p>94.929565</text:p>
          </table:table-cell>
          <table:table-cell office:value-type="float" office:value="-1.656583" calcext:value-type="float">
            <text:p>-1.656583</text:p>
          </table:table-cell>
          <table:table-cell office:value-type="float" office:value="127.175518" calcext:value-type="float">
            <text:p>127.175518</text:p>
          </table:table-cell>
          <table:table-cell office:value-type="float" office:value="15.451983" calcext:value-type="float">
            <text:p>15.451983</text:p>
          </table:table-cell>
          <table:table-cell office:value-type="float" office:value="146" calcext:value-type="float">
            <text:p>146</text:p>
          </table:table-cell>
          <table:table-cell office:value-type="float" office:value="127.174393" calcext:value-type="float">
            <text:p>127.174393</text:p>
          </table:table-cell>
          <table:table-cell office:value-type="float" office:value="15.421705" calcext:value-type="float">
            <text:p>15.421705</text:p>
          </table:table-cell>
          <table:table-cell office:value-type="float" office:value="86.637109" calcext:value-type="float">
            <text:p>86.637109</text:p>
          </table:table-cell>
          <table:table-cell office:value-type="float" office:value="-11.52559" calcext:value-type="float">
            <text:p>-11.52559</text:p>
          </table:table-cell>
          <table:table-cell office:value-type="float" office:value="94.929566" calcext:value-type="float">
            <text:p>94.929566</text:p>
          </table:table-cell>
          <table:table-cell office:value-type="float" office:value="-1.656603" calcext:value-type="float">
            <text:p>-1.656603</text:p>
          </table:table-cell>
          <table:table-cell office:value-type="float" office:value="127.175518" calcext:value-type="float">
            <text:p>127.175518</text:p>
          </table:table-cell>
          <table:table-cell office:value-type="float" office:value="15.451984" calcext:value-type="float">
            <text:p>15.4519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7.935886" calcext:value-type="float">
            <text:p>137.935886</text:p>
          </table:table-cell>
          <table:table-cell office:value-type="float" office:value="5.795552" calcext:value-type="float">
            <text:p>5.795552</text:p>
          </table:table-cell>
          <table:table-cell office:value-type="float" office:value="86.631125" calcext:value-type="float">
            <text:p>86.631125</text:p>
          </table:table-cell>
          <table:table-cell office:value-type="float" office:value="-11.55701" calcext:value-type="float">
            <text:p>-11.55701</text:p>
          </table:table-cell>
          <table:table-cell office:value-type="float" office:value="97.934444" calcext:value-type="float">
            <text:p>97.934444</text:p>
          </table:table-cell>
          <table:table-cell office:value-type="float" office:value="-1.141088" calcext:value-type="float">
            <text:p>-1.141088</text:p>
          </table:table-cell>
          <table:table-cell office:value-type="float" office:value="137.941518" calcext:value-type="float">
            <text:p>137.941518</text:p>
          </table:table-cell>
          <table:table-cell office:value-type="float" office:value="5.765978" calcext:value-type="float">
            <text:p>5.765978</text:p>
          </table:table-cell>
          <table:table-cell office:value-type="float" office:value="147" calcext:value-type="float">
            <text:p>147</text:p>
          </table:table-cell>
          <table:table-cell office:value-type="float" office:value="137.935887" calcext:value-type="float">
            <text:p>137.935887</text:p>
          </table:table-cell>
          <table:table-cell office:value-type="float" office:value="5.795553" calcext:value-type="float">
            <text:p>5.795553</text:p>
          </table:table-cell>
          <table:table-cell office:value-type="float" office:value="86.631126" calcext:value-type="float">
            <text:p>86.631126</text:p>
          </table:table-cell>
          <table:table-cell office:value-type="float" office:value="-11.532208" calcext:value-type="float">
            <text:p>-11.532208</text:p>
          </table:table-cell>
          <table:table-cell office:value-type="float" office:value="97.934444" calcext:value-type="float">
            <text:p>97.934444</text:p>
          </table:table-cell>
          <table:table-cell office:value-type="float" office:value="-1.141107" calcext:value-type="float">
            <text:p>-1.141107</text:p>
          </table:table-cell>
          <table:table-cell office:value-type="float" office:value="137.941519" calcext:value-type="float">
            <text:p>137.941519</text:p>
          </table:table-cell>
          <table:table-cell office:value-type="float" office:value="5.765978" calcext:value-type="float">
            <text:p>5.76597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.827208" calcext:value-type="float">
            <text:p>144.827208</text:p>
          </table:table-cell>
          <table:table-cell office:value-type="float" office:value="-5.411027" calcext:value-type="float">
            <text:p>-5.411027</text:p>
          </table:table-cell>
          <table:table-cell office:value-type="float" office:value="86.626868" calcext:value-type="float">
            <text:p>86.626868</text:p>
          </table:table-cell>
          <table:table-cell office:value-type="float" office:value="-11.562886" calcext:value-type="float">
            <text:p>-11.562886</text:p>
          </table:table-cell>
          <table:table-cell office:value-type="float" office:value="101.212979" calcext:value-type="float">
            <text:p>101.212979</text:p>
          </table:table-cell>
          <table:table-cell office:value-type="float" office:value="-1.445448" calcext:value-type="float">
            <text:p>-1.445448</text:p>
          </table:table-cell>
          <table:table-cell office:value-type="float" office:value="144.849481" calcext:value-type="float">
            <text:p>144.849481</text:p>
          </table:table-cell>
          <table:table-cell office:value-type="float" office:value="-5.40266" calcext:value-type="float">
            <text:p>-5.40266</text:p>
          </table:table-cell>
          <table:table-cell office:value-type="float" office:value="148" calcext:value-type="float">
            <text:p>148</text:p>
          </table:table-cell>
          <table:table-cell office:value-type="float" office:value="144.827208" calcext:value-type="float">
            <text:p>144.827208</text:p>
          </table:table-cell>
          <table:table-cell office:value-type="float" office:value="-5.411027" calcext:value-type="float">
            <text:p>-5.411027</text:p>
          </table:table-cell>
          <table:table-cell office:value-type="float" office:value="86.626869" calcext:value-type="float">
            <text:p>86.626869</text:p>
          </table:table-cell>
          <table:table-cell office:value-type="float" office:value="-11.538083" calcext:value-type="float">
            <text:p>-11.538083</text:p>
          </table:table-cell>
          <table:table-cell office:value-type="float" office:value="101.212979" calcext:value-type="float">
            <text:p>101.212979</text:p>
          </table:table-cell>
          <table:table-cell office:value-type="float" office:value="-1.445465" calcext:value-type="float">
            <text:p>-1.445465</text:p>
          </table:table-cell>
          <table:table-cell office:value-type="float" office:value="144.849482" calcext:value-type="float">
            <text:p>144.849482</text:p>
          </table:table-cell>
          <table:table-cell office:value-type="float" office:value="-5.40266" calcext:value-type="float">
            <text:p>-5.4026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5.586635" calcext:value-type="float">
            <text:p>95.586635</text:p>
          </table:table-cell>
          <table:table-cell office:value-type="float" office:value="-5.428144" calcext:value-type="float">
            <text:p>-5.428144</text:p>
          </table:table-cell>
          <table:table-cell office:value-type="float" office:value="86.623939" calcext:value-type="float">
            <text:p>86.623939</text:p>
          </table:table-cell>
          <table:table-cell office:value-type="float" office:value="-11.566797" calcext:value-type="float">
            <text:p>-11.566797</text:p>
          </table:table-cell>
          <table:table-cell office:value-type="float" office:value="100.81641" calcext:value-type="float">
            <text:p>100.81641</text:p>
          </table:table-cell>
          <table:table-cell office:value-type="float" office:value="-1.727874" calcext:value-type="float">
            <text:p>-1.727874</text:p>
          </table:table-cell>
          <table:table-cell office:value-type="float" office:value="95.90084" calcext:value-type="float">
            <text:p>95.90084</text:p>
          </table:table-cell>
          <table:table-cell office:value-type="float" office:value="-5.490388" calcext:value-type="float">
            <text:p>-5.490388</text:p>
          </table:table-cell>
          <table:table-cell office:value-type="float" office:value="149" calcext:value-type="float">
            <text:p>149</text:p>
          </table:table-cell>
          <table:table-cell office:value-type="float" office:value="95.586635" calcext:value-type="float">
            <text:p>95.586635</text:p>
          </table:table-cell>
          <table:table-cell office:value-type="float" office:value="-5.428145" calcext:value-type="float">
            <text:p>-5.428145</text:p>
          </table:table-cell>
          <table:table-cell office:value-type="float" office:value="86.62394" calcext:value-type="float">
            <text:p>86.62394</text:p>
          </table:table-cell>
          <table:table-cell office:value-type="float" office:value="-11.541995" calcext:value-type="float">
            <text:p>-11.541995</text:p>
          </table:table-cell>
          <table:table-cell office:value-type="float" office:value="100.816411" calcext:value-type="float">
            <text:p>100.816411</text:p>
          </table:table-cell>
          <table:table-cell office:value-type="float" office:value="-1.72789" calcext:value-type="float">
            <text:p>-1.72789</text:p>
          </table:table-cell>
          <table:table-cell office:value-type="float" office:value="95.90084" calcext:value-type="float">
            <text:p>95.90084</text:p>
          </table:table-cell>
          <table:table-cell office:value-type="float" office:value="-5.490389" calcext:value-type="float">
            <text:p>-5.4903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9.439189" calcext:value-type="float">
            <text:p>129.439189</text:p>
          </table:table-cell>
          <table:table-cell office:value-type="float" office:value="24.362872" calcext:value-type="float">
            <text:p>24.362872</text:p>
          </table:table-cell>
          <table:table-cell office:value-type="float" office:value="86.618965" calcext:value-type="float">
            <text:p>86.618965</text:p>
          </table:table-cell>
          <table:table-cell office:value-type="float" office:value="-11.57499" calcext:value-type="float">
            <text:p>-11.57499</text:p>
          </table:table-cell>
          <table:table-cell office:value-type="float" office:value="102.815379" calcext:value-type="float">
            <text:p>102.815379</text:p>
          </table:table-cell>
          <table:table-cell office:value-type="float" office:value="0.090858" calcext:value-type="float">
            <text:p>0.090858</text:p>
          </table:table-cell>
          <table:table-cell office:value-type="float" office:value="128.990777" calcext:value-type="float">
            <text:p>128.990777</text:p>
          </table:table-cell>
          <table:table-cell office:value-type="float" office:value="24.199071" calcext:value-type="float">
            <text:p>24.199071</text:p>
          </table:table-cell>
          <table:table-cell office:value-type="float" office:value="150" calcext:value-type="float">
            <text:p>150</text:p>
          </table:table-cell>
          <table:table-cell office:value-type="float" office:value="129.43919" calcext:value-type="float">
            <text:p>129.43919</text:p>
          </table:table-cell>
          <table:table-cell office:value-type="float" office:value="24.362872" calcext:value-type="float">
            <text:p>24.362872</text:p>
          </table:table-cell>
          <table:table-cell office:value-type="float" office:value="86.618965" calcext:value-type="float">
            <text:p>86.618965</text:p>
          </table:table-cell>
          <table:table-cell office:value-type="float" office:value="-11.550187" calcext:value-type="float">
            <text:p>-11.550187</text:p>
          </table:table-cell>
          <table:table-cell office:value-type="float" office:value="102.815379" calcext:value-type="float">
            <text:p>102.815379</text:p>
          </table:table-cell>
          <table:table-cell office:value-type="float" office:value="0.090844" calcext:value-type="float">
            <text:p>0.090844</text:p>
          </table:table-cell>
          <table:table-cell office:value-type="float" office:value="128.990777" calcext:value-type="float">
            <text:p>128.990777</text:p>
          </table:table-cell>
          <table:table-cell office:value-type="float" office:value="24.199071" calcext:value-type="float">
            <text:p>24.1990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8.288095" calcext:value-type="float">
            <text:p>58.288095</text:p>
          </table:table-cell>
          <table:table-cell office:value-type="float" office:value="-22.844011" calcext:value-type="float">
            <text:p>-22.844011</text:p>
          </table:table-cell>
          <table:table-cell office:value-type="float" office:value="86.610564" calcext:value-type="float">
            <text:p>86.610564</text:p>
          </table:table-cell>
          <table:table-cell office:value-type="float" office:value="-11.564888" calcext:value-type="float">
            <text:p>-11.564888</text:p>
          </table:table-cell>
          <table:table-cell office:value-type="float" office:value="99.690656" calcext:value-type="float">
            <text:p>99.690656</text:p>
          </table:table-cell>
          <table:table-cell office:value-type="float" office:value="-1.505187" calcext:value-type="float">
            <text:p>-1.505187</text:p>
          </table:table-cell>
          <table:table-cell office:value-type="float" office:value="58.838656" calcext:value-type="float">
            <text:p>58.838656</text:p>
          </table:table-cell>
          <table:table-cell office:value-type="float" office:value="-22.435932" calcext:value-type="float">
            <text:p>-22.435932</text:p>
          </table:table-cell>
          <table:table-cell office:value-type="float" office:value="151" calcext:value-type="float">
            <text:p>151</text:p>
          </table:table-cell>
          <table:table-cell office:value-type="float" office:value="58.288095" calcext:value-type="float">
            <text:p>58.288095</text:p>
          </table:table-cell>
          <table:table-cell office:value-type="float" office:value="-22.844011" calcext:value-type="float">
            <text:p>-22.844011</text:p>
          </table:table-cell>
          <table:table-cell office:value-type="float" office:value="86.610565" calcext:value-type="float">
            <text:p>86.610565</text:p>
          </table:table-cell>
          <table:table-cell office:value-type="float" office:value="-11.540086" calcext:value-type="float">
            <text:p>-11.540086</text:p>
          </table:table-cell>
          <table:table-cell office:value-type="float" office:value="99.690657" calcext:value-type="float">
            <text:p>99.690657</text:p>
          </table:table-cell>
          <table:table-cell office:value-type="float" office:value="-1.505201" calcext:value-type="float">
            <text:p>-1.505201</text:p>
          </table:table-cell>
          <table:table-cell office:value-type="float" office:value="58.838656" calcext:value-type="float">
            <text:p>58.838656</text:p>
          </table:table-cell>
          <table:table-cell office:value-type="float" office:value="-22.435933" calcext:value-type="float">
            <text:p>-22.435933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2.146219" calcext:value-type="float">
            <text:p>102.146219</text:p>
          </table:table-cell>
          <table:table-cell office:value-type="float" office:value="-11.596438" calcext:value-type="float">
            <text:p>-11.596438</text:p>
          </table:table-cell>
          <table:table-cell office:value-type="float" office:value="86.602227" calcext:value-type="float">
            <text:p>86.602227</text:p>
          </table:table-cell>
          <table:table-cell office:value-type="float" office:value="-11.569215" calcext:value-type="float">
            <text:p>-11.569215</text:p>
          </table:table-cell>
          <table:table-cell office:value-type="float" office:value="99.854792" calcext:value-type="float">
            <text:p>99.854792</text:p>
          </table:table-cell>
          <table:table-cell office:value-type="float" office:value="-2.215599" calcext:value-type="float">
            <text:p>-2.215599</text:p>
          </table:table-cell>
          <table:table-cell office:value-type="float" office:value="101.558811" calcext:value-type="float">
            <text:p>101.558811</text:p>
          </table:table-cell>
          <table:table-cell office:value-type="float" office:value="-11.893362" calcext:value-type="float">
            <text:p>-11.893362</text:p>
          </table:table-cell>
          <table:table-cell office:value-type="float" office:value="152" calcext:value-type="float">
            <text:p>152</text:p>
          </table:table-cell>
          <table:table-cell office:value-type="float" office:value="102.14622" calcext:value-type="float">
            <text:p>102.14622</text:p>
          </table:table-cell>
          <table:table-cell office:value-type="float" office:value="-11.596439" calcext:value-type="float">
            <text:p>-11.596439</text:p>
          </table:table-cell>
          <table:table-cell office:value-type="float" office:value="86.602227" calcext:value-type="float">
            <text:p>86.602227</text:p>
          </table:table-cell>
          <table:table-cell office:value-type="float" office:value="-11.544413" calcext:value-type="float">
            <text:p>-11.544413</text:p>
          </table:table-cell>
          <table:table-cell office:value-type="float" office:value="99.854792" calcext:value-type="float">
            <text:p>99.854792</text:p>
          </table:table-cell>
          <table:table-cell office:value-type="float" office:value="-2.215612" calcext:value-type="float">
            <text:p>-2.215612</text:p>
          </table:table-cell>
          <table:table-cell office:value-type="float" office:value="101.558812" calcext:value-type="float">
            <text:p>101.558812</text:p>
          </table:table-cell>
          <table:table-cell office:value-type="float" office:value="-11.893363" calcext:value-type="float">
            <text:p>-11.89336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01.522893" calcext:value-type="float">
            <text:p>101.522893</text:p>
          </table:table-cell>
          <table:table-cell office:value-type="float" office:value="-4.544087" calcext:value-type="float">
            <text:p>-4.544087</text:p>
          </table:table-cell>
          <table:table-cell office:value-type="float" office:value="86.593467" calcext:value-type="float">
            <text:p>86.593467</text:p>
          </table:table-cell>
          <table:table-cell office:value-type="float" office:value="-11.570607" calcext:value-type="float">
            <text:p>-11.570607</text:p>
          </table:table-cell>
          <table:table-cell office:value-type="float" office:value="99.963412" calcext:value-type="float">
            <text:p>99.963412</text:p>
          </table:table-cell>
          <table:table-cell office:value-type="float" office:value="-2.379888" calcext:value-type="float">
            <text:p>-2.379888</text:p>
          </table:table-cell>
          <table:table-cell office:value-type="float" office:value="101.737056" calcext:value-type="float">
            <text:p>101.737056</text:p>
          </table:table-cell>
          <table:table-cell office:value-type="float" office:value="-4.529437" calcext:value-type="float">
            <text:p>-4.529437</text:p>
          </table:table-cell>
          <table:table-cell office:value-type="float" office:value="153" calcext:value-type="float">
            <text:p>153</text:p>
          </table:table-cell>
          <table:table-cell office:value-type="float" office:value="101.522894" calcext:value-type="float">
            <text:p>101.522894</text:p>
          </table:table-cell>
          <table:table-cell office:value-type="float" office:value="-4.544088" calcext:value-type="float">
            <text:p>-4.544088</text:p>
          </table:table-cell>
          <table:table-cell office:value-type="float" office:value="86.593467" calcext:value-type="float">
            <text:p>86.593467</text:p>
          </table:table-cell>
          <table:table-cell office:value-type="float" office:value="-11.545804" calcext:value-type="float">
            <text:p>-11.545804</text:p>
          </table:table-cell>
          <table:table-cell office:value-type="float" office:value="99.963412" calcext:value-type="float">
            <text:p>99.963412</text:p>
          </table:table-cell>
          <table:table-cell office:value-type="float" office:value="-2.3799" calcext:value-type="float">
            <text:p>-2.3799</text:p>
          </table:table-cell>
          <table:table-cell office:value-type="float" office:value="101.737057" calcext:value-type="float">
            <text:p>101.737057</text:p>
          </table:table-cell>
          <table:table-cell office:value-type="float" office:value="-4.529437" calcext:value-type="float">
            <text:p>-4.52943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4.39063" calcext:value-type="float">
            <text:p>94.39063</text:p>
          </table:table-cell>
          <table:table-cell office:value-type="float" office:value="-13.214936" calcext:value-type="float">
            <text:p>-13.214936</text:p>
          </table:table-cell>
          <table:table-cell office:value-type="float" office:value="86.58464" calcext:value-type="float">
            <text:p>86.58464</text:p>
          </table:table-cell>
          <table:table-cell office:value-type="float" office:value="-11.571188" calcext:value-type="float">
            <text:p>-11.571188</text:p>
          </table:table-cell>
          <table:table-cell office:value-type="float" office:value="99.565109" calcext:value-type="float">
            <text:p>99.565109</text:p>
          </table:table-cell>
          <table:table-cell office:value-type="float" office:value="-3.138882" calcext:value-type="float">
            <text:p>-3.138882</text:p>
          </table:table-cell>
          <table:table-cell office:value-type="float" office:value="94.429117" calcext:value-type="float">
            <text:p>94.429117</text:p>
          </table:table-cell>
          <table:table-cell office:value-type="float" office:value="-13.135162" calcext:value-type="float">
            <text:p>-13.135162</text:p>
          </table:table-cell>
          <table:table-cell office:value-type="float" office:value="154" calcext:value-type="float">
            <text:p>154</text:p>
          </table:table-cell>
          <table:table-cell office:value-type="float" office:value="94.390631" calcext:value-type="float">
            <text:p>94.390631</text:p>
          </table:table-cell>
          <table:table-cell office:value-type="float" office:value="-13.214936" calcext:value-type="float">
            <text:p>-13.214936</text:p>
          </table:table-cell>
          <table:table-cell office:value-type="float" office:value="86.584641" calcext:value-type="float">
            <text:p>86.584641</text:p>
          </table:table-cell>
          <table:table-cell office:value-type="float" office:value="-11.546386" calcext:value-type="float">
            <text:p>-11.546386</text:p>
          </table:table-cell>
          <table:table-cell office:value-type="float" office:value="99.565109" calcext:value-type="float">
            <text:p>99.565109</text:p>
          </table:table-cell>
          <table:table-cell office:value-type="float" office:value="-3.138893" calcext:value-type="float">
            <text:p>-3.138893</text:p>
          </table:table-cell>
          <table:table-cell office:value-type="float" office:value="94.429118" calcext:value-type="float">
            <text:p>94.429118</text:p>
          </table:table-cell>
          <table:table-cell office:value-type="float" office:value="-13.135163" calcext:value-type="float">
            <text:p>-13.13516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4.283588" calcext:value-type="float">
            <text:p>94.283588</text:p>
          </table:table-cell>
          <table:table-cell office:value-type="float" office:value="-17.814082" calcext:value-type="float">
            <text:p>-17.814082</text:p>
          </table:table-cell>
          <table:table-cell office:value-type="float" office:value="86.576638" calcext:value-type="float">
            <text:p>86.576638</text:p>
          </table:table-cell>
          <table:table-cell office:value-type="float" office:value="-11.569186" calcext:value-type="float">
            <text:p>-11.569186</text:p>
          </table:table-cell>
          <table:table-cell office:value-type="float" office:value="99.18796" calcext:value-type="float">
            <text:p>99.18796</text:p>
          </table:table-cell>
          <table:table-cell office:value-type="float" office:value="-4.164283" calcext:value-type="float">
            <text:p>-4.164283</text:p>
          </table:table-cell>
          <table:table-cell office:value-type="float" office:value="94.24904" calcext:value-type="float">
            <text:p>94.24904</text:p>
          </table:table-cell>
          <table:table-cell office:value-type="float" office:value="-17.832712" calcext:value-type="float">
            <text:p>-17.832712</text:p>
          </table:table-cell>
          <table:table-cell office:value-type="float" office:value="155" calcext:value-type="float">
            <text:p>155</text:p>
          </table:table-cell>
          <table:table-cell office:value-type="float" office:value="94.283589" calcext:value-type="float">
            <text:p>94.283589</text:p>
          </table:table-cell>
          <table:table-cell office:value-type="float" office:value="-17.814082" calcext:value-type="float">
            <text:p>-17.814082</text:p>
          </table:table-cell>
          <table:table-cell office:value-type="float" office:value="86.576638" calcext:value-type="float">
            <text:p>86.576638</text:p>
          </table:table-cell>
          <table:table-cell office:value-type="float" office:value="-11.544383" calcext:value-type="float">
            <text:p>-11.544383</text:p>
          </table:table-cell>
          <table:table-cell office:value-type="float" office:value="99.18796" calcext:value-type="float">
            <text:p>99.18796</text:p>
          </table:table-cell>
          <table:table-cell office:value-type="float" office:value="-4.164294" calcext:value-type="float">
            <text:p>-4.164294</text:p>
          </table:table-cell>
          <table:table-cell office:value-type="float" office:value="94.249041" calcext:value-type="float">
            <text:p>94.249041</text:p>
          </table:table-cell>
          <table:table-cell office:value-type="float" office:value="-17.832712" calcext:value-type="float">
            <text:p>-17.83271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1.489162" calcext:value-type="float">
            <text:p>101.489162</text:p>
          </table:table-cell>
          <table:table-cell office:value-type="float" office:value="-9.188535" calcext:value-type="float">
            <text:p>-9.188535</text:p>
          </table:table-cell>
          <table:table-cell office:value-type="float" office:value="86.571573" calcext:value-type="float">
            <text:p>86.571573</text:p>
          </table:table-cell>
          <table:table-cell office:value-type="float" office:value="-11.565512" calcext:value-type="float">
            <text:p>-11.565512</text:p>
          </table:table-cell>
          <table:table-cell office:value-type="float" office:value="99.344334" calcext:value-type="float">
            <text:p>99.344334</text:p>
          </table:table-cell>
          <table:table-cell office:value-type="float" office:value="-4.512564" calcext:value-type="float">
            <text:p>-4.512564</text:p>
          </table:table-cell>
          <table:table-cell office:value-type="float" office:value="101.453821" calcext:value-type="float">
            <text:p>101.453821</text:p>
          </table:table-cell>
          <table:table-cell office:value-type="float" office:value="-9.251878" calcext:value-type="float">
            <text:p>-9.251878</text:p>
          </table:table-cell>
          <table:table-cell office:value-type="float" office:value="156" calcext:value-type="float">
            <text:p>156</text:p>
          </table:table-cell>
          <table:table-cell office:value-type="float" office:value="101.489163" calcext:value-type="float">
            <text:p>101.489163</text:p>
          </table:table-cell>
          <table:table-cell office:value-type="float" office:value="-9.188535" calcext:value-type="float">
            <text:p>-9.188535</text:p>
          </table:table-cell>
          <table:table-cell office:value-type="float" office:value="86.571573" calcext:value-type="float">
            <text:p>86.571573</text:p>
          </table:table-cell>
          <table:table-cell office:value-type="float" office:value="-11.540709" calcext:value-type="float">
            <text:p>-11.540709</text:p>
          </table:table-cell>
          <table:table-cell office:value-type="float" office:value="99.344334" calcext:value-type="float">
            <text:p>99.344334</text:p>
          </table:table-cell>
          <table:table-cell office:value-type="float" office:value="-4.512574" calcext:value-type="float">
            <text:p>-4.512574</text:p>
          </table:table-cell>
          <table:table-cell office:value-type="float" office:value="101.453822" calcext:value-type="float">
            <text:p>101.453822</text:p>
          </table:table-cell>
          <table:table-cell office:value-type="float" office:value="-9.251879" calcext:value-type="float">
            <text:p>-9.25187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3.806775" calcext:value-type="float">
            <text:p>93.806775</text:p>
          </table:table-cell>
          <table:table-cell office:value-type="float" office:value="-3.418809" calcext:value-type="float">
            <text:p>-3.418809</text:p>
          </table:table-cell>
          <table:table-cell office:value-type="float" office:value="86.567305" calcext:value-type="float">
            <text:p>86.567305</text:p>
          </table:table-cell>
          <table:table-cell office:value-type="float" office:value="-11.561809" calcext:value-type="float">
            <text:p>-11.561809</text:p>
          </table:table-cell>
          <table:table-cell office:value-type="float" office:value="98.952735" calcext:value-type="float">
            <text:p>98.952735</text:p>
          </table:table-cell>
          <table:table-cell office:value-type="float" office:value="-4.432558" calcext:value-type="float">
            <text:p>-4.432558</text:p>
          </table:table-cell>
          <table:table-cell office:value-type="float" office:value="93.875436" calcext:value-type="float">
            <text:p>93.875436</text:p>
          </table:table-cell>
          <table:table-cell office:value-type="float" office:value="-3.406385" calcext:value-type="float">
            <text:p>-3.406385</text:p>
          </table:table-cell>
          <table:table-cell office:value-type="float" office:value="157" calcext:value-type="float">
            <text:p>157</text:p>
          </table:table-cell>
          <table:table-cell office:value-type="float" office:value="93.806776" calcext:value-type="float">
            <text:p>93.806776</text:p>
          </table:table-cell>
          <table:table-cell office:value-type="float" office:value="-3.41881" calcext:value-type="float">
            <text:p>-3.41881</text:p>
          </table:table-cell>
          <table:table-cell office:value-type="float" office:value="86.567305" calcext:value-type="float">
            <text:p>86.567305</text:p>
          </table:table-cell>
          <table:table-cell office:value-type="float" office:value="-11.537007" calcext:value-type="float">
            <text:p>-11.537007</text:p>
          </table:table-cell>
          <table:table-cell office:value-type="float" office:value="98.952736" calcext:value-type="float">
            <text:p>98.952736</text:p>
          </table:table-cell>
          <table:table-cell office:value-type="float" office:value="-4.432567" calcext:value-type="float">
            <text:p>-4.432567</text:p>
          </table:table-cell>
          <table:table-cell office:value-type="float" office:value="93.875436" calcext:value-type="float">
            <text:p>93.875436</text:p>
          </table:table-cell>
          <table:table-cell office:value-type="float" office:value="-3.406385" calcext:value-type="float">
            <text:p>-3.40638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8.165969" calcext:value-type="float">
            <text:p>88.165969</text:p>
          </table:table-cell>
          <table:table-cell office:value-type="float" office:value="-2.805126" calcext:value-type="float">
            <text:p>-2.805126</text:p>
          </table:table-cell>
          <table:table-cell office:value-type="float" office:value="86.563575" calcext:value-type="float">
            <text:p>86.563575</text:p>
          </table:table-cell>
          <table:table-cell office:value-type="float" office:value="-11.561124" calcext:value-type="float">
            <text:p>-11.561124</text:p>
          </table:table-cell>
          <table:table-cell office:value-type="float" office:value="98.194193" calcext:value-type="float">
            <text:p>98.194193</text:p>
          </table:table-cell>
          <table:table-cell office:value-type="float" office:value="-4.318001" calcext:value-type="float">
            <text:p>-4.318001</text:p>
          </table:table-cell>
          <table:table-cell office:value-type="float" office:value="88.157832" calcext:value-type="float">
            <text:p>88.157832</text:p>
          </table:table-cell>
          <table:table-cell office:value-type="float" office:value="-2.78132" calcext:value-type="float">
            <text:p>-2.78132</text:p>
          </table:table-cell>
          <table:table-cell office:value-type="float" office:value="158" calcext:value-type="float">
            <text:p>158</text:p>
          </table:table-cell>
          <table:table-cell office:value-type="float" office:value="88.165969" calcext:value-type="float">
            <text:p>88.165969</text:p>
          </table:table-cell>
          <table:table-cell office:value-type="float" office:value="-2.805127" calcext:value-type="float">
            <text:p>-2.805127</text:p>
          </table:table-cell>
          <table:table-cell office:value-type="float" office:value="86.563576" calcext:value-type="float">
            <text:p>86.563576</text:p>
          </table:table-cell>
          <table:table-cell office:value-type="float" office:value="-11.536322" calcext:value-type="float">
            <text:p>-11.536322</text:p>
          </table:table-cell>
          <table:table-cell office:value-type="float" office:value="98.194194" calcext:value-type="float">
            <text:p>98.194194</text:p>
          </table:table-cell>
          <table:table-cell office:value-type="float" office:value="-4.318009" calcext:value-type="float">
            <text:p>-4.318009</text:p>
          </table:table-cell>
          <table:table-cell office:value-type="float" office:value="88.157833" calcext:value-type="float">
            <text:p>88.157833</text:p>
          </table:table-cell>
          <table:table-cell office:value-type="float" office:value="-2.781321" calcext:value-type="float">
            <text:p>-2.78132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4.435758" calcext:value-type="float">
            <text:p>84.435758</text:p>
          </table:table-cell>
          <table:table-cell office:value-type="float" office:value="-3.335048" calcext:value-type="float">
            <text:p>-3.335048</text:p>
          </table:table-cell>
          <table:table-cell office:value-type="float" office:value="86.560932" calcext:value-type="float">
            <text:p>86.560932</text:p>
          </table:table-cell>
          <table:table-cell office:value-type="float" office:value="-11.556077" calcext:value-type="float">
            <text:p>-11.556077</text:p>
          </table:table-cell>
          <table:table-cell office:value-type="float" office:value="97.228645" calcext:value-type="float">
            <text:p>97.228645</text:p>
          </table:table-cell>
          <table:table-cell office:value-type="float" office:value="-4.2445" calcext:value-type="float">
            <text:p>-4.2445</text:p>
          </table:table-cell>
          <table:table-cell office:value-type="float" office:value="84.426884" calcext:value-type="float">
            <text:p>84.426884</text:p>
          </table:table-cell>
          <table:table-cell office:value-type="float" office:value="-3.329695" calcext:value-type="float">
            <text:p>-3.329695</text:p>
          </table:table-cell>
          <table:table-cell office:value-type="float" office:value="159" calcext:value-type="float">
            <text:p>159</text:p>
          </table:table-cell>
          <table:table-cell office:value-type="float" office:value="84.435758" calcext:value-type="float">
            <text:p>84.435758</text:p>
          </table:table-cell>
          <table:table-cell office:value-type="float" office:value="-3.335048" calcext:value-type="float">
            <text:p>-3.335048</text:p>
          </table:table-cell>
          <table:table-cell office:value-type="float" office:value="86.560933" calcext:value-type="float">
            <text:p>86.560933</text:p>
          </table:table-cell>
          <table:table-cell office:value-type="float" office:value="-11.531274" calcext:value-type="float">
            <text:p>-11.531274</text:p>
          </table:table-cell>
          <table:table-cell office:value-type="float" office:value="97.228645" calcext:value-type="float">
            <text:p>97.228645</text:p>
          </table:table-cell>
          <table:table-cell office:value-type="float" office:value="-4.244508" calcext:value-type="float">
            <text:p>-4.244508</text:p>
          </table:table-cell>
          <table:table-cell office:value-type="float" office:value="84.426885" calcext:value-type="float">
            <text:p>84.426885</text:p>
          </table:table-cell>
          <table:table-cell office:value-type="float" office:value="-3.329695" calcext:value-type="float">
            <text:p>-3.32969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5.794651" calcext:value-type="float">
            <text:p>85.794651</text:p>
          </table:table-cell>
          <table:table-cell office:value-type="float" office:value="-3.968887" calcext:value-type="float">
            <text:p>-3.968887</text:p>
          </table:table-cell>
          <table:table-cell office:value-type="float" office:value="86.558888" calcext:value-type="float">
            <text:p>86.558888</text:p>
          </table:table-cell>
          <table:table-cell office:value-type="float" office:value="-11.54838" calcext:value-type="float">
            <text:p>-11.54838</text:p>
          </table:table-cell>
          <table:table-cell office:value-type="float" office:value="96.426364" calcext:value-type="float">
            <text:p>96.426364</text:p>
          </table:table-cell>
          <table:table-cell office:value-type="float" office:value="-4.218049" calcext:value-type="float">
            <text:p>-4.218049</text:p>
          </table:table-cell>
          <table:table-cell office:value-type="float" office:value="85.772523" calcext:value-type="float">
            <text:p>85.772523</text:p>
          </table:table-cell>
          <table:table-cell office:value-type="float" office:value="-3.968458" calcext:value-type="float">
            <text:p>-3.968458</text:p>
          </table:table-cell>
          <table:table-cell office:value-type="float" office:value="160" calcext:value-type="float">
            <text:p>160</text:p>
          </table:table-cell>
          <table:table-cell office:value-type="float" office:value="85.794652" calcext:value-type="float">
            <text:p>85.794652</text:p>
          </table:table-cell>
          <table:table-cell office:value-type="float" office:value="-3.968888" calcext:value-type="float">
            <text:p>-3.968888</text:p>
          </table:table-cell>
          <table:table-cell office:value-type="float" office:value="86.558888" calcext:value-type="float">
            <text:p>86.558888</text:p>
          </table:table-cell>
          <table:table-cell office:value-type="float" office:value="-11.523577" calcext:value-type="float">
            <text:p>-11.523577</text:p>
          </table:table-cell>
          <table:table-cell office:value-type="float" office:value="96.426364" calcext:value-type="float">
            <text:p>96.426364</text:p>
          </table:table-cell>
          <table:table-cell office:value-type="float" office:value="-4.218056" calcext:value-type="float">
            <text:p>-4.218056</text:p>
          </table:table-cell>
          <table:table-cell office:value-type="float" office:value="85.772524" calcext:value-type="float">
            <text:p>85.772524</text:p>
          </table:table-cell>
          <table:table-cell office:value-type="float" office:value="-3.968458" calcext:value-type="float">
            <text:p>-3.96845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4.786477" calcext:value-type="float">
            <text:p>84.786477</text:p>
          </table:table-cell>
          <table:table-cell office:value-type="float" office:value="-11.872445" calcext:value-type="float">
            <text:p>-11.872445</text:p>
          </table:table-cell>
          <table:table-cell office:value-type="float" office:value="86.554984" calcext:value-type="float">
            <text:p>86.554984</text:p>
          </table:table-cell>
          <table:table-cell office:value-type="float" office:value="-11.539448" calcext:value-type="float">
            <text:p>-11.539448</text:p>
          </table:table-cell>
          <table:table-cell office:value-type="float" office:value="95.607941" calcext:value-type="float">
            <text:p>95.607941</text:p>
          </table:table-cell>
          <table:table-cell office:value-type="float" office:value="-4.74555" calcext:value-type="float">
            <text:p>-4.74555</text:p>
          </table:table-cell>
          <table:table-cell office:value-type="float" office:value="84.796252" calcext:value-type="float">
            <text:p>84.796252</text:p>
          </table:table-cell>
          <table:table-cell office:value-type="float" office:value="-11.84165" calcext:value-type="float">
            <text:p>-11.84165</text:p>
          </table:table-cell>
          <table:table-cell office:value-type="float" office:value="161" calcext:value-type="float">
            <text:p>161</text:p>
          </table:table-cell>
          <table:table-cell office:value-type="float" office:value="84.786478" calcext:value-type="float">
            <text:p>84.786478</text:p>
          </table:table-cell>
          <table:table-cell office:value-type="float" office:value="-11.872446" calcext:value-type="float">
            <text:p>-11.872446</text:p>
          </table:table-cell>
          <table:table-cell office:value-type="float" office:value="86.554984" calcext:value-type="float">
            <text:p>86.554984</text:p>
          </table:table-cell>
          <table:table-cell office:value-type="float" office:value="-11.514646" calcext:value-type="float">
            <text:p>-11.514646</text:p>
          </table:table-cell>
          <table:table-cell office:value-type="float" office:value="95.607942" calcext:value-type="float">
            <text:p>95.607942</text:p>
          </table:table-cell>
          <table:table-cell office:value-type="float" office:value="-4.745557" calcext:value-type="float">
            <text:p>-4.745557</text:p>
          </table:table-cell>
          <table:table-cell office:value-type="float" office:value="84.796252" calcext:value-type="float">
            <text:p>84.796252</text:p>
          </table:table-cell>
          <table:table-cell office:value-type="float" office:value="-11.84165" calcext:value-type="float">
            <text:p>-11.8416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9.074525" calcext:value-type="float">
            <text:p>89.074525</text:p>
          </table:table-cell>
          <table:table-cell office:value-type="float" office:value="-20.967656" calcext:value-type="float">
            <text:p>-20.967656</text:p>
          </table:table-cell>
          <table:table-cell office:value-type="float" office:value="86.549437" calcext:value-type="float">
            <text:p>86.549437</text:p>
          </table:table-cell>
          <table:table-cell office:value-type="float" office:value="-11.537067" calcext:value-type="float">
            <text:p>-11.537067</text:p>
          </table:table-cell>
          <table:table-cell office:value-type="float" office:value="95.145444" calcext:value-type="float">
            <text:p>95.145444</text:p>
          </table:table-cell>
          <table:table-cell office:value-type="float" office:value="-5.878883" calcext:value-type="float">
            <text:p>-5.878883</text:p>
          </table:table-cell>
          <table:table-cell office:value-type="float" office:value="89.052777" calcext:value-type="float">
            <text:p>89.052777</text:p>
          </table:table-cell>
          <table:table-cell office:value-type="float" office:value="-20.962354" calcext:value-type="float">
            <text:p>-20.962354</text:p>
          </table:table-cell>
          <table:table-cell office:value-type="float" office:value="162" calcext:value-type="float">
            <text:p>162</text:p>
          </table:table-cell>
          <table:table-cell office:value-type="float" office:value="89.074526" calcext:value-type="float">
            <text:p>89.074526</text:p>
          </table:table-cell>
          <table:table-cell office:value-type="float" office:value="-20.967656" calcext:value-type="float">
            <text:p>-20.967656</text:p>
          </table:table-cell>
          <table:table-cell office:value-type="float" office:value="86.549438" calcext:value-type="float">
            <text:p>86.549438</text:p>
          </table:table-cell>
          <table:table-cell office:value-type="float" office:value="-11.512264" calcext:value-type="float">
            <text:p>-11.512264</text:p>
          </table:table-cell>
          <table:table-cell office:value-type="float" office:value="95.145444" calcext:value-type="float">
            <text:p>95.145444</text:p>
          </table:table-cell>
          <table:table-cell office:value-type="float" office:value="-5.878889" calcext:value-type="float">
            <text:p>-5.878889</text:p>
          </table:table-cell>
          <table:table-cell office:value-type="float" office:value="89.052777" calcext:value-type="float">
            <text:p>89.052777</text:p>
          </table:table-cell>
          <table:table-cell office:value-type="float" office:value="-20.962355" calcext:value-type="float">
            <text:p>-20.96235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8.779763" calcext:value-type="float">
            <text:p>88.779763</text:p>
          </table:table-cell>
          <table:table-cell office:value-type="float" office:value="-24.929756" calcext:value-type="float">
            <text:p>-24.929756</text:p>
          </table:table-cell>
          <table:table-cell office:value-type="float" office:value="86.542826" calcext:value-type="float">
            <text:p>86.542826</text:p>
          </table:table-cell>
          <table:table-cell office:value-type="float" office:value="-11.542493" calcext:value-type="float">
            <text:p>-11.542493</text:p>
          </table:table-cell>
          <table:table-cell office:value-type="float" office:value="94.693697" calcext:value-type="float">
            <text:p>94.693697</text:p>
          </table:table-cell>
          <table:table-cell office:value-type="float" office:value="-7.21749" calcext:value-type="float">
            <text:p>-7.21749</text:p>
          </table:table-cell>
          <table:table-cell office:value-type="float" office:value="88.79804" calcext:value-type="float">
            <text:p>88.79804</text:p>
          </table:table-cell>
          <table:table-cell office:value-type="float" office:value="-24.95067" calcext:value-type="float">
            <text:p>-24.95067</text:p>
          </table:table-cell>
          <table:table-cell office:value-type="float" office:value="163" calcext:value-type="float">
            <text:p>163</text:p>
          </table:table-cell>
          <table:table-cell office:value-type="float" office:value="88.779763" calcext:value-type="float">
            <text:p>88.779763</text:p>
          </table:table-cell>
          <table:table-cell office:value-type="float" office:value="-24.929757" calcext:value-type="float">
            <text:p>-24.929757</text:p>
          </table:table-cell>
          <table:table-cell office:value-type="float" office:value="86.542826" calcext:value-type="float">
            <text:p>86.542826</text:p>
          </table:table-cell>
          <table:table-cell office:value-type="float" office:value="-11.517691" calcext:value-type="float">
            <text:p>-11.517691</text:p>
          </table:table-cell>
          <table:table-cell office:value-type="float" office:value="94.693698" calcext:value-type="float">
            <text:p>94.693698</text:p>
          </table:table-cell>
          <table:table-cell office:value-type="float" office:value="-7.217497" calcext:value-type="float">
            <text:p>-7.217497</text:p>
          </table:table-cell>
          <table:table-cell office:value-type="float" office:value="88.79804" calcext:value-type="float">
            <text:p>88.79804</text:p>
          </table:table-cell>
          <table:table-cell office:value-type="float" office:value="-24.95067" calcext:value-type="float">
            <text:p>-24.9506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1.143896" calcext:value-type="float">
            <text:p>91.143896</text:p>
          </table:table-cell>
          <table:table-cell office:value-type="float" office:value="-29.253214" calcext:value-type="float">
            <text:p>-29.253214</text:p>
          </table:table-cell>
          <table:table-cell office:value-type="float" office:value="86.534748" calcext:value-type="float">
            <text:p>86.534748</text:p>
          </table:table-cell>
          <table:table-cell office:value-type="float" office:value="-11.536414" calcext:value-type="float">
            <text:p>-11.536414</text:p>
          </table:table-cell>
          <table:table-cell office:value-type="float" office:value="94.437699" calcext:value-type="float">
            <text:p>94.437699</text:p>
          </table:table-cell>
          <table:table-cell office:value-type="float" office:value="-8.754338" calcext:value-type="float">
            <text:p>-8.754338</text:p>
          </table:table-cell>
          <table:table-cell office:value-type="float" office:value="91.133643" calcext:value-type="float">
            <text:p>91.133643</text:p>
          </table:table-cell>
          <table:table-cell office:value-type="float" office:value="-29.252009" calcext:value-type="float">
            <text:p>-29.252009</text:p>
          </table:table-cell>
          <table:table-cell office:value-type="float" office:value="164" calcext:value-type="float">
            <text:p>164</text:p>
          </table:table-cell>
          <table:table-cell office:value-type="float" office:value="91.143896" calcext:value-type="float">
            <text:p>91.143896</text:p>
          </table:table-cell>
          <table:table-cell office:value-type="float" office:value="-29.253215" calcext:value-type="float">
            <text:p>-29.253215</text:p>
          </table:table-cell>
          <table:table-cell office:value-type="float" office:value="86.534748" calcext:value-type="float">
            <text:p>86.534748</text:p>
          </table:table-cell>
          <table:table-cell office:value-type="float" office:value="-11.511612" calcext:value-type="float">
            <text:p>-11.511612</text:p>
          </table:table-cell>
          <table:table-cell office:value-type="float" office:value="94.437699" calcext:value-type="float">
            <text:p>94.437699</text:p>
          </table:table-cell>
          <table:table-cell office:value-type="float" office:value="-8.754343" calcext:value-type="float">
            <text:p>-8.754343</text:p>
          </table:table-cell>
          <table:table-cell office:value-type="float" office:value="91.133643" calcext:value-type="float">
            <text:p>91.133643</text:p>
          </table:table-cell>
          <table:table-cell office:value-type="float" office:value="-29.252009" calcext:value-type="float">
            <text:p>-29.25200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1.823889" calcext:value-type="float">
            <text:p>101.823889</text:p>
          </table:table-cell>
          <table:table-cell office:value-type="float" office:value="-26.004994" calcext:value-type="float">
            <text:p>-26.004994</text:p>
          </table:table-cell>
          <table:table-cell office:value-type="float" office:value="86.526774" calcext:value-type="float">
            <text:p>86.526774</text:p>
          </table:table-cell>
          <table:table-cell office:value-type="float" office:value="-11.529977" calcext:value-type="float">
            <text:p>-11.529977</text:p>
          </table:table-cell>
          <table:table-cell office:value-type="float" office:value="94.947316" calcext:value-type="float">
            <text:p>94.947316</text:p>
          </table:table-cell>
          <table:table-cell office:value-type="float" office:value="-9.955897" calcext:value-type="float">
            <text:p>-9.955897</text:p>
          </table:table-cell>
          <table:table-cell office:value-type="float" office:value="101.791383" calcext:value-type="float">
            <text:p>101.791383</text:p>
          </table:table-cell>
          <table:table-cell office:value-type="float" office:value="-26.034318" calcext:value-type="float">
            <text:p>-26.034318</text:p>
          </table:table-cell>
          <table:table-cell office:value-type="float" office:value="165" calcext:value-type="float">
            <text:p>165</text:p>
          </table:table-cell>
          <table:table-cell office:value-type="float" office:value="101.823889" calcext:value-type="float">
            <text:p>101.823889</text:p>
          </table:table-cell>
          <table:table-cell office:value-type="float" office:value="-26.004995" calcext:value-type="float">
            <text:p>-26.004995</text:p>
          </table:table-cell>
          <table:table-cell office:value-type="float" office:value="86.526774" calcext:value-type="float">
            <text:p>86.526774</text:p>
          </table:table-cell>
          <table:table-cell office:value-type="float" office:value="-11.505175" calcext:value-type="float">
            <text:p>-11.505175</text:p>
          </table:table-cell>
          <table:table-cell office:value-type="float" office:value="94.947317" calcext:value-type="float">
            <text:p>94.947317</text:p>
          </table:table-cell>
          <table:table-cell office:value-type="float" office:value="-9.955903" calcext:value-type="float">
            <text:p>-9.955903</text:p>
          </table:table-cell>
          <table:table-cell office:value-type="float" office:value="101.791384" calcext:value-type="float">
            <text:p>101.791384</text:p>
          </table:table-cell>
          <table:table-cell office:value-type="float" office:value="-26.034319" calcext:value-type="float">
            <text:p>-26.0343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03.286466" calcext:value-type="float">
            <text:p>103.286466</text:p>
          </table:table-cell>
          <table:table-cell office:value-type="float" office:value="-21.171438" calcext:value-type="float">
            <text:p>-21.171438</text:p>
          </table:table-cell>
          <table:table-cell office:value-type="float" office:value="86.518854" calcext:value-type="float">
            <text:p>86.518854</text:p>
          </table:table-cell>
          <table:table-cell office:value-type="float" office:value="-11.526314" calcext:value-type="float">
            <text:p>-11.526314</text:p>
          </table:table-cell>
          <table:table-cell office:value-type="float" office:value="95.523691" calcext:value-type="float">
            <text:p>95.523691</text:p>
          </table:table-cell>
          <table:table-cell office:value-type="float" office:value="-10.737579" calcext:value-type="float">
            <text:p>-10.737579</text:p>
          </table:table-cell>
          <table:table-cell office:value-type="float" office:value="103.321191" calcext:value-type="float">
            <text:p>103.321191</text:p>
          </table:table-cell>
          <table:table-cell office:value-type="float" office:value="-21.177825" calcext:value-type="float">
            <text:p>-21.177825</text:p>
          </table:table-cell>
          <table:table-cell office:value-type="float" office:value="166" calcext:value-type="float">
            <text:p>166</text:p>
          </table:table-cell>
          <table:table-cell office:value-type="float" office:value="103.286467" calcext:value-type="float">
            <text:p>103.286467</text:p>
          </table:table-cell>
          <table:table-cell office:value-type="float" office:value="-21.171439" calcext:value-type="float">
            <text:p>-21.171439</text:p>
          </table:table-cell>
          <table:table-cell office:value-type="float" office:value="86.518854" calcext:value-type="float">
            <text:p>86.518854</text:p>
          </table:table-cell>
          <table:table-cell office:value-type="float" office:value="-11.501512" calcext:value-type="float">
            <text:p>-11.501512</text:p>
          </table:table-cell>
          <table:table-cell office:value-type="float" office:value="95.523692" calcext:value-type="float">
            <text:p>95.523692</text:p>
          </table:table-cell>
          <table:table-cell office:value-type="float" office:value="-10.737584" calcext:value-type="float">
            <text:p>-10.737584</text:p>
          </table:table-cell>
          <table:table-cell office:value-type="float" office:value="103.321191" calcext:value-type="float">
            <text:p>103.321191</text:p>
          </table:table-cell>
          <table:table-cell office:value-type="float" office:value="-21.177825" calcext:value-type="float">
            <text:p>-21.17782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1.846148" calcext:value-type="float">
            <text:p>101.846148</text:p>
          </table:table-cell>
          <table:table-cell office:value-type="float" office:value="-14.988525" calcext:value-type="float">
            <text:p>-14.988525</text:p>
          </table:table-cell>
          <table:table-cell office:value-type="float" office:value="86.513049" calcext:value-type="float">
            <text:p>86.513049</text:p>
          </table:table-cell>
          <table:table-cell office:value-type="float" office:value="-11.524196" calcext:value-type="float">
            <text:p>-11.524196</text:p>
          </table:table-cell>
          <table:table-cell office:value-type="float" office:value="95.960864" calcext:value-type="float">
            <text:p>95.960864</text:p>
          </table:table-cell>
          <table:table-cell office:value-type="float" office:value="-11.033175" calcext:value-type="float">
            <text:p>-11.033175</text:p>
          </table:table-cell>
          <table:table-cell office:value-type="float" office:value="101.857484" calcext:value-type="float">
            <text:p>101.857484</text:p>
          </table:table-cell>
          <table:table-cell office:value-type="float" office:value="-14.99352" calcext:value-type="float">
            <text:p>-14.99352</text:p>
          </table:table-cell>
          <table:table-cell office:value-type="float" office:value="167" calcext:value-type="float">
            <text:p>167</text:p>
          </table:table-cell>
          <table:table-cell office:value-type="float" office:value="101.846148" calcext:value-type="float">
            <text:p>101.846148</text:p>
          </table:table-cell>
          <table:table-cell office:value-type="float" office:value="-14.988526" calcext:value-type="float">
            <text:p>-14.988526</text:p>
          </table:table-cell>
          <table:table-cell office:value-type="float" office:value="86.513049" calcext:value-type="float">
            <text:p>86.513049</text:p>
          </table:table-cell>
          <table:table-cell office:value-type="float" office:value="-11.499394" calcext:value-type="float">
            <text:p>-11.499394</text:p>
          </table:table-cell>
          <table:table-cell office:value-type="float" office:value="95.960865" calcext:value-type="float">
            <text:p>95.960865</text:p>
          </table:table-cell>
          <table:table-cell office:value-type="float" office:value="-11.03318" calcext:value-type="float">
            <text:p>-11.03318</text:p>
          </table:table-cell>
          <table:table-cell office:value-type="float" office:value="101.857484" calcext:value-type="float">
            <text:p>101.857484</text:p>
          </table:table-cell>
          <table:table-cell office:value-type="float" office:value="-14.99352" calcext:value-type="float">
            <text:p>-14.993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0.299852" calcext:value-type="float">
            <text:p>100.299852</text:p>
          </table:table-cell>
          <table:table-cell office:value-type="float" office:value="-10.323427" calcext:value-type="float">
            <text:p>-10.323427</text:p>
          </table:table-cell>
          <table:table-cell office:value-type="float" office:value="86.509903" calcext:value-type="float">
            <text:p>86.509903</text:p>
          </table:table-cell>
          <table:table-cell office:value-type="float" office:value="-11.519484" calcext:value-type="float">
            <text:p>-11.519484</text:p>
          </table:table-cell>
          <table:table-cell office:value-type="float" office:value="96.261668" calcext:value-type="float">
            <text:p>96.261668</text:p>
          </table:table-cell>
          <table:table-cell office:value-type="float" office:value="-10.97911" calcext:value-type="float">
            <text:p>-10.97911</text:p>
          </table:table-cell>
          <table:table-cell office:value-type="float" office:value="100.300248" calcext:value-type="float">
            <text:p>100.300248</text:p>
          </table:table-cell>
          <table:table-cell office:value-type="float" office:value="-10.317913" calcext:value-type="float">
            <text:p>-10.317913</text:p>
          </table:table-cell>
          <table:table-cell office:value-type="float" office:value="168" calcext:value-type="float">
            <text:p>168</text:p>
          </table:table-cell>
          <table:table-cell office:value-type="float" office:value="100.299853" calcext:value-type="float">
            <text:p>100.299853</text:p>
          </table:table-cell>
          <table:table-cell office:value-type="float" office:value="-10.323427" calcext:value-type="float">
            <text:p>-10.323427</text:p>
          </table:table-cell>
          <table:table-cell office:value-type="float" office:value="86.509904" calcext:value-type="float">
            <text:p>86.509904</text:p>
          </table:table-cell>
          <table:table-cell office:value-type="float" office:value="-11.494681" calcext:value-type="float">
            <text:p>-11.494681</text:p>
          </table:table-cell>
          <table:table-cell office:value-type="float" office:value="96.261669" calcext:value-type="float">
            <text:p>96.261669</text:p>
          </table:table-cell>
          <table:table-cell office:value-type="float" office:value="-10.979115" calcext:value-type="float">
            <text:p>-10.979115</text:p>
          </table:table-cell>
          <table:table-cell office:value-type="float" office:value="100.300249" calcext:value-type="float">
            <text:p>100.300249</text:p>
          </table:table-cell>
          <table:table-cell office:value-type="float" office:value="-10.317914" calcext:value-type="float">
            <text:p>-10.31791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00.746011" calcext:value-type="float">
            <text:p>100.746011</text:p>
          </table:table-cell>
          <table:table-cell office:value-type="float" office:value="-8.833515" calcext:value-type="float">
            <text:p>-8.833515</text:p>
          </table:table-cell>
          <table:table-cell office:value-type="float" office:value="86.511017" calcext:value-type="float">
            <text:p>86.511017</text:p>
          </table:table-cell>
          <table:table-cell office:value-type="float" office:value="-11.514012" calcext:value-type="float">
            <text:p>-11.514012</text:p>
          </table:table-cell>
          <table:table-cell office:value-type="float" office:value="96.576608" calcext:value-type="float">
            <text:p>96.576608</text:p>
          </table:table-cell>
          <table:table-cell office:value-type="float" office:value="-10.82383" calcext:value-type="float">
            <text:p>-10.82383</text:p>
          </table:table-cell>
          <table:table-cell office:value-type="float" office:value="100.738872" calcext:value-type="float">
            <text:p>100.738872</text:p>
          </table:table-cell>
          <table:table-cell office:value-type="float" office:value="-8.822092" calcext:value-type="float">
            <text:p>-8.822092</text:p>
          </table:table-cell>
          <table:table-cell office:value-type="float" office:value="169" calcext:value-type="float">
            <text:p>169</text:p>
          </table:table-cell>
          <table:table-cell office:value-type="float" office:value="100.746011" calcext:value-type="float">
            <text:p>100.746011</text:p>
          </table:table-cell>
          <table:table-cell office:value-type="float" office:value="-8.833516" calcext:value-type="float">
            <text:p>-8.833516</text:p>
          </table:table-cell>
          <table:table-cell office:value-type="float" office:value="86.511018" calcext:value-type="float">
            <text:p>86.511018</text:p>
          </table:table-cell>
          <table:table-cell office:value-type="float" office:value="-11.48921" calcext:value-type="float">
            <text:p>-11.48921</text:p>
          </table:table-cell>
          <table:table-cell office:value-type="float" office:value="96.576609" calcext:value-type="float">
            <text:p>96.576609</text:p>
          </table:table-cell>
          <table:table-cell office:value-type="float" office:value="-10.823834" calcext:value-type="float">
            <text:p>-10.823834</text:p>
          </table:table-cell>
          <table:table-cell office:value-type="float" office:value="100.738872" calcext:value-type="float">
            <text:p>100.738872</text:p>
          </table:table-cell>
          <table:table-cell office:value-type="float" office:value="-8.822092" calcext:value-type="float">
            <text:p>-8.8220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03.67154" calcext:value-type="float">
            <text:p>103.67154</text:p>
          </table:table-cell>
          <table:table-cell office:value-type="float" office:value="-6.980842" calcext:value-type="float">
            <text:p>-6.980842</text:p>
          </table:table-cell>
          <table:table-cell office:value-type="float" office:value="86.518605" calcext:value-type="float">
            <text:p>86.518605</text:p>
          </table:table-cell>
          <table:table-cell office:value-type="float" office:value="-11.510841" calcext:value-type="float">
            <text:p>-11.510841</text:p>
          </table:table-cell>
          <table:table-cell office:value-type="float" office:value="97.08031" calcext:value-type="float">
            <text:p>97.08031</text:p>
          </table:table-cell>
          <table:table-cell office:value-type="float" office:value="-10.551872" calcext:value-type="float">
            <text:p>-10.551872</text:p>
          </table:table-cell>
          <table:table-cell office:value-type="float" office:value="103.662809" calcext:value-type="float">
            <text:p>103.662809</text:p>
          </table:table-cell>
          <table:table-cell office:value-type="float" office:value="-6.982016" calcext:value-type="float">
            <text:p>-6.982016</text:p>
          </table:table-cell>
          <table:table-cell office:value-type="float" office:value="170" calcext:value-type="float">
            <text:p>170</text:p>
          </table:table-cell>
          <table:table-cell office:value-type="float" office:value="103.671541" calcext:value-type="float">
            <text:p>103.671541</text:p>
          </table:table-cell>
          <table:table-cell office:value-type="float" office:value="-6.980842" calcext:value-type="float">
            <text:p>-6.980842</text:p>
          </table:table-cell>
          <table:table-cell office:value-type="float" office:value="86.518605" calcext:value-type="float">
            <text:p>86.518605</text:p>
          </table:table-cell>
          <table:table-cell office:value-type="float" office:value="-11.486039" calcext:value-type="float">
            <text:p>-11.486039</text:p>
          </table:table-cell>
          <table:table-cell office:value-type="float" office:value="97.08031" calcext:value-type="float">
            <text:p>97.08031</text:p>
          </table:table-cell>
          <table:table-cell office:value-type="float" office:value="-10.551876" calcext:value-type="float">
            <text:p>-10.551876</text:p>
          </table:table-cell>
          <table:table-cell office:value-type="float" office:value="103.66281" calcext:value-type="float">
            <text:p>103.66281</text:p>
          </table:table-cell>
          <table:table-cell office:value-type="float" office:value="-6.982017" calcext:value-type="float">
            <text:p>-6.98201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0.89271" calcext:value-type="float">
            <text:p>90.89271</text:p>
          </table:table-cell>
          <table:table-cell office:value-type="float" office:value="-21.628359" calcext:value-type="float">
            <text:p>-21.628359</text:p>
          </table:table-cell>
          <table:table-cell office:value-type="float" office:value="86.533591" calcext:value-type="float">
            <text:p>86.533591</text:p>
          </table:table-cell>
          <table:table-cell office:value-type="float" office:value="-11.509852" calcext:value-type="float">
            <text:p>-11.509852</text:p>
          </table:table-cell>
          <table:table-cell office:value-type="float" office:value="96.661115" calcext:value-type="float">
            <text:p>96.661115</text:p>
          </table:table-cell>
          <table:table-cell office:value-type="float" office:value="-11.326306" calcext:value-type="float">
            <text:p>-11.326306</text:p>
          </table:table-cell>
          <table:table-cell office:value-type="float" office:value="90.946511" calcext:value-type="float">
            <text:p>90.946511</text:p>
          </table:table-cell>
          <table:table-cell office:value-type="float" office:value="-21.571846" calcext:value-type="float">
            <text:p>-21.571846</text:p>
          </table:table-cell>
          <table:table-cell office:value-type="float" office:value="171" calcext:value-type="float">
            <text:p>171</text:p>
          </table:table-cell>
          <table:table-cell office:value-type="float" office:value="90.89271" calcext:value-type="float">
            <text:p>90.89271</text:p>
          </table:table-cell>
          <table:table-cell office:value-type="float" office:value="-21.628359" calcext:value-type="float">
            <text:p>-21.628359</text:p>
          </table:table-cell>
          <table:table-cell office:value-type="float" office:value="86.533592" calcext:value-type="float">
            <text:p>86.533592</text:p>
          </table:table-cell>
          <table:table-cell office:value-type="float" office:value="-11.487028" calcext:value-type="float">
            <text:p>-11.487028</text:p>
          </table:table-cell>
          <table:table-cell office:value-type="float" office:value="96.661116" calcext:value-type="float">
            <text:p>96.661116</text:p>
          </table:table-cell>
          <table:table-cell office:value-type="float" office:value="-11.328149" calcext:value-type="float">
            <text:p>-11.328149</text:p>
          </table:table-cell>
          <table:table-cell office:value-type="float" office:value="90.946512" calcext:value-type="float">
            <text:p>90.946512</text:p>
          </table:table-cell>
          <table:table-cell office:value-type="float" office:value="-21.571854" calcext:value-type="float">
            <text:p>-21.57185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9.006883" calcext:value-type="float">
            <text:p>79.006883</text:p>
          </table:table-cell>
          <table:table-cell office:value-type="float" office:value="-26.076023" calcext:value-type="float">
            <text:p>-26.076023</text:p>
          </table:table-cell>
          <table:table-cell office:value-type="float" office:value="86.553533" calcext:value-type="float">
            <text:p>86.553533</text:p>
          </table:table-cell>
          <table:table-cell office:value-type="float" office:value="-11.506926" calcext:value-type="float">
            <text:p>-11.506926</text:p>
          </table:table-cell>
          <table:table-cell office:value-type="float" office:value="95.443865" calcext:value-type="float">
            <text:p>95.443865</text:p>
          </table:table-cell>
          <table:table-cell office:value-type="float" office:value="-12.356065" calcext:value-type="float">
            <text:p>-12.356065</text:p>
          </table:table-cell>
          <table:table-cell office:value-type="float" office:value="79.004481" calcext:value-type="float">
            <text:p>79.004481</text:p>
          </table:table-cell>
          <table:table-cell office:value-type="float" office:value="-26.1097" calcext:value-type="float">
            <text:p>-26.1097</text:p>
          </table:table-cell>
          <table:table-cell office:value-type="float" office:value="172" calcext:value-type="float">
            <text:p>172</text:p>
          </table:table-cell>
          <table:table-cell office:value-type="float" office:value="79.006884" calcext:value-type="float">
            <text:p>79.006884</text:p>
          </table:table-cell>
          <table:table-cell office:value-type="float" office:value="-26.076023" calcext:value-type="float">
            <text:p>-26.076023</text:p>
          </table:table-cell>
          <table:table-cell office:value-type="float" office:value="86.553533" calcext:value-type="float">
            <text:p>86.553533</text:p>
          </table:table-cell>
          <table:table-cell office:value-type="float" office:value="-11.484102" calcext:value-type="float">
            <text:p>-11.484102</text:p>
          </table:table-cell>
          <table:table-cell office:value-type="float" office:value="95.443865" calcext:value-type="float">
            <text:p>95.443865</text:p>
          </table:table-cell>
          <table:table-cell office:value-type="float" office:value="-12.357779" calcext:value-type="float">
            <text:p>-12.357779</text:p>
          </table:table-cell>
          <table:table-cell office:value-type="float" office:value="79.004482" calcext:value-type="float">
            <text:p>79.004482</text:p>
          </table:table-cell>
          <table:table-cell office:value-type="float" office:value="-26.109694" calcext:value-type="float">
            <text:p>-26.1096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9.766256" calcext:value-type="float">
            <text:p>79.766256</text:p>
          </table:table-cell>
          <table:table-cell office:value-type="float" office:value="-14.805565" calcext:value-type="float">
            <text:p>-14.805565</text:p>
          </table:table-cell>
          <table:table-cell office:value-type="float" office:value="86.577486" calcext:value-type="float">
            <text:p>86.577486</text:p>
          </table:table-cell>
          <table:table-cell office:value-type="float" office:value="-11.503611" calcext:value-type="float">
            <text:p>-11.503611</text:p>
          </table:table-cell>
          <table:table-cell office:value-type="float" office:value="94.368709" calcext:value-type="float">
            <text:p>94.368709</text:p>
          </table:table-cell>
          <table:table-cell office:value-type="float" office:value="-12.524447" calcext:value-type="float">
            <text:p>-12.524447</text:p>
          </table:table-cell>
          <table:table-cell office:value-type="float" office:value="79.724433" calcext:value-type="float">
            <text:p>79.724433</text:p>
          </table:table-cell>
          <table:table-cell office:value-type="float" office:value="-14.857841" calcext:value-type="float">
            <text:p>-14.857841</text:p>
          </table:table-cell>
          <table:table-cell office:value-type="float" office:value="173" calcext:value-type="float">
            <text:p>173</text:p>
          </table:table-cell>
          <table:table-cell office:value-type="float" office:value="79.766256" calcext:value-type="float">
            <text:p>79.766256</text:p>
          </table:table-cell>
          <table:table-cell office:value-type="float" office:value="-14.805566" calcext:value-type="float">
            <text:p>-14.805566</text:p>
          </table:table-cell>
          <table:table-cell office:value-type="float" office:value="86.577487" calcext:value-type="float">
            <text:p>86.577487</text:p>
          </table:table-cell>
          <table:table-cell office:value-type="float" office:value="-11.480786" calcext:value-type="float">
            <text:p>-11.480786</text:p>
          </table:table-cell>
          <table:table-cell office:value-type="float" office:value="94.368709" calcext:value-type="float">
            <text:p>94.368709</text:p>
          </table:table-cell>
          <table:table-cell office:value-type="float" office:value="-12.526041" calcext:value-type="float">
            <text:p>-12.526041</text:p>
          </table:table-cell>
          <table:table-cell office:value-type="float" office:value="79.724433" calcext:value-type="float">
            <text:p>79.724433</text:p>
          </table:table-cell>
          <table:table-cell office:value-type="float" office:value="-14.857842" calcext:value-type="float">
            <text:p>-14.85784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0.456856" calcext:value-type="float">
            <text:p>80.456856</text:p>
          </table:table-cell>
          <table:table-cell office:value-type="float" office:value="-6.60708" calcext:value-type="float">
            <text:p>-6.60708</text:p>
          </table:table-cell>
          <table:table-cell office:value-type="float" office:value="86.604314" calcext:value-type="float">
            <text:p>86.604314</text:p>
          </table:table-cell>
          <table:table-cell office:value-type="float" office:value="-11.496644" calcext:value-type="float">
            <text:p>-11.496644</text:p>
          </table:table-cell>
          <table:table-cell office:value-type="float" office:value="93.419829" calcext:value-type="float">
            <text:p>93.419829</text:p>
          </table:table-cell>
          <table:table-cell office:value-type="float" office:value="-12.103752" calcext:value-type="float">
            <text:p>-12.103752</text:p>
          </table:table-cell>
          <table:table-cell office:value-type="float" office:value="80.456683" calcext:value-type="float">
            <text:p>80.456683</text:p>
          </table:table-cell>
          <table:table-cell office:value-type="float" office:value="-6.597561" calcext:value-type="float">
            <text:p>-6.597561</text:p>
          </table:table-cell>
          <table:table-cell office:value-type="float" office:value="174" calcext:value-type="float">
            <text:p>174</text:p>
          </table:table-cell>
          <table:table-cell office:value-type="float" office:value="80.456856" calcext:value-type="float">
            <text:p>80.456856</text:p>
          </table:table-cell>
          <table:table-cell office:value-type="float" office:value="-6.607081" calcext:value-type="float">
            <text:p>-6.607081</text:p>
          </table:table-cell>
          <table:table-cell office:value-type="float" office:value="86.604315" calcext:value-type="float">
            <text:p>86.604315</text:p>
          </table:table-cell>
          <table:table-cell office:value-type="float" office:value="-11.47382" calcext:value-type="float">
            <text:p>-11.47382</text:p>
          </table:table-cell>
          <table:table-cell office:value-type="float" office:value="93.419829" calcext:value-type="float">
            <text:p>93.419829</text:p>
          </table:table-cell>
          <table:table-cell office:value-type="float" office:value="-12.105235" calcext:value-type="float">
            <text:p>-12.105235</text:p>
          </table:table-cell>
          <table:table-cell office:value-type="float" office:value="80.456683" calcext:value-type="float">
            <text:p>80.456683</text:p>
          </table:table-cell>
          <table:table-cell office:value-type="float" office:value="-6.597561" calcext:value-type="float">
            <text:p>-6.59756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6.611092" calcext:value-type="float">
            <text:p>86.611092</text:p>
          </table:table-cell>
          <table:table-cell office:value-type="float" office:value="-5.178299" calcext:value-type="float">
            <text:p>-5.178299</text:p>
          </table:table-cell>
          <table:table-cell office:value-type="float" office:value="86.629702" calcext:value-type="float">
            <text:p>86.629702</text:p>
          </table:table-cell>
          <table:table-cell office:value-type="float" office:value="-11.484685" calcext:value-type="float">
            <text:p>-11.484685</text:p>
          </table:table-cell>
          <table:table-cell office:value-type="float" office:value="92.966828" calcext:value-type="float">
            <text:p>92.966828</text:p>
          </table:table-cell>
          <table:table-cell office:value-type="float" office:value="-11.607848" calcext:value-type="float">
            <text:p>-11.607848</text:p>
          </table:table-cell>
          <table:table-cell office:value-type="float" office:value="86.593932" calcext:value-type="float">
            <text:p>86.593932</text:p>
          </table:table-cell>
          <table:table-cell office:value-type="float" office:value="-5.156607" calcext:value-type="float">
            <text:p>-5.156607</text:p>
          </table:table-cell>
          <table:table-cell office:value-type="float" office:value="175" calcext:value-type="float">
            <text:p>175</text:p>
          </table:table-cell>
          <table:table-cell office:value-type="float" office:value="86.611092" calcext:value-type="float">
            <text:p>86.611092</text:p>
          </table:table-cell>
          <table:table-cell office:value-type="float" office:value="-5.178299" calcext:value-type="float">
            <text:p>-5.178299</text:p>
          </table:table-cell>
          <table:table-cell office:value-type="float" office:value="86.629703" calcext:value-type="float">
            <text:p>86.629703</text:p>
          </table:table-cell>
          <table:table-cell office:value-type="float" office:value="-11.46186" calcext:value-type="float">
            <text:p>-11.46186</text:p>
          </table:table-cell>
          <table:table-cell office:value-type="float" office:value="92.966829" calcext:value-type="float">
            <text:p>92.966829</text:p>
          </table:table-cell>
          <table:table-cell office:value-type="float" office:value="-11.609227" calcext:value-type="float">
            <text:p>-11.609227</text:p>
          </table:table-cell>
          <table:table-cell office:value-type="float" office:value="86.593932" calcext:value-type="float">
            <text:p>86.593932</text:p>
          </table:table-cell>
          <table:table-cell office:value-type="float" office:value="-5.156608" calcext:value-type="float">
            <text:p>-5.15660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3.522572" calcext:value-type="float">
            <text:p>83.522572</text:p>
          </table:table-cell>
          <table:table-cell office:value-type="float" office:value="-5.392242" calcext:value-type="float">
            <text:p>-5.392242</text:p>
          </table:table-cell>
          <table:table-cell office:value-type="float" office:value="86.647965" calcext:value-type="float">
            <text:p>86.647965</text:p>
          </table:table-cell>
          <table:table-cell office:value-type="float" office:value="-11.474368" calcext:value-type="float">
            <text:p>-11.474368</text:p>
          </table:table-cell>
          <table:table-cell office:value-type="float" office:value="92.322715" calcext:value-type="float">
            <text:p>92.322715</text:p>
          </table:table-cell>
          <table:table-cell office:value-type="float" office:value="-11.163161" calcext:value-type="float">
            <text:p>-11.163161</text:p>
          </table:table-cell>
          <table:table-cell office:value-type="float" office:value="83.55106" calcext:value-type="float">
            <text:p>83.55106</text:p>
          </table:table-cell>
          <table:table-cell office:value-type="float" office:value="-5.386975" calcext:value-type="float">
            <text:p>-5.386975</text:p>
          </table:table-cell>
          <table:table-cell office:value-type="float" office:value="176" calcext:value-type="float">
            <text:p>176</text:p>
          </table:table-cell>
          <table:table-cell office:value-type="float" office:value="83.522573" calcext:value-type="float">
            <text:p>83.522573</text:p>
          </table:table-cell>
          <table:table-cell office:value-type="float" office:value="-5.392243" calcext:value-type="float">
            <text:p>-5.392243</text:p>
          </table:table-cell>
          <table:table-cell office:value-type="float" office:value="86.647965" calcext:value-type="float">
            <text:p>86.647965</text:p>
          </table:table-cell>
          <table:table-cell office:value-type="float" office:value="-11.451544" calcext:value-type="float">
            <text:p>-11.451544</text:p>
          </table:table-cell>
          <table:table-cell office:value-type="float" office:value="92.322715" calcext:value-type="float">
            <text:p>92.322715</text:p>
          </table:table-cell>
          <table:table-cell office:value-type="float" office:value="-11.164444" calcext:value-type="float">
            <text:p>-11.164444</text:p>
          </table:table-cell>
          <table:table-cell office:value-type="float" office:value="83.551061" calcext:value-type="float">
            <text:p>83.551061</text:p>
          </table:table-cell>
          <table:table-cell office:value-type="float" office:value="-5.386976" calcext:value-type="float">
            <text:p>-5.3869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1.7184" calcext:value-type="float">
            <text:p>81.7184</text:p>
          </table:table-cell>
          <table:table-cell office:value-type="float" office:value="-5.332171" calcext:value-type="float">
            <text:p>-5.332171</text:p>
          </table:table-cell>
          <table:table-cell office:value-type="float" office:value="86.657182" calcext:value-type="float">
            <text:p>86.657182</text:p>
          </table:table-cell>
          <table:table-cell office:value-type="float" office:value="-11.480192" calcext:value-type="float">
            <text:p>-11.480192</text:p>
          </table:table-cell>
          <table:table-cell office:value-type="float" office:value="91.588984" calcext:value-type="float">
            <text:p>91.588984</text:p>
          </table:table-cell>
          <table:table-cell office:value-type="float" office:value="-10.760409" calcext:value-type="float">
            <text:p>-10.760409</text:p>
          </table:table-cell>
          <table:table-cell office:value-type="float" office:value="81.714782" calcext:value-type="float">
            <text:p>81.714782</text:p>
          </table:table-cell>
          <table:table-cell office:value-type="float" office:value="-5.333071" calcext:value-type="float">
            <text:p>-5.333071</text:p>
          </table:table-cell>
          <table:table-cell office:value-type="float" office:value="177" calcext:value-type="float">
            <text:p>177</text:p>
          </table:table-cell>
          <table:table-cell office:value-type="float" office:value="81.7184" calcext:value-type="float">
            <text:p>81.7184</text:p>
          </table:table-cell>
          <table:table-cell office:value-type="float" office:value="-5.332172" calcext:value-type="float">
            <text:p>-5.332172</text:p>
          </table:table-cell>
          <table:table-cell office:value-type="float" office:value="86.657182" calcext:value-type="float">
            <text:p>86.657182</text:p>
          </table:table-cell>
          <table:table-cell office:value-type="float" office:value="-11.457368" calcext:value-type="float">
            <text:p>-11.457368</text:p>
          </table:table-cell>
          <table:table-cell office:value-type="float" office:value="91.588985" calcext:value-type="float">
            <text:p>91.588985</text:p>
          </table:table-cell>
          <table:table-cell office:value-type="float" office:value="-10.761601" calcext:value-type="float">
            <text:p>-10.761601</text:p>
          </table:table-cell>
          <table:table-cell office:value-type="float" office:value="81.714782" calcext:value-type="float">
            <text:p>81.714782</text:p>
          </table:table-cell>
          <table:table-cell office:value-type="float" office:value="-5.333072" calcext:value-type="float">
            <text:p>-5.33307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6.452937" calcext:value-type="float">
            <text:p>86.452937</text:p>
          </table:table-cell>
          <table:table-cell office:value-type="float" office:value="-14.571485" calcext:value-type="float">
            <text:p>-14.571485</text:p>
          </table:table-cell>
          <table:table-cell office:value-type="float" office:value="86.672499" calcext:value-type="float">
            <text:p>86.672499</text:p>
          </table:table-cell>
          <table:table-cell office:value-type="float" office:value="-11.497453" calcext:value-type="float">
            <text:p>-11.497453</text:p>
          </table:table-cell>
          <table:table-cell office:value-type="float" office:value="91.243706" calcext:value-type="float">
            <text:p>91.243706</text:p>
          </table:table-cell>
          <table:table-cell office:value-type="float" office:value="-11.043236" calcext:value-type="float">
            <text:p>-11.043236</text:p>
          </table:table-cell>
          <table:table-cell office:value-type="float" office:value="86.433329" calcext:value-type="float">
            <text:p>86.433329</text:p>
          </table:table-cell>
          <table:table-cell office:value-type="float" office:value="-14.543798" calcext:value-type="float">
            <text:p>-14.543798</text:p>
          </table:table-cell>
          <table:table-cell office:value-type="float" office:value="178" calcext:value-type="float">
            <text:p>178</text:p>
          </table:table-cell>
          <table:table-cell office:value-type="float" office:value="86.452937" calcext:value-type="float">
            <text:p>86.452937</text:p>
          </table:table-cell>
          <table:table-cell office:value-type="float" office:value="-14.571486" calcext:value-type="float">
            <text:p>-14.571486</text:p>
          </table:table-cell>
          <table:table-cell office:value-type="float" office:value="86.6725" calcext:value-type="float">
            <text:p>86.6725</text:p>
          </table:table-cell>
          <table:table-cell office:value-type="float" office:value="-11.474629" calcext:value-type="float">
            <text:p>-11.474629</text:p>
          </table:table-cell>
          <table:table-cell office:value-type="float" office:value="91.243707" calcext:value-type="float">
            <text:p>91.243707</text:p>
          </table:table-cell>
          <table:table-cell office:value-type="float" office:value="-11.044345" calcext:value-type="float">
            <text:p>-11.044345</text:p>
          </table:table-cell>
          <table:table-cell office:value-type="float" office:value="86.433329" calcext:value-type="float">
            <text:p>86.433329</text:p>
          </table:table-cell>
          <table:table-cell office:value-type="float" office:value="-14.543799" calcext:value-type="float">
            <text:p>-14.543799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.41824" calcext:value-type="float">
            <text:p>92.41824</text:p>
          </table:table-cell>
          <table:table-cell office:value-type="float" office:value="-16.175346" calcext:value-type="float">
            <text:p>-16.175346</text:p>
          </table:table-cell>
          <table:table-cell office:value-type="float" office:value="86.684281" calcext:value-type="float">
            <text:p>86.684281</text:p>
          </table:table-cell>
          <table:table-cell office:value-type="float" office:value="-11.478009" calcext:value-type="float">
            <text:p>-11.478009</text:p>
          </table:table-cell>
          <table:table-cell office:value-type="float" office:value="91.336881" calcext:value-type="float">
            <text:p>91.336881</text:p>
          </table:table-cell>
          <table:table-cell office:value-type="float" office:value="-11.384401" calcext:value-type="float">
            <text:p>-11.384401</text:p>
          </table:table-cell>
          <table:table-cell office:value-type="float" office:value="92.414463" calcext:value-type="float">
            <text:p>92.414463</text:p>
          </table:table-cell>
          <table:table-cell office:value-type="float" office:value="-16.197334" calcext:value-type="float">
            <text:p>-16.197334</text:p>
          </table:table-cell>
          <table:table-cell office:value-type="float" office:value="179" calcext:value-type="float">
            <text:p>179</text:p>
          </table:table-cell>
          <table:table-cell office:value-type="float" office:value="92.418241" calcext:value-type="float">
            <text:p>92.418241</text:p>
          </table:table-cell>
          <table:table-cell office:value-type="float" office:value="-16.175346" calcext:value-type="float">
            <text:p>-16.175346</text:p>
          </table:table-cell>
          <table:table-cell office:value-type="float" office:value="86.684282" calcext:value-type="float">
            <text:p>86.684282</text:p>
          </table:table-cell>
          <table:table-cell office:value-type="float" office:value="-11.455185" calcext:value-type="float">
            <text:p>-11.455185</text:p>
          </table:table-cell>
          <table:table-cell office:value-type="float" office:value="91.336882" calcext:value-type="float">
            <text:p>91.336882</text:p>
          </table:table-cell>
          <table:table-cell office:value-type="float" office:value="-11.385433" calcext:value-type="float">
            <text:p>-11.385433</text:p>
          </table:table-cell>
          <table:table-cell office:value-type="float" office:value="92.414464" calcext:value-type="float">
            <text:p>92.414464</text:p>
          </table:table-cell>
          <table:table-cell office:value-type="float" office:value="-16.197335" calcext:value-type="float">
            <text:p>-16.1973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4.848654" calcext:value-type="float">
            <text:p>94.848654</text:p>
          </table:table-cell>
          <table:table-cell office:value-type="float" office:value="-11.195687" calcext:value-type="float">
            <text:p>-11.195687</text:p>
          </table:table-cell>
          <table:table-cell office:value-type="float" office:value="86.694323" calcext:value-type="float">
            <text:p>86.694323</text:p>
          </table:table-cell>
          <table:table-cell office:value-type="float" office:value="-11.477681" calcext:value-type="float">
            <text:p>-11.477681</text:p>
          </table:table-cell>
          <table:table-cell office:value-type="float" office:value="91.592044" calcext:value-type="float">
            <text:p>91.592044</text:p>
          </table:table-cell>
          <table:table-cell office:value-type="float" office:value="-11.370886" calcext:value-type="float">
            <text:p>-11.370886</text:p>
          </table:table-cell>
          <table:table-cell office:value-type="float" office:value="94.858821" calcext:value-type="float">
            <text:p>94.858821</text:p>
          </table:table-cell>
          <table:table-cell office:value-type="float" office:value="-11.214916" calcext:value-type="float">
            <text:p>-11.214916</text:p>
          </table:table-cell>
          <table:table-cell office:value-type="float" office:value="180" calcext:value-type="float">
            <text:p>180</text:p>
          </table:table-cell>
          <table:table-cell office:value-type="float" office:value="94.848654" calcext:value-type="float">
            <text:p>94.848654</text:p>
          </table:table-cell>
          <table:table-cell office:value-type="float" office:value="-11.195687" calcext:value-type="float">
            <text:p>-11.195687</text:p>
          </table:table-cell>
          <table:table-cell office:value-type="float" office:value="86.694324" calcext:value-type="float">
            <text:p>86.694324</text:p>
          </table:table-cell>
          <table:table-cell office:value-type="float" office:value="-11.454856" calcext:value-type="float">
            <text:p>-11.454856</text:p>
          </table:table-cell>
          <table:table-cell office:value-type="float" office:value="91.592045" calcext:value-type="float">
            <text:p>91.592045</text:p>
          </table:table-cell>
          <table:table-cell office:value-type="float" office:value="-11.371845" calcext:value-type="float">
            <text:p>-11.371845</text:p>
          </table:table-cell>
          <table:table-cell office:value-type="float" office:value="94.858821" calcext:value-type="float">
            <text:p>94.858821</text:p>
          </table:table-cell>
          <table:table-cell office:value-type="float" office:value="-11.214916" calcext:value-type="float">
            <text:p>-11.2149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7.2336" calcext:value-type="float">
            <text:p>97.2336</text:p>
          </table:table-cell>
          <table:table-cell office:value-type="float" office:value="-6.41751" calcext:value-type="float">
            <text:p>-6.41751</text:p>
          </table:table-cell>
          <table:table-cell office:value-type="float" office:value="86.713421" calcext:value-type="float">
            <text:p>86.713421</text:p>
          </table:table-cell>
          <table:table-cell office:value-type="float" office:value="-11.4695" calcext:value-type="float">
            <text:p>-11.4695</text:p>
          </table:table-cell>
          <table:table-cell office:value-type="float" office:value="92.004714" calcext:value-type="float">
            <text:p>92.004714</text:p>
          </table:table-cell>
          <table:table-cell office:value-type="float" office:value="-11.016542" calcext:value-type="float">
            <text:p>-11.016542</text:p>
          </table:table-cell>
          <table:table-cell office:value-type="float" office:value="97.233852" calcext:value-type="float">
            <text:p>97.233852</text:p>
          </table:table-cell>
          <table:table-cell office:value-type="float" office:value="-6.417024" calcext:value-type="float">
            <text:p>-6.417024</text:p>
          </table:table-cell>
          <table:table-cell office:value-type="float" office:value="181" calcext:value-type="float">
            <text:p>181</text:p>
          </table:table-cell>
          <table:table-cell office:value-type="float" office:value="97.233601" calcext:value-type="float">
            <text:p>97.233601</text:p>
          </table:table-cell>
          <table:table-cell office:value-type="float" office:value="-6.41751" calcext:value-type="float">
            <text:p>-6.41751</text:p>
          </table:table-cell>
          <table:table-cell office:value-type="float" office:value="86.713421" calcext:value-type="float">
            <text:p>86.713421</text:p>
          </table:table-cell>
          <table:table-cell office:value-type="float" office:value="-11.446676" calcext:value-type="float">
            <text:p>-11.446676</text:p>
          </table:table-cell>
          <table:table-cell office:value-type="float" office:value="92.004714" calcext:value-type="float">
            <text:p>92.004714</text:p>
          </table:table-cell>
          <table:table-cell office:value-type="float" office:value="-11.017434" calcext:value-type="float">
            <text:p>-11.017434</text:p>
          </table:table-cell>
          <table:table-cell office:value-type="float" office:value="97.233852" calcext:value-type="float">
            <text:p>97.233852</text:p>
          </table:table-cell>
          <table:table-cell office:value-type="float" office:value="-6.417024" calcext:value-type="float">
            <text:p>-6.4170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5.939067" calcext:value-type="float">
            <text:p>105.939067</text:p>
          </table:table-cell>
          <table:table-cell office:value-type="float" office:value="-6.510895" calcext:value-type="float">
            <text:p>-6.510895</text:p>
          </table:table-cell>
          <table:table-cell office:value-type="float" office:value="86.732466" calcext:value-type="float">
            <text:p>86.732466</text:p>
          </table:table-cell>
          <table:table-cell office:value-type="float" office:value="-11.451254" calcext:value-type="float">
            <text:p>-11.451254</text:p>
          </table:table-cell>
          <table:table-cell office:value-type="float" office:value="92.99783" calcext:value-type="float">
            <text:p>92.99783</text:p>
          </table:table-cell>
          <table:table-cell office:value-type="float" office:value="-10.684177" calcext:value-type="float">
            <text:p>-10.684177</text:p>
          </table:table-cell>
          <table:table-cell office:value-type="float" office:value="105.921568" calcext:value-type="float">
            <text:p>105.921568</text:p>
          </table:table-cell>
          <table:table-cell office:value-type="float" office:value="-6.497343" calcext:value-type="float">
            <text:p>-6.497343</text:p>
          </table:table-cell>
          <table:table-cell office:value-type="float" office:value="182" calcext:value-type="float">
            <text:p>182</text:p>
          </table:table-cell>
          <table:table-cell office:value-type="float" office:value="105.939067" calcext:value-type="float">
            <text:p>105.939067</text:p>
          </table:table-cell>
          <table:table-cell office:value-type="float" office:value="-6.510895" calcext:value-type="float">
            <text:p>-6.510895</text:p>
          </table:table-cell>
          <table:table-cell office:value-type="float" office:value="86.732466" calcext:value-type="float">
            <text:p>86.732466</text:p>
          </table:table-cell>
          <table:table-cell office:value-type="float" office:value="-11.428429" calcext:value-type="float">
            <text:p>-11.428429</text:p>
          </table:table-cell>
          <table:table-cell office:value-type="float" office:value="92.997831" calcext:value-type="float">
            <text:p>92.997831</text:p>
          </table:table-cell>
          <table:table-cell office:value-type="float" office:value="-10.685007" calcext:value-type="float">
            <text:p>-10.685007</text:p>
          </table:table-cell>
          <table:table-cell office:value-type="float" office:value="105.921569" calcext:value-type="float">
            <text:p>105.921569</text:p>
          </table:table-cell>
          <table:table-cell office:value-type="float" office:value="-6.497343" calcext:value-type="float">
            <text:p>-6.49734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.600501" calcext:value-type="float">
            <text:p>111.600501</text:p>
          </table:table-cell>
          <table:table-cell office:value-type="float" office:value="-7.706698" calcext:value-type="float">
            <text:p>-7.706698</text:p>
          </table:table-cell>
          <table:table-cell office:value-type="float" office:value="86.747146" calcext:value-type="float">
            <text:p>86.747146</text:p>
          </table:table-cell>
          <table:table-cell office:value-type="float" office:value="-11.434504" calcext:value-type="float">
            <text:p>-11.434504</text:p>
          </table:table-cell>
          <table:table-cell office:value-type="float" office:value="94.31367" calcext:value-type="float">
            <text:p>94.31367</text:p>
          </table:table-cell>
          <table:table-cell office:value-type="float" office:value="-10.460176" calcext:value-type="float">
            <text:p>-10.460176</text:p>
          </table:table-cell>
          <table:table-cell office:value-type="float" office:value="111.608602" calcext:value-type="float">
            <text:p>111.608602</text:p>
          </table:table-cell>
          <table:table-cell office:value-type="float" office:value="-7.7036" calcext:value-type="float">
            <text:p>-7.7036</text:p>
          </table:table-cell>
          <table:table-cell office:value-type="float" office:value="183" calcext:value-type="float">
            <text:p>183</text:p>
          </table:table-cell>
          <table:table-cell office:value-type="float" office:value="111.600502" calcext:value-type="float">
            <text:p>111.600502</text:p>
          </table:table-cell>
          <table:table-cell office:value-type="float" office:value="-7.706698" calcext:value-type="float">
            <text:p>-7.706698</text:p>
          </table:table-cell>
          <table:table-cell office:value-type="float" office:value="86.747147" calcext:value-type="float">
            <text:p>86.747147</text:p>
          </table:table-cell>
          <table:table-cell office:value-type="float" office:value="-11.411679" calcext:value-type="float">
            <text:p>-11.411679</text:p>
          </table:table-cell>
          <table:table-cell office:value-type="float" office:value="94.313671" calcext:value-type="float">
            <text:p>94.313671</text:p>
          </table:table-cell>
          <table:table-cell office:value-type="float" office:value="-10.460948" calcext:value-type="float">
            <text:p>-10.460948</text:p>
          </table:table-cell>
          <table:table-cell office:value-type="float" office:value="111.608603" calcext:value-type="float">
            <text:p>111.608603</text:p>
          </table:table-cell>
          <table:table-cell office:value-type="float" office:value="-7.703601" calcext:value-type="float">
            <text:p>-7.7036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09.677169" calcext:value-type="float">
            <text:p>109.677169</text:p>
          </table:table-cell>
          <table:table-cell office:value-type="float" office:value="-6.570571" calcext:value-type="float">
            <text:p>-6.570571</text:p>
          </table:table-cell>
          <table:table-cell office:value-type="float" office:value="86.759728" calcext:value-type="float">
            <text:p>86.759728</text:p>
          </table:table-cell>
          <table:table-cell office:value-type="float" office:value="-11.414945" calcext:value-type="float">
            <text:p>-11.414945</text:p>
          </table:table-cell>
          <table:table-cell office:value-type="float" office:value="95.400816" calcext:value-type="float">
            <text:p>95.400816</text:p>
          </table:table-cell>
          <table:table-cell office:value-type="float" office:value="-10.169714" calcext:value-type="float">
            <text:p>-10.169714</text:p>
          </table:table-cell>
          <table:table-cell office:value-type="float" office:value="109.697475" calcext:value-type="float">
            <text:p>109.697475</text:p>
          </table:table-cell>
          <table:table-cell office:value-type="float" office:value="-6.576784" calcext:value-type="float">
            <text:p>-6.576784</text:p>
          </table:table-cell>
          <table:table-cell office:value-type="float" office:value="184" calcext:value-type="float">
            <text:p>184</text:p>
          </table:table-cell>
          <table:table-cell office:value-type="float" office:value="109.67717" calcext:value-type="float">
            <text:p>109.67717</text:p>
          </table:table-cell>
          <table:table-cell office:value-type="float" office:value="-6.570571" calcext:value-type="float">
            <text:p>-6.570571</text:p>
          </table:table-cell>
          <table:table-cell office:value-type="float" office:value="86.759728" calcext:value-type="float">
            <text:p>86.759728</text:p>
          </table:table-cell>
          <table:table-cell office:value-type="float" office:value="-11.392121" calcext:value-type="float">
            <text:p>-11.392121</text:p>
          </table:table-cell>
          <table:table-cell office:value-type="float" office:value="95.400816" calcext:value-type="float">
            <text:p>95.400816</text:p>
          </table:table-cell>
          <table:table-cell office:value-type="float" office:value="-10.170432" calcext:value-type="float">
            <text:p>-10.170432</text:p>
          </table:table-cell>
          <table:table-cell office:value-type="float" office:value="109.697476" calcext:value-type="float">
            <text:p>109.697476</text:p>
          </table:table-cell>
          <table:table-cell office:value-type="float" office:value="-6.576785" calcext:value-type="float">
            <text:p>-6.57678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5.031911" calcext:value-type="float">
            <text:p>95.031911</text:p>
          </table:table-cell>
          <table:table-cell office:value-type="float" office:value="-7.931607" calcext:value-type="float">
            <text:p>-7.931607</text:p>
          </table:table-cell>
          <table:table-cell office:value-type="float" office:value="86.769337" calcext:value-type="float">
            <text:p>86.769337</text:p>
          </table:table-cell>
          <table:table-cell office:value-type="float" office:value="-11.392765" calcext:value-type="float">
            <text:p>-11.392765</text:p>
          </table:table-cell>
          <table:table-cell office:value-type="float" office:value="95.383929" calcext:value-type="float">
            <text:p>95.383929</text:p>
          </table:table-cell>
          <table:table-cell office:value-type="float" office:value="-9.992419" calcext:value-type="float">
            <text:p>-9.992419</text:p>
          </table:table-cell>
          <table:table-cell office:value-type="float" office:value="95.065305" calcext:value-type="float">
            <text:p>95.065305</text:p>
          </table:table-cell>
          <table:table-cell office:value-type="float" office:value="-7.925129" calcext:value-type="float">
            <text:p>-7.925129</text:p>
          </table:table-cell>
          <table:table-cell office:value-type="float" office:value="185" calcext:value-type="float">
            <text:p>185</text:p>
          </table:table-cell>
          <table:table-cell office:value-type="float" office:value="95.031912" calcext:value-type="float">
            <text:p>95.031912</text:p>
          </table:table-cell>
          <table:table-cell office:value-type="float" office:value="-7.931608" calcext:value-type="float">
            <text:p>-7.931608</text:p>
          </table:table-cell>
          <table:table-cell office:value-type="float" office:value="86.769337" calcext:value-type="float">
            <text:p>86.769337</text:p>
          </table:table-cell>
          <table:table-cell office:value-type="float" office:value="-11.36994" calcext:value-type="float">
            <text:p>-11.36994</text:p>
          </table:table-cell>
          <table:table-cell office:value-type="float" office:value="95.38393" calcext:value-type="float">
            <text:p>95.38393</text:p>
          </table:table-cell>
          <table:table-cell office:value-type="float" office:value="-9.993086" calcext:value-type="float">
            <text:p>-9.993086</text:p>
          </table:table-cell>
          <table:table-cell office:value-type="float" office:value="95.065306" calcext:value-type="float">
            <text:p>95.065306</text:p>
          </table:table-cell>
          <table:table-cell office:value-type="float" office:value="-7.92513" calcext:value-type="float">
            <text:p>-7.9251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5.784525" calcext:value-type="float">
            <text:p>95.784525</text:p>
          </table:table-cell>
          <table:table-cell office:value-type="float" office:value="-2.992287" calcext:value-type="float">
            <text:p>-2.992287</text:p>
          </table:table-cell>
          <table:table-cell office:value-type="float" office:value="86.775816" calcext:value-type="float">
            <text:p>86.775816</text:p>
          </table:table-cell>
          <table:table-cell office:value-type="float" office:value="-11.367183" calcext:value-type="float">
            <text:p>-11.367183</text:p>
          </table:table-cell>
          <table:table-cell office:value-type="float" office:value="95.417997" calcext:value-type="float">
            <text:p>95.417997</text:p>
          </table:table-cell>
          <table:table-cell office:value-type="float" office:value="-9.478619" calcext:value-type="float">
            <text:p>-9.478619</text:p>
          </table:table-cell>
          <table:table-cell office:value-type="float" office:value="95.7452" calcext:value-type="float">
            <text:p>95.7452</text:p>
          </table:table-cell>
          <table:table-cell office:value-type="float" office:value="-3.008384" calcext:value-type="float">
            <text:p>-3.008384</text:p>
          </table:table-cell>
          <table:table-cell office:value-type="float" office:value="186" calcext:value-type="float">
            <text:p>186</text:p>
          </table:table-cell>
          <table:table-cell office:value-type="float" office:value="95.784525" calcext:value-type="float">
            <text:p>95.784525</text:p>
          </table:table-cell>
          <table:table-cell office:value-type="float" office:value="-2.992287" calcext:value-type="float">
            <text:p>-2.992287</text:p>
          </table:table-cell>
          <table:table-cell office:value-type="float" office:value="86.775817" calcext:value-type="float">
            <text:p>86.775817</text:p>
          </table:table-cell>
          <table:table-cell office:value-type="float" office:value="-11.344359" calcext:value-type="float">
            <text:p>-11.344359</text:p>
          </table:table-cell>
          <table:table-cell office:value-type="float" office:value="95.417997" calcext:value-type="float">
            <text:p>95.417997</text:p>
          </table:table-cell>
          <table:table-cell office:value-type="float" office:value="-9.47924" calcext:value-type="float">
            <text:p>-9.47924</text:p>
          </table:table-cell>
          <table:table-cell office:value-type="float" office:value="95.745201" calcext:value-type="float">
            <text:p>95.745201</text:p>
          </table:table-cell>
          <table:table-cell office:value-type="float" office:value="-3.008385" calcext:value-type="float">
            <text:p>-3.00838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02.198529" calcext:value-type="float">
            <text:p>102.198529</text:p>
          </table:table-cell>
          <table:table-cell office:value-type="float" office:value="4.775729" calcext:value-type="float">
            <text:p>4.775729</text:p>
          </table:table-cell>
          <table:table-cell office:value-type="float" office:value="86.77771" calcext:value-type="float">
            <text:p>86.77771</text:p>
          </table:table-cell>
          <table:table-cell office:value-type="float" office:value="-11.342797" calcext:value-type="float">
            <text:p>-11.342797</text:p>
          </table:table-cell>
          <table:table-cell office:value-type="float" office:value="95.894395" calcext:value-type="float">
            <text:p>95.894395</text:p>
          </table:table-cell>
          <table:table-cell office:value-type="float" office:value="-8.458135" calcext:value-type="float">
            <text:p>-8.458135</text:p>
          </table:table-cell>
          <table:table-cell office:value-type="float" office:value="102.18386" calcext:value-type="float">
            <text:p>102.18386</text:p>
          </table:table-cell>
          <table:table-cell office:value-type="float" office:value="4.768455" calcext:value-type="float">
            <text:p>4.768455</text:p>
          </table:table-cell>
          <table:table-cell office:value-type="float" office:value="187" calcext:value-type="float">
            <text:p>187</text:p>
          </table:table-cell>
          <table:table-cell office:value-type="float" office:value="102.19853" calcext:value-type="float">
            <text:p>102.19853</text:p>
          </table:table-cell>
          <table:table-cell office:value-type="float" office:value="4.775729" calcext:value-type="float">
            <text:p>4.775729</text:p>
          </table:table-cell>
          <table:table-cell office:value-type="float" office:value="86.777711" calcext:value-type="float">
            <text:p>86.777711</text:p>
          </table:table-cell>
          <table:table-cell office:value-type="float" office:value="-11.319973" calcext:value-type="float">
            <text:p>-11.319973</text:p>
          </table:table-cell>
          <table:table-cell office:value-type="float" office:value="95.894396" calcext:value-type="float">
            <text:p>95.894396</text:p>
          </table:table-cell>
          <table:table-cell office:value-type="float" office:value="-8.458713" calcext:value-type="float">
            <text:p>-8.458713</text:p>
          </table:table-cell>
          <table:table-cell office:value-type="float" office:value="102.183861" calcext:value-type="float">
            <text:p>102.183861</text:p>
          </table:table-cell>
          <table:table-cell office:value-type="float" office:value="4.768456" calcext:value-type="float">
            <text:p>4.76845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2.787331" calcext:value-type="float">
            <text:p>82.787331</text:p>
          </table:table-cell>
          <table:table-cell office:value-type="float" office:value="11.866031" calcext:value-type="float">
            <text:p>11.866031</text:p>
          </table:table-cell>
          <table:table-cell office:value-type="float" office:value="86.770673" calcext:value-type="float">
            <text:p>86.770673</text:p>
          </table:table-cell>
          <table:table-cell office:value-type="float" office:value="-11.358141" calcext:value-type="float">
            <text:p>-11.358141</text:p>
          </table:table-cell>
          <table:table-cell office:value-type="float" office:value="94.970356" calcext:value-type="float">
            <text:p>94.970356</text:p>
          </table:table-cell>
          <table:table-cell office:value-type="float" office:value="-7.049713" calcext:value-type="float">
            <text:p>-7.049713</text:p>
          </table:table-cell>
          <table:table-cell office:value-type="float" office:value="82.851227" calcext:value-type="float">
            <text:p>82.851227</text:p>
          </table:table-cell>
          <table:table-cell office:value-type="float" office:value="11.867596" calcext:value-type="float">
            <text:p>11.867596</text:p>
          </table:table-cell>
          <table:table-cell office:value-type="float" office:value="188" calcext:value-type="float">
            <text:p>188</text:p>
          </table:table-cell>
          <table:table-cell office:value-type="float" office:value="82.787332" calcext:value-type="float">
            <text:p>82.787332</text:p>
          </table:table-cell>
          <table:table-cell office:value-type="float" office:value="11.866032" calcext:value-type="float">
            <text:p>11.866032</text:p>
          </table:table-cell>
          <table:table-cell office:value-type="float" office:value="86.770674" calcext:value-type="float">
            <text:p>86.770674</text:p>
          </table:table-cell>
          <table:table-cell office:value-type="float" office:value="-11.335316" calcext:value-type="float">
            <text:p>-11.335316</text:p>
          </table:table-cell>
          <table:table-cell office:value-type="float" office:value="94.970357" calcext:value-type="float">
            <text:p>94.970357</text:p>
          </table:table-cell>
          <table:table-cell office:value-type="float" office:value="-7.05025" calcext:value-type="float">
            <text:p>-7.05025</text:p>
          </table:table-cell>
          <table:table-cell office:value-type="float" office:value="82.851228" calcext:value-type="float">
            <text:p>82.851228</text:p>
          </table:table-cell>
          <table:table-cell office:value-type="float" office:value="11.867596" calcext:value-type="float">
            <text:p>11.8675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8.380269" calcext:value-type="float">
            <text:p>48.380269</text:p>
          </table:table-cell>
          <table:table-cell office:value-type="float" office:value="13.950424" calcext:value-type="float">
            <text:p>13.950424</text:p>
          </table:table-cell>
          <table:table-cell office:value-type="float" office:value="86.755344" calcext:value-type="float">
            <text:p>86.755344</text:p>
          </table:table-cell>
          <table:table-cell office:value-type="float" office:value="-11.357396" calcext:value-type="float">
            <text:p>-11.357396</text:p>
          </table:table-cell>
          <table:table-cell office:value-type="float" office:value="91.694794" calcext:value-type="float">
            <text:p>91.694794</text:p>
          </table:table-cell>
          <table:table-cell office:value-type="float" office:value="-5.579011" calcext:value-type="float">
            <text:p>-5.579011</text:p>
          </table:table-cell>
          <table:table-cell office:value-type="float" office:value="48.417222" calcext:value-type="float">
            <text:p>48.417222</text:p>
          </table:table-cell>
          <table:table-cell office:value-type="float" office:value="13.962665" calcext:value-type="float">
            <text:p>13.962665</text:p>
          </table:table-cell>
          <table:table-cell office:value-type="float" office:value="189" calcext:value-type="float">
            <text:p>189</text:p>
          </table:table-cell>
          <table:table-cell office:value-type="float" office:value="48.38027" calcext:value-type="float">
            <text:p>48.38027</text:p>
          </table:table-cell>
          <table:table-cell office:value-type="float" office:value="13.950425" calcext:value-type="float">
            <text:p>13.950425</text:p>
          </table:table-cell>
          <table:table-cell office:value-type="float" office:value="86.755344" calcext:value-type="float">
            <text:p>86.755344</text:p>
          </table:table-cell>
          <table:table-cell office:value-type="float" office:value="-11.334572" calcext:value-type="float">
            <text:p>-11.334572</text:p>
          </table:table-cell>
          <table:table-cell office:value-type="float" office:value="91.694794" calcext:value-type="float">
            <text:p>91.694794</text:p>
          </table:table-cell>
          <table:table-cell office:value-type="float" office:value="-5.579511" calcext:value-type="float">
            <text:p>-5.579511</text:p>
          </table:table-cell>
          <table:table-cell office:value-type="float" office:value="48.417223" calcext:value-type="float">
            <text:p>48.417223</text:p>
          </table:table-cell>
          <table:table-cell office:value-type="float" office:value="13.962665" calcext:value-type="float">
            <text:p>13.9626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0.253913" calcext:value-type="float">
            <text:p>50.253913</text:p>
          </table:table-cell>
          <table:table-cell office:value-type="float" office:value="0.519837" calcext:value-type="float">
            <text:p>0.519837</text:p>
          </table:table-cell>
          <table:table-cell office:value-type="float" office:value="86.745925" calcext:value-type="float">
            <text:p>86.745925</text:p>
          </table:table-cell>
          <table:table-cell office:value-type="float" office:value="-11.332509" calcext:value-type="float">
            <text:p>-11.332509</text:p>
          </table:table-cell>
          <table:table-cell office:value-type="float" office:value="88.785173" calcext:value-type="float">
            <text:p>88.785173</text:p>
          </table:table-cell>
          <table:table-cell office:value-type="float" office:value="-5.128947" calcext:value-type="float">
            <text:p>-5.128947</text:p>
          </table:table-cell>
          <table:table-cell office:value-type="float" office:value="50.167383" calcext:value-type="float">
            <text:p>50.167383</text:p>
          </table:table-cell>
          <table:table-cell office:value-type="float" office:value="0.55704" calcext:value-type="float">
            <text:p>0.55704</text:p>
          </table:table-cell>
          <table:table-cell office:value-type="float" office:value="190" calcext:value-type="float">
            <text:p>190</text:p>
          </table:table-cell>
          <table:table-cell office:value-type="float" office:value="50.253914" calcext:value-type="float">
            <text:p>50.253914</text:p>
          </table:table-cell>
          <table:table-cell office:value-type="float" office:value="0.519838" calcext:value-type="float">
            <text:p>0.519838</text:p>
          </table:table-cell>
          <table:table-cell office:value-type="float" office:value="86.745926" calcext:value-type="float">
            <text:p>86.745926</text:p>
          </table:table-cell>
          <table:table-cell office:value-type="float" office:value="-11.309685" calcext:value-type="float">
            <text:p>-11.309685</text:p>
          </table:table-cell>
          <table:table-cell office:value-type="float" office:value="88.785173" calcext:value-type="float">
            <text:p>88.785173</text:p>
          </table:table-cell>
          <table:table-cell office:value-type="float" office:value="-5.129411" calcext:value-type="float">
            <text:p>-5.129411</text:p>
          </table:table-cell>
          <table:table-cell office:value-type="float" office:value="50.167384" calcext:value-type="float">
            <text:p>50.167384</text:p>
          </table:table-cell>
          <table:table-cell office:value-type="float" office:value="0.55704" calcext:value-type="float">
            <text:p>0.5570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4.494724" calcext:value-type="float">
            <text:p>124.494724</text:p>
          </table:table-cell>
          <table:table-cell office:value-type="float" office:value="-21.8937" calcext:value-type="float">
            <text:p>-21.8937</text:p>
          </table:table-cell>
          <table:table-cell office:value-type="float" office:value="86.721851" calcext:value-type="float">
            <text:p>86.721851</text:p>
          </table:table-cell>
          <table:table-cell office:value-type="float" office:value="-11.333392" calcext:value-type="float">
            <text:p>-11.333392</text:p>
          </table:table-cell>
          <table:table-cell office:value-type="float" office:value="91.262453" calcext:value-type="float">
            <text:p>91.262453</text:p>
          </table:table-cell>
          <table:table-cell office:value-type="float" office:value="-6.303301" calcext:value-type="float">
            <text:p>-6.303301</text:p>
          </table:table-cell>
          <table:table-cell office:value-type="float" office:value="124.324157" calcext:value-type="float">
            <text:p>124.324157</text:p>
          </table:table-cell>
          <table:table-cell office:value-type="float" office:value="-21.872442" calcext:value-type="float">
            <text:p>-21.872442</text:p>
          </table:table-cell>
          <table:table-cell office:value-type="float" office:value="191" calcext:value-type="float">
            <text:p>191</text:p>
          </table:table-cell>
          <table:table-cell office:value-type="float" office:value="124.494725" calcext:value-type="float">
            <text:p>124.494725</text:p>
          </table:table-cell>
          <table:table-cell office:value-type="float" office:value="-21.8937" calcext:value-type="float">
            <text:p>-21.8937</text:p>
          </table:table-cell>
          <table:table-cell office:value-type="float" office:value="86.721852" calcext:value-type="float">
            <text:p>86.721852</text:p>
          </table:table-cell>
          <table:table-cell office:value-type="float" office:value="-11.310568" calcext:value-type="float">
            <text:p>-11.310568</text:p>
          </table:table-cell>
          <table:table-cell office:value-type="float" office:value="91.262453" calcext:value-type="float">
            <text:p>91.262453</text:p>
          </table:table-cell>
          <table:table-cell office:value-type="float" office:value="-6.303733" calcext:value-type="float">
            <text:p>-6.303733</text:p>
          </table:table-cell>
          <table:table-cell office:value-type="float" office:value="124.324157" calcext:value-type="float">
            <text:p>124.324157</text:p>
          </table:table-cell>
          <table:table-cell office:value-type="float" office:value="-21.872442" calcext:value-type="float">
            <text:p>-21.87244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5.054296" calcext:value-type="float">
            <text:p>135.054296</text:p>
          </table:table-cell>
          <table:table-cell office:value-type="float" office:value="1.47854" calcext:value-type="float">
            <text:p>1.47854</text:p>
          </table:table-cell>
          <table:table-cell office:value-type="float" office:value="86.696455" calcext:value-type="float">
            <text:p>86.696455</text:p>
          </table:table-cell>
          <table:table-cell office:value-type="float" office:value="-11.373646" calcext:value-type="float">
            <text:p>-11.373646</text:p>
          </table:table-cell>
          <table:table-cell office:value-type="float" office:value="94.304263" calcext:value-type="float">
            <text:p>94.304263</text:p>
          </table:table-cell>
          <table:table-cell office:value-type="float" office:value="-5.796008" calcext:value-type="float">
            <text:p>-5.796008</text:p>
          </table:table-cell>
          <table:table-cell office:value-type="float" office:value="135.200134" calcext:value-type="float">
            <text:p>135.200134</text:p>
          </table:table-cell>
          <table:table-cell office:value-type="float" office:value="1.372937" calcext:value-type="float">
            <text:p>1.372937</text:p>
          </table:table-cell>
          <table:table-cell office:value-type="float" office:value="192" calcext:value-type="float">
            <text:p>192</text:p>
          </table:table-cell>
          <table:table-cell office:value-type="float" office:value="135.054297" calcext:value-type="float">
            <text:p>135.054297</text:p>
          </table:table-cell>
          <table:table-cell office:value-type="float" office:value="1.478541" calcext:value-type="float">
            <text:p>1.478541</text:p>
          </table:table-cell>
          <table:table-cell office:value-type="float" office:value="86.696455" calcext:value-type="float">
            <text:p>86.696455</text:p>
          </table:table-cell>
          <table:table-cell office:value-type="float" office:value="-11.350822" calcext:value-type="float">
            <text:p>-11.350822</text:p>
          </table:table-cell>
          <table:table-cell office:value-type="float" office:value="94.304264" calcext:value-type="float">
            <text:p>94.304264</text:p>
          </table:table-cell>
          <table:table-cell office:value-type="float" office:value="-5.79641" calcext:value-type="float">
            <text:p>-5.79641</text:p>
          </table:table-cell>
          <table:table-cell office:value-type="float" office:value="135.200134" calcext:value-type="float">
            <text:p>135.200134</text:p>
          </table:table-cell>
          <table:table-cell office:value-type="float" office:value="1.372937" calcext:value-type="float">
            <text:p>1.37293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2.384063" calcext:value-type="float">
            <text:p>92.384063</text:p>
          </table:table-cell>
          <table:table-cell office:value-type="float" office:value="-1.946676" calcext:value-type="float">
            <text:p>-1.946676</text:p>
          </table:table-cell>
          <table:table-cell office:value-type="float" office:value="86.683246" calcext:value-type="float">
            <text:p>86.683246</text:p>
          </table:table-cell>
          <table:table-cell office:value-type="float" office:value="-11.402332" calcext:value-type="float">
            <text:p>-11.402332</text:p>
          </table:table-cell>
          <table:table-cell office:value-type="float" office:value="94.157565" calcext:value-type="float">
            <text:p>94.157565</text:p>
          </table:table-cell>
          <table:table-cell office:value-type="float" office:value="-5.553232" calcext:value-type="float">
            <text:p>-5.553232</text:p>
          </table:table-cell>
          <table:table-cell office:value-type="float" office:value="92.506104" calcext:value-type="float">
            <text:p>92.506104</text:p>
          </table:table-cell>
          <table:table-cell office:value-type="float" office:value="-1.886705" calcext:value-type="float">
            <text:p>-1.886705</text:p>
          </table:table-cell>
          <table:table-cell office:value-type="float" office:value="193" calcext:value-type="float">
            <text:p>193</text:p>
          </table:table-cell>
          <table:table-cell office:value-type="float" office:value="92.384063" calcext:value-type="float">
            <text:p>92.384063</text:p>
          </table:table-cell>
          <table:table-cell office:value-type="float" office:value="-1.946676" calcext:value-type="float">
            <text:p>-1.946676</text:p>
          </table:table-cell>
          <table:table-cell office:value-type="float" office:value="86.683247" calcext:value-type="float">
            <text:p>86.683247</text:p>
          </table:table-cell>
          <table:table-cell office:value-type="float" office:value="-11.379507" calcext:value-type="float">
            <text:p>-11.379507</text:p>
          </table:table-cell>
          <table:table-cell office:value-type="float" office:value="94.157566" calcext:value-type="float">
            <text:p>94.157566</text:p>
          </table:table-cell>
          <table:table-cell office:value-type="float" office:value="-5.553606" calcext:value-type="float">
            <text:p>-5.553606</text:p>
          </table:table-cell>
          <table:table-cell office:value-type="float" office:value="92.506104" calcext:value-type="float">
            <text:p>92.506104</text:p>
          </table:table-cell>
          <table:table-cell office:value-type="float" office:value="-1.886705" calcext:value-type="float">
            <text:p>-1.88670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0.969176" calcext:value-type="float">
            <text:p>80.969176</text:p>
          </table:table-cell>
          <table:table-cell office:value-type="float" office:value="-28.084715" calcext:value-type="float">
            <text:p>-28.084715</text:p>
          </table:table-cell>
          <table:table-cell office:value-type="float" office:value="86.669195" calcext:value-type="float">
            <text:p>86.669195</text:p>
          </table:table-cell>
          <table:table-cell office:value-type="float" office:value="-11.387288" calcext:value-type="float">
            <text:p>-11.387288</text:p>
          </table:table-cell>
          <table:table-cell office:value-type="float" office:value="93.22131" calcext:value-type="float">
            <text:p>93.22131</text:p>
          </table:table-cell>
          <table:table-cell office:value-type="float" office:value="-7.116445" calcext:value-type="float">
            <text:p>-7.116445</text:p>
          </table:table-cell>
          <table:table-cell office:value-type="float" office:value="80.90007" calcext:value-type="float">
            <text:p>80.90007</text:p>
          </table:table-cell>
          <table:table-cell office:value-type="float" office:value="-28.033392" calcext:value-type="float">
            <text:p>-28.033392</text:p>
          </table:table-cell>
          <table:table-cell office:value-type="float" office:value="194" calcext:value-type="float">
            <text:p>194</text:p>
          </table:table-cell>
          <table:table-cell office:value-type="float" office:value="80.969176" calcext:value-type="float">
            <text:p>80.969176</text:p>
          </table:table-cell>
          <table:table-cell office:value-type="float" office:value="-28.084716" calcext:value-type="float">
            <text:p>-28.084716</text:p>
          </table:table-cell>
          <table:table-cell office:value-type="float" office:value="86.669195" calcext:value-type="float">
            <text:p>86.669195</text:p>
          </table:table-cell>
          <table:table-cell office:value-type="float" office:value="-11.364463" calcext:value-type="float">
            <text:p>-11.364463</text:p>
          </table:table-cell>
          <table:table-cell office:value-type="float" office:value="93.221311" calcext:value-type="float">
            <text:p>93.221311</text:p>
          </table:table-cell>
          <table:table-cell office:value-type="float" office:value="-7.116793" calcext:value-type="float">
            <text:p>-7.116793</text:p>
          </table:table-cell>
          <table:table-cell office:value-type="float" office:value="80.900071" calcext:value-type="float">
            <text:p>80.900071</text:p>
          </table:table-cell>
          <table:table-cell office:value-type="float" office:value="-28.033392" calcext:value-type="float">
            <text:p>-28.03339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9.418272" calcext:value-type="float">
            <text:p>79.418272</text:p>
          </table:table-cell>
          <table:table-cell office:value-type="float" office:value="-35.825888" calcext:value-type="float">
            <text:p>-35.825888</text:p>
          </table:table-cell>
          <table:table-cell office:value-type="float" office:value="86.658063" calcext:value-type="float">
            <text:p>86.658063</text:p>
          </table:table-cell>
          <table:table-cell office:value-type="float" office:value="-11.371917" calcext:value-type="float">
            <text:p>-11.371917</text:p>
          </table:table-cell>
          <table:table-cell office:value-type="float" office:value="92.244745" calcext:value-type="float">
            <text:p>92.244745</text:p>
          </table:table-cell>
          <table:table-cell office:value-type="float" office:value="-9.111811" calcext:value-type="float">
            <text:p>-9.111811</text:p>
          </table:table-cell>
          <table:table-cell office:value-type="float" office:value="79.395957" calcext:value-type="float">
            <text:p>79.395957</text:p>
          </table:table-cell>
          <table:table-cell office:value-type="float" office:value="-35.865948" calcext:value-type="float">
            <text:p>-35.865948</text:p>
          </table:table-cell>
          <table:table-cell office:value-type="float" office:value="195" calcext:value-type="float">
            <text:p>195</text:p>
          </table:table-cell>
          <table:table-cell office:value-type="float" office:value="79.418273" calcext:value-type="float">
            <text:p>79.418273</text:p>
          </table:table-cell>
          <table:table-cell office:value-type="float" office:value="-35.825888" calcext:value-type="float">
            <text:p>-35.825888</text:p>
          </table:table-cell>
          <table:table-cell office:value-type="float" office:value="86.658064" calcext:value-type="float">
            <text:p>86.658064</text:p>
          </table:table-cell>
          <table:table-cell office:value-type="float" office:value="-11.349092" calcext:value-type="float">
            <text:p>-11.349092</text:p>
          </table:table-cell>
          <table:table-cell office:value-type="float" office:value="92.244745" calcext:value-type="float">
            <text:p>92.244745</text:p>
          </table:table-cell>
          <table:table-cell office:value-type="float" office:value="-9.112134" calcext:value-type="float">
            <text:p>-9.112134</text:p>
          </table:table-cell>
          <table:table-cell office:value-type="float" office:value="79.395958" calcext:value-type="float">
            <text:p>79.395958</text:p>
          </table:table-cell>
          <table:table-cell office:value-type="float" office:value="-35.865948" calcext:value-type="float">
            <text:p>-35.86594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2.737222" calcext:value-type="float">
            <text:p>92.737222</text:p>
          </table:table-cell>
          <table:table-cell office:value-type="float" office:value="-26.0787" calcext:value-type="float">
            <text:p>-26.0787</text:p>
          </table:table-cell>
          <table:table-cell office:value-type="float" office:value="86.648403" calcext:value-type="float">
            <text:p>86.648403</text:p>
          </table:table-cell>
          <table:table-cell office:value-type="float" office:value="-11.387765" calcext:value-type="float">
            <text:p>-11.387765</text:p>
          </table:table-cell>
          <table:table-cell office:value-type="float" office:value="92.270235" calcext:value-type="float">
            <text:p>92.270235</text:p>
          </table:table-cell>
          <table:table-cell office:value-type="float" office:value="-10.314233" calcext:value-type="float">
            <text:p>-10.314233</text:p>
          </table:table-cell>
          <table:table-cell office:value-type="float" office:value="92.705227" calcext:value-type="float">
            <text:p>92.705227</text:p>
          </table:table-cell>
          <table:table-cell office:value-type="float" office:value="-26.116776" calcext:value-type="float">
            <text:p>-26.116776</text:p>
          </table:table-cell>
          <table:table-cell office:value-type="float" office:value="196" calcext:value-type="float">
            <text:p>196</text:p>
          </table:table-cell>
          <table:table-cell office:value-type="float" office:value="92.737222" calcext:value-type="float">
            <text:p>92.737222</text:p>
          </table:table-cell>
          <table:table-cell office:value-type="float" office:value="-26.078701" calcext:value-type="float">
            <text:p>-26.078701</text:p>
          </table:table-cell>
          <table:table-cell office:value-type="float" office:value="86.648404" calcext:value-type="float">
            <text:p>86.648404</text:p>
          </table:table-cell>
          <table:table-cell office:value-type="float" office:value="-11.364941" calcext:value-type="float">
            <text:p>-11.364941</text:p>
          </table:table-cell>
          <table:table-cell office:value-type="float" office:value="92.270235" calcext:value-type="float">
            <text:p>92.270235</text:p>
          </table:table-cell>
          <table:table-cell office:value-type="float" office:value="-10.314533" calcext:value-type="float">
            <text:p>-10.314533</text:p>
          </table:table-cell>
          <table:table-cell office:value-type="float" office:value="92.705228" calcext:value-type="float">
            <text:p>92.705228</text:p>
          </table:table-cell>
          <table:table-cell office:value-type="float" office:value="-26.116776" calcext:value-type="float">
            <text:p>-26.11677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8.161385" calcext:value-type="float">
            <text:p>98.161385</text:p>
          </table:table-cell>
          <table:table-cell office:value-type="float" office:value="3.61201" calcext:value-type="float">
            <text:p>3.61201</text:p>
          </table:table-cell>
          <table:table-cell office:value-type="float" office:value="86.638747" calcext:value-type="float">
            <text:p>86.638747</text:p>
          </table:table-cell>
          <table:table-cell office:value-type="float" office:value="-11.400201" calcext:value-type="float">
            <text:p>-11.400201</text:p>
          </table:table-cell>
          <table:table-cell office:value-type="float" office:value="92.673635" calcext:value-type="float">
            <text:p>92.673635</text:p>
          </table:table-cell>
          <table:table-cell office:value-type="float" office:value="-9.35096" calcext:value-type="float">
            <text:p>-9.35096</text:p>
          </table:table-cell>
          <table:table-cell office:value-type="float" office:value="98.17793" calcext:value-type="float">
            <text:p>98.17793</text:p>
          </table:table-cell>
          <table:table-cell office:value-type="float" office:value="3.56966" calcext:value-type="float">
            <text:p>3.56966</text:p>
          </table:table-cell>
          <table:table-cell office:value-type="float" office:value="197" calcext:value-type="float">
            <text:p>197</text:p>
          </table:table-cell>
          <table:table-cell office:value-type="float" office:value="98.161386" calcext:value-type="float">
            <text:p>98.161386</text:p>
          </table:table-cell>
          <table:table-cell office:value-type="float" office:value="3.612011" calcext:value-type="float">
            <text:p>3.612011</text:p>
          </table:table-cell>
          <table:table-cell office:value-type="float" office:value="86.638748" calcext:value-type="float">
            <text:p>86.638748</text:p>
          </table:table-cell>
          <table:table-cell office:value-type="float" office:value="-11.377376" calcext:value-type="float">
            <text:p>-11.377376</text:p>
          </table:table-cell>
          <table:table-cell office:value-type="float" office:value="92.673635" calcext:value-type="float">
            <text:p>92.673635</text:p>
          </table:table-cell>
          <table:table-cell office:value-type="float" office:value="-9.35124" calcext:value-type="float">
            <text:p>-9.35124</text:p>
          </table:table-cell>
          <table:table-cell office:value-type="float" office:value="98.17793" calcext:value-type="float">
            <text:p>98.17793</text:p>
          </table:table-cell>
          <table:table-cell office:value-type="float" office:value="3.569661" calcext:value-type="float">
            <text:p>3.56966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07.328791" calcext:value-type="float">
            <text:p>107.328791</text:p>
          </table:table-cell>
          <table:table-cell office:value-type="float" office:value="41.123271" calcext:value-type="float">
            <text:p>41.123271</text:p>
          </table:table-cell>
          <table:table-cell office:value-type="float" office:value="86.628815" calcext:value-type="float">
            <text:p>86.628815</text:p>
          </table:table-cell>
          <table:table-cell office:value-type="float" office:value="-11.409933" calcext:value-type="float">
            <text:p>-11.409933</text:p>
          </table:table-cell>
          <table:table-cell office:value-type="float" office:value="93.690259" calcext:value-type="float">
            <text:p>93.690259</text:p>
          </table:table-cell>
          <table:table-cell office:value-type="float" office:value="-5.826815" calcext:value-type="float">
            <text:p>-5.826815</text:p>
          </table:table-cell>
          <table:table-cell office:value-type="float" office:value="107.321174" calcext:value-type="float">
            <text:p>107.321174</text:p>
          </table:table-cell>
          <table:table-cell office:value-type="float" office:value="41.106817" calcext:value-type="float">
            <text:p>41.106817</text:p>
          </table:table-cell>
          <table:table-cell office:value-type="float" office:value="198" calcext:value-type="float">
            <text:p>198</text:p>
          </table:table-cell>
          <table:table-cell office:value-type="float" office:value="107.328791" calcext:value-type="float">
            <text:p>107.328791</text:p>
          </table:table-cell>
          <table:table-cell office:value-type="float" office:value="41.123271" calcext:value-type="float">
            <text:p>41.123271</text:p>
          </table:table-cell>
          <table:table-cell office:value-type="float" office:value="86.628816" calcext:value-type="float">
            <text:p>86.628816</text:p>
          </table:table-cell>
          <table:table-cell office:value-type="float" office:value="-11.387109" calcext:value-type="float">
            <text:p>-11.387109</text:p>
          </table:table-cell>
          <table:table-cell office:value-type="float" office:value="93.69026" calcext:value-type="float">
            <text:p>93.69026</text:p>
          </table:table-cell>
          <table:table-cell office:value-type="float" office:value="-5.827076" calcext:value-type="float">
            <text:p>-5.827076</text:p>
          </table:table-cell>
          <table:table-cell office:value-type="float" office:value="107.321175" calcext:value-type="float">
            <text:p>107.321175</text:p>
          </table:table-cell>
          <table:table-cell office:value-type="float" office:value="41.106817" calcext:value-type="float">
            <text:p>41.10681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79.070494" calcext:value-type="float">
            <text:p>179.070494</text:p>
          </table:table-cell>
          <table:table-cell office:value-type="float" office:value="42.982538" calcext:value-type="float">
            <text:p>42.982538</text:p>
          </table:table-cell>
          <table:table-cell office:value-type="float" office:value="86.620099" calcext:value-type="float">
            <text:p>86.620099</text:p>
          </table:table-cell>
          <table:table-cell office:value-type="float" office:value="-11.417584" calcext:value-type="float">
            <text:p>-11.417584</text:p>
          </table:table-cell>
          <table:table-cell office:value-type="float" office:value="99.65877" calcext:value-type="float">
            <text:p>99.65877</text:p>
          </table:table-cell>
          <table:table-cell office:value-type="float" office:value="-2.417276" calcext:value-type="float">
            <text:p>-2.417276</text:p>
          </table:table-cell>
          <table:table-cell office:value-type="float" office:value="178.942396" calcext:value-type="float">
            <text:p>178.942396</text:p>
          </table:table-cell>
          <table:table-cell office:value-type="float" office:value="43.055465" calcext:value-type="float">
            <text:p>43.055465</text:p>
          </table:table-cell>
          <table:table-cell office:value-type="float" office:value="199" calcext:value-type="float">
            <text:p>199</text:p>
          </table:table-cell>
          <table:table-cell office:value-type="float" office:value="179.070494" calcext:value-type="float">
            <text:p>179.070494</text:p>
          </table:table-cell>
          <table:table-cell office:value-type="float" office:value="42.982538" calcext:value-type="float">
            <text:p>42.982538</text:p>
          </table:table-cell>
          <table:table-cell office:value-type="float" office:value="86.6201" calcext:value-type="float">
            <text:p>86.6201</text:p>
          </table:table-cell>
          <table:table-cell office:value-type="float" office:value="-11.394759" calcext:value-type="float">
            <text:p>-11.394759</text:p>
          </table:table-cell>
          <table:table-cell office:value-type="float" office:value="99.65877" calcext:value-type="float">
            <text:p>99.65877</text:p>
          </table:table-cell>
          <table:table-cell office:value-type="float" office:value="-2.417518" calcext:value-type="float">
            <text:p>-2.417518</text:p>
          </table:table-cell>
          <table:table-cell office:value-type="float" office:value="178.942397" calcext:value-type="float">
            <text:p>178.942397</text:p>
          </table:table-cell>
          <table:table-cell office:value-type="float" office:value="43.055466" calcext:value-type="float">
            <text:p>43.05546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78.040962" calcext:value-type="float">
            <text:p>178.040962</text:p>
          </table:table-cell>
          <table:table-cell office:value-type="float" office:value="22.980805" calcext:value-type="float">
            <text:p>22.980805</text:p>
          </table:table-cell>
          <table:table-cell office:value-type="float" office:value="86.611872" calcext:value-type="float">
            <text:p>86.611872</text:p>
          </table:table-cell>
          <table:table-cell office:value-type="float" office:value="-11.424215" calcext:value-type="float">
            <text:p>-11.424215</text:p>
          </table:table-cell>
          <table:table-cell office:value-type="float" office:value="105.137872" calcext:value-type="float">
            <text:p>105.137872</text:p>
          </table:table-cell>
          <table:table-cell office:value-type="float" office:value="-0.645577" calcext:value-type="float">
            <text:p>-0.645577</text:p>
          </table:table-cell>
          <table:table-cell office:value-type="float" office:value="178.186617" calcext:value-type="float">
            <text:p>178.186617</text:p>
          </table:table-cell>
          <table:table-cell office:value-type="float" office:value="23.025275" calcext:value-type="float">
            <text:p>23.025275</text:p>
          </table:table-cell>
          <table:table-cell office:value-type="float" office:value="200" calcext:value-type="float">
            <text:p>200</text:p>
          </table:table-cell>
          <table:table-cell office:value-type="float" office:value="178.040963" calcext:value-type="float">
            <text:p>178.040963</text:p>
          </table:table-cell>
          <table:table-cell office:value-type="float" office:value="22.980805" calcext:value-type="float">
            <text:p>22.980805</text:p>
          </table:table-cell>
          <table:table-cell office:value-type="float" office:value="86.611873" calcext:value-type="float">
            <text:p>86.611873</text:p>
          </table:table-cell>
          <table:table-cell office:value-type="float" office:value="-11.40139" calcext:value-type="float">
            <text:p>-11.40139</text:p>
          </table:table-cell>
          <table:table-cell office:value-type="float" office:value="105.137873" calcext:value-type="float">
            <text:p>105.137873</text:p>
          </table:table-cell>
          <table:table-cell office:value-type="float" office:value="-0.645802" calcext:value-type="float">
            <text:p>-0.645802</text:p>
          </table:table-cell>
          <table:table-cell office:value-type="float" office:value="178.186617" calcext:value-type="float">
            <text:p>178.186617</text:p>
          </table:table-cell>
          <table:table-cell office:value-type="float" office:value="23.025275" calcext:value-type="float">
            <text:p>23.0252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5.245895" calcext:value-type="float">
            <text:p>125.245895</text:p>
          </table:table-cell>
          <table:table-cell office:value-type="float" office:value="47.931097" calcext:value-type="float">
            <text:p>47.931097</text:p>
          </table:table-cell>
          <table:table-cell office:value-type="float" office:value="86.603646" calcext:value-type="float">
            <text:p>86.603646</text:p>
          </table:table-cell>
          <table:table-cell office:value-type="float" office:value="-11.434692" calcext:value-type="float">
            <text:p>-11.434692</text:p>
          </table:table-cell>
          <table:table-cell office:value-type="float" office:value="106.537784" calcext:value-type="float">
            <text:p>106.537784</text:p>
          </table:table-cell>
          <table:table-cell office:value-type="float" office:value="2.745045" calcext:value-type="float">
            <text:p>2.745045</text:p>
          </table:table-cell>
          <table:table-cell office:value-type="float" office:value="125.34948" calcext:value-type="float">
            <text:p>125.34948</text:p>
          </table:table-cell>
          <table:table-cell office:value-type="float" office:value="47.842247" calcext:value-type="float">
            <text:p>47.842247</text:p>
          </table:table-cell>
          <table:table-cell office:value-type="float" office:value="201" calcext:value-type="float">
            <text:p>201</text:p>
          </table:table-cell>
          <table:table-cell office:value-type="float" office:value="125.245896" calcext:value-type="float">
            <text:p>125.245896</text:p>
          </table:table-cell>
          <table:table-cell office:value-type="float" office:value="47.931098" calcext:value-type="float">
            <text:p>47.931098</text:p>
          </table:table-cell>
          <table:table-cell office:value-type="float" office:value="86.603647" calcext:value-type="float">
            <text:p>86.603647</text:p>
          </table:table-cell>
          <table:table-cell office:value-type="float" office:value="-11.411868" calcext:value-type="float">
            <text:p>-11.411868</text:p>
          </table:table-cell>
          <table:table-cell office:value-type="float" office:value="106.537784" calcext:value-type="float">
            <text:p>106.537784</text:p>
          </table:table-cell>
          <table:table-cell office:value-type="float" office:value="2.744837" calcext:value-type="float">
            <text:p>2.744837</text:p>
          </table:table-cell>
          <table:table-cell office:value-type="float" office:value="125.349481" calcext:value-type="float">
            <text:p>125.349481</text:p>
          </table:table-cell>
          <table:table-cell office:value-type="float" office:value="47.842247" calcext:value-type="float">
            <text:p>47.8422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2.159034" calcext:value-type="float">
            <text:p>152.159034</text:p>
          </table:table-cell>
          <table:table-cell office:value-type="float" office:value="47.486328" calcext:value-type="float">
            <text:p>47.486328</text:p>
          </table:table-cell>
          <table:table-cell office:value-type="float" office:value="86.594417" calcext:value-type="float">
            <text:p>86.594417</text:p>
          </table:table-cell>
          <table:table-cell office:value-type="float" office:value="-11.448629" calcext:value-type="float">
            <text:p>-11.448629</text:p>
          </table:table-cell>
          <table:table-cell office:value-type="float" office:value="109.722688" calcext:value-type="float">
            <text:p>109.722688</text:p>
          </table:table-cell>
          <table:table-cell office:value-type="float" office:value="5.863974" calcext:value-type="float">
            <text:p>5.863974</text:p>
          </table:table-cell>
          <table:table-cell office:value-type="float" office:value="152.004177" calcext:value-type="float">
            <text:p>152.004177</text:p>
          </table:table-cell>
          <table:table-cell office:value-type="float" office:value="47.53515" calcext:value-type="float">
            <text:p>47.53515</text:p>
          </table:table-cell>
          <table:table-cell office:value-type="float" office:value="202" calcext:value-type="float">
            <text:p>202</text:p>
          </table:table-cell>
          <table:table-cell office:value-type="float" office:value="152.159034" calcext:value-type="float">
            <text:p>152.159034</text:p>
          </table:table-cell>
          <table:table-cell office:value-type="float" office:value="47.486329" calcext:value-type="float">
            <text:p>47.486329</text:p>
          </table:table-cell>
          <table:table-cell office:value-type="float" office:value="86.594418" calcext:value-type="float">
            <text:p>86.594418</text:p>
          </table:table-cell>
          <table:table-cell office:value-type="float" office:value="-11.425805" calcext:value-type="float">
            <text:p>-11.425805</text:p>
          </table:table-cell>
          <table:table-cell office:value-type="float" office:value="109.722688" calcext:value-type="float">
            <text:p>109.722688</text:p>
          </table:table-cell>
          <table:table-cell office:value-type="float" office:value="5.86378" calcext:value-type="float">
            <text:p>5.86378</text:p>
          </table:table-cell>
          <table:table-cell office:value-type="float" office:value="152.004177" calcext:value-type="float">
            <text:p>152.004177</text:p>
          </table:table-cell>
          <table:table-cell office:value-type="float" office:value="47.53515" calcext:value-type="float">
            <text:p>47.5351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5.451696" calcext:value-type="float">
            <text:p>35.451696</text:p>
          </table:table-cell>
          <table:table-cell office:value-type="float" office:value="-20.933904" calcext:value-type="float">
            <text:p>-20.933904</text:p>
          </table:table-cell>
          <table:table-cell office:value-type="float" office:value="86.586164" calcext:value-type="float">
            <text:p>86.586164</text:p>
          </table:table-cell>
          <table:table-cell office:value-type="float" office:value="-11.437604" calcext:value-type="float">
            <text:p>-11.437604</text:p>
          </table:table-cell>
          <table:table-cell office:value-type="float" office:value="104.516043" calcext:value-type="float">
            <text:p>104.516043</text:p>
          </table:table-cell>
          <table:table-cell office:value-type="float" office:value="3.998376" calcext:value-type="float">
            <text:p>3.998376</text:p>
          </table:table-cell>
          <table:table-cell office:value-type="float" office:value="35.725693" calcext:value-type="float">
            <text:p>35.725693</text:p>
          </table:table-cell>
          <table:table-cell office:value-type="float" office:value="-20.803197" calcext:value-type="float">
            <text:p>-20.803197</text:p>
          </table:table-cell>
          <table:table-cell office:value-type="float" office:value="203" calcext:value-type="float">
            <text:p>203</text:p>
          </table:table-cell>
          <table:table-cell office:value-type="float" office:value="35.451697" calcext:value-type="float">
            <text:p>35.451697</text:p>
          </table:table-cell>
          <table:table-cell office:value-type="float" office:value="-20.933905" calcext:value-type="float">
            <text:p>-20.933905</text:p>
          </table:table-cell>
          <table:table-cell office:value-type="float" office:value="86.586165" calcext:value-type="float">
            <text:p>86.586165</text:p>
          </table:table-cell>
          <table:table-cell office:value-type="float" office:value="-11.414779" calcext:value-type="float">
            <text:p>-11.414779</text:p>
          </table:table-cell>
          <table:table-cell office:value-type="float" office:value="104.516044" calcext:value-type="float">
            <text:p>104.516044</text:p>
          </table:table-cell>
          <table:table-cell office:value-type="float" office:value="3.998196" calcext:value-type="float">
            <text:p>3.998196</text:p>
          </table:table-cell>
          <table:table-cell office:value-type="float" office:value="35.725694" calcext:value-type="float">
            <text:p>35.725694</text:p>
          </table:table-cell>
          <table:table-cell office:value-type="float" office:value="-20.803198" calcext:value-type="float">
            <text:p>-20.80319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1.682277" calcext:value-type="float">
            <text:p>111.682277</text:p>
          </table:table-cell>
          <table:table-cell office:value-type="float" office:value="1.282608" calcext:value-type="float">
            <text:p>1.282608</text:p>
          </table:table-cell>
          <table:table-cell office:value-type="float" office:value="86.580225" calcext:value-type="float">
            <text:p>86.580225</text:p>
          </table:table-cell>
          <table:table-cell office:value-type="float" office:value="-11.43745" calcext:value-type="float">
            <text:p>-11.43745</text:p>
          </table:table-cell>
          <table:table-cell office:value-type="float" office:value="105.012156" calcext:value-type="float">
            <text:p>105.012156</text:p>
          </table:table-cell>
          <table:table-cell office:value-type="float" office:value="3.808415" calcext:value-type="float">
            <text:p>3.808415</text:p>
          </table:table-cell>
          <table:table-cell office:value-type="float" office:value="111.320522" calcext:value-type="float">
            <text:p>111.320522</text:p>
          </table:table-cell>
          <table:table-cell office:value-type="float" office:value="1.112426" calcext:value-type="float">
            <text:p>1.112426</text:p>
          </table:table-cell>
          <table:table-cell office:value-type="float" office:value="204" calcext:value-type="float">
            <text:p>204</text:p>
          </table:table-cell>
          <table:table-cell office:value-type="float" office:value="111.682278" calcext:value-type="float">
            <text:p>111.682278</text:p>
          </table:table-cell>
          <table:table-cell office:value-type="float" office:value="1.282609" calcext:value-type="float">
            <text:p>1.282609</text:p>
          </table:table-cell>
          <table:table-cell office:value-type="float" office:value="86.580226" calcext:value-type="float">
            <text:p>86.580226</text:p>
          </table:table-cell>
          <table:table-cell office:value-type="float" office:value="-11.414625" calcext:value-type="float">
            <text:p>-11.414625</text:p>
          </table:table-cell>
          <table:table-cell office:value-type="float" office:value="105.012157" calcext:value-type="float">
            <text:p>105.012157</text:p>
          </table:table-cell>
          <table:table-cell office:value-type="float" office:value="3.808248" calcext:value-type="float">
            <text:p>3.808248</text:p>
          </table:table-cell>
          <table:table-cell office:value-type="float" office:value="111.320523" calcext:value-type="float">
            <text:p>111.320523</text:p>
          </table:table-cell>
          <table:table-cell office:value-type="float" office:value="1.112426" calcext:value-type="float">
            <text:p>1.11242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9.008716" calcext:value-type="float">
            <text:p>99.008716</text:p>
          </table:table-cell>
          <table:table-cell office:value-type="float" office:value="-11.614076" calcext:value-type="float">
            <text:p>-11.614076</text:p>
          </table:table-cell>
          <table:table-cell office:value-type="float" office:value="86.573364" calcext:value-type="float">
            <text:p>86.573364</text:p>
          </table:table-cell>
          <table:table-cell office:value-type="float" office:value="-11.434359" calcext:value-type="float">
            <text:p>-11.434359</text:p>
          </table:table-cell>
          <table:table-cell office:value-type="float" office:value="104.585534" calcext:value-type="float">
            <text:p>104.585534</text:p>
          </table:table-cell>
          <table:table-cell office:value-type="float" office:value="2.731715" calcext:value-type="float">
            <text:p>2.731715</text:p>
          </table:table-cell>
          <table:table-cell office:value-type="float" office:value="99.171042" calcext:value-type="float">
            <text:p>99.171042</text:p>
          </table:table-cell>
          <table:table-cell office:value-type="float" office:value="-11.550154" calcext:value-type="float">
            <text:p>-11.550154</text:p>
          </table:table-cell>
          <table:table-cell office:value-type="float" office:value="205" calcext:value-type="float">
            <text:p>205</text:p>
          </table:table-cell>
          <table:table-cell office:value-type="float" office:value="99.008717" calcext:value-type="float">
            <text:p>99.008717</text:p>
          </table:table-cell>
          <table:table-cell office:value-type="float" office:value="-11.614076" calcext:value-type="float">
            <text:p>-11.614076</text:p>
          </table:table-cell>
          <table:table-cell office:value-type="float" office:value="86.573364" calcext:value-type="float">
            <text:p>86.573364</text:p>
          </table:table-cell>
          <table:table-cell office:value-type="float" office:value="-11.411535" calcext:value-type="float">
            <text:p>-11.411535</text:p>
          </table:table-cell>
          <table:table-cell office:value-type="float" office:value="104.585535" calcext:value-type="float">
            <text:p>104.585535</text:p>
          </table:table-cell>
          <table:table-cell office:value-type="float" office:value="2.73156" calcext:value-type="float">
            <text:p>2.73156</text:p>
          </table:table-cell>
          <table:table-cell office:value-type="float" office:value="99.171042" calcext:value-type="float">
            <text:p>99.171042</text:p>
          </table:table-cell>
          <table:table-cell office:value-type="float" office:value="-11.550155" calcext:value-type="float">
            <text:p>-11.55015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3.319267" calcext:value-type="float">
            <text:p>83.319267</text:p>
          </table:table-cell>
          <table:table-cell office:value-type="float" office:value="-27.699116" calcext:value-type="float">
            <text:p>-27.699116</text:p>
          </table:table-cell>
          <table:table-cell office:value-type="float" office:value="86.564184" calcext:value-type="float">
            <text:p>86.564184</text:p>
          </table:table-cell>
          <table:table-cell office:value-type="float" office:value="-11.433058" calcext:value-type="float">
            <text:p>-11.433058</text:p>
          </table:table-cell>
          <table:table-cell office:value-type="float" office:value="103.088359" calcext:value-type="float">
            <text:p>103.088359</text:p>
          </table:table-cell>
          <table:table-cell office:value-type="float" office:value="0.602767" calcext:value-type="float">
            <text:p>0.602767</text:p>
          </table:table-cell>
          <table:table-cell office:value-type="float" office:value="83.326331" calcext:value-type="float">
            <text:p>83.326331</text:p>
          </table:table-cell>
          <table:table-cell office:value-type="float" office:value="-27.692633" calcext:value-type="float">
            <text:p>-27.692633</text:p>
          </table:table-cell>
          <table:table-cell office:value-type="float" office:value="206" calcext:value-type="float">
            <text:p>206</text:p>
          </table:table-cell>
          <table:table-cell office:value-type="float" office:value="83.319267" calcext:value-type="float">
            <text:p>83.319267</text:p>
          </table:table-cell>
          <table:table-cell office:value-type="float" office:value="-27.699116" calcext:value-type="float">
            <text:p>-27.699116</text:p>
          </table:table-cell>
          <table:table-cell office:value-type="float" office:value="86.564185" calcext:value-type="float">
            <text:p>86.564185</text:p>
          </table:table-cell>
          <table:table-cell office:value-type="float" office:value="-11.410233" calcext:value-type="float">
            <text:p>-11.410233</text:p>
          </table:table-cell>
          <table:table-cell office:value-type="float" office:value="103.088359" calcext:value-type="float">
            <text:p>103.088359</text:p>
          </table:table-cell>
          <table:table-cell office:value-type="float" office:value="0.602622" calcext:value-type="float">
            <text:p>0.602622</text:p>
          </table:table-cell>
          <table:table-cell office:value-type="float" office:value="83.326331" calcext:value-type="float">
            <text:p>83.326331</text:p>
          </table:table-cell>
          <table:table-cell office:value-type="float" office:value="-27.692634" calcext:value-type="float">
            <text:p>-27.69263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1.484405" calcext:value-type="float">
            <text:p>91.484405</text:p>
          </table:table-cell>
          <table:table-cell office:value-type="float" office:value="-16.472354" calcext:value-type="float">
            <text:p>-16.472354</text:p>
          </table:table-cell>
          <table:table-cell office:value-type="float" office:value="86.555994" calcext:value-type="float">
            <text:p>86.555994</text:p>
          </table:table-cell>
          <table:table-cell office:value-type="float" office:value="-11.438358" calcext:value-type="float">
            <text:p>-11.438358</text:p>
          </table:table-cell>
          <table:table-cell office:value-type="float" office:value="102.268465" calcext:value-type="float">
            <text:p>102.268465</text:p>
          </table:table-cell>
          <table:table-cell office:value-type="float" office:value="-0.597419" calcext:value-type="float">
            <text:p>-0.597419</text:p>
          </table:table-cell>
          <table:table-cell office:value-type="float" office:value="91.441301" calcext:value-type="float">
            <text:p>91.441301</text:p>
          </table:table-cell>
          <table:table-cell office:value-type="float" office:value="-16.521509" calcext:value-type="float">
            <text:p>-16.521509</text:p>
          </table:table-cell>
          <table:table-cell office:value-type="float" office:value="207" calcext:value-type="float">
            <text:p>207</text:p>
          </table:table-cell>
          <table:table-cell office:value-type="float" office:value="91.484406" calcext:value-type="float">
            <text:p>91.484406</text:p>
          </table:table-cell>
          <table:table-cell office:value-type="float" office:value="-16.472355" calcext:value-type="float">
            <text:p>-16.472355</text:p>
          </table:table-cell>
          <table:table-cell office:value-type="float" office:value="86.555994" calcext:value-type="float">
            <text:p>86.555994</text:p>
          </table:table-cell>
          <table:table-cell office:value-type="float" office:value="-11.415533" calcext:value-type="float">
            <text:p>-11.415533</text:p>
          </table:table-cell>
          <table:table-cell office:value-type="float" office:value="102.268465" calcext:value-type="float">
            <text:p>102.268465</text:p>
          </table:table-cell>
          <table:table-cell office:value-type="float" office:value="-0.597555" calcext:value-type="float">
            <text:p>-0.597555</text:p>
          </table:table-cell>
          <table:table-cell office:value-type="float" office:value="91.441301" calcext:value-type="float">
            <text:p>91.441301</text:p>
          </table:table-cell>
          <table:table-cell office:value-type="float" office:value="-16.521509" calcext:value-type="float">
            <text:p>-16.52150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8.15141" calcext:value-type="float">
            <text:p>98.15141</text:p>
          </table:table-cell>
          <table:table-cell office:value-type="float" office:value="0.255563" calcext:value-type="float">
            <text:p>0.255563</text:p>
          </table:table-cell>
          <table:table-cell office:value-type="float" office:value="86.54929" calcext:value-type="float">
            <text:p>86.54929</text:p>
          </table:table-cell>
          <table:table-cell office:value-type="float" office:value="-11.441439" calcext:value-type="float">
            <text:p>-11.441439</text:p>
          </table:table-cell>
          <table:table-cell office:value-type="float" office:value="101.974037" calcext:value-type="float">
            <text:p>101.974037</text:p>
          </table:table-cell>
          <table:table-cell office:value-type="float" office:value="-0.540576" calcext:value-type="float">
            <text:p>-0.540576</text:p>
          </table:table-cell>
          <table:table-cell office:value-type="float" office:value="98.153817" calcext:value-type="float">
            <text:p>98.153817</text:p>
          </table:table-cell>
          <table:table-cell office:value-type="float" office:value="0.245563" calcext:value-type="float">
            <text:p>0.245563</text:p>
          </table:table-cell>
          <table:table-cell office:value-type="float" office:value="208" calcext:value-type="float">
            <text:p>208</text:p>
          </table:table-cell>
          <table:table-cell office:value-type="float" office:value="98.15141" calcext:value-type="float">
            <text:p>98.15141</text:p>
          </table:table-cell>
          <table:table-cell office:value-type="float" office:value="0.255564" calcext:value-type="float">
            <text:p>0.255564</text:p>
          </table:table-cell>
          <table:table-cell office:value-type="float" office:value="86.549291" calcext:value-type="float">
            <text:p>86.549291</text:p>
          </table:table-cell>
          <table:table-cell office:value-type="float" office:value="-11.418615" calcext:value-type="float">
            <text:p>-11.418615</text:p>
          </table:table-cell>
          <table:table-cell office:value-type="float" office:value="101.974037" calcext:value-type="float">
            <text:p>101.974037</text:p>
          </table:table-cell>
          <table:table-cell office:value-type="float" office:value="-0.540702" calcext:value-type="float">
            <text:p>-0.540702</text:p>
          </table:table-cell>
          <table:table-cell office:value-type="float" office:value="98.153817" calcext:value-type="float">
            <text:p>98.153817</text:p>
          </table:table-cell>
          <table:table-cell office:value-type="float" office:value="0.245563" calcext:value-type="float">
            <text:p>0.24556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4.990554" calcext:value-type="float">
            <text:p>84.990554</text:p>
          </table:table-cell>
          <table:table-cell office:value-type="float" office:value="-2.085476" calcext:value-type="float">
            <text:p>-2.085476</text:p>
          </table:table-cell>
          <table:table-cell office:value-type="float" office:value="86.543707" calcext:value-type="float">
            <text:p>86.543707</text:p>
          </table:table-cell>
          <table:table-cell office:value-type="float" office:value="-11.438172" calcext:value-type="float">
            <text:p>-11.438172</text:p>
          </table:table-cell>
          <table:table-cell office:value-type="float" office:value="100.78" calcext:value-type="float">
            <text:p>100.78</text:p>
          </table:table-cell>
          <table:table-cell office:value-type="float" office:value="-0.64568" calcext:value-type="float">
            <text:p>-0.64568</text:p>
          </table:table-cell>
          <table:table-cell office:value-type="float" office:value="85.02516" calcext:value-type="float">
            <text:p>85.02516</text:p>
          </table:table-cell>
          <table:table-cell office:value-type="float" office:value="-2.052237" calcext:value-type="float">
            <text:p>-2.052237</text:p>
          </table:table-cell>
          <table:table-cell office:value-type="float" office:value="209" calcext:value-type="float">
            <text:p>209</text:p>
          </table:table-cell>
          <table:table-cell office:value-type="float" office:value="84.990554" calcext:value-type="float">
            <text:p>84.990554</text:p>
          </table:table-cell>
          <table:table-cell office:value-type="float" office:value="-2.085476" calcext:value-type="float">
            <text:p>-2.085476</text:p>
          </table:table-cell>
          <table:table-cell office:value-type="float" office:value="86.543707" calcext:value-type="float">
            <text:p>86.543707</text:p>
          </table:table-cell>
          <table:table-cell office:value-type="float" office:value="-11.415347" calcext:value-type="float">
            <text:p>-11.415347</text:p>
          </table:table-cell>
          <table:table-cell office:value-type="float" office:value="100.780001" calcext:value-type="float">
            <text:p>100.780001</text:p>
          </table:table-cell>
          <table:table-cell office:value-type="float" office:value="-0.645798" calcext:value-type="float">
            <text:p>-0.645798</text:p>
          </table:table-cell>
          <table:table-cell office:value-type="float" office:value="85.02516" calcext:value-type="float">
            <text:p>85.02516</text:p>
          </table:table-cell>
          <table:table-cell office:value-type="float" office:value="-2.052238" calcext:value-type="float">
            <text:p>-2.05223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3.734283" calcext:value-type="float">
            <text:p>83.734283</text:p>
          </table:table-cell>
          <table:table-cell office:value-type="float" office:value="-9.12358" calcext:value-type="float">
            <text:p>-9.12358</text:p>
          </table:table-cell>
          <table:table-cell office:value-type="float" office:value="86.537939" calcext:value-type="float">
            <text:p>86.537939</text:p>
          </table:table-cell>
          <table:table-cell office:value-type="float" office:value="-11.431096" calcext:value-type="float">
            <text:p>-11.431096</text:p>
          </table:table-cell>
          <table:table-cell office:value-type="float" office:value="99.581436" calcext:value-type="float">
            <text:p>99.581436</text:p>
          </table:table-cell>
          <table:table-cell office:value-type="float" office:value="-1.232552" calcext:value-type="float">
            <text:p>-1.232552</text:p>
          </table:table-cell>
          <table:table-cell office:value-type="float" office:value="83.714056" calcext:value-type="float">
            <text:p>83.714056</text:p>
          </table:table-cell>
          <table:table-cell office:value-type="float" office:value="-9.115332" calcext:value-type="float">
            <text:p>-9.115332</text:p>
          </table:table-cell>
          <table:table-cell office:value-type="float" office:value="210" calcext:value-type="float">
            <text:p>210</text:p>
          </table:table-cell>
          <table:table-cell office:value-type="float" office:value="83.734283" calcext:value-type="float">
            <text:p>83.734283</text:p>
          </table:table-cell>
          <table:table-cell office:value-type="float" office:value="-9.12358" calcext:value-type="float">
            <text:p>-9.12358</text:p>
          </table:table-cell>
          <table:table-cell office:value-type="float" office:value="86.537939" calcext:value-type="float">
            <text:p>86.537939</text:p>
          </table:table-cell>
          <table:table-cell office:value-type="float" office:value="-11.408271" calcext:value-type="float">
            <text:p>-11.408271</text:p>
          </table:table-cell>
          <table:table-cell office:value-type="float" office:value="99.581436" calcext:value-type="float">
            <text:p>99.581436</text:p>
          </table:table-cell>
          <table:table-cell office:value-type="float" office:value="-1.232662" calcext:value-type="float">
            <text:p>-1.232662</text:p>
          </table:table-cell>
          <table:table-cell office:value-type="float" office:value="83.714056" calcext:value-type="float">
            <text:p>83.714056</text:p>
          </table:table-cell>
          <table:table-cell office:value-type="float" office:value="-9.115333" calcext:value-type="float">
            <text:p>-9.11533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1.572583" calcext:value-type="float">
            <text:p>81.572583</text:p>
          </table:table-cell>
          <table:table-cell office:value-type="float" office:value="-16.876001" calcext:value-type="float">
            <text:p>-16.876001</text:p>
          </table:table-cell>
          <table:table-cell office:value-type="float" office:value="86.531419" calcext:value-type="float">
            <text:p>86.531419</text:p>
          </table:table-cell>
          <table:table-cell office:value-type="float" office:value="-11.42028" calcext:value-type="float">
            <text:p>-11.42028</text:p>
          </table:table-cell>
          <table:table-cell office:value-type="float" office:value="98.314753" calcext:value-type="float">
            <text:p>98.314753</text:p>
          </table:table-cell>
          <table:table-cell office:value-type="float" office:value="-2.317536" calcext:value-type="float">
            <text:p>-2.317536</text:p>
          </table:table-cell>
          <table:table-cell office:value-type="float" office:value="81.573947" calcext:value-type="float">
            <text:p>81.573947</text:p>
          </table:table-cell>
          <table:table-cell office:value-type="float" office:value="-16.874803" calcext:value-type="float">
            <text:p>-16.874803</text:p>
          </table:table-cell>
          <table:table-cell office:value-type="float" office:value="211" calcext:value-type="float">
            <text:p>211</text:p>
          </table:table-cell>
          <table:table-cell office:value-type="float" office:value="81.572583" calcext:value-type="float">
            <text:p>81.572583</text:p>
          </table:table-cell>
          <table:table-cell office:value-type="float" office:value="-16.876001" calcext:value-type="float">
            <text:p>-16.876001</text:p>
          </table:table-cell>
          <table:table-cell office:value-type="float" office:value="86.531419" calcext:value-type="float">
            <text:p>86.531419</text:p>
          </table:table-cell>
          <table:table-cell office:value-type="float" office:value="-11.397456" calcext:value-type="float">
            <text:p>-11.397456</text:p>
          </table:table-cell>
          <table:table-cell office:value-type="float" office:value="98.314753" calcext:value-type="float">
            <text:p>98.314753</text:p>
          </table:table-cell>
          <table:table-cell office:value-type="float" office:value="-2.317637" calcext:value-type="float">
            <text:p>-2.317637</text:p>
          </table:table-cell>
          <table:table-cell office:value-type="float" office:value="81.573947" calcext:value-type="float">
            <text:p>81.573947</text:p>
          </table:table-cell>
          <table:table-cell office:value-type="float" office:value="-16.874803" calcext:value-type="float">
            <text:p>-16.8748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4.101193" calcext:value-type="float">
            <text:p>84.101193</text:p>
          </table:table-cell>
          <table:table-cell office:value-type="float" office:value="-18.656699" calcext:value-type="float">
            <text:p>-18.656699</text:p>
          </table:table-cell>
          <table:table-cell office:value-type="float" office:value="86.524353" calcext:value-type="float">
            <text:p>86.524353</text:p>
          </table:table-cell>
          <table:table-cell office:value-type="float" office:value="-11.414313" calcext:value-type="float">
            <text:p>-11.414313</text:p>
          </table:table-cell>
          <table:table-cell office:value-type="float" office:value="97.313232" calcext:value-type="float">
            <text:p>97.313232</text:p>
          </table:table-cell>
          <table:table-cell office:value-type="float" office:value="-3.455728" calcext:value-type="float">
            <text:p>-3.455728</text:p>
          </table:table-cell>
          <table:table-cell office:value-type="float" office:value="84.093438" calcext:value-type="float">
            <text:p>84.093438</text:p>
          </table:table-cell>
          <table:table-cell office:value-type="float" office:value="-18.666638" calcext:value-type="float">
            <text:p>-18.666638</text:p>
          </table:table-cell>
          <table:table-cell office:value-type="float" office:value="212" calcext:value-type="float">
            <text:p>212</text:p>
          </table:table-cell>
          <table:table-cell office:value-type="float" office:value="84.101193" calcext:value-type="float">
            <text:p>84.101193</text:p>
          </table:table-cell>
          <table:table-cell office:value-type="float" office:value="-18.656699" calcext:value-type="float">
            <text:p>-18.656699</text:p>
          </table:table-cell>
          <table:table-cell office:value-type="float" office:value="86.524353" calcext:value-type="float">
            <text:p>86.524353</text:p>
          </table:table-cell>
          <table:table-cell office:value-type="float" office:value="-11.391489" calcext:value-type="float">
            <text:p>-11.391489</text:p>
          </table:table-cell>
          <table:table-cell office:value-type="float" office:value="97.313232" calcext:value-type="float">
            <text:p>97.313232</text:p>
          </table:table-cell>
          <table:table-cell office:value-type="float" office:value="-3.455822" calcext:value-type="float">
            <text:p>-3.455822</text:p>
          </table:table-cell>
          <table:table-cell office:value-type="float" office:value="84.093439" calcext:value-type="float">
            <text:p>84.093439</text:p>
          </table:table-cell>
          <table:table-cell office:value-type="float" office:value="-18.666639" calcext:value-type="float">
            <text:p>-18.66663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5.849023" calcext:value-type="float">
            <text:p>85.849023</text:p>
          </table:table-cell>
          <table:table-cell office:value-type="float" office:value="-15.937612" calcext:value-type="float">
            <text:p>-15.937612</text:p>
          </table:table-cell>
          <table:table-cell office:value-type="float" office:value="86.517202" calcext:value-type="float">
            <text:p>86.517202</text:p>
          </table:table-cell>
          <table:table-cell office:value-type="float" office:value="-11.411992" calcext:value-type="float">
            <text:p>-11.411992</text:p>
          </table:table-cell>
          <table:table-cell office:value-type="float" office:value="96.504088" calcext:value-type="float">
            <text:p>96.504088</text:p>
          </table:table-cell>
          <table:table-cell office:value-type="float" office:value="-4.327301" calcext:value-type="float">
            <text:p>-4.327301</text:p>
          </table:table-cell>
          <table:table-cell office:value-type="float" office:value="85.85026" calcext:value-type="float">
            <text:p>85.85026</text:p>
          </table:table-cell>
          <table:table-cell office:value-type="float" office:value="-15.945034" calcext:value-type="float">
            <text:p>-15.945034</text:p>
          </table:table-cell>
          <table:table-cell office:value-type="float" office:value="213" calcext:value-type="float">
            <text:p>213</text:p>
          </table:table-cell>
          <table:table-cell office:value-type="float" office:value="85.849024" calcext:value-type="float">
            <text:p>85.849024</text:p>
          </table:table-cell>
          <table:table-cell office:value-type="float" office:value="-15.937613" calcext:value-type="float">
            <text:p>-15.937613</text:p>
          </table:table-cell>
          <table:table-cell office:value-type="float" office:value="86.517203" calcext:value-type="float">
            <text:p>86.517203</text:p>
          </table:table-cell>
          <table:table-cell office:value-type="float" office:value="-11.389167" calcext:value-type="float">
            <text:p>-11.389167</text:p>
          </table:table-cell>
          <table:table-cell office:value-type="float" office:value="96.504088" calcext:value-type="float">
            <text:p>96.504088</text:p>
          </table:table-cell>
          <table:table-cell office:value-type="float" office:value="-4.327389" calcext:value-type="float">
            <text:p>-4.327389</text:p>
          </table:table-cell>
          <table:table-cell office:value-type="float" office:value="85.85026" calcext:value-type="float">
            <text:p>85.85026</text:p>
          </table:table-cell>
          <table:table-cell office:value-type="float" office:value="-15.945035" calcext:value-type="float">
            <text:p>-15.94503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6.892133" calcext:value-type="float">
            <text:p>96.892133</text:p>
          </table:table-cell>
          <table:table-cell office:value-type="float" office:value="-12.532971" calcext:value-type="float">
            <text:p>-12.532971</text:p>
          </table:table-cell>
          <table:table-cell office:value-type="float" office:value="86.511485" calcext:value-type="float">
            <text:p>86.511485</text:p>
          </table:table-cell>
          <table:table-cell office:value-type="float" office:value="-11.412065" calcext:value-type="float">
            <text:p>-11.412065</text:p>
          </table:table-cell>
          <table:table-cell office:value-type="float" office:value="96.525933" calcext:value-type="float">
            <text:p>96.525933</text:p>
          </table:table-cell>
          <table:table-cell office:value-type="float" office:value="-4.901765" calcext:value-type="float">
            <text:p>-4.901765</text:p>
          </table:table-cell>
          <table:table-cell office:value-type="float" office:value="96.87717" calcext:value-type="float">
            <text:p>96.87717</text:p>
          </table:table-cell>
          <table:table-cell office:value-type="float" office:value="-12.5341" calcext:value-type="float">
            <text:p>-12.5341</text:p>
          </table:table-cell>
          <table:table-cell office:value-type="float" office:value="214" calcext:value-type="float">
            <text:p>214</text:p>
          </table:table-cell>
          <table:table-cell office:value-type="float" office:value="96.892133" calcext:value-type="float">
            <text:p>96.892133</text:p>
          </table:table-cell>
          <table:table-cell office:value-type="float" office:value="-12.532972" calcext:value-type="float">
            <text:p>-12.532972</text:p>
          </table:table-cell>
          <table:table-cell office:value-type="float" office:value="86.511485" calcext:value-type="float">
            <text:p>86.511485</text:p>
          </table:table-cell>
          <table:table-cell office:value-type="float" office:value="-11.38924" calcext:value-type="float">
            <text:p>-11.38924</text:p>
          </table:table-cell>
          <table:table-cell office:value-type="float" office:value="96.525934" calcext:value-type="float">
            <text:p>96.525934</text:p>
          </table:table-cell>
          <table:table-cell office:value-type="float" office:value="-4.901847" calcext:value-type="float">
            <text:p>-4.901847</text:p>
          </table:table-cell>
          <table:table-cell office:value-type="float" office:value="96.877171" calcext:value-type="float">
            <text:p>96.877171</text:p>
          </table:table-cell>
          <table:table-cell office:value-type="float" office:value="-12.534101" calcext:value-type="float">
            <text:p>-12.53410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8.201324" calcext:value-type="float">
            <text:p>98.201324</text:p>
          </table:table-cell>
          <table:table-cell office:value-type="float" office:value="-14.371604" calcext:value-type="float">
            <text:p>-14.371604</text:p>
          </table:table-cell>
          <table:table-cell office:value-type="float" office:value="86.50701" calcext:value-type="float">
            <text:p>86.50701</text:p>
          </table:table-cell>
          <table:table-cell office:value-type="float" office:value="-11.408341" calcext:value-type="float">
            <text:p>-11.408341</text:p>
          </table:table-cell>
          <table:table-cell office:value-type="float" office:value="96.639049" calcext:value-type="float">
            <text:p>96.639049</text:p>
          </table:table-cell>
          <table:table-cell office:value-type="float" office:value="-5.561191" calcext:value-type="float">
            <text:p>-5.561191</text:p>
          </table:table-cell>
          <table:table-cell office:value-type="float" office:value="98.216707" calcext:value-type="float">
            <text:p>98.216707</text:p>
          </table:table-cell>
          <table:table-cell office:value-type="float" office:value="-14.363266" calcext:value-type="float">
            <text:p>-14.363266</text:p>
          </table:table-cell>
          <table:table-cell office:value-type="float" office:value="215" calcext:value-type="float">
            <text:p>215</text:p>
          </table:table-cell>
          <table:table-cell office:value-type="float" office:value="98.201324" calcext:value-type="float">
            <text:p>98.201324</text:p>
          </table:table-cell>
          <table:table-cell office:value-type="float" office:value="-14.371605" calcext:value-type="float">
            <text:p>-14.371605</text:p>
          </table:table-cell>
          <table:table-cell office:value-type="float" office:value="86.50701" calcext:value-type="float">
            <text:p>86.50701</text:p>
          </table:table-cell>
          <table:table-cell office:value-type="float" office:value="-11.385517" calcext:value-type="float">
            <text:p>-11.385517</text:p>
          </table:table-cell>
          <table:table-cell office:value-type="float" office:value="96.639049" calcext:value-type="float">
            <text:p>96.639049</text:p>
          </table:table-cell>
          <table:table-cell office:value-type="float" office:value="-5.561267" calcext:value-type="float">
            <text:p>-5.561267</text:p>
          </table:table-cell>
          <table:table-cell office:value-type="float" office:value="98.216707" calcext:value-type="float">
            <text:p>98.216707</text:p>
          </table:table-cell>
          <table:table-cell office:value-type="float" office:value="-14.363267" calcext:value-type="float">
            <text:p>-14.3632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2.986451" calcext:value-type="float">
            <text:p>92.986451</text:p>
          </table:table-cell>
          <table:table-cell office:value-type="float" office:value="-15.253867" calcext:value-type="float">
            <text:p>-15.253867</text:p>
          </table:table-cell>
          <table:table-cell office:value-type="float" office:value="86.504706" calcext:value-type="float">
            <text:p>86.504706</text:p>
          </table:table-cell>
          <table:table-cell office:value-type="float" office:value="-11.406032" calcext:value-type="float">
            <text:p>-11.406032</text:p>
          </table:table-cell>
          <table:table-cell office:value-type="float" office:value="96.381224" calcext:value-type="float">
            <text:p>96.381224</text:p>
          </table:table-cell>
          <table:table-cell office:value-type="float" office:value="-6.237531" calcext:value-type="float">
            <text:p>-6.237531</text:p>
          </table:table-cell>
          <table:table-cell office:value-type="float" office:value="92.996756" calcext:value-type="float">
            <text:p>92.996756</text:p>
          </table:table-cell>
          <table:table-cell office:value-type="float" office:value="-15.255323" calcext:value-type="float">
            <text:p>-15.255323</text:p>
          </table:table-cell>
          <table:table-cell office:value-type="float" office:value="216" calcext:value-type="float">
            <text:p>216</text:p>
          </table:table-cell>
          <table:table-cell office:value-type="float" office:value="92.986452" calcext:value-type="float">
            <text:p>92.986452</text:p>
          </table:table-cell>
          <table:table-cell office:value-type="float" office:value="-15.253867" calcext:value-type="float">
            <text:p>-15.253867</text:p>
          </table:table-cell>
          <table:table-cell office:value-type="float" office:value="86.504706" calcext:value-type="float">
            <text:p>86.504706</text:p>
          </table:table-cell>
          <table:table-cell office:value-type="float" office:value="-11.383207" calcext:value-type="float">
            <text:p>-11.383207</text:p>
          </table:table-cell>
          <table:table-cell office:value-type="float" office:value="96.381225" calcext:value-type="float">
            <text:p>96.381225</text:p>
          </table:table-cell>
          <table:table-cell office:value-type="float" office:value="-6.237602" calcext:value-type="float">
            <text:p>-6.237602</text:p>
          </table:table-cell>
          <table:table-cell office:value-type="float" office:value="92.996757" calcext:value-type="float">
            <text:p>92.996757</text:p>
          </table:table-cell>
          <table:table-cell office:value-type="float" office:value="-15.255324" calcext:value-type="float">
            <text:p>-15.25532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9.63327" calcext:value-type="float">
            <text:p>89.63327</text:p>
          </table:table-cell>
          <table:table-cell office:value-type="float" office:value="-11.017436" calcext:value-type="float">
            <text:p>-11.017436</text:p>
          </table:table-cell>
          <table:table-cell office:value-type="float" office:value="86.507584" calcext:value-type="float">
            <text:p>86.507584</text:p>
          </table:table-cell>
          <table:table-cell office:value-type="float" office:value="-11.411383" calcext:value-type="float">
            <text:p>-11.411383</text:p>
          </table:table-cell>
          <table:table-cell office:value-type="float" office:value="95.911544" calcext:value-type="float">
            <text:p>95.911544</text:p>
          </table:table-cell>
          <table:table-cell office:value-type="float" office:value="-6.577101" calcext:value-type="float">
            <text:p>-6.577101</text:p>
          </table:table-cell>
          <table:table-cell office:value-type="float" office:value="89.630433" calcext:value-type="float">
            <text:p>89.630433</text:p>
          </table:table-cell>
          <table:table-cell office:value-type="float" office:value="-11.025355" calcext:value-type="float">
            <text:p>-11.025355</text:p>
          </table:table-cell>
          <table:table-cell office:value-type="float" office:value="217" calcext:value-type="float">
            <text:p>217</text:p>
          </table:table-cell>
          <table:table-cell office:value-type="float" office:value="89.63327" calcext:value-type="float">
            <text:p>89.63327</text:p>
          </table:table-cell>
          <table:table-cell office:value-type="float" office:value="-11.017436" calcext:value-type="float">
            <text:p>-11.017436</text:p>
          </table:table-cell>
          <table:table-cell office:value-type="float" office:value="86.507584" calcext:value-type="float">
            <text:p>86.507584</text:p>
          </table:table-cell>
          <table:table-cell office:value-type="float" office:value="-11.388559" calcext:value-type="float">
            <text:p>-11.388559</text:p>
          </table:table-cell>
          <table:table-cell office:value-type="float" office:value="95.911545" calcext:value-type="float">
            <text:p>95.911545</text:p>
          </table:table-cell>
          <table:table-cell office:value-type="float" office:value="-6.577167" calcext:value-type="float">
            <text:p>-6.577167</text:p>
          </table:table-cell>
          <table:table-cell office:value-type="float" office:value="89.630434" calcext:value-type="float">
            <text:p>89.630434</text:p>
          </table:table-cell>
          <table:table-cell office:value-type="float" office:value="-11.025356" calcext:value-type="float">
            <text:p>-11.02535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6.458316" calcext:value-type="float">
            <text:p>96.458316</text:p>
          </table:table-cell>
          <table:table-cell office:value-type="float" office:value="-7.120846" calcext:value-type="float">
            <text:p>-7.120846</text:p>
          </table:table-cell>
          <table:table-cell office:value-type="float" office:value="86.516117" calcext:value-type="float">
            <text:p>86.516117</text:p>
          </table:table-cell>
          <table:table-cell office:value-type="float" office:value="-11.403595" calcext:value-type="float">
            <text:p>-11.403595</text:p>
          </table:table-cell>
          <table:table-cell office:value-type="float" office:value="95.957754" calcext:value-type="float">
            <text:p>95.957754</text:p>
          </table:table-cell>
          <table:table-cell office:value-type="float" office:value="-6.60792" calcext:value-type="float">
            <text:p>-6.60792</text:p>
          </table:table-cell>
          <table:table-cell office:value-type="float" office:value="96.442842" calcext:value-type="float">
            <text:p>96.442842</text:p>
          </table:table-cell>
          <table:table-cell office:value-type="float" office:value="-7.120345" calcext:value-type="float">
            <text:p>-7.120345</text:p>
          </table:table-cell>
          <table:table-cell office:value-type="float" office:value="218" calcext:value-type="float">
            <text:p>218</text:p>
          </table:table-cell>
          <table:table-cell office:value-type="float" office:value="96.458317" calcext:value-type="float">
            <text:p>96.458317</text:p>
          </table:table-cell>
          <table:table-cell office:value-type="float" office:value="-7.120847" calcext:value-type="float">
            <text:p>-7.120847</text:p>
          </table:table-cell>
          <table:table-cell office:value-type="float" office:value="86.516117" calcext:value-type="float">
            <text:p>86.516117</text:p>
          </table:table-cell>
          <table:table-cell office:value-type="float" office:value="-11.38077" calcext:value-type="float">
            <text:p>-11.38077</text:p>
          </table:table-cell>
          <table:table-cell office:value-type="float" office:value="95.957754" calcext:value-type="float">
            <text:p>95.957754</text:p>
          </table:table-cell>
          <table:table-cell office:value-type="float" office:value="-6.607981" calcext:value-type="float">
            <text:p>-6.607981</text:p>
          </table:table-cell>
          <table:table-cell office:value-type="float" office:value="96.442842" calcext:value-type="float">
            <text:p>96.442842</text:p>
          </table:table-cell>
          <table:table-cell office:value-type="float" office:value="-7.120345" calcext:value-type="float">
            <text:p>-7.12034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5.826671" calcext:value-type="float">
            <text:p>95.826671</text:p>
          </table:table-cell>
          <table:table-cell office:value-type="float" office:value="-7.120801" calcext:value-type="float">
            <text:p>-7.120801</text:p>
          </table:table-cell>
          <table:table-cell office:value-type="float" office:value="86.529426" calcext:value-type="float">
            <text:p>86.529426</text:p>
          </table:table-cell>
          <table:table-cell office:value-type="float" office:value="-11.398945" calcext:value-type="float">
            <text:p>-11.398945</text:p>
          </table:table-cell>
          <table:table-cell office:value-type="float" office:value="95.960956" calcext:value-type="float">
            <text:p>95.960956</text:p>
          </table:table-cell>
          <table:table-cell office:value-type="float" office:value="-6.639498" calcext:value-type="float">
            <text:p>-6.639498</text:p>
          </table:table-cell>
          <table:table-cell office:value-type="float" office:value="95.837768" calcext:value-type="float">
            <text:p>95.837768</text:p>
          </table:table-cell>
          <table:table-cell office:value-type="float" office:value="-7.114961" calcext:value-type="float">
            <text:p>-7.114961</text:p>
          </table:table-cell>
          <table:table-cell office:value-type="float" office:value="219" calcext:value-type="float">
            <text:p>219</text:p>
          </table:table-cell>
          <table:table-cell office:value-type="float" office:value="95.826671" calcext:value-type="float">
            <text:p>95.826671</text:p>
          </table:table-cell>
          <table:table-cell office:value-type="float" office:value="-7.120801" calcext:value-type="float">
            <text:p>-7.120801</text:p>
          </table:table-cell>
          <table:table-cell office:value-type="float" office:value="86.529427" calcext:value-type="float">
            <text:p>86.529427</text:p>
          </table:table-cell>
          <table:table-cell office:value-type="float" office:value="-11.376121" calcext:value-type="float">
            <text:p>-11.376121</text:p>
          </table:table-cell>
          <table:table-cell office:value-type="float" office:value="95.960956" calcext:value-type="float">
            <text:p>95.960956</text:p>
          </table:table-cell>
          <table:table-cell office:value-type="float" office:value="-6.639555" calcext:value-type="float">
            <text:p>-6.639555</text:p>
          </table:table-cell>
          <table:table-cell office:value-type="float" office:value="95.837769" calcext:value-type="float">
            <text:p>95.837769</text:p>
          </table:table-cell>
          <table:table-cell office:value-type="float" office:value="-7.114962" calcext:value-type="float">
            <text:p>-7.11496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1.384492" calcext:value-type="float">
            <text:p>91.384492</text:p>
          </table:table-cell>
          <table:table-cell office:value-type="float" office:value="-5.572557" calcext:value-type="float">
            <text:p>-5.572557</text:p>
          </table:table-cell>
          <table:table-cell office:value-type="float" office:value="86.547611" calcext:value-type="float">
            <text:p>86.547611</text:p>
          </table:table-cell>
          <table:table-cell office:value-type="float" office:value="-11.399677" calcext:value-type="float">
            <text:p>-11.399677</text:p>
          </table:table-cell>
          <table:table-cell office:value-type="float" office:value="95.657515" calcext:value-type="float">
            <text:p>95.657515</text:p>
          </table:table-cell>
          <table:table-cell office:value-type="float" office:value="-6.565492" calcext:value-type="float">
            <text:p>-6.565492</text:p>
          </table:table-cell>
          <table:table-cell office:value-type="float" office:value="91.39019" calcext:value-type="float">
            <text:p>91.39019</text:p>
          </table:table-cell>
          <table:table-cell office:value-type="float" office:value="-5.574822" calcext:value-type="float">
            <text:p>-5.574822</text:p>
          </table:table-cell>
          <table:table-cell office:value-type="float" office:value="220" calcext:value-type="float">
            <text:p>220</text:p>
          </table:table-cell>
          <table:table-cell office:value-type="float" office:value="91.384493" calcext:value-type="float">
            <text:p>91.384493</text:p>
          </table:table-cell>
          <table:table-cell office:value-type="float" office:value="-5.572557" calcext:value-type="float">
            <text:p>-5.572557</text:p>
          </table:table-cell>
          <table:table-cell office:value-type="float" office:value="86.547611" calcext:value-type="float">
            <text:p>86.547611</text:p>
          </table:table-cell>
          <table:table-cell office:value-type="float" office:value="-11.376853" calcext:value-type="float">
            <text:p>-11.376853</text:p>
          </table:table-cell>
          <table:table-cell office:value-type="float" office:value="95.657515" calcext:value-type="float">
            <text:p>95.657515</text:p>
          </table:table-cell>
          <table:table-cell office:value-type="float" office:value="-6.565545" calcext:value-type="float">
            <text:p>-6.565545</text:p>
          </table:table-cell>
          <table:table-cell office:value-type="float" office:value="91.390191" calcext:value-type="float">
            <text:p>91.390191</text:p>
          </table:table-cell>
          <table:table-cell office:value-type="float" office:value="-5.574822" calcext:value-type="float">
            <text:p>-5.5748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6.533366" calcext:value-type="float">
            <text:p>96.533366</text:p>
          </table:table-cell>
          <table:table-cell office:value-type="float" office:value="-11.511211" calcext:value-type="float">
            <text:p>-11.511211</text:p>
          </table:table-cell>
          <table:table-cell office:value-type="float" office:value="86.569577" calcext:value-type="float">
            <text:p>86.569577</text:p>
          </table:table-cell>
          <table:table-cell office:value-type="float" office:value="-11.401388" calcext:value-type="float">
            <text:p>-11.401388</text:p>
          </table:table-cell>
          <table:table-cell office:value-type="float" office:value="95.739253" calcext:value-type="float">
            <text:p>95.739253</text:p>
          </table:table-cell>
          <table:table-cell office:value-type="float" office:value="-6.913284" calcext:value-type="float">
            <text:p>-6.913284</text:p>
          </table:table-cell>
          <table:table-cell office:value-type="float" office:value="96.519443" calcext:value-type="float">
            <text:p>96.519443</text:p>
          </table:table-cell>
          <table:table-cell office:value-type="float" office:value="-11.500352" calcext:value-type="float">
            <text:p>-11.500352</text:p>
          </table:table-cell>
          <table:table-cell office:value-type="float" office:value="221" calcext:value-type="float">
            <text:p>221</text:p>
          </table:table-cell>
          <table:table-cell office:value-type="float" office:value="96.533366" calcext:value-type="float">
            <text:p>96.533366</text:p>
          </table:table-cell>
          <table:table-cell office:value-type="float" office:value="-11.511212" calcext:value-type="float">
            <text:p>-11.511212</text:p>
          </table:table-cell>
          <table:table-cell office:value-type="float" office:value="86.569578" calcext:value-type="float">
            <text:p>86.569578</text:p>
          </table:table-cell>
          <table:table-cell office:value-type="float" office:value="-11.378564" calcext:value-type="float">
            <text:p>-11.378564</text:p>
          </table:table-cell>
          <table:table-cell office:value-type="float" office:value="95.739254" calcext:value-type="float">
            <text:p>95.739254</text:p>
          </table:table-cell>
          <table:table-cell office:value-type="float" office:value="-6.913333" calcext:value-type="float">
            <text:p>-6.913333</text:p>
          </table:table-cell>
          <table:table-cell office:value-type="float" office:value="96.519444" calcext:value-type="float">
            <text:p>96.519444</text:p>
          </table:table-cell>
          <table:table-cell office:value-type="float" office:value="-11.500352" calcext:value-type="float">
            <text:p>-11.50035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6.420169" calcext:value-type="float">
            <text:p>86.420169</text:p>
          </table:table-cell>
          <table:table-cell office:value-type="float" office:value="-13.643236" calcext:value-type="float">
            <text:p>-13.643236</text:p>
          </table:table-cell>
          <table:table-cell office:value-type="float" office:value="86.595484" calcext:value-type="float">
            <text:p>86.595484</text:p>
          </table:table-cell>
          <table:table-cell office:value-type="float" office:value="-11.398589" calcext:value-type="float">
            <text:p>-11.398589</text:p>
          </table:table-cell>
          <table:table-cell office:value-type="float" office:value="95.111011" calcext:value-type="float">
            <text:p>95.111011</text:p>
          </table:table-cell>
          <table:table-cell office:value-type="float" office:value="-7.381778" calcext:value-type="float">
            <text:p>-7.381778</text:p>
          </table:table-cell>
          <table:table-cell office:value-type="float" office:value="86.441966" calcext:value-type="float">
            <text:p>86.441966</text:p>
          </table:table-cell>
          <table:table-cell office:value-type="float" office:value="-13.648632" calcext:value-type="float">
            <text:p>-13.648632</text:p>
          </table:table-cell>
          <table:table-cell office:value-type="float" office:value="222" calcext:value-type="float">
            <text:p>222</text:p>
          </table:table-cell>
          <table:table-cell office:value-type="float" office:value="86.42017" calcext:value-type="float">
            <text:p>86.42017</text:p>
          </table:table-cell>
          <table:table-cell office:value-type="float" office:value="-13.643237" calcext:value-type="float">
            <text:p>-13.643237</text:p>
          </table:table-cell>
          <table:table-cell office:value-type="float" office:value="86.595485" calcext:value-type="float">
            <text:p>86.595485</text:p>
          </table:table-cell>
          <table:table-cell office:value-type="float" office:value="-11.375765" calcext:value-type="float">
            <text:p>-11.375765</text:p>
          </table:table-cell>
          <table:table-cell office:value-type="float" office:value="95.111012" calcext:value-type="float">
            <text:p>95.111012</text:p>
          </table:table-cell>
          <table:table-cell office:value-type="float" office:value="-7.381824" calcext:value-type="float">
            <text:p>-7.381824</text:p>
          </table:table-cell>
          <table:table-cell office:value-type="float" office:value="86.441966" calcext:value-type="float">
            <text:p>86.441966</text:p>
          </table:table-cell>
          <table:table-cell office:value-type="float" office:value="-13.648632" calcext:value-type="float">
            <text:p>-13.6486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4.481878" calcext:value-type="float">
            <text:p>84.481878</text:p>
          </table:table-cell>
          <table:table-cell office:value-type="float" office:value="-10.869266" calcext:value-type="float">
            <text:p>-10.869266</text:p>
          </table:table-cell>
          <table:table-cell office:value-type="float" office:value="86.622786" calcext:value-type="float">
            <text:p>86.622786</text:p>
          </table:table-cell>
          <table:table-cell office:value-type="float" office:value="-11.387221" calcext:value-type="float">
            <text:p>-11.387221</text:p>
          </table:table-cell>
          <table:table-cell office:value-type="float" office:value="94.392363" calcext:value-type="float">
            <text:p>94.392363</text:p>
          </table:table-cell>
          <table:table-cell office:value-type="float" office:value="-7.615329" calcext:value-type="float">
            <text:p>-7.615329</text:p>
          </table:table-cell>
          <table:table-cell office:value-type="float" office:value="84.470452" calcext:value-type="float">
            <text:p>84.470452</text:p>
          </table:table-cell>
          <table:table-cell office:value-type="float" office:value="-10.876219" calcext:value-type="float">
            <text:p>-10.876219</text:p>
          </table:table-cell>
          <table:table-cell office:value-type="float" office:value="223" calcext:value-type="float">
            <text:p>223</text:p>
          </table:table-cell>
          <table:table-cell office:value-type="float" office:value="84.481879" calcext:value-type="float">
            <text:p>84.481879</text:p>
          </table:table-cell>
          <table:table-cell office:value-type="float" office:value="-10.869266" calcext:value-type="float">
            <text:p>-10.869266</text:p>
          </table:table-cell>
          <table:table-cell office:value-type="float" office:value="86.622787" calcext:value-type="float">
            <text:p>86.622787</text:p>
          </table:table-cell>
          <table:table-cell office:value-type="float" office:value="-11.364396" calcext:value-type="float">
            <text:p>-11.364396</text:p>
          </table:table-cell>
          <table:table-cell office:value-type="float" office:value="94.392363" calcext:value-type="float">
            <text:p>94.392363</text:p>
          </table:table-cell>
          <table:table-cell office:value-type="float" office:value="-7.615372" calcext:value-type="float">
            <text:p>-7.615372</text:p>
          </table:table-cell>
          <table:table-cell office:value-type="float" office:value="84.470452" calcext:value-type="float">
            <text:p>84.470452</text:p>
          </table:table-cell>
          <table:table-cell office:value-type="float" office:value="-10.876219" calcext:value-type="float">
            <text:p>-10.87621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4.909975" calcext:value-type="float">
            <text:p>84.909975</text:p>
          </table:table-cell>
          <table:table-cell office:value-type="float" office:value="-9.619185" calcext:value-type="float">
            <text:p>-9.619185</text:p>
          </table:table-cell>
          <table:table-cell office:value-type="float" office:value="86.643618" calcext:value-type="float">
            <text:p>86.643618</text:p>
          </table:table-cell>
          <table:table-cell office:value-type="float" office:value="-11.384156" calcext:value-type="float">
            <text:p>-11.384156</text:p>
          </table:table-cell>
          <table:table-cell office:value-type="float" office:value="93.747969" calcext:value-type="float">
            <text:p>93.747969</text:p>
          </table:table-cell>
          <table:table-cell office:value-type="float" office:value="-7.752749" calcext:value-type="float">
            <text:p>-7.752749</text:p>
          </table:table-cell>
          <table:table-cell office:value-type="float" office:value="84.906594" calcext:value-type="float">
            <text:p>84.906594</text:p>
          </table:table-cell>
          <table:table-cell office:value-type="float" office:value="-9.617098" calcext:value-type="float">
            <text:p>-9.617098</text:p>
          </table:table-cell>
          <table:table-cell office:value-type="float" office:value="224" calcext:value-type="float">
            <text:p>224</text:p>
          </table:table-cell>
          <table:table-cell office:value-type="float" office:value="84.909976" calcext:value-type="float">
            <text:p>84.909976</text:p>
          </table:table-cell>
          <table:table-cell office:value-type="float" office:value="-9.619186" calcext:value-type="float">
            <text:p>-9.619186</text:p>
          </table:table-cell>
          <table:table-cell office:value-type="float" office:value="86.643619" calcext:value-type="float">
            <text:p>86.643619</text:p>
          </table:table-cell>
          <table:table-cell office:value-type="float" office:value="-11.361332" calcext:value-type="float">
            <text:p>-11.361332</text:p>
          </table:table-cell>
          <table:table-cell office:value-type="float" office:value="93.74797" calcext:value-type="float">
            <text:p>93.74797</text:p>
          </table:table-cell>
          <table:table-cell office:value-type="float" office:value="-7.752789" calcext:value-type="float">
            <text:p>-7.752789</text:p>
          </table:table-cell>
          <table:table-cell office:value-type="float" office:value="84.906594" calcext:value-type="float">
            <text:p>84.906594</text:p>
          </table:table-cell>
          <table:table-cell office:value-type="float" office:value="-9.617098" calcext:value-type="float">
            <text:p>-9.61709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4.875138" calcext:value-type="float">
            <text:p>84.875138</text:p>
          </table:table-cell>
          <table:table-cell office:value-type="float" office:value="-16.119626" calcext:value-type="float">
            <text:p>-16.119626</text:p>
          </table:table-cell>
          <table:table-cell office:value-type="float" office:value="86.653651" calcext:value-type="float">
            <text:p>86.653651</text:p>
          </table:table-cell>
          <table:table-cell office:value-type="float" office:value="-11.383076" calcext:value-type="float">
            <text:p>-11.383076</text:p>
          </table:table-cell>
          <table:table-cell office:value-type="float" office:value="93.136202" calcext:value-type="float">
            <text:p>93.136202</text:p>
          </table:table-cell>
          <table:table-cell office:value-type="float" office:value="-8.337426" calcext:value-type="float">
            <text:p>-8.337426</text:p>
          </table:table-cell>
          <table:table-cell office:value-type="float" office:value="84.87576" calcext:value-type="float">
            <text:p>84.87576</text:p>
          </table:table-cell>
          <table:table-cell office:value-type="float" office:value="-16.108975" calcext:value-type="float">
            <text:p>-16.108975</text:p>
          </table:table-cell>
          <table:table-cell office:value-type="float" office:value="225" calcext:value-type="float">
            <text:p>225</text:p>
          </table:table-cell>
          <table:table-cell office:value-type="float" office:value="84.875139" calcext:value-type="float">
            <text:p>84.875139</text:p>
          </table:table-cell>
          <table:table-cell office:value-type="float" office:value="-16.119626" calcext:value-type="float">
            <text:p>-16.119626</text:p>
          </table:table-cell>
          <table:table-cell office:value-type="float" office:value="86.653652" calcext:value-type="float">
            <text:p>86.653652</text:p>
          </table:table-cell>
          <table:table-cell office:value-type="float" office:value="-11.360251" calcext:value-type="float">
            <text:p>-11.360251</text:p>
          </table:table-cell>
          <table:table-cell office:value-type="float" office:value="93.136202" calcext:value-type="float">
            <text:p>93.136202</text:p>
          </table:table-cell>
          <table:table-cell office:value-type="float" office:value="-8.337463" calcext:value-type="float">
            <text:p>-8.337463</text:p>
          </table:table-cell>
          <table:table-cell office:value-type="float" office:value="84.875761" calcext:value-type="float">
            <text:p>84.875761</text:p>
          </table:table-cell>
          <table:table-cell office:value-type="float" office:value="-16.108975" calcext:value-type="float">
            <text:p>-16.10897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4.85785" calcext:value-type="float">
            <text:p>84.85785</text:p>
          </table:table-cell>
          <table:table-cell office:value-type="float" office:value="-19.945517" calcext:value-type="float">
            <text:p>-19.945517</text:p>
          </table:table-cell>
          <table:table-cell office:value-type="float" office:value="86.658652" calcext:value-type="float">
            <text:p>86.658652</text:p>
          </table:table-cell>
          <table:table-cell office:value-type="float" office:value="-11.386688" calcext:value-type="float">
            <text:p>-11.386688</text:p>
          </table:table-cell>
          <table:table-cell office:value-type="float" office:value="92.561368" calcext:value-type="float">
            <text:p>92.561368</text:p>
          </table:table-cell>
          <table:table-cell office:value-type="float" office:value="-9.153351" calcext:value-type="float">
            <text:p>-9.153351</text:p>
          </table:table-cell>
          <table:table-cell office:value-type="float" office:value="84.857826" calcext:value-type="float">
            <text:p>84.857826</text:p>
          </table:table-cell>
          <table:table-cell office:value-type="float" office:value="-19.949101" calcext:value-type="float">
            <text:p>-19.949101</text:p>
          </table:table-cell>
          <table:table-cell office:value-type="float" office:value="226" calcext:value-type="float">
            <text:p>226</text:p>
          </table:table-cell>
          <table:table-cell office:value-type="float" office:value="84.85785" calcext:value-type="float">
            <text:p>84.85785</text:p>
          </table:table-cell>
          <table:table-cell office:value-type="float" office:value="-19.945518" calcext:value-type="float">
            <text:p>-19.945518</text:p>
          </table:table-cell>
          <table:table-cell office:value-type="float" office:value="86.658653" calcext:value-type="float">
            <text:p>86.658653</text:p>
          </table:table-cell>
          <table:table-cell office:value-type="float" office:value="-11.363864" calcext:value-type="float">
            <text:p>-11.363864</text:p>
          </table:table-cell>
          <table:table-cell office:value-type="float" office:value="92.561369" calcext:value-type="float">
            <text:p>92.561369</text:p>
          </table:table-cell>
          <table:table-cell office:value-type="float" office:value="-9.153386" calcext:value-type="float">
            <text:p>-9.153386</text:p>
          </table:table-cell>
          <table:table-cell office:value-type="float" office:value="84.857827" calcext:value-type="float">
            <text:p>84.857827</text:p>
          </table:table-cell>
          <table:table-cell office:value-type="float" office:value="-19.949102" calcext:value-type="float">
            <text:p>-19.94910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5.112623" calcext:value-type="float">
            <text:p>85.112623</text:p>
          </table:table-cell>
          <table:table-cell office:value-type="float" office:value="-14.164927" calcext:value-type="float">
            <text:p>-14.164927</text:p>
          </table:table-cell>
          <table:table-cell office:value-type="float" office:value="86.669772" calcext:value-type="float">
            <text:p>86.669772</text:p>
          </table:table-cell>
          <table:table-cell office:value-type="float" office:value="-11.403978" calcext:value-type="float">
            <text:p>-11.403978</text:p>
          </table:table-cell>
          <table:table-cell office:value-type="float" office:value="92.050297" calcext:value-type="float">
            <text:p>92.050297</text:p>
          </table:table-cell>
          <table:table-cell office:value-type="float" office:value="-9.520241" calcext:value-type="float">
            <text:p>-9.520241</text:p>
          </table:table-cell>
          <table:table-cell office:value-type="float" office:value="85.112267" calcext:value-type="float">
            <text:p>85.112267</text:p>
          </table:table-cell>
          <table:table-cell office:value-type="float" office:value="-14.17779" calcext:value-type="float">
            <text:p>-14.17779</text:p>
          </table:table-cell>
          <table:table-cell office:value-type="float" office:value="227" calcext:value-type="float">
            <text:p>227</text:p>
          </table:table-cell>
          <table:table-cell office:value-type="float" office:value="85.112624" calcext:value-type="float">
            <text:p>85.112624</text:p>
          </table:table-cell>
          <table:table-cell office:value-type="float" office:value="-14.164927" calcext:value-type="float">
            <text:p>-14.164927</text:p>
          </table:table-cell>
          <table:table-cell office:value-type="float" office:value="86.669772" calcext:value-type="float">
            <text:p>86.669772</text:p>
          </table:table-cell>
          <table:table-cell office:value-type="float" office:value="-11.381153" calcext:value-type="float">
            <text:p>-11.381153</text:p>
          </table:table-cell>
          <table:table-cell office:value-type="float" office:value="92.050297" calcext:value-type="float">
            <text:p>92.050297</text:p>
          </table:table-cell>
          <table:table-cell office:value-type="float" office:value="-9.520273" calcext:value-type="float">
            <text:p>-9.520273</text:p>
          </table:table-cell>
          <table:table-cell office:value-type="float" office:value="85.112268" calcext:value-type="float">
            <text:p>85.112268</text:p>
          </table:table-cell>
          <table:table-cell office:value-type="float" office:value="-14.177791" calcext:value-type="float">
            <text:p>-14.17779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5.582207" calcext:value-type="float">
            <text:p>95.582207</text:p>
          </table:table-cell>
          <table:table-cell office:value-type="float" office:value="-14.520907" calcext:value-type="float">
            <text:p>-14.520907</text:p>
          </table:table-cell>
          <table:table-cell office:value-type="float" office:value="86.685443" calcext:value-type="float">
            <text:p>86.685443</text:p>
          </table:table-cell>
          <table:table-cell office:value-type="float" office:value="-11.379983" calcext:value-type="float">
            <text:p>-11.379983</text:p>
          </table:table-cell>
          <table:table-cell office:value-type="float" office:value="92.312105" calcext:value-type="float">
            <text:p>92.312105</text:p>
          </table:table-cell>
          <table:table-cell office:value-type="float" office:value="-9.847972" calcext:value-type="float">
            <text:p>-9.847972</text:p>
          </table:table-cell>
          <table:table-cell office:value-type="float" office:value="95.568772" calcext:value-type="float">
            <text:p>95.568772</text:p>
          </table:table-cell>
          <table:table-cell office:value-type="float" office:value="-14.512826" calcext:value-type="float">
            <text:p>-14.512826</text:p>
          </table:table-cell>
          <table:table-cell office:value-type="float" office:value="228" calcext:value-type="float">
            <text:p>228</text:p>
          </table:table-cell>
          <table:table-cell office:value-type="float" office:value="95.582208" calcext:value-type="float">
            <text:p>95.582208</text:p>
          </table:table-cell>
          <table:table-cell office:value-type="float" office:value="-14.520908" calcext:value-type="float">
            <text:p>-14.520908</text:p>
          </table:table-cell>
          <table:table-cell office:value-type="float" office:value="86.685443" calcext:value-type="float">
            <text:p>86.685443</text:p>
          </table:table-cell>
          <table:table-cell office:value-type="float" office:value="-11.357158" calcext:value-type="float">
            <text:p>-11.357158</text:p>
          </table:table-cell>
          <table:table-cell office:value-type="float" office:value="92.312105" calcext:value-type="float">
            <text:p>92.312105</text:p>
          </table:table-cell>
          <table:table-cell office:value-type="float" office:value="-9.848002" calcext:value-type="float">
            <text:p>-9.848002</text:p>
          </table:table-cell>
          <table:table-cell office:value-type="float" office:value="95.568773" calcext:value-type="float">
            <text:p>95.568773</text:p>
          </table:table-cell>
          <table:table-cell office:value-type="float" office:value="-14.512827" calcext:value-type="float">
            <text:p>-14.5128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8.455512" calcext:value-type="float">
            <text:p>98.455512</text:p>
          </table:table-cell>
          <table:table-cell office:value-type="float" office:value="-9.567834" calcext:value-type="float">
            <text:p>-9.567834</text:p>
          </table:table-cell>
          <table:table-cell office:value-type="float" office:value="86.701354" calcext:value-type="float">
            <text:p>86.701354</text:p>
          </table:table-cell>
          <table:table-cell office:value-type="float" office:value="-11.363456" calcext:value-type="float">
            <text:p>-11.363456</text:p>
          </table:table-cell>
          <table:table-cell office:value-type="float" office:value="92.756941" calcext:value-type="float">
            <text:p>92.756941</text:p>
          </table:table-cell>
          <table:table-cell office:value-type="float" office:value="-9.812993" calcext:value-type="float">
            <text:p>-9.812993</text:p>
          </table:table-cell>
          <table:table-cell office:value-type="float" office:value="98.465317" calcext:value-type="float">
            <text:p>98.465317</text:p>
          </table:table-cell>
          <table:table-cell office:value-type="float" office:value="-9.574684" calcext:value-type="float">
            <text:p>-9.574684</text:p>
          </table:table-cell>
          <table:table-cell office:value-type="float" office:value="229" calcext:value-type="float">
            <text:p>229</text:p>
          </table:table-cell>
          <table:table-cell office:value-type="float" office:value="98.455513" calcext:value-type="float">
            <text:p>98.455513</text:p>
          </table:table-cell>
          <table:table-cell office:value-type="float" office:value="-9.567835" calcext:value-type="float">
            <text:p>-9.567835</text:p>
          </table:table-cell>
          <table:table-cell office:value-type="float" office:value="86.701355" calcext:value-type="float">
            <text:p>86.701355</text:p>
          </table:table-cell>
          <table:table-cell office:value-type="float" office:value="-11.340631" calcext:value-type="float">
            <text:p>-11.340631</text:p>
          </table:table-cell>
          <table:table-cell office:value-type="float" office:value="92.756941" calcext:value-type="float">
            <text:p>92.756941</text:p>
          </table:table-cell>
          <table:table-cell office:value-type="float" office:value="-9.813021" calcext:value-type="float">
            <text:p>-9.813021</text:p>
          </table:table-cell>
          <table:table-cell office:value-type="float" office:value="98.465317" calcext:value-type="float">
            <text:p>98.465317</text:p>
          </table:table-cell>
          <table:table-cell office:value-type="float" office:value="-9.574685" calcext:value-type="float">
            <text:p>-9.574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9.730109" calcext:value-type="float">
            <text:p>99.730109</text:p>
          </table:table-cell>
          <table:table-cell office:value-type="float" office:value="-6.593823" calcext:value-type="float">
            <text:p>-6.593823</text:p>
          </table:table-cell>
          <table:table-cell office:value-type="float" office:value="86.718423" calcext:value-type="float">
            <text:p>86.718423</text:p>
          </table:table-cell>
          <table:table-cell office:value-type="float" office:value="-11.352708" calcext:value-type="float">
            <text:p>-11.352708</text:p>
          </table:table-cell>
          <table:table-cell office:value-type="float" office:value="93.260937" calcext:value-type="float">
            <text:p>93.260937</text:p>
          </table:table-cell>
          <table:table-cell office:value-type="float" office:value="-9.577655" calcext:value-type="float">
            <text:p>-9.577655</text:p>
          </table:table-cell>
          <table:table-cell office:value-type="float" office:value="99.732212" calcext:value-type="float">
            <text:p>99.732212</text:p>
          </table:table-cell>
          <table:table-cell office:value-type="float" office:value="-6.591335" calcext:value-type="float">
            <text:p>-6.591335</text:p>
          </table:table-cell>
          <table:table-cell office:value-type="float" office:value="230" calcext:value-type="float">
            <text:p>230</text:p>
          </table:table-cell>
          <table:table-cell office:value-type="float" office:value="99.73011" calcext:value-type="float">
            <text:p>99.73011</text:p>
          </table:table-cell>
          <table:table-cell office:value-type="float" office:value="-6.593824" calcext:value-type="float">
            <text:p>-6.593824</text:p>
          </table:table-cell>
          <table:table-cell office:value-type="float" office:value="86.718423" calcext:value-type="float">
            <text:p>86.718423</text:p>
          </table:table-cell>
          <table:table-cell office:value-type="float" office:value="-11.329883" calcext:value-type="float">
            <text:p>-11.329883</text:p>
          </table:table-cell>
          <table:table-cell office:value-type="float" office:value="93.260937" calcext:value-type="float">
            <text:p>93.260937</text:p>
          </table:table-cell>
          <table:table-cell office:value-type="float" office:value="-9.577681" calcext:value-type="float">
            <text:p>-9.577681</text:p>
          </table:table-cell>
          <table:table-cell office:value-type="float" office:value="99.732213" calcext:value-type="float">
            <text:p>99.732213</text:p>
          </table:table-cell>
          <table:table-cell office:value-type="float" office:value="-6.591335" calcext:value-type="float">
            <text:p>-6.59133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08.177258" calcext:value-type="float">
            <text:p>108.177258</text:p>
          </table:table-cell>
          <table:table-cell office:value-type="float" office:value="-3.622436" calcext:value-type="float">
            <text:p>-3.622436</text:p>
          </table:table-cell>
          <table:table-cell office:value-type="float" office:value="86.734841" calcext:value-type="float">
            <text:p>86.734841</text:p>
          </table:table-cell>
          <table:table-cell office:value-type="float" office:value="-11.335884" calcext:value-type="float">
            <text:p>-11.335884</text:p>
          </table:table-cell>
          <table:table-cell office:value-type="float" office:value="94.320348" calcext:value-type="float">
            <text:p>94.320348</text:p>
          </table:table-cell>
          <table:table-cell office:value-type="float" office:value="-9.145143" calcext:value-type="float">
            <text:p>-9.145143</text:p>
          </table:table-cell>
          <table:table-cell office:value-type="float" office:value="108.168199" calcext:value-type="float">
            <text:p>108.168199</text:p>
          </table:table-cell>
          <table:table-cell office:value-type="float" office:value="-3.622407" calcext:value-type="float">
            <text:p>-3.622407</text:p>
          </table:table-cell>
          <table:table-cell office:value-type="float" office:value="231" calcext:value-type="float">
            <text:p>231</text:p>
          </table:table-cell>
          <table:table-cell office:value-type="float" office:value="108.177259" calcext:value-type="float">
            <text:p>108.177259</text:p>
          </table:table-cell>
          <table:table-cell office:value-type="float" office:value="-3.622437" calcext:value-type="float">
            <text:p>-3.622437</text:p>
          </table:table-cell>
          <table:table-cell office:value-type="float" office:value="86.734841" calcext:value-type="float">
            <text:p>86.734841</text:p>
          </table:table-cell>
          <table:table-cell office:value-type="float" office:value="-11.313059" calcext:value-type="float">
            <text:p>-11.313059</text:p>
          </table:table-cell>
          <table:table-cell office:value-type="float" office:value="94.320348" calcext:value-type="float">
            <text:p>94.320348</text:p>
          </table:table-cell>
          <table:table-cell office:value-type="float" office:value="-9.145168" calcext:value-type="float">
            <text:p>-9.145168</text:p>
          </table:table-cell>
          <table:table-cell office:value-type="float" office:value="108.168199" calcext:value-type="float">
            <text:p>108.168199</text:p>
          </table:table-cell>
          <table:table-cell office:value-type="float" office:value="-3.622408" calcext:value-type="float">
            <text:p>-3.62240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6.277919" calcext:value-type="float">
            <text:p>116.277919</text:p>
          </table:table-cell>
          <table:table-cell office:value-type="float" office:value="-5.196858" calcext:value-type="float">
            <text:p>-5.196858</text:p>
          </table:table-cell>
          <table:table-cell office:value-type="float" office:value="86.750723" calcext:value-type="float">
            <text:p>86.750723</text:p>
          </table:table-cell>
          <table:table-cell office:value-type="float" office:value="-11.316853" calcext:value-type="float">
            <text:p>-11.316853</text:p>
          </table:table-cell>
          <table:table-cell office:value-type="float" office:value="95.872148" calcext:value-type="float">
            <text:p>95.872148</text:p>
          </table:table-cell>
          <table:table-cell office:value-type="float" office:value="-8.851064" calcext:value-type="float">
            <text:p>-8.851064</text:p>
          </table:table-cell>
          <table:table-cell office:value-type="float" office:value="116.278313" calcext:value-type="float">
            <text:p>116.278313</text:p>
          </table:table-cell>
          <table:table-cell office:value-type="float" office:value="-5.191198" calcext:value-type="float">
            <text:p>-5.191198</text:p>
          </table:table-cell>
          <table:table-cell office:value-type="float" office:value="232" calcext:value-type="float">
            <text:p>232</text:p>
          </table:table-cell>
          <table:table-cell office:value-type="float" office:value="116.27792" calcext:value-type="float">
            <text:p>116.27792</text:p>
          </table:table-cell>
          <table:table-cell office:value-type="float" office:value="-5.196859" calcext:value-type="float">
            <text:p>-5.196859</text:p>
          </table:table-cell>
          <table:table-cell office:value-type="float" office:value="86.750724" calcext:value-type="float">
            <text:p>86.750724</text:p>
          </table:table-cell>
          <table:table-cell office:value-type="float" office:value="-11.294028" calcext:value-type="float">
            <text:p>-11.294028</text:p>
          </table:table-cell>
          <table:table-cell office:value-type="float" office:value="95.872149" calcext:value-type="float">
            <text:p>95.872149</text:p>
          </table:table-cell>
          <table:table-cell office:value-type="float" office:value="-8.851087" calcext:value-type="float">
            <text:p>-8.851087</text:p>
          </table:table-cell>
          <table:table-cell office:value-type="float" office:value="116.278314" calcext:value-type="float">
            <text:p>116.278314</text:p>
          </table:table-cell>
          <table:table-cell office:value-type="float" office:value="-5.191198" calcext:value-type="float">
            <text:p>-5.19119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5.225004" calcext:value-type="float">
            <text:p>115.225004</text:p>
          </table:table-cell>
          <table:table-cell office:value-type="float" office:value="-7.910678" calcext:value-type="float">
            <text:p>-7.910678</text:p>
          </table:table-cell>
          <table:table-cell office:value-type="float" office:value="86.763963" calcext:value-type="float">
            <text:p>86.763963</text:p>
          </table:table-cell>
          <table:table-cell office:value-type="float" office:value="-11.300376" calcext:value-type="float">
            <text:p>-11.300376</text:p>
          </table:table-cell>
          <table:table-cell office:value-type="float" office:value="97.239161" calcext:value-type="float">
            <text:p>97.239161</text:p>
          </table:table-cell>
          <table:table-cell office:value-type="float" office:value="-8.769914" calcext:value-type="float">
            <text:p>-8.769914</text:p>
          </table:table-cell>
          <table:table-cell office:value-type="float" office:value="115.236259" calcext:value-type="float">
            <text:p>115.236259</text:p>
          </table:table-cell>
          <table:table-cell office:value-type="float" office:value="-7.90926" calcext:value-type="float">
            <text:p>-7.90926</text:p>
          </table:table-cell>
          <table:table-cell office:value-type="float" office:value="233" calcext:value-type="float">
            <text:p>233</text:p>
          </table:table-cell>
          <table:table-cell office:value-type="float" office:value="115.225005" calcext:value-type="float">
            <text:p>115.225005</text:p>
          </table:table-cell>
          <table:table-cell office:value-type="float" office:value="-7.910678" calcext:value-type="float">
            <text:p>-7.910678</text:p>
          </table:table-cell>
          <table:table-cell office:value-type="float" office:value="86.763963" calcext:value-type="float">
            <text:p>86.763963</text:p>
          </table:table-cell>
          <table:table-cell office:value-type="float" office:value="-11.277551" calcext:value-type="float">
            <text:p>-11.277551</text:p>
          </table:table-cell>
          <table:table-cell office:value-type="float" office:value="97.239162" calcext:value-type="float">
            <text:p>97.239162</text:p>
          </table:table-cell>
          <table:table-cell office:value-type="float" office:value="-8.769935" calcext:value-type="float">
            <text:p>-8.769935</text:p>
          </table:table-cell>
          <table:table-cell office:value-type="float" office:value="115.23626" calcext:value-type="float">
            <text:p>115.23626</text:p>
          </table:table-cell>
          <table:table-cell office:value-type="float" office:value="-7.909261" calcext:value-type="float">
            <text:p>-7.90926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3.703245" calcext:value-type="float">
            <text:p>93.703245</text:p>
          </table:table-cell>
          <table:table-cell office:value-type="float" office:value="-14.208281" calcext:value-type="float">
            <text:p>-14.208281</text:p>
          </table:table-cell>
          <table:table-cell office:value-type="float" office:value="86.77485" calcext:value-type="float">
            <text:p>86.77485</text:p>
          </table:table-cell>
          <table:table-cell office:value-type="float" office:value="-11.281852" calcext:value-type="float">
            <text:p>-11.281852</text:p>
          </table:table-cell>
          <table:table-cell office:value-type="float" office:value="97.001773" calcext:value-type="float">
            <text:p>97.001773</text:p>
          </table:table-cell>
          <table:table-cell office:value-type="float" office:value="-9.133372" calcext:value-type="float">
            <text:p>-9.133372</text:p>
          </table:table-cell>
          <table:table-cell office:value-type="float" office:value="93.728094" calcext:value-type="float">
            <text:p>93.728094</text:p>
          </table:table-cell>
          <table:table-cell office:value-type="float" office:value="-14.203936" calcext:value-type="float">
            <text:p>-14.203936</text:p>
          </table:table-cell>
          <table:table-cell office:value-type="float" office:value="234" calcext:value-type="float">
            <text:p>234</text:p>
          </table:table-cell>
          <table:table-cell office:value-type="float" office:value="93.703246" calcext:value-type="float">
            <text:p>93.703246</text:p>
          </table:table-cell>
          <table:table-cell office:value-type="float" office:value="-14.208282" calcext:value-type="float">
            <text:p>-14.208282</text:p>
          </table:table-cell>
          <table:table-cell office:value-type="float" office:value="86.774851" calcext:value-type="float">
            <text:p>86.774851</text:p>
          </table:table-cell>
          <table:table-cell office:value-type="float" office:value="-11.259027" calcext:value-type="float">
            <text:p>-11.259027</text:p>
          </table:table-cell>
          <table:table-cell office:value-type="float" office:value="97.001773" calcext:value-type="float">
            <text:p>97.001773</text:p>
          </table:table-cell>
          <table:table-cell office:value-type="float" office:value="-9.133392" calcext:value-type="float">
            <text:p>-9.133392</text:p>
          </table:table-cell>
          <table:table-cell office:value-type="float" office:value="93.728094" calcext:value-type="float">
            <text:p>93.728094</text:p>
          </table:table-cell>
          <table:table-cell office:value-type="float" office:value="-14.203937" calcext:value-type="float">
            <text:p>-14.20393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77.62415" calcext:value-type="float">
            <text:p>77.62415</text:p>
          </table:table-cell>
          <table:table-cell office:value-type="float" office:value="-16.341411" calcext:value-type="float">
            <text:p>-16.341411</text:p>
          </table:table-cell>
          <table:table-cell office:value-type="float" office:value="86.782503" calcext:value-type="float">
            <text:p>86.782503</text:p>
          </table:table-cell>
          <table:table-cell office:value-type="float" office:value="-11.300012" calcext:value-type="float">
            <text:p>-11.300012</text:p>
          </table:table-cell>
          <table:table-cell office:value-type="float" office:value="95.652455" calcext:value-type="float">
            <text:p>95.652455</text:p>
          </table:table-cell>
          <table:table-cell office:value-type="float" office:value="-9.654824" calcext:value-type="float">
            <text:p>-9.654824</text:p>
          </table:table-cell>
          <table:table-cell office:value-type="float" office:value="77.617713" calcext:value-type="float">
            <text:p>77.617713</text:p>
          </table:table-cell>
          <table:table-cell office:value-type="float" office:value="-16.346421" calcext:value-type="float">
            <text:p>-16.346421</text:p>
          </table:table-cell>
          <table:table-cell office:value-type="float" office:value="235" calcext:value-type="float">
            <text:p>235</text:p>
          </table:table-cell>
          <table:table-cell office:value-type="float" office:value="77.62415" calcext:value-type="float">
            <text:p>77.62415</text:p>
          </table:table-cell>
          <table:table-cell office:value-type="float" office:value="-16.341411" calcext:value-type="float">
            <text:p>-16.341411</text:p>
          </table:table-cell>
          <table:table-cell office:value-type="float" office:value="86.782503" calcext:value-type="float">
            <text:p>86.782503</text:p>
          </table:table-cell>
          <table:table-cell office:value-type="float" office:value="-11.277187" calcext:value-type="float">
            <text:p>-11.277187</text:p>
          </table:table-cell>
          <table:table-cell office:value-type="float" office:value="95.652456" calcext:value-type="float">
            <text:p>95.652456</text:p>
          </table:table-cell>
          <table:table-cell office:value-type="float" office:value="-9.654842" calcext:value-type="float">
            <text:p>-9.654842</text:p>
          </table:table-cell>
          <table:table-cell office:value-type="float" office:value="77.617714" calcext:value-type="float">
            <text:p>77.617714</text:p>
          </table:table-cell>
          <table:table-cell office:value-type="float" office:value="-16.346422" calcext:value-type="float">
            <text:p>-16.34642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9.970473" calcext:value-type="float">
            <text:p>69.970473</text:p>
          </table:table-cell>
          <table:table-cell office:value-type="float" office:value="-10.105641" calcext:value-type="float">
            <text:p>-10.105641</text:p>
          </table:table-cell>
          <table:table-cell office:value-type="float" office:value="86.786198" calcext:value-type="float">
            <text:p>86.786198</text:p>
          </table:table-cell>
          <table:table-cell office:value-type="float" office:value="-11.31743" calcext:value-type="float">
            <text:p>-11.31743</text:p>
          </table:table-cell>
          <table:table-cell office:value-type="float" office:value="93.858153" calcext:value-type="float">
            <text:p>93.858153</text:p>
          </table:table-cell>
          <table:table-cell office:value-type="float" office:value="-9.70258" calcext:value-type="float">
            <text:p>-9.70258</text:p>
          </table:table-cell>
          <table:table-cell office:value-type="float" office:value="69.960473" calcext:value-type="float">
            <text:p>69.960473</text:p>
          </table:table-cell>
          <table:table-cell office:value-type="float" office:value="-10.11554" calcext:value-type="float">
            <text:p>-10.11554</text:p>
          </table:table-cell>
          <table:table-cell office:value-type="float" office:value="236" calcext:value-type="float">
            <text:p>236</text:p>
          </table:table-cell>
          <table:table-cell office:value-type="float" office:value="69.970474" calcext:value-type="float">
            <text:p>69.970474</text:p>
          </table:table-cell>
          <table:table-cell office:value-type="float" office:value="-10.105642" calcext:value-type="float">
            <text:p>-10.105642</text:p>
          </table:table-cell>
          <table:table-cell office:value-type="float" office:value="86.786198" calcext:value-type="float">
            <text:p>86.786198</text:p>
          </table:table-cell>
          <table:table-cell office:value-type="float" office:value="-11.294606" calcext:value-type="float">
            <text:p>-11.294606</text:p>
          </table:table-cell>
          <table:table-cell office:value-type="float" office:value="93.858154" calcext:value-type="float">
            <text:p>93.858154</text:p>
          </table:table-cell>
          <table:table-cell office:value-type="float" office:value="-9.702597" calcext:value-type="float">
            <text:p>-9.702597</text:p>
          </table:table-cell>
          <table:table-cell office:value-type="float" office:value="69.960473" calcext:value-type="float">
            <text:p>69.960473</text:p>
          </table:table-cell>
          <table:table-cell office:value-type="float" office:value="-10.115541" calcext:value-type="float">
            <text:p>-10.11554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7.152378" calcext:value-type="float">
            <text:p>87.152378</text:p>
          </table:table-cell>
          <table:table-cell office:value-type="float" office:value="-3.162501" calcext:value-type="float">
            <text:p>-3.162501</text:p>
          </table:table-cell>
          <table:table-cell office:value-type="float" office:value="86.784946" calcext:value-type="float">
            <text:p>86.784946</text:p>
          </table:table-cell>
          <table:table-cell office:value-type="float" office:value="-11.333007" calcext:value-type="float">
            <text:p>-11.333007</text:p>
          </table:table-cell>
          <table:table-cell office:value-type="float" office:value="93.387585" calcext:value-type="float">
            <text:p>93.387585</text:p>
          </table:table-cell>
          <table:table-cell office:value-type="float" office:value="-9.259261" calcext:value-type="float">
            <text:p>-9.259261</text:p>
          </table:table-cell>
          <table:table-cell office:value-type="float" office:value="87.123419" calcext:value-type="float">
            <text:p>87.123419</text:p>
          </table:table-cell>
          <table:table-cell office:value-type="float" office:value="-3.163352" calcext:value-type="float">
            <text:p>-3.163352</text:p>
          </table:table-cell>
          <table:table-cell office:value-type="float" office:value="237" calcext:value-type="float">
            <text:p>237</text:p>
          </table:table-cell>
          <table:table-cell office:value-type="float" office:value="87.152378" calcext:value-type="float">
            <text:p>87.152378</text:p>
          </table:table-cell>
          <table:table-cell office:value-type="float" office:value="-3.162501" calcext:value-type="float">
            <text:p>-3.162501</text:p>
          </table:table-cell>
          <table:table-cell office:value-type="float" office:value="86.784946" calcext:value-type="float">
            <text:p>86.784946</text:p>
          </table:table-cell>
          <table:table-cell office:value-type="float" office:value="-11.310182" calcext:value-type="float">
            <text:p>-11.310182</text:p>
          </table:table-cell>
          <table:table-cell office:value-type="float" office:value="93.387585" calcext:value-type="float">
            <text:p>93.387585</text:p>
          </table:table-cell>
          <table:table-cell office:value-type="float" office:value="-9.259276" calcext:value-type="float">
            <text:p>-9.259276</text:p>
          </table:table-cell>
          <table:table-cell office:value-type="float" office:value="87.12342" calcext:value-type="float">
            <text:p>87.12342</text:p>
          </table:table-cell>
          <table:table-cell office:value-type="float" office:value="-3.163352" calcext:value-type="float">
            <text:p>-3.16335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2.570785" calcext:value-type="float">
            <text:p>82.570785</text:p>
          </table:table-cell>
          <table:table-cell office:value-type="float" office:value="13.077986" calcext:value-type="float">
            <text:p>13.077986</text:p>
          </table:table-cell>
          <table:table-cell office:value-type="float" office:value="86.777927" calcext:value-type="float">
            <text:p>86.777927</text:p>
          </table:table-cell>
          <table:table-cell office:value-type="float" office:value="-11.344347" calcext:value-type="float">
            <text:p>-11.344347</text:p>
          </table:table-cell>
          <table:table-cell office:value-type="float" office:value="92.623881" calcext:value-type="float">
            <text:p>92.623881</text:p>
          </table:table-cell>
          <table:table-cell office:value-type="float" office:value="-7.7062" calcext:value-type="float">
            <text:p>-7.7062</text:p>
          </table:table-cell>
          <table:table-cell office:value-type="float" office:value="82.595704" calcext:value-type="float">
            <text:p>82.595704</text:p>
          </table:table-cell>
          <table:table-cell office:value-type="float" office:value="13.067313" calcext:value-type="float">
            <text:p>13.067313</text:p>
          </table:table-cell>
          <table:table-cell office:value-type="float" office:value="238" calcext:value-type="float">
            <text:p>238</text:p>
          </table:table-cell>
          <table:table-cell office:value-type="float" office:value="82.570785" calcext:value-type="float">
            <text:p>82.570785</text:p>
          </table:table-cell>
          <table:table-cell office:value-type="float" office:value="13.077987" calcext:value-type="float">
            <text:p>13.077987</text:p>
          </table:table-cell>
          <table:table-cell office:value-type="float" office:value="86.777927" calcext:value-type="float">
            <text:p>86.777927</text:p>
          </table:table-cell>
          <table:table-cell office:value-type="float" office:value="-11.321523" calcext:value-type="float">
            <text:p>-11.321523</text:p>
          </table:table-cell>
          <table:table-cell office:value-type="float" office:value="92.623882" calcext:value-type="float">
            <text:p>92.623882</text:p>
          </table:table-cell>
          <table:table-cell office:value-type="float" office:value="-7.706215" calcext:value-type="float">
            <text:p>-7.706215</text:p>
          </table:table-cell>
          <table:table-cell office:value-type="float" office:value="82.595704" calcext:value-type="float">
            <text:p>82.595704</text:p>
          </table:table-cell>
          <table:table-cell office:value-type="float" office:value="13.067314" calcext:value-type="float">
            <text:p>13.0673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79.372058" calcext:value-type="float">
            <text:p>79.372058</text:p>
          </table:table-cell>
          <table:table-cell office:value-type="float" office:value="18.238625" calcext:value-type="float">
            <text:p>18.238625</text:p>
          </table:table-cell>
          <table:table-cell office:value-type="float" office:value="86.765464" calcext:value-type="float">
            <text:p>86.765464</text:p>
          </table:table-cell>
          <table:table-cell office:value-type="float" office:value="-11.344875" calcext:value-type="float">
            <text:p>-11.344875</text:p>
          </table:table-cell>
          <table:table-cell office:value-type="float" office:value="91.684663" calcext:value-type="float">
            <text:p>91.684663</text:p>
          </table:table-cell>
          <table:table-cell office:value-type="float" office:value="-5.890553" calcext:value-type="float">
            <text:p>-5.890553</text:p>
          </table:table-cell>
          <table:table-cell office:value-type="float" office:value="79.370602" calcext:value-type="float">
            <text:p>79.370602</text:p>
          </table:table-cell>
          <table:table-cell office:value-type="float" office:value="18.251171" calcext:value-type="float">
            <text:p>18.251171</text:p>
          </table:table-cell>
          <table:table-cell office:value-type="float" office:value="239" calcext:value-type="float">
            <text:p>239</text:p>
          </table:table-cell>
          <table:table-cell office:value-type="float" office:value="79.372058" calcext:value-type="float">
            <text:p>79.372058</text:p>
          </table:table-cell>
          <table:table-cell office:value-type="float" office:value="18.238625" calcext:value-type="float">
            <text:p>18.238625</text:p>
          </table:table-cell>
          <table:table-cell office:value-type="float" office:value="86.765465" calcext:value-type="float">
            <text:p>86.765465</text:p>
          </table:table-cell>
          <table:table-cell office:value-type="float" office:value="-11.32205" calcext:value-type="float">
            <text:p>-11.32205</text:p>
          </table:table-cell>
          <table:table-cell office:value-type="float" office:value="91.684664" calcext:value-type="float">
            <text:p>91.684664</text:p>
          </table:table-cell>
          <table:table-cell office:value-type="float" office:value="-5.890566" calcext:value-type="float">
            <text:p>-5.890566</text:p>
          </table:table-cell>
          <table:table-cell office:value-type="float" office:value="79.370602" calcext:value-type="float">
            <text:p>79.370602</text:p>
          </table:table-cell>
          <table:table-cell office:value-type="float" office:value="18.251171" calcext:value-type="float">
            <text:p>18.25117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8.330497" calcext:value-type="float">
            <text:p>98.330497</text:p>
          </table:table-cell>
          <table:table-cell office:value-type="float" office:value="2.569973" calcext:value-type="float">
            <text:p>2.569973</text:p>
          </table:table-cell>
          <table:table-cell office:value-type="float" office:value="86.751311" calcext:value-type="float">
            <text:p>86.751311</text:p>
          </table:table-cell>
          <table:table-cell office:value-type="float" office:value="-11.362077" calcext:value-type="float">
            <text:p>-11.362077</text:p>
          </table:table-cell>
          <table:table-cell office:value-type="float" office:value="92.136709" calcext:value-type="float">
            <text:p>92.136709</text:p>
          </table:table-cell>
          <table:table-cell office:value-type="float" office:value="-5.314315" calcext:value-type="float">
            <text:p>-5.314315</text:p>
          </table:table-cell>
          <table:table-cell office:value-type="float" office:value="98.305651" calcext:value-type="float">
            <text:p>98.305651</text:p>
          </table:table-cell>
          <table:table-cell office:value-type="float" office:value="2.593333" calcext:value-type="float">
            <text:p>2.593333</text:p>
          </table:table-cell>
          <table:table-cell office:value-type="float" office:value="240" calcext:value-type="float">
            <text:p>240</text:p>
          </table:table-cell>
          <table:table-cell office:value-type="float" office:value="98.330498" calcext:value-type="float">
            <text:p>98.330498</text:p>
          </table:table-cell>
          <table:table-cell office:value-type="float" office:value="2.569974" calcext:value-type="float">
            <text:p>2.569974</text:p>
          </table:table-cell>
          <table:table-cell office:value-type="float" office:value="86.751312" calcext:value-type="float">
            <text:p>86.751312</text:p>
          </table:table-cell>
          <table:table-cell office:value-type="float" office:value="-11.339253" calcext:value-type="float">
            <text:p>-11.339253</text:p>
          </table:table-cell>
          <table:table-cell office:value-type="float" office:value="92.13671" calcext:value-type="float">
            <text:p>92.13671</text:p>
          </table:table-cell>
          <table:table-cell office:value-type="float" office:value="-5.314327" calcext:value-type="float">
            <text:p>-5.314327</text:p>
          </table:table-cell>
          <table:table-cell office:value-type="float" office:value="98.305652" calcext:value-type="float">
            <text:p>98.305652</text:p>
          </table:table-cell>
          <table:table-cell office:value-type="float" office:value="2.593334" calcext:value-type="float">
            <text:p>2.59333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21.900615" calcext:value-type="float">
            <text:p>121.900615</text:p>
          </table:table-cell>
          <table:table-cell office:value-type="float" office:value="-11.096476" calcext:value-type="float">
            <text:p>-11.096476</text:p>
          </table:table-cell>
          <table:table-cell office:value-type="float" office:value="86.740626" calcext:value-type="float">
            <text:p>86.740626</text:p>
          </table:table-cell>
          <table:table-cell office:value-type="float" office:value="-11.390179" calcext:value-type="float">
            <text:p>-11.390179</text:p>
          </table:table-cell>
          <table:table-cell office:value-type="float" office:value="94.210245" calcext:value-type="float">
            <text:p>94.210245</text:p>
          </table:table-cell>
          <table:table-cell office:value-type="float" office:value="-5.7452" calcext:value-type="float">
            <text:p>-5.7452</text:p>
          </table:table-cell>
          <table:table-cell office:value-type="float" office:value="121.895439" calcext:value-type="float">
            <text:p>121.895439</text:p>
          </table:table-cell>
          <table:table-cell office:value-type="float" office:value="-11.098636" calcext:value-type="float">
            <text:p>-11.098636</text:p>
          </table:table-cell>
          <table:table-cell office:value-type="float" office:value="241" calcext:value-type="float">
            <text:p>241</text:p>
          </table:table-cell>
          <table:table-cell office:value-type="float" office:value="121.900615" calcext:value-type="float">
            <text:p>121.900615</text:p>
          </table:table-cell>
          <table:table-cell office:value-type="float" office:value="-11.096476" calcext:value-type="float">
            <text:p>-11.096476</text:p>
          </table:table-cell>
          <table:table-cell office:value-type="float" office:value="86.740626" calcext:value-type="float">
            <text:p>86.740626</text:p>
          </table:table-cell>
          <table:table-cell office:value-type="float" office:value="-11.367354" calcext:value-type="float">
            <text:p>-11.367354</text:p>
          </table:table-cell>
          <table:table-cell office:value-type="float" office:value="94.210246" calcext:value-type="float">
            <text:p>94.210246</text:p>
          </table:table-cell>
          <table:table-cell office:value-type="float" office:value="-5.745212" calcext:value-type="float">
            <text:p>-5.745212</text:p>
          </table:table-cell>
          <table:table-cell office:value-type="float" office:value="121.895439" calcext:value-type="float">
            <text:p>121.895439</text:p>
          </table:table-cell>
          <table:table-cell office:value-type="float" office:value="-11.098637" calcext:value-type="float">
            <text:p>-11.09863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8.86698" calcext:value-type="float">
            <text:p>108.86698</text:p>
          </table:table-cell>
          <table:table-cell office:value-type="float" office:value="-5.655368" calcext:value-type="float">
            <text:p>-5.655368</text:p>
          </table:table-cell>
          <table:table-cell office:value-type="float" office:value="86.719032" calcext:value-type="float">
            <text:p>86.719032</text:p>
          </table:table-cell>
          <table:table-cell office:value-type="float" office:value="-11.407386" calcext:value-type="float">
            <text:p>-11.407386</text:p>
          </table:table-cell>
          <table:table-cell office:value-type="float" office:value="95.216135" calcext:value-type="float">
            <text:p>95.216135</text:p>
          </table:table-cell>
          <table:table-cell office:value-type="float" office:value="-5.754915" calcext:value-type="float">
            <text:p>-5.754915</text:p>
          </table:table-cell>
          <table:table-cell office:value-type="float" office:value="108.906921" calcext:value-type="float">
            <text:p>108.906921</text:p>
          </table:table-cell>
          <table:table-cell office:value-type="float" office:value="-5.676239" calcext:value-type="float">
            <text:p>-5.676239</text:p>
          </table:table-cell>
          <table:table-cell office:value-type="float" office:value="242" calcext:value-type="float">
            <text:p>242</text:p>
          </table:table-cell>
          <table:table-cell office:value-type="float" office:value="108.86698" calcext:value-type="float">
            <text:p>108.86698</text:p>
          </table:table-cell>
          <table:table-cell office:value-type="float" office:value="-5.655368" calcext:value-type="float">
            <text:p>-5.655368</text:p>
          </table:table-cell>
          <table:table-cell office:value-type="float" office:value="86.719033" calcext:value-type="float">
            <text:p>86.719033</text:p>
          </table:table-cell>
          <table:table-cell office:value-type="float" office:value="-11.384562" calcext:value-type="float">
            <text:p>-11.384562</text:p>
          </table:table-cell>
          <table:table-cell office:value-type="float" office:value="95.216135" calcext:value-type="float">
            <text:p>95.216135</text:p>
          </table:table-cell>
          <table:table-cell office:value-type="float" office:value="-5.754926" calcext:value-type="float">
            <text:p>-5.754926</text:p>
          </table:table-cell>
          <table:table-cell office:value-type="float" office:value="108.906922" calcext:value-type="float">
            <text:p>108.906922</text:p>
          </table:table-cell>
          <table:table-cell office:value-type="float" office:value="-5.67624" calcext:value-type="float">
            <text:p>-5.676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8.919573" calcext:value-type="float">
            <text:p>88.919573</text:p>
          </table:table-cell>
          <table:table-cell office:value-type="float" office:value="-12.233622" calcext:value-type="float">
            <text:p>-12.233622</text:p>
          </table:table-cell>
          <table:table-cell office:value-type="float" office:value="86.702794" calcext:value-type="float">
            <text:p>86.702794</text:p>
          </table:table-cell>
          <table:table-cell office:value-type="float" office:value="-11.395465" calcext:value-type="float">
            <text:p>-11.395465</text:p>
          </table:table-cell>
          <table:table-cell office:value-type="float" office:value="94.760273" calcext:value-type="float">
            <text:p>94.760273</text:p>
          </table:table-cell>
          <table:table-cell office:value-type="float" office:value="-6.197337" calcext:value-type="float">
            <text:p>-6.197337</text:p>
          </table:table-cell>
          <table:table-cell office:value-type="float" office:value="88.927164" calcext:value-type="float">
            <text:p>88.927164</text:p>
          </table:table-cell>
          <table:table-cell office:value-type="float" office:value="-12.220707" calcext:value-type="float">
            <text:p>-12.220707</text:p>
          </table:table-cell>
          <table:table-cell office:value-type="float" office:value="243" calcext:value-type="float">
            <text:p>243</text:p>
          </table:table-cell>
          <table:table-cell office:value-type="float" office:value="88.919574" calcext:value-type="float">
            <text:p>88.919574</text:p>
          </table:table-cell>
          <table:table-cell office:value-type="float" office:value="-12.233622" calcext:value-type="float">
            <text:p>-12.233622</text:p>
          </table:table-cell>
          <table:table-cell office:value-type="float" office:value="86.702794" calcext:value-type="float">
            <text:p>86.702794</text:p>
          </table:table-cell>
          <table:table-cell office:value-type="float" office:value="-11.37264" calcext:value-type="float">
            <text:p>-11.37264</text:p>
          </table:table-cell>
          <table:table-cell office:value-type="float" office:value="94.760274" calcext:value-type="float">
            <text:p>94.760274</text:p>
          </table:table-cell>
          <table:table-cell office:value-type="float" office:value="-6.197348" calcext:value-type="float">
            <text:p>-6.197348</text:p>
          </table:table-cell>
          <table:table-cell office:value-type="float" office:value="88.927165" calcext:value-type="float">
            <text:p>88.927165</text:p>
          </table:table-cell>
          <table:table-cell office:value-type="float" office:value="-12.220708" calcext:value-type="float">
            <text:p>-12.2207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5.029952" calcext:value-type="float">
            <text:p>85.029952</text:p>
          </table:table-cell>
          <table:table-cell office:value-type="float" office:value="-7.197775" calcext:value-type="float">
            <text:p>-7.197775</text:p>
          </table:table-cell>
          <table:table-cell office:value-type="float" office:value="86.688366" calcext:value-type="float">
            <text:p>86.688366</text:p>
          </table:table-cell>
          <table:table-cell office:value-type="float" office:value="-11.370375" calcext:value-type="float">
            <text:p>-11.370375</text:p>
          </table:table-cell>
          <table:table-cell office:value-type="float" office:value="94.065733" calcext:value-type="float">
            <text:p>94.065733</text:p>
          </table:table-cell>
          <table:table-cell office:value-type="float" office:value="-6.244034" calcext:value-type="float">
            <text:p>-6.244034</text:p>
          </table:table-cell>
          <table:table-cell office:value-type="float" office:value="85.012855" calcext:value-type="float">
            <text:p>85.012855</text:p>
          </table:table-cell>
          <table:table-cell office:value-type="float" office:value="-7.210051" calcext:value-type="float">
            <text:p>-7.210051</text:p>
          </table:table-cell>
          <table:table-cell office:value-type="float" office:value="244" calcext:value-type="float">
            <text:p>244</text:p>
          </table:table-cell>
          <table:table-cell office:value-type="float" office:value="85.029952" calcext:value-type="float">
            <text:p>85.029952</text:p>
          </table:table-cell>
          <table:table-cell office:value-type="float" office:value="-7.197775" calcext:value-type="float">
            <text:p>-7.197775</text:p>
          </table:table-cell>
          <table:table-cell office:value-type="float" office:value="86.688366" calcext:value-type="float">
            <text:p>86.688366</text:p>
          </table:table-cell>
          <table:table-cell office:value-type="float" office:value="-11.34755" calcext:value-type="float">
            <text:p>-11.34755</text:p>
          </table:table-cell>
          <table:table-cell office:value-type="float" office:value="94.065733" calcext:value-type="float">
            <text:p>94.065733</text:p>
          </table:table-cell>
          <table:table-cell office:value-type="float" office:value="-6.244044" calcext:value-type="float">
            <text:p>-6.244044</text:p>
          </table:table-cell>
          <table:table-cell office:value-type="float" office:value="85.012855" calcext:value-type="float">
            <text:p>85.012855</text:p>
          </table:table-cell>
          <table:table-cell office:value-type="float" office:value="-7.210052" calcext:value-type="float">
            <text:p>-7.21005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8.202344" calcext:value-type="float">
            <text:p>98.202344</text:p>
          </table:table-cell>
          <table:table-cell office:value-type="float" office:value="2.796635" calcext:value-type="float">
            <text:p>2.796635</text:p>
          </table:table-cell>
          <table:table-cell office:value-type="float" office:value="86.676491" calcext:value-type="float">
            <text:p>86.676491</text:p>
          </table:table-cell>
          <table:table-cell office:value-type="float" office:value="-11.380711" calcext:value-type="float">
            <text:p>-11.380711</text:p>
          </table:table-cell>
          <table:table-cell office:value-type="float" office:value="94.344253" calcext:value-type="float">
            <text:p>94.344253</text:p>
          </table:table-cell>
          <table:table-cell office:value-type="float" office:value="-5.6208" calcext:value-type="float">
            <text:p>-5.6208</text:p>
          </table:table-cell>
          <table:table-cell office:value-type="float" office:value="98.184363" calcext:value-type="float">
            <text:p>98.184363</text:p>
          </table:table-cell>
          <table:table-cell office:value-type="float" office:value="2.791336" calcext:value-type="float">
            <text:p>2.791336</text:p>
          </table:table-cell>
          <table:table-cell office:value-type="float" office:value="245" calcext:value-type="float">
            <text:p>245</text:p>
          </table:table-cell>
          <table:table-cell office:value-type="float" office:value="98.202345" calcext:value-type="float">
            <text:p>98.202345</text:p>
          </table:table-cell>
          <table:table-cell office:value-type="float" office:value="2.796635" calcext:value-type="float">
            <text:p>2.796635</text:p>
          </table:table-cell>
          <table:table-cell office:value-type="float" office:value="86.676492" calcext:value-type="float">
            <text:p>86.676492</text:p>
          </table:table-cell>
          <table:table-cell office:value-type="float" office:value="-11.357886" calcext:value-type="float">
            <text:p>-11.357886</text:p>
          </table:table-cell>
          <table:table-cell office:value-type="float" office:value="94.344253" calcext:value-type="float">
            <text:p>94.344253</text:p>
          </table:table-cell>
          <table:table-cell office:value-type="float" office:value="-5.620809" calcext:value-type="float">
            <text:p>-5.620809</text:p>
          </table:table-cell>
          <table:table-cell office:value-type="float" office:value="98.184364" calcext:value-type="float">
            <text:p>98.184364</text:p>
          </table:table-cell>
          <table:table-cell office:value-type="float" office:value="2.791337" calcext:value-type="float">
            <text:p>2.79133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05.179546" calcext:value-type="float">
            <text:p>105.179546</text:p>
          </table:table-cell>
          <table:table-cell office:value-type="float" office:value="10.973365" calcext:value-type="float">
            <text:p>10.973365</text:p>
          </table:table-cell>
          <table:table-cell office:value-type="float" office:value="86.666291" calcext:value-type="float">
            <text:p>86.666291</text:p>
          </table:table-cell>
          <table:table-cell office:value-type="float" office:value="-11.395668" calcext:value-type="float">
            <text:p>-11.395668</text:p>
          </table:table-cell>
          <table:table-cell office:value-type="float" office:value="95.093237" calcext:value-type="float">
            <text:p>95.093237</text:p>
          </table:table-cell>
          <table:table-cell office:value-type="float" office:value="-4.473119" calcext:value-type="float">
            <text:p>-4.473119</text:p>
          </table:table-cell>
          <table:table-cell office:value-type="float" office:value="105.185935" calcext:value-type="float">
            <text:p>105.185935</text:p>
          </table:table-cell>
          <table:table-cell office:value-type="float" office:value="10.975242" calcext:value-type="float">
            <text:p>10.975242</text:p>
          </table:table-cell>
          <table:table-cell office:value-type="float" office:value="246" calcext:value-type="float">
            <text:p>246</text:p>
          </table:table-cell>
          <table:table-cell office:value-type="float" office:value="105.179547" calcext:value-type="float">
            <text:p>105.179547</text:p>
          </table:table-cell>
          <table:table-cell office:value-type="float" office:value="10.973366" calcext:value-type="float">
            <text:p>10.973366</text:p>
          </table:table-cell>
          <table:table-cell office:value-type="float" office:value="86.666292" calcext:value-type="float">
            <text:p>86.666292</text:p>
          </table:table-cell>
          <table:table-cell office:value-type="float" office:value="-11.372844" calcext:value-type="float">
            <text:p>-11.372844</text:p>
          </table:table-cell>
          <table:table-cell office:value-type="float" office:value="95.093238" calcext:value-type="float">
            <text:p>95.093238</text:p>
          </table:table-cell>
          <table:table-cell office:value-type="float" office:value="-4.473127" calcext:value-type="float">
            <text:p>-4.473127</text:p>
          </table:table-cell>
          <table:table-cell office:value-type="float" office:value="105.185935" calcext:value-type="float">
            <text:p>105.185935</text:p>
          </table:table-cell>
          <table:table-cell office:value-type="float" office:value="10.975242" calcext:value-type="float">
            <text:p>10.97524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0.068769" calcext:value-type="float">
            <text:p>120.068769</text:p>
          </table:table-cell>
          <table:table-cell office:value-type="float" office:value="15.522304" calcext:value-type="float">
            <text:p>15.522304</text:p>
          </table:table-cell>
          <table:table-cell office:value-type="float" office:value="86.656498" calcext:value-type="float">
            <text:p>86.656498</text:p>
          </table:table-cell>
          <table:table-cell office:value-type="float" office:value="-11.408963" calcext:value-type="float">
            <text:p>-11.408963</text:p>
          </table:table-cell>
          <table:table-cell office:value-type="float" office:value="96.832416" calcext:value-type="float">
            <text:p>96.832416</text:p>
          </table:table-cell>
          <table:table-cell office:value-type="float" office:value="-3.085803" calcext:value-type="float">
            <text:p>-3.085803</text:p>
          </table:table-cell>
          <table:table-cell office:value-type="float" office:value="120.060704" calcext:value-type="float">
            <text:p>120.060704</text:p>
          </table:table-cell>
          <table:table-cell office:value-type="float" office:value="15.526033" calcext:value-type="float">
            <text:p>15.526033</text:p>
          </table:table-cell>
          <table:table-cell office:value-type="float" office:value="247" calcext:value-type="float">
            <text:p>247</text:p>
          </table:table-cell>
          <table:table-cell office:value-type="float" office:value="120.06877" calcext:value-type="float">
            <text:p>120.06877</text:p>
          </table:table-cell>
          <table:table-cell office:value-type="float" office:value="15.522305" calcext:value-type="float">
            <text:p>15.522305</text:p>
          </table:table-cell>
          <table:table-cell office:value-type="float" office:value="86.656498" calcext:value-type="float">
            <text:p>86.656498</text:p>
          </table:table-cell>
          <table:table-cell office:value-type="float" office:value="-11.386139" calcext:value-type="float">
            <text:p>-11.386139</text:p>
          </table:table-cell>
          <table:table-cell office:value-type="float" office:value="96.832417" calcext:value-type="float">
            <text:p>96.832417</text:p>
          </table:table-cell>
          <table:table-cell office:value-type="float" office:value="-3.085811" calcext:value-type="float">
            <text:p>-3.085811</text:p>
          </table:table-cell>
          <table:table-cell office:value-type="float" office:value="120.060704" calcext:value-type="float">
            <text:p>120.060704</text:p>
          </table:table-cell>
          <table:table-cell office:value-type="float" office:value="15.526033" calcext:value-type="float">
            <text:p>15.52603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29.591544" calcext:value-type="float">
            <text:p>129.591544</text:p>
          </table:table-cell>
          <table:table-cell office:value-type="float" office:value="5.938563" calcext:value-type="float">
            <text:p>5.938563</text:p>
          </table:table-cell>
          <table:table-cell office:value-type="float" office:value="86.646404" calcext:value-type="float">
            <text:p>86.646404</text:p>
          </table:table-cell>
          <table:table-cell office:value-type="float" office:value="-11.42285" calcext:value-type="float">
            <text:p>-11.42285</text:p>
          </table:table-cell>
          <table:table-cell office:value-type="float" office:value="99.116168" calcext:value-type="float">
            <text:p>99.116168</text:p>
          </table:table-cell>
          <table:table-cell office:value-type="float" office:value="-2.467013" calcext:value-type="float">
            <text:p>-2.467013</text:p>
          </table:table-cell>
          <table:table-cell office:value-type="float" office:value="129.596941" calcext:value-type="float">
            <text:p>129.596941</text:p>
          </table:table-cell>
          <table:table-cell office:value-type="float" office:value="5.952869" calcext:value-type="float">
            <text:p>5.952869</text:p>
          </table:table-cell>
          <table:table-cell office:value-type="float" office:value="248" calcext:value-type="float">
            <text:p>248</text:p>
          </table:table-cell>
          <table:table-cell office:value-type="float" office:value="129.591544" calcext:value-type="float">
            <text:p>129.591544</text:p>
          </table:table-cell>
          <table:table-cell office:value-type="float" office:value="5.938564" calcext:value-type="float">
            <text:p>5.938564</text:p>
          </table:table-cell>
          <table:table-cell office:value-type="float" office:value="86.646404" calcext:value-type="float">
            <text:p>86.646404</text:p>
          </table:table-cell>
          <table:table-cell office:value-type="float" office:value="-11.400026" calcext:value-type="float">
            <text:p>-11.400026</text:p>
          </table:table-cell>
          <table:table-cell office:value-type="float" office:value="99.116168" calcext:value-type="float">
            <text:p>99.116168</text:p>
          </table:table-cell>
          <table:table-cell office:value-type="float" office:value="-2.46702" calcext:value-type="float">
            <text:p>-2.46702</text:p>
          </table:table-cell>
          <table:table-cell office:value-type="float" office:value="129.596941" calcext:value-type="float">
            <text:p>129.596941</text:p>
          </table:table-cell>
          <table:table-cell office:value-type="float" office:value="5.95287" calcext:value-type="float">
            <text:p>5.9528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8.664579" calcext:value-type="float">
            <text:p>148.664579</text:p>
          </table:table-cell>
          <table:table-cell office:value-type="float" office:value="9.204066" calcext:value-type="float">
            <text:p>9.204066</text:p>
          </table:table-cell>
          <table:table-cell office:value-type="float" office:value="86.637586" calcext:value-type="float">
            <text:p>86.637586</text:p>
          </table:table-cell>
          <table:table-cell office:value-type="float" office:value="-11.436844" calcext:value-type="float">
            <text:p>-11.436844</text:p>
          </table:table-cell>
          <table:table-cell office:value-type="float" office:value="102.576356" calcext:value-type="float">
            <text:p>102.576356</text:p>
          </table:table-cell>
          <table:table-cell office:value-type="float" office:value="-1.663051" calcext:value-type="float">
            <text:p>-1.663051</text:p>
          </table:table-cell>
          <table:table-cell office:value-type="float" office:value="148.655063" calcext:value-type="float">
            <text:p>148.655063</text:p>
          </table:table-cell>
          <table:table-cell office:value-type="float" office:value="9.191268" calcext:value-type="float">
            <text:p>9.191268</text:p>
          </table:table-cell>
          <table:table-cell office:value-type="float" office:value="249" calcext:value-type="float">
            <text:p>249</text:p>
          </table:table-cell>
          <table:table-cell office:value-type="float" office:value="148.66458" calcext:value-type="float">
            <text:p>148.66458</text:p>
          </table:table-cell>
          <table:table-cell office:value-type="float" office:value="9.204067" calcext:value-type="float">
            <text:p>9.204067</text:p>
          </table:table-cell>
          <table:table-cell office:value-type="float" office:value="86.637587" calcext:value-type="float">
            <text:p>86.637587</text:p>
          </table:table-cell>
          <table:table-cell office:value-type="float" office:value="-11.414019" calcext:value-type="float">
            <text:p>-11.414019</text:p>
          </table:table-cell>
          <table:table-cell office:value-type="float" office:value="102.576357" calcext:value-type="float">
            <text:p>102.576357</text:p>
          </table:table-cell>
          <table:table-cell office:value-type="float" office:value="-1.663058" calcext:value-type="float">
            <text:p>-1.663058</text:p>
          </table:table-cell>
          <table:table-cell office:value-type="float" office:value="148.655063" calcext:value-type="float">
            <text:p>148.655063</text:p>
          </table:table-cell>
          <table:table-cell office:value-type="float" office:value="9.191268" calcext:value-type="float">
            <text:p>9.1912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2.631384" calcext:value-type="float">
            <text:p>162.631384</text:p>
          </table:table-cell>
          <table:table-cell office:value-type="float" office:value="22.817141" calcext:value-type="float">
            <text:p>22.817141</text:p>
          </table:table-cell>
          <table:table-cell office:value-type="float" office:value="86.630689" calcext:value-type="float">
            <text:p>86.630689</text:p>
          </table:table-cell>
          <table:table-cell office:value-type="float" office:value="-11.447348" calcext:value-type="float">
            <text:p>-11.447348</text:p>
          </table:table-cell>
          <table:table-cell office:value-type="float" office:value="106.773794" calcext:value-type="float">
            <text:p>106.773794</text:p>
          </table:table-cell>
          <table:table-cell office:value-type="float" office:value="0.040793" calcext:value-type="float">
            <text:p>0.040793</text:p>
          </table:table-cell>
          <table:table-cell office:value-type="float" office:value="162.636391" calcext:value-type="float">
            <text:p>162.636391</text:p>
          </table:table-cell>
          <table:table-cell office:value-type="float" office:value="22.80688" calcext:value-type="float">
            <text:p>22.80688</text:p>
          </table:table-cell>
          <table:table-cell office:value-type="float" office:value="250" calcext:value-type="float">
            <text:p>250</text:p>
          </table:table-cell>
          <table:table-cell office:value-type="float" office:value="162.631384" calcext:value-type="float">
            <text:p>162.631384</text:p>
          </table:table-cell>
          <table:table-cell office:value-type="float" office:value="22.817141" calcext:value-type="float">
            <text:p>22.817141</text:p>
          </table:table-cell>
          <table:table-cell office:value-type="float" office:value="86.63069" calcext:value-type="float">
            <text:p>86.63069</text:p>
          </table:table-cell>
          <table:table-cell office:value-type="float" office:value="-11.424524" calcext:value-type="float">
            <text:p>-11.424524</text:p>
          </table:table-cell>
          <table:table-cell office:value-type="float" office:value="106.773795" calcext:value-type="float">
            <text:p>106.773795</text:p>
          </table:table-cell>
          <table:table-cell office:value-type="float" office:value="0.040787" calcext:value-type="float">
            <text:p>0.040787</text:p>
          </table:table-cell>
          <table:table-cell office:value-type="float" office:value="162.636392" calcext:value-type="float">
            <text:p>162.636392</text:p>
          </table:table-cell>
          <table:table-cell office:value-type="float" office:value="22.80688" calcext:value-type="float">
            <text:p>22.8068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4.696919" calcext:value-type="float">
            <text:p>164.696919</text:p>
          </table:table-cell>
          <table:table-cell office:value-type="float" office:value="1.387678" calcext:value-type="float">
            <text:p>1.387678</text:p>
          </table:table-cell>
          <table:table-cell office:value-type="float" office:value="86.624798" calcext:value-type="float">
            <text:p>86.624798</text:p>
          </table:table-cell>
          <table:table-cell office:value-type="float" office:value="-11.455272" calcext:value-type="float">
            <text:p>-11.455272</text:p>
          </table:table-cell>
          <table:table-cell office:value-type="float" office:value="110.822934" calcext:value-type="float">
            <text:p>110.822934</text:p>
          </table:table-cell>
          <table:table-cell office:value-type="float" office:value="0.127706" calcext:value-type="float">
            <text:p>0.127706</text:p>
          </table:table-cell>
          <table:table-cell office:value-type="float" office:value="164.708546" calcext:value-type="float">
            <text:p>164.708546</text:p>
          </table:table-cell>
          <table:table-cell office:value-type="float" office:value="1.421825" calcext:value-type="float">
            <text:p>1.421825</text:p>
          </table:table-cell>
          <table:table-cell office:value-type="float" office:value="251" calcext:value-type="float">
            <text:p>251</text:p>
          </table:table-cell>
          <table:table-cell office:value-type="float" office:value="164.696919" calcext:value-type="float">
            <text:p>164.696919</text:p>
          </table:table-cell>
          <table:table-cell office:value-type="float" office:value="1.387679" calcext:value-type="float">
            <text:p>1.387679</text:p>
          </table:table-cell>
          <table:table-cell office:value-type="float" office:value="86.624799" calcext:value-type="float">
            <text:p>86.624799</text:p>
          </table:table-cell>
          <table:table-cell office:value-type="float" office:value="-11.432447" calcext:value-type="float">
            <text:p>-11.432447</text:p>
          </table:table-cell>
          <table:table-cell office:value-type="float" office:value="110.822935" calcext:value-type="float">
            <text:p>110.822935</text:p>
          </table:table-cell>
          <table:table-cell office:value-type="float" office:value="0.127701" calcext:value-type="float">
            <text:p>0.127701</text:p>
          </table:table-cell>
          <table:table-cell office:value-type="float" office:value="164.708547" calcext:value-type="float">
            <text:p>164.708547</text:p>
          </table:table-cell>
          <table:table-cell office:value-type="float" office:value="1.421826" calcext:value-type="float">
            <text:p>1.42182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0.166116" calcext:value-type="float">
            <text:p>140.166116</text:p>
          </table:table-cell>
          <table:table-cell office:value-type="float" office:value="-22.073208" calcext:value-type="float">
            <text:p>-22.073208</text:p>
          </table:table-cell>
          <table:table-cell office:value-type="float" office:value="86.618876" calcext:value-type="float">
            <text:p>86.618876</text:p>
          </table:table-cell>
          <table:table-cell office:value-type="float" office:value="-11.462591" calcext:value-type="float">
            <text:p>-11.462591</text:p>
          </table:table-cell>
          <table:table-cell office:value-type="float" office:value="112.871449" calcext:value-type="float">
            <text:p>112.871449</text:p>
          </table:table-cell>
          <table:table-cell office:value-type="float" office:value="-1.433164" calcext:value-type="float">
            <text:p>-1.433164</text:p>
          </table:table-cell>
          <table:table-cell office:value-type="float" office:value="140.191759" calcext:value-type="float">
            <text:p>140.191759</text:p>
          </table:table-cell>
          <table:table-cell office:value-type="float" office:value="-22.071141" calcext:value-type="float">
            <text:p>-22.071141</text:p>
          </table:table-cell>
          <table:table-cell office:value-type="float" office:value="252" calcext:value-type="float">
            <text:p>252</text:p>
          </table:table-cell>
          <table:table-cell office:value-type="float" office:value="140.166116" calcext:value-type="float">
            <text:p>140.166116</text:p>
          </table:table-cell>
          <table:table-cell office:value-type="float" office:value="-22.073208" calcext:value-type="float">
            <text:p>-22.073208</text:p>
          </table:table-cell>
          <table:table-cell office:value-type="float" office:value="86.618877" calcext:value-type="float">
            <text:p>86.618877</text:p>
          </table:table-cell>
          <table:table-cell office:value-type="float" office:value="-11.439766" calcext:value-type="float">
            <text:p>-11.439766</text:p>
          </table:table-cell>
          <table:table-cell office:value-type="float" office:value="112.87145" calcext:value-type="float">
            <text:p>112.87145</text:p>
          </table:table-cell>
          <table:table-cell office:value-type="float" office:value="-1.43317" calcext:value-type="float">
            <text:p>-1.43317</text:p>
          </table:table-cell>
          <table:table-cell office:value-type="float" office:value="140.191759" calcext:value-type="float">
            <text:p>140.191759</text:p>
          </table:table-cell>
          <table:table-cell office:value-type="float" office:value="-22.071141" calcext:value-type="float">
            <text:p>-22.07114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0.028562" calcext:value-type="float">
            <text:p>110.028562</text:p>
          </table:table-cell>
          <table:table-cell office:value-type="float" office:value="42.244698" calcext:value-type="float">
            <text:p>42.244698</text:p>
          </table:table-cell>
          <table:table-cell office:value-type="float" office:value="86.611179" calcext:value-type="float">
            <text:p>86.611179</text:p>
          </table:table-cell>
          <table:table-cell office:value-type="float" office:value="-11.473593" calcext:value-type="float">
            <text:p>-11.473593</text:p>
          </table:table-cell>
          <table:table-cell office:value-type="float" office:value="112.665289" calcext:value-type="float">
            <text:p>112.665289</text:p>
          </table:table-cell>
          <table:table-cell office:value-type="float" office:value="1.614053" calcext:value-type="float">
            <text:p>1.614053</text:p>
          </table:table-cell>
          <table:table-cell office:value-type="float" office:value="110.033958" calcext:value-type="float">
            <text:p>110.033958</text:p>
          </table:table-cell>
          <table:table-cell office:value-type="float" office:value="42.161151" calcext:value-type="float">
            <text:p>42.161151</text:p>
          </table:table-cell>
          <table:table-cell office:value-type="float" office:value="253" calcext:value-type="float">
            <text:p>253</text:p>
          </table:table-cell>
          <table:table-cell office:value-type="float" office:value="110.028562" calcext:value-type="float">
            <text:p>110.028562</text:p>
          </table:table-cell>
          <table:table-cell office:value-type="float" office:value="42.244699" calcext:value-type="float">
            <text:p>42.244699</text:p>
          </table:table-cell>
          <table:table-cell office:value-type="float" office:value="86.61118" calcext:value-type="float">
            <text:p>86.61118</text:p>
          </table:table-cell>
          <table:table-cell office:value-type="float" office:value="-11.450768" calcext:value-type="float">
            <text:p>-11.450768</text:p>
          </table:table-cell>
          <table:table-cell office:value-type="float" office:value="112.66529" calcext:value-type="float">
            <text:p>112.66529</text:p>
          </table:table-cell>
          <table:table-cell office:value-type="float" office:value="1.614049" calcext:value-type="float">
            <text:p>1.614049</text:p>
          </table:table-cell>
          <table:table-cell office:value-type="float" office:value="110.033959" calcext:value-type="float">
            <text:p>110.033959</text:p>
          </table:table-cell>
          <table:table-cell office:value-type="float" office:value="42.161152" calcext:value-type="float">
            <text:p>42.161152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7.844123" calcext:value-type="float">
            <text:p>57.844123</text:p>
          </table:table-cell>
          <table:table-cell office:value-type="float" office:value="-4.759242" calcext:value-type="float">
            <text:p>-4.759242</text:p>
          </table:table-cell>
          <table:table-cell office:value-type="float" office:value="86.602045" calcext:value-type="float">
            <text:p>86.602045</text:p>
          </table:table-cell>
          <table:table-cell office:value-type="float" office:value="-11.461247" calcext:value-type="float">
            <text:p>-11.461247</text:p>
          </table:table-cell>
          <table:table-cell office:value-type="float" office:value="108.819313" calcext:value-type="float">
            <text:p>108.819313</text:p>
          </table:table-cell>
          <table:table-cell office:value-type="float" office:value="1.179404" calcext:value-type="float">
            <text:p>1.179404</text:p>
          </table:table-cell>
          <table:table-cell office:value-type="float" office:value="57.864838" calcext:value-type="float">
            <text:p>57.864838</text:p>
          </table:table-cell>
          <table:table-cell office:value-type="float" office:value="-4.654815" calcext:value-type="float">
            <text:p>-4.654815</text:p>
          </table:table-cell>
          <table:table-cell office:value-type="float" office:value="254" calcext:value-type="float">
            <text:p>254</text:p>
          </table:table-cell>
          <table:table-cell office:value-type="float" office:value="57.844124" calcext:value-type="float">
            <text:p>57.844124</text:p>
          </table:table-cell>
          <table:table-cell office:value-type="float" office:value="-4.759243" calcext:value-type="float">
            <text:p>-4.759243</text:p>
          </table:table-cell>
          <table:table-cell office:value-type="float" office:value="86.602045" calcext:value-type="float">
            <text:p>86.602045</text:p>
          </table:table-cell>
          <table:table-cell office:value-type="float" office:value="-11.438422" calcext:value-type="float">
            <text:p>-11.438422</text:p>
          </table:table-cell>
          <table:table-cell office:value-type="float" office:value="108.819313" calcext:value-type="float">
            <text:p>108.819313</text:p>
          </table:table-cell>
          <table:table-cell office:value-type="float" office:value="1.179401" calcext:value-type="float">
            <text:p>1.179401</text:p>
          </table:table-cell>
          <table:table-cell office:value-type="float" office:value="57.864839" calcext:value-type="float">
            <text:p>57.864839</text:p>
          </table:table-cell>
          <table:table-cell office:value-type="float" office:value="-4.654816" calcext:value-type="float">
            <text:p>-4.6548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7.664324" calcext:value-type="float">
            <text:p>117.664324</text:p>
          </table:table-cell>
          <table:table-cell office:value-type="float" office:value="-16.097982" calcext:value-type="float">
            <text:p>-16.097982</text:p>
          </table:table-cell>
          <table:table-cell office:value-type="float" office:value="86.594526" calcext:value-type="float">
            <text:p>86.594526</text:p>
          </table:table-cell>
          <table:table-cell office:value-type="float" office:value="-11.468813" calcext:value-type="float">
            <text:p>-11.468813</text:p>
          </table:table-cell>
          <table:table-cell office:value-type="float" office:value="109.431471" calcext:value-type="float">
            <text:p>109.431471</text:p>
          </table:table-cell>
          <table:table-cell office:value-type="float" office:value="-0.037048" calcext:value-type="float">
            <text:p>-0.037048</text:p>
          </table:table-cell>
          <table:table-cell office:value-type="float" office:value="117.560347" calcext:value-type="float">
            <text:p>117.560347</text:p>
          </table:table-cell>
          <table:table-cell office:value-type="float" office:value="-16.130754" calcext:value-type="float">
            <text:p>-16.130754</text:p>
          </table:table-cell>
          <table:table-cell office:value-type="float" office:value="255" calcext:value-type="float">
            <text:p>255</text:p>
          </table:table-cell>
          <table:table-cell office:value-type="float" office:value="117.664324" calcext:value-type="float">
            <text:p>117.664324</text:p>
          </table:table-cell>
          <table:table-cell office:value-type="float" office:value="-16.097982" calcext:value-type="float">
            <text:p>-16.097982</text:p>
          </table:table-cell>
          <table:table-cell office:value-type="float" office:value="86.594526" calcext:value-type="float">
            <text:p>86.594526</text:p>
          </table:table-cell>
          <table:table-cell office:value-type="float" office:value="-11.445988" calcext:value-type="float">
            <text:p>-11.445988</text:p>
          </table:table-cell>
          <table:table-cell office:value-type="float" office:value="109.431471" calcext:value-type="float">
            <text:p>109.431471</text:p>
          </table:table-cell>
          <table:table-cell office:value-type="float" office:value="-0.037053" calcext:value-type="float">
            <text:p>-0.037053</text:p>
          </table:table-cell>
          <table:table-cell office:value-type="float" office:value="117.560348" calcext:value-type="float">
            <text:p>117.560348</text:p>
          </table:table-cell>
          <table:table-cell office:value-type="float" office:value="-16.130754" calcext:value-type="float">
            <text:p>-16.13075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1.270703" calcext:value-type="float">
            <text:p>91.270703</text:p>
          </table:table-cell>
          <table:table-cell office:value-type="float" office:value="-13.950929" calcext:value-type="float">
            <text:p>-13.950929</text:p>
          </table:table-cell>
          <table:table-cell office:value-type="float" office:value="86.586764" calcext:value-type="float">
            <text:p>86.586764</text:p>
          </table:table-cell>
          <table:table-cell office:value-type="float" office:value="-11.470156" calcext:value-type="float">
            <text:p>-11.470156</text:p>
          </table:table-cell>
          <table:table-cell office:value-type="float" office:value="108.152998" calcext:value-type="float">
            <text:p>108.152998</text:p>
          </table:table-cell>
          <table:table-cell office:value-type="float" office:value="-1.012269" calcext:value-type="float">
            <text:p>-1.012269</text:p>
          </table:table-cell>
          <table:table-cell office:value-type="float" office:value="91.34952" calcext:value-type="float">
            <text:p>91.34952</text:p>
          </table:table-cell>
          <table:table-cell office:value-type="float" office:value="-13.963488" calcext:value-type="float">
            <text:p>-13.963488</text:p>
          </table:table-cell>
          <table:table-cell office:value-type="float" office:value="256" calcext:value-type="float">
            <text:p>256</text:p>
          </table:table-cell>
          <table:table-cell office:value-type="float" office:value="91.270704" calcext:value-type="float">
            <text:p>91.270704</text:p>
          </table:table-cell>
          <table:table-cell office:value-type="float" office:value="-13.950929" calcext:value-type="float">
            <text:p>-13.950929</text:p>
          </table:table-cell>
          <table:table-cell office:value-type="float" office:value="86.586764" calcext:value-type="float">
            <text:p>86.586764</text:p>
          </table:table-cell>
          <table:table-cell office:value-type="float" office:value="-11.447332" calcext:value-type="float">
            <text:p>-11.447332</text:p>
          </table:table-cell>
          <table:table-cell office:value-type="float" office:value="108.152998" calcext:value-type="float">
            <text:p>108.152998</text:p>
          </table:table-cell>
          <table:table-cell office:value-type="float" office:value="-1.012273" calcext:value-type="float">
            <text:p>-1.012273</text:p>
          </table:table-cell>
          <table:table-cell office:value-type="float" office:value="91.34952" calcext:value-type="float">
            <text:p>91.34952</text:p>
          </table:table-cell>
          <table:table-cell office:value-type="float" office:value="-13.963488" calcext:value-type="float">
            <text:p>-13.96348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07.32053" calcext:value-type="float">
            <text:p>107.32053</text:p>
          </table:table-cell>
          <table:table-cell office:value-type="float" office:value="-10.376921" calcext:value-type="float">
            <text:p>-10.376921</text:p>
          </table:table-cell>
          <table:table-cell office:value-type="float" office:value="86.576855" calcext:value-type="float">
            <text:p>86.576855</text:p>
          </table:table-cell>
          <table:table-cell office:value-type="float" office:value="-11.472904" calcext:value-type="float">
            <text:p>-11.472904</text:p>
          </table:table-cell>
          <table:table-cell office:value-type="float" office:value="108.08551" calcext:value-type="float">
            <text:p>108.08551</text:p>
          </table:table-cell>
          <table:table-cell office:value-type="float" office:value="-1.67035" calcext:value-type="float">
            <text:p>-1.67035</text:p>
          </table:table-cell>
          <table:table-cell office:value-type="float" office:value="107.282346" calcext:value-type="float">
            <text:p>107.282346</text:p>
          </table:table-cell>
          <table:table-cell office:value-type="float" office:value="-10.378222" calcext:value-type="float">
            <text:p>-10.378222</text:p>
          </table:table-cell>
          <table:table-cell office:value-type="float" office:value="257" calcext:value-type="float">
            <text:p>257</text:p>
          </table:table-cell>
          <table:table-cell office:value-type="float" office:value="107.320531" calcext:value-type="float">
            <text:p>107.320531</text:p>
          </table:table-cell>
          <table:table-cell office:value-type="float" office:value="-10.376922" calcext:value-type="float">
            <text:p>-10.376922</text:p>
          </table:table-cell>
          <table:table-cell office:value-type="float" office:value="86.576856" calcext:value-type="float">
            <text:p>86.576856</text:p>
          </table:table-cell>
          <table:table-cell office:value-type="float" office:value="-11.45008" calcext:value-type="float">
            <text:p>-11.45008</text:p>
          </table:table-cell>
          <table:table-cell office:value-type="float" office:value="108.085511" calcext:value-type="float">
            <text:p>108.085511</text:p>
          </table:table-cell>
          <table:table-cell office:value-type="float" office:value="-1.670354" calcext:value-type="float">
            <text:p>-1.670354</text:p>
          </table:table-cell>
          <table:table-cell office:value-type="float" office:value="107.282347" calcext:value-type="float">
            <text:p>107.282347</text:p>
          </table:table-cell>
          <table:table-cell office:value-type="float" office:value="-10.378222" calcext:value-type="float">
            <text:p>-10.37822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4.760406" calcext:value-type="float">
            <text:p>94.760406</text:p>
          </table:table-cell>
          <table:table-cell office:value-type="float" office:value="-6.792862" calcext:value-type="float">
            <text:p>-6.792862</text:p>
          </table:table-cell>
          <table:table-cell office:value-type="float" office:value="86.567894" calcext:value-type="float">
            <text:p>86.567894</text:p>
          </table:table-cell>
          <table:table-cell office:value-type="float" office:value="-11.47885" calcext:value-type="float">
            <text:p>-11.47885</text:p>
          </table:table-cell>
          <table:table-cell office:value-type="float" office:value="107.14442" calcext:value-type="float">
            <text:p>107.14442</text:p>
          </table:table-cell>
          <table:table-cell office:value-type="float" office:value="-2.034455" calcext:value-type="float">
            <text:p>-2.034455</text:p>
          </table:table-cell>
          <table:table-cell office:value-type="float" office:value="94.785875" calcext:value-type="float">
            <text:p>94.785875</text:p>
          </table:table-cell>
          <table:table-cell office:value-type="float" office:value="-6.792866" calcext:value-type="float">
            <text:p>-6.792866</text:p>
          </table:table-cell>
          <table:table-cell office:value-type="float" office:value="258" calcext:value-type="float">
            <text:p>258</text:p>
          </table:table-cell>
          <table:table-cell office:value-type="float" office:value="94.760407" calcext:value-type="float">
            <text:p>94.760407</text:p>
          </table:table-cell>
          <table:table-cell office:value-type="float" office:value="-6.792862" calcext:value-type="float">
            <text:p>-6.792862</text:p>
          </table:table-cell>
          <table:table-cell office:value-type="float" office:value="86.567895" calcext:value-type="float">
            <text:p>86.567895</text:p>
          </table:table-cell>
          <table:table-cell office:value-type="float" office:value="-11.456025" calcext:value-type="float">
            <text:p>-11.456025</text:p>
          </table:table-cell>
          <table:table-cell office:value-type="float" office:value="107.14442" calcext:value-type="float">
            <text:p>107.14442</text:p>
          </table:table-cell>
          <table:table-cell office:value-type="float" office:value="-2.034459" calcext:value-type="float">
            <text:p>-2.034459</text:p>
          </table:table-cell>
          <table:table-cell office:value-type="float" office:value="94.785876" calcext:value-type="float">
            <text:p>94.785876</text:p>
          </table:table-cell>
          <table:table-cell office:value-type="float" office:value="-6.792866" calcext:value-type="float">
            <text:p>-6.792866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0.015161" calcext:value-type="float">
            <text:p>100.015161</text:p>
          </table:table-cell>
          <table:table-cell office:value-type="float" office:value="2.497394" calcext:value-type="float">
            <text:p>2.497394</text:p>
          </table:table-cell>
          <table:table-cell office:value-type="float" office:value="86.560364" calcext:value-type="float">
            <text:p>86.560364</text:p>
          </table:table-cell>
          <table:table-cell office:value-type="float" office:value="-11.48227" calcext:value-type="float">
            <text:p>-11.48227</text:p>
          </table:table-cell>
          <table:table-cell office:value-type="float" office:value="106.638368" calcext:value-type="float">
            <text:p>106.638368</text:p>
          </table:table-cell>
          <table:table-cell office:value-type="float" office:value="-1.720406" calcext:value-type="float">
            <text:p>-1.720406</text:p>
          </table:table-cell>
          <table:table-cell office:value-type="float" office:value="99.999484" calcext:value-type="float">
            <text:p>99.999484</text:p>
          </table:table-cell>
          <table:table-cell office:value-type="float" office:value="2.492343" calcext:value-type="float">
            <text:p>2.492343</text:p>
          </table:table-cell>
          <table:table-cell office:value-type="float" office:value="259" calcext:value-type="float">
            <text:p>259</text:p>
          </table:table-cell>
          <table:table-cell office:value-type="float" office:value="100.015162" calcext:value-type="float">
            <text:p>100.015162</text:p>
          </table:table-cell>
          <table:table-cell office:value-type="float" office:value="2.497395" calcext:value-type="float">
            <text:p>2.497395</text:p>
          </table:table-cell>
          <table:table-cell office:value-type="float" office:value="86.560365" calcext:value-type="float">
            <text:p>86.560365</text:p>
          </table:table-cell>
          <table:table-cell office:value-type="float" office:value="-11.459445" calcext:value-type="float">
            <text:p>-11.459445</text:p>
          </table:table-cell>
          <table:table-cell office:value-type="float" office:value="106.638369" calcext:value-type="float">
            <text:p>106.638369</text:p>
          </table:table-cell>
          <table:table-cell office:value-type="float" office:value="-1.72041" calcext:value-type="float">
            <text:p>-1.72041</text:p>
          </table:table-cell>
          <table:table-cell office:value-type="float" office:value="99.999485" calcext:value-type="float">
            <text:p>99.999485</text:p>
          </table:table-cell>
          <table:table-cell office:value-type="float" office:value="2.492344" calcext:value-type="float">
            <text:p>2.49234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7.80952" calcext:value-type="float">
            <text:p>87.80952</text:p>
          </table:table-cell>
          <table:table-cell office:value-type="float" office:value="0.413191" calcext:value-type="float">
            <text:p>0.413191</text:p>
          </table:table-cell>
          <table:table-cell office:value-type="float" office:value="86.553066" calcext:value-type="float">
            <text:p>86.553066</text:p>
          </table:table-cell>
          <table:table-cell office:value-type="float" office:value="-11.480837" calcext:value-type="float">
            <text:p>-11.480837</text:p>
          </table:table-cell>
          <table:table-cell office:value-type="float" office:value="105.313562" calcext:value-type="float">
            <text:p>105.313562</text:p>
          </table:table-cell>
          <table:table-cell office:value-type="float" office:value="-1.569722" calcext:value-type="float">
            <text:p>-1.569722</text:p>
          </table:table-cell>
          <table:table-cell office:value-type="float" office:value="87.824743" calcext:value-type="float">
            <text:p>87.824743</text:p>
          </table:table-cell>
          <table:table-cell office:value-type="float" office:value="0.42314" calcext:value-type="float">
            <text:p>0.42314</text:p>
          </table:table-cell>
          <table:table-cell office:value-type="float" office:value="260" calcext:value-type="float">
            <text:p>260</text:p>
          </table:table-cell>
          <table:table-cell office:value-type="float" office:value="87.80952" calcext:value-type="float">
            <text:p>87.80952</text:p>
          </table:table-cell>
          <table:table-cell office:value-type="float" office:value="0.413191" calcext:value-type="float">
            <text:p>0.413191</text:p>
          </table:table-cell>
          <table:table-cell office:value-type="float" office:value="86.553067" calcext:value-type="float">
            <text:p>86.553067</text:p>
          </table:table-cell>
          <table:table-cell office:value-type="float" office:value="-11.458013" calcext:value-type="float">
            <text:p>-11.458013</text:p>
          </table:table-cell>
          <table:table-cell office:value-type="float" office:value="105.313563" calcext:value-type="float">
            <text:p>105.313563</text:p>
          </table:table-cell>
          <table:table-cell office:value-type="float" office:value="-1.569726" calcext:value-type="float">
            <text:p>-1.569726</text:p>
          </table:table-cell>
          <table:table-cell office:value-type="float" office:value="87.824743" calcext:value-type="float">
            <text:p>87.824743</text:p>
          </table:table-cell>
          <table:table-cell office:value-type="float" office:value="0.423141" calcext:value-type="float">
            <text:p>0.42314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8.225373" calcext:value-type="float">
            <text:p>88.225373</text:p>
          </table:table-cell>
          <table:table-cell office:value-type="float" office:value="-5.995943" calcext:value-type="float">
            <text:p>-5.995943</text:p>
          </table:table-cell>
          <table:table-cell office:value-type="float" office:value="86.546103" calcext:value-type="float">
            <text:p>86.546103</text:p>
          </table:table-cell>
          <table:table-cell office:value-type="float" office:value="-11.476216" calcext:value-type="float">
            <text:p>-11.476216</text:p>
          </table:table-cell>
          <table:table-cell office:value-type="float" office:value="104.110913" calcext:value-type="float">
            <text:p>104.110913</text:p>
          </table:table-cell>
          <table:table-cell office:value-type="float" office:value="-1.87526" calcext:value-type="float">
            <text:p>-1.87526</text:p>
          </table:table-cell>
          <table:table-cell office:value-type="float" office:value="88.214505" calcext:value-type="float">
            <text:p>88.214505</text:p>
          </table:table-cell>
          <table:table-cell office:value-type="float" office:value="-5.992166" calcext:value-type="float">
            <text:p>-5.992166</text:p>
          </table:table-cell>
          <table:table-cell office:value-type="float" office:value="261" calcext:value-type="float">
            <text:p>261</text:p>
          </table:table-cell>
          <table:table-cell office:value-type="float" office:value="88.225374" calcext:value-type="float">
            <text:p>88.225374</text:p>
          </table:table-cell>
          <table:table-cell office:value-type="float" office:value="-5.995943" calcext:value-type="float">
            <text:p>-5.995943</text:p>
          </table:table-cell>
          <table:table-cell office:value-type="float" office:value="86.546103" calcext:value-type="float">
            <text:p>86.546103</text:p>
          </table:table-cell>
          <table:table-cell office:value-type="float" office:value="-11.453392" calcext:value-type="float">
            <text:p>-11.453392</text:p>
          </table:table-cell>
          <table:table-cell office:value-type="float" office:value="104.110913" calcext:value-type="float">
            <text:p>104.110913</text:p>
          </table:table-cell>
          <table:table-cell office:value-type="float" office:value="-1.875263" calcext:value-type="float">
            <text:p>-1.875263</text:p>
          </table:table-cell>
          <table:table-cell office:value-type="float" office:value="88.214505" calcext:value-type="float">
            <text:p>88.214505</text:p>
          </table:table-cell>
          <table:table-cell office:value-type="float" office:value="-5.992167" calcext:value-type="float">
            <text:p>-5.99216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8.253672" calcext:value-type="float">
            <text:p>88.253672</text:p>
          </table:table-cell>
          <table:table-cell office:value-type="float" office:value="-14.816493" calcext:value-type="float">
            <text:p>-14.816493</text:p>
          </table:table-cell>
          <table:table-cell office:value-type="float" office:value="86.539597" calcext:value-type="float">
            <text:p>86.539597</text:p>
          </table:table-cell>
          <table:table-cell office:value-type="float" office:value="-11.466681" calcext:value-type="float">
            <text:p>-11.466681</text:p>
          </table:table-cell>
          <table:table-cell office:value-type="float" office:value="102.994856" calcext:value-type="float">
            <text:p>102.994856</text:p>
          </table:table-cell>
          <table:table-cell office:value-type="float" office:value="-2.772279" calcext:value-type="float">
            <text:p>-2.772279</text:p>
          </table:table-cell>
          <table:table-cell office:value-type="float" office:value="88.253962" calcext:value-type="float">
            <text:p>88.253962</text:p>
          </table:table-cell>
          <table:table-cell office:value-type="float" office:value="-14.814425" calcext:value-type="float">
            <text:p>-14.814425</text:p>
          </table:table-cell>
          <table:table-cell office:value-type="float" office:value="262" calcext:value-type="float">
            <text:p>262</text:p>
          </table:table-cell>
          <table:table-cell office:value-type="float" office:value="88.253672" calcext:value-type="float">
            <text:p>88.253672</text:p>
          </table:table-cell>
          <table:table-cell office:value-type="float" office:value="-14.816494" calcext:value-type="float">
            <text:p>-14.816494</text:p>
          </table:table-cell>
          <table:table-cell office:value-type="float" office:value="86.539598" calcext:value-type="float">
            <text:p>86.539598</text:p>
          </table:table-cell>
          <table:table-cell office:value-type="float" office:value="-11.443857" calcext:value-type="float">
            <text:p>-11.443857</text:p>
          </table:table-cell>
          <table:table-cell office:value-type="float" office:value="102.994856" calcext:value-type="float">
            <text:p>102.994856</text:p>
          </table:table-cell>
          <table:table-cell office:value-type="float" office:value="-2.772282" calcext:value-type="float">
            <text:p>-2.772282</text:p>
          </table:table-cell>
          <table:table-cell office:value-type="float" office:value="88.253963" calcext:value-type="float">
            <text:p>88.253963</text:p>
          </table:table-cell>
          <table:table-cell office:value-type="float" office:value="-14.814426" calcext:value-type="float">
            <text:p>-14.81442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8.713656" calcext:value-type="float">
            <text:p>88.713656</text:p>
          </table:table-cell>
          <table:table-cell office:value-type="float" office:value="-22.718996" calcext:value-type="float">
            <text:p>-22.718996</text:p>
          </table:table-cell>
          <table:table-cell office:value-type="float" office:value="86.534308" calcext:value-type="float">
            <text:p>86.534308</text:p>
          </table:table-cell>
          <table:table-cell office:value-type="float" office:value="-11.45782" calcext:value-type="float">
            <text:p>-11.45782</text:p>
          </table:table-cell>
          <table:table-cell office:value-type="float" office:value="101.990252" calcext:value-type="float">
            <text:p>101.990252</text:p>
          </table:table-cell>
          <table:table-cell office:value-type="float" office:value="-4.160308" calcext:value-type="float">
            <text:p>-4.160308</text:p>
          </table:table-cell>
          <table:table-cell office:value-type="float" office:value="88.713302" calcext:value-type="float">
            <text:p>88.713302</text:p>
          </table:table-cell>
          <table:table-cell office:value-type="float" office:value="-22.719771" calcext:value-type="float">
            <text:p>-22.719771</text:p>
          </table:table-cell>
          <table:table-cell office:value-type="float" office:value="263" calcext:value-type="float">
            <text:p>263</text:p>
          </table:table-cell>
          <table:table-cell office:value-type="float" office:value="88.713657" calcext:value-type="float">
            <text:p>88.713657</text:p>
          </table:table-cell>
          <table:table-cell office:value-type="float" office:value="-22.718996" calcext:value-type="float">
            <text:p>-22.718996</text:p>
          </table:table-cell>
          <table:table-cell office:value-type="float" office:value="86.534308" calcext:value-type="float">
            <text:p>86.534308</text:p>
          </table:table-cell>
          <table:table-cell office:value-type="float" office:value="-11.434995" calcext:value-type="float">
            <text:p>-11.434995</text:p>
          </table:table-cell>
          <table:table-cell office:value-type="float" office:value="101.990253" calcext:value-type="float">
            <text:p>101.990253</text:p>
          </table:table-cell>
          <table:table-cell office:value-type="float" office:value="-4.160311" calcext:value-type="float">
            <text:p>-4.160311</text:p>
          </table:table-cell>
          <table:table-cell office:value-type="float" office:value="88.713303" calcext:value-type="float">
            <text:p>88.713303</text:p>
          </table:table-cell>
          <table:table-cell office:value-type="float" office:value="-22.719771" calcext:value-type="float">
            <text:p>-22.719771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7.607019" calcext:value-type="float">
            <text:p>87.607019</text:p>
          </table:table-cell>
          <table:table-cell office:value-type="float" office:value="-21.594585" calcext:value-type="float">
            <text:p>-21.594585</text:p>
          </table:table-cell>
          <table:table-cell office:value-type="float" office:value="86.528524" calcext:value-type="float">
            <text:p>86.528524</text:p>
          </table:table-cell>
          <table:table-cell office:value-type="float" office:value="-11.452168" calcext:value-type="float">
            <text:p>-11.452168</text:p>
          </table:table-cell>
          <table:table-cell office:value-type="float" office:value="100.978048" calcext:value-type="float">
            <text:p>100.978048</text:p>
          </table:table-cell>
          <table:table-cell office:value-type="float" office:value="-5.375452" calcext:value-type="float">
            <text:p>-5.375452</text:p>
          </table:table-cell>
          <table:table-cell office:value-type="float" office:value="87.608327" calcext:value-type="float">
            <text:p>87.608327</text:p>
          </table:table-cell>
          <table:table-cell office:value-type="float" office:value="-21.602138" calcext:value-type="float">
            <text:p>-21.602138</text:p>
          </table:table-cell>
          <table:table-cell office:value-type="float" office:value="264" calcext:value-type="float">
            <text:p>264</text:p>
          </table:table-cell>
          <table:table-cell office:value-type="float" office:value="87.607019" calcext:value-type="float">
            <text:p>87.607019</text:p>
          </table:table-cell>
          <table:table-cell office:value-type="float" office:value="-21.594586" calcext:value-type="float">
            <text:p>-21.594586</text:p>
          </table:table-cell>
          <table:table-cell office:value-type="float" office:value="86.528525" calcext:value-type="float">
            <text:p>86.528525</text:p>
          </table:table-cell>
          <table:table-cell office:value-type="float" office:value="-11.429344" calcext:value-type="float">
            <text:p>-11.429344</text:p>
          </table:table-cell>
          <table:table-cell office:value-type="float" office:value="100.978048" calcext:value-type="float">
            <text:p>100.978048</text:p>
          </table:table-cell>
          <table:table-cell office:value-type="float" office:value="-5.375454" calcext:value-type="float">
            <text:p>-5.375454</text:p>
          </table:table-cell>
          <table:table-cell office:value-type="float" office:value="87.608328" calcext:value-type="float">
            <text:p>87.608328</text:p>
          </table:table-cell>
          <table:table-cell office:value-type="float" office:value="-21.602139" calcext:value-type="float">
            <text:p>-21.60213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7.613693" calcext:value-type="float">
            <text:p>87.613693</text:p>
          </table:table-cell>
          <table:table-cell office:value-type="float" office:value="-18.441688" calcext:value-type="float">
            <text:p>-18.441688</text:p>
          </table:table-cell>
          <table:table-cell office:value-type="float" office:value="86.52462" calcext:value-type="float">
            <text:p>86.52462</text:p>
          </table:table-cell>
          <table:table-cell office:value-type="float" office:value="-11.451262" calcext:value-type="float">
            <text:p>-11.451262</text:p>
          </table:table-cell>
          <table:table-cell office:value-type="float" office:value="100.038912" calcext:value-type="float">
            <text:p>100.038912</text:p>
          </table:table-cell>
          <table:table-cell office:value-type="float" office:value="-6.289245" calcext:value-type="float">
            <text:p>-6.289245</text:p>
          </table:table-cell>
          <table:table-cell office:value-type="float" office:value="87.612778" calcext:value-type="float">
            <text:p>87.612778</text:p>
          </table:table-cell>
          <table:table-cell office:value-type="float" office:value="-18.443387" calcext:value-type="float">
            <text:p>-18.443387</text:p>
          </table:table-cell>
          <table:table-cell office:value-type="float" office:value="265" calcext:value-type="float">
            <text:p>265</text:p>
          </table:table-cell>
          <table:table-cell office:value-type="float" office:value="87.613694" calcext:value-type="float">
            <text:p>87.613694</text:p>
          </table:table-cell>
          <table:table-cell office:value-type="float" office:value="-18.441689" calcext:value-type="float">
            <text:p>-18.441689</text:p>
          </table:table-cell>
          <table:table-cell office:value-type="float" office:value="86.524621" calcext:value-type="float">
            <text:p>86.524621</text:p>
          </table:table-cell>
          <table:table-cell office:value-type="float" office:value="-11.428437" calcext:value-type="float">
            <text:p>-11.428437</text:p>
          </table:table-cell>
          <table:table-cell office:value-type="float" office:value="100.038913" calcext:value-type="float">
            <text:p>100.038913</text:p>
          </table:table-cell>
          <table:table-cell office:value-type="float" office:value="-6.289248" calcext:value-type="float">
            <text:p>-6.289248</text:p>
          </table:table-cell>
          <table:table-cell office:value-type="float" office:value="87.612779" calcext:value-type="float">
            <text:p>87.612779</text:p>
          </table:table-cell>
          <table:table-cell office:value-type="float" office:value="-18.443387" calcext:value-type="float">
            <text:p>-18.44338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8.9639" calcext:value-type="float">
            <text:p>88.9639</text:p>
          </table:table-cell>
          <table:table-cell office:value-type="float" office:value="-7.949807" calcext:value-type="float">
            <text:p>-7.949807</text:p>
          </table:table-cell>
          <table:table-cell office:value-type="float" office:value="86.52087" calcext:value-type="float">
            <text:p>86.52087</text:p>
          </table:table-cell>
          <table:table-cell office:value-type="float" office:value="-11.454859" calcext:value-type="float">
            <text:p>-11.454859</text:p>
          </table:table-cell>
          <table:table-cell office:value-type="float" office:value="99.260173" calcext:value-type="float">
            <text:p>99.260173</text:p>
          </table:table-cell>
          <table:table-cell office:value-type="float" office:value="-6.40883" calcext:value-type="float">
            <text:p>-6.40883</text:p>
          </table:table-cell>
          <table:table-cell office:value-type="float" office:value="88.962799" calcext:value-type="float">
            <text:p>88.962799</text:p>
          </table:table-cell>
          <table:table-cell office:value-type="float" office:value="-7.955806" calcext:value-type="float">
            <text:p>-7.955806</text:p>
          </table:table-cell>
          <table:table-cell office:value-type="float" office:value="266" calcext:value-type="float">
            <text:p>266</text:p>
          </table:table-cell>
          <table:table-cell office:value-type="float" office:value="88.963901" calcext:value-type="float">
            <text:p>88.963901</text:p>
          </table:table-cell>
          <table:table-cell office:value-type="float" office:value="-7.949808" calcext:value-type="float">
            <text:p>-7.949808</text:p>
          </table:table-cell>
          <table:table-cell office:value-type="float" office:value="86.52087" calcext:value-type="float">
            <text:p>86.52087</text:p>
          </table:table-cell>
          <table:table-cell office:value-type="float" office:value="-11.432034" calcext:value-type="float">
            <text:p>-11.432034</text:p>
          </table:table-cell>
          <table:table-cell office:value-type="float" office:value="99.260174" calcext:value-type="float">
            <text:p>99.260174</text:p>
          </table:table-cell>
          <table:table-cell office:value-type="float" office:value="-6.408832" calcext:value-type="float">
            <text:p>-6.408832</text:p>
          </table:table-cell>
          <table:table-cell office:value-type="float" office:value="88.9628" calcext:value-type="float">
            <text:p>88.9628</text:p>
          </table:table-cell>
          <table:table-cell office:value-type="float" office:value="-7.955807" calcext:value-type="float">
            <text:p>-7.95580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3.138364" calcext:value-type="float">
            <text:p>93.138364</text:p>
          </table:table-cell>
          <table:table-cell office:value-type="float" office:value="-10.295071" calcext:value-type="float">
            <text:p>-10.295071</text:p>
          </table:table-cell>
          <table:table-cell office:value-type="float" office:value="86.518718" calcext:value-type="float">
            <text:p>86.518718</text:p>
          </table:table-cell>
          <table:table-cell office:value-type="float" office:value="-11.450134" calcext:value-type="float">
            <text:p>-11.450134</text:p>
          </table:table-cell>
          <table:table-cell office:value-type="float" office:value="98.829646" calcext:value-type="float">
            <text:p>98.829646</text:p>
          </table:table-cell>
          <table:table-cell office:value-type="float" office:value="-6.676473" calcext:value-type="float">
            <text:p>-6.676473</text:p>
          </table:table-cell>
          <table:table-cell office:value-type="float" office:value="93.136081" calcext:value-type="float">
            <text:p>93.136081</text:p>
          </table:table-cell>
          <table:table-cell office:value-type="float" office:value="-10.284705" calcext:value-type="float">
            <text:p>-10.284705</text:p>
          </table:table-cell>
          <table:table-cell office:value-type="float" office:value="267" calcext:value-type="float">
            <text:p>267</text:p>
          </table:table-cell>
          <table:table-cell office:value-type="float" office:value="93.138364" calcext:value-type="float">
            <text:p>93.138364</text:p>
          </table:table-cell>
          <table:table-cell office:value-type="float" office:value="-10.295071" calcext:value-type="float">
            <text:p>-10.295071</text:p>
          </table:table-cell>
          <table:table-cell office:value-type="float" office:value="86.518719" calcext:value-type="float">
            <text:p>86.518719</text:p>
          </table:table-cell>
          <table:table-cell office:value-type="float" office:value="-11.42731" calcext:value-type="float">
            <text:p>-11.42731</text:p>
          </table:table-cell>
          <table:table-cell office:value-type="float" office:value="98.829646" calcext:value-type="float">
            <text:p>98.829646</text:p>
          </table:table-cell>
          <table:table-cell office:value-type="float" office:value="-6.676475" calcext:value-type="float">
            <text:p>-6.676475</text:p>
          </table:table-cell>
          <table:table-cell office:value-type="float" office:value="93.136081" calcext:value-type="float">
            <text:p>93.136081</text:p>
          </table:table-cell>
          <table:table-cell office:value-type="float" office:value="-10.284705" calcext:value-type="float">
            <text:p>-10.28470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0.677518" calcext:value-type="float">
            <text:p>90.677518</text:p>
          </table:table-cell>
          <table:table-cell office:value-type="float" office:value="-17.439782" calcext:value-type="float">
            <text:p>-17.439782</text:p>
          </table:table-cell>
          <table:table-cell office:value-type="float" office:value="86.52111" calcext:value-type="float">
            <text:p>86.52111</text:p>
          </table:table-cell>
          <table:table-cell office:value-type="float" office:value="-11.443508" calcext:value-type="float">
            <text:p>-11.443508</text:p>
          </table:table-cell>
          <table:table-cell office:value-type="float" office:value="98.261221" calcext:value-type="float">
            <text:p>98.261221</text:p>
          </table:table-cell>
          <table:table-cell office:value-type="float" office:value="-7.423742" calcext:value-type="float">
            <text:p>-7.423742</text:p>
          </table:table-cell>
          <table:table-cell office:value-type="float" office:value="90.682818" calcext:value-type="float">
            <text:p>90.682818</text:p>
          </table:table-cell>
          <table:table-cell office:value-type="float" office:value="-17.435916" calcext:value-type="float">
            <text:p>-17.435916</text:p>
          </table:table-cell>
          <table:table-cell office:value-type="float" office:value="268" calcext:value-type="float">
            <text:p>268</text:p>
          </table:table-cell>
          <table:table-cell office:value-type="float" office:value="90.677518" calcext:value-type="float">
            <text:p>90.677518</text:p>
          </table:table-cell>
          <table:table-cell office:value-type="float" office:value="-17.439782" calcext:value-type="float">
            <text:p>-17.439782</text:p>
          </table:table-cell>
          <table:table-cell office:value-type="float" office:value="86.521111" calcext:value-type="float">
            <text:p>86.521111</text:p>
          </table:table-cell>
          <table:table-cell office:value-type="float" office:value="-11.433937" calcext:value-type="float">
            <text:p>-11.433937</text:p>
          </table:table-cell>
          <table:table-cell office:value-type="float" office:value="98.261222" calcext:value-type="float">
            <text:p>98.261222</text:p>
          </table:table-cell>
          <table:table-cell office:value-type="float" office:value="-7.436069" calcext:value-type="float">
            <text:p>-7.436069</text:p>
          </table:table-cell>
          <table:table-cell office:value-type="float" office:value="90.682819" calcext:value-type="float">
            <text:p>90.682819</text:p>
          </table:table-cell>
          <table:table-cell office:value-type="float" office:value="-17.435927" calcext:value-type="float">
            <text:p>-17.4359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1.216662" calcext:value-type="float">
            <text:p>91.216662</text:p>
          </table:table-cell>
          <table:table-cell office:value-type="float" office:value="-17.80963" calcext:value-type="float">
            <text:p>-17.80963</text:p>
          </table:table-cell>
          <table:table-cell office:value-type="float" office:value="86.528617" calcext:value-type="float">
            <text:p>86.528617</text:p>
          </table:table-cell>
          <table:table-cell office:value-type="float" office:value="-11.433998" calcext:value-type="float">
            <text:p>-11.433998</text:p>
          </table:table-cell>
          <table:table-cell office:value-type="float" office:value="97.775083" calcext:value-type="float">
            <text:p>97.775083</text:p>
          </table:table-cell>
          <table:table-cell office:value-type="float" office:value="-8.14191" calcext:value-type="float">
            <text:p>-8.14191</text:p>
          </table:table-cell>
          <table:table-cell office:value-type="float" office:value="91.21431" calcext:value-type="float">
            <text:p>91.21431</text:p>
          </table:table-cell>
          <table:table-cell office:value-type="float" office:value="-17.814979" calcext:value-type="float">
            <text:p>-17.814979</text:p>
          </table:table-cell>
          <table:table-cell office:value-type="float" office:value="269" calcext:value-type="float">
            <text:p>269</text:p>
          </table:table-cell>
          <table:table-cell office:value-type="float" office:value="91.216662" calcext:value-type="float">
            <text:p>91.216662</text:p>
          </table:table-cell>
          <table:table-cell office:value-type="float" office:value="-17.80963" calcext:value-type="float">
            <text:p>-17.80963</text:p>
          </table:table-cell>
          <table:table-cell office:value-type="float" office:value="86.528617" calcext:value-type="float">
            <text:p>86.528617</text:p>
          </table:table-cell>
          <table:table-cell office:value-type="float" office:value="-11.424427" calcext:value-type="float">
            <text:p>-11.424427</text:p>
          </table:table-cell>
          <table:table-cell office:value-type="float" office:value="97.775084" calcext:value-type="float">
            <text:p>97.775084</text:p>
          </table:table-cell>
          <table:table-cell office:value-type="float" office:value="-8.153375" calcext:value-type="float">
            <text:p>-8.153375</text:p>
          </table:table-cell>
          <table:table-cell office:value-type="float" office:value="91.21431" calcext:value-type="float">
            <text:p>91.21431</text:p>
          </table:table-cell>
          <table:table-cell office:value-type="float" office:value="-17.814969" calcext:value-type="float">
            <text:p>-17.8149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9.356277" calcext:value-type="float">
            <text:p>99.356277</text:p>
          </table:table-cell>
          <table:table-cell office:value-type="float" office:value="-12.780913" calcext:value-type="float">
            <text:p>-12.780913</text:p>
          </table:table-cell>
          <table:table-cell office:value-type="float" office:value="86.539974" calcext:value-type="float">
            <text:p>86.539974</text:p>
          </table:table-cell>
          <table:table-cell office:value-type="float" office:value="-11.425488" calcext:value-type="float">
            <text:p>-11.425488</text:p>
          </table:table-cell>
          <table:table-cell office:value-type="float" office:value="97.896329" calcext:value-type="float">
            <text:p>97.896329</text:p>
          </table:table-cell>
          <table:table-cell office:value-type="float" office:value="-8.458726" calcext:value-type="float">
            <text:p>-8.458726</text:p>
          </table:table-cell>
          <table:table-cell office:value-type="float" office:value="99.350332" calcext:value-type="float">
            <text:p>99.350332</text:p>
          </table:table-cell>
          <table:table-cell office:value-type="float" office:value="-12.785148" calcext:value-type="float">
            <text:p>-12.785148</text:p>
          </table:table-cell>
          <table:table-cell office:value-type="float" office:value="270" calcext:value-type="float">
            <text:p>270</text:p>
          </table:table-cell>
          <table:table-cell office:value-type="float" office:value="99.356278" calcext:value-type="float">
            <text:p>99.356278</text:p>
          </table:table-cell>
          <table:table-cell office:value-type="float" office:value="-12.780914" calcext:value-type="float">
            <text:p>-12.780914</text:p>
          </table:table-cell>
          <table:table-cell office:value-type="float" office:value="86.539975" calcext:value-type="float">
            <text:p>86.539975</text:p>
          </table:table-cell>
          <table:table-cell office:value-type="float" office:value="-11.415917" calcext:value-type="float">
            <text:p>-11.415917</text:p>
          </table:table-cell>
          <table:table-cell office:value-type="float" office:value="97.89633" calcext:value-type="float">
            <text:p>97.89633</text:p>
          </table:table-cell>
          <table:table-cell office:value-type="float" office:value="-8.469388" calcext:value-type="float">
            <text:p>-8.469388</text:p>
          </table:table-cell>
          <table:table-cell office:value-type="float" office:value="99.350332" calcext:value-type="float">
            <text:p>99.350332</text:p>
          </table:table-cell>
          <table:table-cell office:value-type="float" office:value="-12.785148" calcext:value-type="float">
            <text:p>-12.78514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7.37341" calcext:value-type="float">
            <text:p>97.37341</text:p>
          </table:table-cell>
          <table:table-cell office:value-type="float" office:value="-12.533993" calcext:value-type="float">
            <text:p>-12.533993</text:p>
          </table:table-cell>
          <table:table-cell office:value-type="float" office:value="86.55358" calcext:value-type="float">
            <text:p>86.55358</text:p>
          </table:table-cell>
          <table:table-cell office:value-type="float" office:value="-11.424177" calcext:value-type="float">
            <text:p>-11.424177</text:p>
          </table:table-cell>
          <table:table-cell office:value-type="float" office:value="97.872378" calcext:value-type="float">
            <text:p>97.872378</text:p>
          </table:table-cell>
          <table:table-cell office:value-type="float" office:value="-8.742775" calcext:value-type="float">
            <text:p>-8.742775</text:p>
          </table:table-cell>
          <table:table-cell office:value-type="float" office:value="97.381221" calcext:value-type="float">
            <text:p>97.381221</text:p>
          </table:table-cell>
          <table:table-cell office:value-type="float" office:value="-12.530309" calcext:value-type="float">
            <text:p>-12.530309</text:p>
          </table:table-cell>
          <table:table-cell office:value-type="float" office:value="271" calcext:value-type="float">
            <text:p>271</text:p>
          </table:table-cell>
          <table:table-cell office:value-type="float" office:value="97.37341" calcext:value-type="float">
            <text:p>97.37341</text:p>
          </table:table-cell>
          <table:table-cell office:value-type="float" office:value="-12.533993" calcext:value-type="float">
            <text:p>-12.533993</text:p>
          </table:table-cell>
          <table:table-cell office:value-type="float" office:value="86.55358" calcext:value-type="float">
            <text:p>86.55358</text:p>
          </table:table-cell>
          <table:table-cell office:value-type="float" office:value="-11.414606" calcext:value-type="float">
            <text:p>-11.414606</text:p>
          </table:table-cell>
          <table:table-cell office:value-type="float" office:value="97.872379" calcext:value-type="float">
            <text:p>97.872379</text:p>
          </table:table-cell>
          <table:table-cell office:value-type="float" office:value="-8.752691" calcext:value-type="float">
            <text:p>-8.752691</text:p>
          </table:table-cell>
          <table:table-cell office:value-type="float" office:value="97.381222" calcext:value-type="float">
            <text:p>97.381222</text:p>
          </table:table-cell>
          <table:table-cell office:value-type="float" office:value="-12.53031" calcext:value-type="float">
            <text:p>-12.5303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3.792069" calcext:value-type="float">
            <text:p>93.792069</text:p>
          </table:table-cell>
          <table:table-cell office:value-type="float" office:value="-7.634874" calcext:value-type="float">
            <text:p>-7.634874</text:p>
          </table:table-cell>
          <table:table-cell office:value-type="float" office:value="86.569602" calcext:value-type="float">
            <text:p>86.569602</text:p>
          </table:table-cell>
          <table:table-cell office:value-type="float" office:value="-11.427066" calcext:value-type="float">
            <text:p>-11.427066</text:p>
          </table:table-cell>
          <table:table-cell office:value-type="float" office:value="97.601657" calcext:value-type="float">
            <text:p>97.601657</text:p>
          </table:table-cell>
          <table:table-cell office:value-type="float" office:value="-8.667909" calcext:value-type="float">
            <text:p>-8.667909</text:p>
          </table:table-cell>
          <table:table-cell office:value-type="float" office:value="93.793315" calcext:value-type="float">
            <text:p>93.793315</text:p>
          </table:table-cell>
          <table:table-cell office:value-type="float" office:value="-7.638421" calcext:value-type="float">
            <text:p>-7.638421</text:p>
          </table:table-cell>
          <table:table-cell office:value-type="float" office:value="272" calcext:value-type="float">
            <text:p>272</text:p>
          </table:table-cell>
          <table:table-cell office:value-type="float" office:value="93.792069" calcext:value-type="float">
            <text:p>93.792069</text:p>
          </table:table-cell>
          <table:table-cell office:value-type="float" office:value="-7.634874" calcext:value-type="float">
            <text:p>-7.634874</text:p>
          </table:table-cell>
          <table:table-cell office:value-type="float" office:value="86.569602" calcext:value-type="float">
            <text:p>86.569602</text:p>
          </table:table-cell>
          <table:table-cell office:value-type="float" office:value="-11.417495" calcext:value-type="float">
            <text:p>-11.417495</text:p>
          </table:table-cell>
          <table:table-cell office:value-type="float" office:value="97.601657" calcext:value-type="float">
            <text:p>97.601657</text:p>
          </table:table-cell>
          <table:table-cell office:value-type="float" office:value="-8.677131" calcext:value-type="float">
            <text:p>-8.677131</text:p>
          </table:table-cell>
          <table:table-cell office:value-type="float" office:value="93.793316" calcext:value-type="float">
            <text:p>93.793316</text:p>
          </table:table-cell>
          <table:table-cell office:value-type="float" office:value="-7.638421" calcext:value-type="float">
            <text:p>-7.63842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1.594819" calcext:value-type="float">
            <text:p>91.594819</text:p>
          </table:table-cell>
          <table:table-cell office:value-type="float" office:value="-7.410957" calcext:value-type="float">
            <text:p>-7.410957</text:p>
          </table:table-cell>
          <table:table-cell office:value-type="float" office:value="86.589495" calcext:value-type="float">
            <text:p>86.589495</text:p>
          </table:table-cell>
          <table:table-cell office:value-type="float" office:value="-11.43264" calcext:value-type="float">
            <text:p>-11.43264</text:p>
          </table:table-cell>
          <table:table-cell office:value-type="float" office:value="97.199679" calcext:value-type="float">
            <text:p>97.199679</text:p>
          </table:table-cell>
          <table:table-cell office:value-type="float" office:value="-8.585107" calcext:value-type="float">
            <text:p>-8.585107</text:p>
          </table:table-cell>
          <table:table-cell office:value-type="float" office:value="91.593773" calcext:value-type="float">
            <text:p>91.593773</text:p>
          </table:table-cell>
          <table:table-cell office:value-type="float" office:value="-7.407436" calcext:value-type="float">
            <text:p>-7.407436</text:p>
          </table:table-cell>
          <table:table-cell office:value-type="float" office:value="273" calcext:value-type="float">
            <text:p>273</text:p>
          </table:table-cell>
          <table:table-cell office:value-type="float" office:value="91.59482" calcext:value-type="float">
            <text:p>91.59482</text:p>
          </table:table-cell>
          <table:table-cell office:value-type="float" office:value="-7.410957" calcext:value-type="float">
            <text:p>-7.410957</text:p>
          </table:table-cell>
          <table:table-cell office:value-type="float" office:value="86.589495" calcext:value-type="float">
            <text:p>86.589495</text:p>
          </table:table-cell>
          <table:table-cell office:value-type="float" office:value="-11.42307" calcext:value-type="float">
            <text:p>-11.42307</text:p>
          </table:table-cell>
          <table:table-cell office:value-type="float" office:value="97.199679" calcext:value-type="float">
            <text:p>97.199679</text:p>
          </table:table-cell>
          <table:table-cell office:value-type="float" office:value="-8.593683" calcext:value-type="float">
            <text:p>-8.593683</text:p>
          </table:table-cell>
          <table:table-cell office:value-type="float" office:value="91.593773" calcext:value-type="float">
            <text:p>91.593773</text:p>
          </table:table-cell>
          <table:table-cell office:value-type="float" office:value="-7.407436" calcext:value-type="float">
            <text:p>-7.40743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4.311466" calcext:value-type="float">
            <text:p>94.311466</text:p>
          </table:table-cell>
          <table:table-cell office:value-type="float" office:value="-9.877171" calcext:value-type="float">
            <text:p>-9.877171</text:p>
          </table:table-cell>
          <table:table-cell office:value-type="float" office:value="86.611329" calcext:value-type="float">
            <text:p>86.611329</text:p>
          </table:table-cell>
          <table:table-cell office:value-type="float" office:value="-11.440275" calcext:value-type="float">
            <text:p>-11.440275</text:p>
          </table:table-cell>
          <table:table-cell office:value-type="float" office:value="97.017809" calcext:value-type="float">
            <text:p>97.017809</text:p>
          </table:table-cell>
          <table:table-cell office:value-type="float" office:value="-8.682652" calcext:value-type="float">
            <text:p>-8.682652</text:p>
          </table:table-cell>
          <table:table-cell office:value-type="float" office:value="94.30779" calcext:value-type="float">
            <text:p>94.30779</text:p>
          </table:table-cell>
          <table:table-cell office:value-type="float" office:value="-9.87515" calcext:value-type="float">
            <text:p>-9.87515</text:p>
          </table:table-cell>
          <table:table-cell office:value-type="float" office:value="274" calcext:value-type="float">
            <text:p>274</text:p>
          </table:table-cell>
          <table:table-cell office:value-type="float" office:value="94.311466" calcext:value-type="float">
            <text:p>94.311466</text:p>
          </table:table-cell>
          <table:table-cell office:value-type="float" office:value="-9.877171" calcext:value-type="float">
            <text:p>-9.877171</text:p>
          </table:table-cell>
          <table:table-cell office:value-type="float" office:value="86.611329" calcext:value-type="float">
            <text:p>86.611329</text:p>
          </table:table-cell>
          <table:table-cell office:value-type="float" office:value="-11.430705" calcext:value-type="float">
            <text:p>-11.430705</text:p>
          </table:table-cell>
          <table:table-cell office:value-type="float" office:value="97.01781" calcext:value-type="float">
            <text:p>97.01781</text:p>
          </table:table-cell>
          <table:table-cell office:value-type="float" office:value="-8.690628" calcext:value-type="float">
            <text:p>-8.690628</text:p>
          </table:table-cell>
          <table:table-cell office:value-type="float" office:value="94.30779" calcext:value-type="float">
            <text:p>94.30779</text:p>
          </table:table-cell>
          <table:table-cell office:value-type="float" office:value="-9.875151" calcext:value-type="float">
            <text:p>-9.87515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0.524607" calcext:value-type="float">
            <text:p>90.524607</text:p>
          </table:table-cell>
          <table:table-cell office:value-type="float" office:value="-14.21678" calcext:value-type="float">
            <text:p>-14.21678</text:p>
          </table:table-cell>
          <table:table-cell office:value-type="float" office:value="86.630102" calcext:value-type="float">
            <text:p>86.630102</text:p>
          </table:table-cell>
          <table:table-cell office:value-type="float" office:value="-11.442328" calcext:value-type="float">
            <text:p>-11.442328</text:p>
          </table:table-cell>
          <table:table-cell office:value-type="float" office:value="96.580744" calcext:value-type="float">
            <text:p>96.580744</text:p>
          </table:table-cell>
          <table:table-cell office:value-type="float" office:value="-9.07195" calcext:value-type="float">
            <text:p>-9.07195</text:p>
          </table:table-cell>
          <table:table-cell office:value-type="float" office:value="90.529407" calcext:value-type="float">
            <text:p>90.529407</text:p>
          </table:table-cell>
          <table:table-cell office:value-type="float" office:value="-14.215388" calcext:value-type="float">
            <text:p>-14.215388</text:p>
          </table:table-cell>
          <table:table-cell office:value-type="float" office:value="275" calcext:value-type="float">
            <text:p>275</text:p>
          </table:table-cell>
          <table:table-cell office:value-type="float" office:value="90.524607" calcext:value-type="float">
            <text:p>90.524607</text:p>
          </table:table-cell>
          <table:table-cell office:value-type="float" office:value="-14.21678" calcext:value-type="float">
            <text:p>-14.21678</text:p>
          </table:table-cell>
          <table:table-cell office:value-type="float" office:value="86.630102" calcext:value-type="float">
            <text:p>86.630102</text:p>
          </table:table-cell>
          <table:table-cell office:value-type="float" office:value="-11.428652" calcext:value-type="float">
            <text:p>-11.428652</text:p>
          </table:table-cell>
          <table:table-cell office:value-type="float" office:value="96.580745" calcext:value-type="float">
            <text:p>96.580745</text:p>
          </table:table-cell>
          <table:table-cell office:value-type="float" office:value="-9.075549" calcext:value-type="float">
            <text:p>-9.075549</text:p>
          </table:table-cell>
          <table:table-cell office:value-type="float" office:value="90.529408" calcext:value-type="float">
            <text:p>90.529408</text:p>
          </table:table-cell>
          <table:table-cell office:value-type="float" office:value="-14.215386" calcext:value-type="float">
            <text:p>-14.21538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8.433443" calcext:value-type="float">
            <text:p>88.433443</text:p>
          </table:table-cell>
          <table:table-cell office:value-type="float" office:value="-16.437657" calcext:value-type="float">
            <text:p>-16.437657</text:p>
          </table:table-cell>
          <table:table-cell office:value-type="float" office:value="86.641329" calcext:value-type="float">
            <text:p>86.641329</text:p>
          </table:table-cell>
          <table:table-cell office:value-type="float" office:value="-11.446235" calcext:value-type="float">
            <text:p>-11.446235</text:p>
          </table:table-cell>
          <table:table-cell office:value-type="float" office:value="96.020874" calcext:value-type="float">
            <text:p>96.020874</text:p>
          </table:table-cell>
          <table:table-cell office:value-type="float" office:value="-9.591183" calcext:value-type="float">
            <text:p>-9.591183</text:p>
          </table:table-cell>
          <table:table-cell office:value-type="float" office:value="88.43221" calcext:value-type="float">
            <text:p>88.43221</text:p>
          </table:table-cell>
          <table:table-cell office:value-type="float" office:value="-16.439207" calcext:value-type="float">
            <text:p>-16.439207</text:p>
          </table:table-cell>
          <table:table-cell office:value-type="float" office:value="276" calcext:value-type="float">
            <text:p>276</text:p>
          </table:table-cell>
          <table:table-cell office:value-type="float" office:value="88.433444" calcext:value-type="float">
            <text:p>88.433444</text:p>
          </table:table-cell>
          <table:table-cell office:value-type="float" office:value="-16.437658" calcext:value-type="float">
            <text:p>-16.437658</text:p>
          </table:table-cell>
          <table:table-cell office:value-type="float" office:value="86.64133" calcext:value-type="float">
            <text:p>86.64133</text:p>
          </table:table-cell>
          <table:table-cell office:value-type="float" office:value="-11.432559" calcext:value-type="float">
            <text:p>-11.432559</text:p>
          </table:table-cell>
          <table:table-cell office:value-type="float" office:value="96.020875" calcext:value-type="float">
            <text:p>96.020875</text:p>
          </table:table-cell>
          <table:table-cell office:value-type="float" office:value="-9.594531" calcext:value-type="float">
            <text:p>-9.594531</text:p>
          </table:table-cell>
          <table:table-cell office:value-type="float" office:value="88.432211" calcext:value-type="float">
            <text:p>88.432211</text:p>
          </table:table-cell>
          <table:table-cell office:value-type="float" office:value="-16.439211" calcext:value-type="float">
            <text:p>-16.43921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5.94031" calcext:value-type="float">
            <text:p>145.94031</text:p>
          </table:table-cell>
          <table:table-cell office:value-type="float" office:value="-15.129804" calcext:value-type="float">
            <text:p>-15.129804</text:p>
          </table:table-cell>
          <table:table-cell office:value-type="float" office:value="86.646098" calcext:value-type="float">
            <text:p>86.646098</text:p>
          </table:table-cell>
          <table:table-cell office:value-type="float" office:value="-11.446796" calcext:value-type="float">
            <text:p>-11.446796</text:p>
          </table:table-cell>
          <table:table-cell office:value-type="float" office:value="99.51967" calcext:value-type="float">
            <text:p>99.51967</text:p>
          </table:table-cell>
          <table:table-cell office:value-type="float" office:value="-9.979408" calcext:value-type="float">
            <text:p>-9.979408</text:p>
          </table:table-cell>
          <table:table-cell office:value-type="float" office:value="145.897157" calcext:value-type="float">
            <text:p>145.897157</text:p>
          </table:table-cell>
          <table:table-cell office:value-type="float" office:value="-15.132361" calcext:value-type="float">
            <text:p>-15.132361</text:p>
          </table:table-cell>
          <table:table-cell office:value-type="float" office:value="277" calcext:value-type="float">
            <text:p>277</text:p>
          </table:table-cell>
          <table:table-cell office:value-type="float" office:value="90.000848" calcext:value-type="float">
            <text:p>90.000848</text:p>
          </table:table-cell>
          <table:table-cell office:value-type="float" office:value="-25.769896" calcext:value-type="float">
            <text:p>-25.769896</text:p>
          </table:table-cell>
          <table:table-cell office:value-type="float" office:value="86.646098" calcext:value-type="float">
            <text:p>86.646098</text:p>
          </table:table-cell>
          <table:table-cell office:value-type="float" office:value="-11.431998" calcext:value-type="float">
            <text:p>-11.431998</text:p>
          </table:table-cell>
          <table:table-cell office:value-type="float" office:value="95.603908" calcext:value-type="float">
            <text:p>95.603908</text:p>
          </table:table-cell>
          <table:table-cell office:value-type="float" office:value="-10.726285" calcext:value-type="float">
            <text:p>-10.726285</text:p>
          </table:table-cell>
          <table:table-cell office:value-type="float" office:value="89.998188" calcext:value-type="float">
            <text:p>89.998188</text:p>
          </table:table-cell>
          <table:table-cell office:value-type="float" office:value="-25.76475" calcext:value-type="float">
            <text:p>-25.7647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6.114546" calcext:value-type="float">
            <text:p>96.114546</text:p>
          </table:table-cell>
          <table:table-cell office:value-type="float" office:value="-23.482805" calcext:value-type="float">
            <text:p>-23.482805</text:p>
          </table:table-cell>
          <table:table-cell office:value-type="float" office:value="86.649674" calcext:value-type="float">
            <text:p>86.649674</text:p>
          </table:table-cell>
          <table:table-cell office:value-type="float" office:value="-11.445698" calcext:value-type="float">
            <text:p>-11.445698</text:p>
          </table:table-cell>
          <table:table-cell office:value-type="float" office:value="99.284637" calcext:value-type="float">
            <text:p>99.284637</text:p>
          </table:table-cell>
          <table:table-cell office:value-type="float" office:value="-10.923625" calcext:value-type="float">
            <text:p>-10.923625</text:p>
          </table:table-cell>
          <table:table-cell office:value-type="float" office:value="96.19132" calcext:value-type="float">
            <text:p>96.19132</text:p>
          </table:table-cell>
          <table:table-cell office:value-type="float" office:value="-23.47589" calcext:value-type="float">
            <text:p>-23.47589</text:p>
          </table:table-cell>
          <table:table-cell office:value-type="float" office:value="278" calcext:value-type="float">
            <text:p>278</text:p>
          </table:table-cell>
          <table:table-cell office:value-type="float" office:value="96.114547" calcext:value-type="float">
            <text:p>96.114547</text:p>
          </table:table-cell>
          <table:table-cell office:value-type="float" office:value="-23.482806" calcext:value-type="float">
            <text:p>-23.482806</text:p>
          </table:table-cell>
          <table:table-cell office:value-type="float" office:value="86.649674" calcext:value-type="float">
            <text:p>86.649674</text:p>
          </table:table-cell>
          <table:table-cell office:value-type="float" office:value="-11.4309" calcext:value-type="float">
            <text:p>-11.4309</text:p>
          </table:table-cell>
          <table:table-cell office:value-type="float" office:value="95.642978" calcext:value-type="float">
            <text:p>95.642978</text:p>
          </table:table-cell>
          <table:table-cell office:value-type="float" office:value="-11.61822" calcext:value-type="float">
            <text:p>-11.61822</text:p>
          </table:table-cell>
          <table:table-cell office:value-type="float" office:value="96.111285" calcext:value-type="float">
            <text:p>96.111285</text:p>
          </table:table-cell>
          <table:table-cell office:value-type="float" office:value="-23.491114" calcext:value-type="float">
            <text:p>-23.4911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5.458944" calcext:value-type="float">
            <text:p>95.458944</text:p>
          </table:table-cell>
          <table:table-cell office:value-type="float" office:value="-15.813424" calcext:value-type="float">
            <text:p>-15.813424</text:p>
          </table:table-cell>
          <table:table-cell office:value-type="float" office:value="86.659341" calcext:value-type="float">
            <text:p>86.659341</text:p>
          </table:table-cell>
          <table:table-cell office:value-type="float" office:value="-11.4305" calcext:value-type="float">
            <text:p>-11.4305</text:p>
          </table:table-cell>
          <table:table-cell office:value-type="float" office:value="99.025829" calcext:value-type="float">
            <text:p>99.025829</text:p>
          </table:table-cell>
          <table:table-cell office:value-type="float" office:value="-11.251777" calcext:value-type="float">
            <text:p>-11.251777</text:p>
          </table:table-cell>
          <table:table-cell office:value-type="float" office:value="95.424304" calcext:value-type="float">
            <text:p>95.424304</text:p>
          </table:table-cell>
          <table:table-cell office:value-type="float" office:value="-15.82475" calcext:value-type="float">
            <text:p>-15.82475</text:p>
          </table:table-cell>
          <table:table-cell office:value-type="float" office:value="279" calcext:value-type="float">
            <text:p>279</text:p>
          </table:table-cell>
          <table:table-cell office:value-type="float" office:value="95.458945" calcext:value-type="float">
            <text:p>95.458945</text:p>
          </table:table-cell>
          <table:table-cell office:value-type="float" office:value="-15.813424" calcext:value-type="float">
            <text:p>-15.813424</text:p>
          </table:table-cell>
          <table:table-cell office:value-type="float" office:value="86.659342" calcext:value-type="float">
            <text:p>86.659342</text:p>
          </table:table-cell>
          <table:table-cell office:value-type="float" office:value="-11.415703" calcext:value-type="float">
            <text:p>-11.415703</text:p>
          </table:table-cell>
          <table:table-cell office:value-type="float" office:value="95.639087" calcext:value-type="float">
            <text:p>95.639087</text:p>
          </table:table-cell>
          <table:table-cell office:value-type="float" office:value="-11.897751" calcext:value-type="float">
            <text:p>-11.897751</text:p>
          </table:table-cell>
          <table:table-cell office:value-type="float" office:value="95.46374" calcext:value-type="float">
            <text:p>95.46374</text:p>
          </table:table-cell>
          <table:table-cell office:value-type="float" office:value="-15.817249" calcext:value-type="float">
            <text:p>-15.81724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7.442933" calcext:value-type="float">
            <text:p>97.442933</text:p>
          </table:table-cell>
          <table:table-cell office:value-type="float" office:value="-18.958567" calcext:value-type="float">
            <text:p>-18.958567</text:p>
          </table:table-cell>
          <table:table-cell office:value-type="float" office:value="86.675798" calcext:value-type="float">
            <text:p>86.675798</text:p>
          </table:table-cell>
          <table:table-cell office:value-type="float" office:value="-11.410143" calcext:value-type="float">
            <text:p>-11.410143</text:p>
          </table:table-cell>
          <table:table-cell office:value-type="float" office:value="98.930331" calcext:value-type="float">
            <text:p>98.930331</text:p>
          </table:table-cell>
          <table:table-cell office:value-type="float" office:value="-11.772319" calcext:value-type="float">
            <text:p>-11.772319</text:p>
          </table:table-cell>
          <table:table-cell office:value-type="float" office:value="97.440959" calcext:value-type="float">
            <text:p>97.440959</text:p>
          </table:table-cell>
          <table:table-cell office:value-type="float" office:value="-18.95101" calcext:value-type="float">
            <text:p>-18.95101</text:p>
          </table:table-cell>
          <table:table-cell office:value-type="float" office:value="280" calcext:value-type="float">
            <text:p>280</text:p>
          </table:table-cell>
          <table:table-cell office:value-type="float" office:value="97.442933" calcext:value-type="float">
            <text:p>97.442933</text:p>
          </table:table-cell>
          <table:table-cell office:value-type="float" office:value="-18.958567" calcext:value-type="float">
            <text:p>-18.958567</text:p>
          </table:table-cell>
          <table:table-cell office:value-type="float" office:value="86.675798" calcext:value-type="float">
            <text:p>86.675798</text:p>
          </table:table-cell>
          <table:table-cell office:value-type="float" office:value="-11.395345" calcext:value-type="float">
            <text:p>-11.395345</text:p>
          </table:table-cell>
          <table:table-cell office:value-type="float" office:value="95.780661" calcext:value-type="float">
            <text:p>95.780661</text:p>
          </table:table-cell>
          <table:table-cell office:value-type="float" office:value="-12.373075" calcext:value-type="float">
            <text:p>-12.373075</text:p>
          </table:table-cell>
          <table:table-cell office:value-type="float" office:value="97.4411" calcext:value-type="float">
            <text:p>97.4411</text:p>
          </table:table-cell>
          <table:table-cell office:value-type="float" office:value="-18.950984" calcext:value-type="float">
            <text:p>-18.95098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7.96873" calcext:value-type="float">
            <text:p>97.96873</text:p>
          </table:table-cell>
          <table:table-cell office:value-type="float" office:value="-10.263659" calcext:value-type="float">
            <text:p>-10.263659</text:p>
          </table:table-cell>
          <table:table-cell office:value-type="float" office:value="86.691128" calcext:value-type="float">
            <text:p>86.691128</text:p>
          </table:table-cell>
          <table:table-cell office:value-type="float" office:value="-11.392143" calcext:value-type="float">
            <text:p>-11.392143</text:p>
          </table:table-cell>
          <table:table-cell office:value-type="float" office:value="98.877276" calcext:value-type="float">
            <text:p>98.877276</text:p>
          </table:table-cell>
          <table:table-cell office:value-type="float" office:value="-11.649973" calcext:value-type="float">
            <text:p>-11.649973</text:p>
          </table:table-cell>
          <table:table-cell office:value-type="float" office:value="97.969761" calcext:value-type="float">
            <text:p>97.969761</text:p>
          </table:table-cell>
          <table:table-cell office:value-type="float" office:value="-10.271851" calcext:value-type="float">
            <text:p>-10.271851</text:p>
          </table:table-cell>
          <table:table-cell office:value-type="float" office:value="281" calcext:value-type="float">
            <text:p>281</text:p>
          </table:table-cell>
          <table:table-cell office:value-type="float" office:value="97.968731" calcext:value-type="float">
            <text:p>97.968731</text:p>
          </table:table-cell>
          <table:table-cell office:value-type="float" office:value="-10.263659" calcext:value-type="float">
            <text:p>-10.263659</text:p>
          </table:table-cell>
          <table:table-cell office:value-type="float" office:value="86.691128" calcext:value-type="float">
            <text:p>86.691128</text:p>
          </table:table-cell>
          <table:table-cell office:value-type="float" office:value="-11.377345" calcext:value-type="float">
            <text:p>-11.377345</text:p>
          </table:table-cell>
          <table:table-cell office:value-type="float" office:value="95.948082" calcext:value-type="float">
            <text:p>95.948082</text:p>
          </table:table-cell>
          <table:table-cell office:value-type="float" office:value="-12.208676" calcext:value-type="float">
            <text:p>-12.208676</text:p>
          </table:table-cell>
          <table:table-cell office:value-type="float" office:value="97.969734" calcext:value-type="float">
            <text:p>97.969734</text:p>
          </table:table-cell>
          <table:table-cell office:value-type="float" office:value="-10.271856" calcext:value-type="float">
            <text:p>-10.27185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4.052609" calcext:value-type="float">
            <text:p>104.052609</text:p>
          </table:table-cell>
          <table:table-cell office:value-type="float" office:value="-5.98382" calcext:value-type="float">
            <text:p>-5.98382</text:p>
          </table:table-cell>
          <table:table-cell office:value-type="float" office:value="86.704234" calcext:value-type="float">
            <text:p>86.704234</text:p>
          </table:table-cell>
          <table:table-cell office:value-type="float" office:value="-11.380757" calcext:value-type="float">
            <text:p>-11.380757</text:p>
          </table:table-cell>
          <table:table-cell office:value-type="float" office:value="99.251738" calcext:value-type="float">
            <text:p>99.251738</text:p>
          </table:table-cell>
          <table:table-cell office:value-type="float" office:value="-11.242754" calcext:value-type="float">
            <text:p>-11.242754</text:p>
          </table:table-cell>
          <table:table-cell office:value-type="float" office:value="104.048796" calcext:value-type="float">
            <text:p>104.048796</text:p>
          </table:table-cell>
          <table:table-cell office:value-type="float" office:value="-5.980816" calcext:value-type="float">
            <text:p>-5.980816</text:p>
          </table:table-cell>
          <table:table-cell office:value-type="float" office:value="282" calcext:value-type="float">
            <text:p>282</text:p>
          </table:table-cell>
          <table:table-cell office:value-type="float" office:value="104.05261" calcext:value-type="float">
            <text:p>104.05261</text:p>
          </table:table-cell>
          <table:table-cell office:value-type="float" office:value="-5.983821" calcext:value-type="float">
            <text:p>-5.983821</text:p>
          </table:table-cell>
          <table:table-cell office:value-type="float" office:value="86.704235" calcext:value-type="float">
            <text:p>86.704235</text:p>
          </table:table-cell>
          <table:table-cell office:value-type="float" office:value="-11.36596" calcext:value-type="float">
            <text:p>-11.36596</text:p>
          </table:table-cell>
          <table:table-cell office:value-type="float" office:value="96.527588" calcext:value-type="float">
            <text:p>96.527588</text:p>
          </table:table-cell>
          <table:table-cell office:value-type="float" office:value="-11.762348" calcext:value-type="float">
            <text:p>-11.762348</text:p>
          </table:table-cell>
          <table:table-cell office:value-type="float" office:value="104.048796" calcext:value-type="float">
            <text:p>104.048796</text:p>
          </table:table-cell>
          <table:table-cell office:value-type="float" office:value="-5.980817" calcext:value-type="float">
            <text:p>-5.9808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10.676529" calcext:value-type="float">
            <text:p>110.676529</text:p>
          </table:table-cell>
          <table:table-cell office:value-type="float" office:value="-3.413513" calcext:value-type="float">
            <text:p>-3.413513</text:p>
          </table:table-cell>
          <table:table-cell office:value-type="float" office:value="86.717817" calcext:value-type="float">
            <text:p>86.717817</text:p>
          </table:table-cell>
          <table:table-cell office:value-type="float" office:value="-11.362566" calcext:value-type="float">
            <text:p>-11.362566</text:p>
          </table:table-cell>
          <table:table-cell office:value-type="float" office:value="100.064105" calcext:value-type="float">
            <text:p>100.064105</text:p>
          </table:table-cell>
          <table:table-cell office:value-type="float" office:value="-10.677789" calcext:value-type="float">
            <text:p>-10.677789</text:p>
          </table:table-cell>
          <table:table-cell office:value-type="float" office:value="110.676154" calcext:value-type="float">
            <text:p>110.676154</text:p>
          </table:table-cell>
          <table:table-cell office:value-type="float" office:value="-3.412335" calcext:value-type="float">
            <text:p>-3.412335</text:p>
          </table:table-cell>
          <table:table-cell office:value-type="float" office:value="283" calcext:value-type="float">
            <text:p>283</text:p>
          </table:table-cell>
          <table:table-cell office:value-type="float" office:value="110.676529" calcext:value-type="float">
            <text:p>110.676529</text:p>
          </table:table-cell>
          <table:table-cell office:value-type="float" office:value="-3.413514" calcext:value-type="float">
            <text:p>-3.413514</text:p>
          </table:table-cell>
          <table:table-cell office:value-type="float" office:value="86.717818" calcext:value-type="float">
            <text:p>86.717818</text:p>
          </table:table-cell>
          <table:table-cell office:value-type="float" office:value="-11.347768" calcext:value-type="float">
            <text:p>-11.347768</text:p>
          </table:table-cell>
          <table:table-cell office:value-type="float" office:value="97.530646" calcext:value-type="float">
            <text:p>97.530646</text:p>
          </table:table-cell>
          <table:table-cell office:value-type="float" office:value="-11.161011" calcext:value-type="float">
            <text:p>-11.161011</text:p>
          </table:table-cell>
          <table:table-cell office:value-type="float" office:value="110.676154" calcext:value-type="float">
            <text:p>110.676154</text:p>
          </table:table-cell>
          <table:table-cell office:value-type="float" office:value="-3.412336" calcext:value-type="float">
            <text:p>-3.4123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4.26122" calcext:value-type="float">
            <text:p>114.26122</text:p>
          </table:table-cell>
          <table:table-cell office:value-type="float" office:value="-5.54252" calcext:value-type="float">
            <text:p>-5.54252</text:p>
          </table:table-cell>
          <table:table-cell office:value-type="float" office:value="86.73263" calcext:value-type="float">
            <text:p>86.73263</text:p>
          </table:table-cell>
          <table:table-cell office:value-type="float" office:value="-11.340176" calcext:value-type="float">
            <text:p>-11.340176</text:p>
          </table:table-cell>
          <table:table-cell office:value-type="float" office:value="101.071679" calcext:value-type="float">
            <text:p>101.071679</text:p>
          </table:table-cell>
          <table:table-cell office:value-type="float" office:value="-10.297498" calcext:value-type="float">
            <text:p>-10.297498</text:p>
          </table:table-cell>
          <table:table-cell office:value-type="float" office:value="114.263266" calcext:value-type="float">
            <text:p>114.263266</text:p>
          </table:table-cell>
          <table:table-cell office:value-type="float" office:value="-5.539358" calcext:value-type="float">
            <text:p>-5.539358</text:p>
          </table:table-cell>
          <table:table-cell office:value-type="float" office:value="284" calcext:value-type="float">
            <text:p>284</text:p>
          </table:table-cell>
          <table:table-cell office:value-type="float" office:value="114.261221" calcext:value-type="float">
            <text:p>114.261221</text:p>
          </table:table-cell>
          <table:table-cell office:value-type="float" office:value="-5.542521" calcext:value-type="float">
            <text:p>-5.542521</text:p>
          </table:table-cell>
          <table:table-cell office:value-type="float" office:value="86.73263" calcext:value-type="float">
            <text:p>86.73263</text:p>
          </table:table-cell>
          <table:table-cell office:value-type="float" office:value="-11.325378" calcext:value-type="float">
            <text:p>-11.325378</text:p>
          </table:table-cell>
          <table:table-cell office:value-type="float" office:value="98.715562" calcext:value-type="float">
            <text:p>98.715562</text:p>
          </table:table-cell>
          <table:table-cell office:value-type="float" office:value="-10.746894" calcext:value-type="float">
            <text:p>-10.746894</text:p>
          </table:table-cell>
          <table:table-cell office:value-type="float" office:value="114.263267" calcext:value-type="float">
            <text:p>114.263267</text:p>
          </table:table-cell>
          <table:table-cell office:value-type="float" office:value="-5.539358" calcext:value-type="float">
            <text:p>-5.53935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6.645795" calcext:value-type="float">
            <text:p>106.645795</text:p>
          </table:table-cell>
          <table:table-cell office:value-type="float" office:value="-8.874127" calcext:value-type="float">
            <text:p>-8.874127</text:p>
          </table:table-cell>
          <table:table-cell office:value-type="float" office:value="86.746572" calcext:value-type="float">
            <text:p>86.746572</text:p>
          </table:table-cell>
          <table:table-cell office:value-type="float" office:value="-11.316687" calcext:value-type="float">
            <text:p>-11.316687</text:p>
          </table:table-cell>
          <table:table-cell office:value-type="float" office:value="101.474833" calcext:value-type="float">
            <text:p>101.474833</text:p>
          </table:table-cell>
          <table:table-cell office:value-type="float" office:value="-10.176017" calcext:value-type="float">
            <text:p>-10.176017</text:p>
          </table:table-cell>
          <table:table-cell office:value-type="float" office:value="106.653251" calcext:value-type="float">
            <text:p>106.653251</text:p>
          </table:table-cell>
          <table:table-cell office:value-type="float" office:value="-8.87332" calcext:value-type="float">
            <text:p>-8.87332</text:p>
          </table:table-cell>
          <table:table-cell office:value-type="float" office:value="285" calcext:value-type="float">
            <text:p>285</text:p>
          </table:table-cell>
          <table:table-cell office:value-type="float" office:value="106.645795" calcext:value-type="float">
            <text:p>106.645795</text:p>
          </table:table-cell>
          <table:table-cell office:value-type="float" office:value="-8.874127" calcext:value-type="float">
            <text:p>-8.874127</text:p>
          </table:table-cell>
          <table:table-cell office:value-type="float" office:value="86.746572" calcext:value-type="float">
            <text:p>86.746572</text:p>
          </table:table-cell>
          <table:table-cell office:value-type="float" office:value="-11.301889" calcext:value-type="float">
            <text:p>-11.301889</text:p>
          </table:table-cell>
          <table:table-cell office:value-type="float" office:value="99.283644" calcext:value-type="float">
            <text:p>99.283644</text:p>
          </table:table-cell>
          <table:table-cell office:value-type="float" office:value="-10.593956" calcext:value-type="float">
            <text:p>-10.593956</text:p>
          </table:table-cell>
          <table:table-cell office:value-type="float" office:value="106.653251" calcext:value-type="float">
            <text:p>106.653251</text:p>
          </table:table-cell>
          <table:table-cell office:value-type="float" office:value="-8.873321" calcext:value-type="float">
            <text:p>-8.87332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7.224754" calcext:value-type="float">
            <text:p>87.224754</text:p>
          </table:table-cell>
          <table:table-cell office:value-type="float" office:value="-11.062448" calcext:value-type="float">
            <text:p>-11.062448</text:p>
          </table:table-cell>
          <table:table-cell office:value-type="float" office:value="86.758824" calcext:value-type="float">
            <text:p>86.758824</text:p>
          </table:table-cell>
          <table:table-cell office:value-type="float" office:value="-11.33985" calcext:value-type="float">
            <text:p>-11.33985</text:p>
          </table:table-cell>
          <table:table-cell office:value-type="float" office:value="100.488723" calcext:value-type="float">
            <text:p>100.488723</text:p>
          </table:table-cell>
          <table:table-cell office:value-type="float" office:value="-10.259609" calcext:value-type="float">
            <text:p>-10.259609</text:p>
          </table:table-cell>
          <table:table-cell office:value-type="float" office:value="87.232541" calcext:value-type="float">
            <text:p>87.232541</text:p>
          </table:table-cell>
          <table:table-cell office:value-type="float" office:value="-11.063233" calcext:value-type="float">
            <text:p>-11.063233</text:p>
          </table:table-cell>
          <table:table-cell office:value-type="float" office:value="286" calcext:value-type="float">
            <text:p>286</text:p>
          </table:table-cell>
          <table:table-cell office:value-type="float" office:value="87.224754" calcext:value-type="float">
            <text:p>87.224754</text:p>
          </table:table-cell>
          <table:table-cell office:value-type="float" office:value="-11.062449" calcext:value-type="float">
            <text:p>-11.062449</text:p>
          </table:table-cell>
          <table:table-cell office:value-type="float" office:value="86.758825" calcext:value-type="float">
            <text:p>86.758825</text:p>
          </table:table-cell>
          <table:table-cell office:value-type="float" office:value="-11.325052" calcext:value-type="float">
            <text:p>-11.325052</text:p>
          </table:table-cell>
          <table:table-cell office:value-type="float" office:value="98.450917" calcext:value-type="float">
            <text:p>98.450917</text:p>
          </table:table-cell>
          <table:table-cell office:value-type="float" office:value="-10.648292" calcext:value-type="float">
            <text:p>-10.648292</text:p>
          </table:table-cell>
          <table:table-cell office:value-type="float" office:value="87.232541" calcext:value-type="float">
            <text:p>87.232541</text:p>
          </table:table-cell>
          <table:table-cell office:value-type="float" office:value="-11.063233" calcext:value-type="float">
            <text:p>-11.06323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74.272035" calcext:value-type="float">
            <text:p>74.272035</text:p>
          </table:table-cell>
          <table:table-cell office:value-type="float" office:value="-12.650949" calcext:value-type="float">
            <text:p>-12.650949</text:p>
          </table:table-cell>
          <table:table-cell office:value-type="float" office:value="86.76833" calcext:value-type="float">
            <text:p>86.76833</text:p>
          </table:table-cell>
          <table:table-cell office:value-type="float" office:value="-11.361608" calcext:value-type="float">
            <text:p>-11.361608</text:p>
          </table:table-cell>
          <table:table-cell office:value-type="float" office:value="98.662394" calcext:value-type="float">
            <text:p>98.662394</text:p>
          </table:table-cell>
          <table:table-cell office:value-type="float" office:value="-10.447238" calcext:value-type="float">
            <text:p>-10.447238</text:p>
          </table:table-cell>
          <table:table-cell office:value-type="float" office:value="74.267827" calcext:value-type="float">
            <text:p>74.267827</text:p>
          </table:table-cell>
          <table:table-cell office:value-type="float" office:value="-12.651341" calcext:value-type="float">
            <text:p>-12.651341</text:p>
          </table:table-cell>
          <table:table-cell office:value-type="float" office:value="287" calcext:value-type="float">
            <text:p>287</text:p>
          </table:table-cell>
          <table:table-cell office:value-type="float" office:value="74.272035" calcext:value-type="float">
            <text:p>74.272035</text:p>
          </table:table-cell>
          <table:table-cell office:value-type="float" office:value="-12.650949" calcext:value-type="float">
            <text:p>-12.650949</text:p>
          </table:table-cell>
          <table:table-cell office:value-type="float" office:value="86.76833" calcext:value-type="float">
            <text:p>86.76833</text:p>
          </table:table-cell>
          <table:table-cell office:value-type="float" office:value="-11.346811" calcext:value-type="float">
            <text:p>-11.346811</text:p>
          </table:table-cell>
          <table:table-cell office:value-type="float" office:value="96.767235" calcext:value-type="float">
            <text:p>96.767235</text:p>
          </table:table-cell>
          <table:table-cell office:value-type="float" office:value="-10.808713" calcext:value-type="float">
            <text:p>-10.808713</text:p>
          </table:table-cell>
          <table:table-cell office:value-type="float" office:value="74.267828" calcext:value-type="float">
            <text:p>74.267828</text:p>
          </table:table-cell>
          <table:table-cell office:value-type="float" office:value="-12.651341" calcext:value-type="float">
            <text:p>-12.65134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5.615181" calcext:value-type="float">
            <text:p>65.615181</text:p>
          </table:table-cell>
          <table:table-cell office:value-type="float" office:value="-11.134447" calcext:value-type="float">
            <text:p>-11.134447</text:p>
          </table:table-cell>
          <table:table-cell office:value-type="float" office:value="86.77339" calcext:value-type="float">
            <text:p>86.77339</text:p>
          </table:table-cell>
          <table:table-cell office:value-type="float" office:value="-11.380533" calcext:value-type="float">
            <text:p>-11.380533</text:p>
          </table:table-cell>
          <table:table-cell office:value-type="float" office:value="96.353796" calcext:value-type="float">
            <text:p>96.353796</text:p>
          </table:table-cell>
          <table:table-cell office:value-type="float" office:value="-10.512942" calcext:value-type="float">
            <text:p>-10.512942</text:p>
          </table:table-cell>
          <table:table-cell office:value-type="float" office:value="65.612393" calcext:value-type="float">
            <text:p>65.612393</text:p>
          </table:table-cell>
          <table:table-cell office:value-type="float" office:value="-11.136449" calcext:value-type="float">
            <text:p>-11.136449</text:p>
          </table:table-cell>
          <table:table-cell office:value-type="float" office:value="288" calcext:value-type="float">
            <text:p>288</text:p>
          </table:table-cell>
          <table:table-cell office:value-type="float" office:value="65.615182" calcext:value-type="float">
            <text:p>65.615182</text:p>
          </table:table-cell>
          <table:table-cell office:value-type="float" office:value="-11.134447" calcext:value-type="float">
            <text:p>-11.134447</text:p>
          </table:table-cell>
          <table:table-cell office:value-type="float" office:value="86.773391" calcext:value-type="float">
            <text:p>86.773391</text:p>
          </table:table-cell>
          <table:table-cell office:value-type="float" office:value="-11.365735" calcext:value-type="float">
            <text:p>-11.365735</text:p>
          </table:table-cell>
          <table:table-cell office:value-type="float" office:value="94.591298" calcext:value-type="float">
            <text:p>94.591298</text:p>
          </table:table-cell>
          <table:table-cell office:value-type="float" office:value="-10.849115" calcext:value-type="float">
            <text:p>-10.849115</text:p>
          </table:table-cell>
          <table:table-cell office:value-type="float" office:value="65.612394" calcext:value-type="float">
            <text:p>65.612394</text:p>
          </table:table-cell>
          <table:table-cell office:value-type="float" office:value="-11.136449" calcext:value-type="float">
            <text:p>-11.136449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75.477735" calcext:value-type="float">
            <text:p>75.477735</text:p>
          </table:table-cell>
          <table:table-cell office:value-type="float" office:value="-9.561384" calcext:value-type="float">
            <text:p>-9.561384</text:p>
          </table:table-cell>
          <table:table-cell office:value-type="float" office:value="86.773059" calcext:value-type="float">
            <text:p>86.773059</text:p>
          </table:table-cell>
          <table:table-cell office:value-type="float" office:value="-11.39685" calcext:value-type="float">
            <text:p>-11.39685</text:p>
          </table:table-cell>
          <table:table-cell office:value-type="float" office:value="94.892164" calcext:value-type="float">
            <text:p>94.892164</text:p>
          </table:table-cell>
          <table:table-cell office:value-type="float" office:value="-10.461508" calcext:value-type="float">
            <text:p>-10.461508</text:p>
          </table:table-cell>
          <table:table-cell office:value-type="float" office:value="75.465901" calcext:value-type="float">
            <text:p>75.465901</text:p>
          </table:table-cell>
          <table:table-cell office:value-type="float" office:value="-9.561423" calcext:value-type="float">
            <text:p>-9.561423</text:p>
          </table:table-cell>
          <table:table-cell office:value-type="float" office:value="289" calcext:value-type="float">
            <text:p>289</text:p>
          </table:table-cell>
          <table:table-cell office:value-type="float" office:value="75.477736" calcext:value-type="float">
            <text:p>75.477736</text:p>
          </table:table-cell>
          <table:table-cell office:value-type="float" office:value="-9.561385" calcext:value-type="float">
            <text:p>-9.561385</text:p>
          </table:table-cell>
          <table:table-cell office:value-type="float" office:value="86.77306" calcext:value-type="float">
            <text:p>86.77306</text:p>
          </table:table-cell>
          <table:table-cell office:value-type="float" office:value="-11.382052" calcext:value-type="float">
            <text:p>-11.382052</text:p>
          </table:table-cell>
          <table:table-cell office:value-type="float" office:value="93.253041" calcext:value-type="float">
            <text:p>93.253041</text:p>
          </table:table-cell>
          <table:table-cell office:value-type="float" office:value="-10.774148" calcext:value-type="float">
            <text:p>-10.774148</text:p>
          </table:table-cell>
          <table:table-cell office:value-type="float" office:value="75.465902" calcext:value-type="float">
            <text:p>75.465902</text:p>
          </table:table-cell>
          <table:table-cell office:value-type="float" office:value="-9.561423" calcext:value-type="float">
            <text:p>-9.56142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7.866805" calcext:value-type="float">
            <text:p>87.866805</text:p>
          </table:table-cell>
          <table:table-cell office:value-type="float" office:value="7.365553" calcext:value-type="float">
            <text:p>7.365553</text:p>
          </table:table-cell>
          <table:table-cell office:value-type="float" office:value="86.76644" calcext:value-type="float">
            <text:p>86.76644</text:p>
          </table:table-cell>
          <table:table-cell office:value-type="float" office:value="-11.407708" calcext:value-type="float">
            <text:p>-11.407708</text:p>
          </table:table-cell>
          <table:table-cell office:value-type="float" office:value="94.394232" calcext:value-type="float">
            <text:p>94.394232</text:p>
          </table:table-cell>
          <table:table-cell office:value-type="float" office:value="-9.223711" calcext:value-type="float">
            <text:p>-9.223711</text:p>
          </table:table-cell>
          <table:table-cell office:value-type="float" office:value="87.865182" calcext:value-type="float">
            <text:p>87.865182</text:p>
          </table:table-cell>
          <table:table-cell office:value-type="float" office:value="7.35585" calcext:value-type="float">
            <text:p>7.35585</text:p>
          </table:table-cell>
          <table:table-cell office:value-type="float" office:value="290" calcext:value-type="float">
            <text:p>290</text:p>
          </table:table-cell>
          <table:table-cell office:value-type="float" office:value="87.866805" calcext:value-type="float">
            <text:p>87.866805</text:p>
          </table:table-cell>
          <table:table-cell office:value-type="float" office:value="7.365553" calcext:value-type="float">
            <text:p>7.365553</text:p>
          </table:table-cell>
          <table:table-cell office:value-type="float" office:value="86.76644" calcext:value-type="float">
            <text:p>86.76644</text:p>
          </table:table-cell>
          <table:table-cell office:value-type="float" office:value="-11.39291" calcext:value-type="float">
            <text:p>-11.39291</text:p>
          </table:table-cell>
          <table:table-cell office:value-type="float" office:value="92.869848" calcext:value-type="float">
            <text:p>92.869848</text:p>
          </table:table-cell>
          <table:table-cell office:value-type="float" office:value="-9.514467" calcext:value-type="float">
            <text:p>-9.514467</text:p>
          </table:table-cell>
          <table:table-cell office:value-type="float" office:value="87.865183" calcext:value-type="float">
            <text:p>87.865183</text:p>
          </table:table-cell>
          <table:table-cell office:value-type="float" office:value="7.355851" calcext:value-type="float">
            <text:p>7.355851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2.83415" calcext:value-type="float">
            <text:p>102.83415</text:p>
          </table:table-cell>
          <table:table-cell office:value-type="float" office:value="11.158717" calcext:value-type="float">
            <text:p>11.158717</text:p>
          </table:table-cell>
          <table:table-cell office:value-type="float" office:value="86.75177" calcext:value-type="float">
            <text:p>86.75177</text:p>
          </table:table-cell>
          <table:table-cell office:value-type="float" office:value="-11.408191" calcext:value-type="float">
            <text:p>-11.408191</text:p>
          </table:table-cell>
          <table:table-cell office:value-type="float" office:value="94.971384" calcext:value-type="float">
            <text:p>94.971384</text:p>
          </table:table-cell>
          <table:table-cell office:value-type="float" office:value="-7.79739" calcext:value-type="float">
            <text:p>-7.79739</text:p>
          </table:table-cell>
          <table:table-cell office:value-type="float" office:value="102.832535" calcext:value-type="float">
            <text:p>102.832535</text:p>
          </table:table-cell>
          <table:table-cell office:value-type="float" office:value="11.166926" calcext:value-type="float">
            <text:p>11.166926</text:p>
          </table:table-cell>
          <table:table-cell office:value-type="float" office:value="291" calcext:value-type="float">
            <text:p>291</text:p>
          </table:table-cell>
          <table:table-cell office:value-type="float" office:value="102.83415" calcext:value-type="float">
            <text:p>102.83415</text:p>
          </table:table-cell>
          <table:table-cell office:value-type="float" office:value="11.158718" calcext:value-type="float">
            <text:p>11.158718</text:p>
          </table:table-cell>
          <table:table-cell office:value-type="float" office:value="86.75177" calcext:value-type="float">
            <text:p>86.75177</text:p>
          </table:table-cell>
          <table:table-cell office:value-type="float" office:value="-11.393393" calcext:value-type="float">
            <text:p>-11.393393</text:p>
          </table:table-cell>
          <table:table-cell office:value-type="float" office:value="93.553706" calcext:value-type="float">
            <text:p>93.553706</text:p>
          </table:table-cell>
          <table:table-cell office:value-type="float" office:value="-8.067793" calcext:value-type="float">
            <text:p>-8.067793</text:p>
          </table:table-cell>
          <table:table-cell office:value-type="float" office:value="102.832536" calcext:value-type="float">
            <text:p>102.832536</text:p>
          </table:table-cell>
          <table:table-cell office:value-type="float" office:value="11.166926" calcext:value-type="float">
            <text:p>11.1669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4.395363" calcext:value-type="float">
            <text:p>104.395363</text:p>
          </table:table-cell>
          <table:table-cell office:value-type="float" office:value="5.539681" calcext:value-type="float">
            <text:p>5.539681</text:p>
          </table:table-cell>
          <table:table-cell office:value-type="float" office:value="86.734864" calcext:value-type="float">
            <text:p>86.734864</text:p>
          </table:table-cell>
          <table:table-cell office:value-type="float" office:value="-11.424236" calcext:value-type="float">
            <text:p>-11.424236</text:p>
          </table:table-cell>
          <table:table-cell office:value-type="float" office:value="95.61534" calcext:value-type="float">
            <text:p>95.61534</text:p>
          </table:table-cell>
          <table:table-cell office:value-type="float" office:value="-6.878718" calcext:value-type="float">
            <text:p>-6.878718</text:p>
          </table:table-cell>
          <table:table-cell office:value-type="float" office:value="104.403667" calcext:value-type="float">
            <text:p>104.403667</text:p>
          </table:table-cell>
          <table:table-cell office:value-type="float" office:value="5.545525" calcext:value-type="float">
            <text:p>5.545525</text:p>
          </table:table-cell>
          <table:table-cell office:value-type="float" office:value="292" calcext:value-type="float">
            <text:p>292</text:p>
          </table:table-cell>
          <table:table-cell office:value-type="float" office:value="104.395364" calcext:value-type="float">
            <text:p>104.395364</text:p>
          </table:table-cell>
          <table:table-cell office:value-type="float" office:value="5.539682" calcext:value-type="float">
            <text:p>5.539682</text:p>
          </table:table-cell>
          <table:table-cell office:value-type="float" office:value="86.734865" calcext:value-type="float">
            <text:p>86.734865</text:p>
          </table:table-cell>
          <table:table-cell office:value-type="float" office:value="-11.409438" calcext:value-type="float">
            <text:p>-11.409438</text:p>
          </table:table-cell>
          <table:table-cell office:value-type="float" office:value="94.2969" calcext:value-type="float">
            <text:p>94.2969</text:p>
          </table:table-cell>
          <table:table-cell office:value-type="float" office:value="-7.130192" calcext:value-type="float">
            <text:p>-7.130192</text:p>
          </table:table-cell>
          <table:table-cell office:value-type="float" office:value="104.403667" calcext:value-type="float">
            <text:p>104.403667</text:p>
          </table:table-cell>
          <table:table-cell office:value-type="float" office:value="5.545526" calcext:value-type="float">
            <text:p>5.545526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4.812788" calcext:value-type="float">
            <text:p>104.812788</text:p>
          </table:table-cell>
          <table:table-cell office:value-type="float" office:value="-13.476591" calcext:value-type="float">
            <text:p>-13.476591</text:p>
          </table:table-cell>
          <table:table-cell office:value-type="float" office:value="86.718562" calcext:value-type="float">
            <text:p>86.718562</text:p>
          </table:table-cell>
          <table:table-cell office:value-type="float" office:value="-11.449704" calcext:value-type="float">
            <text:p>-11.449704</text:p>
          </table:table-cell>
          <table:table-cell office:value-type="float" office:value="96.244001" calcext:value-type="float">
            <text:p>96.244001</text:p>
          </table:table-cell>
          <table:table-cell office:value-type="float" office:value="-7.364254" calcext:value-type="float">
            <text:p>-7.364254</text:p>
          </table:table-cell>
          <table:table-cell office:value-type="float" office:value="104.813507" calcext:value-type="float">
            <text:p>104.813507</text:p>
          </table:table-cell>
          <table:table-cell office:value-type="float" office:value="-13.468372" calcext:value-type="float">
            <text:p>-13.468372</text:p>
          </table:table-cell>
          <table:table-cell office:value-type="float" office:value="293" calcext:value-type="float">
            <text:p>293</text:p>
          </table:table-cell>
          <table:table-cell office:value-type="float" office:value="104.812789" calcext:value-type="float">
            <text:p>104.812789</text:p>
          </table:table-cell>
          <table:table-cell office:value-type="float" office:value="-13.476592" calcext:value-type="float">
            <text:p>-13.476592</text:p>
          </table:table-cell>
          <table:table-cell office:value-type="float" office:value="86.718563" calcext:value-type="float">
            <text:p>86.718563</text:p>
          </table:table-cell>
          <table:table-cell office:value-type="float" office:value="-11.434906" calcext:value-type="float">
            <text:p>-11.434906</text:p>
          </table:table-cell>
          <table:table-cell office:value-type="float" office:value="95.017851" calcext:value-type="float">
            <text:p>95.017851</text:p>
          </table:table-cell>
          <table:table-cell office:value-type="float" office:value="-7.598125" calcext:value-type="float">
            <text:p>-7.598125</text:p>
          </table:table-cell>
          <table:table-cell office:value-type="float" office:value="104.813507" calcext:value-type="float">
            <text:p>104.813507</text:p>
          </table:table-cell>
          <table:table-cell office:value-type="float" office:value="-13.468373" calcext:value-type="float">
            <text:p>-13.46837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1.730291" calcext:value-type="float">
            <text:p>101.730291</text:p>
          </table:table-cell>
          <table:table-cell office:value-type="float" office:value="-16.549129" calcext:value-type="float">
            <text:p>-16.549129</text:p>
          </table:table-cell>
          <table:table-cell office:value-type="float" office:value="86.690953" calcext:value-type="float">
            <text:p>86.690953</text:p>
          </table:table-cell>
          <table:table-cell office:value-type="float" office:value="-11.459576" calcext:value-type="float">
            <text:p>-11.459576</text:p>
          </table:table-cell>
          <table:table-cell office:value-type="float" office:value="96.602364" calcext:value-type="float">
            <text:p>96.602364</text:p>
          </table:table-cell>
          <table:table-cell office:value-type="float" office:value="-8.016376" calcext:value-type="float">
            <text:p>-8.016376</text:p>
          </table:table-cell>
          <table:table-cell office:value-type="float" office:value="101.732406" calcext:value-type="float">
            <text:p>101.732406</text:p>
          </table:table-cell>
          <table:table-cell office:value-type="float" office:value="-16.558792" calcext:value-type="float">
            <text:p>-16.558792</text:p>
          </table:table-cell>
          <table:table-cell office:value-type="float" office:value="294" calcext:value-type="float">
            <text:p>294</text:p>
          </table:table-cell>
          <table:table-cell office:value-type="float" office:value="101.730291" calcext:value-type="float">
            <text:p>101.730291</text:p>
          </table:table-cell>
          <table:table-cell office:value-type="float" office:value="-16.549129" calcext:value-type="float">
            <text:p>-16.549129</text:p>
          </table:table-cell>
          <table:table-cell office:value-type="float" office:value="86.690953" calcext:value-type="float">
            <text:p>86.690953</text:p>
          </table:table-cell>
          <table:table-cell office:value-type="float" office:value="-11.444778" calcext:value-type="float">
            <text:p>-11.444778</text:p>
          </table:table-cell>
          <table:table-cell office:value-type="float" office:value="95.462045" calcext:value-type="float">
            <text:p>95.462045</text:p>
          </table:table-cell>
          <table:table-cell office:value-type="float" office:value="-8.233876" calcext:value-type="float">
            <text:p>-8.233876</text:p>
          </table:table-cell>
          <table:table-cell office:value-type="float" office:value="101.732406" calcext:value-type="float">
            <text:p>101.732406</text:p>
          </table:table-cell>
          <table:table-cell office:value-type="float" office:value="-16.558793" calcext:value-type="float">
            <text:p>-16.55879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4.851142" calcext:value-type="float">
            <text:p>94.851142</text:p>
          </table:table-cell>
          <table:table-cell office:value-type="float" office:value="-13.955047" calcext:value-type="float">
            <text:p>-13.955047</text:p>
          </table:table-cell>
          <table:table-cell office:value-type="float" office:value="86.67581" calcext:value-type="float">
            <text:p>86.67581</text:p>
          </table:table-cell>
          <table:table-cell office:value-type="float" office:value="-11.485828" calcext:value-type="float">
            <text:p>-11.485828</text:p>
          </table:table-cell>
          <table:table-cell office:value-type="float" office:value="96.465696" calcext:value-type="float">
            <text:p>96.465696</text:p>
          </table:table-cell>
          <table:table-cell office:value-type="float" office:value="-8.456498" calcext:value-type="float">
            <text:p>-8.456498</text:p>
          </table:table-cell>
          <table:table-cell office:value-type="float" office:value="94.853437" calcext:value-type="float">
            <text:p>94.853437</text:p>
          </table:table-cell>
          <table:table-cell office:value-type="float" office:value="-13.958487" calcext:value-type="float">
            <text:p>-13.958487</text:p>
          </table:table-cell>
          <table:table-cell office:value-type="float" office:value="295" calcext:value-type="float">
            <text:p>295</text:p>
          </table:table-cell>
          <table:table-cell office:value-type="float" office:value="94.851143" calcext:value-type="float">
            <text:p>94.851143</text:p>
          </table:table-cell>
          <table:table-cell office:value-type="float" office:value="-13.955047" calcext:value-type="float">
            <text:p>-13.955047</text:p>
          </table:table-cell>
          <table:table-cell office:value-type="float" office:value="86.675811" calcext:value-type="float">
            <text:p>86.675811</text:p>
          </table:table-cell>
          <table:table-cell office:value-type="float" office:value="-11.47103" calcext:value-type="float">
            <text:p>-11.47103</text:p>
          </table:table-cell>
          <table:table-cell office:value-type="float" office:value="95.405199" calcext:value-type="float">
            <text:p>95.405199</text:p>
          </table:table-cell>
          <table:table-cell office:value-type="float" office:value="-8.658773" calcext:value-type="float">
            <text:p>-8.658773</text:p>
          </table:table-cell>
          <table:table-cell office:value-type="float" office:value="94.853437" calcext:value-type="float">
            <text:p>94.853437</text:p>
          </table:table-cell>
          <table:table-cell office:value-type="float" office:value="-13.958488" calcext:value-type="float">
            <text:p>-13.95848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7.36593" calcext:value-type="float">
            <text:p>87.36593</text:p>
          </table:table-cell>
          <table:table-cell office:value-type="float" office:value="-12.635178" calcext:value-type="float">
            <text:p>-12.635178</text:p>
          </table:table-cell>
          <table:table-cell office:value-type="float" office:value="86.660751" calcext:value-type="float">
            <text:p>86.660751</text:p>
          </table:table-cell>
          <table:table-cell office:value-type="float" office:value="-11.470849" calcext:value-type="float">
            <text:p>-11.470849</text:p>
          </table:table-cell>
          <table:table-cell office:value-type="float" office:value="95.814708" calcext:value-type="float">
            <text:p>95.814708</text:p>
          </table:table-cell>
          <table:table-cell office:value-type="float" office:value="-8.735075" calcext:value-type="float">
            <text:p>-8.735075</text:p>
          </table:table-cell>
          <table:table-cell office:value-type="float" office:value="87.366294" calcext:value-type="float">
            <text:p>87.366294</text:p>
          </table:table-cell>
          <table:table-cell office:value-type="float" office:value="-12.634395" calcext:value-type="float">
            <text:p>-12.634395</text:p>
          </table:table-cell>
          <table:table-cell office:value-type="float" office:value="296" calcext:value-type="float">
            <text:p>296</text:p>
          </table:table-cell>
          <table:table-cell office:value-type="float" office:value="87.365931" calcext:value-type="float">
            <text:p>87.365931</text:p>
          </table:table-cell>
          <table:table-cell office:value-type="float" office:value="-12.635178" calcext:value-type="float">
            <text:p>-12.635178</text:p>
          </table:table-cell>
          <table:table-cell office:value-type="float" office:value="86.660752" calcext:value-type="float">
            <text:p>86.660752</text:p>
          </table:table-cell>
          <table:table-cell office:value-type="float" office:value="-11.456051" calcext:value-type="float">
            <text:p>-11.456051</text:p>
          </table:table-cell>
          <table:table-cell office:value-type="float" office:value="94.828446" calcext:value-type="float">
            <text:p>94.828446</text:p>
          </table:table-cell>
          <table:table-cell office:value-type="float" office:value="-8.923191" calcext:value-type="float">
            <text:p>-8.923191</text:p>
          </table:table-cell>
          <table:table-cell office:value-type="float" office:value="87.366294" calcext:value-type="float">
            <text:p>87.366294</text:p>
          </table:table-cell>
          <table:table-cell office:value-type="float" office:value="-12.634396" calcext:value-type="float">
            <text:p>-12.6343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1.50913" calcext:value-type="float">
            <text:p>91.50913</text:p>
          </table:table-cell>
          <table:table-cell office:value-type="float" office:value="-4.923998" calcext:value-type="float">
            <text:p>-4.923998</text:p>
          </table:table-cell>
          <table:table-cell office:value-type="float" office:value="86.648274" calcext:value-type="float">
            <text:p>86.648274</text:p>
          </table:table-cell>
          <table:table-cell office:value-type="float" office:value="-11.483552" calcext:value-type="float">
            <text:p>-11.483552</text:p>
          </table:table-cell>
          <table:table-cell office:value-type="float" office:value="95.501713" calcext:value-type="float">
            <text:p>95.501713</text:p>
          </table:table-cell>
          <table:table-cell office:value-type="float" office:value="-8.480113" calcext:value-type="float">
            <text:p>-8.480113</text:p>
          </table:table-cell>
          <table:table-cell office:value-type="float" office:value="91.502273" calcext:value-type="float">
            <text:p>91.502273</text:p>
          </table:table-cell>
          <table:table-cell office:value-type="float" office:value="-4.92778" calcext:value-type="float">
            <text:p>-4.92778</text:p>
          </table:table-cell>
          <table:table-cell office:value-type="float" office:value="297" calcext:value-type="float">
            <text:p>297</text:p>
          </table:table-cell>
          <table:table-cell office:value-type="float" office:value="91.50913" calcext:value-type="float">
            <text:p>91.50913</text:p>
          </table:table-cell>
          <table:table-cell office:value-type="float" office:value="-4.923999" calcext:value-type="float">
            <text:p>-4.923999</text:p>
          </table:table-cell>
          <table:table-cell office:value-type="float" office:value="86.648274" calcext:value-type="float">
            <text:p>86.648274</text:p>
          </table:table-cell>
          <table:table-cell office:value-type="float" office:value="-11.468754" calcext:value-type="float">
            <text:p>-11.468754</text:p>
          </table:table-cell>
          <table:table-cell office:value-type="float" office:value="94.58449" calcext:value-type="float">
            <text:p>94.58449</text:p>
          </table:table-cell>
          <table:table-cell office:value-type="float" office:value="-8.655061" calcext:value-type="float">
            <text:p>-8.655061</text:p>
          </table:table-cell>
          <table:table-cell office:value-type="float" office:value="91.502274" calcext:value-type="float">
            <text:p>91.502274</text:p>
          </table:table-cell>
          <table:table-cell office:value-type="float" office:value="-4.927781" calcext:value-type="float">
            <text:p>-4.927781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5.261009" calcext:value-type="float">
            <text:p>95.261009</text:p>
          </table:table-cell>
          <table:table-cell office:value-type="float" office:value="5.214535" calcext:value-type="float">
            <text:p>5.214535</text:p>
          </table:table-cell>
          <table:table-cell office:value-type="float" office:value="86.635242" calcext:value-type="float">
            <text:p>86.635242</text:p>
          </table:table-cell>
          <table:table-cell office:value-type="float" office:value="-11.502529" calcext:value-type="float">
            <text:p>-11.502529</text:p>
          </table:table-cell>
          <table:table-cell office:value-type="float" office:value="95.472744" calcext:value-type="float">
            <text:p>95.472744</text:p>
          </table:table-cell>
          <table:table-cell office:value-type="float" office:value="-7.539136" calcext:value-type="float">
            <text:p>-7.539136</text:p>
          </table:table-cell>
          <table:table-cell office:value-type="float" office:value="95.261225" calcext:value-type="float">
            <text:p>95.261225</text:p>
          </table:table-cell>
          <table:table-cell office:value-type="float" office:value="5.213107" calcext:value-type="float">
            <text:p>5.213107</text:p>
          </table:table-cell>
          <table:table-cell office:value-type="float" office:value="298" calcext:value-type="float">
            <text:p>298</text:p>
          </table:table-cell>
          <table:table-cell office:value-type="float" office:value="95.26101" calcext:value-type="float">
            <text:p>95.26101</text:p>
          </table:table-cell>
          <table:table-cell office:value-type="float" office:value="5.214536" calcext:value-type="float">
            <text:p>5.214536</text:p>
          </table:table-cell>
          <table:table-cell office:value-type="float" office:value="86.635242" calcext:value-type="float">
            <text:p>86.635242</text:p>
          </table:table-cell>
          <table:table-cell office:value-type="float" office:value="-11.487731" calcext:value-type="float">
            <text:p>-11.487731</text:p>
          </table:table-cell>
          <table:table-cell office:value-type="float" office:value="94.619726" calcext:value-type="float">
            <text:p>94.619726</text:p>
          </table:table-cell>
          <table:table-cell office:value-type="float" office:value="-7.701838" calcext:value-type="float">
            <text:p>-7.701838</text:p>
          </table:table-cell>
          <table:table-cell office:value-type="float" office:value="95.261225" calcext:value-type="float">
            <text:p>95.261225</text:p>
          </table:table-cell>
          <table:table-cell office:value-type="float" office:value="5.213107" calcext:value-type="float">
            <text:p>5.213107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5.986264" calcext:value-type="float">
            <text:p>105.986264</text:p>
          </table:table-cell>
          <table:table-cell office:value-type="float" office:value="18.232342" calcext:value-type="float">
            <text:p>18.232342</text:p>
          </table:table-cell>
          <table:table-cell office:value-type="float" office:value="86.622401" calcext:value-type="float">
            <text:p>86.622401</text:p>
          </table:table-cell>
          <table:table-cell office:value-type="float" office:value="-11.519986" calcext:value-type="float">
            <text:p>-11.519986</text:p>
          </table:table-cell>
          <table:table-cell office:value-type="float" office:value="96.196748" calcext:value-type="float">
            <text:p>96.196748</text:p>
          </table:table-cell>
          <table:table-cell office:value-type="float" office:value="-5.751368" calcext:value-type="float">
            <text:p>-5.751368</text:p>
          </table:table-cell>
          <table:table-cell office:value-type="float" office:value="105.982236" calcext:value-type="float">
            <text:p>105.982236</text:p>
          </table:table-cell>
          <table:table-cell office:value-type="float" office:value="18.230677" calcext:value-type="float">
            <text:p>18.230677</text:p>
          </table:table-cell>
          <table:table-cell office:value-type="float" office:value="299" calcext:value-type="float">
            <text:p>299</text:p>
          </table:table-cell>
          <table:table-cell office:value-type="float" office:value="105.986265" calcext:value-type="float">
            <text:p>105.986265</text:p>
          </table:table-cell>
          <table:table-cell office:value-type="float" office:value="18.232342" calcext:value-type="float">
            <text:p>18.232342</text:p>
          </table:table-cell>
          <table:table-cell office:value-type="float" office:value="86.622401" calcext:value-type="float">
            <text:p>86.622401</text:p>
          </table:table-cell>
          <table:table-cell office:value-type="float" office:value="-11.505189" calcext:value-type="float">
            <text:p>-11.505189</text:p>
          </table:table-cell>
          <table:table-cell office:value-type="float" office:value="95.403442" calcext:value-type="float">
            <text:p>95.403442</text:p>
          </table:table-cell>
          <table:table-cell office:value-type="float" office:value="-5.902681" calcext:value-type="float">
            <text:p>-5.902681</text:p>
          </table:table-cell>
          <table:table-cell office:value-type="float" office:value="105.982236" calcext:value-type="float">
            <text:p>105.982236</text:p>
          </table:table-cell>
          <table:table-cell office:value-type="float" office:value="18.230677" calcext:value-type="float">
            <text:p>18.23067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20.354818" calcext:value-type="float">
            <text:p>120.354818</text:p>
          </table:table-cell>
          <table:table-cell office:value-type="float" office:value="22.383779" calcext:value-type="float">
            <text:p>22.383779</text:p>
          </table:table-cell>
          <table:table-cell office:value-type="float" office:value="86.609032" calcext:value-type="float">
            <text:p>86.609032</text:p>
          </table:table-cell>
          <table:table-cell office:value-type="float" office:value="-11.536516" calcext:value-type="float">
            <text:p>-11.536516</text:p>
          </table:table-cell>
          <table:table-cell office:value-type="float" office:value="97.875381" calcext:value-type="float">
            <text:p>97.875381</text:p>
          </table:table-cell>
          <table:table-cell office:value-type="float" office:value="-3.79728" calcext:value-type="float">
            <text:p>-3.79728</text:p>
          </table:table-cell>
          <table:table-cell office:value-type="float" office:value="120.352724" calcext:value-type="float">
            <text:p>120.352724</text:p>
          </table:table-cell>
          <table:table-cell office:value-type="float" office:value="22.388855" calcext:value-type="float">
            <text:p>22.388855</text:p>
          </table:table-cell>
          <table:table-cell office:value-type="float" office:value="300" calcext:value-type="float">
            <text:p>300</text:p>
          </table:table-cell>
          <table:table-cell office:value-type="float" office:value="120.354819" calcext:value-type="float">
            <text:p>120.354819</text:p>
          </table:table-cell>
          <table:table-cell office:value-type="float" office:value="22.383779" calcext:value-type="float">
            <text:p>22.383779</text:p>
          </table:table-cell>
          <table:table-cell office:value-type="float" office:value="86.609033" calcext:value-type="float">
            <text:p>86.609033</text:p>
          </table:table-cell>
          <table:table-cell office:value-type="float" office:value="-11.521718" calcext:value-type="float">
            <text:p>-11.521718</text:p>
          </table:table-cell>
          <table:table-cell office:value-type="float" office:value="97.137606" calcext:value-type="float">
            <text:p>97.137606</text:p>
          </table:table-cell>
          <table:table-cell office:value-type="float" office:value="-3.938001" calcext:value-type="float">
            <text:p>-3.938001</text:p>
          </table:table-cell>
          <table:table-cell office:value-type="float" office:value="120.352724" calcext:value-type="float">
            <text:p>120.352724</text:p>
          </table:table-cell>
          <table:table-cell office:value-type="float" office:value="22.388856" calcext:value-type="float">
            <text:p>22.38885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33.945849" calcext:value-type="float">
            <text:p>133.945849</text:p>
          </table:table-cell>
          <table:table-cell office:value-type="float" office:value="22.264618" calcext:value-type="float">
            <text:p>22.264618</text:p>
          </table:table-cell>
          <table:table-cell office:value-type="float" office:value="86.596303" calcext:value-type="float">
            <text:p>86.596303</text:p>
          </table:table-cell>
          <table:table-cell office:value-type="float" office:value="-11.550603" calcext:value-type="float">
            <text:p>-11.550603</text:p>
          </table:table-cell>
          <table:table-cell office:value-type="float" office:value="100.388475" calcext:value-type="float">
            <text:p>100.388475</text:p>
          </table:table-cell>
          <table:table-cell office:value-type="float" office:value="-1.986048" calcext:value-type="float">
            <text:p>-1.986048</text:p>
          </table:table-cell>
          <table:table-cell office:value-type="float" office:value="133.946289" calcext:value-type="float">
            <text:p>133.946289</text:p>
          </table:table-cell>
          <table:table-cell office:value-type="float" office:value="22.267051" calcext:value-type="float">
            <text:p>22.267051</text:p>
          </table:table-cell>
          <table:table-cell office:value-type="float" office:value="301" calcext:value-type="float">
            <text:p>301</text:p>
          </table:table-cell>
          <table:table-cell office:value-type="float" office:value="133.945849" calcext:value-type="float">
            <text:p>133.945849</text:p>
          </table:table-cell>
          <table:table-cell office:value-type="float" office:value="22.264618" calcext:value-type="float">
            <text:p>22.264618</text:p>
          </table:table-cell>
          <table:table-cell office:value-type="float" office:value="86.596304" calcext:value-type="float">
            <text:p>86.596304</text:p>
          </table:table-cell>
          <table:table-cell office:value-type="float" office:value="-11.535805" calcext:value-type="float">
            <text:p>-11.535805</text:p>
          </table:table-cell>
          <table:table-cell office:value-type="float" office:value="99.702345" calcext:value-type="float">
            <text:p>99.702345</text:p>
          </table:table-cell>
          <table:table-cell office:value-type="float" office:value="-2.116918" calcext:value-type="float">
            <text:p>-2.116918</text:p>
          </table:table-cell>
          <table:table-cell office:value-type="float" office:value="133.946289" calcext:value-type="float">
            <text:p>133.946289</text:p>
          </table:table-cell>
          <table:table-cell office:value-type="float" office:value="22.267052" calcext:value-type="float">
            <text:p>22.267052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58.485182" calcext:value-type="float">
            <text:p>158.485182</text:p>
          </table:table-cell>
          <table:table-cell office:value-type="float" office:value="17.534295" calcext:value-type="float">
            <text:p>17.534295</text:p>
          </table:table-cell>
          <table:table-cell office:value-type="float" office:value="86.585926" calcext:value-type="float">
            <text:p>86.585926</text:p>
          </table:table-cell>
          <table:table-cell office:value-type="float" office:value="-11.56217" calcext:value-type="float">
            <text:p>-11.56217</text:p>
          </table:table-cell>
          <table:table-cell office:value-type="float" office:value="104.445594" calcext:value-type="float">
            <text:p>104.445594</text:p>
          </table:table-cell>
          <table:table-cell office:value-type="float" office:value="-0.630382" calcext:value-type="float">
            <text:p>-0.630382</text:p>
          </table:table-cell>
          <table:table-cell office:value-type="float" office:value="158.479034" calcext:value-type="float">
            <text:p>158.479034</text:p>
          </table:table-cell>
          <table:table-cell office:value-type="float" office:value="17.536888" calcext:value-type="float">
            <text:p>17.536888</text:p>
          </table:table-cell>
          <table:table-cell office:value-type="float" office:value="302" calcext:value-type="float">
            <text:p>302</text:p>
          </table:table-cell>
          <table:table-cell office:value-type="float" office:value="158.485182" calcext:value-type="float">
            <text:p>158.485182</text:p>
          </table:table-cell>
          <table:table-cell office:value-type="float" office:value="17.534295" calcext:value-type="float">
            <text:p>17.534295</text:p>
          </table:table-cell>
          <table:table-cell office:value-type="float" office:value="86.585926" calcext:value-type="float">
            <text:p>86.585926</text:p>
          </table:table-cell>
          <table:table-cell office:value-type="float" office:value="-11.547373" calcext:value-type="float">
            <text:p>-11.547373</text:p>
          </table:table-cell>
          <table:table-cell office:value-type="float" office:value="103.807492" calcext:value-type="float">
            <text:p>103.807492</text:p>
          </table:table-cell>
          <table:table-cell office:value-type="float" office:value="-0.752091" calcext:value-type="float">
            <text:p>-0.752091</text:p>
          </table:table-cell>
          <table:table-cell office:value-type="float" office:value="158.479034" calcext:value-type="float">
            <text:p>158.479034</text:p>
          </table:table-cell>
          <table:table-cell office:value-type="float" office:value="17.536889" calcext:value-type="float">
            <text:p>17.536889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63.252486" calcext:value-type="float">
            <text:p>163.252486</text:p>
          </table:table-cell>
          <table:table-cell office:value-type="float" office:value="3.955624" calcext:value-type="float">
            <text:p>3.955624</text:p>
          </table:table-cell>
          <table:table-cell office:value-type="float" office:value="86.578238" calcext:value-type="float">
            <text:p>86.578238</text:p>
          </table:table-cell>
          <table:table-cell office:value-type="float" office:value="-11.571464" calcext:value-type="float">
            <text:p>-11.571464</text:p>
          </table:table-cell>
          <table:table-cell office:value-type="float" office:value="108.554926" calcext:value-type="float">
            <text:p>108.554926</text:p>
          </table:table-cell>
          <table:table-cell office:value-type="float" office:value="-0.318005" calcext:value-type="float">
            <text:p>-0.318005</text:p>
          </table:table-cell>
          <table:table-cell office:value-type="float" office:value="163.263479" calcext:value-type="float">
            <text:p>163.263479</text:p>
          </table:table-cell>
          <table:table-cell office:value-type="float" office:value="3.960553" calcext:value-type="float">
            <text:p>3.960553</text:p>
          </table:table-cell>
          <table:table-cell office:value-type="float" office:value="303" calcext:value-type="float">
            <text:p>303</text:p>
          </table:table-cell>
          <table:table-cell office:value-type="float" office:value="163.252486" calcext:value-type="float">
            <text:p>163.252486</text:p>
          </table:table-cell>
          <table:table-cell office:value-type="float" office:value="3.955625" calcext:value-type="float">
            <text:p>3.955625</text:p>
          </table:table-cell>
          <table:table-cell office:value-type="float" office:value="86.578238" calcext:value-type="float">
            <text:p>86.578238</text:p>
          </table:table-cell>
          <table:table-cell office:value-type="float" office:value="-11.556667" calcext:value-type="float">
            <text:p>-11.556667</text:p>
          </table:table-cell>
          <table:table-cell office:value-type="float" office:value="107.961492" calcext:value-type="float">
            <text:p>107.961492</text:p>
          </table:table-cell>
          <table:table-cell office:value-type="float" office:value="-0.431195" calcext:value-type="float">
            <text:p>-0.431195</text:p>
          </table:table-cell>
          <table:table-cell office:value-type="float" office:value="163.26348" calcext:value-type="float">
            <text:p>163.26348</text:p>
          </table:table-cell>
          <table:table-cell office:value-type="float" office:value="3.960553" calcext:value-type="float">
            <text:p>3.96055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57.373383" calcext:value-type="float">
            <text:p>157.373383</text:p>
          </table:table-cell>
          <table:table-cell office:value-type="float" office:value="-8.323223" calcext:value-type="float">
            <text:p>-8.323223</text:p>
          </table:table-cell>
          <table:table-cell office:value-type="float" office:value="86.573412" calcext:value-type="float">
            <text:p>86.573412</text:p>
          </table:table-cell>
          <table:table-cell office:value-type="float" office:value="-11.581723" calcext:value-type="float">
            <text:p>-11.581723</text:p>
          </table:table-cell>
          <table:table-cell office:value-type="float" office:value="111.96773" calcext:value-type="float">
            <text:p>111.96773</text:p>
          </table:table-cell>
          <table:table-cell office:value-type="float" office:value="-0.88791" calcext:value-type="float">
            <text:p>-0.88791</text:p>
          </table:table-cell>
          <table:table-cell office:value-type="float" office:value="157.379275" calcext:value-type="float">
            <text:p>157.379275</text:p>
          </table:table-cell>
          <table:table-cell office:value-type="float" office:value="-8.323933" calcext:value-type="float">
            <text:p>-8.323933</text:p>
          </table:table-cell>
          <table:table-cell office:value-type="float" office:value="304" calcext:value-type="float">
            <text:p>304</text:p>
          </table:table-cell>
          <table:table-cell office:value-type="float" office:value="157.373383" calcext:value-type="float">
            <text:p>157.373383</text:p>
          </table:table-cell>
          <table:table-cell office:value-type="float" office:value="-8.323223" calcext:value-type="float">
            <text:p>-8.323223</text:p>
          </table:table-cell>
          <table:table-cell office:value-type="float" office:value="86.573412" calcext:value-type="float">
            <text:p>86.573412</text:p>
          </table:table-cell>
          <table:table-cell office:value-type="float" office:value="-11.566925" calcext:value-type="float">
            <text:p>-11.566925</text:p>
          </table:table-cell>
          <table:table-cell office:value-type="float" office:value="111.415836" calcext:value-type="float">
            <text:p>111.415836</text:p>
          </table:table-cell>
          <table:table-cell office:value-type="float" office:value="-0.993177" calcext:value-type="float">
            <text:p>-0.993177</text:p>
          </table:table-cell>
          <table:table-cell office:value-type="float" office:value="157.379275" calcext:value-type="float">
            <text:p>157.379275</text:p>
          </table:table-cell>
          <table:table-cell office:value-type="float" office:value="-8.323933" calcext:value-type="float">
            <text:p>-8.32393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8.297362" calcext:value-type="float">
            <text:p>88.297362</text:p>
          </table:table-cell>
          <table:table-cell office:value-type="float" office:value="-0.8101" calcext:value-type="float">
            <text:p>-0.8101</text:p>
          </table:table-cell>
          <table:table-cell office:value-type="float" office:value="86.567784" calcext:value-type="float">
            <text:p>86.567784</text:p>
          </table:table-cell>
          <table:table-cell office:value-type="float" office:value="-11.571626" calcext:value-type="float">
            <text:p>-11.571626</text:p>
          </table:table-cell>
          <table:table-cell office:value-type="float" office:value="110.30557" calcext:value-type="float">
            <text:p>110.30557</text:p>
          </table:table-cell>
          <table:table-cell office:value-type="float" office:value="-0.873074" calcext:value-type="float">
            <text:p>-0.873074</text:p>
          </table:table-cell>
          <table:table-cell office:value-type="float" office:value="88.331871" calcext:value-type="float">
            <text:p>88.331871</text:p>
          </table:table-cell>
          <table:table-cell office:value-type="float" office:value="-0.820899" calcext:value-type="float">
            <text:p>-0.820899</text:p>
          </table:table-cell>
          <table:table-cell office:value-type="float" office:value="305" calcext:value-type="float">
            <text:p>305</text:p>
          </table:table-cell>
          <table:table-cell office:value-type="float" office:value="88.297362" calcext:value-type="float">
            <text:p>88.297362</text:p>
          </table:table-cell>
          <table:table-cell office:value-type="float" office:value="-0.8101" calcext:value-type="float">
            <text:p>-0.8101</text:p>
          </table:table-cell>
          <table:table-cell office:value-type="float" office:value="86.567785" calcext:value-type="float">
            <text:p>86.567785</text:p>
          </table:table-cell>
          <table:table-cell office:value-type="float" office:value="-11.556828" calcext:value-type="float">
            <text:p>-11.556828</text:p>
          </table:table-cell>
          <table:table-cell office:value-type="float" office:value="109.792309" calcext:value-type="float">
            <text:p>109.792309</text:p>
          </table:table-cell>
          <table:table-cell office:value-type="float" office:value="-0.970972" calcext:value-type="float">
            <text:p>-0.970972</text:p>
          </table:table-cell>
          <table:table-cell office:value-type="float" office:value="88.331872" calcext:value-type="float">
            <text:p>88.331872</text:p>
          </table:table-cell>
          <table:table-cell office:value-type="float" office:value="-0.8209" calcext:value-type="float">
            <text:p>-0.820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9.734583" calcext:value-type="float">
            <text:p>79.734583</text:p>
          </table:table-cell>
          <table:table-cell office:value-type="float" office:value="25.488582" calcext:value-type="float">
            <text:p>25.488582</text:p>
          </table:table-cell>
          <table:table-cell office:value-type="float" office:value="86.561643" calcext:value-type="float">
            <text:p>86.561643</text:p>
          </table:table-cell>
          <table:table-cell office:value-type="float" office:value="-11.558549" calcext:value-type="float">
            <text:p>-11.558549</text:p>
          </table:table-cell>
          <table:table-cell office:value-type="float" office:value="108.15989" calcext:value-type="float">
            <text:p>108.15989</text:p>
          </table:table-cell>
          <table:table-cell office:value-type="float" office:value="0.984403" calcext:value-type="float">
            <text:p>0.984403</text:p>
          </table:table-cell>
          <table:table-cell office:value-type="float" office:value="79.701905" calcext:value-type="float">
            <text:p>79.701905</text:p>
          </table:table-cell>
          <table:table-cell office:value-type="float" office:value="25.478405" calcext:value-type="float">
            <text:p>25.478405</text:p>
          </table:table-cell>
          <table:table-cell office:value-type="float" office:value="306" calcext:value-type="float">
            <text:p>306</text:p>
          </table:table-cell>
          <table:table-cell office:value-type="float" office:value="79.734583" calcext:value-type="float">
            <text:p>79.734583</text:p>
          </table:table-cell>
          <table:table-cell office:value-type="float" office:value="25.488583" calcext:value-type="float">
            <text:p>25.488583</text:p>
          </table:table-cell>
          <table:table-cell office:value-type="float" office:value="86.561644" calcext:value-type="float">
            <text:p>86.561644</text:p>
          </table:table-cell>
          <table:table-cell office:value-type="float" office:value="-11.543751" calcext:value-type="float">
            <text:p>-11.543751</text:p>
          </table:table-cell>
          <table:table-cell office:value-type="float" office:value="107.682557" calcext:value-type="float">
            <text:p>107.682557</text:p>
          </table:table-cell>
          <table:table-cell office:value-type="float" office:value="0.893359" calcext:value-type="float">
            <text:p>0.893359</text:p>
          </table:table-cell>
          <table:table-cell office:value-type="float" office:value="79.701906" calcext:value-type="float">
            <text:p>79.701906</text:p>
          </table:table-cell>
          <table:table-cell office:value-type="float" office:value="25.478406" calcext:value-type="float">
            <text:p>25.4784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1.069203" calcext:value-type="float">
            <text:p>101.069203</text:p>
          </table:table-cell>
          <table:table-cell office:value-type="float" office:value="-17.406558" calcext:value-type="float">
            <text:p>-17.406558</text:p>
          </table:table-cell>
          <table:table-cell office:value-type="float" office:value="86.554983" calcext:value-type="float">
            <text:p>86.554983</text:p>
          </table:table-cell>
          <table:table-cell office:value-type="float" office:value="-11.57163" calcext:value-type="float">
            <text:p>-11.57163</text:p>
          </table:table-cell>
          <table:table-cell office:value-type="float" office:value="107.657349" calcext:value-type="float">
            <text:p>107.657349</text:p>
          </table:table-cell>
          <table:table-cell office:value-type="float" office:value="-0.315129" calcext:value-type="float">
            <text:p>-0.315129</text:p>
          </table:table-cell>
          <table:table-cell office:value-type="float" office:value="101.053112" calcext:value-type="float">
            <text:p>101.053112</text:p>
          </table:table-cell>
          <table:table-cell office:value-type="float" office:value="-17.369507" calcext:value-type="float">
            <text:p>-17.369507</text:p>
          </table:table-cell>
          <table:table-cell office:value-type="float" office:value="307" calcext:value-type="float">
            <text:p>307</text:p>
          </table:table-cell>
          <table:table-cell office:value-type="float" office:value="101.069204" calcext:value-type="float">
            <text:p>101.069204</text:p>
          </table:table-cell>
          <table:table-cell office:value-type="float" office:value="-17.406558" calcext:value-type="float">
            <text:p>-17.406558</text:p>
          </table:table-cell>
          <table:table-cell office:value-type="float" office:value="86.554984" calcext:value-type="float">
            <text:p>86.554984</text:p>
          </table:table-cell>
          <table:table-cell office:value-type="float" office:value="-11.556832" calcext:value-type="float">
            <text:p>-11.556832</text:p>
          </table:table-cell>
          <table:table-cell office:value-type="float" office:value="107.213429" calcext:value-type="float">
            <text:p>107.213429</text:p>
          </table:table-cell>
          <table:table-cell office:value-type="float" office:value="-0.399801" calcext:value-type="float">
            <text:p>-0.399801</text:p>
          </table:table-cell>
          <table:table-cell office:value-type="float" office:value="101.053112" calcext:value-type="float">
            <text:p>101.053112</text:p>
          </table:table-cell>
          <table:table-cell office:value-type="float" office:value="-17.369508" calcext:value-type="float">
            <text:p>-17.36950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8.663659" calcext:value-type="float">
            <text:p>98.663659</text:p>
          </table:table-cell>
          <table:table-cell office:value-type="float" office:value="-11.837913" calcext:value-type="float">
            <text:p>-11.837913</text:p>
          </table:table-cell>
          <table:table-cell office:value-type="float" office:value="86.548446" calcext:value-type="float">
            <text:p>86.548446</text:p>
          </table:table-cell>
          <table:table-cell office:value-type="float" office:value="-11.577149" calcext:value-type="float">
            <text:p>-11.577149</text:p>
          </table:table-cell>
          <table:table-cell office:value-type="float" office:value="107.021711" calcext:value-type="float">
            <text:p>107.021711</text:p>
          </table:table-cell>
          <table:table-cell office:value-type="float" office:value="-1.126857" calcext:value-type="float">
            <text:p>-1.126857</text:p>
          </table:table-cell>
          <table:table-cell office:value-type="float" office:value="98.676252" calcext:value-type="float">
            <text:p>98.676252</text:p>
          </table:table-cell>
          <table:table-cell office:value-type="float" office:value="-11.86357" calcext:value-type="float">
            <text:p>-11.86357</text:p>
          </table:table-cell>
          <table:table-cell office:value-type="float" office:value="308" calcext:value-type="float">
            <text:p>308</text:p>
          </table:table-cell>
          <table:table-cell office:value-type="float" office:value="98.66366" calcext:value-type="float">
            <text:p>98.66366</text:p>
          </table:table-cell>
          <table:table-cell office:value-type="float" office:value="-11.837914" calcext:value-type="float">
            <text:p>-11.837914</text:p>
          </table:table-cell>
          <table:table-cell office:value-type="float" office:value="86.548447" calcext:value-type="float">
            <text:p>86.548447</text:p>
          </table:table-cell>
          <table:table-cell office:value-type="float" office:value="-11.562352" calcext:value-type="float">
            <text:p>-11.562352</text:p>
          </table:table-cell>
          <table:table-cell office:value-type="float" office:value="106.608866" calcext:value-type="float">
            <text:p>106.608866</text:p>
          </table:table-cell>
          <table:table-cell office:value-type="float" office:value="-1.205602" calcext:value-type="float">
            <text:p>-1.205602</text:p>
          </table:table-cell>
          <table:table-cell office:value-type="float" office:value="98.676253" calcext:value-type="float">
            <text:p>98.676253</text:p>
          </table:table-cell>
          <table:table-cell office:value-type="float" office:value="-11.863571" calcext:value-type="float">
            <text:p>-11.863571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11.983625" calcext:value-type="float">
            <text:p>111.983625</text:p>
          </table:table-cell>
          <table:table-cell office:value-type="float" office:value="-8.91313" calcext:value-type="float">
            <text:p>-8.91313</text:p>
          </table:table-cell>
          <table:table-cell office:value-type="float" office:value="86.541426" calcext:value-type="float">
            <text:p>86.541426</text:p>
          </table:table-cell>
          <table:table-cell office:value-type="float" office:value="-11.578921" calcext:value-type="float">
            <text:p>-11.578921</text:p>
          </table:table-cell>
          <table:table-cell office:value-type="float" office:value="107.362516" calcext:value-type="float">
            <text:p>107.362516</text:p>
          </table:table-cell>
          <table:table-cell office:value-type="float" office:value="-1.673543" calcext:value-type="float">
            <text:p>-1.673543</text:p>
          </table:table-cell>
          <table:table-cell office:value-type="float" office:value="111.975384" calcext:value-type="float">
            <text:p>111.975384</text:p>
          </table:table-cell>
          <table:table-cell office:value-type="float" office:value="-8.911798" calcext:value-type="float">
            <text:p>-8.911798</text:p>
          </table:table-cell>
          <table:table-cell office:value-type="float" office:value="309" calcext:value-type="float">
            <text:p>309</text:p>
          </table:table-cell>
          <table:table-cell office:value-type="float" office:value="111.983626" calcext:value-type="float">
            <text:p>111.983626</text:p>
          </table:table-cell>
          <table:table-cell office:value-type="float" office:value="-8.91313" calcext:value-type="float">
            <text:p>-8.91313</text:p>
          </table:table-cell>
          <table:table-cell office:value-type="float" office:value="86.541426" calcext:value-type="float">
            <text:p>86.541426</text:p>
          </table:table-cell>
          <table:table-cell office:value-type="float" office:value="-11.564123" calcext:value-type="float">
            <text:p>-11.564123</text:p>
          </table:table-cell>
          <table:table-cell office:value-type="float" office:value="106.97857" calcext:value-type="float">
            <text:p>106.97857</text:p>
          </table:table-cell>
          <table:table-cell office:value-type="float" office:value="-1.746776" calcext:value-type="float">
            <text:p>-1.746776</text:p>
          </table:table-cell>
          <table:table-cell office:value-type="float" office:value="111.975384" calcext:value-type="float">
            <text:p>111.975384</text:p>
          </table:table-cell>
          <table:table-cell office:value-type="float" office:value="-8.911799" calcext:value-type="float">
            <text:p>-8.91179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1.213048" calcext:value-type="float">
            <text:p>71.213048</text:p>
          </table:table-cell>
          <table:table-cell office:value-type="float" office:value="-13.885802" calcext:value-type="float">
            <text:p>-13.885802</text:p>
          </table:table-cell>
          <table:table-cell office:value-type="float" office:value="86.534791" calcext:value-type="float">
            <text:p>86.534791</text:p>
          </table:table-cell>
          <table:table-cell office:value-type="float" office:value="-11.574564" calcext:value-type="float">
            <text:p>-11.574564</text:p>
          </table:table-cell>
          <table:table-cell office:value-type="float" office:value="104.825883" calcext:value-type="float">
            <text:p>104.825883</text:p>
          </table:table-cell>
          <table:table-cell office:value-type="float" office:value="-2.52435" calcext:value-type="float">
            <text:p>-2.52435</text:p>
          </table:table-cell>
          <table:table-cell office:value-type="float" office:value="71.241213" calcext:value-type="float">
            <text:p>71.241213</text:p>
          </table:table-cell>
          <table:table-cell office:value-type="float" office:value="-13.881668" calcext:value-type="float">
            <text:p>-13.881668</text:p>
          </table:table-cell>
          <table:table-cell office:value-type="float" office:value="310" calcext:value-type="float">
            <text:p>310</text:p>
          </table:table-cell>
          <table:table-cell office:value-type="float" office:value="71.213049" calcext:value-type="float">
            <text:p>71.213049</text:p>
          </table:table-cell>
          <table:table-cell office:value-type="float" office:value="-13.885802" calcext:value-type="float">
            <text:p>-13.885802</text:p>
          </table:table-cell>
          <table:table-cell office:value-type="float" office:value="86.534792" calcext:value-type="float">
            <text:p>86.534792</text:p>
          </table:table-cell>
          <table:table-cell office:value-type="float" office:value="-11.559767" calcext:value-type="float">
            <text:p>-11.559767</text:p>
          </table:table-cell>
          <table:table-cell office:value-type="float" office:value="104.468813" calcext:value-type="float">
            <text:p>104.468813</text:p>
          </table:table-cell>
          <table:table-cell office:value-type="float" office:value="-2.592456" calcext:value-type="float">
            <text:p>-2.592456</text:p>
          </table:table-cell>
          <table:table-cell office:value-type="float" office:value="71.241213" calcext:value-type="float">
            <text:p>71.241213</text:p>
          </table:table-cell>
          <table:table-cell office:value-type="float" office:value="-13.881668" calcext:value-type="float">
            <text:p>-13.8816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3.022296" calcext:value-type="float">
            <text:p>103.022296</text:p>
          </table:table-cell>
          <table:table-cell office:value-type="float" office:value="-0.378515" calcext:value-type="float">
            <text:p>-0.378515</text:p>
          </table:table-cell>
          <table:table-cell office:value-type="float" office:value="86.529834" calcext:value-type="float">
            <text:p>86.529834</text:p>
          </table:table-cell>
          <table:table-cell office:value-type="float" office:value="-11.578971" calcext:value-type="float">
            <text:p>-11.578971</text:p>
          </table:table-cell>
          <table:table-cell office:value-type="float" office:value="104.695022" calcext:value-type="float">
            <text:p>104.695022</text:p>
          </table:table-cell>
          <table:table-cell office:value-type="float" office:value="-2.37824" calcext:value-type="float">
            <text:p>-2.37824</text:p>
          </table:table-cell>
          <table:table-cell office:value-type="float" office:value="102.984876" calcext:value-type="float">
            <text:p>102.984876</text:p>
          </table:table-cell>
          <table:table-cell office:value-type="float" office:value="-0.388054" calcext:value-type="float">
            <text:p>-0.388054</text:p>
          </table:table-cell>
          <table:table-cell office:value-type="float" office:value="311" calcext:value-type="float">
            <text:p>311</text:p>
          </table:table-cell>
          <table:table-cell office:value-type="float" office:value="103.022296" calcext:value-type="float">
            <text:p>103.022296</text:p>
          </table:table-cell>
          <table:table-cell office:value-type="float" office:value="-0.378516" calcext:value-type="float">
            <text:p>-0.378516</text:p>
          </table:table-cell>
          <table:table-cell office:value-type="float" office:value="86.529835" calcext:value-type="float">
            <text:p>86.529835</text:p>
          </table:table-cell>
          <table:table-cell office:value-type="float" office:value="-11.564173" calcext:value-type="float">
            <text:p>-11.564173</text:p>
          </table:table-cell>
          <table:table-cell office:value-type="float" office:value="104.362947" calcext:value-type="float">
            <text:p>104.362947</text:p>
          </table:table-cell>
          <table:table-cell office:value-type="float" office:value="-2.441579" calcext:value-type="float">
            <text:p>-2.441579</text:p>
          </table:table-cell>
          <table:table-cell office:value-type="float" office:value="102.984876" calcext:value-type="float">
            <text:p>102.984876</text:p>
          </table:table-cell>
          <table:table-cell office:value-type="float" office:value="-0.388055" calcext:value-type="float">
            <text:p>-0.388055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5.076917" calcext:value-type="float">
            <text:p>95.076917</text:p>
          </table:table-cell>
          <table:table-cell office:value-type="float" office:value="2.619232" calcext:value-type="float">
            <text:p>2.619232</text:p>
          </table:table-cell>
          <table:table-cell office:value-type="float" office:value="86.52669" calcext:value-type="float">
            <text:p>86.52669</text:p>
          </table:table-cell>
          <table:table-cell office:value-type="float" office:value="-11.580892" calcext:value-type="float">
            <text:p>-11.580892</text:p>
          </table:table-cell>
          <table:table-cell office:value-type="float" office:value="104.018831" calcext:value-type="float">
            <text:p>104.018831</text:p>
          </table:table-cell>
          <table:table-cell office:value-type="float" office:value="-2.030203" calcext:value-type="float">
            <text:p>-2.030203</text:p>
          </table:table-cell>
          <table:table-cell office:value-type="float" office:value="95.09718" calcext:value-type="float">
            <text:p>95.09718</text:p>
          </table:table-cell>
          <table:table-cell office:value-type="float" office:value="2.624592" calcext:value-type="float">
            <text:p>2.624592</text:p>
          </table:table-cell>
          <table:table-cell office:value-type="float" office:value="312" calcext:value-type="float">
            <text:p>312</text:p>
          </table:table-cell>
          <table:table-cell office:value-type="float" office:value="95.076917" calcext:value-type="float">
            <text:p>95.076917</text:p>
          </table:table-cell>
          <table:table-cell office:value-type="float" office:value="2.619232" calcext:value-type="float">
            <text:p>2.619232</text:p>
          </table:table-cell>
          <table:table-cell office:value-type="float" office:value="86.526691" calcext:value-type="float">
            <text:p>86.526691</text:p>
          </table:table-cell>
          <table:table-cell office:value-type="float" office:value="-11.566094" calcext:value-type="float">
            <text:p>-11.566094</text:p>
          </table:table-cell>
          <table:table-cell office:value-type="float" office:value="103.710001" calcext:value-type="float">
            <text:p>103.710001</text:p>
          </table:table-cell>
          <table:table-cell office:value-type="float" office:value="-2.089108" calcext:value-type="float">
            <text:p>-2.089108</text:p>
          </table:table-cell>
          <table:table-cell office:value-type="float" office:value="95.097181" calcext:value-type="float">
            <text:p>95.097181</text:p>
          </table:table-cell>
          <table:table-cell office:value-type="float" office:value="2.624593" calcext:value-type="float">
            <text:p>2.62459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5.767715" calcext:value-type="float">
            <text:p>85.767715</text:p>
          </table:table-cell>
          <table:table-cell office:value-type="float" office:value="-3.443242" calcext:value-type="float">
            <text:p>-3.443242</text:p>
          </table:table-cell>
          <table:table-cell office:value-type="float" office:value="86.523104" calcext:value-type="float">
            <text:p>86.523104</text:p>
          </table:table-cell>
          <table:table-cell office:value-type="float" office:value="-11.577725" calcext:value-type="float">
            <text:p>-11.577725</text:p>
          </table:table-cell>
          <table:table-cell office:value-type="float" office:value="102.737917" calcext:value-type="float">
            <text:p>102.737917</text:p>
          </table:table-cell>
          <table:table-cell office:value-type="float" office:value="-2.126171" calcext:value-type="float">
            <text:p>-2.126171</text:p>
          </table:table-cell>
          <table:table-cell office:value-type="float" office:value="85.768456" calcext:value-type="float">
            <text:p>85.768456</text:p>
          </table:table-cell>
          <table:table-cell office:value-type="float" office:value="-3.438634" calcext:value-type="float">
            <text:p>-3.438634</text:p>
          </table:table-cell>
          <table:table-cell office:value-type="float" office:value="313" calcext:value-type="float">
            <text:p>313</text:p>
          </table:table-cell>
          <table:table-cell office:value-type="float" office:value="85.767716" calcext:value-type="float">
            <text:p>85.767716</text:p>
          </table:table-cell>
          <table:table-cell office:value-type="float" office:value="-3.443242" calcext:value-type="float">
            <text:p>-3.443242</text:p>
          </table:table-cell>
          <table:table-cell office:value-type="float" office:value="86.523105" calcext:value-type="float">
            <text:p>86.523105</text:p>
          </table:table-cell>
          <table:table-cell office:value-type="float" office:value="-11.562928" calcext:value-type="float">
            <text:p>-11.562928</text:p>
          </table:table-cell>
          <table:table-cell office:value-type="float" office:value="102.450706" calcext:value-type="float">
            <text:p>102.450706</text:p>
          </table:table-cell>
          <table:table-cell office:value-type="float" office:value="-2.180953" calcext:value-type="float">
            <text:p>-2.180953</text:p>
          </table:table-cell>
          <table:table-cell office:value-type="float" office:value="85.768457" calcext:value-type="float">
            <text:p>85.768457</text:p>
          </table:table-cell>
          <table:table-cell office:value-type="float" office:value="-3.438635" calcext:value-type="float">
            <text:p>-3.4386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1.435278" calcext:value-type="float">
            <text:p>91.435278</text:p>
          </table:table-cell>
          <table:table-cell office:value-type="float" office:value="-7.066811" calcext:value-type="float">
            <text:p>-7.066811</text:p>
          </table:table-cell>
          <table:table-cell office:value-type="float" office:value="86.518513" calcext:value-type="float">
            <text:p>86.518513</text:p>
          </table:table-cell>
          <table:table-cell office:value-type="float" office:value="-11.583507" calcext:value-type="float">
            <text:p>-11.583507</text:p>
          </table:table-cell>
          <table:table-cell office:value-type="float" office:value="101.942463" calcext:value-type="float">
            <text:p>101.942463</text:p>
          </table:table-cell>
          <table:table-cell office:value-type="float" office:value="-2.477392" calcext:value-type="float">
            <text:p>-2.477392</text:p>
          </table:table-cell>
          <table:table-cell office:value-type="float" office:value="91.427746" calcext:value-type="float">
            <text:p>91.427746</text:p>
          </table:table-cell>
          <table:table-cell office:value-type="float" office:value="-7.068036" calcext:value-type="float">
            <text:p>-7.068036</text:p>
          </table:table-cell>
          <table:table-cell office:value-type="float" office:value="314" calcext:value-type="float">
            <text:p>314</text:p>
          </table:table-cell>
          <table:table-cell office:value-type="float" office:value="91.435278" calcext:value-type="float">
            <text:p>91.435278</text:p>
          </table:table-cell>
          <table:table-cell office:value-type="float" office:value="-7.066811" calcext:value-type="float">
            <text:p>-7.066811</text:p>
          </table:table-cell>
          <table:table-cell office:value-type="float" office:value="86.518514" calcext:value-type="float">
            <text:p>86.518514</text:p>
          </table:table-cell>
          <table:table-cell office:value-type="float" office:value="-11.568709" calcext:value-type="float">
            <text:p>-11.568709</text:p>
          </table:table-cell>
          <table:table-cell office:value-type="float" office:value="101.675356" calcext:value-type="float">
            <text:p>101.675356</text:p>
          </table:table-cell>
          <table:table-cell office:value-type="float" office:value="-2.52834" calcext:value-type="float">
            <text:p>-2.52834</text:p>
          </table:table-cell>
          <table:table-cell office:value-type="float" office:value="91.427746" calcext:value-type="float">
            <text:p>91.427746</text:p>
          </table:table-cell>
          <table:table-cell office:value-type="float" office:value="-7.068036" calcext:value-type="float">
            <text:p>-7.06803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9.923467" calcext:value-type="float">
            <text:p>89.923467</text:p>
          </table:table-cell>
          <table:table-cell office:value-type="float" office:value="-12.371907" calcext:value-type="float">
            <text:p>-12.371907</text:p>
          </table:table-cell>
          <table:table-cell office:value-type="float" office:value="86.513915" calcext:value-type="float">
            <text:p>86.513915</text:p>
          </table:table-cell>
          <table:table-cell office:value-type="float" office:value="-11.575134" calcext:value-type="float">
            <text:p>-11.575134</text:p>
          </table:table-cell>
          <table:table-cell office:value-type="float" office:value="101.096857" calcext:value-type="float">
            <text:p>101.096857</text:p>
          </table:table-cell>
          <table:table-cell office:value-type="float" office:value="-3.162222" calcext:value-type="float">
            <text:p>-3.162222</text:p>
          </table:table-cell>
          <table:table-cell office:value-type="float" office:value="89.927029" calcext:value-type="float">
            <text:p>89.927029</text:p>
          </table:table-cell>
          <table:table-cell office:value-type="float" office:value="-12.371067" calcext:value-type="float">
            <text:p>-12.371067</text:p>
          </table:table-cell>
          <table:table-cell office:value-type="float" office:value="315" calcext:value-type="float">
            <text:p>315</text:p>
          </table:table-cell>
          <table:table-cell office:value-type="float" office:value="89.923468" calcext:value-type="float">
            <text:p>89.923468</text:p>
          </table:table-cell>
          <table:table-cell office:value-type="float" office:value="-12.371907" calcext:value-type="float">
            <text:p>-12.371907</text:p>
          </table:table-cell>
          <table:table-cell office:value-type="float" office:value="86.513915" calcext:value-type="float">
            <text:p>86.513915</text:p>
          </table:table-cell>
          <table:table-cell office:value-type="float" office:value="-11.560337" calcext:value-type="float">
            <text:p>-11.560337</text:p>
          </table:table-cell>
          <table:table-cell office:value-type="float" office:value="100.848448" calcext:value-type="float">
            <text:p>100.848448</text:p>
          </table:table-cell>
          <table:table-cell office:value-type="float" office:value="-3.209603" calcext:value-type="float">
            <text:p>-3.209603</text:p>
          </table:table-cell>
          <table:table-cell office:value-type="float" office:value="89.927029" calcext:value-type="float">
            <text:p>89.927029</text:p>
          </table:table-cell>
          <table:table-cell office:value-type="float" office:value="-12.371067" calcext:value-type="float">
            <text:p>-12.37106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6.92551" calcext:value-type="float">
            <text:p>86.92551</text:p>
          </table:table-cell>
          <table:table-cell office:value-type="float" office:value="-15.379479" calcext:value-type="float">
            <text:p>-15.379479</text:p>
          </table:table-cell>
          <table:table-cell office:value-type="float" office:value="86.508216" calcext:value-type="float">
            <text:p>86.508216</text:p>
          </table:table-cell>
          <table:table-cell office:value-type="float" office:value="-11.570346" calcext:value-type="float">
            <text:p>-11.570346</text:p>
          </table:table-cell>
          <table:table-cell office:value-type="float" office:value="100.099563" calcext:value-type="float">
            <text:p>100.099563</text:p>
          </table:table-cell>
          <table:table-cell office:value-type="float" office:value="-4.012977" calcext:value-type="float">
            <text:p>-4.012977</text:p>
          </table:table-cell>
          <table:table-cell office:value-type="float" office:value="86.926251" calcext:value-type="float">
            <text:p>86.926251</text:p>
          </table:table-cell>
          <table:table-cell office:value-type="float" office:value="-15.380612" calcext:value-type="float">
            <text:p>-15.380612</text:p>
          </table:table-cell>
          <table:table-cell office:value-type="float" office:value="316" calcext:value-type="float">
            <text:p>316</text:p>
          </table:table-cell>
          <table:table-cell office:value-type="float" office:value="86.92551" calcext:value-type="float">
            <text:p>86.92551</text:p>
          </table:table-cell>
          <table:table-cell office:value-type="float" office:value="-15.379479" calcext:value-type="float">
            <text:p>-15.379479</text:p>
          </table:table-cell>
          <table:table-cell office:value-type="float" office:value="86.508217" calcext:value-type="float">
            <text:p>86.508217</text:p>
          </table:table-cell>
          <table:table-cell office:value-type="float" office:value="-11.555549" calcext:value-type="float">
            <text:p>-11.555549</text:p>
          </table:table-cell>
          <table:table-cell office:value-type="float" office:value="99.868543" calcext:value-type="float">
            <text:p>99.868543</text:p>
          </table:table-cell>
          <table:table-cell office:value-type="float" office:value="-4.057042" calcext:value-type="float">
            <text:p>-4.057042</text:p>
          </table:table-cell>
          <table:table-cell office:value-type="float" office:value="86.926252" calcext:value-type="float">
            <text:p>86.926252</text:p>
          </table:table-cell>
          <table:table-cell office:value-type="float" office:value="-15.380612" calcext:value-type="float">
            <text:p>-15.3806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8.63647" calcext:value-type="float">
            <text:p>88.63647</text:p>
          </table:table-cell>
          <table:table-cell office:value-type="float" office:value="-16.084986" calcext:value-type="float">
            <text:p>-16.084986</text:p>
          </table:table-cell>
          <table:table-cell office:value-type="float" office:value="86.502129" calcext:value-type="float">
            <text:p>86.502129</text:p>
          </table:table-cell>
          <table:table-cell office:value-type="float" office:value="-11.568194" calcext:value-type="float">
            <text:p>-11.568194</text:p>
          </table:table-cell>
          <table:table-cell office:value-type="float" office:value="99.291485" calcext:value-type="float">
            <text:p>99.291485</text:p>
          </table:table-cell>
          <table:table-cell office:value-type="float" office:value="-4.856016" calcext:value-type="float">
            <text:p>-4.856016</text:p>
          </table:table-cell>
          <table:table-cell office:value-type="float" office:value="88.634168" calcext:value-type="float">
            <text:p>88.634168</text:p>
          </table:table-cell>
          <table:table-cell office:value-type="float" office:value="-16.086115" calcext:value-type="float">
            <text:p>-16.086115</text:p>
          </table:table-cell>
          <table:table-cell office:value-type="float" office:value="317" calcext:value-type="float">
            <text:p>317</text:p>
          </table:table-cell>
          <table:table-cell office:value-type="float" office:value="88.636471" calcext:value-type="float">
            <text:p>88.636471</text:p>
          </table:table-cell>
          <table:table-cell office:value-type="float" office:value="-16.084987" calcext:value-type="float">
            <text:p>-16.084987</text:p>
          </table:table-cell>
          <table:table-cell office:value-type="float" office:value="86.502129" calcext:value-type="float">
            <text:p>86.502129</text:p>
          </table:table-cell>
          <table:table-cell office:value-type="float" office:value="-11.553397" calcext:value-type="float">
            <text:p>-11.553397</text:p>
          </table:table-cell>
          <table:table-cell office:value-type="float" office:value="99.076636" calcext:value-type="float">
            <text:p>99.076636</text:p>
          </table:table-cell>
          <table:table-cell office:value-type="float" office:value="-4.896996" calcext:value-type="float">
            <text:p>-4.896996</text:p>
          </table:table-cell>
          <table:table-cell office:value-type="float" office:value="88.634168" calcext:value-type="float">
            <text:p>88.634168</text:p>
          </table:table-cell>
          <table:table-cell office:value-type="float" office:value="-16.086115" calcext:value-type="float">
            <text:p>-16.08611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6.390994" calcext:value-type="float">
            <text:p>86.390994</text:p>
          </table:table-cell>
          <table:table-cell office:value-type="float" office:value="-15.386327" calcext:value-type="float">
            <text:p>-15.386327</text:p>
          </table:table-cell>
          <table:table-cell office:value-type="float" office:value="86.49733" calcext:value-type="float">
            <text:p>86.49733</text:p>
          </table:table-cell>
          <table:table-cell office:value-type="float" office:value="-11.569308" calcext:value-type="float">
            <text:p>-11.569308</text:p>
          </table:table-cell>
          <table:table-cell office:value-type="float" office:value="98.383988" calcext:value-type="float">
            <text:p>98.383988</text:p>
          </table:table-cell>
          <table:table-cell office:value-type="float" office:value="-5.594174" calcext:value-type="float">
            <text:p>-5.594174</text:p>
          </table:table-cell>
          <table:table-cell office:value-type="float" office:value="86.392907" calcext:value-type="float">
            <text:p>86.392907</text:p>
          </table:table-cell>
          <table:table-cell office:value-type="float" office:value="-15.38701" calcext:value-type="float">
            <text:p>-15.38701</text:p>
          </table:table-cell>
          <table:table-cell office:value-type="float" office:value="318" calcext:value-type="float">
            <text:p>318</text:p>
          </table:table-cell>
          <table:table-cell office:value-type="float" office:value="86.390994" calcext:value-type="float">
            <text:p>86.390994</text:p>
          </table:table-cell>
          <table:table-cell office:value-type="float" office:value="-15.386327" calcext:value-type="float">
            <text:p>-15.386327</text:p>
          </table:table-cell>
          <table:table-cell office:value-type="float" office:value="86.49733" calcext:value-type="float">
            <text:p>86.49733</text:p>
          </table:table-cell>
          <table:table-cell office:value-type="float" office:value="-11.55451" calcext:value-type="float">
            <text:p>-11.55451</text:p>
          </table:table-cell>
          <table:table-cell office:value-type="float" office:value="98.184178" calcext:value-type="float">
            <text:p>98.184178</text:p>
          </table:table-cell>
          <table:table-cell office:value-type="float" office:value="-5.632285" calcext:value-type="float">
            <text:p>-5.632285</text:p>
          </table:table-cell>
          <table:table-cell office:value-type="float" office:value="86.392908" calcext:value-type="float">
            <text:p>86.392908</text:p>
          </table:table-cell>
          <table:table-cell office:value-type="float" office:value="-15.38701" calcext:value-type="float">
            <text:p>-15.38701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9.859028" calcext:value-type="float">
            <text:p>89.859028</text:p>
          </table:table-cell>
          <table:table-cell office:value-type="float" office:value="-10.560434" calcext:value-type="float">
            <text:p>-10.560434</text:p>
          </table:table-cell>
          <table:table-cell office:value-type="float" office:value="86.492921" calcext:value-type="float">
            <text:p>86.492921</text:p>
          </table:table-cell>
          <table:table-cell office:value-type="float" office:value="-11.573184" calcext:value-type="float">
            <text:p>-11.573184</text:p>
          </table:table-cell>
          <table:table-cell office:value-type="float" office:value="97.783141" calcext:value-type="float">
            <text:p>97.783141</text:p>
          </table:table-cell>
          <table:table-cell office:value-type="float" office:value="-5.945417" calcext:value-type="float">
            <text:p>-5.945417</text:p>
          </table:table-cell>
          <table:table-cell office:value-type="float" office:value="89.856289" calcext:value-type="float">
            <text:p>89.856289</text:p>
          </table:table-cell>
          <table:table-cell office:value-type="float" office:value="-10.562417" calcext:value-type="float">
            <text:p>-10.562417</text:p>
          </table:table-cell>
          <table:table-cell office:value-type="float" office:value="319" calcext:value-type="float">
            <text:p>319</text:p>
          </table:table-cell>
          <table:table-cell office:value-type="float" office:value="89.859029" calcext:value-type="float">
            <text:p>89.859029</text:p>
          </table:table-cell>
          <table:table-cell office:value-type="float" office:value="-10.560434" calcext:value-type="float">
            <text:p>-10.560434</text:p>
          </table:table-cell>
          <table:table-cell office:value-type="float" office:value="86.492922" calcext:value-type="float">
            <text:p>86.492922</text:p>
          </table:table-cell>
          <table:table-cell office:value-type="float" office:value="-11.558386" calcext:value-type="float">
            <text:p>-11.558386</text:p>
          </table:table-cell>
          <table:table-cell office:value-type="float" office:value="97.597318" calcext:value-type="float">
            <text:p>97.597318</text:p>
          </table:table-cell>
          <table:table-cell office:value-type="float" office:value="-5.98086" calcext:value-type="float">
            <text:p>-5.98086</text:p>
          </table:table-cell>
          <table:table-cell office:value-type="float" office:value="89.85629" calcext:value-type="float">
            <text:p>89.85629</text:p>
          </table:table-cell>
          <table:table-cell office:value-type="float" office:value="-10.562417" calcext:value-type="float">
            <text:p>-10.56241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9.194533" calcext:value-type="float">
            <text:p>89.194533</text:p>
          </table:table-cell>
          <table:table-cell office:value-type="float" office:value="-16.282937" calcext:value-type="float">
            <text:p>-16.282937</text:p>
          </table:table-cell>
          <table:table-cell office:value-type="float" office:value="86.489251" calcext:value-type="float">
            <text:p>86.489251</text:p>
          </table:table-cell>
          <table:table-cell office:value-type="float" office:value="-11.578239" calcext:value-type="float">
            <text:p>-11.578239</text:p>
          </table:table-cell>
          <table:table-cell office:value-type="float" office:value="97.178525" calcext:value-type="float">
            <text:p>97.178525</text:p>
          </table:table-cell>
          <table:table-cell office:value-type="float" office:value="-6.673744" calcext:value-type="float">
            <text:p>-6.673744</text:p>
          </table:table-cell>
          <table:table-cell office:value-type="float" office:value="89.196495" calcext:value-type="float">
            <text:p>89.196495</text:p>
          </table:table-cell>
          <table:table-cell office:value-type="float" office:value="-16.277921" calcext:value-type="float">
            <text:p>-16.277921</text:p>
          </table:table-cell>
          <table:table-cell office:value-type="float" office:value="320" calcext:value-type="float">
            <text:p>320</text:p>
          </table:table-cell>
          <table:table-cell office:value-type="float" office:value="89.194533" calcext:value-type="float">
            <text:p>89.194533</text:p>
          </table:table-cell>
          <table:table-cell office:value-type="float" office:value="-16.282937" calcext:value-type="float">
            <text:p>-16.282937</text:p>
          </table:table-cell>
          <table:table-cell office:value-type="float" office:value="86.489252" calcext:value-type="float">
            <text:p>86.489252</text:p>
          </table:table-cell>
          <table:table-cell office:value-type="float" office:value="-11.563441" calcext:value-type="float">
            <text:p>-11.563441</text:p>
          </table:table-cell>
          <table:table-cell office:value-type="float" office:value="97.00571" calcext:value-type="float">
            <text:p>97.00571</text:p>
          </table:table-cell>
          <table:table-cell office:value-type="float" office:value="-6.706707" calcext:value-type="float">
            <text:p>-6.706707</text:p>
          </table:table-cell>
          <table:table-cell office:value-type="float" office:value="89.196495" calcext:value-type="float">
            <text:p>89.196495</text:p>
          </table:table-cell>
          <table:table-cell office:value-type="float" office:value="-16.277921" calcext:value-type="float">
            <text:p>-16.277921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0.628852" calcext:value-type="float">
            <text:p>90.628852</text:p>
          </table:table-cell>
          <table:table-cell office:value-type="float" office:value="-24.429111" calcext:value-type="float">
            <text:p>-24.429111</text:p>
          </table:table-cell>
          <table:table-cell office:value-type="float" office:value="86.488754" calcext:value-type="float">
            <text:p>86.488754</text:p>
          </table:table-cell>
          <table:table-cell office:value-type="float" office:value="-11.573892" calcext:value-type="float">
            <text:p>-11.573892</text:p>
          </table:table-cell>
          <table:table-cell office:value-type="float" office:value="96.719586" calcext:value-type="float">
            <text:p>96.719586</text:p>
          </table:table-cell>
          <table:table-cell office:value-type="float" office:value="-7.912577" calcext:value-type="float">
            <text:p>-7.912577</text:p>
          </table:table-cell>
          <table:table-cell office:value-type="float" office:value="90.627868" calcext:value-type="float">
            <text:p>90.627868</text:p>
          </table:table-cell>
          <table:table-cell office:value-type="float" office:value="-24.427955" calcext:value-type="float">
            <text:p>-24.427955</text:p>
          </table:table-cell>
          <table:table-cell office:value-type="float" office:value="321" calcext:value-type="float">
            <text:p>321</text:p>
          </table:table-cell>
          <table:table-cell office:value-type="float" office:value="90.628853" calcext:value-type="float">
            <text:p>90.628853</text:p>
          </table:table-cell>
          <table:table-cell office:value-type="float" office:value="-24.429111" calcext:value-type="float">
            <text:p>-24.429111</text:p>
          </table:table-cell>
          <table:table-cell office:value-type="float" office:value="86.488755" calcext:value-type="float">
            <text:p>86.488755</text:p>
          </table:table-cell>
          <table:table-cell office:value-type="float" office:value="-11.567789" calcext:value-type="float">
            <text:p>-11.567789</text:p>
          </table:table-cell>
          <table:table-cell office:value-type="float" office:value="96.558868" calcext:value-type="float">
            <text:p>96.558868</text:p>
          </table:table-cell>
          <table:table-cell office:value-type="float" office:value="-7.951318" calcext:value-type="float">
            <text:p>-7.951318</text:p>
          </table:table-cell>
          <table:table-cell office:value-type="float" office:value="90.627869" calcext:value-type="float">
            <text:p>90.627869</text:p>
          </table:table-cell>
          <table:table-cell office:value-type="float" office:value="-24.42796" calcext:value-type="float">
            <text:p>-24.42796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0.738002" calcext:value-type="float">
            <text:p>90.738002</text:p>
          </table:table-cell>
          <table:table-cell office:value-type="float" office:value="-22.429224" calcext:value-type="float">
            <text:p>-22.429224</text:p>
          </table:table-cell>
          <table:table-cell office:value-type="float" office:value="86.492232" calcext:value-type="float">
            <text:p>86.492232</text:p>
          </table:table-cell>
          <table:table-cell office:value-type="float" office:value="-11.567628" calcext:value-type="float">
            <text:p>-11.567628</text:p>
          </table:table-cell>
          <table:table-cell office:value-type="float" office:value="96.304109" calcext:value-type="float">
            <text:p>96.304109</text:p>
          </table:table-cell>
          <table:table-cell office:value-type="float" office:value="-8.922917" calcext:value-type="float">
            <text:p>-8.922917</text:p>
          </table:table-cell>
          <table:table-cell office:value-type="float" office:value="90.738621" calcext:value-type="float">
            <text:p>90.738621</text:p>
          </table:table-cell>
          <table:table-cell office:value-type="float" office:value="-22.433967" calcext:value-type="float">
            <text:p>-22.433967</text:p>
          </table:table-cell>
          <table:table-cell office:value-type="float" office:value="322" calcext:value-type="float">
            <text:p>322</text:p>
          </table:table-cell>
          <table:table-cell office:value-type="float" office:value="90.738003" calcext:value-type="float">
            <text:p>90.738003</text:p>
          </table:table-cell>
          <table:table-cell office:value-type="float" office:value="-22.429224" calcext:value-type="float">
            <text:p>-22.429224</text:p>
          </table:table-cell>
          <table:table-cell office:value-type="float" office:value="86.492232" calcext:value-type="float">
            <text:p>86.492232</text:p>
          </table:table-cell>
          <table:table-cell office:value-type="float" office:value="-11.574052" calcext:value-type="float">
            <text:p>-11.574052</text:p>
          </table:table-cell>
          <table:table-cell office:value-type="float" office:value="96.154641" calcext:value-type="float">
            <text:p>96.154641</text:p>
          </table:table-cell>
          <table:table-cell office:value-type="float" office:value="-8.970597" calcext:value-type="float">
            <text:p>-8.970597</text:p>
          </table:table-cell>
          <table:table-cell office:value-type="float" office:value="90.738622" calcext:value-type="float">
            <text:p>90.738622</text:p>
          </table:table-cell>
          <table:table-cell office:value-type="float" office:value="-22.433969" calcext:value-type="float">
            <text:p>-22.43396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7.513948" calcext:value-type="float">
            <text:p>97.513948</text:p>
          </table:table-cell>
          <table:table-cell office:value-type="float" office:value="-18.272343" calcext:value-type="float">
            <text:p>-18.272343</text:p>
          </table:table-cell>
          <table:table-cell office:value-type="float" office:value="86.500393" calcext:value-type="float">
            <text:p>86.500393</text:p>
          </table:table-cell>
          <table:table-cell office:value-type="float" office:value="-11.561877" calcext:value-type="float">
            <text:p>-11.561877</text:p>
          </table:table-cell>
          <table:table-cell office:value-type="float" office:value="96.396387" calcext:value-type="float">
            <text:p>96.396387</text:p>
          </table:table-cell>
          <table:table-cell office:value-type="float" office:value="-9.572028" calcext:value-type="float">
            <text:p>-9.572028</text:p>
          </table:table-cell>
          <table:table-cell office:value-type="float" office:value="97.510862" calcext:value-type="float">
            <text:p>97.510862</text:p>
          </table:table-cell>
          <table:table-cell office:value-type="float" office:value="-18.27335" calcext:value-type="float">
            <text:p>-18.27335</text:p>
          </table:table-cell>
          <table:table-cell office:value-type="float" office:value="323" calcext:value-type="float">
            <text:p>323</text:p>
          </table:table-cell>
          <table:table-cell office:value-type="float" office:value="97.513949" calcext:value-type="float">
            <text:p>97.513949</text:p>
          </table:table-cell>
          <table:table-cell office:value-type="float" office:value="-18.272344" calcext:value-type="float">
            <text:p>-18.272344</text:p>
          </table:table-cell>
          <table:table-cell office:value-type="float" office:value="86.500393" calcext:value-type="float">
            <text:p>86.500393</text:p>
          </table:table-cell>
          <table:table-cell office:value-type="float" office:value="-11.568301" calcext:value-type="float">
            <text:p>-11.568301</text:p>
          </table:table-cell>
          <table:table-cell office:value-type="float" office:value="96.257382" calcext:value-type="float">
            <text:p>96.257382</text:p>
          </table:table-cell>
          <table:table-cell office:value-type="float" office:value="-9.61637" calcext:value-type="float">
            <text:p>-9.61637</text:p>
          </table:table-cell>
          <table:table-cell office:value-type="float" office:value="97.510863" calcext:value-type="float">
            <text:p>97.510863</text:p>
          </table:table-cell>
          <table:table-cell office:value-type="float" office:value="-18.273345" calcext:value-type="float">
            <text:p>-18.27334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8.617011" calcext:value-type="float">
            <text:p>98.617011</text:p>
          </table:table-cell>
          <table:table-cell office:value-type="float" office:value="-11.417677" calcext:value-type="float">
            <text:p>-11.417677</text:p>
          </table:table-cell>
          <table:table-cell office:value-type="float" office:value="86.511772" calcext:value-type="float">
            <text:p>86.511772</text:p>
          </table:table-cell>
          <table:table-cell office:value-type="float" office:value="-11.56205" calcext:value-type="float">
            <text:p>-11.56205</text:p>
          </table:table-cell>
          <table:table-cell office:value-type="float" office:value="96.562414" calcext:value-type="float">
            <text:p>96.562414</text:p>
          </table:table-cell>
          <table:table-cell office:value-type="float" office:value="-9.701385" calcext:value-type="float">
            <text:p>-9.701385</text:p>
          </table:table-cell>
          <table:table-cell office:value-type="float" office:value="98.619614" calcext:value-type="float">
            <text:p>98.619614</text:p>
          </table:table-cell>
          <table:table-cell office:value-type="float" office:value="-11.418918" calcext:value-type="float">
            <text:p>-11.418918</text:p>
          </table:table-cell>
          <table:table-cell office:value-type="float" office:value="324" calcext:value-type="float">
            <text:p>324</text:p>
          </table:table-cell>
          <table:table-cell office:value-type="float" office:value="98.617011" calcext:value-type="float">
            <text:p>98.617011</text:p>
          </table:table-cell>
          <table:table-cell office:value-type="float" office:value="-11.417678" calcext:value-type="float">
            <text:p>-11.417678</text:p>
          </table:table-cell>
          <table:table-cell office:value-type="float" office:value="86.511772" calcext:value-type="float">
            <text:p>86.511772</text:p>
          </table:table-cell>
          <table:table-cell office:value-type="float" office:value="-11.568474" calcext:value-type="float">
            <text:p>-11.568474</text:p>
          </table:table-cell>
          <table:table-cell office:value-type="float" office:value="96.433139" calcext:value-type="float">
            <text:p>96.433139</text:p>
          </table:table-cell>
          <table:table-cell office:value-type="float" office:value="-9.742623" calcext:value-type="float">
            <text:p>-9.742623</text:p>
          </table:table-cell>
          <table:table-cell office:value-type="float" office:value="98.619614" calcext:value-type="float">
            <text:p>98.619614</text:p>
          </table:table-cell>
          <table:table-cell office:value-type="float" office:value="-11.418919" calcext:value-type="float">
            <text:p>-11.41891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6.210236" calcext:value-type="float">
            <text:p>96.210236</text:p>
          </table:table-cell>
          <table:table-cell office:value-type="float" office:value="-9.796728" calcext:value-type="float">
            <text:p>-9.796728</text:p>
          </table:table-cell>
          <table:table-cell office:value-type="float" office:value="86.526896" calcext:value-type="float">
            <text:p>86.526896</text:p>
          </table:table-cell>
          <table:table-cell office:value-type="float" office:value="-11.565392" calcext:value-type="float">
            <text:p>-11.565392</text:p>
          </table:table-cell>
          <table:table-cell office:value-type="float" office:value="96.551826" calcext:value-type="float">
            <text:p>96.551826</text:p>
          </table:table-cell>
          <table:table-cell office:value-type="float" office:value="-9.711167" calcext:value-type="float">
            <text:p>-9.711167</text:p>
          </table:table-cell>
          <table:table-cell office:value-type="float" office:value="96.211841" calcext:value-type="float">
            <text:p>96.211841</text:p>
          </table:table-cell>
          <table:table-cell office:value-type="float" office:value="-9.794348" calcext:value-type="float">
            <text:p>-9.794348</text:p>
          </table:table-cell>
          <table:table-cell office:value-type="float" office:value="325" calcext:value-type="float">
            <text:p>325</text:p>
          </table:table-cell>
          <table:table-cell office:value-type="float" office:value="96.210237" calcext:value-type="float">
            <text:p>96.210237</text:p>
          </table:table-cell>
          <table:table-cell office:value-type="float" office:value="-9.796729" calcext:value-type="float">
            <text:p>-9.796729</text:p>
          </table:table-cell>
          <table:table-cell office:value-type="float" office:value="86.526896" calcext:value-type="float">
            <text:p>86.526896</text:p>
          </table:table-cell>
          <table:table-cell office:value-type="float" office:value="-11.571816" calcext:value-type="float">
            <text:p>-11.571816</text:p>
          </table:table-cell>
          <table:table-cell office:value-type="float" office:value="96.431601" calcext:value-type="float">
            <text:p>96.431601</text:p>
          </table:table-cell>
          <table:table-cell office:value-type="float" office:value="-9.749518" calcext:value-type="float">
            <text:p>-9.749518</text:p>
          </table:table-cell>
          <table:table-cell office:value-type="float" office:value="96.211842" calcext:value-type="float">
            <text:p>96.211842</text:p>
          </table:table-cell>
          <table:table-cell office:value-type="float" office:value="-9.794348" calcext:value-type="float">
            <text:p>-9.7943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6.197864" calcext:value-type="float">
            <text:p>96.197864</text:p>
          </table:table-cell>
          <table:table-cell office:value-type="float" office:value="-14.621906" calcext:value-type="float">
            <text:p>-14.621906</text:p>
          </table:table-cell>
          <table:table-cell office:value-type="float" office:value="86.545229" calcext:value-type="float">
            <text:p>86.545229</text:p>
          </table:table-cell>
          <table:table-cell office:value-type="float" office:value="-11.569195" calcext:value-type="float">
            <text:p>-11.569195</text:p>
          </table:table-cell>
          <table:table-cell office:value-type="float" office:value="96.544099" calcext:value-type="float">
            <text:p>96.544099</text:p>
          </table:table-cell>
          <table:table-cell office:value-type="float" office:value="-10.058455" calcext:value-type="float">
            <text:p>-10.058455</text:p>
          </table:table-cell>
          <table:table-cell office:value-type="float" office:value="96.196786" calcext:value-type="float">
            <text:p>96.196786</text:p>
          </table:table-cell>
          <table:table-cell office:value-type="float" office:value="-14.618993" calcext:value-type="float">
            <text:p>-14.618993</text:p>
          </table:table-cell>
          <table:table-cell office:value-type="float" office:value="326" calcext:value-type="float">
            <text:p>326</text:p>
          </table:table-cell>
          <table:table-cell office:value-type="float" office:value="96.197865" calcext:value-type="float">
            <text:p>96.197865</text:p>
          </table:table-cell>
          <table:table-cell office:value-type="float" office:value="-14.621907" calcext:value-type="float">
            <text:p>-14.621907</text:p>
          </table:table-cell>
          <table:table-cell office:value-type="float" office:value="86.545229" calcext:value-type="float">
            <text:p>86.545229</text:p>
          </table:table-cell>
          <table:table-cell office:value-type="float" office:value="-11.575619" calcext:value-type="float">
            <text:p>-11.575619</text:p>
          </table:table-cell>
          <table:table-cell office:value-type="float" office:value="96.432289" calcext:value-type="float">
            <text:p>96.432289</text:p>
          </table:table-cell>
          <table:table-cell office:value-type="float" office:value="-10.094122" calcext:value-type="float">
            <text:p>-10.094122</text:p>
          </table:table-cell>
          <table:table-cell office:value-type="float" office:value="96.196786" calcext:value-type="float">
            <text:p>96.196786</text:p>
          </table:table-cell>
          <table:table-cell office:value-type="float" office:value="-14.618993" calcext:value-type="float">
            <text:p>-14.61899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8.897069" calcext:value-type="float">
            <text:p>88.897069</text:p>
          </table:table-cell>
          <table:table-cell office:value-type="float" office:value="-14.911177" calcext:value-type="float">
            <text:p>-14.911177</text:p>
          </table:table-cell>
          <table:table-cell office:value-type="float" office:value="86.566303" calcext:value-type="float">
            <text:p>86.566303</text:p>
          </table:table-cell>
          <table:table-cell office:value-type="float" office:value="-11.561161" calcext:value-type="float">
            <text:p>-11.561161</text:p>
          </table:table-cell>
          <table:table-cell office:value-type="float" office:value="96.028406" calcext:value-type="float">
            <text:p>96.028406</text:p>
          </table:table-cell>
          <table:table-cell office:value-type="float" office:value="-10.390675" calcext:value-type="float">
            <text:p>-10.390675</text:p>
          </table:table-cell>
          <table:table-cell office:value-type="float" office:value="88.90033" calcext:value-type="float">
            <text:p>88.90033</text:p>
          </table:table-cell>
          <table:table-cell office:value-type="float" office:value="-14.913199" calcext:value-type="float">
            <text:p>-14.913199</text:p>
          </table:table-cell>
          <table:table-cell office:value-type="float" office:value="327" calcext:value-type="float">
            <text:p>327</text:p>
          </table:table-cell>
          <table:table-cell office:value-type="float" office:value="88.89707" calcext:value-type="float">
            <text:p>88.89707</text:p>
          </table:table-cell>
          <table:table-cell office:value-type="float" office:value="-14.911178" calcext:value-type="float">
            <text:p>-14.911178</text:p>
          </table:table-cell>
          <table:table-cell office:value-type="float" office:value="86.566303" calcext:value-type="float">
            <text:p>86.566303</text:p>
          </table:table-cell>
          <table:table-cell office:value-type="float" office:value="-11.567586" calcext:value-type="float">
            <text:p>-11.567586</text:p>
          </table:table-cell>
          <table:table-cell office:value-type="float" office:value="95.924423" calcext:value-type="float">
            <text:p>95.924423</text:p>
          </table:table-cell>
          <table:table-cell office:value-type="float" office:value="-10.423845" calcext:value-type="float">
            <text:p>-10.423845</text:p>
          </table:table-cell>
          <table:table-cell office:value-type="float" office:value="88.90033" calcext:value-type="float">
            <text:p>88.90033</text:p>
          </table:table-cell>
          <table:table-cell office:value-type="float" office:value="-14.9132" calcext:value-type="float">
            <text:p>-14.9132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5.231608" calcext:value-type="float">
            <text:p>85.231608</text:p>
          </table:table-cell>
          <table:table-cell office:value-type="float" office:value="-11.101078" calcext:value-type="float">
            <text:p>-11.101078</text:p>
          </table:table-cell>
          <table:table-cell office:value-type="float" office:value="86.5893" calcext:value-type="float">
            <text:p>86.5893</text:p>
          </table:table-cell>
          <table:table-cell office:value-type="float" office:value="-11.547167" calcext:value-type="float">
            <text:p>-11.547167</text:p>
          </table:table-cell>
          <table:table-cell office:value-type="float" office:value="95.294017" calcext:value-type="float">
            <text:p>95.294017</text:p>
          </table:table-cell>
          <table:table-cell office:value-type="float" office:value="-10.427388" calcext:value-type="float">
            <text:p>-10.427388</text:p>
          </table:table-cell>
          <table:table-cell office:value-type="float" office:value="85.23" calcext:value-type="float">
            <text:p>85.23</text:p>
          </table:table-cell>
          <table:table-cell office:value-type="float" office:value="-11.102898" calcext:value-type="float">
            <text:p>-11.102898</text:p>
          </table:table-cell>
          <table:table-cell office:value-type="float" office:value="328" calcext:value-type="float">
            <text:p>328</text:p>
          </table:table-cell>
          <table:table-cell office:value-type="float" office:value="85.231608" calcext:value-type="float">
            <text:p>85.231608</text:p>
          </table:table-cell>
          <table:table-cell office:value-type="float" office:value="-11.101079" calcext:value-type="float">
            <text:p>-11.101079</text:p>
          </table:table-cell>
          <table:table-cell office:value-type="float" office:value="86.589301" calcext:value-type="float">
            <text:p>86.589301</text:p>
          </table:table-cell>
          <table:table-cell office:value-type="float" office:value="-11.553591" calcext:value-type="float">
            <text:p>-11.553591</text:p>
          </table:table-cell>
          <table:table-cell office:value-type="float" office:value="95.197313" calcext:value-type="float">
            <text:p>95.197313</text:p>
          </table:table-cell>
          <table:table-cell office:value-type="float" office:value="-10.458237" calcext:value-type="float">
            <text:p>-10.458237</text:p>
          </table:table-cell>
          <table:table-cell office:value-type="float" office:value="85.230001" calcext:value-type="float">
            <text:p>85.230001</text:p>
          </table:table-cell>
          <table:table-cell office:value-type="float" office:value="-11.102899" calcext:value-type="float">
            <text:p>-11.10289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5.244236" calcext:value-type="float">
            <text:p>85.244236</text:p>
          </table:table-cell>
          <table:table-cell office:value-type="float" office:value="-10.623575" calcext:value-type="float">
            <text:p>-10.623575</text:p>
          </table:table-cell>
          <table:table-cell office:value-type="float" office:value="86.608285" calcext:value-type="float">
            <text:p>86.608285</text:p>
          </table:table-cell>
          <table:table-cell office:value-type="float" office:value="-11.539116" calcext:value-type="float">
            <text:p>-11.539116</text:p>
          </table:table-cell>
          <table:table-cell office:value-type="float" office:value="94.608188" calcext:value-type="float">
            <text:p>94.608188</text:p>
          </table:table-cell>
          <table:table-cell office:value-type="float" office:value="-10.433633" calcext:value-type="float">
            <text:p>-10.433633</text:p>
          </table:table-cell>
          <table:table-cell office:value-type="float" office:value="85.242613" calcext:value-type="float">
            <text:p>85.242613</text:p>
          </table:table-cell>
          <table:table-cell office:value-type="float" office:value="-10.622113" calcext:value-type="float">
            <text:p>-10.622113</text:p>
          </table:table-cell>
          <table:table-cell office:value-type="float" office:value="329" calcext:value-type="float">
            <text:p>329</text:p>
          </table:table-cell>
          <table:table-cell office:value-type="float" office:value="85.244237" calcext:value-type="float">
            <text:p>85.244237</text:p>
          </table:table-cell>
          <table:table-cell office:value-type="float" office:value="-10.623576" calcext:value-type="float">
            <text:p>-10.623576</text:p>
          </table:table-cell>
          <table:table-cell office:value-type="float" office:value="86.608285" calcext:value-type="float">
            <text:p>86.608285</text:p>
          </table:table-cell>
          <table:table-cell office:value-type="float" office:value="-11.54554" calcext:value-type="float">
            <text:p>-11.54554</text:p>
          </table:table-cell>
          <table:table-cell office:value-type="float" office:value="94.518253" calcext:value-type="float">
            <text:p>94.518253</text:p>
          </table:table-cell>
          <table:table-cell office:value-type="float" office:value="-10.462323" calcext:value-type="float">
            <text:p>-10.462323</text:p>
          </table:table-cell>
          <table:table-cell office:value-type="float" office:value="85.242614" calcext:value-type="float">
            <text:p>85.242614</text:p>
          </table:table-cell>
          <table:table-cell office:value-type="float" office:value="-10.622114" calcext:value-type="float">
            <text:p>-10.62211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6.408228" calcext:value-type="float">
            <text:p>86.408228</text:p>
          </table:table-cell>
          <table:table-cell office:value-type="float" office:value="-17.075076" calcext:value-type="float">
            <text:p>-17.075076</text:p>
          </table:table-cell>
          <table:table-cell office:value-type="float" office:value="86.618721" calcext:value-type="float">
            <text:p>86.618721</text:p>
          </table:table-cell>
          <table:table-cell office:value-type="float" office:value="-11.537766" calcext:value-type="float">
            <text:p>-11.537766</text:p>
          </table:table-cell>
          <table:table-cell office:value-type="float" office:value="94.043897" calcext:value-type="float">
            <text:p>94.043897</text:p>
          </table:table-cell>
          <table:table-cell office:value-type="float" office:value="-10.897279" calcext:value-type="float">
            <text:p>-10.897279</text:p>
          </table:table-cell>
          <table:table-cell office:value-type="float" office:value="86.407721" calcext:value-type="float">
            <text:p>86.407721</text:p>
          </table:table-cell>
          <table:table-cell office:value-type="float" office:value="-17.072055" calcext:value-type="float">
            <text:p>-17.072055</text:p>
          </table:table-cell>
          <table:table-cell office:value-type="float" office:value="330" calcext:value-type="float">
            <text:p>330</text:p>
          </table:table-cell>
          <table:table-cell office:value-type="float" office:value="86.408228" calcext:value-type="float">
            <text:p>86.408228</text:p>
          </table:table-cell>
          <table:table-cell office:value-type="float" office:value="-17.075077" calcext:value-type="float">
            <text:p>-17.075077</text:p>
          </table:table-cell>
          <table:table-cell office:value-type="float" office:value="86.618722" calcext:value-type="float">
            <text:p>86.618722</text:p>
          </table:table-cell>
          <table:table-cell office:value-type="float" office:value="-11.54419" calcext:value-type="float">
            <text:p>-11.54419</text:p>
          </table:table-cell>
          <table:table-cell office:value-type="float" office:value="93.960258" calcext:value-type="float">
            <text:p>93.960258</text:p>
          </table:table-cell>
          <table:table-cell office:value-type="float" office:value="-10.92396" calcext:value-type="float">
            <text:p>-10.92396</text:p>
          </table:table-cell>
          <table:table-cell office:value-type="float" office:value="86.407721" calcext:value-type="float">
            <text:p>86.407721</text:p>
          </table:table-cell>
          <table:table-cell office:value-type="float" office:value="-17.072055" calcext:value-type="float">
            <text:p>-17.07205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9.202957" calcext:value-type="float">
            <text:p>89.202957</text:p>
          </table:table-cell>
          <table:table-cell office:value-type="float" office:value="-19.28464" calcext:value-type="float">
            <text:p>-19.28464</text:p>
          </table:table-cell>
          <table:table-cell office:value-type="float" office:value="86.623679" calcext:value-type="float">
            <text:p>86.623679</text:p>
          </table:table-cell>
          <table:table-cell office:value-type="float" office:value="-11.536961" calcext:value-type="float">
            <text:p>-11.536961</text:p>
          </table:table-cell>
          <table:table-cell office:value-type="float" office:value="93.709641" calcext:value-type="float">
            <text:p>93.709641</text:p>
          </table:table-cell>
          <table:table-cell office:value-type="float" office:value="-11.483646" calcext:value-type="float">
            <text:p>-11.483646</text:p>
          </table:table-cell>
          <table:table-cell office:value-type="float" office:value="89.202249" calcext:value-type="float">
            <text:p>89.202249</text:p>
          </table:table-cell>
          <table:table-cell office:value-type="float" office:value="-19.286471" calcext:value-type="float">
            <text:p>-19.286471</text:p>
          </table:table-cell>
          <table:table-cell office:value-type="float" office:value="331" calcext:value-type="float">
            <text:p>331</text:p>
          </table:table-cell>
          <table:table-cell office:value-type="float" office:value="89.202957" calcext:value-type="float">
            <text:p>89.202957</text:p>
          </table:table-cell>
          <table:table-cell office:value-type="float" office:value="-19.28464" calcext:value-type="float">
            <text:p>-19.28464</text:p>
          </table:table-cell>
          <table:table-cell office:value-type="float" office:value="86.623679" calcext:value-type="float">
            <text:p>86.623679</text:p>
          </table:table-cell>
          <table:table-cell office:value-type="float" office:value="-11.543386" calcext:value-type="float">
            <text:p>-11.543386</text:p>
          </table:table-cell>
          <table:table-cell office:value-type="float" office:value="93.631857" calcext:value-type="float">
            <text:p>93.631857</text:p>
          </table:table-cell>
          <table:table-cell office:value-type="float" office:value="-11.50846" calcext:value-type="float">
            <text:p>-11.50846</text:p>
          </table:table-cell>
          <table:table-cell office:value-type="float" office:value="89.20225" calcext:value-type="float">
            <text:p>89.20225</text:p>
          </table:table-cell>
          <table:table-cell office:value-type="float" office:value="-19.286471" calcext:value-type="float">
            <text:p>-19.28647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6.138804" calcext:value-type="float">
            <text:p>86.138804</text:p>
          </table:table-cell>
          <table:table-cell office:value-type="float" office:value="-19.785322" calcext:value-type="float">
            <text:p>-19.785322</text:p>
          </table:table-cell>
          <table:table-cell office:value-type="float" office:value="86.63358" calcext:value-type="float">
            <text:p>86.63358</text:p>
          </table:table-cell>
          <table:table-cell office:value-type="float" office:value="-11.54788" calcext:value-type="float">
            <text:p>-11.54788</text:p>
          </table:table-cell>
          <table:table-cell office:value-type="float" office:value="93.188892" calcext:value-type="float">
            <text:p>93.188892</text:p>
          </table:table-cell>
          <table:table-cell office:value-type="float" office:value="-12.074918" calcext:value-type="float">
            <text:p>-12.074918</text:p>
          </table:table-cell>
          <table:table-cell office:value-type="float" office:value="86.141318" calcext:value-type="float">
            <text:p>86.141318</text:p>
          </table:table-cell>
          <table:table-cell office:value-type="float" office:value="-19.786063" calcext:value-type="float">
            <text:p>-19.786063</text:p>
          </table:table-cell>
          <table:table-cell office:value-type="float" office:value="332" calcext:value-type="float">
            <text:p>332</text:p>
          </table:table-cell>
          <table:table-cell office:value-type="float" office:value="86.138805" calcext:value-type="float">
            <text:p>86.138805</text:p>
          </table:table-cell>
          <table:table-cell office:value-type="float" office:value="-19.785322" calcext:value-type="float">
            <text:p>-19.785322</text:p>
          </table:table-cell>
          <table:table-cell office:value-type="float" office:value="86.633581" calcext:value-type="float">
            <text:p>86.633581</text:p>
          </table:table-cell>
          <table:table-cell office:value-type="float" office:value="-11.554304" calcext:value-type="float">
            <text:p>-11.554304</text:p>
          </table:table-cell>
          <table:table-cell office:value-type="float" office:value="93.116552" calcext:value-type="float">
            <text:p>93.116552</text:p>
          </table:table-cell>
          <table:table-cell office:value-type="float" office:value="-12.097994" calcext:value-type="float">
            <text:p>-12.097994</text:p>
          </table:table-cell>
          <table:table-cell office:value-type="float" office:value="86.141318" calcext:value-type="float">
            <text:p>86.141318</text:p>
          </table:table-cell>
          <table:table-cell office:value-type="float" office:value="-19.786064" calcext:value-type="float">
            <text:p>-19.78606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7.830408" calcext:value-type="float">
            <text:p>87.830408</text:p>
          </table:table-cell>
          <table:table-cell office:value-type="float" office:value="-12.972108" calcext:value-type="float">
            <text:p>-12.972108</text:p>
          </table:table-cell>
          <table:table-cell office:value-type="float" office:value="86.649493" calcext:value-type="float">
            <text:p>86.649493</text:p>
          </table:table-cell>
          <table:table-cell office:value-type="float" office:value="-11.567548" calcext:value-type="float">
            <text:p>-11.567548</text:p>
          </table:table-cell>
          <table:table-cell office:value-type="float" office:value="92.828596" calcext:value-type="float">
            <text:p>92.828596</text:p>
          </table:table-cell>
          <table:table-cell office:value-type="float" office:value="-12.156012" calcext:value-type="float">
            <text:p>-12.156012</text:p>
          </table:table-cell>
          <table:table-cell office:value-type="float" office:value="87.828392" calcext:value-type="float">
            <text:p>87.828392</text:p>
          </table:table-cell>
          <table:table-cell office:value-type="float" office:value="-12.975221" calcext:value-type="float">
            <text:p>-12.975221</text:p>
          </table:table-cell>
          <table:table-cell office:value-type="float" office:value="333" calcext:value-type="float">
            <text:p>333</text:p>
          </table:table-cell>
          <table:table-cell office:value-type="float" office:value="87.830408" calcext:value-type="float">
            <text:p>87.830408</text:p>
          </table:table-cell>
          <table:table-cell office:value-type="float" office:value="-12.972108" calcext:value-type="float">
            <text:p>-12.972108</text:p>
          </table:table-cell>
          <table:table-cell office:value-type="float" office:value="86.649493" calcext:value-type="float">
            <text:p>86.649493</text:p>
          </table:table-cell>
          <table:table-cell office:value-type="float" office:value="-11.573972" calcext:value-type="float">
            <text:p>-11.573972</text:p>
          </table:table-cell>
          <table:table-cell office:value-type="float" office:value="92.76132" calcext:value-type="float">
            <text:p>92.76132</text:p>
          </table:table-cell>
          <table:table-cell office:value-type="float" office:value="-12.177473" calcext:value-type="float">
            <text:p>-12.177473</text:p>
          </table:table-cell>
          <table:table-cell office:value-type="float" office:value="87.828392" calcext:value-type="float">
            <text:p>87.828392</text:p>
          </table:table-cell>
          <table:table-cell office:value-type="float" office:value="-12.975222" calcext:value-type="float">
            <text:p>-12.975222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2.588378" calcext:value-type="float">
            <text:p>92.588378</text:p>
          </table:table-cell>
          <table:table-cell office:value-type="float" office:value="-9.969804" calcext:value-type="float">
            <text:p>-9.969804</text:p>
          </table:table-cell>
          <table:table-cell office:value-type="float" office:value="86.666455" calcext:value-type="float">
            <text:p>86.666455</text:p>
          </table:table-cell>
          <table:table-cell office:value-type="float" office:value="-11.547601" calcext:value-type="float">
            <text:p>-11.547601</text:p>
          </table:table-cell>
          <table:table-cell office:value-type="float" office:value="92.827556" calcext:value-type="float">
            <text:p>92.827556</text:p>
          </table:table-cell>
          <table:table-cell office:value-type="float" office:value="-11.984427" calcext:value-type="float">
            <text:p>-11.984427</text:p>
          </table:table-cell>
          <table:table-cell office:value-type="float" office:value="92.587082" calcext:value-type="float">
            <text:p>92.587082</text:p>
          </table:table-cell>
          <table:table-cell office:value-type="float" office:value="-9.968185" calcext:value-type="float">
            <text:p>-9.968185</text:p>
          </table:table-cell>
          <table:table-cell office:value-type="float" office:value="334" calcext:value-type="float">
            <text:p>334</text:p>
          </table:table-cell>
          <table:table-cell office:value-type="float" office:value="92.588379" calcext:value-type="float">
            <text:p>92.588379</text:p>
          </table:table-cell>
          <table:table-cell office:value-type="float" office:value="-9.969805" calcext:value-type="float">
            <text:p>-9.969805</text:p>
          </table:table-cell>
          <table:table-cell office:value-type="float" office:value="86.666456" calcext:value-type="float">
            <text:p>86.666456</text:p>
          </table:table-cell>
          <table:table-cell office:value-type="float" office:value="-11.554025" calcext:value-type="float">
            <text:p>-11.554025</text:p>
          </table:table-cell>
          <table:table-cell office:value-type="float" office:value="92.76499" calcext:value-type="float">
            <text:p>92.76499</text:p>
          </table:table-cell>
          <table:table-cell office:value-type="float" office:value="-12.004386" calcext:value-type="float">
            <text:p>-12.004386</text:p>
          </table:table-cell>
          <table:table-cell office:value-type="float" office:value="92.587083" calcext:value-type="float">
            <text:p>92.587083</text:p>
          </table:table-cell>
          <table:table-cell office:value-type="float" office:value="-9.968185" calcext:value-type="float">
            <text:p>-9.96818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6.798111" calcext:value-type="float">
            <text:p>96.798111</text:p>
          </table:table-cell>
          <table:table-cell office:value-type="float" office:value="-6.258087" calcext:value-type="float">
            <text:p>-6.258087</text:p>
          </table:table-cell>
          <table:table-cell office:value-type="float" office:value="86.681975" calcext:value-type="float">
            <text:p>86.681975</text:p>
          </table:table-cell>
          <table:table-cell office:value-type="float" office:value="-11.538402" calcext:value-type="float">
            <text:p>-11.538402</text:p>
          </table:table-cell>
          <table:table-cell office:value-type="float" office:value="93.119928" calcext:value-type="float">
            <text:p>93.119928</text:p>
          </table:table-cell>
          <table:table-cell office:value-type="float" office:value="-11.575028" calcext:value-type="float">
            <text:p>-11.575028</text:p>
          </table:table-cell>
          <table:table-cell office:value-type="float" office:value="96.798338" calcext:value-type="float">
            <text:p>96.798338</text:p>
          </table:table-cell>
          <table:table-cell office:value-type="float" office:value="-6.258385" calcext:value-type="float">
            <text:p>-6.258385</text:p>
          </table:table-cell>
          <table:table-cell office:value-type="float" office:value="335" calcext:value-type="float">
            <text:p>335</text:p>
          </table:table-cell>
          <table:table-cell office:value-type="float" office:value="96.798111" calcext:value-type="float">
            <text:p>96.798111</text:p>
          </table:table-cell>
          <table:table-cell office:value-type="float" office:value="-6.258087" calcext:value-type="float">
            <text:p>-6.258087</text:p>
          </table:table-cell>
          <table:table-cell office:value-type="float" office:value="86.681975" calcext:value-type="float">
            <text:p>86.681975</text:p>
          </table:table-cell>
          <table:table-cell office:value-type="float" office:value="-11.544826" calcext:value-type="float">
            <text:p>-11.544826</text:p>
          </table:table-cell>
          <table:table-cell office:value-type="float" office:value="93.061741" calcext:value-type="float">
            <text:p>93.061741</text:p>
          </table:table-cell>
          <table:table-cell office:value-type="float" office:value="-11.59359" calcext:value-type="float">
            <text:p>-11.59359</text:p>
          </table:table-cell>
          <table:table-cell office:value-type="float" office:value="96.798339" calcext:value-type="float">
            <text:p>96.798339</text:p>
          </table:table-cell>
          <table:table-cell office:value-type="float" office:value="-6.258385" calcext:value-type="float">
            <text:p>-6.25838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1.91814" calcext:value-type="float">
            <text:p>101.91814</text:p>
          </table:table-cell>
          <table:table-cell office:value-type="float" office:value="-1.85487" calcext:value-type="float">
            <text:p>-1.85487</text:p>
          </table:table-cell>
          <table:table-cell office:value-type="float" office:value="86.697173" calcext:value-type="float">
            <text:p>86.697173</text:p>
          </table:table-cell>
          <table:table-cell office:value-type="float" office:value="-11.524206" calcext:value-type="float">
            <text:p>-11.524206</text:p>
          </table:table-cell>
          <table:table-cell office:value-type="float" office:value="93.749937" calcext:value-type="float">
            <text:p>93.749937</text:p>
          </table:table-cell>
          <table:table-cell office:value-type="float" office:value="-10.881415" calcext:value-type="float">
            <text:p>-10.881415</text:p>
          </table:table-cell>
          <table:table-cell office:value-type="float" office:value="101.917763" calcext:value-type="float">
            <text:p>101.917763</text:p>
          </table:table-cell>
          <table:table-cell office:value-type="float" office:value="-1.855156" calcext:value-type="float">
            <text:p>-1.855156</text:p>
          </table:table-cell>
          <table:table-cell office:value-type="float" office:value="336" calcext:value-type="float">
            <text:p>336</text:p>
          </table:table-cell>
          <table:table-cell office:value-type="float" office:value="101.91814" calcext:value-type="float">
            <text:p>101.91814</text:p>
          </table:table-cell>
          <table:table-cell office:value-type="float" office:value="-1.854871" calcext:value-type="float">
            <text:p>-1.854871</text:p>
          </table:table-cell>
          <table:table-cell office:value-type="float" office:value="86.697174" calcext:value-type="float">
            <text:p>86.697174</text:p>
          </table:table-cell>
          <table:table-cell office:value-type="float" office:value="-11.53063" calcext:value-type="float">
            <text:p>-11.53063</text:p>
          </table:table-cell>
          <table:table-cell office:value-type="float" office:value="93.695824" calcext:value-type="float">
            <text:p>93.695824</text:p>
          </table:table-cell>
          <table:table-cell office:value-type="float" office:value="-10.898677" calcext:value-type="float">
            <text:p>-10.898677</text:p>
          </table:table-cell>
          <table:table-cell office:value-type="float" office:value="101.917764" calcext:value-type="float">
            <text:p>101.917764</text:p>
          </table:table-cell>
          <table:table-cell office:value-type="float" office:value="-1.855156" calcext:value-type="float">
            <text:p>-1.85515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9.353461" calcext:value-type="float">
            <text:p>109.353461</text:p>
          </table:table-cell>
          <table:table-cell office:value-type="float" office:value="1.188597" calcext:value-type="float">
            <text:p>1.188597</text:p>
          </table:table-cell>
          <table:table-cell office:value-type="float" office:value="86.713007" calcext:value-type="float">
            <text:p>86.713007</text:p>
          </table:table-cell>
          <table:table-cell office:value-type="float" office:value="-11.505256" calcext:value-type="float">
            <text:p>-11.505256</text:p>
          </table:table-cell>
          <table:table-cell office:value-type="float" office:value="94.85691" calcext:value-type="float">
            <text:p>94.85691</text:p>
          </table:table-cell>
          <table:table-cell office:value-type="float" office:value="-10.01889" calcext:value-type="float">
            <text:p>-10.01889</text:p>
          </table:table-cell>
          <table:table-cell office:value-type="float" office:value="109.352509" calcext:value-type="float">
            <text:p>109.352509</text:p>
          </table:table-cell>
          <table:table-cell office:value-type="float" office:value="1.189158" calcext:value-type="float">
            <text:p>1.189158</text:p>
          </table:table-cell>
          <table:table-cell office:value-type="float" office:value="337" calcext:value-type="float">
            <text:p>337</text:p>
          </table:table-cell>
          <table:table-cell office:value-type="float" office:value="109.353461" calcext:value-type="float">
            <text:p>109.353461</text:p>
          </table:table-cell>
          <table:table-cell office:value-type="float" office:value="1.188598" calcext:value-type="float">
            <text:p>1.188598</text:p>
          </table:table-cell>
          <table:table-cell office:value-type="float" office:value="86.713008" calcext:value-type="float">
            <text:p>86.713008</text:p>
          </table:table-cell>
          <table:table-cell office:value-type="float" office:value="-11.51168" calcext:value-type="float">
            <text:p>-11.51168</text:p>
          </table:table-cell>
          <table:table-cell office:value-type="float" office:value="94.806584" calcext:value-type="float">
            <text:p>94.806584</text:p>
          </table:table-cell>
          <table:table-cell office:value-type="float" office:value="-10.034944" calcext:value-type="float">
            <text:p>-10.034944</text:p>
          </table:table-cell>
          <table:table-cell office:value-type="float" office:value="109.352509" calcext:value-type="float">
            <text:p>109.352509</text:p>
          </table:table-cell>
          <table:table-cell office:value-type="float" office:value="1.189159" calcext:value-type="float">
            <text:p>1.18915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13.609111" calcext:value-type="float">
            <text:p>113.609111</text:p>
          </table:table-cell>
          <table:table-cell office:value-type="float" office:value="-3.103546" calcext:value-type="float">
            <text:p>-3.103546</text:p>
          </table:table-cell>
          <table:table-cell office:value-type="float" office:value="86.727672" calcext:value-type="float">
            <text:p>86.727672</text:p>
          </table:table-cell>
          <table:table-cell office:value-type="float" office:value="-11.486328" calcext:value-type="float">
            <text:p>-11.486328</text:p>
          </table:table-cell>
          <table:table-cell office:value-type="float" office:value="96.183202" calcext:value-type="float">
            <text:p>96.183202</text:p>
          </table:table-cell>
          <table:table-cell office:value-type="float" office:value="-9.517213" calcext:value-type="float">
            <text:p>-9.517213</text:p>
          </table:table-cell>
          <table:table-cell office:value-type="float" office:value="113.610406" calcext:value-type="float">
            <text:p>113.610406</text:p>
          </table:table-cell>
          <table:table-cell office:value-type="float" office:value="-3.100554" calcext:value-type="float">
            <text:p>-3.100554</text:p>
          </table:table-cell>
          <table:table-cell office:value-type="float" office:value="338" calcext:value-type="float">
            <text:p>338</text:p>
          </table:table-cell>
          <table:table-cell office:value-type="float" office:value="113.609112" calcext:value-type="float">
            <text:p>113.609112</text:p>
          </table:table-cell>
          <table:table-cell office:value-type="float" office:value="-3.103546" calcext:value-type="float">
            <text:p>-3.103546</text:p>
          </table:table-cell>
          <table:table-cell office:value-type="float" office:value="86.727672" calcext:value-type="float">
            <text:p>86.727672</text:p>
          </table:table-cell>
          <table:table-cell office:value-type="float" office:value="-11.492752" calcext:value-type="float">
            <text:p>-11.492752</text:p>
          </table:table-cell>
          <table:table-cell office:value-type="float" office:value="96.136399" calcext:value-type="float">
            <text:p>96.136399</text:p>
          </table:table-cell>
          <table:table-cell office:value-type="float" office:value="-9.532144" calcext:value-type="float">
            <text:p>-9.532144</text:p>
          </table:table-cell>
          <table:table-cell office:value-type="float" office:value="113.610407" calcext:value-type="float">
            <text:p>113.610407</text:p>
          </table:table-cell>
          <table:table-cell office:value-type="float" office:value="-3.100554" calcext:value-type="float">
            <text:p>-3.10055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7.282615" calcext:value-type="float">
            <text:p>107.282615</text:p>
          </table:table-cell>
          <table:table-cell office:value-type="float" office:value="-10.374547" calcext:value-type="float">
            <text:p>-10.374547</text:p>
          </table:table-cell>
          <table:table-cell office:value-type="float" office:value="86.73977" calcext:value-type="float">
            <text:p>86.73977</text:p>
          </table:table-cell>
          <table:table-cell office:value-type="float" office:value="-11.465917" calcext:value-type="float">
            <text:p>-11.465917</text:p>
          </table:table-cell>
          <table:table-cell office:value-type="float" office:value="96.971412" calcext:value-type="float">
            <text:p>96.971412</text:p>
          </table:table-cell>
          <table:table-cell office:value-type="float" office:value="-9.558244" calcext:value-type="float">
            <text:p>-9.558244</text:p>
          </table:table-cell>
          <table:table-cell office:value-type="float" office:value="107.286895" calcext:value-type="float">
            <text:p>107.286895</text:p>
          </table:table-cell>
          <table:table-cell office:value-type="float" office:value="-10.373339" calcext:value-type="float">
            <text:p>-10.373339</text:p>
          </table:table-cell>
          <table:table-cell office:value-type="float" office:value="339" calcext:value-type="float">
            <text:p>339</text:p>
          </table:table-cell>
          <table:table-cell office:value-type="float" office:value="107.282615" calcext:value-type="float">
            <text:p>107.282615</text:p>
          </table:table-cell>
          <table:table-cell office:value-type="float" office:value="-10.374548" calcext:value-type="float">
            <text:p>-10.374548</text:p>
          </table:table-cell>
          <table:table-cell office:value-type="float" office:value="86.739771" calcext:value-type="float">
            <text:p>86.739771</text:p>
          </table:table-cell>
          <table:table-cell office:value-type="float" office:value="-11.472341" calcext:value-type="float">
            <text:p>-11.472341</text:p>
          </table:table-cell>
          <table:table-cell office:value-type="float" office:value="96.927886" calcext:value-type="float">
            <text:p>96.927886</text:p>
          </table:table-cell>
          <table:table-cell office:value-type="float" office:value="-9.57213" calcext:value-type="float">
            <text:p>-9.57213</text:p>
          </table:table-cell>
          <table:table-cell office:value-type="float" office:value="107.286896" calcext:value-type="float">
            <text:p>107.286896</text:p>
          </table:table-cell>
          <table:table-cell office:value-type="float" office:value="-10.373339" calcext:value-type="float">
            <text:p>-10.3733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2.523552" calcext:value-type="float">
            <text:p>92.523552</text:p>
          </table:table-cell>
          <table:table-cell office:value-type="float" office:value="-13.135328" calcext:value-type="float">
            <text:p>-13.135328</text:p>
          </table:table-cell>
          <table:table-cell office:value-type="float" office:value="86.749281" calcext:value-type="float">
            <text:p>86.749281</text:p>
          </table:table-cell>
          <table:table-cell office:value-type="float" office:value="-11.444941" calcext:value-type="float">
            <text:p>-11.444941</text:p>
          </table:table-cell>
          <table:table-cell office:value-type="float" office:value="96.668907" calcext:value-type="float">
            <text:p>96.668907</text:p>
          </table:table-cell>
          <table:table-cell office:value-type="float" office:value="-9.789133" calcext:value-type="float">
            <text:p>-9.789133</text:p>
          </table:table-cell>
          <table:table-cell office:value-type="float" office:value="92.526938" calcext:value-type="float">
            <text:p>92.526938</text:p>
          </table:table-cell>
          <table:table-cell office:value-type="float" office:value="-13.137137" calcext:value-type="float">
            <text:p>-13.137137</text:p>
          </table:table-cell>
          <table:table-cell office:value-type="float" office:value="340" calcext:value-type="float">
            <text:p>340</text:p>
          </table:table-cell>
          <table:table-cell office:value-type="float" office:value="92.523552" calcext:value-type="float">
            <text:p>92.523552</text:p>
          </table:table-cell>
          <table:table-cell office:value-type="float" office:value="-13.135329" calcext:value-type="float">
            <text:p>-13.135329</text:p>
          </table:table-cell>
          <table:table-cell office:value-type="float" office:value="86.749281" calcext:value-type="float">
            <text:p>86.749281</text:p>
          </table:table-cell>
          <table:table-cell office:value-type="float" office:value="-11.451366" calcext:value-type="float">
            <text:p>-11.451366</text:p>
          </table:table-cell>
          <table:table-cell office:value-type="float" office:value="96.628427" calcext:value-type="float">
            <text:p>96.628427</text:p>
          </table:table-cell>
          <table:table-cell office:value-type="float" office:value="-9.802046" calcext:value-type="float">
            <text:p>-9.802046</text:p>
          </table:table-cell>
          <table:table-cell office:value-type="float" office:value="92.526938" calcext:value-type="float">
            <text:p>92.526938</text:p>
          </table:table-cell>
          <table:table-cell office:value-type="float" office:value="-13.137137" calcext:value-type="float">
            <text:p>-13.13713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2.124802" calcext:value-type="float">
            <text:p>82.124802</text:p>
          </table:table-cell>
          <table:table-cell office:value-type="float" office:value="-14.167758" calcext:value-type="float">
            <text:p>-14.167758</text:p>
          </table:table-cell>
          <table:table-cell office:value-type="float" office:value="86.75522" calcext:value-type="float">
            <text:p>86.75522</text:p>
          </table:table-cell>
          <table:table-cell office:value-type="float" office:value="-11.464705" calcext:value-type="float">
            <text:p>-11.464705</text:p>
          </table:table-cell>
          <table:table-cell office:value-type="float" office:value="95.656343" calcext:value-type="float">
            <text:p>95.656343</text:p>
          </table:table-cell>
          <table:table-cell office:value-type="float" office:value="-10.114017" calcext:value-type="float">
            <text:p>-10.114017</text:p>
          </table:table-cell>
          <table:table-cell office:value-type="float" office:value="82.123069" calcext:value-type="float">
            <text:p>82.123069</text:p>
          </table:table-cell>
          <table:table-cell office:value-type="float" office:value="-14.168464" calcext:value-type="float">
            <text:p>-14.168464</text:p>
          </table:table-cell>
          <table:table-cell office:value-type="float" office:value="341" calcext:value-type="float">
            <text:p>341</text:p>
          </table:table-cell>
          <table:table-cell office:value-type="float" office:value="82.124803" calcext:value-type="float">
            <text:p>82.124803</text:p>
          </table:table-cell>
          <table:table-cell office:value-type="float" office:value="-14.167758" calcext:value-type="float">
            <text:p>-14.167758</text:p>
          </table:table-cell>
          <table:table-cell office:value-type="float" office:value="86.75522" calcext:value-type="float">
            <text:p>86.75522</text:p>
          </table:table-cell>
          <table:table-cell office:value-type="float" office:value="-11.471129" calcext:value-type="float">
            <text:p>-11.471129</text:p>
          </table:table-cell>
          <table:table-cell office:value-type="float" office:value="95.618697" calcext:value-type="float">
            <text:p>95.618697</text:p>
          </table:table-cell>
          <table:table-cell office:value-type="float" office:value="-10.126026" calcext:value-type="float">
            <text:p>-10.126026</text:p>
          </table:table-cell>
          <table:table-cell office:value-type="float" office:value="82.123069" calcext:value-type="float">
            <text:p>82.123069</text:p>
          </table:table-cell>
          <table:table-cell office:value-type="float" office:value="-14.168465" calcext:value-type="float">
            <text:p>-14.16846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2.712353" calcext:value-type="float">
            <text:p>82.712353</text:p>
          </table:table-cell>
          <table:table-cell office:value-type="float" office:value="-8.117271" calcext:value-type="float">
            <text:p>-8.117271</text:p>
          </table:table-cell>
          <table:table-cell office:value-type="float" office:value="86.756459" calcext:value-type="float">
            <text:p>86.756459</text:p>
          </table:table-cell>
          <table:table-cell office:value-type="float" office:value="-11.483708" calcext:value-type="float">
            <text:p>-11.483708</text:p>
          </table:table-cell>
          <table:table-cell office:value-type="float" office:value="94.751416" calcext:value-type="float">
            <text:p>94.751416</text:p>
          </table:table-cell>
          <table:table-cell office:value-type="float" office:value="-9.991918" calcext:value-type="float">
            <text:p>-9.991918</text:p>
          </table:table-cell>
          <table:table-cell office:value-type="float" office:value="82.708013" calcext:value-type="float">
            <text:p>82.708013</text:p>
          </table:table-cell>
          <table:table-cell office:value-type="float" office:value="-8.120065" calcext:value-type="float">
            <text:p>-8.120065</text:p>
          </table:table-cell>
          <table:table-cell office:value-type="float" office:value="342" calcext:value-type="float">
            <text:p>342</text:p>
          </table:table-cell>
          <table:table-cell office:value-type="float" office:value="82.712354" calcext:value-type="float">
            <text:p>82.712354</text:p>
          </table:table-cell>
          <table:table-cell office:value-type="float" office:value="-8.117271" calcext:value-type="float">
            <text:p>-8.117271</text:p>
          </table:table-cell>
          <table:table-cell office:value-type="float" office:value="86.75646" calcext:value-type="float">
            <text:p>86.75646</text:p>
          </table:table-cell>
          <table:table-cell office:value-type="float" office:value="-11.490132" calcext:value-type="float">
            <text:p>-11.490132</text:p>
          </table:table-cell>
          <table:table-cell office:value-type="float" office:value="94.716406" calcext:value-type="float">
            <text:p>94.716406</text:p>
          </table:table-cell>
          <table:table-cell office:value-type="float" office:value="-10.003086" calcext:value-type="float">
            <text:p>-10.003086</text:p>
          </table:table-cell>
          <table:table-cell office:value-type="float" office:value="82.708014" calcext:value-type="float">
            <text:p>82.708014</text:p>
          </table:table-cell>
          <table:table-cell office:value-type="float" office:value="-8.120066" calcext:value-type="float">
            <text:p>-8.12006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8.593522" calcext:value-type="float">
            <text:p>88.593522</text:p>
          </table:table-cell>
          <table:table-cell office:value-type="float" office:value="-8.762445" calcext:value-type="float">
            <text:p>-8.762445</text:p>
          </table:table-cell>
          <table:table-cell office:value-type="float" office:value="86.750316" calcext:value-type="float">
            <text:p>86.750316</text:p>
          </table:table-cell>
          <table:table-cell office:value-type="float" office:value="-11.495446" calcext:value-type="float">
            <text:p>-11.495446</text:p>
          </table:table-cell>
          <table:table-cell office:value-type="float" office:value="94.314651" calcext:value-type="float">
            <text:p>94.314651</text:p>
          </table:table-cell>
          <table:table-cell office:value-type="float" office:value="-9.91677" calcext:value-type="float">
            <text:p>-9.91677</text:p>
          </table:table-cell>
          <table:table-cell office:value-type="float" office:value="88.591443" calcext:value-type="float">
            <text:p>88.591443</text:p>
          </table:table-cell>
          <table:table-cell office:value-type="float" office:value="-8.759825" calcext:value-type="float">
            <text:p>-8.759825</text:p>
          </table:table-cell>
          <table:table-cell office:value-type="float" office:value="343" calcext:value-type="float">
            <text:p>343</text:p>
          </table:table-cell>
          <table:table-cell office:value-type="float" office:value="88.593522" calcext:value-type="float">
            <text:p>88.593522</text:p>
          </table:table-cell>
          <table:table-cell office:value-type="float" office:value="-8.762445" calcext:value-type="float">
            <text:p>-8.762445</text:p>
          </table:table-cell>
          <table:table-cell office:value-type="float" office:value="86.750317" calcext:value-type="float">
            <text:p>86.750317</text:p>
          </table:table-cell>
          <table:table-cell office:value-type="float" office:value="-11.50187" calcext:value-type="float">
            <text:p>-11.50187</text:p>
          </table:table-cell>
          <table:table-cell office:value-type="float" office:value="94.282091" calcext:value-type="float">
            <text:p>94.282091</text:p>
          </table:table-cell>
          <table:table-cell office:value-type="float" office:value="-9.927157" calcext:value-type="float">
            <text:p>-9.927157</text:p>
          </table:table-cell>
          <table:table-cell office:value-type="float" office:value="88.591443" calcext:value-type="float">
            <text:p>88.591443</text:p>
          </table:table-cell>
          <table:table-cell office:value-type="float" office:value="-8.759825" calcext:value-type="float">
            <text:p>-8.759825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7.053725" calcext:value-type="float">
            <text:p>97.053725</text:p>
          </table:table-cell>
          <table:table-cell office:value-type="float" office:value="1.955408" calcext:value-type="float">
            <text:p>1.955408</text:p>
          </table:table-cell>
          <table:table-cell office:value-type="float" office:value="86.734192" calcext:value-type="float">
            <text:p>86.734192</text:p>
          </table:table-cell>
          <table:table-cell office:value-type="float" office:value="-11.499775" calcext:value-type="float">
            <text:p>-11.499775</text:p>
          </table:table-cell>
          <table:table-cell office:value-type="float" office:value="94.49139" calcext:value-type="float">
            <text:p>94.49139</text:p>
          </table:table-cell>
          <table:table-cell office:value-type="float" office:value="-9.089744" calcext:value-type="float">
            <text:p>-9.089744</text:p>
          </table:table-cell>
          <table:table-cell office:value-type="float" office:value="97.052719" calcext:value-type="float">
            <text:p>97.052719</text:p>
          </table:table-cell>
          <table:table-cell office:value-type="float" office:value="1.951004" calcext:value-type="float">
            <text:p>1.951004</text:p>
          </table:table-cell>
          <table:table-cell office:value-type="float" office:value="344" calcext:value-type="float">
            <text:p>344</text:p>
          </table:table-cell>
          <table:table-cell office:value-type="float" office:value="97.053725" calcext:value-type="float">
            <text:p>97.053725</text:p>
          </table:table-cell>
          <table:table-cell office:value-type="float" office:value="1.955408" calcext:value-type="float">
            <text:p>1.955408</text:p>
          </table:table-cell>
          <table:table-cell office:value-type="float" office:value="86.734192" calcext:value-type="float">
            <text:p>86.734192</text:p>
          </table:table-cell>
          <table:table-cell office:value-type="float" office:value="-11.506199" calcext:value-type="float">
            <text:p>-11.506199</text:p>
          </table:table-cell>
          <table:table-cell office:value-type="float" office:value="94.461109" calcext:value-type="float">
            <text:p>94.461109</text:p>
          </table:table-cell>
          <table:table-cell office:value-type="float" office:value="-9.099404" calcext:value-type="float">
            <text:p>-9.099404</text:p>
          </table:table-cell>
          <table:table-cell office:value-type="float" office:value="97.052719" calcext:value-type="float">
            <text:p>97.052719</text:p>
          </table:table-cell>
          <table:table-cell office:value-type="float" office:value="1.951004" calcext:value-type="float">
            <text:p>1.95100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3.354577" calcext:value-type="float">
            <text:p>83.354577</text:p>
          </table:table-cell>
          <table:table-cell office:value-type="float" office:value="15.05302" calcext:value-type="float">
            <text:p>15.05302</text:p>
          </table:table-cell>
          <table:table-cell office:value-type="float" office:value="86.718921" calcext:value-type="float">
            <text:p>86.718921</text:p>
          </table:table-cell>
          <table:table-cell office:value-type="float" office:value="-11.472953" calcext:value-type="float">
            <text:p>-11.472953</text:p>
          </table:table-cell>
          <table:table-cell office:value-type="float" office:value="93.697611" calcext:value-type="float">
            <text:p>93.697611</text:p>
          </table:table-cell>
          <table:table-cell office:value-type="float" office:value="-7.374806" calcext:value-type="float">
            <text:p>-7.374806</text:p>
          </table:table-cell>
          <table:table-cell office:value-type="float" office:value="83.36311" calcext:value-type="float">
            <text:p>83.36311</text:p>
          </table:table-cell>
          <table:table-cell office:value-type="float" office:value="15.05211" calcext:value-type="float">
            <text:p>15.05211</text:p>
          </table:table-cell>
          <table:table-cell office:value-type="float" office:value="345" calcext:value-type="float">
            <text:p>345</text:p>
          </table:table-cell>
          <table:table-cell office:value-type="float" office:value="83.354578" calcext:value-type="float">
            <text:p>83.354578</text:p>
          </table:table-cell>
          <table:table-cell office:value-type="float" office:value="15.053021" calcext:value-type="float">
            <text:p>15.053021</text:p>
          </table:table-cell>
          <table:table-cell office:value-type="float" office:value="86.718922" calcext:value-type="float">
            <text:p>86.718922</text:p>
          </table:table-cell>
          <table:table-cell office:value-type="float" office:value="-11.479377" calcext:value-type="float">
            <text:p>-11.479377</text:p>
          </table:table-cell>
          <table:table-cell office:value-type="float" office:value="93.66945" calcext:value-type="float">
            <text:p>93.66945</text:p>
          </table:table-cell>
          <table:table-cell office:value-type="float" office:value="-7.38379" calcext:value-type="float">
            <text:p>-7.38379</text:p>
          </table:table-cell>
          <table:table-cell office:value-type="float" office:value="83.363111" calcext:value-type="float">
            <text:p>83.363111</text:p>
          </table:table-cell>
          <table:table-cell office:value-type="float" office:value="15.05211" calcext:value-type="float">
            <text:p>15.0521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0.911849" calcext:value-type="float">
            <text:p>80.911849</text:p>
          </table:table-cell>
          <table:table-cell office:value-type="float" office:value="9.446539" calcext:value-type="float">
            <text:p>9.446539</text:p>
          </table:table-cell>
          <table:table-cell office:value-type="float" office:value="86.696896" calcext:value-type="float">
            <text:p>86.696896</text:p>
          </table:table-cell>
          <table:table-cell office:value-type="float" office:value="-11.458553" calcext:value-type="float">
            <text:p>-11.458553</text:p>
          </table:table-cell>
          <table:table-cell office:value-type="float" office:value="92.782125" calcext:value-type="float">
            <text:p>92.782125</text:p>
          </table:table-cell>
          <table:table-cell office:value-type="float" office:value="-6.18392" calcext:value-type="float">
            <text:p>-6.18392</text:p>
          </table:table-cell>
          <table:table-cell office:value-type="float" office:value="80.907557" calcext:value-type="float">
            <text:p>80.907557</text:p>
          </table:table-cell>
          <table:table-cell office:value-type="float" office:value="9.45368" calcext:value-type="float">
            <text:p>9.45368</text:p>
          </table:table-cell>
          <table:table-cell office:value-type="float" office:value="346" calcext:value-type="float">
            <text:p>346</text:p>
          </table:table-cell>
          <table:table-cell office:value-type="float" office:value="80.911849" calcext:value-type="float">
            <text:p>80.911849</text:p>
          </table:table-cell>
          <table:table-cell office:value-type="float" office:value="9.44654" calcext:value-type="float">
            <text:p>9.44654</text:p>
          </table:table-cell>
          <table:table-cell office:value-type="float" office:value="86.696896" calcext:value-type="float">
            <text:p>86.696896</text:p>
          </table:table-cell>
          <table:table-cell office:value-type="float" office:value="-11.464977" calcext:value-type="float">
            <text:p>-11.464977</text:p>
          </table:table-cell>
          <table:table-cell office:value-type="float" office:value="92.755935" calcext:value-type="float">
            <text:p>92.755935</text:p>
          </table:table-cell>
          <table:table-cell office:value-type="float" office:value="-6.192275" calcext:value-type="float">
            <text:p>-6.192275</text:p>
          </table:table-cell>
          <table:table-cell office:value-type="float" office:value="80.907557" calcext:value-type="float">
            <text:p>80.907557</text:p>
          </table:table-cell>
          <table:table-cell office:value-type="float" office:value="9.45368" calcext:value-type="float">
            <text:p>9.4536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02.410031" calcext:value-type="float">
            <text:p>102.410031</text:p>
          </table:table-cell>
          <table:table-cell office:value-type="float" office:value="-14.552065" calcext:value-type="float">
            <text:p>-14.552065</text:p>
          </table:table-cell>
          <table:table-cell office:value-type="float" office:value="86.667863" calcext:value-type="float">
            <text:p>86.667863</text:p>
          </table:table-cell>
          <table:table-cell office:value-type="float" office:value="-11.494792" calcext:value-type="float">
            <text:p>-11.494792</text:p>
          </table:table-cell>
          <table:table-cell office:value-type="float" office:value="93.429077" calcext:value-type="float">
            <text:p>93.429077</text:p>
          </table:table-cell>
          <table:table-cell office:value-type="float" office:value="-6.803392" calcext:value-type="float">
            <text:p>-6.803392</text:p>
          </table:table-cell>
          <table:table-cell office:value-type="float" office:value="102.400948" calcext:value-type="float">
            <text:p>102.400948</text:p>
          </table:table-cell>
          <table:table-cell office:value-type="float" office:value="-14.545106" calcext:value-type="float">
            <text:p>-14.545106</text:p>
          </table:table-cell>
          <table:table-cell office:value-type="float" office:value="347" calcext:value-type="float">
            <text:p>347</text:p>
          </table:table-cell>
          <table:table-cell office:value-type="float" office:value="102.410031" calcext:value-type="float">
            <text:p>102.410031</text:p>
          </table:table-cell>
          <table:table-cell office:value-type="float" office:value="-14.552065" calcext:value-type="float">
            <text:p>-14.552065</text:p>
          </table:table-cell>
          <table:table-cell office:value-type="float" office:value="86.667863" calcext:value-type="float">
            <text:p>86.667863</text:p>
          </table:table-cell>
          <table:table-cell office:value-type="float" office:value="-11.501216" calcext:value-type="float">
            <text:p>-11.501216</text:p>
          </table:table-cell>
          <table:table-cell office:value-type="float" office:value="93.404721" calcext:value-type="float">
            <text:p>93.404721</text:p>
          </table:table-cell>
          <table:table-cell office:value-type="float" office:value="-6.811162" calcext:value-type="float">
            <text:p>-6.811162</text:p>
          </table:table-cell>
          <table:table-cell office:value-type="float" office:value="102.400949" calcext:value-type="float">
            <text:p>102.400949</text:p>
          </table:table-cell>
          <table:table-cell office:value-type="float" office:value="-14.545107" calcext:value-type="float">
            <text:p>-14.54510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18.224928" calcext:value-type="float">
            <text:p>118.224928</text:p>
          </table:table-cell>
          <table:table-cell office:value-type="float" office:value="-14.885608" calcext:value-type="float">
            <text:p>-14.885608</text:p>
          </table:table-cell>
          <table:table-cell office:value-type="float" office:value="86.651009" calcext:value-type="float">
            <text:p>86.651009</text:p>
          </table:table-cell>
          <table:table-cell office:value-type="float" office:value="-11.526966" calcext:value-type="float">
            <text:p>-11.526966</text:p>
          </table:table-cell>
          <table:table-cell office:value-type="float" office:value="95.149113" calcext:value-type="float">
            <text:p>95.149113</text:p>
          </table:table-cell>
          <table:table-cell office:value-type="float" office:value="-7.399069" calcext:value-type="float">
            <text:p>-7.399069</text:p>
          </table:table-cell>
          <table:table-cell office:value-type="float" office:value="118.22706" calcext:value-type="float">
            <text:p>118.22706</text:p>
          </table:table-cell>
          <table:table-cell office:value-type="float" office:value="-14.894497" calcext:value-type="float">
            <text:p>-14.894497</text:p>
          </table:table-cell>
          <table:table-cell office:value-type="float" office:value="348" calcext:value-type="float">
            <text:p>348</text:p>
          </table:table-cell>
          <table:table-cell office:value-type="float" office:value="118.224928" calcext:value-type="float">
            <text:p>118.224928</text:p>
          </table:table-cell>
          <table:table-cell office:value-type="float" office:value="-14.885608" calcext:value-type="float">
            <text:p>-14.885608</text:p>
          </table:table-cell>
          <table:table-cell office:value-type="float" office:value="86.65101" calcext:value-type="float">
            <text:p>86.65101</text:p>
          </table:table-cell>
          <table:table-cell office:value-type="float" office:value="-11.53339" calcext:value-type="float">
            <text:p>-11.53339</text:p>
          </table:table-cell>
          <table:table-cell office:value-type="float" office:value="95.126461" calcext:value-type="float">
            <text:p>95.126461</text:p>
          </table:table-cell>
          <table:table-cell office:value-type="float" office:value="-7.406296" calcext:value-type="float">
            <text:p>-7.406296</text:p>
          </table:table-cell>
          <table:table-cell office:value-type="float" office:value="118.22706" calcext:value-type="float">
            <text:p>118.22706</text:p>
          </table:table-cell>
          <table:table-cell office:value-type="float" office:value="-14.894498" calcext:value-type="float">
            <text:p>-14.89449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00.82494" calcext:value-type="float">
            <text:p>100.82494</text:p>
          </table:table-cell>
          <table:table-cell office:value-type="float" office:value="-9.588173" calcext:value-type="float">
            <text:p>-9.588173</text:p>
          </table:table-cell>
          <table:table-cell office:value-type="float" office:value="86.640856" calcext:value-type="float">
            <text:p>86.640856</text:p>
          </table:table-cell>
          <table:table-cell office:value-type="float" office:value="-11.533073" calcext:value-type="float">
            <text:p>-11.533073</text:p>
          </table:table-cell>
          <table:table-cell office:value-type="float" office:value="95.536978" calcext:value-type="float">
            <text:p>95.536978</text:p>
          </table:table-cell>
          <table:table-cell office:value-type="float" office:value="-7.557986" calcext:value-type="float">
            <text:p>-7.557986</text:p>
          </table:table-cell>
          <table:table-cell office:value-type="float" office:value="100.837335" calcext:value-type="float">
            <text:p>100.837335</text:p>
          </table:table-cell>
          <table:table-cell office:value-type="float" office:value="-9.590275" calcext:value-type="float">
            <text:p>-9.590275</text:p>
          </table:table-cell>
          <table:table-cell office:value-type="float" office:value="349" calcext:value-type="float">
            <text:p>349</text:p>
          </table:table-cell>
          <table:table-cell office:value-type="float" office:value="100.82494" calcext:value-type="float">
            <text:p>100.82494</text:p>
          </table:table-cell>
          <table:table-cell office:value-type="float" office:value="-9.588173" calcext:value-type="float">
            <text:p>-9.588173</text:p>
          </table:table-cell>
          <table:table-cell office:value-type="float" office:value="86.640856" calcext:value-type="float">
            <text:p>86.640856</text:p>
          </table:table-cell>
          <table:table-cell office:value-type="float" office:value="-11.539497" calcext:value-type="float">
            <text:p>-11.539497</text:p>
          </table:table-cell>
          <table:table-cell office:value-type="float" office:value="95.515912" calcext:value-type="float">
            <text:p>95.515912</text:p>
          </table:table-cell>
          <table:table-cell office:value-type="float" office:value="-7.564707" calcext:value-type="float">
            <text:p>-7.564707</text:p>
          </table:table-cell>
          <table:table-cell office:value-type="float" office:value="100.837335" calcext:value-type="float">
            <text:p>100.837335</text:p>
          </table:table-cell>
          <table:table-cell office:value-type="float" office:value="-9.590276" calcext:value-type="float">
            <text:p>-9.59027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9.199253" calcext:value-type="float">
            <text:p>89.199253</text:p>
          </table:table-cell>
          <table:table-cell office:value-type="float" office:value="-14.996534" calcext:value-type="float">
            <text:p>-14.996534</text:p>
          </table:table-cell>
          <table:table-cell office:value-type="float" office:value="86.626645" calcext:value-type="float">
            <text:p>86.626645</text:p>
          </table:table-cell>
          <table:table-cell office:value-type="float" office:value="-11.517018" calcext:value-type="float">
            <text:p>-11.517018</text:p>
          </table:table-cell>
          <table:table-cell office:value-type="float" office:value="95.080122" calcext:value-type="float">
            <text:p>95.080122</text:p>
          </table:table-cell>
          <table:table-cell office:value-type="float" office:value="-8.063754" calcext:value-type="float">
            <text:p>-8.063754</text:p>
          </table:table-cell>
          <table:table-cell office:value-type="float" office:value="89.197129" calcext:value-type="float">
            <text:p>89.197129</text:p>
          </table:table-cell>
          <table:table-cell office:value-type="float" office:value="-14.992564" calcext:value-type="float">
            <text:p>-14.992564</text:p>
          </table:table-cell>
          <table:table-cell office:value-type="float" office:value="350" calcext:value-type="float">
            <text:p>350</text:p>
          </table:table-cell>
          <table:table-cell office:value-type="float" office:value="89.199254" calcext:value-type="float">
            <text:p>89.199254</text:p>
          </table:table-cell>
          <table:table-cell office:value-type="float" office:value="-14.996535" calcext:value-type="float">
            <text:p>-14.996535</text:p>
          </table:table-cell>
          <table:table-cell office:value-type="float" office:value="86.626646" calcext:value-type="float">
            <text:p>86.626646</text:p>
          </table:table-cell>
          <table:table-cell office:value-type="float" office:value="-11.523443" calcext:value-type="float">
            <text:p>-11.523443</text:p>
          </table:table-cell>
          <table:table-cell office:value-type="float" office:value="95.060531" calcext:value-type="float">
            <text:p>95.060531</text:p>
          </table:table-cell>
          <table:table-cell office:value-type="float" office:value="-8.070004" calcext:value-type="float">
            <text:p>-8.070004</text:p>
          </table:table-cell>
          <table:table-cell office:value-type="float" office:value="89.197129" calcext:value-type="float">
            <text:p>89.197129</text:p>
          </table:table-cell>
          <table:table-cell office:value-type="float" office:value="-14.992565" calcext:value-type="float">
            <text:p>-14.99256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9.808654" calcext:value-type="float">
            <text:p>89.808654</text:p>
          </table:table-cell>
          <table:table-cell office:value-type="float" office:value="-10.729484" calcext:value-type="float">
            <text:p>-10.729484</text:p>
          </table:table-cell>
          <table:table-cell office:value-type="float" office:value="86.614446" calcext:value-type="float">
            <text:p>86.614446</text:p>
          </table:table-cell>
          <table:table-cell office:value-type="float" office:value="-11.502906" calcext:value-type="float">
            <text:p>-11.502906</text:p>
          </table:table-cell>
          <table:table-cell office:value-type="float" office:value="94.699774" calcext:value-type="float">
            <text:p>94.699774</text:p>
          </table:table-cell>
          <table:table-cell office:value-type="float" office:value="-8.23723" calcext:value-type="float">
            <text:p>-8.23723</text:p>
          </table:table-cell>
          <table:table-cell office:value-type="float" office:value="89.804157" calcext:value-type="float">
            <text:p>89.804157</text:p>
          </table:table-cell>
          <table:table-cell office:value-type="float" office:value="-10.733031" calcext:value-type="float">
            <text:p>-10.733031</text:p>
          </table:table-cell>
          <table:table-cell office:value-type="float" office:value="351" calcext:value-type="float">
            <text:p>351</text:p>
          </table:table-cell>
          <table:table-cell office:value-type="float" office:value="89.808655" calcext:value-type="float">
            <text:p>89.808655</text:p>
          </table:table-cell>
          <table:table-cell office:value-type="float" office:value="-10.729484" calcext:value-type="float">
            <text:p>-10.729484</text:p>
          </table:table-cell>
          <table:table-cell office:value-type="float" office:value="86.614447" calcext:value-type="float">
            <text:p>86.614447</text:p>
          </table:table-cell>
          <table:table-cell office:value-type="float" office:value="-11.50933" calcext:value-type="float">
            <text:p>-11.50933</text:p>
          </table:table-cell>
          <table:table-cell office:value-type="float" office:value="94.681554" calcext:value-type="float">
            <text:p>94.681554</text:p>
          </table:table-cell>
          <table:table-cell office:value-type="float" office:value="-8.243043" calcext:value-type="float">
            <text:p>-8.243043</text:p>
          </table:table-cell>
          <table:table-cell office:value-type="float" office:value="89.804157" calcext:value-type="float">
            <text:p>89.804157</text:p>
          </table:table-cell>
          <table:table-cell office:value-type="float" office:value="-10.733031" calcext:value-type="float">
            <text:p>-10.73303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1.360823" calcext:value-type="float">
            <text:p>91.360823</text:p>
          </table:table-cell>
          <table:table-cell office:value-type="float" office:value="-5.646933" calcext:value-type="float">
            <text:p>-5.646933</text:p>
          </table:table-cell>
          <table:table-cell office:value-type="float" office:value="86.602945" calcext:value-type="float">
            <text:p>86.602945</text:p>
          </table:table-cell>
          <table:table-cell office:value-type="float" office:value="-11.514291" calcext:value-type="float">
            <text:p>-11.514291</text:p>
          </table:table-cell>
          <table:table-cell office:value-type="float" office:value="94.455351" calcext:value-type="float">
            <text:p>94.455351</text:p>
          </table:table-cell>
          <table:table-cell office:value-type="float" office:value="-8.066497" calcext:value-type="float">
            <text:p>-8.066497</text:p>
          </table:table-cell>
          <table:table-cell office:value-type="float" office:value="91.360476" calcext:value-type="float">
            <text:p>91.360476</text:p>
          </table:table-cell>
          <table:table-cell office:value-type="float" office:value="-5.647244" calcext:value-type="float">
            <text:p>-5.647244</text:p>
          </table:table-cell>
          <table:table-cell office:value-type="float" office:value="352" calcext:value-type="float">
            <text:p>352</text:p>
          </table:table-cell>
          <table:table-cell office:value-type="float" office:value="91.360824" calcext:value-type="float">
            <text:p>91.360824</text:p>
          </table:table-cell>
          <table:table-cell office:value-type="float" office:value="-5.646933" calcext:value-type="float">
            <text:p>-5.646933</text:p>
          </table:table-cell>
          <table:table-cell office:value-type="float" office:value="86.602945" calcext:value-type="float">
            <text:p>86.602945</text:p>
          </table:table-cell>
          <table:table-cell office:value-type="float" office:value="-11.520715" calcext:value-type="float">
            <text:p>-11.520715</text:p>
          </table:table-cell>
          <table:table-cell office:value-type="float" office:value="94.438407" calcext:value-type="float">
            <text:p>94.438407</text:p>
          </table:table-cell>
          <table:table-cell office:value-type="float" office:value="-8.071903" calcext:value-type="float">
            <text:p>-8.071903</text:p>
          </table:table-cell>
          <table:table-cell office:value-type="float" office:value="91.360477" calcext:value-type="float">
            <text:p>91.360477</text:p>
          </table:table-cell>
          <table:table-cell office:value-type="float" office:value="-5.647245" calcext:value-type="float">
            <text:p>-5.64724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3.036973" calcext:value-type="float">
            <text:p>93.036973</text:p>
          </table:table-cell>
          <table:table-cell office:value-type="float" office:value="5.721539" calcext:value-type="float">
            <text:p>5.721539</text:p>
          </table:table-cell>
          <table:table-cell office:value-type="float" office:value="86.590015" calcext:value-type="float">
            <text:p>86.590015</text:p>
          </table:table-cell>
          <table:table-cell office:value-type="float" office:value="-11.525879" calcext:value-type="float">
            <text:p>-11.525879</text:p>
          </table:table-cell>
          <table:table-cell office:value-type="float" office:value="94.34404" calcext:value-type="float">
            <text:p>94.34404</text:p>
          </table:table-cell>
          <table:table-cell office:value-type="float" office:value="-7.112112" calcext:value-type="float">
            <text:p>-7.112112</text:p>
          </table:table-cell>
          <table:table-cell office:value-type="float" office:value="93.036929" calcext:value-type="float">
            <text:p>93.036929</text:p>
          </table:table-cell>
          <table:table-cell office:value-type="float" office:value="5.719269" calcext:value-type="float">
            <text:p>5.719269</text:p>
          </table:table-cell>
          <table:table-cell office:value-type="float" office:value="353" calcext:value-type="float">
            <text:p>353</text:p>
          </table:table-cell>
          <table:table-cell office:value-type="float" office:value="93.036974" calcext:value-type="float">
            <text:p>93.036974</text:p>
          </table:table-cell>
          <table:table-cell office:value-type="float" office:value="5.72154" calcext:value-type="float">
            <text:p>5.72154</text:p>
          </table:table-cell>
          <table:table-cell office:value-type="float" office:value="86.590015" calcext:value-type="float">
            <text:p>86.590015</text:p>
          </table:table-cell>
          <table:table-cell office:value-type="float" office:value="-11.532303" calcext:value-type="float">
            <text:p>-11.532303</text:p>
          </table:table-cell>
          <table:table-cell office:value-type="float" office:value="94.328281" calcext:value-type="float">
            <text:p>94.328281</text:p>
          </table:table-cell>
          <table:table-cell office:value-type="float" office:value="-7.117139" calcext:value-type="float">
            <text:p>-7.117139</text:p>
          </table:table-cell>
          <table:table-cell office:value-type="float" office:value="93.03693" calcext:value-type="float">
            <text:p>93.03693</text:p>
          </table:table-cell>
          <table:table-cell office:value-type="float" office:value="5.719269" calcext:value-type="float">
            <text:p>5.71926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7.795046" calcext:value-type="float">
            <text:p>97.795046</text:p>
          </table:table-cell>
          <table:table-cell office:value-type="float" office:value="19.247717" calcext:value-type="float">
            <text:p>19.247717</text:p>
          </table:table-cell>
          <table:table-cell office:value-type="float" office:value="86.578631" calcext:value-type="float">
            <text:p>86.578631</text:p>
          </table:table-cell>
          <table:table-cell office:value-type="float" office:value="-11.534562" calcext:value-type="float">
            <text:p>-11.534562</text:p>
          </table:table-cell>
          <table:table-cell office:value-type="float" office:value="94.575023" calcext:value-type="float">
            <text:p>94.575023</text:p>
          </table:table-cell>
          <table:table-cell office:value-type="float" office:value="-5.274998" calcext:value-type="float">
            <text:p>-5.274998</text:p>
          </table:table-cell>
          <table:table-cell office:value-type="float" office:value="97.793942" calcext:value-type="float">
            <text:p>97.793942</text:p>
          </table:table-cell>
          <table:table-cell office:value-type="float" office:value="19.246942" calcext:value-type="float">
            <text:p>19.246942</text:p>
          </table:table-cell>
          <table:table-cell office:value-type="float" office:value="354" calcext:value-type="float">
            <text:p>354</text:p>
          </table:table-cell>
          <table:table-cell office:value-type="float" office:value="97.795047" calcext:value-type="float">
            <text:p>97.795047</text:p>
          </table:table-cell>
          <table:table-cell office:value-type="float" office:value="19.247718" calcext:value-type="float">
            <text:p>19.247718</text:p>
          </table:table-cell>
          <table:table-cell office:value-type="float" office:value="86.578631" calcext:value-type="float">
            <text:p>86.578631</text:p>
          </table:table-cell>
          <table:table-cell office:value-type="float" office:value="-11.540986" calcext:value-type="float">
            <text:p>-11.540986</text:p>
          </table:table-cell>
          <table:table-cell office:value-type="float" office:value="94.560368" calcext:value-type="float">
            <text:p>94.560368</text:p>
          </table:table-cell>
          <table:table-cell office:value-type="float" office:value="-5.279674" calcext:value-type="float">
            <text:p>-5.279674</text:p>
          </table:table-cell>
          <table:table-cell office:value-type="float" office:value="97.793943" calcext:value-type="float">
            <text:p>97.793943</text:p>
          </table:table-cell>
          <table:table-cell office:value-type="float" office:value="19.246943" calcext:value-type="float">
            <text:p>19.24694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18.656041" calcext:value-type="float">
            <text:p>118.656041</text:p>
          </table:table-cell>
          <table:table-cell office:value-type="float" office:value="30.036767" calcext:value-type="float">
            <text:p>30.036767</text:p>
          </table:table-cell>
          <table:table-cell office:value-type="float" office:value="86.570817" calcext:value-type="float">
            <text:p>86.570817</text:p>
          </table:table-cell>
          <table:table-cell office:value-type="float" office:value="-11.541706" calcext:value-type="float">
            <text:p>-11.541706</text:p>
          </table:table-cell>
          <table:table-cell office:value-type="float" office:value="96.253427" calcext:value-type="float">
            <text:p>96.253427</text:p>
          </table:table-cell>
          <table:table-cell office:value-type="float" office:value="-2.809819" calcext:value-type="float">
            <text:p>-2.809819</text:p>
          </table:table-cell>
          <table:table-cell office:value-type="float" office:value="118.650312" calcext:value-type="float">
            <text:p>118.650312</text:p>
          </table:table-cell>
          <table:table-cell office:value-type="float" office:value="30.037741" calcext:value-type="float">
            <text:p>30.037741</text:p>
          </table:table-cell>
          <table:table-cell office:value-type="float" office:value="355" calcext:value-type="float">
            <text:p>355</text:p>
          </table:table-cell>
          <table:table-cell office:value-type="float" office:value="118.656041" calcext:value-type="float">
            <text:p>118.656041</text:p>
          </table:table-cell>
          <table:table-cell office:value-type="float" office:value="30.036767" calcext:value-type="float">
            <text:p>30.036767</text:p>
          </table:table-cell>
          <table:table-cell office:value-type="float" office:value="86.570817" calcext:value-type="float">
            <text:p>86.570817</text:p>
          </table:table-cell>
          <table:table-cell office:value-type="float" office:value="-11.54813" calcext:value-type="float">
            <text:p>-11.54813</text:p>
          </table:table-cell>
          <table:table-cell office:value-type="float" office:value="96.239798" calcext:value-type="float">
            <text:p>96.239798</text:p>
          </table:table-cell>
          <table:table-cell office:value-type="float" office:value="-2.814167" calcext:value-type="float">
            <text:p>-2.814167</text:p>
          </table:table-cell>
          <table:table-cell office:value-type="float" office:value="118.650313" calcext:value-type="float">
            <text:p>118.650313</text:p>
          </table:table-cell>
          <table:table-cell office:value-type="float" office:value="30.037741" calcext:value-type="float">
            <text:p>30.03774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59.754108" calcext:value-type="float">
            <text:p>159.754108</text:p>
          </table:table-cell>
          <table:table-cell office:value-type="float" office:value="9.606156" calcext:value-type="float">
            <text:p>9.606156</text:p>
          </table:table-cell>
          <table:table-cell office:value-type="float" office:value="86.563309" calcext:value-type="float">
            <text:p>86.563309</text:p>
          </table:table-cell>
          <table:table-cell office:value-type="float" office:value="-11.552626" calcext:value-type="float">
            <text:p>-11.552626</text:p>
          </table:table-cell>
          <table:table-cell office:value-type="float" office:value="100.691492" calcext:value-type="float">
            <text:p>100.691492</text:p>
          </table:table-cell>
          <table:table-cell office:value-type="float" office:value="-1.950856" calcext:value-type="float">
            <text:p>-1.950856</text:p>
          </table:table-cell>
          <table:table-cell office:value-type="float" office:value="159.74696" calcext:value-type="float">
            <text:p>159.74696</text:p>
          </table:table-cell>
          <table:table-cell office:value-type="float" office:value="9.617176" calcext:value-type="float">
            <text:p>9.617176</text:p>
          </table:table-cell>
          <table:table-cell office:value-type="float" office:value="356" calcext:value-type="float">
            <text:p>356</text:p>
          </table:table-cell>
          <table:table-cell office:value-type="float" office:value="159.754109" calcext:value-type="float">
            <text:p>159.754109</text:p>
          </table:table-cell>
          <table:table-cell office:value-type="float" office:value="9.606157" calcext:value-type="float">
            <text:p>9.606157</text:p>
          </table:table-cell>
          <table:table-cell office:value-type="float" office:value="86.563309" calcext:value-type="float">
            <text:p>86.563309</text:p>
          </table:table-cell>
          <table:table-cell office:value-type="float" office:value="-11.55905" calcext:value-type="float">
            <text:p>-11.55905</text:p>
          </table:table-cell>
          <table:table-cell office:value-type="float" office:value="100.678817" calcext:value-type="float">
            <text:p>100.678817</text:p>
          </table:table-cell>
          <table:table-cell office:value-type="float" office:value="-1.9549" calcext:value-type="float">
            <text:p>-1.9549</text:p>
          </table:table-cell>
          <table:table-cell office:value-type="float" office:value="159.74696" calcext:value-type="float">
            <text:p>159.74696</text:p>
          </table:table-cell>
          <table:table-cell office:value-type="float" office:value="9.617177" calcext:value-type="float">
            <text:p>9.61717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63.490171" calcext:value-type="float">
            <text:p>163.490171</text:p>
          </table:table-cell>
          <table:table-cell office:value-type="float" office:value="10.514678" calcext:value-type="float">
            <text:p>10.514678</text:p>
          </table:table-cell>
          <table:table-cell office:value-type="float" office:value="86.5534" calcext:value-type="float">
            <text:p>86.5534</text:p>
          </table:table-cell>
          <table:table-cell office:value-type="float" office:value="-11.566198" calcext:value-type="float">
            <text:p>-11.566198</text:p>
          </table:table-cell>
          <table:table-cell office:value-type="float" office:value="105.078185" calcext:value-type="float">
            <text:p>105.078185</text:p>
          </table:table-cell>
          <table:table-cell office:value-type="float" office:value="-1.09089" calcext:value-type="float">
            <text:p>-1.09089</text:p>
          </table:table-cell>
          <table:table-cell office:value-type="float" office:value="163.503251" calcext:value-type="float">
            <text:p>163.503251</text:p>
          </table:table-cell>
          <table:table-cell office:value-type="float" office:value="10.507214" calcext:value-type="float">
            <text:p>10.507214</text:p>
          </table:table-cell>
          <table:table-cell office:value-type="float" office:value="357" calcext:value-type="float">
            <text:p>357</text:p>
          </table:table-cell>
          <table:table-cell office:value-type="float" office:value="163.490172" calcext:value-type="float">
            <text:p>163.490172</text:p>
          </table:table-cell>
          <table:table-cell office:value-type="float" office:value="10.514678" calcext:value-type="float">
            <text:p>10.514678</text:p>
          </table:table-cell>
          <table:table-cell office:value-type="float" office:value="86.5534" calcext:value-type="float">
            <text:p>86.5534</text:p>
          </table:table-cell>
          <table:table-cell office:value-type="float" office:value="-11.572622" calcext:value-type="float">
            <text:p>-11.572622</text:p>
          </table:table-cell>
          <table:table-cell office:value-type="float" office:value="105.066397" calcext:value-type="float">
            <text:p>105.066397</text:p>
          </table:table-cell>
          <table:table-cell office:value-type="float" office:value="-1.094651" calcext:value-type="float">
            <text:p>-1.094651</text:p>
          </table:table-cell>
          <table:table-cell office:value-type="float" office:value="163.503251" calcext:value-type="float">
            <text:p>163.503251</text:p>
          </table:table-cell>
          <table:table-cell office:value-type="float" office:value="10.507214" calcext:value-type="float">
            <text:p>10.507214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17.448773" calcext:value-type="float">
            <text:p>117.448773</text:p>
          </table:table-cell>
          <table:table-cell office:value-type="float" office:value="27.242656" calcext:value-type="float">
            <text:p>27.242656</text:p>
          </table:table-cell>
          <table:table-cell office:value-type="float" office:value="86.544594" calcext:value-type="float">
            <text:p>86.544594</text:p>
          </table:table-cell>
          <table:table-cell office:value-type="float" office:value="-11.585038" calcext:value-type="float">
            <text:p>-11.585038</text:p>
          </table:table-cell>
          <table:table-cell office:value-type="float" office:value="105.935936" calcext:value-type="float">
            <text:p>105.935936</text:p>
          </table:table-cell>
          <table:table-cell office:value-type="float" office:value="0.874935" calcext:value-type="float">
            <text:p>0.874935</text:p>
          </table:table-cell>
          <table:table-cell office:value-type="float" office:value="117.466091" calcext:value-type="float">
            <text:p>117.466091</text:p>
          </table:table-cell>
          <table:table-cell office:value-type="float" office:value="27.237144" calcext:value-type="float">
            <text:p>27.237144</text:p>
          </table:table-cell>
          <table:table-cell office:value-type="float" office:value="358" calcext:value-type="float">
            <text:p>358</text:p>
          </table:table-cell>
          <table:table-cell office:value-type="float" office:value="117.448773" calcext:value-type="float">
            <text:p>117.448773</text:p>
          </table:table-cell>
          <table:table-cell office:value-type="float" office:value="27.242657" calcext:value-type="float">
            <text:p>27.242657</text:p>
          </table:table-cell>
          <table:table-cell office:value-type="float" office:value="86.544594" calcext:value-type="float">
            <text:p>86.544594</text:p>
          </table:table-cell>
          <table:table-cell office:value-type="float" office:value="-11.591462" calcext:value-type="float">
            <text:p>-11.591462</text:p>
          </table:table-cell>
          <table:table-cell office:value-type="float" office:value="105.924973" calcext:value-type="float">
            <text:p>105.924973</text:p>
          </table:table-cell>
          <table:table-cell office:value-type="float" office:value="0.871439" calcext:value-type="float">
            <text:p>0.871439</text:p>
          </table:table-cell>
          <table:table-cell office:value-type="float" office:value="117.466091" calcext:value-type="float">
            <text:p>117.466091</text:p>
          </table:table-cell>
          <table:table-cell office:value-type="float" office:value="27.237145" calcext:value-type="float">
            <text:p>27.23714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50.91654" calcext:value-type="float">
            <text:p>150.91654</text:p>
          </table:table-cell>
          <table:table-cell office:value-type="float" office:value="28.801426" calcext:value-type="float">
            <text:p>28.801426</text:p>
          </table:table-cell>
          <table:table-cell office:value-type="float" office:value="86.536827" calcext:value-type="float">
            <text:p>86.536827</text:p>
          </table:table-cell>
          <table:table-cell office:value-type="float" office:value="-11.598755" calcext:value-type="float">
            <text:p>-11.598755</text:p>
          </table:table-cell>
          <table:table-cell office:value-type="float" office:value="109.077355" calcext:value-type="float">
            <text:p>109.077355</text:p>
          </table:table-cell>
          <table:table-cell office:value-type="float" office:value="2.817033" calcext:value-type="float">
            <text:p>2.817033</text:p>
          </table:table-cell>
          <table:table-cell office:value-type="float" office:value="150.889131" calcext:value-type="float">
            <text:p>150.889131</text:p>
          </table:table-cell>
          <table:table-cell office:value-type="float" office:value="28.806656" calcext:value-type="float">
            <text:p>28.806656</text:p>
          </table:table-cell>
          <table:table-cell office:value-type="float" office:value="359" calcext:value-type="float">
            <text:p>359</text:p>
          </table:table-cell>
          <table:table-cell office:value-type="float" office:value="150.916541" calcext:value-type="float">
            <text:p>150.916541</text:p>
          </table:table-cell>
          <table:table-cell office:value-type="float" office:value="28.801426" calcext:value-type="float">
            <text:p>28.801426</text:p>
          </table:table-cell>
          <table:table-cell office:value-type="float" office:value="86.536828" calcext:value-type="float">
            <text:p>86.536828</text:p>
          </table:table-cell>
          <table:table-cell office:value-type="float" office:value="-11.605179" calcext:value-type="float">
            <text:p>-11.605179</text:p>
          </table:table-cell>
          <table:table-cell office:value-type="float" office:value="109.06716" calcext:value-type="float">
            <text:p>109.06716</text:p>
          </table:table-cell>
          <table:table-cell office:value-type="float" office:value="2.813781" calcext:value-type="float">
            <text:p>2.813781</text:p>
          </table:table-cell>
          <table:table-cell office:value-type="float" office:value="150.889131" calcext:value-type="float">
            <text:p>150.889131</text:p>
          </table:table-cell>
          <table:table-cell office:value-type="float" office:value="28.806657" calcext:value-type="float">
            <text:p>28.80665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2.565851" calcext:value-type="float">
            <text:p>42.565851</text:p>
          </table:table-cell>
          <table:table-cell office:value-type="float" office:value="-26.834782" calcext:value-type="float">
            <text:p>-26.834782</text:p>
          </table:table-cell>
          <table:table-cell office:value-type="float" office:value="86.529319" calcext:value-type="float">
            <text:p>86.529319</text:p>
          </table:table-cell>
          <table:table-cell office:value-type="float" office:value="-11.592489" calcext:value-type="float">
            <text:p>-11.592489</text:p>
          </table:table-cell>
          <table:table-cell office:value-type="float" office:value="104.414567" calcext:value-type="float">
            <text:p>104.414567</text:p>
          </table:table-cell>
          <table:table-cell office:value-type="float" office:value="0.747233" calcext:value-type="float">
            <text:p>0.747233</text:p>
          </table:table-cell>
          <table:table-cell office:value-type="float" office:value="42.614357" calcext:value-type="float">
            <text:p>42.614357</text:p>
          </table:table-cell>
          <table:table-cell office:value-type="float" office:value="-26.815192" calcext:value-type="float">
            <text:p>-26.815192</text:p>
          </table:table-cell>
          <table:table-cell office:value-type="float" office:value="360" calcext:value-type="float">
            <text:p>360</text:p>
          </table:table-cell>
          <table:table-cell office:value-type="float" office:value="42.565851" calcext:value-type="float">
            <text:p>42.565851</text:p>
          </table:table-cell>
          <table:table-cell office:value-type="float" office:value="-26.834783" calcext:value-type="float">
            <text:p>-26.834783</text:p>
          </table:table-cell>
          <table:table-cell office:value-type="float" office:value="86.529319" calcext:value-type="float">
            <text:p>86.529319</text:p>
          </table:table-cell>
          <table:table-cell office:value-type="float" office:value="-11.598913" calcext:value-type="float">
            <text:p>-11.598913</text:p>
          </table:table-cell>
          <table:table-cell office:value-type="float" office:value="104.405086" calcext:value-type="float">
            <text:p>104.405086</text:p>
          </table:table-cell>
          <table:table-cell office:value-type="float" office:value="0.744209" calcext:value-type="float">
            <text:p>0.744209</text:p>
          </table:table-cell>
          <table:table-cell office:value-type="float" office:value="42.614358" calcext:value-type="float">
            <text:p>42.614358</text:p>
          </table:table-cell>
          <table:table-cell office:value-type="float" office:value="-26.815192" calcext:value-type="float">
            <text:p>-26.81519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08.340318" calcext:value-type="float">
            <text:p>108.340318</text:p>
          </table:table-cell>
          <table:table-cell office:value-type="float" office:value="0.354684" calcext:value-type="float">
            <text:p>0.354684</text:p>
          </table:table-cell>
          <table:table-cell office:value-type="float" office:value="86.521886" calcext:value-type="float">
            <text:p>86.521886</text:p>
          </table:table-cell>
          <table:table-cell office:value-type="float" office:value="-11.598969" calcext:value-type="float">
            <text:p>-11.598969</text:p>
          </table:table-cell>
          <table:table-cell office:value-type="float" office:value="104.682457" calcext:value-type="float">
            <text:p>104.682457</text:p>
          </table:table-cell>
          <table:table-cell office:value-type="float" office:value="0.713729" calcext:value-type="float">
            <text:p>0.713729</text:p>
          </table:table-cell>
          <table:table-cell office:value-type="float" office:value="108.281231" calcext:value-type="float">
            <text:p>108.281231</text:p>
          </table:table-cell>
          <table:table-cell office:value-type="float" office:value="0.326564" calcext:value-type="float">
            <text:p>0.326564</text:p>
          </table:table-cell>
          <table:table-cell office:value-type="float" office:value="361" calcext:value-type="float">
            <text:p>361</text:p>
          </table:table-cell>
          <table:table-cell office:value-type="float" office:value="108.340318" calcext:value-type="float">
            <text:p>108.340318</text:p>
          </table:table-cell>
          <table:table-cell office:value-type="float" office:value="0.354684" calcext:value-type="float">
            <text:p>0.354684</text:p>
          </table:table-cell>
          <table:table-cell office:value-type="float" office:value="86.521887" calcext:value-type="float">
            <text:p>86.521887</text:p>
          </table:table-cell>
          <table:table-cell office:value-type="float" office:value="-11.605393" calcext:value-type="float">
            <text:p>-11.605393</text:p>
          </table:table-cell>
          <table:table-cell office:value-type="float" office:value="104.67364" calcext:value-type="float">
            <text:p>104.67364</text:p>
          </table:table-cell>
          <table:table-cell office:value-type="float" office:value="0.710916" calcext:value-type="float">
            <text:p>0.710916</text:p>
          </table:table-cell>
          <table:table-cell office:value-type="float" office:value="108.281232" calcext:value-type="float">
            <text:p>108.281232</text:p>
          </table:table-cell>
          <table:table-cell office:value-type="float" office:value="0.326565" calcext:value-type="float">
            <text:p>0.32656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05.657273" calcext:value-type="float">
            <text:p>105.657273</text:p>
          </table:table-cell>
          <table:table-cell office:value-type="float" office:value="-20.632662" calcext:value-type="float">
            <text:p>-20.632662</text:p>
          </table:table-cell>
          <table:table-cell office:value-type="float" office:value="86.515242" calcext:value-type="float">
            <text:p>86.515242</text:p>
          </table:table-cell>
          <table:table-cell office:value-type="float" office:value="-11.607646" calcext:value-type="float">
            <text:p>-11.607646</text:p>
          </table:table-cell>
          <table:table-cell office:value-type="float" office:value="104.744515" calcext:value-type="float">
            <text:p>104.744515</text:p>
          </table:table-cell>
          <table:table-cell office:value-type="float" office:value="-0.788588" calcext:value-type="float">
            <text:p>-0.788588</text:p>
          </table:table-cell>
          <table:table-cell office:value-type="float" office:value="105.680274" calcext:value-type="float">
            <text:p>105.680274</text:p>
          </table:table-cell>
          <table:table-cell office:value-type="float" office:value="-20.616457" calcext:value-type="float">
            <text:p>-20.616457</text:p>
          </table:table-cell>
          <table:table-cell office:value-type="float" office:value="362" calcext:value-type="float">
            <text:p>362</text:p>
          </table:table-cell>
          <table:table-cell office:value-type="float" office:value="105.657274" calcext:value-type="float">
            <text:p>105.657274</text:p>
          </table:table-cell>
          <table:table-cell office:value-type="float" office:value="-20.632662" calcext:value-type="float">
            <text:p>-20.632662</text:p>
          </table:table-cell>
          <table:table-cell office:value-type="float" office:value="86.515242" calcext:value-type="float">
            <text:p>86.515242</text:p>
          </table:table-cell>
          <table:table-cell office:value-type="float" office:value="-11.61407" calcext:value-type="float">
            <text:p>-11.61407</text:p>
          </table:table-cell>
          <table:table-cell office:value-type="float" office:value="104.736315" calcext:value-type="float">
            <text:p>104.736315</text:p>
          </table:table-cell>
          <table:table-cell office:value-type="float" office:value="-0.791204" calcext:value-type="float">
            <text:p>-0.791204</text:p>
          </table:table-cell>
          <table:table-cell office:value-type="float" office:value="105.680274" calcext:value-type="float">
            <text:p>105.680274</text:p>
          </table:table-cell>
          <table:table-cell office:value-type="float" office:value="-20.616458" calcext:value-type="float">
            <text:p>-20.61645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4.395271" calcext:value-type="float">
            <text:p>84.395271</text:p>
          </table:table-cell>
          <table:table-cell office:value-type="float" office:value="-39.96215" calcext:value-type="float">
            <text:p>-39.96215</text:p>
          </table:table-cell>
          <table:table-cell office:value-type="float" office:value="86.509896" calcext:value-type="float">
            <text:p>86.509896</text:p>
          </table:table-cell>
          <table:table-cell office:value-type="float" office:value="-11.599528" calcext:value-type="float">
            <text:p>-11.599528</text:p>
          </table:table-cell>
          <table:table-cell office:value-type="float" office:value="103.315097" calcext:value-type="float">
            <text:p>103.315097</text:p>
          </table:table-cell>
          <table:table-cell office:value-type="float" office:value="-3.523188" calcext:value-type="float">
            <text:p>-3.523188</text:p>
          </table:table-cell>
          <table:table-cell office:value-type="float" office:value="84.40153" calcext:value-type="float">
            <text:p>84.40153</text:p>
          </table:table-cell>
          <table:table-cell office:value-type="float" office:value="-39.962673" calcext:value-type="float">
            <text:p>-39.962673</text:p>
          </table:table-cell>
          <table:table-cell office:value-type="float" office:value="363" calcext:value-type="float">
            <text:p>363</text:p>
          </table:table-cell>
          <table:table-cell office:value-type="float" office:value="84.395271" calcext:value-type="float">
            <text:p>84.395271</text:p>
          </table:table-cell>
          <table:table-cell office:value-type="float" office:value="-39.962151" calcext:value-type="float">
            <text:p>-39.962151</text:p>
          </table:table-cell>
          <table:table-cell office:value-type="float" office:value="86.509896" calcext:value-type="float">
            <text:p>86.509896</text:p>
          </table:table-cell>
          <table:table-cell office:value-type="float" office:value="-11.605952" calcext:value-type="float">
            <text:p>-11.605952</text:p>
          </table:table-cell>
          <table:table-cell office:value-type="float" office:value="103.30747" calcext:value-type="float">
            <text:p>103.30747</text:p>
          </table:table-cell>
          <table:table-cell office:value-type="float" office:value="-3.525621" calcext:value-type="float">
            <text:p>-3.525621</text:p>
          </table:table-cell>
          <table:table-cell office:value-type="float" office:value="84.40153" calcext:value-type="float">
            <text:p>84.40153</text:p>
          </table:table-cell>
          <table:table-cell office:value-type="float" office:value="-39.962674" calcext:value-type="float">
            <text:p>-39.962674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26.474664" calcext:value-type="float">
            <text:p>126.474664</text:p>
          </table:table-cell>
          <table:table-cell office:value-type="float" office:value="-16.955596" calcext:value-type="float">
            <text:p>-16.955596</text:p>
          </table:table-cell>
          <table:table-cell office:value-type="float" office:value="86.504718" calcext:value-type="float">
            <text:p>86.504718</text:p>
          </table:table-cell>
          <table:table-cell office:value-type="float" office:value="-11.606478" calcext:value-type="float">
            <text:p>-11.606478</text:p>
          </table:table-cell>
          <table:table-cell office:value-type="float" office:value="104.931451" calcext:value-type="float">
            <text:p>104.931451</text:p>
          </table:table-cell>
          <table:table-cell office:value-type="float" office:value="-4.469919" calcext:value-type="float">
            <text:p>-4.469919</text:p>
          </table:table-cell>
          <table:table-cell office:value-type="float" office:value="126.453631" calcext:value-type="float">
            <text:p>126.453631</text:p>
          </table:table-cell>
          <table:table-cell office:value-type="float" office:value="-16.969665" calcext:value-type="float">
            <text:p>-16.969665</text:p>
          </table:table-cell>
          <table:table-cell office:value-type="float" office:value="364" calcext:value-type="float">
            <text:p>364</text:p>
          </table:table-cell>
          <table:table-cell office:value-type="float" office:value="126.474664" calcext:value-type="float">
            <text:p>126.474664</text:p>
          </table:table-cell>
          <table:table-cell office:value-type="float" office:value="-16.955597" calcext:value-type="float">
            <text:p>-16.955597</text:p>
          </table:table-cell>
          <table:table-cell office:value-type="float" office:value="86.504719" calcext:value-type="float">
            <text:p>86.504719</text:p>
          </table:table-cell>
          <table:table-cell office:value-type="float" office:value="-11.612902" calcext:value-type="float">
            <text:p>-11.612902</text:p>
          </table:table-cell>
          <table:table-cell office:value-type="float" office:value="104.924359" calcext:value-type="float">
            <text:p>104.924359</text:p>
          </table:table-cell>
          <table:table-cell office:value-type="float" office:value="-4.472182" calcext:value-type="float">
            <text:p>-4.472182</text:p>
          </table:table-cell>
          <table:table-cell office:value-type="float" office:value="126.453631" calcext:value-type="float">
            <text:p>126.453631</text:p>
          </table:table-cell>
          <table:table-cell office:value-type="float" office:value="-16.969665" calcext:value-type="float">
            <text:p>-16.96966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5.729036" calcext:value-type="float">
            <text:p>95.729036</text:p>
          </table:table-cell>
          <table:table-cell office:value-type="float" office:value="6.897796" calcext:value-type="float">
            <text:p>6.897796</text:p>
          </table:table-cell>
          <table:table-cell office:value-type="float" office:value="86.500425" calcext:value-type="float">
            <text:p>86.500425</text:p>
          </table:table-cell>
          <table:table-cell office:value-type="float" office:value="-11.614717" calcext:value-type="float">
            <text:p>-11.614717</text:p>
          </table:table-cell>
          <table:table-cell office:value-type="float" office:value="104.28329" calcext:value-type="float">
            <text:p>104.28329</text:p>
          </table:table-cell>
          <table:table-cell office:value-type="float" office:value="-3.681841" calcext:value-type="float">
            <text:p>-3.681841</text:p>
          </table:table-cell>
          <table:table-cell office:value-type="float" office:value="95.753012" calcext:value-type="float">
            <text:p>95.753012</text:p>
          </table:table-cell>
          <table:table-cell office:value-type="float" office:value="6.897503" calcext:value-type="float">
            <text:p>6.897503</text:p>
          </table:table-cell>
          <table:table-cell office:value-type="float" office:value="365" calcext:value-type="float">
            <text:p>365</text:p>
          </table:table-cell>
          <table:table-cell office:value-type="float" office:value="95.729036" calcext:value-type="float">
            <text:p>95.729036</text:p>
          </table:table-cell>
          <table:table-cell office:value-type="float" office:value="6.897797" calcext:value-type="float">
            <text:p>6.897797</text:p>
          </table:table-cell>
          <table:table-cell office:value-type="float" office:value="86.500426" calcext:value-type="float">
            <text:p>86.500426</text:p>
          </table:table-cell>
          <table:table-cell office:value-type="float" office:value="-11.621141" calcext:value-type="float">
            <text:p>-11.621141</text:p>
          </table:table-cell>
          <table:table-cell office:value-type="float" office:value="104.276694" calcext:value-type="float">
            <text:p>104.276694</text:p>
          </table:table-cell>
          <table:table-cell office:value-type="float" office:value="-3.683946" calcext:value-type="float">
            <text:p>-3.683946</text:p>
          </table:table-cell>
          <table:table-cell office:value-type="float" office:value="95.753013" calcext:value-type="float">
            <text:p>95.753013</text:p>
          </table:table-cell>
          <table:table-cell office:value-type="float" office:value="6.897503" calcext:value-type="float">
            <text:p>6.897503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89.863532" calcext:value-type="float">
            <text:p>89.863532</text:p>
          </table:table-cell>
          <table:table-cell office:value-type="float" office:value="2.305712" calcext:value-type="float">
            <text:p>2.305712</text:p>
          </table:table-cell>
          <table:table-cell office:value-type="float" office:value="86.495271" calcext:value-type="float">
            <text:p>86.495271</text:p>
          </table:table-cell>
          <table:table-cell office:value-type="float" office:value="-11.602798" calcext:value-type="float">
            <text:p>-11.602798</text:p>
          </table:table-cell>
          <table:table-cell office:value-type="float" office:value="103.269113" calcext:value-type="float">
            <text:p>103.269113</text:p>
          </table:table-cell>
          <table:table-cell office:value-type="float" office:value="-3.251628" calcext:value-type="float">
            <text:p>-3.251628</text:p>
          </table:table-cell>
          <table:table-cell office:value-type="float" office:value="89.855425" calcext:value-type="float">
            <text:p>89.855425</text:p>
          </table:table-cell>
          <table:table-cell office:value-type="float" office:value="2.315028" calcext:value-type="float">
            <text:p>2.315028</text:p>
          </table:table-cell>
          <table:table-cell office:value-type="float" office:value="366" calcext:value-type="float">
            <text:p>366</text:p>
          </table:table-cell>
          <table:table-cell office:value-type="float" office:value="89.863533" calcext:value-type="float">
            <text:p>89.863533</text:p>
          </table:table-cell>
          <table:table-cell office:value-type="float" office:value="2.305713" calcext:value-type="float">
            <text:p>2.305713</text:p>
          </table:table-cell>
          <table:table-cell office:value-type="float" office:value="86.495271" calcext:value-type="float">
            <text:p>86.495271</text:p>
          </table:table-cell>
          <table:table-cell office:value-type="float" office:value="-11.609222" calcext:value-type="float">
            <text:p>-11.609222</text:p>
          </table:table-cell>
          <table:table-cell office:value-type="float" office:value="103.262979" calcext:value-type="float">
            <text:p>103.262979</text:p>
          </table:table-cell>
          <table:table-cell office:value-type="float" office:value="-3.253585" calcext:value-type="float">
            <text:p>-3.253585</text:p>
          </table:table-cell>
          <table:table-cell office:value-type="float" office:value="89.855425" calcext:value-type="float">
            <text:p>89.855425</text:p>
          </table:table-cell>
          <table:table-cell office:value-type="float" office:value="2.315028" calcext:value-type="float">
            <text:p>2.31502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0.137691" calcext:value-type="float">
            <text:p>90.137691</text:p>
          </table:table-cell>
          <table:table-cell office:value-type="float" office:value="-6.778037" calcext:value-type="float">
            <text:p>-6.778037</text:p>
          </table:table-cell>
          <table:table-cell office:value-type="float" office:value="86.491124" calcext:value-type="float">
            <text:p>86.491124</text:p>
          </table:table-cell>
          <table:table-cell office:value-type="float" office:value="-11.615238" calcext:value-type="float">
            <text:p>-11.615238</text:p>
          </table:table-cell>
          <table:table-cell office:value-type="float" office:value="102.346057" calcext:value-type="float">
            <text:p>102.346057</text:p>
          </table:table-cell>
          <table:table-cell office:value-type="float" office:value="-3.510046" calcext:value-type="float">
            <text:p>-3.510046</text:p>
          </table:table-cell>
          <table:table-cell office:value-type="float" office:value="90.135682" calcext:value-type="float">
            <text:p>90.135682</text:p>
          </table:table-cell>
          <table:table-cell office:value-type="float" office:value="-6.776578" calcext:value-type="float">
            <text:p>-6.776578</text:p>
          </table:table-cell>
          <table:table-cell office:value-type="float" office:value="367" calcext:value-type="float">
            <text:p>367</text:p>
          </table:table-cell>
          <table:table-cell office:value-type="float" office:value="90.137691" calcext:value-type="float">
            <text:p>90.137691</text:p>
          </table:table-cell>
          <table:table-cell office:value-type="float" office:value="-6.778038" calcext:value-type="float">
            <text:p>-6.778038</text:p>
          </table:table-cell>
          <table:table-cell office:value-type="float" office:value="86.491125" calcext:value-type="float">
            <text:p>86.491125</text:p>
          </table:table-cell>
          <table:table-cell office:value-type="float" office:value="-11.596782" calcext:value-type="float">
            <text:p>-11.596782</text:p>
          </table:table-cell>
          <table:table-cell office:value-type="float" office:value="102.340352" calcext:value-type="float">
            <text:p>102.340352</text:p>
          </table:table-cell>
          <table:table-cell office:value-type="float" office:value="-3.488728" calcext:value-type="float">
            <text:p>-3.488728</text:p>
          </table:table-cell>
          <table:table-cell office:value-type="float" office:value="90.135683" calcext:value-type="float">
            <text:p>90.135683</text:p>
          </table:table-cell>
          <table:table-cell office:value-type="float" office:value="-6.77657" calcext:value-type="float">
            <text:p>-6.7765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85.967323" calcext:value-type="float">
            <text:p>85.967323</text:p>
          </table:table-cell>
          <table:table-cell office:value-type="float" office:value="-13.549035" calcext:value-type="float">
            <text:p>-13.549035</text:p>
          </table:table-cell>
          <table:table-cell office:value-type="float" office:value="86.487507" calcext:value-type="float">
            <text:p>86.487507</text:p>
          </table:table-cell>
          <table:table-cell office:value-type="float" office:value="-11.604331" calcext:value-type="float">
            <text:p>-11.604331</text:p>
          </table:table-cell>
          <table:table-cell office:value-type="float" office:value="101.196182" calcext:value-type="float">
            <text:p>101.196182</text:p>
          </table:table-cell>
          <table:table-cell office:value-type="float" office:value="-4.202631" calcext:value-type="float">
            <text:p>-4.202631</text:p>
          </table:table-cell>
          <table:table-cell office:value-type="float" office:value="85.968757" calcext:value-type="float">
            <text:p>85.968757</text:p>
          </table:table-cell>
          <table:table-cell office:value-type="float" office:value="-13.549774" calcext:value-type="float">
            <text:p>-13.549774</text:p>
          </table:table-cell>
          <table:table-cell office:value-type="float" office:value="368" calcext:value-type="float">
            <text:p>368</text:p>
          </table:table-cell>
          <table:table-cell office:value-type="float" office:value="85.967324" calcext:value-type="float">
            <text:p>85.967324</text:p>
          </table:table-cell>
          <table:table-cell office:value-type="float" office:value="-13.549036" calcext:value-type="float">
            <text:p>-13.549036</text:p>
          </table:table-cell>
          <table:table-cell office:value-type="float" office:value="86.487508" calcext:value-type="float">
            <text:p>86.487508</text:p>
          </table:table-cell>
          <table:table-cell office:value-type="float" office:value="-11.585875" calcext:value-type="float">
            <text:p>-11.585875</text:p>
          </table:table-cell>
          <table:table-cell office:value-type="float" office:value="101.190876" calcext:value-type="float">
            <text:p>101.190876</text:p>
          </table:table-cell>
          <table:table-cell office:value-type="float" office:value="-4.182806" calcext:value-type="float">
            <text:p>-4.182806</text:p>
          </table:table-cell>
          <table:table-cell office:value-type="float" office:value="85.968757" calcext:value-type="float">
            <text:p>85.968757</text:p>
          </table:table-cell>
          <table:table-cell office:value-type="float" office:value="-13.549783" calcext:value-type="float">
            <text:p>-13.549783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6.077357" calcext:value-type="float">
            <text:p>86.077357</text:p>
          </table:table-cell>
          <table:table-cell office:value-type="float" office:value="-14.206899" calcext:value-type="float">
            <text:p>-14.206899</text:p>
          </table:table-cell>
          <table:table-cell office:value-type="float" office:value="86.484085" calcext:value-type="float">
            <text:p>86.484085</text:p>
          </table:table-cell>
          <table:table-cell office:value-type="float" office:value="-11.595886" calcext:value-type="float">
            <text:p>-11.595886</text:p>
          </table:table-cell>
          <table:table-cell office:value-type="float" office:value="100.134681" calcext:value-type="float">
            <text:p>100.134681</text:p>
          </table:table-cell>
          <table:table-cell office:value-type="float" office:value="-4.895076" calcext:value-type="float">
            <text:p>-4.895076</text:p>
          </table:table-cell>
          <table:table-cell office:value-type="float" office:value="86.07599" calcext:value-type="float">
            <text:p>86.07599</text:p>
          </table:table-cell>
          <table:table-cell office:value-type="float" office:value="-14.208857" calcext:value-type="float">
            <text:p>-14.208857</text:p>
          </table:table-cell>
          <table:table-cell office:value-type="float" office:value="369" calcext:value-type="float">
            <text:p>369</text:p>
          </table:table-cell>
          <table:table-cell office:value-type="float" office:value="86.077357" calcext:value-type="float">
            <text:p>86.077357</text:p>
          </table:table-cell>
          <table:table-cell office:value-type="float" office:value="-14.2069" calcext:value-type="float">
            <text:p>-14.2069</text:p>
          </table:table-cell>
          <table:table-cell office:value-type="float" office:value="86.484086" calcext:value-type="float">
            <text:p>86.484086</text:p>
          </table:table-cell>
          <table:table-cell office:value-type="float" office:value="-11.57743" calcext:value-type="float">
            <text:p>-11.57743</text:p>
          </table:table-cell>
          <table:table-cell office:value-type="float" office:value="100.129747" calcext:value-type="float">
            <text:p>100.129747</text:p>
          </table:table-cell>
          <table:table-cell office:value-type="float" office:value="-4.876639" calcext:value-type="float">
            <text:p>-4.876639</text:p>
          </table:table-cell>
          <table:table-cell office:value-type="float" office:value="86.07599" calcext:value-type="float">
            <text:p>86.07599</text:p>
          </table:table-cell>
          <table:table-cell office:value-type="float" office:value="-14.208857" calcext:value-type="float">
            <text:p>-14.20885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4.52387" calcext:value-type="float">
            <text:p>84.52387</text:p>
          </table:table-cell>
          <table:table-cell office:value-type="float" office:value="-13.022959" calcext:value-type="float">
            <text:p>-13.022959</text:p>
          </table:table-cell>
          <table:table-cell office:value-type="float" office:value="86.480981" calcext:value-type="float">
            <text:p>86.480981</text:p>
          </table:table-cell>
          <table:table-cell office:value-type="float" office:value="-11.590105" calcext:value-type="float">
            <text:p>-11.590105</text:p>
          </table:table-cell>
          <table:table-cell office:value-type="float" office:value="99.039038" calcext:value-type="float">
            <text:p>99.039038</text:p>
          </table:table-cell>
          <table:table-cell office:value-type="float" office:value="-5.458652" calcext:value-type="float">
            <text:p>-5.458652</text:p>
          </table:table-cell>
          <table:table-cell office:value-type="float" office:value="84.524397" calcext:value-type="float">
            <text:p>84.524397</text:p>
          </table:table-cell>
          <table:table-cell office:value-type="float" office:value="-13.023546" calcext:value-type="float">
            <text:p>-13.023546</text:p>
          </table:table-cell>
          <table:table-cell office:value-type="float" office:value="370" calcext:value-type="float">
            <text:p>370</text:p>
          </table:table-cell>
          <table:table-cell office:value-type="float" office:value="84.523871" calcext:value-type="float">
            <text:p>84.523871</text:p>
          </table:table-cell>
          <table:table-cell office:value-type="float" office:value="-13.022959" calcext:value-type="float">
            <text:p>-13.022959</text:p>
          </table:table-cell>
          <table:table-cell office:value-type="float" office:value="86.480981" calcext:value-type="float">
            <text:p>86.480981</text:p>
          </table:table-cell>
          <table:table-cell office:value-type="float" office:value="-11.57165" calcext:value-type="float">
            <text:p>-11.57165</text:p>
          </table:table-cell>
          <table:table-cell office:value-type="float" office:value="99.034449" calcext:value-type="float">
            <text:p>99.034449</text:p>
          </table:table-cell>
          <table:table-cell office:value-type="float" office:value="-5.441505" calcext:value-type="float">
            <text:p>-5.441505</text:p>
          </table:table-cell>
          <table:table-cell office:value-type="float" office:value="84.524397" calcext:value-type="float">
            <text:p>84.524397</text:p>
          </table:table-cell>
          <table:table-cell office:value-type="float" office:value="-13.023546" calcext:value-type="float">
            <text:p>-13.02354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6.710078" calcext:value-type="float">
            <text:p>86.710078</text:p>
          </table:table-cell>
          <table:table-cell office:value-type="float" office:value="-5.05684" calcext:value-type="float">
            <text:p>-5.05684</text:p>
          </table:table-cell>
          <table:table-cell office:value-type="float" office:value="86.478167" calcext:value-type="float">
            <text:p>86.478167</text:p>
          </table:table-cell>
          <table:table-cell office:value-type="float" office:value="-11.588579" calcext:value-type="float">
            <text:p>-11.588579</text:p>
          </table:table-cell>
          <table:table-cell office:value-type="float" office:value="98.173394" calcext:value-type="float">
            <text:p>98.173394</text:p>
          </table:table-cell>
          <table:table-cell office:value-type="float" office:value="-5.429106" calcext:value-type="float">
            <text:p>-5.429106</text:p>
          </table:table-cell>
          <table:table-cell office:value-type="float" office:value="86.708901" calcext:value-type="float">
            <text:p>86.708901</text:p>
          </table:table-cell>
          <table:table-cell office:value-type="float" office:value="-5.058978" calcext:value-type="float">
            <text:p>-5.058978</text:p>
          </table:table-cell>
          <table:table-cell office:value-type="float" office:value="371" calcext:value-type="float">
            <text:p>371</text:p>
          </table:table-cell>
          <table:table-cell office:value-type="float" office:value="86.710079" calcext:value-type="float">
            <text:p>86.710079</text:p>
          </table:table-cell>
          <table:table-cell office:value-type="float" office:value="-5.05684" calcext:value-type="float">
            <text:p>-5.05684</text:p>
          </table:table-cell>
          <table:table-cell office:value-type="float" office:value="86.478167" calcext:value-type="float">
            <text:p>86.478167</text:p>
          </table:table-cell>
          <table:table-cell office:value-type="float" office:value="-11.570123" calcext:value-type="float">
            <text:p>-11.570123</text:p>
          </table:table-cell>
          <table:table-cell office:value-type="float" office:value="98.169126" calcext:value-type="float">
            <text:p>98.169126</text:p>
          </table:table-cell>
          <table:table-cell office:value-type="float" office:value="-5.413159" calcext:value-type="float">
            <text:p>-5.413159</text:p>
          </table:table-cell>
          <table:table-cell office:value-type="float" office:value="86.708901" calcext:value-type="float">
            <text:p>86.708901</text:p>
          </table:table-cell>
          <table:table-cell office:value-type="float" office:value="-5.058979" calcext:value-type="float">
            <text:p>-5.058979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1.11833" calcext:value-type="float">
            <text:p>91.11833</text:p>
          </table:table-cell>
          <table:table-cell office:value-type="float" office:value="-2.375997" calcext:value-type="float">
            <text:p>-2.375997</text:p>
          </table:table-cell>
          <table:table-cell office:value-type="float" office:value="86.474712" calcext:value-type="float">
            <text:p>86.474712</text:p>
          </table:table-cell>
          <table:table-cell office:value-type="float" office:value="-11.587009" calcext:value-type="float">
            <text:p>-11.587009</text:p>
          </table:table-cell>
          <table:table-cell office:value-type="float" office:value="97.676326" calcext:value-type="float">
            <text:p>97.676326</text:p>
          </table:table-cell>
          <table:table-cell office:value-type="float" office:value="-5.213929" calcext:value-type="float">
            <text:p>-5.213929</text:p>
          </table:table-cell>
          <table:table-cell office:value-type="float" office:value="91.117633" calcext:value-type="float">
            <text:p>91.117633</text:p>
          </table:table-cell>
          <table:table-cell office:value-type="float" office:value="-2.374345" calcext:value-type="float">
            <text:p>-2.374345</text:p>
          </table:table-cell>
          <table:table-cell office:value-type="float" office:value="372" calcext:value-type="float">
            <text:p>372</text:p>
          </table:table-cell>
          <table:table-cell office:value-type="float" office:value="91.11833" calcext:value-type="float">
            <text:p>91.11833</text:p>
          </table:table-cell>
          <table:table-cell office:value-type="float" office:value="-2.375998" calcext:value-type="float">
            <text:p>-2.375998</text:p>
          </table:table-cell>
          <table:table-cell office:value-type="float" office:value="86.474713" calcext:value-type="float">
            <text:p>86.474713</text:p>
          </table:table-cell>
          <table:table-cell office:value-type="float" office:value="-11.568554" calcext:value-type="float">
            <text:p>-11.568554</text:p>
          </table:table-cell>
          <table:table-cell office:value-type="float" office:value="97.672358" calcext:value-type="float">
            <text:p>97.672358</text:p>
          </table:table-cell>
          <table:table-cell office:value-type="float" office:value="-5.199098" calcext:value-type="float">
            <text:p>-5.199098</text:p>
          </table:table-cell>
          <table:table-cell office:value-type="float" office:value="91.117634" calcext:value-type="float">
            <text:p>91.117634</text:p>
          </table:table-cell>
          <table:table-cell office:value-type="float" office:value="-2.374346" calcext:value-type="float">
            <text:p>-2.37434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8.104524" calcext:value-type="float">
            <text:p>88.104524</text:p>
          </table:table-cell>
          <table:table-cell office:value-type="float" office:value="-5.965056" calcext:value-type="float">
            <text:p>-5.965056</text:p>
          </table:table-cell>
          <table:table-cell office:value-type="float" office:value="86.471311" calcext:value-type="float">
            <text:p>86.471311</text:p>
          </table:table-cell>
          <table:table-cell office:value-type="float" office:value="-11.588493" calcext:value-type="float">
            <text:p>-11.588493</text:p>
          </table:table-cell>
          <table:table-cell office:value-type="float" office:value="97.003137" calcext:value-type="float">
            <text:p>97.003137</text:p>
          </table:table-cell>
          <table:table-cell office:value-type="float" office:value="-5.267887" calcext:value-type="float">
            <text:p>-5.267887</text:p>
          </table:table-cell>
          <table:table-cell office:value-type="float" office:value="88.106829" calcext:value-type="float">
            <text:p>88.106829</text:p>
          </table:table-cell>
          <table:table-cell office:value-type="float" office:value="-5.963107" calcext:value-type="float">
            <text:p>-5.963107</text:p>
          </table:table-cell>
          <table:table-cell office:value-type="float" office:value="373" calcext:value-type="float">
            <text:p>373</text:p>
          </table:table-cell>
          <table:table-cell office:value-type="float" office:value="88.104525" calcext:value-type="float">
            <text:p>88.104525</text:p>
          </table:table-cell>
          <table:table-cell office:value-type="float" office:value="-5.965056" calcext:value-type="float">
            <text:p>-5.965056</text:p>
          </table:table-cell>
          <table:table-cell office:value-type="float" office:value="86.471312" calcext:value-type="float">
            <text:p>86.471312</text:p>
          </table:table-cell>
          <table:table-cell office:value-type="float" office:value="-11.570037" calcext:value-type="float">
            <text:p>-11.570037</text:p>
          </table:table-cell>
          <table:table-cell office:value-type="float" office:value="96.999447" calcext:value-type="float">
            <text:p>96.999447</text:p>
          </table:table-cell>
          <table:table-cell office:value-type="float" office:value="-5.254095" calcext:value-type="float">
            <text:p>-5.254095</text:p>
          </table:table-cell>
          <table:table-cell office:value-type="float" office:value="88.106829" calcext:value-type="float">
            <text:p>88.106829</text:p>
          </table:table-cell>
          <table:table-cell office:value-type="float" office:value="-5.963108" calcext:value-type="float">
            <text:p>-5.96310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84.897689" calcext:value-type="float">
            <text:p>84.897689</text:p>
          </table:table-cell>
          <table:table-cell office:value-type="float" office:value="-7.316074" calcext:value-type="float">
            <text:p>-7.316074</text:p>
          </table:table-cell>
          <table:table-cell office:value-type="float" office:value="86.469033" calcext:value-type="float">
            <text:p>86.469033</text:p>
          </table:table-cell>
          <table:table-cell office:value-type="float" office:value="-11.58718" calcext:value-type="float">
            <text:p>-11.58718</text:p>
          </table:table-cell>
          <table:table-cell office:value-type="float" office:value="96.153637" calcext:value-type="float">
            <text:p>96.153637</text:p>
          </table:table-cell>
          <table:table-cell office:value-type="float" office:value="-5.41004" calcext:value-type="float">
            <text:p>-5.41004</text:p>
          </table:table-cell>
          <table:table-cell office:value-type="float" office:value="84.897751" calcext:value-type="float">
            <text:p>84.897751</text:p>
          </table:table-cell>
          <table:table-cell office:value-type="float" office:value="-7.316762" calcext:value-type="float">
            <text:p>-7.316762</text:p>
          </table:table-cell>
          <table:table-cell office:value-type="float" office:value="374" calcext:value-type="float">
            <text:p>374</text:p>
          </table:table-cell>
          <table:table-cell office:value-type="float" office:value="84.897689" calcext:value-type="float">
            <text:p>84.897689</text:p>
          </table:table-cell>
          <table:table-cell office:value-type="float" office:value="-7.316075" calcext:value-type="float">
            <text:p>-7.316075</text:p>
          </table:table-cell>
          <table:table-cell office:value-type="float" office:value="86.469033" calcext:value-type="float">
            <text:p>86.469033</text:p>
          </table:table-cell>
          <table:table-cell office:value-type="float" office:value="-11.568724" calcext:value-type="float">
            <text:p>-11.568724</text:p>
          </table:table-cell>
          <table:table-cell office:value-type="float" office:value="96.150204" calcext:value-type="float">
            <text:p>96.150204</text:p>
          </table:table-cell>
          <table:table-cell office:value-type="float" office:value="-5.397213" calcext:value-type="float">
            <text:p>-5.397213</text:p>
          </table:table-cell>
          <table:table-cell office:value-type="float" office:value="84.897751" calcext:value-type="float">
            <text:p>84.897751</text:p>
          </table:table-cell>
          <table:table-cell office:value-type="float" office:value="-7.316763" calcext:value-type="float">
            <text:p>-7.31676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7.147788" calcext:value-type="float">
            <text:p>87.147788</text:p>
          </table:table-cell>
          <table:table-cell office:value-type="float" office:value="-9.103428" calcext:value-type="float">
            <text:p>-9.103428</text:p>
          </table:table-cell>
          <table:table-cell office:value-type="float" office:value="86.470986" calcext:value-type="float">
            <text:p>86.470986</text:p>
          </table:table-cell>
          <table:table-cell office:value-type="float" office:value="-11.584379" calcext:value-type="float">
            <text:p>-11.584379</text:p>
          </table:table-cell>
          <table:table-cell office:value-type="float" office:value="95.525044" calcext:value-type="float">
            <text:p>95.525044</text:p>
          </table:table-cell>
          <table:table-cell office:value-type="float" office:value="-5.665971" calcext:value-type="float">
            <text:p>-5.665971</text:p>
          </table:table-cell>
          <table:table-cell office:value-type="float" office:value="87.146118" calcext:value-type="float">
            <text:p>87.146118</text:p>
          </table:table-cell>
          <table:table-cell office:value-type="float" office:value="-9.103295" calcext:value-type="float">
            <text:p>-9.103295</text:p>
          </table:table-cell>
          <table:table-cell office:value-type="float" office:value="375" calcext:value-type="float">
            <text:p>375</text:p>
          </table:table-cell>
          <table:table-cell office:value-type="float" office:value="87.147788" calcext:value-type="float">
            <text:p>87.147788</text:p>
          </table:table-cell>
          <table:table-cell office:value-type="float" office:value="-9.103428" calcext:value-type="float">
            <text:p>-9.103428</text:p>
          </table:table-cell>
          <table:table-cell office:value-type="float" office:value="86.470986" calcext:value-type="float">
            <text:p>86.470986</text:p>
          </table:table-cell>
          <table:table-cell office:value-type="float" office:value="-11.565923" calcext:value-type="float">
            <text:p>-11.565923</text:p>
          </table:table-cell>
          <table:table-cell office:value-type="float" office:value="95.521852" calcext:value-type="float">
            <text:p>95.521852</text:p>
          </table:table-cell>
          <table:table-cell office:value-type="float" office:value="-5.654042" calcext:value-type="float">
            <text:p>-5.654042</text:p>
          </table:table-cell>
          <table:table-cell office:value-type="float" office:value="87.146119" calcext:value-type="float">
            <text:p>87.146119</text:p>
          </table:table-cell>
          <table:table-cell office:value-type="float" office:value="-9.103296" calcext:value-type="float">
            <text:p>-9.10329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84.433286" calcext:value-type="float">
            <text:p>84.433286</text:p>
          </table:table-cell>
          <table:table-cell office:value-type="float" office:value="-9.545101" calcext:value-type="float">
            <text:p>-9.545101</text:p>
          </table:table-cell>
          <table:table-cell office:value-type="float" office:value="86.476446" calcext:value-type="float">
            <text:p>86.476446</text:p>
          </table:table-cell>
          <table:table-cell office:value-type="float" office:value="-11.584506" calcext:value-type="float">
            <text:p>-11.584506</text:p>
          </table:table-cell>
          <table:table-cell office:value-type="float" office:value="94.753699" calcext:value-type="float">
            <text:p>94.753699</text:p>
          </table:table-cell>
          <table:table-cell office:value-type="float" office:value="-5.937629" calcext:value-type="float">
            <text:p>-5.937629</text:p>
          </table:table-cell>
          <table:table-cell office:value-type="float" office:value="84.434794" calcext:value-type="float">
            <text:p>84.434794</text:p>
          </table:table-cell>
          <table:table-cell office:value-type="float" office:value="-9.54551" calcext:value-type="float">
            <text:p>-9.54551</text:p>
          </table:table-cell>
          <table:table-cell office:value-type="float" office:value="376" calcext:value-type="float">
            <text:p>376</text:p>
          </table:table-cell>
          <table:table-cell office:value-type="float" office:value="84.433287" calcext:value-type="float">
            <text:p>84.433287</text:p>
          </table:table-cell>
          <table:table-cell office:value-type="float" office:value="-9.545101" calcext:value-type="float">
            <text:p>-9.545101</text:p>
          </table:table-cell>
          <table:table-cell office:value-type="float" office:value="86.476446" calcext:value-type="float">
            <text:p>86.476446</text:p>
          </table:table-cell>
          <table:table-cell office:value-type="float" office:value="-11.566051" calcext:value-type="float">
            <text:p>-11.566051</text:p>
          </table:table-cell>
          <table:table-cell office:value-type="float" office:value="94.75073" calcext:value-type="float">
            <text:p>94.75073</text:p>
          </table:table-cell>
          <table:table-cell office:value-type="float" office:value="-5.926535" calcext:value-type="float">
            <text:p>-5.926535</text:p>
          </table:table-cell>
          <table:table-cell office:value-type="float" office:value="84.434795" calcext:value-type="float">
            <text:p>84.434795</text:p>
          </table:table-cell>
          <table:table-cell office:value-type="float" office:value="-9.545511" calcext:value-type="float">
            <text:p>-9.54551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3.940007" calcext:value-type="float">
            <text:p>83.940007</text:p>
          </table:table-cell>
          <table:table-cell office:value-type="float" office:value="-4.248393" calcext:value-type="float">
            <text:p>-4.248393</text:p>
          </table:table-cell>
          <table:table-cell office:value-type="float" office:value="86.486524" calcext:value-type="float">
            <text:p>86.486524</text:p>
          </table:table-cell>
          <table:table-cell office:value-type="float" office:value="-11.585541" calcext:value-type="float">
            <text:p>-11.585541</text:p>
          </table:table-cell>
          <table:table-cell office:value-type="float" office:value="94.006113" calcext:value-type="float">
            <text:p>94.006113</text:p>
          </table:table-cell>
          <table:table-cell office:value-type="float" office:value="-5.820345" calcext:value-type="float">
            <text:p>-5.820345</text:p>
          </table:table-cell>
          <table:table-cell office:value-type="float" office:value="83.93934" calcext:value-type="float">
            <text:p>83.93934</text:p>
          </table:table-cell>
          <table:table-cell office:value-type="float" office:value="-4.250125" calcext:value-type="float">
            <text:p>-4.250125</text:p>
          </table:table-cell>
          <table:table-cell office:value-type="float" office:value="377" calcext:value-type="float">
            <text:p>377</text:p>
          </table:table-cell>
          <table:table-cell office:value-type="float" office:value="83.940007" calcext:value-type="float">
            <text:p>83.940007</text:p>
          </table:table-cell>
          <table:table-cell office:value-type="float" office:value="-4.248394" calcext:value-type="float">
            <text:p>-4.248394</text:p>
          </table:table-cell>
          <table:table-cell office:value-type="float" office:value="86.486524" calcext:value-type="float">
            <text:p>86.486524</text:p>
          </table:table-cell>
          <table:table-cell office:value-type="float" office:value="-11.567085" calcext:value-type="float">
            <text:p>-11.567085</text:p>
          </table:table-cell>
          <table:table-cell office:value-type="float" office:value="94.003352" calcext:value-type="float">
            <text:p>94.003352</text:p>
          </table:table-cell>
          <table:table-cell office:value-type="float" office:value="-5.810027" calcext:value-type="float">
            <text:p>-5.810027</text:p>
          </table:table-cell>
          <table:table-cell office:value-type="float" office:value="83.93934" calcext:value-type="float">
            <text:p>83.93934</text:p>
          </table:table-cell>
          <table:table-cell office:value-type="float" office:value="-4.250126" calcext:value-type="float">
            <text:p>-4.25012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83.787629" calcext:value-type="float">
            <text:p>83.787629</text:p>
          </table:table-cell>
          <table:table-cell office:value-type="float" office:value="-4.566452" calcext:value-type="float">
            <text:p>-4.566452</text:p>
          </table:table-cell>
          <table:table-cell office:value-type="float" office:value="86.501362" calcext:value-type="float">
            <text:p>86.501362</text:p>
          </table:table-cell>
          <table:table-cell office:value-type="float" office:value="-11.582507" calcext:value-type="float">
            <text:p>-11.582507</text:p>
          </table:table-cell>
          <table:table-cell office:value-type="float" office:value="93.304618" calcext:value-type="float">
            <text:p>93.304618</text:p>
          </table:table-cell>
          <table:table-cell office:value-type="float" office:value="-5.729751" calcext:value-type="float">
            <text:p>-5.729751</text:p>
          </table:table-cell>
          <table:table-cell office:value-type="float" office:value="83.787527" calcext:value-type="float">
            <text:p>83.787527</text:p>
          </table:table-cell>
          <table:table-cell office:value-type="float" office:value="-4.56477" calcext:value-type="float">
            <text:p>-4.56477</text:p>
          </table:table-cell>
          <table:table-cell office:value-type="float" office:value="378" calcext:value-type="float">
            <text:p>378</text:p>
          </table:table-cell>
          <table:table-cell office:value-type="float" office:value="83.78763" calcext:value-type="float">
            <text:p>83.78763</text:p>
          </table:table-cell>
          <table:table-cell office:value-type="float" office:value="-4.566453" calcext:value-type="float">
            <text:p>-4.566453</text:p>
          </table:table-cell>
          <table:table-cell office:value-type="float" office:value="86.501363" calcext:value-type="float">
            <text:p>86.501363</text:p>
          </table:table-cell>
          <table:table-cell office:value-type="float" office:value="-11.564051" calcext:value-type="float">
            <text:p>-11.564051</text:p>
          </table:table-cell>
          <table:table-cell office:value-type="float" office:value="93.302051" calcext:value-type="float">
            <text:p>93.302051</text:p>
          </table:table-cell>
          <table:table-cell office:value-type="float" office:value="-5.720156" calcext:value-type="float">
            <text:p>-5.720156</text:p>
          </table:table-cell>
          <table:table-cell office:value-type="float" office:value="83.787528" calcext:value-type="float">
            <text:p>83.787528</text:p>
          </table:table-cell>
          <table:table-cell office:value-type="float" office:value="-4.564771" calcext:value-type="float">
            <text:p>-4.564771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5.9088" calcext:value-type="float">
            <text:p>85.9088</text:p>
          </table:table-cell>
          <table:table-cell office:value-type="float" office:value="-12.874132" calcext:value-type="float">
            <text:p>-12.874132</text:p>
          </table:table-cell>
          <table:table-cell office:value-type="float" office:value="86.519797" calcext:value-type="float">
            <text:p>86.519797</text:p>
          </table:table-cell>
          <table:table-cell office:value-type="float" office:value="-11.576436" calcext:value-type="float">
            <text:p>-11.576436</text:p>
          </table:table-cell>
          <table:table-cell office:value-type="float" office:value="92.804055" calcext:value-type="float">
            <text:p>92.804055</text:p>
          </table:table-cell>
          <table:table-cell office:value-type="float" office:value="-6.224211" calcext:value-type="float">
            <text:p>-6.224211</text:p>
          </table:table-cell>
          <table:table-cell office:value-type="float" office:value="85.908125" calcext:value-type="float">
            <text:p>85.908125</text:p>
          </table:table-cell>
          <table:table-cell office:value-type="float" office:value="-12.871753" calcext:value-type="float">
            <text:p>-12.871753</text:p>
          </table:table-cell>
          <table:table-cell office:value-type="float" office:value="379" calcext:value-type="float">
            <text:p>379</text:p>
          </table:table-cell>
          <table:table-cell office:value-type="float" office:value="85.9088" calcext:value-type="float">
            <text:p>85.9088</text:p>
          </table:table-cell>
          <table:table-cell office:value-type="float" office:value="-12.874132" calcext:value-type="float">
            <text:p>-12.874132</text:p>
          </table:table-cell>
          <table:table-cell office:value-type="float" office:value="86.519797" calcext:value-type="float">
            <text:p>86.519797</text:p>
          </table:table-cell>
          <table:table-cell office:value-type="float" office:value="-11.55798" calcext:value-type="float">
            <text:p>-11.55798</text:p>
          </table:table-cell>
          <table:table-cell office:value-type="float" office:value="92.801667" calcext:value-type="float">
            <text:p>92.801667</text:p>
          </table:table-cell>
          <table:table-cell office:value-type="float" office:value="-6.215288" calcext:value-type="float">
            <text:p>-6.215288</text:p>
          </table:table-cell>
          <table:table-cell office:value-type="float" office:value="85.908125" calcext:value-type="float">
            <text:p>85.908125</text:p>
          </table:table-cell>
          <table:table-cell office:value-type="float" office:value="-12.871753" calcext:value-type="float">
            <text:p>-12.87175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87.107886" calcext:value-type="float">
            <text:p>87.107886</text:p>
          </table:table-cell>
          <table:table-cell office:value-type="float" office:value="-15.990472" calcext:value-type="float">
            <text:p>-15.990472</text:p>
          </table:table-cell>
          <table:table-cell office:value-type="float" office:value="86.540056" calcext:value-type="float">
            <text:p>86.540056</text:p>
          </table:table-cell>
          <table:table-cell office:value-type="float" office:value="-11.571811" calcext:value-type="float">
            <text:p>-11.571811</text:p>
          </table:table-cell>
          <table:table-cell office:value-type="float" office:value="92.424164" calcext:value-type="float">
            <text:p>92.424164</text:p>
          </table:table-cell>
          <table:table-cell office:value-type="float" office:value="-6.903549" calcext:value-type="float">
            <text:p>-6.903549</text:p>
          </table:table-cell>
          <table:table-cell office:value-type="float" office:value="87.108159" calcext:value-type="float">
            <text:p>87.108159</text:p>
          </table:table-cell>
          <table:table-cell office:value-type="float" office:value="-15.992003" calcext:value-type="float">
            <text:p>-15.992003</text:p>
          </table:table-cell>
          <table:table-cell office:value-type="float" office:value="380" calcext:value-type="float">
            <text:p>380</text:p>
          </table:table-cell>
          <table:table-cell office:value-type="float" office:value="87.107887" calcext:value-type="float">
            <text:p>87.107887</text:p>
          </table:table-cell>
          <table:table-cell office:value-type="float" office:value="-15.990472" calcext:value-type="float">
            <text:p>-15.990472</text:p>
          </table:table-cell>
          <table:table-cell office:value-type="float" office:value="86.540056" calcext:value-type="float">
            <text:p>86.540056</text:p>
          </table:table-cell>
          <table:table-cell office:value-type="float" office:value="-11.553356" calcext:value-type="float">
            <text:p>-11.553356</text:p>
          </table:table-cell>
          <table:table-cell office:value-type="float" office:value="92.421944" calcext:value-type="float">
            <text:p>92.421944</text:p>
          </table:table-cell>
          <table:table-cell office:value-type="float" office:value="-6.89525" calcext:value-type="float">
            <text:p>-6.89525</text:p>
          </table:table-cell>
          <table:table-cell office:value-type="float" office:value="87.108159" calcext:value-type="float">
            <text:p>87.108159</text:p>
          </table:table-cell>
          <table:table-cell office:value-type="float" office:value="-15.992004" calcext:value-type="float">
            <text:p>-15.99200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0.237669" calcext:value-type="float">
            <text:p>80.237669</text:p>
          </table:table-cell>
          <table:table-cell office:value-type="float" office:value="-13.953472" calcext:value-type="float">
            <text:p>-13.953472</text:p>
          </table:table-cell>
          <table:table-cell office:value-type="float" office:value="86.562142" calcext:value-type="float">
            <text:p>86.562142</text:p>
          </table:table-cell>
          <table:table-cell office:value-type="float" office:value="-11.571755" calcext:value-type="float">
            <text:p>-11.571755</text:p>
          </table:table-cell>
          <table:table-cell office:value-type="float" office:value="91.59165" calcext:value-type="float">
            <text:p>91.59165</text:p>
          </table:table-cell>
          <table:table-cell office:value-type="float" office:value="-7.396991" calcext:value-type="float">
            <text:p>-7.396991</text:p>
          </table:table-cell>
          <table:table-cell office:value-type="float" office:value="80.240035" calcext:value-type="float">
            <text:p>80.240035</text:p>
          </table:table-cell>
          <table:table-cell office:value-type="float" office:value="-13.954987" calcext:value-type="float">
            <text:p>-13.954987</text:p>
          </table:table-cell>
          <table:table-cell office:value-type="float" office:value="381" calcext:value-type="float">
            <text:p>381</text:p>
          </table:table-cell>
          <table:table-cell office:value-type="float" office:value="80.237669" calcext:value-type="float">
            <text:p>80.237669</text:p>
          </table:table-cell>
          <table:table-cell office:value-type="float" office:value="-13.953473" calcext:value-type="float">
            <text:p>-13.953473</text:p>
          </table:table-cell>
          <table:table-cell office:value-type="float" office:value="86.562143" calcext:value-type="float">
            <text:p>86.562143</text:p>
          </table:table-cell>
          <table:table-cell office:value-type="float" office:value="-11.553299" calcext:value-type="float">
            <text:p>-11.553299</text:p>
          </table:table-cell>
          <table:table-cell office:value-type="float" office:value="91.589585" calcext:value-type="float">
            <text:p>91.589585</text:p>
          </table:table-cell>
          <table:table-cell office:value-type="float" office:value="-7.389273" calcext:value-type="float">
            <text:p>-7.389273</text:p>
          </table:table-cell>
          <table:table-cell office:value-type="float" office:value="80.240036" calcext:value-type="float">
            <text:p>80.240036</text:p>
          </table:table-cell>
          <table:table-cell office:value-type="float" office:value="-13.954987" calcext:value-type="float">
            <text:p>-13.95498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84.378712" calcext:value-type="float">
            <text:p>84.378712</text:p>
          </table:table-cell>
          <table:table-cell office:value-type="float" office:value="-18.461706" calcext:value-type="float">
            <text:p>-18.461706</text:p>
          </table:table-cell>
          <table:table-cell office:value-type="float" office:value="86.583333" calcext:value-type="float">
            <text:p>86.583333</text:p>
          </table:table-cell>
          <table:table-cell office:value-type="float" office:value="-11.568449" calcext:value-type="float">
            <text:p>-11.568449</text:p>
          </table:table-cell>
          <table:table-cell office:value-type="float" office:value="91.106452" calcext:value-type="float">
            <text:p>91.106452</text:p>
          </table:table-cell>
          <table:table-cell office:value-type="float" office:value="-8.168446" calcext:value-type="float">
            <text:p>-8.168446</text:p>
          </table:table-cell>
          <table:table-cell office:value-type="float" office:value="84.375509" calcext:value-type="float">
            <text:p>84.375509</text:p>
          </table:table-cell>
          <table:table-cell office:value-type="float" office:value="-18.4598" calcext:value-type="float">
            <text:p>-18.4598</text:p>
          </table:table-cell>
          <table:table-cell office:value-type="float" office:value="382" calcext:value-type="float">
            <text:p>382</text:p>
          </table:table-cell>
          <table:table-cell office:value-type="float" office:value="84.378713" calcext:value-type="float">
            <text:p>84.378713</text:p>
          </table:table-cell>
          <table:table-cell office:value-type="float" office:value="-18.461706" calcext:value-type="float">
            <text:p>-18.461706</text:p>
          </table:table-cell>
          <table:table-cell office:value-type="float" office:value="86.583333" calcext:value-type="float">
            <text:p>86.583333</text:p>
          </table:table-cell>
          <table:table-cell office:value-type="float" office:value="-11.549993" calcext:value-type="float">
            <text:p>-11.549993</text:p>
          </table:table-cell>
          <table:table-cell office:value-type="float" office:value="91.104531" calcext:value-type="float">
            <text:p>91.104531</text:p>
          </table:table-cell>
          <table:table-cell office:value-type="float" office:value="-8.161269" calcext:value-type="float">
            <text:p>-8.161269</text:p>
          </table:table-cell>
          <table:table-cell office:value-type="float" office:value="84.375509" calcext:value-type="float">
            <text:p>84.375509</text:p>
          </table:table-cell>
          <table:table-cell office:value-type="float" office:value="-18.459801" calcext:value-type="float">
            <text:p>-18.45980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8.553774" calcext:value-type="float">
            <text:p>88.553774</text:p>
          </table:table-cell>
          <table:table-cell office:value-type="float" office:value="-19.913742" calcext:value-type="float">
            <text:p>-19.913742</text:p>
          </table:table-cell>
          <table:table-cell office:value-type="float" office:value="86.597063" calcext:value-type="float">
            <text:p>86.597063</text:p>
          </table:table-cell>
          <table:table-cell office:value-type="float" office:value="-11.560495" calcext:value-type="float">
            <text:p>-11.560495</text:p>
          </table:table-cell>
          <table:table-cell office:value-type="float" office:value="90.940534" calcext:value-type="float">
            <text:p>90.940534</text:p>
          </table:table-cell>
          <table:table-cell office:value-type="float" office:value="-8.98322" calcext:value-type="float">
            <text:p>-8.98322</text:p>
          </table:table-cell>
          <table:table-cell office:value-type="float" office:value="88.553759" calcext:value-type="float">
            <text:p>88.553759</text:p>
          </table:table-cell>
          <table:table-cell office:value-type="float" office:value="-19.914622" calcext:value-type="float">
            <text:p>-19.914622</text:p>
          </table:table-cell>
          <table:table-cell office:value-type="float" office:value="383" calcext:value-type="float">
            <text:p>383</text:p>
          </table:table-cell>
          <table:table-cell office:value-type="float" office:value="88.553775" calcext:value-type="float">
            <text:p>88.553775</text:p>
          </table:table-cell>
          <table:table-cell office:value-type="float" office:value="-19.913743" calcext:value-type="float">
            <text:p>-19.913743</text:p>
          </table:table-cell>
          <table:table-cell office:value-type="float" office:value="86.597064" calcext:value-type="float">
            <text:p>86.597064</text:p>
          </table:table-cell>
          <table:table-cell office:value-type="float" office:value="-11.542039" calcext:value-type="float">
            <text:p>-11.542039</text:p>
          </table:table-cell>
          <table:table-cell office:value-type="float" office:value="90.938748" calcext:value-type="float">
            <text:p>90.938748</text:p>
          </table:table-cell>
          <table:table-cell office:value-type="float" office:value="-8.976545" calcext:value-type="float">
            <text:p>-8.976545</text:p>
          </table:table-cell>
          <table:table-cell office:value-type="float" office:value="88.553759" calcext:value-type="float">
            <text:p>88.553759</text:p>
          </table:table-cell>
          <table:table-cell office:value-type="float" office:value="-19.914623" calcext:value-type="float">
            <text:p>-19.91462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8.775386" calcext:value-type="float">
            <text:p>88.775386</text:p>
          </table:table-cell>
          <table:table-cell office:value-type="float" office:value="-23.708155" calcext:value-type="float">
            <text:p>-23.708155</text:p>
          </table:table-cell>
          <table:table-cell office:value-type="float" office:value="86.606509" calcext:value-type="float">
            <text:p>86.606509</text:p>
          </table:table-cell>
          <table:table-cell office:value-type="float" office:value="-11.555822" calcext:value-type="float">
            <text:p>-11.555822</text:p>
          </table:table-cell>
          <table:table-cell office:value-type="float" office:value="90.797758" calcext:value-type="float">
            <text:p>90.797758</text:p>
          </table:table-cell>
          <table:table-cell office:value-type="float" office:value="-10.00962" calcext:value-type="float">
            <text:p>-10.00962</text:p>
          </table:table-cell>
          <table:table-cell office:value-type="float" office:value="88.776521" calcext:value-type="float">
            <text:p>88.776521</text:p>
          </table:table-cell>
          <table:table-cell office:value-type="float" office:value="-23.707485" calcext:value-type="float">
            <text:p>-23.707485</text:p>
          </table:table-cell>
          <table:table-cell office:value-type="float" office:value="384" calcext:value-type="float">
            <text:p>384</text:p>
          </table:table-cell>
          <table:table-cell office:value-type="float" office:value="88.775387" calcext:value-type="float">
            <text:p>88.775387</text:p>
          </table:table-cell>
          <table:table-cell office:value-type="float" office:value="-23.708155" calcext:value-type="float">
            <text:p>-23.708155</text:p>
          </table:table-cell>
          <table:table-cell office:value-type="float" office:value="86.606509" calcext:value-type="float">
            <text:p>86.606509</text:p>
          </table:table-cell>
          <table:table-cell office:value-type="float" office:value="-11.537366" calcext:value-type="float">
            <text:p>-11.537366</text:p>
          </table:table-cell>
          <table:table-cell office:value-type="float" office:value="90.796097" calcext:value-type="float">
            <text:p>90.796097</text:p>
          </table:table-cell>
          <table:table-cell office:value-type="float" office:value="-10.003412" calcext:value-type="float">
            <text:p>-10.003412</text:p>
          </table:table-cell>
          <table:table-cell office:value-type="float" office:value="88.776521" calcext:value-type="float">
            <text:p>88.776521</text:p>
          </table:table-cell>
          <table:table-cell office:value-type="float" office:value="-23.707485" calcext:value-type="float">
            <text:p>-23.70748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3.225671" calcext:value-type="float">
            <text:p>93.225671</text:p>
          </table:table-cell>
          <table:table-cell office:value-type="float" office:value="-22.675852" calcext:value-type="float">
            <text:p>-22.675852</text:p>
          </table:table-cell>
          <table:table-cell office:value-type="float" office:value="86.61775" calcext:value-type="float">
            <text:p>86.61775</text:p>
          </table:table-cell>
          <table:table-cell office:value-type="float" office:value="-11.554323" calcext:value-type="float">
            <text:p>-11.554323</text:p>
          </table:table-cell>
          <table:table-cell office:value-type="float" office:value="90.978166" calcext:value-type="float">
            <text:p>90.978166</text:p>
          </table:table-cell>
          <table:table-cell office:value-type="float" office:value="-10.894862" calcext:value-type="float">
            <text:p>-10.894862</text:p>
          </table:table-cell>
          <table:table-cell office:value-type="float" office:value="93.224467" calcext:value-type="float">
            <text:p>93.224467</text:p>
          </table:table-cell>
          <table:table-cell office:value-type="float" office:value="-22.677228" calcext:value-type="float">
            <text:p>-22.677228</text:p>
          </table:table-cell>
          <table:table-cell office:value-type="float" office:value="385" calcext:value-type="float">
            <text:p>385</text:p>
          </table:table-cell>
          <table:table-cell office:value-type="float" office:value="93.225671" calcext:value-type="float">
            <text:p>93.225671</text:p>
          </table:table-cell>
          <table:table-cell office:value-type="float" office:value="-22.675853" calcext:value-type="float">
            <text:p>-22.675853</text:p>
          </table:table-cell>
          <table:table-cell office:value-type="float" office:value="86.61775" calcext:value-type="float">
            <text:p>86.61775</text:p>
          </table:table-cell>
          <table:table-cell office:value-type="float" office:value="-11.535867" calcext:value-type="float">
            <text:p>-11.535867</text:p>
          </table:table-cell>
          <table:table-cell office:value-type="float" office:value="90.976621" calcext:value-type="float">
            <text:p>90.976621</text:p>
          </table:table-cell>
          <table:table-cell office:value-type="float" office:value="-10.889089" calcext:value-type="float">
            <text:p>-10.889089</text:p>
          </table:table-cell>
          <table:table-cell office:value-type="float" office:value="93.224468" calcext:value-type="float">
            <text:p>93.224468</text:p>
          </table:table-cell>
          <table:table-cell office:value-type="float" office:value="-22.677228" calcext:value-type="float">
            <text:p>-22.67722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6.116702" calcext:value-type="float">
            <text:p>96.116702</text:p>
          </table:table-cell>
          <table:table-cell office:value-type="float" office:value="-18.446205" calcext:value-type="float">
            <text:p>-18.446205</text:p>
          </table:table-cell>
          <table:table-cell office:value-type="float" office:value="86.62844" calcext:value-type="float">
            <text:p>86.62844</text:p>
          </table:table-cell>
          <table:table-cell office:value-type="float" office:value="-11.548909" calcext:value-type="float">
            <text:p>-11.548909</text:p>
          </table:table-cell>
          <table:table-cell office:value-type="float" office:value="91.347805" calcext:value-type="float">
            <text:p>91.347805</text:p>
          </table:table-cell>
          <table:table-cell office:value-type="float" office:value="-11.418421" calcext:value-type="float">
            <text:p>-11.418421</text:p>
          </table:table-cell>
          <table:table-cell office:value-type="float" office:value="96.117142" calcext:value-type="float">
            <text:p>96.117142</text:p>
          </table:table-cell>
          <table:table-cell office:value-type="float" office:value="-18.44711" calcext:value-type="float">
            <text:p>-18.44711</text:p>
          </table:table-cell>
          <table:table-cell office:value-type="float" office:value="386" calcext:value-type="float">
            <text:p>386</text:p>
          </table:table-cell>
          <table:table-cell office:value-type="float" office:value="96.116703" calcext:value-type="float">
            <text:p>96.116703</text:p>
          </table:table-cell>
          <table:table-cell office:value-type="float" office:value="-18.446205" calcext:value-type="float">
            <text:p>-18.446205</text:p>
          </table:table-cell>
          <table:table-cell office:value-type="float" office:value="86.62844" calcext:value-type="float">
            <text:p>86.62844</text:p>
          </table:table-cell>
          <table:table-cell office:value-type="float" office:value="-11.530453" calcext:value-type="float">
            <text:p>-11.530453</text:p>
          </table:table-cell>
          <table:table-cell office:value-type="float" office:value="91.346368" calcext:value-type="float">
            <text:p>91.346368</text:p>
          </table:table-cell>
          <table:table-cell office:value-type="float" office:value="-11.413052" calcext:value-type="float">
            <text:p>-11.413052</text:p>
          </table:table-cell>
          <table:table-cell office:value-type="float" office:value="96.117142" calcext:value-type="float">
            <text:p>96.117142</text:p>
          </table:table-cell>
          <table:table-cell office:value-type="float" office:value="-18.44711" calcext:value-type="float">
            <text:p>-18.4471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8.414609" calcext:value-type="float">
            <text:p>88.414609</text:p>
          </table:table-cell>
          <table:table-cell office:value-type="float" office:value="-10.419619" calcext:value-type="float">
            <text:p>-10.419619</text:p>
          </table:table-cell>
          <table:table-cell office:value-type="float" office:value="86.639329" calcext:value-type="float">
            <text:p>86.639329</text:p>
          </table:table-cell>
          <table:table-cell office:value-type="float" office:value="-11.554004" calcext:value-type="float">
            <text:p>-11.554004</text:p>
          </table:table-cell>
          <table:table-cell office:value-type="float" office:value="91.152608" calcext:value-type="float">
            <text:p>91.152608</text:p>
          </table:table-cell>
          <table:table-cell office:value-type="float" office:value="-11.353243" calcext:value-type="float">
            <text:p>-11.353243</text:p>
          </table:table-cell>
          <table:table-cell office:value-type="float" office:value="88.417586" calcext:value-type="float">
            <text:p>88.417586</text:p>
          </table:table-cell>
          <table:table-cell office:value-type="float" office:value="-10.420689" calcext:value-type="float">
            <text:p>-10.420689</text:p>
          </table:table-cell>
          <table:table-cell office:value-type="float" office:value="387" calcext:value-type="float">
            <text:p>387</text:p>
          </table:table-cell>
          <table:table-cell office:value-type="float" office:value="88.414609" calcext:value-type="float">
            <text:p>88.414609</text:p>
          </table:table-cell>
          <table:table-cell office:value-type="float" office:value="-10.419619" calcext:value-type="float">
            <text:p>-10.419619</text:p>
          </table:table-cell>
          <table:table-cell office:value-type="float" office:value="86.63933" calcext:value-type="float">
            <text:p>86.63933</text:p>
          </table:table-cell>
          <table:table-cell office:value-type="float" office:value="-11.535548" calcext:value-type="float">
            <text:p>-11.535548</text:p>
          </table:table-cell>
          <table:table-cell office:value-type="float" office:value="91.151273" calcext:value-type="float">
            <text:p>91.151273</text:p>
          </table:table-cell>
          <table:table-cell office:value-type="float" office:value="-11.34825" calcext:value-type="float">
            <text:p>-11.34825</text:p>
          </table:table-cell>
          <table:table-cell office:value-type="float" office:value="88.417587" calcext:value-type="float">
            <text:p>88.417587</text:p>
          </table:table-cell>
          <table:table-cell office:value-type="float" office:value="-10.42069" calcext:value-type="float">
            <text:p>-10.42069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87.58667" calcext:value-type="float">
            <text:p>87.58667</text:p>
          </table:table-cell>
          <table:table-cell office:value-type="float" office:value="-6.208899" calcext:value-type="float">
            <text:p>-6.208899</text:p>
          </table:table-cell>
          <table:table-cell office:value-type="float" office:value="86.652191" calcext:value-type="float">
            <text:p>86.652191</text:p>
          </table:table-cell>
          <table:table-cell office:value-type="float" office:value="-11.561534" calcext:value-type="float">
            <text:p>-11.561534</text:p>
          </table:table-cell>
          <table:table-cell office:value-type="float" office:value="90.914954" calcext:value-type="float">
            <text:p>90.914954</text:p>
          </table:table-cell>
          <table:table-cell office:value-type="float" office:value="-11.000141" calcext:value-type="float">
            <text:p>-11.000141</text:p>
          </table:table-cell>
          <table:table-cell office:value-type="float" office:value="87.584754" calcext:value-type="float">
            <text:p>87.584754</text:p>
          </table:table-cell>
          <table:table-cell office:value-type="float" office:value="-6.207835" calcext:value-type="float">
            <text:p>-6.207835</text:p>
          </table:table-cell>
          <table:table-cell office:value-type="float" office:value="388" calcext:value-type="float">
            <text:p>388</text:p>
          </table:table-cell>
          <table:table-cell office:value-type="float" office:value="87.58667" calcext:value-type="float">
            <text:p>87.58667</text:p>
          </table:table-cell>
          <table:table-cell office:value-type="float" office:value="-6.208899" calcext:value-type="float">
            <text:p>-6.208899</text:p>
          </table:table-cell>
          <table:table-cell office:value-type="float" office:value="86.652192" calcext:value-type="float">
            <text:p>86.652192</text:p>
          </table:table-cell>
          <table:table-cell office:value-type="float" office:value="-11.543078" calcext:value-type="float">
            <text:p>-11.543078</text:p>
          </table:table-cell>
          <table:table-cell office:value-type="float" office:value="90.913712" calcext:value-type="float">
            <text:p>90.913712</text:p>
          </table:table-cell>
          <table:table-cell office:value-type="float" office:value="-10.995498" calcext:value-type="float">
            <text:p>-10.995498</text:p>
          </table:table-cell>
          <table:table-cell office:value-type="float" office:value="87.584755" calcext:value-type="float">
            <text:p>87.584755</text:p>
          </table:table-cell>
          <table:table-cell office:value-type="float" office:value="-6.207836" calcext:value-type="float">
            <text:p>-6.2078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5.400381" calcext:value-type="float">
            <text:p>95.400381</text:p>
          </table:table-cell>
          <table:table-cell office:value-type="float" office:value="-0.085666" calcext:value-type="float">
            <text:p>-0.085666</text:p>
          </table:table-cell>
          <table:table-cell office:value-type="float" office:value="86.665088" calcext:value-type="float">
            <text:p>86.665088</text:p>
          </table:table-cell>
          <table:table-cell office:value-type="float" office:value="-11.557689" calcext:value-type="float">
            <text:p>-11.557689</text:p>
          </table:table-cell>
          <table:table-cell office:value-type="float" office:value="91.240928" calcext:value-type="float">
            <text:p>91.240928</text:p>
          </table:table-cell>
          <table:table-cell office:value-type="float" office:value="-10.232553" calcext:value-type="float">
            <text:p>-10.232553</text:p>
          </table:table-cell>
          <table:table-cell office:value-type="float" office:value="95.397984" calcext:value-type="float">
            <text:p>95.397984</text:p>
          </table:table-cell>
          <table:table-cell office:value-type="float" office:value="-0.086192" calcext:value-type="float">
            <text:p>-0.086192</text:p>
          </table:table-cell>
          <table:table-cell office:value-type="float" office:value="389" calcext:value-type="float">
            <text:p>389</text:p>
          </table:table-cell>
          <table:table-cell office:value-type="float" office:value="95.400382" calcext:value-type="float">
            <text:p>95.400382</text:p>
          </table:table-cell>
          <table:table-cell office:value-type="float" office:value="-0.085667" calcext:value-type="float">
            <text:p>-0.085667</text:p>
          </table:table-cell>
          <table:table-cell office:value-type="float" office:value="86.665088" calcext:value-type="float">
            <text:p>86.665088</text:p>
          </table:table-cell>
          <table:table-cell office:value-type="float" office:value="-11.539233" calcext:value-type="float">
            <text:p>-11.539233</text:p>
          </table:table-cell>
          <table:table-cell office:value-type="float" office:value="91.239773" calcext:value-type="float">
            <text:p>91.239773</text:p>
          </table:table-cell>
          <table:table-cell office:value-type="float" office:value="-10.228234" calcext:value-type="float">
            <text:p>-10.228234</text:p>
          </table:table-cell>
          <table:table-cell office:value-type="float" office:value="95.397984" calcext:value-type="float">
            <text:p>95.397984</text:p>
          </table:table-cell>
          <table:table-cell office:value-type="float" office:value="-0.086192" calcext:value-type="float">
            <text:p>-0.086192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05.165079" calcext:value-type="float">
            <text:p>105.165079</text:p>
          </table:table-cell>
          <table:table-cell office:value-type="float" office:value="5.976759" calcext:value-type="float">
            <text:p>5.976759</text:p>
          </table:table-cell>
          <table:table-cell office:value-type="float" office:value="86.67683" calcext:value-type="float">
            <text:p>86.67683</text:p>
          </table:table-cell>
          <table:table-cell office:value-type="float" office:value="-11.562991" calcext:value-type="float">
            <text:p>-11.562991</text:p>
          </table:table-cell>
          <table:table-cell office:value-type="float" office:value="92.226539" calcext:value-type="float">
            <text:p>92.226539</text:p>
          </table:table-cell>
          <table:table-cell office:value-type="float" office:value="-9.102831" calcext:value-type="float">
            <text:p>-9.102831</text:p>
          </table:table-cell>
          <table:table-cell office:value-type="float" office:value="105.16454" calcext:value-type="float">
            <text:p>105.16454</text:p>
          </table:table-cell>
          <table:table-cell office:value-type="float" office:value="5.976772" calcext:value-type="float">
            <text:p>5.976772</text:p>
          </table:table-cell>
          <table:table-cell office:value-type="float" office:value="390" calcext:value-type="float">
            <text:p>390</text:p>
          </table:table-cell>
          <table:table-cell office:value-type="float" office:value="105.165079" calcext:value-type="float">
            <text:p>105.165079</text:p>
          </table:table-cell>
          <table:table-cell office:value-type="float" office:value="5.976759" calcext:value-type="float">
            <text:p>5.976759</text:p>
          </table:table-cell>
          <table:table-cell office:value-type="float" office:value="86.676831" calcext:value-type="float">
            <text:p>86.676831</text:p>
          </table:table-cell>
          <table:table-cell office:value-type="float" office:value="-11.544535" calcext:value-type="float">
            <text:p>-11.544535</text:p>
          </table:table-cell>
          <table:table-cell office:value-type="float" office:value="92.225464" calcext:value-type="float">
            <text:p>92.225464</text:p>
          </table:table-cell>
          <table:table-cell office:value-type="float" office:value="-9.098815" calcext:value-type="float">
            <text:p>-9.098815</text:p>
          </table:table-cell>
          <table:table-cell office:value-type="float" office:value="105.164541" calcext:value-type="float">
            <text:p>105.164541</text:p>
          </table:table-cell>
          <table:table-cell office:value-type="float" office:value="5.976773" calcext:value-type="float">
            <text:p>5.97677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08.209867" calcext:value-type="float">
            <text:p>108.209867</text:p>
          </table:table-cell>
          <table:table-cell office:value-type="float" office:value="-1.458362" calcext:value-type="float">
            <text:p>-1.458362</text:p>
          </table:table-cell>
          <table:table-cell office:value-type="float" office:value="86.688176" calcext:value-type="float">
            <text:p>86.688176</text:p>
          </table:table-cell>
          <table:table-cell office:value-type="float" office:value="-11.570774" calcext:value-type="float">
            <text:p>-11.570774</text:p>
          </table:table-cell>
          <table:table-cell office:value-type="float" office:value="93.355923" calcext:value-type="float">
            <text:p>93.355923</text:p>
          </table:table-cell>
          <table:table-cell office:value-type="float" office:value="-8.574957" calcext:value-type="float">
            <text:p>-8.574957</text:p>
          </table:table-cell>
          <table:table-cell office:value-type="float" office:value="108.211704" calcext:value-type="float">
            <text:p>108.211704</text:p>
          </table:table-cell>
          <table:table-cell office:value-type="float" office:value="-1.454673" calcext:value-type="float">
            <text:p>-1.454673</text:p>
          </table:table-cell>
          <table:table-cell office:value-type="float" office:value="391" calcext:value-type="float">
            <text:p>391</text:p>
          </table:table-cell>
          <table:table-cell office:value-type="float" office:value="108.209867" calcext:value-type="float">
            <text:p>108.209867</text:p>
          </table:table-cell>
          <table:table-cell office:value-type="float" office:value="-1.458363" calcext:value-type="float">
            <text:p>-1.458363</text:p>
          </table:table-cell>
          <table:table-cell office:value-type="float" office:value="86.688176" calcext:value-type="float">
            <text:p>86.688176</text:p>
          </table:table-cell>
          <table:table-cell office:value-type="float" office:value="-11.552318" calcext:value-type="float">
            <text:p>-11.552318</text:p>
          </table:table-cell>
          <table:table-cell office:value-type="float" office:value="93.354924" calcext:value-type="float">
            <text:p>93.354924</text:p>
          </table:table-cell>
          <table:table-cell office:value-type="float" office:value="-8.571222" calcext:value-type="float">
            <text:p>-8.571222</text:p>
          </table:table-cell>
          <table:table-cell office:value-type="float" office:value="108.211704" calcext:value-type="float">
            <text:p>108.211704</text:p>
          </table:table-cell>
          <table:table-cell office:value-type="float" office:value="-1.454674" calcext:value-type="float">
            <text:p>-1.454674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09.61422" calcext:value-type="float">
            <text:p>109.61422</text:p>
          </table:table-cell>
          <table:table-cell office:value-type="float" office:value="-5.771125" calcext:value-type="float">
            <text:p>-5.771125</text:p>
          </table:table-cell>
          <table:table-cell office:value-type="float" office:value="86.697031" calcext:value-type="float">
            <text:p>86.697031</text:p>
          </table:table-cell>
          <table:table-cell office:value-type="float" office:value="-11.57715" calcext:value-type="float">
            <text:p>-11.57715</text:p>
          </table:table-cell>
          <table:table-cell office:value-type="float" office:value="94.502239" calcext:value-type="float">
            <text:p>94.502239</text:p>
          </table:table-cell>
          <table:table-cell office:value-type="float" office:value="-8.384618" calcext:value-type="float">
            <text:p>-8.384618</text:p>
          </table:table-cell>
          <table:table-cell office:value-type="float" office:value="109.614666" calcext:value-type="float">
            <text:p>109.614666</text:p>
          </table:table-cell>
          <table:table-cell office:value-type="float" office:value="-5.771969" calcext:value-type="float">
            <text:p>-5.771969</text:p>
          </table:table-cell>
          <table:table-cell office:value-type="float" office:value="392" calcext:value-type="float">
            <text:p>392</text:p>
          </table:table-cell>
          <table:table-cell office:value-type="float" office:value="109.614221" calcext:value-type="float">
            <text:p>109.614221</text:p>
          </table:table-cell>
          <table:table-cell office:value-type="float" office:value="-5.771126" calcext:value-type="float">
            <text:p>-5.771126</text:p>
          </table:table-cell>
          <table:table-cell office:value-type="float" office:value="86.697031" calcext:value-type="float">
            <text:p>86.697031</text:p>
          </table:table-cell>
          <table:table-cell office:value-type="float" office:value="-11.558694" calcext:value-type="float">
            <text:p>-11.558694</text:p>
          </table:table-cell>
          <table:table-cell office:value-type="float" office:value="94.50131" calcext:value-type="float">
            <text:p>94.50131</text:p>
          </table:table-cell>
          <table:table-cell office:value-type="float" office:value="-8.381145" calcext:value-type="float">
            <text:p>-8.381145</text:p>
          </table:table-cell>
          <table:table-cell office:value-type="float" office:value="109.614667" calcext:value-type="float">
            <text:p>109.614667</text:p>
          </table:table-cell>
          <table:table-cell office:value-type="float" office:value="-5.77197" calcext:value-type="float">
            <text:p>-5.7719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06.163136" calcext:value-type="float">
            <text:p>106.163136</text:p>
          </table:table-cell>
          <table:table-cell office:value-type="float" office:value="-7.784996" calcext:value-type="float">
            <text:p>-7.784996</text:p>
          </table:table-cell>
          <table:table-cell office:value-type="float" office:value="86.70402" calcext:value-type="float">
            <text:p>86.70402</text:p>
          </table:table-cell>
          <table:table-cell office:value-type="float" office:value="-11.581451" calcext:value-type="float">
            <text:p>-11.581451</text:p>
          </table:table-cell>
          <table:table-cell office:value-type="float" office:value="95.325002" calcext:value-type="float">
            <text:p>95.325002</text:p>
          </table:table-cell>
          <table:table-cell office:value-type="float" office:value="-8.346645" calcext:value-type="float">
            <text:p>-8.346645</text:p>
          </table:table-cell>
          <table:table-cell office:value-type="float" office:value="106.164444" calcext:value-type="float">
            <text:p>106.164444</text:p>
          </table:table-cell>
          <table:table-cell office:value-type="float" office:value="-7.785617" calcext:value-type="float">
            <text:p>-7.785617</text:p>
          </table:table-cell>
          <table:table-cell office:value-type="float" office:value="393" calcext:value-type="float">
            <text:p>393</text:p>
          </table:table-cell>
          <table:table-cell office:value-type="float" office:value="106.163136" calcext:value-type="float">
            <text:p>106.163136</text:p>
          </table:table-cell>
          <table:table-cell office:value-type="float" office:value="-7.784996" calcext:value-type="float">
            <text:p>-7.784996</text:p>
          </table:table-cell>
          <table:table-cell office:value-type="float" office:value="86.70402" calcext:value-type="float">
            <text:p>86.70402</text:p>
          </table:table-cell>
          <table:table-cell office:value-type="float" office:value="-11.562995" calcext:value-type="float">
            <text:p>-11.562995</text:p>
          </table:table-cell>
          <table:table-cell office:value-type="float" office:value="95.324138" calcext:value-type="float">
            <text:p>95.324138</text:p>
          </table:table-cell>
          <table:table-cell office:value-type="float" office:value="-8.343414" calcext:value-type="float">
            <text:p>-8.343414</text:p>
          </table:table-cell>
          <table:table-cell office:value-type="float" office:value="106.164445" calcext:value-type="float">
            <text:p>106.164445</text:p>
          </table:table-cell>
          <table:table-cell office:value-type="float" office:value="-7.785617" calcext:value-type="float">
            <text:p>-7.78561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9.169102" calcext:value-type="float">
            <text:p>99.169102</text:p>
          </table:table-cell>
          <table:table-cell office:value-type="float" office:value="-10.144003" calcext:value-type="float">
            <text:p>-10.144003</text:p>
          </table:table-cell>
          <table:table-cell office:value-type="float" office:value="86.709221" calcext:value-type="float">
            <text:p>86.709221</text:p>
          </table:table-cell>
          <table:table-cell office:value-type="float" office:value="-11.583972" calcext:value-type="float">
            <text:p>-11.583972</text:p>
          </table:table-cell>
          <table:table-cell office:value-type="float" office:value="95.598926" calcext:value-type="float">
            <text:p>95.598926</text:p>
          </table:table-cell>
          <table:table-cell office:value-type="float" office:value="-8.474804" calcext:value-type="float">
            <text:p>-8.474804</text:p>
          </table:table-cell>
          <table:table-cell office:value-type="float" office:value="99.170052" calcext:value-type="float">
            <text:p>99.170052</text:p>
          </table:table-cell>
          <table:table-cell office:value-type="float" office:value="-10.14391" calcext:value-type="float">
            <text:p>-10.14391</text:p>
          </table:table-cell>
          <table:table-cell office:value-type="float" office:value="394" calcext:value-type="float">
            <text:p>394</text:p>
          </table:table-cell>
          <table:table-cell office:value-type="float" office:value="99.169103" calcext:value-type="float">
            <text:p>99.169103</text:p>
          </table:table-cell>
          <table:table-cell office:value-type="float" office:value="-10.144003" calcext:value-type="float">
            <text:p>-10.144003</text:p>
          </table:table-cell>
          <table:table-cell office:value-type="float" office:value="86.709221" calcext:value-type="float">
            <text:p>86.709221</text:p>
          </table:table-cell>
          <table:table-cell office:value-type="float" office:value="-11.565516" calcext:value-type="float">
            <text:p>-11.565516</text:p>
          </table:table-cell>
          <table:table-cell office:value-type="float" office:value="95.598122" calcext:value-type="float">
            <text:p>95.598122</text:p>
          </table:table-cell>
          <table:table-cell office:value-type="float" office:value="-8.4718" calcext:value-type="float">
            <text:p>-8.4718</text:p>
          </table:table-cell>
          <table:table-cell office:value-type="float" office:value="99.170052" calcext:value-type="float">
            <text:p>99.170052</text:p>
          </table:table-cell>
          <table:table-cell office:value-type="float" office:value="-10.143911" calcext:value-type="float">
            <text:p>-10.1439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4.218188" calcext:value-type="float">
            <text:p>84.218188</text:p>
          </table:table-cell>
          <table:table-cell office:value-type="float" office:value="-11.381526" calcext:value-type="float">
            <text:p>-11.381526</text:p>
          </table:table-cell>
          <table:table-cell office:value-type="float" office:value="86.712324" calcext:value-type="float">
            <text:p>86.712324</text:p>
          </table:table-cell>
          <table:table-cell office:value-type="float" office:value="-11.583399" calcext:value-type="float">
            <text:p>-11.583399</text:p>
          </table:table-cell>
          <table:table-cell office:value-type="float" office:value="94.80516" calcext:value-type="float">
            <text:p>94.80516</text:p>
          </table:table-cell>
          <table:table-cell office:value-type="float" office:value="-8.677742" calcext:value-type="float">
            <text:p>-8.677742</text:p>
          </table:table-cell>
          <table:table-cell office:value-type="float" office:value="84.220304" calcext:value-type="float">
            <text:p>84.220304</text:p>
          </table:table-cell>
          <table:table-cell office:value-type="float" office:value="-11.381823" calcext:value-type="float">
            <text:p>-11.381823</text:p>
          </table:table-cell>
          <table:table-cell office:value-type="float" office:value="395" calcext:value-type="float">
            <text:p>395</text:p>
          </table:table-cell>
          <table:table-cell office:value-type="float" office:value="84.218189" calcext:value-type="float">
            <text:p>84.218189</text:p>
          </table:table-cell>
          <table:table-cell office:value-type="float" office:value="-11.381526" calcext:value-type="float">
            <text:p>-11.381526</text:p>
          </table:table-cell>
          <table:table-cell office:value-type="float" office:value="86.712325" calcext:value-type="float">
            <text:p>86.712325</text:p>
          </table:table-cell>
          <table:table-cell office:value-type="float" office:value="-11.564943" calcext:value-type="float">
            <text:p>-11.564943</text:p>
          </table:table-cell>
          <table:table-cell office:value-type="float" office:value="94.804413" calcext:value-type="float">
            <text:p>94.804413</text:p>
          </table:table-cell>
          <table:table-cell office:value-type="float" office:value="-8.674948" calcext:value-type="float">
            <text:p>-8.674948</text:p>
          </table:table-cell>
          <table:table-cell office:value-type="float" office:value="84.220305" calcext:value-type="float">
            <text:p>84.220305</text:p>
          </table:table-cell>
          <table:table-cell office:value-type="float" office:value="-11.381823" calcext:value-type="float">
            <text:p>-11.38182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7.011382" calcext:value-type="float">
            <text:p>77.011382</text:p>
          </table:table-cell>
          <table:table-cell office:value-type="float" office:value="-4.015303" calcext:value-type="float">
            <text:p>-4.015303</text:p>
          </table:table-cell>
          <table:table-cell office:value-type="float" office:value="86.712833" calcext:value-type="float">
            <text:p>86.712833</text:p>
          </table:table-cell>
          <table:table-cell office:value-type="float" office:value="-11.58394" calcext:value-type="float">
            <text:p>-11.58394</text:p>
          </table:table-cell>
          <table:table-cell office:value-type="float" office:value="93.56007" calcext:value-type="float">
            <text:p>93.56007</text:p>
          </table:table-cell>
          <table:table-cell office:value-type="float" office:value="-8.351874" calcext:value-type="float">
            <text:p>-8.351874</text:p>
          </table:table-cell>
          <table:table-cell office:value-type="float" office:value="77.009337" calcext:value-type="float">
            <text:p>77.009337</text:p>
          </table:table-cell>
          <table:table-cell office:value-type="float" office:value="-4.017576" calcext:value-type="float">
            <text:p>-4.017576</text:p>
          </table:table-cell>
          <table:table-cell office:value-type="float" office:value="396" calcext:value-type="float">
            <text:p>396</text:p>
          </table:table-cell>
          <table:table-cell office:value-type="float" office:value="77.011383" calcext:value-type="float">
            <text:p>77.011383</text:p>
          </table:table-cell>
          <table:table-cell office:value-type="float" office:value="-4.015303" calcext:value-type="float">
            <text:p>-4.015303</text:p>
          </table:table-cell>
          <table:table-cell office:value-type="float" office:value="86.712834" calcext:value-type="float">
            <text:p>86.712834</text:p>
          </table:table-cell>
          <table:table-cell office:value-type="float" office:value="-11.565484" calcext:value-type="float">
            <text:p>-11.565484</text:p>
          </table:table-cell>
          <table:table-cell office:value-type="float" office:value="93.559375" calcext:value-type="float">
            <text:p>93.559375</text:p>
          </table:table-cell>
          <table:table-cell office:value-type="float" office:value="-8.349276" calcext:value-type="float">
            <text:p>-8.349276</text:p>
          </table:table-cell>
          <table:table-cell office:value-type="float" office:value="77.009338" calcext:value-type="float">
            <text:p>77.009338</text:p>
          </table:table-cell>
          <table:table-cell office:value-type="float" office:value="-4.017577" calcext:value-type="float">
            <text:p>-4.01757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7.385027" calcext:value-type="float">
            <text:p>77.385027</text:p>
          </table:table-cell>
          <table:table-cell office:value-type="float" office:value="7.900748" calcext:value-type="float">
            <text:p>7.900748</text:p>
          </table:table-cell>
          <table:table-cell office:value-type="float" office:value="86.709875" calcext:value-type="float">
            <text:p>86.709875</text:p>
          </table:table-cell>
          <table:table-cell office:value-type="float" office:value="-11.5845" calcext:value-type="float">
            <text:p>-11.5845</text:p>
          </table:table-cell>
          <table:table-cell office:value-type="float" office:value="92.425065" calcext:value-type="float">
            <text:p>92.425065</text:p>
          </table:table-cell>
          <table:table-cell office:value-type="float" office:value="-7.214712" calcext:value-type="float">
            <text:p>-7.214712</text:p>
          </table:table-cell>
          <table:table-cell office:value-type="float" office:value="77.383035" calcext:value-type="float">
            <text:p>77.383035</text:p>
          </table:table-cell>
          <table:table-cell office:value-type="float" office:value="7.899553" calcext:value-type="float">
            <text:p>7.899553</text:p>
          </table:table-cell>
          <table:table-cell office:value-type="float" office:value="397" calcext:value-type="float">
            <text:p>397</text:p>
          </table:table-cell>
          <table:table-cell office:value-type="float" office:value="77.385028" calcext:value-type="float">
            <text:p>77.385028</text:p>
          </table:table-cell>
          <table:table-cell office:value-type="float" office:value="7.900749" calcext:value-type="float">
            <text:p>7.900749</text:p>
          </table:table-cell>
          <table:table-cell office:value-type="float" office:value="86.709875" calcext:value-type="float">
            <text:p>86.709875</text:p>
          </table:table-cell>
          <table:table-cell office:value-type="float" office:value="-11.566045" calcext:value-type="float">
            <text:p>-11.566045</text:p>
          </table:table-cell>
          <table:table-cell office:value-type="float" office:value="92.424418" calcext:value-type="float">
            <text:p>92.424418</text:p>
          </table:table-cell>
          <table:table-cell office:value-type="float" office:value="-7.212295" calcext:value-type="float">
            <text:p>-7.212295</text:p>
          </table:table-cell>
          <table:table-cell office:value-type="float" office:value="77.383036" calcext:value-type="float">
            <text:p>77.383036</text:p>
          </table:table-cell>
          <table:table-cell office:value-type="float" office:value="7.899553" calcext:value-type="float">
            <text:p>7.89955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82.85678" calcext:value-type="float">
            <text:p>82.85678</text:p>
          </table:table-cell>
          <table:table-cell office:value-type="float" office:value="18.647284" calcext:value-type="float">
            <text:p>18.647284</text:p>
          </table:table-cell>
          <table:table-cell office:value-type="float" office:value="86.702305" calcext:value-type="float">
            <text:p>86.702305</text:p>
          </table:table-cell>
          <table:table-cell office:value-type="float" office:value="-11.583881" calcext:value-type="float">
            <text:p>-11.583881</text:p>
          </table:table-cell>
          <table:table-cell office:value-type="float" office:value="91.748245" calcext:value-type="float">
            <text:p>91.748245</text:p>
          </table:table-cell>
          <table:table-cell office:value-type="float" office:value="-5.403796" calcext:value-type="float">
            <text:p>-5.403796</text:p>
          </table:table-cell>
          <table:table-cell office:value-type="float" office:value="82.855449" calcext:value-type="float">
            <text:p>82.855449</text:p>
          </table:table-cell>
          <table:table-cell office:value-type="float" office:value="18.647589" calcext:value-type="float">
            <text:p>18.647589</text:p>
          </table:table-cell>
          <table:table-cell office:value-type="float" office:value="398" calcext:value-type="float">
            <text:p>398</text:p>
          </table:table-cell>
          <table:table-cell office:value-type="float" office:value="82.85678" calcext:value-type="float">
            <text:p>82.85678</text:p>
          </table:table-cell>
          <table:table-cell office:value-type="float" office:value="18.647285" calcext:value-type="float">
            <text:p>18.647285</text:p>
          </table:table-cell>
          <table:table-cell office:value-type="float" office:value="86.702306" calcext:value-type="float">
            <text:p>86.702306</text:p>
          </table:table-cell>
          <table:table-cell office:value-type="float" office:value="-11.565425" calcext:value-type="float">
            <text:p>-11.565425</text:p>
          </table:table-cell>
          <table:table-cell office:value-type="float" office:value="91.747644" calcext:value-type="float">
            <text:p>91.747644</text:p>
          </table:table-cell>
          <table:table-cell office:value-type="float" office:value="-5.401549" calcext:value-type="float">
            <text:p>-5.401549</text:p>
          </table:table-cell>
          <table:table-cell office:value-type="float" office:value="82.855449" calcext:value-type="float">
            <text:p>82.855449</text:p>
          </table:table-cell>
          <table:table-cell office:value-type="float" office:value="18.647589" calcext:value-type="float">
            <text:p>18.647589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6.294076" calcext:value-type="float">
            <text:p>96.294076</text:p>
          </table:table-cell>
          <table:table-cell office:value-type="float" office:value="19.6119" calcext:value-type="float">
            <text:p>19.6119</text:p>
          </table:table-cell>
          <table:table-cell office:value-type="float" office:value="86.689956" calcext:value-type="float">
            <text:p>86.689956</text:p>
          </table:table-cell>
          <table:table-cell office:value-type="float" office:value="-11.589398" calcext:value-type="float">
            <text:p>-11.589398</text:p>
          </table:table-cell>
          <table:table-cell office:value-type="float" office:value="92.054969" calcext:value-type="float">
            <text:p>92.054969</text:p>
          </table:table-cell>
          <table:table-cell office:value-type="float" office:value="-3.657828" calcext:value-type="float">
            <text:p>-3.657828</text:p>
          </table:table-cell>
          <table:table-cell office:value-type="float" office:value="96.292013" calcext:value-type="float">
            <text:p>96.292013</text:p>
          </table:table-cell>
          <table:table-cell office:value-type="float" office:value="19.614431" calcext:value-type="float">
            <text:p>19.614431</text:p>
          </table:table-cell>
          <table:table-cell office:value-type="float" office:value="399" calcext:value-type="float">
            <text:p>399</text:p>
          </table:table-cell>
          <table:table-cell office:value-type="float" office:value="96.294077" calcext:value-type="float">
            <text:p>96.294077</text:p>
          </table:table-cell>
          <table:table-cell office:value-type="float" office:value="19.6119" calcext:value-type="float">
            <text:p>19.6119</text:p>
          </table:table-cell>
          <table:table-cell office:value-type="float" office:value="86.689957" calcext:value-type="float">
            <text:p>86.689957</text:p>
          </table:table-cell>
          <table:table-cell office:value-type="float" office:value="-11.570942" calcext:value-type="float">
            <text:p>-11.570942</text:p>
          </table:table-cell>
          <table:table-cell office:value-type="float" office:value="92.05441" calcext:value-type="float">
            <text:p>92.05441</text:p>
          </table:table-cell>
          <table:table-cell office:value-type="float" office:value="-3.655738" calcext:value-type="float">
            <text:p>-3.655738</text:p>
          </table:table-cell>
          <table:table-cell office:value-type="float" office:value="96.292013" calcext:value-type="float">
            <text:p>96.292013</text:p>
          </table:table-cell>
          <table:table-cell office:value-type="float" office:value="19.614431" calcext:value-type="float">
            <text:p>19.61443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09.785276" calcext:value-type="float">
            <text:p>109.785276</text:p>
          </table:table-cell>
          <table:table-cell office:value-type="float" office:value="16.462503" calcext:value-type="float">
            <text:p>16.462503</text:p>
          </table:table-cell>
          <table:table-cell office:value-type="float" office:value="86.672866" calcext:value-type="float">
            <text:p>86.672866</text:p>
          </table:table-cell>
          <table:table-cell office:value-type="float" office:value="-11.603673" calcext:value-type="float">
            <text:p>-11.603673</text:p>
          </table:table-cell>
          <table:table-cell office:value-type="float" office:value="93.280196" calcext:value-type="float">
            <text:p>93.280196</text:p>
          </table:table-cell>
          <table:table-cell office:value-type="float" office:value="-2.26268" calcext:value-type="float">
            <text:p>-2.26268</text:p>
          </table:table-cell>
          <table:table-cell office:value-type="float" office:value="109.78526" calcext:value-type="float">
            <text:p>109.78526</text:p>
          </table:table-cell>
          <table:table-cell office:value-type="float" office:value="16.46356" calcext:value-type="float">
            <text:p>16.46356</text:p>
          </table:table-cell>
          <table:table-cell office:value-type="float" office:value="400" calcext:value-type="float">
            <text:p>400</text:p>
          </table:table-cell>
          <table:table-cell office:value-type="float" office:value="109.785277" calcext:value-type="float">
            <text:p>109.785277</text:p>
          </table:table-cell>
          <table:table-cell office:value-type="float" office:value="16.462503" calcext:value-type="float">
            <text:p>16.462503</text:p>
          </table:table-cell>
          <table:table-cell office:value-type="float" office:value="86.672866" calcext:value-type="float">
            <text:p>86.672866</text:p>
          </table:table-cell>
          <table:table-cell office:value-type="float" office:value="-11.585217" calcext:value-type="float">
            <text:p>-11.585217</text:p>
          </table:table-cell>
          <table:table-cell office:value-type="float" office:value="93.279677" calcext:value-type="float">
            <text:p>93.279677</text:p>
          </table:table-cell>
          <table:table-cell office:value-type="float" office:value="-2.260737" calcext:value-type="float">
            <text:p>-2.260737</text:p>
          </table:table-cell>
          <table:table-cell office:value-type="float" office:value="109.78526" calcext:value-type="float">
            <text:p>109.78526</text:p>
          </table:table-cell>
          <table:table-cell office:value-type="float" office:value="16.463561" calcext:value-type="float">
            <text:p>16.46356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04.83734" calcext:value-type="float">
            <text:p>104.83734</text:p>
          </table:table-cell>
          <table:table-cell office:value-type="float" office:value="17.815966" calcext:value-type="float">
            <text:p>17.815966</text:p>
          </table:table-cell>
          <table:table-cell office:value-type="float" office:value="86.653329" calcext:value-type="float">
            <text:p>86.653329</text:p>
          </table:table-cell>
          <table:table-cell office:value-type="float" office:value="-11.627741" calcext:value-type="float">
            <text:p>-11.627741</text:p>
          </table:table-cell>
          <table:table-cell office:value-type="float" office:value="94.071028" calcext:value-type="float">
            <text:p>94.071028</text:p>
          </table:table-cell>
          <table:table-cell office:value-type="float" office:value="-0.879559" calcext:value-type="float">
            <text:p>-0.879559</text:p>
          </table:table-cell>
          <table:table-cell office:value-type="float" office:value="104.84205" calcext:value-type="float">
            <text:p>104.84205</text:p>
          </table:table-cell>
          <table:table-cell office:value-type="float" office:value="17.814814" calcext:value-type="float">
            <text:p>17.814814</text:p>
          </table:table-cell>
          <table:table-cell office:value-type="float" office:value="401" calcext:value-type="float">
            <text:p>401</text:p>
          </table:table-cell>
          <table:table-cell office:value-type="float" office:value="104.837341" calcext:value-type="float">
            <text:p>104.837341</text:p>
          </table:table-cell>
          <table:table-cell office:value-type="float" office:value="17.815967" calcext:value-type="float">
            <text:p>17.815967</text:p>
          </table:table-cell>
          <table:table-cell office:value-type="float" office:value="86.65333" calcext:value-type="float">
            <text:p>86.65333</text:p>
          </table:table-cell>
          <table:table-cell office:value-type="float" office:value="-11.609286" calcext:value-type="float">
            <text:p>-11.609286</text:p>
          </table:table-cell>
          <table:table-cell office:value-type="float" office:value="94.070544" calcext:value-type="float">
            <text:p>94.070544</text:p>
          </table:table-cell>
          <table:table-cell office:value-type="float" office:value="-0.877751" calcext:value-type="float">
            <text:p>-0.877751</text:p>
          </table:table-cell>
          <table:table-cell office:value-type="float" office:value="104.842051" calcext:value-type="float">
            <text:p>104.842051</text:p>
          </table:table-cell>
          <table:table-cell office:value-type="float" office:value="17.814814" calcext:value-type="float">
            <text:p>17.81481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7.268881" calcext:value-type="float">
            <text:p>87.268881</text:p>
          </table:table-cell>
          <table:table-cell office:value-type="float" office:value="9.94477" calcext:value-type="float">
            <text:p>9.94477</text:p>
          </table:table-cell>
          <table:table-cell office:value-type="float" office:value="86.635878" calcext:value-type="float">
            <text:p>86.635878</text:p>
          </table:table-cell>
          <table:table-cell office:value-type="float" office:value="-11.594903" calcext:value-type="float">
            <text:p>-11.594903</text:p>
          </table:table-cell>
          <table:table-cell office:value-type="float" office:value="93.578648" calcext:value-type="float">
            <text:p>93.578648</text:p>
          </table:table-cell>
          <table:table-cell office:value-type="float" office:value="-0.091316" calcext:value-type="float">
            <text:p>-0.091316</text:p>
          </table:table-cell>
          <table:table-cell office:value-type="float" office:value="87.272087" calcext:value-type="float">
            <text:p>87.272087</text:p>
          </table:table-cell>
          <table:table-cell office:value-type="float" office:value="9.947124" calcext:value-type="float">
            <text:p>9.947124</text:p>
          </table:table-cell>
          <table:table-cell office:value-type="float" office:value="402" calcext:value-type="float">
            <text:p>402</text:p>
          </table:table-cell>
          <table:table-cell office:value-type="float" office:value="87.268881" calcext:value-type="float">
            <text:p>87.268881</text:p>
          </table:table-cell>
          <table:table-cell office:value-type="float" office:value="9.944771" calcext:value-type="float">
            <text:p>9.944771</text:p>
          </table:table-cell>
          <table:table-cell office:value-type="float" office:value="86.635879" calcext:value-type="float">
            <text:p>86.635879</text:p>
          </table:table-cell>
          <table:table-cell office:value-type="float" office:value="-11.576448" calcext:value-type="float">
            <text:p>-11.576448</text:p>
          </table:table-cell>
          <table:table-cell office:value-type="float" office:value="93.578198" calcext:value-type="float">
            <text:p>93.578198</text:p>
          </table:table-cell>
          <table:table-cell office:value-type="float" office:value="-0.089636" calcext:value-type="float">
            <text:p>-0.089636</text:p>
          </table:table-cell>
          <table:table-cell office:value-type="float" office:value="87.272088" calcext:value-type="float">
            <text:p>87.272088</text:p>
          </table:table-cell>
          <table:table-cell office:value-type="float" office:value="9.947125" calcext:value-type="float">
            <text:p>9.94712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90.011155" calcext:value-type="float">
            <text:p>90.011155</text:p>
          </table:table-cell>
          <table:table-cell office:value-type="float" office:value="-4.247669" calcext:value-type="float">
            <text:p>-4.247669</text:p>
          </table:table-cell>
          <table:table-cell office:value-type="float" office:value="86.622965" calcext:value-type="float">
            <text:p>86.622965</text:p>
          </table:table-cell>
          <table:table-cell office:value-type="float" office:value="-11.632457" calcext:value-type="float">
            <text:p>-11.632457</text:p>
          </table:table-cell>
          <table:table-cell office:value-type="float" office:value="93.316914" calcext:value-type="float">
            <text:p>93.316914</text:p>
          </table:table-cell>
          <table:table-cell office:value-type="float" office:value="-0.417186" calcext:value-type="float">
            <text:p>-0.417186</text:p>
          </table:table-cell>
          <table:table-cell office:value-type="float" office:value="90.006038" calcext:value-type="float">
            <text:p>90.006038</text:p>
          </table:table-cell>
          <table:table-cell office:value-type="float" office:value="-4.246091" calcext:value-type="float">
            <text:p>-4.246091</text:p>
          </table:table-cell>
          <table:table-cell office:value-type="float" office:value="403" calcext:value-type="float">
            <text:p>403</text:p>
          </table:table-cell>
          <table:table-cell office:value-type="float" office:value="90.011156" calcext:value-type="float">
            <text:p>90.011156</text:p>
          </table:table-cell>
          <table:table-cell office:value-type="float" office:value="-4.247669" calcext:value-type="float">
            <text:p>-4.247669</text:p>
          </table:table-cell>
          <table:table-cell office:value-type="float" office:value="86.622966" calcext:value-type="float">
            <text:p>86.622966</text:p>
          </table:table-cell>
          <table:table-cell office:value-type="float" office:value="-11.538894" calcext:value-type="float">
            <text:p>-11.538894</text:p>
          </table:table-cell>
          <table:table-cell office:value-type="float" office:value="93.316496" calcext:value-type="float">
            <text:p>93.316496</text:p>
          </table:table-cell>
          <table:table-cell office:value-type="float" office:value="-0.345773" calcext:value-type="float">
            <text:p>-0.345773</text:p>
          </table:table-cell>
          <table:table-cell office:value-type="float" office:value="90.006039" calcext:value-type="float">
            <text:p>90.006039</text:p>
          </table:table-cell>
          <table:table-cell office:value-type="float" office:value="-4.246073" calcext:value-type="float">
            <text:p>-4.246073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97.059336" calcext:value-type="float">
            <text:p>97.059336</text:p>
          </table:table-cell>
          <table:table-cell office:value-type="float" office:value="-4.860746" calcext:value-type="float">
            <text:p>-4.860746</text:p>
          </table:table-cell>
          <table:table-cell office:value-type="float" office:value="86.612155" calcext:value-type="float">
            <text:p>86.612155</text:p>
          </table:table-cell>
          <table:table-cell office:value-type="float" office:value="-11.658196" calcext:value-type="float">
            <text:p>-11.658196</text:p>
          </table:table-cell>
          <table:table-cell office:value-type="float" office:value="93.56883" calcext:value-type="float">
            <text:p>93.56883</text:p>
          </table:table-cell>
          <table:table-cell office:value-type="float" office:value="-0.752172" calcext:value-type="float">
            <text:p>-0.752172</text:p>
          </table:table-cell>
          <table:table-cell office:value-type="float" office:value="97.058253" calcext:value-type="float">
            <text:p>97.058253</text:p>
          </table:table-cell>
          <table:table-cell office:value-type="float" office:value="-4.864143" calcext:value-type="float">
            <text:p>-4.864143</text:p>
          </table:table-cell>
          <table:table-cell office:value-type="float" office:value="404" calcext:value-type="float">
            <text:p>404</text:p>
          </table:table-cell>
          <table:table-cell office:value-type="float" office:value="97.059336" calcext:value-type="float">
            <text:p>97.059336</text:p>
          </table:table-cell>
          <table:table-cell office:value-type="float" office:value="-4.860747" calcext:value-type="float">
            <text:p>-4.860747</text:p>
          </table:table-cell>
          <table:table-cell office:value-type="float" office:value="86.612156" calcext:value-type="float">
            <text:p>86.612156</text:p>
          </table:table-cell>
          <table:table-cell office:value-type="float" office:value="-11.564633" calcext:value-type="float">
            <text:p>-11.564633</text:p>
          </table:table-cell>
          <table:table-cell office:value-type="float" office:value="93.568442" calcext:value-type="float">
            <text:p>93.568442</text:p>
          </table:table-cell>
          <table:table-cell office:value-type="float" office:value="-0.685758" calcext:value-type="float">
            <text:p>-0.685758</text:p>
          </table:table-cell>
          <table:table-cell office:value-type="float" office:value="97.058254" calcext:value-type="float">
            <text:p>97.058254</text:p>
          </table:table-cell>
          <table:table-cell office:value-type="float" office:value="-4.864162" calcext:value-type="float">
            <text:p>-4.86416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90.78908" calcext:value-type="float">
            <text:p>90.78908</text:p>
          </table:table-cell>
          <table:table-cell office:value-type="float" office:value="-3.330438" calcext:value-type="float">
            <text:p>-3.330438</text:p>
          </table:table-cell>
          <table:table-cell office:value-type="float" office:value="86.602692" calcext:value-type="float">
            <text:p>86.602692</text:p>
          </table:table-cell>
          <table:table-cell office:value-type="float" office:value="-11.666802" calcext:value-type="float">
            <text:p>-11.666802</text:p>
          </table:table-cell>
          <table:table-cell office:value-type="float" office:value="93.365447" calcext:value-type="float">
            <text:p>93.365447</text:p>
          </table:table-cell>
          <table:table-cell office:value-type="float" office:value="-0.940655" calcext:value-type="float">
            <text:p>-0.940655</text:p>
          </table:table-cell>
          <table:table-cell office:value-type="float" office:value="90.792393" calcext:value-type="float">
            <text:p>90.792393</text:p>
          </table:table-cell>
          <table:table-cell office:value-type="float" office:value="-3.33097" calcext:value-type="float">
            <text:p>-3.33097</text:p>
          </table:table-cell>
          <table:table-cell office:value-type="float" office:value="405" calcext:value-type="float">
            <text:p>405</text:p>
          </table:table-cell>
          <table:table-cell office:value-type="float" office:value="90.78908" calcext:value-type="float">
            <text:p>90.78908</text:p>
          </table:table-cell>
          <table:table-cell office:value-type="float" office:value="-3.330438" calcext:value-type="float">
            <text:p>-3.330438</text:p>
          </table:table-cell>
          <table:table-cell office:value-type="float" office:value="86.602693" calcext:value-type="float">
            <text:p>86.602693</text:p>
          </table:table-cell>
          <table:table-cell office:value-type="float" office:value="-11.556027" calcext:value-type="float">
            <text:p>-11.556027</text:p>
          </table:table-cell>
          <table:table-cell office:value-type="float" office:value="93.365086" calcext:value-type="float">
            <text:p>93.365086</text:p>
          </table:table-cell>
          <table:table-cell office:value-type="float" office:value="-0.862882" calcext:value-type="float">
            <text:p>-0.862882</text:p>
          </table:table-cell>
          <table:table-cell office:value-type="float" office:value="90.792394" calcext:value-type="float">
            <text:p>90.792394</text:p>
          </table:table-cell>
          <table:table-cell office:value-type="float" office:value="-3.330966" calcext:value-type="float">
            <text:p>-3.330966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7.999493" calcext:value-type="float">
            <text:p>87.999493</text:p>
          </table:table-cell>
          <table:table-cell office:value-type="float" office:value="-5.387053" calcext:value-type="float">
            <text:p>-5.387053</text:p>
          </table:table-cell>
          <table:table-cell office:value-type="float" office:value="86.598642" calcext:value-type="float">
            <text:p>86.598642</text:p>
          </table:table-cell>
          <table:table-cell office:value-type="float" office:value="-11.668539" calcext:value-type="float">
            <text:p>-11.668539</text:p>
          </table:table-cell>
          <table:table-cell office:value-type="float" office:value="92.986064" calcext:value-type="float">
            <text:p>92.986064</text:p>
          </table:table-cell>
          <table:table-cell office:value-type="float" office:value="-1.253518" calcext:value-type="float">
            <text:p>-1.253518</text:p>
          </table:table-cell>
          <table:table-cell office:value-type="float" office:value="87.998637" calcext:value-type="float">
            <text:p>87.998637</text:p>
          </table:table-cell>
          <table:table-cell office:value-type="float" office:value="-5.386164" calcext:value-type="float">
            <text:p>-5.386164</text:p>
          </table:table-cell>
          <table:table-cell office:value-type="float" office:value="406" calcext:value-type="float">
            <text:p>406</text:p>
          </table:table-cell>
          <table:table-cell office:value-type="float" office:value="87.999493" calcext:value-type="float">
            <text:p>87.999493</text:p>
          </table:table-cell>
          <table:table-cell office:value-type="float" office:value="-5.387053" calcext:value-type="float">
            <text:p>-5.387053</text:p>
          </table:table-cell>
          <table:table-cell office:value-type="float" office:value="86.598643" calcext:value-type="float">
            <text:p>86.598643</text:p>
          </table:table-cell>
          <table:table-cell office:value-type="float" office:value="-11.557764" calcext:value-type="float">
            <text:p>-11.557764</text:p>
          </table:table-cell>
          <table:table-cell office:value-type="float" office:value="92.985728" calcext:value-type="float">
            <text:p>92.985728</text:p>
          </table:table-cell>
          <table:table-cell office:value-type="float" office:value="-1.18119" calcext:value-type="float">
            <text:p>-1.18119</text:p>
          </table:table-cell>
          <table:table-cell office:value-type="float" office:value="87.998637" calcext:value-type="float">
            <text:p>87.998637</text:p>
          </table:table-cell>
          <table:table-cell office:value-type="float" office:value="-5.386169" calcext:value-type="float">
            <text:p>-5.38616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8.03666" calcext:value-type="float">
            <text:p>88.03666</text:p>
          </table:table-cell>
          <table:table-cell office:value-type="float" office:value="-4.963154" calcext:value-type="float">
            <text:p>-4.963154</text:p>
          </table:table-cell>
          <table:table-cell office:value-type="float" office:value="86.59378" calcext:value-type="float">
            <text:p>86.59378</text:p>
          </table:table-cell>
          <table:table-cell office:value-type="float" office:value="-11.665388" calcext:value-type="float">
            <text:p>-11.665388</text:p>
          </table:table-cell>
          <table:table-cell office:value-type="float" office:value="92.635084" calcext:value-type="float">
            <text:p>92.635084</text:p>
          </table:table-cell>
          <table:table-cell office:value-type="float" office:value="-1.510262" calcext:value-type="float">
            <text:p>-1.510262</text:p>
          </table:table-cell>
          <table:table-cell office:value-type="float" office:value="88.035964" calcext:value-type="float">
            <text:p>88.035964</text:p>
          </table:table-cell>
          <table:table-cell office:value-type="float" office:value="-4.963761" calcext:value-type="float">
            <text:p>-4.963761</text:p>
          </table:table-cell>
          <table:table-cell office:value-type="float" office:value="407" calcext:value-type="float">
            <text:p>407</text:p>
          </table:table-cell>
          <table:table-cell office:value-type="float" office:value="88.036661" calcext:value-type="float">
            <text:p>88.036661</text:p>
          </table:table-cell>
          <table:table-cell office:value-type="float" office:value="-4.963155" calcext:value-type="float">
            <text:p>-4.963155</text:p>
          </table:table-cell>
          <table:table-cell office:value-type="float" office:value="86.59378" calcext:value-type="float">
            <text:p>86.59378</text:p>
          </table:table-cell>
          <table:table-cell office:value-type="float" office:value="-11.554613" calcext:value-type="float">
            <text:p>-11.554613</text:p>
          </table:table-cell>
          <table:table-cell office:value-type="float" office:value="92.634771" calcext:value-type="float">
            <text:p>92.634771</text:p>
          </table:table-cell>
          <table:table-cell office:value-type="float" office:value="-1.442997" calcext:value-type="float">
            <text:p>-1.442997</text:p>
          </table:table-cell>
          <table:table-cell office:value-type="float" office:value="88.035965" calcext:value-type="float">
            <text:p>88.035965</text:p>
          </table:table-cell>
          <table:table-cell office:value-type="float" office:value="-4.963762" calcext:value-type="float">
            <text:p>-4.96376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9.82725" calcext:value-type="float">
            <text:p>89.82725</text:p>
          </table:table-cell>
          <table:table-cell office:value-type="float" office:value="-2.350108" calcext:value-type="float">
            <text:p>-2.350108</text:p>
          </table:table-cell>
          <table:table-cell office:value-type="float" office:value="86.591036" calcext:value-type="float">
            <text:p>86.591036</text:p>
          </table:table-cell>
          <table:table-cell office:value-type="float" office:value="-11.65198" calcext:value-type="float">
            <text:p>-11.65198</text:p>
          </table:table-cell>
          <table:table-cell office:value-type="float" office:value="92.435984" calcext:value-type="float">
            <text:p>92.435984</text:p>
          </table:table-cell>
          <table:table-cell office:value-type="float" office:value="-1.556582" calcext:value-type="float">
            <text:p>-1.556582</text:p>
          </table:table-cell>
          <table:table-cell office:value-type="float" office:value="89.826822" calcext:value-type="float">
            <text:p>89.826822</text:p>
          </table:table-cell>
          <table:table-cell office:value-type="float" office:value="-2.35064" calcext:value-type="float">
            <text:p>-2.35064</text:p>
          </table:table-cell>
          <table:table-cell office:value-type="float" office:value="408" calcext:value-type="float">
            <text:p>408</text:p>
          </table:table-cell>
          <table:table-cell office:value-type="float" office:value="89.82725" calcext:value-type="float">
            <text:p>89.82725</text:p>
          </table:table-cell>
          <table:table-cell office:value-type="float" office:value="-2.350108" calcext:value-type="float">
            <text:p>-2.350108</text:p>
          </table:table-cell>
          <table:table-cell office:value-type="float" office:value="86.591037" calcext:value-type="float">
            <text:p>86.591037</text:p>
          </table:table-cell>
          <table:table-cell office:value-type="float" office:value="-11.541205" calcext:value-type="float">
            <text:p>-11.541205</text:p>
          </table:table-cell>
          <table:table-cell office:value-type="float" office:value="92.435693" calcext:value-type="float">
            <text:p>92.435693</text:p>
          </table:table-cell>
          <table:table-cell office:value-type="float" office:value="-1.494026" calcext:value-type="float">
            <text:p>-1.494026</text:p>
          </table:table-cell>
          <table:table-cell office:value-type="float" office:value="89.826823" calcext:value-type="float">
            <text:p>89.826823</text:p>
          </table:table-cell>
          <table:table-cell office:value-type="float" office:value="-2.35064" calcext:value-type="float">
            <text:p>-2.3506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1.320769" calcext:value-type="float">
            <text:p>91.320769</text:p>
          </table:table-cell>
          <table:table-cell office:value-type="float" office:value="4.157995" calcext:value-type="float">
            <text:p>4.157995</text:p>
          </table:table-cell>
          <table:table-cell office:value-type="float" office:value="86.593891" calcext:value-type="float">
            <text:p>86.593891</text:p>
          </table:table-cell>
          <table:table-cell office:value-type="float" office:value="-11.655389" calcext:value-type="float">
            <text:p>-11.655389</text:p>
          </table:table-cell>
          <table:table-cell office:value-type="float" office:value="92.360573" calcext:value-type="float">
            <text:p>92.360573</text:p>
          </table:table-cell>
          <table:table-cell office:value-type="float" office:value="-1.159731" calcext:value-type="float">
            <text:p>-1.159731</text:p>
          </table:table-cell>
          <table:table-cell office:value-type="float" office:value="91.320842" calcext:value-type="float">
            <text:p>91.320842</text:p>
          </table:table-cell>
          <table:table-cell office:value-type="float" office:value="4.157047" calcext:value-type="float">
            <text:p>4.157047</text:p>
          </table:table-cell>
          <table:table-cell office:value-type="float" office:value="409" calcext:value-type="float">
            <text:p>409</text:p>
          </table:table-cell>
          <table:table-cell office:value-type="float" office:value="91.32077" calcext:value-type="float">
            <text:p>91.32077</text:p>
          </table:table-cell>
          <table:table-cell office:value-type="float" office:value="4.157996" calcext:value-type="float">
            <text:p>4.157996</text:p>
          </table:table-cell>
          <table:table-cell office:value-type="float" office:value="86.593891" calcext:value-type="float">
            <text:p>86.593891</text:p>
          </table:table-cell>
          <table:table-cell office:value-type="float" office:value="-11.544614" calcext:value-type="float">
            <text:p>-11.544614</text:p>
          </table:table-cell>
          <table:table-cell office:value-type="float" office:value="92.360303" calcext:value-type="float">
            <text:p>92.360303</text:p>
          </table:table-cell>
          <table:table-cell office:value-type="float" office:value="-1.101554" calcext:value-type="float">
            <text:p>-1.101554</text:p>
          </table:table-cell>
          <table:table-cell office:value-type="float" office:value="91.320843" calcext:value-type="float">
            <text:p>91.320843</text:p>
          </table:table-cell>
          <table:table-cell office:value-type="float" office:value="4.157048" calcext:value-type="float">
            <text:p>4.15704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4.253792" calcext:value-type="float">
            <text:p>94.253792</text:p>
          </table:table-cell>
          <table:table-cell office:value-type="float" office:value="17.091405" calcext:value-type="float">
            <text:p>17.091405</text:p>
          </table:table-cell>
          <table:table-cell office:value-type="float" office:value="86.594975" calcext:value-type="float">
            <text:p>86.594975</text:p>
          </table:table-cell>
          <table:table-cell office:value-type="float" office:value="-11.658712" calcext:value-type="float">
            <text:p>-11.658712</text:p>
          </table:table-cell>
          <table:table-cell office:value-type="float" office:value="92.494107" calcext:value-type="float">
            <text:p>92.494107</text:p>
          </table:table-cell>
          <table:table-cell office:value-type="float" office:value="0.114757" calcext:value-type="float">
            <text:p>0.114757</text:p>
          </table:table-cell>
          <table:table-cell office:value-type="float" office:value="94.253445" calcext:value-type="float">
            <text:p>94.253445</text:p>
          </table:table-cell>
          <table:table-cell office:value-type="float" office:value="17.089858" calcext:value-type="float">
            <text:p>17.089858</text:p>
          </table:table-cell>
          <table:table-cell office:value-type="float" office:value="410" calcext:value-type="float">
            <text:p>410</text:p>
          </table:table-cell>
          <table:table-cell office:value-type="float" office:value="94.253792" calcext:value-type="float">
            <text:p>94.253792</text:p>
          </table:table-cell>
          <table:table-cell office:value-type="float" office:value="17.091406" calcext:value-type="float">
            <text:p>17.091406</text:p>
          </table:table-cell>
          <table:table-cell office:value-type="float" office:value="86.594976" calcext:value-type="float">
            <text:p>86.594976</text:p>
          </table:table-cell>
          <table:table-cell office:value-type="float" office:value="-11.547936" calcext:value-type="float">
            <text:p>-11.547936</text:p>
          </table:table-cell>
          <table:table-cell office:value-type="float" office:value="92.493856" calcext:value-type="float">
            <text:p>92.493856</text:p>
          </table:table-cell>
          <table:table-cell office:value-type="float" office:value="0.168863" calcext:value-type="float">
            <text:p>0.168863</text:p>
          </table:table-cell>
          <table:table-cell office:value-type="float" office:value="94.253445" calcext:value-type="float">
            <text:p>94.253445</text:p>
          </table:table-cell>
          <table:table-cell office:value-type="float" office:value="17.089858" calcext:value-type="float">
            <text:p>17.08985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01.174446" calcext:value-type="float">
            <text:p>101.174446</text:p>
          </table:table-cell>
          <table:table-cell office:value-type="float" office:value="28.08981" calcext:value-type="float">
            <text:p>28.08981</text:p>
          </table:table-cell>
          <table:table-cell office:value-type="float" office:value="86.587277" calcext:value-type="float">
            <text:p>86.587277</text:p>
          </table:table-cell>
          <table:table-cell office:value-type="float" office:value="-11.681096" calcext:value-type="float">
            <text:p>-11.681096</text:p>
          </table:table-cell>
          <table:table-cell office:value-type="float" office:value="93.094571" calcext:value-type="float">
            <text:p>93.094571</text:p>
          </table:table-cell>
          <table:table-cell office:value-type="float" office:value="2.052194" calcext:value-type="float">
            <text:p>2.052194</text:p>
          </table:table-cell>
          <table:table-cell office:value-type="float" office:value="101.17349" calcext:value-type="float">
            <text:p>101.17349</text:p>
          </table:table-cell>
          <table:table-cell office:value-type="float" office:value="28.090267" calcext:value-type="float">
            <text:p>28.090267</text:p>
          </table:table-cell>
          <table:table-cell office:value-type="float" office:value="411" calcext:value-type="float">
            <text:p>411</text:p>
          </table:table-cell>
          <table:table-cell office:value-type="float" office:value="101.174447" calcext:value-type="float">
            <text:p>101.174447</text:p>
          </table:table-cell>
          <table:table-cell office:value-type="float" office:value="28.08981" calcext:value-type="float">
            <text:p>28.08981</text:p>
          </table:table-cell>
          <table:table-cell office:value-type="float" office:value="86.587277" calcext:value-type="float">
            <text:p>86.587277</text:p>
          </table:table-cell>
          <table:table-cell office:value-type="float" office:value="-11.57032" calcext:value-type="float">
            <text:p>-11.57032</text:p>
          </table:table-cell>
          <table:table-cell office:value-type="float" office:value="93.094338" calcext:value-type="float">
            <text:p>93.094338</text:p>
          </table:table-cell>
          <table:table-cell office:value-type="float" office:value="2.102512" calcext:value-type="float">
            <text:p>2.102512</text:p>
          </table:table-cell>
          <table:table-cell office:value-type="float" office:value="101.17349" calcext:value-type="float">
            <text:p>101.17349</text:p>
          </table:table-cell>
          <table:table-cell office:value-type="float" office:value="28.090267" calcext:value-type="float">
            <text:p>28.090267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01.396082" calcext:value-type="float">
            <text:p>101.396082</text:p>
          </table:table-cell>
          <table:table-cell office:value-type="float" office:value="26.638547" calcext:value-type="float">
            <text:p>26.638547</text:p>
          </table:table-cell>
          <table:table-cell office:value-type="float" office:value="86.579865" calcext:value-type="float">
            <text:p>86.579865</text:p>
          </table:table-cell>
          <table:table-cell office:value-type="float" office:value="-11.709292" calcext:value-type="float">
            <text:p>-11.709292</text:p>
          </table:table-cell>
          <table:table-cell office:value-type="float" office:value="93.668784" calcext:value-type="float">
            <text:p>93.668784</text:p>
          </table:table-cell>
          <table:table-cell office:value-type="float" office:value="3.747016" calcext:value-type="float">
            <text:p>3.747016</text:p>
          </table:table-cell>
          <table:table-cell office:value-type="float" office:value="101.397674" calcext:value-type="float">
            <text:p>101.397674</text:p>
          </table:table-cell>
          <table:table-cell office:value-type="float" office:value="26.641505" calcext:value-type="float">
            <text:p>26.641505</text:p>
          </table:table-cell>
          <table:table-cell office:value-type="float" office:value="412" calcext:value-type="float">
            <text:p>412</text:p>
          </table:table-cell>
          <table:table-cell office:value-type="float" office:value="101.396083" calcext:value-type="float">
            <text:p>101.396083</text:p>
          </table:table-cell>
          <table:table-cell office:value-type="float" office:value="26.638548" calcext:value-type="float">
            <text:p>26.638548</text:p>
          </table:table-cell>
          <table:table-cell office:value-type="float" office:value="86.579865" calcext:value-type="float">
            <text:p>86.579865</text:p>
          </table:table-cell>
          <table:table-cell office:value-type="float" office:value="-11.598517" calcext:value-type="float">
            <text:p>-11.598517</text:p>
          </table:table-cell>
          <table:table-cell office:value-type="float" office:value="93.668567" calcext:value-type="float">
            <text:p>93.668567</text:p>
          </table:table-cell>
          <table:table-cell office:value-type="float" office:value="3.793812" calcext:value-type="float">
            <text:p>3.793812</text:p>
          </table:table-cell>
          <table:table-cell office:value-type="float" office:value="101.397674" calcext:value-type="float">
            <text:p>101.397674</text:p>
          </table:table-cell>
          <table:table-cell office:value-type="float" office:value="26.641506" calcext:value-type="float">
            <text:p>26.64150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09.336094" calcext:value-type="float">
            <text:p>109.336094</text:p>
          </table:table-cell>
          <table:table-cell office:value-type="float" office:value="18.548735" calcext:value-type="float">
            <text:p>18.548735</text:p>
          </table:table-cell>
          <table:table-cell office:value-type="float" office:value="86.574807" calcext:value-type="float">
            <text:p>86.574807</text:p>
          </table:table-cell>
          <table:table-cell office:value-type="float" office:value="-11.726527" calcext:value-type="float">
            <text:p>-11.726527</text:p>
          </table:table-cell>
          <table:table-cell office:value-type="float" office:value="94.760792" calcext:value-type="float">
            <text:p>94.760792</text:p>
          </table:table-cell>
          <table:table-cell office:value-type="float" office:value="4.767108" calcext:value-type="float">
            <text:p>4.767108</text:p>
          </table:table-cell>
          <table:table-cell office:value-type="float" office:value="109.334273" calcext:value-type="float">
            <text:p>109.334273</text:p>
          </table:table-cell>
          <table:table-cell office:value-type="float" office:value="18.550307" calcext:value-type="float">
            <text:p>18.550307</text:p>
          </table:table-cell>
          <table:table-cell office:value-type="float" office:value="413" calcext:value-type="float">
            <text:p>413</text:p>
          </table:table-cell>
          <table:table-cell office:value-type="float" office:value="109.336094" calcext:value-type="float">
            <text:p>109.336094</text:p>
          </table:table-cell>
          <table:table-cell office:value-type="float" office:value="18.548736" calcext:value-type="float">
            <text:p>18.548736</text:p>
          </table:table-cell>
          <table:table-cell office:value-type="float" office:value="86.574808" calcext:value-type="float">
            <text:p>86.574808</text:p>
          </table:table-cell>
          <table:table-cell office:value-type="float" office:value="-11.615752" calcext:value-type="float">
            <text:p>-11.615752</text:p>
          </table:table-cell>
          <table:table-cell office:value-type="float" office:value="94.76059" calcext:value-type="float">
            <text:p>94.76059</text:p>
          </table:table-cell>
          <table:table-cell office:value-type="float" office:value="4.810629" calcext:value-type="float">
            <text:p>4.810629</text:p>
          </table:table-cell>
          <table:table-cell office:value-type="float" office:value="109.334274" calcext:value-type="float">
            <text:p>109.334274</text:p>
          </table:table-cell>
          <table:table-cell office:value-type="float" office:value="18.550308" calcext:value-type="float">
            <text:p>18.55030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18.420975" calcext:value-type="float">
            <text:p>118.420975</text:p>
          </table:table-cell>
          <table:table-cell office:value-type="float" office:value="-7.367231" calcext:value-type="float">
            <text:p>-7.367231</text:p>
          </table:table-cell>
          <table:table-cell office:value-type="float" office:value="86.570925" calcext:value-type="float">
            <text:p>86.570925</text:p>
          </table:table-cell>
          <table:table-cell office:value-type="float" office:value="-11.734045" calcext:value-type="float">
            <text:p>-11.734045</text:p>
          </table:table-cell>
          <table:table-cell office:value-type="float" office:value="96.413395" calcext:value-type="float">
            <text:p>96.413395</text:p>
          </table:table-cell>
          <table:table-cell office:value-type="float" office:value="3.910712" calcext:value-type="float">
            <text:p>3.910712</text:p>
          </table:table-cell>
          <table:table-cell office:value-type="float" office:value="118.420705" calcext:value-type="float">
            <text:p>118.420705</text:p>
          </table:table-cell>
          <table:table-cell office:value-type="float" office:value="-7.363046" calcext:value-type="float">
            <text:p>-7.363046</text:p>
          </table:table-cell>
          <table:table-cell office:value-type="float" office:value="414" calcext:value-type="float">
            <text:p>414</text:p>
          </table:table-cell>
          <table:table-cell office:value-type="float" office:value="118.420976" calcext:value-type="float">
            <text:p>118.420976</text:p>
          </table:table-cell>
          <table:table-cell office:value-type="float" office:value="-7.367231" calcext:value-type="float">
            <text:p>-7.367231</text:p>
          </table:table-cell>
          <table:table-cell office:value-type="float" office:value="86.570926" calcext:value-type="float">
            <text:p>86.570926</text:p>
          </table:table-cell>
          <table:table-cell office:value-type="float" office:value="-11.62327" calcext:value-type="float">
            <text:p>-11.62327</text:p>
          </table:table-cell>
          <table:table-cell office:value-type="float" office:value="96.413207" calcext:value-type="float">
            <text:p>96.413207</text:p>
          </table:table-cell>
          <table:table-cell office:value-type="float" office:value="3.951186" calcext:value-type="float">
            <text:p>3.951186</text:p>
          </table:table-cell>
          <table:table-cell office:value-type="float" office:value="118.420706" calcext:value-type="float">
            <text:p>118.420706</text:p>
          </table:table-cell>
          <table:table-cell office:value-type="float" office:value="-7.363047" calcext:value-type="float">
            <text:p>-7.36304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17.395006" calcext:value-type="float">
            <text:p>117.395006</text:p>
          </table:table-cell>
          <table:table-cell office:value-type="float" office:value="-22.594011" calcext:value-type="float">
            <text:p>-22.594011</text:p>
          </table:table-cell>
          <table:table-cell office:value-type="float" office:value="86.566363" calcext:value-type="float">
            <text:p>86.566363</text:p>
          </table:table-cell>
          <table:table-cell office:value-type="float" office:value="-11.734825" calcext:value-type="float">
            <text:p>-11.734825</text:p>
          </table:table-cell>
          <table:table-cell office:value-type="float" office:value="97.877864" calcext:value-type="float">
            <text:p>97.877864</text:p>
          </table:table-cell>
          <table:table-cell office:value-type="float" office:value="2.054656" calcext:value-type="float">
            <text:p>2.054656</text:p>
          </table:table-cell>
          <table:table-cell office:value-type="float" office:value="117.397363" calcext:value-type="float">
            <text:p>117.397363</text:p>
          </table:table-cell>
          <table:table-cell office:value-type="float" office:value="-22.596499" calcext:value-type="float">
            <text:p>-22.596499</text:p>
          </table:table-cell>
          <table:table-cell office:value-type="float" office:value="415" calcext:value-type="float">
            <text:p>415</text:p>
          </table:table-cell>
          <table:table-cell office:value-type="float" office:value="117.395006" calcext:value-type="float">
            <text:p>117.395006</text:p>
          </table:table-cell>
          <table:table-cell office:value-type="float" office:value="-22.594012" calcext:value-type="float">
            <text:p>-22.594012</text:p>
          </table:table-cell>
          <table:table-cell office:value-type="float" office:value="86.566363" calcext:value-type="float">
            <text:p>86.566363</text:p>
          </table:table-cell>
          <table:table-cell office:value-type="float" office:value="-11.62405" calcext:value-type="float">
            <text:p>-11.62405</text:p>
          </table:table-cell>
          <table:table-cell office:value-type="float" office:value="97.87769" calcext:value-type="float">
            <text:p>97.87769</text:p>
          </table:table-cell>
          <table:table-cell office:value-type="float" office:value="2.092297" calcext:value-type="float">
            <text:p>2.092297</text:p>
          </table:table-cell>
          <table:table-cell office:value-type="float" office:value="117.397363" calcext:value-type="float">
            <text:p>117.397363</text:p>
          </table:table-cell>
          <table:table-cell office:value-type="float" office:value="-22.596499" calcext:value-type="float">
            <text:p>-22.596499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02.306181" calcext:value-type="float">
            <text:p>102.306181</text:p>
          </table:table-cell>
          <table:table-cell office:value-type="float" office:value="-34.108248" calcext:value-type="float">
            <text:p>-34.108248</text:p>
          </table:table-cell>
          <table:table-cell office:value-type="float" office:value="86.558858" calcext:value-type="float">
            <text:p>86.558858</text:p>
          </table:table-cell>
          <table:table-cell office:value-type="float" office:value="-11.731098" calcext:value-type="float">
            <text:p>-11.731098</text:p>
          </table:table-cell>
          <table:table-cell office:value-type="float" office:value="98.180867" calcext:value-type="float">
            <text:p>98.180867</text:p>
          </table:table-cell>
          <table:table-cell office:value-type="float" office:value="-0.47328" calcext:value-type="float">
            <text:p>-0.47328</text:p>
          </table:table-cell>
          <table:table-cell office:value-type="float" office:value="102.309439" calcext:value-type="float">
            <text:p>102.309439</text:p>
          </table:table-cell>
          <table:table-cell office:value-type="float" office:value="-34.10911" calcext:value-type="float">
            <text:p>-34.10911</text:p>
          </table:table-cell>
          <table:table-cell office:value-type="float" office:value="416" calcext:value-type="float">
            <text:p>416</text:p>
          </table:table-cell>
          <table:table-cell office:value-type="float" office:value="102.306181" calcext:value-type="float">
            <text:p>102.306181</text:p>
          </table:table-cell>
          <table:table-cell office:value-type="float" office:value="-34.108249" calcext:value-type="float">
            <text:p>-34.108249</text:p>
          </table:table-cell>
          <table:table-cell office:value-type="float" office:value="86.558858" calcext:value-type="float">
            <text:p>86.558858</text:p>
          </table:table-cell>
          <table:table-cell office:value-type="float" office:value="-11.620323" calcext:value-type="float">
            <text:p>-11.620323</text:p>
          </table:table-cell>
          <table:table-cell office:value-type="float" office:value="98.180705" calcext:value-type="float">
            <text:p>98.180705</text:p>
          </table:table-cell>
          <table:table-cell office:value-type="float" office:value="-0.438275" calcext:value-type="float">
            <text:p>-0.438275</text:p>
          </table:table-cell>
          <table:table-cell office:value-type="float" office:value="102.309439" calcext:value-type="float">
            <text:p>102.309439</text:p>
          </table:table-cell>
          <table:table-cell office:value-type="float" office:value="-34.10911" calcext:value-type="float">
            <text:p>-34.1091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97.521215" calcext:value-type="float">
            <text:p>97.521215</text:p>
          </table:table-cell>
          <table:table-cell office:value-type="float" office:value="-38.331695" calcext:value-type="float">
            <text:p>-38.331695</text:p>
          </table:table-cell>
          <table:table-cell office:value-type="float" office:value="86.552413" calcext:value-type="float">
            <text:p>86.552413</text:p>
          </table:table-cell>
          <table:table-cell office:value-type="float" office:value="-11.741262" calcext:value-type="float">
            <text:p>-11.741262</text:p>
          </table:table-cell>
          <table:table-cell office:value-type="float" office:value="98.128697" calcext:value-type="float">
            <text:p>98.128697</text:p>
          </table:table-cell>
          <table:table-cell office:value-type="float" office:value="-3.132821" calcext:value-type="float">
            <text:p>-3.132821</text:p>
          </table:table-cell>
          <table:table-cell office:value-type="float" office:value="97.518845" calcext:value-type="float">
            <text:p>97.518845</text:p>
          </table:table-cell>
          <table:table-cell office:value-type="float" office:value="-38.333376" calcext:value-type="float">
            <text:p>-38.333376</text:p>
          </table:table-cell>
          <table:table-cell office:value-type="float" office:value="417" calcext:value-type="float">
            <text:p>417</text:p>
          </table:table-cell>
          <table:table-cell office:value-type="float" office:value="97.521215" calcext:value-type="float">
            <text:p>97.521215</text:p>
          </table:table-cell>
          <table:table-cell office:value-type="float" office:value="-38.331695" calcext:value-type="float">
            <text:p>-38.331695</text:p>
          </table:table-cell>
          <table:table-cell office:value-type="float" office:value="86.552413" calcext:value-type="float">
            <text:p>86.552413</text:p>
          </table:table-cell>
          <table:table-cell office:value-type="float" office:value="-11.630486" calcext:value-type="float">
            <text:p>-11.630486</text:p>
          </table:table-cell>
          <table:table-cell office:value-type="float" office:value="98.128546" calcext:value-type="float">
            <text:p>98.128546</text:p>
          </table:table-cell>
          <table:table-cell office:value-type="float" office:value="-3.100267" calcext:value-type="float">
            <text:p>-3.100267</text:p>
          </table:table-cell>
          <table:table-cell office:value-type="float" office:value="97.518846" calcext:value-type="float">
            <text:p>97.518846</text:p>
          </table:table-cell>
          <table:table-cell office:value-type="float" office:value="-38.333377" calcext:value-type="float">
            <text:p>-38.333377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01.97602" calcext:value-type="float">
            <text:p>101.97602</text:p>
          </table:table-cell>
          <table:table-cell office:value-type="float" office:value="-32.445866" calcext:value-type="float">
            <text:p>-32.445866</text:p>
          </table:table-cell>
          <table:table-cell office:value-type="float" office:value="86.545796" calcext:value-type="float">
            <text:p>86.545796</text:p>
          </table:table-cell>
          <table:table-cell office:value-type="float" office:value="-11.767821" calcext:value-type="float">
            <text:p>-11.767821</text:p>
          </table:table-cell>
          <table:table-cell office:value-type="float" office:value="98.391857" calcext:value-type="float">
            <text:p>98.391857</text:p>
          </table:table-cell>
          <table:table-cell office:value-type="float" office:value="-5.209435" calcext:value-type="float">
            <text:p>-5.209435</text:p>
          </table:table-cell>
          <table:table-cell office:value-type="float" office:value="101.973905" calcext:value-type="float">
            <text:p>101.973905</text:p>
          </table:table-cell>
          <table:table-cell office:value-type="float" office:value="-32.448183" calcext:value-type="float">
            <text:p>-32.448183</text:p>
          </table:table-cell>
          <table:table-cell office:value-type="float" office:value="418" calcext:value-type="float">
            <text:p>418</text:p>
          </table:table-cell>
          <table:table-cell office:value-type="float" office:value="101.976021" calcext:value-type="float">
            <text:p>101.976021</text:p>
          </table:table-cell>
          <table:table-cell office:value-type="float" office:value="-32.445867" calcext:value-type="float">
            <text:p>-32.445867</text:p>
          </table:table-cell>
          <table:table-cell office:value-type="float" office:value="86.545797" calcext:value-type="float">
            <text:p>86.545797</text:p>
          </table:table-cell>
          <table:table-cell office:value-type="float" office:value="-11.657046" calcext:value-type="float">
            <text:p>-11.657046</text:p>
          </table:table-cell>
          <table:table-cell office:value-type="float" office:value="98.391716" calcext:value-type="float">
            <text:p>98.391716</text:p>
          </table:table-cell>
          <table:table-cell office:value-type="float" office:value="-5.179159" calcext:value-type="float">
            <text:p>-5.179159</text:p>
          </table:table-cell>
          <table:table-cell office:value-type="float" office:value="101.973905" calcext:value-type="float">
            <text:p>101.973905</text:p>
          </table:table-cell>
          <table:table-cell office:value-type="float" office:value="-32.448183" calcext:value-type="float">
            <text:p>-32.44818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17.024868" calcext:value-type="float">
            <text:p>117.024868</text:p>
          </table:table-cell>
          <table:table-cell office:value-type="float" office:value="-16.938817" calcext:value-type="float">
            <text:p>-16.938817</text:p>
          </table:table-cell>
          <table:table-cell office:value-type="float" office:value="86.538583" calcext:value-type="float">
            <text:p>86.538583</text:p>
          </table:table-cell>
          <table:table-cell office:value-type="float" office:value="-11.804728" calcext:value-type="float">
            <text:p>-11.804728</text:p>
          </table:table-cell>
          <table:table-cell office:value-type="float" office:value="99.689459" calcext:value-type="float">
            <text:p>99.689459</text:p>
          </table:table-cell>
          <table:table-cell office:value-type="float" office:value="-6.064815" calcext:value-type="float">
            <text:p>-6.064815</text:p>
          </table:table-cell>
          <table:table-cell office:value-type="float" office:value="117.022459" calcext:value-type="float">
            <text:p>117.022459</text:p>
          </table:table-cell>
          <table:table-cell office:value-type="float" office:value="-16.941007" calcext:value-type="float">
            <text:p>-16.941007</text:p>
          </table:table-cell>
          <table:table-cell office:value-type="float" office:value="419" calcext:value-type="float">
            <text:p>419</text:p>
          </table:table-cell>
          <table:table-cell office:value-type="float" office:value="117.024868" calcext:value-type="float">
            <text:p>117.024868</text:p>
          </table:table-cell>
          <table:table-cell office:value-type="float" office:value="-16.938818" calcext:value-type="float">
            <text:p>-16.938818</text:p>
          </table:table-cell>
          <table:table-cell office:value-type="float" office:value="86.538583" calcext:value-type="float">
            <text:p>86.538583</text:p>
          </table:table-cell>
          <table:table-cell office:value-type="float" office:value="-11.693953" calcext:value-type="float">
            <text:p>-11.693953</text:p>
          </table:table-cell>
          <table:table-cell office:value-type="float" office:value="99.689328" calcext:value-type="float">
            <text:p>99.689328</text:p>
          </table:table-cell>
          <table:table-cell office:value-type="float" office:value="-6.036658" calcext:value-type="float">
            <text:p>-6.036658</text:p>
          </table:table-cell>
          <table:table-cell office:value-type="float" office:value="117.02246" calcext:value-type="float">
            <text:p>117.02246</text:p>
          </table:table-cell>
          <table:table-cell office:value-type="float" office:value="-16.941008" calcext:value-type="float">
            <text:p>-16.94100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19.638855" calcext:value-type="float">
            <text:p>119.638855</text:p>
          </table:table-cell>
          <table:table-cell office:value-type="float" office:value="-8.034286" calcext:value-type="float">
            <text:p>-8.034286</text:p>
          </table:table-cell>
          <table:table-cell office:value-type="float" office:value="86.534141" calcext:value-type="float">
            <text:p>86.534141</text:p>
          </table:table-cell>
          <table:table-cell office:value-type="float" office:value="-11.83277" calcext:value-type="float">
            <text:p>-11.83277</text:p>
          </table:table-cell>
          <table:table-cell office:value-type="float" office:value="101.081786" calcext:value-type="float">
            <text:p>101.081786</text:p>
          </table:table-cell>
          <table:table-cell office:value-type="float" office:value="-6.228757" calcext:value-type="float">
            <text:p>-6.228757</text:p>
          </table:table-cell>
          <table:table-cell office:value-type="float" office:value="119.641663" calcext:value-type="float">
            <text:p>119.641663</text:p>
          </table:table-cell>
          <table:table-cell office:value-type="float" office:value="-8.032794" calcext:value-type="float">
            <text:p>-8.032794</text:p>
          </table:table-cell>
          <table:table-cell office:value-type="float" office:value="420" calcext:value-type="float">
            <text:p>420</text:p>
          </table:table-cell>
          <table:table-cell office:value-type="float" office:value="119.638856" calcext:value-type="float">
            <text:p>119.638856</text:p>
          </table:table-cell>
          <table:table-cell office:value-type="float" office:value="-8.034286" calcext:value-type="float">
            <text:p>-8.034286</text:p>
          </table:table-cell>
          <table:table-cell office:value-type="float" office:value="86.534141" calcext:value-type="float">
            <text:p>86.534141</text:p>
          </table:table-cell>
          <table:table-cell office:value-type="float" office:value="-11.721995" calcext:value-type="float">
            <text:p>-11.721995</text:p>
          </table:table-cell>
          <table:table-cell office:value-type="float" office:value="101.081664" calcext:value-type="float">
            <text:p>101.081664</text:p>
          </table:table-cell>
          <table:table-cell office:value-type="float" office:value="-6.202571" calcext:value-type="float">
            <text:p>-6.202571</text:p>
          </table:table-cell>
          <table:table-cell office:value-type="float" office:value="119.641663" calcext:value-type="float">
            <text:p>119.641663</text:p>
          </table:table-cell>
          <table:table-cell office:value-type="float" office:value="-8.032794" calcext:value-type="float">
            <text:p>-8.03279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5.228052" calcext:value-type="float">
            <text:p>95.228052</text:p>
          </table:table-cell>
          <table:table-cell office:value-type="float" office:value="4.158357" calcext:value-type="float">
            <text:p>4.158357</text:p>
          </table:table-cell>
          <table:table-cell office:value-type="float" office:value="86.532028" calcext:value-type="float">
            <text:p>86.532028</text:p>
          </table:table-cell>
          <table:table-cell office:value-type="float" office:value="-11.852918" calcext:value-type="float">
            <text:p>-11.852918</text:p>
          </table:table-cell>
          <table:table-cell office:value-type="float" office:value="100.670059" calcext:value-type="float">
            <text:p>100.670059</text:p>
          </table:table-cell>
          <table:table-cell office:value-type="float" office:value="-5.520396" calcext:value-type="float">
            <text:p>-5.520396</text:p>
          </table:table-cell>
          <table:table-cell office:value-type="float" office:value="95.234119" calcext:value-type="float">
            <text:p>95.234119</text:p>
          </table:table-cell>
          <table:table-cell office:value-type="float" office:value="4.157622" calcext:value-type="float">
            <text:p>4.157622</text:p>
          </table:table-cell>
          <table:table-cell office:value-type="float" office:value="421" calcext:value-type="float">
            <text:p>421</text:p>
          </table:table-cell>
          <table:table-cell office:value-type="float" office:value="95.228053" calcext:value-type="float">
            <text:p>95.228053</text:p>
          </table:table-cell>
          <table:table-cell office:value-type="float" office:value="4.158357" calcext:value-type="float">
            <text:p>4.158357</text:p>
          </table:table-cell>
          <table:table-cell office:value-type="float" office:value="86.532029" calcext:value-type="float">
            <text:p>86.532029</text:p>
          </table:table-cell>
          <table:table-cell office:value-type="float" office:value="-11.742142" calcext:value-type="float">
            <text:p>-11.742142</text:p>
          </table:table-cell>
          <table:table-cell office:value-type="float" office:value="100.669947" calcext:value-type="float">
            <text:p>100.669947</text:p>
          </table:table-cell>
          <table:table-cell office:value-type="float" office:value="-5.496044" calcext:value-type="float">
            <text:p>-5.496044</text:p>
          </table:table-cell>
          <table:table-cell office:value-type="float" office:value="95.23412" calcext:value-type="float">
            <text:p>95.23412</text:p>
          </table:table-cell>
          <table:table-cell office:value-type="float" office:value="4.157623" calcext:value-type="float">
            <text:p>4.15762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99.54999" calcext:value-type="float">
            <text:p>99.54999</text:p>
          </table:table-cell>
          <table:table-cell office:value-type="float" office:value="11.751205" calcext:value-type="float">
            <text:p>11.751205</text:p>
          </table:table-cell>
          <table:table-cell office:value-type="float" office:value="86.529692" calcext:value-type="float">
            <text:p>86.529692</text:p>
          </table:table-cell>
          <table:table-cell office:value-type="float" office:value="-11.875985" calcext:value-type="float">
            <text:p>-11.875985</text:p>
          </table:table-cell>
          <table:table-cell office:value-type="float" office:value="100.589482" calcext:value-type="float">
            <text:p>100.589482</text:p>
          </table:table-cell>
          <table:table-cell office:value-type="float" office:value="-4.332837" calcext:value-type="float">
            <text:p>-4.332837</text:p>
          </table:table-cell>
          <table:table-cell office:value-type="float" office:value="99.543586" calcext:value-type="float">
            <text:p>99.543586</text:p>
          </table:table-cell>
          <table:table-cell office:value-type="float" office:value="11.75223" calcext:value-type="float">
            <text:p>11.75223</text:p>
          </table:table-cell>
          <table:table-cell office:value-type="float" office:value="422" calcext:value-type="float">
            <text:p>422</text:p>
          </table:table-cell>
          <table:table-cell office:value-type="float" office:value="99.54999" calcext:value-type="float">
            <text:p>99.54999</text:p>
          </table:table-cell>
          <table:table-cell office:value-type="float" office:value="11.751206" calcext:value-type="float">
            <text:p>11.751206</text:p>
          </table:table-cell>
          <table:table-cell office:value-type="float" office:value="86.529693" calcext:value-type="float">
            <text:p>86.529693</text:p>
          </table:table-cell>
          <table:table-cell office:value-type="float" office:value="-11.76521" calcext:value-type="float">
            <text:p>-11.76521</text:p>
          </table:table-cell>
          <table:table-cell office:value-type="float" office:value="100.589378" calcext:value-type="float">
            <text:p>100.589378</text:p>
          </table:table-cell>
          <table:table-cell office:value-type="float" office:value="-4.310189" calcext:value-type="float">
            <text:p>-4.310189</text:p>
          </table:table-cell>
          <table:table-cell office:value-type="float" office:value="99.543586" calcext:value-type="float">
            <text:p>99.543586</text:p>
          </table:table-cell>
          <table:table-cell office:value-type="float" office:value="11.75223" calcext:value-type="float">
            <text:p>11.7522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7.753771" calcext:value-type="float">
            <text:p>87.753771</text:p>
          </table:table-cell>
          <table:table-cell office:value-type="float" office:value="28.131914" calcext:value-type="float">
            <text:p>28.131914</text:p>
          </table:table-cell>
          <table:table-cell office:value-type="float" office:value="86.528554" calcext:value-type="float">
            <text:p>86.528554</text:p>
          </table:table-cell>
          <table:table-cell office:value-type="float" office:value="-11.853885" calcext:value-type="float">
            <text:p>-11.853885</text:p>
          </table:table-cell>
          <table:table-cell office:value-type="float" office:value="99.689924" calcext:value-type="float">
            <text:p>99.689924</text:p>
          </table:table-cell>
          <table:table-cell office:value-type="float" office:value="-2.039752" calcext:value-type="float">
            <text:p>-2.039752</text:p>
          </table:table-cell>
          <table:table-cell office:value-type="float" office:value="87.757338" calcext:value-type="float">
            <text:p>87.757338</text:p>
          </table:table-cell>
          <table:table-cell office:value-type="float" office:value="28.129977" calcext:value-type="float">
            <text:p>28.129977</text:p>
          </table:table-cell>
          <table:table-cell office:value-type="float" office:value="423" calcext:value-type="float">
            <text:p>423</text:p>
          </table:table-cell>
          <table:table-cell office:value-type="float" office:value="87.753772" calcext:value-type="float">
            <text:p>87.753772</text:p>
          </table:table-cell>
          <table:table-cell office:value-type="float" office:value="28.131914" calcext:value-type="float">
            <text:p>28.131914</text:p>
          </table:table-cell>
          <table:table-cell office:value-type="float" office:value="86.528555" calcext:value-type="float">
            <text:p>86.528555</text:p>
          </table:table-cell>
          <table:table-cell office:value-type="float" office:value="-11.74311" calcext:value-type="float">
            <text:p>-11.74311</text:p>
          </table:table-cell>
          <table:table-cell office:value-type="float" office:value="99.689827" calcext:value-type="float">
            <text:p>99.689827</text:p>
          </table:table-cell>
          <table:table-cell office:value-type="float" office:value="-2.018689" calcext:value-type="float">
            <text:p>-2.018689</text:p>
          </table:table-cell>
          <table:table-cell office:value-type="float" office:value="87.757338" calcext:value-type="float">
            <text:p>87.757338</text:p>
          </table:table-cell>
          <table:table-cell office:value-type="float" office:value="28.129978" calcext:value-type="float">
            <text:p>28.12997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2.98464" calcext:value-type="float">
            <text:p>52.98464</text:p>
          </table:table-cell>
          <table:table-cell office:value-type="float" office:value="30.468376" calcext:value-type="float">
            <text:p>30.468376</text:p>
          </table:table-cell>
          <table:table-cell office:value-type="float" office:value="86.527484" calcext:value-type="float">
            <text:p>86.527484</text:p>
          </table:table-cell>
          <table:table-cell office:value-type="float" office:value="-11.834941" calcext:value-type="float">
            <text:p>-11.834941</text:p>
          </table:table-cell>
          <table:table-cell office:value-type="float" office:value="96.419559" calcext:value-type="float">
            <text:p>96.419559</text:p>
          </table:table-cell>
          <table:table-cell office:value-type="float" office:value="0.253435" calcext:value-type="float">
            <text:p>0.253435</text:p>
          </table:table-cell>
          <table:table-cell office:value-type="float" office:value="52.989703" calcext:value-type="float">
            <text:p>52.989703</text:p>
          </table:table-cell>
          <table:table-cell office:value-type="float" office:value="30.471467" calcext:value-type="float">
            <text:p>30.471467</text:p>
          </table:table-cell>
          <table:table-cell office:value-type="float" office:value="424" calcext:value-type="float">
            <text:p>424</text:p>
          </table:table-cell>
          <table:table-cell office:value-type="float" office:value="52.98464" calcext:value-type="float">
            <text:p>52.98464</text:p>
          </table:table-cell>
          <table:table-cell office:value-type="float" office:value="30.468376" calcext:value-type="float">
            <text:p>30.468376</text:p>
          </table:table-cell>
          <table:table-cell office:value-type="float" office:value="86.527485" calcext:value-type="float">
            <text:p>86.527485</text:p>
          </table:table-cell>
          <table:table-cell office:value-type="float" office:value="-11.724166" calcext:value-type="float">
            <text:p>-11.724166</text:p>
          </table:table-cell>
          <table:table-cell office:value-type="float" office:value="96.419468" calcext:value-type="float">
            <text:p>96.419468</text:p>
          </table:table-cell>
          <table:table-cell office:value-type="float" office:value="0.273024" calcext:value-type="float">
            <text:p>0.273024</text:p>
          </table:table-cell>
          <table:table-cell office:value-type="float" office:value="52.989704" calcext:value-type="float">
            <text:p>52.989704</text:p>
          </table:table-cell>
          <table:table-cell office:value-type="float" office:value="30.471467" calcext:value-type="float">
            <text:p>30.47146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1.778482" calcext:value-type="float">
            <text:p>51.778482</text:p>
          </table:table-cell>
          <table:table-cell office:value-type="float" office:value="17.044277" calcext:value-type="float">
            <text:p>17.044277</text:p>
          </table:table-cell>
          <table:table-cell office:value-type="float" office:value="86.524841" calcext:value-type="float">
            <text:p>86.524841</text:p>
          </table:table-cell>
          <table:table-cell office:value-type="float" office:value="-11.818784" calcext:value-type="float">
            <text:p>-11.818784</text:p>
          </table:table-cell>
          <table:table-cell office:value-type="float" office:value="93.292226" calcext:value-type="float">
            <text:p>93.292226</text:p>
          </table:table-cell>
          <table:table-cell office:value-type="float" office:value="1.44382" calcext:value-type="float">
            <text:p>1.44382</text:p>
          </table:table-cell>
          <table:table-cell office:value-type="float" office:value="51.771138" calcext:value-type="float">
            <text:p>51.771138</text:p>
          </table:table-cell>
          <table:table-cell office:value-type="float" office:value="17.047729" calcext:value-type="float">
            <text:p>17.047729</text:p>
          </table:table-cell>
          <table:table-cell office:value-type="float" office:value="425" calcext:value-type="float">
            <text:p>425</text:p>
          </table:table-cell>
          <table:table-cell office:value-type="float" office:value="51.778482" calcext:value-type="float">
            <text:p>51.778482</text:p>
          </table:table-cell>
          <table:table-cell office:value-type="float" office:value="17.044278" calcext:value-type="float">
            <text:p>17.044278</text:p>
          </table:table-cell>
          <table:table-cell office:value-type="float" office:value="86.524842" calcext:value-type="float">
            <text:p>86.524842</text:p>
          </table:table-cell>
          <table:table-cell office:value-type="float" office:value="-11.708008" calcext:value-type="float">
            <text:p>-11.708008</text:p>
          </table:table-cell>
          <table:table-cell office:value-type="float" office:value="93.292142" calcext:value-type="float">
            <text:p>93.292142</text:p>
          </table:table-cell>
          <table:table-cell office:value-type="float" office:value="1.462038" calcext:value-type="float">
            <text:p>1.462038</text:p>
          </table:table-cell>
          <table:table-cell office:value-type="float" office:value="51.771139" calcext:value-type="float">
            <text:p>51.771139</text:p>
          </table:table-cell>
          <table:table-cell office:value-type="float" office:value="17.047729" calcext:value-type="float">
            <text:p>17.047729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1.917011" calcext:value-type="float">
            <text:p>81.917011</text:p>
          </table:table-cell>
          <table:table-cell office:value-type="float" office:value="16.2848" calcext:value-type="float">
            <text:p>16.2848</text:p>
          </table:table-cell>
          <table:table-cell office:value-type="float" office:value="86.521154" calcext:value-type="float">
            <text:p>86.521154</text:p>
          </table:table-cell>
          <table:table-cell office:value-type="float" office:value="-11.801871" calcext:value-type="float">
            <text:p>-11.801871</text:p>
          </table:table-cell>
          <table:table-cell office:value-type="float" office:value="92.492532" calcext:value-type="float">
            <text:p>92.492532</text:p>
          </table:table-cell>
          <table:table-cell office:value-type="float" office:value="2.498417" calcext:value-type="float">
            <text:p>2.498417</text:p>
          </table:table-cell>
          <table:table-cell office:value-type="float" office:value="81.910187" calcext:value-type="float">
            <text:p>81.910187</text:p>
          </table:table-cell>
          <table:table-cell office:value-type="float" office:value="16.282047" calcext:value-type="float">
            <text:p>16.282047</text:p>
          </table:table-cell>
          <table:table-cell office:value-type="float" office:value="426" calcext:value-type="float">
            <text:p>426</text:p>
          </table:table-cell>
          <table:table-cell office:value-type="float" office:value="81.917012" calcext:value-type="float">
            <text:p>81.917012</text:p>
          </table:table-cell>
          <table:table-cell office:value-type="float" office:value="16.284801" calcext:value-type="float">
            <text:p>16.284801</text:p>
          </table:table-cell>
          <table:table-cell office:value-type="float" office:value="86.521155" calcext:value-type="float">
            <text:p>86.521155</text:p>
          </table:table-cell>
          <table:table-cell office:value-type="float" office:value="-11.691096" calcext:value-type="float">
            <text:p>-11.691096</text:p>
          </table:table-cell>
          <table:table-cell office:value-type="float" office:value="92.492454" calcext:value-type="float">
            <text:p>92.492454</text:p>
          </table:table-cell>
          <table:table-cell office:value-type="float" office:value="2.51536" calcext:value-type="float">
            <text:p>2.51536</text:p>
          </table:table-cell>
          <table:table-cell office:value-type="float" office:value="81.910188" calcext:value-type="float">
            <text:p>81.910188</text:p>
          </table:table-cell>
          <table:table-cell office:value-type="float" office:value="16.282048" calcext:value-type="float">
            <text:p>16.28204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97.466381" calcext:value-type="float">
            <text:p>97.466381</text:p>
          </table:table-cell>
          <table:table-cell office:value-type="float" office:value="10.003123" calcext:value-type="float">
            <text:p>10.003123</text:p>
          </table:table-cell>
          <table:table-cell office:value-type="float" office:value="86.519076" calcext:value-type="float">
            <text:p>86.519076</text:p>
          </table:table-cell>
          <table:table-cell office:value-type="float" office:value="-11.820459" calcext:value-type="float">
            <text:p>-11.820459</text:p>
          </table:table-cell>
          <table:table-cell office:value-type="float" office:value="92.838769" calcext:value-type="float">
            <text:p>92.838769</text:p>
          </table:table-cell>
          <table:table-cell office:value-type="float" office:value="3.00646" calcext:value-type="float">
            <text:p>3.00646</text:p>
          </table:table-cell>
          <table:table-cell office:value-type="float" office:value="97.469532" calcext:value-type="float">
            <text:p>97.469532</text:p>
          </table:table-cell>
          <table:table-cell office:value-type="float" office:value="10.004306" calcext:value-type="float">
            <text:p>10.004306</text:p>
          </table:table-cell>
          <table:table-cell office:value-type="float" office:value="427" calcext:value-type="float">
            <text:p>427</text:p>
          </table:table-cell>
          <table:table-cell office:value-type="float" office:value="97.466381" calcext:value-type="float">
            <text:p>97.466381</text:p>
          </table:table-cell>
          <table:table-cell office:value-type="float" office:value="10.003123" calcext:value-type="float">
            <text:p>10.003123</text:p>
          </table:table-cell>
          <table:table-cell office:value-type="float" office:value="86.519077" calcext:value-type="float">
            <text:p>86.519077</text:p>
          </table:table-cell>
          <table:table-cell office:value-type="float" office:value="-11.709683" calcext:value-type="float">
            <text:p>-11.709683</text:p>
          </table:table-cell>
          <table:table-cell office:value-type="float" office:value="92.838696" calcext:value-type="float">
            <text:p>92.838696</text:p>
          </table:table-cell>
          <table:table-cell office:value-type="float" office:value="3.022217" calcext:value-type="float">
            <text:p>3.022217</text:p>
          </table:table-cell>
          <table:table-cell office:value-type="float" office:value="97.469533" calcext:value-type="float">
            <text:p>97.469533</text:p>
          </table:table-cell>
          <table:table-cell office:value-type="float" office:value="10.004307" calcext:value-type="float">
            <text:p>10.00430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9.434997" calcext:value-type="float">
            <text:p>79.434997</text:p>
          </table:table-cell>
          <table:table-cell office:value-type="float" office:value="1.435967" calcext:value-type="float">
            <text:p>1.435967</text:p>
          </table:table-cell>
          <table:table-cell office:value-type="float" office:value="86.517812" calcext:value-type="float">
            <text:p>86.517812</text:p>
          </table:table-cell>
          <table:table-cell office:value-type="float" office:value="-11.803082" calcext:value-type="float">
            <text:p>-11.803082</text:p>
          </table:table-cell>
          <table:table-cell office:value-type="float" office:value="91.899329" calcext:value-type="float">
            <text:p>91.899329</text:p>
          </table:table-cell>
          <table:table-cell office:value-type="float" office:value="2.912686" calcext:value-type="float">
            <text:p>2.912686</text:p>
          </table:table-cell>
          <table:table-cell office:value-type="float" office:value="79.442216" calcext:value-type="float">
            <text:p>79.442216</text:p>
          </table:table-cell>
          <table:table-cell office:value-type="float" office:value="1.436467" calcext:value-type="float">
            <text:p>1.436467</text:p>
          </table:table-cell>
          <table:table-cell office:value-type="float" office:value="428" calcext:value-type="float">
            <text:p>428</text:p>
          </table:table-cell>
          <table:table-cell office:value-type="float" office:value="79.434998" calcext:value-type="float">
            <text:p>79.434998</text:p>
          </table:table-cell>
          <table:table-cell office:value-type="float" office:value="1.435968" calcext:value-type="float">
            <text:p>1.435968</text:p>
          </table:table-cell>
          <table:table-cell office:value-type="float" office:value="86.517812" calcext:value-type="float">
            <text:p>86.517812</text:p>
          </table:table-cell>
          <table:table-cell office:value-type="float" office:value="-11.692306" calcext:value-type="float">
            <text:p>-11.692306</text:p>
          </table:table-cell>
          <table:table-cell office:value-type="float" office:value="91.899261" calcext:value-type="float">
            <text:p>91.899261</text:p>
          </table:table-cell>
          <table:table-cell office:value-type="float" office:value="2.92734" calcext:value-type="float">
            <text:p>2.92734</text:p>
          </table:table-cell>
          <table:table-cell office:value-type="float" office:value="79.442216" calcext:value-type="float">
            <text:p>79.442216</text:p>
          </table:table-cell>
          <table:table-cell office:value-type="float" office:value="1.436468" calcext:value-type="float">
            <text:p>1.43646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1.424346" calcext:value-type="float">
            <text:p>61.424346</text:p>
          </table:table-cell>
          <table:table-cell office:value-type="float" office:value="-8.445825" calcext:value-type="float">
            <text:p>-8.445825</text:p>
          </table:table-cell>
          <table:table-cell office:value-type="float" office:value="86.516541" calcext:value-type="float">
            <text:p>86.516541</text:p>
          </table:table-cell>
          <table:table-cell office:value-type="float" office:value="-11.788845" calcext:value-type="float">
            <text:p>-11.788845</text:p>
          </table:table-cell>
          <table:table-cell office:value-type="float" office:value="89.764898" calcext:value-type="float">
            <text:p>89.764898</text:p>
          </table:table-cell>
          <table:table-cell office:value-type="float" office:value="2.130831" calcext:value-type="float">
            <text:p>2.130831</text:p>
          </table:table-cell>
          <table:table-cell office:value-type="float" office:value="61.424345" calcext:value-type="float">
            <text:p>61.424345</text:p>
          </table:table-cell>
          <table:table-cell office:value-type="float" office:value="-8.445545" calcext:value-type="float">
            <text:p>-8.445545</text:p>
          </table:table-cell>
          <table:table-cell office:value-type="float" office:value="429" calcext:value-type="float">
            <text:p>429</text:p>
          </table:table-cell>
          <table:table-cell office:value-type="float" office:value="61.424346" calcext:value-type="float">
            <text:p>61.424346</text:p>
          </table:table-cell>
          <table:table-cell office:value-type="float" office:value="-8.445826" calcext:value-type="float">
            <text:p>-8.445826</text:p>
          </table:table-cell>
          <table:table-cell office:value-type="float" office:value="86.516542" calcext:value-type="float">
            <text:p>86.516542</text:p>
          </table:table-cell>
          <table:table-cell office:value-type="float" office:value="-11.67807" calcext:value-type="float">
            <text:p>-11.67807</text:p>
          </table:table-cell>
          <table:table-cell office:value-type="float" office:value="89.764835" calcext:value-type="float">
            <text:p>89.764835</text:p>
          </table:table-cell>
          <table:table-cell office:value-type="float" office:value="2.144459" calcext:value-type="float">
            <text:p>2.144459</text:p>
          </table:table-cell>
          <table:table-cell office:value-type="float" office:value="61.424346" calcext:value-type="float">
            <text:p>61.424346</text:p>
          </table:table-cell>
          <table:table-cell office:value-type="float" office:value="-8.445545" calcext:value-type="float">
            <text:p>-8.44554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6.071745" calcext:value-type="float">
            <text:p>56.071745</text:p>
          </table:table-cell>
          <table:table-cell office:value-type="float" office:value="-15.931159" calcext:value-type="float">
            <text:p>-15.931159</text:p>
          </table:table-cell>
          <table:table-cell office:value-type="float" office:value="86.514872" calcext:value-type="float">
            <text:p>86.514872</text:p>
          </table:table-cell>
          <table:table-cell office:value-type="float" office:value="-11.779043" calcext:value-type="float">
            <text:p>-11.779043</text:p>
          </table:table-cell>
          <table:table-cell office:value-type="float" office:value="87.404825" calcext:value-type="float">
            <text:p>87.404825</text:p>
          </table:table-cell>
          <table:table-cell office:value-type="float" office:value="0.875607" calcext:value-type="float">
            <text:p>0.875607</text:p>
          </table:table-cell>
          <table:table-cell office:value-type="float" office:value="56.069057" calcext:value-type="float">
            <text:p>56.069057</text:p>
          </table:table-cell>
          <table:table-cell office:value-type="float" office:value="-15.931668" calcext:value-type="float">
            <text:p>-15.931668</text:p>
          </table:table-cell>
          <table:table-cell office:value-type="float" office:value="430" calcext:value-type="float">
            <text:p>430</text:p>
          </table:table-cell>
          <table:table-cell office:value-type="float" office:value="56.071746" calcext:value-type="float">
            <text:p>56.071746</text:p>
          </table:table-cell>
          <table:table-cell office:value-type="float" office:value="-15.931159" calcext:value-type="float">
            <text:p>-15.931159</text:p>
          </table:table-cell>
          <table:table-cell office:value-type="float" office:value="86.514873" calcext:value-type="float">
            <text:p>86.514873</text:p>
          </table:table-cell>
          <table:table-cell office:value-type="float" office:value="-11.668267" calcext:value-type="float">
            <text:p>-11.668267</text:p>
          </table:table-cell>
          <table:table-cell office:value-type="float" office:value="87.404767" calcext:value-type="float">
            <text:p>87.404767</text:p>
          </table:table-cell>
          <table:table-cell office:value-type="float" office:value="0.888281" calcext:value-type="float">
            <text:p>0.888281</text:p>
          </table:table-cell>
          <table:table-cell office:value-type="float" office:value="56.069058" calcext:value-type="float">
            <text:p>56.069058</text:p>
          </table:table-cell>
          <table:table-cell office:value-type="float" office:value="-15.931669" calcext:value-type="float">
            <text:p>-15.93166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5.40202" calcext:value-type="float">
            <text:p>65.40202</text:p>
          </table:table-cell>
          <table:table-cell office:value-type="float" office:value="-19.49066" calcext:value-type="float">
            <text:p>-19.49066</text:p>
          </table:table-cell>
          <table:table-cell office:value-type="float" office:value="86.512944" calcext:value-type="float">
            <text:p>86.512944</text:p>
          </table:table-cell>
          <table:table-cell office:value-type="float" office:value="-11.772411" calcext:value-type="float">
            <text:p>-11.772411</text:p>
          </table:table-cell>
          <table:table-cell office:value-type="float" office:value="85.862836" calcext:value-type="float">
            <text:p>85.862836</text:p>
          </table:table-cell>
          <table:table-cell office:value-type="float" office:value="-0.543863" calcext:value-type="float">
            <text:p>-0.543863</text:p>
          </table:table-cell>
          <table:table-cell office:value-type="float" office:value="65.398922" calcext:value-type="float">
            <text:p>65.398922</text:p>
          </table:table-cell>
          <table:table-cell office:value-type="float" office:value="-19.491489" calcext:value-type="float">
            <text:p>-19.491489</text:p>
          </table:table-cell>
          <table:table-cell office:value-type="float" office:value="431" calcext:value-type="float">
            <text:p>431</text:p>
          </table:table-cell>
          <table:table-cell office:value-type="float" office:value="65.402021" calcext:value-type="float">
            <text:p>65.402021</text:p>
          </table:table-cell>
          <table:table-cell office:value-type="float" office:value="-19.490661" calcext:value-type="float">
            <text:p>-19.490661</text:p>
          </table:table-cell>
          <table:table-cell office:value-type="float" office:value="86.512945" calcext:value-type="float">
            <text:p>86.512945</text:p>
          </table:table-cell>
          <table:table-cell office:value-type="float" office:value="-11.661636" calcext:value-type="float">
            <text:p>-11.661636</text:p>
          </table:table-cell>
          <table:table-cell office:value-type="float" office:value="85.862782" calcext:value-type="float">
            <text:p>85.862782</text:p>
          </table:table-cell>
          <table:table-cell office:value-type="float" office:value="-0.532077" calcext:value-type="float">
            <text:p>-0.532077</text:p>
          </table:table-cell>
          <table:table-cell office:value-type="float" office:value="65.398922" calcext:value-type="float">
            <text:p>65.398922</text:p>
          </table:table-cell>
          <table:table-cell office:value-type="float" office:value="-19.49149" calcext:value-type="float">
            <text:p>-19.4914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5.328341" calcext:value-type="float">
            <text:p>85.328341</text:p>
          </table:table-cell>
          <table:table-cell office:value-type="float" office:value="-18.300234" calcext:value-type="float">
            <text:p>-18.300234</text:p>
          </table:table-cell>
          <table:table-cell office:value-type="float" office:value="86.511482" calcext:value-type="float">
            <text:p>86.511482</text:p>
          </table:table-cell>
          <table:table-cell office:value-type="float" office:value="-11.763189" calcext:value-type="float">
            <text:p>-11.763189</text:p>
          </table:table-cell>
          <table:table-cell office:value-type="float" office:value="85.824061" calcext:value-type="float">
            <text:p>85.824061</text:p>
          </table:table-cell>
          <table:table-cell office:value-type="float" office:value="-1.778233" calcext:value-type="float">
            <text:p>-1.778233</text:p>
          </table:table-cell>
          <table:table-cell office:value-type="float" office:value="85.326119" calcext:value-type="float">
            <text:p>85.326119</text:p>
          </table:table-cell>
          <table:table-cell office:value-type="float" office:value="-18.30123" calcext:value-type="float">
            <text:p>-18.30123</text:p>
          </table:table-cell>
          <table:table-cell office:value-type="float" office:value="432" calcext:value-type="float">
            <text:p>432</text:p>
          </table:table-cell>
          <table:table-cell office:value-type="float" office:value="85.328342" calcext:value-type="float">
            <text:p>85.328342</text:p>
          </table:table-cell>
          <table:table-cell office:value-type="float" office:value="-18.300235" calcext:value-type="float">
            <text:p>-18.300235</text:p>
          </table:table-cell>
          <table:table-cell office:value-type="float" office:value="86.511482" calcext:value-type="float">
            <text:p>86.511482</text:p>
          </table:table-cell>
          <table:table-cell office:value-type="float" office:value="-11.652414" calcext:value-type="float">
            <text:p>-11.652414</text:p>
          </table:table-cell>
          <table:table-cell office:value-type="float" office:value="85.824011" calcext:value-type="float">
            <text:p>85.824011</text:p>
          </table:table-cell>
          <table:table-cell office:value-type="float" office:value="-1.767272" calcext:value-type="float">
            <text:p>-1.767272</text:p>
          </table:table-cell>
          <table:table-cell office:value-type="float" office:value="85.326119" calcext:value-type="float">
            <text:p>85.326119</text:p>
          </table:table-cell>
          <table:table-cell office:value-type="float" office:value="-18.301231" calcext:value-type="float">
            <text:p>-18.301231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07.026171" calcext:value-type="float">
            <text:p>107.026171</text:p>
          </table:table-cell>
          <table:table-cell office:value-type="float" office:value="-3.540049" calcext:value-type="float">
            <text:p>-3.540049</text:p>
          </table:table-cell>
          <table:table-cell office:value-type="float" office:value="86.511673" calcext:value-type="float">
            <text:p>86.511673</text:p>
          </table:table-cell>
          <table:table-cell office:value-type="float" office:value="-11.776332" calcext:value-type="float">
            <text:p>-11.776332</text:p>
          </table:table-cell>
          <table:table-cell office:value-type="float" office:value="87.308386" calcext:value-type="float">
            <text:p>87.308386</text:p>
          </table:table-cell>
          <table:table-cell office:value-type="float" office:value="-1.913782" calcext:value-type="float">
            <text:p>-1.913782</text:p>
          </table:table-cell>
          <table:table-cell office:value-type="float" office:value="107.025801" calcext:value-type="float">
            <text:p>107.025801</text:p>
          </table:table-cell>
          <table:table-cell office:value-type="float" office:value="-3.542881" calcext:value-type="float">
            <text:p>-3.542881</text:p>
          </table:table-cell>
          <table:table-cell office:value-type="float" office:value="433" calcext:value-type="float">
            <text:p>433</text:p>
          </table:table-cell>
          <table:table-cell office:value-type="float" office:value="107.026171" calcext:value-type="float">
            <text:p>107.026171</text:p>
          </table:table-cell>
          <table:table-cell office:value-type="float" office:value="-3.540049" calcext:value-type="float">
            <text:p>-3.540049</text:p>
          </table:table-cell>
          <table:table-cell office:value-type="float" office:value="86.511673" calcext:value-type="float">
            <text:p>86.511673</text:p>
          </table:table-cell>
          <table:table-cell office:value-type="float" office:value="-11.665556" calcext:value-type="float">
            <text:p>-11.665556</text:p>
          </table:table-cell>
          <table:table-cell office:value-type="float" office:value="87.30834" calcext:value-type="float">
            <text:p>87.30834</text:p>
          </table:table-cell>
          <table:table-cell office:value-type="float" office:value="-1.903589" calcext:value-type="float">
            <text:p>-1.903589</text:p>
          </table:table-cell>
          <table:table-cell office:value-type="float" office:value="107.025802" calcext:value-type="float">
            <text:p>107.025802</text:p>
          </table:table-cell>
          <table:table-cell office:value-type="float" office:value="-3.542882" calcext:value-type="float">
            <text:p>-3.54288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00.132655" calcext:value-type="float">
            <text:p>100.132655</text:p>
          </table:table-cell>
          <table:table-cell office:value-type="float" office:value="15.058752" calcext:value-type="float">
            <text:p>15.058752</text:p>
          </table:table-cell>
          <table:table-cell office:value-type="float" office:value="86.513912" calcext:value-type="float">
            <text:p>86.513912</text:p>
          </table:table-cell>
          <table:table-cell office:value-type="float" office:value="-11.790791" calcext:value-type="float">
            <text:p>-11.790791</text:p>
          </table:table-cell>
          <table:table-cell office:value-type="float" office:value="88.208168" calcext:value-type="float">
            <text:p>88.208168</text:p>
          </table:table-cell>
          <table:table-cell office:value-type="float" office:value="-0.739152" calcext:value-type="float">
            <text:p>-0.739152</text:p>
          </table:table-cell>
          <table:table-cell office:value-type="float" office:value="100.138577" calcext:value-type="float">
            <text:p>100.138577</text:p>
          </table:table-cell>
          <table:table-cell office:value-type="float" office:value="15.057955" calcext:value-type="float">
            <text:p>15.057955</text:p>
          </table:table-cell>
          <table:table-cell office:value-type="float" office:value="434" calcext:value-type="float">
            <text:p>434</text:p>
          </table:table-cell>
          <table:table-cell office:value-type="float" office:value="100.132655" calcext:value-type="float">
            <text:p>100.132655</text:p>
          </table:table-cell>
          <table:table-cell office:value-type="float" office:value="15.058753" calcext:value-type="float">
            <text:p>15.058753</text:p>
          </table:table-cell>
          <table:table-cell office:value-type="float" office:value="86.513913" calcext:value-type="float">
            <text:p>86.513913</text:p>
          </table:table-cell>
          <table:table-cell office:value-type="float" office:value="-11.680016" calcext:value-type="float">
            <text:p>-11.680016</text:p>
          </table:table-cell>
          <table:table-cell office:value-type="float" office:value="88.208125" calcext:value-type="float">
            <text:p>88.208125</text:p>
          </table:table-cell>
          <table:table-cell office:value-type="float" office:value="-0.729672" calcext:value-type="float">
            <text:p>-0.729672</text:p>
          </table:table-cell>
          <table:table-cell office:value-type="float" office:value="100.138577" calcext:value-type="float">
            <text:p>100.138577</text:p>
          </table:table-cell>
          <table:table-cell office:value-type="float" office:value="15.057956" calcext:value-type="float">
            <text:p>15.057956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7.297828" calcext:value-type="float">
            <text:p>77.297828</text:p>
          </table:table-cell>
          <table:table-cell office:value-type="float" office:value="16.157655" calcext:value-type="float">
            <text:p>16.157655</text:p>
          </table:table-cell>
          <table:table-cell office:value-type="float" office:value="86.51567" calcext:value-type="float">
            <text:p>86.51567</text:p>
          </table:table-cell>
          <table:table-cell office:value-type="float" office:value="-11.777902" calcext:value-type="float">
            <text:p>-11.777902</text:p>
          </table:table-cell>
          <table:table-cell office:value-type="float" office:value="87.446079" calcext:value-type="float">
            <text:p>87.446079</text:p>
          </table:table-cell>
          <table:table-cell office:value-type="float" office:value="0.45561" calcext:value-type="float">
            <text:p>0.45561</text:p>
          </table:table-cell>
          <table:table-cell office:value-type="float" office:value="77.301114" calcext:value-type="float">
            <text:p>77.301114</text:p>
          </table:table-cell>
          <table:table-cell office:value-type="float" office:value="16.161264" calcext:value-type="float">
            <text:p>16.161264</text:p>
          </table:table-cell>
          <table:table-cell office:value-type="float" office:value="435" calcext:value-type="float">
            <text:p>435</text:p>
          </table:table-cell>
          <table:table-cell office:value-type="float" office:value="77.297829" calcext:value-type="float">
            <text:p>77.297829</text:p>
          </table:table-cell>
          <table:table-cell office:value-type="float" office:value="16.157656" calcext:value-type="float">
            <text:p>16.157656</text:p>
          </table:table-cell>
          <table:table-cell office:value-type="float" office:value="86.51567" calcext:value-type="float">
            <text:p>86.51567</text:p>
          </table:table-cell>
          <table:table-cell office:value-type="float" office:value="-11.667127" calcext:value-type="float">
            <text:p>-11.667127</text:p>
          </table:table-cell>
          <table:table-cell office:value-type="float" office:value="87.446038" calcext:value-type="float">
            <text:p>87.446038</text:p>
          </table:table-cell>
          <table:table-cell office:value-type="float" office:value="0.464428" calcext:value-type="float">
            <text:p>0.464428</text:p>
          </table:table-cell>
          <table:table-cell office:value-type="float" office:value="77.301114" calcext:value-type="float">
            <text:p>77.301114</text:p>
          </table:table-cell>
          <table:table-cell office:value-type="float" office:value="16.161264" calcext:value-type="float">
            <text:p>16.16126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9.43863" calcext:value-type="float">
            <text:p>69.43863</text:p>
          </table:table-cell>
          <table:table-cell office:value-type="float" office:value="4.533424" calcext:value-type="float">
            <text:p>4.533424</text:p>
          </table:table-cell>
          <table:table-cell office:value-type="float" office:value="86.51792" calcext:value-type="float">
            <text:p>86.51792</text:p>
          </table:table-cell>
          <table:table-cell office:value-type="float" office:value="-11.768887" calcext:value-type="float">
            <text:p>-11.768887</text:p>
          </table:table-cell>
          <table:table-cell office:value-type="float" office:value="86.18765" calcext:value-type="float">
            <text:p>86.18765</text:p>
          </table:table-cell>
          <table:table-cell office:value-type="float" office:value="0.749441" calcext:value-type="float">
            <text:p>0.749441</text:p>
          </table:table-cell>
          <table:table-cell office:value-type="float" office:value="69.435566" calcext:value-type="float">
            <text:p>69.435566</text:p>
          </table:table-cell>
          <table:table-cell office:value-type="float" office:value="4.536029" calcext:value-type="float">
            <text:p>4.536029</text:p>
          </table:table-cell>
          <table:table-cell office:value-type="float" office:value="436" calcext:value-type="float">
            <text:p>436</text:p>
          </table:table-cell>
          <table:table-cell office:value-type="float" office:value="69.43863" calcext:value-type="float">
            <text:p>69.43863</text:p>
          </table:table-cell>
          <table:table-cell office:value-type="float" office:value="4.533424" calcext:value-type="float">
            <text:p>4.533424</text:p>
          </table:table-cell>
          <table:table-cell office:value-type="float" office:value="86.517921" calcext:value-type="float">
            <text:p>86.517921</text:p>
          </table:table-cell>
          <table:table-cell office:value-type="float" office:value="-11.658112" calcext:value-type="float">
            <text:p>-11.658112</text:p>
          </table:table-cell>
          <table:table-cell office:value-type="float" office:value="86.187613" calcext:value-type="float">
            <text:p>86.187613</text:p>
          </table:table-cell>
          <table:table-cell office:value-type="float" office:value="0.757641" calcext:value-type="float">
            <text:p>0.757641</text:p>
          </table:table-cell>
          <table:table-cell office:value-type="float" office:value="69.435567" calcext:value-type="float">
            <text:p>69.435567</text:p>
          </table:table-cell>
          <table:table-cell office:value-type="float" office:value="4.536029" calcext:value-type="float">
            <text:p>4.536029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9.006833" calcext:value-type="float">
            <text:p>69.006833</text:p>
          </table:table-cell>
          <table:table-cell office:value-type="float" office:value="-3.860136" calcext:value-type="float">
            <text:p>-3.860136</text:p>
          </table:table-cell>
          <table:table-cell office:value-type="float" office:value="86.5219" calcext:value-type="float">
            <text:p>86.5219</text:p>
          </table:table-cell>
          <table:table-cell office:value-type="float" office:value="-11.761397" calcext:value-type="float">
            <text:p>-11.761397</text:p>
          </table:table-cell>
          <table:table-cell office:value-type="float" office:value="84.988695" calcext:value-type="float">
            <text:p>84.988695</text:p>
          </table:table-cell>
          <table:table-cell office:value-type="float" office:value="0.433737" calcext:value-type="float">
            <text:p>0.433737</text:p>
          </table:table-cell>
          <table:table-cell office:value-type="float" office:value="69.00532" calcext:value-type="float">
            <text:p>69.00532</text:p>
          </table:table-cell>
          <table:table-cell office:value-type="float" office:value="-3.860792" calcext:value-type="float">
            <text:p>-3.860792</text:p>
          </table:table-cell>
          <table:table-cell office:value-type="float" office:value="437" calcext:value-type="float">
            <text:p>437</text:p>
          </table:table-cell>
          <table:table-cell office:value-type="float" office:value="69.006833" calcext:value-type="float">
            <text:p>69.006833</text:p>
          </table:table-cell>
          <table:table-cell office:value-type="float" office:value="-3.860136" calcext:value-type="float">
            <text:p>-3.860136</text:p>
          </table:table-cell>
          <table:table-cell office:value-type="float" office:value="86.521901" calcext:value-type="float">
            <text:p>86.521901</text:p>
          </table:table-cell>
          <table:table-cell office:value-type="float" office:value="-11.650622" calcext:value-type="float">
            <text:p>-11.650622</text:p>
          </table:table-cell>
          <table:table-cell office:value-type="float" office:value="84.98866" calcext:value-type="float">
            <text:p>84.98866</text:p>
          </table:table-cell>
          <table:table-cell office:value-type="float" office:value="0.441363" calcext:value-type="float">
            <text:p>0.441363</text:p>
          </table:table-cell>
          <table:table-cell office:value-type="float" office:value="69.00532" calcext:value-type="float">
            <text:p>69.00532</text:p>
          </table:table-cell>
          <table:table-cell office:value-type="float" office:value="-3.860793" calcext:value-type="float">
            <text:p>-3.86079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9.396987" calcext:value-type="float">
            <text:p>69.396987</text:p>
          </table:table-cell>
          <table:table-cell office:value-type="float" office:value="-11.619681" calcext:value-type="float">
            <text:p>-11.619681</text:p>
          </table:table-cell>
          <table:table-cell office:value-type="float" office:value="86.528139" calcext:value-type="float">
            <text:p>86.528139</text:p>
          </table:table-cell>
          <table:table-cell office:value-type="float" office:value="-11.75281" calcext:value-type="float">
            <text:p>-11.75281</text:p>
          </table:table-cell>
          <table:table-cell office:value-type="float" office:value="83.903077" calcext:value-type="float">
            <text:p>83.903077</text:p>
          </table:table-cell>
          <table:table-cell office:value-type="float" office:value="-0.402016" calcext:value-type="float">
            <text:p>-0.402016</text:p>
          </table:table-cell>
          <table:table-cell office:value-type="float" office:value="69.396821" calcext:value-type="float">
            <text:p>69.396821</text:p>
          </table:table-cell>
          <table:table-cell office:value-type="float" office:value="-11.61981" calcext:value-type="float">
            <text:p>-11.61981</text:p>
          </table:table-cell>
          <table:table-cell office:value-type="float" office:value="438" calcext:value-type="float">
            <text:p>438</text:p>
          </table:table-cell>
          <table:table-cell office:value-type="float" office:value="69.396987" calcext:value-type="float">
            <text:p>69.396987</text:p>
          </table:table-cell>
          <table:table-cell office:value-type="float" office:value="-11.619682" calcext:value-type="float">
            <text:p>-11.619682</text:p>
          </table:table-cell>
          <table:table-cell office:value-type="float" office:value="86.528139" calcext:value-type="float">
            <text:p>86.528139</text:p>
          </table:table-cell>
          <table:table-cell office:value-type="float" office:value="-11.642035" calcext:value-type="float">
            <text:p>-11.642035</text:p>
          </table:table-cell>
          <table:table-cell office:value-type="float" office:value="83.903044" calcext:value-type="float">
            <text:p>83.903044</text:p>
          </table:table-cell>
          <table:table-cell office:value-type="float" office:value="-0.394924" calcext:value-type="float">
            <text:p>-0.394924</text:p>
          </table:table-cell>
          <table:table-cell office:value-type="float" office:value="69.396821" calcext:value-type="float">
            <text:p>69.396821</text:p>
          </table:table-cell>
          <table:table-cell office:value-type="float" office:value="-11.619811" calcext:value-type="float">
            <text:p>-11.619811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9.502282" calcext:value-type="float">
            <text:p>69.502282</text:p>
          </table:table-cell>
          <table:table-cell office:value-type="float" office:value="-18.754515" calcext:value-type="float">
            <text:p>-18.754515</text:p>
          </table:table-cell>
          <table:table-cell office:value-type="float" office:value="86.540958" calcext:value-type="float">
            <text:p>86.540958</text:p>
          </table:table-cell>
          <table:table-cell office:value-type="float" office:value="-11.74439" calcext:value-type="float">
            <text:p>-11.74439</text:p>
          </table:table-cell>
          <table:table-cell office:value-type="float" office:value="82.906943" calcext:value-type="float">
            <text:p>82.906943</text:p>
          </table:table-cell>
          <table:table-cell office:value-type="float" office:value="-1.678861" calcext:value-type="float">
            <text:p>-1.678861</text:p>
          </table:table-cell>
          <table:table-cell office:value-type="float" office:value="69.50234" calcext:value-type="float">
            <text:p>69.50234</text:p>
          </table:table-cell>
          <table:table-cell office:value-type="float" office:value="-18.754641" calcext:value-type="float">
            <text:p>-18.754641</text:p>
          </table:table-cell>
          <table:table-cell office:value-type="float" office:value="439" calcext:value-type="float">
            <text:p>439</text:p>
          </table:table-cell>
          <table:table-cell office:value-type="float" office:value="69.502282" calcext:value-type="float">
            <text:p>69.502282</text:p>
          </table:table-cell>
          <table:table-cell office:value-type="float" office:value="-18.754516" calcext:value-type="float">
            <text:p>-18.754516</text:p>
          </table:table-cell>
          <table:table-cell office:value-type="float" office:value="86.540958" calcext:value-type="float">
            <text:p>86.540958</text:p>
          </table:table-cell>
          <table:table-cell office:value-type="float" office:value="-11.633615" calcext:value-type="float">
            <text:p>-11.633615</text:p>
          </table:table-cell>
          <table:table-cell office:value-type="float" office:value="82.906913" calcext:value-type="float">
            <text:p>82.906913</text:p>
          </table:table-cell>
          <table:table-cell office:value-type="float" office:value="-1.672266" calcext:value-type="float">
            <text:p>-1.672266</text:p>
          </table:table-cell>
          <table:table-cell office:value-type="float" office:value="69.502341" calcext:value-type="float">
            <text:p>69.502341</text:p>
          </table:table-cell>
          <table:table-cell office:value-type="float" office:value="-18.754641" calcext:value-type="float">
            <text:p>-18.75464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5.267875" calcext:value-type="float">
            <text:p>75.267875</text:p>
          </table:table-cell>
          <table:table-cell office:value-type="float" office:value="-25.848026" calcext:value-type="float">
            <text:p>-25.848026</text:p>
          </table:table-cell>
          <table:table-cell office:value-type="float" office:value="86.562059" calcext:value-type="float">
            <text:p>86.562059</text:p>
          </table:table-cell>
          <table:table-cell office:value-type="float" office:value="-11.734453" calcext:value-type="float">
            <text:p>-11.734453</text:p>
          </table:table-cell>
          <table:table-cell office:value-type="float" office:value="82.391832" calcext:value-type="float">
            <text:p>82.391832</text:p>
          </table:table-cell>
          <table:table-cell office:value-type="float" office:value="-3.36146" calcext:value-type="float">
            <text:p>-3.36146</text:p>
          </table:table-cell>
          <table:table-cell office:value-type="float" office:value="75.266746" calcext:value-type="float">
            <text:p>75.266746</text:p>
          </table:table-cell>
          <table:table-cell office:value-type="float" office:value="-25.848034" calcext:value-type="float">
            <text:p>-25.848034</text:p>
          </table:table-cell>
          <table:table-cell office:value-type="float" office:value="440" calcext:value-type="float">
            <text:p>440</text:p>
          </table:table-cell>
          <table:table-cell office:value-type="float" office:value="75.267876" calcext:value-type="float">
            <text:p>75.267876</text:p>
          </table:table-cell>
          <table:table-cell office:value-type="float" office:value="-25.848026" calcext:value-type="float">
            <text:p>-25.848026</text:p>
          </table:table-cell>
          <table:table-cell office:value-type="float" office:value="86.562059" calcext:value-type="float">
            <text:p>86.562059</text:p>
          </table:table-cell>
          <table:table-cell office:value-type="float" office:value="-11.623678" calcext:value-type="float">
            <text:p>-11.623678</text:p>
          </table:table-cell>
          <table:table-cell office:value-type="float" office:value="82.391804" calcext:value-type="float">
            <text:p>82.391804</text:p>
          </table:table-cell>
          <table:table-cell office:value-type="float" office:value="-3.355327" calcext:value-type="float">
            <text:p>-3.355327</text:p>
          </table:table-cell>
          <table:table-cell office:value-type="float" office:value="75.266747" calcext:value-type="float">
            <text:p>75.266747</text:p>
          </table:table-cell>
          <table:table-cell office:value-type="float" office:value="-25.848034" calcext:value-type="float">
            <text:p>-25.848034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3.925242" calcext:value-type="float">
            <text:p>83.925242</text:p>
          </table:table-cell>
          <table:table-cell office:value-type="float" office:value="-22.991398" calcext:value-type="float">
            <text:p>-22.991398</text:p>
          </table:table-cell>
          <table:table-cell office:value-type="float" office:value="86.591556" calcext:value-type="float">
            <text:p>86.591556</text:p>
          </table:table-cell>
          <table:table-cell office:value-type="float" office:value="-11.722617" calcext:value-type="float">
            <text:p>-11.722617</text:p>
          </table:table-cell>
          <table:table-cell office:value-type="float" office:value="82.526603" calcext:value-type="float">
            <text:p>82.526603</text:p>
          </table:table-cell>
          <table:table-cell office:value-type="float" office:value="-4.724548" calcext:value-type="float">
            <text:p>-4.724548</text:p>
          </table:table-cell>
          <table:table-cell office:value-type="float" office:value="83.924668" calcext:value-type="float">
            <text:p>83.924668</text:p>
          </table:table-cell>
          <table:table-cell office:value-type="float" office:value="-22.993373" calcext:value-type="float">
            <text:p>-22.993373</text:p>
          </table:table-cell>
          <table:table-cell office:value-type="float" office:value="441" calcext:value-type="float">
            <text:p>441</text:p>
          </table:table-cell>
          <table:table-cell office:value-type="float" office:value="83.925242" calcext:value-type="float">
            <text:p>83.925242</text:p>
          </table:table-cell>
          <table:table-cell office:value-type="float" office:value="-22.991398" calcext:value-type="float">
            <text:p>-22.991398</text:p>
          </table:table-cell>
          <table:table-cell office:value-type="float" office:value="86.591557" calcext:value-type="float">
            <text:p>86.591557</text:p>
          </table:table-cell>
          <table:table-cell office:value-type="float" office:value="-11.611842" calcext:value-type="float">
            <text:p>-11.611842</text:p>
          </table:table-cell>
          <table:table-cell office:value-type="float" office:value="82.526577" calcext:value-type="float">
            <text:p>82.526577</text:p>
          </table:table-cell>
          <table:table-cell office:value-type="float" office:value="-4.718844" calcext:value-type="float">
            <text:p>-4.718844</text:p>
          </table:table-cell>
          <table:table-cell office:value-type="float" office:value="83.924669" calcext:value-type="float">
            <text:p>83.924669</text:p>
          </table:table-cell>
          <table:table-cell office:value-type="float" office:value="-22.993374" calcext:value-type="float">
            <text:p>-22.993374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2.788373" calcext:value-type="float">
            <text:p>82.788373</text:p>
          </table:table-cell>
          <table:table-cell office:value-type="float" office:value="-13.958965" calcext:value-type="float">
            <text:p>-13.958965</text:p>
          </table:table-cell>
          <table:table-cell office:value-type="float" office:value="86.626726" calcext:value-type="float">
            <text:p>86.626726</text:p>
          </table:table-cell>
          <table:table-cell office:value-type="float" office:value="-11.709769" calcext:value-type="float">
            <text:p>-11.709769</text:p>
          </table:table-cell>
          <table:table-cell office:value-type="float" office:value="82.577635" calcext:value-type="float">
            <text:p>82.577635</text:p>
          </table:table-cell>
          <table:table-cell office:value-type="float" office:value="-5.359009" calcext:value-type="float">
            <text:p>-5.359009</text:p>
          </table:table-cell>
          <table:table-cell office:value-type="float" office:value="82.790308" calcext:value-type="float">
            <text:p>82.790308</text:p>
          </table:table-cell>
          <table:table-cell office:value-type="float" office:value="-13.960186" calcext:value-type="float">
            <text:p>-13.960186</text:p>
          </table:table-cell>
          <table:table-cell office:value-type="float" office:value="442" calcext:value-type="float">
            <text:p>442</text:p>
          </table:table-cell>
          <table:table-cell office:value-type="float" office:value="82.788374" calcext:value-type="float">
            <text:p>82.788374</text:p>
          </table:table-cell>
          <table:table-cell office:value-type="float" office:value="-13.958966" calcext:value-type="float">
            <text:p>-13.958966</text:p>
          </table:table-cell>
          <table:table-cell office:value-type="float" office:value="86.626727" calcext:value-type="float">
            <text:p>86.626727</text:p>
          </table:table-cell>
          <table:table-cell office:value-type="float" office:value="-11.598994" calcext:value-type="float">
            <text:p>-11.598994</text:p>
          </table:table-cell>
          <table:table-cell office:value-type="float" office:value="82.577611" calcext:value-type="float">
            <text:p>82.577611</text:p>
          </table:table-cell>
          <table:table-cell office:value-type="float" office:value="-5.353704" calcext:value-type="float">
            <text:p>-5.353704</text:p>
          </table:table-cell>
          <table:table-cell office:value-type="float" office:value="82.790309" calcext:value-type="float">
            <text:p>82.790309</text:p>
          </table:table-cell>
          <table:table-cell office:value-type="float" office:value="-13.960186" calcext:value-type="float">
            <text:p>-13.960186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7.063564" calcext:value-type="float">
            <text:p>77.063564</text:p>
          </table:table-cell>
          <table:table-cell office:value-type="float" office:value="-9.072421" calcext:value-type="float">
            <text:p>-9.072421</text:p>
          </table:table-cell>
          <table:table-cell office:value-type="float" office:value="86.66221" calcext:value-type="float">
            <text:p>86.66221</text:p>
          </table:table-cell>
          <table:table-cell office:value-type="float" office:value="-11.699284" calcext:value-type="float">
            <text:p>-11.699284</text:p>
          </table:table-cell>
          <table:table-cell office:value-type="float" office:value="82.22465" calcext:value-type="float">
            <text:p>82.22465</text:p>
          </table:table-cell>
          <table:table-cell office:value-type="float" office:value="-5.609197" calcext:value-type="float">
            <text:p>-5.609197</text:p>
          </table:table-cell>
          <table:table-cell office:value-type="float" office:value="77.064466" calcext:value-type="float">
            <text:p>77.064466</text:p>
          </table:table-cell>
          <table:table-cell office:value-type="float" office:value="-9.071608" calcext:value-type="float">
            <text:p>-9.071608</text:p>
          </table:table-cell>
          <table:table-cell office:value-type="float" office:value="443" calcext:value-type="float">
            <text:p>443</text:p>
          </table:table-cell>
          <table:table-cell office:value-type="float" office:value="77.063564" calcext:value-type="float">
            <text:p>77.063564</text:p>
          </table:table-cell>
          <table:table-cell office:value-type="float" office:value="-9.072421" calcext:value-type="float">
            <text:p>-9.072421</text:p>
          </table:table-cell>
          <table:table-cell office:value-type="float" office:value="86.66221" calcext:value-type="float">
            <text:p>86.66221</text:p>
          </table:table-cell>
          <table:table-cell office:value-type="float" office:value="-11.588509" calcext:value-type="float">
            <text:p>-11.588509</text:p>
          </table:table-cell>
          <table:table-cell office:value-type="float" office:value="82.224628" calcext:value-type="float">
            <text:p>82.224628</text:p>
          </table:table-cell>
          <table:table-cell office:value-type="float" office:value="-5.604264" calcext:value-type="float">
            <text:p>-5.604264</text:p>
          </table:table-cell>
          <table:table-cell office:value-type="float" office:value="77.064466" calcext:value-type="float">
            <text:p>77.064466</text:p>
          </table:table-cell>
          <table:table-cell office:value-type="float" office:value="-9.071608" calcext:value-type="float">
            <text:p>-9.07160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6.181503" calcext:value-type="float">
            <text:p>76.181503</text:p>
          </table:table-cell>
          <table:table-cell office:value-type="float" office:value="-10.168677" calcext:value-type="float">
            <text:p>-10.168677</text:p>
          </table:table-cell>
          <table:table-cell office:value-type="float" office:value="86.695521" calcext:value-type="float">
            <text:p>86.695521</text:p>
          </table:table-cell>
          <table:table-cell office:value-type="float" office:value="-11.688833" calcext:value-type="float">
            <text:p>-11.688833</text:p>
          </table:table-cell>
          <table:table-cell office:value-type="float" office:value="81.832609" calcext:value-type="float">
            <text:p>81.832609</text:p>
          </table:table-cell>
          <table:table-cell office:value-type="float" office:value="-5.918641" calcext:value-type="float">
            <text:p>-5.918641</text:p>
          </table:table-cell>
          <table:table-cell office:value-type="float" office:value="76.180558" calcext:value-type="float">
            <text:p>76.180558</text:p>
          </table:table-cell>
          <table:table-cell office:value-type="float" office:value="-10.167509" calcext:value-type="float">
            <text:p>-10.167509</text:p>
          </table:table-cell>
          <table:table-cell office:value-type="float" office:value="444" calcext:value-type="float">
            <text:p>444</text:p>
          </table:table-cell>
          <table:table-cell office:value-type="float" office:value="76.181504" calcext:value-type="float">
            <text:p>76.181504</text:p>
          </table:table-cell>
          <table:table-cell office:value-type="float" office:value="-10.168678" calcext:value-type="float">
            <text:p>-10.168678</text:p>
          </table:table-cell>
          <table:table-cell office:value-type="float" office:value="86.695521" calcext:value-type="float">
            <text:p>86.695521</text:p>
          </table:table-cell>
          <table:table-cell office:value-type="float" office:value="-11.578058" calcext:value-type="float">
            <text:p>-11.578058</text:p>
          </table:table-cell>
          <table:table-cell office:value-type="float" office:value="81.832588" calcext:value-type="float">
            <text:p>81.832588</text:p>
          </table:table-cell>
          <table:table-cell office:value-type="float" office:value="-5.914053" calcext:value-type="float">
            <text:p>-5.914053</text:p>
          </table:table-cell>
          <table:table-cell office:value-type="float" office:value="76.180559" calcext:value-type="float">
            <text:p>76.180559</text:p>
          </table:table-cell>
          <table:table-cell office:value-type="float" office:value="-10.16751" calcext:value-type="float">
            <text:p>-10.1675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0.095053" calcext:value-type="float">
            <text:p>80.095053</text:p>
          </table:table-cell>
          <table:table-cell office:value-type="float" office:value="-11.270718" calcext:value-type="float">
            <text:p>-11.270718</text:p>
          </table:table-cell>
          <table:table-cell office:value-type="float" office:value="86.720175" calcext:value-type="float">
            <text:p>86.720175</text:p>
          </table:table-cell>
          <table:table-cell office:value-type="float" office:value="-11.680116" calcext:value-type="float">
            <text:p>-11.680116</text:p>
          </table:table-cell>
          <table:table-cell office:value-type="float" office:value="81.733908" calcext:value-type="float">
            <text:p>81.733908</text:p>
          </table:table-cell>
          <table:table-cell office:value-type="float" office:value="-6.28518" calcext:value-type="float">
            <text:p>-6.28518</text:p>
          </table:table-cell>
          <table:table-cell office:value-type="float" office:value="80.09412" calcext:value-type="float">
            <text:p>80.09412</text:p>
          </table:table-cell>
          <table:table-cell office:value-type="float" office:value="-11.270717" calcext:value-type="float">
            <text:p>-11.270717</text:p>
          </table:table-cell>
          <table:table-cell office:value-type="float" office:value="445" calcext:value-type="float">
            <text:p>445</text:p>
          </table:table-cell>
          <table:table-cell office:value-type="float" office:value="80.095054" calcext:value-type="float">
            <text:p>80.095054</text:p>
          </table:table-cell>
          <table:table-cell office:value-type="float" office:value="-11.270719" calcext:value-type="float">
            <text:p>-11.270719</text:p>
          </table:table-cell>
          <table:table-cell office:value-type="float" office:value="86.720175" calcext:value-type="float">
            <text:p>86.720175</text:p>
          </table:table-cell>
          <table:table-cell office:value-type="float" office:value="-11.569341" calcext:value-type="float">
            <text:p>-11.569341</text:p>
          </table:table-cell>
          <table:table-cell office:value-type="float" office:value="81.733889" calcext:value-type="float">
            <text:p>81.733889</text:p>
          </table:table-cell>
          <table:table-cell office:value-type="float" office:value="-6.280913" calcext:value-type="float">
            <text:p>-6.280913</text:p>
          </table:table-cell>
          <table:table-cell office:value-type="float" office:value="80.094121" calcext:value-type="float">
            <text:p>80.094121</text:p>
          </table:table-cell>
          <table:table-cell office:value-type="float" office:value="-11.270718" calcext:value-type="float">
            <text:p>-11.2707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90.219853" calcext:value-type="float">
            <text:p>90.219853</text:p>
          </table:table-cell>
          <table:table-cell office:value-type="float" office:value="-7.782248" calcext:value-type="float">
            <text:p>-7.782248</text:p>
          </table:table-cell>
          <table:table-cell office:value-type="float" office:value="86.739715" calcext:value-type="float">
            <text:p>86.739715</text:p>
          </table:table-cell>
          <table:table-cell office:value-type="float" office:value="-11.687671" calcext:value-type="float">
            <text:p>-11.687671</text:p>
          </table:table-cell>
          <table:table-cell office:value-type="float" office:value="82.346097" calcext:value-type="float">
            <text:p>82.346097</text:p>
          </table:table-cell>
          <table:table-cell office:value-type="float" office:value="-6.397" calcext:value-type="float">
            <text:p>-6.397</text:p>
          </table:table-cell>
          <table:table-cell office:value-type="float" office:value="90.218654" calcext:value-type="float">
            <text:p>90.218654</text:p>
          </table:table-cell>
          <table:table-cell office:value-type="float" office:value="-7.783136" calcext:value-type="float">
            <text:p>-7.783136</text:p>
          </table:table-cell>
          <table:table-cell office:value-type="float" office:value="446" calcext:value-type="float">
            <text:p>446</text:p>
          </table:table-cell>
          <table:table-cell office:value-type="float" office:value="90.219854" calcext:value-type="float">
            <text:p>90.219854</text:p>
          </table:table-cell>
          <table:table-cell office:value-type="float" office:value="-7.782248" calcext:value-type="float">
            <text:p>-7.782248</text:p>
          </table:table-cell>
          <table:table-cell office:value-type="float" office:value="86.739715" calcext:value-type="float">
            <text:p>86.739715</text:p>
          </table:table-cell>
          <table:table-cell office:value-type="float" office:value="-11.561786" calcext:value-type="float">
            <text:p>-11.561786</text:p>
          </table:table-cell>
          <table:table-cell office:value-type="float" office:value="82.346079" calcext:value-type="float">
            <text:p>82.346079</text:p>
          </table:table-cell>
          <table:table-cell office:value-type="float" office:value="-6.37898" calcext:value-type="float">
            <text:p>-6.37898</text:p>
          </table:table-cell>
          <table:table-cell office:value-type="float" office:value="90.218655" calcext:value-type="float">
            <text:p>90.218655</text:p>
          </table:table-cell>
          <table:table-cell office:value-type="float" office:value="-7.783134" calcext:value-type="float">
            <text:p>-7.78313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9.45152" calcext:value-type="float">
            <text:p>89.45152</text:p>
          </table:table-cell>
          <table:table-cell office:value-type="float" office:value="-11.294982" calcext:value-type="float">
            <text:p>-11.294982</text:p>
          </table:table-cell>
          <table:table-cell office:value-type="float" office:value="86.76011" calcext:value-type="float">
            <text:p>86.76011</text:p>
          </table:table-cell>
          <table:table-cell office:value-type="float" office:value="-11.676273" calcext:value-type="float">
            <text:p>-11.676273</text:p>
          </table:table-cell>
          <table:table-cell office:value-type="float" office:value="82.862443" calcext:value-type="float">
            <text:p>82.862443</text:p>
          </table:table-cell>
          <table:table-cell office:value-type="float" office:value="-6.72926" calcext:value-type="float">
            <text:p>-6.72926</text:p>
          </table:table-cell>
          <table:table-cell office:value-type="float" office:value="89.453608" calcext:value-type="float">
            <text:p>89.453608</text:p>
          </table:table-cell>
          <table:table-cell office:value-type="float" office:value="-11.293637" calcext:value-type="float">
            <text:p>-11.293637</text:p>
          </table:table-cell>
          <table:table-cell office:value-type="float" office:value="447" calcext:value-type="float">
            <text:p>447</text:p>
          </table:table-cell>
          <table:table-cell office:value-type="float" office:value="89.45152" calcext:value-type="float">
            <text:p>89.45152</text:p>
          </table:table-cell>
          <table:table-cell office:value-type="float" office:value="-11.294983" calcext:value-type="float">
            <text:p>-11.294983</text:p>
          </table:table-cell>
          <table:table-cell office:value-type="float" office:value="86.76011" calcext:value-type="float">
            <text:p>86.76011</text:p>
          </table:table-cell>
          <table:table-cell office:value-type="float" office:value="-11.550388" calcext:value-type="float">
            <text:p>-11.550388</text:p>
          </table:table-cell>
          <table:table-cell office:value-type="float" office:value="82.862427" calcext:value-type="float">
            <text:p>82.862427</text:p>
          </table:table-cell>
          <table:table-cell office:value-type="float" office:value="-6.712501" calcext:value-type="float">
            <text:p>-6.712501</text:p>
          </table:table-cell>
          <table:table-cell office:value-type="float" office:value="89.453608" calcext:value-type="float">
            <text:p>89.453608</text:p>
          </table:table-cell>
          <table:table-cell office:value-type="float" office:value="-11.29364" calcext:value-type="float">
            <text:p>-11.2936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6.0761" calcext:value-type="float">
            <text:p>76.0761</text:p>
          </table:table-cell>
          <table:table-cell office:value-type="float" office:value="-20.634234" calcext:value-type="float">
            <text:p>-20.634234</text:p>
          </table:table-cell>
          <table:table-cell office:value-type="float" office:value="86.784816" calcext:value-type="float">
            <text:p>86.784816</text:p>
          </table:table-cell>
          <table:table-cell office:value-type="float" office:value="-11.672286" calcext:value-type="float">
            <text:p>-11.672286</text:p>
          </table:table-cell>
          <table:table-cell office:value-type="float" office:value="82.410377" calcext:value-type="float">
            <text:p>82.410377</text:p>
          </table:table-cell>
          <table:table-cell office:value-type="float" office:value="-7.698899" calcext:value-type="float">
            <text:p>-7.698899</text:p>
          </table:table-cell>
          <table:table-cell office:value-type="float" office:value="76.078505" calcext:value-type="float">
            <text:p>76.078505</text:p>
          </table:table-cell>
          <table:table-cell office:value-type="float" office:value="-20.633123" calcext:value-type="float">
            <text:p>-20.633123</text:p>
          </table:table-cell>
          <table:table-cell office:value-type="float" office:value="448" calcext:value-type="float">
            <text:p>448</text:p>
          </table:table-cell>
          <table:table-cell office:value-type="float" office:value="76.0761" calcext:value-type="float">
            <text:p>76.0761</text:p>
          </table:table-cell>
          <table:table-cell office:value-type="float" office:value="-20.634234" calcext:value-type="float">
            <text:p>-20.634234</text:p>
          </table:table-cell>
          <table:table-cell office:value-type="float" office:value="86.784817" calcext:value-type="float">
            <text:p>86.784817</text:p>
          </table:table-cell>
          <table:table-cell office:value-type="float" office:value="-11.546401" calcext:value-type="float">
            <text:p>-11.546401</text:p>
          </table:table-cell>
          <table:table-cell office:value-type="float" office:value="82.410361" calcext:value-type="float">
            <text:p>82.410361</text:p>
          </table:table-cell>
          <table:table-cell office:value-type="float" office:value="-7.683314" calcext:value-type="float">
            <text:p>-7.683314</text:p>
          </table:table-cell>
          <table:table-cell office:value-type="float" office:value="76.078506" calcext:value-type="float">
            <text:p>76.078506</text:p>
          </table:table-cell>
          <table:table-cell office:value-type="float" office:value="-20.633124" calcext:value-type="float">
            <text:p>-20.63312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5.393504" calcext:value-type="float">
            <text:p>75.393504</text:p>
          </table:table-cell>
          <table:table-cell office:value-type="float" office:value="-20.241617" calcext:value-type="float">
            <text:p>-20.241617</text:p>
          </table:table-cell>
          <table:table-cell office:value-type="float" office:value="86.809917" calcext:value-type="float">
            <text:p>86.809917</text:p>
          </table:table-cell>
          <table:table-cell office:value-type="float" office:value="-11.676441" calcext:value-type="float">
            <text:p>-11.676441</text:p>
          </table:table-cell>
          <table:table-cell office:value-type="float" office:value="81.942539" calcext:value-type="float">
            <text:p>81.942539</text:p>
          </table:table-cell>
          <table:table-cell office:value-type="float" office:value="-8.580754" calcext:value-type="float">
            <text:p>-8.580754</text:p>
          </table:table-cell>
          <table:table-cell office:value-type="float" office:value="75.3911" calcext:value-type="float">
            <text:p>75.3911</text:p>
          </table:table-cell>
          <table:table-cell office:value-type="float" office:value="-20.243463" calcext:value-type="float">
            <text:p>-20.243463</text:p>
          </table:table-cell>
          <table:table-cell office:value-type="float" office:value="449" calcext:value-type="float">
            <text:p>449</text:p>
          </table:table-cell>
          <table:table-cell office:value-type="float" office:value="75.393505" calcext:value-type="float">
            <text:p>75.393505</text:p>
          </table:table-cell>
          <table:table-cell office:value-type="float" office:value="-20.241618" calcext:value-type="float">
            <text:p>-20.241618</text:p>
          </table:table-cell>
          <table:table-cell office:value-type="float" office:value="86.809918" calcext:value-type="float">
            <text:p>86.809918</text:p>
          </table:table-cell>
          <table:table-cell office:value-type="float" office:value="-11.550556" calcext:value-type="float">
            <text:p>-11.550556</text:p>
          </table:table-cell>
          <table:table-cell office:value-type="float" office:value="81.942525" calcext:value-type="float">
            <text:p>81.942525</text:p>
          </table:table-cell>
          <table:table-cell office:value-type="float" office:value="-8.566259" calcext:value-type="float">
            <text:p>-8.566259</text:p>
          </table:table-cell>
          <table:table-cell office:value-type="float" office:value="75.3911" calcext:value-type="float">
            <text:p>75.3911</text:p>
          </table:table-cell>
          <table:table-cell office:value-type="float" office:value="-20.243463" calcext:value-type="float">
            <text:p>-20.24346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8.907092" calcext:value-type="float">
            <text:p>78.907092</text:p>
          </table:table-cell>
          <table:table-cell office:value-type="float" office:value="-24.199495" calcext:value-type="float">
            <text:p>-24.199495</text:p>
          </table:table-cell>
          <table:table-cell office:value-type="float" office:value="86.834873" calcext:value-type="float">
            <text:p>86.834873</text:p>
          </table:table-cell>
          <table:table-cell office:value-type="float" office:value="-11.688527" calcext:value-type="float">
            <text:p>-11.688527</text:p>
          </table:table-cell>
          <table:table-cell office:value-type="float" office:value="81.753267" calcext:value-type="float">
            <text:p>81.753267</text:p>
          </table:table-cell>
          <table:table-cell office:value-type="float" office:value="-9.685305" calcext:value-type="float">
            <text:p>-9.685305</text:p>
          </table:table-cell>
          <table:table-cell office:value-type="float" office:value="78.9063" calcext:value-type="float">
            <text:p>78.9063</text:p>
          </table:table-cell>
          <table:table-cell office:value-type="float" office:value="-24.198679" calcext:value-type="float">
            <text:p>-24.198679</text:p>
          </table:table-cell>
          <table:table-cell office:value-type="float" office:value="450" calcext:value-type="float">
            <text:p>450</text:p>
          </table:table-cell>
          <table:table-cell office:value-type="float" office:value="78.907093" calcext:value-type="float">
            <text:p>78.907093</text:p>
          </table:table-cell>
          <table:table-cell office:value-type="float" office:value="-24.199496" calcext:value-type="float">
            <text:p>-24.199496</text:p>
          </table:table-cell>
          <table:table-cell office:value-type="float" office:value="86.834874" calcext:value-type="float">
            <text:p>86.834874</text:p>
          </table:table-cell>
          <table:table-cell office:value-type="float" office:value="-11.562642" calcext:value-type="float">
            <text:p>-11.562642</text:p>
          </table:table-cell>
          <table:table-cell office:value-type="float" office:value="81.753254" calcext:value-type="float">
            <text:p>81.753254</text:p>
          </table:table-cell>
          <table:table-cell office:value-type="float" office:value="-9.671825" calcext:value-type="float">
            <text:p>-9.671825</text:p>
          </table:table-cell>
          <table:table-cell office:value-type="float" office:value="78.9063" calcext:value-type="float">
            <text:p>78.9063</text:p>
          </table:table-cell>
          <table:table-cell office:value-type="float" office:value="-24.198679" calcext:value-type="float">
            <text:p>-24.19867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4.621991" calcext:value-type="float">
            <text:p>84.621991</text:p>
          </table:table-cell>
          <table:table-cell office:value-type="float" office:value="-21.49221" calcext:value-type="float">
            <text:p>-21.49221</text:p>
          </table:table-cell>
          <table:table-cell office:value-type="float" office:value="86.860031" calcext:value-type="float">
            <text:p>86.860031</text:p>
          </table:table-cell>
          <table:table-cell office:value-type="float" office:value="-11.706882" calcext:value-type="float">
            <text:p>-11.706882</text:p>
          </table:table-cell>
          <table:table-cell office:value-type="float" office:value="81.977475" calcext:value-type="float">
            <text:p>81.977475</text:p>
          </table:table-cell>
          <table:table-cell office:value-type="float" office:value="-10.528859" calcext:value-type="float">
            <text:p>-10.528859</text:p>
          </table:table-cell>
          <table:table-cell office:value-type="float" office:value="84.621579" calcext:value-type="float">
            <text:p>84.621579</text:p>
          </table:table-cell>
          <table:table-cell office:value-type="float" office:value="-21.493459" calcext:value-type="float">
            <text:p>-21.493459</text:p>
          </table:table-cell>
          <table:table-cell office:value-type="float" office:value="451" calcext:value-type="float">
            <text:p>451</text:p>
          </table:table-cell>
          <table:table-cell office:value-type="float" office:value="84.621992" calcext:value-type="float">
            <text:p>84.621992</text:p>
          </table:table-cell>
          <table:table-cell office:value-type="float" office:value="-21.492211" calcext:value-type="float">
            <text:p>-21.492211</text:p>
          </table:table-cell>
          <table:table-cell office:value-type="float" office:value="86.860032" calcext:value-type="float">
            <text:p>86.860032</text:p>
          </table:table-cell>
          <table:table-cell office:value-type="float" office:value="-11.580997" calcext:value-type="float">
            <text:p>-11.580997</text:p>
          </table:table-cell>
          <table:table-cell office:value-type="float" office:value="81.977462" calcext:value-type="float">
            <text:p>81.977462</text:p>
          </table:table-cell>
          <table:table-cell office:value-type="float" office:value="-10.516323" calcext:value-type="float">
            <text:p>-10.516323</text:p>
          </table:table-cell>
          <table:table-cell office:value-type="float" office:value="84.621579" calcext:value-type="float">
            <text:p>84.621579</text:p>
          </table:table-cell>
          <table:table-cell office:value-type="float" office:value="-21.49346" calcext:value-type="float">
            <text:p>-21.49346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94.519074" calcext:value-type="float">
            <text:p>94.519074</text:p>
          </table:table-cell>
          <table:table-cell office:value-type="float" office:value="-11.855316" calcext:value-type="float">
            <text:p>-11.855316</text:p>
          </table:table-cell>
          <table:table-cell office:value-type="float" office:value="86.881626" calcext:value-type="float">
            <text:p>86.881626</text:p>
          </table:table-cell>
          <table:table-cell office:value-type="float" office:value="-11.686583" calcext:value-type="float">
            <text:p>-11.686583</text:p>
          </table:table-cell>
          <table:table-cell office:value-type="float" office:value="82.87547" calcext:value-type="float">
            <text:p>82.87547</text:p>
          </table:table-cell>
          <table:table-cell office:value-type="float" office:value="-10.602833" calcext:value-type="float">
            <text:p>-10.602833</text:p>
          </table:table-cell>
          <table:table-cell office:value-type="float" office:value="94.518294" calcext:value-type="float">
            <text:p>94.518294</text:p>
          </table:table-cell>
          <table:table-cell office:value-type="float" office:value="-11.8566" calcext:value-type="float">
            <text:p>-11.8566</text:p>
          </table:table-cell>
          <table:table-cell office:value-type="float" office:value="452" calcext:value-type="float">
            <text:p>452</text:p>
          </table:table-cell>
          <table:table-cell office:value-type="float" office:value="94.519074" calcext:value-type="float">
            <text:p>94.519074</text:p>
          </table:table-cell>
          <table:table-cell office:value-type="float" office:value="-11.855316" calcext:value-type="float">
            <text:p>-11.855316</text:p>
          </table:table-cell>
          <table:table-cell office:value-type="float" office:value="86.881627" calcext:value-type="float">
            <text:p>86.881627</text:p>
          </table:table-cell>
          <table:table-cell office:value-type="float" office:value="-11.560698" calcext:value-type="float">
            <text:p>-11.560698</text:p>
          </table:table-cell>
          <table:table-cell office:value-type="float" office:value="82.875459" calcext:value-type="float">
            <text:p>82.875459</text:p>
          </table:table-cell>
          <table:table-cell office:value-type="float" office:value="-10.591175" calcext:value-type="float">
            <text:p>-10.591175</text:p>
          </table:table-cell>
          <table:table-cell office:value-type="float" office:value="94.518294" calcext:value-type="float">
            <text:p>94.518294</text:p>
          </table:table-cell>
          <table:table-cell office:value-type="float" office:value="-11.8566" calcext:value-type="float">
            <text:p>-11.856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8.628946" calcext:value-type="float">
            <text:p>98.628946</text:p>
          </table:table-cell>
          <table:table-cell office:value-type="float" office:value="-6.676299" calcext:value-type="float">
            <text:p>-6.676299</text:p>
          </table:table-cell>
          <table:table-cell office:value-type="float" office:value="86.898014" calcext:value-type="float">
            <text:p>86.898014</text:p>
          </table:table-cell>
          <table:table-cell office:value-type="float" office:value="-11.667084" calcext:value-type="float">
            <text:p>-11.667084</text:p>
          </table:table-cell>
          <table:table-cell office:value-type="float" office:value="83.993454" calcext:value-type="float">
            <text:p>83.993454</text:p>
          </table:table-cell>
          <table:table-cell office:value-type="float" office:value="-10.309841" calcext:value-type="float">
            <text:p>-10.309841</text:p>
          </table:table-cell>
          <table:table-cell office:value-type="float" office:value="98.630016" calcext:value-type="float">
            <text:p>98.630016</text:p>
          </table:table-cell>
          <table:table-cell office:value-type="float" office:value="-6.675475" calcext:value-type="float">
            <text:p>-6.675475</text:p>
          </table:table-cell>
          <table:table-cell office:value-type="float" office:value="453" calcext:value-type="float">
            <text:p>453</text:p>
          </table:table-cell>
          <table:table-cell office:value-type="float" office:value="98.628947" calcext:value-type="float">
            <text:p>98.628947</text:p>
          </table:table-cell>
          <table:table-cell office:value-type="float" office:value="-6.6763" calcext:value-type="float">
            <text:p>-6.6763</text:p>
          </table:table-cell>
          <table:table-cell office:value-type="float" office:value="86.898015" calcext:value-type="float">
            <text:p>86.898015</text:p>
          </table:table-cell>
          <table:table-cell office:value-type="float" office:value="-11.541199" calcext:value-type="float">
            <text:p>-11.541199</text:p>
          </table:table-cell>
          <table:table-cell office:value-type="float" office:value="83.993444" calcext:value-type="float">
            <text:p>83.993444</text:p>
          </table:table-cell>
          <table:table-cell office:value-type="float" office:value="-10.298999" calcext:value-type="float">
            <text:p>-10.298999</text:p>
          </table:table-cell>
          <table:table-cell office:value-type="float" office:value="98.630017" calcext:value-type="float">
            <text:p>98.630017</text:p>
          </table:table-cell>
          <table:table-cell office:value-type="float" office:value="-6.675475" calcext:value-type="float">
            <text:p>-6.67547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98.675102" calcext:value-type="float">
            <text:p>98.675102</text:p>
          </table:table-cell>
          <table:table-cell office:value-type="float" office:value="-2.228579" calcext:value-type="float">
            <text:p>-2.228579</text:p>
          </table:table-cell>
          <table:table-cell office:value-type="float" office:value="86.909943" calcext:value-type="float">
            <text:p>86.909943</text:p>
          </table:table-cell>
          <table:table-cell office:value-type="float" office:value="-11.650751" calcext:value-type="float">
            <text:p>-11.650751</text:p>
          </table:table-cell>
          <table:table-cell office:value-type="float" office:value="85.032263" calcext:value-type="float">
            <text:p>85.032263</text:p>
          </table:table-cell>
          <table:table-cell office:value-type="float" office:value="-9.728964" calcext:value-type="float">
            <text:p>-9.728964</text:p>
          </table:table-cell>
          <table:table-cell office:value-type="float" office:value="98.67585" calcext:value-type="float">
            <text:p>98.67585</text:p>
          </table:table-cell>
          <table:table-cell office:value-type="float" office:value="-2.228444" calcext:value-type="float">
            <text:p>-2.228444</text:p>
          </table:table-cell>
          <table:table-cell office:value-type="float" office:value="454" calcext:value-type="float">
            <text:p>454</text:p>
          </table:table-cell>
          <table:table-cell office:value-type="float" office:value="98.675103" calcext:value-type="float">
            <text:p>98.675103</text:p>
          </table:table-cell>
          <table:table-cell office:value-type="float" office:value="-2.228579" calcext:value-type="float">
            <text:p>-2.228579</text:p>
          </table:table-cell>
          <table:table-cell office:value-type="float" office:value="86.909943" calcext:value-type="float">
            <text:p>86.909943</text:p>
          </table:table-cell>
          <table:table-cell office:value-type="float" office:value="-11.524866" calcext:value-type="float">
            <text:p>-11.524866</text:p>
          </table:table-cell>
          <table:table-cell office:value-type="float" office:value="85.032253" calcext:value-type="float">
            <text:p>85.032253</text:p>
          </table:table-cell>
          <table:table-cell office:value-type="float" office:value="-9.71888" calcext:value-type="float">
            <text:p>-9.71888</text:p>
          </table:table-cell>
          <table:table-cell office:value-type="float" office:value="98.675851" calcext:value-type="float">
            <text:p>98.675851</text:p>
          </table:table-cell>
          <table:table-cell office:value-type="float" office:value="-2.228445" calcext:value-type="float">
            <text:p>-2.22844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8.789485" calcext:value-type="float">
            <text:p>108.789485</text:p>
          </table:table-cell>
          <table:table-cell office:value-type="float" office:value="3.242316" calcext:value-type="float">
            <text:p>3.242316</text:p>
          </table:table-cell>
          <table:table-cell office:value-type="float" office:value="86.91705" calcext:value-type="float">
            <text:p>86.91705</text:p>
          </table:table-cell>
          <table:table-cell office:value-type="float" office:value="-11.640135" calcext:value-type="float">
            <text:p>-11.640135</text:p>
          </table:table-cell>
          <table:table-cell office:value-type="float" office:value="86.701878" calcext:value-type="float">
            <text:p>86.701878</text:p>
          </table:table-cell>
          <table:table-cell office:value-type="float" office:value="-8.811101" calcext:value-type="float">
            <text:p>-8.811101</text:p>
          </table:table-cell>
          <table:table-cell office:value-type="float" office:value="108.787641" calcext:value-type="float">
            <text:p>108.787641</text:p>
          </table:table-cell>
          <table:table-cell office:value-type="float" office:value="3.242128" calcext:value-type="float">
            <text:p>3.242128</text:p>
          </table:table-cell>
          <table:table-cell office:value-type="float" office:value="455" calcext:value-type="float">
            <text:p>455</text:p>
          </table:table-cell>
          <table:table-cell office:value-type="float" office:value="108.789485" calcext:value-type="float">
            <text:p>108.789485</text:p>
          </table:table-cell>
          <table:table-cell office:value-type="float" office:value="3.242317" calcext:value-type="float">
            <text:p>3.242317</text:p>
          </table:table-cell>
          <table:table-cell office:value-type="float" office:value="86.91705" calcext:value-type="float">
            <text:p>86.91705</text:p>
          </table:table-cell>
          <table:table-cell office:value-type="float" office:value="-11.51425" calcext:value-type="float">
            <text:p>-11.51425</text:p>
          </table:table-cell>
          <table:table-cell office:value-type="float" office:value="86.701869" calcext:value-type="float">
            <text:p>86.701869</text:p>
          </table:table-cell>
          <table:table-cell office:value-type="float" office:value="-8.801723" calcext:value-type="float">
            <text:p>-8.801723</text:p>
          </table:table-cell>
          <table:table-cell office:value-type="float" office:value="108.787642" calcext:value-type="float">
            <text:p>108.787642</text:p>
          </table:table-cell>
          <table:table-cell office:value-type="float" office:value="3.242128" calcext:value-type="float">
            <text:p>3.24212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08.803104" calcext:value-type="float">
            <text:p>108.803104</text:p>
          </table:table-cell>
          <table:table-cell office:value-type="float" office:value="10.160154" calcext:value-type="float">
            <text:p>10.160154</text:p>
          </table:table-cell>
          <table:table-cell office:value-type="float" office:value="86.918667" calcext:value-type="float">
            <text:p>86.918667</text:p>
          </table:table-cell>
          <table:table-cell office:value-type="float" office:value="-11.635267" calcext:value-type="float">
            <text:p>-11.635267</text:p>
          </table:table-cell>
          <table:table-cell office:value-type="float" office:value="88.250468" calcext:value-type="float">
            <text:p>88.250468</text:p>
          </table:table-cell>
          <table:table-cell office:value-type="float" office:value="-7.478586" calcext:value-type="float">
            <text:p>-7.478586</text:p>
          </table:table-cell>
          <table:table-cell office:value-type="float" office:value="108.80494" calcext:value-type="float">
            <text:p>108.80494</text:p>
          </table:table-cell>
          <table:table-cell office:value-type="float" office:value="10.15989" calcext:value-type="float">
            <text:p>10.15989</text:p>
          </table:table-cell>
          <table:table-cell office:value-type="float" office:value="456" calcext:value-type="float">
            <text:p>456</text:p>
          </table:table-cell>
          <table:table-cell office:value-type="float" office:value="108.803104" calcext:value-type="float">
            <text:p>108.803104</text:p>
          </table:table-cell>
          <table:table-cell office:value-type="float" office:value="10.160155" calcext:value-type="float">
            <text:p>10.160155</text:p>
          </table:table-cell>
          <table:table-cell office:value-type="float" office:value="86.918667" calcext:value-type="float">
            <text:p>86.918667</text:p>
          </table:table-cell>
          <table:table-cell office:value-type="float" office:value="-11.509382" calcext:value-type="float">
            <text:p>-11.509382</text:p>
          </table:table-cell>
          <table:table-cell office:value-type="float" office:value="88.250459" calcext:value-type="float">
            <text:p>88.250459</text:p>
          </table:table-cell>
          <table:table-cell office:value-type="float" office:value="-7.469865" calcext:value-type="float">
            <text:p>-7.469865</text:p>
          </table:table-cell>
          <table:table-cell office:value-type="float" office:value="108.804941" calcext:value-type="float">
            <text:p>108.804941</text:p>
          </table:table-cell>
          <table:table-cell office:value-type="float" office:value="10.15989" calcext:value-type="float">
            <text:p>10.1598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4.568032" calcext:value-type="float">
            <text:p>94.568032</text:p>
          </table:table-cell>
          <table:table-cell office:value-type="float" office:value="18.042952" calcext:value-type="float">
            <text:p>18.042952</text:p>
          </table:table-cell>
          <table:table-cell office:value-type="float" office:value="86.915134" calcext:value-type="float">
            <text:p>86.915134</text:p>
          </table:table-cell>
          <table:table-cell office:value-type="float" office:value="-11.636761" calcext:value-type="float">
            <text:p>-11.636761</text:p>
          </table:table-cell>
          <table:table-cell office:value-type="float" office:value="88.689411" calcext:value-type="float">
            <text:p>88.689411</text:p>
          </table:table-cell>
          <table:table-cell office:value-type="float" office:value="-5.693467" calcext:value-type="float">
            <text:p>-5.693467</text:p>
          </table:table-cell>
          <table:table-cell office:value-type="float" office:value="94.570612" calcext:value-type="float">
            <text:p>94.570612</text:p>
          </table:table-cell>
          <table:table-cell office:value-type="float" office:value="18.042776" calcext:value-type="float">
            <text:p>18.042776</text:p>
          </table:table-cell>
          <table:table-cell office:value-type="float" office:value="457" calcext:value-type="float">
            <text:p>457</text:p>
          </table:table-cell>
          <table:table-cell office:value-type="float" office:value="94.568033" calcext:value-type="float">
            <text:p>94.568033</text:p>
          </table:table-cell>
          <table:table-cell office:value-type="float" office:value="18.042953" calcext:value-type="float">
            <text:p>18.042953</text:p>
          </table:table-cell>
          <table:table-cell office:value-type="float" office:value="86.915134" calcext:value-type="float">
            <text:p>86.915134</text:p>
          </table:table-cell>
          <table:table-cell office:value-type="float" office:value="-11.510876" calcext:value-type="float">
            <text:p>-11.510876</text:p>
          </table:table-cell>
          <table:table-cell office:value-type="float" office:value="88.689404" calcext:value-type="float">
            <text:p>88.689404</text:p>
          </table:table-cell>
          <table:table-cell office:value-type="float" office:value="-5.685357" calcext:value-type="float">
            <text:p>-5.685357</text:p>
          </table:table-cell>
          <table:table-cell office:value-type="float" office:value="94.570612" calcext:value-type="float">
            <text:p>94.570612</text:p>
          </table:table-cell>
          <table:table-cell office:value-type="float" office:value="18.042777" calcext:value-type="float">
            <text:p>18.04277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91.943024" calcext:value-type="float">
            <text:p>91.943024</text:p>
          </table:table-cell>
          <table:table-cell office:value-type="float" office:value="23.486748" calcext:value-type="float">
            <text:p>23.486748</text:p>
          </table:table-cell>
          <table:table-cell office:value-type="float" office:value="86.907355" calcext:value-type="float">
            <text:p>86.907355</text:p>
          </table:table-cell>
          <table:table-cell office:value-type="float" office:value="-11.644736" calcext:value-type="float">
            <text:p>-11.644736</text:p>
          </table:table-cell>
          <table:table-cell office:value-type="float" office:value="88.90993" calcext:value-type="float">
            <text:p>88.90993</text:p>
          </table:table-cell>
          <table:table-cell office:value-type="float" office:value="-3.658269" calcext:value-type="float">
            <text:p>-3.658269</text:p>
          </table:table-cell>
          <table:table-cell office:value-type="float" office:value="91.940935" calcext:value-type="float">
            <text:p>91.940935</text:p>
          </table:table-cell>
          <table:table-cell office:value-type="float" office:value="23.487186" calcext:value-type="float">
            <text:p>23.487186</text:p>
          </table:table-cell>
          <table:table-cell office:value-type="float" office:value="458" calcext:value-type="float">
            <text:p>458</text:p>
          </table:table-cell>
          <table:table-cell office:value-type="float" office:value="91.943025" calcext:value-type="float">
            <text:p>91.943025</text:p>
          </table:table-cell>
          <table:table-cell office:value-type="float" office:value="23.486748" calcext:value-type="float">
            <text:p>23.486748</text:p>
          </table:table-cell>
          <table:table-cell office:value-type="float" office:value="86.907356" calcext:value-type="float">
            <text:p>86.907356</text:p>
          </table:table-cell>
          <table:table-cell office:value-type="float" office:value="-11.518851" calcext:value-type="float">
            <text:p>-11.518851</text:p>
          </table:table-cell>
          <table:table-cell office:value-type="float" office:value="88.909923" calcext:value-type="float">
            <text:p>88.909923</text:p>
          </table:table-cell>
          <table:table-cell office:value-type="float" office:value="-3.650726" calcext:value-type="float">
            <text:p>-3.650726</text:p>
          </table:table-cell>
          <table:table-cell office:value-type="float" office:value="91.940935" calcext:value-type="float">
            <text:p>91.940935</text:p>
          </table:table-cell>
          <table:table-cell office:value-type="float" office:value="23.487186" calcext:value-type="float">
            <text:p>23.48718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6.599732" calcext:value-type="float">
            <text:p>86.599732</text:p>
          </table:table-cell>
          <table:table-cell office:value-type="float" office:value="11.408133" calcext:value-type="float">
            <text:p>11.408133</text:p>
          </table:table-cell>
          <table:table-cell office:value-type="float" office:value="86.896102" calcext:value-type="float">
            <text:p>86.896102</text:p>
          </table:table-cell>
          <table:table-cell office:value-type="float" office:value="-11.630302" calcext:value-type="float">
            <text:p>-11.630302</text:p>
          </table:table-cell>
          <table:table-cell office:value-type="float" office:value="88.737751" calcext:value-type="float">
            <text:p>88.737751</text:p>
          </table:table-cell>
          <table:table-cell office:value-type="float" office:value="-2.590197" calcext:value-type="float">
            <text:p>-2.590197</text:p>
          </table:table-cell>
          <table:table-cell office:value-type="float" office:value="86.600216" calcext:value-type="float">
            <text:p>86.600216</text:p>
          </table:table-cell>
          <table:table-cell office:value-type="float" office:value="11.411273" calcext:value-type="float">
            <text:p>11.411273</text:p>
          </table:table-cell>
          <table:table-cell office:value-type="float" office:value="459" calcext:value-type="float">
            <text:p>459</text:p>
          </table:table-cell>
          <table:table-cell office:value-type="float" office:value="86.599732" calcext:value-type="float">
            <text:p>86.599732</text:p>
          </table:table-cell>
          <table:table-cell office:value-type="float" office:value="11.408133" calcext:value-type="float">
            <text:p>11.408133</text:p>
          </table:table-cell>
          <table:table-cell office:value-type="float" office:value="86.896103" calcext:value-type="float">
            <text:p>86.896103</text:p>
          </table:table-cell>
          <table:table-cell office:value-type="float" office:value="-11.504417" calcext:value-type="float">
            <text:p>-11.504417</text:p>
          </table:table-cell>
          <table:table-cell office:value-type="float" office:value="88.737745" calcext:value-type="float">
            <text:p>88.737745</text:p>
          </table:table-cell>
          <table:table-cell office:value-type="float" office:value="-2.583182" calcext:value-type="float">
            <text:p>-2.583182</text:p>
          </table:table-cell>
          <table:table-cell office:value-type="float" office:value="86.600217" calcext:value-type="float">
            <text:p>86.600217</text:p>
          </table:table-cell>
          <table:table-cell office:value-type="float" office:value="11.411273" calcext:value-type="float">
            <text:p>11.411273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2.346234" calcext:value-type="float">
            <text:p>72.346234</text:p>
          </table:table-cell>
          <table:table-cell office:value-type="float" office:value="-2.560026" calcext:value-type="float">
            <text:p>-2.560026</text:p>
          </table:table-cell>
          <table:table-cell office:value-type="float" office:value="86.880691" calcext:value-type="float">
            <text:p>86.880691</text:p>
          </table:table-cell>
          <table:table-cell office:value-type="float" office:value="-11.615267" calcext:value-type="float">
            <text:p>-11.615267</text:p>
          </table:table-cell>
          <table:table-cell office:value-type="float" office:value="87.576013" calcext:value-type="float">
            <text:p>87.576013</text:p>
          </table:table-cell>
          <table:table-cell office:value-type="float" office:value="-2.574103" calcext:value-type="float">
            <text:p>-2.574103</text:p>
          </table:table-cell>
          <table:table-cell office:value-type="float" office:value="72.347819" calcext:value-type="float">
            <text:p>72.347819</text:p>
          </table:table-cell>
          <table:table-cell office:value-type="float" office:value="-2.559688" calcext:value-type="float">
            <text:p>-2.559688</text:p>
          </table:table-cell>
          <table:table-cell office:value-type="float" office:value="460" calcext:value-type="float">
            <text:p>460</text:p>
          </table:table-cell>
          <table:table-cell office:value-type="float" office:value="72.346235" calcext:value-type="float">
            <text:p>72.346235</text:p>
          </table:table-cell>
          <table:table-cell office:value-type="float" office:value="-2.560026" calcext:value-type="float">
            <text:p>-2.560026</text:p>
          </table:table-cell>
          <table:table-cell office:value-type="float" office:value="86.880692" calcext:value-type="float">
            <text:p>86.880692</text:p>
          </table:table-cell>
          <table:table-cell office:value-type="float" office:value="-11.489382" calcext:value-type="float">
            <text:p>-11.489382</text:p>
          </table:table-cell>
          <table:table-cell office:value-type="float" office:value="87.576007" calcext:value-type="float">
            <text:p>87.576007</text:p>
          </table:table-cell>
          <table:table-cell office:value-type="float" office:value="-2.567579" calcext:value-type="float">
            <text:p>-2.567579</text:p>
          </table:table-cell>
          <table:table-cell office:value-type="float" office:value="72.34782" calcext:value-type="float">
            <text:p>72.34782</text:p>
          </table:table-cell>
          <table:table-cell office:value-type="float" office:value="-2.559688" calcext:value-type="float">
            <text:p>-2.55968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4.358944" calcext:value-type="float">
            <text:p>84.358944</text:p>
          </table:table-cell>
          <table:table-cell office:value-type="float" office:value="-17.79686" calcext:value-type="float">
            <text:p>-17.79686</text:p>
          </table:table-cell>
          <table:table-cell office:value-type="float" office:value="86.859984" calcext:value-type="float">
            <text:p>86.859984</text:p>
          </table:table-cell>
          <table:table-cell office:value-type="float" office:value="-11.601544" calcext:value-type="float">
            <text:p>-11.601544</text:p>
          </table:table-cell>
          <table:table-cell office:value-type="float" office:value="87.33156" calcext:value-type="float">
            <text:p>87.33156</text:p>
          </table:table-cell>
          <table:table-cell office:value-type="float" office:value="-3.626933" calcext:value-type="float">
            <text:p>-3.626933</text:p>
          </table:table-cell>
          <table:table-cell office:value-type="float" office:value="84.354296" calcext:value-type="float">
            <text:p>84.354296</text:p>
          </table:table-cell>
          <table:table-cell office:value-type="float" office:value="-17.796636" calcext:value-type="float">
            <text:p>-17.796636</text:p>
          </table:table-cell>
          <table:table-cell office:value-type="float" office:value="461" calcext:value-type="float">
            <text:p>461</text:p>
          </table:table-cell>
          <table:table-cell office:value-type="float" office:value="84.358945" calcext:value-type="float">
            <text:p>84.358945</text:p>
          </table:table-cell>
          <table:table-cell office:value-type="float" office:value="-17.796861" calcext:value-type="float">
            <text:p>-17.796861</text:p>
          </table:table-cell>
          <table:table-cell office:value-type="float" office:value="86.859985" calcext:value-type="float">
            <text:p>86.859985</text:p>
          </table:table-cell>
          <table:table-cell office:value-type="float" office:value="-11.475659" calcext:value-type="float">
            <text:p>-11.475659</text:p>
          </table:table-cell>
          <table:table-cell office:value-type="float" office:value="87.331555" calcext:value-type="float">
            <text:p>87.331555</text:p>
          </table:table-cell>
          <table:table-cell office:value-type="float" office:value="-3.620866" calcext:value-type="float">
            <text:p>-3.620866</text:p>
          </table:table-cell>
          <table:table-cell office:value-type="float" office:value="84.354297" calcext:value-type="float">
            <text:p>84.354297</text:p>
          </table:table-cell>
          <table:table-cell office:value-type="float" office:value="-17.796637" calcext:value-type="float">
            <text:p>-17.796637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96.177485" calcext:value-type="float">
            <text:p>96.177485</text:p>
          </table:table-cell>
          <table:table-cell office:value-type="float" office:value="-25.913964" calcext:value-type="float">
            <text:p>-25.913964</text:p>
          </table:table-cell>
          <table:table-cell office:value-type="float" office:value="86.840771" calcext:value-type="float">
            <text:p>86.840771</text:p>
          </table:table-cell>
          <table:table-cell office:value-type="float" office:value="-11.626436" calcext:value-type="float">
            <text:p>-11.626436</text:p>
          </table:table-cell>
          <table:table-cell office:value-type="float" office:value="87.932907" calcext:value-type="float">
            <text:p>87.932907</text:p>
          </table:table-cell>
          <table:table-cell office:value-type="float" office:value="-5.210175" calcext:value-type="float">
            <text:p>-5.210175</text:p>
          </table:table-cell>
          <table:table-cell office:value-type="float" office:value="96.177516" calcext:value-type="float">
            <text:p>96.177516</text:p>
          </table:table-cell>
          <table:table-cell office:value-type="float" office:value="-25.915224" calcext:value-type="float">
            <text:p>-25.915224</text:p>
          </table:table-cell>
          <table:table-cell office:value-type="float" office:value="462" calcext:value-type="float">
            <text:p>462</text:p>
          </table:table-cell>
          <table:table-cell office:value-type="float" office:value="96.177485" calcext:value-type="float">
            <text:p>96.177485</text:p>
          </table:table-cell>
          <table:table-cell office:value-type="float" office:value="-25.913965" calcext:value-type="float">
            <text:p>-25.913965</text:p>
          </table:table-cell>
          <table:table-cell office:value-type="float" office:value="86.840772" calcext:value-type="float">
            <text:p>86.840772</text:p>
          </table:table-cell>
          <table:table-cell office:value-type="float" office:value="-11.500551" calcext:value-type="float">
            <text:p>-11.500551</text:p>
          </table:table-cell>
          <table:table-cell office:value-type="float" office:value="87.932902" calcext:value-type="float">
            <text:p>87.932902</text:p>
          </table:table-cell>
          <table:table-cell office:value-type="float" office:value="-5.204533" calcext:value-type="float">
            <text:p>-5.204533</text:p>
          </table:table-cell>
          <table:table-cell office:value-type="float" office:value="96.177517" calcext:value-type="float">
            <text:p>96.177517</text:p>
          </table:table-cell>
          <table:table-cell office:value-type="float" office:value="-25.915224" calcext:value-type="float">
            <text:p>-25.91522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95.62083" calcext:value-type="float">
            <text:p>95.62083</text:p>
          </table:table-cell>
          <table:table-cell office:value-type="float" office:value="-25.378539" calcext:value-type="float">
            <text:p>-25.378539</text:p>
          </table:table-cell>
          <table:table-cell office:value-type="float" office:value="86.825452" calcext:value-type="float">
            <text:p>86.825452</text:p>
          </table:table-cell>
          <table:table-cell office:value-type="float" office:value="-11.645657" calcext:value-type="float">
            <text:p>-11.645657</text:p>
          </table:table-cell>
          <table:table-cell office:value-type="float" office:value="88.456815" calcext:value-type="float">
            <text:p>88.456815</text:p>
          </table:table-cell>
          <table:table-cell office:value-type="float" office:value="-6.639836" calcext:value-type="float">
            <text:p>-6.639836</text:p>
          </table:table-cell>
          <table:table-cell office:value-type="float" office:value="95.622997" calcext:value-type="float">
            <text:p>95.622997</text:p>
          </table:table-cell>
          <table:table-cell office:value-type="float" office:value="-25.380053" calcext:value-type="float">
            <text:p>-25.380053</text:p>
          </table:table-cell>
          <table:table-cell office:value-type="float" office:value="463" calcext:value-type="float">
            <text:p>463</text:p>
          </table:table-cell>
          <table:table-cell office:value-type="float" office:value="95.62083" calcext:value-type="float">
            <text:p>95.62083</text:p>
          </table:table-cell>
          <table:table-cell office:value-type="float" office:value="-25.37854" calcext:value-type="float">
            <text:p>-25.37854</text:p>
          </table:table-cell>
          <table:table-cell office:value-type="float" office:value="86.825452" calcext:value-type="float">
            <text:p>86.825452</text:p>
          </table:table-cell>
          <table:table-cell office:value-type="float" office:value="-11.519772" calcext:value-type="float">
            <text:p>-11.519772</text:p>
          </table:table-cell>
          <table:table-cell office:value-type="float" office:value="88.45681" calcext:value-type="float">
            <text:p>88.45681</text:p>
          </table:table-cell>
          <table:table-cell office:value-type="float" office:value="-6.634589" calcext:value-type="float">
            <text:p>-6.634589</text:p>
          </table:table-cell>
          <table:table-cell office:value-type="float" office:value="95.622997" calcext:value-type="float">
            <text:p>95.622997</text:p>
          </table:table-cell>
          <table:table-cell office:value-type="float" office:value="-25.380054" calcext:value-type="float">
            <text:p>-25.38005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01.247853" calcext:value-type="float">
            <text:p>101.247853</text:p>
          </table:table-cell>
          <table:table-cell office:value-type="float" office:value="-21.169568" calcext:value-type="float">
            <text:p>-21.169568</text:p>
          </table:table-cell>
          <table:table-cell office:value-type="float" office:value="86.813912" calcext:value-type="float">
            <text:p>86.813912</text:p>
          </table:table-cell>
          <table:table-cell office:value-type="float" office:value="-11.668217" calcext:value-type="float">
            <text:p>-11.668217</text:p>
          </table:table-cell>
          <table:table-cell office:value-type="float" office:value="89.341455" calcext:value-type="float">
            <text:p>89.341455</text:p>
          </table:table-cell>
          <table:table-cell office:value-type="float" office:value="-7.677898" calcext:value-type="float">
            <text:p>-7.677898</text:p>
          </table:table-cell>
          <table:table-cell office:value-type="float" office:value="101.246778" calcext:value-type="float">
            <text:p>101.246778</text:p>
          </table:table-cell>
          <table:table-cell office:value-type="float" office:value="-21.170208" calcext:value-type="float">
            <text:p>-21.170208</text:p>
          </table:table-cell>
          <table:table-cell office:value-type="float" office:value="464" calcext:value-type="float">
            <text:p>464</text:p>
          </table:table-cell>
          <table:table-cell office:value-type="float" office:value="101.247853" calcext:value-type="float">
            <text:p>101.247853</text:p>
          </table:table-cell>
          <table:table-cell office:value-type="float" office:value="-21.169568" calcext:value-type="float">
            <text:p>-21.169568</text:p>
          </table:table-cell>
          <table:table-cell office:value-type="float" office:value="86.813912" calcext:value-type="float">
            <text:p>86.813912</text:p>
          </table:table-cell>
          <table:table-cell office:value-type="float" office:value="-11.542331" calcext:value-type="float">
            <text:p>-11.542331</text:p>
          </table:table-cell>
          <table:table-cell office:value-type="float" office:value="89.341451" calcext:value-type="float">
            <text:p>89.341451</text:p>
          </table:table-cell>
          <table:table-cell office:value-type="float" office:value="-7.673018" calcext:value-type="float">
            <text:p>-7.673018</text:p>
          </table:table-cell>
          <table:table-cell office:value-type="float" office:value="101.246779" calcext:value-type="float">
            <text:p>101.246779</text:p>
          </table:table-cell>
          <table:table-cell office:value-type="float" office:value="-21.170209" calcext:value-type="float">
            <text:p>-21.170209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9.610434" calcext:value-type="float">
            <text:p>99.610434</text:p>
          </table:table-cell>
          <table:table-cell office:value-type="float" office:value="-18.48389" calcext:value-type="float">
            <text:p>-18.48389</text:p>
          </table:table-cell>
          <table:table-cell office:value-type="float" office:value="86.803135" calcext:value-type="float">
            <text:p>86.803135</text:p>
          </table:table-cell>
          <table:table-cell office:value-type="float" office:value="-11.682804" calcext:value-type="float">
            <text:p>-11.682804</text:p>
          </table:table-cell>
          <table:table-cell office:value-type="float" office:value="90.050261" calcext:value-type="float">
            <text:p>90.050261</text:p>
          </table:table-cell>
          <table:table-cell office:value-type="float" office:value="-8.447884" calcext:value-type="float">
            <text:p>-8.447884</text:p>
          </table:table-cell>
          <table:table-cell office:value-type="float" office:value="99.61169" calcext:value-type="float">
            <text:p>99.61169</text:p>
          </table:table-cell>
          <table:table-cell office:value-type="float" office:value="-18.483625" calcext:value-type="float">
            <text:p>-18.483625</text:p>
          </table:table-cell>
          <table:table-cell office:value-type="float" office:value="465" calcext:value-type="float">
            <text:p>465</text:p>
          </table:table-cell>
          <table:table-cell office:value-type="float" office:value="99.610434" calcext:value-type="float">
            <text:p>99.610434</text:p>
          </table:table-cell>
          <table:table-cell office:value-type="float" office:value="-18.48389" calcext:value-type="float">
            <text:p>-18.48389</text:p>
          </table:table-cell>
          <table:table-cell office:value-type="float" office:value="86.803135" calcext:value-type="float">
            <text:p>86.803135</text:p>
          </table:table-cell>
          <table:table-cell office:value-type="float" office:value="-11.556919" calcext:value-type="float">
            <text:p>-11.556919</text:p>
          </table:table-cell>
          <table:table-cell office:value-type="float" office:value="90.050257" calcext:value-type="float">
            <text:p>90.050257</text:p>
          </table:table-cell>
          <table:table-cell office:value-type="float" office:value="-8.443346" calcext:value-type="float">
            <text:p>-8.443346</text:p>
          </table:table-cell>
          <table:table-cell office:value-type="float" office:value="99.61169" calcext:value-type="float">
            <text:p>99.61169</text:p>
          </table:table-cell>
          <table:table-cell office:value-type="float" office:value="-18.483625" calcext:value-type="float">
            <text:p>-18.483625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06.808556" calcext:value-type="float">
            <text:p>106.808556</text:p>
          </table:table-cell>
          <table:table-cell office:value-type="float" office:value="-7.251922" calcext:value-type="float">
            <text:p>-7.251922</text:p>
          </table:table-cell>
          <table:table-cell office:value-type="float" office:value="86.793596" calcext:value-type="float">
            <text:p>86.793596</text:p>
          </table:table-cell>
          <table:table-cell office:value-type="float" office:value="-11.686031" calcext:value-type="float">
            <text:p>-11.686031</text:p>
          </table:table-cell>
          <table:table-cell office:value-type="float" office:value="91.214471" calcext:value-type="float">
            <text:p>91.214471</text:p>
          </table:table-cell>
          <table:table-cell office:value-type="float" office:value="-8.367168" calcext:value-type="float">
            <text:p>-8.367168</text:p>
          </table:table-cell>
          <table:table-cell office:value-type="float" office:value="106.807037" calcext:value-type="float">
            <text:p>106.807037</text:p>
          </table:table-cell>
          <table:table-cell office:value-type="float" office:value="-7.253391" calcext:value-type="float">
            <text:p>-7.253391</text:p>
          </table:table-cell>
          <table:table-cell office:value-type="float" office:value="466" calcext:value-type="float">
            <text:p>466</text:p>
          </table:table-cell>
          <table:table-cell office:value-type="float" office:value="106.808556" calcext:value-type="float">
            <text:p>106.808556</text:p>
          </table:table-cell>
          <table:table-cell office:value-type="float" office:value="-7.251923" calcext:value-type="float">
            <text:p>-7.251923</text:p>
          </table:table-cell>
          <table:table-cell office:value-type="float" office:value="86.793597" calcext:value-type="float">
            <text:p>86.793597</text:p>
          </table:table-cell>
          <table:table-cell office:value-type="float" office:value="-11.560146" calcext:value-type="float">
            <text:p>-11.560146</text:p>
          </table:table-cell>
          <table:table-cell office:value-type="float" office:value="91.214467" calcext:value-type="float">
            <text:p>91.214467</text:p>
          </table:table-cell>
          <table:table-cell office:value-type="float" office:value="-8.362947" calcext:value-type="float">
            <text:p>-8.362947</text:p>
          </table:table-cell>
          <table:table-cell office:value-type="float" office:value="106.807037" calcext:value-type="float">
            <text:p>106.807037</text:p>
          </table:table-cell>
          <table:table-cell office:value-type="float" office:value="-7.253391" calcext:value-type="float">
            <text:p>-7.253391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22.557889" calcext:value-type="float">
            <text:p>122.557889</text:p>
          </table:table-cell>
          <table:table-cell office:value-type="float" office:value="13.153933" calcext:value-type="float">
            <text:p>13.153933</text:p>
          </table:table-cell>
          <table:table-cell office:value-type="float" office:value="86.778946" calcext:value-type="float">
            <text:p>86.778946</text:p>
          </table:table-cell>
          <table:table-cell office:value-type="float" office:value="-11.710278" calcext:value-type="float">
            <text:p>-11.710278</text:p>
          </table:table-cell>
          <table:table-cell office:value-type="float" office:value="93.394885" calcext:value-type="float">
            <text:p>93.394885</text:p>
          </table:table-cell>
          <table:table-cell office:value-type="float" office:value="-6.88324" calcext:value-type="float">
            <text:p>-6.88324</text:p>
          </table:table-cell>
          <table:table-cell office:value-type="float" office:value="122.556423" calcext:value-type="float">
            <text:p>122.556423</text:p>
          </table:table-cell>
          <table:table-cell office:value-type="float" office:value="13.152359" calcext:value-type="float">
            <text:p>13.152359</text:p>
          </table:table-cell>
          <table:table-cell office:value-type="float" office:value="467" calcext:value-type="float">
            <text:p>467</text:p>
          </table:table-cell>
          <table:table-cell office:value-type="float" office:value="122.557889" calcext:value-type="float">
            <text:p>122.557889</text:p>
          </table:table-cell>
          <table:table-cell office:value-type="float" office:value="13.153933" calcext:value-type="float">
            <text:p>13.153933</text:p>
          </table:table-cell>
          <table:table-cell office:value-type="float" office:value="86.778947" calcext:value-type="float">
            <text:p>86.778947</text:p>
          </table:table-cell>
          <table:table-cell office:value-type="float" office:value="-11.584393" calcext:value-type="float">
            <text:p>-11.584393</text:p>
          </table:table-cell>
          <table:table-cell office:value-type="float" office:value="93.394882" calcext:value-type="float">
            <text:p>93.394882</text:p>
          </table:table-cell>
          <table:table-cell office:value-type="float" office:value="-6.879315" calcext:value-type="float">
            <text:p>-6.879315</text:p>
          </table:table-cell>
          <table:table-cell office:value-type="float" office:value="122.556424" calcext:value-type="float">
            <text:p>122.556424</text:p>
          </table:table-cell>
          <table:table-cell office:value-type="float" office:value="13.152359" calcext:value-type="float">
            <text:p>13.15235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9.847937" calcext:value-type="float">
            <text:p>129.847937</text:p>
          </table:table-cell>
          <table:table-cell office:value-type="float" office:value="31.49879" calcext:value-type="float">
            <text:p>31.49879</text:p>
          </table:table-cell>
          <table:table-cell office:value-type="float" office:value="86.765639" calcext:value-type="float">
            <text:p>86.765639</text:p>
          </table:table-cell>
          <table:table-cell office:value-type="float" office:value="-11.735837" calcext:value-type="float">
            <text:p>-11.735837</text:p>
          </table:table-cell>
          <table:table-cell office:value-type="float" office:value="95.934223" calcext:value-type="float">
            <text:p>95.934223</text:p>
          </table:table-cell>
          <table:table-cell office:value-type="float" office:value="-4.220267" calcext:value-type="float">
            <text:p>-4.220267</text:p>
          </table:table-cell>
          <table:table-cell office:value-type="float" office:value="129.849377" calcext:value-type="float">
            <text:p>129.849377</text:p>
          </table:table-cell>
          <table:table-cell office:value-type="float" office:value="31.49914" calcext:value-type="float">
            <text:p>31.49914</text:p>
          </table:table-cell>
          <table:table-cell office:value-type="float" office:value="468" calcext:value-type="float">
            <text:p>468</text:p>
          </table:table-cell>
          <table:table-cell office:value-type="float" office:value="129.847938" calcext:value-type="float">
            <text:p>129.847938</text:p>
          </table:table-cell>
          <table:table-cell office:value-type="float" office:value="31.49879" calcext:value-type="float">
            <text:p>31.49879</text:p>
          </table:table-cell>
          <table:table-cell office:value-type="float" office:value="86.76564" calcext:value-type="float">
            <text:p>86.76564</text:p>
          </table:table-cell>
          <table:table-cell office:value-type="float" office:value="-11.609952" calcext:value-type="float">
            <text:p>-11.609952</text:p>
          </table:table-cell>
          <table:table-cell office:value-type="float" office:value="95.93422" calcext:value-type="float">
            <text:p>95.93422</text:p>
          </table:table-cell>
          <table:table-cell office:value-type="float" office:value="-4.216617" calcext:value-type="float">
            <text:p>-4.216617</text:p>
          </table:table-cell>
          <table:table-cell office:value-type="float" office:value="129.849377" calcext:value-type="float">
            <text:p>129.849377</text:p>
          </table:table-cell>
          <table:table-cell office:value-type="float" office:value="31.49914" calcext:value-type="float">
            <text:p>31.49914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4.755155" calcext:value-type="float">
            <text:p>134.755155</text:p>
          </table:table-cell>
          <table:table-cell office:value-type="float" office:value="40.333728" calcext:value-type="float">
            <text:p>40.333728</text:p>
          </table:table-cell>
          <table:table-cell office:value-type="float" office:value="86.753216" calcext:value-type="float">
            <text:p>86.753216</text:p>
          </table:table-cell>
          <table:table-cell office:value-type="float" office:value="-11.755008" calcext:value-type="float">
            <text:p>-11.755008</text:p>
          </table:table-cell>
          <table:table-cell office:value-type="float" office:value="98.640135" calcext:value-type="float">
            <text:p>98.640135</text:p>
          </table:table-cell>
          <table:table-cell office:value-type="float" office:value="-1.119317" calcext:value-type="float">
            <text:p>-1.119317</text:p>
          </table:table-cell>
          <table:table-cell office:value-type="float" office:value="134.755559" calcext:value-type="float">
            <text:p>134.755559</text:p>
          </table:table-cell>
          <table:table-cell office:value-type="float" office:value="40.335339" calcext:value-type="float">
            <text:p>40.335339</text:p>
          </table:table-cell>
          <table:table-cell office:value-type="float" office:value="469" calcext:value-type="float">
            <text:p>469</text:p>
          </table:table-cell>
          <table:table-cell office:value-type="float" office:value="134.755155" calcext:value-type="float">
            <text:p>134.755155</text:p>
          </table:table-cell>
          <table:table-cell office:value-type="float" office:value="40.333729" calcext:value-type="float">
            <text:p>40.333729</text:p>
          </table:table-cell>
          <table:table-cell office:value-type="float" office:value="86.753216" calcext:value-type="float">
            <text:p>86.753216</text:p>
          </table:table-cell>
          <table:table-cell office:value-type="float" office:value="-11.629123" calcext:value-type="float">
            <text:p>-11.629123</text:p>
          </table:table-cell>
          <table:table-cell office:value-type="float" office:value="98.640132" calcext:value-type="float">
            <text:p>98.640132</text:p>
          </table:table-cell>
          <table:table-cell office:value-type="float" office:value="-1.115922" calcext:value-type="float">
            <text:p>-1.115922</text:p>
          </table:table-cell>
          <table:table-cell office:value-type="float" office:value="134.75556" calcext:value-type="float">
            <text:p>134.75556</text:p>
          </table:table-cell>
          <table:table-cell office:value-type="float" office:value="40.33534" calcext:value-type="float">
            <text:p>40.33534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35.816128" calcext:value-type="float">
            <text:p>135.816128</text:p>
          </table:table-cell>
          <table:table-cell office:value-type="float" office:value="19.234284" calcext:value-type="float">
            <text:p>19.234284</text:p>
          </table:table-cell>
          <table:table-cell office:value-type="float" office:value="86.739644" calcext:value-type="float">
            <text:p>86.739644</text:p>
          </table:table-cell>
          <table:table-cell office:value-type="float" office:value="-11.773578" calcext:value-type="float">
            <text:p>-11.773578</text:p>
          </table:table-cell>
          <table:table-cell office:value-type="float" office:value="101.229833" calcext:value-type="float">
            <text:p>101.229833</text:p>
          </table:table-cell>
          <table:table-cell office:value-type="float" office:value="0.288165" calcext:value-type="float">
            <text:p>0.288165</text:p>
          </table:table-cell>
          <table:table-cell office:value-type="float" office:value="135.816775" calcext:value-type="float">
            <text:p>135.816775</text:p>
          </table:table-cell>
          <table:table-cell office:value-type="float" office:value="19.239324" calcext:value-type="float">
            <text:p>19.239324</text:p>
          </table:table-cell>
          <table:table-cell office:value-type="float" office:value="470" calcext:value-type="float">
            <text:p>470</text:p>
          </table:table-cell>
          <table:table-cell office:value-type="float" office:value="135.816128" calcext:value-type="float">
            <text:p>135.816128</text:p>
          </table:table-cell>
          <table:table-cell office:value-type="float" office:value="19.234285" calcext:value-type="float">
            <text:p>19.234285</text:p>
          </table:table-cell>
          <table:table-cell office:value-type="float" office:value="86.739645" calcext:value-type="float">
            <text:p>86.739645</text:p>
          </table:table-cell>
          <table:table-cell office:value-type="float" office:value="-11.647692" calcext:value-type="float">
            <text:p>-11.647692</text:p>
          </table:table-cell>
          <table:table-cell office:value-type="float" office:value="101.22983" calcext:value-type="float">
            <text:p>101.22983</text:p>
          </table:table-cell>
          <table:table-cell office:value-type="float" office:value="0.291323" calcext:value-type="float">
            <text:p>0.291323</text:p>
          </table:table-cell>
          <table:table-cell office:value-type="float" office:value="135.816775" calcext:value-type="float">
            <text:p>135.816775</text:p>
          </table:table-cell>
          <table:table-cell office:value-type="float" office:value="19.239325" calcext:value-type="float">
            <text:p>19.2393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37.703552" calcext:value-type="float">
            <text:p>137.703552</text:p>
          </table:table-cell>
          <table:table-cell office:value-type="float" office:value="3.023349" calcext:value-type="float">
            <text:p>3.023349</text:p>
          </table:table-cell>
          <table:table-cell office:value-type="float" office:value="86.729393" calcext:value-type="float">
            <text:p>86.729393</text:p>
          </table:table-cell>
          <table:table-cell office:value-type="float" office:value="-11.789406" calcext:value-type="float">
            <text:p>-11.789406</text:p>
          </table:table-cell>
          <table:table-cell office:value-type="float" office:value="103.773459" calcext:value-type="float">
            <text:p>103.773459</text:p>
          </table:table-cell>
          <table:table-cell office:value-type="float" office:value="0.464907" calcext:value-type="float">
            <text:p>0.464907</text:p>
          </table:table-cell>
          <table:table-cell office:value-type="float" office:value="137.703414" calcext:value-type="float">
            <text:p>137.703414</text:p>
          </table:table-cell>
          <table:table-cell office:value-type="float" office:value="3.022533" calcext:value-type="float">
            <text:p>3.022533</text:p>
          </table:table-cell>
          <table:table-cell office:value-type="float" office:value="471" calcext:value-type="float">
            <text:p>471</text:p>
          </table:table-cell>
          <table:table-cell office:value-type="float" office:value="137.703552" calcext:value-type="float">
            <text:p>137.703552</text:p>
          </table:table-cell>
          <table:table-cell office:value-type="float" office:value="3.02335" calcext:value-type="float">
            <text:p>3.02335</text:p>
          </table:table-cell>
          <table:table-cell office:value-type="float" office:value="86.729393" calcext:value-type="float">
            <text:p>86.729393</text:p>
          </table:table-cell>
          <table:table-cell office:value-type="float" office:value="-11.663521" calcext:value-type="float">
            <text:p>-11.663521</text:p>
          </table:table-cell>
          <table:table-cell office:value-type="float" office:value="103.773457" calcext:value-type="float">
            <text:p>103.773457</text:p>
          </table:table-cell>
          <table:table-cell office:value-type="float" office:value="0.467844" calcext:value-type="float">
            <text:p>0.467844</text:p>
          </table:table-cell>
          <table:table-cell office:value-type="float" office:value="137.703415" calcext:value-type="float">
            <text:p>137.703415</text:p>
          </table:table-cell>
          <table:table-cell office:value-type="float" office:value="3.022534" calcext:value-type="float">
            <text:p>3.022534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55.1613" calcext:value-type="float">
            <text:p>155.1613</text:p>
          </table:table-cell>
          <table:table-cell office:value-type="float" office:value="11.851259" calcext:value-type="float">
            <text:p>11.851259</text:p>
          </table:table-cell>
          <table:table-cell office:value-type="float" office:value="86.724503" calcext:value-type="float">
            <text:p>86.724503</text:p>
          </table:table-cell>
          <table:table-cell office:value-type="float" office:value="-11.799124" calcext:value-type="float">
            <text:p>-11.799124</text:p>
          </table:table-cell>
          <table:table-cell office:value-type="float" office:value="107.366061" calcext:value-type="float">
            <text:p>107.366061</text:p>
          </table:table-cell>
          <table:table-cell office:value-type="float" office:value="1.252914" calcext:value-type="float">
            <text:p>1.252914</text:p>
          </table:table-cell>
          <table:table-cell office:value-type="float" office:value="155.158709" calcext:value-type="float">
            <text:p>155.158709</text:p>
          </table:table-cell>
          <table:table-cell office:value-type="float" office:value="11.84709" calcext:value-type="float">
            <text:p>11.84709</text:p>
          </table:table-cell>
          <table:table-cell office:value-type="float" office:value="472" calcext:value-type="float">
            <text:p>472</text:p>
          </table:table-cell>
          <table:table-cell office:value-type="float" office:value="155.161301" calcext:value-type="float">
            <text:p>155.161301</text:p>
          </table:table-cell>
          <table:table-cell office:value-type="float" office:value="11.851259" calcext:value-type="float">
            <text:p>11.851259</text:p>
          </table:table-cell>
          <table:table-cell office:value-type="float" office:value="86.724504" calcext:value-type="float">
            <text:p>86.724504</text:p>
          </table:table-cell>
          <table:table-cell office:value-type="float" office:value="-11.673239" calcext:value-type="float">
            <text:p>-11.673239</text:p>
          </table:table-cell>
          <table:table-cell office:value-type="float" office:value="107.366059" calcext:value-type="float">
            <text:p>107.366059</text:p>
          </table:table-cell>
          <table:table-cell office:value-type="float" office:value="1.255646" calcext:value-type="float">
            <text:p>1.255646</text:p>
          </table:table-cell>
          <table:table-cell office:value-type="float" office:value="155.158709" calcext:value-type="float">
            <text:p>155.158709</text:p>
          </table:table-cell>
          <table:table-cell office:value-type="float" office:value="11.84709" calcext:value-type="float">
            <text:p>11.8470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53.404957" calcext:value-type="float">
            <text:p>153.404957</text:p>
          </table:table-cell>
          <table:table-cell office:value-type="float" office:value="4.983537" calcext:value-type="float">
            <text:p>4.983537</text:p>
          </table:table-cell>
          <table:table-cell office:value-type="float" office:value="86.71899" calcext:value-type="float">
            <text:p>86.71899</text:p>
          </table:table-cell>
          <table:table-cell office:value-type="float" office:value="-11.806679" calcext:value-type="float">
            <text:p>-11.806679</text:p>
          </table:table-cell>
          <table:table-cell office:value-type="float" office:value="110.583656" calcext:value-type="float">
            <text:p>110.583656</text:p>
          </table:table-cell>
          <table:table-cell office:value-type="float" office:value="1.507032" calcext:value-type="float">
            <text:p>1.507032</text:p>
          </table:table-cell>
          <table:table-cell office:value-type="float" office:value="153.408138" calcext:value-type="float">
            <text:p>153.408138</text:p>
          </table:table-cell>
          <table:table-cell office:value-type="float" office:value="4.986134" calcext:value-type="float">
            <text:p>4.986134</text:p>
          </table:table-cell>
          <table:table-cell office:value-type="float" office:value="473" calcext:value-type="float">
            <text:p>473</text:p>
          </table:table-cell>
          <table:table-cell office:value-type="float" office:value="153.404958" calcext:value-type="float">
            <text:p>153.404958</text:p>
          </table:table-cell>
          <table:table-cell office:value-type="float" office:value="4.983538" calcext:value-type="float">
            <text:p>4.983538</text:p>
          </table:table-cell>
          <table:table-cell office:value-type="float" office:value="86.71899" calcext:value-type="float">
            <text:p>86.71899</text:p>
          </table:table-cell>
          <table:table-cell office:value-type="float" office:value="-11.680793" calcext:value-type="float">
            <text:p>-11.680793</text:p>
          </table:table-cell>
          <table:table-cell office:value-type="float" office:value="110.583654" calcext:value-type="float">
            <text:p>110.583654</text:p>
          </table:table-cell>
          <table:table-cell office:value-type="float" office:value="1.509572" calcext:value-type="float">
            <text:p>1.509572</text:p>
          </table:table-cell>
          <table:table-cell office:value-type="float" office:value="153.408138" calcext:value-type="float">
            <text:p>153.408138</text:p>
          </table:table-cell>
          <table:table-cell office:value-type="float" office:value="4.986135" calcext:value-type="float">
            <text:p>4.98613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52.561346" calcext:value-type="float">
            <text:p>152.561346</text:p>
          </table:table-cell>
          <table:table-cell office:value-type="float" office:value="-2.306035" calcext:value-type="float">
            <text:p>-2.306035</text:p>
          </table:table-cell>
          <table:table-cell office:value-type="float" office:value="86.7114" calcext:value-type="float">
            <text:p>86.7114</text:p>
          </table:table-cell>
          <table:table-cell office:value-type="float" office:value="-11.816686" calcext:value-type="float">
            <text:p>-11.816686</text:p>
          </table:table-cell>
          <table:table-cell office:value-type="float" office:value="113.515036" calcext:value-type="float">
            <text:p>113.515036</text:p>
          </table:table-cell>
          <table:table-cell office:value-type="float" office:value="1.23081" calcext:value-type="float">
            <text:p>1.23081</text:p>
          </table:table-cell>
          <table:table-cell office:value-type="float" office:value="152.561197" calcext:value-type="float">
            <text:p>152.561197</text:p>
          </table:table-cell>
          <table:table-cell office:value-type="float" office:value="-2.305964" calcext:value-type="float">
            <text:p>-2.305964</text:p>
          </table:table-cell>
          <table:table-cell office:value-type="float" office:value="474" calcext:value-type="float">
            <text:p>474</text:p>
          </table:table-cell>
          <table:table-cell office:value-type="float" office:value="152.561346" calcext:value-type="float">
            <text:p>152.561346</text:p>
          </table:table-cell>
          <table:table-cell office:value-type="float" office:value="-2.306036" calcext:value-type="float">
            <text:p>-2.306036</text:p>
          </table:table-cell>
          <table:table-cell office:value-type="float" office:value="86.711401" calcext:value-type="float">
            <text:p>86.711401</text:p>
          </table:table-cell>
          <table:table-cell office:value-type="float" office:value="-11.690801" calcext:value-type="float">
            <text:p>-11.690801</text:p>
          </table:table-cell>
          <table:table-cell office:value-type="float" office:value="113.515035" calcext:value-type="float">
            <text:p>113.515035</text:p>
          </table:table-cell>
          <table:table-cell office:value-type="float" office:value="1.233172" calcext:value-type="float">
            <text:p>1.233172</text:p>
          </table:table-cell>
          <table:table-cell office:value-type="float" office:value="152.561198" calcext:value-type="float">
            <text:p>152.561198</text:p>
          </table:table-cell>
          <table:table-cell office:value-type="float" office:value="-2.305964" calcext:value-type="float">
            <text:p>-2.30596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5.266489" calcext:value-type="float">
            <text:p>145.266489</text:p>
          </table:table-cell>
          <table:table-cell office:value-type="float" office:value="-10.820186" calcext:value-type="float">
            <text:p>-10.820186</text:p>
          </table:table-cell>
          <table:table-cell office:value-type="float" office:value="86.702376" calcext:value-type="float">
            <text:p>86.702376</text:p>
          </table:table-cell>
          <table:table-cell office:value-type="float" office:value="-11.830494" calcext:value-type="float">
            <text:p>-11.830494</text:p>
          </table:table-cell>
          <table:table-cell office:value-type="float" office:value="115.729246" calcext:value-type="float">
            <text:p>115.729246</text:p>
          </table:table-cell>
          <table:table-cell office:value-type="float" office:value="0.374399" calcext:value-type="float">
            <text:p>0.374399</text:p>
          </table:table-cell>
          <table:table-cell office:value-type="float" office:value="145.267545" calcext:value-type="float">
            <text:p>145.267545</text:p>
          </table:table-cell>
          <table:table-cell office:value-type="float" office:value="-10.819986" calcext:value-type="float">
            <text:p>-10.819986</text:p>
          </table:table-cell>
          <table:table-cell office:value-type="float" office:value="475" calcext:value-type="float">
            <text:p>475</text:p>
          </table:table-cell>
          <table:table-cell office:value-type="float" office:value="145.266489" calcext:value-type="float">
            <text:p>145.266489</text:p>
          </table:table-cell>
          <table:table-cell office:value-type="float" office:value="-10.820186" calcext:value-type="float">
            <text:p>-10.820186</text:p>
          </table:table-cell>
          <table:table-cell office:value-type="float" office:value="86.702377" calcext:value-type="float">
            <text:p>86.702377</text:p>
          </table:table-cell>
          <table:table-cell office:value-type="float" office:value="-11.704609" calcext:value-type="float">
            <text:p>-11.704609</text:p>
          </table:table-cell>
          <table:table-cell office:value-type="float" office:value="115.729244" calcext:value-type="float">
            <text:p>115.729244</text:p>
          </table:table-cell>
          <table:table-cell office:value-type="float" office:value="0.376596" calcext:value-type="float">
            <text:p>0.376596</text:p>
          </table:table-cell>
          <table:table-cell office:value-type="float" office:value="145.267545" calcext:value-type="float">
            <text:p>145.267545</text:p>
          </table:table-cell>
          <table:table-cell office:value-type="float" office:value="-10.819987" calcext:value-type="float">
            <text:p>-10.81998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2.281401" calcext:value-type="float">
            <text:p>82.281401</text:p>
          </table:table-cell>
          <table:table-cell office:value-type="float" office:value="-28.291559" calcext:value-type="float">
            <text:p>-28.291559</text:p>
          </table:table-cell>
          <table:table-cell office:value-type="float" office:value="86.694646" calcext:value-type="float">
            <text:p>86.694646</text:p>
          </table:table-cell>
          <table:table-cell office:value-type="float" office:value="-11.817227" calcext:value-type="float">
            <text:p>-11.817227</text:p>
          </table:table-cell>
          <table:table-cell office:value-type="float" office:value="113.380707" calcext:value-type="float">
            <text:p>113.380707</text:p>
          </table:table-cell>
          <table:table-cell office:value-type="float" office:value="-1.619879" calcext:value-type="float">
            <text:p>-1.619879</text:p>
          </table:table-cell>
          <table:table-cell office:value-type="float" office:value="82.290474" calcext:value-type="float">
            <text:p>82.290474</text:p>
          </table:table-cell>
          <table:table-cell office:value-type="float" office:value="-28.290095" calcext:value-type="float">
            <text:p>-28.290095</text:p>
          </table:table-cell>
          <table:table-cell office:value-type="float" office:value="476" calcext:value-type="float">
            <text:p>476</text:p>
          </table:table-cell>
          <table:table-cell office:value-type="float" office:value="82.281401" calcext:value-type="float">
            <text:p>82.281401</text:p>
          </table:table-cell>
          <table:table-cell office:value-type="float" office:value="-28.291559" calcext:value-type="float">
            <text:p>-28.291559</text:p>
          </table:table-cell>
          <table:table-cell office:value-type="float" office:value="86.694646" calcext:value-type="float">
            <text:p>86.694646</text:p>
          </table:table-cell>
          <table:table-cell office:value-type="float" office:value="-11.691342" calcext:value-type="float">
            <text:p>-11.691342</text:p>
          </table:table-cell>
          <table:table-cell office:value-type="float" office:value="113.380705" calcext:value-type="float">
            <text:p>113.380705</text:p>
          </table:table-cell>
          <table:table-cell office:value-type="float" office:value="-1.617836" calcext:value-type="float">
            <text:p>-1.617836</text:p>
          </table:table-cell>
          <table:table-cell office:value-type="float" office:value="82.290475" calcext:value-type="float">
            <text:p>82.290475</text:p>
          </table:table-cell>
          <table:table-cell office:value-type="float" office:value="-28.290095" calcext:value-type="float">
            <text:p>-28.29009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23.007038" calcext:value-type="float">
            <text:p>123.007038</text:p>
          </table:table-cell>
          <table:table-cell office:value-type="float" office:value="1.61341" calcext:value-type="float">
            <text:p>1.61341</text:p>
          </table:table-cell>
          <table:table-cell office:value-type="float" office:value="86.688944" calcext:value-type="float">
            <text:p>86.688944</text:p>
          </table:table-cell>
          <table:table-cell office:value-type="float" office:value="-11.826845" calcext:value-type="float">
            <text:p>-11.826845</text:p>
          </table:table-cell>
          <table:table-cell office:value-type="float" office:value="114.049247" calcext:value-type="float">
            <text:p>114.049247</text:p>
          </table:table-cell>
          <table:table-cell office:value-type="float" office:value="-1.402493" calcext:value-type="float">
            <text:p>-1.402493</text:p>
          </table:table-cell>
          <table:table-cell office:value-type="float" office:value="122.990238" calcext:value-type="float">
            <text:p>122.990238</text:p>
          </table:table-cell>
          <table:table-cell office:value-type="float" office:value="1.60573" calcext:value-type="float">
            <text:p>1.60573</text:p>
          </table:table-cell>
          <table:table-cell office:value-type="float" office:value="477" calcext:value-type="float">
            <text:p>477</text:p>
          </table:table-cell>
          <table:table-cell office:value-type="float" office:value="123.007039" calcext:value-type="float">
            <text:p>123.007039</text:p>
          </table:table-cell>
          <table:table-cell office:value-type="float" office:value="1.61341" calcext:value-type="float">
            <text:p>1.61341</text:p>
          </table:table-cell>
          <table:table-cell office:value-type="float" office:value="86.688944" calcext:value-type="float">
            <text:p>86.688944</text:p>
          </table:table-cell>
          <table:table-cell office:value-type="float" office:value="-11.700959" calcext:value-type="float">
            <text:p>-11.700959</text:p>
          </table:table-cell>
          <table:table-cell office:value-type="float" office:value="114.049246" calcext:value-type="float">
            <text:p>114.049246</text:p>
          </table:table-cell>
          <table:table-cell office:value-type="float" office:value="-1.400594" calcext:value-type="float">
            <text:p>-1.400594</text:p>
          </table:table-cell>
          <table:table-cell office:value-type="float" office:value="122.990238" calcext:value-type="float">
            <text:p>122.990238</text:p>
          </table:table-cell>
          <table:table-cell office:value-type="float" office:value="1.60573" calcext:value-type="float">
            <text:p>1.6057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09.573377" calcext:value-type="float">
            <text:p>109.573377</text:p>
          </table:table-cell>
          <table:table-cell office:value-type="float" office:value="-20.634803" calcext:value-type="float">
            <text:p>-20.634803</text:p>
          </table:table-cell>
          <table:table-cell office:value-type="float" office:value="86.68369" calcext:value-type="float">
            <text:p>86.68369</text:p>
          </table:table-cell>
          <table:table-cell office:value-type="float" office:value="-11.833677" calcext:value-type="float">
            <text:p>-11.833677</text:p>
          </table:table-cell>
          <table:table-cell office:value-type="float" office:value="113.731051" calcext:value-type="float">
            <text:p>113.731051</text:p>
          </table:table-cell>
          <table:table-cell office:value-type="float" office:value="-2.755109" calcext:value-type="float">
            <text:p>-2.755109</text:p>
          </table:table-cell>
          <table:table-cell office:value-type="float" office:value="109.582097" calcext:value-type="float">
            <text:p>109.582097</text:p>
          </table:table-cell>
          <table:table-cell office:value-type="float" office:value="-20.626401" calcext:value-type="float">
            <text:p>-20.626401</text:p>
          </table:table-cell>
          <table:table-cell office:value-type="float" office:value="478" calcext:value-type="float">
            <text:p>478</text:p>
          </table:table-cell>
          <table:table-cell office:value-type="float" office:value="109.573378" calcext:value-type="float">
            <text:p>109.573378</text:p>
          </table:table-cell>
          <table:table-cell office:value-type="float" office:value="-20.634803" calcext:value-type="float">
            <text:p>-20.634803</text:p>
          </table:table-cell>
          <table:table-cell office:value-type="float" office:value="86.683691" calcext:value-type="float">
            <text:p>86.683691</text:p>
          </table:table-cell>
          <table:table-cell office:value-type="float" office:value="-11.707792" calcext:value-type="float">
            <text:p>-11.707792</text:p>
          </table:table-cell>
          <table:table-cell office:value-type="float" office:value="113.73105" calcext:value-type="float">
            <text:p>113.73105</text:p>
          </table:table-cell>
          <table:table-cell office:value-type="float" office:value="-2.753343" calcext:value-type="float">
            <text:p>-2.753343</text:p>
          </table:table-cell>
          <table:table-cell office:value-type="float" office:value="109.582097" calcext:value-type="float">
            <text:p>109.582097</text:p>
          </table:table-cell>
          <table:table-cell office:value-type="float" office:value="-20.626401" calcext:value-type="float">
            <text:p>-20.62640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4.143374" calcext:value-type="float">
            <text:p>104.143374</text:p>
          </table:table-cell>
          <table:table-cell office:value-type="float" office:value="-8.101388" calcext:value-type="float">
            <text:p>-8.101388</text:p>
          </table:table-cell>
          <table:table-cell office:value-type="float" office:value="86.677938" calcext:value-type="float">
            <text:p>86.677938</text:p>
          </table:table-cell>
          <table:table-cell office:value-type="float" office:value="-11.840307" calcext:value-type="float">
            <text:p>-11.840307</text:p>
          </table:table-cell>
          <table:table-cell office:value-type="float" office:value="113.054563" calcext:value-type="float">
            <text:p>113.054563</text:p>
          </table:table-cell>
          <table:table-cell office:value-type="float" office:value="-3.135514" calcext:value-type="float">
            <text:p>-3.135514</text:p>
          </table:table-cell>
          <table:table-cell office:value-type="float" office:value="104.142098" calcext:value-type="float">
            <text:p>104.142098</text:p>
          </table:table-cell>
          <table:table-cell office:value-type="float" office:value="-8.106958" calcext:value-type="float">
            <text:p>-8.106958</text:p>
          </table:table-cell>
          <table:table-cell office:value-type="float" office:value="479" calcext:value-type="float">
            <text:p>479</text:p>
          </table:table-cell>
          <table:table-cell office:value-type="float" office:value="104.143375" calcext:value-type="float">
            <text:p>104.143375</text:p>
          </table:table-cell>
          <table:table-cell office:value-type="float" office:value="-8.101388" calcext:value-type="float">
            <text:p>-8.101388</text:p>
          </table:table-cell>
          <table:table-cell office:value-type="float" office:value="86.677938" calcext:value-type="float">
            <text:p>86.677938</text:p>
          </table:table-cell>
          <table:table-cell office:value-type="float" office:value="-11.714422" calcext:value-type="float">
            <text:p>-11.714422</text:p>
          </table:table-cell>
          <table:table-cell office:value-type="float" office:value="113.054562" calcext:value-type="float">
            <text:p>113.054562</text:p>
          </table:table-cell>
          <table:table-cell office:value-type="float" office:value="-3.133871" calcext:value-type="float">
            <text:p>-3.133871</text:p>
          </table:table-cell>
          <table:table-cell office:value-type="float" office:value="104.142099" calcext:value-type="float">
            <text:p>104.142099</text:p>
          </table:table-cell>
          <table:table-cell office:value-type="float" office:value="-8.106959" calcext:value-type="float">
            <text:p>-8.1069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2.374754" calcext:value-type="float">
            <text:p>122.374754</text:p>
          </table:table-cell>
          <table:table-cell office:value-type="float" office:value="15.377708" calcext:value-type="float">
            <text:p>15.377708</text:p>
          </table:table-cell>
          <table:table-cell office:value-type="float" office:value="86.671746" calcext:value-type="float">
            <text:p>86.671746</text:p>
          </table:table-cell>
          <table:table-cell office:value-type="float" office:value="-11.848542" calcext:value-type="float">
            <text:p>-11.848542</text:p>
          </table:table-cell>
          <table:table-cell office:value-type="float" office:value="113.701219" calcext:value-type="float">
            <text:p>113.701219</text:p>
          </table:table-cell>
          <table:table-cell office:value-type="float" office:value="-1.847247" calcext:value-type="float">
            <text:p>-1.847247</text:p>
          </table:table-cell>
          <table:table-cell office:value-type="float" office:value="122.370979" calcext:value-type="float">
            <text:p>122.370979</text:p>
          </table:table-cell>
          <table:table-cell office:value-type="float" office:value="15.375958" calcext:value-type="float">
            <text:p>15.375958</text:p>
          </table:table-cell>
          <table:table-cell office:value-type="float" office:value="480" calcext:value-type="float">
            <text:p>480</text:p>
          </table:table-cell>
          <table:table-cell office:value-type="float" office:value="122.374754" calcext:value-type="float">
            <text:p>122.374754</text:p>
          </table:table-cell>
          <table:table-cell office:value-type="float" office:value="15.377708" calcext:value-type="float">
            <text:p>15.377708</text:p>
          </table:table-cell>
          <table:table-cell office:value-type="float" office:value="86.671746" calcext:value-type="float">
            <text:p>86.671746</text:p>
          </table:table-cell>
          <table:table-cell office:value-type="float" office:value="-11.722657" calcext:value-type="float">
            <text:p>-11.722657</text:p>
          </table:table-cell>
          <table:table-cell office:value-type="float" office:value="113.701217" calcext:value-type="float">
            <text:p>113.701217</text:p>
          </table:table-cell>
          <table:table-cell office:value-type="float" office:value="-1.84572" calcext:value-type="float">
            <text:p>-1.84572</text:p>
          </table:table-cell>
          <table:table-cell office:value-type="float" office:value="122.37098" calcext:value-type="float">
            <text:p>122.37098</text:p>
          </table:table-cell>
          <table:table-cell office:value-type="float" office:value="15.375959" calcext:value-type="float">
            <text:p>15.375959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1.191649" calcext:value-type="float">
            <text:p>61.191649</text:p>
          </table:table-cell>
          <table:table-cell office:value-type="float" office:value="13.249112" calcext:value-type="float">
            <text:p>13.249112</text:p>
          </table:table-cell>
          <table:table-cell office:value-type="float" office:value="86.666724" calcext:value-type="float">
            <text:p>86.666724</text:p>
          </table:table-cell>
          <table:table-cell office:value-type="float" office:value="-11.844345" calcext:value-type="float">
            <text:p>-11.844345</text:p>
          </table:table-cell>
          <table:table-cell office:value-type="float" office:value="110.020878" calcext:value-type="float">
            <text:p>110.020878</text:p>
          </table:table-cell>
          <table:table-cell office:value-type="float" office:value="-0.786598" calcext:value-type="float">
            <text:p>-0.786598</text:p>
          </table:table-cell>
          <table:table-cell office:value-type="float" office:value="61.204243" calcext:value-type="float">
            <text:p>61.204243</text:p>
          </table:table-cell>
          <table:table-cell office:value-type="float" office:value="13.253175" calcext:value-type="float">
            <text:p>13.253175</text:p>
          </table:table-cell>
          <table:table-cell office:value-type="float" office:value="481" calcext:value-type="float">
            <text:p>481</text:p>
          </table:table-cell>
          <table:table-cell office:value-type="float" office:value="61.191649" calcext:value-type="float">
            <text:p>61.191649</text:p>
          </table:table-cell>
          <table:table-cell office:value-type="float" office:value="13.249112" calcext:value-type="float">
            <text:p>13.249112</text:p>
          </table:table-cell>
          <table:table-cell office:value-type="float" office:value="86.666724" calcext:value-type="float">
            <text:p>86.666724</text:p>
          </table:table-cell>
          <table:table-cell office:value-type="float" office:value="-11.71846" calcext:value-type="float">
            <text:p>-11.71846</text:p>
          </table:table-cell>
          <table:table-cell office:value-type="float" office:value="110.020877" calcext:value-type="float">
            <text:p>110.020877</text:p>
          </table:table-cell>
          <table:table-cell office:value-type="float" office:value="-0.785178" calcext:value-type="float">
            <text:p>-0.785178</text:p>
          </table:table-cell>
          <table:table-cell office:value-type="float" office:value="61.204243" calcext:value-type="float">
            <text:p>61.204243</text:p>
          </table:table-cell>
          <table:table-cell office:value-type="float" office:value="13.253176" calcext:value-type="float">
            <text:p>13.253176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5.792172" calcext:value-type="float">
            <text:p>85.792172</text:p>
          </table:table-cell>
          <table:table-cell office:value-type="float" office:value="15.219245" calcext:value-type="float">
            <text:p>15.219245</text:p>
          </table:table-cell>
          <table:table-cell office:value-type="float" office:value="86.663086" calcext:value-type="float">
            <text:p>86.663086</text:p>
          </table:table-cell>
          <table:table-cell office:value-type="float" office:value="-11.843576" calcext:value-type="float">
            <text:p>-11.843576</text:p>
          </table:table-cell>
          <table:table-cell office:value-type="float" office:value="108.321486" calcext:value-type="float">
            <text:p>108.321486</text:p>
          </table:table-cell>
          <table:table-cell office:value-type="float" office:value="0.334524" calcext:value-type="float">
            <text:p>0.334524</text:p>
          </table:table-cell>
          <table:table-cell office:value-type="float" office:value="85.778645" calcext:value-type="float">
            <text:p>85.778645</text:p>
          </table:table-cell>
          <table:table-cell office:value-type="float" office:value="15.2186" calcext:value-type="float">
            <text:p>15.2186</text:p>
          </table:table-cell>
          <table:table-cell office:value-type="float" office:value="482" calcext:value-type="float">
            <text:p>482</text:p>
          </table:table-cell>
          <table:table-cell office:value-type="float" office:value="85.792172" calcext:value-type="float">
            <text:p>85.792172</text:p>
          </table:table-cell>
          <table:table-cell office:value-type="float" office:value="15.219245" calcext:value-type="float">
            <text:p>15.219245</text:p>
          </table:table-cell>
          <table:table-cell office:value-type="float" office:value="86.663087" calcext:value-type="float">
            <text:p>86.663087</text:p>
          </table:table-cell>
          <table:table-cell office:value-type="float" office:value="-11.717691" calcext:value-type="float">
            <text:p>-11.717691</text:p>
          </table:table-cell>
          <table:table-cell office:value-type="float" office:value="108.321485" calcext:value-type="float">
            <text:p>108.321485</text:p>
          </table:table-cell>
          <table:table-cell office:value-type="float" office:value="0.335847" calcext:value-type="float">
            <text:p>0.335847</text:p>
          </table:table-cell>
          <table:table-cell office:value-type="float" office:value="85.778646" calcext:value-type="float">
            <text:p>85.778646</text:p>
          </table:table-cell>
          <table:table-cell office:value-type="float" office:value="15.2186" calcext:value-type="float">
            <text:p>15.218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95.596901" calcext:value-type="float">
            <text:p>95.596901</text:p>
          </table:table-cell>
          <table:table-cell office:value-type="float" office:value="10.672672" calcext:value-type="float">
            <text:p>10.672672</text:p>
          </table:table-cell>
          <table:table-cell office:value-type="float" office:value="86.658455" calcext:value-type="float">
            <text:p>86.658455</text:p>
          </table:table-cell>
          <table:table-cell office:value-type="float" office:value="-11.847464" calcext:value-type="float">
            <text:p>-11.847464</text:p>
          </table:table-cell>
          <table:table-cell office:value-type="float" office:value="107.426457" calcext:value-type="float">
            <text:p>107.426457</text:p>
          </table:table-cell>
          <table:table-cell office:value-type="float" office:value="1.054579" calcext:value-type="float">
            <text:p>1.054579</text:p>
          </table:table-cell>
          <table:table-cell office:value-type="float" office:value="95.599214" calcext:value-type="float">
            <text:p>95.599214</text:p>
          </table:table-cell>
          <table:table-cell office:value-type="float" office:value="10.673693" calcext:value-type="float">
            <text:p>10.673693</text:p>
          </table:table-cell>
          <table:table-cell office:value-type="float" office:value="483" calcext:value-type="float">
            <text:p>483</text:p>
          </table:table-cell>
          <table:table-cell office:value-type="float" office:value="95.596901" calcext:value-type="float">
            <text:p>95.596901</text:p>
          </table:table-cell>
          <table:table-cell office:value-type="float" office:value="10.672672" calcext:value-type="float">
            <text:p>10.672672</text:p>
          </table:table-cell>
          <table:table-cell office:value-type="float" office:value="86.658455" calcext:value-type="float">
            <text:p>86.658455</text:p>
          </table:table-cell>
          <table:table-cell office:value-type="float" office:value="-11.721579" calcext:value-type="float">
            <text:p>-11.721579</text:p>
          </table:table-cell>
          <table:table-cell office:value-type="float" office:value="107.426457" calcext:value-type="float">
            <text:p>107.426457</text:p>
          </table:table-cell>
          <table:table-cell office:value-type="float" office:value="1.055809" calcext:value-type="float">
            <text:p>1.055809</text:p>
          </table:table-cell>
          <table:table-cell office:value-type="float" office:value="95.599214" calcext:value-type="float">
            <text:p>95.599214</text:p>
          </table:table-cell>
          <table:table-cell office:value-type="float" office:value="10.673693" calcext:value-type="float">
            <text:p>10.67369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4.144803" calcext:value-type="float">
            <text:p>84.144803</text:p>
          </table:table-cell>
          <table:table-cell office:value-type="float" office:value="-1.553477" calcext:value-type="float">
            <text:p>-1.553477</text:p>
          </table:table-cell>
          <table:table-cell office:value-type="float" office:value="86.653104" calcext:value-type="float">
            <text:p>86.653104</text:p>
          </table:table-cell>
          <table:table-cell office:value-type="float" office:value="-11.842079" calcext:value-type="float">
            <text:p>-11.842079</text:p>
          </table:table-cell>
          <table:table-cell office:value-type="float" office:value="105.791766" calcext:value-type="float">
            <text:p>105.791766</text:p>
          </table:table-cell>
          <table:table-cell office:value-type="float" office:value="0.877023" calcext:value-type="float">
            <text:p>0.877023</text:p>
          </table:table-cell>
          <table:table-cell office:value-type="float" office:value="84.148125" calcext:value-type="float">
            <text:p>84.148125</text:p>
          </table:table-cell>
          <table:table-cell office:value-type="float" office:value="-1.552276" calcext:value-type="float">
            <text:p>-1.552276</text:p>
          </table:table-cell>
          <table:table-cell office:value-type="float" office:value="484" calcext:value-type="float">
            <text:p>484</text:p>
          </table:table-cell>
          <table:table-cell office:value-type="float" office:value="84.144804" calcext:value-type="float">
            <text:p>84.144804</text:p>
          </table:table-cell>
          <table:table-cell office:value-type="float" office:value="-1.553477" calcext:value-type="float">
            <text:p>-1.553477</text:p>
          </table:table-cell>
          <table:table-cell office:value-type="float" office:value="86.653105" calcext:value-type="float">
            <text:p>86.653105</text:p>
          </table:table-cell>
          <table:table-cell office:value-type="float" office:value="-11.716194" calcext:value-type="float">
            <text:p>-11.716194</text:p>
          </table:table-cell>
          <table:table-cell office:value-type="float" office:value="105.791765" calcext:value-type="float">
            <text:p>105.791765</text:p>
          </table:table-cell>
          <table:table-cell office:value-type="float" office:value="0.878167" calcext:value-type="float">
            <text:p>0.878167</text:p>
          </table:table-cell>
          <table:table-cell office:value-type="float" office:value="84.148125" calcext:value-type="float">
            <text:p>84.148125</text:p>
          </table:table-cell>
          <table:table-cell office:value-type="float" office:value="-1.552276" calcext:value-type="float">
            <text:p>-1.552276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6.921629" calcext:value-type="float">
            <text:p>86.921629</text:p>
          </table:table-cell>
          <table:table-cell office:value-type="float" office:value="-12.82312" calcext:value-type="float">
            <text:p>-12.82312</text:p>
          </table:table-cell>
          <table:table-cell office:value-type="float" office:value="86.647962" calcext:value-type="float">
            <text:p>86.647962</text:p>
          </table:table-cell>
          <table:table-cell office:value-type="float" office:value="-11.837079" calcext:value-type="float">
            <text:p>-11.837079</text:p>
          </table:table-cell>
          <table:table-cell office:value-type="float" office:value="104.466073" calcext:value-type="float">
            <text:p>104.466073</text:p>
          </table:table-cell>
          <table:table-cell office:value-type="float" office:value="-0.077336" calcext:value-type="float">
            <text:p>-0.077336</text:p>
          </table:table-cell>
          <table:table-cell office:value-type="float" office:value="86.919421" calcext:value-type="float">
            <text:p>86.919421</text:p>
          </table:table-cell>
          <table:table-cell office:value-type="float" office:value="-12.823268" calcext:value-type="float">
            <text:p>-12.823268</text:p>
          </table:table-cell>
          <table:table-cell office:value-type="float" office:value="485" calcext:value-type="float">
            <text:p>485</text:p>
          </table:table-cell>
          <table:table-cell office:value-type="float" office:value="86.92163" calcext:value-type="float">
            <text:p>86.92163</text:p>
          </table:table-cell>
          <table:table-cell office:value-type="float" office:value="-12.82312" calcext:value-type="float">
            <text:p>-12.82312</text:p>
          </table:table-cell>
          <table:table-cell office:value-type="float" office:value="86.647962" calcext:value-type="float">
            <text:p>86.647962</text:p>
          </table:table-cell>
          <table:table-cell office:value-type="float" office:value="-11.711194" calcext:value-type="float">
            <text:p>-11.711194</text:p>
          </table:table-cell>
          <table:table-cell office:value-type="float" office:value="104.466073" calcext:value-type="float">
            <text:p>104.466073</text:p>
          </table:table-cell>
          <table:table-cell office:value-type="float" office:value="-0.076274" calcext:value-type="float">
            <text:p>-0.076274</text:p>
          </table:table-cell>
          <table:table-cell office:value-type="float" office:value="86.919422" calcext:value-type="float">
            <text:p>86.919422</text:p>
          </table:table-cell>
          <table:table-cell office:value-type="float" office:value="-12.823268" calcext:value-type="float">
            <text:p>-12.82326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90.098608" calcext:value-type="float">
            <text:p>90.098608</text:p>
          </table:table-cell>
          <table:table-cell office:value-type="float" office:value="-26.499234" calcext:value-type="float">
            <text:p>-26.499234</text:p>
          </table:table-cell>
          <table:table-cell office:value-type="float" office:value="86.641723" calcext:value-type="float">
            <text:p>86.641723</text:p>
          </table:table-cell>
          <table:table-cell office:value-type="float" office:value="-11.839106" calcext:value-type="float">
            <text:p>-11.839106</text:p>
          </table:table-cell>
          <table:table-cell office:value-type="float" office:value="103.454549" calcext:value-type="float">
            <text:p>103.454549</text:p>
          </table:table-cell>
          <table:table-cell office:value-type="float" office:value="-1.928754" calcext:value-type="float">
            <text:p>-1.928754</text:p>
          </table:table-cell>
          <table:table-cell office:value-type="float" office:value="90.098544" calcext:value-type="float">
            <text:p>90.098544</text:p>
          </table:table-cell>
          <table:table-cell office:value-type="float" office:value="-26.498864" calcext:value-type="float">
            <text:p>-26.498864</text:p>
          </table:table-cell>
          <table:table-cell office:value-type="float" office:value="486" calcext:value-type="float">
            <text:p>486</text:p>
          </table:table-cell>
          <table:table-cell office:value-type="float" office:value="90.098609" calcext:value-type="float">
            <text:p>90.098609</text:p>
          </table:table-cell>
          <table:table-cell office:value-type="float" office:value="-26.499235" calcext:value-type="float">
            <text:p>-26.499235</text:p>
          </table:table-cell>
          <table:table-cell office:value-type="float" office:value="86.641723" calcext:value-type="float">
            <text:p>86.641723</text:p>
          </table:table-cell>
          <table:table-cell office:value-type="float" office:value="-11.709168" calcext:value-type="float">
            <text:p>-11.709168</text:p>
          </table:table-cell>
          <table:table-cell office:value-type="float" office:value="103.454548" calcext:value-type="float">
            <text:p>103.454548</text:p>
          </table:table-cell>
          <table:table-cell office:value-type="float" office:value="-1.923996" calcext:value-type="float">
            <text:p>-1.923996</text:p>
          </table:table-cell>
          <table:table-cell office:value-type="float" office:value="90.098545" calcext:value-type="float">
            <text:p>90.098545</text:p>
          </table:table-cell>
          <table:table-cell office:value-type="float" office:value="-26.498864" calcext:value-type="float">
            <text:p>-26.49886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9.219113" calcext:value-type="float">
            <text:p>89.219113</text:p>
          </table:table-cell>
          <table:table-cell office:value-type="float" office:value="-29.699742" calcext:value-type="float">
            <text:p>-29.699742</text:p>
          </table:table-cell>
          <table:table-cell office:value-type="float" office:value="86.634298" calcext:value-type="float">
            <text:p>86.634298</text:p>
          </table:table-cell>
          <table:table-cell office:value-type="float" office:value="-11.839915" calcext:value-type="float">
            <text:p>-11.839915</text:p>
          </table:table-cell>
          <table:table-cell office:value-type="float" office:value="102.451163" calcext:value-type="float">
            <text:p>102.451163</text:p>
          </table:table-cell>
          <table:table-cell office:value-type="float" office:value="-3.873475" calcext:value-type="float">
            <text:p>-3.873475</text:p>
          </table:table-cell>
          <table:table-cell office:value-type="float" office:value="89.219737" calcext:value-type="float">
            <text:p>89.219737</text:p>
          </table:table-cell>
          <table:table-cell office:value-type="float" office:value="-29.701351" calcext:value-type="float">
            <text:p>-29.701351</text:p>
          </table:table-cell>
          <table:table-cell office:value-type="float" office:value="487" calcext:value-type="float">
            <text:p>487</text:p>
          </table:table-cell>
          <table:table-cell office:value-type="float" office:value="89.219114" calcext:value-type="float">
            <text:p>89.219114</text:p>
          </table:table-cell>
          <table:table-cell office:value-type="float" office:value="-29.699742" calcext:value-type="float">
            <text:p>-29.699742</text:p>
          </table:table-cell>
          <table:table-cell office:value-type="float" office:value="86.634298" calcext:value-type="float">
            <text:p>86.634298</text:p>
          </table:table-cell>
          <table:table-cell office:value-type="float" office:value="-11.709976" calcext:value-type="float">
            <text:p>-11.709976</text:p>
          </table:table-cell>
          <table:table-cell office:value-type="float" office:value="102.451162" calcext:value-type="float">
            <text:p>102.451162</text:p>
          </table:table-cell>
          <table:table-cell office:value-type="float" office:value="-3.869051" calcext:value-type="float">
            <text:p>-3.869051</text:p>
          </table:table-cell>
          <table:table-cell office:value-type="float" office:value="89.219737" calcext:value-type="float">
            <text:p>89.219737</text:p>
          </table:table-cell>
          <table:table-cell office:value-type="float" office:value="-29.701352" calcext:value-type="float">
            <text:p>-29.70135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85.197099" calcext:value-type="float">
            <text:p>85.197099</text:p>
          </table:table-cell>
          <table:table-cell office:value-type="float" office:value="-16.650649" calcext:value-type="float">
            <text:p>-16.650649</text:p>
          </table:table-cell>
          <table:table-cell office:value-type="float" office:value="86.627742" calcext:value-type="float">
            <text:p>86.627742</text:p>
          </table:table-cell>
          <table:table-cell office:value-type="float" office:value="-11.84089" calcext:value-type="float">
            <text:p>-11.84089</text:p>
          </table:table-cell>
          <table:table-cell office:value-type="float" office:value="101.237282" calcext:value-type="float">
            <text:p>101.237282</text:p>
          </table:table-cell>
          <table:table-cell office:value-type="float" office:value="-4.768784" calcext:value-type="float">
            <text:p>-4.768784</text:p>
          </table:table-cell>
          <table:table-cell office:value-type="float" office:value="85.19758" calcext:value-type="float">
            <text:p>85.19758</text:p>
          </table:table-cell>
          <table:table-cell office:value-type="float" office:value="-16.653134" calcext:value-type="float">
            <text:p>-16.653134</text:p>
          </table:table-cell>
          <table:table-cell office:value-type="float" office:value="488" calcext:value-type="float">
            <text:p>488</text:p>
          </table:table-cell>
          <table:table-cell office:value-type="float" office:value="85.1971" calcext:value-type="float">
            <text:p>85.1971</text:p>
          </table:table-cell>
          <table:table-cell office:value-type="float" office:value="-16.65065" calcext:value-type="float">
            <text:p>-16.65065</text:p>
          </table:table-cell>
          <table:table-cell office:value-type="float" office:value="86.627743" calcext:value-type="float">
            <text:p>86.627743</text:p>
          </table:table-cell>
          <table:table-cell office:value-type="float" office:value="-11.710952" calcext:value-type="float">
            <text:p>-11.710952</text:p>
          </table:table-cell>
          <table:table-cell office:value-type="float" office:value="101.237282" calcext:value-type="float">
            <text:p>101.237282</text:p>
          </table:table-cell>
          <table:table-cell office:value-type="float" office:value="-4.764669" calcext:value-type="float">
            <text:p>-4.764669</text:p>
          </table:table-cell>
          <table:table-cell office:value-type="float" office:value="85.19758" calcext:value-type="float">
            <text:p>85.19758</text:p>
          </table:table-cell>
          <table:table-cell office:value-type="float" office:value="-16.653134" calcext:value-type="float">
            <text:p>-16.65313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5.860889" calcext:value-type="float">
            <text:p>85.860889</text:p>
          </table:table-cell>
          <table:table-cell office:value-type="float" office:value="-0.45741" calcext:value-type="float">
            <text:p>-0.45741</text:p>
          </table:table-cell>
          <table:table-cell office:value-type="float" office:value="86.623794" calcext:value-type="float">
            <text:p>86.623794</text:p>
          </table:table-cell>
          <table:table-cell office:value-type="float" office:value="-11.838934" calcext:value-type="float">
            <text:p>-11.838934</text:p>
          </table:table-cell>
          <table:table-cell office:value-type="float" office:value="100.157263" calcext:value-type="float">
            <text:p>100.157263</text:p>
          </table:table-cell>
          <table:table-cell office:value-type="float" office:value="-4.465169" calcext:value-type="float">
            <text:p>-4.465169</text:p>
          </table:table-cell>
          <table:table-cell office:value-type="float" office:value="85.860177" calcext:value-type="float">
            <text:p>85.860177</text:p>
          </table:table-cell>
          <table:table-cell office:value-type="float" office:value="-0.457889" calcext:value-type="float">
            <text:p>-0.457889</text:p>
          </table:table-cell>
          <table:table-cell office:value-type="float" office:value="489" calcext:value-type="float">
            <text:p>489</text:p>
          </table:table-cell>
          <table:table-cell office:value-type="float" office:value="85.86089" calcext:value-type="float">
            <text:p>85.86089</text:p>
          </table:table-cell>
          <table:table-cell office:value-type="float" office:value="-0.457411" calcext:value-type="float">
            <text:p>-0.457411</text:p>
          </table:table-cell>
          <table:table-cell office:value-type="float" office:value="86.623795" calcext:value-type="float">
            <text:p>86.623795</text:p>
          </table:table-cell>
          <table:table-cell office:value-type="float" office:value="-11.708996" calcext:value-type="float">
            <text:p>-11.708996</text:p>
          </table:table-cell>
          <table:table-cell office:value-type="float" office:value="100.157263" calcext:value-type="float">
            <text:p>100.157263</text:p>
          </table:table-cell>
          <table:table-cell office:value-type="float" office:value="-4.461342" calcext:value-type="float">
            <text:p>-4.461342</text:p>
          </table:table-cell>
          <table:table-cell office:value-type="float" office:value="85.860178" calcext:value-type="float">
            <text:p>85.860178</text:p>
          </table:table-cell>
          <table:table-cell office:value-type="float" office:value="-0.457889" calcext:value-type="float">
            <text:p>-0.457889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91.91581" calcext:value-type="float">
            <text:p>91.91581</text:p>
          </table:table-cell>
          <table:table-cell office:value-type="float" office:value="2.447606" calcext:value-type="float">
            <text:p>2.447606</text:p>
          </table:table-cell>
          <table:table-cell office:value-type="float" office:value="86.623112" calcext:value-type="float">
            <text:p>86.623112</text:p>
          </table:table-cell>
          <table:table-cell office:value-type="float" office:value="-11.84015" calcext:value-type="float">
            <text:p>-11.84015</text:p>
          </table:table-cell>
          <table:table-cell office:value-type="float" office:value="99.579726" calcext:value-type="float">
            <text:p>99.579726</text:p>
          </table:table-cell>
          <table:table-cell office:value-type="float" office:value="-3.982406" calcext:value-type="float">
            <text:p>-3.982406</text:p>
          </table:table-cell>
          <table:table-cell office:value-type="float" office:value="91.914994" calcext:value-type="float">
            <text:p>91.914994</text:p>
          </table:table-cell>
          <table:table-cell office:value-type="float" office:value="2.449615" calcext:value-type="float">
            <text:p>2.449615</text:p>
          </table:table-cell>
          <table:table-cell office:value-type="float" office:value="490" calcext:value-type="float">
            <text:p>490</text:p>
          </table:table-cell>
          <table:table-cell office:value-type="float" office:value="91.91581" calcext:value-type="float">
            <text:p>91.91581</text:p>
          </table:table-cell>
          <table:table-cell office:value-type="float" office:value="2.447606" calcext:value-type="float">
            <text:p>2.447606</text:p>
          </table:table-cell>
          <table:table-cell office:value-type="float" office:value="86.623112" calcext:value-type="float">
            <text:p>86.623112</text:p>
          </table:table-cell>
          <table:table-cell office:value-type="float" office:value="-11.710212" calcext:value-type="float">
            <text:p>-11.710212</text:p>
          </table:table-cell>
          <table:table-cell office:value-type="float" office:value="99.579726" calcext:value-type="float">
            <text:p>99.579726</text:p>
          </table:table-cell>
          <table:table-cell office:value-type="float" office:value="-3.978847" calcext:value-type="float">
            <text:p>-3.978847</text:p>
          </table:table-cell>
          <table:table-cell office:value-type="float" office:value="91.914995" calcext:value-type="float">
            <text:p>91.914995</text:p>
          </table:table-cell>
          <table:table-cell office:value-type="float" office:value="2.449616" calcext:value-type="float">
            <text:p>2.449616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90.716806" calcext:value-type="float">
            <text:p>90.716806</text:p>
          </table:table-cell>
          <table:table-cell office:value-type="float" office:value="-5.656646" calcext:value-type="float">
            <text:p>-5.656646</text:p>
          </table:table-cell>
          <table:table-cell office:value-type="float" office:value="86.628824" calcext:value-type="float">
            <text:p>86.628824</text:p>
          </table:table-cell>
          <table:table-cell office:value-type="float" office:value="-11.837897" calcext:value-type="float">
            <text:p>-11.837897</text:p>
          </table:table-cell>
          <table:table-cell office:value-type="float" office:value="98.964634" calcext:value-type="float">
            <text:p>98.964634</text:p>
          </table:table-cell>
          <table:table-cell office:value-type="float" office:value="-4.097507" calcext:value-type="float">
            <text:p>-4.097507</text:p>
          </table:table-cell>
          <table:table-cell office:value-type="float" office:value="90.717898" calcext:value-type="float">
            <text:p>90.717898</text:p>
          </table:table-cell>
          <table:table-cell office:value-type="float" office:value="-5.654988" calcext:value-type="float">
            <text:p>-5.654988</text:p>
          </table:table-cell>
          <table:table-cell office:value-type="float" office:value="491" calcext:value-type="float">
            <text:p>491</text:p>
          </table:table-cell>
          <table:table-cell office:value-type="float" office:value="90.716806" calcext:value-type="float">
            <text:p>90.716806</text:p>
          </table:table-cell>
          <table:table-cell office:value-type="float" office:value="-5.656646" calcext:value-type="float">
            <text:p>-5.656646</text:p>
          </table:table-cell>
          <table:table-cell office:value-type="float" office:value="86.628824" calcext:value-type="float">
            <text:p>86.628824</text:p>
          </table:table-cell>
          <table:table-cell office:value-type="float" office:value="-11.712464" calcext:value-type="float">
            <text:p>-11.712464</text:p>
          </table:table-cell>
          <table:table-cell office:value-type="float" office:value="98.964634" calcext:value-type="float">
            <text:p>98.964634</text:p>
          </table:table-cell>
          <table:table-cell office:value-type="float" office:value="-4.098388" calcext:value-type="float">
            <text:p>-4.098388</text:p>
          </table:table-cell>
          <table:table-cell office:value-type="float" office:value="90.717898" calcext:value-type="float">
            <text:p>90.717898</text:p>
          </table:table-cell>
          <table:table-cell office:value-type="float" office:value="-5.654989" calcext:value-type="float">
            <text:p>-5.654989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89.374589" calcext:value-type="float">
            <text:p>89.374589</text:p>
          </table:table-cell>
          <table:table-cell office:value-type="float" office:value="-14.924486" calcext:value-type="float">
            <text:p>-14.924486</text:p>
          </table:table-cell>
          <table:table-cell office:value-type="float" office:value="86.64206" calcext:value-type="float">
            <text:p>86.64206</text:p>
          </table:table-cell>
          <table:table-cell office:value-type="float" office:value="-11.839844" calcext:value-type="float">
            <text:p>-11.839844</text:p>
          </table:table-cell>
          <table:table-cell office:value-type="float" office:value="98.30564" calcext:value-type="float">
            <text:p>98.30564</text:p>
          </table:table-cell>
          <table:table-cell office:value-type="float" office:value="-4.857206" calcext:value-type="float">
            <text:p>-4.857206</text:p>
          </table:table-cell>
          <table:table-cell office:value-type="float" office:value="89.374612" calcext:value-type="float">
            <text:p>89.374612</text:p>
          </table:table-cell>
          <table:table-cell office:value-type="float" office:value="-14.924312" calcext:value-type="float">
            <text:p>-14.924312</text:p>
          </table:table-cell>
          <table:table-cell office:value-type="float" office:value="492" calcext:value-type="float">
            <text:p>492</text:p>
          </table:table-cell>
          <table:table-cell office:value-type="float" office:value="89.374589" calcext:value-type="float">
            <text:p>89.374589</text:p>
          </table:table-cell>
          <table:table-cell office:value-type="float" office:value="-14.924487" calcext:value-type="float">
            <text:p>-14.924487</text:p>
          </table:table-cell>
          <table:table-cell office:value-type="float" office:value="86.64206" calcext:value-type="float">
            <text:p>86.64206</text:p>
          </table:table-cell>
          <table:table-cell office:value-type="float" office:value="-11.714411" calcext:value-type="float">
            <text:p>-11.714411</text:p>
          </table:table-cell>
          <table:table-cell office:value-type="float" office:value="98.30564" calcext:value-type="float">
            <text:p>98.30564</text:p>
          </table:table-cell>
          <table:table-cell office:value-type="float" office:value="-4.858025" calcext:value-type="float">
            <text:p>-4.858025</text:p>
          </table:table-cell>
          <table:table-cell office:value-type="float" office:value="89.374612" calcext:value-type="float">
            <text:p>89.374612</text:p>
          </table:table-cell>
          <table:table-cell office:value-type="float" office:value="-14.924312" calcext:value-type="float">
            <text:p>-14.92431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90.687133" calcext:value-type="float">
            <text:p>90.687133</text:p>
          </table:table-cell>
          <table:table-cell office:value-type="float" office:value="-18.406746" calcext:value-type="float">
            <text:p>-18.406746</text:p>
          </table:table-cell>
          <table:table-cell office:value-type="float" office:value="86.66134" calcext:value-type="float">
            <text:p>86.66134</text:p>
          </table:table-cell>
          <table:table-cell office:value-type="float" office:value="-11.839718" calcext:value-type="float">
            <text:p>-11.839718</text:p>
          </table:table-cell>
          <table:table-cell office:value-type="float" office:value="97.790275" calcext:value-type="float">
            <text:p>97.790275</text:p>
          </table:table-cell>
          <table:table-cell office:value-type="float" office:value="-5.805557" calcext:value-type="float">
            <text:p>-5.805557</text:p>
          </table:table-cell>
          <table:table-cell office:value-type="float" office:value="90.686739" calcext:value-type="float">
            <text:p>90.686739</text:p>
          </table:table-cell>
          <table:table-cell office:value-type="float" office:value="-18.407607" calcext:value-type="float">
            <text:p>-18.407607</text:p>
          </table:table-cell>
          <table:table-cell office:value-type="float" office:value="493" calcext:value-type="float">
            <text:p>493</text:p>
          </table:table-cell>
          <table:table-cell office:value-type="float" office:value="90.687134" calcext:value-type="float">
            <text:p>90.687134</text:p>
          </table:table-cell>
          <table:table-cell office:value-type="float" office:value="-18.406747" calcext:value-type="float">
            <text:p>-18.406747</text:p>
          </table:table-cell>
          <table:table-cell office:value-type="float" office:value="86.66134" calcext:value-type="float">
            <text:p>86.66134</text:p>
          </table:table-cell>
          <table:table-cell office:value-type="float" office:value="-11.714536" calcext:value-type="float">
            <text:p>-11.714536</text:p>
          </table:table-cell>
          <table:table-cell office:value-type="float" office:value="97.790275" calcext:value-type="float">
            <text:p>97.790275</text:p>
          </table:table-cell>
          <table:table-cell office:value-type="float" office:value="-5.806552" calcext:value-type="float">
            <text:p>-5.806552</text:p>
          </table:table-cell>
          <table:table-cell office:value-type="float" office:value="90.686739" calcext:value-type="float">
            <text:p>90.686739</text:p>
          </table:table-cell>
          <table:table-cell office:value-type="float" office:value="-18.407608" calcext:value-type="float">
            <text:p>-18.40760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91.973849" calcext:value-type="float">
            <text:p>91.973849</text:p>
          </table:table-cell>
          <table:table-cell office:value-type="float" office:value="-21.948903" calcext:value-type="float">
            <text:p>-21.948903</text:p>
          </table:table-cell>
          <table:table-cell office:value-type="float" office:value="86.683224" calcext:value-type="float">
            <text:p>86.683224</text:p>
          </table:table-cell>
          <table:table-cell office:value-type="float" office:value="-11.841849" calcext:value-type="float">
            <text:p>-11.841849</text:p>
          </table:table-cell>
          <table:table-cell office:value-type="float" office:value="97.403478" calcext:value-type="float">
            <text:p>97.403478</text:p>
          </table:table-cell>
          <table:table-cell office:value-type="float" office:value="-6.937574" calcext:value-type="float">
            <text:p>-6.937574</text:p>
          </table:table-cell>
          <table:table-cell office:value-type="float" office:value="91.973854" calcext:value-type="float">
            <text:p>91.973854</text:p>
          </table:table-cell>
          <table:table-cell office:value-type="float" office:value="-21.948895" calcext:value-type="float">
            <text:p>-21.948895</text:p>
          </table:table-cell>
          <table:table-cell office:value-type="float" office:value="494" calcext:value-type="float">
            <text:p>494</text:p>
          </table:table-cell>
          <table:table-cell office:value-type="float" office:value="91.97385" calcext:value-type="float">
            <text:p>91.97385</text:p>
          </table:table-cell>
          <table:table-cell office:value-type="float" office:value="-21.948903" calcext:value-type="float">
            <text:p>-21.948903</text:p>
          </table:table-cell>
          <table:table-cell office:value-type="float" office:value="86.683224" calcext:value-type="float">
            <text:p>86.683224</text:p>
          </table:table-cell>
          <table:table-cell office:value-type="float" office:value="-11.716668" calcext:value-type="float">
            <text:p>-11.716668</text:p>
          </table:table-cell>
          <table:table-cell office:value-type="float" office:value="97.403478" calcext:value-type="float">
            <text:p>97.403478</text:p>
          </table:table-cell>
          <table:table-cell office:value-type="float" office:value="-6.938499" calcext:value-type="float">
            <text:p>-6.938499</text:p>
          </table:table-cell>
          <table:table-cell office:value-type="float" office:value="91.973854" calcext:value-type="float">
            <text:p>91.973854</text:p>
          </table:table-cell>
          <table:table-cell office:value-type="float" office:value="-21.948895" calcext:value-type="float">
            <text:p>-21.94889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92.90385" calcext:value-type="float">
            <text:p>92.90385</text:p>
          </table:table-cell>
          <table:table-cell office:value-type="float" office:value="-23.683605" calcext:value-type="float">
            <text:p>-23.683605</text:p>
          </table:table-cell>
          <table:table-cell office:value-type="float" office:value="86.705071" calcext:value-type="float">
            <text:p>86.705071</text:p>
          </table:table-cell>
          <table:table-cell office:value-type="float" office:value="-11.849328" calcext:value-type="float">
            <text:p>-11.849328</text:p>
          </table:table-cell>
          <table:table-cell office:value-type="float" office:value="97.108821" calcext:value-type="float">
            <text:p>97.108821</text:p>
          </table:table-cell>
          <table:table-cell office:value-type="float" office:value="-8.116751" calcext:value-type="float">
            <text:p>-8.116751</text:p>
          </table:table-cell>
          <table:table-cell office:value-type="float" office:value="92.903903" calcext:value-type="float">
            <text:p>92.903903</text:p>
          </table:table-cell>
          <table:table-cell office:value-type="float" office:value="-23.683872" calcext:value-type="float">
            <text:p>-23.683872</text:p>
          </table:table-cell>
          <table:table-cell office:value-type="float" office:value="495" calcext:value-type="float">
            <text:p>495</text:p>
          </table:table-cell>
          <table:table-cell office:value-type="float" office:value="92.903851" calcext:value-type="float">
            <text:p>92.903851</text:p>
          </table:table-cell>
          <table:table-cell office:value-type="float" office:value="-23.683605" calcext:value-type="float">
            <text:p>-23.683605</text:p>
          </table:table-cell>
          <table:table-cell office:value-type="float" office:value="86.705071" calcext:value-type="float">
            <text:p>86.705071</text:p>
          </table:table-cell>
          <table:table-cell office:value-type="float" office:value="-11.724147" calcext:value-type="float">
            <text:p>-11.724147</text:p>
          </table:table-cell>
          <table:table-cell office:value-type="float" office:value="97.108821" calcext:value-type="float">
            <text:p>97.108821</text:p>
          </table:table-cell>
          <table:table-cell office:value-type="float" office:value="-8.117612" calcext:value-type="float">
            <text:p>-8.117612</text:p>
          </table:table-cell>
          <table:table-cell office:value-type="float" office:value="92.903903" calcext:value-type="float">
            <text:p>92.903903</text:p>
          </table:table-cell>
          <table:table-cell office:value-type="float" office:value="-23.683872" calcext:value-type="float">
            <text:p>-23.68387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92.540891" calcext:value-type="float">
            <text:p>92.540891</text:p>
          </table:table-cell>
          <table:table-cell office:value-type="float" office:value="-15.867788" calcext:value-type="float">
            <text:p>-15.867788</text:p>
          </table:table-cell>
          <table:table-cell office:value-type="float" office:value="86.72767" calcext:value-type="float">
            <text:p>86.72767</text:p>
          </table:table-cell>
          <table:table-cell office:value-type="float" office:value="-11.866522" calcext:value-type="float">
            <text:p>-11.866522</text:p>
          </table:table-cell>
          <table:table-cell office:value-type="float" office:value="96.810084" calcext:value-type="float">
            <text:p>96.810084</text:p>
          </table:table-cell>
          <table:table-cell office:value-type="float" office:value="-8.675313" calcext:value-type="float">
            <text:p>-8.675313</text:p>
          </table:table-cell>
          <table:table-cell office:value-type="float" office:value="92.54108" calcext:value-type="float">
            <text:p>92.54108</text:p>
          </table:table-cell>
          <table:table-cell office:value-type="float" office:value="-15.86919" calcext:value-type="float">
            <text:p>-15.86919</text:p>
          </table:table-cell>
          <table:table-cell office:value-type="float" office:value="496" calcext:value-type="float">
            <text:p>496</text:p>
          </table:table-cell>
          <table:table-cell office:value-type="float" office:value="92.540891" calcext:value-type="float">
            <text:p>92.540891</text:p>
          </table:table-cell>
          <table:table-cell office:value-type="float" office:value="-15.867789" calcext:value-type="float">
            <text:p>-15.867789</text:p>
          </table:table-cell>
          <table:table-cell office:value-type="float" office:value="86.727671" calcext:value-type="float">
            <text:p>86.727671</text:p>
          </table:table-cell>
          <table:table-cell office:value-type="float" office:value="-11.74134" calcext:value-type="float">
            <text:p>-11.74134</text:p>
          </table:table-cell>
          <table:table-cell office:value-type="float" office:value="96.810084" calcext:value-type="float">
            <text:p>96.810084</text:p>
          </table:table-cell>
          <table:table-cell office:value-type="float" office:value="-8.676114" calcext:value-type="float">
            <text:p>-8.676114</text:p>
          </table:table-cell>
          <table:table-cell office:value-type="float" office:value="92.541081" calcext:value-type="float">
            <text:p>92.541081</text:p>
          </table:table-cell>
          <table:table-cell office:value-type="float" office:value="-15.869191" calcext:value-type="float">
            <text:p>-15.869191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5.956" calcext:value-type="float">
            <text:p>95.956</text:p>
          </table:table-cell>
          <table:table-cell office:value-type="float" office:value="-9.007685" calcext:value-type="float">
            <text:p>-9.007685</text:p>
          </table:table-cell>
          <table:table-cell office:value-type="float" office:value="86.746766" calcext:value-type="float">
            <text:p>86.746766</text:p>
          </table:table-cell>
          <table:table-cell office:value-type="float" office:value="-11.876722" calcext:value-type="float">
            <text:p>-11.876722</text:p>
          </table:table-cell>
          <table:table-cell office:value-type="float" office:value="96.768057" calcext:value-type="float">
            <text:p>96.768057</text:p>
          </table:table-cell>
          <table:table-cell office:value-type="float" office:value="-8.708066" calcext:value-type="float">
            <text:p>-8.708066</text:p>
          </table:table-cell>
          <table:table-cell office:value-type="float" office:value="95.955449" calcext:value-type="float">
            <text:p>95.955449</text:p>
          </table:table-cell>
          <table:table-cell office:value-type="float" office:value="-9.007545" calcext:value-type="float">
            <text:p>-9.007545</text:p>
          </table:table-cell>
          <table:table-cell office:value-type="float" office:value="497" calcext:value-type="float">
            <text:p>497</text:p>
          </table:table-cell>
          <table:table-cell office:value-type="float" office:value="95.956001" calcext:value-type="float">
            <text:p>95.956001</text:p>
          </table:table-cell>
          <table:table-cell office:value-type="float" office:value="-9.007686" calcext:value-type="float">
            <text:p>-9.007686</text:p>
          </table:table-cell>
          <table:table-cell office:value-type="float" office:value="86.746766" calcext:value-type="float">
            <text:p>86.746766</text:p>
          </table:table-cell>
          <table:table-cell office:value-type="float" office:value="-11.751541" calcext:value-type="float">
            <text:p>-11.751541</text:p>
          </table:table-cell>
          <table:table-cell office:value-type="float" office:value="96.768057" calcext:value-type="float">
            <text:p>96.768057</text:p>
          </table:table-cell>
          <table:table-cell office:value-type="float" office:value="-8.708811" calcext:value-type="float">
            <text:p>-8.708811</text:p>
          </table:table-cell>
          <table:table-cell office:value-type="float" office:value="95.955449" calcext:value-type="float">
            <text:p>95.955449</text:p>
          </table:table-cell>
          <table:table-cell office:value-type="float" office:value="-9.007546" calcext:value-type="float">
            <text:p>-9.00754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92.481545" calcext:value-type="float">
            <text:p>92.481545</text:p>
          </table:table-cell>
          <table:table-cell office:value-type="float" office:value="-7.834486" calcext:value-type="float">
            <text:p>-7.834486</text:p>
          </table:table-cell>
          <table:table-cell office:value-type="float" office:value="86.75493" calcext:value-type="float">
            <text:p>86.75493</text:p>
          </table:table-cell>
          <table:table-cell office:value-type="float" office:value="-11.878541" calcext:value-type="float">
            <text:p>-11.878541</text:p>
          </table:table-cell>
          <table:table-cell office:value-type="float" office:value="96.475594" calcext:value-type="float">
            <text:p>96.475594</text:p>
          </table:table-cell>
          <table:table-cell office:value-type="float" office:value="-8.648607" calcext:value-type="float">
            <text:p>-8.648607</text:p>
          </table:table-cell>
          <table:table-cell office:value-type="float" office:value="92.482543" calcext:value-type="float">
            <text:p>92.482543</text:p>
          </table:table-cell>
          <table:table-cell office:value-type="float" office:value="-7.833659" calcext:value-type="float">
            <text:p>-7.833659</text:p>
          </table:table-cell>
          <table:table-cell office:value-type="float" office:value="498" calcext:value-type="float">
            <text:p>498</text:p>
          </table:table-cell>
          <table:table-cell office:value-type="float" office:value="92.481545" calcext:value-type="float">
            <text:p>92.481545</text:p>
          </table:table-cell>
          <table:table-cell office:value-type="float" office:value="-7.834486" calcext:value-type="float">
            <text:p>-7.834486</text:p>
          </table:table-cell>
          <table:table-cell office:value-type="float" office:value="86.75493" calcext:value-type="float">
            <text:p>86.75493</text:p>
          </table:table-cell>
          <table:table-cell office:value-type="float" office:value="-11.75336" calcext:value-type="float">
            <text:p>-11.75336</text:p>
          </table:table-cell>
          <table:table-cell office:value-type="float" office:value="96.475594" calcext:value-type="float">
            <text:p>96.475594</text:p>
          </table:table-cell>
          <table:table-cell office:value-type="float" office:value="-8.6493" calcext:value-type="float">
            <text:p>-8.6493</text:p>
          </table:table-cell>
          <table:table-cell office:value-type="float" office:value="92.482543" calcext:value-type="float">
            <text:p>92.482543</text:p>
          </table:table-cell>
          <table:table-cell office:value-type="float" office:value="-7.833659" calcext:value-type="float">
            <text:p>-7.83365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7.746346" calcext:value-type="float">
            <text:p>87.746346</text:p>
          </table:table-cell>
          <table:table-cell office:value-type="float" office:value="-9.314617" calcext:value-type="float">
            <text:p>-9.314617</text:p>
          </table:table-cell>
          <table:table-cell office:value-type="float" office:value="86.759368" calcext:value-type="float">
            <text:p>86.759368</text:p>
          </table:table-cell>
          <table:table-cell office:value-type="float" office:value="-11.879344" calcext:value-type="float">
            <text:p>-11.879344</text:p>
          </table:table-cell>
          <table:table-cell office:value-type="float" office:value="95.868673" calcext:value-type="float">
            <text:p>95.868673</text:p>
          </table:table-cell>
          <table:table-cell office:value-type="float" office:value="-8.695974" calcext:value-type="float">
            <text:p>-8.695974</text:p>
          </table:table-cell>
          <table:table-cell office:value-type="float" office:value="87.746528" calcext:value-type="float">
            <text:p>87.746528</text:p>
          </table:table-cell>
          <table:table-cell office:value-type="float" office:value="-9.314234" calcext:value-type="float">
            <text:p>-9.314234</text:p>
          </table:table-cell>
          <table:table-cell office:value-type="float" office:value="499" calcext:value-type="float">
            <text:p>499</text:p>
          </table:table-cell>
          <table:table-cell office:value-type="float" office:value="87.746346" calcext:value-type="float">
            <text:p>87.746346</text:p>
          </table:table-cell>
          <table:table-cell office:value-type="float" office:value="-9.314618" calcext:value-type="float">
            <text:p>-9.314618</text:p>
          </table:table-cell>
          <table:table-cell office:value-type="float" office:value="86.759368" calcext:value-type="float">
            <text:p>86.759368</text:p>
          </table:table-cell>
          <table:table-cell office:value-type="float" office:value="-11.754162" calcext:value-type="float">
            <text:p>-11.754162</text:p>
          </table:table-cell>
          <table:table-cell office:value-type="float" office:value="95.868673" calcext:value-type="float">
            <text:p>95.868673</text:p>
          </table:table-cell>
          <table:table-cell office:value-type="float" office:value="-8.696618" calcext:value-type="float">
            <text:p>-8.696618</text:p>
          </table:table-cell>
          <table:table-cell office:value-type="float" office:value="87.746528" calcext:value-type="float">
            <text:p>87.746528</text:p>
          </table:table-cell>
          <table:table-cell office:value-type="float" office:value="-9.314234" calcext:value-type="float">
            <text:p>-9.31423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7.218716" calcext:value-type="float">
            <text:p>87.218716</text:p>
          </table:table-cell>
          <table:table-cell office:value-type="float" office:value="-11.8395" calcext:value-type="float">
            <text:p>-11.8395</text:p>
          </table:table-cell>
          <table:table-cell office:value-type="float" office:value="86.772326" calcext:value-type="float">
            <text:p>86.772326</text:p>
          </table:table-cell>
          <table:table-cell office:value-type="float" office:value="-11.893145" calcext:value-type="float">
            <text:p>-11.893145</text:p>
          </table:table-cell>
          <table:table-cell office:value-type="float" office:value="95.275227" calcext:value-type="float">
            <text:p>95.275227</text:p>
          </table:table-cell>
          <table:table-cell office:value-type="float" office:value="-8.928856" calcext:value-type="float">
            <text:p>-8.928856</text:p>
          </table:table-cell>
          <table:table-cell office:value-type="float" office:value="87.218113" calcext:value-type="float">
            <text:p>87.218113</text:p>
          </table:table-cell>
          <table:table-cell office:value-type="float" office:value="-11.839352" calcext:value-type="float">
            <text:p>-11.839352</text:p>
          </table:table-cell>
          <table:table-cell office:value-type="float" office:value="500" calcext:value-type="float">
            <text:p>500</text:p>
          </table:table-cell>
          <table:table-cell office:value-type="float" office:value="87.218717" calcext:value-type="float">
            <text:p>87.218717</text:p>
          </table:table-cell>
          <table:table-cell office:value-type="float" office:value="-11.839501" calcext:value-type="float">
            <text:p>-11.839501</text:p>
          </table:table-cell>
          <table:table-cell office:value-type="float" office:value="86.772326" calcext:value-type="float">
            <text:p>86.772326</text:p>
          </table:table-cell>
          <table:table-cell office:value-type="float" office:value="-11.767964" calcext:value-type="float">
            <text:p>-11.767964</text:p>
          </table:table-cell>
          <table:table-cell office:value-type="float" office:value="95.275228" calcext:value-type="float">
            <text:p>95.275228</text:p>
          </table:table-cell>
          <table:table-cell office:value-type="float" office:value="-8.929455" calcext:value-type="float">
            <text:p>-8.929455</text:p>
          </table:table-cell>
          <table:table-cell office:value-type="float" office:value="87.218114" calcext:value-type="float">
            <text:p>87.218114</text:p>
          </table:table-cell>
          <table:table-cell office:value-type="float" office:value="-11.839353" calcext:value-type="float">
            <text:p>-11.83935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4.5026" calcext:value-type="float">
            <text:p>84.5026</text:p>
          </table:table-cell>
          <table:table-cell office:value-type="float" office:value="-10.717437" calcext:value-type="float">
            <text:p>-10.717437</text:p>
          </table:table-cell>
          <table:table-cell office:value-type="float" office:value="86.788262" calcext:value-type="float">
            <text:p>86.788262</text:p>
          </table:table-cell>
          <table:table-cell office:value-type="float" office:value="-11.910021" calcext:value-type="float">
            <text:p>-11.910021</text:p>
          </table:table-cell>
          <table:table-cell office:value-type="float" office:value="94.535964" calcext:value-type="float">
            <text:p>94.535964</text:p>
          </table:table-cell>
          <table:table-cell office:value-type="float" office:value="-9.069752" calcext:value-type="float">
            <text:p>-9.069752</text:p>
          </table:table-cell>
          <table:table-cell office:value-type="float" office:value="84.502913" calcext:value-type="float">
            <text:p>84.502913</text:p>
          </table:table-cell>
          <table:table-cell office:value-type="float" office:value="-10.717959" calcext:value-type="float">
            <text:p>-10.717959</text:p>
          </table:table-cell>
          <table:table-cell office:value-type="float" office:value="501" calcext:value-type="float">
            <text:p>501</text:p>
          </table:table-cell>
          <table:table-cell office:value-type="float" office:value="84.502601" calcext:value-type="float">
            <text:p>84.502601</text:p>
          </table:table-cell>
          <table:table-cell office:value-type="float" office:value="-10.717437" calcext:value-type="float">
            <text:p>-10.717437</text:p>
          </table:table-cell>
          <table:table-cell office:value-type="float" office:value="86.788263" calcext:value-type="float">
            <text:p>86.788263</text:p>
          </table:table-cell>
          <table:table-cell office:value-type="float" office:value="-11.78484" calcext:value-type="float">
            <text:p>-11.78484</text:p>
          </table:table-cell>
          <table:table-cell office:value-type="float" office:value="94.535965" calcext:value-type="float">
            <text:p>94.535965</text:p>
          </table:table-cell>
          <table:table-cell office:value-type="float" office:value="-9.070309" calcext:value-type="float">
            <text:p>-9.070309</text:p>
          </table:table-cell>
          <table:table-cell office:value-type="float" office:value="84.502914" calcext:value-type="float">
            <text:p>84.502914</text:p>
          </table:table-cell>
          <table:table-cell office:value-type="float" office:value="-10.717959" calcext:value-type="float">
            <text:p>-10.717959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88.35978" calcext:value-type="float">
            <text:p>88.35978</text:p>
          </table:table-cell>
          <table:table-cell office:value-type="float" office:value="-8.86005" calcext:value-type="float">
            <text:p>-8.86005</text:p>
          </table:table-cell>
          <table:table-cell office:value-type="float" office:value="86.801764" calcext:value-type="float">
            <text:p>86.801764</text:p>
          </table:table-cell>
          <table:table-cell office:value-type="float" office:value="-11.918776" calcext:value-type="float">
            <text:p>-11.918776</text:p>
          </table:table-cell>
          <table:table-cell office:value-type="float" office:value="94.116188" calcext:value-type="float">
            <text:p>94.116188</text:p>
          </table:table-cell>
          <table:table-cell office:value-type="float" office:value="-9.063215" calcext:value-type="float">
            <text:p>-9.063215</text:p>
          </table:table-cell>
          <table:table-cell office:value-type="float" office:value="88.358845" calcext:value-type="float">
            <text:p>88.358845</text:p>
          </table:table-cell>
          <table:table-cell office:value-type="float" office:value="-8.860154" calcext:value-type="float">
            <text:p>-8.860154</text:p>
          </table:table-cell>
          <table:table-cell office:value-type="float" office:value="502" calcext:value-type="float">
            <text:p>502</text:p>
          </table:table-cell>
          <table:table-cell office:value-type="float" office:value="88.35978" calcext:value-type="float">
            <text:p>88.35978</text:p>
          </table:table-cell>
          <table:table-cell office:value-type="float" office:value="-8.860051" calcext:value-type="float">
            <text:p>-8.860051</text:p>
          </table:table-cell>
          <table:table-cell office:value-type="float" office:value="86.801764" calcext:value-type="float">
            <text:p>86.801764</text:p>
          </table:table-cell>
          <table:table-cell office:value-type="float" office:value="-11.793595" calcext:value-type="float">
            <text:p>-11.793595</text:p>
          </table:table-cell>
          <table:table-cell office:value-type="float" office:value="94.116188" calcext:value-type="float">
            <text:p>94.116188</text:p>
          </table:table-cell>
          <table:table-cell office:value-type="float" office:value="-9.063733" calcext:value-type="float">
            <text:p>-9.063733</text:p>
          </table:table-cell>
          <table:table-cell office:value-type="float" office:value="88.358846" calcext:value-type="float">
            <text:p>88.358846</text:p>
          </table:table-cell>
          <table:table-cell office:value-type="float" office:value="-8.860154" calcext:value-type="float">
            <text:p>-8.860154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5.547479" calcext:value-type="float">
            <text:p>85.547479</text:p>
          </table:table-cell>
          <table:table-cell office:value-type="float" office:value="-6.888693" calcext:value-type="float">
            <text:p>-6.888693</text:p>
          </table:table-cell>
          <table:table-cell office:value-type="float" office:value="86.81683" calcext:value-type="float">
            <text:p>86.81683</text:p>
          </table:table-cell>
          <table:table-cell office:value-type="float" office:value="-11.920798" calcext:value-type="float">
            <text:p>-11.920798</text:p>
          </table:table-cell>
          <table:table-cell office:value-type="float" office:value="93.53039" calcext:value-type="float">
            <text:p>93.53039</text:p>
          </table:table-cell>
          <table:table-cell office:value-type="float" office:value="-8.912878" calcext:value-type="float">
            <text:p>-8.912878</text:p>
          </table:table-cell>
          <table:table-cell office:value-type="float" office:value="85.548422" calcext:value-type="float">
            <text:p>85.548422</text:p>
          </table:table-cell>
          <table:table-cell office:value-type="float" office:value="-6.888708" calcext:value-type="float">
            <text:p>-6.888708</text:p>
          </table:table-cell>
          <table:table-cell office:value-type="float" office:value="503" calcext:value-type="float">
            <text:p>503</text:p>
          </table:table-cell>
          <table:table-cell office:value-type="float" office:value="85.547479" calcext:value-type="float">
            <text:p>85.547479</text:p>
          </table:table-cell>
          <table:table-cell office:value-type="float" office:value="-6.888694" calcext:value-type="float">
            <text:p>-6.888694</text:p>
          </table:table-cell>
          <table:table-cell office:value-type="float" office:value="86.816831" calcext:value-type="float">
            <text:p>86.816831</text:p>
          </table:table-cell>
          <table:table-cell office:value-type="float" office:value="-11.795616" calcext:value-type="float">
            <text:p>-11.795616</text:p>
          </table:table-cell>
          <table:table-cell office:value-type="float" office:value="93.53039" calcext:value-type="float">
            <text:p>93.53039</text:p>
          </table:table-cell>
          <table:table-cell office:value-type="float" office:value="-8.91336" calcext:value-type="float">
            <text:p>-8.91336</text:p>
          </table:table-cell>
          <table:table-cell office:value-type="float" office:value="85.548423" calcext:value-type="float">
            <text:p>85.548423</text:p>
          </table:table-cell>
          <table:table-cell office:value-type="float" office:value="-6.888709" calcext:value-type="float">
            <text:p>-6.888709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92.286627" calcext:value-type="float">
            <text:p>92.286627</text:p>
          </table:table-cell>
          <table:table-cell office:value-type="float" office:value="-8.920321" calcext:value-type="float">
            <text:p>-8.920321</text:p>
          </table:table-cell>
          <table:table-cell office:value-type="float" office:value="86.832641" calcext:value-type="float">
            <text:p>86.832641</text:p>
          </table:table-cell>
          <table:table-cell office:value-type="float" office:value="-11.909516" calcext:value-type="float">
            <text:p>-11.909516</text:p>
          </table:table-cell>
          <table:table-cell office:value-type="float" office:value="93.45803" calcext:value-type="float">
            <text:p>93.45803</text:p>
          </table:table-cell>
          <table:table-cell office:value-type="float" office:value="-8.902907" calcext:value-type="float">
            <text:p>-8.902907</text:p>
          </table:table-cell>
          <table:table-cell office:value-type="float" office:value="92.285283" calcext:value-type="float">
            <text:p>92.285283</text:p>
          </table:table-cell>
          <table:table-cell office:value-type="float" office:value="-8.919756" calcext:value-type="float">
            <text:p>-8.919756</text:p>
          </table:table-cell>
          <table:table-cell office:value-type="float" office:value="504" calcext:value-type="float">
            <text:p>504</text:p>
          </table:table-cell>
          <table:table-cell office:value-type="float" office:value="92.286628" calcext:value-type="float">
            <text:p>92.286628</text:p>
          </table:table-cell>
          <table:table-cell office:value-type="float" office:value="-8.920322" calcext:value-type="float">
            <text:p>-8.920322</text:p>
          </table:table-cell>
          <table:table-cell office:value-type="float" office:value="86.832641" calcext:value-type="float">
            <text:p>86.832641</text:p>
          </table:table-cell>
          <table:table-cell office:value-type="float" office:value="-11.784334" calcext:value-type="float">
            <text:p>-11.784334</text:p>
          </table:table-cell>
          <table:table-cell office:value-type="float" office:value="93.458031" calcext:value-type="float">
            <text:p>93.458031</text:p>
          </table:table-cell>
          <table:table-cell office:value-type="float" office:value="-8.903355" calcext:value-type="float">
            <text:p>-8.903355</text:p>
          </table:table-cell>
          <table:table-cell office:value-type="float" office:value="92.285284" calcext:value-type="float">
            <text:p>92.285284</text:p>
          </table:table-cell>
          <table:table-cell office:value-type="float" office:value="-8.919756" calcext:value-type="float">
            <text:p>-8.919756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96.850892" calcext:value-type="float">
            <text:p>96.850892</text:p>
          </table:table-cell>
          <table:table-cell office:value-type="float" office:value="-5.662249" calcext:value-type="float">
            <text:p>-5.662249</text:p>
          </table:table-cell>
          <table:table-cell office:value-type="float" office:value="86.847665" calcext:value-type="float">
            <text:p>86.847665</text:p>
          </table:table-cell>
          <table:table-cell office:value-type="float" office:value="-11.893892" calcext:value-type="float">
            <text:p>-11.893892</text:p>
          </table:table-cell>
          <table:table-cell office:value-type="float" office:value="93.709503" calcext:value-type="float">
            <text:p>93.709503</text:p>
          </table:table-cell>
          <table:table-cell office:value-type="float" office:value="-8.661531" calcext:value-type="float">
            <text:p>-8.661531</text:p>
          </table:table-cell>
          <table:table-cell office:value-type="float" office:value="96.851195" calcext:value-type="float">
            <text:p>96.851195</text:p>
          </table:table-cell>
          <table:table-cell office:value-type="float" office:value="-5.662989" calcext:value-type="float">
            <text:p>-5.662989</text:p>
          </table:table-cell>
          <table:table-cell office:value-type="float" office:value="505" calcext:value-type="float">
            <text:p>505</text:p>
          </table:table-cell>
          <table:table-cell office:value-type="float" office:value="96.850892" calcext:value-type="float">
            <text:p>96.850892</text:p>
          </table:table-cell>
          <table:table-cell office:value-type="float" office:value="-5.662249" calcext:value-type="float">
            <text:p>-5.662249</text:p>
          </table:table-cell>
          <table:table-cell office:value-type="float" office:value="86.847665" calcext:value-type="float">
            <text:p>86.847665</text:p>
          </table:table-cell>
          <table:table-cell office:value-type="float" office:value="-11.768711" calcext:value-type="float">
            <text:p>-11.768711</text:p>
          </table:table-cell>
          <table:table-cell office:value-type="float" office:value="93.709503" calcext:value-type="float">
            <text:p>93.709503</text:p>
          </table:table-cell>
          <table:table-cell office:value-type="float" office:value="-8.661948" calcext:value-type="float">
            <text:p>-8.661948</text:p>
          </table:table-cell>
          <table:table-cell office:value-type="float" office:value="96.851196" calcext:value-type="float">
            <text:p>96.851196</text:p>
          </table:table-cell>
          <table:table-cell office:value-type="float" office:value="-5.662989" calcext:value-type="float">
            <text:p>-5.662989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03.44859" calcext:value-type="float">
            <text:p>103.44859</text:p>
          </table:table-cell>
          <table:table-cell office:value-type="float" office:value="-9.923155" calcext:value-type="float">
            <text:p>-9.923155</text:p>
          </table:table-cell>
          <table:table-cell office:value-type="float" office:value="86.862273" calcext:value-type="float">
            <text:p>86.862273</text:p>
          </table:table-cell>
          <table:table-cell office:value-type="float" office:value="-11.875977" calcext:value-type="float">
            <text:p>-11.875977</text:p>
          </table:table-cell>
          <table:table-cell office:value-type="float" office:value="94.404825" calcext:value-type="float">
            <text:p>94.404825</text:p>
          </table:table-cell>
          <table:table-cell office:value-type="float" office:value="-8.733184" calcext:value-type="float">
            <text:p>-8.733184</text:p>
          </table:table-cell>
          <table:table-cell office:value-type="float" office:value="103.448307" calcext:value-type="float">
            <text:p>103.448307</text:p>
          </table:table-cell>
          <table:table-cell office:value-type="float" office:value="-9.922107" calcext:value-type="float">
            <text:p>-9.922107</text:p>
          </table:table-cell>
          <table:table-cell office:value-type="float" office:value="506" calcext:value-type="float">
            <text:p>506</text:p>
          </table:table-cell>
          <table:table-cell office:value-type="float" office:value="103.448591" calcext:value-type="float">
            <text:p>103.448591</text:p>
          </table:table-cell>
          <table:table-cell office:value-type="float" office:value="-9.923155" calcext:value-type="float">
            <text:p>-9.923155</text:p>
          </table:table-cell>
          <table:table-cell office:value-type="float" office:value="86.862273" calcext:value-type="float">
            <text:p>86.862273</text:p>
          </table:table-cell>
          <table:table-cell office:value-type="float" office:value="-11.750796" calcext:value-type="float">
            <text:p>-11.750796</text:p>
          </table:table-cell>
          <table:table-cell office:value-type="float" office:value="94.404825" calcext:value-type="float">
            <text:p>94.404825</text:p>
          </table:table-cell>
          <table:table-cell office:value-type="float" office:value="-8.733571" calcext:value-type="float">
            <text:p>-8.733571</text:p>
          </table:table-cell>
          <table:table-cell office:value-type="float" office:value="103.448308" calcext:value-type="float">
            <text:p>103.448308</text:p>
          </table:table-cell>
          <table:table-cell office:value-type="float" office:value="-9.922107" calcext:value-type="float">
            <text:p>-9.92210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14.267273" calcext:value-type="float">
            <text:p>114.267273</text:p>
          </table:table-cell>
          <table:table-cell office:value-type="float" office:value="-11.184383" calcext:value-type="float">
            <text:p>-11.184383</text:p>
          </table:table-cell>
          <table:table-cell office:value-type="float" office:value="86.875199" calcext:value-type="float">
            <text:p>86.875199</text:p>
          </table:table-cell>
          <table:table-cell office:value-type="float" office:value="-11.856444" calcext:value-type="float">
            <text:p>-11.856444</text:p>
          </table:table-cell>
          <table:table-cell office:value-type="float" office:value="95.807217" calcext:value-type="float">
            <text:p>95.807217</text:p>
          </table:table-cell>
          <table:table-cell office:value-type="float" office:value="-8.886601" calcext:value-type="float">
            <text:p>-8.886601</text:p>
          </table:table-cell>
          <table:table-cell office:value-type="float" office:value="114.266687" calcext:value-type="float">
            <text:p>114.266687</text:p>
          </table:table-cell>
          <table:table-cell office:value-type="float" office:value="-11.184799" calcext:value-type="float">
            <text:p>-11.184799</text:p>
          </table:table-cell>
          <table:table-cell office:value-type="float" office:value="507" calcext:value-type="float">
            <text:p>507</text:p>
          </table:table-cell>
          <table:table-cell office:value-type="float" office:value="114.267273" calcext:value-type="float">
            <text:p>114.267273</text:p>
          </table:table-cell>
          <table:table-cell office:value-type="float" office:value="-11.184384" calcext:value-type="float">
            <text:p>-11.184384</text:p>
          </table:table-cell>
          <table:table-cell office:value-type="float" office:value="86.875199" calcext:value-type="float">
            <text:p>86.875199</text:p>
          </table:table-cell>
          <table:table-cell office:value-type="float" office:value="-11.731262" calcext:value-type="float">
            <text:p>-11.731262</text:p>
          </table:table-cell>
          <table:table-cell office:value-type="float" office:value="95.807217" calcext:value-type="float">
            <text:p>95.807217</text:p>
          </table:table-cell>
          <table:table-cell office:value-type="float" office:value="-8.886962" calcext:value-type="float">
            <text:p>-8.886962</text:p>
          </table:table-cell>
          <table:table-cell office:value-type="float" office:value="114.266688" calcext:value-type="float">
            <text:p>114.266688</text:p>
          </table:table-cell>
          <table:table-cell office:value-type="float" office:value="-11.184799" calcext:value-type="float">
            <text:p>-11.18479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17.151566" calcext:value-type="float">
            <text:p>117.151566</text:p>
          </table:table-cell>
          <table:table-cell office:value-type="float" office:value="-13.129049" calcext:value-type="float">
            <text:p>-13.129049</text:p>
          </table:table-cell>
          <table:table-cell office:value-type="float" office:value="86.885789" calcext:value-type="float">
            <text:p>86.885789</text:p>
          </table:table-cell>
          <table:table-cell office:value-type="float" office:value="-11.837387" calcext:value-type="float">
            <text:p>-11.837387</text:p>
          </table:table-cell>
          <table:table-cell office:value-type="float" office:value="97.31117" calcext:value-type="float">
            <text:p>97.31117</text:p>
          </table:table-cell>
          <table:table-cell office:value-type="float" office:value="-9.165851" calcext:value-type="float">
            <text:p>-9.165851</text:p>
          </table:table-cell>
          <table:table-cell office:value-type="float" office:value="117.15266" calcext:value-type="float">
            <text:p>117.15266</text:p>
          </table:table-cell>
          <table:table-cell office:value-type="float" office:value="-13.128956" calcext:value-type="float">
            <text:p>-13.128956</text:p>
          </table:table-cell>
          <table:table-cell office:value-type="float" office:value="508" calcext:value-type="float">
            <text:p>508</text:p>
          </table:table-cell>
          <table:table-cell office:value-type="float" office:value="117.151567" calcext:value-type="float">
            <text:p>117.151567</text:p>
          </table:table-cell>
          <table:table-cell office:value-type="float" office:value="-13.12905" calcext:value-type="float">
            <text:p>-13.12905</text:p>
          </table:table-cell>
          <table:table-cell office:value-type="float" office:value="86.885789" calcext:value-type="float">
            <text:p>86.885789</text:p>
          </table:table-cell>
          <table:table-cell office:value-type="float" office:value="-11.712206" calcext:value-type="float">
            <text:p>-11.712206</text:p>
          </table:table-cell>
          <table:table-cell office:value-type="float" office:value="97.31117" calcext:value-type="float">
            <text:p>97.31117</text:p>
          </table:table-cell>
          <table:table-cell office:value-type="float" office:value="-9.166186" calcext:value-type="float">
            <text:p>-9.166186</text:p>
          </table:table-cell>
          <table:table-cell office:value-type="float" office:value="117.152661" calcext:value-type="float">
            <text:p>117.152661</text:p>
          </table:table-cell>
          <table:table-cell office:value-type="float" office:value="-13.128956" calcext:value-type="float">
            <text:p>-13.128956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07.802609" calcext:value-type="float">
            <text:p>107.802609</text:p>
          </table:table-cell>
          <table:table-cell office:value-type="float" office:value="-15.765354" calcext:value-type="float">
            <text:p>-15.765354</text:p>
          </table:table-cell>
          <table:table-cell office:value-type="float" office:value="86.893343" calcext:value-type="float">
            <text:p>86.893343</text:p>
          </table:table-cell>
          <table:table-cell office:value-type="float" office:value="-11.818398" calcext:value-type="float">
            <text:p>-11.818398</text:p>
          </table:table-cell>
          <table:table-cell office:value-type="float" office:value="98.052596" calcext:value-type="float">
            <text:p>98.052596</text:p>
          </table:table-cell>
          <table:table-cell office:value-type="float" office:value="-9.610156" calcext:value-type="float">
            <text:p>-9.610156</text:p>
          </table:table-cell>
          <table:table-cell office:value-type="float" office:value="107.804288" calcext:value-type="float">
            <text:p>107.804288</text:p>
          </table:table-cell>
          <table:table-cell office:value-type="float" office:value="-15.765259" calcext:value-type="float">
            <text:p>-15.765259</text:p>
          </table:table-cell>
          <table:table-cell office:value-type="float" office:value="509" calcext:value-type="float">
            <text:p>509</text:p>
          </table:table-cell>
          <table:table-cell office:value-type="float" office:value="107.802609" calcext:value-type="float">
            <text:p>107.802609</text:p>
          </table:table-cell>
          <table:table-cell office:value-type="float" office:value="-15.765355" calcext:value-type="float">
            <text:p>-15.765355</text:p>
          </table:table-cell>
          <table:table-cell office:value-type="float" office:value="86.893343" calcext:value-type="float">
            <text:p>86.893343</text:p>
          </table:table-cell>
          <table:table-cell office:value-type="float" office:value="-11.693217" calcext:value-type="float">
            <text:p>-11.693217</text:p>
          </table:table-cell>
          <table:table-cell office:value-type="float" office:value="98.052596" calcext:value-type="float">
            <text:p>98.052596</text:p>
          </table:table-cell>
          <table:table-cell office:value-type="float" office:value="-9.610468" calcext:value-type="float">
            <text:p>-9.610468</text:p>
          </table:table-cell>
          <table:table-cell office:value-type="float" office:value="107.804289" calcext:value-type="float">
            <text:p>107.804289</text:p>
          </table:table-cell>
          <table:table-cell office:value-type="float" office:value="-15.76526" calcext:value-type="float">
            <text:p>-15.76526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4.764536" calcext:value-type="float">
            <text:p>84.764536</text:p>
          </table:table-cell>
          <table:table-cell office:value-type="float" office:value="-12.881895" calcext:value-type="float">
            <text:p>-12.881895</text:p>
          </table:table-cell>
          <table:table-cell office:value-type="float" office:value="86.896366" calcext:value-type="float">
            <text:p>86.896366</text:p>
          </table:table-cell>
          <table:table-cell office:value-type="float" office:value="-11.833975" calcext:value-type="float">
            <text:p>-11.833975</text:p>
          </table:table-cell>
          <table:table-cell office:value-type="float" office:value="97.125244" calcext:value-type="float">
            <text:p>97.125244</text:p>
          </table:table-cell>
          <table:table-cell office:value-type="float" office:value="-9.853664" calcext:value-type="float">
            <text:p>-9.853664</text:p>
          </table:table-cell>
          <table:table-cell office:value-type="float" office:value="84.766406" calcext:value-type="float">
            <text:p>84.766406</text:p>
          </table:table-cell>
          <table:table-cell office:value-type="float" office:value="-12.882653" calcext:value-type="float">
            <text:p>-12.882653</text:p>
          </table:table-cell>
          <table:table-cell office:value-type="float" office:value="510" calcext:value-type="float">
            <text:p>510</text:p>
          </table:table-cell>
          <table:table-cell office:value-type="float" office:value="84.764537" calcext:value-type="float">
            <text:p>84.764537</text:p>
          </table:table-cell>
          <table:table-cell office:value-type="float" office:value="-12.881895" calcext:value-type="float">
            <text:p>-12.881895</text:p>
          </table:table-cell>
          <table:table-cell office:value-type="float" office:value="86.896367" calcext:value-type="float">
            <text:p>86.896367</text:p>
          </table:table-cell>
          <table:table-cell office:value-type="float" office:value="-11.708794" calcext:value-type="float">
            <text:p>-11.708794</text:p>
          </table:table-cell>
          <table:table-cell office:value-type="float" office:value="97.125244" calcext:value-type="float">
            <text:p>97.125244</text:p>
          </table:table-cell>
          <table:table-cell office:value-type="float" office:value="-9.853954" calcext:value-type="float">
            <text:p>-9.853954</text:p>
          </table:table-cell>
          <table:table-cell office:value-type="float" office:value="84.766406" calcext:value-type="float">
            <text:p>84.766406</text:p>
          </table:table-cell>
          <table:table-cell office:value-type="float" office:value="-12.882654" calcext:value-type="float">
            <text:p>-12.88265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2.753813" calcext:value-type="float">
            <text:p>72.753813</text:p>
          </table:table-cell>
          <table:table-cell office:value-type="float" office:value="-12.27255" calcext:value-type="float">
            <text:p>-12.27255</text:p>
          </table:table-cell>
          <table:table-cell office:value-type="float" office:value="86.894712" calcext:value-type="float">
            <text:p>86.894712</text:p>
          </table:table-cell>
          <table:table-cell office:value-type="float" office:value="-11.84495" calcext:value-type="float">
            <text:p>-11.84495</text:p>
          </table:table-cell>
          <table:table-cell office:value-type="float" office:value="95.417705" calcext:value-type="float">
            <text:p>95.417705</text:p>
          </table:table-cell>
          <table:table-cell office:value-type="float" office:value="-10.033192" calcext:value-type="float">
            <text:p>-10.033192</text:p>
          </table:table-cell>
          <table:table-cell office:value-type="float" office:value="72.752314" calcext:value-type="float">
            <text:p>72.752314</text:p>
          </table:table-cell>
          <table:table-cell office:value-type="float" office:value="-12.27224" calcext:value-type="float">
            <text:p>-12.27224</text:p>
          </table:table-cell>
          <table:table-cell office:value-type="float" office:value="511" calcext:value-type="float">
            <text:p>511</text:p>
          </table:table-cell>
          <table:table-cell office:value-type="float" office:value="72.753814" calcext:value-type="float">
            <text:p>72.753814</text:p>
          </table:table-cell>
          <table:table-cell office:value-type="float" office:value="-12.27255" calcext:value-type="float">
            <text:p>-12.27255</text:p>
          </table:table-cell>
          <table:table-cell office:value-type="float" office:value="86.894712" calcext:value-type="float">
            <text:p>86.894712</text:p>
          </table:table-cell>
          <table:table-cell office:value-type="float" office:value="-11.719768" calcext:value-type="float">
            <text:p>-11.719768</text:p>
          </table:table-cell>
          <table:table-cell office:value-type="float" office:value="95.417705" calcext:value-type="float">
            <text:p>95.417705</text:p>
          </table:table-cell>
          <table:table-cell office:value-type="float" office:value="-10.033462" calcext:value-type="float">
            <text:p>-10.033462</text:p>
          </table:table-cell>
          <table:table-cell office:value-type="float" office:value="72.752315" calcext:value-type="float">
            <text:p>72.752315</text:p>
          </table:table-cell>
          <table:table-cell office:value-type="float" office:value="-12.272241" calcext:value-type="float">
            <text:p>-12.27224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7.218071" calcext:value-type="float">
            <text:p>77.218071</text:p>
          </table:table-cell>
          <table:table-cell office:value-type="float" office:value="0.866376" calcext:value-type="float">
            <text:p>0.866376</text:p>
          </table:table-cell>
          <table:table-cell office:value-type="float" office:value="86.88841" calcext:value-type="float">
            <text:p>86.88841</text:p>
          </table:table-cell>
          <table:table-cell office:value-type="float" office:value="-11.849421" calcext:value-type="float">
            <text:p>-11.849421</text:p>
          </table:table-cell>
          <table:table-cell office:value-type="float" office:value="94.13787" calcext:value-type="float">
            <text:p>94.13787</text:p>
          </table:table-cell>
          <table:table-cell office:value-type="float" office:value="-9.274381" calcext:value-type="float">
            <text:p>-9.274381</text:p>
          </table:table-cell>
          <table:table-cell office:value-type="float" office:value="77.215841" calcext:value-type="float">
            <text:p>77.215841</text:p>
          </table:table-cell>
          <table:table-cell office:value-type="float" office:value="0.864683" calcext:value-type="float">
            <text:p>0.864683</text:p>
          </table:table-cell>
          <table:table-cell office:value-type="float" office:value="512" calcext:value-type="float">
            <text:p>512</text:p>
          </table:table-cell>
          <table:table-cell office:value-type="float" office:value="77.218071" calcext:value-type="float">
            <text:p>77.218071</text:p>
          </table:table-cell>
          <table:table-cell office:value-type="float" office:value="0.866377" calcext:value-type="float">
            <text:p>0.866377</text:p>
          </table:table-cell>
          <table:table-cell office:value-type="float" office:value="86.888411" calcext:value-type="float">
            <text:p>86.888411</text:p>
          </table:table-cell>
          <table:table-cell office:value-type="float" office:value="-11.72424" calcext:value-type="float">
            <text:p>-11.72424</text:p>
          </table:table-cell>
          <table:table-cell office:value-type="float" office:value="94.137871" calcext:value-type="float">
            <text:p>94.137871</text:p>
          </table:table-cell>
          <table:table-cell office:value-type="float" office:value="-9.274632" calcext:value-type="float">
            <text:p>-9.274632</text:p>
          </table:table-cell>
          <table:table-cell office:value-type="float" office:value="77.215842" calcext:value-type="float">
            <text:p>77.215842</text:p>
          </table:table-cell>
          <table:table-cell office:value-type="float" office:value="0.864683" calcext:value-type="float">
            <text:p>0.864683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96.292243" calcext:value-type="float">
            <text:p>96.292243</text:p>
          </table:table-cell>
          <table:table-cell office:value-type="float" office:value="-1.05877" calcext:value-type="float">
            <text:p>-1.05877</text:p>
          </table:table-cell>
          <table:table-cell office:value-type="float" office:value="86.878606" calcext:value-type="float">
            <text:p>86.878606</text:p>
          </table:table-cell>
          <table:table-cell office:value-type="float" office:value="-11.853332" calcext:value-type="float">
            <text:p>-11.853332</text:p>
          </table:table-cell>
          <table:table-cell office:value-type="float" office:value="94.279558" calcext:value-type="float">
            <text:p>94.279558</text:p>
          </table:table-cell>
          <table:table-cell office:value-type="float" office:value="-8.702925" calcext:value-type="float">
            <text:p>-8.702925</text:p>
          </table:table-cell>
          <table:table-cell office:value-type="float" office:value="96.290275" calcext:value-type="float">
            <text:p>96.290275</text:p>
          </table:table-cell>
          <table:table-cell office:value-type="float" office:value="-1.056743" calcext:value-type="float">
            <text:p>-1.056743</text:p>
          </table:table-cell>
          <table:table-cell office:value-type="float" office:value="513" calcext:value-type="float">
            <text:p>513</text:p>
          </table:table-cell>
          <table:table-cell office:value-type="float" office:value="96.292243" calcext:value-type="float">
            <text:p>96.292243</text:p>
          </table:table-cell>
          <table:table-cell office:value-type="float" office:value="-1.05877" calcext:value-type="float">
            <text:p>-1.05877</text:p>
          </table:table-cell>
          <table:table-cell office:value-type="float" office:value="86.878606" calcext:value-type="float">
            <text:p>86.878606</text:p>
          </table:table-cell>
          <table:table-cell office:value-type="float" office:value="-11.72815" calcext:value-type="float">
            <text:p>-11.72815</text:p>
          </table:table-cell>
          <table:table-cell office:value-type="float" office:value="94.279559" calcext:value-type="float">
            <text:p>94.279559</text:p>
          </table:table-cell>
          <table:table-cell office:value-type="float" office:value="-8.703159" calcext:value-type="float">
            <text:p>-8.703159</text:p>
          </table:table-cell>
          <table:table-cell office:value-type="float" office:value="96.290276" calcext:value-type="float">
            <text:p>96.290276</text:p>
          </table:table-cell>
          <table:table-cell office:value-type="float" office:value="-1.056743" calcext:value-type="float">
            <text:p>-1.056743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81.119073" calcext:value-type="float">
            <text:p>81.119073</text:p>
          </table:table-cell>
          <table:table-cell office:value-type="float" office:value="21.100925" calcext:value-type="float">
            <text:p>21.100925</text:p>
          </table:table-cell>
          <table:table-cell office:value-type="float" office:value="86.867498" calcext:value-type="float">
            <text:p>86.867498</text:p>
          </table:table-cell>
          <table:table-cell office:value-type="float" office:value="-11.835575" calcext:value-type="float">
            <text:p>-11.835575</text:p>
          </table:table-cell>
          <table:table-cell office:value-type="float" office:value="93.347994" calcext:value-type="float">
            <text:p>93.347994</text:p>
          </table:table-cell>
          <table:table-cell office:value-type="float" office:value="-6.600142" calcext:value-type="float">
            <text:p>-6.600142</text:p>
          </table:table-cell>
          <table:table-cell office:value-type="float" office:value="81.123659" calcext:value-type="float">
            <text:p>81.123659</text:p>
          </table:table-cell>
          <table:table-cell office:value-type="float" office:value="21.097703" calcext:value-type="float">
            <text:p>21.097703</text:p>
          </table:table-cell>
          <table:table-cell office:value-type="float" office:value="514" calcext:value-type="float">
            <text:p>514</text:p>
          </table:table-cell>
          <table:table-cell office:value-type="float" office:value="81.119073" calcext:value-type="float">
            <text:p>81.119073</text:p>
          </table:table-cell>
          <table:table-cell office:value-type="float" office:value="21.100925" calcext:value-type="float">
            <text:p>21.100925</text:p>
          </table:table-cell>
          <table:table-cell office:value-type="float" office:value="86.867498" calcext:value-type="float">
            <text:p>86.867498</text:p>
          </table:table-cell>
          <table:table-cell office:value-type="float" office:value="-11.710393" calcext:value-type="float">
            <text:p>-11.710393</text:p>
          </table:table-cell>
          <table:table-cell office:value-type="float" office:value="93.347994" calcext:value-type="float">
            <text:p>93.347994</text:p>
          </table:table-cell>
          <table:table-cell office:value-type="float" office:value="-6.600359" calcext:value-type="float">
            <text:p>-6.600359</text:p>
          </table:table-cell>
          <table:table-cell office:value-type="float" office:value="81.123659" calcext:value-type="float">
            <text:p>81.123659</text:p>
          </table:table-cell>
          <table:table-cell office:value-type="float" office:value="21.097704" calcext:value-type="float">
            <text:p>21.09770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0.555544" calcext:value-type="float">
            <text:p>70.555544</text:p>
          </table:table-cell>
          <table:table-cell office:value-type="float" office:value="17.173993" calcext:value-type="float">
            <text:p>17.173993</text:p>
          </table:table-cell>
          <table:table-cell office:value-type="float" office:value="86.854509" calcext:value-type="float">
            <text:p>86.854509</text:p>
          </table:table-cell>
          <table:table-cell office:value-type="float" office:value="-11.821147" calcext:value-type="float">
            <text:p>-11.821147</text:p>
          </table:table-cell>
          <table:table-cell office:value-type="float" office:value="91.740443" calcext:value-type="float">
            <text:p>91.740443</text:p>
          </table:table-cell>
          <table:table-cell office:value-type="float" office:value="-4.922535" calcext:value-type="float">
            <text:p>-4.922535</text:p>
          </table:table-cell>
          <table:table-cell office:value-type="float" office:value="70.554932" calcext:value-type="float">
            <text:p>70.554932</text:p>
          </table:table-cell>
          <table:table-cell office:value-type="float" office:value="17.177467" calcext:value-type="float">
            <text:p>17.177467</text:p>
          </table:table-cell>
          <table:table-cell office:value-type="float" office:value="515" calcext:value-type="float">
            <text:p>515</text:p>
          </table:table-cell>
          <table:table-cell office:value-type="float" office:value="70.555545" calcext:value-type="float">
            <text:p>70.555545</text:p>
          </table:table-cell>
          <table:table-cell office:value-type="float" office:value="17.173993" calcext:value-type="float">
            <text:p>17.173993</text:p>
          </table:table-cell>
          <table:table-cell office:value-type="float" office:value="86.854509" calcext:value-type="float">
            <text:p>86.854509</text:p>
          </table:table-cell>
          <table:table-cell office:value-type="float" office:value="-11.695966" calcext:value-type="float">
            <text:p>-11.695966</text:p>
          </table:table-cell>
          <table:table-cell office:value-type="float" office:value="91.740443" calcext:value-type="float">
            <text:p>91.740443</text:p>
          </table:table-cell>
          <table:table-cell office:value-type="float" office:value="-4.922737" calcext:value-type="float">
            <text:p>-4.922737</text:p>
          </table:table-cell>
          <table:table-cell office:value-type="float" office:value="70.554932" calcext:value-type="float">
            <text:p>70.554932</text:p>
          </table:table-cell>
          <table:table-cell office:value-type="float" office:value="17.177468" calcext:value-type="float">
            <text:p>17.17746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85.499257" calcext:value-type="float">
            <text:p>85.499257</text:p>
          </table:table-cell>
          <table:table-cell office:value-type="float" office:value="-4.317479" calcext:value-type="float">
            <text:p>-4.317479</text:p>
          </table:table-cell>
          <table:table-cell office:value-type="float" office:value="86.829526" calcext:value-type="float">
            <text:p>86.829526</text:p>
          </table:table-cell>
          <table:table-cell office:value-type="float" office:value="-11.816415" calcext:value-type="float">
            <text:p>-11.816415</text:p>
          </table:table-cell>
          <table:table-cell office:value-type="float" office:value="91.280326" calcext:value-type="float">
            <text:p>91.280326</text:p>
          </table:table-cell>
          <table:table-cell office:value-type="float" office:value="-4.87578" calcext:value-type="float">
            <text:p>-4.87578</text:p>
          </table:table-cell>
          <table:table-cell office:value-type="float" office:value="85.495872" calcext:value-type="float">
            <text:p>85.495872</text:p>
          </table:table-cell>
          <table:table-cell office:value-type="float" office:value="-4.31515" calcext:value-type="float">
            <text:p>-4.31515</text:p>
          </table:table-cell>
          <table:table-cell office:value-type="float" office:value="516" calcext:value-type="float">
            <text:p>516</text:p>
          </table:table-cell>
          <table:table-cell office:value-type="float" office:value="85.499257" calcext:value-type="float">
            <text:p>85.499257</text:p>
          </table:table-cell>
          <table:table-cell office:value-type="float" office:value="-4.31748" calcext:value-type="float">
            <text:p>-4.31748</text:p>
          </table:table-cell>
          <table:table-cell office:value-type="float" office:value="86.829527" calcext:value-type="float">
            <text:p>86.829527</text:p>
          </table:table-cell>
          <table:table-cell office:value-type="float" office:value="-11.691234" calcext:value-type="float">
            <text:p>-11.691234</text:p>
          </table:table-cell>
          <table:table-cell office:value-type="float" office:value="91.280326" calcext:value-type="float">
            <text:p>91.280326</text:p>
          </table:table-cell>
          <table:table-cell office:value-type="float" office:value="-4.875968" calcext:value-type="float">
            <text:p>-4.875968</text:p>
          </table:table-cell>
          <table:table-cell office:value-type="float" office:value="85.495872" calcext:value-type="float">
            <text:p>85.495872</text:p>
          </table:table-cell>
          <table:table-cell office:value-type="float" office:value="-4.31515" calcext:value-type="float">
            <text:p>-4.31515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19.261511" calcext:value-type="float">
            <text:p>119.261511</text:p>
          </table:table-cell>
          <table:table-cell office:value-type="float" office:value="-18.592526" calcext:value-type="float">
            <text:p>-18.592526</text:p>
          </table:table-cell>
          <table:table-cell office:value-type="float" office:value="86.818408" calcext:value-type="float">
            <text:p>86.818408</text:p>
          </table:table-cell>
          <table:table-cell office:value-type="float" office:value="-11.831855" calcext:value-type="float">
            <text:p>-11.831855</text:p>
          </table:table-cell>
          <table:table-cell office:value-type="float" office:value="93.228669" calcext:value-type="float">
            <text:p>93.228669</text:p>
          </table:table-cell>
          <table:table-cell office:value-type="float" office:value="-5.850311" calcext:value-type="float">
            <text:p>-5.850311</text:p>
          </table:table-cell>
          <table:table-cell office:value-type="float" office:value="119.259029" calcext:value-type="float">
            <text:p>119.259029</text:p>
          </table:table-cell>
          <table:table-cell office:value-type="float" office:value="-18.593481" calcext:value-type="float">
            <text:p>-18.593481</text:p>
          </table:table-cell>
          <table:table-cell office:value-type="float" office:value="517" calcext:value-type="float">
            <text:p>517</text:p>
          </table:table-cell>
          <table:table-cell office:value-type="float" office:value="119.261512" calcext:value-type="float">
            <text:p>119.261512</text:p>
          </table:table-cell>
          <table:table-cell office:value-type="float" office:value="-18.592527" calcext:value-type="float">
            <text:p>-18.592527</text:p>
          </table:table-cell>
          <table:table-cell office:value-type="float" office:value="86.818408" calcext:value-type="float">
            <text:p>86.818408</text:p>
          </table:table-cell>
          <table:table-cell office:value-type="float" office:value="-11.706673" calcext:value-type="float">
            <text:p>-11.706673</text:p>
          </table:table-cell>
          <table:table-cell office:value-type="float" office:value="93.228669" calcext:value-type="float">
            <text:p>93.228669</text:p>
          </table:table-cell>
          <table:table-cell office:value-type="float" office:value="-5.850486" calcext:value-type="float">
            <text:p>-5.850486</text:p>
          </table:table-cell>
          <table:table-cell office:value-type="float" office:value="119.259029" calcext:value-type="float">
            <text:p>119.259029</text:p>
          </table:table-cell>
          <table:table-cell office:value-type="float" office:value="-18.593482" calcext:value-type="float">
            <text:p>-18.59348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15.689731" calcext:value-type="float">
            <text:p>115.689731</text:p>
          </table:table-cell>
          <table:table-cell office:value-type="float" office:value="-11.593093" calcext:value-type="float">
            <text:p>-11.593093</text:p>
          </table:table-cell>
          <table:table-cell office:value-type="float" office:value="86.800073" calcext:value-type="float">
            <text:p>86.800073</text:p>
          </table:table-cell>
          <table:table-cell office:value-type="float" office:value="-11.852468" calcext:value-type="float">
            <text:p>-11.852468</text:p>
          </table:table-cell>
          <table:table-cell office:value-type="float" office:value="94.783892" calcext:value-type="float">
            <text:p>94.783892</text:p>
          </table:table-cell>
          <table:table-cell office:value-type="float" office:value="-6.271476" calcext:value-type="float">
            <text:p>-6.271476</text:p>
          </table:table-cell>
          <table:table-cell office:value-type="float" office:value="115.694632" calcext:value-type="float">
            <text:p>115.694632</text:p>
          </table:table-cell>
          <table:table-cell office:value-type="float" office:value="-11.595889" calcext:value-type="float">
            <text:p>-11.595889</text:p>
          </table:table-cell>
          <table:table-cell office:value-type="float" office:value="518" calcext:value-type="float">
            <text:p>518</text:p>
          </table:table-cell>
          <table:table-cell office:value-type="float" office:value="115.689731" calcext:value-type="float">
            <text:p>115.689731</text:p>
          </table:table-cell>
          <table:table-cell office:value-type="float" office:value="-11.593094" calcext:value-type="float">
            <text:p>-11.593094</text:p>
          </table:table-cell>
          <table:table-cell office:value-type="float" office:value="86.800074" calcext:value-type="float">
            <text:p>86.800074</text:p>
          </table:table-cell>
          <table:table-cell office:value-type="float" office:value="-11.727287" calcext:value-type="float">
            <text:p>-11.727287</text:p>
          </table:table-cell>
          <table:table-cell office:value-type="float" office:value="94.783892" calcext:value-type="float">
            <text:p>94.783892</text:p>
          </table:table-cell>
          <table:table-cell office:value-type="float" office:value="-6.271639" calcext:value-type="float">
            <text:p>-6.271639</text:p>
          </table:table-cell>
          <table:table-cell office:value-type="float" office:value="115.694633" calcext:value-type="float">
            <text:p>115.694633</text:p>
          </table:table-cell>
          <table:table-cell office:value-type="float" office:value="-11.595889" calcext:value-type="float">
            <text:p>-11.595889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92.716292" calcext:value-type="float">
            <text:p>92.716292</text:p>
          </table:table-cell>
          <table:table-cell office:value-type="float" office:value="-13.566891" calcext:value-type="float">
            <text:p>-13.566891</text:p>
          </table:table-cell>
          <table:table-cell office:value-type="float" office:value="86.788445" calcext:value-type="float">
            <text:p>86.788445</text:p>
          </table:table-cell>
          <table:table-cell office:value-type="float" office:value="-11.866415" calcext:value-type="float">
            <text:p>-11.866415</text:p>
          </table:table-cell>
          <table:table-cell office:value-type="float" office:value="94.628345" calcext:value-type="float">
            <text:p>94.628345</text:p>
          </table:table-cell>
          <table:table-cell office:value-type="float" office:value="-6.795126" calcext:value-type="float">
            <text:p>-6.795126</text:p>
          </table:table-cell>
          <table:table-cell office:value-type="float" office:value="92.718831" calcext:value-type="float">
            <text:p>92.718831</text:p>
          </table:table-cell>
          <table:table-cell office:value-type="float" office:value="-13.565718" calcext:value-type="float">
            <text:p>-13.565718</text:p>
          </table:table-cell>
          <table:table-cell office:value-type="float" office:value="519" calcext:value-type="float">
            <text:p>519</text:p>
          </table:table-cell>
          <table:table-cell office:value-type="float" office:value="92.716292" calcext:value-type="float">
            <text:p>92.716292</text:p>
          </table:table-cell>
          <table:table-cell office:value-type="float" office:value="-13.566891" calcext:value-type="float">
            <text:p>-13.566891</text:p>
          </table:table-cell>
          <table:table-cell office:value-type="float" office:value="86.788445" calcext:value-type="float">
            <text:p>86.788445</text:p>
          </table:table-cell>
          <table:table-cell office:value-type="float" office:value="-11.741234" calcext:value-type="float">
            <text:p>-11.741234</text:p>
          </table:table-cell>
          <table:table-cell office:value-type="float" office:value="94.628346" calcext:value-type="float">
            <text:p>94.628346</text:p>
          </table:table-cell>
          <table:table-cell office:value-type="float" office:value="-6.795277" calcext:value-type="float">
            <text:p>-6.795277</text:p>
          </table:table-cell>
          <table:table-cell office:value-type="float" office:value="92.718831" calcext:value-type="float">
            <text:p>92.718831</text:p>
          </table:table-cell>
          <table:table-cell office:value-type="float" office:value="-13.565718" calcext:value-type="float">
            <text:p>-13.5657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86.848165" calcext:value-type="float">
            <text:p>86.848165</text:p>
          </table:table-cell>
          <table:table-cell office:value-type="float" office:value="-10.82699" calcext:value-type="float">
            <text:p>-10.82699</text:p>
          </table:table-cell>
          <table:table-cell office:value-type="float" office:value="86.776863" calcext:value-type="float">
            <text:p>86.776863</text:p>
          </table:table-cell>
          <table:table-cell office:value-type="float" office:value="-11.848212" calcext:value-type="float">
            <text:p>-11.848212</text:p>
          </table:table-cell>
          <table:table-cell office:value-type="float" office:value="94.072962" calcext:value-type="float">
            <text:p>94.072962</text:p>
          </table:table-cell>
          <table:table-cell office:value-type="float" office:value="-7.060428" calcext:value-type="float">
            <text:p>-7.060428</text:p>
          </table:table-cell>
          <table:table-cell office:value-type="float" office:value="86.845941" calcext:value-type="float">
            <text:p>86.845941</text:p>
          </table:table-cell>
          <table:table-cell office:value-type="float" office:value="-10.827598" calcext:value-type="float">
            <text:p>-10.827598</text:p>
          </table:table-cell>
          <table:table-cell office:value-type="float" office:value="520" calcext:value-type="float">
            <text:p>520</text:p>
          </table:table-cell>
          <table:table-cell office:value-type="float" office:value="86.848166" calcext:value-type="float">
            <text:p>86.848166</text:p>
          </table:table-cell>
          <table:table-cell office:value-type="float" office:value="-10.826991" calcext:value-type="float">
            <text:p>-10.826991</text:p>
          </table:table-cell>
          <table:table-cell office:value-type="float" office:value="86.776864" calcext:value-type="float">
            <text:p>86.776864</text:p>
          </table:table-cell>
          <table:table-cell office:value-type="float" office:value="-11.723031" calcext:value-type="float">
            <text:p>-11.723031</text:p>
          </table:table-cell>
          <table:table-cell office:value-type="float" office:value="94.072962" calcext:value-type="float">
            <text:p>94.072962</text:p>
          </table:table-cell>
          <table:table-cell office:value-type="float" office:value="-7.060569" calcext:value-type="float">
            <text:p>-7.060569</text:p>
          </table:table-cell>
          <table:table-cell office:value-type="float" office:value="86.845942" calcext:value-type="float">
            <text:p>86.845942</text:p>
          </table:table-cell>
          <table:table-cell office:value-type="float" office:value="-10.827599" calcext:value-type="float">
            <text:p>-10.827599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95.458302" calcext:value-type="float">
            <text:p>95.458302</text:p>
          </table:table-cell>
          <table:table-cell office:value-type="float" office:value="-3.760201" calcext:value-type="float">
            <text:p>-3.760201</text:p>
          </table:table-cell>
          <table:table-cell office:value-type="float" office:value="86.765111" calcext:value-type="float">
            <text:p>86.765111</text:p>
          </table:table-cell>
          <table:table-cell office:value-type="float" office:value="-11.86521" calcext:value-type="float">
            <text:p>-11.86521</text:p>
          </table:table-cell>
          <table:table-cell office:value-type="float" office:value="94.159007" calcext:value-type="float">
            <text:p>94.159007</text:p>
          </table:table-cell>
          <table:table-cell office:value-type="float" office:value="-6.845219" calcext:value-type="float">
            <text:p>-6.845219</text:p>
          </table:table-cell>
          <table:table-cell office:value-type="float" office:value="95.456427" calcext:value-type="float">
            <text:p>95.456427</text:p>
          </table:table-cell>
          <table:table-cell office:value-type="float" office:value="-3.760766" calcext:value-type="float">
            <text:p>-3.760766</text:p>
          </table:table-cell>
          <table:table-cell office:value-type="float" office:value="521" calcext:value-type="float">
            <text:p>521</text:p>
          </table:table-cell>
          <table:table-cell office:value-type="float" office:value="95.458303" calcext:value-type="float">
            <text:p>95.458303</text:p>
          </table:table-cell>
          <table:table-cell office:value-type="float" office:value="-3.760201" calcext:value-type="float">
            <text:p>-3.760201</text:p>
          </table:table-cell>
          <table:table-cell office:value-type="float" office:value="86.765112" calcext:value-type="float">
            <text:p>86.765112</text:p>
          </table:table-cell>
          <table:table-cell office:value-type="float" office:value="-11.740028" calcext:value-type="float">
            <text:p>-11.740028</text:p>
          </table:table-cell>
          <table:table-cell office:value-type="float" office:value="94.159007" calcext:value-type="float">
            <text:p>94.159007</text:p>
          </table:table-cell>
          <table:table-cell office:value-type="float" office:value="-6.84535" calcext:value-type="float">
            <text:p>-6.84535</text:p>
          </table:table-cell>
          <table:table-cell office:value-type="float" office:value="95.456428" calcext:value-type="float">
            <text:p>95.456428</text:p>
          </table:table-cell>
          <table:table-cell office:value-type="float" office:value="-3.760766" calcext:value-type="float">
            <text:p>-3.760766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00.97162" calcext:value-type="float">
            <text:p>100.97162</text:p>
          </table:table-cell>
          <table:table-cell office:value-type="float" office:value="3.161121" calcext:value-type="float">
            <text:p>3.161121</text:p>
          </table:table-cell>
          <table:table-cell office:value-type="float" office:value="86.754235" calcext:value-type="float">
            <text:p>86.754235</text:p>
          </table:table-cell>
          <table:table-cell office:value-type="float" office:value="-11.882143" calcext:value-type="float">
            <text:p>-11.882143</text:p>
          </table:table-cell>
          <table:table-cell office:value-type="float" office:value="94.625774" calcext:value-type="float">
            <text:p>94.625774</text:p>
          </table:table-cell>
          <table:table-cell office:value-type="float" office:value="-6.160523" calcext:value-type="float">
            <text:p>-6.160523</text:p>
          </table:table-cell>
          <table:table-cell office:value-type="float" office:value="100.972018" calcext:value-type="float">
            <text:p>100.972018</text:p>
          </table:table-cell>
          <table:table-cell office:value-type="float" office:value="3.16114" calcext:value-type="float">
            <text:p>3.16114</text:p>
          </table:table-cell>
          <table:table-cell office:value-type="float" office:value="522" calcext:value-type="float">
            <text:p>522</text:p>
          </table:table-cell>
          <table:table-cell office:value-type="float" office:value="100.97162" calcext:value-type="float">
            <text:p>100.97162</text:p>
          </table:table-cell>
          <table:table-cell office:value-type="float" office:value="3.161122" calcext:value-type="float">
            <text:p>3.161122</text:p>
          </table:table-cell>
          <table:table-cell office:value-type="float" office:value="86.754235" calcext:value-type="float">
            <text:p>86.754235</text:p>
          </table:table-cell>
          <table:table-cell office:value-type="float" office:value="-11.756961" calcext:value-type="float">
            <text:p>-11.756961</text:p>
          </table:table-cell>
          <table:table-cell office:value-type="float" office:value="94.625775" calcext:value-type="float">
            <text:p>94.625775</text:p>
          </table:table-cell>
          <table:table-cell office:value-type="float" office:value="-6.160645" calcext:value-type="float">
            <text:p>-6.160645</text:p>
          </table:table-cell>
          <table:table-cell office:value-type="float" office:value="100.972019" calcext:value-type="float">
            <text:p>100.972019</text:p>
          </table:table-cell>
          <table:table-cell office:value-type="float" office:value="3.16114" calcext:value-type="float">
            <text:p>3.1611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08.205532" calcext:value-type="float">
            <text:p>108.205532</text:p>
          </table:table-cell>
          <table:table-cell office:value-type="float" office:value="8.074804" calcext:value-type="float">
            <text:p>8.074804</text:p>
          </table:table-cell>
          <table:table-cell office:value-type="float" office:value="86.744449" calcext:value-type="float">
            <text:p>86.744449</text:p>
          </table:table-cell>
          <table:table-cell office:value-type="float" office:value="-11.894837" calcext:value-type="float">
            <text:p>-11.894837</text:p>
          </table:table-cell>
          <table:table-cell office:value-type="float" office:value="95.567257" calcext:value-type="float">
            <text:p>95.567257</text:p>
          </table:table-cell>
          <table:table-cell office:value-type="float" office:value="-5.175856" calcext:value-type="float">
            <text:p>-5.175856</text:p>
          </table:table-cell>
          <table:table-cell office:value-type="float" office:value="108.205312" calcext:value-type="float">
            <text:p>108.205312</text:p>
          </table:table-cell>
          <table:table-cell office:value-type="float" office:value="8.075062" calcext:value-type="float">
            <text:p>8.075062</text:p>
          </table:table-cell>
          <table:table-cell office:value-type="float" office:value="523" calcext:value-type="float">
            <text:p>523</text:p>
          </table:table-cell>
          <table:table-cell office:value-type="float" office:value="108.205532" calcext:value-type="float">
            <text:p>108.205532</text:p>
          </table:table-cell>
          <table:table-cell office:value-type="float" office:value="8.074804" calcext:value-type="float">
            <text:p>8.074804</text:p>
          </table:table-cell>
          <table:table-cell office:value-type="float" office:value="86.74445" calcext:value-type="float">
            <text:p>86.74445</text:p>
          </table:table-cell>
          <table:table-cell office:value-type="float" office:value="-11.769656" calcext:value-type="float">
            <text:p>-11.769656</text:p>
          </table:table-cell>
          <table:table-cell office:value-type="float" office:value="95.567257" calcext:value-type="float">
            <text:p>95.567257</text:p>
          </table:table-cell>
          <table:table-cell office:value-type="float" office:value="-5.175969" calcext:value-type="float">
            <text:p>-5.175969</text:p>
          </table:table-cell>
          <table:table-cell office:value-type="float" office:value="108.205312" calcext:value-type="float">
            <text:p>108.205312</text:p>
          </table:table-cell>
          <table:table-cell office:value-type="float" office:value="8.075062" calcext:value-type="float">
            <text:p>8.07506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20.054859" calcext:value-type="float">
            <text:p>120.054859</text:p>
          </table:table-cell>
          <table:table-cell office:value-type="float" office:value="9.89458" calcext:value-type="float">
            <text:p>9.89458</text:p>
          </table:table-cell>
          <table:table-cell office:value-type="float" office:value="86.736338" calcext:value-type="float">
            <text:p>86.736338</text:p>
          </table:table-cell>
          <table:table-cell office:value-type="float" office:value="-11.900715" calcext:value-type="float">
            <text:p>-11.900715</text:p>
          </table:table-cell>
          <table:table-cell office:value-type="float" office:value="97.273846" calcext:value-type="float">
            <text:p>97.273846</text:p>
          </table:table-cell>
          <table:table-cell office:value-type="float" office:value="-4.126392" calcext:value-type="float">
            <text:p>-4.126392</text:p>
          </table:table-cell>
          <table:table-cell office:value-type="float" office:value="120.054271" calcext:value-type="float">
            <text:p>120.054271</text:p>
          </table:table-cell>
          <table:table-cell office:value-type="float" office:value="9.894976" calcext:value-type="float">
            <text:p>9.894976</text:p>
          </table:table-cell>
          <table:table-cell office:value-type="float" office:value="524" calcext:value-type="float">
            <text:p>524</text:p>
          </table:table-cell>
          <table:table-cell office:value-type="float" office:value="120.05486" calcext:value-type="float">
            <text:p>120.05486</text:p>
          </table:table-cell>
          <table:table-cell office:value-type="float" office:value="9.894581" calcext:value-type="float">
            <text:p>9.894581</text:p>
          </table:table-cell>
          <table:table-cell office:value-type="float" office:value="86.736339" calcext:value-type="float">
            <text:p>86.736339</text:p>
          </table:table-cell>
          <table:table-cell office:value-type="float" office:value="-11.775534" calcext:value-type="float">
            <text:p>-11.775534</text:p>
          </table:table-cell>
          <table:table-cell office:value-type="float" office:value="97.273846" calcext:value-type="float">
            <text:p>97.273846</text:p>
          </table:table-cell>
          <table:table-cell office:value-type="float" office:value="-4.126497" calcext:value-type="float">
            <text:p>-4.126497</text:p>
          </table:table-cell>
          <table:table-cell office:value-type="float" office:value="120.054271" calcext:value-type="float">
            <text:p>120.054271</text:p>
          </table:table-cell>
          <table:table-cell office:value-type="float" office:value="9.894977" calcext:value-type="float">
            <text:p>9.89497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35.564115" calcext:value-type="float">
            <text:p>135.564115</text:p>
          </table:table-cell>
          <table:table-cell office:value-type="float" office:value="10.327972" calcext:value-type="float">
            <text:p>10.327972</text:p>
          </table:table-cell>
          <table:table-cell office:value-type="float" office:value="86.729922" calcext:value-type="float">
            <text:p>86.729922</text:p>
          </table:table-cell>
          <table:table-cell office:value-type="float" office:value="-11.902929" calcext:value-type="float">
            <text:p>-11.902929</text:p>
          </table:table-cell>
          <table:table-cell office:value-type="float" office:value="99.948197" calcext:value-type="float">
            <text:p>99.948197</text:p>
          </table:table-cell>
          <table:table-cell office:value-type="float" office:value="-3.116645" calcext:value-type="float">
            <text:p>-3.116645</text:p>
          </table:table-cell>
          <table:table-cell office:value-type="float" office:value="135.56365" calcext:value-type="float">
            <text:p>135.56365</text:p>
          </table:table-cell>
          <table:table-cell office:value-type="float" office:value="10.328149" calcext:value-type="float">
            <text:p>10.328149</text:p>
          </table:table-cell>
          <table:table-cell office:value-type="float" office:value="525" calcext:value-type="float">
            <text:p>525</text:p>
          </table:table-cell>
          <table:table-cell office:value-type="float" office:value="135.564115" calcext:value-type="float">
            <text:p>135.564115</text:p>
          </table:table-cell>
          <table:table-cell office:value-type="float" office:value="10.327973" calcext:value-type="float">
            <text:p>10.327973</text:p>
          </table:table-cell>
          <table:table-cell office:value-type="float" office:value="86.729922" calcext:value-type="float">
            <text:p>86.729922</text:p>
          </table:table-cell>
          <table:table-cell office:value-type="float" office:value="-11.777748" calcext:value-type="float">
            <text:p>-11.777748</text:p>
          </table:table-cell>
          <table:table-cell office:value-type="float" office:value="99.948197" calcext:value-type="float">
            <text:p>99.948197</text:p>
          </table:table-cell>
          <table:table-cell office:value-type="float" office:value="-3.116743" calcext:value-type="float">
            <text:p>-3.116743</text:p>
          </table:table-cell>
          <table:table-cell office:value-type="float" office:value="135.563651" calcext:value-type="float">
            <text:p>135.563651</text:p>
          </table:table-cell>
          <table:table-cell office:value-type="float" office:value="10.328149" calcext:value-type="float">
            <text:p>10.32814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60.515169" calcext:value-type="float">
            <text:p>160.515169</text:p>
          </table:table-cell>
          <table:table-cell office:value-type="float" office:value="15.11879" calcext:value-type="float">
            <text:p>15.11879</text:p>
          </table:table-cell>
          <table:table-cell office:value-type="float" office:value="86.724535" calcext:value-type="float">
            <text:p>86.724535</text:p>
          </table:table-cell>
          <table:table-cell office:value-type="float" office:value="-11.902958" calcext:value-type="float">
            <text:p>-11.902958</text:p>
          </table:table-cell>
          <table:table-cell office:value-type="float" office:value="104.182875" calcext:value-type="float">
            <text:p>104.182875</text:p>
          </table:table-cell>
          <table:table-cell office:value-type="float" office:value="-1.840192" calcext:value-type="float">
            <text:p>-1.840192</text:p>
          </table:table-cell>
          <table:table-cell office:value-type="float" office:value="160.513976" calcext:value-type="float">
            <text:p>160.513976</text:p>
          </table:table-cell>
          <table:table-cell office:value-type="float" office:value="15.11824" calcext:value-type="float">
            <text:p>15.11824</text:p>
          </table:table-cell>
          <table:table-cell office:value-type="float" office:value="526" calcext:value-type="float">
            <text:p>526</text:p>
          </table:table-cell>
          <table:table-cell office:value-type="float" office:value="160.51517" calcext:value-type="float">
            <text:p>160.51517</text:p>
          </table:table-cell>
          <table:table-cell office:value-type="float" office:value="15.118791" calcext:value-type="float">
            <text:p>15.118791</text:p>
          </table:table-cell>
          <table:table-cell office:value-type="float" office:value="86.724535" calcext:value-type="float">
            <text:p>86.724535</text:p>
          </table:table-cell>
          <table:table-cell office:value-type="float" office:value="-11.777777" calcext:value-type="float">
            <text:p>-11.777777</text:p>
          </table:table-cell>
          <table:table-cell office:value-type="float" office:value="104.182876" calcext:value-type="float">
            <text:p>104.182876</text:p>
          </table:table-cell>
          <table:table-cell office:value-type="float" office:value="-1.840283" calcext:value-type="float">
            <text:p>-1.840283</text:p>
          </table:table-cell>
          <table:table-cell office:value-type="float" office:value="160.513977" calcext:value-type="float">
            <text:p>160.513977</text:p>
          </table:table-cell>
          <table:table-cell office:value-type="float" office:value="15.11824" calcext:value-type="float">
            <text:p>15.11824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62.554303" calcext:value-type="float">
            <text:p>162.554303</text:p>
          </table:table-cell>
          <table:table-cell office:value-type="float" office:value="4.984186" calcext:value-type="float">
            <text:p>4.984186</text:p>
          </table:table-cell>
          <table:table-cell office:value-type="float" office:value="86.717667" calcext:value-type="float">
            <text:p>86.717667</text:p>
          </table:table-cell>
          <table:table-cell office:value-type="float" office:value="-11.905683" calcext:value-type="float">
            <text:p>-11.905683</text:p>
          </table:table-cell>
          <table:table-cell office:value-type="float" office:value="108.262488" calcext:value-type="float">
            <text:p>108.262488</text:p>
          </table:table-cell>
          <table:table-cell office:value-type="float" office:value="-1.365019" calcext:value-type="float">
            <text:p>-1.365019</text:p>
          </table:table-cell>
          <table:table-cell office:value-type="float" office:value="162.557183" calcext:value-type="float">
            <text:p>162.557183</text:p>
          </table:table-cell>
          <table:table-cell office:value-type="float" office:value="4.986062" calcext:value-type="float">
            <text:p>4.986062</text:p>
          </table:table-cell>
          <table:table-cell office:value-type="float" office:value="527" calcext:value-type="float">
            <text:p>527</text:p>
          </table:table-cell>
          <table:table-cell office:value-type="float" office:value="162.554303" calcext:value-type="float">
            <text:p>162.554303</text:p>
          </table:table-cell>
          <table:table-cell office:value-type="float" office:value="4.984187" calcext:value-type="float">
            <text:p>4.984187</text:p>
          </table:table-cell>
          <table:table-cell office:value-type="float" office:value="86.717668" calcext:value-type="float">
            <text:p>86.717668</text:p>
          </table:table-cell>
          <table:table-cell office:value-type="float" office:value="-11.780501" calcext:value-type="float">
            <text:p>-11.780501</text:p>
          </table:table-cell>
          <table:table-cell office:value-type="float" office:value="108.262489" calcext:value-type="float">
            <text:p>108.262489</text:p>
          </table:table-cell>
          <table:table-cell office:value-type="float" office:value="-1.365104" calcext:value-type="float">
            <text:p>-1.365104</text:p>
          </table:table-cell>
          <table:table-cell office:value-type="float" office:value="162.557184" calcext:value-type="float">
            <text:p>162.557184</text:p>
          </table:table-cell>
          <table:table-cell office:value-type="float" office:value="4.986063" calcext:value-type="float">
            <text:p>4.986063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58.705341" calcext:value-type="float">
            <text:p>158.705341</text:p>
          </table:table-cell>
          <table:table-cell office:value-type="float" office:value="-13.769712" calcext:value-type="float">
            <text:p>-13.769712</text:p>
          </table:table-cell>
          <table:table-cell office:value-type="float" office:value="86.708512" calcext:value-type="float">
            <text:p>86.708512</text:p>
          </table:table-cell>
          <table:table-cell office:value-type="float" office:value="-11.916747" calcext:value-type="float">
            <text:p>-11.916747</text:p>
          </table:table-cell>
          <table:table-cell office:value-type="float" office:value="111.784974" calcext:value-type="float">
            <text:p>111.784974</text:p>
          </table:table-cell>
          <table:table-cell office:value-type="float" office:value="-2.243638" calcext:value-type="float">
            <text:p>-2.243638</text:p>
          </table:table-cell>
          <table:table-cell office:value-type="float" office:value="158.706079" calcext:value-type="float">
            <text:p>158.706079</text:p>
          </table:table-cell>
          <table:table-cell office:value-type="float" office:value="-13.768633" calcext:value-type="float">
            <text:p>-13.768633</text:p>
          </table:table-cell>
          <table:table-cell office:value-type="float" office:value="528" calcext:value-type="float">
            <text:p>528</text:p>
          </table:table-cell>
          <table:table-cell office:value-type="float" office:value="158.705342" calcext:value-type="float">
            <text:p>158.705342</text:p>
          </table:table-cell>
          <table:table-cell office:value-type="float" office:value="-13.769712" calcext:value-type="float">
            <text:p>-13.769712</text:p>
          </table:table-cell>
          <table:table-cell office:value-type="float" office:value="86.708513" calcext:value-type="float">
            <text:p>86.708513</text:p>
          </table:table-cell>
          <table:table-cell office:value-type="float" office:value="-11.791566" calcext:value-type="float">
            <text:p>-11.791566</text:p>
          </table:table-cell>
          <table:table-cell office:value-type="float" office:value="111.784974" calcext:value-type="float">
            <text:p>111.784974</text:p>
          </table:table-cell>
          <table:table-cell office:value-type="float" office:value="-2.243717" calcext:value-type="float">
            <text:p>-2.243717</text:p>
          </table:table-cell>
          <table:table-cell office:value-type="float" office:value="158.706079" calcext:value-type="float">
            <text:p>158.706079</text:p>
          </table:table-cell>
          <table:table-cell office:value-type="float" office:value="-13.768634" calcext:value-type="float">
            <text:p>-13.768634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01.409276" calcext:value-type="float">
            <text:p>101.409276</text:p>
          </table:table-cell>
          <table:table-cell office:value-type="float" office:value="-17.617937" calcext:value-type="float">
            <text:p>-17.617937</text:p>
          </table:table-cell>
          <table:table-cell office:value-type="float" office:value="86.699337" calcext:value-type="float">
            <text:p>86.699337</text:p>
          </table:table-cell>
          <table:table-cell office:value-type="float" office:value="-11.926892" calcext:value-type="float">
            <text:p>-11.926892</text:p>
          </table:table-cell>
          <table:table-cell office:value-type="float" office:value="111.050142" calcext:value-type="float">
            <text:p>111.050142</text:p>
          </table:table-cell>
          <table:table-cell office:value-type="float" office:value="-3.329273" calcext:value-type="float">
            <text:p>-3.329273</text:p>
          </table:table-cell>
          <table:table-cell office:value-type="float" office:value="101.415933" calcext:value-type="float">
            <text:p>101.415933</text:p>
          </table:table-cell>
          <table:table-cell office:value-type="float" office:value="-17.619793" calcext:value-type="float">
            <text:p>-17.619793</text:p>
          </table:table-cell>
          <table:table-cell office:value-type="float" office:value="529" calcext:value-type="float">
            <text:p>529</text:p>
          </table:table-cell>
          <table:table-cell office:value-type="float" office:value="101.409277" calcext:value-type="float">
            <text:p>101.409277</text:p>
          </table:table-cell>
          <table:table-cell office:value-type="float" office:value="-17.617937" calcext:value-type="float">
            <text:p>-17.617937</text:p>
          </table:table-cell>
          <table:table-cell office:value-type="float" office:value="86.699337" calcext:value-type="float">
            <text:p>86.699337</text:p>
          </table:table-cell>
          <table:table-cell office:value-type="float" office:value="-11.801711" calcext:value-type="float">
            <text:p>-11.801711</text:p>
          </table:table-cell>
          <table:table-cell office:value-type="float" office:value="111.050142" calcext:value-type="float">
            <text:p>111.050142</text:p>
          </table:table-cell>
          <table:table-cell office:value-type="float" office:value="-3.329347" calcext:value-type="float">
            <text:p>-3.329347</text:p>
          </table:table-cell>
          <table:table-cell office:value-type="float" office:value="101.415933" calcext:value-type="float">
            <text:p>101.415933</text:p>
          </table:table-cell>
          <table:table-cell office:value-type="float" office:value="-17.619793" calcext:value-type="float">
            <text:p>-17.619793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9.058808" calcext:value-type="float">
            <text:p>79.058808</text:p>
          </table:table-cell>
          <table:table-cell office:value-type="float" office:value="16.795186" calcext:value-type="float">
            <text:p>16.795186</text:p>
          </table:table-cell>
          <table:table-cell office:value-type="float" office:value="86.691551" calcext:value-type="float">
            <text:p>86.691551</text:p>
          </table:table-cell>
          <table:table-cell office:value-type="float" office:value="-11.923313" calcext:value-type="float">
            <text:p>-11.923313</text:p>
          </table:table-cell>
          <table:table-cell office:value-type="float" office:value="108.803508" calcext:value-type="float">
            <text:p>108.803508</text:p>
          </table:table-cell>
          <table:table-cell office:value-type="float" office:value="-1.917232" calcext:value-type="float">
            <text:p>-1.917232</text:p>
          </table:table-cell>
          <table:table-cell office:value-type="float" office:value="79.054479" calcext:value-type="float">
            <text:p>79.054479</text:p>
          </table:table-cell>
          <table:table-cell office:value-type="float" office:value="16.790443" calcext:value-type="float">
            <text:p>16.790443</text:p>
          </table:table-cell>
          <table:table-cell office:value-type="float" office:value="530" calcext:value-type="float">
            <text:p>530</text:p>
          </table:table-cell>
          <table:table-cell office:value-type="float" office:value="79.058809" calcext:value-type="float">
            <text:p>79.058809</text:p>
          </table:table-cell>
          <table:table-cell office:value-type="float" office:value="16.795186" calcext:value-type="float">
            <text:p>16.795186</text:p>
          </table:table-cell>
          <table:table-cell office:value-type="float" office:value="86.691551" calcext:value-type="float">
            <text:p>86.691551</text:p>
          </table:table-cell>
          <table:table-cell office:value-type="float" office:value="-11.798131" calcext:value-type="float">
            <text:p>-11.798131</text:p>
          </table:table-cell>
          <table:table-cell office:value-type="float" office:value="108.803508" calcext:value-type="float">
            <text:p>108.803508</text:p>
          </table:table-cell>
          <table:table-cell office:value-type="float" office:value="-1.9173" calcext:value-type="float">
            <text:p>-1.9173</text:p>
          </table:table-cell>
          <table:table-cell office:value-type="float" office:value="79.05448" calcext:value-type="float">
            <text:p>79.05448</text:p>
          </table:table-cell>
          <table:table-cell office:value-type="float" office:value="16.790444" calcext:value-type="float">
            <text:p>16.79044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28.794933" calcext:value-type="float">
            <text:p>128.794933</text:p>
          </table:table-cell>
          <table:table-cell office:value-type="float" office:value="8.984029" calcext:value-type="float">
            <text:p>8.984029</text:p>
          </table:table-cell>
          <table:table-cell office:value-type="float" office:value="86.684398" calcext:value-type="float">
            <text:p>86.684398</text:p>
          </table:table-cell>
          <table:table-cell office:value-type="float" office:value="-11.924946" calcext:value-type="float">
            <text:p>-11.924946</text:p>
          </table:table-cell>
          <table:table-cell office:value-type="float" office:value="110.196256" calcext:value-type="float">
            <text:p>110.196256</text:p>
          </table:table-cell>
          <table:table-cell office:value-type="float" office:value="-1.155663" calcext:value-type="float">
            <text:p>-1.155663</text:p>
          </table:table-cell>
          <table:table-cell office:value-type="float" office:value="128.786037" calcext:value-type="float">
            <text:p>128.786037</text:p>
          </table:table-cell>
          <table:table-cell office:value-type="float" office:value="8.989236" calcext:value-type="float">
            <text:p>8.989236</text:p>
          </table:table-cell>
          <table:table-cell office:value-type="float" office:value="531" calcext:value-type="float">
            <text:p>531</text:p>
          </table:table-cell>
          <table:table-cell office:value-type="float" office:value="128.794934" calcext:value-type="float">
            <text:p>128.794934</text:p>
          </table:table-cell>
          <table:table-cell office:value-type="float" office:value="8.98403" calcext:value-type="float">
            <text:p>8.98403</text:p>
          </table:table-cell>
          <table:table-cell office:value-type="float" office:value="86.684399" calcext:value-type="float">
            <text:p>86.684399</text:p>
          </table:table-cell>
          <table:table-cell office:value-type="float" office:value="-11.799764" calcext:value-type="float">
            <text:p>-11.799764</text:p>
          </table:table-cell>
          <table:table-cell office:value-type="float" office:value="110.196256" calcext:value-type="float">
            <text:p>110.196256</text:p>
          </table:table-cell>
          <table:table-cell office:value-type="float" office:value="-1.155726" calcext:value-type="float">
            <text:p>-1.155726</text:p>
          </table:table-cell>
          <table:table-cell office:value-type="float" office:value="128.786038" calcext:value-type="float">
            <text:p>128.786038</text:p>
          </table:table-cell>
          <table:table-cell office:value-type="float" office:value="8.989237" calcext:value-type="float">
            <text:p>8.98923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03.355329" calcext:value-type="float">
            <text:p>103.355329</text:p>
          </table:table-cell>
          <table:table-cell office:value-type="float" office:value="-19.206148" calcext:value-type="float">
            <text:p>-19.206148</text:p>
          </table:table-cell>
          <table:table-cell office:value-type="float" office:value="86.676676" calcext:value-type="float">
            <text:p>86.676676</text:p>
          </table:table-cell>
          <table:table-cell office:value-type="float" office:value="-11.930937" calcext:value-type="float">
            <text:p>-11.930937</text:p>
          </table:table-cell>
          <table:table-cell office:value-type="float" office:value="109.710209" calcext:value-type="float">
            <text:p>109.710209</text:p>
          </table:table-cell>
          <table:table-cell office:value-type="float" office:value="-2.424768" calcext:value-type="float">
            <text:p>-2.424768</text:p>
          </table:table-cell>
          <table:table-cell office:value-type="float" office:value="103.364557" calcext:value-type="float">
            <text:p>103.364557</text:p>
          </table:table-cell>
          <table:table-cell office:value-type="float" office:value="-19.203644" calcext:value-type="float">
            <text:p>-19.203644</text:p>
          </table:table-cell>
          <table:table-cell office:value-type="float" office:value="532" calcext:value-type="float">
            <text:p>532</text:p>
          </table:table-cell>
          <table:table-cell office:value-type="float" office:value="103.355329" calcext:value-type="float">
            <text:p>103.355329</text:p>
          </table:table-cell>
          <table:table-cell office:value-type="float" office:value="-19.206149" calcext:value-type="float">
            <text:p>-19.206149</text:p>
          </table:table-cell>
          <table:table-cell office:value-type="float" office:value="86.676676" calcext:value-type="float">
            <text:p>86.676676</text:p>
          </table:table-cell>
          <table:table-cell office:value-type="float" office:value="-11.805755" calcext:value-type="float">
            <text:p>-11.805755</text:p>
          </table:table-cell>
          <table:table-cell office:value-type="float" office:value="109.710209" calcext:value-type="float">
            <text:p>109.710209</text:p>
          </table:table-cell>
          <table:table-cell office:value-type="float" office:value="-2.424827" calcext:value-type="float">
            <text:p>-2.424827</text:p>
          </table:table-cell>
          <table:table-cell office:value-type="float" office:value="103.364558" calcext:value-type="float">
            <text:p>103.364558</text:p>
          </table:table-cell>
          <table:table-cell office:value-type="float" office:value="-19.203644" calcext:value-type="float">
            <text:p>-19.203644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92.90596" calcext:value-type="float">
            <text:p>92.90596</text:p>
          </table:table-cell>
          <table:table-cell office:value-type="float" office:value="-1.724264" calcext:value-type="float">
            <text:p>-1.724264</text:p>
          </table:table-cell>
          <table:table-cell office:value-type="float" office:value="86.669575" calcext:value-type="float">
            <text:p>86.669575</text:p>
          </table:table-cell>
          <table:table-cell office:value-type="float" office:value="-11.936896" calcext:value-type="float">
            <text:p>-11.936896</text:p>
          </table:table-cell>
          <table:table-cell office:value-type="float" office:value="108.527308" calcext:value-type="float">
            <text:p>108.527308</text:p>
          </table:table-cell>
          <table:table-cell office:value-type="float" office:value="-2.381275" calcext:value-type="float">
            <text:p>-2.381275</text:p>
          </table:table-cell>
          <table:table-cell office:value-type="float" office:value="92.904132" calcext:value-type="float">
            <text:p>92.904132</text:p>
          </table:table-cell>
          <table:table-cell office:value-type="float" office:value="-1.729846" calcext:value-type="float">
            <text:p>-1.729846</text:p>
          </table:table-cell>
          <table:table-cell office:value-type="float" office:value="533" calcext:value-type="float">
            <text:p>533</text:p>
          </table:table-cell>
          <table:table-cell office:value-type="float" office:value="92.90596" calcext:value-type="float">
            <text:p>92.90596</text:p>
          </table:table-cell>
          <table:table-cell office:value-type="float" office:value="-1.724265" calcext:value-type="float">
            <text:p>-1.724265</text:p>
          </table:table-cell>
          <table:table-cell office:value-type="float" office:value="86.669576" calcext:value-type="float">
            <text:p>86.669576</text:p>
          </table:table-cell>
          <table:table-cell office:value-type="float" office:value="-11.811715" calcext:value-type="float">
            <text:p>-11.811715</text:p>
          </table:table-cell>
          <table:table-cell office:value-type="float" office:value="108.527309" calcext:value-type="float">
            <text:p>108.527309</text:p>
          </table:table-cell>
          <table:table-cell office:value-type="float" office:value="-2.38133" calcext:value-type="float">
            <text:p>-2.38133</text:p>
          </table:table-cell>
          <table:table-cell office:value-type="float" office:value="92.904133" calcext:value-type="float">
            <text:p>92.904133</text:p>
          </table:table-cell>
          <table:table-cell office:value-type="float" office:value="-1.729846" calcext:value-type="float">
            <text:p>-1.729846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99.311451" calcext:value-type="float">
            <text:p>99.311451</text:p>
          </table:table-cell>
          <table:table-cell office:value-type="float" office:value="-1.779976" calcext:value-type="float">
            <text:p>-1.779976</text:p>
          </table:table-cell>
          <table:table-cell office:value-type="float" office:value="86.662359" calcext:value-type="float">
            <text:p>86.662359</text:p>
          </table:table-cell>
          <table:table-cell office:value-type="float" office:value="-11.941914" calcext:value-type="float">
            <text:p>-11.941914</text:p>
          </table:table-cell>
          <table:table-cell office:value-type="float" office:value="107.875487" calcext:value-type="float">
            <text:p>107.875487</text:p>
          </table:table-cell>
          <table:table-cell office:value-type="float" office:value="-2.343851" calcext:value-type="float">
            <text:p>-2.343851</text:p>
          </table:table-cell>
          <table:table-cell office:value-type="float" office:value="99.309399" calcext:value-type="float">
            <text:p>99.309399</text:p>
          </table:table-cell>
          <table:table-cell office:value-type="float" office:value="-1.777845" calcext:value-type="float">
            <text:p>-1.777845</text:p>
          </table:table-cell>
          <table:table-cell office:value-type="float" office:value="534" calcext:value-type="float">
            <text:p>534</text:p>
          </table:table-cell>
          <table:table-cell office:value-type="float" office:value="99.311452" calcext:value-type="float">
            <text:p>99.311452</text:p>
          </table:table-cell>
          <table:table-cell office:value-type="float" office:value="-1.779977" calcext:value-type="float">
            <text:p>-1.779977</text:p>
          </table:table-cell>
          <table:table-cell office:value-type="float" office:value="86.662359" calcext:value-type="float">
            <text:p>86.662359</text:p>
          </table:table-cell>
          <table:table-cell office:value-type="float" office:value="-11.816733" calcext:value-type="float">
            <text:p>-11.816733</text:p>
          </table:table-cell>
          <table:table-cell office:value-type="float" office:value="107.875487" calcext:value-type="float">
            <text:p>107.875487</text:p>
          </table:table-cell>
          <table:table-cell office:value-type="float" office:value="-2.343902" calcext:value-type="float">
            <text:p>-2.343902</text:p>
          </table:table-cell>
          <table:table-cell office:value-type="float" office:value="99.3094" calcext:value-type="float">
            <text:p>99.3094</text:p>
          </table:table-cell>
          <table:table-cell office:value-type="float" office:value="-1.777846" calcext:value-type="float">
            <text:p>-1.77784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90.885196" calcext:value-type="float">
            <text:p>90.885196</text:p>
          </table:table-cell>
          <table:table-cell office:value-type="float" office:value="-2.879883" calcext:value-type="float">
            <text:p>-2.879883</text:p>
          </table:table-cell>
          <table:table-cell office:value-type="float" office:value="86.655344" calcext:value-type="float">
            <text:p>86.655344</text:p>
          </table:table-cell>
          <table:table-cell office:value-type="float" office:value="-11.947788" calcext:value-type="float">
            <text:p>-11.947788</text:p>
          </table:table-cell>
          <table:table-cell office:value-type="float" office:value="106.679643" calcext:value-type="float">
            <text:p>106.679643</text:p>
          </table:table-cell>
          <table:table-cell office:value-type="float" office:value="-2.386836" calcext:value-type="float">
            <text:p>-2.386836</text:p>
          </table:table-cell>
          <table:table-cell office:value-type="float" office:value="90.886991" calcext:value-type="float">
            <text:p>90.886991</text:p>
          </table:table-cell>
          <table:table-cell office:value-type="float" office:value="-2.879755" calcext:value-type="float">
            <text:p>-2.879755</text:p>
          </table:table-cell>
          <table:table-cell office:value-type="float" office:value="535" calcext:value-type="float">
            <text:p>535</text:p>
          </table:table-cell>
          <table:table-cell office:value-type="float" office:value="90.885196" calcext:value-type="float">
            <text:p>90.885196</text:p>
          </table:table-cell>
          <table:table-cell office:value-type="float" office:value="-2.879883" calcext:value-type="float">
            <text:p>-2.879883</text:p>
          </table:table-cell>
          <table:table-cell office:value-type="float" office:value="86.655345" calcext:value-type="float">
            <text:p>86.655345</text:p>
          </table:table-cell>
          <table:table-cell office:value-type="float" office:value="-11.810859" calcext:value-type="float">
            <text:p>-11.810859</text:p>
          </table:table-cell>
          <table:table-cell office:value-type="float" office:value="106.679643" calcext:value-type="float">
            <text:p>106.679643</text:p>
          </table:table-cell>
          <table:table-cell office:value-type="float" office:value="-2.375958" calcext:value-type="float">
            <text:p>-2.375958</text:p>
          </table:table-cell>
          <table:table-cell office:value-type="float" office:value="90.886991" calcext:value-type="float">
            <text:p>90.886991</text:p>
          </table:table-cell>
          <table:table-cell office:value-type="float" office:value="-2.879754" calcext:value-type="float">
            <text:p>-2.87975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94.955487" calcext:value-type="float">
            <text:p>94.955487</text:p>
          </table:table-cell>
          <table:table-cell office:value-type="float" office:value="-4.041165" calcext:value-type="float">
            <text:p>-4.041165</text:p>
          </table:table-cell>
          <table:table-cell office:value-type="float" office:value="86.649024" calcext:value-type="float">
            <text:p>86.649024</text:p>
          </table:table-cell>
          <table:table-cell office:value-type="float" office:value="-11.955904" calcext:value-type="float">
            <text:p>-11.955904</text:p>
          </table:table-cell>
          <table:table-cell office:value-type="float" office:value="105.853074" calcext:value-type="float">
            <text:p>105.853074</text:p>
          </table:table-cell>
          <table:table-cell office:value-type="float" office:value="-2.510187" calcext:value-type="float">
            <text:p>-2.510187</text:p>
          </table:table-cell>
          <table:table-cell office:value-type="float" office:value="94.953982" calcext:value-type="float">
            <text:p>94.953982</text:p>
          </table:table-cell>
          <table:table-cell office:value-type="float" office:value="-4.041158" calcext:value-type="float">
            <text:p>-4.041158</text:p>
          </table:table-cell>
          <table:table-cell office:value-type="float" office:value="536" calcext:value-type="float">
            <text:p>536</text:p>
          </table:table-cell>
          <table:table-cell office:value-type="float" office:value="94.955487" calcext:value-type="float">
            <text:p>94.955487</text:p>
          </table:table-cell>
          <table:table-cell office:value-type="float" office:value="-4.041165" calcext:value-type="float">
            <text:p>-4.041165</text:p>
          </table:table-cell>
          <table:table-cell office:value-type="float" office:value="86.649025" calcext:value-type="float">
            <text:p>86.649025</text:p>
          </table:table-cell>
          <table:table-cell office:value-type="float" office:value="-11.818975" calcext:value-type="float">
            <text:p>-11.818975</text:p>
          </table:table-cell>
          <table:table-cell office:value-type="float" office:value="105.853075" calcext:value-type="float">
            <text:p>105.853075</text:p>
          </table:table-cell>
          <table:table-cell office:value-type="float" office:value="-2.500071" calcext:value-type="float">
            <text:p>-2.500071</text:p>
          </table:table-cell>
          <table:table-cell office:value-type="float" office:value="94.953982" calcext:value-type="float">
            <text:p>94.953982</text:p>
          </table:table-cell>
          <table:table-cell office:value-type="float" office:value="-4.04116" calcext:value-type="float">
            <text:p>-4.0411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7.363318" calcext:value-type="float">
            <text:p>87.363318</text:p>
          </table:table-cell>
          <table:table-cell office:value-type="float" office:value="-9.231885" calcext:value-type="float">
            <text:p>-9.231885</text:p>
          </table:table-cell>
          <table:table-cell office:value-type="float" office:value="86.641404" calcext:value-type="float">
            <text:p>86.641404</text:p>
          </table:table-cell>
          <table:table-cell office:value-type="float" office:value="-11.949667" calcext:value-type="float">
            <text:p>-11.949667</text:p>
          </table:table-cell>
          <table:table-cell office:value-type="float" office:value="104.551705" calcext:value-type="float">
            <text:p>104.551705</text:p>
          </table:table-cell>
          <table:table-cell office:value-type="float" office:value="-2.974905" calcext:value-type="float">
            <text:p>-2.974905</text:p>
          </table:table-cell>
          <table:table-cell office:value-type="float" office:value="87.364716" calcext:value-type="float">
            <text:p>87.364716</text:p>
          </table:table-cell>
          <table:table-cell office:value-type="float" office:value="-9.2314" calcext:value-type="float">
            <text:p>-9.2314</text:p>
          </table:table-cell>
          <table:table-cell office:value-type="float" office:value="537" calcext:value-type="float">
            <text:p>537</text:p>
          </table:table-cell>
          <table:table-cell office:value-type="float" office:value="87.363318" calcext:value-type="float">
            <text:p>87.363318</text:p>
          </table:table-cell>
          <table:table-cell office:value-type="float" office:value="-9.231886" calcext:value-type="float">
            <text:p>-9.231886</text:p>
          </table:table-cell>
          <table:table-cell office:value-type="float" office:value="86.641405" calcext:value-type="float">
            <text:p>86.641405</text:p>
          </table:table-cell>
          <table:table-cell office:value-type="float" office:value="-11.812738" calcext:value-type="float">
            <text:p>-11.812738</text:p>
          </table:table-cell>
          <table:table-cell office:value-type="float" office:value="104.551705" calcext:value-type="float">
            <text:p>104.551705</text:p>
          </table:table-cell>
          <table:table-cell office:value-type="float" office:value="-2.965497" calcext:value-type="float">
            <text:p>-2.965497</text:p>
          </table:table-cell>
          <table:table-cell office:value-type="float" office:value="87.364716" calcext:value-type="float">
            <text:p>87.364716</text:p>
          </table:table-cell>
          <table:table-cell office:value-type="float" office:value="-9.231401" calcext:value-type="float">
            <text:p>-9.23140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94.223608" calcext:value-type="float">
            <text:p>94.223608</text:p>
          </table:table-cell>
          <table:table-cell office:value-type="float" office:value="-13.11045" calcext:value-type="float">
            <text:p>-13.11045</text:p>
          </table:table-cell>
          <table:table-cell office:value-type="float" office:value="86.634112" calcext:value-type="float">
            <text:p>86.634112</text:p>
          </table:table-cell>
          <table:table-cell office:value-type="float" office:value="-11.952253" calcext:value-type="float">
            <text:p>-11.952253</text:p>
          </table:table-cell>
          <table:table-cell office:value-type="float" office:value="103.821956" calcext:value-type="float">
            <text:p>103.821956</text:p>
          </table:table-cell>
          <table:table-cell office:value-type="float" office:value="-3.686798" calcext:value-type="float">
            <text:p>-3.686798</text:p>
          </table:table-cell>
          <table:table-cell office:value-type="float" office:value="94.221883" calcext:value-type="float">
            <text:p>94.221883</text:p>
          </table:table-cell>
          <table:table-cell office:value-type="float" office:value="-13.110608" calcext:value-type="float">
            <text:p>-13.110608</text:p>
          </table:table-cell>
          <table:table-cell office:value-type="float" office:value="538" calcext:value-type="float">
            <text:p>538</text:p>
          </table:table-cell>
          <table:table-cell office:value-type="float" office:value="94.223608" calcext:value-type="float">
            <text:p>94.223608</text:p>
          </table:table-cell>
          <table:table-cell office:value-type="float" office:value="-13.110451" calcext:value-type="float">
            <text:p>-13.110451</text:p>
          </table:table-cell>
          <table:table-cell office:value-type="float" office:value="86.634112" calcext:value-type="float">
            <text:p>86.634112</text:p>
          </table:table-cell>
          <table:table-cell office:value-type="float" office:value="-11.815324" calcext:value-type="float">
            <text:p>-11.815324</text:p>
          </table:table-cell>
          <table:table-cell office:value-type="float" office:value="103.821956" calcext:value-type="float">
            <text:p>103.821956</text:p>
          </table:table-cell>
          <table:table-cell office:value-type="float" office:value="-3.678049" calcext:value-type="float">
            <text:p>-3.678049</text:p>
          </table:table-cell>
          <table:table-cell office:value-type="float" office:value="94.221883" calcext:value-type="float">
            <text:p>94.221883</text:p>
          </table:table-cell>
          <table:table-cell office:value-type="float" office:value="-13.110608" calcext:value-type="float">
            <text:p>-13.11060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8.449009" calcext:value-type="float">
            <text:p>88.449009</text:p>
          </table:table-cell>
          <table:table-cell office:value-type="float" office:value="-17.629602" calcext:value-type="float">
            <text:p>-17.629602</text:p>
          </table:table-cell>
          <table:table-cell office:value-type="float" office:value="86.62759" calcext:value-type="float">
            <text:p>86.62759</text:p>
          </table:table-cell>
          <table:table-cell office:value-type="float" office:value="-11.952247" calcext:value-type="float">
            <text:p>-11.952247</text:p>
          </table:table-cell>
          <table:table-cell office:value-type="float" office:value="102.739784" calcext:value-type="float">
            <text:p>102.739784</text:p>
          </table:table-cell>
          <table:table-cell office:value-type="float" office:value="-4.662789" calcext:value-type="float">
            <text:p>-4.662789</text:p>
          </table:table-cell>
          <table:table-cell office:value-type="float" office:value="88.450509" calcext:value-type="float">
            <text:p>88.450509</text:p>
          </table:table-cell>
          <table:table-cell office:value-type="float" office:value="-17.629526" calcext:value-type="float">
            <text:p>-17.629526</text:p>
          </table:table-cell>
          <table:table-cell office:value-type="float" office:value="539" calcext:value-type="float">
            <text:p>539</text:p>
          </table:table-cell>
          <table:table-cell office:value-type="float" office:value="88.449009" calcext:value-type="float">
            <text:p>88.449009</text:p>
          </table:table-cell>
          <table:table-cell office:value-type="float" office:value="-17.629603" calcext:value-type="float">
            <text:p>-17.629603</text:p>
          </table:table-cell>
          <table:table-cell office:value-type="float" office:value="86.627591" calcext:value-type="float">
            <text:p>86.627591</text:p>
          </table:table-cell>
          <table:table-cell office:value-type="float" office:value="-11.815318" calcext:value-type="float">
            <text:p>-11.815318</text:p>
          </table:table-cell>
          <table:table-cell office:value-type="float" office:value="102.739785" calcext:value-type="float">
            <text:p>102.739785</text:p>
          </table:table-cell>
          <table:table-cell office:value-type="float" office:value="-4.654652" calcext:value-type="float">
            <text:p>-4.654652</text:p>
          </table:table-cell>
          <table:table-cell office:value-type="float" office:value="88.45051" calcext:value-type="float">
            <text:p>88.45051</text:p>
          </table:table-cell>
          <table:table-cell office:value-type="float" office:value="-17.629526" calcext:value-type="float">
            <text:p>-17.62952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89.241255" calcext:value-type="float">
            <text:p>89.241255</text:p>
          </table:table-cell>
          <table:table-cell office:value-type="float" office:value="-22.387835" calcext:value-type="float">
            <text:p>-22.387835</text:p>
          </table:table-cell>
          <table:table-cell office:value-type="float" office:value="86.621221" calcext:value-type="float">
            <text:p>86.621221</text:p>
          </table:table-cell>
          <table:table-cell office:value-type="float" office:value="-11.954236" calcext:value-type="float">
            <text:p>-11.954236</text:p>
          </table:table-cell>
          <table:table-cell office:value-type="float" office:value="101.788964" calcext:value-type="float">
            <text:p>101.788964</text:p>
          </table:table-cell>
          <table:table-cell office:value-type="float" office:value="-5.905392" calcext:value-type="float">
            <text:p>-5.905392</text:p>
          </table:table-cell>
          <table:table-cell office:value-type="float" office:value="89.240479" calcext:value-type="float">
            <text:p>89.240479</text:p>
          </table:table-cell>
          <table:table-cell office:value-type="float" office:value="-22.387807" calcext:value-type="float">
            <text:p>-22.387807</text:p>
          </table:table-cell>
          <table:table-cell office:value-type="float" office:value="540" calcext:value-type="float">
            <text:p>540</text:p>
          </table:table-cell>
          <table:table-cell office:value-type="float" office:value="89.241255" calcext:value-type="float">
            <text:p>89.241255</text:p>
          </table:table-cell>
          <table:table-cell office:value-type="float" office:value="-22.387836" calcext:value-type="float">
            <text:p>-22.387836</text:p>
          </table:table-cell>
          <table:table-cell office:value-type="float" office:value="86.621221" calcext:value-type="float">
            <text:p>86.621221</text:p>
          </table:table-cell>
          <table:table-cell office:value-type="float" office:value="-11.817306" calcext:value-type="float">
            <text:p>-11.817306</text:p>
          </table:table-cell>
          <table:table-cell office:value-type="float" office:value="101.788964" calcext:value-type="float">
            <text:p>101.788964</text:p>
          </table:table-cell>
          <table:table-cell office:value-type="float" office:value="-5.897824" calcext:value-type="float">
            <text:p>-5.897824</text:p>
          </table:table-cell>
          <table:table-cell office:value-type="float" office:value="89.240479" calcext:value-type="float">
            <text:p>89.240479</text:p>
          </table:table-cell>
          <table:table-cell office:value-type="float" office:value="-22.387808" calcext:value-type="float">
            <text:p>-22.38780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9.011039" calcext:value-type="float">
            <text:p>89.011039</text:p>
          </table:table-cell>
          <table:table-cell office:value-type="float" office:value="-22.388415" calcext:value-type="float">
            <text:p>-22.388415</text:p>
          </table:table-cell>
          <table:table-cell office:value-type="float" office:value="86.615733" calcext:value-type="float">
            <text:p>86.615733</text:p>
          </table:table-cell>
          <table:table-cell office:value-type="float" office:value="-11.95646" calcext:value-type="float">
            <text:p>-11.95646</text:p>
          </table:table-cell>
          <table:table-cell office:value-type="float" office:value="100.889405" calcext:value-type="float">
            <text:p>100.889405</text:p>
          </table:table-cell>
          <table:table-cell office:value-type="float" office:value="-7.061272" calcext:value-type="float">
            <text:p>-7.061272</text:p>
          </table:table-cell>
          <table:table-cell office:value-type="float" office:value="89.011159" calcext:value-type="float">
            <text:p>89.011159</text:p>
          </table:table-cell>
          <table:table-cell office:value-type="float" office:value="-22.388975" calcext:value-type="float">
            <text:p>-22.388975</text:p>
          </table:table-cell>
          <table:table-cell office:value-type="float" office:value="541" calcext:value-type="float">
            <text:p>541</text:p>
          </table:table-cell>
          <table:table-cell office:value-type="float" office:value="89.01104" calcext:value-type="float">
            <text:p>89.01104</text:p>
          </table:table-cell>
          <table:table-cell office:value-type="float" office:value="-22.388415" calcext:value-type="float">
            <text:p>-22.388415</text:p>
          </table:table-cell>
          <table:table-cell office:value-type="float" office:value="86.615733" calcext:value-type="float">
            <text:p>86.615733</text:p>
          </table:table-cell>
          <table:table-cell office:value-type="float" office:value="-11.819531" calcext:value-type="float">
            <text:p>-11.819531</text:p>
          </table:table-cell>
          <table:table-cell office:value-type="float" office:value="100.889406" calcext:value-type="float">
            <text:p>100.889406</text:p>
          </table:table-cell>
          <table:table-cell office:value-type="float" office:value="-7.054235" calcext:value-type="float">
            <text:p>-7.054235</text:p>
          </table:table-cell>
          <table:table-cell office:value-type="float" office:value="89.01116" calcext:value-type="float">
            <text:p>89.01116</text:p>
          </table:table-cell>
          <table:table-cell office:value-type="float" office:value="-22.388975" calcext:value-type="float">
            <text:p>-22.388975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83.272967" calcext:value-type="float">
            <text:p>83.272967</text:p>
          </table:table-cell>
          <table:table-cell office:value-type="float" office:value="-13.604696" calcext:value-type="float">
            <text:p>-13.604696</text:p>
          </table:table-cell>
          <table:table-cell office:value-type="float" office:value="86.614088" calcext:value-type="float">
            <text:p>86.614088</text:p>
          </table:table-cell>
          <table:table-cell office:value-type="float" office:value="-11.959662" calcext:value-type="float">
            <text:p>-11.959662</text:p>
          </table:table-cell>
          <table:table-cell office:value-type="float" office:value="99.654725" calcext:value-type="float">
            <text:p>99.654725</text:p>
          </table:table-cell>
          <table:table-cell office:value-type="float" office:value="-7.52229" calcext:value-type="float">
            <text:p>-7.52229</text:p>
          </table:table-cell>
          <table:table-cell office:value-type="float" office:value="83.273613" calcext:value-type="float">
            <text:p>83.273613</text:p>
          </table:table-cell>
          <table:table-cell office:value-type="float" office:value="-13.605726" calcext:value-type="float">
            <text:p>-13.605726</text:p>
          </table:table-cell>
          <table:table-cell office:value-type="float" office:value="542" calcext:value-type="float">
            <text:p>542</text:p>
          </table:table-cell>
          <table:table-cell office:value-type="float" office:value="83.272968" calcext:value-type="float">
            <text:p>83.272968</text:p>
          </table:table-cell>
          <table:table-cell office:value-type="float" office:value="-13.604697" calcext:value-type="float">
            <text:p>-13.604697</text:p>
          </table:table-cell>
          <table:table-cell office:value-type="float" office:value="86.614089" calcext:value-type="float">
            <text:p>86.614089</text:p>
          </table:table-cell>
          <table:table-cell office:value-type="float" office:value="-11.822733" calcext:value-type="float">
            <text:p>-11.822733</text:p>
          </table:table-cell>
          <table:table-cell office:value-type="float" office:value="99.654726" calcext:value-type="float">
            <text:p>99.654726</text:p>
          </table:table-cell>
          <table:table-cell office:value-type="float" office:value="-7.515745" calcext:value-type="float">
            <text:p>-7.515745</text:p>
          </table:table-cell>
          <table:table-cell office:value-type="float" office:value="83.273614" calcext:value-type="float">
            <text:p>83.273614</text:p>
          </table:table-cell>
          <table:table-cell office:value-type="float" office:value="-13.605726" calcext:value-type="float">
            <text:p>-13.60572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91.238415" calcext:value-type="float">
            <text:p>91.238415</text:p>
          </table:table-cell>
          <table:table-cell office:value-type="float" office:value="-4.196011" calcext:value-type="float">
            <text:p>-4.196011</text:p>
          </table:table-cell>
          <table:table-cell office:value-type="float" office:value="86.617081" calcext:value-type="float">
            <text:p>86.617081</text:p>
          </table:table-cell>
          <table:table-cell office:value-type="float" office:value="-11.952652" calcext:value-type="float">
            <text:p>-11.952652</text:p>
          </table:table-cell>
          <table:table-cell office:value-type="float" office:value="99.068367" calcext:value-type="float">
            <text:p>99.068367</text:p>
          </table:table-cell>
          <table:table-cell office:value-type="float" office:value="-7.282931" calcext:value-type="float">
            <text:p>-7.282931</text:p>
          </table:table-cell>
          <table:table-cell office:value-type="float" office:value="91.236818" calcext:value-type="float">
            <text:p>91.236818</text:p>
          </table:table-cell>
          <table:table-cell office:value-type="float" office:value="-4.196083" calcext:value-type="float">
            <text:p>-4.196083</text:p>
          </table:table-cell>
          <table:table-cell office:value-type="float" office:value="543" calcext:value-type="float">
            <text:p>543</text:p>
          </table:table-cell>
          <table:table-cell office:value-type="float" office:value="91.238416" calcext:value-type="float">
            <text:p>91.238416</text:p>
          </table:table-cell>
          <table:table-cell office:value-type="float" office:value="-4.196011" calcext:value-type="float">
            <text:p>-4.196011</text:p>
          </table:table-cell>
          <table:table-cell office:value-type="float" office:value="86.617082" calcext:value-type="float">
            <text:p>86.617082</text:p>
          </table:table-cell>
          <table:table-cell office:value-type="float" office:value="-11.815723" calcext:value-type="float">
            <text:p>-11.815723</text:p>
          </table:table-cell>
          <table:table-cell office:value-type="float" office:value="99.068368" calcext:value-type="float">
            <text:p>99.068368</text:p>
          </table:table-cell>
          <table:table-cell office:value-type="float" office:value="-7.276844" calcext:value-type="float">
            <text:p>-7.276844</text:p>
          </table:table-cell>
          <table:table-cell office:value-type="float" office:value="91.236818" calcext:value-type="float">
            <text:p>91.236818</text:p>
          </table:table-cell>
          <table:table-cell office:value-type="float" office:value="-4.196083" calcext:value-type="float">
            <text:p>-4.19608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92.231967" calcext:value-type="float">
            <text:p>92.231967</text:p>
          </table:table-cell>
          <table:table-cell office:value-type="float" office:value="-1.367656" calcext:value-type="float">
            <text:p>-1.367656</text:p>
          </table:table-cell>
          <table:table-cell office:value-type="float" office:value="86.625737" calcext:value-type="float">
            <text:p>86.625737</text:p>
          </table:table-cell>
          <table:table-cell office:value-type="float" office:value="-11.943424" calcext:value-type="float">
            <text:p>-11.943424</text:p>
          </table:table-cell>
          <table:table-cell office:value-type="float" office:value="98.597869" calcext:value-type="float">
            <text:p>98.597869</text:p>
          </table:table-cell>
          <table:table-cell office:value-type="float" office:value="-6.860279" calcext:value-type="float">
            <text:p>-6.860279</text:p>
          </table:table-cell>
          <table:table-cell office:value-type="float" office:value="92.232777" calcext:value-type="float">
            <text:p>92.232777</text:p>
          </table:table-cell>
          <table:table-cell office:value-type="float" office:value="-1.366891" calcext:value-type="float">
            <text:p>-1.366891</text:p>
          </table:table-cell>
          <table:table-cell office:value-type="float" office:value="544" calcext:value-type="float">
            <text:p>544</text:p>
          </table:table-cell>
          <table:table-cell office:value-type="float" office:value="92.231968" calcext:value-type="float">
            <text:p>92.231968</text:p>
          </table:table-cell>
          <table:table-cell office:value-type="float" office:value="-1.367656" calcext:value-type="float">
            <text:p>-1.367656</text:p>
          </table:table-cell>
          <table:table-cell office:value-type="float" office:value="86.625737" calcext:value-type="float">
            <text:p>86.625737</text:p>
          </table:table-cell>
          <table:table-cell office:value-type="float" office:value="-11.806495" calcext:value-type="float">
            <text:p>-11.806495</text:p>
          </table:table-cell>
          <table:table-cell office:value-type="float" office:value="98.597869" calcext:value-type="float">
            <text:p>98.597869</text:p>
          </table:table-cell>
          <table:table-cell office:value-type="float" office:value="-6.854619" calcext:value-type="float">
            <text:p>-6.854619</text:p>
          </table:table-cell>
          <table:table-cell office:value-type="float" office:value="92.232777" calcext:value-type="float">
            <text:p>92.232777</text:p>
          </table:table-cell>
          <table:table-cell office:value-type="float" office:value="-1.366892" calcext:value-type="float">
            <text:p>-1.366892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96.048876" calcext:value-type="float">
            <text:p>96.048876</text:p>
          </table:table-cell>
          <table:table-cell office:value-type="float" office:value="-7.46845" calcext:value-type="float">
            <text:p>-7.46845</text:p>
          </table:table-cell>
          <table:table-cell office:value-type="float" office:value="86.638525" calcext:value-type="float">
            <text:p>86.638525</text:p>
          </table:table-cell>
          <table:table-cell office:value-type="float" office:value="-11.938338" calcext:value-type="float">
            <text:p>-11.938338</text:p>
          </table:table-cell>
          <table:table-cell office:value-type="float" office:value="98.431332" calcext:value-type="float">
            <text:p>98.431332</text:p>
          </table:table-cell>
          <table:table-cell office:value-type="float" office:value="-6.898122" calcext:value-type="float">
            <text:p>-6.898122</text:p>
          </table:table-cell>
          <table:table-cell office:value-type="float" office:value="96.048551" calcext:value-type="float">
            <text:p>96.048551</text:p>
          </table:table-cell>
          <table:table-cell office:value-type="float" office:value="-7.467418" calcext:value-type="float">
            <text:p>-7.467418</text:p>
          </table:table-cell>
          <table:table-cell office:value-type="float" office:value="545" calcext:value-type="float">
            <text:p>545</text:p>
          </table:table-cell>
          <table:table-cell office:value-type="float" office:value="96.048877" calcext:value-type="float">
            <text:p>96.048877</text:p>
          </table:table-cell>
          <table:table-cell office:value-type="float" office:value="-7.468451" calcext:value-type="float">
            <text:p>-7.468451</text:p>
          </table:table-cell>
          <table:table-cell office:value-type="float" office:value="86.638526" calcext:value-type="float">
            <text:p>86.638526</text:p>
          </table:table-cell>
          <table:table-cell office:value-type="float" office:value="-11.801409" calcext:value-type="float">
            <text:p>-11.801409</text:p>
          </table:table-cell>
          <table:table-cell office:value-type="float" office:value="98.431333" calcext:value-type="float">
            <text:p>98.431333</text:p>
          </table:table-cell>
          <table:table-cell office:value-type="float" office:value="-6.892858" calcext:value-type="float">
            <text:p>-6.892858</text:p>
          </table:table-cell>
          <table:table-cell office:value-type="float" office:value="96.048551" calcext:value-type="float">
            <text:p>96.048551</text:p>
          </table:table-cell>
          <table:table-cell office:value-type="float" office:value="-7.467419" calcext:value-type="float">
            <text:p>-7.467419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94.215803" calcext:value-type="float">
            <text:p>94.215803</text:p>
          </table:table-cell>
          <table:table-cell office:value-type="float" office:value="-12.733208" calcext:value-type="float">
            <text:p>-12.733208</text:p>
          </table:table-cell>
          <table:table-cell office:value-type="float" office:value="86.654963" calcext:value-type="float">
            <text:p>86.654963</text:p>
          </table:table-cell>
          <table:table-cell office:value-type="float" office:value="-11.935906" calcext:value-type="float">
            <text:p>-11.935906</text:p>
          </table:table-cell>
          <table:table-cell office:value-type="float" office:value="98.151532" calcext:value-type="float">
            <text:p>98.151532</text:p>
          </table:table-cell>
          <table:table-cell office:value-type="float" office:value="-7.304316" calcext:value-type="float">
            <text:p>-7.304316</text:p>
          </table:table-cell>
          <table:table-cell office:value-type="float" office:value="94.216454" calcext:value-type="float">
            <text:p>94.216454</text:p>
          </table:table-cell>
          <table:table-cell office:value-type="float" office:value="-12.733304" calcext:value-type="float">
            <text:p>-12.733304</text:p>
          </table:table-cell>
          <table:table-cell office:value-type="float" office:value="546" calcext:value-type="float">
            <text:p>546</text:p>
          </table:table-cell>
          <table:table-cell office:value-type="float" office:value="94.215804" calcext:value-type="float">
            <text:p>94.215804</text:p>
          </table:table-cell>
          <table:table-cell office:value-type="float" office:value="-12.733208" calcext:value-type="float">
            <text:p>-12.733208</text:p>
          </table:table-cell>
          <table:table-cell office:value-type="float" office:value="86.654963" calcext:value-type="float">
            <text:p>86.654963</text:p>
          </table:table-cell>
          <table:table-cell office:value-type="float" office:value="-11.798977" calcext:value-type="float">
            <text:p>-11.798977</text:p>
          </table:table-cell>
          <table:table-cell office:value-type="float" office:value="98.151533" calcext:value-type="float">
            <text:p>98.151533</text:p>
          </table:table-cell>
          <table:table-cell office:value-type="float" office:value="-7.29942" calcext:value-type="float">
            <text:p>-7.29942</text:p>
          </table:table-cell>
          <table:table-cell office:value-type="float" office:value="94.216454" calcext:value-type="float">
            <text:p>94.216454</text:p>
          </table:table-cell>
          <table:table-cell office:value-type="float" office:value="-12.733304" calcext:value-type="float">
            <text:p>-12.73330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7.621786" calcext:value-type="float">
            <text:p>97.621786</text:p>
          </table:table-cell>
          <table:table-cell office:value-type="float" office:value="-7.386821" calcext:value-type="float">
            <text:p>-7.386821</text:p>
          </table:table-cell>
          <table:table-cell office:value-type="float" office:value="86.674978" calcext:value-type="float">
            <text:p>86.674978</text:p>
          </table:table-cell>
          <table:table-cell office:value-type="float" office:value="-11.932403" calcext:value-type="float">
            <text:p>-11.932403</text:p>
          </table:table-cell>
          <table:table-cell office:value-type="float" office:value="98.133064" calcext:value-type="float">
            <text:p>98.133064</text:p>
          </table:table-cell>
          <table:table-cell office:value-type="float" office:value="-7.306834" calcext:value-type="float">
            <text:p>-7.306834</text:p>
          </table:table-cell>
          <table:table-cell office:value-type="float" office:value="97.621187" calcext:value-type="float">
            <text:p>97.621187</text:p>
          </table:table-cell>
          <table:table-cell office:value-type="float" office:value="-7.388036" calcext:value-type="float">
            <text:p>-7.388036</text:p>
          </table:table-cell>
          <table:table-cell office:value-type="float" office:value="547" calcext:value-type="float">
            <text:p>547</text:p>
          </table:table-cell>
          <table:table-cell office:value-type="float" office:value="97.621787" calcext:value-type="float">
            <text:p>97.621787</text:p>
          </table:table-cell>
          <table:table-cell office:value-type="float" office:value="-7.386821" calcext:value-type="float">
            <text:p>-7.386821</text:p>
          </table:table-cell>
          <table:table-cell office:value-type="float" office:value="86.674978" calcext:value-type="float">
            <text:p>86.674978</text:p>
          </table:table-cell>
          <table:table-cell office:value-type="float" office:value="-11.795474" calcext:value-type="float">
            <text:p>-11.795474</text:p>
          </table:table-cell>
          <table:table-cell office:value-type="float" office:value="98.133064" calcext:value-type="float">
            <text:p>98.133064</text:p>
          </table:table-cell>
          <table:table-cell office:value-type="float" office:value="-7.30228" calcext:value-type="float">
            <text:p>-7.30228</text:p>
          </table:table-cell>
          <table:table-cell office:value-type="float" office:value="97.621187" calcext:value-type="float">
            <text:p>97.621187</text:p>
          </table:table-cell>
          <table:table-cell office:value-type="float" office:value="-7.388037" calcext:value-type="float">
            <text:p>-7.38803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00.493867" calcext:value-type="float">
            <text:p>100.493867</text:p>
          </table:table-cell>
          <table:table-cell office:value-type="float" office:value="-9.137828" calcext:value-type="float">
            <text:p>-9.137828</text:p>
          </table:table-cell>
          <table:table-cell office:value-type="float" office:value="86.699681" calcext:value-type="float">
            <text:p>86.699681</text:p>
          </table:table-cell>
          <table:table-cell office:value-type="float" office:value="-11.928397" calcext:value-type="float">
            <text:p>-11.928397</text:p>
          </table:table-cell>
          <table:table-cell office:value-type="float" office:value="98.321294" calcext:value-type="float">
            <text:p>98.321294</text:p>
          </table:table-cell>
          <table:table-cell office:value-type="float" office:value="-7.431278" calcext:value-type="float">
            <text:p>-7.431278</text:p>
          </table:table-cell>
          <table:table-cell office:value-type="float" office:value="100.493928" calcext:value-type="float">
            <text:p>100.493928</text:p>
          </table:table-cell>
          <table:table-cell office:value-type="float" office:value="-9.137019" calcext:value-type="float">
            <text:p>-9.137019</text:p>
          </table:table-cell>
          <table:table-cell office:value-type="float" office:value="548" calcext:value-type="float">
            <text:p>548</text:p>
          </table:table-cell>
          <table:table-cell office:value-type="float" office:value="100.493867" calcext:value-type="float">
            <text:p>100.493867</text:p>
          </table:table-cell>
          <table:table-cell office:value-type="float" office:value="-9.137828" calcext:value-type="float">
            <text:p>-9.137828</text:p>
          </table:table-cell>
          <table:table-cell office:value-type="float" office:value="86.699682" calcext:value-type="float">
            <text:p>86.699682</text:p>
          </table:table-cell>
          <table:table-cell office:value-type="float" office:value="-11.791468" calcext:value-type="float">
            <text:p>-11.791468</text:p>
          </table:table-cell>
          <table:table-cell office:value-type="float" office:value="98.321295" calcext:value-type="float">
            <text:p>98.321295</text:p>
          </table:table-cell>
          <table:table-cell office:value-type="float" office:value="-7.427043" calcext:value-type="float">
            <text:p>-7.427043</text:p>
          </table:table-cell>
          <table:table-cell office:value-type="float" office:value="100.493929" calcext:value-type="float">
            <text:p>100.493929</text:p>
          </table:table-cell>
          <table:table-cell office:value-type="float" office:value="-9.13702" calcext:value-type="float">
            <text:p>-9.13702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90.262368" calcext:value-type="float">
            <text:p>90.262368</text:p>
          </table:table-cell>
          <table:table-cell office:value-type="float" office:value="-6.799858" calcext:value-type="float">
            <text:p>-6.799858</text:p>
          </table:table-cell>
          <table:table-cell office:value-type="float" office:value="86.726408" calcext:value-type="float">
            <text:p>86.726408</text:p>
          </table:table-cell>
          <table:table-cell office:value-type="float" office:value="-11.934378" calcext:value-type="float">
            <text:p>-11.934378</text:p>
          </table:table-cell>
          <table:table-cell office:value-type="float" office:value="97.782026" calcext:value-type="float">
            <text:p>97.782026</text:p>
          </table:table-cell>
          <table:table-cell office:value-type="float" office:value="-7.39264" calcext:value-type="float">
            <text:p>-7.39264</text:p>
          </table:table-cell>
          <table:table-cell office:value-type="float" office:value="90.263856" calcext:value-type="float">
            <text:p>90.263856</text:p>
          </table:table-cell>
          <table:table-cell office:value-type="float" office:value="-6.800322" calcext:value-type="float">
            <text:p>-6.800322</text:p>
          </table:table-cell>
          <table:table-cell office:value-type="float" office:value="549" calcext:value-type="float">
            <text:p>549</text:p>
          </table:table-cell>
          <table:table-cell office:value-type="float" office:value="90.262369" calcext:value-type="float">
            <text:p>90.262369</text:p>
          </table:table-cell>
          <table:table-cell office:value-type="float" office:value="-6.799858" calcext:value-type="float">
            <text:p>-6.799858</text:p>
          </table:table-cell>
          <table:table-cell office:value-type="float" office:value="86.726409" calcext:value-type="float">
            <text:p>86.726409</text:p>
          </table:table-cell>
          <table:table-cell office:value-type="float" office:value="-11.785488" calcext:value-type="float">
            <text:p>-11.785488</text:p>
          </table:table-cell>
          <table:table-cell office:value-type="float" office:value="97.782026" calcext:value-type="float">
            <text:p>97.782026</text:p>
          </table:table-cell>
          <table:table-cell office:value-type="float" office:value="-7.377579" calcext:value-type="float">
            <text:p>-7.377579</text:p>
          </table:table-cell>
          <table:table-cell office:value-type="float" office:value="90.263856" calcext:value-type="float">
            <text:p>90.263856</text:p>
          </table:table-cell>
          <table:table-cell office:value-type="float" office:value="-6.800322" calcext:value-type="float">
            <text:p>-6.8003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90.649191" calcext:value-type="float">
            <text:p>90.649191</text:p>
          </table:table-cell>
          <table:table-cell office:value-type="float" office:value="-10.598832" calcext:value-type="float">
            <text:p>-10.598832</text:p>
          </table:table-cell>
          <table:table-cell office:value-type="float" office:value="86.749076" calcext:value-type="float">
            <text:p>86.749076</text:p>
          </table:table-cell>
          <table:table-cell office:value-type="float" office:value="-11.944588" calcext:value-type="float">
            <text:p>-11.944588</text:p>
          </table:table-cell>
          <table:table-cell office:value-type="float" office:value="97.303809" calcext:value-type="float">
            <text:p>97.303809</text:p>
          </table:table-cell>
          <table:table-cell office:value-type="float" office:value="-7.626569" calcext:value-type="float">
            <text:p>-7.626569</text:p>
          </table:table-cell>
          <table:table-cell office:value-type="float" office:value="90.647991" calcext:value-type="float">
            <text:p>90.647991</text:p>
          </table:table-cell>
          <table:table-cell office:value-type="float" office:value="-10.598139" calcext:value-type="float">
            <text:p>-10.598139</text:p>
          </table:table-cell>
          <table:table-cell office:value-type="float" office:value="550" calcext:value-type="float">
            <text:p>550</text:p>
          </table:table-cell>
          <table:table-cell office:value-type="float" office:value="90.649191" calcext:value-type="float">
            <text:p>90.649191</text:p>
          </table:table-cell>
          <table:table-cell office:value-type="float" office:value="-10.598833" calcext:value-type="float">
            <text:p>-10.598833</text:p>
          </table:table-cell>
          <table:table-cell office:value-type="float" office:value="86.749077" calcext:value-type="float">
            <text:p>86.749077</text:p>
          </table:table-cell>
          <table:table-cell office:value-type="float" office:value="-11.775278" calcext:value-type="float">
            <text:p>-11.775278</text:p>
          </table:table-cell>
          <table:table-cell office:value-type="float" office:value="97.303809" calcext:value-type="float">
            <text:p>97.303809</text:p>
          </table:table-cell>
          <table:table-cell office:value-type="float" office:value="-7.593571" calcext:value-type="float">
            <text:p>-7.593571</text:p>
          </table:table-cell>
          <table:table-cell office:value-type="float" office:value="90.647992" calcext:value-type="float">
            <text:p>90.647992</text:p>
          </table:table-cell>
          <table:table-cell office:value-type="float" office:value="-10.598139" calcext:value-type="float">
            <text:p>-10.59813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4.22848" calcext:value-type="float">
            <text:p>84.22848</text:p>
          </table:table-cell>
          <table:table-cell office:value-type="float" office:value="-11.606778" calcext:value-type="float">
            <text:p>-11.606778</text:p>
          </table:table-cell>
          <table:table-cell office:value-type="float" office:value="86.760743" calcext:value-type="float">
            <text:p>86.760743</text:p>
          </table:table-cell>
          <table:table-cell office:value-type="float" office:value="-11.940482" calcext:value-type="float">
            <text:p>-11.940482</text:p>
          </table:table-cell>
          <table:table-cell office:value-type="float" office:value="96.399386" calcext:value-type="float">
            <text:p>96.399386</text:p>
          </table:table-cell>
          <table:table-cell office:value-type="float" office:value="-7.901365" calcext:value-type="float">
            <text:p>-7.901365</text:p>
          </table:table-cell>
          <table:table-cell office:value-type="float" office:value="84.229244" calcext:value-type="float">
            <text:p>84.229244</text:p>
          </table:table-cell>
          <table:table-cell office:value-type="float" office:value="-11.60709" calcext:value-type="float">
            <text:p>-11.60709</text:p>
          </table:table-cell>
          <table:table-cell office:value-type="float" office:value="551" calcext:value-type="float">
            <text:p>551</text:p>
          </table:table-cell>
          <table:table-cell office:value-type="float" office:value="84.22848" calcext:value-type="float">
            <text:p>84.22848</text:p>
          </table:table-cell>
          <table:table-cell office:value-type="float" office:value="-11.606779" calcext:value-type="float">
            <text:p>-11.606779</text:p>
          </table:table-cell>
          <table:table-cell office:value-type="float" office:value="86.760744" calcext:value-type="float">
            <text:p>86.760744</text:p>
          </table:table-cell>
          <table:table-cell office:value-type="float" office:value="-11.771172" calcext:value-type="float">
            <text:p>-11.771172</text:p>
          </table:table-cell>
          <table:table-cell office:value-type="float" office:value="96.399386" calcext:value-type="float">
            <text:p>96.399386</text:p>
          </table:table-cell>
          <table:table-cell office:value-type="float" office:value="-7.870677" calcext:value-type="float">
            <text:p>-7.870677</text:p>
          </table:table-cell>
          <table:table-cell office:value-type="float" office:value="84.229244" calcext:value-type="float">
            <text:p>84.229244</text:p>
          </table:table-cell>
          <table:table-cell office:value-type="float" office:value="-11.607093" calcext:value-type="float">
            <text:p>-11.60709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84.364017" calcext:value-type="float">
            <text:p>84.364017</text:p>
          </table:table-cell>
          <table:table-cell office:value-type="float" office:value="-14.068652" calcext:value-type="float">
            <text:p>-14.068652</text:p>
          </table:table-cell>
          <table:table-cell office:value-type="float" office:value="86.764009" calcext:value-type="float">
            <text:p>86.764009</text:p>
          </table:table-cell>
          <table:table-cell office:value-type="float" office:value="-11.934471" calcext:value-type="float">
            <text:p>-11.934471</text:p>
          </table:table-cell>
          <table:table-cell office:value-type="float" office:value="95.559947" calcext:value-type="float">
            <text:p>95.559947</text:p>
          </table:table-cell>
          <table:table-cell office:value-type="float" office:value="-8.327485" calcext:value-type="float">
            <text:p>-8.327485</text:p>
          </table:table-cell>
          <table:table-cell office:value-type="float" office:value="84.363283" calcext:value-type="float">
            <text:p>84.363283</text:p>
          </table:table-cell>
          <table:table-cell office:value-type="float" office:value="-14.068489" calcext:value-type="float">
            <text:p>-14.068489</text:p>
          </table:table-cell>
          <table:table-cell office:value-type="float" office:value="552" calcext:value-type="float">
            <text:p>552</text:p>
          </table:table-cell>
          <table:table-cell office:value-type="float" office:value="84.364018" calcext:value-type="float">
            <text:p>84.364018</text:p>
          </table:table-cell>
          <table:table-cell office:value-type="float" office:value="-14.068652" calcext:value-type="float">
            <text:p>-14.068652</text:p>
          </table:table-cell>
          <table:table-cell office:value-type="float" office:value="86.764009" calcext:value-type="float">
            <text:p>86.764009</text:p>
          </table:table-cell>
          <table:table-cell office:value-type="float" office:value="-11.765161" calcext:value-type="float">
            <text:p>-11.765161</text:p>
          </table:table-cell>
          <table:table-cell office:value-type="float" office:value="95.559948" calcext:value-type="float">
            <text:p>95.559948</text:p>
          </table:table-cell>
          <table:table-cell office:value-type="float" office:value="-8.298945" calcext:value-type="float">
            <text:p>-8.298945</text:p>
          </table:table-cell>
          <table:table-cell office:value-type="float" office:value="84.363283" calcext:value-type="float">
            <text:p>84.363283</text:p>
          </table:table-cell>
          <table:table-cell office:value-type="float" office:value="-14.068489" calcext:value-type="float">
            <text:p>-14.068489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91.953939" calcext:value-type="float">
            <text:p>91.953939</text:p>
          </table:table-cell>
          <table:table-cell office:value-type="float" office:value="-20.101956" calcext:value-type="float">
            <text:p>-20.101956</text:p>
          </table:table-cell>
          <table:table-cell office:value-type="float" office:value="86.767948" calcext:value-type="float">
            <text:p>86.767948</text:p>
          </table:table-cell>
          <table:table-cell office:value-type="float" office:value="-11.930326" calcext:value-type="float">
            <text:p>-11.930326</text:p>
          </table:table-cell>
          <table:table-cell office:value-type="float" office:value="95.31119" calcext:value-type="float">
            <text:p>95.31119</text:p>
          </table:table-cell>
          <table:table-cell office:value-type="float" office:value="-9.147843" calcext:value-type="float">
            <text:p>-9.147843</text:p>
          </table:table-cell>
          <table:table-cell office:value-type="float" office:value="91.953108" calcext:value-type="float">
            <text:p>91.953108</text:p>
          </table:table-cell>
          <table:table-cell office:value-type="float" office:value="-20.101558" calcext:value-type="float">
            <text:p>-20.101558</text:p>
          </table:table-cell>
          <table:table-cell office:value-type="float" office:value="553" calcext:value-type="float">
            <text:p>553</text:p>
          </table:table-cell>
          <table:table-cell office:value-type="float" office:value="91.953939" calcext:value-type="float">
            <text:p>91.953939</text:p>
          </table:table-cell>
          <table:table-cell office:value-type="float" office:value="-20.101956" calcext:value-type="float">
            <text:p>-20.101956</text:p>
          </table:table-cell>
          <table:table-cell office:value-type="float" office:value="86.767949" calcext:value-type="float">
            <text:p>86.767949</text:p>
          </table:table-cell>
          <table:table-cell office:value-type="float" office:value="-11.761016" calcext:value-type="float">
            <text:p>-11.761016</text:p>
          </table:table-cell>
          <table:table-cell office:value-type="float" office:value="95.311191" calcext:value-type="float">
            <text:p>95.311191</text:p>
          </table:table-cell>
          <table:table-cell office:value-type="float" office:value="-9.121301" calcext:value-type="float">
            <text:p>-9.121301</text:p>
          </table:table-cell>
          <table:table-cell office:value-type="float" office:value="91.953108" calcext:value-type="float">
            <text:p>91.953108</text:p>
          </table:table-cell>
          <table:table-cell office:value-type="float" office:value="-20.101558" calcext:value-type="float">
            <text:p>-20.10155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92.863674" calcext:value-type="float">
            <text:p>92.863674</text:p>
          </table:table-cell>
          <table:table-cell office:value-type="float" office:value="-23.664222" calcext:value-type="float">
            <text:p>-23.664222</text:p>
          </table:table-cell>
          <table:table-cell office:value-type="float" office:value="86.777337" calcext:value-type="float">
            <text:p>86.777337</text:p>
          </table:table-cell>
          <table:table-cell office:value-type="float" office:value="-11.916487" calcext:value-type="float">
            <text:p>-11.916487</text:p>
          </table:table-cell>
          <table:table-cell office:value-type="float" office:value="95.148595" calcext:value-type="float">
            <text:p>95.148595</text:p>
          </table:table-cell>
          <table:table-cell office:value-type="float" office:value="-10.151119" calcext:value-type="float">
            <text:p>-10.151119</text:p>
          </table:table-cell>
          <table:table-cell office:value-type="float" office:value="92.864415" calcext:value-type="float">
            <text:p>92.864415</text:p>
          </table:table-cell>
          <table:table-cell office:value-type="float" office:value="-23.664495" calcext:value-type="float">
            <text:p>-23.664495</text:p>
          </table:table-cell>
          <table:table-cell office:value-type="float" office:value="554" calcext:value-type="float">
            <text:p>554</text:p>
          </table:table-cell>
          <table:table-cell office:value-type="float" office:value="92.863674" calcext:value-type="float">
            <text:p>92.863674</text:p>
          </table:table-cell>
          <table:table-cell office:value-type="float" office:value="-23.664223" calcext:value-type="float">
            <text:p>-23.664223</text:p>
          </table:table-cell>
          <table:table-cell office:value-type="float" office:value="86.777337" calcext:value-type="float">
            <text:p>86.777337</text:p>
          </table:table-cell>
          <table:table-cell office:value-type="float" office:value="-11.747177" calcext:value-type="float">
            <text:p>-11.747177</text:p>
          </table:table-cell>
          <table:table-cell office:value-type="float" office:value="95.148596" calcext:value-type="float">
            <text:p>95.148596</text:p>
          </table:table-cell>
          <table:table-cell office:value-type="float" office:value="-10.126435" calcext:value-type="float">
            <text:p>-10.126435</text:p>
          </table:table-cell>
          <table:table-cell office:value-type="float" office:value="92.864416" calcext:value-type="float">
            <text:p>92.864416</text:p>
          </table:table-cell>
          <table:table-cell office:value-type="float" office:value="-23.664496" calcext:value-type="float">
            <text:p>-23.66449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94.841233" calcext:value-type="float">
            <text:p>94.841233</text:p>
          </table:table-cell>
          <table:table-cell office:value-type="float" office:value="-19.398076" calcext:value-type="float">
            <text:p>-19.398076</text:p>
          </table:table-cell>
          <table:table-cell office:value-type="float" office:value="86.793071" calcext:value-type="float">
            <text:p>86.793071</text:p>
          </table:table-cell>
          <table:table-cell office:value-type="float" office:value="-11.899389" calcext:value-type="float">
            <text:p>-11.899389</text:p>
          </table:table-cell>
          <table:table-cell office:value-type="float" office:value="95.141713" calcext:value-type="float">
            <text:p>95.141713</text:p>
          </table:table-cell>
          <table:table-cell office:value-type="float" office:value="-10.782505" calcext:value-type="float">
            <text:p>-10.782505</text:p>
          </table:table-cell>
          <table:table-cell office:value-type="float" office:value="94.841116" calcext:value-type="float">
            <text:p>94.841116</text:p>
          </table:table-cell>
          <table:table-cell office:value-type="float" office:value="-19.39894" calcext:value-type="float">
            <text:p>-19.39894</text:p>
          </table:table-cell>
          <table:table-cell office:value-type="float" office:value="555" calcext:value-type="float">
            <text:p>555</text:p>
          </table:table-cell>
          <table:table-cell office:value-type="float" office:value="94.841233" calcext:value-type="float">
            <text:p>94.841233</text:p>
          </table:table-cell>
          <table:table-cell office:value-type="float" office:value="-19.398077" calcext:value-type="float">
            <text:p>-19.398077</text:p>
          </table:table-cell>
          <table:table-cell office:value-type="float" office:value="86.793072" calcext:value-type="float">
            <text:p>86.793072</text:p>
          </table:table-cell>
          <table:table-cell office:value-type="float" office:value="-11.730079" calcext:value-type="float">
            <text:p>-11.730079</text:p>
          </table:table-cell>
          <table:table-cell office:value-type="float" office:value="95.141714" calcext:value-type="float">
            <text:p>95.141714</text:p>
          </table:table-cell>
          <table:table-cell office:value-type="float" office:value="-10.759549" calcext:value-type="float">
            <text:p>-10.759549</text:p>
          </table:table-cell>
          <table:table-cell office:value-type="float" office:value="94.841116" calcext:value-type="float">
            <text:p>94.841116</text:p>
          </table:table-cell>
          <table:table-cell office:value-type="float" office:value="-19.398941" calcext:value-type="float">
            <text:p>-19.39894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91.159062" calcext:value-type="float">
            <text:p>91.159062</text:p>
          </table:table-cell>
          <table:table-cell office:value-type="float" office:value="-13.281177" calcext:value-type="float">
            <text:p>-13.281177</text:p>
          </table:table-cell>
          <table:table-cell office:value-type="float" office:value="86.808131" calcext:value-type="float">
            <text:p>86.808131</text:p>
          </table:table-cell>
          <table:table-cell office:value-type="float" office:value="-11.884951" calcext:value-type="float">
            <text:p>-11.884951</text:p>
          </table:table-cell>
          <table:table-cell office:value-type="float" office:value="94.876933" calcext:value-type="float">
            <text:p>94.876933</text:p>
          </table:table-cell>
          <table:table-cell office:value-type="float" office:value="-10.943985" calcext:value-type="float">
            <text:p>-10.943985</text:p>
          </table:table-cell>
          <table:table-cell office:value-type="float" office:value="91.159684" calcext:value-type="float">
            <text:p>91.159684</text:p>
          </table:table-cell>
          <table:table-cell office:value-type="float" office:value="-13.281381" calcext:value-type="float">
            <text:p>-13.281381</text:p>
          </table:table-cell>
          <table:table-cell office:value-type="float" office:value="556" calcext:value-type="float">
            <text:p>556</text:p>
          </table:table-cell>
          <table:table-cell office:value-type="float" office:value="91.159062" calcext:value-type="float">
            <text:p>91.159062</text:p>
          </table:table-cell>
          <table:table-cell office:value-type="float" office:value="-13.281177" calcext:value-type="float">
            <text:p>-13.281177</text:p>
          </table:table-cell>
          <table:table-cell office:value-type="float" office:value="86.808131" calcext:value-type="float">
            <text:p>86.808131</text:p>
          </table:table-cell>
          <table:table-cell office:value-type="float" office:value="-11.715641" calcext:value-type="float">
            <text:p>-11.715641</text:p>
          </table:table-cell>
          <table:table-cell office:value-type="float" office:value="94.876933" calcext:value-type="float">
            <text:p>94.876933</text:p>
          </table:table-cell>
          <table:table-cell office:value-type="float" office:value="-10.922636" calcext:value-type="float">
            <text:p>-10.922636</text:p>
          </table:table-cell>
          <table:table-cell office:value-type="float" office:value="91.159685" calcext:value-type="float">
            <text:p>91.159685</text:p>
          </table:table-cell>
          <table:table-cell office:value-type="float" office:value="-13.281381" calcext:value-type="float">
            <text:p>-13.28138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93.265522" calcext:value-type="float">
            <text:p>93.265522</text:p>
          </table:table-cell>
          <table:table-cell office:value-type="float" office:value="-16.897249" calcext:value-type="float">
            <text:p>-16.897249</text:p>
          </table:table-cell>
          <table:table-cell office:value-type="float" office:value="86.822235" calcext:value-type="float">
            <text:p>86.822235</text:p>
          </table:table-cell>
          <table:table-cell office:value-type="float" office:value="-11.870337" calcext:value-type="float">
            <text:p>-11.870337</text:p>
          </table:table-cell>
          <table:table-cell office:value-type="float" office:value="94.777251" calcext:value-type="float">
            <text:p>94.777251</text:p>
          </table:table-cell>
          <table:table-cell office:value-type="float" office:value="-11.347123" calcext:value-type="float">
            <text:p>-11.347123</text:p>
          </table:table-cell>
          <table:table-cell office:value-type="float" office:value="93.264888" calcext:value-type="float">
            <text:p>93.264888</text:p>
          </table:table-cell>
          <table:table-cell office:value-type="float" office:value="-16.896184" calcext:value-type="float">
            <text:p>-16.896184</text:p>
          </table:table-cell>
          <table:table-cell office:value-type="float" office:value="557" calcext:value-type="float">
            <text:p>557</text:p>
          </table:table-cell>
          <table:table-cell office:value-type="float" office:value="93.265522" calcext:value-type="float">
            <text:p>93.265522</text:p>
          </table:table-cell>
          <table:table-cell office:value-type="float" office:value="-16.89725" calcext:value-type="float">
            <text:p>-16.89725</text:p>
          </table:table-cell>
          <table:table-cell office:value-type="float" office:value="86.822236" calcext:value-type="float">
            <text:p>86.822236</text:p>
          </table:table-cell>
          <table:table-cell office:value-type="float" office:value="-11.701027" calcext:value-type="float">
            <text:p>-11.701027</text:p>
          </table:table-cell>
          <table:table-cell office:value-type="float" office:value="94.777251" calcext:value-type="float">
            <text:p>94.777251</text:p>
          </table:table-cell>
          <table:table-cell office:value-type="float" office:value="-11.327268" calcext:value-type="float">
            <text:p>-11.327268</text:p>
          </table:table-cell>
          <table:table-cell office:value-type="float" office:value="93.264889" calcext:value-type="float">
            <text:p>93.264889</text:p>
          </table:table-cell>
          <table:table-cell office:value-type="float" office:value="-16.896184" calcext:value-type="float">
            <text:p>-16.896184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95.779237" calcext:value-type="float">
            <text:p>95.779237</text:p>
          </table:table-cell>
          <table:table-cell office:value-type="float" office:value="-12.678113" calcext:value-type="float">
            <text:p>-12.678113</text:p>
          </table:table-cell>
          <table:table-cell office:value-type="float" office:value="86.836289" calcext:value-type="float">
            <text:p>86.836289</text:p>
          </table:table-cell>
          <table:table-cell office:value-type="float" office:value="-11.850281" calcext:value-type="float">
            <text:p>-11.850281</text:p>
          </table:table-cell>
          <table:table-cell office:value-type="float" office:value="94.86046" calcext:value-type="float">
            <text:p>94.86046</text:p>
          </table:table-cell>
          <table:table-cell office:value-type="float" office:value="-11.42164" calcext:value-type="float">
            <text:p>-11.42164</text:p>
          </table:table-cell>
          <table:table-cell office:value-type="float" office:value="95.779192" calcext:value-type="float">
            <text:p>95.779192</text:p>
          </table:table-cell>
          <table:table-cell office:value-type="float" office:value="-12.678966" calcext:value-type="float">
            <text:p>-12.678966</text:p>
          </table:table-cell>
          <table:table-cell office:value-type="float" office:value="558" calcext:value-type="float">
            <text:p>558</text:p>
          </table:table-cell>
          <table:table-cell office:value-type="float" office:value="95.779238" calcext:value-type="float">
            <text:p>95.779238</text:p>
          </table:table-cell>
          <table:table-cell office:value-type="float" office:value="-12.678114" calcext:value-type="float">
            <text:p>-12.678114</text:p>
          </table:table-cell>
          <table:table-cell office:value-type="float" office:value="86.83629" calcext:value-type="float">
            <text:p>86.83629</text:p>
          </table:table-cell>
          <table:table-cell office:value-type="float" office:value="-11.680971" calcext:value-type="float">
            <text:p>-11.680971</text:p>
          </table:table-cell>
          <table:table-cell office:value-type="float" office:value="94.860461" calcext:value-type="float">
            <text:p>94.860461</text:p>
          </table:table-cell>
          <table:table-cell office:value-type="float" office:value="-11.403175" calcext:value-type="float">
            <text:p>-11.403175</text:p>
          </table:table-cell>
          <table:table-cell office:value-type="float" office:value="95.779193" calcext:value-type="float">
            <text:p>95.779193</text:p>
          </table:table-cell>
          <table:table-cell office:value-type="float" office:value="-12.678967" calcext:value-type="float">
            <text:p>-12.67896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97.643817" calcext:value-type="float">
            <text:p>97.643817</text:p>
          </table:table-cell>
          <table:table-cell office:value-type="float" office:value="-7.403655" calcext:value-type="float">
            <text:p>-7.403655</text:p>
          </table:table-cell>
          <table:table-cell office:value-type="float" office:value="86.850658" calcext:value-type="float">
            <text:p>86.850658</text:p>
          </table:table-cell>
          <table:table-cell office:value-type="float" office:value="-11.827961" calcext:value-type="float">
            <text:p>-11.827961</text:p>
          </table:table-cell>
          <table:table-cell office:value-type="float" office:value="95.068658" calcext:value-type="float">
            <text:p>95.068658</text:p>
          </table:table-cell>
          <table:table-cell office:value-type="float" office:value="-11.119623" calcext:value-type="float">
            <text:p>-11.119623</text:p>
          </table:table-cell>
          <table:table-cell office:value-type="float" office:value="97.643888" calcext:value-type="float">
            <text:p>97.643888</text:p>
          </table:table-cell>
          <table:table-cell office:value-type="float" office:value="-7.40377" calcext:value-type="float">
            <text:p>-7.40377</text:p>
          </table:table-cell>
          <table:table-cell office:value-type="float" office:value="559" calcext:value-type="float">
            <text:p>559</text:p>
          </table:table-cell>
          <table:table-cell office:value-type="float" office:value="97.643818" calcext:value-type="float">
            <text:p>97.643818</text:p>
          </table:table-cell>
          <table:table-cell office:value-type="float" office:value="-7.403656" calcext:value-type="float">
            <text:p>-7.403656</text:p>
          </table:table-cell>
          <table:table-cell office:value-type="float" office:value="86.850658" calcext:value-type="float">
            <text:p>86.850658</text:p>
          </table:table-cell>
          <table:table-cell office:value-type="float" office:value="-11.658651" calcext:value-type="float">
            <text:p>-11.658651</text:p>
          </table:table-cell>
          <table:table-cell office:value-type="float" office:value="95.068659" calcext:value-type="float">
            <text:p>95.068659</text:p>
          </table:table-cell>
          <table:table-cell office:value-type="float" office:value="-11.102451" calcext:value-type="float">
            <text:p>-11.102451</text:p>
          </table:table-cell>
          <table:table-cell office:value-type="float" office:value="97.643888" calcext:value-type="float">
            <text:p>97.643888</text:p>
          </table:table-cell>
          <table:table-cell office:value-type="float" office:value="-7.40377" calcext:value-type="float">
            <text:p>-7.4037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01.049097" calcext:value-type="float">
            <text:p>101.049097</text:p>
          </table:table-cell>
          <table:table-cell office:value-type="float" office:value="0.877946" calcext:value-type="float">
            <text:p>0.877946</text:p>
          </table:table-cell>
          <table:table-cell office:value-type="float" office:value="86.86336" calcext:value-type="float">
            <text:p>86.86336</text:p>
          </table:table-cell>
          <table:table-cell office:value-type="float" office:value="-11.806336" calcext:value-type="float">
            <text:p>-11.806336</text:p>
          </table:table-cell>
          <table:table-cell office:value-type="float" office:value="95.499102" calcext:value-type="float">
            <text:p>95.499102</text:p>
          </table:table-cell>
          <table:table-cell office:value-type="float" office:value="-10.259682" calcext:value-type="float">
            <text:p>-10.259682</text:p>
          </table:table-cell>
          <table:table-cell office:value-type="float" office:value="101.048931" calcext:value-type="float">
            <text:p>101.048931</text:p>
          </table:table-cell>
          <table:table-cell office:value-type="float" office:value="0.877621" calcext:value-type="float">
            <text:p>0.877621</text:p>
          </table:table-cell>
          <table:table-cell office:value-type="float" office:value="560" calcext:value-type="float">
            <text:p>560</text:p>
          </table:table-cell>
          <table:table-cell office:value-type="float" office:value="101.049098" calcext:value-type="float">
            <text:p>101.049098</text:p>
          </table:table-cell>
          <table:table-cell office:value-type="float" office:value="0.877947" calcext:value-type="float">
            <text:p>0.877947</text:p>
          </table:table-cell>
          <table:table-cell office:value-type="float" office:value="86.863361" calcext:value-type="float">
            <text:p>86.863361</text:p>
          </table:table-cell>
          <table:table-cell office:value-type="float" office:value="-11.637026" calcext:value-type="float">
            <text:p>-11.637026</text:p>
          </table:table-cell>
          <table:table-cell office:value-type="float" office:value="95.499103" calcext:value-type="float">
            <text:p>95.499103</text:p>
          </table:table-cell>
          <table:table-cell office:value-type="float" office:value="-10.243712" calcext:value-type="float">
            <text:p>-10.243712</text:p>
          </table:table-cell>
          <table:table-cell office:value-type="float" office:value="101.048931" calcext:value-type="float">
            <text:p>101.048931</text:p>
          </table:table-cell>
          <table:table-cell office:value-type="float" office:value="0.877622" calcext:value-type="float">
            <text:p>0.87762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07.025013" calcext:value-type="float">
            <text:p>107.025013</text:p>
          </table:table-cell>
          <table:table-cell office:value-type="float" office:value="1.069619" calcext:value-type="float">
            <text:p>1.069619</text:p>
          </table:table-cell>
          <table:table-cell office:value-type="float" office:value="86.872541" calcext:value-type="float">
            <text:p>86.872541</text:p>
          </table:table-cell>
          <table:table-cell office:value-type="float" office:value="-11.784541" calcext:value-type="float">
            <text:p>-11.784541</text:p>
          </table:table-cell>
          <table:table-cell office:value-type="float" office:value="96.314454" calcext:value-type="float">
            <text:p>96.314454</text:p>
          </table:table-cell>
          <table:table-cell office:value-type="float" office:value="-9.446361" calcext:value-type="float">
            <text:p>-9.446361</text:p>
          </table:table-cell>
          <table:table-cell office:value-type="float" office:value="107.024736" calcext:value-type="float">
            <text:p>107.024736</text:p>
          </table:table-cell>
          <table:table-cell office:value-type="float" office:value="1.070489" calcext:value-type="float">
            <text:p>1.070489</text:p>
          </table:table-cell>
          <table:table-cell office:value-type="float" office:value="561" calcext:value-type="float">
            <text:p>561</text:p>
          </table:table-cell>
          <table:table-cell office:value-type="float" office:value="107.025013" calcext:value-type="float">
            <text:p>107.025013</text:p>
          </table:table-cell>
          <table:table-cell office:value-type="float" office:value="1.069619" calcext:value-type="float">
            <text:p>1.069619</text:p>
          </table:table-cell>
          <table:table-cell office:value-type="float" office:value="86.872542" calcext:value-type="float">
            <text:p>86.872542</text:p>
          </table:table-cell>
          <table:table-cell office:value-type="float" office:value="-11.615231" calcext:value-type="float">
            <text:p>-11.615231</text:p>
          </table:table-cell>
          <table:table-cell office:value-type="float" office:value="96.314455" calcext:value-type="float">
            <text:p>96.314455</text:p>
          </table:table-cell>
          <table:table-cell office:value-type="float" office:value="-9.431509" calcext:value-type="float">
            <text:p>-9.431509</text:p>
          </table:table-cell>
          <table:table-cell office:value-type="float" office:value="107.024737" calcext:value-type="float">
            <text:p>107.024737</text:p>
          </table:table-cell>
          <table:table-cell office:value-type="float" office:value="1.070489" calcext:value-type="float">
            <text:p>1.070489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11.452505" calcext:value-type="float">
            <text:p>111.452505</text:p>
          </table:table-cell>
          <table:table-cell office:value-type="float" office:value="-2.025796" calcext:value-type="float">
            <text:p>-2.025796</text:p>
          </table:table-cell>
          <table:table-cell office:value-type="float" office:value="86.878156" calcext:value-type="float">
            <text:p>86.878156</text:p>
          </table:table-cell>
          <table:table-cell office:value-type="float" office:value="-11.763713" calcext:value-type="float">
            <text:p>-11.763713</text:p>
          </table:table-cell>
          <table:table-cell office:value-type="float" office:value="97.37934" calcext:value-type="float">
            <text:p>97.37934</text:p>
          </table:table-cell>
          <table:table-cell office:value-type="float" office:value="-8.907552" calcext:value-type="float">
            <text:p>-8.907552</text:p>
          </table:table-cell>
          <table:table-cell office:value-type="float" office:value="111.45267" calcext:value-type="float">
            <text:p>111.45267</text:p>
          </table:table-cell>
          <table:table-cell office:value-type="float" office:value="-2.025444" calcext:value-type="float">
            <text:p>-2.025444</text:p>
          </table:table-cell>
          <table:table-cell office:value-type="float" office:value="562" calcext:value-type="float">
            <text:p>562</text:p>
          </table:table-cell>
          <table:table-cell office:value-type="float" office:value="111.452505" calcext:value-type="float">
            <text:p>111.452505</text:p>
          </table:table-cell>
          <table:table-cell office:value-type="float" office:value="-2.025796" calcext:value-type="float">
            <text:p>-2.025796</text:p>
          </table:table-cell>
          <table:table-cell office:value-type="float" office:value="86.878157" calcext:value-type="float">
            <text:p>86.878157</text:p>
          </table:table-cell>
          <table:table-cell office:value-type="float" office:value="-11.594403" calcext:value-type="float">
            <text:p>-11.594403</text:p>
          </table:table-cell>
          <table:table-cell office:value-type="float" office:value="97.37934" calcext:value-type="float">
            <text:p>97.37934</text:p>
          </table:table-cell>
          <table:table-cell office:value-type="float" office:value="-8.89374" calcext:value-type="float">
            <text:p>-8.89374</text:p>
          </table:table-cell>
          <table:table-cell office:value-type="float" office:value="111.452671" calcext:value-type="float">
            <text:p>111.452671</text:p>
          </table:table-cell>
          <table:table-cell office:value-type="float" office:value="-2.025444" calcext:value-type="float">
            <text:p>-2.02544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09.825773" calcext:value-type="float">
            <text:p>109.825773</text:p>
          </table:table-cell>
          <table:table-cell office:value-type="float" office:value="-9.300139" calcext:value-type="float">
            <text:p>-9.300139</text:p>
          </table:table-cell>
          <table:table-cell office:value-type="float" office:value="86.879518" calcext:value-type="float">
            <text:p>86.879518</text:p>
          </table:table-cell>
          <table:table-cell office:value-type="float" office:value="-11.744953" calcext:value-type="float">
            <text:p>-11.744953</text:p>
          </table:table-cell>
          <table:table-cell office:value-type="float" office:value="98.251856" calcext:value-type="float">
            <text:p>98.251856</text:p>
          </table:table-cell>
          <table:table-cell office:value-type="float" office:value="-8.917586" calcext:value-type="float">
            <text:p>-8.917586</text:p>
          </table:table-cell>
          <table:table-cell office:value-type="float" office:value="109.826418" calcext:value-type="float">
            <text:p>109.826418</text:p>
          </table:table-cell>
          <table:table-cell office:value-type="float" office:value="-9.299694" calcext:value-type="float">
            <text:p>-9.299694</text:p>
          </table:table-cell>
          <table:table-cell office:value-type="float" office:value="563" calcext:value-type="float">
            <text:p>563</text:p>
          </table:table-cell>
          <table:table-cell office:value-type="float" office:value="109.825773" calcext:value-type="float">
            <text:p>109.825773</text:p>
          </table:table-cell>
          <table:table-cell office:value-type="float" office:value="-9.300139" calcext:value-type="float">
            <text:p>-9.300139</text:p>
          </table:table-cell>
          <table:table-cell office:value-type="float" office:value="86.879518" calcext:value-type="float">
            <text:p>86.879518</text:p>
          </table:table-cell>
          <table:table-cell office:value-type="float" office:value="-11.575643" calcext:value-type="float">
            <text:p>-11.575643</text:p>
          </table:table-cell>
          <table:table-cell office:value-type="float" office:value="98.251857" calcext:value-type="float">
            <text:p>98.251857</text:p>
          </table:table-cell>
          <table:table-cell office:value-type="float" office:value="-8.90474" calcext:value-type="float">
            <text:p>-8.90474</text:p>
          </table:table-cell>
          <table:table-cell office:value-type="float" office:value="109.826418" calcext:value-type="float">
            <text:p>109.826418</text:p>
          </table:table-cell>
          <table:table-cell office:value-type="float" office:value="-9.299694" calcext:value-type="float">
            <text:p>-9.29969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6.368283" calcext:value-type="float">
            <text:p>86.368283</text:p>
          </table:table-cell>
          <table:table-cell office:value-type="float" office:value="-16.140874" calcext:value-type="float">
            <text:p>-16.140874</text:p>
          </table:table-cell>
          <table:table-cell office:value-type="float" office:value="86.875113" calcext:value-type="float">
            <text:p>86.875113</text:p>
          </table:table-cell>
          <table:table-cell office:value-type="float" office:value="-11.760366" calcext:value-type="float">
            <text:p>-11.760366</text:p>
          </table:table-cell>
          <table:table-cell office:value-type="float" office:value="97.41591" calcext:value-type="float">
            <text:p>97.41591</text:p>
          </table:table-cell>
          <table:table-cell office:value-type="float" office:value="-9.437551" calcext:value-type="float">
            <text:p>-9.437551</text:p>
          </table:table-cell>
          <table:table-cell office:value-type="float" office:value="86.370599" calcext:value-type="float">
            <text:p>86.370599</text:p>
          </table:table-cell>
          <table:table-cell office:value-type="float" office:value="-16.140924" calcext:value-type="float">
            <text:p>-16.140924</text:p>
          </table:table-cell>
          <table:table-cell office:value-type="float" office:value="564" calcext:value-type="float">
            <text:p>564</text:p>
          </table:table-cell>
          <table:table-cell office:value-type="float" office:value="86.368283" calcext:value-type="float">
            <text:p>86.368283</text:p>
          </table:table-cell>
          <table:table-cell office:value-type="float" office:value="-16.140875" calcext:value-type="float">
            <text:p>-16.140875</text:p>
          </table:table-cell>
          <table:table-cell office:value-type="float" office:value="86.875114" calcext:value-type="float">
            <text:p>86.875114</text:p>
          </table:table-cell>
          <table:table-cell office:value-type="float" office:value="-11.591056" calcext:value-type="float">
            <text:p>-11.591056</text:p>
          </table:table-cell>
          <table:table-cell office:value-type="float" office:value="97.415911" calcext:value-type="float">
            <text:p>97.415911</text:p>
          </table:table-cell>
          <table:table-cell office:value-type="float" office:value="-9.425604" calcext:value-type="float">
            <text:p>-9.425604</text:p>
          </table:table-cell>
          <table:table-cell office:value-type="float" office:value="86.370599" calcext:value-type="float">
            <text:p>86.370599</text:p>
          </table:table-cell>
          <table:table-cell office:value-type="float" office:value="-16.140925" calcext:value-type="float">
            <text:p>-16.140925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2.189634" calcext:value-type="float">
            <text:p>72.189634</text:p>
          </table:table-cell>
          <table:table-cell office:value-type="float" office:value="-18.132495" calcext:value-type="float">
            <text:p>-18.132495</text:p>
          </table:table-cell>
          <table:table-cell office:value-type="float" office:value="86.863648" calcext:value-type="float">
            <text:p>86.863648</text:p>
          </table:table-cell>
          <table:table-cell office:value-type="float" office:value="-11.766026" calcext:value-type="float">
            <text:p>-11.766026</text:p>
          </table:table-cell>
          <table:table-cell office:value-type="float" office:value="95.639408" calcext:value-type="float">
            <text:p>95.639408</text:p>
          </table:table-cell>
          <table:table-cell office:value-type="float" office:value="-10.05146" calcext:value-type="float">
            <text:p>-10.05146</text:p>
          </table:table-cell>
          <table:table-cell office:value-type="float" office:value="72.188653" calcext:value-type="float">
            <text:p>72.188653</text:p>
          </table:table-cell>
          <table:table-cell office:value-type="float" office:value="-18.133007" calcext:value-type="float">
            <text:p>-18.133007</text:p>
          </table:table-cell>
          <table:table-cell office:value-type="float" office:value="565" calcext:value-type="float">
            <text:p>565</text:p>
          </table:table-cell>
          <table:table-cell office:value-type="float" office:value="72.189634" calcext:value-type="float">
            <text:p>72.189634</text:p>
          </table:table-cell>
          <table:table-cell office:value-type="float" office:value="-18.132496" calcext:value-type="float">
            <text:p>-18.132496</text:p>
          </table:table-cell>
          <table:table-cell office:value-type="float" office:value="86.863649" calcext:value-type="float">
            <text:p>86.863649</text:p>
          </table:table-cell>
          <table:table-cell office:value-type="float" office:value="-11.596716" calcext:value-type="float">
            <text:p>-11.596716</text:p>
          </table:table-cell>
          <table:table-cell office:value-type="float" office:value="95.639408" calcext:value-type="float">
            <text:p>95.639408</text:p>
          </table:table-cell>
          <table:table-cell office:value-type="float" office:value="-10.04035" calcext:value-type="float">
            <text:p>-10.04035</text:p>
          </table:table-cell>
          <table:table-cell office:value-type="float" office:value="72.188654" calcext:value-type="float">
            <text:p>72.188654</text:p>
          </table:table-cell>
          <table:table-cell office:value-type="float" office:value="-18.133007" calcext:value-type="float">
            <text:p>-18.13300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6.962602" calcext:value-type="float">
            <text:p>66.962602</text:p>
          </table:table-cell>
          <table:table-cell office:value-type="float" office:value="-5.68401" calcext:value-type="float">
            <text:p>-5.68401</text:p>
          </table:table-cell>
          <table:table-cell office:value-type="float" office:value="86.852338" calcext:value-type="float">
            <text:p>86.852338</text:p>
          </table:table-cell>
          <table:table-cell office:value-type="float" office:value="-11.755625" calcext:value-type="float">
            <text:p>-11.755625</text:p>
          </table:table-cell>
          <table:table-cell office:value-type="float" office:value="93.621513" calcext:value-type="float">
            <text:p>93.621513</text:p>
          </table:table-cell>
          <table:table-cell office:value-type="float" office:value="-9.736066" calcext:value-type="float">
            <text:p>-9.736066</text:p>
          </table:table-cell>
          <table:table-cell office:value-type="float" office:value="66.961659" calcext:value-type="float">
            <text:p>66.961659</text:p>
          </table:table-cell>
          <table:table-cell office:value-type="float" office:value="-5.685528" calcext:value-type="float">
            <text:p>-5.685528</text:p>
          </table:table-cell>
          <table:table-cell office:value-type="float" office:value="566" calcext:value-type="float">
            <text:p>566</text:p>
          </table:table-cell>
          <table:table-cell office:value-type="float" office:value="66.962602" calcext:value-type="float">
            <text:p>66.962602</text:p>
          </table:table-cell>
          <table:table-cell office:value-type="float" office:value="-5.684011" calcext:value-type="float">
            <text:p>-5.684011</text:p>
          </table:table-cell>
          <table:table-cell office:value-type="float" office:value="86.852338" calcext:value-type="float">
            <text:p>86.852338</text:p>
          </table:table-cell>
          <table:table-cell office:value-type="float" office:value="-11.586316" calcext:value-type="float">
            <text:p>-11.586316</text:p>
          </table:table-cell>
          <table:table-cell office:value-type="float" office:value="93.621513" calcext:value-type="float">
            <text:p>93.621513</text:p>
          </table:table-cell>
          <table:table-cell office:value-type="float" office:value="-9.725734" calcext:value-type="float">
            <text:p>-9.725734</text:p>
          </table:table-cell>
          <table:table-cell office:value-type="float" office:value="66.96166" calcext:value-type="float">
            <text:p>66.96166</text:p>
          </table:table-cell>
          <table:table-cell office:value-type="float" office:value="-5.685528" calcext:value-type="float">
            <text:p>-5.68552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3.786242" calcext:value-type="float">
            <text:p>73.786242</text:p>
          </table:table-cell>
          <table:table-cell office:value-type="float" office:value="2.155641" calcext:value-type="float">
            <text:p>2.155641</text:p>
          </table:table-cell>
          <table:table-cell office:value-type="float" office:value="86.841784" calcext:value-type="float">
            <text:p>86.841784</text:p>
          </table:table-cell>
          <table:table-cell office:value-type="float" office:value="-11.734826" calcext:value-type="float">
            <text:p>-11.734826</text:p>
          </table:table-cell>
          <table:table-cell office:value-type="float" office:value="92.223229" calcext:value-type="float">
            <text:p>92.223229</text:p>
          </table:table-cell>
          <table:table-cell office:value-type="float" office:value="-8.884303" calcext:value-type="float">
            <text:p>-8.884303</text:p>
          </table:table-cell>
          <table:table-cell office:value-type="float" office:value="73.78498" calcext:value-type="float">
            <text:p>73.78498</text:p>
          </table:table-cell>
          <table:table-cell office:value-type="float" office:value="2.156124" calcext:value-type="float">
            <text:p>2.156124</text:p>
          </table:table-cell>
          <table:table-cell office:value-type="float" office:value="567" calcext:value-type="float">
            <text:p>567</text:p>
          </table:table-cell>
          <table:table-cell office:value-type="float" office:value="73.786243" calcext:value-type="float">
            <text:p>73.786243</text:p>
          </table:table-cell>
          <table:table-cell office:value-type="float" office:value="2.155642" calcext:value-type="float">
            <text:p>2.155642</text:p>
          </table:table-cell>
          <table:table-cell office:value-type="float" office:value="86.841784" calcext:value-type="float">
            <text:p>86.841784</text:p>
          </table:table-cell>
          <table:table-cell office:value-type="float" office:value="-11.565516" calcext:value-type="float">
            <text:p>-11.565516</text:p>
          </table:table-cell>
          <table:table-cell office:value-type="float" office:value="92.223229" calcext:value-type="float">
            <text:p>92.223229</text:p>
          </table:table-cell>
          <table:table-cell office:value-type="float" office:value="-8.874694" calcext:value-type="float">
            <text:p>-8.874694</text:p>
          </table:table-cell>
          <table:table-cell office:value-type="float" office:value="73.784981" calcext:value-type="float">
            <text:p>73.784981</text:p>
          </table:table-cell>
          <table:table-cell office:value-type="float" office:value="2.156125" calcext:value-type="float">
            <text:p>2.15612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86.366246" calcext:value-type="float">
            <text:p>86.366246</text:p>
          </table:table-cell>
          <table:table-cell office:value-type="float" office:value="9.625931" calcext:value-type="float">
            <text:p>9.625931</text:p>
          </table:table-cell>
          <table:table-cell office:value-type="float" office:value="86.815438" calcext:value-type="float">
            <text:p>86.815438</text:p>
          </table:table-cell>
          <table:table-cell office:value-type="float" office:value="-11.719089" calcext:value-type="float">
            <text:p>-11.719089</text:p>
          </table:table-cell>
          <table:table-cell office:value-type="float" office:value="91.788738" calcext:value-type="float">
            <text:p>91.788738</text:p>
          </table:table-cell>
          <table:table-cell office:value-type="float" office:value="-7.573951" calcext:value-type="float">
            <text:p>-7.573951</text:p>
          </table:table-cell>
          <table:table-cell office:value-type="float" office:value="86.365644" calcext:value-type="float">
            <text:p>86.365644</text:p>
          </table:table-cell>
          <table:table-cell office:value-type="float" office:value="9.62597" calcext:value-type="float">
            <text:p>9.62597</text:p>
          </table:table-cell>
          <table:table-cell office:value-type="float" office:value="568" calcext:value-type="float">
            <text:p>568</text:p>
          </table:table-cell>
          <table:table-cell office:value-type="float" office:value="86.366247" calcext:value-type="float">
            <text:p>86.366247</text:p>
          </table:table-cell>
          <table:table-cell office:value-type="float" office:value="9.625932" calcext:value-type="float">
            <text:p>9.625932</text:p>
          </table:table-cell>
          <table:table-cell office:value-type="float" office:value="86.815438" calcext:value-type="float">
            <text:p>86.815438</text:p>
          </table:table-cell>
          <table:table-cell office:value-type="float" office:value="-11.549779" calcext:value-type="float">
            <text:p>-11.549779</text:p>
          </table:table-cell>
          <table:table-cell office:value-type="float" office:value="91.788739" calcext:value-type="float">
            <text:p>91.788739</text:p>
          </table:table-cell>
          <table:table-cell office:value-type="float" office:value="-7.565015" calcext:value-type="float">
            <text:p>-7.565015</text:p>
          </table:table-cell>
          <table:table-cell office:value-type="float" office:value="86.365645" calcext:value-type="float">
            <text:p>86.365645</text:p>
          </table:table-cell>
          <table:table-cell office:value-type="float" office:value="9.62597" calcext:value-type="float">
            <text:p>9.6259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90.796087" calcext:value-type="float">
            <text:p>90.796087</text:p>
          </table:table-cell>
          <table:table-cell office:value-type="float" office:value="9.769562" calcext:value-type="float">
            <text:p>9.769562</text:p>
          </table:table-cell>
          <table:table-cell office:value-type="float" office:value="86.799816" calcext:value-type="float">
            <text:p>86.799816</text:p>
          </table:table-cell>
          <table:table-cell office:value-type="float" office:value="-11.735977" calcext:value-type="float">
            <text:p>-11.735977</text:p>
          </table:table-cell>
          <table:table-cell office:value-type="float" office:value="91.704725" calcext:value-type="float">
            <text:p>91.704725</text:p>
          </table:table-cell>
          <table:table-cell office:value-type="float" office:value="-6.375612" calcext:value-type="float">
            <text:p>-6.375612</text:p>
          </table:table-cell>
          <table:table-cell office:value-type="float" office:value="90.796935" calcext:value-type="float">
            <text:p>90.796935</text:p>
          </table:table-cell>
          <table:table-cell office:value-type="float" office:value="9.770319" calcext:value-type="float">
            <text:p>9.770319</text:p>
          </table:table-cell>
          <table:table-cell office:value-type="float" office:value="569" calcext:value-type="float">
            <text:p>569</text:p>
          </table:table-cell>
          <table:table-cell office:value-type="float" office:value="90.796088" calcext:value-type="float">
            <text:p>90.796088</text:p>
          </table:table-cell>
          <table:table-cell office:value-type="float" office:value="9.769562" calcext:value-type="float">
            <text:p>9.769562</text:p>
          </table:table-cell>
          <table:table-cell office:value-type="float" office:value="86.799817" calcext:value-type="float">
            <text:p>86.799817</text:p>
          </table:table-cell>
          <table:table-cell office:value-type="float" office:value="-11.532891" calcext:value-type="float">
            <text:p>-11.532891</text:p>
          </table:table-cell>
          <table:table-cell office:value-type="float" office:value="91.704725" calcext:value-type="float">
            <text:p>91.704725</text:p>
          </table:table-cell>
          <table:table-cell office:value-type="float" office:value="-6.335888" calcext:value-type="float">
            <text:p>-6.335888</text:p>
          </table:table-cell>
          <table:table-cell office:value-type="float" office:value="90.796935" calcext:value-type="float">
            <text:p>90.796935</text:p>
          </table:table-cell>
          <table:table-cell office:value-type="float" office:value="9.770323" calcext:value-type="float">
            <text:p>9.77032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03.294324" calcext:value-type="float">
            <text:p>103.294324</text:p>
          </table:table-cell>
          <table:table-cell office:value-type="float" office:value="-0.660704" calcext:value-type="float">
            <text:p>-0.660704</text:p>
          </table:table-cell>
          <table:table-cell office:value-type="float" office:value="86.786824" calcext:value-type="float">
            <text:p>86.786824</text:p>
          </table:table-cell>
          <table:table-cell office:value-type="float" office:value="-11.755058" calcext:value-type="float">
            <text:p>-11.755058</text:p>
          </table:table-cell>
          <table:table-cell office:value-type="float" office:value="92.503913" calcext:value-type="float">
            <text:p>92.503913</text:p>
          </table:table-cell>
          <table:table-cell office:value-type="float" office:value="-5.993313" calcext:value-type="float">
            <text:p>-5.993313</text:p>
          </table:table-cell>
          <table:table-cell office:value-type="float" office:value="103.29349" calcext:value-type="float">
            <text:p>103.29349</text:p>
          </table:table-cell>
          <table:table-cell office:value-type="float" office:value="-0.659611" calcext:value-type="float">
            <text:p>-0.659611</text:p>
          </table:table-cell>
          <table:table-cell office:value-type="float" office:value="570" calcext:value-type="float">
            <text:p>570</text:p>
          </table:table-cell>
          <table:table-cell office:value-type="float" office:value="103.294324" calcext:value-type="float">
            <text:p>103.294324</text:p>
          </table:table-cell>
          <table:table-cell office:value-type="float" office:value="-0.660705" calcext:value-type="float">
            <text:p>-0.660705</text:p>
          </table:table-cell>
          <table:table-cell office:value-type="float" office:value="86.786824" calcext:value-type="float">
            <text:p>86.786824</text:p>
          </table:table-cell>
          <table:table-cell office:value-type="float" office:value="-11.551971" calcext:value-type="float">
            <text:p>-11.551971</text:p>
          </table:table-cell>
          <table:table-cell office:value-type="float" office:value="92.503914" calcext:value-type="float">
            <text:p>92.503914</text:p>
          </table:table-cell>
          <table:table-cell office:value-type="float" office:value="-5.95637" calcext:value-type="float">
            <text:p>-5.95637</text:p>
          </table:table-cell>
          <table:table-cell office:value-type="float" office:value="103.293491" calcext:value-type="float">
            <text:p>103.293491</text:p>
          </table:table-cell>
          <table:table-cell office:value-type="float" office:value="-0.659615" calcext:value-type="float">
            <text:p>-0.659615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13.975374" calcext:value-type="float">
            <text:p>113.975374</text:p>
          </table:table-cell>
          <table:table-cell office:value-type="float" office:value="-16.632897" calcext:value-type="float">
            <text:p>-16.632897</text:p>
          </table:table-cell>
          <table:table-cell office:value-type="float" office:value="86.77316" calcext:value-type="float">
            <text:p>86.77316</text:p>
          </table:table-cell>
          <table:table-cell office:value-type="float" office:value="-11.769087" calcext:value-type="float">
            <text:p>-11.769087</text:p>
          </table:table-cell>
          <table:table-cell office:value-type="float" office:value="93.994209" calcext:value-type="float">
            <text:p>93.994209</text:p>
          </table:table-cell>
          <table:table-cell office:value-type="float" office:value="-6.751131" calcext:value-type="float">
            <text:p>-6.751131</text:p>
          </table:table-cell>
          <table:table-cell office:value-type="float" office:value="113.975561" calcext:value-type="float">
            <text:p>113.975561</text:p>
          </table:table-cell>
          <table:table-cell office:value-type="float" office:value="-16.632326" calcext:value-type="float">
            <text:p>-16.632326</text:p>
          </table:table-cell>
          <table:table-cell office:value-type="float" office:value="571" calcext:value-type="float">
            <text:p>571</text:p>
          </table:table-cell>
          <table:table-cell office:value-type="float" office:value="113.975375" calcext:value-type="float">
            <text:p>113.975375</text:p>
          </table:table-cell>
          <table:table-cell office:value-type="float" office:value="-16.632898" calcext:value-type="float">
            <text:p>-16.632898</text:p>
          </table:table-cell>
          <table:table-cell office:value-type="float" office:value="86.773161" calcext:value-type="float">
            <text:p>86.773161</text:p>
          </table:table-cell>
          <table:table-cell office:value-type="float" office:value="-11.566" calcext:value-type="float">
            <text:p>-11.566</text:p>
          </table:table-cell>
          <table:table-cell office:value-type="float" office:value="93.994209" calcext:value-type="float">
            <text:p>93.994209</text:p>
          </table:table-cell>
          <table:table-cell office:value-type="float" office:value="-6.716774" calcext:value-type="float">
            <text:p>-6.716774</text:p>
          </table:table-cell>
          <table:table-cell office:value-type="float" office:value="113.975562" calcext:value-type="float">
            <text:p>113.975562</text:p>
          </table:table-cell>
          <table:table-cell office:value-type="float" office:value="-16.632327" calcext:value-type="float">
            <text:p>-16.63232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10.182145" calcext:value-type="float">
            <text:p>110.182145</text:p>
          </table:table-cell>
          <table:table-cell office:value-type="float" office:value="-17.263119" calcext:value-type="float">
            <text:p>-17.263119</text:p>
          </table:table-cell>
          <table:table-cell office:value-type="float" office:value="86.762674" calcext:value-type="float">
            <text:p>86.762674</text:p>
          </table:table-cell>
          <table:table-cell office:value-type="float" office:value="-11.785979" calcext:value-type="float">
            <text:p>-11.785979</text:p>
          </table:table-cell>
          <table:table-cell office:value-type="float" office:value="95.117613" calcext:value-type="float">
            <text:p>95.117613</text:p>
          </table:table-cell>
          <table:table-cell office:value-type="float" office:value="-7.50268" calcext:value-type="float">
            <text:p>-7.50268</text:p>
          </table:table-cell>
          <table:table-cell office:value-type="float" office:value="110.183628" calcext:value-type="float">
            <text:p>110.183628</text:p>
          </table:table-cell>
          <table:table-cell office:value-type="float" office:value="-17.264691" calcext:value-type="float">
            <text:p>-17.264691</text:p>
          </table:table-cell>
          <table:table-cell office:value-type="float" office:value="572" calcext:value-type="float">
            <text:p>572</text:p>
          </table:table-cell>
          <table:table-cell office:value-type="float" office:value="110.182145" calcext:value-type="float">
            <text:p>110.182145</text:p>
          </table:table-cell>
          <table:table-cell office:value-type="float" office:value="-17.263119" calcext:value-type="float">
            <text:p>-17.263119</text:p>
          </table:table-cell>
          <table:table-cell office:value-type="float" office:value="86.762675" calcext:value-type="float">
            <text:p>86.762675</text:p>
          </table:table-cell>
          <table:table-cell office:value-type="float" office:value="-11.582893" calcext:value-type="float">
            <text:p>-11.582893</text:p>
          </table:table-cell>
          <table:table-cell office:value-type="float" office:value="95.117613" calcext:value-type="float">
            <text:p>95.117613</text:p>
          </table:table-cell>
          <table:table-cell office:value-type="float" office:value="-7.470728" calcext:value-type="float">
            <text:p>-7.470728</text:p>
          </table:table-cell>
          <table:table-cell office:value-type="float" office:value="110.183629" calcext:value-type="float">
            <text:p>110.183629</text:p>
          </table:table-cell>
          <table:table-cell office:value-type="float" office:value="-17.264692" calcext:value-type="float">
            <text:p>-17.26469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95.587763" calcext:value-type="float">
            <text:p>95.587763</text:p>
          </table:table-cell>
          <table:table-cell office:value-type="float" office:value="-14.901901" calcext:value-type="float">
            <text:p>-14.901901</text:p>
          </table:table-cell>
          <table:table-cell office:value-type="float" office:value="86.752246" calcext:value-type="float">
            <text:p>86.752246</text:p>
          </table:table-cell>
          <table:table-cell office:value-type="float" office:value="-11.801082" calcext:value-type="float">
            <text:p>-11.801082</text:p>
          </table:table-cell>
          <table:table-cell office:value-type="float" office:value="95.140825" calcext:value-type="float">
            <text:p>95.140825</text:p>
          </table:table-cell>
          <table:table-cell office:value-type="float" office:value="-8.034671" calcext:value-type="float">
            <text:p>-8.034671</text:p>
          </table:table-cell>
          <table:table-cell office:value-type="float" office:value="95.588866" calcext:value-type="float">
            <text:p>95.588866</text:p>
          </table:table-cell>
          <table:table-cell office:value-type="float" office:value="-14.902207" calcext:value-type="float">
            <text:p>-14.902207</text:p>
          </table:table-cell>
          <table:table-cell office:value-type="float" office:value="573" calcext:value-type="float">
            <text:p>573</text:p>
          </table:table-cell>
          <table:table-cell office:value-type="float" office:value="95.587764" calcext:value-type="float">
            <text:p>95.587764</text:p>
          </table:table-cell>
          <table:table-cell office:value-type="float" office:value="-14.901902" calcext:value-type="float">
            <text:p>-14.901902</text:p>
          </table:table-cell>
          <table:table-cell office:value-type="float" office:value="86.752246" calcext:value-type="float">
            <text:p>86.752246</text:p>
          </table:table-cell>
          <table:table-cell office:value-type="float" office:value="-11.597995" calcext:value-type="float">
            <text:p>-11.597995</text:p>
          </table:table-cell>
          <table:table-cell office:value-type="float" office:value="95.140825" calcext:value-type="float">
            <text:p>95.140825</text:p>
          </table:table-cell>
          <table:table-cell office:value-type="float" office:value="-8.004956" calcext:value-type="float">
            <text:p>-8.004956</text:p>
          </table:table-cell>
          <table:table-cell office:value-type="float" office:value="95.588866" calcext:value-type="float">
            <text:p>95.588866</text:p>
          </table:table-cell>
          <table:table-cell office:value-type="float" office:value="-14.902208" calcext:value-type="float">
            <text:p>-14.90220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83.078092" calcext:value-type="float">
            <text:p>83.078092</text:p>
          </table:table-cell>
          <table:table-cell office:value-type="float" office:value="-10.395136" calcext:value-type="float">
            <text:p>-10.395136</text:p>
          </table:table-cell>
          <table:table-cell office:value-type="float" office:value="86.741456" calcext:value-type="float">
            <text:p>86.741456</text:p>
          </table:table-cell>
          <table:table-cell office:value-type="float" office:value="-11.78667" calcext:value-type="float">
            <text:p>-11.78667</text:p>
          </table:table-cell>
          <table:table-cell office:value-type="float" office:value="94.286399" calcext:value-type="float">
            <text:p>94.286399</text:p>
          </table:table-cell>
          <table:table-cell office:value-type="float" office:value="-8.1865" calcext:value-type="float">
            <text:p>-8.1865</text:p>
          </table:table-cell>
          <table:table-cell office:value-type="float" office:value="83.077881" calcext:value-type="float">
            <text:p>83.077881</text:p>
          </table:table-cell>
          <table:table-cell office:value-type="float" office:value="-10.395351" calcext:value-type="float">
            <text:p>-10.395351</text:p>
          </table:table-cell>
          <table:table-cell office:value-type="float" office:value="574" calcext:value-type="float">
            <text:p>574</text:p>
          </table:table-cell>
          <table:table-cell office:value-type="float" office:value="83.078093" calcext:value-type="float">
            <text:p>83.078093</text:p>
          </table:table-cell>
          <table:table-cell office:value-type="float" office:value="-10.395136" calcext:value-type="float">
            <text:p>-10.395136</text:p>
          </table:table-cell>
          <table:table-cell office:value-type="float" office:value="86.741457" calcext:value-type="float">
            <text:p>86.741457</text:p>
          </table:table-cell>
          <table:table-cell office:value-type="float" office:value="-11.583583" calcext:value-type="float">
            <text:p>-11.583583</text:p>
          </table:table-cell>
          <table:table-cell office:value-type="float" office:value="94.286399" calcext:value-type="float">
            <text:p>94.286399</text:p>
          </table:table-cell>
          <table:table-cell office:value-type="float" office:value="-8.158865" calcext:value-type="float">
            <text:p>-8.158865</text:p>
          </table:table-cell>
          <table:table-cell office:value-type="float" office:value="83.077881" calcext:value-type="float">
            <text:p>83.077881</text:p>
          </table:table-cell>
          <table:table-cell office:value-type="float" office:value="-10.395351" calcext:value-type="float">
            <text:p>-10.39535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8.5448" calcext:value-type="float">
            <text:p>88.5448</text:p>
          </table:table-cell>
          <table:table-cell office:value-type="float" office:value="-7.181994" calcext:value-type="float">
            <text:p>-7.181994</text:p>
          </table:table-cell>
          <table:table-cell office:value-type="float" office:value="86.731822" calcext:value-type="float">
            <text:p>86.731822</text:p>
          </table:table-cell>
          <table:table-cell office:value-type="float" office:value="-11.772902" calcext:value-type="float">
            <text:p>-11.772902</text:p>
          </table:table-cell>
          <table:table-cell office:value-type="float" office:value="93.875527" calcext:value-type="float">
            <text:p>93.875527</text:p>
          </table:table-cell>
          <table:table-cell office:value-type="float" office:value="-8.103381" calcext:value-type="float">
            <text:p>-8.103381</text:p>
          </table:table-cell>
          <table:table-cell office:value-type="float" office:value="88.542981" calcext:value-type="float">
            <text:p>88.542981</text:p>
          </table:table-cell>
          <table:table-cell office:value-type="float" office:value="-7.181864" calcext:value-type="float">
            <text:p>-7.181864</text:p>
          </table:table-cell>
          <table:table-cell office:value-type="float" office:value="575" calcext:value-type="float">
            <text:p>575</text:p>
          </table:table-cell>
          <table:table-cell office:value-type="float" office:value="88.5448" calcext:value-type="float">
            <text:p>88.5448</text:p>
          </table:table-cell>
          <table:table-cell office:value-type="float" office:value="-7.181995" calcext:value-type="float">
            <text:p>-7.181995</text:p>
          </table:table-cell>
          <table:table-cell office:value-type="float" office:value="86.731823" calcext:value-type="float">
            <text:p>86.731823</text:p>
          </table:table-cell>
          <table:table-cell office:value-type="float" office:value="-11.569816" calcext:value-type="float">
            <text:p>-11.569816</text:p>
          </table:table-cell>
          <table:table-cell office:value-type="float" office:value="93.875528" calcext:value-type="float">
            <text:p>93.875528</text:p>
          </table:table-cell>
          <table:table-cell office:value-type="float" office:value="-8.077681" calcext:value-type="float">
            <text:p>-8.077681</text:p>
          </table:table-cell>
          <table:table-cell office:value-type="float" office:value="88.542982" calcext:value-type="float">
            <text:p>88.542982</text:p>
          </table:table-cell>
          <table:table-cell office:value-type="float" office:value="-7.181864" calcext:value-type="float">
            <text:p>-7.18186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7.842958" calcext:value-type="float">
            <text:p>97.842958</text:p>
          </table:table-cell>
          <table:table-cell office:value-type="float" office:value="-2.135418" calcext:value-type="float">
            <text:p>-2.135418</text:p>
          </table:table-cell>
          <table:table-cell office:value-type="float" office:value="86.723989" calcext:value-type="float">
            <text:p>86.723989</text:p>
          </table:table-cell>
          <table:table-cell office:value-type="float" office:value="-11.784107" calcext:value-type="float">
            <text:p>-11.784107</text:p>
          </table:table-cell>
          <table:table-cell office:value-type="float" office:value="94.145963" calcext:value-type="float">
            <text:p>94.145963</text:p>
          </table:table-cell>
          <table:table-cell office:value-type="float" office:value="-7.696044" calcext:value-type="float">
            <text:p>-7.696044</text:p>
          </table:table-cell>
          <table:table-cell office:value-type="float" office:value="97.842571" calcext:value-type="float">
            <text:p>97.842571</text:p>
          </table:table-cell>
          <table:table-cell office:value-type="float" office:value="-2.135605" calcext:value-type="float">
            <text:p>-2.135605</text:p>
          </table:table-cell>
          <table:table-cell office:value-type="float" office:value="576" calcext:value-type="float">
            <text:p>576</text:p>
          </table:table-cell>
          <table:table-cell office:value-type="float" office:value="97.842958" calcext:value-type="float">
            <text:p>97.842958</text:p>
          </table:table-cell>
          <table:table-cell office:value-type="float" office:value="-2.135418" calcext:value-type="float">
            <text:p>-2.135418</text:p>
          </table:table-cell>
          <table:table-cell office:value-type="float" office:value="86.72399" calcext:value-type="float">
            <text:p>86.72399</text:p>
          </table:table-cell>
          <table:table-cell office:value-type="float" office:value="-11.58102" calcext:value-type="float">
            <text:p>-11.58102</text:p>
          </table:table-cell>
          <table:table-cell office:value-type="float" office:value="94.145963" calcext:value-type="float">
            <text:p>94.145963</text:p>
          </table:table-cell>
          <table:table-cell office:value-type="float" office:value="-7.672143" calcext:value-type="float">
            <text:p>-7.672143</text:p>
          </table:table-cell>
          <table:table-cell office:value-type="float" office:value="97.842572" calcext:value-type="float">
            <text:p>97.842572</text:p>
          </table:table-cell>
          <table:table-cell office:value-type="float" office:value="-2.135605" calcext:value-type="float">
            <text:p>-2.135605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07.544082" calcext:value-type="float">
            <text:p>107.544082</text:p>
          </table:table-cell>
          <table:table-cell office:value-type="float" office:value="4.909452" calcext:value-type="float">
            <text:p>4.909452</text:p>
          </table:table-cell>
          <table:table-cell office:value-type="float" office:value="86.716956" calcext:value-type="float">
            <text:p>86.716956</text:p>
          </table:table-cell>
          <table:table-cell office:value-type="float" office:value="-11.79183" calcext:value-type="float">
            <text:p>-11.79183</text:p>
          </table:table-cell>
          <table:table-cell office:value-type="float" office:value="95.07729" calcext:value-type="float">
            <text:p>95.07729</text:p>
          </table:table-cell>
          <table:table-cell office:value-type="float" office:value="-6.820842" calcext:value-type="float">
            <text:p>-6.820842</text:p>
          </table:table-cell>
          <table:table-cell office:value-type="float" office:value="107.544042" calcext:value-type="float">
            <text:p>107.544042</text:p>
          </table:table-cell>
          <table:table-cell office:value-type="float" office:value="4.909252" calcext:value-type="float">
            <text:p>4.909252</text:p>
          </table:table-cell>
          <table:table-cell office:value-type="float" office:value="577" calcext:value-type="float">
            <text:p>577</text:p>
          </table:table-cell>
          <table:table-cell office:value-type="float" office:value="107.544083" calcext:value-type="float">
            <text:p>107.544083</text:p>
          </table:table-cell>
          <table:table-cell office:value-type="float" office:value="4.909453" calcext:value-type="float">
            <text:p>4.909453</text:p>
          </table:table-cell>
          <table:table-cell office:value-type="float" office:value="86.716957" calcext:value-type="float">
            <text:p>86.716957</text:p>
          </table:table-cell>
          <table:table-cell office:value-type="float" office:value="-11.588744" calcext:value-type="float">
            <text:p>-11.588744</text:p>
          </table:table-cell>
          <table:table-cell office:value-type="float" office:value="95.077291" calcext:value-type="float">
            <text:p>95.077291</text:p>
          </table:table-cell>
          <table:table-cell office:value-type="float" office:value="-6.798614" calcext:value-type="float">
            <text:p>-6.798614</text:p>
          </table:table-cell>
          <table:table-cell office:value-type="float" office:value="107.544043" calcext:value-type="float">
            <text:p>107.544043</text:p>
          </table:table-cell>
          <table:table-cell office:value-type="float" office:value="4.909252" calcext:value-type="float">
            <text:p>4.90925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12.822684" calcext:value-type="float">
            <text:p>112.822684</text:p>
          </table:table-cell>
          <table:table-cell office:value-type="float" office:value="5.175575" calcext:value-type="float">
            <text:p>5.175575</text:p>
          </table:table-cell>
          <table:table-cell office:value-type="float" office:value="86.709912" calcext:value-type="float">
            <text:p>86.709912</text:p>
          </table:table-cell>
          <table:table-cell office:value-type="float" office:value="-11.799017" calcext:value-type="float">
            <text:p>-11.799017</text:p>
          </table:table-cell>
          <table:table-cell office:value-type="float" office:value="96.312917" calcext:value-type="float">
            <text:p>96.312917</text:p>
          </table:table-cell>
          <table:table-cell office:value-type="float" office:value="-5.987777" calcext:value-type="float">
            <text:p>-5.987777</text:p>
          </table:table-cell>
          <table:table-cell office:value-type="float" office:value="112.823126" calcext:value-type="float">
            <text:p>112.823126</text:p>
          </table:table-cell>
          <table:table-cell office:value-type="float" office:value="5.176252" calcext:value-type="float">
            <text:p>5.176252</text:p>
          </table:table-cell>
          <table:table-cell office:value-type="float" office:value="578" calcext:value-type="float">
            <text:p>578</text:p>
          </table:table-cell>
          <table:table-cell office:value-type="float" office:value="112.822685" calcext:value-type="float">
            <text:p>112.822685</text:p>
          </table:table-cell>
          <table:table-cell office:value-type="float" office:value="5.175576" calcext:value-type="float">
            <text:p>5.175576</text:p>
          </table:table-cell>
          <table:table-cell office:value-type="float" office:value="86.709913" calcext:value-type="float">
            <text:p>86.709913</text:p>
          </table:table-cell>
          <table:table-cell office:value-type="float" office:value="-11.595931" calcext:value-type="float">
            <text:p>-11.595931</text:p>
          </table:table-cell>
          <table:table-cell office:value-type="float" office:value="96.312917" calcext:value-type="float">
            <text:p>96.312917</text:p>
          </table:table-cell>
          <table:table-cell office:value-type="float" office:value="-5.967104" calcext:value-type="float">
            <text:p>-5.967104</text:p>
          </table:table-cell>
          <table:table-cell office:value-type="float" office:value="112.823126" calcext:value-type="float">
            <text:p>112.823126</text:p>
          </table:table-cell>
          <table:table-cell office:value-type="float" office:value="5.176253" calcext:value-type="float">
            <text:p>5.17625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26.048264" calcext:value-type="float">
            <text:p>126.048264</text:p>
          </table:table-cell>
          <table:table-cell office:value-type="float" office:value="20.521673" calcext:value-type="float">
            <text:p>20.521673</text:p>
          </table:table-cell>
          <table:table-cell office:value-type="float" office:value="86.700946" calcext:value-type="float">
            <text:p>86.700946</text:p>
          </table:table-cell>
          <table:table-cell office:value-type="float" office:value="-11.808066" calcext:value-type="float">
            <text:p>-11.808066</text:p>
          </table:table-cell>
          <table:table-cell office:value-type="float" office:value="98.386053" calcext:value-type="float">
            <text:p>98.386053</text:p>
          </table:table-cell>
          <table:table-cell office:value-type="float" office:value="-4.14053" calcext:value-type="float">
            <text:p>-4.14053</text:p>
          </table:table-cell>
          <table:table-cell office:value-type="float" office:value="126.047474" calcext:value-type="float">
            <text:p>126.047474</text:p>
          </table:table-cell>
          <table:table-cell office:value-type="float" office:value="20.520174" calcext:value-type="float">
            <text:p>20.520174</text:p>
          </table:table-cell>
          <table:table-cell office:value-type="float" office:value="579" calcext:value-type="float">
            <text:p>579</text:p>
          </table:table-cell>
          <table:table-cell office:value-type="float" office:value="126.048265" calcext:value-type="float">
            <text:p>126.048265</text:p>
          </table:table-cell>
          <table:table-cell office:value-type="float" office:value="20.521674" calcext:value-type="float">
            <text:p>20.521674</text:p>
          </table:table-cell>
          <table:table-cell office:value-type="float" office:value="86.700947" calcext:value-type="float">
            <text:p>86.700947</text:p>
          </table:table-cell>
          <table:table-cell office:value-type="float" office:value="-11.604979" calcext:value-type="float">
            <text:p>-11.604979</text:p>
          </table:table-cell>
          <table:table-cell office:value-type="float" office:value="98.386054" calcext:value-type="float">
            <text:p>98.386054</text:p>
          </table:table-cell>
          <table:table-cell office:value-type="float" office:value="-4.121305" calcext:value-type="float">
            <text:p>-4.121305</text:p>
          </table:table-cell>
          <table:table-cell office:value-type="float" office:value="126.047474" calcext:value-type="float">
            <text:p>126.047474</text:p>
          </table:table-cell>
          <table:table-cell office:value-type="float" office:value="20.520174" calcext:value-type="float">
            <text:p>20.520174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5.609241" calcext:value-type="float">
            <text:p>155.609241</text:p>
          </table:table-cell>
          <table:table-cell office:value-type="float" office:value="19.331537" calcext:value-type="float">
            <text:p>19.331537</text:p>
          </table:table-cell>
          <table:table-cell office:value-type="float" office:value="86.690938" calcext:value-type="float">
            <text:p>86.690938</text:p>
          </table:table-cell>
          <table:table-cell office:value-type="float" office:value="-11.820154" calcext:value-type="float">
            <text:p>-11.820154</text:p>
          </table:table-cell>
          <table:table-cell office:value-type="float" office:value="102.382369" calcext:value-type="float">
            <text:p>102.382369</text:p>
          </table:table-cell>
          <table:table-cell office:value-type="float" office:value="-2.508727" calcext:value-type="float">
            <text:p>-2.508727</text:p>
          </table:table-cell>
          <table:table-cell office:value-type="float" office:value="155.607623" calcext:value-type="float">
            <text:p>155.607623</text:p>
          </table:table-cell>
          <table:table-cell office:value-type="float" office:value="19.333174" calcext:value-type="float">
            <text:p>19.333174</text:p>
          </table:table-cell>
          <table:table-cell office:value-type="float" office:value="580" calcext:value-type="float">
            <text:p>580</text:p>
          </table:table-cell>
          <table:table-cell office:value-type="float" office:value="155.609242" calcext:value-type="float">
            <text:p>155.609242</text:p>
          </table:table-cell>
          <table:table-cell office:value-type="float" office:value="19.331538" calcext:value-type="float">
            <text:p>19.331538</text:p>
          </table:table-cell>
          <table:table-cell office:value-type="float" office:value="86.690939" calcext:value-type="float">
            <text:p>86.690939</text:p>
          </table:table-cell>
          <table:table-cell office:value-type="float" office:value="-11.617068" calcext:value-type="float">
            <text:p>-11.617068</text:p>
          </table:table-cell>
          <table:table-cell office:value-type="float" office:value="102.382369" calcext:value-type="float">
            <text:p>102.382369</text:p>
          </table:table-cell>
          <table:table-cell office:value-type="float" office:value="-2.490848" calcext:value-type="float">
            <text:p>-2.490848</text:p>
          </table:table-cell>
          <table:table-cell office:value-type="float" office:value="155.607624" calcext:value-type="float">
            <text:p>155.607624</text:p>
          </table:table-cell>
          <table:table-cell office:value-type="float" office:value="19.333174" calcext:value-type="float">
            <text:p>19.33317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64.297742" calcext:value-type="float">
            <text:p>164.297742</text:p>
          </table:table-cell>
          <table:table-cell office:value-type="float" office:value="-0.270793" calcext:value-type="float">
            <text:p>-0.270793</text:p>
          </table:table-cell>
          <table:table-cell office:value-type="float" office:value="86.682877" calcext:value-type="float">
            <text:p>86.682877</text:p>
          </table:table-cell>
          <table:table-cell office:value-type="float" office:value="-11.830235" calcext:value-type="float">
            <text:p>-11.830235</text:p>
          </table:table-cell>
          <table:table-cell office:value-type="float" office:value="106.708948" calcext:value-type="float">
            <text:p>106.708948</text:p>
          </table:table-cell>
          <table:table-cell office:value-type="float" office:value="-2.361447" calcext:value-type="float">
            <text:p>-2.361447</text:p>
          </table:table-cell>
          <table:table-cell office:value-type="float" office:value="164.299799" calcext:value-type="float">
            <text:p>164.299799</text:p>
          </table:table-cell>
          <table:table-cell office:value-type="float" office:value="-0.268977" calcext:value-type="float">
            <text:p>-0.268977</text:p>
          </table:table-cell>
          <table:table-cell office:value-type="float" office:value="581" calcext:value-type="float">
            <text:p>581</text:p>
          </table:table-cell>
          <table:table-cell office:value-type="float" office:value="164.297742" calcext:value-type="float">
            <text:p>164.297742</text:p>
          </table:table-cell>
          <table:table-cell office:value-type="float" office:value="-0.270793" calcext:value-type="float">
            <text:p>-0.270793</text:p>
          </table:table-cell>
          <table:table-cell office:value-type="float" office:value="86.682877" calcext:value-type="float">
            <text:p>86.682877</text:p>
          </table:table-cell>
          <table:table-cell office:value-type="float" office:value="-11.627148" calcext:value-type="float">
            <text:p>-11.627148</text:p>
          </table:table-cell>
          <table:table-cell office:value-type="float" office:value="106.708948" calcext:value-type="float">
            <text:p>106.708948</text:p>
          </table:table-cell>
          <table:table-cell office:value-type="float" office:value="-2.34482" calcext:value-type="float">
            <text:p>-2.34482</text:p>
          </table:table-cell>
          <table:table-cell office:value-type="float" office:value="164.2998" calcext:value-type="float">
            <text:p>164.2998</text:p>
          </table:table-cell>
          <table:table-cell office:value-type="float" office:value="-0.268977" calcext:value-type="float">
            <text:p>-0.26897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32.609019" calcext:value-type="float">
            <text:p>132.609019</text:p>
          </table:table-cell>
          <table:table-cell office:value-type="float" office:value="-9.03503" calcext:value-type="float">
            <text:p>-9.03503</text:p>
          </table:table-cell>
          <table:table-cell office:value-type="float" office:value="86.675141" calcext:value-type="float">
            <text:p>86.675141</text:p>
          </table:table-cell>
          <table:table-cell office:value-type="float" office:value="-11.828577" calcext:value-type="float">
            <text:p>-11.828577</text:p>
          </table:table-cell>
          <table:table-cell office:value-type="float" office:value="108.514758" calcext:value-type="float">
            <text:p>108.514758</text:p>
          </table:table-cell>
          <table:table-cell office:value-type="float" office:value="-2.827055" calcext:value-type="float">
            <text:p>-2.827055</text:p>
          </table:table-cell>
          <table:table-cell office:value-type="float" office:value="132.612984" calcext:value-type="float">
            <text:p>132.612984</text:p>
          </table:table-cell>
          <table:table-cell office:value-type="float" office:value="-9.036093" calcext:value-type="float">
            <text:p>-9.036093</text:p>
          </table:table-cell>
          <table:table-cell office:value-type="float" office:value="582" calcext:value-type="float">
            <text:p>582</text:p>
          </table:table-cell>
          <table:table-cell office:value-type="float" office:value="132.60902" calcext:value-type="float">
            <text:p>132.60902</text:p>
          </table:table-cell>
          <table:table-cell office:value-type="float" office:value="-9.035031" calcext:value-type="float">
            <text:p>-9.035031</text:p>
          </table:table-cell>
          <table:table-cell office:value-type="float" office:value="86.675141" calcext:value-type="float">
            <text:p>86.675141</text:p>
          </table:table-cell>
          <table:table-cell office:value-type="float" office:value="-11.62549" calcext:value-type="float">
            <text:p>-11.62549</text:p>
          </table:table-cell>
          <table:table-cell office:value-type="float" office:value="108.514759" calcext:value-type="float">
            <text:p>108.514759</text:p>
          </table:table-cell>
          <table:table-cell office:value-type="float" office:value="-2.811592" calcext:value-type="float">
            <text:p>-2.811592</text:p>
          </table:table-cell>
          <table:table-cell office:value-type="float" office:value="132.612984" calcext:value-type="float">
            <text:p>132.612984</text:p>
          </table:table-cell>
          <table:table-cell office:value-type="float" office:value="-9.036093" calcext:value-type="float">
            <text:p>-9.03609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6.535179" calcext:value-type="float">
            <text:p>66.535179</text:p>
          </table:table-cell>
          <table:table-cell office:value-type="float" office:value="32.461276" calcext:value-type="float">
            <text:p>32.461276</text:p>
          </table:table-cell>
          <table:table-cell office:value-type="float" office:value="86.666262" calcext:value-type="float">
            <text:p>86.666262</text:p>
          </table:table-cell>
          <table:table-cell office:value-type="float" office:value="-11.830143" calcext:value-type="float">
            <text:p>-11.830143</text:p>
          </table:table-cell>
          <table:table-cell office:value-type="float" office:value="105.567931" calcext:value-type="float">
            <text:p>105.567931</text:p>
          </table:table-cell>
          <table:table-cell office:value-type="float" office:value="-0.358329" calcext:value-type="float">
            <text:p>-0.358329</text:p>
          </table:table-cell>
          <table:table-cell office:value-type="float" office:value="66.538541" calcext:value-type="float">
            <text:p>66.538541</text:p>
          </table:table-cell>
          <table:table-cell office:value-type="float" office:value="32.456362" calcext:value-type="float">
            <text:p>32.456362</text:p>
          </table:table-cell>
          <table:table-cell office:value-type="float" office:value="583" calcext:value-type="float">
            <text:p>583</text:p>
          </table:table-cell>
          <table:table-cell office:value-type="float" office:value="66.535179" calcext:value-type="float">
            <text:p>66.535179</text:p>
          </table:table-cell>
          <table:table-cell office:value-type="float" office:value="32.461277" calcext:value-type="float">
            <text:p>32.461277</text:p>
          </table:table-cell>
          <table:table-cell office:value-type="float" office:value="86.666263" calcext:value-type="float">
            <text:p>86.666263</text:p>
          </table:table-cell>
          <table:table-cell office:value-type="float" office:value="-11.627056" calcext:value-type="float">
            <text:p>-11.627056</text:p>
          </table:table-cell>
          <table:table-cell office:value-type="float" office:value="105.567931" calcext:value-type="float">
            <text:p>105.567931</text:p>
          </table:table-cell>
          <table:table-cell office:value-type="float" office:value="-0.343948" calcext:value-type="float">
            <text:p>-0.343948</text:p>
          </table:table-cell>
          <table:table-cell office:value-type="float" office:value="66.538541" calcext:value-type="float">
            <text:p>66.538541</text:p>
          </table:table-cell>
          <table:table-cell office:value-type="float" office:value="32.456363" calcext:value-type="float">
            <text:p>32.456363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93.35955" calcext:value-type="float">
            <text:p>93.35955</text:p>
          </table:table-cell>
          <table:table-cell office:value-type="float" office:value="4.184929" calcext:value-type="float">
            <text:p>4.184929</text:p>
          </table:table-cell>
          <table:table-cell office:value-type="float" office:value="86.657661" calcext:value-type="float">
            <text:p>86.657661</text:p>
          </table:table-cell>
          <table:table-cell office:value-type="float" office:value="-11.831701" calcext:value-type="float">
            <text:p>-11.831701</text:p>
          </table:table-cell>
          <table:table-cell office:value-type="float" office:value="104.705345" calcext:value-type="float">
            <text:p>104.705345</text:p>
          </table:table-cell>
          <table:table-cell office:value-type="float" office:value="-0.04175" calcext:value-type="float">
            <text:p>-0.04175</text:p>
          </table:table-cell>
          <table:table-cell office:value-type="float" office:value="93.350508" calcext:value-type="float">
            <text:p>93.350508</text:p>
          </table:table-cell>
          <table:table-cell office:value-type="float" office:value="4.191719" calcext:value-type="float">
            <text:p>4.191719</text:p>
          </table:table-cell>
          <table:table-cell office:value-type="float" office:value="584" calcext:value-type="float">
            <text:p>584</text:p>
          </table:table-cell>
          <table:table-cell office:value-type="float" office:value="93.359551" calcext:value-type="float">
            <text:p>93.359551</text:p>
          </table:table-cell>
          <table:table-cell office:value-type="float" office:value="4.184929" calcext:value-type="float">
            <text:p>4.184929</text:p>
          </table:table-cell>
          <table:table-cell office:value-type="float" office:value="86.657661" calcext:value-type="float">
            <text:p>86.657661</text:p>
          </table:table-cell>
          <table:table-cell office:value-type="float" office:value="-11.628614" calcext:value-type="float">
            <text:p>-11.628614</text:p>
          </table:table-cell>
          <table:table-cell office:value-type="float" office:value="104.705345" calcext:value-type="float">
            <text:p>104.705345</text:p>
          </table:table-cell>
          <table:table-cell office:value-type="float" office:value="-0.028375" calcext:value-type="float">
            <text:p>-0.028375</text:p>
          </table:table-cell>
          <table:table-cell office:value-type="float" office:value="93.350509" calcext:value-type="float">
            <text:p>93.350509</text:p>
          </table:table-cell>
          <table:table-cell office:value-type="float" office:value="4.191719" calcext:value-type="float">
            <text:p>4.19171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99.944737" calcext:value-type="float">
            <text:p>99.944737</text:p>
          </table:table-cell>
          <table:table-cell office:value-type="float" office:value="-9.932021" calcext:value-type="float">
            <text:p>-9.932021</text:p>
          </table:table-cell>
          <table:table-cell office:value-type="float" office:value="86.6501" calcext:value-type="float">
            <text:p>86.6501</text:p>
          </table:table-cell>
          <table:table-cell office:value-type="float" office:value="-11.832719" calcext:value-type="float">
            <text:p>-11.832719</text:p>
          </table:table-cell>
          <table:table-cell office:value-type="float" office:value="104.365071" calcext:value-type="float">
            <text:p>104.365071</text:p>
          </table:table-cell>
          <table:table-cell office:value-type="float" office:value="-0.735015" calcext:value-type="float">
            <text:p>-0.735015</text:p>
          </table:table-cell>
          <table:table-cell office:value-type="float" office:value="99.946696" calcext:value-type="float">
            <text:p>99.946696</text:p>
          </table:table-cell>
          <table:table-cell office:value-type="float" office:value="-9.933391" calcext:value-type="float">
            <text:p>-9.933391</text:p>
          </table:table-cell>
          <table:table-cell office:value-type="float" office:value="585" calcext:value-type="float">
            <text:p>585</text:p>
          </table:table-cell>
          <table:table-cell office:value-type="float" office:value="99.944738" calcext:value-type="float">
            <text:p>99.944738</text:p>
          </table:table-cell>
          <table:table-cell office:value-type="float" office:value="-9.932021" calcext:value-type="float">
            <text:p>-9.932021</text:p>
          </table:table-cell>
          <table:table-cell office:value-type="float" office:value="86.6501" calcext:value-type="float">
            <text:p>86.6501</text:p>
          </table:table-cell>
          <table:table-cell office:value-type="float" office:value="-11.629632" calcext:value-type="float">
            <text:p>-11.629632</text:p>
          </table:table-cell>
          <table:table-cell office:value-type="float" office:value="104.365071" calcext:value-type="float">
            <text:p>104.365071</text:p>
          </table:table-cell>
          <table:table-cell office:value-type="float" office:value="-0.722577" calcext:value-type="float">
            <text:p>-0.722577</text:p>
          </table:table-cell>
          <table:table-cell office:value-type="float" office:value="99.946697" calcext:value-type="float">
            <text:p>99.946697</text:p>
          </table:table-cell>
          <table:table-cell office:value-type="float" office:value="-9.933391" calcext:value-type="float">
            <text:p>-9.93339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03.510665" calcext:value-type="float">
            <text:p>103.510665</text:p>
          </table:table-cell>
          <table:table-cell office:value-type="float" office:value="-10.557622" calcext:value-type="float">
            <text:p>-10.557622</text:p>
          </table:table-cell>
          <table:table-cell office:value-type="float" office:value="86.643557" calcext:value-type="float">
            <text:p>86.643557</text:p>
          </table:table-cell>
          <table:table-cell office:value-type="float" office:value="-11.833773" calcext:value-type="float">
            <text:p>-11.833773</text:p>
          </table:table-cell>
          <table:table-cell office:value-type="float" office:value="104.299177" calcext:value-type="float">
            <text:p>104.299177</text:p>
          </table:table-cell>
          <table:table-cell office:value-type="float" office:value="-1.423579" calcext:value-type="float">
            <text:p>-1.423579</text:p>
          </table:table-cell>
          <table:table-cell office:value-type="float" office:value="103.510958" calcext:value-type="float">
            <text:p>103.510958</text:p>
          </table:table-cell>
          <table:table-cell office:value-type="float" office:value="-10.558925" calcext:value-type="float">
            <text:p>-10.558925</text:p>
          </table:table-cell>
          <table:table-cell office:value-type="float" office:value="586" calcext:value-type="float">
            <text:p>586</text:p>
          </table:table-cell>
          <table:table-cell office:value-type="float" office:value="103.510665" calcext:value-type="float">
            <text:p>103.510665</text:p>
          </table:table-cell>
          <table:table-cell office:value-type="float" office:value="-10.557622" calcext:value-type="float">
            <text:p>-10.557622</text:p>
          </table:table-cell>
          <table:table-cell office:value-type="float" office:value="86.643557" calcext:value-type="float">
            <text:p>86.643557</text:p>
          </table:table-cell>
          <table:table-cell office:value-type="float" office:value="-11.630686" calcext:value-type="float">
            <text:p>-11.630686</text:p>
          </table:table-cell>
          <table:table-cell office:value-type="float" office:value="104.299177" calcext:value-type="float">
            <text:p>104.299177</text:p>
          </table:table-cell>
          <table:table-cell office:value-type="float" office:value="-1.412011" calcext:value-type="float">
            <text:p>-1.412011</text:p>
          </table:table-cell>
          <table:table-cell office:value-type="float" office:value="103.510958" calcext:value-type="float">
            <text:p>103.510958</text:p>
          </table:table-cell>
          <table:table-cell office:value-type="float" office:value="-10.558925" calcext:value-type="float">
            <text:p>-10.55892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91.046596" calcext:value-type="float">
            <text:p>91.046596</text:p>
          </table:table-cell>
          <table:table-cell office:value-type="float" office:value="-15.220166" calcext:value-type="float">
            <text:p>-15.220166</text:p>
          </table:table-cell>
          <table:table-cell office:value-type="float" office:value="86.636559" calcext:value-type="float">
            <text:p>86.636559</text:p>
          </table:table-cell>
          <table:table-cell office:value-type="float" office:value="-11.833633" calcext:value-type="float">
            <text:p>-11.833633</text:p>
          </table:table-cell>
          <table:table-cell office:value-type="float" office:value="103.364988" calcext:value-type="float">
            <text:p>103.364988</text:p>
          </table:table-cell>
          <table:table-cell office:value-type="float" office:value="-2.389209" calcext:value-type="float">
            <text:p>-2.389209</text:p>
          </table:table-cell>
          <table:table-cell office:value-type="float" office:value="91.048136" calcext:value-type="float">
            <text:p>91.048136</text:p>
          </table:table-cell>
          <table:table-cell office:value-type="float" office:value="-15.219779" calcext:value-type="float">
            <text:p>-15.219779</text:p>
          </table:table-cell>
          <table:table-cell office:value-type="float" office:value="587" calcext:value-type="float">
            <text:p>587</text:p>
          </table:table-cell>
          <table:table-cell office:value-type="float" office:value="91.046596" calcext:value-type="float">
            <text:p>91.046596</text:p>
          </table:table-cell>
          <table:table-cell office:value-type="float" office:value="-15.220167" calcext:value-type="float">
            <text:p>-15.220167</text:p>
          </table:table-cell>
          <table:table-cell office:value-type="float" office:value="86.636559" calcext:value-type="float">
            <text:p>86.636559</text:p>
          </table:table-cell>
          <table:table-cell office:value-type="float" office:value="-11.630546" calcext:value-type="float">
            <text:p>-11.630546</text:p>
          </table:table-cell>
          <table:table-cell office:value-type="float" office:value="103.364989" calcext:value-type="float">
            <text:p>103.364989</text:p>
          </table:table-cell>
          <table:table-cell office:value-type="float" office:value="-2.378451" calcext:value-type="float">
            <text:p>-2.378451</text:p>
          </table:table-cell>
          <table:table-cell office:value-type="float" office:value="91.048137" calcext:value-type="float">
            <text:p>91.048137</text:p>
          </table:table-cell>
          <table:table-cell office:value-type="float" office:value="-15.219779" calcext:value-type="float">
            <text:p>-15.21977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02.434425" calcext:value-type="float">
            <text:p>102.434425</text:p>
          </table:table-cell>
          <table:table-cell office:value-type="float" office:value="-6.227395" calcext:value-type="float">
            <text:p>-6.227395</text:p>
          </table:table-cell>
          <table:table-cell office:value-type="float" office:value="86.630345" calcext:value-type="float">
            <text:p>86.630345</text:p>
          </table:table-cell>
          <table:table-cell office:value-type="float" office:value="-11.839135" calcext:value-type="float">
            <text:p>-11.839135</text:p>
          </table:table-cell>
          <table:table-cell office:value-type="float" office:value="103.29407" calcext:value-type="float">
            <text:p>103.29407</text:p>
          </table:table-cell>
          <table:table-cell office:value-type="float" office:value="-2.662999" calcext:value-type="float">
            <text:p>-2.662999</text:p>
          </table:table-cell>
          <table:table-cell office:value-type="float" office:value="102.432142" calcext:value-type="float">
            <text:p>102.432142</text:p>
          </table:table-cell>
          <table:table-cell office:value-type="float" office:value="-6.228703" calcext:value-type="float">
            <text:p>-6.228703</text:p>
          </table:table-cell>
          <table:table-cell office:value-type="float" office:value="588" calcext:value-type="float">
            <text:p>588</text:p>
          </table:table-cell>
          <table:table-cell office:value-type="float" office:value="102.434425" calcext:value-type="float">
            <text:p>102.434425</text:p>
          </table:table-cell>
          <table:table-cell office:value-type="float" office:value="-6.227396" calcext:value-type="float">
            <text:p>-6.227396</text:p>
          </table:table-cell>
          <table:table-cell office:value-type="float" office:value="86.630346" calcext:value-type="float">
            <text:p>86.630346</text:p>
          </table:table-cell>
          <table:table-cell office:value-type="float" office:value="-11.636048" calcext:value-type="float">
            <text:p>-11.636048</text:p>
          </table:table-cell>
          <table:table-cell office:value-type="float" office:value="103.29407" calcext:value-type="float">
            <text:p>103.29407</text:p>
          </table:table-cell>
          <table:table-cell office:value-type="float" office:value="-2.652994" calcext:value-type="float">
            <text:p>-2.652994</text:p>
          </table:table-cell>
          <table:table-cell office:value-type="float" office:value="102.432143" calcext:value-type="float">
            <text:p>102.432143</text:p>
          </table:table-cell>
          <table:table-cell office:value-type="float" office:value="-6.228703" calcext:value-type="float">
            <text:p>-6.22870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99.372343" calcext:value-type="float">
            <text:p>99.372343</text:p>
          </table:table-cell>
          <table:table-cell office:value-type="float" office:value="-1.064706" calcext:value-type="float">
            <text:p>-1.064706</text:p>
          </table:table-cell>
          <table:table-cell office:value-type="float" office:value="86.622179" calcext:value-type="float">
            <text:p>86.622179</text:p>
          </table:table-cell>
          <table:table-cell office:value-type="float" office:value="-11.846896" calcext:value-type="float">
            <text:p>-11.846896</text:p>
          </table:table-cell>
          <table:table-cell office:value-type="float" office:value="103.011955" calcext:value-type="float">
            <text:p>103.011955</text:p>
          </table:table-cell>
          <table:table-cell office:value-type="float" office:value="-2.558337" calcext:value-type="float">
            <text:p>-2.558337</text:p>
          </table:table-cell>
          <table:table-cell office:value-type="float" office:value="99.373719" calcext:value-type="float">
            <text:p>99.373719</text:p>
          </table:table-cell>
          <table:table-cell office:value-type="float" office:value="-1.064342" calcext:value-type="float">
            <text:p>-1.064342</text:p>
          </table:table-cell>
          <table:table-cell office:value-type="float" office:value="589" calcext:value-type="float">
            <text:p>589</text:p>
          </table:table-cell>
          <table:table-cell office:value-type="float" office:value="99.372343" calcext:value-type="float">
            <text:p>99.372343</text:p>
          </table:table-cell>
          <table:table-cell office:value-type="float" office:value="-1.064707" calcext:value-type="float">
            <text:p>-1.064707</text:p>
          </table:table-cell>
          <table:table-cell office:value-type="float" office:value="86.62218" calcext:value-type="float">
            <text:p>86.62218</text:p>
          </table:table-cell>
          <table:table-cell office:value-type="float" office:value="-11.64381" calcext:value-type="float">
            <text:p>-11.64381</text:p>
          </table:table-cell>
          <table:table-cell office:value-type="float" office:value="103.011955" calcext:value-type="float">
            <text:p>103.011955</text:p>
          </table:table-cell>
          <table:table-cell office:value-type="float" office:value="-2.549032" calcext:value-type="float">
            <text:p>-2.549032</text:p>
          </table:table-cell>
          <table:table-cell office:value-type="float" office:value="99.37372" calcext:value-type="float">
            <text:p>99.37372</text:p>
          </table:table-cell>
          <table:table-cell office:value-type="float" office:value="-1.064342" calcext:value-type="float">
            <text:p>-1.064342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88.858511" calcext:value-type="float">
            <text:p>88.858511</text:p>
          </table:table-cell>
          <table:table-cell office:value-type="float" office:value="-5.591959" calcext:value-type="float">
            <text:p>-5.591959</text:p>
          </table:table-cell>
          <table:table-cell office:value-type="float" office:value="86.613641" calcext:value-type="float">
            <text:p>86.613641</text:p>
          </table:table-cell>
          <table:table-cell office:value-type="float" office:value="-11.842662" calcext:value-type="float">
            <text:p>-11.842662</text:p>
          </table:table-cell>
          <table:table-cell office:value-type="float" office:value="102.013273" calcext:value-type="float">
            <text:p>102.013273</text:p>
          </table:table-cell>
          <table:table-cell office:value-type="float" office:value="-2.766753" calcext:value-type="float">
            <text:p>-2.766753</text:p>
          </table:table-cell>
          <table:table-cell office:value-type="float" office:value="88.859219" calcext:value-type="float">
            <text:p>88.859219</text:p>
          </table:table-cell>
          <table:table-cell office:value-type="float" office:value="-5.591038" calcext:value-type="float">
            <text:p>-5.591038</text:p>
          </table:table-cell>
          <table:table-cell office:value-type="float" office:value="590" calcext:value-type="float">
            <text:p>590</text:p>
          </table:table-cell>
          <table:table-cell office:value-type="float" office:value="88.858512" calcext:value-type="float">
            <text:p>88.858512</text:p>
          </table:table-cell>
          <table:table-cell office:value-type="float" office:value="-5.59196" calcext:value-type="float">
            <text:p>-5.59196</text:p>
          </table:table-cell>
          <table:table-cell office:value-type="float" office:value="86.613641" calcext:value-type="float">
            <text:p>86.613641</text:p>
          </table:table-cell>
          <table:table-cell office:value-type="float" office:value="-11.639576" calcext:value-type="float">
            <text:p>-11.639576</text:p>
          </table:table-cell>
          <table:table-cell office:value-type="float" office:value="102.013273" calcext:value-type="float">
            <text:p>102.013273</text:p>
          </table:table-cell>
          <table:table-cell office:value-type="float" office:value="-2.7581" calcext:value-type="float">
            <text:p>-2.7581</text:p>
          </table:table-cell>
          <table:table-cell office:value-type="float" office:value="88.85922" calcext:value-type="float">
            <text:p>88.85922</text:p>
          </table:table-cell>
          <table:table-cell office:value-type="float" office:value="-5.591039" calcext:value-type="float">
            <text:p>-5.59103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0.396471" calcext:value-type="float">
            <text:p>90.396471</text:p>
          </table:table-cell>
          <table:table-cell office:value-type="float" office:value="-13.268531" calcext:value-type="float">
            <text:p>-13.268531</text:p>
          </table:table-cell>
          <table:table-cell office:value-type="float" office:value="86.60635" calcext:value-type="float">
            <text:p>86.60635</text:p>
          </table:table-cell>
          <table:table-cell office:value-type="float" office:value="-11.843315" calcext:value-type="float">
            <text:p>-11.843315</text:p>
          </table:table-cell>
          <table:table-cell office:value-type="float" office:value="101.193317" calcext:value-type="float">
            <text:p>101.193317</text:p>
          </table:table-cell>
          <table:table-cell office:value-type="float" office:value="-3.502484" calcext:value-type="float">
            <text:p>-3.502484</text:p>
          </table:table-cell>
          <table:table-cell office:value-type="float" office:value="90.395332" calcext:value-type="float">
            <text:p>90.395332</text:p>
          </table:table-cell>
          <table:table-cell office:value-type="float" office:value="-13.268234" calcext:value-type="float">
            <text:p>-13.268234</text:p>
          </table:table-cell>
          <table:table-cell office:value-type="float" office:value="591" calcext:value-type="float">
            <text:p>591</text:p>
          </table:table-cell>
          <table:table-cell office:value-type="float" office:value="90.396471" calcext:value-type="float">
            <text:p>90.396471</text:p>
          </table:table-cell>
          <table:table-cell office:value-type="float" office:value="-13.268532" calcext:value-type="float">
            <text:p>-13.268532</text:p>
          </table:table-cell>
          <table:table-cell office:value-type="float" office:value="86.606351" calcext:value-type="float">
            <text:p>86.606351</text:p>
          </table:table-cell>
          <table:table-cell office:value-type="float" office:value="-11.638923" calcext:value-type="float">
            <text:p>-11.638923</text:p>
          </table:table-cell>
          <table:table-cell office:value-type="float" office:value="101.193317" calcext:value-type="float">
            <text:p>101.193317</text:p>
          </table:table-cell>
          <table:table-cell office:value-type="float" office:value="-3.493223" calcext:value-type="float">
            <text:p>-3.493223</text:p>
          </table:table-cell>
          <table:table-cell office:value-type="float" office:value="90.395332" calcext:value-type="float">
            <text:p>90.395332</text:p>
          </table:table-cell>
          <table:table-cell office:value-type="float" office:value="-13.268234" calcext:value-type="float">
            <text:p>-13.26823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90.173861" calcext:value-type="float">
            <text:p>90.173861</text:p>
          </table:table-cell>
          <table:table-cell office:value-type="float" office:value="-20.766332" calcext:value-type="float">
            <text:p>-20.766332</text:p>
          </table:table-cell>
          <table:table-cell office:value-type="float" office:value="86.601712" calcext:value-type="float">
            <text:p>86.601712</text:p>
          </table:table-cell>
          <table:table-cell office:value-type="float" office:value="-11.840984" calcext:value-type="float">
            <text:p>-11.840984</text:p>
          </table:table-cell>
          <table:table-cell office:value-type="float" office:value="100.417642" calcext:value-type="float">
            <text:p>100.417642</text:p>
          </table:table-cell>
          <table:table-cell office:value-type="float" office:value="-4.708786" calcext:value-type="float">
            <text:p>-4.708786</text:p>
          </table:table-cell>
          <table:table-cell office:value-type="float" office:value="90.174026" calcext:value-type="float">
            <text:p>90.174026</text:p>
          </table:table-cell>
          <table:table-cell office:value-type="float" office:value="-20.766348" calcext:value-type="float">
            <text:p>-20.766348</text:p>
          </table:table-cell>
          <table:table-cell office:value-type="float" office:value="592" calcext:value-type="float">
            <text:p>592</text:p>
          </table:table-cell>
          <table:table-cell office:value-type="float" office:value="90.173861" calcext:value-type="float">
            <text:p>90.173861</text:p>
          </table:table-cell>
          <table:table-cell office:value-type="float" office:value="-20.766332" calcext:value-type="float">
            <text:p>-20.766332</text:p>
          </table:table-cell>
          <table:table-cell office:value-type="float" office:value="86.601713" calcext:value-type="float">
            <text:p>86.601713</text:p>
          </table:table-cell>
          <table:table-cell office:value-type="float" office:value="-11.641253" calcext:value-type="float">
            <text:p>-11.641253</text:p>
          </table:table-cell>
          <table:table-cell office:value-type="float" office:value="100.417642" calcext:value-type="float">
            <text:p>100.417642</text:p>
          </table:table-cell>
          <table:table-cell office:value-type="float" office:value="-4.704508" calcext:value-type="float">
            <text:p>-4.704508</text:p>
          </table:table-cell>
          <table:table-cell office:value-type="float" office:value="90.174027" calcext:value-type="float">
            <text:p>90.174027</text:p>
          </table:table-cell>
          <table:table-cell office:value-type="float" office:value="-20.766349" calcext:value-type="float">
            <text:p>-20.766349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8.946122" calcext:value-type="float">
            <text:p>88.946122</text:p>
          </table:table-cell>
          <table:table-cell office:value-type="float" office:value="-25.439811" calcext:value-type="float">
            <text:p>-25.439811</text:p>
          </table:table-cell>
          <table:table-cell office:value-type="float" office:value="86.600576" calcext:value-type="float">
            <text:p>86.600576</text:p>
          </table:table-cell>
          <table:table-cell office:value-type="float" office:value="-11.841328" calcext:value-type="float">
            <text:p>-11.841328</text:p>
          </table:table-cell>
          <table:table-cell office:value-type="float" office:value="99.613579" calcext:value-type="float">
            <text:p>99.613579</text:p>
          </table:table-cell>
          <table:table-cell office:value-type="float" office:value="-6.160277" calcext:value-type="float">
            <text:p>-6.160277</text:p>
          </table:table-cell>
          <table:table-cell office:value-type="float" office:value="88.946217" calcext:value-type="float">
            <text:p>88.946217</text:p>
          </table:table-cell>
          <table:table-cell office:value-type="float" office:value="-25.440076" calcext:value-type="float">
            <text:p>-25.440076</text:p>
          </table:table-cell>
          <table:table-cell office:value-type="float" office:value="593" calcext:value-type="float">
            <text:p>593</text:p>
          </table:table-cell>
          <table:table-cell office:value-type="float" office:value="88.946122" calcext:value-type="float">
            <text:p>88.946122</text:p>
          </table:table-cell>
          <table:table-cell office:value-type="float" office:value="-25.439812" calcext:value-type="float">
            <text:p>-25.439812</text:p>
          </table:table-cell>
          <table:table-cell office:value-type="float" office:value="86.600577" calcext:value-type="float">
            <text:p>86.600577</text:p>
          </table:table-cell>
          <table:table-cell office:value-type="float" office:value="-11.641597" calcext:value-type="float">
            <text:p>-11.641597</text:p>
          </table:table-cell>
          <table:table-cell office:value-type="float" office:value="99.613579" calcext:value-type="float">
            <text:p>99.613579</text:p>
          </table:table-cell>
          <table:table-cell office:value-type="float" office:value="-6.156298" calcext:value-type="float">
            <text:p>-6.156298</text:p>
          </table:table-cell>
          <table:table-cell office:value-type="float" office:value="88.946217" calcext:value-type="float">
            <text:p>88.946217</text:p>
          </table:table-cell>
          <table:table-cell office:value-type="float" office:value="-25.440076" calcext:value-type="float">
            <text:p>-25.44007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88.016487" calcext:value-type="float">
            <text:p>88.016487</text:p>
          </table:table-cell>
          <table:table-cell office:value-type="float" office:value="-23.5826" calcext:value-type="float">
            <text:p>-23.5826</text:p>
          </table:table-cell>
          <table:table-cell office:value-type="float" office:value="86.603978" calcext:value-type="float">
            <text:p>86.603978</text:p>
          </table:table-cell>
          <table:table-cell office:value-type="float" office:value="-11.843676" calcext:value-type="float">
            <text:p>-11.843676</text:p>
          </table:table-cell>
          <table:table-cell office:value-type="float" office:value="98.804946" calcext:value-type="float">
            <text:p>98.804946</text:p>
          </table:table-cell>
          <table:table-cell office:value-type="float" office:value="-7.382024" calcext:value-type="float">
            <text:p>-7.382024</text:p>
          </table:table-cell>
          <table:table-cell office:value-type="float" office:value="88.016459" calcext:value-type="float">
            <text:p>88.016459</text:p>
          </table:table-cell>
          <table:table-cell office:value-type="float" office:value="-23.58321" calcext:value-type="float">
            <text:p>-23.58321</text:p>
          </table:table-cell>
          <table:table-cell office:value-type="float" office:value="594" calcext:value-type="float">
            <text:p>594</text:p>
          </table:table-cell>
          <table:table-cell office:value-type="float" office:value="88.016487" calcext:value-type="float">
            <text:p>88.016487</text:p>
          </table:table-cell>
          <table:table-cell office:value-type="float" office:value="-23.582601" calcext:value-type="float">
            <text:p>-23.582601</text:p>
          </table:table-cell>
          <table:table-cell office:value-type="float" office:value="86.603978" calcext:value-type="float">
            <text:p>86.603978</text:p>
          </table:table-cell>
          <table:table-cell office:value-type="float" office:value="-11.643945" calcext:value-type="float">
            <text:p>-11.643945</text:p>
          </table:table-cell>
          <table:table-cell office:value-type="float" office:value="98.804946" calcext:value-type="float">
            <text:p>98.804946</text:p>
          </table:table-cell>
          <table:table-cell office:value-type="float" office:value="-7.378324" calcext:value-type="float">
            <text:p>-7.378324</text:p>
          </table:table-cell>
          <table:table-cell office:value-type="float" office:value="88.01646" calcext:value-type="float">
            <text:p>88.01646</text:p>
          </table:table-cell>
          <table:table-cell office:value-type="float" office:value="-23.583211" calcext:value-type="float">
            <text:p>-23.58321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9.830852" calcext:value-type="float">
            <text:p>89.830852</text:p>
          </table:table-cell>
          <table:table-cell office:value-type="float" office:value="-14.293328" calcext:value-type="float">
            <text:p>-14.293328</text:p>
          </table:table-cell>
          <table:table-cell office:value-type="float" office:value="86.612709" calcext:value-type="float">
            <text:p>86.612709</text:p>
          </table:table-cell>
          <table:table-cell office:value-type="float" office:value="-11.849657" calcext:value-type="float">
            <text:p>-11.849657</text:p>
          </table:table-cell>
          <table:table-cell office:value-type="float" office:value="98.184879" calcext:value-type="float">
            <text:p>98.184879</text:p>
          </table:table-cell>
          <table:table-cell office:value-type="float" office:value="-7.871378" calcext:value-type="float">
            <text:p>-7.871378</text:p>
          </table:table-cell>
          <table:table-cell office:value-type="float" office:value="89.830597" calcext:value-type="float">
            <text:p>89.830597</text:p>
          </table:table-cell>
          <table:table-cell office:value-type="float" office:value="-14.294019" calcext:value-type="float">
            <text:p>-14.294019</text:p>
          </table:table-cell>
          <table:table-cell office:value-type="float" office:value="595" calcext:value-type="float">
            <text:p>595</text:p>
          </table:table-cell>
          <table:table-cell office:value-type="float" office:value="89.830852" calcext:value-type="float">
            <text:p>89.830852</text:p>
          </table:table-cell>
          <table:table-cell office:value-type="float" office:value="-14.293328" calcext:value-type="float">
            <text:p>-14.293328</text:p>
          </table:table-cell>
          <table:table-cell office:value-type="float" office:value="86.612709" calcext:value-type="float">
            <text:p>86.612709</text:p>
          </table:table-cell>
          <table:table-cell office:value-type="float" office:value="-11.649926" calcext:value-type="float">
            <text:p>-11.649926</text:p>
          </table:table-cell>
          <table:table-cell office:value-type="float" office:value="98.184879" calcext:value-type="float">
            <text:p>98.184879</text:p>
          </table:table-cell>
          <table:table-cell office:value-type="float" office:value="-7.867937" calcext:value-type="float">
            <text:p>-7.867937</text:p>
          </table:table-cell>
          <table:table-cell office:value-type="float" office:value="89.830598" calcext:value-type="float">
            <text:p>89.830598</text:p>
          </table:table-cell>
          <table:table-cell office:value-type="float" office:value="-14.29402" calcext:value-type="float">
            <text:p>-14.29402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92.071364" calcext:value-type="float">
            <text:p>92.071364</text:p>
          </table:table-cell>
          <table:table-cell office:value-type="float" office:value="-6.416823" calcext:value-type="float">
            <text:p>-6.416823</text:p>
          </table:table-cell>
          <table:table-cell office:value-type="float" office:value="86.626584" calcext:value-type="float">
            <text:p>86.626584</text:p>
          </table:table-cell>
          <table:table-cell office:value-type="float" office:value="-11.843318" calcext:value-type="float">
            <text:p>-11.843318</text:p>
          </table:table-cell>
          <table:table-cell office:value-type="float" office:value="97.769837" calcext:value-type="float">
            <text:p>97.769837</text:p>
          </table:table-cell>
          <table:table-cell office:value-type="float" office:value="-7.763663" calcext:value-type="float">
            <text:p>-7.763663</text:p>
          </table:table-cell>
          <table:table-cell office:value-type="float" office:value="92.071325" calcext:value-type="float">
            <text:p>92.071325</text:p>
          </table:table-cell>
          <table:table-cell office:value-type="float" office:value="-6.416692" calcext:value-type="float">
            <text:p>-6.416692</text:p>
          </table:table-cell>
          <table:table-cell office:value-type="float" office:value="596" calcext:value-type="float">
            <text:p>596</text:p>
          </table:table-cell>
          <table:table-cell office:value-type="float" office:value="92.071365" calcext:value-type="float">
            <text:p>92.071365</text:p>
          </table:table-cell>
          <table:table-cell office:value-type="float" office:value="-6.416824" calcext:value-type="float">
            <text:p>-6.416824</text:p>
          </table:table-cell>
          <table:table-cell office:value-type="float" office:value="86.626585" calcext:value-type="float">
            <text:p>86.626585</text:p>
          </table:table-cell>
          <table:table-cell office:value-type="float" office:value="-11.643587" calcext:value-type="float">
            <text:p>-11.643587</text:p>
          </table:table-cell>
          <table:table-cell office:value-type="float" office:value="97.769838" calcext:value-type="float">
            <text:p>97.769838</text:p>
          </table:table-cell>
          <table:table-cell office:value-type="float" office:value="-7.760463" calcext:value-type="float">
            <text:p>-7.760463</text:p>
          </table:table-cell>
          <table:table-cell office:value-type="float" office:value="92.071326" calcext:value-type="float">
            <text:p>92.071326</text:p>
          </table:table-cell>
          <table:table-cell office:value-type="float" office:value="-6.416692" calcext:value-type="float">
            <text:p>-6.416692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94.040299" calcext:value-type="float">
            <text:p>94.040299</text:p>
          </table:table-cell>
          <table:table-cell office:value-type="float" office:value="-10.813976" calcext:value-type="float">
            <text:p>-10.813976</text:p>
          </table:table-cell>
          <table:table-cell office:value-type="float" office:value="86.643633" calcext:value-type="float">
            <text:p>86.643633</text:p>
          </table:table-cell>
          <table:table-cell office:value-type="float" office:value="-11.843498" calcext:value-type="float">
            <text:p>-11.843498</text:p>
          </table:table-cell>
          <table:table-cell office:value-type="float" office:value="97.524625" calcext:value-type="float">
            <text:p>97.524625</text:p>
          </table:table-cell>
          <table:table-cell office:value-type="float" office:value="-7.977353" calcext:value-type="float">
            <text:p>-7.977353</text:p>
          </table:table-cell>
          <table:table-cell office:value-type="float" office:value="94.040324" calcext:value-type="float">
            <text:p>94.040324</text:p>
          </table:table-cell>
          <table:table-cell office:value-type="float" office:value="-10.812845" calcext:value-type="float">
            <text:p>-10.812845</text:p>
          </table:table-cell>
          <table:table-cell office:value-type="float" office:value="597" calcext:value-type="float">
            <text:p>597</text:p>
          </table:table-cell>
          <table:table-cell office:value-type="float" office:value="94.040299" calcext:value-type="float">
            <text:p>94.040299</text:p>
          </table:table-cell>
          <table:table-cell office:value-type="float" office:value="-10.813977" calcext:value-type="float">
            <text:p>-10.813977</text:p>
          </table:table-cell>
          <table:table-cell office:value-type="float" office:value="86.643634" calcext:value-type="float">
            <text:p>86.643634</text:p>
          </table:table-cell>
          <table:table-cell office:value-type="float" office:value="-11.643767" calcext:value-type="float">
            <text:p>-11.643767</text:p>
          </table:table-cell>
          <table:table-cell office:value-type="float" office:value="97.524625" calcext:value-type="float">
            <text:p>97.524625</text:p>
          </table:table-cell>
          <table:table-cell office:value-type="float" office:value="-7.974377" calcext:value-type="float">
            <text:p>-7.974377</text:p>
          </table:table-cell>
          <table:table-cell office:value-type="float" office:value="94.040325" calcext:value-type="float">
            <text:p>94.040325</text:p>
          </table:table-cell>
          <table:table-cell office:value-type="float" office:value="-10.812845" calcext:value-type="float">
            <text:p>-10.812845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91.425206" calcext:value-type="float">
            <text:p>91.425206</text:p>
          </table:table-cell>
          <table:table-cell office:value-type="float" office:value="-15.09467" calcext:value-type="float">
            <text:p>-15.09467</text:p>
          </table:table-cell>
          <table:table-cell office:value-type="float" office:value="86.662009" calcext:value-type="float">
            <text:p>86.662009</text:p>
          </table:table-cell>
          <table:table-cell office:value-type="float" office:value="-11.848023" calcext:value-type="float">
            <text:p>-11.848023</text:p>
          </table:table-cell>
          <table:table-cell office:value-type="float" office:value="97.114755" calcext:value-type="float">
            <text:p>97.114755</text:p>
          </table:table-cell>
          <table:table-cell office:value-type="float" office:value="-8.479773" calcext:value-type="float">
            <text:p>-8.479773</text:p>
          </table:table-cell>
          <table:table-cell office:value-type="float" office:value="91.425627" calcext:value-type="float">
            <text:p>91.425627</text:p>
          </table:table-cell>
          <table:table-cell office:value-type="float" office:value="-15.094681" calcext:value-type="float">
            <text:p>-15.094681</text:p>
          </table:table-cell>
          <table:table-cell office:value-type="float" office:value="598" calcext:value-type="float">
            <text:p>598</text:p>
          </table:table-cell>
          <table:table-cell office:value-type="float" office:value="91.425206" calcext:value-type="float">
            <text:p>91.425206</text:p>
          </table:table-cell>
          <table:table-cell office:value-type="float" office:value="-15.094671" calcext:value-type="float">
            <text:p>-15.094671</text:p>
          </table:table-cell>
          <table:table-cell office:value-type="float" office:value="86.66201" calcext:value-type="float">
            <text:p>86.66201</text:p>
          </table:table-cell>
          <table:table-cell office:value-type="float" office:value="-11.648292" calcext:value-type="float">
            <text:p>-11.648292</text:p>
          </table:table-cell>
          <table:table-cell office:value-type="float" office:value="97.114756" calcext:value-type="float">
            <text:p>97.114756</text:p>
          </table:table-cell>
          <table:table-cell office:value-type="float" office:value="-8.477005" calcext:value-type="float">
            <text:p>-8.477005</text:p>
          </table:table-cell>
          <table:table-cell office:value-type="float" office:value="91.425627" calcext:value-type="float">
            <text:p>91.425627</text:p>
          </table:table-cell>
          <table:table-cell office:value-type="float" office:value="-15.094682" calcext:value-type="float">
            <text:p>-15.094682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95.125156" calcext:value-type="float">
            <text:p>95.125156</text:p>
          </table:table-cell>
          <table:table-cell office:value-type="float" office:value="-10.329916" calcext:value-type="float">
            <text:p>-10.329916</text:p>
          </table:table-cell>
          <table:table-cell office:value-type="float" office:value="86.68328" calcext:value-type="float">
            <text:p>86.68328</text:p>
          </table:table-cell>
          <table:table-cell office:value-type="float" office:value="-11.852995" calcext:value-type="float">
            <text:p>-11.852995</text:p>
          </table:table-cell>
          <table:table-cell office:value-type="float" office:value="96.995265" calcext:value-type="float">
            <text:p>96.995265</text:p>
          </table:table-cell>
          <table:table-cell office:value-type="float" office:value="-8.613907" calcext:value-type="float">
            <text:p>-8.613907</text:p>
          </table:table-cell>
          <table:table-cell office:value-type="float" office:value="95.124579" calcext:value-type="float">
            <text:p>95.124579</text:p>
          </table:table-cell>
          <table:table-cell office:value-type="float" office:value="-10.330743" calcext:value-type="float">
            <text:p>-10.330743</text:p>
          </table:table-cell>
          <table:table-cell office:value-type="float" office:value="599" calcext:value-type="float">
            <text:p>599</text:p>
          </table:table-cell>
          <table:table-cell office:value-type="float" office:value="95.125156" calcext:value-type="float">
            <text:p>95.125156</text:p>
          </table:table-cell>
          <table:table-cell office:value-type="float" office:value="-10.329916" calcext:value-type="float">
            <text:p>-10.329916</text:p>
          </table:table-cell>
          <table:table-cell office:value-type="float" office:value="86.68328" calcext:value-type="float">
            <text:p>86.68328</text:p>
          </table:table-cell>
          <table:table-cell office:value-type="float" office:value="-11.653264" calcext:value-type="float">
            <text:p>-11.653264</text:p>
          </table:table-cell>
          <table:table-cell office:value-type="float" office:value="96.995265" calcext:value-type="float">
            <text:p>96.995265</text:p>
          </table:table-cell>
          <table:table-cell office:value-type="float" office:value="-8.611333" calcext:value-type="float">
            <text:p>-8.611333</text:p>
          </table:table-cell>
          <table:table-cell office:value-type="float" office:value="95.124579" calcext:value-type="float">
            <text:p>95.124579</text:p>
          </table:table-cell>
          <table:table-cell office:value-type="float" office:value="-10.330743" calcext:value-type="float">
            <text:p>-10.33074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00.372992" calcext:value-type="float">
            <text:p>100.372992</text:p>
          </table:table-cell>
          <table:table-cell office:value-type="float" office:value="-9.535496" calcext:value-type="float">
            <text:p>-9.535496</text:p>
          </table:table-cell>
          <table:table-cell office:value-type="float" office:value="86.7071" calcext:value-type="float">
            <text:p>86.7071</text:p>
          </table:table-cell>
          <table:table-cell office:value-type="float" office:value="-11.860598" calcext:value-type="float">
            <text:p>-11.860598</text:p>
          </table:table-cell>
          <table:table-cell office:value-type="float" office:value="97.253858" calcext:value-type="float">
            <text:p>97.253858</text:p>
          </table:table-cell>
          <table:table-cell office:value-type="float" office:value="-8.685488" calcext:value-type="float">
            <text:p>-8.685488</text:p>
          </table:table-cell>
          <table:table-cell office:value-type="float" office:value="100.372851" calcext:value-type="float">
            <text:p>100.372851</text:p>
          </table:table-cell>
          <table:table-cell office:value-type="float" office:value="-9.535135" calcext:value-type="float">
            <text:p>-9.535135</text:p>
          </table:table-cell>
          <table:table-cell office:value-type="float" office:value="600" calcext:value-type="float">
            <text:p>600</text:p>
          </table:table-cell>
          <table:table-cell office:value-type="float" office:value="100.372992" calcext:value-type="float">
            <text:p>100.372992</text:p>
          </table:table-cell>
          <table:table-cell office:value-type="float" office:value="-9.535496" calcext:value-type="float">
            <text:p>-9.535496</text:p>
          </table:table-cell>
          <table:table-cell office:value-type="float" office:value="86.7071" calcext:value-type="float">
            <text:p>86.7071</text:p>
          </table:table-cell>
          <table:table-cell office:value-type="float" office:value="-11.660867" calcext:value-type="float">
            <text:p>-11.660867</text:p>
          </table:table-cell>
          <table:table-cell office:value-type="float" office:value="97.253859" calcext:value-type="float">
            <text:p>97.253859</text:p>
          </table:table-cell>
          <table:table-cell office:value-type="float" office:value="-8.683095" calcext:value-type="float">
            <text:p>-8.683095</text:p>
          </table:table-cell>
          <table:table-cell office:value-type="float" office:value="100.372851" calcext:value-type="float">
            <text:p>100.372851</text:p>
          </table:table-cell>
          <table:table-cell office:value-type="float" office:value="-9.535135" calcext:value-type="float">
            <text:p>-9.53513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94.745181" calcext:value-type="float">
            <text:p>94.745181</text:p>
          </table:table-cell>
          <table:table-cell office:value-type="float" office:value="-7.992428" calcext:value-type="float">
            <text:p>-7.992428</text:p>
          </table:table-cell>
          <table:table-cell office:value-type="float" office:value="86.728221" calcext:value-type="float">
            <text:p>86.728221</text:p>
          </table:table-cell>
          <table:table-cell office:value-type="float" office:value="-11.864151" calcext:value-type="float">
            <text:p>-11.864151</text:p>
          </table:table-cell>
          <table:table-cell office:value-type="float" office:value="97.097894" calcext:value-type="float">
            <text:p>97.097894</text:p>
          </table:table-cell>
          <table:table-cell office:value-type="float" office:value="-8.640279" calcext:value-type="float">
            <text:p>-8.640279</text:p>
          </table:table-cell>
          <table:table-cell office:value-type="float" office:value="94.746168" calcext:value-type="float">
            <text:p>94.746168</text:p>
          </table:table-cell>
          <table:table-cell office:value-type="float" office:value="-7.992495" calcext:value-type="float">
            <text:p>-7.992495</text:p>
          </table:table-cell>
          <table:table-cell office:value-type="float" office:value="601" calcext:value-type="float">
            <text:p>601</text:p>
          </table:table-cell>
          <table:table-cell office:value-type="float" office:value="94.745182" calcext:value-type="float">
            <text:p>94.745182</text:p>
          </table:table-cell>
          <table:table-cell office:value-type="float" office:value="-7.992429" calcext:value-type="float">
            <text:p>-7.992429</text:p>
          </table:table-cell>
          <table:table-cell office:value-type="float" office:value="86.728221" calcext:value-type="float">
            <text:p>86.728221</text:p>
          </table:table-cell>
          <table:table-cell office:value-type="float" office:value="-11.66442" calcext:value-type="float">
            <text:p>-11.66442</text:p>
          </table:table-cell>
          <table:table-cell office:value-type="float" office:value="97.097894" calcext:value-type="float">
            <text:p>97.097894</text:p>
          </table:table-cell>
          <table:table-cell office:value-type="float" office:value="-8.638053" calcext:value-type="float">
            <text:p>-8.638053</text:p>
          </table:table-cell>
          <table:table-cell office:value-type="float" office:value="94.746168" calcext:value-type="float">
            <text:p>94.746168</text:p>
          </table:table-cell>
          <table:table-cell office:value-type="float" office:value="-7.992496" calcext:value-type="float">
            <text:p>-7.99249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91.765381" calcext:value-type="float">
            <text:p>91.765381</text:p>
          </table:table-cell>
          <table:table-cell office:value-type="float" office:value="-3.42045" calcext:value-type="float">
            <text:p>-3.42045</text:p>
          </table:table-cell>
          <table:table-cell office:value-type="float" office:value="86.741572" calcext:value-type="float">
            <text:p>86.741572</text:p>
          </table:table-cell>
          <table:table-cell office:value-type="float" office:value="-11.863765" calcext:value-type="float">
            <text:p>-11.863765</text:p>
          </table:table-cell>
          <table:table-cell office:value-type="float" office:value="96.737034" calcext:value-type="float">
            <text:p>96.737034</text:p>
          </table:table-cell>
          <table:table-cell office:value-type="float" office:value="-8.274532" calcext:value-type="float">
            <text:p>-8.274532</text:p>
          </table:table-cell>
          <table:table-cell office:value-type="float" office:value="91.765141" calcext:value-type="float">
            <text:p>91.765141</text:p>
          </table:table-cell>
          <table:table-cell office:value-type="float" office:value="-3.420724" calcext:value-type="float">
            <text:p>-3.420724</text:p>
          </table:table-cell>
          <table:table-cell office:value-type="float" office:value="602" calcext:value-type="float">
            <text:p>602</text:p>
          </table:table-cell>
          <table:table-cell office:value-type="float" office:value="91.765381" calcext:value-type="float">
            <text:p>91.765381</text:p>
          </table:table-cell>
          <table:table-cell office:value-type="float" office:value="-3.420451" calcext:value-type="float">
            <text:p>-3.420451</text:p>
          </table:table-cell>
          <table:table-cell office:value-type="float" office:value="86.741573" calcext:value-type="float">
            <text:p>86.741573</text:p>
          </table:table-cell>
          <table:table-cell office:value-type="float" office:value="-11.664034" calcext:value-type="float">
            <text:p>-11.664034</text:p>
          </table:table-cell>
          <table:table-cell office:value-type="float" office:value="96.737035" calcext:value-type="float">
            <text:p>96.737035</text:p>
          </table:table-cell>
          <table:table-cell office:value-type="float" office:value="-8.272461" calcext:value-type="float">
            <text:p>-8.272461</text:p>
          </table:table-cell>
          <table:table-cell office:value-type="float" office:value="91.765141" calcext:value-type="float">
            <text:p>91.765141</text:p>
          </table:table-cell>
          <table:table-cell office:value-type="float" office:value="-3.420724" calcext:value-type="float">
            <text:p>-3.42072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8.876072" calcext:value-type="float">
            <text:p>88.876072</text:p>
          </table:table-cell>
          <table:table-cell office:value-type="float" office:value="-7.985522" calcext:value-type="float">
            <text:p>-7.985522</text:p>
          </table:table-cell>
          <table:table-cell office:value-type="float" office:value="86.746017" calcext:value-type="float">
            <text:p>86.746017</text:p>
          </table:table-cell>
          <table:table-cell office:value-type="float" office:value="-11.863898" calcext:value-type="float">
            <text:p>-11.863898</text:p>
          </table:table-cell>
          <table:table-cell office:value-type="float" office:value="96.1909" calcext:value-type="float">
            <text:p>96.1909</text:p>
          </table:table-cell>
          <table:table-cell office:value-type="float" office:value="-8.254425" calcext:value-type="float">
            <text:p>-8.254425</text:p>
          </table:table-cell>
          <table:table-cell office:value-type="float" office:value="88.876063" calcext:value-type="float">
            <text:p>88.876063</text:p>
          </table:table-cell>
          <table:table-cell office:value-type="float" office:value="-7.9847" calcext:value-type="float">
            <text:p>-7.9847</text:p>
          </table:table-cell>
          <table:table-cell office:value-type="float" office:value="603" calcext:value-type="float">
            <text:p>603</text:p>
          </table:table-cell>
          <table:table-cell office:value-type="float" office:value="88.876073" calcext:value-type="float">
            <text:p>88.876073</text:p>
          </table:table-cell>
          <table:table-cell office:value-type="float" office:value="-7.985523" calcext:value-type="float">
            <text:p>-7.985523</text:p>
          </table:table-cell>
          <table:table-cell office:value-type="float" office:value="86.746017" calcext:value-type="float">
            <text:p>86.746017</text:p>
          </table:table-cell>
          <table:table-cell office:value-type="float" office:value="-11.664167" calcext:value-type="float">
            <text:p>-11.664167</text:p>
          </table:table-cell>
          <table:table-cell office:value-type="float" office:value="96.190901" calcext:value-type="float">
            <text:p>96.190901</text:p>
          </table:table-cell>
          <table:table-cell office:value-type="float" office:value="-8.2525" calcext:value-type="float">
            <text:p>-8.2525</text:p>
          </table:table-cell>
          <table:table-cell office:value-type="float" office:value="88.876063" calcext:value-type="float">
            <text:p>88.876063</text:p>
          </table:table-cell>
          <table:table-cell office:value-type="float" office:value="-7.984701" calcext:value-type="float">
            <text:p>-7.98470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90.588955" calcext:value-type="float">
            <text:p>90.588955</text:p>
          </table:table-cell>
          <table:table-cell office:value-type="float" office:value="-11.161716" calcext:value-type="float">
            <text:p>-11.161716</text:p>
          </table:table-cell>
          <table:table-cell office:value-type="float" office:value="86.749394" calcext:value-type="float">
            <text:p>86.749394</text:p>
          </table:table-cell>
          <table:table-cell office:value-type="float" office:value="-11.859089" calcext:value-type="float">
            <text:p>-11.859089</text:p>
          </table:table-cell>
          <table:table-cell office:value-type="float" office:value="95.801905" calcext:value-type="float">
            <text:p>95.801905</text:p>
          </table:table-cell>
          <table:table-cell office:value-type="float" office:value="-8.453463" calcext:value-type="float">
            <text:p>-8.453463</text:p>
          </table:table-cell>
          <table:table-cell office:value-type="float" office:value="90.588543" calcext:value-type="float">
            <text:p>90.588543</text:p>
          </table:table-cell>
          <table:table-cell office:value-type="float" office:value="-11.16184" calcext:value-type="float">
            <text:p>-11.16184</text:p>
          </table:table-cell>
          <table:table-cell office:value-type="float" office:value="604" calcext:value-type="float">
            <text:p>604</text:p>
          </table:table-cell>
          <table:table-cell office:value-type="float" office:value="90.588956" calcext:value-type="float">
            <text:p>90.588956</text:p>
          </table:table-cell>
          <table:table-cell office:value-type="float" office:value="-11.161716" calcext:value-type="float">
            <text:p>-11.161716</text:p>
          </table:table-cell>
          <table:table-cell office:value-type="float" office:value="86.749394" calcext:value-type="float">
            <text:p>86.749394</text:p>
          </table:table-cell>
          <table:table-cell office:value-type="float" office:value="-11.668976" calcext:value-type="float">
            <text:p>-11.668976</text:p>
          </table:table-cell>
          <table:table-cell office:value-type="float" office:value="95.801905" calcext:value-type="float">
            <text:p>95.801905</text:p>
          </table:table-cell>
          <table:table-cell office:value-type="float" office:value="-8.460617" calcext:value-type="float">
            <text:p>-8.460617</text:p>
          </table:table-cell>
          <table:table-cell office:value-type="float" office:value="90.588543" calcext:value-type="float">
            <text:p>90.588543</text:p>
          </table:table-cell>
          <table:table-cell office:value-type="float" office:value="-11.161841" calcext:value-type="float">
            <text:p>-11.16184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4.478068" calcext:value-type="float">
            <text:p>84.478068</text:p>
          </table:table-cell>
          <table:table-cell office:value-type="float" office:value="-8.755171" calcext:value-type="float">
            <text:p>-8.755171</text:p>
          </table:table-cell>
          <table:table-cell office:value-type="float" office:value="86.759688" calcext:value-type="float">
            <text:p>86.759688</text:p>
          </table:table-cell>
          <table:table-cell office:value-type="float" office:value="-11.873221" calcext:value-type="float">
            <text:p>-11.873221</text:p>
          </table:table-cell>
          <table:table-cell office:value-type="float" office:value="95.01881" calcext:value-type="float">
            <text:p>95.01881</text:p>
          </table:table-cell>
          <table:table-cell office:value-type="float" office:value="-8.487725" calcext:value-type="float">
            <text:p>-8.487725</text:p>
          </table:table-cell>
          <table:table-cell office:value-type="float" office:value="84.478767" calcext:value-type="float">
            <text:p>84.478767</text:p>
          </table:table-cell>
          <table:table-cell office:value-type="float" office:value="-8.755671" calcext:value-type="float">
            <text:p>-8.755671</text:p>
          </table:table-cell>
          <table:table-cell office:value-type="float" office:value="605" calcext:value-type="float">
            <text:p>605</text:p>
          </table:table-cell>
          <table:table-cell office:value-type="float" office:value="84.478068" calcext:value-type="float">
            <text:p>84.478068</text:p>
          </table:table-cell>
          <table:table-cell office:value-type="float" office:value="-8.755171" calcext:value-type="float">
            <text:p>-8.755171</text:p>
          </table:table-cell>
          <table:table-cell office:value-type="float" office:value="86.759689" calcext:value-type="float">
            <text:p>86.759689</text:p>
          </table:table-cell>
          <table:table-cell office:value-type="float" office:value="-11.683108" calcext:value-type="float">
            <text:p>-11.683108</text:p>
          </table:table-cell>
          <table:table-cell office:value-type="float" office:value="95.018811" calcext:value-type="float">
            <text:p>95.018811</text:p>
          </table:table-cell>
          <table:table-cell office:value-type="float" office:value="-8.494378" calcext:value-type="float">
            <text:p>-8.494378</text:p>
          </table:table-cell>
          <table:table-cell office:value-type="float" office:value="84.478767" calcext:value-type="float">
            <text:p>84.478767</text:p>
          </table:table-cell>
          <table:table-cell office:value-type="float" office:value="-8.75567" calcext:value-type="float">
            <text:p>-8.7556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87.482683" calcext:value-type="float">
            <text:p>87.482683</text:p>
          </table:table-cell>
          <table:table-cell office:value-type="float" office:value="-9.832314" calcext:value-type="float">
            <text:p>-9.832314</text:p>
          </table:table-cell>
          <table:table-cell office:value-type="float" office:value="86.775639" calcext:value-type="float">
            <text:p>86.775639</text:p>
          </table:table-cell>
          <table:table-cell office:value-type="float" office:value="-11.890883" calcext:value-type="float">
            <text:p>-11.890883</text:p>
          </table:table-cell>
          <table:table-cell office:value-type="float" office:value="94.506115" calcext:value-type="float">
            <text:p>94.506115</text:p>
          </table:table-cell>
          <table:table-cell office:value-type="float" office:value="-8.598272" calcext:value-type="float">
            <text:p>-8.598272</text:p>
          </table:table-cell>
          <table:table-cell office:value-type="float" office:value="87.481874" calcext:value-type="float">
            <text:p>87.481874</text:p>
          </table:table-cell>
          <table:table-cell office:value-type="float" office:value="-9.832005" calcext:value-type="float">
            <text:p>-9.832005</text:p>
          </table:table-cell>
          <table:table-cell office:value-type="float" office:value="606" calcext:value-type="float">
            <text:p>606</text:p>
          </table:table-cell>
          <table:table-cell office:value-type="float" office:value="87.482684" calcext:value-type="float">
            <text:p>87.482684</text:p>
          </table:table-cell>
          <table:table-cell office:value-type="float" office:value="-9.832315" calcext:value-type="float">
            <text:p>-9.832315</text:p>
          </table:table-cell>
          <table:table-cell office:value-type="float" office:value="86.775639" calcext:value-type="float">
            <text:p>86.775639</text:p>
          </table:table-cell>
          <table:table-cell office:value-type="float" office:value="-11.700769" calcext:value-type="float">
            <text:p>-11.700769</text:p>
          </table:table-cell>
          <table:table-cell office:value-type="float" office:value="94.506116" calcext:value-type="float">
            <text:p>94.506116</text:p>
          </table:table-cell>
          <table:table-cell office:value-type="float" office:value="-8.604459" calcext:value-type="float">
            <text:p>-8.604459</text:p>
          </table:table-cell>
          <table:table-cell office:value-type="float" office:value="87.481874" calcext:value-type="float">
            <text:p>87.481874</text:p>
          </table:table-cell>
          <table:table-cell office:value-type="float" office:value="-9.832006" calcext:value-type="float">
            <text:p>-9.83200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95.799242" calcext:value-type="float">
            <text:p>95.799242</text:p>
          </table:table-cell>
          <table:table-cell office:value-type="float" office:value="-11.604551" calcext:value-type="float">
            <text:p>-11.604551</text:p>
          </table:table-cell>
          <table:table-cell office:value-type="float" office:value="86.790851" calcext:value-type="float">
            <text:p>86.790851</text:p>
          </table:table-cell>
          <table:table-cell office:value-type="float" office:value="-11.874928" calcext:value-type="float">
            <text:p>-11.874928</text:p>
          </table:table-cell>
          <table:table-cell office:value-type="float" office:value="94.610782" calcext:value-type="float">
            <text:p>94.610782</text:p>
          </table:table-cell>
          <table:table-cell office:value-type="float" office:value="-8.793874" calcext:value-type="float">
            <text:p>-8.793874</text:p>
          </table:table-cell>
          <table:table-cell office:value-type="float" office:value="95.798771" calcext:value-type="float">
            <text:p>95.798771</text:p>
          </table:table-cell>
          <table:table-cell office:value-type="float" office:value="-11.604486" calcext:value-type="float">
            <text:p>-11.604486</text:p>
          </table:table-cell>
          <table:table-cell office:value-type="float" office:value="607" calcext:value-type="float">
            <text:p>607</text:p>
          </table:table-cell>
          <table:table-cell office:value-type="float" office:value="95.799242" calcext:value-type="float">
            <text:p>95.799242</text:p>
          </table:table-cell>
          <table:table-cell office:value-type="float" office:value="-11.604552" calcext:value-type="float">
            <text:p>-11.604552</text:p>
          </table:table-cell>
          <table:table-cell office:value-type="float" office:value="86.790852" calcext:value-type="float">
            <text:p>86.790852</text:p>
          </table:table-cell>
          <table:table-cell office:value-type="float" office:value="-11.684815" calcext:value-type="float">
            <text:p>-11.684815</text:p>
          </table:table-cell>
          <table:table-cell office:value-type="float" office:value="94.610782" calcext:value-type="float">
            <text:p>94.610782</text:p>
          </table:table-cell>
          <table:table-cell office:value-type="float" office:value="-8.799629" calcext:value-type="float">
            <text:p>-8.799629</text:p>
          </table:table-cell>
          <table:table-cell office:value-type="float" office:value="95.798772" calcext:value-type="float">
            <text:p>95.798772</text:p>
          </table:table-cell>
          <table:table-cell office:value-type="float" office:value="-11.604487" calcext:value-type="float">
            <text:p>-11.60448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96.603185" calcext:value-type="float">
            <text:p>96.603185</text:p>
          </table:table-cell>
          <table:table-cell office:value-type="float" office:value="-14.270007" calcext:value-type="float">
            <text:p>-14.270007</text:p>
          </table:table-cell>
          <table:table-cell office:value-type="float" office:value="86.804481" calcext:value-type="float">
            <text:p>86.804481</text:p>
          </table:table-cell>
          <table:table-cell office:value-type="float" office:value="-11.861965" calcext:value-type="float">
            <text:p>-11.861965</text:p>
          </table:table-cell>
          <table:table-cell office:value-type="float" office:value="94.762926" calcext:value-type="float">
            <text:p>94.762926</text:p>
          </table:table-cell>
          <table:table-cell office:value-type="float" office:value="-9.165147" calcext:value-type="float">
            <text:p>-9.165147</text:p>
          </table:table-cell>
          <table:table-cell office:value-type="float" office:value="96.603847" calcext:value-type="float">
            <text:p>96.603847</text:p>
          </table:table-cell>
          <table:table-cell office:value-type="float" office:value="-14.269929" calcext:value-type="float">
            <text:p>-14.269929</text:p>
          </table:table-cell>
          <table:table-cell office:value-type="float" office:value="608" calcext:value-type="float">
            <text:p>608</text:p>
          </table:table-cell>
          <table:table-cell office:value-type="float" office:value="96.603186" calcext:value-type="float">
            <text:p>96.603186</text:p>
          </table:table-cell>
          <table:table-cell office:value-type="float" office:value="-14.270008" calcext:value-type="float">
            <text:p>-14.270008</text:p>
          </table:table-cell>
          <table:table-cell office:value-type="float" office:value="86.804482" calcext:value-type="float">
            <text:p>86.804482</text:p>
          </table:table-cell>
          <table:table-cell office:value-type="float" office:value="-11.671852" calcext:value-type="float">
            <text:p>-11.671852</text:p>
          </table:table-cell>
          <table:table-cell office:value-type="float" office:value="94.762926" calcext:value-type="float">
            <text:p>94.762926</text:p>
          </table:table-cell>
          <table:table-cell office:value-type="float" office:value="-9.170499" calcext:value-type="float">
            <text:p>-9.170499</text:p>
          </table:table-cell>
          <table:table-cell office:value-type="float" office:value="96.603848" calcext:value-type="float">
            <text:p>96.603848</text:p>
          </table:table-cell>
          <table:table-cell office:value-type="float" office:value="-14.269929" calcext:value-type="float">
            <text:p>-14.269929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98.221284" calcext:value-type="float">
            <text:p>98.221284</text:p>
          </table:table-cell>
          <table:table-cell office:value-type="float" office:value="-15.148777" calcext:value-type="float">
            <text:p>-15.148777</text:p>
          </table:table-cell>
          <table:table-cell office:value-type="float" office:value="86.817792" calcext:value-type="float">
            <text:p>86.817792</text:p>
          </table:table-cell>
          <table:table-cell office:value-type="float" office:value="-11.844832" calcext:value-type="float">
            <text:p>-11.844832</text:p>
          </table:table-cell>
          <table:table-cell office:value-type="float" office:value="95.01739" calcext:value-type="float">
            <text:p>95.01739</text:p>
          </table:table-cell>
          <table:table-cell office:value-type="float" office:value="-9.568067" calcext:value-type="float">
            <text:p>-9.568067</text:p>
          </table:table-cell>
          <table:table-cell office:value-type="float" office:value="98.221213" calcext:value-type="float">
            <text:p>98.221213</text:p>
          </table:table-cell>
          <table:table-cell office:value-type="float" office:value="-15.148933" calcext:value-type="float">
            <text:p>-15.148933</text:p>
          </table:table-cell>
          <table:table-cell office:value-type="float" office:value="609" calcext:value-type="float">
            <text:p>609</text:p>
          </table:table-cell>
          <table:table-cell office:value-type="float" office:value="98.221285" calcext:value-type="float">
            <text:p>98.221285</text:p>
          </table:table-cell>
          <table:table-cell office:value-type="float" office:value="-15.148777" calcext:value-type="float">
            <text:p>-15.148777</text:p>
          </table:table-cell>
          <table:table-cell office:value-type="float" office:value="86.817793" calcext:value-type="float">
            <text:p>86.817793</text:p>
          </table:table-cell>
          <table:table-cell office:value-type="float" office:value="-11.654719" calcext:value-type="float">
            <text:p>-11.654719</text:p>
          </table:table-cell>
          <table:table-cell office:value-type="float" office:value="95.017391" calcext:value-type="float">
            <text:p>95.017391</text:p>
          </table:table-cell>
          <table:table-cell office:value-type="float" office:value="-9.573045" calcext:value-type="float">
            <text:p>-9.573045</text:p>
          </table:table-cell>
          <table:table-cell office:value-type="float" office:value="98.221213" calcext:value-type="float">
            <text:p>98.221213</text:p>
          </table:table-cell>
          <table:table-cell office:value-type="float" office:value="-15.148934" calcext:value-type="float">
            <text:p>-15.14893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00.151439" calcext:value-type="float">
            <text:p>100.151439</text:p>
          </table:table-cell>
          <table:table-cell office:value-type="float" office:value="-15.961191" calcext:value-type="float">
            <text:p>-15.961191</text:p>
          </table:table-cell>
          <table:table-cell office:value-type="float" office:value="86.831288" calcext:value-type="float">
            <text:p>86.831288</text:p>
          </table:table-cell>
          <table:table-cell office:value-type="float" office:value="-11.825266" calcext:value-type="float">
            <text:p>-11.825266</text:p>
          </table:table-cell>
          <table:table-cell office:value-type="float" office:value="95.389325" calcext:value-type="float">
            <text:p>95.389325</text:p>
          </table:table-cell>
          <table:table-cell office:value-type="float" office:value="-9.99739" calcext:value-type="float">
            <text:p>-9.99739</text:p>
          </table:table-cell>
          <table:table-cell office:value-type="float" office:value="100.151411" calcext:value-type="float">
            <text:p>100.151411</text:p>
          </table:table-cell>
          <table:table-cell office:value-type="float" office:value="-15.961196" calcext:value-type="float">
            <text:p>-15.961196</text:p>
          </table:table-cell>
          <table:table-cell office:value-type="float" office:value="610" calcext:value-type="float">
            <text:p>610</text:p>
          </table:table-cell>
          <table:table-cell office:value-type="float" office:value="100.151439" calcext:value-type="float">
            <text:p>100.151439</text:p>
          </table:table-cell>
          <table:table-cell office:value-type="float" office:value="-15.961191" calcext:value-type="float">
            <text:p>-15.961191</text:p>
          </table:table-cell>
          <table:table-cell office:value-type="float" office:value="86.831289" calcext:value-type="float">
            <text:p>86.831289</text:p>
          </table:table-cell>
          <table:table-cell office:value-type="float" office:value="-11.635153" calcext:value-type="float">
            <text:p>-11.635153</text:p>
          </table:table-cell>
          <table:table-cell office:value-type="float" office:value="95.389325" calcext:value-type="float">
            <text:p>95.389325</text:p>
          </table:table-cell>
          <table:table-cell office:value-type="float" office:value="-10.002019" calcext:value-type="float">
            <text:p>-10.002019</text:p>
          </table:table-cell>
          <table:table-cell office:value-type="float" office:value="100.151412" calcext:value-type="float">
            <text:p>100.151412</text:p>
          </table:table-cell>
          <table:table-cell office:value-type="float" office:value="-15.961197" calcext:value-type="float">
            <text:p>-15.96119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00.899534" calcext:value-type="float">
            <text:p>100.899534</text:p>
          </table:table-cell>
          <table:table-cell office:value-type="float" office:value="-14.554054" calcext:value-type="float">
            <text:p>-14.554054</text:p>
          </table:table-cell>
          <table:table-cell office:value-type="float" office:value="86.844032" calcext:value-type="float">
            <text:p>86.844032</text:p>
          </table:table-cell>
          <table:table-cell office:value-type="float" office:value="-11.805602" calcext:value-type="float">
            <text:p>-11.805602</text:p>
          </table:table-cell>
          <table:table-cell office:value-type="float" office:value="95.786891" calcext:value-type="float">
            <text:p>95.786891</text:p>
          </table:table-cell>
          <table:table-cell office:value-type="float" office:value="-10.298069" calcext:value-type="float">
            <text:p>-10.298069</text:p>
          </table:table-cell>
          <table:table-cell office:value-type="float" office:value="100.899636" calcext:value-type="float">
            <text:p>100.899636</text:p>
          </table:table-cell>
          <table:table-cell office:value-type="float" office:value="-14.554247" calcext:value-type="float">
            <text:p>-14.554247</text:p>
          </table:table-cell>
          <table:table-cell office:value-type="float" office:value="611" calcext:value-type="float">
            <text:p>611</text:p>
          </table:table-cell>
          <table:table-cell office:value-type="float" office:value="100.899534" calcext:value-type="float">
            <text:p>100.899534</text:p>
          </table:table-cell>
          <table:table-cell office:value-type="float" office:value="-14.554054" calcext:value-type="float">
            <text:p>-14.554054</text:p>
          </table:table-cell>
          <table:table-cell office:value-type="float" office:value="86.844033" calcext:value-type="float">
            <text:p>86.844033</text:p>
          </table:table-cell>
          <table:table-cell office:value-type="float" office:value="-11.615489" calcext:value-type="float">
            <text:p>-11.615489</text:p>
          </table:table-cell>
          <table:table-cell office:value-type="float" office:value="95.786892" calcext:value-type="float">
            <text:p>95.786892</text:p>
          </table:table-cell>
          <table:table-cell office:value-type="float" office:value="-10.302374" calcext:value-type="float">
            <text:p>-10.302374</text:p>
          </table:table-cell>
          <table:table-cell office:value-type="float" office:value="100.899637" calcext:value-type="float">
            <text:p>100.899637</text:p>
          </table:table-cell>
          <table:table-cell office:value-type="float" office:value="-14.554248" calcext:value-type="float">
            <text:p>-14.55424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04.783657" calcext:value-type="float">
            <text:p>104.783657</text:p>
          </table:table-cell>
          <table:table-cell office:value-type="float" office:value="-12.742201" calcext:value-type="float">
            <text:p>-12.742201</text:p>
          </table:table-cell>
          <table:table-cell office:value-type="float" office:value="86.85416" calcext:value-type="float">
            <text:p>86.85416</text:p>
          </table:table-cell>
          <table:table-cell office:value-type="float" office:value="-11.785838" calcext:value-type="float">
            <text:p>-11.785838</text:p>
          </table:table-cell>
          <table:table-cell office:value-type="float" office:value="96.426084" calcext:value-type="float">
            <text:p>96.426084</text:p>
          </table:table-cell>
          <table:table-cell office:value-type="float" office:value="-10.450778" calcext:value-type="float">
            <text:p>-10.450778</text:p>
          </table:table-cell>
          <table:table-cell office:value-type="float" office:value="104.783385" calcext:value-type="float">
            <text:p>104.783385</text:p>
          </table:table-cell>
          <table:table-cell office:value-type="float" office:value="-12.742237" calcext:value-type="float">
            <text:p>-12.742237</text:p>
          </table:table-cell>
          <table:table-cell office:value-type="float" office:value="612" calcext:value-type="float">
            <text:p>612</text:p>
          </table:table-cell>
          <table:table-cell office:value-type="float" office:value="104.783658" calcext:value-type="float">
            <text:p>104.783658</text:p>
          </table:table-cell>
          <table:table-cell office:value-type="float" office:value="-12.742202" calcext:value-type="float">
            <text:p>-12.742202</text:p>
          </table:table-cell>
          <table:table-cell office:value-type="float" office:value="86.854161" calcext:value-type="float">
            <text:p>86.854161</text:p>
          </table:table-cell>
          <table:table-cell office:value-type="float" office:value="-11.595725" calcext:value-type="float">
            <text:p>-11.595725</text:p>
          </table:table-cell>
          <table:table-cell office:value-type="float" office:value="96.426084" calcext:value-type="float">
            <text:p>96.426084</text:p>
          </table:table-cell>
          <table:table-cell office:value-type="float" office:value="-10.454781" calcext:value-type="float">
            <text:p>-10.454781</text:p>
          </table:table-cell>
          <table:table-cell office:value-type="float" office:value="104.783385" calcext:value-type="float">
            <text:p>104.783385</text:p>
          </table:table-cell>
          <table:table-cell office:value-type="float" office:value="-12.742237" calcext:value-type="float">
            <text:p>-12.742237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09.893376" calcext:value-type="float">
            <text:p>109.893376</text:p>
          </table:table-cell>
          <table:table-cell office:value-type="float" office:value="-6.384747" calcext:value-type="float">
            <text:p>-6.384747</text:p>
          </table:table-cell>
          <table:table-cell office:value-type="float" office:value="86.860694" calcext:value-type="float">
            <text:p>86.860694</text:p>
          </table:table-cell>
          <table:table-cell office:value-type="float" office:value="-11.767282" calcext:value-type="float">
            <text:p>-11.767282</text:p>
          </table:table-cell>
          <table:table-cell office:value-type="float" office:value="97.374871" calcext:value-type="float">
            <text:p>97.374871</text:p>
          </table:table-cell>
          <table:table-cell office:value-type="float" office:value="-10.148898" calcext:value-type="float">
            <text:p>-10.148898</text:p>
          </table:table-cell>
          <table:table-cell office:value-type="float" office:value="109.89327" calcext:value-type="float">
            <text:p>109.89327</text:p>
          </table:table-cell>
          <table:table-cell office:value-type="float" office:value="-6.38514" calcext:value-type="float">
            <text:p>-6.38514</text:p>
          </table:table-cell>
          <table:table-cell office:value-type="float" office:value="613" calcext:value-type="float">
            <text:p>613</text:p>
          </table:table-cell>
          <table:table-cell office:value-type="float" office:value="109.893376" calcext:value-type="float">
            <text:p>109.893376</text:p>
          </table:table-cell>
          <table:table-cell office:value-type="float" office:value="-6.384748" calcext:value-type="float">
            <text:p>-6.384748</text:p>
          </table:table-cell>
          <table:table-cell office:value-type="float" office:value="86.860695" calcext:value-type="float">
            <text:p>86.860695</text:p>
          </table:table-cell>
          <table:table-cell office:value-type="float" office:value="-11.577168" calcext:value-type="float">
            <text:p>-11.577168</text:p>
          </table:table-cell>
          <table:table-cell office:value-type="float" office:value="97.374872" calcext:value-type="float">
            <text:p>97.374872</text:p>
          </table:table-cell>
          <table:table-cell office:value-type="float" office:value="-10.152621" calcext:value-type="float">
            <text:p>-10.152621</text:p>
          </table:table-cell>
          <table:table-cell office:value-type="float" office:value="109.89327" calcext:value-type="float">
            <text:p>109.89327</text:p>
          </table:table-cell>
          <table:table-cell office:value-type="float" office:value="-6.385141" calcext:value-type="float">
            <text:p>-6.38514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12.448311" calcext:value-type="float">
            <text:p>112.448311</text:p>
          </table:table-cell>
          <table:table-cell office:value-type="float" office:value="-2.943206" calcext:value-type="float">
            <text:p>-2.943206</text:p>
          </table:table-cell>
          <table:table-cell office:value-type="float" office:value="86.86312" calcext:value-type="float">
            <text:p>86.86312</text:p>
          </table:table-cell>
          <table:table-cell office:value-type="float" office:value="-11.749729" calcext:value-type="float">
            <text:p>-11.749729</text:p>
          </table:table-cell>
          <table:table-cell office:value-type="float" office:value="98.432268" calcext:value-type="float">
            <text:p>98.432268</text:p>
          </table:table-cell>
          <table:table-cell office:value-type="float" office:value="-9.628176" calcext:value-type="float">
            <text:p>-9.628176</text:p>
          </table:table-cell>
          <table:table-cell office:value-type="float" office:value="112.448531" calcext:value-type="float">
            <text:p>112.448531</text:p>
          </table:table-cell>
          <table:table-cell office:value-type="float" office:value="-2.942956" calcext:value-type="float">
            <text:p>-2.942956</text:p>
          </table:table-cell>
          <table:table-cell office:value-type="float" office:value="614" calcext:value-type="float">
            <text:p>614</text:p>
          </table:table-cell>
          <table:table-cell office:value-type="float" office:value="112.448312" calcext:value-type="float">
            <text:p>112.448312</text:p>
          </table:table-cell>
          <table:table-cell office:value-type="float" office:value="-2.943207" calcext:value-type="float">
            <text:p>-2.943207</text:p>
          </table:table-cell>
          <table:table-cell office:value-type="float" office:value="86.863121" calcext:value-type="float">
            <text:p>86.863121</text:p>
          </table:table-cell>
          <table:table-cell office:value-type="float" office:value="-11.559616" calcext:value-type="float">
            <text:p>-11.559616</text:p>
          </table:table-cell>
          <table:table-cell office:value-type="float" office:value="98.432268" calcext:value-type="float">
            <text:p>98.432268</text:p>
          </table:table-cell>
          <table:table-cell office:value-type="float" office:value="-9.631639" calcext:value-type="float">
            <text:p>-9.631639</text:p>
          </table:table-cell>
          <table:table-cell office:value-type="float" office:value="112.448531" calcext:value-type="float">
            <text:p>112.448531</text:p>
          </table:table-cell>
          <table:table-cell office:value-type="float" office:value="-2.942956" calcext:value-type="float">
            <text:p>-2.94295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00.99282" calcext:value-type="float">
            <text:p>100.99282</text:p>
          </table:table-cell>
          <table:table-cell office:value-type="float" office:value="-3.104384" calcext:value-type="float">
            <text:p>-3.104384</text:p>
          </table:table-cell>
          <table:table-cell office:value-type="float" office:value="86.860021" calcext:value-type="float">
            <text:p>86.860021</text:p>
          </table:table-cell>
          <table:table-cell office:value-type="float" office:value="-11.735883" calcext:value-type="float">
            <text:p>-11.735883</text:p>
          </table:table-cell>
          <table:table-cell office:value-type="float" office:value="98.608624" calcext:value-type="float">
            <text:p>98.608624</text:p>
          </table:table-cell>
          <table:table-cell office:value-type="float" office:value="-9.158634" calcext:value-type="float">
            <text:p>-9.158634</text:p>
          </table:table-cell>
          <table:table-cell office:value-type="float" office:value="100.994021" calcext:value-type="float">
            <text:p>100.994021</text:p>
          </table:table-cell>
          <table:table-cell office:value-type="float" office:value="-3.104076" calcext:value-type="float">
            <text:p>-3.104076</text:p>
          </table:table-cell>
          <table:table-cell office:value-type="float" office:value="615" calcext:value-type="float">
            <text:p>615</text:p>
          </table:table-cell>
          <table:table-cell office:value-type="float" office:value="100.992821" calcext:value-type="float">
            <text:p>100.992821</text:p>
          </table:table-cell>
          <table:table-cell office:value-type="float" office:value="-3.104385" calcext:value-type="float">
            <text:p>-3.104385</text:p>
          </table:table-cell>
          <table:table-cell office:value-type="float" office:value="86.860021" calcext:value-type="float">
            <text:p>86.860021</text:p>
          </table:table-cell>
          <table:table-cell office:value-type="float" office:value="-11.54577" calcext:value-type="float">
            <text:p>-11.54577</text:p>
          </table:table-cell>
          <table:table-cell office:value-type="float" office:value="98.608625" calcext:value-type="float">
            <text:p>98.608625</text:p>
          </table:table-cell>
          <table:table-cell office:value-type="float" office:value="-9.161854" calcext:value-type="float">
            <text:p>-9.161854</text:p>
          </table:table-cell>
          <table:table-cell office:value-type="float" office:value="100.994021" calcext:value-type="float">
            <text:p>100.994021</text:p>
          </table:table-cell>
          <table:table-cell office:value-type="float" office:value="-3.104076" calcext:value-type="float">
            <text:p>-3.10407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82.104224" calcext:value-type="float">
            <text:p>82.104224</text:p>
          </table:table-cell>
          <table:table-cell office:value-type="float" office:value="-8.435813" calcext:value-type="float">
            <text:p>-8.435813</text:p>
          </table:table-cell>
          <table:table-cell office:value-type="float" office:value="86.849199" calcext:value-type="float">
            <text:p>86.849199</text:p>
          </table:table-cell>
          <table:table-cell office:value-type="float" office:value="-11.741375" calcext:value-type="float">
            <text:p>-11.741375</text:p>
          </table:table-cell>
          <table:table-cell office:value-type="float" office:value="97.443252" calcext:value-type="float">
            <text:p>97.443252</text:p>
          </table:table-cell>
          <table:table-cell office:value-type="float" office:value="-9.113144" calcext:value-type="float">
            <text:p>-9.113144</text:p>
          </table:table-cell>
          <table:table-cell office:value-type="float" office:value="82.104858" calcext:value-type="float">
            <text:p>82.104858</text:p>
          </table:table-cell>
          <table:table-cell office:value-type="float" office:value="-8.435373" calcext:value-type="float">
            <text:p>-8.435373</text:p>
          </table:table-cell>
          <table:table-cell office:value-type="float" office:value="616" calcext:value-type="float">
            <text:p>616</text:p>
          </table:table-cell>
          <table:table-cell office:value-type="float" office:value="82.104224" calcext:value-type="float">
            <text:p>82.104224</text:p>
          </table:table-cell>
          <table:table-cell office:value-type="float" office:value="-8.435814" calcext:value-type="float">
            <text:p>-8.435814</text:p>
          </table:table-cell>
          <table:table-cell office:value-type="float" office:value="86.849199" calcext:value-type="float">
            <text:p>86.849199</text:p>
          </table:table-cell>
          <table:table-cell office:value-type="float" office:value="-11.551262" calcext:value-type="float">
            <text:p>-11.551262</text:p>
          </table:table-cell>
          <table:table-cell office:value-type="float" office:value="97.443252" calcext:value-type="float">
            <text:p>97.443252</text:p>
          </table:table-cell>
          <table:table-cell office:value-type="float" office:value="-9.116138" calcext:value-type="float">
            <text:p>-9.116138</text:p>
          </table:table-cell>
          <table:table-cell office:value-type="float" office:value="82.104858" calcext:value-type="float">
            <text:p>82.104858</text:p>
          </table:table-cell>
          <table:table-cell office:value-type="float" office:value="-8.435374" calcext:value-type="float">
            <text:p>-8.435374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1.399701" calcext:value-type="float">
            <text:p>71.399701</text:p>
          </table:table-cell>
          <table:table-cell office:value-type="float" office:value="-8.831496" calcext:value-type="float">
            <text:p>-8.831496</text:p>
          </table:table-cell>
          <table:table-cell office:value-type="float" office:value="86.82892" calcext:value-type="float">
            <text:p>86.82892</text:p>
          </table:table-cell>
          <table:table-cell office:value-type="float" office:value="-11.735802" calcext:value-type="float">
            <text:p>-11.735802</text:p>
          </table:table-cell>
          <table:table-cell office:value-type="float" office:value="95.601343" calcext:value-type="float">
            <text:p>95.601343</text:p>
          </table:table-cell>
          <table:table-cell office:value-type="float" office:value="-9.088246" calcext:value-type="float">
            <text:p>-9.088246</text:p>
          </table:table-cell>
          <table:table-cell office:value-type="float" office:value="71.399005" calcext:value-type="float">
            <text:p>71.399005</text:p>
          </table:table-cell>
          <table:table-cell office:value-type="float" office:value="-8.831914" calcext:value-type="float">
            <text:p>-8.831914</text:p>
          </table:table-cell>
          <table:table-cell office:value-type="float" office:value="617" calcext:value-type="float">
            <text:p>617</text:p>
          </table:table-cell>
          <table:table-cell office:value-type="float" office:value="71.399702" calcext:value-type="float">
            <text:p>71.399702</text:p>
          </table:table-cell>
          <table:table-cell office:value-type="float" office:value="-8.831496" calcext:value-type="float">
            <text:p>-8.831496</text:p>
          </table:table-cell>
          <table:table-cell office:value-type="float" office:value="86.82892" calcext:value-type="float">
            <text:p>86.82892</text:p>
          </table:table-cell>
          <table:table-cell office:value-type="float" office:value="-11.545689" calcext:value-type="float">
            <text:p>-11.545689</text:p>
          </table:table-cell>
          <table:table-cell office:value-type="float" office:value="95.601344" calcext:value-type="float">
            <text:p>95.601344</text:p>
          </table:table-cell>
          <table:table-cell office:value-type="float" office:value="-9.091031" calcext:value-type="float">
            <text:p>-9.091031</text:p>
          </table:table-cell>
          <table:table-cell office:value-type="float" office:value="71.399005" calcext:value-type="float">
            <text:p>71.399005</text:p>
          </table:table-cell>
          <table:table-cell office:value-type="float" office:value="-8.831915" calcext:value-type="float">
            <text:p>-8.831915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7.280915" calcext:value-type="float">
            <text:p>67.280915</text:p>
          </table:table-cell>
          <table:table-cell office:value-type="float" office:value="-10.488475" calcext:value-type="float">
            <text:p>-10.488475</text:p>
          </table:table-cell>
          <table:table-cell office:value-type="float" office:value="86.812428" calcext:value-type="float">
            <text:p>86.812428</text:p>
          </table:table-cell>
          <table:table-cell office:value-type="float" office:value="-11.708627" calcext:value-type="float">
            <text:p>-11.708627</text:p>
          </table:table-cell>
          <table:table-cell office:value-type="float" office:value="93.603576" calcext:value-type="float">
            <text:p>93.603576</text:p>
          </table:table-cell>
          <table:table-cell office:value-type="float" office:value="-9.160989" calcext:value-type="float">
            <text:p>-9.160989</text:p>
          </table:table-cell>
          <table:table-cell office:value-type="float" office:value="67.280358" calcext:value-type="float">
            <text:p>67.280358</text:p>
          </table:table-cell>
          <table:table-cell office:value-type="float" office:value="-10.488367" calcext:value-type="float">
            <text:p>-10.488367</text:p>
          </table:table-cell>
          <table:table-cell office:value-type="float" office:value="618" calcext:value-type="float">
            <text:p>618</text:p>
          </table:table-cell>
          <table:table-cell office:value-type="float" office:value="67.280916" calcext:value-type="float">
            <text:p>67.280916</text:p>
          </table:table-cell>
          <table:table-cell office:value-type="float" office:value="-10.488476" calcext:value-type="float">
            <text:p>-10.488476</text:p>
          </table:table-cell>
          <table:table-cell office:value-type="float" office:value="86.812428" calcext:value-type="float">
            <text:p>86.812428</text:p>
          </table:table-cell>
          <table:table-cell office:value-type="float" office:value="-11.518514" calcext:value-type="float">
            <text:p>-11.518514</text:p>
          </table:table-cell>
          <table:table-cell office:value-type="float" office:value="93.603577" calcext:value-type="float">
            <text:p>93.603577</text:p>
          </table:table-cell>
          <table:table-cell office:value-type="float" office:value="-9.163579" calcext:value-type="float">
            <text:p>-9.163579</text:p>
          </table:table-cell>
          <table:table-cell office:value-type="float" office:value="67.280358" calcext:value-type="float">
            <text:p>67.280358</text:p>
          </table:table-cell>
          <table:table-cell office:value-type="float" office:value="-10.488367" calcext:value-type="float">
            <text:p>-10.488367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5.113218" calcext:value-type="float">
            <text:p>75.113218</text:p>
          </table:table-cell>
          <table:table-cell office:value-type="float" office:value="-7.589489" calcext:value-type="float">
            <text:p>-7.589489</text:p>
          </table:table-cell>
          <table:table-cell office:value-type="float" office:value="86.791456" calcext:value-type="float">
            <text:p>86.791456</text:p>
          </table:table-cell>
          <table:table-cell office:value-type="float" office:value="-11.705546" calcext:value-type="float">
            <text:p>-11.705546</text:p>
          </table:table-cell>
          <table:table-cell office:value-type="float" office:value="92.289747" calcext:value-type="float">
            <text:p>92.289747</text:p>
          </table:table-cell>
          <table:table-cell office:value-type="float" office:value="-9.048118" calcext:value-type="float">
            <text:p>-9.048118</text:p>
          </table:table-cell>
          <table:table-cell office:value-type="float" office:value="75.11221" calcext:value-type="float">
            <text:p>75.11221</text:p>
          </table:table-cell>
          <table:table-cell office:value-type="float" office:value="-7.589875" calcext:value-type="float">
            <text:p>-7.589875</text:p>
          </table:table-cell>
          <table:table-cell office:value-type="float" office:value="619" calcext:value-type="float">
            <text:p>619</text:p>
          </table:table-cell>
          <table:table-cell office:value-type="float" office:value="75.113219" calcext:value-type="float">
            <text:p>75.113219</text:p>
          </table:table-cell>
          <table:table-cell office:value-type="float" office:value="-7.589489" calcext:value-type="float">
            <text:p>-7.589489</text:p>
          </table:table-cell>
          <table:table-cell office:value-type="float" office:value="86.791456" calcext:value-type="float">
            <text:p>86.791456</text:p>
          </table:table-cell>
          <table:table-cell office:value-type="float" office:value="-11.515433" calcext:value-type="float">
            <text:p>-11.515433</text:p>
          </table:table-cell>
          <table:table-cell office:value-type="float" office:value="92.289748" calcext:value-type="float">
            <text:p>92.289748</text:p>
          </table:table-cell>
          <table:table-cell office:value-type="float" office:value="-9.050528" calcext:value-type="float">
            <text:p>-9.050528</text:p>
          </table:table-cell>
          <table:table-cell office:value-type="float" office:value="75.11221" calcext:value-type="float">
            <text:p>75.11221</text:p>
          </table:table-cell>
          <table:table-cell office:value-type="float" office:value="-7.589875" calcext:value-type="float">
            <text:p>-7.58987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90.942589" calcext:value-type="float">
            <text:p>90.942589</text:p>
          </table:table-cell>
          <table:table-cell office:value-type="float" office:value="8.425071" calcext:value-type="float">
            <text:p>8.425071</text:p>
          </table:table-cell>
          <table:table-cell office:value-type="float" office:value="86.772292" calcext:value-type="float">
            <text:p>86.772292</text:p>
          </table:table-cell>
          <table:table-cell office:value-type="float" office:value="-11.743715" calcext:value-type="float">
            <text:p>-11.743715</text:p>
          </table:table-cell>
          <table:table-cell office:value-type="float" office:value="92.177623" calcext:value-type="float">
            <text:p>92.177623</text:p>
          </table:table-cell>
          <table:table-cell office:value-type="float" office:value="-7.860492" calcext:value-type="float">
            <text:p>-7.860492</text:p>
          </table:table-cell>
          <table:table-cell office:value-type="float" office:value="90.941917" calcext:value-type="float">
            <text:p>90.941917</text:p>
          </table:table-cell>
          <table:table-cell office:value-type="float" office:value="8.423966" calcext:value-type="float">
            <text:p>8.423966</text:p>
          </table:table-cell>
          <table:table-cell office:value-type="float" office:value="620" calcext:value-type="float">
            <text:p>620</text:p>
          </table:table-cell>
          <table:table-cell office:value-type="float" office:value="90.94259" calcext:value-type="float">
            <text:p>90.94259</text:p>
          </table:table-cell>
          <table:table-cell office:value-type="float" office:value="8.425072" calcext:value-type="float">
            <text:p>8.425072</text:p>
          </table:table-cell>
          <table:table-cell office:value-type="float" office:value="86.772292" calcext:value-type="float">
            <text:p>86.772292</text:p>
          </table:table-cell>
          <table:table-cell office:value-type="float" office:value="-11.477264" calcext:value-type="float">
            <text:p>-11.477264</text:p>
          </table:table-cell>
          <table:table-cell office:value-type="float" office:value="92.177624" calcext:value-type="float">
            <text:p>92.177624</text:p>
          </table:table-cell>
          <table:table-cell office:value-type="float" office:value="-7.791738" calcext:value-type="float">
            <text:p>-7.791738</text:p>
          </table:table-cell>
          <table:table-cell office:value-type="float" office:value="90.941918" calcext:value-type="float">
            <text:p>90.941918</text:p>
          </table:table-cell>
          <table:table-cell office:value-type="float" office:value="8.423973" calcext:value-type="float">
            <text:p>8.42397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02.635649" calcext:value-type="float">
            <text:p>102.635649</text:p>
          </table:table-cell>
          <table:table-cell office:value-type="float" office:value="5.382486" calcext:value-type="float">
            <text:p>5.382486</text:p>
          </table:table-cell>
          <table:table-cell office:value-type="float" office:value="86.76112" calcext:value-type="float">
            <text:p>86.76112</text:p>
          </table:table-cell>
          <table:table-cell office:value-type="float" office:value="-11.758195" calcext:value-type="float">
            <text:p>-11.758195</text:p>
          </table:table-cell>
          <table:table-cell office:value-type="float" office:value="92.899295" calcext:value-type="float">
            <text:p>92.899295</text:p>
          </table:table-cell>
          <table:table-cell office:value-type="float" office:value="-6.94695" calcext:value-type="float">
            <text:p>-6.94695</text:p>
          </table:table-cell>
          <table:table-cell office:value-type="float" office:value="102.635996" calcext:value-type="float">
            <text:p>102.635996</text:p>
          </table:table-cell>
          <table:table-cell office:value-type="float" office:value="5.384083" calcext:value-type="float">
            <text:p>5.384083</text:p>
          </table:table-cell>
          <table:table-cell office:value-type="float" office:value="621" calcext:value-type="float">
            <text:p>621</text:p>
          </table:table-cell>
          <table:table-cell office:value-type="float" office:value="102.63565" calcext:value-type="float">
            <text:p>102.63565</text:p>
          </table:table-cell>
          <table:table-cell office:value-type="float" office:value="5.382487" calcext:value-type="float">
            <text:p>5.382487</text:p>
          </table:table-cell>
          <table:table-cell office:value-type="float" office:value="86.76112" calcext:value-type="float">
            <text:p>86.76112</text:p>
          </table:table-cell>
          <table:table-cell office:value-type="float" office:value="-11.491744" calcext:value-type="float">
            <text:p>-11.491744</text:p>
          </table:table-cell>
          <table:table-cell office:value-type="float" office:value="92.899296" calcext:value-type="float">
            <text:p>92.899296</text:p>
          </table:table-cell>
          <table:table-cell office:value-type="float" office:value="-6.883009" calcext:value-type="float">
            <text:p>-6.883009</text:p>
          </table:table-cell>
          <table:table-cell office:value-type="float" office:value="102.635997" calcext:value-type="float">
            <text:p>102.635997</text:p>
          </table:table-cell>
          <table:table-cell office:value-type="float" office:value="5.384077" calcext:value-type="float">
            <text:p>5.384077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09.612233" calcext:value-type="float">
            <text:p>109.612233</text:p>
          </table:table-cell>
          <table:table-cell office:value-type="float" office:value="-5.815639" calcext:value-type="float">
            <text:p>-5.815639</text:p>
          </table:table-cell>
          <table:table-cell office:value-type="float" office:value="86.75073" calcext:value-type="float">
            <text:p>86.75073</text:p>
          </table:table-cell>
          <table:table-cell office:value-type="float" office:value="-11.763114" calcext:value-type="float">
            <text:p>-11.763114</text:p>
          </table:table-cell>
          <table:table-cell office:value-type="float" office:value="94.059539" calcext:value-type="float">
            <text:p>94.059539</text:p>
          </table:table-cell>
          <table:table-cell office:value-type="float" office:value="-6.872333" calcext:value-type="float">
            <text:p>-6.872333</text:p>
          </table:table-cell>
          <table:table-cell office:value-type="float" office:value="109.612626" calcext:value-type="float">
            <text:p>109.612626</text:p>
          </table:table-cell>
          <table:table-cell office:value-type="float" office:value="-5.814958" calcext:value-type="float">
            <text:p>-5.814958</text:p>
          </table:table-cell>
          <table:table-cell office:value-type="float" office:value="622" calcext:value-type="float">
            <text:p>622</text:p>
          </table:table-cell>
          <table:table-cell office:value-type="float" office:value="109.612233" calcext:value-type="float">
            <text:p>109.612233</text:p>
          </table:table-cell>
          <table:table-cell office:value-type="float" office:value="-5.815639" calcext:value-type="float">
            <text:p>-5.815639</text:p>
          </table:table-cell>
          <table:table-cell office:value-type="float" office:value="86.75073" calcext:value-type="float">
            <text:p>86.75073</text:p>
          </table:table-cell>
          <table:table-cell office:value-type="float" office:value="-11.496663" calcext:value-type="float">
            <text:p>-11.496663</text:p>
          </table:table-cell>
          <table:table-cell office:value-type="float" office:value="94.059539" calcext:value-type="float">
            <text:p>94.059539</text:p>
          </table:table-cell>
          <table:table-cell office:value-type="float" office:value="-6.812868" calcext:value-type="float">
            <text:p>-6.812868</text:p>
          </table:table-cell>
          <table:table-cell office:value-type="float" office:value="109.612627" calcext:value-type="float">
            <text:p>109.612627</text:p>
          </table:table-cell>
          <table:table-cell office:value-type="float" office:value="-5.814958" calcext:value-type="float">
            <text:p>-5.81495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09.828807" calcext:value-type="float">
            <text:p>109.828807</text:p>
          </table:table-cell>
          <table:table-cell office:value-type="float" office:value="-11.109347" calcext:value-type="float">
            <text:p>-11.109347</text:p>
          </table:table-cell>
          <table:table-cell office:value-type="float" office:value="86.740476" calcext:value-type="float">
            <text:p>86.740476</text:p>
          </table:table-cell>
          <table:table-cell office:value-type="float" office:value="-11.775752" calcext:value-type="float">
            <text:p>-11.775752</text:p>
          </table:table-cell>
          <table:table-cell office:value-type="float" office:value="95.153851" calcext:value-type="float">
            <text:p>95.153851</text:p>
          </table:table-cell>
          <table:table-cell office:value-type="float" office:value="-7.180677" calcext:value-type="float">
            <text:p>-7.180677</text:p>
          </table:table-cell>
          <table:table-cell office:value-type="float" office:value="109.829368" calcext:value-type="float">
            <text:p>109.829368</text:p>
          </table:table-cell>
          <table:table-cell office:value-type="float" office:value="-11.109837" calcext:value-type="float">
            <text:p>-11.109837</text:p>
          </table:table-cell>
          <table:table-cell office:value-type="float" office:value="623" calcext:value-type="float">
            <text:p>623</text:p>
          </table:table-cell>
          <table:table-cell office:value-type="float" office:value="109.828807" calcext:value-type="float">
            <text:p>109.828807</text:p>
          </table:table-cell>
          <table:table-cell office:value-type="float" office:value="-11.109347" calcext:value-type="float">
            <text:p>-11.109347</text:p>
          </table:table-cell>
          <table:table-cell office:value-type="float" office:value="86.740476" calcext:value-type="float">
            <text:p>86.740476</text:p>
          </table:table-cell>
          <table:table-cell office:value-type="float" office:value="-11.509301" calcext:value-type="float">
            <text:p>-11.509301</text:p>
          </table:table-cell>
          <table:table-cell office:value-type="float" office:value="95.153852" calcext:value-type="float">
            <text:p>95.153852</text:p>
          </table:table-cell>
          <table:table-cell office:value-type="float" office:value="-7.125375" calcext:value-type="float">
            <text:p>-7.125375</text:p>
          </table:table-cell>
          <table:table-cell office:value-type="float" office:value="109.829369" calcext:value-type="float">
            <text:p>109.829369</text:p>
          </table:table-cell>
          <table:table-cell office:value-type="float" office:value="-11.109838" calcext:value-type="float">
            <text:p>-11.10983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96.055506" calcext:value-type="float">
            <text:p>96.055506</text:p>
          </table:table-cell>
          <table:table-cell office:value-type="float" office:value="-6.720717" calcext:value-type="float">
            <text:p>-6.720717</text:p>
          </table:table-cell>
          <table:table-cell office:value-type="float" office:value="86.728712" calcext:value-type="float">
            <text:p>86.728712</text:p>
          </table:table-cell>
          <table:table-cell office:value-type="float" office:value="-11.78946" calcext:value-type="float">
            <text:p>-11.78946</text:p>
          </table:table-cell>
          <table:table-cell office:value-type="float" office:value="95.206027" calcext:value-type="float">
            <text:p>95.206027</text:p>
          </table:table-cell>
          <table:table-cell office:value-type="float" office:value="-7.161228" calcext:value-type="float">
            <text:p>-7.161228</text:p>
          </table:table-cell>
          <table:table-cell office:value-type="float" office:value="96.056663" calcext:value-type="float">
            <text:p>96.056663</text:p>
          </table:table-cell>
          <table:table-cell office:value-type="float" office:value="-6.721519" calcext:value-type="float">
            <text:p>-6.721519</text:p>
          </table:table-cell>
          <table:table-cell office:value-type="float" office:value="624" calcext:value-type="float">
            <text:p>624</text:p>
          </table:table-cell>
          <table:table-cell office:value-type="float" office:value="96.055506" calcext:value-type="float">
            <text:p>96.055506</text:p>
          </table:table-cell>
          <table:table-cell office:value-type="float" office:value="-6.720718" calcext:value-type="float">
            <text:p>-6.720718</text:p>
          </table:table-cell>
          <table:table-cell office:value-type="float" office:value="86.728713" calcext:value-type="float">
            <text:p>86.728713</text:p>
          </table:table-cell>
          <table:table-cell office:value-type="float" office:value="-11.523009" calcext:value-type="float">
            <text:p>-11.523009</text:p>
          </table:table-cell>
          <table:table-cell office:value-type="float" office:value="95.206027" calcext:value-type="float">
            <text:p>95.206027</text:p>
          </table:table-cell>
          <table:table-cell office:value-type="float" office:value="-7.109797" calcext:value-type="float">
            <text:p>-7.109797</text:p>
          </table:table-cell>
          <table:table-cell office:value-type="float" office:value="96.056664" calcext:value-type="float">
            <text:p>96.056664</text:p>
          </table:table-cell>
          <table:table-cell office:value-type="float" office:value="-6.721519" calcext:value-type="float">
            <text:p>-6.7215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91.394734" calcext:value-type="float">
            <text:p>91.394734</text:p>
          </table:table-cell>
          <table:table-cell office:value-type="float" office:value="-8.504123" calcext:value-type="float">
            <text:p>-8.504123</text:p>
          </table:table-cell>
          <table:table-cell office:value-type="float" office:value="86.715835" calcext:value-type="float">
            <text:p>86.715835</text:p>
          </table:table-cell>
          <table:table-cell office:value-type="float" office:value="-11.801812" calcext:value-type="float">
            <text:p>-11.801812</text:p>
          </table:table-cell>
          <table:table-cell office:value-type="float" office:value="94.927261" calcext:value-type="float">
            <text:p>94.927261</text:p>
          </table:table-cell>
          <table:table-cell office:value-type="float" office:value="-7.266718" calcext:value-type="float">
            <text:p>-7.266718</text:p>
          </table:table-cell>
          <table:table-cell office:value-type="float" office:value="91.393983" calcext:value-type="float">
            <text:p>91.393983</text:p>
          </table:table-cell>
          <table:table-cell office:value-type="float" office:value="-8.503614" calcext:value-type="float">
            <text:p>-8.503614</text:p>
          </table:table-cell>
          <table:table-cell office:value-type="float" office:value="625" calcext:value-type="float">
            <text:p>625</text:p>
          </table:table-cell>
          <table:table-cell office:value-type="float" office:value="91.394735" calcext:value-type="float">
            <text:p>91.394735</text:p>
          </table:table-cell>
          <table:table-cell office:value-type="float" office:value="-8.504123" calcext:value-type="float">
            <text:p>-8.504123</text:p>
          </table:table-cell>
          <table:table-cell office:value-type="float" office:value="86.715836" calcext:value-type="float">
            <text:p>86.715836</text:p>
          </table:table-cell>
          <table:table-cell office:value-type="float" office:value="-11.535361" calcext:value-type="float">
            <text:p>-11.535361</text:p>
          </table:table-cell>
          <table:table-cell office:value-type="float" office:value="94.927261" calcext:value-type="float">
            <text:p>94.927261</text:p>
          </table:table-cell>
          <table:table-cell office:value-type="float" office:value="-7.218887" calcext:value-type="float">
            <text:p>-7.218887</text:p>
          </table:table-cell>
          <table:table-cell office:value-type="float" office:value="91.393984" calcext:value-type="float">
            <text:p>91.393984</text:p>
          </table:table-cell>
          <table:table-cell office:value-type="float" office:value="-8.503615" calcext:value-type="float">
            <text:p>-8.50361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93.276859" calcext:value-type="float">
            <text:p>93.276859</text:p>
          </table:table-cell>
          <table:table-cell office:value-type="float" office:value="-6.915603" calcext:value-type="float">
            <text:p>-6.915603</text:p>
          </table:table-cell>
          <table:table-cell office:value-type="float" office:value="86.703466" calcext:value-type="float">
            <text:p>86.703466</text:p>
          </table:table-cell>
          <table:table-cell office:value-type="float" office:value="-11.812189" calcext:value-type="float">
            <text:p>-11.812189</text:p>
          </table:table-cell>
          <table:table-cell office:value-type="float" office:value="94.80023" calcext:value-type="float">
            <text:p>94.80023</text:p>
          </table:table-cell>
          <table:table-cell office:value-type="float" office:value="-7.251791" calcext:value-type="float">
            <text:p>-7.251791</text:p>
          </table:table-cell>
          <table:table-cell office:value-type="float" office:value="93.276322" calcext:value-type="float">
            <text:p>93.276322</text:p>
          </table:table-cell>
          <table:table-cell office:value-type="float" office:value="-6.915879" calcext:value-type="float">
            <text:p>-6.915879</text:p>
          </table:table-cell>
          <table:table-cell office:value-type="float" office:value="626" calcext:value-type="float">
            <text:p>626</text:p>
          </table:table-cell>
          <table:table-cell office:value-type="float" office:value="93.27686" calcext:value-type="float">
            <text:p>93.27686</text:p>
          </table:table-cell>
          <table:table-cell office:value-type="float" office:value="-6.915603" calcext:value-type="float">
            <text:p>-6.915603</text:p>
          </table:table-cell>
          <table:table-cell office:value-type="float" office:value="86.703467" calcext:value-type="float">
            <text:p>86.703467</text:p>
          </table:table-cell>
          <table:table-cell office:value-type="float" office:value="-11.545738" calcext:value-type="float">
            <text:p>-11.545738</text:p>
          </table:table-cell>
          <table:table-cell office:value-type="float" office:value="94.80023" calcext:value-type="float">
            <text:p>94.80023</text:p>
          </table:table-cell>
          <table:table-cell office:value-type="float" office:value="-7.207308" calcext:value-type="float">
            <text:p>-7.207308</text:p>
          </table:table-cell>
          <table:table-cell office:value-type="float" office:value="93.276323" calcext:value-type="float">
            <text:p>93.276323</text:p>
          </table:table-cell>
          <table:table-cell office:value-type="float" office:value="-6.91588" calcext:value-type="float">
            <text:p>-6.9158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03.054346" calcext:value-type="float">
            <text:p>103.054346</text:p>
          </table:table-cell>
          <table:table-cell office:value-type="float" office:value="-2.907515" calcext:value-type="float">
            <text:p>-2.907515</text:p>
          </table:table-cell>
          <table:table-cell office:value-type="float" office:value="86.69377" calcext:value-type="float">
            <text:p>86.69377</text:p>
          </table:table-cell>
          <table:table-cell office:value-type="float" office:value="-11.819305" calcext:value-type="float">
            <text:p>-11.819305</text:p>
          </table:table-cell>
          <table:table-cell office:value-type="float" office:value="95.369" calcext:value-type="float">
            <text:p>95.369</text:p>
          </table:table-cell>
          <table:table-cell office:value-type="float" office:value="-6.95431" calcext:value-type="float">
            <text:p>-6.95431</text:p>
          </table:table-cell>
          <table:table-cell office:value-type="float" office:value="103.053701" calcext:value-type="float">
            <text:p>103.053701</text:p>
          </table:table-cell>
          <table:table-cell office:value-type="float" office:value="-2.907713" calcext:value-type="float">
            <text:p>-2.907713</text:p>
          </table:table-cell>
          <table:table-cell office:value-type="float" office:value="627" calcext:value-type="float">
            <text:p>627</text:p>
          </table:table-cell>
          <table:table-cell office:value-type="float" office:value="103.054347" calcext:value-type="float">
            <text:p>103.054347</text:p>
          </table:table-cell>
          <table:table-cell office:value-type="float" office:value="-2.907516" calcext:value-type="float">
            <text:p>-2.907516</text:p>
          </table:table-cell>
          <table:table-cell office:value-type="float" office:value="86.69377" calcext:value-type="float">
            <text:p>86.69377</text:p>
          </table:table-cell>
          <table:table-cell office:value-type="float" office:value="-11.552854" calcext:value-type="float">
            <text:p>-11.552854</text:p>
          </table:table-cell>
          <table:table-cell office:value-type="float" office:value="95.369" calcext:value-type="float">
            <text:p>95.369</text:p>
          </table:table-cell>
          <table:table-cell office:value-type="float" office:value="-6.912941" calcext:value-type="float">
            <text:p>-6.912941</text:p>
          </table:table-cell>
          <table:table-cell office:value-type="float" office:value="103.053701" calcext:value-type="float">
            <text:p>103.053701</text:p>
          </table:table-cell>
          <table:table-cell office:value-type="float" office:value="-2.907713" calcext:value-type="float">
            <text:p>-2.907713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06.292661" calcext:value-type="float">
            <text:p>106.292661</text:p>
          </table:table-cell>
          <table:table-cell office:value-type="float" office:value="-0.652168" calcext:value-type="float">
            <text:p>-0.652168</text:p>
          </table:table-cell>
          <table:table-cell office:value-type="float" office:value="86.68605" calcext:value-type="float">
            <text:p>86.68605</text:p>
          </table:table-cell>
          <table:table-cell office:value-type="float" office:value="-11.823013" calcext:value-type="float">
            <text:p>-11.823013</text:p>
          </table:table-cell>
          <table:table-cell office:value-type="float" office:value="96.126476" calcext:value-type="float">
            <text:p>96.126476</text:p>
          </table:table-cell>
          <table:table-cell office:value-type="float" office:value="-6.516608" calcext:value-type="float">
            <text:p>-6.516608</text:p>
          </table:table-cell>
          <table:table-cell office:value-type="float" office:value="106.293193" calcext:value-type="float">
            <text:p>106.293193</text:p>
          </table:table-cell>
          <table:table-cell office:value-type="float" office:value="-0.652025" calcext:value-type="float">
            <text:p>-0.652025</text:p>
          </table:table-cell>
          <table:table-cell office:value-type="float" office:value="628" calcext:value-type="float">
            <text:p>628</text:p>
          </table:table-cell>
          <table:table-cell office:value-type="float" office:value="106.292661" calcext:value-type="float">
            <text:p>106.292661</text:p>
          </table:table-cell>
          <table:table-cell office:value-type="float" office:value="-0.652168" calcext:value-type="float">
            <text:p>-0.652168</text:p>
          </table:table-cell>
          <table:table-cell office:value-type="float" office:value="86.68605" calcext:value-type="float">
            <text:p>86.68605</text:p>
          </table:table-cell>
          <table:table-cell office:value-type="float" office:value="-11.556562" calcext:value-type="float">
            <text:p>-11.556562</text:p>
          </table:table-cell>
          <table:table-cell office:value-type="float" office:value="96.126477" calcext:value-type="float">
            <text:p>96.126477</text:p>
          </table:table-cell>
          <table:table-cell office:value-type="float" office:value="-6.478135" calcext:value-type="float">
            <text:p>-6.478135</text:p>
          </table:table-cell>
          <table:table-cell office:value-type="float" office:value="106.293194" calcext:value-type="float">
            <text:p>106.293194</text:p>
          </table:table-cell>
          <table:table-cell office:value-type="float" office:value="-0.652025" calcext:value-type="float">
            <text:p>-0.65202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05.748778" calcext:value-type="float">
            <text:p>105.748778</text:p>
          </table:table-cell>
          <table:table-cell office:value-type="float" office:value="4.218789" calcext:value-type="float">
            <text:p>4.218789</text:p>
          </table:table-cell>
          <table:table-cell office:value-type="float" office:value="86.67806" calcext:value-type="float">
            <text:p>86.67806</text:p>
          </table:table-cell>
          <table:table-cell office:value-type="float" office:value="-11.825662" calcext:value-type="float">
            <text:p>-11.825662</text:p>
          </table:table-cell>
          <table:table-cell office:value-type="float" office:value="96.792608" calcext:value-type="float">
            <text:p>96.792608</text:p>
          </table:table-cell>
          <table:table-cell office:value-type="float" office:value="-5.767593" calcext:value-type="float">
            <text:p>-5.767593</text:p>
          </table:table-cell>
          <table:table-cell office:value-type="float" office:value="105.749085" calcext:value-type="float">
            <text:p>105.749085</text:p>
          </table:table-cell>
          <table:table-cell office:value-type="float" office:value="4.218577" calcext:value-type="float">
            <text:p>4.218577</text:p>
          </table:table-cell>
          <table:table-cell office:value-type="float" office:value="629" calcext:value-type="float">
            <text:p>629</text:p>
          </table:table-cell>
          <table:table-cell office:value-type="float" office:value="105.748779" calcext:value-type="float">
            <text:p>105.748779</text:p>
          </table:table-cell>
          <table:table-cell office:value-type="float" office:value="4.21879" calcext:value-type="float">
            <text:p>4.21879</text:p>
          </table:table-cell>
          <table:table-cell office:value-type="float" office:value="86.678061" calcext:value-type="float">
            <text:p>86.678061</text:p>
          </table:table-cell>
          <table:table-cell office:value-type="float" office:value="-11.55921" calcext:value-type="float">
            <text:p>-11.55921</text:p>
          </table:table-cell>
          <table:table-cell office:value-type="float" office:value="96.792608" calcext:value-type="float">
            <text:p>96.792608</text:p>
          </table:table-cell>
          <table:table-cell office:value-type="float" office:value="-5.731813" calcext:value-type="float">
            <text:p>-5.731813</text:p>
          </table:table-cell>
          <table:table-cell office:value-type="float" office:value="105.749086" calcext:value-type="float">
            <text:p>105.749086</text:p>
          </table:table-cell>
          <table:table-cell office:value-type="float" office:value="4.218578" calcext:value-type="float">
            <text:p>4.21857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14.091203" calcext:value-type="float">
            <text:p>114.091203</text:p>
          </table:table-cell>
          <table:table-cell office:value-type="float" office:value="10.276245" calcext:value-type="float">
            <text:p>10.276245</text:p>
          </table:table-cell>
          <table:table-cell office:value-type="float" office:value="86.669458" calcext:value-type="float">
            <text:p>86.669458</text:p>
          </table:table-cell>
          <table:table-cell office:value-type="float" office:value="-11.829347" calcext:value-type="float">
            <text:p>-11.829347</text:p>
          </table:table-cell>
          <table:table-cell office:value-type="float" office:value="97.995509" calcext:value-type="float">
            <text:p>97.995509</text:p>
          </table:table-cell>
          <table:table-cell office:value-type="float" office:value="-4.647952" calcext:value-type="float">
            <text:p>-4.647952</text:p>
          </table:table-cell>
          <table:table-cell office:value-type="float" office:value="114.090484" calcext:value-type="float">
            <text:p>114.090484</text:p>
          </table:table-cell>
          <table:table-cell office:value-type="float" office:value="10.276149" calcext:value-type="float">
            <text:p>10.276149</text:p>
          </table:table-cell>
          <table:table-cell office:value-type="float" office:value="630" calcext:value-type="float">
            <text:p>630</text:p>
          </table:table-cell>
          <table:table-cell office:value-type="float" office:value="114.091203" calcext:value-type="float">
            <text:p>114.091203</text:p>
          </table:table-cell>
          <table:table-cell office:value-type="float" office:value="10.276245" calcext:value-type="float">
            <text:p>10.276245</text:p>
          </table:table-cell>
          <table:table-cell office:value-type="float" office:value="86.669459" calcext:value-type="float">
            <text:p>86.669459</text:p>
          </table:table-cell>
          <table:table-cell office:value-type="float" office:value="-11.562896" calcext:value-type="float">
            <text:p>-11.562896</text:p>
          </table:table-cell>
          <table:table-cell office:value-type="float" office:value="97.99551" calcext:value-type="float">
            <text:p>97.99551</text:p>
          </table:table-cell>
          <table:table-cell office:value-type="float" office:value="-4.614677" calcext:value-type="float">
            <text:p>-4.614677</text:p>
          </table:table-cell>
          <table:table-cell office:value-type="float" office:value="114.090485" calcext:value-type="float">
            <text:p>114.090485</text:p>
          </table:table-cell>
          <table:table-cell office:value-type="float" office:value="10.276149" calcext:value-type="float">
            <text:p>10.276149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34.702343" calcext:value-type="float">
            <text:p>134.702343</text:p>
          </table:table-cell>
          <table:table-cell office:value-type="float" office:value="13.443559" calcext:value-type="float">
            <text:p>13.443559</text:p>
          </table:table-cell>
          <table:table-cell office:value-type="float" office:value="86.660251" calcext:value-type="float">
            <text:p>86.660251</text:p>
          </table:table-cell>
          <table:table-cell office:value-type="float" office:value="-11.835179" calcext:value-type="float">
            <text:p>-11.835179</text:p>
          </table:table-cell>
          <table:table-cell office:value-type="float" office:value="100.556425" calcext:value-type="float">
            <text:p>100.556425</text:p>
          </table:table-cell>
          <table:table-cell office:value-type="float" office:value="-3.386969" calcext:value-type="float">
            <text:p>-3.386969</text:p>
          </table:table-cell>
          <table:table-cell office:value-type="float" office:value="134.701355" calcext:value-type="float">
            <text:p>134.701355</text:p>
          </table:table-cell>
          <table:table-cell office:value-type="float" office:value="13.443792" calcext:value-type="float">
            <text:p>13.443792</text:p>
          </table:table-cell>
          <table:table-cell office:value-type="float" office:value="631" calcext:value-type="float">
            <text:p>631</text:p>
          </table:table-cell>
          <table:table-cell office:value-type="float" office:value="134.702344" calcext:value-type="float">
            <text:p>134.702344</text:p>
          </table:table-cell>
          <table:table-cell office:value-type="float" office:value="13.44356" calcext:value-type="float">
            <text:p>13.44356</text:p>
          </table:table-cell>
          <table:table-cell office:value-type="float" office:value="86.660252" calcext:value-type="float">
            <text:p>86.660252</text:p>
          </table:table-cell>
          <table:table-cell office:value-type="float" office:value="-11.568727" calcext:value-type="float">
            <text:p>-11.568727</text:p>
          </table:table-cell>
          <table:table-cell office:value-type="float" office:value="100.556426" calcext:value-type="float">
            <text:p>100.556426</text:p>
          </table:table-cell>
          <table:table-cell office:value-type="float" office:value="-3.356023" calcext:value-type="float">
            <text:p>-3.356023</text:p>
          </table:table-cell>
          <table:table-cell office:value-type="float" office:value="134.701356" calcext:value-type="float">
            <text:p>134.701356</text:p>
          </table:table-cell>
          <table:table-cell office:value-type="float" office:value="13.443792" calcext:value-type="float">
            <text:p>13.44379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57.925877" calcext:value-type="float">
            <text:p>157.925877</text:p>
          </table:table-cell>
          <table:table-cell office:value-type="float" office:value="8.861079" calcext:value-type="float">
            <text:p>8.861079</text:p>
          </table:table-cell>
          <table:table-cell office:value-type="float" office:value="86.651198" calcext:value-type="float">
            <text:p>86.651198</text:p>
          </table:table-cell>
          <table:table-cell office:value-type="float" office:value="-11.844958" calcext:value-type="float">
            <text:p>-11.844958</text:p>
          </table:table-cell>
          <table:table-cell office:value-type="float" office:value="104.563867" calcext:value-type="float">
            <text:p>104.563867</text:p>
          </table:table-cell>
          <table:table-cell office:value-type="float" office:value="-2.538701" calcext:value-type="float">
            <text:p>-2.538701</text:p>
          </table:table-cell>
          <table:table-cell office:value-type="float" office:value="157.925667" calcext:value-type="float">
            <text:p>157.925667</text:p>
          </table:table-cell>
          <table:table-cell office:value-type="float" office:value="8.8617" calcext:value-type="float">
            <text:p>8.8617</text:p>
          </table:table-cell>
          <table:table-cell office:value-type="float" office:value="632" calcext:value-type="float">
            <text:p>632</text:p>
          </table:table-cell>
          <table:table-cell office:value-type="float" office:value="157.925878" calcext:value-type="float">
            <text:p>157.925878</text:p>
          </table:table-cell>
          <table:table-cell office:value-type="float" office:value="8.86108" calcext:value-type="float">
            <text:p>8.86108</text:p>
          </table:table-cell>
          <table:table-cell office:value-type="float" office:value="86.651198" calcext:value-type="float">
            <text:p>86.651198</text:p>
          </table:table-cell>
          <table:table-cell office:value-type="float" office:value="-11.578507" calcext:value-type="float">
            <text:p>-11.578507</text:p>
          </table:table-cell>
          <table:table-cell office:value-type="float" office:value="104.563867" calcext:value-type="float">
            <text:p>104.563867</text:p>
          </table:table-cell>
          <table:table-cell office:value-type="float" office:value="-2.509921" calcext:value-type="float">
            <text:p>-2.509921</text:p>
          </table:table-cell>
          <table:table-cell office:value-type="float" office:value="157.925668" calcext:value-type="float">
            <text:p>157.925668</text:p>
          </table:table-cell>
          <table:table-cell office:value-type="float" office:value="8.861701" calcext:value-type="float">
            <text:p>8.86170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62.472454" calcext:value-type="float">
            <text:p>162.472454</text:p>
          </table:table-cell>
          <table:table-cell office:value-type="float" office:value="9.237509" calcext:value-type="float">
            <text:p>9.237509</text:p>
          </table:table-cell>
          <table:table-cell office:value-type="float" office:value="86.643666" calcext:value-type="float">
            <text:p>86.643666</text:p>
          </table:table-cell>
          <table:table-cell office:value-type="float" office:value="-11.851963" calcext:value-type="float">
            <text:p>-11.851963</text:p>
          </table:table-cell>
          <table:table-cell office:value-type="float" office:value="108.610464" calcext:value-type="float">
            <text:p>108.610464</text:p>
          </table:table-cell>
          <table:table-cell office:value-type="float" office:value="-1.720881" calcext:value-type="float">
            <text:p>-1.720881</text:p>
          </table:table-cell>
          <table:table-cell office:value-type="float" office:value="162.473947" calcext:value-type="float">
            <text:p>162.473947</text:p>
          </table:table-cell>
          <table:table-cell office:value-type="float" office:value="9.237113" calcext:value-type="float">
            <text:p>9.237113</text:p>
          </table:table-cell>
          <table:table-cell office:value-type="float" office:value="633" calcext:value-type="float">
            <text:p>633</text:p>
          </table:table-cell>
          <table:table-cell office:value-type="float" office:value="162.472455" calcext:value-type="float">
            <text:p>162.472455</text:p>
          </table:table-cell>
          <table:table-cell office:value-type="float" office:value="9.237509" calcext:value-type="float">
            <text:p>9.237509</text:p>
          </table:table-cell>
          <table:table-cell office:value-type="float" office:value="86.643667" calcext:value-type="float">
            <text:p>86.643667</text:p>
          </table:table-cell>
          <table:table-cell office:value-type="float" office:value="-11.585512" calcext:value-type="float">
            <text:p>-11.585512</text:p>
          </table:table-cell>
          <table:table-cell office:value-type="float" office:value="108.610464" calcext:value-type="float">
            <text:p>108.610464</text:p>
          </table:table-cell>
          <table:table-cell office:value-type="float" office:value="-1.694115" calcext:value-type="float">
            <text:p>-1.694115</text:p>
          </table:table-cell>
          <table:table-cell office:value-type="float" office:value="162.473947" calcext:value-type="float">
            <text:p>162.473947</text:p>
          </table:table-cell>
          <table:table-cell office:value-type="float" office:value="9.237113" calcext:value-type="float">
            <text:p>9.23711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25.297835" calcext:value-type="float">
            <text:p>125.297835</text:p>
          </table:table-cell>
          <table:table-cell office:value-type="float" office:value="5.550813" calcext:value-type="float">
            <text:p>5.550813</text:p>
          </table:table-cell>
          <table:table-cell office:value-type="float" office:value="86.637214" calcext:value-type="float">
            <text:p>86.637214</text:p>
          </table:table-cell>
          <table:table-cell office:value-type="float" office:value="-11.851066" calcext:value-type="float">
            <text:p>-11.851066</text:p>
          </table:table-cell>
          <table:table-cell office:value-type="float" office:value="109.772579" calcext:value-type="float">
            <text:p>109.772579</text:p>
          </table:table-cell>
          <table:table-cell office:value-type="float" office:value="-1.211028" calcext:value-type="float">
            <text:p>-1.211028</text:p>
          </table:table-cell>
          <table:table-cell office:value-type="float" office:value="125.301156" calcext:value-type="float">
            <text:p>125.301156</text:p>
          </table:table-cell>
          <table:table-cell office:value-type="float" office:value="5.551137" calcext:value-type="float">
            <text:p>5.551137</text:p>
          </table:table-cell>
          <table:table-cell office:value-type="float" office:value="634" calcext:value-type="float">
            <text:p>634</text:p>
          </table:table-cell>
          <table:table-cell office:value-type="float" office:value="125.297836" calcext:value-type="float">
            <text:p>125.297836</text:p>
          </table:table-cell>
          <table:table-cell office:value-type="float" office:value="5.550814" calcext:value-type="float">
            <text:p>5.550814</text:p>
          </table:table-cell>
          <table:table-cell office:value-type="float" office:value="86.637215" calcext:value-type="float">
            <text:p>86.637215</text:p>
          </table:table-cell>
          <table:table-cell office:value-type="float" office:value="-11.584615" calcext:value-type="float">
            <text:p>-11.584615</text:p>
          </table:table-cell>
          <table:table-cell office:value-type="float" office:value="109.77258" calcext:value-type="float">
            <text:p>109.77258</text:p>
          </table:table-cell>
          <table:table-cell office:value-type="float" office:value="-1.186137" calcext:value-type="float">
            <text:p>-1.186137</text:p>
          </table:table-cell>
          <table:table-cell office:value-type="float" office:value="125.301157" calcext:value-type="float">
            <text:p>125.301157</text:p>
          </table:table-cell>
          <table:table-cell office:value-type="float" office:value="5.551138" calcext:value-type="float">
            <text:p>5.551138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96.755667" calcext:value-type="float">
            <text:p>96.755667</text:p>
          </table:table-cell>
          <table:table-cell office:value-type="float" office:value="31.785001" calcext:value-type="float">
            <text:p>31.785001</text:p>
          </table:table-cell>
          <table:table-cell office:value-type="float" office:value="86.629404" calcext:value-type="float">
            <text:p>86.629404</text:p>
          </table:table-cell>
          <table:table-cell office:value-type="float" office:value="-11.849683" calcext:value-type="float">
            <text:p>-11.849683</text:p>
          </table:table-cell>
          <table:table-cell office:value-type="float" office:value="108.854132" calcext:value-type="float">
            <text:p>108.854132</text:p>
          </table:table-cell>
          <table:table-cell office:value-type="float" office:value="1.099979" calcext:value-type="float">
            <text:p>1.099979</text:p>
          </table:table-cell>
          <table:table-cell office:value-type="float" office:value="96.754983" calcext:value-type="float">
            <text:p>96.754983</text:p>
          </table:table-cell>
          <table:table-cell office:value-type="float" office:value="31.782629" calcext:value-type="float">
            <text:p>31.782629</text:p>
          </table:table-cell>
          <table:table-cell office:value-type="float" office:value="635" calcext:value-type="float">
            <text:p>635</text:p>
          </table:table-cell>
          <table:table-cell office:value-type="float" office:value="96.755667" calcext:value-type="float">
            <text:p>96.755667</text:p>
          </table:table-cell>
          <table:table-cell office:value-type="float" office:value="31.785002" calcext:value-type="float">
            <text:p>31.785002</text:p>
          </table:table-cell>
          <table:table-cell office:value-type="float" office:value="86.629404" calcext:value-type="float">
            <text:p>86.629404</text:p>
          </table:table-cell>
          <table:table-cell office:value-type="float" office:value="-11.583232" calcext:value-type="float">
            <text:p>-11.583232</text:p>
          </table:table-cell>
          <table:table-cell office:value-type="float" office:value="108.854132" calcext:value-type="float">
            <text:p>108.854132</text:p>
          </table:table-cell>
          <table:table-cell office:value-type="float" office:value="1.123129" calcext:value-type="float">
            <text:p>1.123129</text:p>
          </table:table-cell>
          <table:table-cell office:value-type="float" office:value="96.754983" calcext:value-type="float">
            <text:p>96.754983</text:p>
          </table:table-cell>
          <table:table-cell office:value-type="float" office:value="31.78263" calcext:value-type="float">
            <text:p>31.78263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87.333181" calcext:value-type="float">
            <text:p>87.333181</text:p>
          </table:table-cell>
          <table:table-cell office:value-type="float" office:value="-18.034154" calcext:value-type="float">
            <text:p>-18.034154</text:p>
          </table:table-cell>
          <table:table-cell office:value-type="float" office:value="86.621327" calcext:value-type="float">
            <text:p>86.621327</text:p>
          </table:table-cell>
          <table:table-cell office:value-type="float" office:value="-11.844101" calcext:value-type="float">
            <text:p>-11.844101</text:p>
          </table:table-cell>
          <table:table-cell office:value-type="float" office:value="107.340154" calcext:value-type="float">
            <text:p>107.340154</text:p>
          </table:table-cell>
          <table:table-cell office:value-type="float" office:value="-0.234218" calcext:value-type="float">
            <text:p>-0.234218</text:p>
          </table:table-cell>
          <table:table-cell office:value-type="float" office:value="87.33167" calcext:value-type="float">
            <text:p>87.33167</text:p>
          </table:table-cell>
          <table:table-cell office:value-type="float" office:value="-18.028148" calcext:value-type="float">
            <text:p>-18.028148</text:p>
          </table:table-cell>
          <table:table-cell office:value-type="float" office:value="636" calcext:value-type="float">
            <text:p>636</text:p>
          </table:table-cell>
          <table:table-cell office:value-type="float" office:value="87.333181" calcext:value-type="float">
            <text:p>87.333181</text:p>
          </table:table-cell>
          <table:table-cell office:value-type="float" office:value="-18.034155" calcext:value-type="float">
            <text:p>-18.034155</text:p>
          </table:table-cell>
          <table:table-cell office:value-type="float" office:value="86.621327" calcext:value-type="float">
            <text:p>86.621327</text:p>
          </table:table-cell>
          <table:table-cell office:value-type="float" office:value="-11.57765" calcext:value-type="float">
            <text:p>-11.57765</text:p>
          </table:table-cell>
          <table:table-cell office:value-type="float" office:value="107.340154" calcext:value-type="float">
            <text:p>107.340154</text:p>
          </table:table-cell>
          <table:table-cell office:value-type="float" office:value="-0.212689" calcext:value-type="float">
            <text:p>-0.212689</text:p>
          </table:table-cell>
          <table:table-cell office:value-type="float" office:value="87.331671" calcext:value-type="float">
            <text:p>87.331671</text:p>
          </table:table-cell>
          <table:table-cell office:value-type="float" office:value="-18.028149" calcext:value-type="float">
            <text:p>-18.028149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07.590838" calcext:value-type="float">
            <text:p>107.590838</text:p>
          </table:table-cell>
          <table:table-cell office:value-type="float" office:value="-14.778175" calcext:value-type="float">
            <text:p>-14.778175</text:p>
          </table:table-cell>
          <table:table-cell office:value-type="float" office:value="86.613492" calcext:value-type="float">
            <text:p>86.613492</text:p>
          </table:table-cell>
          <table:table-cell office:value-type="float" office:value="-11.851802" calcext:value-type="float">
            <text:p>-11.851802</text:p>
          </table:table-cell>
          <table:table-cell office:value-type="float" office:value="107.350415" calcext:value-type="float">
            <text:p>107.350415</text:p>
          </table:table-cell>
          <table:table-cell office:value-type="float" office:value="-1.259457" calcext:value-type="float">
            <text:p>-1.259457</text:p>
          </table:table-cell>
          <table:table-cell office:value-type="float" office:value="107.588503" calcext:value-type="float">
            <text:p>107.588503</text:p>
          </table:table-cell>
          <table:table-cell office:value-type="float" office:value="-14.782351" calcext:value-type="float">
            <text:p>-14.782351</text:p>
          </table:table-cell>
          <table:table-cell office:value-type="float" office:value="637" calcext:value-type="float">
            <text:p>637</text:p>
          </table:table-cell>
          <table:table-cell office:value-type="float" office:value="107.590838" calcext:value-type="float">
            <text:p>107.590838</text:p>
          </table:table-cell>
          <table:table-cell office:value-type="float" office:value="-14.778176" calcext:value-type="float">
            <text:p>-14.778176</text:p>
          </table:table-cell>
          <table:table-cell office:value-type="float" office:value="86.613492" calcext:value-type="float">
            <text:p>86.613492</text:p>
          </table:table-cell>
          <table:table-cell office:value-type="float" office:value="-11.585351" calcext:value-type="float">
            <text:p>-11.585351</text:p>
          </table:table-cell>
          <table:table-cell office:value-type="float" office:value="107.350416" calcext:value-type="float">
            <text:p>107.350416</text:p>
          </table:table-cell>
          <table:table-cell office:value-type="float" office:value="-1.239435" calcext:value-type="float">
            <text:p>-1.239435</text:p>
          </table:table-cell>
          <table:table-cell office:value-type="float" office:value="107.588503" calcext:value-type="float">
            <text:p>107.588503</text:p>
          </table:table-cell>
          <table:table-cell office:value-type="float" office:value="-14.782351" calcext:value-type="float">
            <text:p>-14.78235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84.37473" calcext:value-type="float">
            <text:p>84.37473</text:p>
          </table:table-cell>
          <table:table-cell office:value-type="float" office:value="-20.189419" calcext:value-type="float">
            <text:p>-20.189419</text:p>
          </table:table-cell>
          <table:table-cell office:value-type="float" office:value="86.606824" calcext:value-type="float">
            <text:p>86.606824</text:p>
          </table:table-cell>
          <table:table-cell office:value-type="float" office:value="-11.846863" calcext:value-type="float">
            <text:p>-11.846863</text:p>
          </table:table-cell>
          <table:table-cell office:value-type="float" office:value="105.735916" calcext:value-type="float">
            <text:p>105.735916</text:p>
          </table:table-cell>
          <table:table-cell office:value-type="float" office:value="-2.579961" calcext:value-type="float">
            <text:p>-2.579961</text:p>
          </table:table-cell>
          <table:table-cell office:value-type="float" office:value="84.378137" calcext:value-type="float">
            <text:p>84.378137</text:p>
          </table:table-cell>
          <table:table-cell office:value-type="float" office:value="-20.18874" calcext:value-type="float">
            <text:p>-20.18874</text:p>
          </table:table-cell>
          <table:table-cell office:value-type="float" office:value="638" calcext:value-type="float">
            <text:p>638</text:p>
          </table:table-cell>
          <table:table-cell office:value-type="float" office:value="84.37473" calcext:value-type="float">
            <text:p>84.37473</text:p>
          </table:table-cell>
          <table:table-cell office:value-type="float" office:value="-20.189419" calcext:value-type="float">
            <text:p>-20.189419</text:p>
          </table:table-cell>
          <table:table-cell office:value-type="float" office:value="86.606825" calcext:value-type="float">
            <text:p>86.606825</text:p>
          </table:table-cell>
          <table:table-cell office:value-type="float" office:value="-11.580412" calcext:value-type="float">
            <text:p>-11.580412</text:p>
          </table:table-cell>
          <table:table-cell office:value-type="float" office:value="105.735917" calcext:value-type="float">
            <text:p>105.735917</text:p>
          </table:table-cell>
          <table:table-cell office:value-type="float" office:value="-2.561341" calcext:value-type="float">
            <text:p>-2.561341</text:p>
          </table:table-cell>
          <table:table-cell office:value-type="float" office:value="84.378137" calcext:value-type="float">
            <text:p>84.378137</text:p>
          </table:table-cell>
          <table:table-cell office:value-type="float" office:value="-20.18874" calcext:value-type="float">
            <text:p>-20.18874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04.355968" calcext:value-type="float">
            <text:p>104.355968</text:p>
          </table:table-cell>
          <table:table-cell office:value-type="float" office:value="-16.646355" calcext:value-type="float">
            <text:p>-16.646355</text:p>
          </table:table-cell>
          <table:table-cell office:value-type="float" office:value="86.601019" calcext:value-type="float">
            <text:p>86.601019</text:p>
          </table:table-cell>
          <table:table-cell office:value-type="float" office:value="-11.851588" calcext:value-type="float">
            <text:p>-11.851588</text:p>
          </table:table-cell>
          <table:table-cell office:value-type="float" office:value="105.633921" calcext:value-type="float">
            <text:p>105.633921</text:p>
          </table:table-cell>
          <table:table-cell office:value-type="float" office:value="-3.569002" calcext:value-type="float">
            <text:p>-3.569002</text:p>
          </table:table-cell>
          <table:table-cell office:value-type="float" office:value="104.352596" calcext:value-type="float">
            <text:p>104.352596</text:p>
          </table:table-cell>
          <table:table-cell office:value-type="float" office:value="-16.647054" calcext:value-type="float">
            <text:p>-16.647054</text:p>
          </table:table-cell>
          <table:table-cell office:value-type="float" office:value="639" calcext:value-type="float">
            <text:p>639</text:p>
          </table:table-cell>
          <table:table-cell office:value-type="float" office:value="104.355968" calcext:value-type="float">
            <text:p>104.355968</text:p>
          </table:table-cell>
          <table:table-cell office:value-type="float" office:value="-16.646355" calcext:value-type="float">
            <text:p>-16.646355</text:p>
          </table:table-cell>
          <table:table-cell office:value-type="float" office:value="86.60102" calcext:value-type="float">
            <text:p>86.60102</text:p>
          </table:table-cell>
          <table:table-cell office:value-type="float" office:value="-11.585137" calcext:value-type="float">
            <text:p>-11.585137</text:p>
          </table:table-cell>
          <table:table-cell office:value-type="float" office:value="105.633922" calcext:value-type="float">
            <text:p>105.633922</text:p>
          </table:table-cell>
          <table:table-cell office:value-type="float" office:value="-3.551686" calcext:value-type="float">
            <text:p>-3.551686</text:p>
          </table:table-cell>
          <table:table-cell office:value-type="float" office:value="104.352597" calcext:value-type="float">
            <text:p>104.352597</text:p>
          </table:table-cell>
          <table:table-cell office:value-type="float" office:value="-16.647055" calcext:value-type="float">
            <text:p>-16.64705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3.549301" calcext:value-type="float">
            <text:p>123.549301</text:p>
          </table:table-cell>
          <table:table-cell office:value-type="float" office:value="6.219632" calcext:value-type="float">
            <text:p>6.219632</text:p>
          </table:table-cell>
          <table:table-cell office:value-type="float" office:value="86.597448" calcext:value-type="float">
            <text:p>86.597448</text:p>
          </table:table-cell>
          <table:table-cell office:value-type="float" office:value="-11.858154" calcext:value-type="float">
            <text:p>-11.858154</text:p>
          </table:table-cell>
          <table:table-cell office:value-type="float" office:value="106.884677" calcext:value-type="float">
            <text:p>106.884677</text:p>
          </table:table-cell>
          <table:table-cell office:value-type="float" office:value="-2.889904" calcext:value-type="float">
            <text:p>-2.889904</text:p>
          </table:table-cell>
          <table:table-cell office:value-type="float" office:value="123.549362" calcext:value-type="float">
            <text:p>123.549362</text:p>
          </table:table-cell>
          <table:table-cell office:value-type="float" office:value="6.218128" calcext:value-type="float">
            <text:p>6.218128</text:p>
          </table:table-cell>
          <table:table-cell office:value-type="float" office:value="640" calcext:value-type="float">
            <text:p>640</text:p>
          </table:table-cell>
          <table:table-cell office:value-type="float" office:value="123.549302" calcext:value-type="float">
            <text:p>123.549302</text:p>
          </table:table-cell>
          <table:table-cell office:value-type="float" office:value="6.219632" calcext:value-type="float">
            <text:p>6.219632</text:p>
          </table:table-cell>
          <table:table-cell office:value-type="float" office:value="86.597449" calcext:value-type="float">
            <text:p>86.597449</text:p>
          </table:table-cell>
          <table:table-cell office:value-type="float" office:value="-11.591703" calcext:value-type="float">
            <text:p>-11.591703</text:p>
          </table:table-cell>
          <table:table-cell office:value-type="float" office:value="106.884677" calcext:value-type="float">
            <text:p>106.884677</text:p>
          </table:table-cell>
          <table:table-cell office:value-type="float" office:value="-2.8738" calcext:value-type="float">
            <text:p>-2.8738</text:p>
          </table:table-cell>
          <table:table-cell office:value-type="float" office:value="123.549362" calcext:value-type="float">
            <text:p>123.549362</text:p>
          </table:table-cell>
          <table:table-cell office:value-type="float" office:value="6.218129" calcext:value-type="float">
            <text:p>6.218129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9.216655" calcext:value-type="float">
            <text:p>89.216655</text:p>
          </table:table-cell>
          <table:table-cell office:value-type="float" office:value="7.50387" calcext:value-type="float">
            <text:p>7.50387</text:p>
          </table:table-cell>
          <table:table-cell office:value-type="float" office:value="86.592962" calcext:value-type="float">
            <text:p>86.592962</text:p>
          </table:table-cell>
          <table:table-cell office:value-type="float" office:value="-11.851118" calcext:value-type="float">
            <text:p>-11.851118</text:p>
          </table:table-cell>
          <table:table-cell office:value-type="float" office:value="105.643743" calcext:value-type="float">
            <text:p>105.643743</text:p>
          </table:table-cell>
          <table:table-cell office:value-type="float" office:value="-2.155797" calcext:value-type="float">
            <text:p>-2.155797</text:p>
          </table:table-cell>
          <table:table-cell office:value-type="float" office:value="89.220803" calcext:value-type="float">
            <text:p>89.220803</text:p>
          </table:table-cell>
          <table:table-cell office:value-type="float" office:value="7.505543" calcext:value-type="float">
            <text:p>7.505543</text:p>
          </table:table-cell>
          <table:table-cell office:value-type="float" office:value="641" calcext:value-type="float">
            <text:p>641</text:p>
          </table:table-cell>
          <table:table-cell office:value-type="float" office:value="89.216656" calcext:value-type="float">
            <text:p>89.216656</text:p>
          </table:table-cell>
          <table:table-cell office:value-type="float" office:value="7.50387" calcext:value-type="float">
            <text:p>7.50387</text:p>
          </table:table-cell>
          <table:table-cell office:value-type="float" office:value="86.592963" calcext:value-type="float">
            <text:p>86.592963</text:p>
          </table:table-cell>
          <table:table-cell office:value-type="float" office:value="-11.584667" calcext:value-type="float">
            <text:p>-11.584667</text:p>
          </table:table-cell>
          <table:table-cell office:value-type="float" office:value="105.643744" calcext:value-type="float">
            <text:p>105.643744</text:p>
          </table:table-cell>
          <table:table-cell office:value-type="float" office:value="-2.14082" calcext:value-type="float">
            <text:p>-2.14082</text:p>
          </table:table-cell>
          <table:table-cell office:value-type="float" office:value="89.220804" calcext:value-type="float">
            <text:p>89.220804</text:p>
          </table:table-cell>
          <table:table-cell office:value-type="float" office:value="7.505543" calcext:value-type="float">
            <text:p>7.505543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86.96232" calcext:value-type="float">
            <text:p>86.96232</text:p>
          </table:table-cell>
          <table:table-cell office:value-type="float" office:value="-1.023488" calcext:value-type="float">
            <text:p>-1.023488</text:p>
          </table:table-cell>
          <table:table-cell office:value-type="float" office:value="86.587588" calcext:value-type="float">
            <text:p>86.587588</text:p>
          </table:table-cell>
          <table:table-cell office:value-type="float" office:value="-11.846396" calcext:value-type="float">
            <text:p>-11.846396</text:p>
          </table:table-cell>
          <table:table-cell office:value-type="float" office:value="104.331046" calcext:value-type="float">
            <text:p>104.331046</text:p>
          </table:table-cell>
          <table:table-cell office:value-type="float" office:value="-2.072144" calcext:value-type="float">
            <text:p>-2.072144</text:p>
          </table:table-cell>
          <table:table-cell office:value-type="float" office:value="86.959845" calcext:value-type="float">
            <text:p>86.959845</text:p>
          </table:table-cell>
          <table:table-cell office:value-type="float" office:value="-1.02273" calcext:value-type="float">
            <text:p>-1.02273</text:p>
          </table:table-cell>
          <table:table-cell office:value-type="float" office:value="642" calcext:value-type="float">
            <text:p>642</text:p>
          </table:table-cell>
          <table:table-cell office:value-type="float" office:value="86.96232" calcext:value-type="float">
            <text:p>86.96232</text:p>
          </table:table-cell>
          <table:table-cell office:value-type="float" office:value="-1.023488" calcext:value-type="float">
            <text:p>-1.023488</text:p>
          </table:table-cell>
          <table:table-cell office:value-type="float" office:value="86.587589" calcext:value-type="float">
            <text:p>86.587589</text:p>
          </table:table-cell>
          <table:table-cell office:value-type="float" office:value="-11.579945" calcext:value-type="float">
            <text:p>-11.579945</text:p>
          </table:table-cell>
          <table:table-cell office:value-type="float" office:value="104.331046" calcext:value-type="float">
            <text:p>104.331046</text:p>
          </table:table-cell>
          <table:table-cell office:value-type="float" office:value="-2.058215" calcext:value-type="float">
            <text:p>-2.058215</text:p>
          </table:table-cell>
          <table:table-cell office:value-type="float" office:value="86.959845" calcext:value-type="float">
            <text:p>86.959845</text:p>
          </table:table-cell>
          <table:table-cell office:value-type="float" office:value="-1.02273" calcext:value-type="float">
            <text:p>-1.02273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7.102447" calcext:value-type="float">
            <text:p>87.102447</text:p>
          </table:table-cell>
          <table:table-cell office:value-type="float" office:value="-13.27659" calcext:value-type="float">
            <text:p>-13.27659</text:p>
          </table:table-cell>
          <table:table-cell office:value-type="float" office:value="86.582429" calcext:value-type="float">
            <text:p>86.582429</text:p>
          </table:table-cell>
          <table:table-cell office:value-type="float" office:value="-11.843316" calcext:value-type="float">
            <text:p>-11.843316</text:p>
          </table:table-cell>
          <table:table-cell office:value-type="float" office:value="103.120246" calcext:value-type="float">
            <text:p>103.120246</text:p>
          </table:table-cell>
          <table:table-cell office:value-type="float" office:value="-2.853591" calcext:value-type="float">
            <text:p>-2.853591</text:p>
          </table:table-cell>
          <table:table-cell office:value-type="float" office:value="87.102262" calcext:value-type="float">
            <text:p>87.102262</text:p>
          </table:table-cell>
          <table:table-cell office:value-type="float" office:value="-13.276303" calcext:value-type="float">
            <text:p>-13.276303</text:p>
          </table:table-cell>
          <table:table-cell office:value-type="float" office:value="643" calcext:value-type="float">
            <text:p>643</text:p>
          </table:table-cell>
          <table:table-cell office:value-type="float" office:value="87.102448" calcext:value-type="float">
            <text:p>87.102448</text:p>
          </table:table-cell>
          <table:table-cell office:value-type="float" office:value="-13.27659" calcext:value-type="float">
            <text:p>-13.27659</text:p>
          </table:table-cell>
          <table:table-cell office:value-type="float" office:value="86.58243" calcext:value-type="float">
            <text:p>86.58243</text:p>
          </table:table-cell>
          <table:table-cell office:value-type="float" office:value="-11.576865" calcext:value-type="float">
            <text:p>-11.576865</text:p>
          </table:table-cell>
          <table:table-cell office:value-type="float" office:value="103.120247" calcext:value-type="float">
            <text:p>103.120247</text:p>
          </table:table-cell>
          <table:table-cell office:value-type="float" office:value="-2.840637" calcext:value-type="float">
            <text:p>-2.840637</text:p>
          </table:table-cell>
          <table:table-cell office:value-type="float" office:value="87.102263" calcext:value-type="float">
            <text:p>87.102263</text:p>
          </table:table-cell>
          <table:table-cell office:value-type="float" office:value="-13.276304" calcext:value-type="float">
            <text:p>-13.276304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88.245969" calcext:value-type="float">
            <text:p>88.245969</text:p>
          </table:table-cell>
          <table:table-cell office:value-type="float" office:value="-22.630234" calcext:value-type="float">
            <text:p>-22.630234</text:p>
          </table:table-cell>
          <table:table-cell office:value-type="float" office:value="86.577788" calcext:value-type="float">
            <text:p>86.577788</text:p>
          </table:table-cell>
          <table:table-cell office:value-type="float" office:value="-11.842776" calcext:value-type="float">
            <text:p>-11.842776</text:p>
          </table:table-cell>
          <table:table-cell office:value-type="float" office:value="102.074731" calcext:value-type="float">
            <text:p>102.074731</text:p>
          </table:table-cell>
          <table:table-cell office:value-type="float" office:value="-4.237453" calcext:value-type="float">
            <text:p>-4.237453</text:p>
          </table:table-cell>
          <table:table-cell office:value-type="float" office:value="88.245892" calcext:value-type="float">
            <text:p>88.245892</text:p>
          </table:table-cell>
          <table:table-cell office:value-type="float" office:value="-22.630457" calcext:value-type="float">
            <text:p>-22.630457</text:p>
          </table:table-cell>
          <table:table-cell office:value-type="float" office:value="644" calcext:value-type="float">
            <text:p>644</text:p>
          </table:table-cell>
          <table:table-cell office:value-type="float" office:value="88.24597" calcext:value-type="float">
            <text:p>88.24597</text:p>
          </table:table-cell>
          <table:table-cell office:value-type="float" office:value="-22.630235" calcext:value-type="float">
            <text:p>-22.630235</text:p>
          </table:table-cell>
          <table:table-cell office:value-type="float" office:value="86.577789" calcext:value-type="float">
            <text:p>86.577789</text:p>
          </table:table-cell>
          <table:table-cell office:value-type="float" office:value="-11.576325" calcext:value-type="float">
            <text:p>-11.576325</text:p>
          </table:table-cell>
          <table:table-cell office:value-type="float" office:value="102.074731" calcext:value-type="float">
            <text:p>102.074731</text:p>
          </table:table-cell>
          <table:table-cell office:value-type="float" office:value="-4.225406" calcext:value-type="float">
            <text:p>-4.225406</text:p>
          </table:table-cell>
          <table:table-cell office:value-type="float" office:value="88.245893" calcext:value-type="float">
            <text:p>88.245893</text:p>
          </table:table-cell>
          <table:table-cell office:value-type="float" office:value="-22.630457" calcext:value-type="float">
            <text:p>-22.630457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6.885669" calcext:value-type="float">
            <text:p>86.885669</text:p>
          </table:table-cell>
          <table:table-cell office:value-type="float" office:value="-22.276927" calcext:value-type="float">
            <text:p>-22.276927</text:p>
          </table:table-cell>
          <table:table-cell office:value-type="float" office:value="86.574682" calcext:value-type="float">
            <text:p>86.574682</text:p>
          </table:table-cell>
          <table:table-cell office:value-type="float" office:value="-11.841525" calcext:value-type="float">
            <text:p>-11.841525</text:p>
          </table:table-cell>
          <table:table-cell office:value-type="float" office:value="101.008607" calcext:value-type="float">
            <text:p>101.008607</text:p>
          </table:table-cell>
          <table:table-cell office:value-type="float" office:value="-5.499053" calcext:value-type="float">
            <text:p>-5.499053</text:p>
          </table:table-cell>
          <table:table-cell office:value-type="float" office:value="86.88586" calcext:value-type="float">
            <text:p>86.88586</text:p>
          </table:table-cell>
          <table:table-cell office:value-type="float" office:value="-22.277668" calcext:value-type="float">
            <text:p>-22.277668</text:p>
          </table:table-cell>
          <table:table-cell office:value-type="float" office:value="645" calcext:value-type="float">
            <text:p>645</text:p>
          </table:table-cell>
          <table:table-cell office:value-type="float" office:value="86.88567" calcext:value-type="float">
            <text:p>86.88567</text:p>
          </table:table-cell>
          <table:table-cell office:value-type="float" office:value="-22.276928" calcext:value-type="float">
            <text:p>-22.276928</text:p>
          </table:table-cell>
          <table:table-cell office:value-type="float" office:value="86.574682" calcext:value-type="float">
            <text:p>86.574682</text:p>
          </table:table-cell>
          <table:table-cell office:value-type="float" office:value="-11.575074" calcext:value-type="float">
            <text:p>-11.575074</text:p>
          </table:table-cell>
          <table:table-cell office:value-type="float" office:value="101.008608" calcext:value-type="float">
            <text:p>101.008608</text:p>
          </table:table-cell>
          <table:table-cell office:value-type="float" office:value="-5.48785" calcext:value-type="float">
            <text:p>-5.48785</text:p>
          </table:table-cell>
          <table:table-cell office:value-type="float" office:value="86.885861" calcext:value-type="float">
            <text:p>86.885861</text:p>
          </table:table-cell>
          <table:table-cell office:value-type="float" office:value="-22.277669" calcext:value-type="float">
            <text:p>-22.277669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87.86582" calcext:value-type="float">
            <text:p>87.86582</text:p>
          </table:table-cell>
          <table:table-cell office:value-type="float" office:value="-16.91152" calcext:value-type="float">
            <text:p>-16.91152</text:p>
          </table:table-cell>
          <table:table-cell office:value-type="float" office:value="86.574781" calcext:value-type="float">
            <text:p>86.574781</text:p>
          </table:table-cell>
          <table:table-cell office:value-type="float" office:value="-11.838256" calcext:value-type="float">
            <text:p>-11.838256</text:p>
          </table:table-cell>
          <table:table-cell office:value-type="float" office:value="100.088705" calcext:value-type="float">
            <text:p>100.088705</text:p>
          </table:table-cell>
          <table:table-cell office:value-type="float" office:value="-6.294885" calcext:value-type="float">
            <text:p>-6.294885</text:p>
          </table:table-cell>
          <table:table-cell office:value-type="float" office:value="87.865642" calcext:value-type="float">
            <text:p>87.865642</text:p>
          </table:table-cell>
          <table:table-cell office:value-type="float" office:value="-16.911901" calcext:value-type="float">
            <text:p>-16.911901</text:p>
          </table:table-cell>
          <table:table-cell office:value-type="float" office:value="646" calcext:value-type="float">
            <text:p>646</text:p>
          </table:table-cell>
          <table:table-cell office:value-type="float" office:value="87.86582" calcext:value-type="float">
            <text:p>87.86582</text:p>
          </table:table-cell>
          <table:table-cell office:value-type="float" office:value="-16.91152" calcext:value-type="float">
            <text:p>-16.91152</text:p>
          </table:table-cell>
          <table:table-cell office:value-type="float" office:value="86.574782" calcext:value-type="float">
            <text:p>86.574782</text:p>
          </table:table-cell>
          <table:table-cell office:value-type="float" office:value="-11.571805" calcext:value-type="float">
            <text:p>-11.571805</text:p>
          </table:table-cell>
          <table:table-cell office:value-type="float" office:value="100.088705" calcext:value-type="float">
            <text:p>100.088705</text:p>
          </table:table-cell>
          <table:table-cell office:value-type="float" office:value="-6.284466" calcext:value-type="float">
            <text:p>-6.284466</text:p>
          </table:table-cell>
          <table:table-cell office:value-type="float" office:value="87.865643" calcext:value-type="float">
            <text:p>87.865643</text:p>
          </table:table-cell>
          <table:table-cell office:value-type="float" office:value="-16.911901" calcext:value-type="float">
            <text:p>-16.91190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9.09647" calcext:value-type="float">
            <text:p>89.09647</text:p>
          </table:table-cell>
          <table:table-cell office:value-type="float" office:value="-8.721653" calcext:value-type="float">
            <text:p>-8.721653</text:p>
          </table:table-cell>
          <table:table-cell office:value-type="float" office:value="86.578934" calcext:value-type="float">
            <text:p>86.578934</text:p>
          </table:table-cell>
          <table:table-cell office:value-type="float" office:value="-11.837366" calcext:value-type="float">
            <text:p>-11.837366</text:p>
          </table:table-cell>
          <table:table-cell office:value-type="float" office:value="99.323111" calcext:value-type="float">
            <text:p>99.323111</text:p>
          </table:table-cell>
          <table:table-cell office:value-type="float" office:value="-6.463932" calcext:value-type="float">
            <text:p>-6.463932</text:p>
          </table:table-cell>
          <table:table-cell office:value-type="float" office:value="89.096452" calcext:value-type="float">
            <text:p>89.096452</text:p>
          </table:table-cell>
          <table:table-cell office:value-type="float" office:value="-8.721867" calcext:value-type="float">
            <text:p>-8.721867</text:p>
          </table:table-cell>
          <table:table-cell office:value-type="float" office:value="647" calcext:value-type="float">
            <text:p>647</text:p>
          </table:table-cell>
          <table:table-cell office:value-type="float" office:value="89.096471" calcext:value-type="float">
            <text:p>89.096471</text:p>
          </table:table-cell>
          <table:table-cell office:value-type="float" office:value="-8.721654" calcext:value-type="float">
            <text:p>-8.721654</text:p>
          </table:table-cell>
          <table:table-cell office:value-type="float" office:value="86.578935" calcext:value-type="float">
            <text:p>86.578935</text:p>
          </table:table-cell>
          <table:table-cell office:value-type="float" office:value="-11.570915" calcext:value-type="float">
            <text:p>-11.570915</text:p>
          </table:table-cell>
          <table:table-cell office:value-type="float" office:value="99.323111" calcext:value-type="float">
            <text:p>99.323111</text:p>
          </table:table-cell>
          <table:table-cell office:value-type="float" office:value="-6.454242" calcext:value-type="float">
            <text:p>-6.454242</text:p>
          </table:table-cell>
          <table:table-cell office:value-type="float" office:value="89.096452" calcext:value-type="float">
            <text:p>89.096452</text:p>
          </table:table-cell>
          <table:table-cell office:value-type="float" office:value="-8.721868" calcext:value-type="float">
            <text:p>-8.72186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92.723999" calcext:value-type="float">
            <text:p>92.723999</text:p>
          </table:table-cell>
          <table:table-cell office:value-type="float" office:value="-0.925698" calcext:value-type="float">
            <text:p>-0.925698</text:p>
          </table:table-cell>
          <table:table-cell office:value-type="float" office:value="86.586755" calcext:value-type="float">
            <text:p>86.586755</text:p>
          </table:table-cell>
          <table:table-cell office:value-type="float" office:value="-11.834005" calcext:value-type="float">
            <text:p>-11.834005</text:p>
          </table:table-cell>
          <table:table-cell office:value-type="float" office:value="98.868446" calcext:value-type="float">
            <text:p>98.868446</text:p>
          </table:table-cell>
          <table:table-cell office:value-type="float" office:value="-6.073129" calcext:value-type="float">
            <text:p>-6.073129</text:p>
          </table:table-cell>
          <table:table-cell office:value-type="float" office:value="92.723818" calcext:value-type="float">
            <text:p>92.723818</text:p>
          </table:table-cell>
          <table:table-cell office:value-type="float" office:value="-0.925668" calcext:value-type="float">
            <text:p>-0.925668</text:p>
          </table:table-cell>
          <table:table-cell office:value-type="float" office:value="648" calcext:value-type="float">
            <text:p>648</text:p>
          </table:table-cell>
          <table:table-cell office:value-type="float" office:value="92.723999" calcext:value-type="float">
            <text:p>92.723999</text:p>
          </table:table-cell>
          <table:table-cell office:value-type="float" office:value="-0.925699" calcext:value-type="float">
            <text:p>-0.925699</text:p>
          </table:table-cell>
          <table:table-cell office:value-type="float" office:value="86.586755" calcext:value-type="float">
            <text:p>86.586755</text:p>
          </table:table-cell>
          <table:table-cell office:value-type="float" office:value="-11.567554" calcext:value-type="float">
            <text:p>-11.567554</text:p>
          </table:table-cell>
          <table:table-cell office:value-type="float" office:value="98.868446" calcext:value-type="float">
            <text:p>98.868446</text:p>
          </table:table-cell>
          <table:table-cell office:value-type="float" office:value="-6.064118" calcext:value-type="float">
            <text:p>-6.064118</text:p>
          </table:table-cell>
          <table:table-cell office:value-type="float" office:value="92.723818" calcext:value-type="float">
            <text:p>92.723818</text:p>
          </table:table-cell>
          <table:table-cell office:value-type="float" office:value="-0.925669" calcext:value-type="float">
            <text:p>-0.925669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96.992965" calcext:value-type="float">
            <text:p>96.992965</text:p>
          </table:table-cell>
          <table:table-cell office:value-type="float" office:value="-2.600737" calcext:value-type="float">
            <text:p>-2.600737</text:p>
          </table:table-cell>
          <table:table-cell office:value-type="float" office:value="86.59741" calcext:value-type="float">
            <text:p>86.59741</text:p>
          </table:table-cell>
          <table:table-cell office:value-type="float" office:value="-11.830927" calcext:value-type="float">
            <text:p>-11.830927</text:p>
          </table:table-cell>
          <table:table-cell office:value-type="float" office:value="98.747071" calcext:value-type="float">
            <text:p>98.747071</text:p>
          </table:table-cell>
          <table:table-cell office:value-type="float" office:value="-5.8272" calcext:value-type="float">
            <text:p>-5.8272</text:p>
          </table:table-cell>
          <table:table-cell office:value-type="float" office:value="96.992917" calcext:value-type="float">
            <text:p>96.992917</text:p>
          </table:table-cell>
          <table:table-cell office:value-type="float" office:value="-2.600025" calcext:value-type="float">
            <text:p>-2.600025</text:p>
          </table:table-cell>
          <table:table-cell office:value-type="float" office:value="649" calcext:value-type="float">
            <text:p>649</text:p>
          </table:table-cell>
          <table:table-cell office:value-type="float" office:value="96.992965" calcext:value-type="float">
            <text:p>96.992965</text:p>
          </table:table-cell>
          <table:table-cell office:value-type="float" office:value="-2.600737" calcext:value-type="float">
            <text:p>-2.600737</text:p>
          </table:table-cell>
          <table:table-cell office:value-type="float" office:value="86.59741" calcext:value-type="float">
            <text:p>86.59741</text:p>
          </table:table-cell>
          <table:table-cell office:value-type="float" office:value="-11.564476" calcext:value-type="float">
            <text:p>-11.564476</text:p>
          </table:table-cell>
          <table:table-cell office:value-type="float" office:value="98.747072" calcext:value-type="float">
            <text:p>98.747072</text:p>
          </table:table-cell>
          <table:table-cell office:value-type="float" office:value="-5.818819" calcext:value-type="float">
            <text:p>-5.818819</text:p>
          </table:table-cell>
          <table:table-cell office:value-type="float" office:value="96.992917" calcext:value-type="float">
            <text:p>96.992917</text:p>
          </table:table-cell>
          <table:table-cell office:value-type="float" office:value="-2.600025" calcext:value-type="float">
            <text:p>-2.60002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93.267509" calcext:value-type="float">
            <text:p>93.267509</text:p>
          </table:table-cell>
          <table:table-cell office:value-type="float" office:value="-8.146904" calcext:value-type="float">
            <text:p>-8.146904</text:p>
          </table:table-cell>
          <table:table-cell office:value-type="float" office:value="86.610427" calcext:value-type="float">
            <text:p>86.610427</text:p>
          </table:table-cell>
          <table:table-cell office:value-type="float" office:value="-11.829665" calcext:value-type="float">
            <text:p>-11.829665</text:p>
          </table:table-cell>
          <table:table-cell office:value-type="float" office:value="98.375608" calcext:value-type="float">
            <text:p>98.375608</text:p>
          </table:table-cell>
          <table:table-cell office:value-type="float" office:value="-5.988405" calcext:value-type="float">
            <text:p>-5.988405</text:p>
          </table:table-cell>
          <table:table-cell office:value-type="float" office:value="93.268109" calcext:value-type="float">
            <text:p>93.268109</text:p>
          </table:table-cell>
          <table:table-cell office:value-type="float" office:value="-8.146614" calcext:value-type="float">
            <text:p>-8.146614</text:p>
          </table:table-cell>
          <table:table-cell office:value-type="float" office:value="650" calcext:value-type="float">
            <text:p>650</text:p>
          </table:table-cell>
          <table:table-cell office:value-type="float" office:value="93.26751" calcext:value-type="float">
            <text:p>93.26751</text:p>
          </table:table-cell>
          <table:table-cell office:value-type="float" office:value="-8.146904" calcext:value-type="float">
            <text:p>-8.146904</text:p>
          </table:table-cell>
          <table:table-cell office:value-type="float" office:value="86.610428" calcext:value-type="float">
            <text:p>86.610428</text:p>
          </table:table-cell>
          <table:table-cell office:value-type="float" office:value="-11.563214" calcext:value-type="float">
            <text:p>-11.563214</text:p>
          </table:table-cell>
          <table:table-cell office:value-type="float" office:value="98.375608" calcext:value-type="float">
            <text:p>98.375608</text:p>
          </table:table-cell>
          <table:table-cell office:value-type="float" office:value="-5.980611" calcext:value-type="float">
            <text:p>-5.980611</text:p>
          </table:table-cell>
          <table:table-cell office:value-type="float" office:value="93.268109" calcext:value-type="float">
            <text:p>93.268109</text:p>
          </table:table-cell>
          <table:table-cell office:value-type="float" office:value="-8.146614" calcext:value-type="float">
            <text:p>-8.14661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9.067292" calcext:value-type="float">
            <text:p>89.067292</text:p>
          </table:table-cell>
          <table:table-cell office:value-type="float" office:value="-10.977957" calcext:value-type="float">
            <text:p>-10.977957</text:p>
          </table:table-cell>
          <table:table-cell office:value-type="float" office:value="86.625841" calcext:value-type="float">
            <text:p>86.625841</text:p>
          </table:table-cell>
          <table:table-cell office:value-type="float" office:value="-11.830672" calcext:value-type="float">
            <text:p>-11.830672</text:p>
          </table:table-cell>
          <table:table-cell office:value-type="float" office:value="97.738361" calcext:value-type="float">
            <text:p>97.738361</text:p>
          </table:table-cell>
          <table:table-cell office:value-type="float" office:value="-6.338611" calcext:value-type="float">
            <text:p>-6.338611</text:p>
          </table:table-cell>
          <table:table-cell office:value-type="float" office:value="89.067328" calcext:value-type="float">
            <text:p>89.067328</text:p>
          </table:table-cell>
          <table:table-cell office:value-type="float" office:value="-10.97816" calcext:value-type="float">
            <text:p>-10.97816</text:p>
          </table:table-cell>
          <table:table-cell office:value-type="float" office:value="651" calcext:value-type="float">
            <text:p>651</text:p>
          </table:table-cell>
          <table:table-cell office:value-type="float" office:value="89.067293" calcext:value-type="float">
            <text:p>89.067293</text:p>
          </table:table-cell>
          <table:table-cell office:value-type="float" office:value="-10.977958" calcext:value-type="float">
            <text:p>-10.977958</text:p>
          </table:table-cell>
          <table:table-cell office:value-type="float" office:value="86.625842" calcext:value-type="float">
            <text:p>86.625842</text:p>
          </table:table-cell>
          <table:table-cell office:value-type="float" office:value="-11.564221" calcext:value-type="float">
            <text:p>-11.564221</text:p>
          </table:table-cell>
          <table:table-cell office:value-type="float" office:value="97.738362" calcext:value-type="float">
            <text:p>97.738362</text:p>
          </table:table-cell>
          <table:table-cell office:value-type="float" office:value="-6.331362" calcext:value-type="float">
            <text:p>-6.331362</text:p>
          </table:table-cell>
          <table:table-cell office:value-type="float" office:value="89.067328" calcext:value-type="float">
            <text:p>89.067328</text:p>
          </table:table-cell>
          <table:table-cell office:value-type="float" office:value="-10.978161" calcext:value-type="float">
            <text:p>-10.97816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91.8612" calcext:value-type="float">
            <text:p>91.8612</text:p>
          </table:table-cell>
          <table:table-cell office:value-type="float" office:value="-11.19972" calcext:value-type="float">
            <text:p>-11.19972</text:p>
          </table:table-cell>
          <table:table-cell office:value-type="float" office:value="86.64607" calcext:value-type="float">
            <text:p>86.64607</text:p>
          </table:table-cell>
          <table:table-cell office:value-type="float" office:value="-11.830767" calcext:value-type="float">
            <text:p>-11.830767</text:p>
          </table:table-cell>
          <table:table-cell office:value-type="float" office:value="97.345772" calcext:value-type="float">
            <text:p>97.345772</text:p>
          </table:table-cell>
          <table:table-cell office:value-type="float" office:value="-6.678977" calcext:value-type="float">
            <text:p>-6.678977</text:p>
          </table:table-cell>
          <table:table-cell office:value-type="float" office:value="91.86068" calcext:value-type="float">
            <text:p>91.86068</text:p>
          </table:table-cell>
          <table:table-cell office:value-type="float" office:value="-11.199914" calcext:value-type="float">
            <text:p>-11.199914</text:p>
          </table:table-cell>
          <table:table-cell office:value-type="float" office:value="652" calcext:value-type="float">
            <text:p>652</text:p>
          </table:table-cell>
          <table:table-cell office:value-type="float" office:value="91.8612" calcext:value-type="float">
            <text:p>91.8612</text:p>
          </table:table-cell>
          <table:table-cell office:value-type="float" office:value="-11.19972" calcext:value-type="float">
            <text:p>-11.19972</text:p>
          </table:table-cell>
          <table:table-cell office:value-type="float" office:value="86.64607" calcext:value-type="float">
            <text:p>86.64607</text:p>
          </table:table-cell>
          <table:table-cell office:value-type="float" office:value="-11.564316" calcext:value-type="float">
            <text:p>-11.564316</text:p>
          </table:table-cell>
          <table:table-cell office:value-type="float" office:value="97.345773" calcext:value-type="float">
            <text:p>97.345773</text:p>
          </table:table-cell>
          <table:table-cell office:value-type="float" office:value="-6.672236" calcext:value-type="float">
            <text:p>-6.672236</text:p>
          </table:table-cell>
          <table:table-cell office:value-type="float" office:value="91.86068" calcext:value-type="float">
            <text:p>91.86068</text:p>
          </table:table-cell>
          <table:table-cell office:value-type="float" office:value="-11.199914" calcext:value-type="float">
            <text:p>-11.199914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92.410961" calcext:value-type="float">
            <text:p>92.410961</text:p>
          </table:table-cell>
          <table:table-cell office:value-type="float" office:value="-7.129282" calcext:value-type="float">
            <text:p>-7.129282</text:p>
          </table:table-cell>
          <table:table-cell office:value-type="float" office:value="86.670859" calcext:value-type="float">
            <text:p>86.670859</text:p>
          </table:table-cell>
          <table:table-cell office:value-type="float" office:value="-11.8367" calcext:value-type="float">
            <text:p>-11.8367</text:p>
          </table:table-cell>
          <table:table-cell office:value-type="float" office:value="97.023389" calcext:value-type="float">
            <text:p>97.023389</text:p>
          </table:table-cell>
          <table:table-cell office:value-type="float" office:value="-6.716016" calcext:value-type="float">
            <text:p>-6.716016</text:p>
          </table:table-cell>
          <table:table-cell office:value-type="float" office:value="92.411127" calcext:value-type="float">
            <text:p>92.411127</text:p>
          </table:table-cell>
          <table:table-cell office:value-type="float" office:value="-7.1296" calcext:value-type="float">
            <text:p>-7.1296</text:p>
          </table:table-cell>
          <table:table-cell office:value-type="float" office:value="653" calcext:value-type="float">
            <text:p>653</text:p>
          </table:table-cell>
          <table:table-cell office:value-type="float" office:value="92.410961" calcext:value-type="float">
            <text:p>92.410961</text:p>
          </table:table-cell>
          <table:table-cell office:value-type="float" office:value="-7.129282" calcext:value-type="float">
            <text:p>-7.129282</text:p>
          </table:table-cell>
          <table:table-cell office:value-type="float" office:value="86.67086" calcext:value-type="float">
            <text:p>86.67086</text:p>
          </table:table-cell>
          <table:table-cell office:value-type="float" office:value="-11.570249" calcext:value-type="float">
            <text:p>-11.570249</text:p>
          </table:table-cell>
          <table:table-cell office:value-type="float" office:value="97.02339" calcext:value-type="float">
            <text:p>97.02339</text:p>
          </table:table-cell>
          <table:table-cell office:value-type="float" office:value="-6.709747" calcext:value-type="float">
            <text:p>-6.709747</text:p>
          </table:table-cell>
          <table:table-cell office:value-type="float" office:value="92.411128" calcext:value-type="float">
            <text:p>92.411128</text:p>
          </table:table-cell>
          <table:table-cell office:value-type="float" office:value="-7.129601" calcext:value-type="float">
            <text:p>-7.12960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90.791627" calcext:value-type="float">
            <text:p>90.791627</text:p>
          </table:table-cell>
          <table:table-cell office:value-type="float" office:value="-2.596511" calcext:value-type="float">
            <text:p>-2.596511</text:p>
          </table:table-cell>
          <table:table-cell office:value-type="float" office:value="86.691696" calcext:value-type="float">
            <text:p>86.691696</text:p>
          </table:table-cell>
          <table:table-cell office:value-type="float" office:value="-11.846473" calcext:value-type="float">
            <text:p>-11.846473</text:p>
          </table:table-cell>
          <table:table-cell office:value-type="float" office:value="96.606545" calcext:value-type="float">
            <text:p>96.606545</text:p>
          </table:table-cell>
          <table:table-cell office:value-type="float" office:value="-6.436739" calcext:value-type="float">
            <text:p>-6.436739</text:p>
          </table:table-cell>
          <table:table-cell office:value-type="float" office:value="90.791787" calcext:value-type="float">
            <text:p>90.791787</text:p>
          </table:table-cell>
          <table:table-cell office:value-type="float" office:value="-2.596545" calcext:value-type="float">
            <text:p>-2.596545</text:p>
          </table:table-cell>
          <table:table-cell office:value-type="float" office:value="654" calcext:value-type="float">
            <text:p>654</text:p>
          </table:table-cell>
          <table:table-cell office:value-type="float" office:value="90.791628" calcext:value-type="float">
            <text:p>90.791628</text:p>
          </table:table-cell>
          <table:table-cell office:value-type="float" office:value="-2.596511" calcext:value-type="float">
            <text:p>-2.596511</text:p>
          </table:table-cell>
          <table:table-cell office:value-type="float" office:value="86.691697" calcext:value-type="float">
            <text:p>86.691697</text:p>
          </table:table-cell>
          <table:table-cell office:value-type="float" office:value="-11.560476" calcext:value-type="float">
            <text:p>-11.560476</text:p>
          </table:table-cell>
          <table:table-cell office:value-type="float" office:value="96.606545" calcext:value-type="float">
            <text:p>96.606545</text:p>
          </table:table-cell>
          <table:table-cell office:value-type="float" office:value="-6.412731" calcext:value-type="float">
            <text:p>-6.412731</text:p>
          </table:table-cell>
          <table:table-cell office:value-type="float" office:value="90.791788" calcext:value-type="float">
            <text:p>90.791788</text:p>
          </table:table-cell>
          <table:table-cell office:value-type="float" office:value="-2.596544" calcext:value-type="float">
            <text:p>-2.596544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9.413411" calcext:value-type="float">
            <text:p>89.413411</text:p>
          </table:table-cell>
          <table:table-cell office:value-type="float" office:value="-9.054403" calcext:value-type="float">
            <text:p>-9.054403</text:p>
          </table:table-cell>
          <table:table-cell office:value-type="float" office:value="86.704245" calcext:value-type="float">
            <text:p>86.704245</text:p>
          </table:table-cell>
          <table:table-cell office:value-type="float" office:value="-11.838919" calcext:value-type="float">
            <text:p>-11.838919</text:p>
          </table:table-cell>
          <table:table-cell office:value-type="float" office:value="96.114696" calcext:value-type="float">
            <text:p>96.114696</text:p>
          </table:table-cell>
          <table:table-cell office:value-type="float" office:value="-6.61295" calcext:value-type="float">
            <text:p>-6.61295</text:p>
          </table:table-cell>
          <table:table-cell office:value-type="float" office:value="89.413392" calcext:value-type="float">
            <text:p>89.413392</text:p>
          </table:table-cell>
          <table:table-cell office:value-type="float" office:value="-9.053593" calcext:value-type="float">
            <text:p>-9.053593</text:p>
          </table:table-cell>
          <table:table-cell office:value-type="float" office:value="655" calcext:value-type="float">
            <text:p>655</text:p>
          </table:table-cell>
          <table:table-cell office:value-type="float" office:value="89.413411" calcext:value-type="float">
            <text:p>89.413411</text:p>
          </table:table-cell>
          <table:table-cell office:value-type="float" office:value="-9.054403" calcext:value-type="float">
            <text:p>-9.054403</text:p>
          </table:table-cell>
          <table:table-cell office:value-type="float" office:value="86.704245" calcext:value-type="float">
            <text:p>86.704245</text:p>
          </table:table-cell>
          <table:table-cell office:value-type="float" office:value="-11.552922" calcext:value-type="float">
            <text:p>-11.552922</text:p>
          </table:table-cell>
          <table:table-cell office:value-type="float" office:value="96.114696" calcext:value-type="float">
            <text:p>96.114696</text:p>
          </table:table-cell>
          <table:table-cell office:value-type="float" office:value="-6.590623" calcext:value-type="float">
            <text:p>-6.590623</text:p>
          </table:table-cell>
          <table:table-cell office:value-type="float" office:value="89.413393" calcext:value-type="float">
            <text:p>89.413393</text:p>
          </table:table-cell>
          <table:table-cell office:value-type="float" office:value="-9.053595" calcext:value-type="float">
            <text:p>-9.053595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87.301915" calcext:value-type="float">
            <text:p>87.301915</text:p>
          </table:table-cell>
          <table:table-cell office:value-type="float" office:value="-11.851544" calcext:value-type="float">
            <text:p>-11.851544</text:p>
          </table:table-cell>
          <table:table-cell office:value-type="float" office:value="86.710616" calcext:value-type="float">
            <text:p>86.710616</text:p>
          </table:table-cell>
          <table:table-cell office:value-type="float" office:value="-11.82879" calcext:value-type="float">
            <text:p>-11.82879</text:p>
          </table:table-cell>
          <table:table-cell office:value-type="float" office:value="95.503726" calcext:value-type="float">
            <text:p>95.503726</text:p>
          </table:table-cell>
          <table:table-cell office:value-type="float" office:value="-6.970231" calcext:value-type="float">
            <text:p>-6.970231</text:p>
          </table:table-cell>
          <table:table-cell office:value-type="float" office:value="87.301968" calcext:value-type="float">
            <text:p>87.301968</text:p>
          </table:table-cell>
          <table:table-cell office:value-type="float" office:value="-11.851812" calcext:value-type="float">
            <text:p>-11.851812</text:p>
          </table:table-cell>
          <table:table-cell office:value-type="float" office:value="656" calcext:value-type="float">
            <text:p>656</text:p>
          </table:table-cell>
          <table:table-cell office:value-type="float" office:value="87.301915" calcext:value-type="float">
            <text:p>87.301915</text:p>
          </table:table-cell>
          <table:table-cell office:value-type="float" office:value="-11.851545" calcext:value-type="float">
            <text:p>-11.851545</text:p>
          </table:table-cell>
          <table:table-cell office:value-type="float" office:value="86.710616" calcext:value-type="float">
            <text:p>86.710616</text:p>
          </table:table-cell>
          <table:table-cell office:value-type="float" office:value="-11.542793" calcext:value-type="float">
            <text:p>-11.542793</text:p>
          </table:table-cell>
          <table:table-cell office:value-type="float" office:value="95.503726" calcext:value-type="float">
            <text:p>95.503726</text:p>
          </table:table-cell>
          <table:table-cell office:value-type="float" office:value="-6.949467" calcext:value-type="float">
            <text:p>-6.949467</text:p>
          </table:table-cell>
          <table:table-cell office:value-type="float" office:value="87.301969" calcext:value-type="float">
            <text:p>87.301969</text:p>
          </table:table-cell>
          <table:table-cell office:value-type="float" office:value="-11.851813" calcext:value-type="float">
            <text:p>-11.85181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5.254025" calcext:value-type="float">
            <text:p>85.254025</text:p>
          </table:table-cell>
          <table:table-cell office:value-type="float" office:value="-10.505831" calcext:value-type="float">
            <text:p>-10.505831</text:p>
          </table:table-cell>
          <table:table-cell office:value-type="float" office:value="86.717897" calcext:value-type="float">
            <text:p>86.717897</text:p>
          </table:table-cell>
          <table:table-cell office:value-type="float" office:value="-11.825934" calcext:value-type="float">
            <text:p>-11.825934</text:p>
          </table:table-cell>
          <table:table-cell office:value-type="float" office:value="94.793018" calcext:value-type="float">
            <text:p>94.793018</text:p>
          </table:table-cell>
          <table:table-cell office:value-type="float" office:value="-7.215068" calcext:value-type="float">
            <text:p>-7.215068</text:p>
          </table:table-cell>
          <table:table-cell office:value-type="float" office:value="85.254021" calcext:value-type="float">
            <text:p>85.254021</text:p>
          </table:table-cell>
          <table:table-cell office:value-type="float" office:value="-10.506134" calcext:value-type="float">
            <text:p>-10.506134</text:p>
          </table:table-cell>
          <table:table-cell office:value-type="float" office:value="657" calcext:value-type="float">
            <text:p>657</text:p>
          </table:table-cell>
          <table:table-cell office:value-type="float" office:value="85.254026" calcext:value-type="float">
            <text:p>85.254026</text:p>
          </table:table-cell>
          <table:table-cell office:value-type="float" office:value="-10.505832" calcext:value-type="float">
            <text:p>-10.505832</text:p>
          </table:table-cell>
          <table:table-cell office:value-type="float" office:value="86.717897" calcext:value-type="float">
            <text:p>86.717897</text:p>
          </table:table-cell>
          <table:table-cell office:value-type="float" office:value="-11.539937" calcext:value-type="float">
            <text:p>-11.539937</text:p>
          </table:table-cell>
          <table:table-cell office:value-type="float" office:value="94.793019" calcext:value-type="float">
            <text:p>94.793019</text:p>
          </table:table-cell>
          <table:table-cell office:value-type="float" office:value="-7.195757" calcext:value-type="float">
            <text:p>-7.195757</text:p>
          </table:table-cell>
          <table:table-cell office:value-type="float" office:value="85.254021" calcext:value-type="float">
            <text:p>85.254021</text:p>
          </table:table-cell>
          <table:table-cell office:value-type="float" office:value="-10.506135" calcext:value-type="float">
            <text:p>-10.506135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82.833514" calcext:value-type="float">
            <text:p>82.833514</text:p>
          </table:table-cell>
          <table:table-cell office:value-type="float" office:value="-8.036603" calcext:value-type="float">
            <text:p>-8.036603</text:p>
          </table:table-cell>
          <table:table-cell office:value-type="float" office:value="86.726946" calcext:value-type="float">
            <text:p>86.726946</text:p>
          </table:table-cell>
          <table:table-cell office:value-type="float" office:value="-11.832574" calcext:value-type="float">
            <text:p>-11.832574</text:p>
          </table:table-cell>
          <table:table-cell office:value-type="float" office:value="93.964269" calcext:value-type="float">
            <text:p>93.964269</text:p>
          </table:table-cell>
          <table:table-cell office:value-type="float" office:value="-7.27875" calcext:value-type="float">
            <text:p>-7.27875</text:p>
          </table:table-cell>
          <table:table-cell office:value-type="float" office:value="82.833541" calcext:value-type="float">
            <text:p>82.833541</text:p>
          </table:table-cell>
          <table:table-cell office:value-type="float" office:value="-8.036686" calcext:value-type="float">
            <text:p>-8.036686</text:p>
          </table:table-cell>
          <table:table-cell office:value-type="float" office:value="658" calcext:value-type="float">
            <text:p>658</text:p>
          </table:table-cell>
          <table:table-cell office:value-type="float" office:value="82.833514" calcext:value-type="float">
            <text:p>82.833514</text:p>
          </table:table-cell>
          <table:table-cell office:value-type="float" office:value="-8.036604" calcext:value-type="float">
            <text:p>-8.036604</text:p>
          </table:table-cell>
          <table:table-cell office:value-type="float" office:value="86.726947" calcext:value-type="float">
            <text:p>86.726947</text:p>
          </table:table-cell>
          <table:table-cell office:value-type="float" office:value="-11.546577" calcext:value-type="float">
            <text:p>-11.546577</text:p>
          </table:table-cell>
          <table:table-cell office:value-type="float" office:value="93.964269" calcext:value-type="float">
            <text:p>93.964269</text:p>
          </table:table-cell>
          <table:table-cell office:value-type="float" office:value="-7.260791" calcext:value-type="float">
            <text:p>-7.260791</text:p>
          </table:table-cell>
          <table:table-cell office:value-type="float" office:value="82.833541" calcext:value-type="float">
            <text:p>82.833541</text:p>
          </table:table-cell>
          <table:table-cell office:value-type="float" office:value="-8.036686" calcext:value-type="float">
            <text:p>-8.03668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6.769393" calcext:value-type="float">
            <text:p>86.769393</text:p>
          </table:table-cell>
          <table:table-cell office:value-type="float" office:value="-5.908568" calcext:value-type="float">
            <text:p>-5.908568</text:p>
          </table:table-cell>
          <table:table-cell office:value-type="float" office:value="86.739612" calcext:value-type="float">
            <text:p>86.739612</text:p>
          </table:table-cell>
          <table:table-cell office:value-type="float" office:value="-11.845604" calcext:value-type="float">
            <text:p>-11.845604</text:p>
          </table:table-cell>
          <table:table-cell office:value-type="float" office:value="93.472406" calcext:value-type="float">
            <text:p>93.472406</text:p>
          </table:table-cell>
          <table:table-cell office:value-type="float" office:value="-7.194956" calcext:value-type="float">
            <text:p>-7.194956</text:p>
          </table:table-cell>
          <table:table-cell office:value-type="float" office:value="86.768932" calcext:value-type="float">
            <text:p>86.768932</text:p>
          </table:table-cell>
          <table:table-cell office:value-type="float" office:value="-5.908544" calcext:value-type="float">
            <text:p>-5.908544</text:p>
          </table:table-cell>
          <table:table-cell office:value-type="float" office:value="659" calcext:value-type="float">
            <text:p>659</text:p>
          </table:table-cell>
          <table:table-cell office:value-type="float" office:value="86.769393" calcext:value-type="float">
            <text:p>86.769393</text:p>
          </table:table-cell>
          <table:table-cell office:value-type="float" office:value="-5.908569" calcext:value-type="float">
            <text:p>-5.908569</text:p>
          </table:table-cell>
          <table:table-cell office:value-type="float" office:value="86.739612" calcext:value-type="float">
            <text:p>86.739612</text:p>
          </table:table-cell>
          <table:table-cell office:value-type="float" office:value="-11.559607" calcext:value-type="float">
            <text:p>-11.559607</text:p>
          </table:table-cell>
          <table:table-cell office:value-type="float" office:value="93.472407" calcext:value-type="float">
            <text:p>93.472407</text:p>
          </table:table-cell>
          <table:table-cell office:value-type="float" office:value="-7.178254" calcext:value-type="float">
            <text:p>-7.178254</text:p>
          </table:table-cell>
          <table:table-cell office:value-type="float" office:value="86.768933" calcext:value-type="float">
            <text:p>86.768933</text:p>
          </table:table-cell>
          <table:table-cell office:value-type="float" office:value="-5.908544" calcext:value-type="float">
            <text:p>-5.908544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94.369788" calcext:value-type="float">
            <text:p>94.369788</text:p>
          </table:table-cell>
          <table:table-cell office:value-type="float" office:value="-5.049922" calcext:value-type="float">
            <text:p>-5.049922</text:p>
          </table:table-cell>
          <table:table-cell office:value-type="float" office:value="86.754259" calcext:value-type="float">
            <text:p>86.754259</text:p>
          </table:table-cell>
          <table:table-cell office:value-type="float" office:value="-11.832085" calcext:value-type="float">
            <text:p>-11.832085</text:p>
          </table:table-cell>
          <table:table-cell office:value-type="float" office:value="93.548846" calcext:value-type="float">
            <text:p>93.548846</text:p>
          </table:table-cell>
          <table:table-cell office:value-type="float" office:value="-7.03223" calcext:value-type="float">
            <text:p>-7.03223</text:p>
          </table:table-cell>
          <table:table-cell office:value-type="float" office:value="94.369523" calcext:value-type="float">
            <text:p>94.369523</text:p>
          </table:table-cell>
          <table:table-cell office:value-type="float" office:value="-5.049828" calcext:value-type="float">
            <text:p>-5.049828</text:p>
          </table:table-cell>
          <table:table-cell office:value-type="float" office:value="660" calcext:value-type="float">
            <text:p>660</text:p>
          </table:table-cell>
          <table:table-cell office:value-type="float" office:value="94.369788" calcext:value-type="float">
            <text:p>94.369788</text:p>
          </table:table-cell>
          <table:table-cell office:value-type="float" office:value="-5.049923" calcext:value-type="float">
            <text:p>-5.049923</text:p>
          </table:table-cell>
          <table:table-cell office:value-type="float" office:value="86.75426" calcext:value-type="float">
            <text:p>86.75426</text:p>
          </table:table-cell>
          <table:table-cell office:value-type="float" office:value="-11.546088" calcext:value-type="float">
            <text:p>-11.546088</text:p>
          </table:table-cell>
          <table:table-cell office:value-type="float" office:value="93.548846" calcext:value-type="float">
            <text:p>93.548846</text:p>
          </table:table-cell>
          <table:table-cell office:value-type="float" office:value="-7.016697" calcext:value-type="float">
            <text:p>-7.016697</text:p>
          </table:table-cell>
          <table:table-cell office:value-type="float" office:value="94.369524" calcext:value-type="float">
            <text:p>94.369524</text:p>
          </table:table-cell>
          <table:table-cell office:value-type="float" office:value="-5.049829" calcext:value-type="float">
            <text:p>-5.04982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94.284404" calcext:value-type="float">
            <text:p>94.284404</text:p>
          </table:table-cell>
          <table:table-cell office:value-type="float" office:value="-11.977295" calcext:value-type="float">
            <text:p>-11.977295</text:p>
          </table:table-cell>
          <table:table-cell office:value-type="float" office:value="86.769284" calcext:value-type="float">
            <text:p>86.769284</text:p>
          </table:table-cell>
          <table:table-cell office:value-type="float" office:value="-11.818777" calcext:value-type="float">
            <text:p>-11.818777</text:p>
          </table:table-cell>
          <table:table-cell office:value-type="float" office:value="93.614307" calcext:value-type="float">
            <text:p>93.614307</text:p>
          </table:table-cell>
          <table:table-cell office:value-type="float" office:value="-7.366008" calcext:value-type="float">
            <text:p>-7.366008</text:p>
          </table:table-cell>
          <table:table-cell office:value-type="float" office:value="94.284956" calcext:value-type="float">
            <text:p>94.284956</text:p>
          </table:table-cell>
          <table:table-cell office:value-type="float" office:value="-11.976735" calcext:value-type="float">
            <text:p>-11.976735</text:p>
          </table:table-cell>
          <table:table-cell office:value-type="float" office:value="661" calcext:value-type="float">
            <text:p>661</text:p>
          </table:table-cell>
          <table:table-cell office:value-type="float" office:value="94.284404" calcext:value-type="float">
            <text:p>94.284404</text:p>
          </table:table-cell>
          <table:table-cell office:value-type="float" office:value="-11.977296" calcext:value-type="float">
            <text:p>-11.977296</text:p>
          </table:table-cell>
          <table:table-cell office:value-type="float" office:value="86.769284" calcext:value-type="float">
            <text:p>86.769284</text:p>
          </table:table-cell>
          <table:table-cell office:value-type="float" office:value="-11.53278" calcext:value-type="float">
            <text:p>-11.53278</text:p>
          </table:table-cell>
          <table:table-cell office:value-type="float" office:value="93.614308" calcext:value-type="float">
            <text:p>93.614308</text:p>
          </table:table-cell>
          <table:table-cell office:value-type="float" office:value="-7.351563" calcext:value-type="float">
            <text:p>-7.351563</text:p>
          </table:table-cell>
          <table:table-cell office:value-type="float" office:value="94.284957" calcext:value-type="float">
            <text:p>94.284957</text:p>
          </table:table-cell>
          <table:table-cell office:value-type="float" office:value="-11.976736" calcext:value-type="float">
            <text:p>-11.976736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91.012912" calcext:value-type="float">
            <text:p>91.012912</text:p>
          </table:table-cell>
          <table:table-cell office:value-type="float" office:value="-17.100537" calcext:value-type="float">
            <text:p>-17.100537</text:p>
          </table:table-cell>
          <table:table-cell office:value-type="float" office:value="86.78233" calcext:value-type="float">
            <text:p>86.78233</text:p>
          </table:table-cell>
          <table:table-cell office:value-type="float" office:value="-11.805655" calcext:value-type="float">
            <text:p>-11.805655</text:p>
          </table:table-cell>
          <table:table-cell office:value-type="float" office:value="93.444343" calcext:value-type="float">
            <text:p>93.444343</text:p>
          </table:table-cell>
          <table:table-cell office:value-type="float" office:value="-8.035222" calcext:value-type="float">
            <text:p>-8.035222</text:p>
          </table:table-cell>
          <table:table-cell office:value-type="float" office:value="91.01314" calcext:value-type="float">
            <text:p>91.01314</text:p>
          </table:table-cell>
          <table:table-cell office:value-type="float" office:value="-17.100666" calcext:value-type="float">
            <text:p>-17.100666</text:p>
          </table:table-cell>
          <table:table-cell office:value-type="float" office:value="662" calcext:value-type="float">
            <text:p>662</text:p>
          </table:table-cell>
          <table:table-cell office:value-type="float" office:value="91.012913" calcext:value-type="float">
            <text:p>91.012913</text:p>
          </table:table-cell>
          <table:table-cell office:value-type="float" office:value="-17.100537" calcext:value-type="float">
            <text:p>-17.100537</text:p>
          </table:table-cell>
          <table:table-cell office:value-type="float" office:value="86.78233" calcext:value-type="float">
            <text:p>86.78233</text:p>
          </table:table-cell>
          <table:table-cell office:value-type="float" office:value="-11.519658" calcext:value-type="float">
            <text:p>-11.519658</text:p>
          </table:table-cell>
          <table:table-cell office:value-type="float" office:value="93.444343" calcext:value-type="float">
            <text:p>93.444343</text:p>
          </table:table-cell>
          <table:table-cell office:value-type="float" office:value="-8.021788" calcext:value-type="float">
            <text:p>-8.021788</text:p>
          </table:table-cell>
          <table:table-cell office:value-type="float" office:value="91.013141" calcext:value-type="float">
            <text:p>91.013141</text:p>
          </table:table-cell>
          <table:table-cell office:value-type="float" office:value="-17.100667" calcext:value-type="float">
            <text:p>-17.10066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92.345318" calcext:value-type="float">
            <text:p>92.345318</text:p>
          </table:table-cell>
          <table:table-cell office:value-type="float" office:value="-16.322032" calcext:value-type="float">
            <text:p>-16.322032</text:p>
          </table:table-cell>
          <table:table-cell office:value-type="float" office:value="86.795514" calcext:value-type="float">
            <text:p>86.795514</text:p>
          </table:table-cell>
          <table:table-cell office:value-type="float" office:value="-11.787464" calcext:value-type="float">
            <text:p>-11.787464</text:p>
          </table:table-cell>
          <table:table-cell office:value-type="float" office:value="93.379672" calcext:value-type="float">
            <text:p>93.379672</text:p>
          </table:table-cell>
          <table:table-cell office:value-type="float" office:value="-8.598381" calcext:value-type="float">
            <text:p>-8.598381</text:p>
          </table:table-cell>
          <table:table-cell office:value-type="float" office:value="92.344989" calcext:value-type="float">
            <text:p>92.344989</text:p>
          </table:table-cell>
          <table:table-cell office:value-type="float" office:value="-16.322453" calcext:value-type="float">
            <text:p>-16.322453</text:p>
          </table:table-cell>
          <table:table-cell office:value-type="float" office:value="663" calcext:value-type="float">
            <text:p>663</text:p>
          </table:table-cell>
          <table:table-cell office:value-type="float" office:value="92.345318" calcext:value-type="float">
            <text:p>92.345318</text:p>
          </table:table-cell>
          <table:table-cell office:value-type="float" office:value="-16.322033" calcext:value-type="float">
            <text:p>-16.322033</text:p>
          </table:table-cell>
          <table:table-cell office:value-type="float" office:value="86.795515" calcext:value-type="float">
            <text:p>86.795515</text:p>
          </table:table-cell>
          <table:table-cell office:value-type="float" office:value="-11.501467" calcext:value-type="float">
            <text:p>-11.501467</text:p>
          </table:table-cell>
          <table:table-cell office:value-type="float" office:value="93.379673" calcext:value-type="float">
            <text:p>93.379673</text:p>
          </table:table-cell>
          <table:table-cell office:value-type="float" office:value="-8.585887" calcext:value-type="float">
            <text:p>-8.585887</text:p>
          </table:table-cell>
          <table:table-cell office:value-type="float" office:value="92.344989" calcext:value-type="float">
            <text:p>92.344989</text:p>
          </table:table-cell>
          <table:table-cell office:value-type="float" office:value="-16.322454" calcext:value-type="float">
            <text:p>-16.322454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96.414975" calcext:value-type="float">
            <text:p>96.414975</text:p>
          </table:table-cell>
          <table:table-cell office:value-type="float" office:value="-12.836362" calcext:value-type="float">
            <text:p>-12.836362</text:p>
          </table:table-cell>
          <table:table-cell office:value-type="float" office:value="86.808567" calcext:value-type="float">
            <text:p>86.808567</text:p>
          </table:table-cell>
          <table:table-cell office:value-type="float" office:value="-11.766696" calcext:value-type="float">
            <text:p>-11.766696</text:p>
          </table:table-cell>
          <table:table-cell office:value-type="float" office:value="93.604283" calcext:value-type="float">
            <text:p>93.604283</text:p>
          </table:table-cell>
          <table:table-cell office:value-type="float" office:value="-8.875726" calcext:value-type="float">
            <text:p>-8.875726</text:p>
          </table:table-cell>
          <table:table-cell office:value-type="float" office:value="96.414781" calcext:value-type="float">
            <text:p>96.414781</text:p>
          </table:table-cell>
          <table:table-cell office:value-type="float" office:value="-12.836554" calcext:value-type="float">
            <text:p>-12.836554</text:p>
          </table:table-cell>
          <table:table-cell office:value-type="float" office:value="664" calcext:value-type="float">
            <text:p>664</text:p>
          </table:table-cell>
          <table:table-cell office:value-type="float" office:value="96.414976" calcext:value-type="float">
            <text:p>96.414976</text:p>
          </table:table-cell>
          <table:table-cell office:value-type="float" office:value="-12.836362" calcext:value-type="float">
            <text:p>-12.836362</text:p>
          </table:table-cell>
          <table:table-cell office:value-type="float" office:value="86.808568" calcext:value-type="float">
            <text:p>86.808568</text:p>
          </table:table-cell>
          <table:table-cell office:value-type="float" office:value="-11.4807" calcext:value-type="float">
            <text:p>-11.4807</text:p>
          </table:table-cell>
          <table:table-cell office:value-type="float" office:value="93.604283" calcext:value-type="float">
            <text:p>93.604283</text:p>
          </table:table-cell>
          <table:table-cell office:value-type="float" office:value="-8.864107" calcext:value-type="float">
            <text:p>-8.864107</text:p>
          </table:table-cell>
          <table:table-cell office:value-type="float" office:value="96.414781" calcext:value-type="float">
            <text:p>96.414781</text:p>
          </table:table-cell>
          <table:table-cell office:value-type="float" office:value="-12.836555" calcext:value-type="float">
            <text:p>-12.83655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00.832062" calcext:value-type="float">
            <text:p>100.832062</text:p>
          </table:table-cell>
          <table:table-cell office:value-type="float" office:value="-11.073837" calcext:value-type="float">
            <text:p>-11.073837</text:p>
          </table:table-cell>
          <table:table-cell office:value-type="float" office:value="86.819891" calcext:value-type="float">
            <text:p>86.819891</text:p>
          </table:table-cell>
          <table:table-cell office:value-type="float" office:value="-11.746198" calcext:value-type="float">
            <text:p>-11.746198</text:p>
          </table:table-cell>
          <table:table-cell office:value-type="float" office:value="94.120758" calcext:value-type="float">
            <text:p>94.120758</text:p>
          </table:table-cell>
          <table:table-cell office:value-type="float" office:value="-9.010531" calcext:value-type="float">
            <text:p>-9.010531</text:p>
          </table:table-cell>
          <table:table-cell office:value-type="float" office:value="100.832037" calcext:value-type="float">
            <text:p>100.832037</text:p>
          </table:table-cell>
          <table:table-cell office:value-type="float" office:value="-11.073715" calcext:value-type="float">
            <text:p>-11.073715</text:p>
          </table:table-cell>
          <table:table-cell office:value-type="float" office:value="665" calcext:value-type="float">
            <text:p>665</text:p>
          </table:table-cell>
          <table:table-cell office:value-type="float" office:value="100.832062" calcext:value-type="float">
            <text:p>100.832062</text:p>
          </table:table-cell>
          <table:table-cell office:value-type="float" office:value="-11.073837" calcext:value-type="float">
            <text:p>-11.073837</text:p>
          </table:table-cell>
          <table:table-cell office:value-type="float" office:value="86.819892" calcext:value-type="float">
            <text:p>86.819892</text:p>
          </table:table-cell>
          <table:table-cell office:value-type="float" office:value="-11.460202" calcext:value-type="float">
            <text:p>-11.460202</text:p>
          </table:table-cell>
          <table:table-cell office:value-type="float" office:value="94.120759" calcext:value-type="float">
            <text:p>94.120759</text:p>
          </table:table-cell>
          <table:table-cell office:value-type="float" office:value="-8.999725" calcext:value-type="float">
            <text:p>-8.999725</text:p>
          </table:table-cell>
          <table:table-cell office:value-type="float" office:value="100.832037" calcext:value-type="float">
            <text:p>100.832037</text:p>
          </table:table-cell>
          <table:table-cell office:value-type="float" office:value="-11.073715" calcext:value-type="float">
            <text:p>-11.073715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08.691773" calcext:value-type="float">
            <text:p>108.691773</text:p>
          </table:table-cell>
          <table:table-cell office:value-type="float" office:value="-9.594592" calcext:value-type="float">
            <text:p>-9.594592</text:p>
          </table:table-cell>
          <table:table-cell office:value-type="float" office:value="86.82844" calcext:value-type="float">
            <text:p>86.82844</text:p>
          </table:table-cell>
          <table:table-cell office:value-type="float" office:value="-11.726674" calcext:value-type="float">
            <text:p>-11.726674</text:p>
          </table:table-cell>
          <table:table-cell office:value-type="float" office:value="95.14868" calcext:value-type="float">
            <text:p>95.14868</text:p>
          </table:table-cell>
          <table:table-cell office:value-type="float" office:value="-9.033257" calcext:value-type="float">
            <text:p>-9.033257</text:p>
          </table:table-cell>
          <table:table-cell office:value-type="float" office:value="108.69153" calcext:value-type="float">
            <text:p>108.69153</text:p>
          </table:table-cell>
          <table:table-cell office:value-type="float" office:value="-9.594572" calcext:value-type="float">
            <text:p>-9.594572</text:p>
          </table:table-cell>
          <table:table-cell office:value-type="float" office:value="666" calcext:value-type="float">
            <text:p>666</text:p>
          </table:table-cell>
          <table:table-cell office:value-type="float" office:value="108.691774" calcext:value-type="float">
            <text:p>108.691774</text:p>
          </table:table-cell>
          <table:table-cell office:value-type="float" office:value="-9.594593" calcext:value-type="float">
            <text:p>-9.594593</text:p>
          </table:table-cell>
          <table:table-cell office:value-type="float" office:value="86.82844" calcext:value-type="float">
            <text:p>86.82844</text:p>
          </table:table-cell>
          <table:table-cell office:value-type="float" office:value="-11.440677" calcext:value-type="float">
            <text:p>-11.440677</text:p>
          </table:table-cell>
          <table:table-cell office:value-type="float" office:value="95.14868" calcext:value-type="float">
            <text:p>95.14868</text:p>
          </table:table-cell>
          <table:table-cell office:value-type="float" office:value="-9.023208" calcext:value-type="float">
            <text:p>-9.023208</text:p>
          </table:table-cell>
          <table:table-cell office:value-type="float" office:value="108.69153" calcext:value-type="float">
            <text:p>108.69153</text:p>
          </table:table-cell>
          <table:table-cell office:value-type="float" office:value="-9.594573" calcext:value-type="float">
            <text:p>-9.59457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12.374975" calcext:value-type="float">
            <text:p>112.374975</text:p>
          </table:table-cell>
          <table:table-cell office:value-type="float" office:value="-8.098907" calcext:value-type="float">
            <text:p>-8.098907</text:p>
          </table:table-cell>
          <table:table-cell office:value-type="float" office:value="86.833018" calcext:value-type="float">
            <text:p>86.833018</text:p>
          </table:table-cell>
          <table:table-cell office:value-type="float" office:value="-11.710307" calcext:value-type="float">
            <text:p>-11.710307</text:p>
          </table:table-cell>
          <table:table-cell office:value-type="float" office:value="96.358778" calcext:value-type="float">
            <text:p>96.358778</text:p>
          </table:table-cell>
          <table:table-cell office:value-type="float" office:value="-8.952632" calcext:value-type="float">
            <text:p>-8.952632</text:p>
          </table:table-cell>
          <table:table-cell office:value-type="float" office:value="112.375269" calcext:value-type="float">
            <text:p>112.375269</text:p>
          </table:table-cell>
          <table:table-cell office:value-type="float" office:value="-8.098908" calcext:value-type="float">
            <text:p>-8.098908</text:p>
          </table:table-cell>
          <table:table-cell office:value-type="float" office:value="667" calcext:value-type="float">
            <text:p>667</text:p>
          </table:table-cell>
          <table:table-cell office:value-type="float" office:value="112.374976" calcext:value-type="float">
            <text:p>112.374976</text:p>
          </table:table-cell>
          <table:table-cell office:value-type="float" office:value="-8.098907" calcext:value-type="float">
            <text:p>-8.098907</text:p>
          </table:table-cell>
          <table:table-cell office:value-type="float" office:value="86.833019" calcext:value-type="float">
            <text:p>86.833019</text:p>
          </table:table-cell>
          <table:table-cell office:value-type="float" office:value="-11.42431" calcext:value-type="float">
            <text:p>-11.42431</text:p>
          </table:table-cell>
          <table:table-cell office:value-type="float" office:value="96.358779" calcext:value-type="float">
            <text:p>96.358779</text:p>
          </table:table-cell>
          <table:table-cell office:value-type="float" office:value="-8.943286" calcext:value-type="float">
            <text:p>-8.943286</text:p>
          </table:table-cell>
          <table:table-cell office:value-type="float" office:value="112.375269" calcext:value-type="float">
            <text:p>112.375269</text:p>
          </table:table-cell>
          <table:table-cell office:value-type="float" office:value="-8.098909" calcext:value-type="float">
            <text:p>-8.09890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08.400301" calcext:value-type="float">
            <text:p>108.400301</text:p>
          </table:table-cell>
          <table:table-cell office:value-type="float" office:value="-7.694047" calcext:value-type="float">
            <text:p>-7.694047</text:p>
          </table:table-cell>
          <table:table-cell office:value-type="float" office:value="86.8329" calcext:value-type="float">
            <text:p>86.8329</text:p>
          </table:table-cell>
          <table:table-cell office:value-type="float" office:value="-11.696751" calcext:value-type="float">
            <text:p>-11.696751</text:p>
          </table:table-cell>
          <table:table-cell office:value-type="float" office:value="97.201575" calcext:value-type="float">
            <text:p>97.201575</text:p>
          </table:table-cell>
          <table:table-cell office:value-type="float" office:value="-8.851923" calcext:value-type="float">
            <text:p>-8.851923</text:p>
          </table:table-cell>
          <table:table-cell office:value-type="float" office:value="108.400838" calcext:value-type="float">
            <text:p>108.400838</text:p>
          </table:table-cell>
          <table:table-cell office:value-type="float" office:value="-7.693971" calcext:value-type="float">
            <text:p>-7.693971</text:p>
          </table:table-cell>
          <table:table-cell office:value-type="float" office:value="668" calcext:value-type="float">
            <text:p>668</text:p>
          </table:table-cell>
          <table:table-cell office:value-type="float" office:value="108.400302" calcext:value-type="float">
            <text:p>108.400302</text:p>
          </table:table-cell>
          <table:table-cell office:value-type="float" office:value="-7.694048" calcext:value-type="float">
            <text:p>-7.694048</text:p>
          </table:table-cell>
          <table:table-cell office:value-type="float" office:value="86.8329" calcext:value-type="float">
            <text:p>86.8329</text:p>
          </table:table-cell>
          <table:table-cell office:value-type="float" office:value="-11.410754" calcext:value-type="float">
            <text:p>-11.410754</text:p>
          </table:table-cell>
          <table:table-cell office:value-type="float" office:value="97.201575" calcext:value-type="float">
            <text:p>97.201575</text:p>
          </table:table-cell>
          <table:table-cell office:value-type="float" office:value="-8.843232" calcext:value-type="float">
            <text:p>-8.843232</text:p>
          </table:table-cell>
          <table:table-cell office:value-type="float" office:value="108.400839" calcext:value-type="float">
            <text:p>108.400839</text:p>
          </table:table-cell>
          <table:table-cell office:value-type="float" office:value="-7.693972" calcext:value-type="float">
            <text:p>-7.69397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94.730804" calcext:value-type="float">
            <text:p>94.730804</text:p>
          </table:table-cell>
          <table:table-cell office:value-type="float" office:value="-9.528843" calcext:value-type="float">
            <text:p>-9.528843</text:p>
          </table:table-cell>
          <table:table-cell office:value-type="float" office:value="86.827813" calcext:value-type="float">
            <text:p>86.827813</text:p>
          </table:table-cell>
          <table:table-cell office:value-type="float" office:value="-11.686998" calcext:value-type="float">
            <text:p>-11.686998</text:p>
          </table:table-cell>
          <table:table-cell office:value-type="float" office:value="97.02389" calcext:value-type="float">
            <text:p>97.02389</text:p>
          </table:table-cell>
          <table:table-cell office:value-type="float" office:value="-8.890237" calcext:value-type="float">
            <text:p>-8.890237</text:p>
          </table:table-cell>
          <table:table-cell office:value-type="float" office:value="94.731481" calcext:value-type="float">
            <text:p>94.731481</text:p>
          </table:table-cell>
          <table:table-cell office:value-type="float" office:value="-9.528687" calcext:value-type="float">
            <text:p>-9.528687</text:p>
          </table:table-cell>
          <table:table-cell office:value-type="float" office:value="669" calcext:value-type="float">
            <text:p>669</text:p>
          </table:table-cell>
          <table:table-cell office:value-type="float" office:value="94.730804" calcext:value-type="float">
            <text:p>94.730804</text:p>
          </table:table-cell>
          <table:table-cell office:value-type="float" office:value="-9.528843" calcext:value-type="float">
            <text:p>-9.528843</text:p>
          </table:table-cell>
          <table:table-cell office:value-type="float" office:value="86.827813" calcext:value-type="float">
            <text:p>86.827813</text:p>
          </table:table-cell>
          <table:table-cell office:value-type="float" office:value="-11.401001" calcext:value-type="float">
            <text:p>-11.401001</text:p>
          </table:table-cell>
          <table:table-cell office:value-type="float" office:value="97.02389" calcext:value-type="float">
            <text:p>97.02389</text:p>
          </table:table-cell>
          <table:table-cell office:value-type="float" office:value="-8.882154" calcext:value-type="float">
            <text:p>-8.882154</text:p>
          </table:table-cell>
          <table:table-cell office:value-type="float" office:value="94.731481" calcext:value-type="float">
            <text:p>94.731481</text:p>
          </table:table-cell>
          <table:table-cell office:value-type="float" office:value="-9.528687" calcext:value-type="float">
            <text:p>-9.528687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9.871186" calcext:value-type="float">
            <text:p>79.871186</text:p>
          </table:table-cell>
          <table:table-cell office:value-type="float" office:value="-7.672862" calcext:value-type="float">
            <text:p>-7.672862</text:p>
          </table:table-cell>
          <table:table-cell office:value-type="float" office:value="86.8152" calcext:value-type="float">
            <text:p>86.8152</text:p>
          </table:table-cell>
          <table:table-cell office:value-type="float" office:value="-11.688201" calcext:value-type="float">
            <text:p>-11.688201</text:p>
          </table:table-cell>
          <table:table-cell office:value-type="float" office:value="95.81147" calcext:value-type="float">
            <text:p>95.81147</text:p>
          </table:table-cell>
          <table:table-cell office:value-type="float" office:value="-8.80614" calcext:value-type="float">
            <text:p>-8.80614</text:p>
          </table:table-cell>
          <table:table-cell office:value-type="float" office:value="79.871269" calcext:value-type="float">
            <text:p>79.871269</text:p>
          </table:table-cell>
          <table:table-cell office:value-type="float" office:value="-7.673119" calcext:value-type="float">
            <text:p>-7.673119</text:p>
          </table:table-cell>
          <table:table-cell office:value-type="float" office:value="670" calcext:value-type="float">
            <text:p>670</text:p>
          </table:table-cell>
          <table:table-cell office:value-type="float" office:value="79.871187" calcext:value-type="float">
            <text:p>79.871187</text:p>
          </table:table-cell>
          <table:table-cell office:value-type="float" office:value="-7.672862" calcext:value-type="float">
            <text:p>-7.672862</text:p>
          </table:table-cell>
          <table:table-cell office:value-type="float" office:value="86.8152" calcext:value-type="float">
            <text:p>86.8152</text:p>
          </table:table-cell>
          <table:table-cell office:value-type="float" office:value="-11.402205" calcext:value-type="float">
            <text:p>-11.402205</text:p>
          </table:table-cell>
          <table:table-cell office:value-type="float" office:value="95.811471" calcext:value-type="float">
            <text:p>95.811471</text:p>
          </table:table-cell>
          <table:table-cell office:value-type="float" office:value="-8.798623" calcext:value-type="float">
            <text:p>-8.798623</text:p>
          </table:table-cell>
          <table:table-cell office:value-type="float" office:value="79.871269" calcext:value-type="float">
            <text:p>79.871269</text:p>
          </table:table-cell>
          <table:table-cell office:value-type="float" office:value="-7.67312" calcext:value-type="float">
            <text:p>-7.6731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5.236189" calcext:value-type="float">
            <text:p>75.236189</text:p>
          </table:table-cell>
          <table:table-cell office:value-type="float" office:value="1.98724" calcext:value-type="float">
            <text:p>1.98724</text:p>
          </table:table-cell>
          <table:table-cell office:value-type="float" office:value="86.799887" calcext:value-type="float">
            <text:p>86.799887</text:p>
          </table:table-cell>
          <table:table-cell office:value-type="float" office:value="-11.675525" calcext:value-type="float">
            <text:p>-11.675525</text:p>
          </table:table-cell>
          <table:table-cell office:value-type="float" office:value="94.35696" calcext:value-type="float">
            <text:p>94.35696</text:p>
          </table:table-cell>
          <table:table-cell office:value-type="float" office:value="-8.038815" calcext:value-type="float">
            <text:p>-8.038815</text:p>
          </table:table-cell>
          <table:table-cell office:value-type="float" office:value="75.23548" calcext:value-type="float">
            <text:p>75.23548</text:p>
          </table:table-cell>
          <table:table-cell office:value-type="float" office:value="1.9867" calcext:value-type="float">
            <text:p>1.9867</text:p>
          </table:table-cell>
          <table:table-cell office:value-type="float" office:value="671" calcext:value-type="float">
            <text:p>671</text:p>
          </table:table-cell>
          <table:table-cell office:value-type="float" office:value="75.23619" calcext:value-type="float">
            <text:p>75.23619</text:p>
          </table:table-cell>
          <table:table-cell office:value-type="float" office:value="1.987241" calcext:value-type="float">
            <text:p>1.987241</text:p>
          </table:table-cell>
          <table:table-cell office:value-type="float" office:value="86.799887" calcext:value-type="float">
            <text:p>86.799887</text:p>
          </table:table-cell>
          <table:table-cell office:value-type="float" office:value="-11.389528" calcext:value-type="float">
            <text:p>-11.389528</text:p>
          </table:table-cell>
          <table:table-cell office:value-type="float" office:value="94.35696" calcext:value-type="float">
            <text:p>94.35696</text:p>
          </table:table-cell>
          <table:table-cell office:value-type="float" office:value="-8.031824" calcext:value-type="float">
            <text:p>-8.031824</text:p>
          </table:table-cell>
          <table:table-cell office:value-type="float" office:value="75.23548" calcext:value-type="float">
            <text:p>75.23548</text:p>
          </table:table-cell>
          <table:table-cell office:value-type="float" office:value="1.9867" calcext:value-type="float">
            <text:p>1.986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7.149537" calcext:value-type="float">
            <text:p>77.149537</text:p>
          </table:table-cell>
          <table:table-cell office:value-type="float" office:value="11.3346" calcext:value-type="float">
            <text:p>11.3346</text:p>
          </table:table-cell>
          <table:table-cell office:value-type="float" office:value="86.788503" calcext:value-type="float">
            <text:p>86.788503</text:p>
          </table:table-cell>
          <table:table-cell office:value-type="float" office:value="-11.657112" calcext:value-type="float">
            <text:p>-11.657112</text:p>
          </table:table-cell>
          <table:table-cell office:value-type="float" office:value="93.141853" calcext:value-type="float">
            <text:p>93.141853</text:p>
          </table:table-cell>
          <table:table-cell office:value-type="float" office:value="-6.665552" calcext:value-type="float">
            <text:p>-6.665552</text:p>
          </table:table-cell>
          <table:table-cell office:value-type="float" office:value="77.149084" calcext:value-type="float">
            <text:p>77.149084</text:p>
          </table:table-cell>
          <table:table-cell office:value-type="float" office:value="11.334622" calcext:value-type="float">
            <text:p>11.334622</text:p>
          </table:table-cell>
          <table:table-cell office:value-type="float" office:value="672" calcext:value-type="float">
            <text:p>672</text:p>
          </table:table-cell>
          <table:table-cell office:value-type="float" office:value="77.149537" calcext:value-type="float">
            <text:p>77.149537</text:p>
          </table:table-cell>
          <table:table-cell office:value-type="float" office:value="11.3346" calcext:value-type="float">
            <text:p>11.3346</text:p>
          </table:table-cell>
          <table:table-cell office:value-type="float" office:value="86.788503" calcext:value-type="float">
            <text:p>86.788503</text:p>
          </table:table-cell>
          <table:table-cell office:value-type="float" office:value="-11.371115" calcext:value-type="float">
            <text:p>-11.371115</text:p>
          </table:table-cell>
          <table:table-cell office:value-type="float" office:value="93.141853" calcext:value-type="float">
            <text:p>93.141853</text:p>
          </table:table-cell>
          <table:table-cell office:value-type="float" office:value="-6.65905" calcext:value-type="float">
            <text:p>-6.65905</text:p>
          </table:table-cell>
          <table:table-cell office:value-type="float" office:value="77.149085" calcext:value-type="float">
            <text:p>77.149085</text:p>
          </table:table-cell>
          <table:table-cell office:value-type="float" office:value="11.334622" calcext:value-type="float">
            <text:p>11.33462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9.615876" calcext:value-type="float">
            <text:p>89.615876</text:p>
          </table:table-cell>
          <table:table-cell office:value-type="float" office:value="9.270553" calcext:value-type="float">
            <text:p>9.270553</text:p>
          </table:table-cell>
          <table:table-cell office:value-type="float" office:value="86.762388" calcext:value-type="float">
            <text:p>86.762388</text:p>
          </table:table-cell>
          <table:table-cell office:value-type="float" office:value="-11.640604" calcext:value-type="float">
            <text:p>-11.640604</text:p>
          </table:table-cell>
          <table:table-cell office:value-type="float" office:value="92.870748" calcext:value-type="float">
            <text:p>92.870748</text:p>
          </table:table-cell>
          <table:table-cell office:value-type="float" office:value="-5.534672" calcext:value-type="float">
            <text:p>-5.534672</text:p>
          </table:table-cell>
          <table:table-cell office:value-type="float" office:value="89.615148" calcext:value-type="float">
            <text:p>89.615148</text:p>
          </table:table-cell>
          <table:table-cell office:value-type="float" office:value="9.271339" calcext:value-type="float">
            <text:p>9.271339</text:p>
          </table:table-cell>
          <table:table-cell office:value-type="float" office:value="673" calcext:value-type="float">
            <text:p>673</text:p>
          </table:table-cell>
          <table:table-cell office:value-type="float" office:value="89.615876" calcext:value-type="float">
            <text:p>89.615876</text:p>
          </table:table-cell>
          <table:table-cell office:value-type="float" office:value="9.270553" calcext:value-type="float">
            <text:p>9.270553</text:p>
          </table:table-cell>
          <table:table-cell office:value-type="float" office:value="86.762388" calcext:value-type="float">
            <text:p>86.762388</text:p>
          </table:table-cell>
          <table:table-cell office:value-type="float" office:value="-11.354607" calcext:value-type="float">
            <text:p>-11.354607</text:p>
          </table:table-cell>
          <table:table-cell office:value-type="float" office:value="92.870748" calcext:value-type="float">
            <text:p>92.870748</text:p>
          </table:table-cell>
          <table:table-cell office:value-type="float" office:value="-5.528625" calcext:value-type="float">
            <text:p>-5.528625</text:p>
          </table:table-cell>
          <table:table-cell office:value-type="float" office:value="89.615148" calcext:value-type="float">
            <text:p>89.615148</text:p>
          </table:table-cell>
          <table:table-cell office:value-type="float" office:value="9.271339" calcext:value-type="float">
            <text:p>9.271339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93.441143" calcext:value-type="float">
            <text:p>93.441143</text:p>
          </table:table-cell>
          <table:table-cell office:value-type="float" office:value="19.044968" calcext:value-type="float">
            <text:p>19.044968</text:p>
          </table:table-cell>
          <table:table-cell office:value-type="float" office:value="86.739474" calcext:value-type="float">
            <text:p>86.739474</text:p>
          </table:table-cell>
          <table:table-cell office:value-type="float" office:value="-11.683138" calcext:value-type="float">
            <text:p>-11.683138</text:p>
          </table:table-cell>
          <table:table-cell office:value-type="float" office:value="92.889366" calcext:value-type="float">
            <text:p>92.889366</text:p>
          </table:table-cell>
          <table:table-cell office:value-type="float" office:value="-3.853653" calcext:value-type="float">
            <text:p>-3.853653</text:p>
          </table:table-cell>
          <table:table-cell office:value-type="float" office:value="93.441736" calcext:value-type="float">
            <text:p>93.441736</text:p>
          </table:table-cell>
          <table:table-cell office:value-type="float" office:value="19.044152" calcext:value-type="float">
            <text:p>19.044152</text:p>
          </table:table-cell>
          <table:table-cell office:value-type="float" office:value="674" calcext:value-type="float">
            <text:p>674</text:p>
          </table:table-cell>
          <table:table-cell office:value-type="float" office:value="93.441143" calcext:value-type="float">
            <text:p>93.441143</text:p>
          </table:table-cell>
          <table:table-cell office:value-type="float" office:value="19.044968" calcext:value-type="float">
            <text:p>19.044968</text:p>
          </table:table-cell>
          <table:table-cell office:value-type="float" office:value="86.739475" calcext:value-type="float">
            <text:p>86.739475</text:p>
          </table:table-cell>
          <table:table-cell office:value-type="float" office:value="-11.397141" calcext:value-type="float">
            <text:p>-11.397141</text:p>
          </table:table-cell>
          <table:table-cell office:value-type="float" office:value="92.889366" calcext:value-type="float">
            <text:p>92.889366</text:p>
          </table:table-cell>
          <table:table-cell office:value-type="float" office:value="-3.84803" calcext:value-type="float">
            <text:p>-3.84803</text:p>
          </table:table-cell>
          <table:table-cell office:value-type="float" office:value="93.441736" calcext:value-type="float">
            <text:p>93.441736</text:p>
          </table:table-cell>
          <table:table-cell office:value-type="float" office:value="19.044152" calcext:value-type="float">
            <text:p>19.04415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99.397282" calcext:value-type="float">
            <text:p>99.397282</text:p>
          </table:table-cell>
          <table:table-cell office:value-type="float" office:value="6.717314" calcext:value-type="float">
            <text:p>6.717314</text:p>
          </table:table-cell>
          <table:table-cell office:value-type="float" office:value="86.730308" calcext:value-type="float">
            <text:p>86.730308</text:p>
          </table:table-cell>
          <table:table-cell office:value-type="float" office:value="-11.697216" calcext:value-type="float">
            <text:p>-11.697216</text:p>
          </table:table-cell>
          <table:table-cell office:value-type="float" office:value="93.336395" calcext:value-type="float">
            <text:p>93.336395</text:p>
          </table:table-cell>
          <table:table-cell office:value-type="float" office:value="-3.126778" calcext:value-type="float">
            <text:p>-3.126778</text:p>
          </table:table-cell>
          <table:table-cell office:value-type="float" office:value="99.397137" calcext:value-type="float">
            <text:p>99.397137</text:p>
          </table:table-cell>
          <table:table-cell office:value-type="float" office:value="6.718827" calcext:value-type="float">
            <text:p>6.718827</text:p>
          </table:table-cell>
          <table:table-cell office:value-type="float" office:value="675" calcext:value-type="float">
            <text:p>675</text:p>
          </table:table-cell>
          <table:table-cell office:value-type="float" office:value="99.397282" calcext:value-type="float">
            <text:p>99.397282</text:p>
          </table:table-cell>
          <table:table-cell office:value-type="float" office:value="6.717315" calcext:value-type="float">
            <text:p>6.717315</text:p>
          </table:table-cell>
          <table:table-cell office:value-type="float" office:value="86.730308" calcext:value-type="float">
            <text:p>86.730308</text:p>
          </table:table-cell>
          <table:table-cell office:value-type="float" office:value="-11.411219" calcext:value-type="float">
            <text:p>-11.411219</text:p>
          </table:table-cell>
          <table:table-cell office:value-type="float" office:value="93.336395" calcext:value-type="float">
            <text:p>93.336395</text:p>
          </table:table-cell>
          <table:table-cell office:value-type="float" office:value="-3.121548" calcext:value-type="float">
            <text:p>-3.121548</text:p>
          </table:table-cell>
          <table:table-cell office:value-type="float" office:value="99.397138" calcext:value-type="float">
            <text:p>99.397138</text:p>
          </table:table-cell>
          <table:table-cell office:value-type="float" office:value="6.718828" calcext:value-type="float">
            <text:p>6.71882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07.589072" calcext:value-type="float">
            <text:p>107.589072</text:p>
          </table:table-cell>
          <table:table-cell office:value-type="float" office:value="-6.513446" calcext:value-type="float">
            <text:p>-6.513446</text:p>
          </table:table-cell>
          <table:table-cell office:value-type="float" office:value="86.716627" calcext:value-type="float">
            <text:p>86.716627</text:p>
          </table:table-cell>
          <table:table-cell office:value-type="float" office:value="-11.714474" calcext:value-type="float">
            <text:p>-11.714474</text:p>
          </table:table-cell>
          <table:table-cell office:value-type="float" office:value="94.321359" calcext:value-type="float">
            <text:p>94.321359</text:p>
          </table:table-cell>
          <table:table-cell office:value-type="float" office:value="-3.379895" calcext:value-type="float">
            <text:p>-3.379895</text:p>
          </table:table-cell>
          <table:table-cell office:value-type="float" office:value="107.58892" calcext:value-type="float">
            <text:p>107.58892</text:p>
          </table:table-cell>
          <table:table-cell office:value-type="float" office:value="-6.513384" calcext:value-type="float">
            <text:p>-6.513384</text:p>
          </table:table-cell>
          <table:table-cell office:value-type="float" office:value="676" calcext:value-type="float">
            <text:p>676</text:p>
          </table:table-cell>
          <table:table-cell office:value-type="float" office:value="107.589073" calcext:value-type="float">
            <text:p>107.589073</text:p>
          </table:table-cell>
          <table:table-cell office:value-type="float" office:value="-6.513446" calcext:value-type="float">
            <text:p>-6.513446</text:p>
          </table:table-cell>
          <table:table-cell office:value-type="float" office:value="86.716627" calcext:value-type="float">
            <text:p>86.716627</text:p>
          </table:table-cell>
          <table:table-cell office:value-type="float" office:value="-11.428477" calcext:value-type="float">
            <text:p>-11.428477</text:p>
          </table:table-cell>
          <table:table-cell office:value-type="float" office:value="94.32136" calcext:value-type="float">
            <text:p>94.32136</text:p>
          </table:table-cell>
          <table:table-cell office:value-type="float" office:value="-3.375032" calcext:value-type="float">
            <text:p>-3.375032</text:p>
          </table:table-cell>
          <table:table-cell office:value-type="float" office:value="107.58892" calcext:value-type="float">
            <text:p>107.58892</text:p>
          </table:table-cell>
          <table:table-cell office:value-type="float" office:value="-6.513385" calcext:value-type="float">
            <text:p>-6.51338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07.674218" calcext:value-type="float">
            <text:p>107.674218</text:p>
          </table:table-cell>
          <table:table-cell office:value-type="float" office:value="-19.512066" calcext:value-type="float">
            <text:p>-19.512066</text:p>
          </table:table-cell>
          <table:table-cell office:value-type="float" office:value="86.702125" calcext:value-type="float">
            <text:p>86.702125</text:p>
          </table:table-cell>
          <table:table-cell office:value-type="float" office:value="-11.734069" calcext:value-type="float">
            <text:p>-11.734069</text:p>
          </table:table-cell>
          <table:table-cell office:value-type="float" office:value="95.242573" calcext:value-type="float">
            <text:p>95.242573</text:p>
          </table:table-cell>
          <table:table-cell office:value-type="float" office:value="-4.52737" calcext:value-type="float">
            <text:p>-4.52737</text:p>
          </table:table-cell>
          <table:table-cell office:value-type="float" office:value="107.674769" calcext:value-type="float">
            <text:p>107.674769</text:p>
          </table:table-cell>
          <table:table-cell office:value-type="float" office:value="-19.512082" calcext:value-type="float">
            <text:p>-19.512082</text:p>
          </table:table-cell>
          <table:table-cell office:value-type="float" office:value="677" calcext:value-type="float">
            <text:p>677</text:p>
          </table:table-cell>
          <table:table-cell office:value-type="float" office:value="107.674219" calcext:value-type="float">
            <text:p>107.674219</text:p>
          </table:table-cell>
          <table:table-cell office:value-type="float" office:value="-19.512067" calcext:value-type="float">
            <text:p>-19.512067</text:p>
          </table:table-cell>
          <table:table-cell office:value-type="float" office:value="86.702125" calcext:value-type="float">
            <text:p>86.702125</text:p>
          </table:table-cell>
          <table:table-cell office:value-type="float" office:value="-11.448072" calcext:value-type="float">
            <text:p>-11.448072</text:p>
          </table:table-cell>
          <table:table-cell office:value-type="float" office:value="95.242573" calcext:value-type="float">
            <text:p>95.242573</text:p>
          </table:table-cell>
          <table:table-cell office:value-type="float" office:value="-4.522847" calcext:value-type="float">
            <text:p>-4.522847</text:p>
          </table:table-cell>
          <table:table-cell office:value-type="float" office:value="107.674769" calcext:value-type="float">
            <text:p>107.674769</text:p>
          </table:table-cell>
          <table:table-cell office:value-type="float" office:value="-19.512083" calcext:value-type="float">
            <text:p>-19.512083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99.976397" calcext:value-type="float">
            <text:p>99.976397</text:p>
          </table:table-cell>
          <table:table-cell office:value-type="float" office:value="-22.229798" calcext:value-type="float">
            <text:p>-22.229798</text:p>
          </table:table-cell>
          <table:table-cell office:value-type="float" office:value="86.691141" calcext:value-type="float">
            <text:p>86.691141</text:p>
          </table:table-cell>
          <table:table-cell office:value-type="float" office:value="-11.749586" calcext:value-type="float">
            <text:p>-11.749586</text:p>
          </table:table-cell>
          <table:table-cell office:value-type="float" office:value="95.563725" calcext:value-type="float">
            <text:p>95.563725</text:p>
          </table:table-cell>
          <table:table-cell office:value-type="float" office:value="-5.780971" calcext:value-type="float">
            <text:p>-5.780971</text:p>
          </table:table-cell>
          <table:table-cell office:value-type="float" office:value="99.976924" calcext:value-type="float">
            <text:p>99.976924</text:p>
          </table:table-cell>
          <table:table-cell office:value-type="float" office:value="-22.230493" calcext:value-type="float">
            <text:p>-22.230493</text:p>
          </table:table-cell>
          <table:table-cell office:value-type="float" office:value="678" calcext:value-type="float">
            <text:p>678</text:p>
          </table:table-cell>
          <table:table-cell office:value-type="float" office:value="99.976397" calcext:value-type="float">
            <text:p>99.976397</text:p>
          </table:table-cell>
          <table:table-cell office:value-type="float" office:value="-22.229798" calcext:value-type="float">
            <text:p>-22.229798</text:p>
          </table:table-cell>
          <table:table-cell office:value-type="float" office:value="86.691141" calcext:value-type="float">
            <text:p>86.691141</text:p>
          </table:table-cell>
          <table:table-cell office:value-type="float" office:value="-11.463589" calcext:value-type="float">
            <text:p>-11.463589</text:p>
          </table:table-cell>
          <table:table-cell office:value-type="float" office:value="95.563726" calcext:value-type="float">
            <text:p>95.563726</text:p>
          </table:table-cell>
          <table:table-cell office:value-type="float" office:value="-5.776765" calcext:value-type="float">
            <text:p>-5.776765</text:p>
          </table:table-cell>
          <table:table-cell office:value-type="float" office:value="99.976924" calcext:value-type="float">
            <text:p>99.976924</text:p>
          </table:table-cell>
          <table:table-cell office:value-type="float" office:value="-22.230493" calcext:value-type="float">
            <text:p>-22.23049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94.094395" calcext:value-type="float">
            <text:p>94.094395</text:p>
          </table:table-cell>
          <table:table-cell office:value-type="float" office:value="-17.746031" calcext:value-type="float">
            <text:p>-17.746031</text:p>
          </table:table-cell>
          <table:table-cell office:value-type="float" office:value="86.680124" calcext:value-type="float">
            <text:p>86.680124</text:p>
          </table:table-cell>
          <table:table-cell office:value-type="float" office:value="-11.764348" calcext:value-type="float">
            <text:p>-11.764348</text:p>
          </table:table-cell>
          <table:table-cell office:value-type="float" office:value="95.450626" calcext:value-type="float">
            <text:p>95.450626</text:p>
          </table:table-cell>
          <table:table-cell office:value-type="float" office:value="-6.632254" calcext:value-type="float">
            <text:p>-6.632254</text:p>
          </table:table-cell>
          <table:table-cell office:value-type="float" office:value="94.094273" calcext:value-type="float">
            <text:p>94.094273</text:p>
          </table:table-cell>
          <table:table-cell office:value-type="float" office:value="-17.746517" calcext:value-type="float">
            <text:p>-17.746517</text:p>
          </table:table-cell>
          <table:table-cell office:value-type="float" office:value="679" calcext:value-type="float">
            <text:p>679</text:p>
          </table:table-cell>
          <table:table-cell office:value-type="float" office:value="94.094396" calcext:value-type="float">
            <text:p>94.094396</text:p>
          </table:table-cell>
          <table:table-cell office:value-type="float" office:value="-17.746032" calcext:value-type="float">
            <text:p>-17.746032</text:p>
          </table:table-cell>
          <table:table-cell office:value-type="float" office:value="86.680124" calcext:value-type="float">
            <text:p>86.680124</text:p>
          </table:table-cell>
          <table:table-cell office:value-type="float" office:value="-11.478351" calcext:value-type="float">
            <text:p>-11.478351</text:p>
          </table:table-cell>
          <table:table-cell office:value-type="float" office:value="95.450626" calcext:value-type="float">
            <text:p>95.450626</text:p>
          </table:table-cell>
          <table:table-cell office:value-type="float" office:value="-6.628342" calcext:value-type="float">
            <text:p>-6.628342</text:p>
          </table:table-cell>
          <table:table-cell office:value-type="float" office:value="94.094274" calcext:value-type="float">
            <text:p>94.094274</text:p>
          </table:table-cell>
          <table:table-cell office:value-type="float" office:value="-17.746517" calcext:value-type="float">
            <text:p>-17.746517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92.48594" calcext:value-type="float">
            <text:p>92.48594</text:p>
          </table:table-cell>
          <table:table-cell office:value-type="float" office:value="-11.351852" calcext:value-type="float">
            <text:p>-11.351852</text:p>
          </table:table-cell>
          <table:table-cell office:value-type="float" office:value="86.668773" calcext:value-type="float">
            <text:p>86.668773</text:p>
          </table:table-cell>
          <table:table-cell office:value-type="float" office:value="-11.778383" calcext:value-type="float">
            <text:p>-11.778383</text:p>
          </table:table-cell>
          <table:table-cell office:value-type="float" office:value="95.232542" calcext:value-type="float">
            <text:p>95.232542</text:p>
          </table:table-cell>
          <table:table-cell office:value-type="float" office:value="-6.975679" calcext:value-type="float">
            <text:p>-6.975679</text:p>
          </table:table-cell>
          <table:table-cell office:value-type="float" office:value="92.485653" calcext:value-type="float">
            <text:p>92.485653</text:p>
          </table:table-cell>
          <table:table-cell office:value-type="float" office:value="-11.35198" calcext:value-type="float">
            <text:p>-11.35198</text:p>
          </table:table-cell>
          <table:table-cell office:value-type="float" office:value="680" calcext:value-type="float">
            <text:p>680</text:p>
          </table:table-cell>
          <table:table-cell office:value-type="float" office:value="92.485941" calcext:value-type="float">
            <text:p>92.485941</text:p>
          </table:table-cell>
          <table:table-cell office:value-type="float" office:value="-11.351852" calcext:value-type="float">
            <text:p>-11.351852</text:p>
          </table:table-cell>
          <table:table-cell office:value-type="float" office:value="86.668773" calcext:value-type="float">
            <text:p>86.668773</text:p>
          </table:table-cell>
          <table:table-cell office:value-type="float" office:value="-11.492387" calcext:value-type="float">
            <text:p>-11.492387</text:p>
          </table:table-cell>
          <table:table-cell office:value-type="float" office:value="95.232542" calcext:value-type="float">
            <text:p>95.232542</text:p>
          </table:table-cell>
          <table:table-cell office:value-type="float" office:value="-6.972041" calcext:value-type="float">
            <text:p>-6.972041</text:p>
          </table:table-cell>
          <table:table-cell office:value-type="float" office:value="92.485654" calcext:value-type="float">
            <text:p>92.485654</text:p>
          </table:table-cell>
          <table:table-cell office:value-type="float" office:value="-11.35198" calcext:value-type="float">
            <text:p>-11.35198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96.132632" calcext:value-type="float">
            <text:p>96.132632</text:p>
          </table:table-cell>
          <table:table-cell office:value-type="float" office:value="-3.027941" calcext:value-type="float">
            <text:p>-3.027941</text:p>
          </table:table-cell>
          <table:table-cell office:value-type="float" office:value="86.658559" calcext:value-type="float">
            <text:p>86.658559</text:p>
          </table:table-cell>
          <table:table-cell office:value-type="float" office:value="-11.791084" calcext:value-type="float">
            <text:p>-11.791084</text:p>
          </table:table-cell>
          <table:table-cell office:value-type="float" office:value="95.286049" calcext:value-type="float">
            <text:p>95.286049</text:p>
          </table:table-cell>
          <table:table-cell office:value-type="float" office:value="-6.711149" calcext:value-type="float">
            <text:p>-6.711149</text:p>
          </table:table-cell>
          <table:table-cell office:value-type="float" office:value="96.13228" calcext:value-type="float">
            <text:p>96.13228</text:p>
          </table:table-cell>
          <table:table-cell office:value-type="float" office:value="-3.02807" calcext:value-type="float">
            <text:p>-3.02807</text:p>
          </table:table-cell>
          <table:table-cell office:value-type="float" office:value="681" calcext:value-type="float">
            <text:p>681</text:p>
          </table:table-cell>
          <table:table-cell office:value-type="float" office:value="96.132632" calcext:value-type="float">
            <text:p>96.132632</text:p>
          </table:table-cell>
          <table:table-cell office:value-type="float" office:value="-3.027942" calcext:value-type="float">
            <text:p>-3.027942</text:p>
          </table:table-cell>
          <table:table-cell office:value-type="float" office:value="86.658559" calcext:value-type="float">
            <text:p>86.658559</text:p>
          </table:table-cell>
          <table:table-cell office:value-type="float" office:value="-11.505087" calcext:value-type="float">
            <text:p>-11.505087</text:p>
          </table:table-cell>
          <table:table-cell office:value-type="float" office:value="95.28605" calcext:value-type="float">
            <text:p>95.28605</text:p>
          </table:table-cell>
          <table:table-cell office:value-type="float" office:value="-6.707765" calcext:value-type="float">
            <text:p>-6.707765</text:p>
          </table:table-cell>
          <table:table-cell office:value-type="float" office:value="96.13228" calcext:value-type="float">
            <text:p>96.13228</text:p>
          </table:table-cell>
          <table:table-cell office:value-type="float" office:value="-3.028071" calcext:value-type="float">
            <text:p>-3.02807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00.004571" calcext:value-type="float">
            <text:p>100.004571</text:p>
          </table:table-cell>
          <table:table-cell office:value-type="float" office:value="4.730649" calcext:value-type="float">
            <text:p>4.730649</text:p>
          </table:table-cell>
          <table:table-cell office:value-type="float" office:value="86.651983" calcext:value-type="float">
            <text:p>86.651983</text:p>
          </table:table-cell>
          <table:table-cell office:value-type="float" office:value="-11.800629" calcext:value-type="float">
            <text:p>-11.800629</text:p>
          </table:table-cell>
          <table:table-cell office:value-type="float" office:value="95.61023" calcext:value-type="float">
            <text:p>95.61023</text:p>
          </table:table-cell>
          <table:table-cell office:value-type="float" office:value="-5.9191" calcext:value-type="float">
            <text:p>-5.9191</text:p>
          </table:table-cell>
          <table:table-cell office:value-type="float" office:value="100.004556" calcext:value-type="float">
            <text:p>100.004556</text:p>
          </table:table-cell>
          <table:table-cell office:value-type="float" office:value="4.730687" calcext:value-type="float">
            <text:p>4.730687</text:p>
          </table:table-cell>
          <table:table-cell office:value-type="float" office:value="682" calcext:value-type="float">
            <text:p>682</text:p>
          </table:table-cell>
          <table:table-cell office:value-type="float" office:value="100.004571" calcext:value-type="float">
            <text:p>100.004571</text:p>
          </table:table-cell>
          <table:table-cell office:value-type="float" office:value="4.730649" calcext:value-type="float">
            <text:p>4.730649</text:p>
          </table:table-cell>
          <table:table-cell office:value-type="float" office:value="86.651984" calcext:value-type="float">
            <text:p>86.651984</text:p>
          </table:table-cell>
          <table:table-cell office:value-type="float" office:value="-11.514632" calcext:value-type="float">
            <text:p>-11.514632</text:p>
          </table:table-cell>
          <table:table-cell office:value-type="float" office:value="95.610231" calcext:value-type="float">
            <text:p>95.610231</text:p>
          </table:table-cell>
          <table:table-cell office:value-type="float" office:value="-5.915953" calcext:value-type="float">
            <text:p>-5.915953</text:p>
          </table:table-cell>
          <table:table-cell office:value-type="float" office:value="100.004556" calcext:value-type="float">
            <text:p>100.004556</text:p>
          </table:table-cell>
          <table:table-cell office:value-type="float" office:value="4.730687" calcext:value-type="float">
            <text:p>4.73068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06.855413" calcext:value-type="float">
            <text:p>106.855413</text:p>
          </table:table-cell>
          <table:table-cell office:value-type="float" office:value="8.615046" calcext:value-type="float">
            <text:p>8.615046</text:p>
          </table:table-cell>
          <table:table-cell office:value-type="float" office:value="86.648413" calcext:value-type="float">
            <text:p>86.648413</text:p>
          </table:table-cell>
          <table:table-cell office:value-type="float" office:value="-11.806659" calcext:value-type="float">
            <text:p>-11.806659</text:p>
          </table:table-cell>
          <table:table-cell office:value-type="float" office:value="96.394072" calcext:value-type="float">
            <text:p>96.394072</text:p>
          </table:table-cell>
          <table:table-cell office:value-type="float" office:value="-4.907317" calcext:value-type="float">
            <text:p>-4.907317</text:p>
          </table:table-cell>
          <table:table-cell office:value-type="float" office:value="106.855216" calcext:value-type="float">
            <text:p>106.855216</text:p>
          </table:table-cell>
          <table:table-cell office:value-type="float" office:value="8.615304" calcext:value-type="float">
            <text:p>8.615304</text:p>
          </table:table-cell>
          <table:table-cell office:value-type="float" office:value="683" calcext:value-type="float">
            <text:p>683</text:p>
          </table:table-cell>
          <table:table-cell office:value-type="float" office:value="106.855414" calcext:value-type="float">
            <text:p>106.855414</text:p>
          </table:table-cell>
          <table:table-cell office:value-type="float" office:value="8.615047" calcext:value-type="float">
            <text:p>8.615047</text:p>
          </table:table-cell>
          <table:table-cell office:value-type="float" office:value="86.648413" calcext:value-type="float">
            <text:p>86.648413</text:p>
          </table:table-cell>
          <table:table-cell office:value-type="float" office:value="-11.520662" calcext:value-type="float">
            <text:p>-11.520662</text:p>
          </table:table-cell>
          <table:table-cell office:value-type="float" office:value="96.394073" calcext:value-type="float">
            <text:p>96.394073</text:p>
          </table:table-cell>
          <table:table-cell office:value-type="float" office:value="-4.904391" calcext:value-type="float">
            <text:p>-4.904391</text:p>
          </table:table-cell>
          <table:table-cell office:value-type="float" office:value="106.855216" calcext:value-type="float">
            <text:p>106.855216</text:p>
          </table:table-cell>
          <table:table-cell office:value-type="float" office:value="8.615305" calcext:value-type="float">
            <text:p>8.615305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07.889562" calcext:value-type="float">
            <text:p>107.889562</text:p>
          </table:table-cell>
          <table:table-cell office:value-type="float" office:value="15.780347" calcext:value-type="float">
            <text:p>15.780347</text:p>
          </table:table-cell>
          <table:table-cell office:value-type="float" office:value="86.642537" calcext:value-type="float">
            <text:p>86.642537</text:p>
          </table:table-cell>
          <table:table-cell office:value-type="float" office:value="-11.814559" calcext:value-type="float">
            <text:p>-11.814559</text:p>
          </table:table-cell>
          <table:table-cell office:value-type="float" office:value="97.193293" calcext:value-type="float">
            <text:p>97.193293</text:p>
          </table:table-cell>
          <table:table-cell office:value-type="float" office:value="-3.466527" calcext:value-type="float">
            <text:p>-3.466527</text:p>
          </table:table-cell>
          <table:table-cell office:value-type="float" office:value="107.889947" calcext:value-type="float">
            <text:p>107.889947</text:p>
          </table:table-cell>
          <table:table-cell office:value-type="float" office:value="15.780129" calcext:value-type="float">
            <text:p>15.780129</text:p>
          </table:table-cell>
          <table:table-cell office:value-type="float" office:value="684" calcext:value-type="float">
            <text:p>684</text:p>
          </table:table-cell>
          <table:table-cell office:value-type="float" office:value="107.889563" calcext:value-type="float">
            <text:p>107.889563</text:p>
          </table:table-cell>
          <table:table-cell office:value-type="float" office:value="15.780347" calcext:value-type="float">
            <text:p>15.780347</text:p>
          </table:table-cell>
          <table:table-cell office:value-type="float" office:value="86.642538" calcext:value-type="float">
            <text:p>86.642538</text:p>
          </table:table-cell>
          <table:table-cell office:value-type="float" office:value="-11.528562" calcext:value-type="float">
            <text:p>-11.528562</text:p>
          </table:table-cell>
          <table:table-cell office:value-type="float" office:value="97.193293" calcext:value-type="float">
            <text:p>97.193293</text:p>
          </table:table-cell>
          <table:table-cell office:value-type="float" office:value="-3.463806" calcext:value-type="float">
            <text:p>-3.463806</text:p>
          </table:table-cell>
          <table:table-cell office:value-type="float" office:value="107.889948" calcext:value-type="float">
            <text:p>107.889948</text:p>
          </table:table-cell>
          <table:table-cell office:value-type="float" office:value="15.78013" calcext:value-type="float">
            <text:p>15.78013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21.351562" calcext:value-type="float">
            <text:p>121.351562</text:p>
          </table:table-cell>
          <table:table-cell office:value-type="float" office:value="22.050773" calcext:value-type="float">
            <text:p>22.050773</text:p>
          </table:table-cell>
          <table:table-cell office:value-type="float" office:value="86.63529" calcext:value-type="float">
            <text:p>86.63529</text:p>
          </table:table-cell>
          <table:table-cell office:value-type="float" office:value="-11.826921" calcext:value-type="float">
            <text:p>-11.826921</text:p>
          </table:table-cell>
          <table:table-cell office:value-type="float" office:value="98.877631" calcext:value-type="float">
            <text:p>98.877631</text:p>
          </table:table-cell>
          <table:table-cell office:value-type="float" office:value="-1.691813" calcext:value-type="float">
            <text:p>-1.691813</text:p>
          </table:table-cell>
          <table:table-cell office:value-type="float" office:value="121.350742" calcext:value-type="float">
            <text:p>121.350742</text:p>
          </table:table-cell>
          <table:table-cell office:value-type="float" office:value="22.050832" calcext:value-type="float">
            <text:p>22.050832</text:p>
          </table:table-cell>
          <table:table-cell office:value-type="float" office:value="685" calcext:value-type="float">
            <text:p>685</text:p>
          </table:table-cell>
          <table:table-cell office:value-type="float" office:value="121.351563" calcext:value-type="float">
            <text:p>121.351563</text:p>
          </table:table-cell>
          <table:table-cell office:value-type="float" office:value="22.050774" calcext:value-type="float">
            <text:p>22.050774</text:p>
          </table:table-cell>
          <table:table-cell office:value-type="float" office:value="86.63529" calcext:value-type="float">
            <text:p>86.63529</text:p>
          </table:table-cell>
          <table:table-cell office:value-type="float" office:value="-11.540924" calcext:value-type="float">
            <text:p>-11.540924</text:p>
          </table:table-cell>
          <table:table-cell office:value-type="float" office:value="98.877632" calcext:value-type="float">
            <text:p>98.877632</text:p>
          </table:table-cell>
          <table:table-cell office:value-type="float" office:value="-1.689282" calcext:value-type="float">
            <text:p>-1.689282</text:p>
          </table:table-cell>
          <table:table-cell office:value-type="float" office:value="121.350742" calcext:value-type="float">
            <text:p>121.350742</text:p>
          </table:table-cell>
          <table:table-cell office:value-type="float" office:value="22.050833" calcext:value-type="float">
            <text:p>22.05083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0.480767" calcext:value-type="float">
            <text:p>140.480767</text:p>
          </table:table-cell>
          <table:table-cell office:value-type="float" office:value="15.386146" calcext:value-type="float">
            <text:p>15.386146</text:p>
          </table:table-cell>
          <table:table-cell office:value-type="float" office:value="86.629436" calcext:value-type="float">
            <text:p>86.629436</text:p>
          </table:table-cell>
          <table:table-cell office:value-type="float" office:value="-11.836761" calcext:value-type="float">
            <text:p>-11.836761</text:p>
          </table:table-cell>
          <table:table-cell office:value-type="float" office:value="101.784407" calcext:value-type="float">
            <text:p>101.784407</text:p>
          </table:table-cell>
          <table:table-cell office:value-type="float" office:value="-0.505507" calcext:value-type="float">
            <text:p>-0.505507</text:p>
          </table:table-cell>
          <table:table-cell office:value-type="float" office:value="140.480394" calcext:value-type="float">
            <text:p>140.480394</text:p>
          </table:table-cell>
          <table:table-cell office:value-type="float" office:value="15.386997" calcext:value-type="float">
            <text:p>15.386997</text:p>
          </table:table-cell>
          <table:table-cell office:value-type="float" office:value="686" calcext:value-type="float">
            <text:p>686</text:p>
          </table:table-cell>
          <table:table-cell office:value-type="float" office:value="140.480768" calcext:value-type="float">
            <text:p>140.480768</text:p>
          </table:table-cell>
          <table:table-cell office:value-type="float" office:value="15.386146" calcext:value-type="float">
            <text:p>15.386146</text:p>
          </table:table-cell>
          <table:table-cell office:value-type="float" office:value="86.629437" calcext:value-type="float">
            <text:p>86.629437</text:p>
          </table:table-cell>
          <table:table-cell office:value-type="float" office:value="-11.550764" calcext:value-type="float">
            <text:p>-11.550764</text:p>
          </table:table-cell>
          <table:table-cell office:value-type="float" office:value="101.784408" calcext:value-type="float">
            <text:p>101.784408</text:p>
          </table:table-cell>
          <table:table-cell office:value-type="float" office:value="-0.503153" calcext:value-type="float">
            <text:p>-0.503153</text:p>
          </table:table-cell>
          <table:table-cell office:value-type="float" office:value="140.480395" calcext:value-type="float">
            <text:p>140.480395</text:p>
          </table:table-cell>
          <table:table-cell office:value-type="float" office:value="15.386997" calcext:value-type="float">
            <text:p>15.38699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2.553413" calcext:value-type="float">
            <text:p>142.553413</text:p>
          </table:table-cell>
          <table:table-cell office:value-type="float" office:value="18.50947" calcext:value-type="float">
            <text:p>18.50947</text:p>
          </table:table-cell>
          <table:table-cell office:value-type="float" office:value="86.624447" calcext:value-type="float">
            <text:p>86.624447</text:p>
          </table:table-cell>
          <table:table-cell office:value-type="float" office:value="-11.844785" calcext:value-type="float">
            <text:p>-11.844785</text:p>
          </table:table-cell>
          <table:table-cell office:value-type="float" office:value="104.633598" calcext:value-type="float">
            <text:p>104.633598</text:p>
          </table:table-cell>
          <table:table-cell office:value-type="float" office:value="0.818078" calcext:value-type="float">
            <text:p>0.818078</text:p>
          </table:table-cell>
          <table:table-cell office:value-type="float" office:value="142.554531" calcext:value-type="float">
            <text:p>142.554531</text:p>
          </table:table-cell>
          <table:table-cell office:value-type="float" office:value="18.508828" calcext:value-type="float">
            <text:p>18.508828</text:p>
          </table:table-cell>
          <table:table-cell office:value-type="float" office:value="687" calcext:value-type="float">
            <text:p>687</text:p>
          </table:table-cell>
          <table:table-cell office:value-type="float" office:value="142.553413" calcext:value-type="float">
            <text:p>142.553413</text:p>
          </table:table-cell>
          <table:table-cell office:value-type="float" office:value="18.50947" calcext:value-type="float">
            <text:p>18.50947</text:p>
          </table:table-cell>
          <table:table-cell office:value-type="float" office:value="86.624448" calcext:value-type="float">
            <text:p>86.624448</text:p>
          </table:table-cell>
          <table:table-cell office:value-type="float" office:value="-11.558788" calcext:value-type="float">
            <text:p>-11.558788</text:p>
          </table:table-cell>
          <table:table-cell office:value-type="float" office:value="104.633598" calcext:value-type="float">
            <text:p>104.633598</text:p>
          </table:table-cell>
          <table:table-cell office:value-type="float" office:value="0.820268" calcext:value-type="float">
            <text:p>0.820268</text:p>
          </table:table-cell>
          <table:table-cell office:value-type="float" office:value="142.554531" calcext:value-type="float">
            <text:p>142.554531</text:p>
          </table:table-cell>
          <table:table-cell office:value-type="float" office:value="18.508829" calcext:value-type="float">
            <text:p>18.508829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30.569783" calcext:value-type="float">
            <text:p>130.569783</text:p>
          </table:table-cell>
          <table:table-cell office:value-type="float" office:value="24.891849" calcext:value-type="float">
            <text:p>24.891849</text:p>
          </table:table-cell>
          <table:table-cell office:value-type="float" office:value="86.62051" calcext:value-type="float">
            <text:p>86.62051</text:p>
          </table:table-cell>
          <table:table-cell office:value-type="float" office:value="-11.846493" calcext:value-type="float">
            <text:p>-11.846493</text:p>
          </table:table-cell>
          <table:table-cell office:value-type="float" office:value="106.445469" calcext:value-type="float">
            <text:p>106.445469</text:p>
          </table:table-cell>
          <table:table-cell office:value-type="float" office:value="2.501653" calcext:value-type="float">
            <text:p>2.501653</text:p>
          </table:table-cell>
          <table:table-cell office:value-type="float" office:value="130.570701" calcext:value-type="float">
            <text:p>130.570701</text:p>
          </table:table-cell>
          <table:table-cell office:value-type="float" office:value="24.891636" calcext:value-type="float">
            <text:p>24.891636</text:p>
          </table:table-cell>
          <table:table-cell office:value-type="float" office:value="688" calcext:value-type="float">
            <text:p>688</text:p>
          </table:table-cell>
          <table:table-cell office:value-type="float" office:value="130.569783" calcext:value-type="float">
            <text:p>130.569783</text:p>
          </table:table-cell>
          <table:table-cell office:value-type="float" office:value="24.891849" calcext:value-type="float">
            <text:p>24.891849</text:p>
          </table:table-cell>
          <table:table-cell office:value-type="float" office:value="86.620511" calcext:value-type="float">
            <text:p>86.620511</text:p>
          </table:table-cell>
          <table:table-cell office:value-type="float" office:value="-11.560497" calcext:value-type="float">
            <text:p>-11.560497</text:p>
          </table:table-cell>
          <table:table-cell office:value-type="float" office:value="106.44547" calcext:value-type="float">
            <text:p>106.44547</text:p>
          </table:table-cell>
          <table:table-cell office:value-type="float" office:value="2.50369" calcext:value-type="float">
            <text:p>2.50369</text:p>
          </table:table-cell>
          <table:table-cell office:value-type="float" office:value="130.570702" calcext:value-type="float">
            <text:p>130.570702</text:p>
          </table:table-cell>
          <table:table-cell office:value-type="float" office:value="24.891637" calcext:value-type="float">
            <text:p>24.891637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37.402722" calcext:value-type="float">
            <text:p>137.402722</text:p>
          </table:table-cell>
          <table:table-cell office:value-type="float" office:value="24.573889" calcext:value-type="float">
            <text:p>24.573889</text:p>
          </table:table-cell>
          <table:table-cell office:value-type="float" office:value="86.615466" calcext:value-type="float">
            <text:p>86.615466</text:p>
          </table:table-cell>
          <table:table-cell office:value-type="float" office:value="-11.846782" calcext:value-type="float">
            <text:p>-11.846782</text:p>
          </table:table-cell>
          <table:table-cell office:value-type="float" office:value="108.607786" calcext:value-type="float">
            <text:p>108.607786</text:p>
          </table:table-cell>
          <table:table-cell office:value-type="float" office:value="4.046441" calcext:value-type="float">
            <text:p>4.046441</text:p>
          </table:table-cell>
          <table:table-cell office:value-type="float" office:value="137.401497" calcext:value-type="float">
            <text:p>137.401497</text:p>
          </table:table-cell>
          <table:table-cell office:value-type="float" office:value="24.574325" calcext:value-type="float">
            <text:p>24.574325</text:p>
          </table:table-cell>
          <table:table-cell office:value-type="float" office:value="689" calcext:value-type="float">
            <text:p>689</text:p>
          </table:table-cell>
          <table:table-cell office:value-type="float" office:value="137.402722" calcext:value-type="float">
            <text:p>137.402722</text:p>
          </table:table-cell>
          <table:table-cell office:value-type="float" office:value="24.573889" calcext:value-type="float">
            <text:p>24.573889</text:p>
          </table:table-cell>
          <table:table-cell office:value-type="float" office:value="86.615467" calcext:value-type="float">
            <text:p>86.615467</text:p>
          </table:table-cell>
          <table:table-cell office:value-type="float" office:value="-11.560786" calcext:value-type="float">
            <text:p>-11.560786</text:p>
          </table:table-cell>
          <table:table-cell office:value-type="float" office:value="108.607787" calcext:value-type="float">
            <text:p>108.607787</text:p>
          </table:table-cell>
          <table:table-cell office:value-type="float" office:value="4.048335" calcext:value-type="float">
            <text:p>4.048335</text:p>
          </table:table-cell>
          <table:table-cell office:value-type="float" office:value="137.401498" calcext:value-type="float">
            <text:p>137.401498</text:p>
          </table:table-cell>
          <table:table-cell office:value-type="float" office:value="24.574326" calcext:value-type="float">
            <text:p>24.57432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1.8433" calcext:value-type="float">
            <text:p>41.8433</text:p>
          </table:table-cell>
          <table:table-cell office:value-type="float" office:value="-26.985285" calcext:value-type="float">
            <text:p>-26.985285</text:p>
          </table:table-cell>
          <table:table-cell office:value-type="float" office:value="86.609345" calcext:value-type="float">
            <text:p>86.609345</text:p>
          </table:table-cell>
          <table:table-cell office:value-type="float" office:value="-11.840363" calcext:value-type="float">
            <text:p>-11.840363</text:p>
          </table:table-cell>
          <table:table-cell office:value-type="float" office:value="103.928579" calcext:value-type="float">
            <text:p>103.928579</text:p>
          </table:table-cell>
          <table:table-cell office:value-type="float" office:value="1.88019" calcext:value-type="float">
            <text:p>1.88019</text:p>
          </table:table-cell>
          <table:table-cell office:value-type="float" office:value="41.849941" calcext:value-type="float">
            <text:p>41.849941</text:p>
          </table:table-cell>
          <table:table-cell office:value-type="float" office:value="-26.981961" calcext:value-type="float">
            <text:p>-26.981961</text:p>
          </table:table-cell>
          <table:table-cell office:value-type="float" office:value="690" calcext:value-type="float">
            <text:p>690</text:p>
          </table:table-cell>
          <table:table-cell office:value-type="float" office:value="41.8433" calcext:value-type="float">
            <text:p>41.8433</text:p>
          </table:table-cell>
          <table:table-cell office:value-type="float" office:value="-26.985286" calcext:value-type="float">
            <text:p>-26.985286</text:p>
          </table:table-cell>
          <table:table-cell office:value-type="float" office:value="86.609345" calcext:value-type="float">
            <text:p>86.609345</text:p>
          </table:table-cell>
          <table:table-cell office:value-type="float" office:value="-11.554367" calcext:value-type="float">
            <text:p>-11.554367</text:p>
          </table:table-cell>
          <table:table-cell office:value-type="float" office:value="103.92858" calcext:value-type="float">
            <text:p>103.92858</text:p>
          </table:table-cell>
          <table:table-cell office:value-type="float" office:value="1.881951" calcext:value-type="float">
            <text:p>1.881951</text:p>
          </table:table-cell>
          <table:table-cell office:value-type="float" office:value="41.849941" calcext:value-type="float">
            <text:p>41.849941</text:p>
          </table:table-cell>
          <table:table-cell office:value-type="float" office:value="-26.981961" calcext:value-type="float">
            <text:p>-26.98196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08.687743" calcext:value-type="float">
            <text:p>108.687743</text:p>
          </table:table-cell>
          <table:table-cell office:value-type="float" office:value="-0.354844" calcext:value-type="float">
            <text:p>-0.354844</text:p>
          </table:table-cell>
          <table:table-cell office:value-type="float" office:value="86.604103" calcext:value-type="float">
            <text:p>86.604103</text:p>
          </table:table-cell>
          <table:table-cell office:value-type="float" office:value="-11.847209" calcext:value-type="float">
            <text:p>-11.847209</text:p>
          </table:table-cell>
          <table:table-cell office:value-type="float" office:value="104.256846" calcext:value-type="float">
            <text:p>104.256846</text:p>
          </table:table-cell>
          <table:table-cell office:value-type="float" office:value="1.717371" calcext:value-type="float">
            <text:p>1.717371</text:p>
          </table:table-cell>
          <table:table-cell office:value-type="float" office:value="108.677247" calcext:value-type="float">
            <text:p>108.677247</text:p>
          </table:table-cell>
          <table:table-cell office:value-type="float" office:value="-0.359899" calcext:value-type="float">
            <text:p>-0.359899</text:p>
          </table:table-cell>
          <table:table-cell office:value-type="float" office:value="691" calcext:value-type="float">
            <text:p>691</text:p>
          </table:table-cell>
          <table:table-cell office:value-type="float" office:value="108.687743" calcext:value-type="float">
            <text:p>108.687743</text:p>
          </table:table-cell>
          <table:table-cell office:value-type="float" office:value="-0.354845" calcext:value-type="float">
            <text:p>-0.354845</text:p>
          </table:table-cell>
          <table:table-cell office:value-type="float" office:value="86.604104" calcext:value-type="float">
            <text:p>86.604104</text:p>
          </table:table-cell>
          <table:table-cell office:value-type="float" office:value="-11.561212" calcext:value-type="float">
            <text:p>-11.561212</text:p>
          </table:table-cell>
          <table:table-cell office:value-type="float" office:value="104.256846" calcext:value-type="float">
            <text:p>104.256846</text:p>
          </table:table-cell>
          <table:table-cell office:value-type="float" office:value="1.719009" calcext:value-type="float">
            <text:p>1.719009</text:p>
          </table:table-cell>
          <table:table-cell office:value-type="float" office:value="108.677247" calcext:value-type="float">
            <text:p>108.677247</text:p>
          </table:table-cell>
          <table:table-cell office:value-type="float" office:value="-0.359899" calcext:value-type="float">
            <text:p>-0.359899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99.969134" calcext:value-type="float">
            <text:p>99.969134</text:p>
          </table:table-cell>
          <table:table-cell office:value-type="float" office:value="-15.835281" calcext:value-type="float">
            <text:p>-15.835281</text:p>
          </table:table-cell>
          <table:table-cell office:value-type="float" office:value="86.598981" calcext:value-type="float">
            <text:p>86.598981</text:p>
          </table:table-cell>
          <table:table-cell office:value-type="float" office:value="-11.853598" calcext:value-type="float">
            <text:p>-11.853598</text:p>
          </table:table-cell>
          <table:table-cell office:value-type="float" office:value="103.951942" calcext:value-type="float">
            <text:p>103.951942</text:p>
          </table:table-cell>
          <table:table-cell office:value-type="float" office:value="0.482743" calcext:value-type="float">
            <text:p>0.482743</text:p>
          </table:table-cell>
          <table:table-cell office:value-type="float" office:value="99.973999" calcext:value-type="float">
            <text:p>99.973999</text:p>
          </table:table-cell>
          <table:table-cell office:value-type="float" office:value="-15.83257" calcext:value-type="float">
            <text:p>-15.83257</text:p>
          </table:table-cell>
          <table:table-cell office:value-type="float" office:value="692" calcext:value-type="float">
            <text:p>692</text:p>
          </table:table-cell>
          <table:table-cell office:value-type="float" office:value="99.969135" calcext:value-type="float">
            <text:p>99.969135</text:p>
          </table:table-cell>
          <table:table-cell office:value-type="float" office:value="-15.835282" calcext:value-type="float">
            <text:p>-15.835282</text:p>
          </table:table-cell>
          <table:table-cell office:value-type="float" office:value="86.598981" calcext:value-type="float">
            <text:p>86.598981</text:p>
          </table:table-cell>
          <table:table-cell office:value-type="float" office:value="-11.567601" calcext:value-type="float">
            <text:p>-11.567601</text:p>
          </table:table-cell>
          <table:table-cell office:value-type="float" office:value="103.951943" calcext:value-type="float">
            <text:p>103.951943</text:p>
          </table:table-cell>
          <table:table-cell office:value-type="float" office:value="0.484267" calcext:value-type="float">
            <text:p>0.484267</text:p>
          </table:table-cell>
          <table:table-cell office:value-type="float" office:value="99.973999" calcext:value-type="float">
            <text:p>99.973999</text:p>
          </table:table-cell>
          <table:table-cell office:value-type="float" office:value="-15.83257" calcext:value-type="float">
            <text:p>-15.83257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1.258231" calcext:value-type="float">
            <text:p>91.258231</text:p>
          </table:table-cell>
          <table:table-cell office:value-type="float" office:value="-30.144991" calcext:value-type="float">
            <text:p>-30.144991</text:p>
          </table:table-cell>
          <table:table-cell office:value-type="float" office:value="86.593879" calcext:value-type="float">
            <text:p>86.593879</text:p>
          </table:table-cell>
          <table:table-cell office:value-type="float" office:value="-11.859667" calcext:value-type="float">
            <text:p>-11.859667</text:p>
          </table:table-cell>
          <table:table-cell office:value-type="float" office:value="103.058638" calcext:value-type="float">
            <text:p>103.058638</text:p>
          </table:table-cell>
          <table:table-cell office:value-type="float" office:value="-1.666842" calcext:value-type="float">
            <text:p>-1.666842</text:p>
          </table:table-cell>
          <table:table-cell office:value-type="float" office:value="91.258232" calcext:value-type="float">
            <text:p>91.258232</text:p>
          </table:table-cell>
          <table:table-cell office:value-type="float" office:value="-30.145065" calcext:value-type="float">
            <text:p>-30.145065</text:p>
          </table:table-cell>
          <table:table-cell office:value-type="float" office:value="693" calcext:value-type="float">
            <text:p>693</text:p>
          </table:table-cell>
          <table:table-cell office:value-type="float" office:value="91.258231" calcext:value-type="float">
            <text:p>91.258231</text:p>
          </table:table-cell>
          <table:table-cell office:value-type="float" office:value="-30.144992" calcext:value-type="float">
            <text:p>-30.144992</text:p>
          </table:table-cell>
          <table:table-cell office:value-type="float" office:value="86.59388" calcext:value-type="float">
            <text:p>86.59388</text:p>
          </table:table-cell>
          <table:table-cell office:value-type="float" office:value="-11.573671" calcext:value-type="float">
            <text:p>-11.573671</text:p>
          </table:table-cell>
          <table:table-cell office:value-type="float" office:value="103.058638" calcext:value-type="float">
            <text:p>103.058638</text:p>
          </table:table-cell>
          <table:table-cell office:value-type="float" office:value="-1.665426" calcext:value-type="float">
            <text:p>-1.665426</text:p>
          </table:table-cell>
          <table:table-cell office:value-type="float" office:value="91.258232" calcext:value-type="float">
            <text:p>91.258232</text:p>
          </table:table-cell>
          <table:table-cell office:value-type="float" office:value="-30.145066" calcext:value-type="float">
            <text:p>-30.145066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01.010793" calcext:value-type="float">
            <text:p>101.010793</text:p>
          </table:table-cell>
          <table:table-cell office:value-type="float" office:value="-25.272391" calcext:value-type="float">
            <text:p>-25.272391</text:p>
          </table:table-cell>
          <table:table-cell office:value-type="float" office:value="86.589984" calcext:value-type="float">
            <text:p>86.589984</text:p>
          </table:table-cell>
          <table:table-cell office:value-type="float" office:value="-11.865677" calcext:value-type="float">
            <text:p>-11.865677</text:p>
          </table:table-cell>
          <table:table-cell office:value-type="float" office:value="102.911666" calcext:value-type="float">
            <text:p>102.911666</text:p>
          </table:table-cell>
          <table:table-cell office:value-type="float" office:value="-3.324819" calcext:value-type="float">
            <text:p>-3.324819</text:p>
          </table:table-cell>
          <table:table-cell office:value-type="float" office:value="101.009611" calcext:value-type="float">
            <text:p>101.009611</text:p>
          </table:table-cell>
          <table:table-cell office:value-type="float" office:value="-25.273618" calcext:value-type="float">
            <text:p>-25.273618</text:p>
          </table:table-cell>
          <table:table-cell office:value-type="float" office:value="694" calcext:value-type="float">
            <text:p>694</text:p>
          </table:table-cell>
          <table:table-cell office:value-type="float" office:value="101.010793" calcext:value-type="float">
            <text:p>101.010793</text:p>
          </table:table-cell>
          <table:table-cell office:value-type="float" office:value="-25.272391" calcext:value-type="float">
            <text:p>-25.272391</text:p>
          </table:table-cell>
          <table:table-cell office:value-type="float" office:value="86.589985" calcext:value-type="float">
            <text:p>86.589985</text:p>
          </table:table-cell>
          <table:table-cell office:value-type="float" office:value="-11.57968" calcext:value-type="float">
            <text:p>-11.57968</text:p>
          </table:table-cell>
          <table:table-cell office:value-type="float" office:value="102.911667" calcext:value-type="float">
            <text:p>102.911667</text:p>
          </table:table-cell>
          <table:table-cell office:value-type="float" office:value="-3.323502" calcext:value-type="float">
            <text:p>-3.323502</text:p>
          </table:table-cell>
          <table:table-cell office:value-type="float" office:value="101.009612" calcext:value-type="float">
            <text:p>101.009612</text:p>
          </table:table-cell>
          <table:table-cell office:value-type="float" office:value="-25.273619" calcext:value-type="float">
            <text:p>-25.27361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95.856193" calcext:value-type="float">
            <text:p>95.856193</text:p>
          </table:table-cell>
          <table:table-cell office:value-type="float" office:value="-5.979367" calcext:value-type="float">
            <text:p>-5.979367</text:p>
          </table:table-cell>
          <table:table-cell office:value-type="float" office:value="86.58706" calcext:value-type="float">
            <text:p>86.58706</text:p>
          </table:table-cell>
          <table:table-cell office:value-type="float" office:value="-11.87196" calcext:value-type="float">
            <text:p>-11.87196</text:p>
          </table:table-cell>
          <table:table-cell office:value-type="float" office:value="102.415063" calcext:value-type="float">
            <text:p>102.415063</text:p>
          </table:table-cell>
          <table:table-cell office:value-type="float" office:value="-3.516481" calcext:value-type="float">
            <text:p>-3.516481</text:p>
          </table:table-cell>
          <table:table-cell office:value-type="float" office:value="95.857143" calcext:value-type="float">
            <text:p>95.857143</text:p>
          </table:table-cell>
          <table:table-cell office:value-type="float" office:value="-5.980286" calcext:value-type="float">
            <text:p>-5.980286</text:p>
          </table:table-cell>
          <table:table-cell office:value-type="float" office:value="695" calcext:value-type="float">
            <text:p>695</text:p>
          </table:table-cell>
          <table:table-cell office:value-type="float" office:value="95.856193" calcext:value-type="float">
            <text:p>95.856193</text:p>
          </table:table-cell>
          <table:table-cell office:value-type="float" office:value="-5.979367" calcext:value-type="float">
            <text:p>-5.979367</text:p>
          </table:table-cell>
          <table:table-cell office:value-type="float" office:value="86.58706" calcext:value-type="float">
            <text:p>86.58706</text:p>
          </table:table-cell>
          <table:table-cell office:value-type="float" office:value="-11.585963" calcext:value-type="float">
            <text:p>-11.585963</text:p>
          </table:table-cell>
          <table:table-cell office:value-type="float" office:value="102.415064" calcext:value-type="float">
            <text:p>102.415064</text:p>
          </table:table-cell>
          <table:table-cell office:value-type="float" office:value="-3.515256" calcext:value-type="float">
            <text:p>-3.515256</text:p>
          </table:table-cell>
          <table:table-cell office:value-type="float" office:value="95.857143" calcext:value-type="float">
            <text:p>95.857143</text:p>
          </table:table-cell>
          <table:table-cell office:value-type="float" office:value="-5.980287" calcext:value-type="float">
            <text:p>-5.98028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87.044778" calcext:value-type="float">
            <text:p>87.044778</text:p>
          </table:table-cell>
          <table:table-cell office:value-type="float" office:value="-1.37019" calcext:value-type="float">
            <text:p>-1.37019</text:p>
          </table:table-cell>
          <table:table-cell office:value-type="float" office:value="86.584508" calcext:value-type="float">
            <text:p>86.584508</text:p>
          </table:table-cell>
          <table:table-cell office:value-type="float" office:value="-11.866304" calcext:value-type="float">
            <text:p>-11.866304</text:p>
          </table:table-cell>
          <table:table-cell office:value-type="float" office:value="101.33677" calcext:value-type="float">
            <text:p>101.33677</text:p>
          </table:table-cell>
          <table:table-cell office:value-type="float" office:value="-3.36098" calcext:value-type="float">
            <text:p>-3.36098</text:p>
          </table:table-cell>
          <table:table-cell office:value-type="float" office:value="87.045011" calcext:value-type="float">
            <text:p>87.045011</text:p>
          </table:table-cell>
          <table:table-cell office:value-type="float" office:value="-1.369257" calcext:value-type="float">
            <text:p>-1.369257</text:p>
          </table:table-cell>
          <table:table-cell office:value-type="float" office:value="696" calcext:value-type="float">
            <text:p>696</text:p>
          </table:table-cell>
          <table:table-cell office:value-type="float" office:value="87.044779" calcext:value-type="float">
            <text:p>87.044779</text:p>
          </table:table-cell>
          <table:table-cell office:value-type="float" office:value="-1.370191" calcext:value-type="float">
            <text:p>-1.370191</text:p>
          </table:table-cell>
          <table:table-cell office:value-type="float" office:value="86.584508" calcext:value-type="float">
            <text:p>86.584508</text:p>
          </table:table-cell>
          <table:table-cell office:value-type="float" office:value="-11.580307" calcext:value-type="float">
            <text:p>-11.580307</text:p>
          </table:table-cell>
          <table:table-cell office:value-type="float" office:value="101.33677" calcext:value-type="float">
            <text:p>101.33677</text:p>
          </table:table-cell>
          <table:table-cell office:value-type="float" office:value="-3.359841" calcext:value-type="float">
            <text:p>-3.359841</text:p>
          </table:table-cell>
          <table:table-cell office:value-type="float" office:value="87.045011" calcext:value-type="float">
            <text:p>87.045011</text:p>
          </table:table-cell>
          <table:table-cell office:value-type="float" office:value="-1.369257" calcext:value-type="float">
            <text:p>-1.36925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90.259752" calcext:value-type="float">
            <text:p>90.259752</text:p>
          </table:table-cell>
          <table:table-cell office:value-type="float" office:value="-5.259398" calcext:value-type="float">
            <text:p>-5.259398</text:p>
          </table:table-cell>
          <table:table-cell office:value-type="float" office:value="86.582509" calcext:value-type="float">
            <text:p>86.582509</text:p>
          </table:table-cell>
          <table:table-cell office:value-type="float" office:value="-11.870403" calcext:value-type="float">
            <text:p>-11.870403</text:p>
          </table:table-cell>
          <table:table-cell office:value-type="float" office:value="100.55952" calcext:value-type="float">
            <text:p>100.55952</text:p>
          </table:table-cell>
          <table:table-cell office:value-type="float" office:value="-3.497681" calcext:value-type="float">
            <text:p>-3.497681</text:p>
          </table:table-cell>
          <table:table-cell office:value-type="float" office:value="90.25899" calcext:value-type="float">
            <text:p>90.25899</text:p>
          </table:table-cell>
          <table:table-cell office:value-type="float" office:value="-5.258861" calcext:value-type="float">
            <text:p>-5.258861</text:p>
          </table:table-cell>
          <table:table-cell office:value-type="float" office:value="697" calcext:value-type="float">
            <text:p>697</text:p>
          </table:table-cell>
          <table:table-cell office:value-type="float" office:value="90.259752" calcext:value-type="float">
            <text:p>90.259752</text:p>
          </table:table-cell>
          <table:table-cell office:value-type="float" office:value="-5.259399" calcext:value-type="float">
            <text:p>-5.259399</text:p>
          </table:table-cell>
          <table:table-cell office:value-type="float" office:value="86.582509" calcext:value-type="float">
            <text:p>86.582509</text:p>
          </table:table-cell>
          <table:table-cell office:value-type="float" office:value="-11.576208" calcext:value-type="float">
            <text:p>-11.576208</text:p>
          </table:table-cell>
          <table:table-cell office:value-type="float" office:value="100.55952" calcext:value-type="float">
            <text:p>100.55952</text:p>
          </table:table-cell>
          <table:table-cell office:value-type="float" office:value="-3.488999" calcext:value-type="float">
            <text:p>-3.488999</text:p>
          </table:table-cell>
          <table:table-cell office:value-type="float" office:value="90.258991" calcext:value-type="float">
            <text:p>90.258991</text:p>
          </table:table-cell>
          <table:table-cell office:value-type="float" office:value="-5.258861" calcext:value-type="float">
            <text:p>-5.25886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86.269001" calcext:value-type="float">
            <text:p>86.269001</text:p>
          </table:table-cell>
          <table:table-cell office:value-type="float" office:value="-11.532662" calcext:value-type="float">
            <text:p>-11.532662</text:p>
          </table:table-cell>
          <table:table-cell office:value-type="float" office:value="86.581077" calcext:value-type="float">
            <text:p>86.581077</text:p>
          </table:table-cell>
          <table:table-cell office:value-type="float" office:value="-11.868243" calcext:value-type="float">
            <text:p>-11.868243</text:p>
          </table:table-cell>
          <table:table-cell office:value-type="float" office:value="99.557852" calcext:value-type="float">
            <text:p>99.557852</text:p>
          </table:table-cell>
          <table:table-cell office:value-type="float" office:value="-4.058122" calcext:value-type="float">
            <text:p>-4.058122</text:p>
          </table:table-cell>
          <table:table-cell office:value-type="float" office:value="86.269455" calcext:value-type="float">
            <text:p>86.269455</text:p>
          </table:table-cell>
          <table:table-cell office:value-type="float" office:value="-11.532511" calcext:value-type="float">
            <text:p>-11.532511</text:p>
          </table:table-cell>
          <table:table-cell office:value-type="float" office:value="698" calcext:value-type="float">
            <text:p>698</text:p>
          </table:table-cell>
          <table:table-cell office:value-type="float" office:value="86.269001" calcext:value-type="float">
            <text:p>86.269001</text:p>
          </table:table-cell>
          <table:table-cell office:value-type="float" office:value="-11.532663" calcext:value-type="float">
            <text:p>-11.532663</text:p>
          </table:table-cell>
          <table:table-cell office:value-type="float" office:value="86.581078" calcext:value-type="float">
            <text:p>86.581078</text:p>
          </table:table-cell>
          <table:table-cell office:value-type="float" office:value="-11.574049" calcext:value-type="float">
            <text:p>-11.574049</text:p>
          </table:table-cell>
          <table:table-cell office:value-type="float" office:value="99.557853" calcext:value-type="float">
            <text:p>99.557853</text:p>
          </table:table-cell>
          <table:table-cell office:value-type="float" office:value="-4.050047" calcext:value-type="float">
            <text:p>-4.050047</text:p>
          </table:table-cell>
          <table:table-cell office:value-type="float" office:value="86.269456" calcext:value-type="float">
            <text:p>86.269456</text:p>
          </table:table-cell>
          <table:table-cell office:value-type="float" office:value="-11.532512" calcext:value-type="float">
            <text:p>-11.532512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3.761076" calcext:value-type="float">
            <text:p>83.761076</text:p>
          </table:table-cell>
          <table:table-cell office:value-type="float" office:value="-17.063411" calcext:value-type="float">
            <text:p>-17.063411</text:p>
          </table:table-cell>
          <table:table-cell office:value-type="float" office:value="86.579125" calcext:value-type="float">
            <text:p>86.579125</text:p>
          </table:table-cell>
          <table:table-cell office:value-type="float" office:value="-11.867353" calcext:value-type="float">
            <text:p>-11.867353</text:p>
          </table:table-cell>
          <table:table-cell office:value-type="float" office:value="98.450262" calcext:value-type="float">
            <text:p>98.450262</text:p>
          </table:table-cell>
          <table:table-cell office:value-type="float" office:value="-4.967664" calcext:value-type="float">
            <text:p>-4.967664</text:p>
          </table:table-cell>
          <table:table-cell office:value-type="float" office:value="83.760983" calcext:value-type="float">
            <text:p>83.760983</text:p>
          </table:table-cell>
          <table:table-cell office:value-type="float" office:value="-17.063457" calcext:value-type="float">
            <text:p>-17.063457</text:p>
          </table:table-cell>
          <table:table-cell office:value-type="float" office:value="699" calcext:value-type="float">
            <text:p>699</text:p>
          </table:table-cell>
          <table:table-cell office:value-type="float" office:value="83.761077" calcext:value-type="float">
            <text:p>83.761077</text:p>
          </table:table-cell>
          <table:table-cell office:value-type="float" office:value="-17.063411" calcext:value-type="float">
            <text:p>-17.063411</text:p>
          </table:table-cell>
          <table:table-cell office:value-type="float" office:value="86.579125" calcext:value-type="float">
            <text:p>86.579125</text:p>
          </table:table-cell>
          <table:table-cell office:value-type="float" office:value="-11.573159" calcext:value-type="float">
            <text:p>-11.573159</text:p>
          </table:table-cell>
          <table:table-cell office:value-type="float" office:value="98.450262" calcext:value-type="float">
            <text:p>98.450262</text:p>
          </table:table-cell>
          <table:table-cell office:value-type="float" office:value="-4.960154" calcext:value-type="float">
            <text:p>-4.960154</text:p>
          </table:table-cell>
          <table:table-cell office:value-type="float" office:value="83.760983" calcext:value-type="float">
            <text:p>83.760983</text:p>
          </table:table-cell>
          <table:table-cell office:value-type="float" office:value="-17.063458" calcext:value-type="float">
            <text:p>-17.06345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5.278765" calcext:value-type="float">
            <text:p>85.278765</text:p>
          </table:table-cell>
          <table:table-cell office:value-type="float" office:value="-16.26238" calcext:value-type="float">
            <text:p>-16.26238</text:p>
          </table:table-cell>
          <table:table-cell office:value-type="float" office:value="86.576144" calcext:value-type="float">
            <text:p>86.576144</text:p>
          </table:table-cell>
          <table:table-cell office:value-type="float" office:value="-11.868833" calcext:value-type="float">
            <text:p>-11.868833</text:p>
          </table:table-cell>
          <table:table-cell office:value-type="float" office:value="97.525485" calcext:value-type="float">
            <text:p>97.525485</text:p>
          </table:table-cell>
          <table:table-cell office:value-type="float" office:value="-5.75967" calcext:value-type="float">
            <text:p>-5.75967</text:p>
          </table:table-cell>
          <table:table-cell office:value-type="float" office:value="85.278512" calcext:value-type="float">
            <text:p>85.278512</text:p>
          </table:table-cell>
          <table:table-cell office:value-type="float" office:value="-16.262777" calcext:value-type="float">
            <text:p>-16.262777</text:p>
          </table:table-cell>
          <table:table-cell office:value-type="float" office:value="700" calcext:value-type="float">
            <text:p>700</text:p>
          </table:table-cell>
          <table:table-cell office:value-type="float" office:value="85.278765" calcext:value-type="float">
            <text:p>85.278765</text:p>
          </table:table-cell>
          <table:table-cell office:value-type="float" office:value="-16.26238" calcext:value-type="float">
            <text:p>-16.26238</text:p>
          </table:table-cell>
          <table:table-cell office:value-type="float" office:value="86.576144" calcext:value-type="float">
            <text:p>86.576144</text:p>
          </table:table-cell>
          <table:table-cell office:value-type="float" office:value="-11.574638" calcext:value-type="float">
            <text:p>-11.574638</text:p>
          </table:table-cell>
          <table:table-cell office:value-type="float" office:value="97.525485" calcext:value-type="float">
            <text:p>97.525485</text:p>
          </table:table-cell>
          <table:table-cell office:value-type="float" office:value="-5.752686" calcext:value-type="float">
            <text:p>-5.752686</text:p>
          </table:table-cell>
          <table:table-cell office:value-type="float" office:value="85.278513" calcext:value-type="float">
            <text:p>85.278513</text:p>
          </table:table-cell>
          <table:table-cell office:value-type="float" office:value="-16.262777" calcext:value-type="float">
            <text:p>-16.26277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5.400397" calcext:value-type="float">
            <text:p>85.400397</text:p>
          </table:table-cell>
          <table:table-cell office:value-type="float" office:value="-13.146777" calcext:value-type="float">
            <text:p>-13.146777</text:p>
          </table:table-cell>
          <table:table-cell office:value-type="float" office:value="86.571742" calcext:value-type="float">
            <text:p>86.571742</text:p>
          </table:table-cell>
          <table:table-cell office:value-type="float" office:value="-11.870158" calcext:value-type="float">
            <text:p>-11.870158</text:p>
          </table:table-cell>
          <table:table-cell office:value-type="float" office:value="96.672635" calcext:value-type="float">
            <text:p>96.672635</text:p>
          </table:table-cell>
          <table:table-cell office:value-type="float" office:value="-6.278" calcext:value-type="float">
            <text:p>-6.278</text:p>
          </table:table-cell>
          <table:table-cell office:value-type="float" office:value="85.400484" calcext:value-type="float">
            <text:p>85.400484</text:p>
          </table:table-cell>
          <table:table-cell office:value-type="float" office:value="-13.146921" calcext:value-type="float">
            <text:p>-13.146921</text:p>
          </table:table-cell>
          <table:table-cell office:value-type="float" office:value="701" calcext:value-type="float">
            <text:p>701</text:p>
          </table:table-cell>
          <table:table-cell office:value-type="float" office:value="85.400397" calcext:value-type="float">
            <text:p>85.400397</text:p>
          </table:table-cell>
          <table:table-cell office:value-type="float" office:value="-13.146777" calcext:value-type="float">
            <text:p>-13.146777</text:p>
          </table:table-cell>
          <table:table-cell office:value-type="float" office:value="86.571743" calcext:value-type="float">
            <text:p>86.571743</text:p>
          </table:table-cell>
          <table:table-cell office:value-type="float" office:value="-11.575964" calcext:value-type="float">
            <text:p>-11.575964</text:p>
          </table:table-cell>
          <table:table-cell office:value-type="float" office:value="96.672636" calcext:value-type="float">
            <text:p>96.672636</text:p>
          </table:table-cell>
          <table:table-cell office:value-type="float" office:value="-6.271505" calcext:value-type="float">
            <text:p>-6.271505</text:p>
          </table:table-cell>
          <table:table-cell office:value-type="float" office:value="85.400484" calcext:value-type="float">
            <text:p>85.400484</text:p>
          </table:table-cell>
          <table:table-cell office:value-type="float" office:value="-13.146922" calcext:value-type="float">
            <text:p>-13.14692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90.057173" calcext:value-type="float">
            <text:p>90.057173</text:p>
          </table:table-cell>
          <table:table-cell office:value-type="float" office:value="-11.792208" calcext:value-type="float">
            <text:p>-11.792208</text:p>
          </table:table-cell>
          <table:table-cell office:value-type="float" office:value="86.567726" calcext:value-type="float">
            <text:p>86.567726</text:p>
          </table:table-cell>
          <table:table-cell office:value-type="float" office:value="-11.869863" calcext:value-type="float">
            <text:p>-11.869863</text:p>
          </table:table-cell>
          <table:table-cell office:value-type="float" office:value="96.205818" calcext:value-type="float">
            <text:p>96.205818</text:p>
          </table:table-cell>
          <table:table-cell office:value-type="float" office:value="-6.66372" calcext:value-type="float">
            <text:p>-6.66372</text:p>
          </table:table-cell>
          <table:table-cell office:value-type="float" office:value="90.056891" calcext:value-type="float">
            <text:p>90.056891</text:p>
          </table:table-cell>
          <table:table-cell office:value-type="float" office:value="-11.792099" calcext:value-type="float">
            <text:p>-11.792099</text:p>
          </table:table-cell>
          <table:table-cell office:value-type="float" office:value="702" calcext:value-type="float">
            <text:p>702</text:p>
          </table:table-cell>
          <table:table-cell office:value-type="float" office:value="90.057174" calcext:value-type="float">
            <text:p>90.057174</text:p>
          </table:table-cell>
          <table:table-cell office:value-type="float" office:value="-11.792209" calcext:value-type="float">
            <text:p>-11.792209</text:p>
          </table:table-cell>
          <table:table-cell office:value-type="float" office:value="86.567727" calcext:value-type="float">
            <text:p>86.567727</text:p>
          </table:table-cell>
          <table:table-cell office:value-type="float" office:value="-11.576259" calcext:value-type="float">
            <text:p>-11.576259</text:p>
          </table:table-cell>
          <table:table-cell office:value-type="float" office:value="96.205818" calcext:value-type="float">
            <text:p>96.205818</text:p>
          </table:table-cell>
          <table:table-cell office:value-type="float" office:value="-6.658229" calcext:value-type="float">
            <text:p>-6.658229</text:p>
          </table:table-cell>
          <table:table-cell office:value-type="float" office:value="90.056892" calcext:value-type="float">
            <text:p>90.056892</text:p>
          </table:table-cell>
          <table:table-cell office:value-type="float" office:value="-11.792099" calcext:value-type="float">
            <text:p>-11.79209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8.41011" calcext:value-type="float">
            <text:p>88.41011</text:p>
          </table:table-cell>
          <table:table-cell office:value-type="float" office:value="-9.192035" calcext:value-type="float">
            <text:p>-9.192035</text:p>
          </table:table-cell>
          <table:table-cell office:value-type="float" office:value="86.566919" calcext:value-type="float">
            <text:p>86.566919</text:p>
          </table:table-cell>
          <table:table-cell office:value-type="float" office:value="-11.869376" calcext:value-type="float">
            <text:p>-11.869376</text:p>
          </table:table-cell>
          <table:table-cell office:value-type="float" office:value="95.659367" calcext:value-type="float">
            <text:p>95.659367</text:p>
          </table:table-cell>
          <table:table-cell office:value-type="float" office:value="-6.84025" calcext:value-type="float">
            <text:p>-6.84025</text:p>
          </table:table-cell>
          <table:table-cell office:value-type="float" office:value="88.410502" calcext:value-type="float">
            <text:p>88.410502</text:p>
          </table:table-cell>
          <table:table-cell office:value-type="float" office:value="-9.192112" calcext:value-type="float">
            <text:p>-9.192112</text:p>
          </table:table-cell>
          <table:table-cell office:value-type="float" office:value="703" calcext:value-type="float">
            <text:p>703</text:p>
          </table:table-cell>
          <table:table-cell office:value-type="float" office:value="88.410111" calcext:value-type="float">
            <text:p>88.410111</text:p>
          </table:table-cell>
          <table:table-cell office:value-type="float" office:value="-9.192036" calcext:value-type="float">
            <text:p>-9.192036</text:p>
          </table:table-cell>
          <table:table-cell office:value-type="float" office:value="86.566919" calcext:value-type="float">
            <text:p>86.566919</text:p>
          </table:table-cell>
          <table:table-cell office:value-type="float" office:value="-11.575772" calcext:value-type="float">
            <text:p>-11.575772</text:p>
          </table:table-cell>
          <table:table-cell office:value-type="float" office:value="95.659368" calcext:value-type="float">
            <text:p>95.659368</text:p>
          </table:table-cell>
          <table:table-cell office:value-type="float" office:value="-6.835143" calcext:value-type="float">
            <text:p>-6.835143</text:p>
          </table:table-cell>
          <table:table-cell office:value-type="float" office:value="88.410502" calcext:value-type="float">
            <text:p>88.410502</text:p>
          </table:table-cell>
          <table:table-cell office:value-type="float" office:value="-9.192113" calcext:value-type="float">
            <text:p>-9.19211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9.3347" calcext:value-type="float">
            <text:p>89.3347</text:p>
          </table:table-cell>
          <table:table-cell office:value-type="float" office:value="-13.332597" calcext:value-type="float">
            <text:p>-13.332597</text:p>
          </table:table-cell>
          <table:table-cell office:value-type="float" office:value="86.570425" calcext:value-type="float">
            <text:p>86.570425</text:p>
          </table:table-cell>
          <table:table-cell office:value-type="float" office:value="-11.871723" calcext:value-type="float">
            <text:p>-11.871723</text:p>
          </table:table-cell>
          <table:table-cell office:value-type="float" office:value="95.219902" calcext:value-type="float">
            <text:p>95.219902</text:p>
          </table:table-cell>
          <table:table-cell office:value-type="float" office:value="-7.296897" calcext:value-type="float">
            <text:p>-7.296897</text:p>
          </table:table-cell>
          <table:table-cell office:value-type="float" office:value="89.334542" calcext:value-type="float">
            <text:p>89.334542</text:p>
          </table:table-cell>
          <table:table-cell office:value-type="float" office:value="-13.332181" calcext:value-type="float">
            <text:p>-13.332181</text:p>
          </table:table-cell>
          <table:table-cell office:value-type="float" office:value="704" calcext:value-type="float">
            <text:p>704</text:p>
          </table:table-cell>
          <table:table-cell office:value-type="float" office:value="89.334701" calcext:value-type="float">
            <text:p>89.334701</text:p>
          </table:table-cell>
          <table:table-cell office:value-type="float" office:value="-13.332598" calcext:value-type="float">
            <text:p>-13.332598</text:p>
          </table:table-cell>
          <table:table-cell office:value-type="float" office:value="86.570426" calcext:value-type="float">
            <text:p>86.570426</text:p>
          </table:table-cell>
          <table:table-cell office:value-type="float" office:value="-11.57812" calcext:value-type="float">
            <text:p>-11.57812</text:p>
          </table:table-cell>
          <table:table-cell office:value-type="float" office:value="95.219902" calcext:value-type="float">
            <text:p>95.219902</text:p>
          </table:table-cell>
          <table:table-cell office:value-type="float" office:value="-7.292148" calcext:value-type="float">
            <text:p>-7.292148</text:p>
          </table:table-cell>
          <table:table-cell office:value-type="float" office:value="89.334542" calcext:value-type="float">
            <text:p>89.334542</text:p>
          </table:table-cell>
          <table:table-cell office:value-type="float" office:value="-13.332182" calcext:value-type="float">
            <text:p>-13.33218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5.520368" calcext:value-type="float">
            <text:p>85.520368</text:p>
          </table:table-cell>
          <table:table-cell office:value-type="float" office:value="-17.179551" calcext:value-type="float">
            <text:p>-17.179551</text:p>
          </table:table-cell>
          <table:table-cell office:value-type="float" office:value="86.578238" calcext:value-type="float">
            <text:p>86.578238</text:p>
          </table:table-cell>
          <table:table-cell office:value-type="float" office:value="-11.876192" calcext:value-type="float">
            <text:p>-11.876192</text:p>
          </table:table-cell>
          <table:table-cell office:value-type="float" office:value="94.548201" calcext:value-type="float">
            <text:p>94.548201</text:p>
          </table:table-cell>
          <table:table-cell office:value-type="float" office:value="-7.992838" calcext:value-type="float">
            <text:p>-7.992838</text:p>
          </table:table-cell>
          <table:table-cell office:value-type="float" office:value="85.52066" calcext:value-type="float">
            <text:p>85.52066</text:p>
          </table:table-cell>
          <table:table-cell office:value-type="float" office:value="-17.179569" calcext:value-type="float">
            <text:p>-17.179569</text:p>
          </table:table-cell>
          <table:table-cell office:value-type="float" office:value="705" calcext:value-type="float">
            <text:p>705</text:p>
          </table:table-cell>
          <table:table-cell office:value-type="float" office:value="85.520368" calcext:value-type="float">
            <text:p>85.520368</text:p>
          </table:table-cell>
          <table:table-cell office:value-type="float" office:value="-17.179551" calcext:value-type="float">
            <text:p>-17.179551</text:p>
          </table:table-cell>
          <table:table-cell office:value-type="float" office:value="86.578239" calcext:value-type="float">
            <text:p>86.578239</text:p>
          </table:table-cell>
          <table:table-cell office:value-type="float" office:value="-11.582588" calcext:value-type="float">
            <text:p>-11.582588</text:p>
          </table:table-cell>
          <table:table-cell office:value-type="float" office:value="94.548201" calcext:value-type="float">
            <text:p>94.548201</text:p>
          </table:table-cell>
          <table:table-cell office:value-type="float" office:value="-7.988422" calcext:value-type="float">
            <text:p>-7.988422</text:p>
          </table:table-cell>
          <table:table-cell office:value-type="float" office:value="85.52066" calcext:value-type="float">
            <text:p>85.52066</text:p>
          </table:table-cell>
          <table:table-cell office:value-type="float" office:value="-17.179569" calcext:value-type="float">
            <text:p>-17.179569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86.053947" calcext:value-type="float">
            <text:p>86.053947</text:p>
          </table:table-cell>
          <table:table-cell office:value-type="float" office:value="-15.760589" calcext:value-type="float">
            <text:p>-15.760589</text:p>
          </table:table-cell>
          <table:table-cell office:value-type="float" office:value="86.589916" calcext:value-type="float">
            <text:p>86.589916</text:p>
          </table:table-cell>
          <table:table-cell office:value-type="float" office:value="-11.882418" calcext:value-type="float">
            <text:p>-11.882418</text:p>
          </table:table-cell>
          <table:table-cell office:value-type="float" office:value="93.964463" calcext:value-type="float">
            <text:p>93.964463</text:p>
          </table:table-cell>
          <table:table-cell office:value-type="float" office:value="-8.542371" calcext:value-type="float">
            <text:p>-8.542371</text:p>
          </table:table-cell>
          <table:table-cell office:value-type="float" office:value="86.053681" calcext:value-type="float">
            <text:p>86.053681</text:p>
          </table:table-cell>
          <table:table-cell office:value-type="float" office:value="-15.760912" calcext:value-type="float">
            <text:p>-15.760912</text:p>
          </table:table-cell>
          <table:table-cell office:value-type="float" office:value="706" calcext:value-type="float">
            <text:p>706</text:p>
          </table:table-cell>
          <table:table-cell office:value-type="float" office:value="86.053948" calcext:value-type="float">
            <text:p>86.053948</text:p>
          </table:table-cell>
          <table:table-cell office:value-type="float" office:value="-15.760589" calcext:value-type="float">
            <text:p>-15.760589</text:p>
          </table:table-cell>
          <table:table-cell office:value-type="float" office:value="86.589917" calcext:value-type="float">
            <text:p>86.589917</text:p>
          </table:table-cell>
          <table:table-cell office:value-type="float" office:value="-11.588814" calcext:value-type="float">
            <text:p>-11.588814</text:p>
          </table:table-cell>
          <table:table-cell office:value-type="float" office:value="93.964464" calcext:value-type="float">
            <text:p>93.964464</text:p>
          </table:table-cell>
          <table:table-cell office:value-type="float" office:value="-8.538264" calcext:value-type="float">
            <text:p>-8.538264</text:p>
          </table:table-cell>
          <table:table-cell office:value-type="float" office:value="86.053681" calcext:value-type="float">
            <text:p>86.053681</text:p>
          </table:table-cell>
          <table:table-cell office:value-type="float" office:value="-15.760913" calcext:value-type="float">
            <text:p>-15.760913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93.115925" calcext:value-type="float">
            <text:p>93.115925</text:p>
          </table:table-cell>
          <table:table-cell office:value-type="float" office:value="-10.473145" calcext:value-type="float">
            <text:p>-10.473145</text:p>
          </table:table-cell>
          <table:table-cell office:value-type="float" office:value="86.605489" calcext:value-type="float">
            <text:p>86.605489</text:p>
          </table:table-cell>
          <table:table-cell office:value-type="float" office:value="-11.876142" calcext:value-type="float">
            <text:p>-11.876142</text:p>
          </table:table-cell>
          <table:table-cell office:value-type="float" office:value="93.919549" calcext:value-type="float">
            <text:p>93.919549</text:p>
          </table:table-cell>
          <table:table-cell office:value-type="float" office:value="-8.671689" calcext:value-type="float">
            <text:p>-8.671689</text:p>
          </table:table-cell>
          <table:table-cell office:value-type="float" office:value="93.115526" calcext:value-type="float">
            <text:p>93.115526</text:p>
          </table:table-cell>
          <table:table-cell office:value-type="float" office:value="-10.473381" calcext:value-type="float">
            <text:p>-10.473381</text:p>
          </table:table-cell>
          <table:table-cell office:value-type="float" office:value="707" calcext:value-type="float">
            <text:p>707</text:p>
          </table:table-cell>
          <table:table-cell office:value-type="float" office:value="93.115926" calcext:value-type="float">
            <text:p>93.115926</text:p>
          </table:table-cell>
          <table:table-cell office:value-type="float" office:value="-10.473146" calcext:value-type="float">
            <text:p>-10.473146</text:p>
          </table:table-cell>
          <table:table-cell office:value-type="float" office:value="86.60549" calcext:value-type="float">
            <text:p>86.60549</text:p>
          </table:table-cell>
          <table:table-cell office:value-type="float" office:value="-11.582538" calcext:value-type="float">
            <text:p>-11.582538</text:p>
          </table:table-cell>
          <table:table-cell office:value-type="float" office:value="93.919549" calcext:value-type="float">
            <text:p>93.919549</text:p>
          </table:table-cell>
          <table:table-cell office:value-type="float" office:value="-8.667869" calcext:value-type="float">
            <text:p>-8.667869</text:p>
          </table:table-cell>
          <table:table-cell office:value-type="float" office:value="93.115526" calcext:value-type="float">
            <text:p>93.115526</text:p>
          </table:table-cell>
          <table:table-cell office:value-type="float" office:value="-10.473382" calcext:value-type="float">
            <text:p>-10.473382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92.050891" calcext:value-type="float">
            <text:p>92.050891</text:p>
          </table:table-cell>
          <table:table-cell office:value-type="float" office:value="-6.610205" calcext:value-type="float">
            <text:p>-6.610205</text:p>
          </table:table-cell>
          <table:table-cell office:value-type="float" office:value="86.623147" calcext:value-type="float">
            <text:p>86.623147</text:p>
          </table:table-cell>
          <table:table-cell office:value-type="float" office:value="-11.874903" calcext:value-type="float">
            <text:p>-11.874903</text:p>
          </table:table-cell>
          <table:table-cell office:value-type="float" office:value="93.805165" calcext:value-type="float">
            <text:p>93.805165</text:p>
          </table:table-cell>
          <table:table-cell office:value-type="float" office:value="-8.526233" calcext:value-type="float">
            <text:p>-8.526233</text:p>
          </table:table-cell>
          <table:table-cell office:value-type="float" office:value="92.051386" calcext:value-type="float">
            <text:p>92.051386</text:p>
          </table:table-cell>
          <table:table-cell office:value-type="float" office:value="-6.610119" calcext:value-type="float">
            <text:p>-6.610119</text:p>
          </table:table-cell>
          <table:table-cell office:value-type="float" office:value="708" calcext:value-type="float">
            <text:p>708</text:p>
          </table:table-cell>
          <table:table-cell office:value-type="float" office:value="92.050891" calcext:value-type="float">
            <text:p>92.050891</text:p>
          </table:table-cell>
          <table:table-cell office:value-type="float" office:value="-6.610206" calcext:value-type="float">
            <text:p>-6.610206</text:p>
          </table:table-cell>
          <table:table-cell office:value-type="float" office:value="86.623148" calcext:value-type="float">
            <text:p>86.623148</text:p>
          </table:table-cell>
          <table:table-cell office:value-type="float" office:value="-11.5813" calcext:value-type="float">
            <text:p>-11.5813</text:p>
          </table:table-cell>
          <table:table-cell office:value-type="float" office:value="93.805165" calcext:value-type="float">
            <text:p>93.805165</text:p>
          </table:table-cell>
          <table:table-cell office:value-type="float" office:value="-8.522681" calcext:value-type="float">
            <text:p>-8.522681</text:p>
          </table:table-cell>
          <table:table-cell office:value-type="float" office:value="92.051387" calcext:value-type="float">
            <text:p>92.051387</text:p>
          </table:table-cell>
          <table:table-cell office:value-type="float" office:value="-6.610119" calcext:value-type="float">
            <text:p>-6.61011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5.331422" calcext:value-type="float">
            <text:p>85.331422</text:p>
          </table:table-cell>
          <table:table-cell office:value-type="float" office:value="-7.099435" calcext:value-type="float">
            <text:p>-7.099435</text:p>
          </table:table-cell>
          <table:table-cell office:value-type="float" office:value="86.642247" calcext:value-type="float">
            <text:p>86.642247</text:p>
          </table:table-cell>
          <table:table-cell office:value-type="float" office:value="-11.871176" calcext:value-type="float">
            <text:p>-11.871176</text:p>
          </table:table-cell>
          <table:table-cell office:value-type="float" office:value="93.229765" calcext:value-type="float">
            <text:p>93.229765</text:p>
          </table:table-cell>
          <table:table-cell office:value-type="float" office:value="-8.42289" calcext:value-type="float">
            <text:p>-8.42289</text:p>
          </table:table-cell>
          <table:table-cell office:value-type="float" office:value="85.331766" calcext:value-type="float">
            <text:p>85.331766</text:p>
          </table:table-cell>
          <table:table-cell office:value-type="float" office:value="-7.09917" calcext:value-type="float">
            <text:p>-7.09917</text:p>
          </table:table-cell>
          <table:table-cell office:value-type="float" office:value="709" calcext:value-type="float">
            <text:p>709</text:p>
          </table:table-cell>
          <table:table-cell office:value-type="float" office:value="85.331423" calcext:value-type="float">
            <text:p>85.331423</text:p>
          </table:table-cell>
          <table:table-cell office:value-type="float" office:value="-7.099435" calcext:value-type="float">
            <text:p>-7.099435</text:p>
          </table:table-cell>
          <table:table-cell office:value-type="float" office:value="86.642247" calcext:value-type="float">
            <text:p>86.642247</text:p>
          </table:table-cell>
          <table:table-cell office:value-type="float" office:value="-11.577572" calcext:value-type="float">
            <text:p>-11.577572</text:p>
          </table:table-cell>
          <table:table-cell office:value-type="float" office:value="93.229766" calcext:value-type="float">
            <text:p>93.229766</text:p>
          </table:table-cell>
          <table:table-cell office:value-type="float" office:value="-8.419587" calcext:value-type="float">
            <text:p>-8.419587</text:p>
          </table:table-cell>
          <table:table-cell office:value-type="float" office:value="85.331767" calcext:value-type="float">
            <text:p>85.331767</text:p>
          </table:table-cell>
          <table:table-cell office:value-type="float" office:value="-7.09917" calcext:value-type="float">
            <text:p>-7.0991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83.322575" calcext:value-type="float">
            <text:p>83.322575</text:p>
          </table:table-cell>
          <table:table-cell office:value-type="float" office:value="-8.982519" calcext:value-type="float">
            <text:p>-8.982519</text:p>
          </table:table-cell>
          <table:table-cell office:value-type="float" office:value="86.662975" calcext:value-type="float">
            <text:p>86.662975</text:p>
          </table:table-cell>
          <table:table-cell office:value-type="float" office:value="-11.862548" calcext:value-type="float">
            <text:p>-11.862548</text:p>
          </table:table-cell>
          <table:table-cell office:value-type="float" office:value="92.555539" calcext:value-type="float">
            <text:p>92.555539</text:p>
          </table:table-cell>
          <table:table-cell office:value-type="float" office:value="-8.45404" calcext:value-type="float">
            <text:p>-8.45404</text:p>
          </table:table-cell>
          <table:table-cell office:value-type="float" office:value="83.32229" calcext:value-type="float">
            <text:p>83.32229</text:p>
          </table:table-cell>
          <table:table-cell office:value-type="float" office:value="-8.982434" calcext:value-type="float">
            <text:p>-8.982434</text:p>
          </table:table-cell>
          <table:table-cell office:value-type="float" office:value="710" calcext:value-type="float">
            <text:p>710</text:p>
          </table:table-cell>
          <table:table-cell office:value-type="float" office:value="83.322576" calcext:value-type="float">
            <text:p>83.322576</text:p>
          </table:table-cell>
          <table:table-cell office:value-type="float" office:value="-8.982519" calcext:value-type="float">
            <text:p>-8.982519</text:p>
          </table:table-cell>
          <table:table-cell office:value-type="float" office:value="86.662976" calcext:value-type="float">
            <text:p>86.662976</text:p>
          </table:table-cell>
          <table:table-cell office:value-type="float" office:value="-11.568944" calcext:value-type="float">
            <text:p>-11.568944</text:p>
          </table:table-cell>
          <table:table-cell office:value-type="float" office:value="92.55554" calcext:value-type="float">
            <text:p>92.55554</text:p>
          </table:table-cell>
          <table:table-cell office:value-type="float" office:value="-8.450968" calcext:value-type="float">
            <text:p>-8.450968</text:p>
          </table:table-cell>
          <table:table-cell office:value-type="float" office:value="83.32229" calcext:value-type="float">
            <text:p>83.32229</text:p>
          </table:table-cell>
          <table:table-cell office:value-type="float" office:value="-8.982434" calcext:value-type="float">
            <text:p>-8.982434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4.482098" calcext:value-type="float">
            <text:p>84.482098</text:p>
          </table:table-cell>
          <table:table-cell office:value-type="float" office:value="-8.328447" calcext:value-type="float">
            <text:p>-8.328447</text:p>
          </table:table-cell>
          <table:table-cell office:value-type="float" office:value="86.681376" calcext:value-type="float">
            <text:p>86.681376</text:p>
          </table:table-cell>
          <table:table-cell office:value-type="float" office:value="-11.853951" calcext:value-type="float">
            <text:p>-11.853951</text:p>
          </table:table-cell>
          <table:table-cell office:value-type="float" office:value="92.007511" calcext:value-type="float">
            <text:p>92.007511</text:p>
          </table:table-cell>
          <table:table-cell office:value-type="float" office:value="-8.437254" calcext:value-type="float">
            <text:p>-8.437254</text:p>
          </table:table-cell>
          <table:table-cell office:value-type="float" office:value="84.481907" calcext:value-type="float">
            <text:p>84.481907</text:p>
          </table:table-cell>
          <table:table-cell office:value-type="float" office:value="-8.3286" calcext:value-type="float">
            <text:p>-8.3286</text:p>
          </table:table-cell>
          <table:table-cell office:value-type="float" office:value="711" calcext:value-type="float">
            <text:p>711</text:p>
          </table:table-cell>
          <table:table-cell office:value-type="float" office:value="84.482099" calcext:value-type="float">
            <text:p>84.482099</text:p>
          </table:table-cell>
          <table:table-cell office:value-type="float" office:value="-8.328447" calcext:value-type="float">
            <text:p>-8.328447</text:p>
          </table:table-cell>
          <table:table-cell office:value-type="float" office:value="86.681376" calcext:value-type="float">
            <text:p>86.681376</text:p>
          </table:table-cell>
          <table:table-cell office:value-type="float" office:value="-11.560348" calcext:value-type="float">
            <text:p>-11.560348</text:p>
          </table:table-cell>
          <table:table-cell office:value-type="float" office:value="92.007511" calcext:value-type="float">
            <text:p>92.007511</text:p>
          </table:table-cell>
          <table:table-cell office:value-type="float" office:value="-8.434397" calcext:value-type="float">
            <text:p>-8.434397</text:p>
          </table:table-cell>
          <table:table-cell office:value-type="float" office:value="84.481907" calcext:value-type="float">
            <text:p>84.481907</text:p>
          </table:table-cell>
          <table:table-cell office:value-type="float" office:value="-8.3286" calcext:value-type="float">
            <text:p>-8.3286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85.634526" calcext:value-type="float">
            <text:p>85.634526</text:p>
          </table:table-cell>
          <table:table-cell office:value-type="float" office:value="-8.09381" calcext:value-type="float">
            <text:p>-8.09381</text:p>
          </table:table-cell>
          <table:table-cell office:value-type="float" office:value="86.693013" calcext:value-type="float">
            <text:p>86.693013</text:p>
          </table:table-cell>
          <table:table-cell office:value-type="float" office:value="-11.85326" calcext:value-type="float">
            <text:p>-11.85326</text:p>
          </table:table-cell>
          <table:table-cell office:value-type="float" office:value="91.572225" calcext:value-type="float">
            <text:p>91.572225</text:p>
          </table:table-cell>
          <table:table-cell office:value-type="float" office:value="-8.41257" calcext:value-type="float">
            <text:p>-8.41257</text:p>
          </table:table-cell>
          <table:table-cell office:value-type="float" office:value="85.634526" calcext:value-type="float">
            <text:p>85.634526</text:p>
          </table:table-cell>
          <table:table-cell office:value-type="float" office:value="-8.093785" calcext:value-type="float">
            <text:p>-8.093785</text:p>
          </table:table-cell>
          <table:table-cell office:value-type="float" office:value="712" calcext:value-type="float">
            <text:p>712</text:p>
          </table:table-cell>
          <table:table-cell office:value-type="float" office:value="85.634527" calcext:value-type="float">
            <text:p>85.634527</text:p>
          </table:table-cell>
          <table:table-cell office:value-type="float" office:value="-8.09381" calcext:value-type="float">
            <text:p>-8.09381</text:p>
          </table:table-cell>
          <table:table-cell office:value-type="float" office:value="86.693013" calcext:value-type="float">
            <text:p>86.693013</text:p>
          </table:table-cell>
          <table:table-cell office:value-type="float" office:value="-11.559656" calcext:value-type="float">
            <text:p>-11.559656</text:p>
          </table:table-cell>
          <table:table-cell office:value-type="float" office:value="91.572225" calcext:value-type="float">
            <text:p>91.572225</text:p>
          </table:table-cell>
          <table:table-cell office:value-type="float" office:value="-8.409913" calcext:value-type="float">
            <text:p>-8.409913</text:p>
          </table:table-cell>
          <table:table-cell office:value-type="float" office:value="85.634527" calcext:value-type="float">
            <text:p>85.634527</text:p>
          </table:table-cell>
          <table:table-cell office:value-type="float" office:value="-8.093785" calcext:value-type="float">
            <text:p>-8.09378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5.620088" calcext:value-type="float">
            <text:p>85.620088</text:p>
          </table:table-cell>
          <table:table-cell office:value-type="float" office:value="-8.747754" calcext:value-type="float">
            <text:p>-8.747754</text:p>
          </table:table-cell>
          <table:table-cell office:value-type="float" office:value="86.702356" calcext:value-type="float">
            <text:p>86.702356</text:p>
          </table:table-cell>
          <table:table-cell office:value-type="float" office:value="-11.859812" calcext:value-type="float">
            <text:p>-11.859812</text:p>
          </table:table-cell>
          <table:table-cell office:value-type="float" office:value="91.164264" calcext:value-type="float">
            <text:p>91.164264</text:p>
          </table:table-cell>
          <table:table-cell office:value-type="float" office:value="-8.442126" calcext:value-type="float">
            <text:p>-8.442126</text:p>
          </table:table-cell>
          <table:table-cell office:value-type="float" office:value="85.620158" calcext:value-type="float">
            <text:p>85.620158</text:p>
          </table:table-cell>
          <table:table-cell office:value-type="float" office:value="-8.747701" calcext:value-type="float">
            <text:p>-8.747701</text:p>
          </table:table-cell>
          <table:table-cell office:value-type="float" office:value="713" calcext:value-type="float">
            <text:p>713</text:p>
          </table:table-cell>
          <table:table-cell office:value-type="float" office:value="85.620089" calcext:value-type="float">
            <text:p>85.620089</text:p>
          </table:table-cell>
          <table:table-cell office:value-type="float" office:value="-8.747754" calcext:value-type="float">
            <text:p>-8.747754</text:p>
          </table:table-cell>
          <table:table-cell office:value-type="float" office:value="86.702356" calcext:value-type="float">
            <text:p>86.702356</text:p>
          </table:table-cell>
          <table:table-cell office:value-type="float" office:value="-11.566208" calcext:value-type="float">
            <text:p>-11.566208</text:p>
          </table:table-cell>
          <table:table-cell office:value-type="float" office:value="91.164264" calcext:value-type="float">
            <text:p>91.164264</text:p>
          </table:table-cell>
          <table:table-cell office:value-type="float" office:value="-8.439655" calcext:value-type="float">
            <text:p>-8.439655</text:p>
          </table:table-cell>
          <table:table-cell office:value-type="float" office:value="85.620159" calcext:value-type="float">
            <text:p>85.620159</text:p>
          </table:table-cell>
          <table:table-cell office:value-type="float" office:value="-8.747701" calcext:value-type="float">
            <text:p>-8.747701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82.343784" calcext:value-type="float">
            <text:p>82.343784</text:p>
          </table:table-cell>
          <table:table-cell office:value-type="float" office:value="-10.792609" calcext:value-type="float">
            <text:p>-10.792609</text:p>
          </table:table-cell>
          <table:table-cell office:value-type="float" office:value="86.715219" calcext:value-type="float">
            <text:p>86.715219</text:p>
          </table:table-cell>
          <table:table-cell office:value-type="float" office:value="-11.870924" calcext:value-type="float">
            <text:p>-11.870924</text:p>
          </table:table-cell>
          <table:table-cell office:value-type="float" office:value="90.558793" calcext:value-type="float">
            <text:p>90.558793</text:p>
          </table:table-cell>
          <table:table-cell office:value-type="float" office:value="-8.616995" calcext:value-type="float">
            <text:p>-8.616995</text:p>
          </table:table-cell>
          <table:table-cell office:value-type="float" office:value="82.343979" calcext:value-type="float">
            <text:p>82.343979</text:p>
          </table:table-cell>
          <table:table-cell office:value-type="float" office:value="-10.792526" calcext:value-type="float">
            <text:p>-10.792526</text:p>
          </table:table-cell>
          <table:table-cell office:value-type="float" office:value="714" calcext:value-type="float">
            <text:p>714</text:p>
          </table:table-cell>
          <table:table-cell office:value-type="float" office:value="82.343784" calcext:value-type="float">
            <text:p>82.343784</text:p>
          </table:table-cell>
          <table:table-cell office:value-type="float" office:value="-10.79261" calcext:value-type="float">
            <text:p>-10.79261</text:p>
          </table:table-cell>
          <table:table-cell office:value-type="float" office:value="86.71522" calcext:value-type="float">
            <text:p>86.71522</text:p>
          </table:table-cell>
          <table:table-cell office:value-type="float" office:value="-11.577321" calcext:value-type="float">
            <text:p>-11.577321</text:p>
          </table:table-cell>
          <table:table-cell office:value-type="float" office:value="90.558794" calcext:value-type="float">
            <text:p>90.558794</text:p>
          </table:table-cell>
          <table:table-cell office:value-type="float" office:value="-8.614696" calcext:value-type="float">
            <text:p>-8.614696</text:p>
          </table:table-cell>
          <table:table-cell office:value-type="float" office:value="82.343979" calcext:value-type="float">
            <text:p>82.343979</text:p>
          </table:table-cell>
          <table:table-cell office:value-type="float" office:value="-10.792527" calcext:value-type="float">
            <text:p>-10.792527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2.199474" calcext:value-type="float">
            <text:p>82.199474</text:p>
          </table:table-cell>
          <table:table-cell office:value-type="float" office:value="-14.645849" calcext:value-type="float">
            <text:p>-14.645849</text:p>
          </table:table-cell>
          <table:table-cell office:value-type="float" office:value="86.725018" calcext:value-type="float">
            <text:p>86.725018</text:p>
          </table:table-cell>
          <table:table-cell office:value-type="float" office:value="-11.886248" calcext:value-type="float">
            <text:p>-11.886248</text:p>
          </table:table-cell>
          <table:table-cell office:value-type="float" office:value="89.982754" calcext:value-type="float">
            <text:p>89.982754</text:p>
          </table:table-cell>
          <table:table-cell office:value-type="float" office:value="-9.053266" calcext:value-type="float">
            <text:p>-9.053266</text:p>
          </table:table-cell>
          <table:table-cell office:value-type="float" office:value="82.199287" calcext:value-type="float">
            <text:p>82.199287</text:p>
          </table:table-cell>
          <table:table-cell office:value-type="float" office:value="-14.645742" calcext:value-type="float">
            <text:p>-14.645742</text:p>
          </table:table-cell>
          <table:table-cell office:value-type="float" office:value="715" calcext:value-type="float">
            <text:p>715</text:p>
          </table:table-cell>
          <table:table-cell office:value-type="float" office:value="82.199474" calcext:value-type="float">
            <text:p>82.199474</text:p>
          </table:table-cell>
          <table:table-cell office:value-type="float" office:value="-14.64585" calcext:value-type="float">
            <text:p>-14.64585</text:p>
          </table:table-cell>
          <table:table-cell office:value-type="float" office:value="86.725019" calcext:value-type="float">
            <text:p>86.725019</text:p>
          </table:table-cell>
          <table:table-cell office:value-type="float" office:value="-11.592645" calcext:value-type="float">
            <text:p>-11.592645</text:p>
          </table:table-cell>
          <table:table-cell office:value-type="float" office:value="89.982755" calcext:value-type="float">
            <text:p>89.982755</text:p>
          </table:table-cell>
          <table:table-cell office:value-type="float" office:value="-9.051128" calcext:value-type="float">
            <text:p>-9.051128</text:p>
          </table:table-cell>
          <table:table-cell office:value-type="float" office:value="82.199287" calcext:value-type="float">
            <text:p>82.199287</text:p>
          </table:table-cell>
          <table:table-cell office:value-type="float" office:value="-14.645742" calcext:value-type="float">
            <text:p>-14.645742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4.755424" calcext:value-type="float">
            <text:p>84.755424</text:p>
          </table:table-cell>
          <table:table-cell office:value-type="float" office:value="-10.921864" calcext:value-type="float">
            <text:p>-10.921864</text:p>
          </table:table-cell>
          <table:table-cell office:value-type="float" office:value="86.732566" calcext:value-type="float">
            <text:p>86.732566</text:p>
          </table:table-cell>
          <table:table-cell office:value-type="float" office:value="-11.894492" calcext:value-type="float">
            <text:p>-11.894492</text:p>
          </table:table-cell>
          <table:table-cell office:value-type="float" office:value="89.62386" calcext:value-type="float">
            <text:p>89.62386</text:p>
          </table:table-cell>
          <table:table-cell office:value-type="float" office:value="-9.191734" calcext:value-type="float">
            <text:p>-9.191734</text:p>
          </table:table-cell>
          <table:table-cell office:value-type="float" office:value="84.755264" calcext:value-type="float">
            <text:p>84.755264</text:p>
          </table:table-cell>
          <table:table-cell office:value-type="float" office:value="-10.922314" calcext:value-type="float">
            <text:p>-10.922314</text:p>
          </table:table-cell>
          <table:table-cell office:value-type="float" office:value="716" calcext:value-type="float">
            <text:p>716</text:p>
          </table:table-cell>
          <table:table-cell office:value-type="float" office:value="84.755425" calcext:value-type="float">
            <text:p>84.755425</text:p>
          </table:table-cell>
          <table:table-cell office:value-type="float" office:value="-10.921865" calcext:value-type="float">
            <text:p>-10.921865</text:p>
          </table:table-cell>
          <table:table-cell office:value-type="float" office:value="86.732567" calcext:value-type="float">
            <text:p>86.732567</text:p>
          </table:table-cell>
          <table:table-cell office:value-type="float" office:value="-11.600888" calcext:value-type="float">
            <text:p>-11.600888</text:p>
          </table:table-cell>
          <table:table-cell office:value-type="float" office:value="89.623861" calcext:value-type="float">
            <text:p>89.623861</text:p>
          </table:table-cell>
          <table:table-cell office:value-type="float" office:value="-9.189746" calcext:value-type="float">
            <text:p>-9.189746</text:p>
          </table:table-cell>
          <table:table-cell office:value-type="float" office:value="84.755264" calcext:value-type="float">
            <text:p>84.755264</text:p>
          </table:table-cell>
          <table:table-cell office:value-type="float" office:value="-10.922314" calcext:value-type="float">
            <text:p>-10.922314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5.889594" calcext:value-type="float">
            <text:p>85.889594</text:p>
          </table:table-cell>
          <table:table-cell office:value-type="float" office:value="-12.365442" calcext:value-type="float">
            <text:p>-12.365442</text:p>
          </table:table-cell>
          <table:table-cell office:value-type="float" office:value="86.743263" calcext:value-type="float">
            <text:p>86.743263</text:p>
          </table:table-cell>
          <table:table-cell office:value-type="float" office:value="-11.894402" calcext:value-type="float">
            <text:p>-11.894402</text:p>
          </table:table-cell>
          <table:table-cell office:value-type="float" office:value="89.37241" calcext:value-type="float">
            <text:p>89.37241</text:p>
          </table:table-cell>
          <table:table-cell office:value-type="float" office:value="-9.41381" calcext:value-type="float">
            <text:p>-9.41381</text:p>
          </table:table-cell>
          <table:table-cell office:value-type="float" office:value="85.889678" calcext:value-type="float">
            <text:p>85.889678</text:p>
          </table:table-cell>
          <table:table-cell office:value-type="float" office:value="-12.365136" calcext:value-type="float">
            <text:p>-12.365136</text:p>
          </table:table-cell>
          <table:table-cell office:value-type="float" office:value="717" calcext:value-type="float">
            <text:p>717</text:p>
          </table:table-cell>
          <table:table-cell office:value-type="float" office:value="85.889595" calcext:value-type="float">
            <text:p>85.889595</text:p>
          </table:table-cell>
          <table:table-cell office:value-type="float" office:value="-12.365442" calcext:value-type="float">
            <text:p>-12.365442</text:p>
          </table:table-cell>
          <table:table-cell office:value-type="float" office:value="86.743263" calcext:value-type="float">
            <text:p>86.743263</text:p>
          </table:table-cell>
          <table:table-cell office:value-type="float" office:value="-11.600798" calcext:value-type="float">
            <text:p>-11.600798</text:p>
          </table:table-cell>
          <table:table-cell office:value-type="float" office:value="89.37241" calcext:value-type="float">
            <text:p>89.37241</text:p>
          </table:table-cell>
          <table:table-cell office:value-type="float" office:value="-9.411961" calcext:value-type="float">
            <text:p>-9.411961</text:p>
          </table:table-cell>
          <table:table-cell office:value-type="float" office:value="85.889679" calcext:value-type="float">
            <text:p>85.889679</text:p>
          </table:table-cell>
          <table:table-cell office:value-type="float" office:value="-12.365136" calcext:value-type="float">
            <text:p>-12.365136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89.543707" calcext:value-type="float">
            <text:p>89.543707</text:p>
          </table:table-cell>
          <table:table-cell office:value-type="float" office:value="-14.178448" calcext:value-type="float">
            <text:p>-14.178448</text:p>
          </table:table-cell>
          <table:table-cell office:value-type="float" office:value="86.75795" calcext:value-type="float">
            <text:p>86.75795</text:p>
          </table:table-cell>
          <table:table-cell office:value-type="float" office:value="-11.898786" calcext:value-type="float">
            <text:p>-11.898786</text:p>
          </table:table-cell>
          <table:table-cell office:value-type="float" office:value="89.398059" calcext:value-type="float">
            <text:p>89.398059</text:p>
          </table:table-cell>
          <table:table-cell office:value-type="float" office:value="-9.751412" calcext:value-type="float">
            <text:p>-9.751412</text:p>
          </table:table-cell>
          <table:table-cell office:value-type="float" office:value="89.543558" calcext:value-type="float">
            <text:p>89.543558</text:p>
          </table:table-cell>
          <table:table-cell office:value-type="float" office:value="-14.178427" calcext:value-type="float">
            <text:p>-14.178427</text:p>
          </table:table-cell>
          <table:table-cell office:value-type="float" office:value="718" calcext:value-type="float">
            <text:p>718</text:p>
          </table:table-cell>
          <table:table-cell office:value-type="float" office:value="89.543707" calcext:value-type="float">
            <text:p>89.543707</text:p>
          </table:table-cell>
          <table:table-cell office:value-type="float" office:value="-14.178449" calcext:value-type="float">
            <text:p>-14.178449</text:p>
          </table:table-cell>
          <table:table-cell office:value-type="float" office:value="86.75795" calcext:value-type="float">
            <text:p>86.75795</text:p>
          </table:table-cell>
          <table:table-cell office:value-type="float" office:value="-11.605183" calcext:value-type="float">
            <text:p>-11.605183</text:p>
          </table:table-cell>
          <table:table-cell office:value-type="float" office:value="89.39806" calcext:value-type="float">
            <text:p>89.39806</text:p>
          </table:table-cell>
          <table:table-cell office:value-type="float" office:value="-9.749693" calcext:value-type="float">
            <text:p>-9.749693</text:p>
          </table:table-cell>
          <table:table-cell office:value-type="float" office:value="89.543559" calcext:value-type="float">
            <text:p>89.543559</text:p>
          </table:table-cell>
          <table:table-cell office:value-type="float" office:value="-14.178427" calcext:value-type="float">
            <text:p>-14.17842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92.435081" calcext:value-type="float">
            <text:p>92.435081</text:p>
          </table:table-cell>
          <table:table-cell office:value-type="float" office:value="-13.756876" calcext:value-type="float">
            <text:p>-13.756876</text:p>
          </table:table-cell>
          <table:table-cell office:value-type="float" office:value="86.771663" calcext:value-type="float">
            <text:p>86.771663</text:p>
          </table:table-cell>
          <table:table-cell office:value-type="float" office:value="-11.89806" calcext:value-type="float">
            <text:p>-11.89806</text:p>
          </table:table-cell>
          <table:table-cell office:value-type="float" office:value="89.623404" calcext:value-type="float">
            <text:p>89.623404</text:p>
          </table:table-cell>
          <table:table-cell office:value-type="float" office:value="-10.031119" calcext:value-type="float">
            <text:p>-10.031119</text:p>
          </table:table-cell>
          <table:table-cell office:value-type="float" office:value="92.435126" calcext:value-type="float">
            <text:p>92.435126</text:p>
          </table:table-cell>
          <table:table-cell office:value-type="float" office:value="-13.757007" calcext:value-type="float">
            <text:p>-13.757007</text:p>
          </table:table-cell>
          <table:table-cell office:value-type="float" office:value="719" calcext:value-type="float">
            <text:p>719</text:p>
          </table:table-cell>
          <table:table-cell office:value-type="float" office:value="92.435081" calcext:value-type="float">
            <text:p>92.435081</text:p>
          </table:table-cell>
          <table:table-cell office:value-type="float" office:value="-13.756876" calcext:value-type="float">
            <text:p>-13.756876</text:p>
          </table:table-cell>
          <table:table-cell office:value-type="float" office:value="86.771664" calcext:value-type="float">
            <text:p>86.771664</text:p>
          </table:table-cell>
          <table:table-cell office:value-type="float" office:value="-11.604456" calcext:value-type="float">
            <text:p>-11.604456</text:p>
          </table:table-cell>
          <table:table-cell office:value-type="float" office:value="89.623405" calcext:value-type="float">
            <text:p>89.623405</text:p>
          </table:table-cell>
          <table:table-cell office:value-type="float" office:value="-10.02952" calcext:value-type="float">
            <text:p>-10.02952</text:p>
          </table:table-cell>
          <table:table-cell office:value-type="float" office:value="92.435126" calcext:value-type="float">
            <text:p>92.435126</text:p>
          </table:table-cell>
          <table:table-cell office:value-type="float" office:value="-13.757007" calcext:value-type="float">
            <text:p>-13.75700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95.404169" calcext:value-type="float">
            <text:p>95.404169</text:p>
          </table:table-cell>
          <table:table-cell office:value-type="float" office:value="-11.263028" calcext:value-type="float">
            <text:p>-11.263028</text:p>
          </table:table-cell>
          <table:table-cell office:value-type="float" office:value="86.783554" calcext:value-type="float">
            <text:p>86.783554</text:p>
          </table:table-cell>
          <table:table-cell office:value-type="float" office:value="-11.895576" calcext:value-type="float">
            <text:p>-11.895576</text:p>
          </table:table-cell>
          <table:table-cell office:value-type="float" office:value="90.039117" calcext:value-type="float">
            <text:p>90.039117</text:p>
          </table:table-cell>
          <table:table-cell office:value-type="float" office:value="-10.115043" calcext:value-type="float">
            <text:p>-10.115043</text:p>
          </table:table-cell>
          <table:table-cell office:value-type="float" office:value="95.404164" calcext:value-type="float">
            <text:p>95.404164</text:p>
          </table:table-cell>
          <table:table-cell office:value-type="float" office:value="-11.263149" calcext:value-type="float">
            <text:p>-11.263149</text:p>
          </table:table-cell>
          <table:table-cell office:value-type="float" office:value="720" calcext:value-type="float">
            <text:p>720</text:p>
          </table:table-cell>
          <table:table-cell office:value-type="float" office:value="95.404169" calcext:value-type="float">
            <text:p>95.404169</text:p>
          </table:table-cell>
          <table:table-cell office:value-type="float" office:value="-11.263028" calcext:value-type="float">
            <text:p>-11.263028</text:p>
          </table:table-cell>
          <table:table-cell office:value-type="float" office:value="86.783555" calcext:value-type="float">
            <text:p>86.783555</text:p>
          </table:table-cell>
          <table:table-cell office:value-type="float" office:value="-11.601973" calcext:value-type="float">
            <text:p>-11.601973</text:p>
          </table:table-cell>
          <table:table-cell office:value-type="float" office:value="90.039117" calcext:value-type="float">
            <text:p>90.039117</text:p>
          </table:table-cell>
          <table:table-cell office:value-type="float" office:value="-10.113556" calcext:value-type="float">
            <text:p>-10.113556</text:p>
          </table:table-cell>
          <table:table-cell office:value-type="float" office:value="95.404165" calcext:value-type="float">
            <text:p>95.404165</text:p>
          </table:table-cell>
          <table:table-cell office:value-type="float" office:value="-11.26315" calcext:value-type="float">
            <text:p>-11.2631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96.199617" calcext:value-type="float">
            <text:p>96.199617</text:p>
          </table:table-cell>
          <table:table-cell office:value-type="float" office:value="-7.52684" calcext:value-type="float">
            <text:p>-7.52684</text:p>
          </table:table-cell>
          <table:table-cell office:value-type="float" office:value="86.793907" calcext:value-type="float">
            <text:p>86.793907</text:p>
          </table:table-cell>
          <table:table-cell office:value-type="float" office:value="-11.889286" calcext:value-type="float">
            <text:p>-11.889286</text:p>
          </table:table-cell>
          <table:table-cell office:value-type="float" office:value="90.47998" calcext:value-type="float">
            <text:p>90.47998</text:p>
          </table:table-cell>
          <table:table-cell office:value-type="float" office:value="-9.928019" calcext:value-type="float">
            <text:p>-9.928019</text:p>
          </table:table-cell>
          <table:table-cell office:value-type="float" office:value="96.199744" calcext:value-type="float">
            <text:p>96.199744</text:p>
          </table:table-cell>
          <table:table-cell office:value-type="float" office:value="-7.526912" calcext:value-type="float">
            <text:p>-7.526912</text:p>
          </table:table-cell>
          <table:table-cell office:value-type="float" office:value="721" calcext:value-type="float">
            <text:p>721</text:p>
          </table:table-cell>
          <table:table-cell office:value-type="float" office:value="96.199618" calcext:value-type="float">
            <text:p>96.199618</text:p>
          </table:table-cell>
          <table:table-cell office:value-type="float" office:value="-7.52684" calcext:value-type="float">
            <text:p>-7.52684</text:p>
          </table:table-cell>
          <table:table-cell office:value-type="float" office:value="86.793908" calcext:value-type="float">
            <text:p>86.793908</text:p>
          </table:table-cell>
          <table:table-cell office:value-type="float" office:value="-11.595683" calcext:value-type="float">
            <text:p>-11.595683</text:p>
          </table:table-cell>
          <table:table-cell office:value-type="float" office:value="90.47998" calcext:value-type="float">
            <text:p>90.47998</text:p>
          </table:table-cell>
          <table:table-cell office:value-type="float" office:value="-9.926636" calcext:value-type="float">
            <text:p>-9.926636</text:p>
          </table:table-cell>
          <table:table-cell office:value-type="float" office:value="96.199744" calcext:value-type="float">
            <text:p>96.199744</text:p>
          </table:table-cell>
          <table:table-cell office:value-type="float" office:value="-7.526913" calcext:value-type="float">
            <text:p>-7.526913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00.107884" calcext:value-type="float">
            <text:p>100.107884</text:p>
          </table:table-cell>
          <table:table-cell office:value-type="float" office:value="-3.452581" calcext:value-type="float">
            <text:p>-3.452581</text:p>
          </table:table-cell>
          <table:table-cell office:value-type="float" office:value="86.802539" calcext:value-type="float">
            <text:p>86.802539</text:p>
          </table:table-cell>
          <table:table-cell office:value-type="float" office:value="-11.881777" calcext:value-type="float">
            <text:p>-11.881777</text:p>
          </table:table-cell>
          <table:table-cell office:value-type="float" office:value="91.161961" calcext:value-type="float">
            <text:p>91.161961</text:p>
          </table:table-cell>
          <table:table-cell office:value-type="float" office:value="-9.467755" calcext:value-type="float">
            <text:p>-9.467755</text:p>
          </table:table-cell>
          <table:table-cell office:value-type="float" office:value="100.107703" calcext:value-type="float">
            <text:p>100.107703</text:p>
          </table:table-cell>
          <table:table-cell office:value-type="float" office:value="-3.452601" calcext:value-type="float">
            <text:p>-3.452601</text:p>
          </table:table-cell>
          <table:table-cell office:value-type="float" office:value="722" calcext:value-type="float">
            <text:p>722</text:p>
          </table:table-cell>
          <table:table-cell office:value-type="float" office:value="100.107885" calcext:value-type="float">
            <text:p>100.107885</text:p>
          </table:table-cell>
          <table:table-cell office:value-type="float" office:value="-3.452582" calcext:value-type="float">
            <text:p>-3.452582</text:p>
          </table:table-cell>
          <table:table-cell office:value-type="float" office:value="86.80254" calcext:value-type="float">
            <text:p>86.80254</text:p>
          </table:table-cell>
          <table:table-cell office:value-type="float" office:value="-11.588173" calcext:value-type="float">
            <text:p>-11.588173</text:p>
          </table:table-cell>
          <table:table-cell office:value-type="float" office:value="91.161962" calcext:value-type="float">
            <text:p>91.161962</text:p>
          </table:table-cell>
          <table:table-cell office:value-type="float" office:value="-9.466469" calcext:value-type="float">
            <text:p>-9.466469</text:p>
          </table:table-cell>
          <table:table-cell office:value-type="float" office:value="100.107704" calcext:value-type="float">
            <text:p>100.107704</text:p>
          </table:table-cell>
          <table:table-cell office:value-type="float" office:value="-3.452601" calcext:value-type="float">
            <text:p>-3.45260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09.701615" calcext:value-type="float">
            <text:p>109.701615</text:p>
          </table:table-cell>
          <table:table-cell office:value-type="float" office:value="-7.927876" calcext:value-type="float">
            <text:p>-7.927876</text:p>
          </table:table-cell>
          <table:table-cell office:value-type="float" office:value="86.809892" calcext:value-type="float">
            <text:p>86.809892</text:p>
          </table:table-cell>
          <table:table-cell office:value-type="float" office:value="-11.872733" calcext:value-type="float">
            <text:p>-11.872733</text:p>
          </table:table-cell>
          <table:table-cell office:value-type="float" office:value="92.466575" calcext:value-type="float">
            <text:p>92.466575</text:p>
          </table:table-cell>
          <table:table-cell office:value-type="float" office:value="-9.351552" calcext:value-type="float">
            <text:p>-9.351552</text:p>
          </table:table-cell>
          <table:table-cell office:value-type="float" office:value="109.701285" calcext:value-type="float">
            <text:p>109.701285</text:p>
          </table:table-cell>
          <table:table-cell office:value-type="float" office:value="-7.92738" calcext:value-type="float">
            <text:p>-7.92738</text:p>
          </table:table-cell>
          <table:table-cell office:value-type="float" office:value="723" calcext:value-type="float">
            <text:p>723</text:p>
          </table:table-cell>
          <table:table-cell office:value-type="float" office:value="109.701616" calcext:value-type="float">
            <text:p>109.701616</text:p>
          </table:table-cell>
          <table:table-cell office:value-type="float" office:value="-7.927877" calcext:value-type="float">
            <text:p>-7.927877</text:p>
          </table:table-cell>
          <table:table-cell office:value-type="float" office:value="86.809893" calcext:value-type="float">
            <text:p>86.809893</text:p>
          </table:table-cell>
          <table:table-cell office:value-type="float" office:value="-11.579129" calcext:value-type="float">
            <text:p>-11.579129</text:p>
          </table:table-cell>
          <table:table-cell office:value-type="float" office:value="92.466576" calcext:value-type="float">
            <text:p>92.466576</text:p>
          </table:table-cell>
          <table:table-cell office:value-type="float" office:value="-9.350356" calcext:value-type="float">
            <text:p>-9.350356</text:p>
          </table:table-cell>
          <table:table-cell office:value-type="float" office:value="109.701286" calcext:value-type="float">
            <text:p>109.701286</text:p>
          </table:table-cell>
          <table:table-cell office:value-type="float" office:value="-7.927381" calcext:value-type="float">
            <text:p>-7.92738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10.576633" calcext:value-type="float">
            <text:p>110.576633</text:p>
          </table:table-cell>
          <table:table-cell office:value-type="float" office:value="-13.958282" calcext:value-type="float">
            <text:p>-13.958282</text:p>
          </table:table-cell>
          <table:table-cell office:value-type="float" office:value="86.815291" calcext:value-type="float">
            <text:p>86.815291</text:p>
          </table:table-cell>
          <table:table-cell office:value-type="float" office:value="-11.863808" calcext:value-type="float">
            <text:p>-11.863808</text:p>
          </table:table-cell>
          <table:table-cell office:value-type="float" office:value="93.7393" calcext:value-type="float">
            <text:p>93.7393</text:p>
          </table:table-cell>
          <table:table-cell office:value-type="float" office:value="-9.665723" calcext:value-type="float">
            <text:p>-9.665723</text:p>
          </table:table-cell>
          <table:table-cell office:value-type="float" office:value="110.577137" calcext:value-type="float">
            <text:p>110.577137</text:p>
          </table:table-cell>
          <table:table-cell office:value-type="float" office:value="-13.958192" calcext:value-type="float">
            <text:p>-13.958192</text:p>
          </table:table-cell>
          <table:table-cell office:value-type="float" office:value="724" calcext:value-type="float">
            <text:p>724</text:p>
          </table:table-cell>
          <table:table-cell office:value-type="float" office:value="110.576633" calcext:value-type="float">
            <text:p>110.576633</text:p>
          </table:table-cell>
          <table:table-cell office:value-type="float" office:value="-13.958282" calcext:value-type="float">
            <text:p>-13.958282</text:p>
          </table:table-cell>
          <table:table-cell office:value-type="float" office:value="86.815291" calcext:value-type="float">
            <text:p>86.815291</text:p>
          </table:table-cell>
          <table:table-cell office:value-type="float" office:value="-11.570204" calcext:value-type="float">
            <text:p>-11.570204</text:p>
          </table:table-cell>
          <table:table-cell office:value-type="float" office:value="93.7393" calcext:value-type="float">
            <text:p>93.7393</text:p>
          </table:table-cell>
          <table:table-cell office:value-type="float" office:value="-9.664611" calcext:value-type="float">
            <text:p>-9.664611</text:p>
          </table:table-cell>
          <table:table-cell office:value-type="float" office:value="110.577137" calcext:value-type="float">
            <text:p>110.577137</text:p>
          </table:table-cell>
          <table:table-cell office:value-type="float" office:value="-13.958192" calcext:value-type="float">
            <text:p>-13.95819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05.836196" calcext:value-type="float">
            <text:p>105.836196</text:p>
          </table:table-cell>
          <table:table-cell office:value-type="float" office:value="-14.371603" calcext:value-type="float">
            <text:p>-14.371603</text:p>
          </table:table-cell>
          <table:table-cell office:value-type="float" office:value="86.817363" calcext:value-type="float">
            <text:p>86.817363</text:p>
          </table:table-cell>
          <table:table-cell office:value-type="float" office:value="-11.857246" calcext:value-type="float">
            <text:p>-11.857246</text:p>
          </table:table-cell>
          <table:table-cell office:value-type="float" office:value="94.588009" calcext:value-type="float">
            <text:p>94.588009</text:p>
          </table:table-cell>
          <table:table-cell office:value-type="float" office:value="-9.989032" calcext:value-type="float">
            <text:p>-9.989032</text:p>
          </table:table-cell>
          <table:table-cell office:value-type="float" office:value="105.836519" calcext:value-type="float">
            <text:p>105.836519</text:p>
          </table:table-cell>
          <table:table-cell office:value-type="float" office:value="-14.371927" calcext:value-type="float">
            <text:p>-14.371927</text:p>
          </table:table-cell>
          <table:table-cell office:value-type="float" office:value="725" calcext:value-type="float">
            <text:p>725</text:p>
          </table:table-cell>
          <table:table-cell office:value-type="float" office:value="105.836196" calcext:value-type="float">
            <text:p>105.836196</text:p>
          </table:table-cell>
          <table:table-cell office:value-type="float" office:value="-14.371603" calcext:value-type="float">
            <text:p>-14.371603</text:p>
          </table:table-cell>
          <table:table-cell office:value-type="float" office:value="86.817363" calcext:value-type="float">
            <text:p>86.817363</text:p>
          </table:table-cell>
          <table:table-cell office:value-type="float" office:value="-11.563642" calcext:value-type="float">
            <text:p>-11.563642</text:p>
          </table:table-cell>
          <table:table-cell office:value-type="float" office:value="94.58801" calcext:value-type="float">
            <text:p>94.58801</text:p>
          </table:table-cell>
          <table:table-cell office:value-type="float" office:value="-9.987998" calcext:value-type="float">
            <text:p>-9.987998</text:p>
          </table:table-cell>
          <table:table-cell office:value-type="float" office:value="105.83652" calcext:value-type="float">
            <text:p>105.83652</text:p>
          </table:table-cell>
          <table:table-cell office:value-type="float" office:value="-14.371927" calcext:value-type="float">
            <text:p>-14.371927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97.765787" calcext:value-type="float">
            <text:p>97.765787</text:p>
          </table:table-cell>
          <table:table-cell office:value-type="float" office:value="-12.985925" calcext:value-type="float">
            <text:p>-12.985925</text:p>
          </table:table-cell>
          <table:table-cell office:value-type="float" office:value="86.815429" calcext:value-type="float">
            <text:p>86.815429</text:p>
          </table:table-cell>
          <table:table-cell office:value-type="float" office:value="-11.854527" calcext:value-type="float">
            <text:p>-11.854527</text:p>
          </table:table-cell>
          <table:table-cell office:value-type="float" office:value="94.808655" calcext:value-type="float">
            <text:p>94.808655</text:p>
          </table:table-cell>
          <table:table-cell office:value-type="float" office:value="-10.196286" calcext:value-type="float">
            <text:p>-10.196286</text:p>
          </table:table-cell>
          <table:table-cell office:value-type="float" office:value="97.765978" calcext:value-type="float">
            <text:p>97.765978</text:p>
          </table:table-cell>
          <table:table-cell office:value-type="float" office:value="-12.986029" calcext:value-type="float">
            <text:p>-12.986029</text:p>
          </table:table-cell>
          <table:table-cell office:value-type="float" office:value="726" calcext:value-type="float">
            <text:p>726</text:p>
          </table:table-cell>
          <table:table-cell office:value-type="float" office:value="97.765788" calcext:value-type="float">
            <text:p>97.765788</text:p>
          </table:table-cell>
          <table:table-cell office:value-type="float" office:value="-12.985926" calcext:value-type="float">
            <text:p>-12.985926</text:p>
          </table:table-cell>
          <table:table-cell office:value-type="float" office:value="86.815429" calcext:value-type="float">
            <text:p>86.815429</text:p>
          </table:table-cell>
          <table:table-cell office:value-type="float" office:value="-11.560923" calcext:value-type="float">
            <text:p>-11.560923</text:p>
          </table:table-cell>
          <table:table-cell office:value-type="float" office:value="94.808656" calcext:value-type="float">
            <text:p>94.808656</text:p>
          </table:table-cell>
          <table:table-cell office:value-type="float" office:value="-10.195324" calcext:value-type="float">
            <text:p>-10.195324</text:p>
          </table:table-cell>
          <table:table-cell office:value-type="float" office:value="97.765979" calcext:value-type="float">
            <text:p>97.765979</text:p>
          </table:table-cell>
          <table:table-cell office:value-type="float" office:value="-12.98603" calcext:value-type="float">
            <text:p>-12.98603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5.702831" calcext:value-type="float">
            <text:p>85.702831</text:p>
          </table:table-cell>
          <table:table-cell office:value-type="float" office:value="-10.065817" calcext:value-type="float">
            <text:p>-10.065817</text:p>
          </table:table-cell>
          <table:table-cell office:value-type="float" office:value="86.809139" calcext:value-type="float">
            <text:p>86.809139</text:p>
          </table:table-cell>
          <table:table-cell office:value-type="float" office:value="-11.853077" calcext:value-type="float">
            <text:p>-11.853077</text:p>
          </table:table-cell>
          <table:table-cell office:value-type="float" office:value="94.165398" calcext:value-type="float">
            <text:p>94.165398</text:p>
          </table:table-cell>
          <table:table-cell office:value-type="float" office:value="-10.185805" calcext:value-type="float">
            <text:p>-10.185805</text:p>
          </table:table-cell>
          <table:table-cell office:value-type="float" office:value="85.703059" calcext:value-type="float">
            <text:p>85.703059</text:p>
          </table:table-cell>
          <table:table-cell office:value-type="float" office:value="-10.065905" calcext:value-type="float">
            <text:p>-10.065905</text:p>
          </table:table-cell>
          <table:table-cell office:value-type="float" office:value="727" calcext:value-type="float">
            <text:p>727</text:p>
          </table:table-cell>
          <table:table-cell office:value-type="float" office:value="85.702831" calcext:value-type="float">
            <text:p>85.702831</text:p>
          </table:table-cell>
          <table:table-cell office:value-type="float" office:value="-10.065818" calcext:value-type="float">
            <text:p>-10.065818</text:p>
          </table:table-cell>
          <table:table-cell office:value-type="float" office:value="86.80914" calcext:value-type="float">
            <text:p>86.80914</text:p>
          </table:table-cell>
          <table:table-cell office:value-type="float" office:value="-11.559473" calcext:value-type="float">
            <text:p>-11.559473</text:p>
          </table:table-cell>
          <table:table-cell office:value-type="float" office:value="94.165399" calcext:value-type="float">
            <text:p>94.165399</text:p>
          </table:table-cell>
          <table:table-cell office:value-type="float" office:value="-10.18491" calcext:value-type="float">
            <text:p>-10.18491</text:p>
          </table:table-cell>
          <table:table-cell office:value-type="float" office:value="85.70306" calcext:value-type="float">
            <text:p>85.70306</text:p>
          </table:table-cell>
          <table:table-cell office:value-type="float" office:value="-10.065906" calcext:value-type="float">
            <text:p>-10.06590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83.665332" calcext:value-type="float">
            <text:p>83.665332</text:p>
          </table:table-cell>
          <table:table-cell office:value-type="float" office:value="-5.072893" calcext:value-type="float">
            <text:p>-5.072893</text:p>
          </table:table-cell>
          <table:table-cell office:value-type="float" office:value="86.798212" calcext:value-type="float">
            <text:p>86.798212</text:p>
          </table:table-cell>
          <table:table-cell office:value-type="float" office:value="-11.845342" calcext:value-type="float">
            <text:p>-11.845342</text:p>
          </table:table-cell>
          <table:table-cell office:value-type="float" office:value="93.420231" calcext:value-type="float">
            <text:p>93.420231</text:p>
          </table:table-cell>
          <table:table-cell office:value-type="float" office:value="-9.820707" calcext:value-type="float">
            <text:p>-9.820707</text:p>
          </table:table-cell>
          <table:table-cell office:value-type="float" office:value="83.66476" calcext:value-type="float">
            <text:p>83.66476</text:p>
          </table:table-cell>
          <table:table-cell office:value-type="float" office:value="-5.073011" calcext:value-type="float">
            <text:p>-5.073011</text:p>
          </table:table-cell>
          <table:table-cell office:value-type="float" office:value="728" calcext:value-type="float">
            <text:p>728</text:p>
          </table:table-cell>
          <table:table-cell office:value-type="float" office:value="83.665333" calcext:value-type="float">
            <text:p>83.665333</text:p>
          </table:table-cell>
          <table:table-cell office:value-type="float" office:value="-5.072894" calcext:value-type="float">
            <text:p>-5.072894</text:p>
          </table:table-cell>
          <table:table-cell office:value-type="float" office:value="86.798212" calcext:value-type="float">
            <text:p>86.798212</text:p>
          </table:table-cell>
          <table:table-cell office:value-type="float" office:value="-11.551738" calcext:value-type="float">
            <text:p>-11.551738</text:p>
          </table:table-cell>
          <table:table-cell office:value-type="float" office:value="93.420231" calcext:value-type="float">
            <text:p>93.420231</text:p>
          </table:table-cell>
          <table:table-cell office:value-type="float" office:value="-9.819875" calcext:value-type="float">
            <text:p>-9.819875</text:p>
          </table:table-cell>
          <table:table-cell office:value-type="float" office:value="83.66476" calcext:value-type="float">
            <text:p>83.66476</text:p>
          </table:table-cell>
          <table:table-cell office:value-type="float" office:value="-5.073012" calcext:value-type="float">
            <text:p>-5.073012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91.353785" calcext:value-type="float">
            <text:p>91.353785</text:p>
          </table:table-cell>
          <table:table-cell office:value-type="float" office:value="5.491086" calcext:value-type="float">
            <text:p>5.491086</text:p>
          </table:table-cell>
          <table:table-cell office:value-type="float" office:value="86.783227" calcext:value-type="float">
            <text:p>86.783227</text:p>
          </table:table-cell>
          <table:table-cell office:value-type="float" office:value="-11.861396" calcext:value-type="float">
            <text:p>-11.861396</text:p>
          </table:table-cell>
          <table:table-cell office:value-type="float" office:value="93.261644" calcext:value-type="float">
            <text:p>93.261644</text:p>
          </table:table-cell>
          <table:table-cell office:value-type="float" office:value="-8.763812" calcext:value-type="float">
            <text:p>-8.763812</text:p>
          </table:table-cell>
          <table:table-cell office:value-type="float" office:value="91.353232" calcext:value-type="float">
            <text:p>91.353232</text:p>
          </table:table-cell>
          <table:table-cell office:value-type="float" office:value="5.490768" calcext:value-type="float">
            <text:p>5.490768</text:p>
          </table:table-cell>
          <table:table-cell office:value-type="float" office:value="729" calcext:value-type="float">
            <text:p>729</text:p>
          </table:table-cell>
          <table:table-cell office:value-type="float" office:value="91.353786" calcext:value-type="float">
            <text:p>91.353786</text:p>
          </table:table-cell>
          <table:table-cell office:value-type="float" office:value="5.491087" calcext:value-type="float">
            <text:p>5.491087</text:p>
          </table:table-cell>
          <table:table-cell office:value-type="float" office:value="86.783228" calcext:value-type="float">
            <text:p>86.783228</text:p>
          </table:table-cell>
          <table:table-cell office:value-type="float" office:value="-11.567793" calcext:value-type="float">
            <text:p>-11.567793</text:p>
          </table:table-cell>
          <table:table-cell office:value-type="float" office:value="93.261645" calcext:value-type="float">
            <text:p>93.261645</text:p>
          </table:table-cell>
          <table:table-cell office:value-type="float" office:value="-8.763039" calcext:value-type="float">
            <text:p>-8.763039</text:p>
          </table:table-cell>
          <table:table-cell office:value-type="float" office:value="91.353232" calcext:value-type="float">
            <text:p>91.353232</text:p>
          </table:table-cell>
          <table:table-cell office:value-type="float" office:value="5.490768" calcext:value-type="float">
            <text:p>5.490768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81.382066" calcext:value-type="float">
            <text:p>81.382066</text:p>
          </table:table-cell>
          <table:table-cell office:value-type="float" office:value="20.088268" calcext:value-type="float">
            <text:p>20.088268</text:p>
          </table:table-cell>
          <table:table-cell office:value-type="float" office:value="86.765488" calcext:value-type="float">
            <text:p>86.765488</text:p>
          </table:table-cell>
          <table:table-cell office:value-type="float" office:value="-11.838202" calcext:value-type="float">
            <text:p>-11.838202</text:p>
          </table:table-cell>
          <table:table-cell office:value-type="float" office:value="92.413577" calcext:value-type="float">
            <text:p>92.413577</text:p>
          </table:table-cell>
          <table:table-cell office:value-type="float" office:value="-6.722596" calcext:value-type="float">
            <text:p>-6.722596</text:p>
          </table:table-cell>
          <table:table-cell office:value-type="float" office:value="81.383067" calcext:value-type="float">
            <text:p>81.383067</text:p>
          </table:table-cell>
          <table:table-cell office:value-type="float" office:value="20.088041" calcext:value-type="float">
            <text:p>20.088041</text:p>
          </table:table-cell>
          <table:table-cell office:value-type="float" office:value="730" calcext:value-type="float">
            <text:p>730</text:p>
          </table:table-cell>
          <table:table-cell office:value-type="float" office:value="81.382067" calcext:value-type="float">
            <text:p>81.382067</text:p>
          </table:table-cell>
          <table:table-cell office:value-type="float" office:value="20.088268" calcext:value-type="float">
            <text:p>20.088268</text:p>
          </table:table-cell>
          <table:table-cell office:value-type="float" office:value="86.765489" calcext:value-type="float">
            <text:p>86.765489</text:p>
          </table:table-cell>
          <table:table-cell office:value-type="float" office:value="-11.544598" calcext:value-type="float">
            <text:p>-11.544598</text:p>
          </table:table-cell>
          <table:table-cell office:value-type="float" office:value="92.413577" calcext:value-type="float">
            <text:p>92.413577</text:p>
          </table:table-cell>
          <table:table-cell office:value-type="float" office:value="-6.721876" calcext:value-type="float">
            <text:p>-6.721876</text:p>
          </table:table-cell>
          <table:table-cell office:value-type="float" office:value="81.383068" calcext:value-type="float">
            <text:p>81.383068</text:p>
          </table:table-cell>
          <table:table-cell office:value-type="float" office:value="20.088042" calcext:value-type="float">
            <text:p>20.08804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7.258472" calcext:value-type="float">
            <text:p>67.258472</text:p>
          </table:table-cell>
          <table:table-cell office:value-type="float" office:value="28.553014" calcext:value-type="float">
            <text:p>28.553014</text:p>
          </table:table-cell>
          <table:table-cell office:value-type="float" office:value="86.747566" calcext:value-type="float">
            <text:p>86.747566</text:p>
          </table:table-cell>
          <table:table-cell office:value-type="float" office:value="-11.815245" calcext:value-type="float">
            <text:p>-11.815245</text:p>
          </table:table-cell>
          <table:table-cell office:value-type="float" office:value="90.636052" calcext:value-type="float">
            <text:p>90.636052</text:p>
          </table:table-cell>
          <table:table-cell office:value-type="float" office:value="-4.231953" calcext:value-type="float">
            <text:p>-4.231953</text:p>
          </table:table-cell>
          <table:table-cell office:value-type="float" office:value="67.258707" calcext:value-type="float">
            <text:p>67.258707</text:p>
          </table:table-cell>
          <table:table-cell office:value-type="float" office:value="28.55336" calcext:value-type="float">
            <text:p>28.55336</text:p>
          </table:table-cell>
          <table:table-cell office:value-type="float" office:value="731" calcext:value-type="float">
            <text:p>731</text:p>
          </table:table-cell>
          <table:table-cell office:value-type="float" office:value="67.258472" calcext:value-type="float">
            <text:p>67.258472</text:p>
          </table:table-cell>
          <table:table-cell office:value-type="float" office:value="28.553014" calcext:value-type="float">
            <text:p>28.553014</text:p>
          </table:table-cell>
          <table:table-cell office:value-type="float" office:value="86.747567" calcext:value-type="float">
            <text:p>86.747567</text:p>
          </table:table-cell>
          <table:table-cell office:value-type="float" office:value="-11.521642" calcext:value-type="float">
            <text:p>-11.521642</text:p>
          </table:table-cell>
          <table:table-cell office:value-type="float" office:value="90.636052" calcext:value-type="float">
            <text:p>90.636052</text:p>
          </table:table-cell>
          <table:table-cell office:value-type="float" office:value="-4.231285" calcext:value-type="float">
            <text:p>-4.231285</text:p>
          </table:table-cell>
          <table:table-cell office:value-type="float" office:value="67.258707" calcext:value-type="float">
            <text:p>67.258707</text:p>
          </table:table-cell>
          <table:table-cell office:value-type="float" office:value="28.553361" calcext:value-type="float">
            <text:p>28.55336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5.567126" calcext:value-type="float">
            <text:p>75.567126</text:p>
          </table:table-cell>
          <table:table-cell office:value-type="float" office:value="25.065651" calcext:value-type="float">
            <text:p>25.065651</text:p>
          </table:table-cell>
          <table:table-cell office:value-type="float" office:value="86.731054" calcext:value-type="float">
            <text:p>86.731054</text:p>
          </table:table-cell>
          <table:table-cell office:value-type="float" office:value="-11.795928" calcext:value-type="float">
            <text:p>-11.795928</text:p>
          </table:table-cell>
          <table:table-cell office:value-type="float" office:value="89.56587" calcext:value-type="float">
            <text:p>89.56587</text:p>
          </table:table-cell>
          <table:table-cell office:value-type="float" office:value="-2.163156" calcext:value-type="float">
            <text:p>-2.163156</text:p>
          </table:table-cell>
          <table:table-cell office:value-type="float" office:value="75.565863" calcext:value-type="float">
            <text:p>75.565863</text:p>
          </table:table-cell>
          <table:table-cell office:value-type="float" office:value="25.066324" calcext:value-type="float">
            <text:p>25.066324</text:p>
          </table:table-cell>
          <table:table-cell office:value-type="float" office:value="732" calcext:value-type="float">
            <text:p>732</text:p>
          </table:table-cell>
          <table:table-cell office:value-type="float" office:value="75.567127" calcext:value-type="float">
            <text:p>75.567127</text:p>
          </table:table-cell>
          <table:table-cell office:value-type="float" office:value="25.065651" calcext:value-type="float">
            <text:p>25.065651</text:p>
          </table:table-cell>
          <table:table-cell office:value-type="float" office:value="86.731054" calcext:value-type="float">
            <text:p>86.731054</text:p>
          </table:table-cell>
          <table:table-cell office:value-type="float" office:value="-11.502325" calcext:value-type="float">
            <text:p>-11.502325</text:p>
          </table:table-cell>
          <table:table-cell office:value-type="float" office:value="89.565871" calcext:value-type="float">
            <text:p>89.565871</text:p>
          </table:table-cell>
          <table:table-cell office:value-type="float" office:value="-2.162534" calcext:value-type="float">
            <text:p>-2.162534</text:p>
          </table:table-cell>
          <table:table-cell office:value-type="float" office:value="75.565863" calcext:value-type="float">
            <text:p>75.565863</text:p>
          </table:table-cell>
          <table:table-cell office:value-type="float" office:value="25.066324" calcext:value-type="float">
            <text:p>25.06632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00.985181" calcext:value-type="float">
            <text:p>100.985181</text:p>
          </table:table-cell>
          <table:table-cell office:value-type="float" office:value="6.807559" calcext:value-type="float">
            <text:p>6.807559</text:p>
          </table:table-cell>
          <table:table-cell office:value-type="float" office:value="86.71907" calcext:value-type="float">
            <text:p>86.71907</text:p>
          </table:table-cell>
          <table:table-cell office:value-type="float" office:value="-11.811515" calcext:value-type="float">
            <text:p>-11.811515</text:p>
          </table:table-cell>
          <table:table-cell office:value-type="float" office:value="90.354077" calcext:value-type="float">
            <text:p>90.354077</text:p>
          </table:table-cell>
          <table:table-cell office:value-type="float" office:value="-1.549701" calcext:value-type="float">
            <text:p>-1.549701</text:p>
          </table:table-cell>
          <table:table-cell office:value-type="float" office:value="100.98422" calcext:value-type="float">
            <text:p>100.98422</text:p>
          </table:table-cell>
          <table:table-cell office:value-type="float" office:value="6.808387" calcext:value-type="float">
            <text:p>6.808387</text:p>
          </table:table-cell>
          <table:table-cell office:value-type="float" office:value="733" calcext:value-type="float">
            <text:p>733</text:p>
          </table:table-cell>
          <table:table-cell office:value-type="float" office:value="100.985181" calcext:value-type="float">
            <text:p>100.985181</text:p>
          </table:table-cell>
          <table:table-cell office:value-type="float" office:value="6.80756" calcext:value-type="float">
            <text:p>6.80756</text:p>
          </table:table-cell>
          <table:table-cell office:value-type="float" office:value="86.719071" calcext:value-type="float">
            <text:p>86.719071</text:p>
          </table:table-cell>
          <table:table-cell office:value-type="float" office:value="-11.517911" calcext:value-type="float">
            <text:p>-11.517911</text:p>
          </table:table-cell>
          <table:table-cell office:value-type="float" office:value="90.354078" calcext:value-type="float">
            <text:p>90.354078</text:p>
          </table:table-cell>
          <table:table-cell office:value-type="float" office:value="-1.549123" calcext:value-type="float">
            <text:p>-1.549123</text:p>
          </table:table-cell>
          <table:table-cell office:value-type="float" office:value="100.984221" calcext:value-type="float">
            <text:p>100.984221</text:p>
          </table:table-cell>
          <table:table-cell office:value-type="float" office:value="6.808387" calcext:value-type="float">
            <text:p>6.80838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19.200921" calcext:value-type="float">
            <text:p>119.200921</text:p>
          </table:table-cell>
          <table:table-cell office:value-type="float" office:value="-3.191257" calcext:value-type="float">
            <text:p>-3.191257</text:p>
          </table:table-cell>
          <table:table-cell office:value-type="float" office:value="86.712345" calcext:value-type="float">
            <text:p>86.712345</text:p>
          </table:table-cell>
          <table:table-cell office:value-type="float" office:value="-11.822433" calcext:value-type="float">
            <text:p>-11.822433</text:p>
          </table:table-cell>
          <table:table-cell office:value-type="float" office:value="92.367101" calcext:value-type="float">
            <text:p>92.367101</text:p>
          </table:table-cell>
          <table:table-cell office:value-type="float" office:value="-1.674765" calcext:value-type="float">
            <text:p>-1.674765</text:p>
          </table:table-cell>
          <table:table-cell office:value-type="float" office:value="119.201325" calcext:value-type="float">
            <text:p>119.201325</text:p>
          </table:table-cell>
          <table:table-cell office:value-type="float" office:value="-3.191718" calcext:value-type="float">
            <text:p>-3.191718</text:p>
          </table:table-cell>
          <table:table-cell office:value-type="float" office:value="734" calcext:value-type="float">
            <text:p>734</text:p>
          </table:table-cell>
          <table:table-cell office:value-type="float" office:value="119.200922" calcext:value-type="float">
            <text:p>119.200922</text:p>
          </table:table-cell>
          <table:table-cell office:value-type="float" office:value="-3.191257" calcext:value-type="float">
            <text:p>-3.191257</text:p>
          </table:table-cell>
          <table:table-cell office:value-type="float" office:value="86.712345" calcext:value-type="float">
            <text:p>86.712345</text:p>
          </table:table-cell>
          <table:table-cell office:value-type="float" office:value="-11.52883" calcext:value-type="float">
            <text:p>-11.52883</text:p>
          </table:table-cell>
          <table:table-cell office:value-type="float" office:value="92.367102" calcext:value-type="float">
            <text:p>92.367102</text:p>
          </table:table-cell>
          <table:table-cell office:value-type="float" office:value="-1.674227" calcext:value-type="float">
            <text:p>-1.674227</text:p>
          </table:table-cell>
          <table:table-cell office:value-type="float" office:value="119.201325" calcext:value-type="float">
            <text:p>119.201325</text:p>
          </table:table-cell>
          <table:table-cell office:value-type="float" office:value="-3.191719" calcext:value-type="float">
            <text:p>-3.19171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7.543009" calcext:value-type="float">
            <text:p>107.543009</text:p>
          </table:table-cell>
          <table:table-cell office:value-type="float" office:value="-2.312344" calcext:value-type="float">
            <text:p>-2.312344</text:p>
          </table:table-cell>
          <table:table-cell office:value-type="float" office:value="86.705014" calcext:value-type="float">
            <text:p>86.705014</text:p>
          </table:table-cell>
          <table:table-cell office:value-type="float" office:value="-11.836795" calcext:value-type="float">
            <text:p>-11.836795</text:p>
          </table:table-cell>
          <table:table-cell office:value-type="float" office:value="93.422598" calcext:value-type="float">
            <text:p>93.422598</text:p>
          </table:table-cell>
          <table:table-cell office:value-type="float" office:value="-1.732751" calcext:value-type="float">
            <text:p>-1.732751</text:p>
          </table:table-cell>
          <table:table-cell office:value-type="float" office:value="107.544675" calcext:value-type="float">
            <text:p>107.544675</text:p>
          </table:table-cell>
          <table:table-cell office:value-type="float" office:value="-2.312952" calcext:value-type="float">
            <text:p>-2.312952</text:p>
          </table:table-cell>
          <table:table-cell office:value-type="float" office:value="735" calcext:value-type="float">
            <text:p>735</text:p>
          </table:table-cell>
          <table:table-cell office:value-type="float" office:value="107.543009" calcext:value-type="float">
            <text:p>107.543009</text:p>
          </table:table-cell>
          <table:table-cell office:value-type="float" office:value="-2.312345" calcext:value-type="float">
            <text:p>-2.312345</text:p>
          </table:table-cell>
          <table:table-cell office:value-type="float" office:value="86.705015" calcext:value-type="float">
            <text:p>86.705015</text:p>
          </table:table-cell>
          <table:table-cell office:value-type="float" office:value="-11.543191" calcext:value-type="float">
            <text:p>-11.543191</text:p>
          </table:table-cell>
          <table:table-cell office:value-type="float" office:value="93.422598" calcext:value-type="float">
            <text:p>93.422598</text:p>
          </table:table-cell>
          <table:table-cell office:value-type="float" office:value="-1.732251" calcext:value-type="float">
            <text:p>-1.732251</text:p>
          </table:table-cell>
          <table:table-cell office:value-type="float" office:value="107.544676" calcext:value-type="float">
            <text:p>107.544676</text:p>
          </table:table-cell>
          <table:table-cell office:value-type="float" office:value="-2.312952" calcext:value-type="float">
            <text:p>-2.31295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89.216761" calcext:value-type="float">
            <text:p>89.216761</text:p>
          </table:table-cell>
          <table:table-cell office:value-type="float" office:value="-4.629247" calcext:value-type="float">
            <text:p>-4.629247</text:p>
          </table:table-cell>
          <table:table-cell office:value-type="float" office:value="86.699321" calcext:value-type="float">
            <text:p>86.699321</text:p>
          </table:table-cell>
          <table:table-cell office:value-type="float" office:value="-11.823733" calcext:value-type="float">
            <text:p>-11.823733</text:p>
          </table:table-cell>
          <table:table-cell office:value-type="float" office:value="93.122894" calcext:value-type="float">
            <text:p>93.122894</text:p>
          </table:table-cell>
          <table:table-cell office:value-type="float" office:value="-1.923359" calcext:value-type="float">
            <text:p>-1.923359</text:p>
          </table:table-cell>
          <table:table-cell office:value-type="float" office:value="89.217132" calcext:value-type="float">
            <text:p>89.217132</text:p>
          </table:table-cell>
          <table:table-cell office:value-type="float" office:value="-4.629067" calcext:value-type="float">
            <text:p>-4.629067</text:p>
          </table:table-cell>
          <table:table-cell office:value-type="float" office:value="736" calcext:value-type="float">
            <text:p>736</text:p>
          </table:table-cell>
          <table:table-cell office:value-type="float" office:value="89.216761" calcext:value-type="float">
            <text:p>89.216761</text:p>
          </table:table-cell>
          <table:table-cell office:value-type="float" office:value="-4.629247" calcext:value-type="float">
            <text:p>-4.629247</text:p>
          </table:table-cell>
          <table:table-cell office:value-type="float" office:value="86.699321" calcext:value-type="float">
            <text:p>86.699321</text:p>
          </table:table-cell>
          <table:table-cell office:value-type="float" office:value="-11.53013" calcext:value-type="float">
            <text:p>-11.53013</text:p>
          </table:table-cell>
          <table:table-cell office:value-type="float" office:value="93.122895" calcext:value-type="float">
            <text:p>93.122895</text:p>
          </table:table-cell>
          <table:table-cell office:value-type="float" office:value="-1.922894" calcext:value-type="float">
            <text:p>-1.922894</text:p>
          </table:table-cell>
          <table:table-cell office:value-type="float" office:value="89.217132" calcext:value-type="float">
            <text:p>89.217132</text:p>
          </table:table-cell>
          <table:table-cell office:value-type="float" office:value="-4.629068" calcext:value-type="float">
            <text:p>-4.62906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9.256393" calcext:value-type="float">
            <text:p>89.256393</text:p>
          </table:table-cell>
          <table:table-cell office:value-type="float" office:value="-6.651026" calcext:value-type="float">
            <text:p>-6.651026</text:p>
          </table:table-cell>
          <table:table-cell office:value-type="float" office:value="86.696456" calcext:value-type="float">
            <text:p>86.696456</text:p>
          </table:table-cell>
          <table:table-cell office:value-type="float" office:value="-11.81697" calcext:value-type="float">
            <text:p>-11.81697</text:p>
          </table:table-cell>
          <table:table-cell office:value-type="float" office:value="92.849575" calcext:value-type="float">
            <text:p>92.849575</text:p>
          </table:table-cell>
          <table:table-cell office:value-type="float" office:value="-2.248006" calcext:value-type="float">
            <text:p>-2.248006</text:p>
          </table:table-cell>
          <table:table-cell office:value-type="float" office:value="89.255375" calcext:value-type="float">
            <text:p>89.255375</text:p>
          </table:table-cell>
          <table:table-cell office:value-type="float" office:value="-6.651043" calcext:value-type="float">
            <text:p>-6.651043</text:p>
          </table:table-cell>
          <table:table-cell office:value-type="float" office:value="737" calcext:value-type="float">
            <text:p>737</text:p>
          </table:table-cell>
          <table:table-cell office:value-type="float" office:value="89.256393" calcext:value-type="float">
            <text:p>89.256393</text:p>
          </table:table-cell>
          <table:table-cell office:value-type="float" office:value="-6.651027" calcext:value-type="float">
            <text:p>-6.651027</text:p>
          </table:table-cell>
          <table:table-cell office:value-type="float" office:value="86.696457" calcext:value-type="float">
            <text:p>86.696457</text:p>
          </table:table-cell>
          <table:table-cell office:value-type="float" office:value="-11.523366" calcext:value-type="float">
            <text:p>-11.523366</text:p>
          </table:table-cell>
          <table:table-cell office:value-type="float" office:value="92.849576" calcext:value-type="float">
            <text:p>92.849576</text:p>
          </table:table-cell>
          <table:table-cell office:value-type="float" office:value="-2.247573" calcext:value-type="float">
            <text:p>-2.247573</text:p>
          </table:table-cell>
          <table:table-cell office:value-type="float" office:value="89.255375" calcext:value-type="float">
            <text:p>89.255375</text:p>
          </table:table-cell>
          <table:table-cell office:value-type="float" office:value="-6.651044" calcext:value-type="float">
            <text:p>-6.651044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85.399947" calcext:value-type="float">
            <text:p>85.399947</text:p>
          </table:table-cell>
          <table:table-cell office:value-type="float" office:value="-10.068133" calcext:value-type="float">
            <text:p>-10.068133</text:p>
          </table:table-cell>
          <table:table-cell office:value-type="float" office:value="86.692477" calcext:value-type="float">
            <text:p>86.692477</text:p>
          </table:table-cell>
          <table:table-cell office:value-type="float" office:value="-11.806647" calcext:value-type="float">
            <text:p>-11.806647</text:p>
          </table:table-cell>
          <table:table-cell office:value-type="float" office:value="92.3244" calcext:value-type="float">
            <text:p>92.3244</text:p>
          </table:table-cell>
          <table:table-cell office:value-type="float" office:value="-2.785814" calcext:value-type="float">
            <text:p>-2.785814</text:p>
          </table:table-cell>
          <table:table-cell office:value-type="float" office:value="85.400162" calcext:value-type="float">
            <text:p>85.400162</text:p>
          </table:table-cell>
          <table:table-cell office:value-type="float" office:value="-10.068055" calcext:value-type="float">
            <text:p>-10.068055</text:p>
          </table:table-cell>
          <table:table-cell office:value-type="float" office:value="738" calcext:value-type="float">
            <text:p>738</text:p>
          </table:table-cell>
          <table:table-cell office:value-type="float" office:value="85.399947" calcext:value-type="float">
            <text:p>85.399947</text:p>
          </table:table-cell>
          <table:table-cell office:value-type="float" office:value="-10.068133" calcext:value-type="float">
            <text:p>-10.068133</text:p>
          </table:table-cell>
          <table:table-cell office:value-type="float" office:value="86.692477" calcext:value-type="float">
            <text:p>86.692477</text:p>
          </table:table-cell>
          <table:table-cell office:value-type="float" office:value="-11.513044" calcext:value-type="float">
            <text:p>-11.513044</text:p>
          </table:table-cell>
          <table:table-cell office:value-type="float" office:value="92.324401" calcext:value-type="float">
            <text:p>92.324401</text:p>
          </table:table-cell>
          <table:table-cell office:value-type="float" office:value="-2.785412" calcext:value-type="float">
            <text:p>-2.785412</text:p>
          </table:table-cell>
          <table:table-cell office:value-type="float" office:value="85.400162" calcext:value-type="float">
            <text:p>85.400162</text:p>
          </table:table-cell>
          <table:table-cell office:value-type="float" office:value="-10.068056" calcext:value-type="float">
            <text:p>-10.068056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5.995684" calcext:value-type="float">
            <text:p>85.995684</text:p>
          </table:table-cell>
          <table:table-cell office:value-type="float" office:value="-6.893307" calcext:value-type="float">
            <text:p>-6.893307</text:p>
          </table:table-cell>
          <table:table-cell office:value-type="float" office:value="86.684986" calcext:value-type="float">
            <text:p>86.684986</text:p>
          </table:table-cell>
          <table:table-cell office:value-type="float" office:value="-11.792403" calcext:value-type="float">
            <text:p>-11.792403</text:p>
          </table:table-cell>
          <table:table-cell office:value-type="float" office:value="91.874424" calcext:value-type="float">
            <text:p>91.874424</text:p>
          </table:table-cell>
          <table:table-cell office:value-type="float" office:value="-3.060092" calcext:value-type="float">
            <text:p>-3.060092</text:p>
          </table:table-cell>
          <table:table-cell office:value-type="float" office:value="85.995438" calcext:value-type="float">
            <text:p>85.995438</text:p>
          </table:table-cell>
          <table:table-cell office:value-type="float" office:value="-6.893669" calcext:value-type="float">
            <text:p>-6.893669</text:p>
          </table:table-cell>
          <table:table-cell office:value-type="float" office:value="739" calcext:value-type="float">
            <text:p>739</text:p>
          </table:table-cell>
          <table:table-cell office:value-type="float" office:value="85.995684" calcext:value-type="float">
            <text:p>85.995684</text:p>
          </table:table-cell>
          <table:table-cell office:value-type="float" office:value="-6.893307" calcext:value-type="float">
            <text:p>-6.893307</text:p>
          </table:table-cell>
          <table:table-cell office:value-type="float" office:value="86.684987" calcext:value-type="float">
            <text:p>86.684987</text:p>
          </table:table-cell>
          <table:table-cell office:value-type="float" office:value="-11.4988" calcext:value-type="float">
            <text:p>-11.4988</text:p>
          </table:table-cell>
          <table:table-cell office:value-type="float" office:value="91.874425" calcext:value-type="float">
            <text:p>91.874425</text:p>
          </table:table-cell>
          <table:table-cell office:value-type="float" office:value="-3.059718" calcext:value-type="float">
            <text:p>-3.059718</text:p>
          </table:table-cell>
          <table:table-cell office:value-type="float" office:value="85.995439" calcext:value-type="float">
            <text:p>85.995439</text:p>
          </table:table-cell>
          <table:table-cell office:value-type="float" office:value="-6.89367" calcext:value-type="float">
            <text:p>-6.8936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89.110609" calcext:value-type="float">
            <text:p>89.110609</text:p>
          </table:table-cell>
          <table:table-cell office:value-type="float" office:value="0.351511" calcext:value-type="float">
            <text:p>0.351511</text:p>
          </table:table-cell>
          <table:table-cell office:value-type="float" office:value="86.6765" calcext:value-type="float">
            <text:p>86.6765</text:p>
          </table:table-cell>
          <table:table-cell office:value-type="float" office:value="-11.785671" calcext:value-type="float">
            <text:p>-11.785671</text:p>
          </table:table-cell>
          <table:table-cell office:value-type="float" office:value="91.673065" calcext:value-type="float">
            <text:p>91.673065</text:p>
          </table:table-cell>
          <table:table-cell office:value-type="float" office:value="-2.815019" calcext:value-type="float">
            <text:p>-2.815019</text:p>
          </table:table-cell>
          <table:table-cell office:value-type="float" office:value="89.110471" calcext:value-type="float">
            <text:p>89.110471</text:p>
          </table:table-cell>
          <table:table-cell office:value-type="float" office:value="0.351288" calcext:value-type="float">
            <text:p>0.351288</text:p>
          </table:table-cell>
          <table:table-cell office:value-type="float" office:value="740" calcext:value-type="float">
            <text:p>740</text:p>
          </table:table-cell>
          <table:table-cell office:value-type="float" office:value="89.11061" calcext:value-type="float">
            <text:p>89.11061</text:p>
          </table:table-cell>
          <table:table-cell office:value-type="float" office:value="0.351512" calcext:value-type="float">
            <text:p>0.351512</text:p>
          </table:table-cell>
          <table:table-cell office:value-type="float" office:value="86.676501" calcext:value-type="float">
            <text:p>86.676501</text:p>
          </table:table-cell>
          <table:table-cell office:value-type="float" office:value="-11.492068" calcext:value-type="float">
            <text:p>-11.492068</text:p>
          </table:table-cell>
          <table:table-cell office:value-type="float" office:value="91.673065" calcext:value-type="float">
            <text:p>91.673065</text:p>
          </table:table-cell>
          <table:table-cell office:value-type="float" office:value="-2.814671" calcext:value-type="float">
            <text:p>-2.814671</text:p>
          </table:table-cell>
          <table:table-cell office:value-type="float" office:value="89.110471" calcext:value-type="float">
            <text:p>89.110471</text:p>
          </table:table-cell>
          <table:table-cell office:value-type="float" office:value="0.351288" calcext:value-type="float">
            <text:p>0.35128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92.832048" calcext:value-type="float">
            <text:p>92.832048</text:p>
          </table:table-cell>
          <table:table-cell office:value-type="float" office:value="9.238764" calcext:value-type="float">
            <text:p>9.238764</text:p>
          </table:table-cell>
          <table:table-cell office:value-type="float" office:value="86.671805" calcext:value-type="float">
            <text:p>86.671805</text:p>
          </table:table-cell>
          <table:table-cell office:value-type="float" office:value="-11.786282" calcext:value-type="float">
            <text:p>-11.786282</text:p>
          </table:table-cell>
          <table:table-cell office:value-type="float" office:value="91.749827" calcext:value-type="float">
            <text:p>91.749827</text:p>
          </table:table-cell>
          <table:table-cell office:value-type="float" office:value="-1.971822" calcext:value-type="float">
            <text:p>-1.971822</text:p>
          </table:table-cell>
          <table:table-cell office:value-type="float" office:value="92.832015" calcext:value-type="float">
            <text:p>92.832015</text:p>
          </table:table-cell>
          <table:table-cell office:value-type="float" office:value="9.238674" calcext:value-type="float">
            <text:p>9.238674</text:p>
          </table:table-cell>
          <table:table-cell office:value-type="float" office:value="741" calcext:value-type="float">
            <text:p>741</text:p>
          </table:table-cell>
          <table:table-cell office:value-type="float" office:value="92.832049" calcext:value-type="float">
            <text:p>92.832049</text:p>
          </table:table-cell>
          <table:table-cell office:value-type="float" office:value="9.238764" calcext:value-type="float">
            <text:p>9.238764</text:p>
          </table:table-cell>
          <table:table-cell office:value-type="float" office:value="86.671805" calcext:value-type="float">
            <text:p>86.671805</text:p>
          </table:table-cell>
          <table:table-cell office:value-type="float" office:value="-11.492678" calcext:value-type="float">
            <text:p>-11.492678</text:p>
          </table:table-cell>
          <table:table-cell office:value-type="float" office:value="91.749827" calcext:value-type="float">
            <text:p>91.749827</text:p>
          </table:table-cell>
          <table:table-cell office:value-type="float" office:value="-1.971499" calcext:value-type="float">
            <text:p>-1.971499</text:p>
          </table:table-cell>
          <table:table-cell office:value-type="float" office:value="92.832016" calcext:value-type="float">
            <text:p>92.832016</text:p>
          </table:table-cell>
          <table:table-cell office:value-type="float" office:value="9.238674" calcext:value-type="float">
            <text:p>9.238674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97.076075" calcext:value-type="float">
            <text:p>97.076075</text:p>
          </table:table-cell>
          <table:table-cell office:value-type="float" office:value="17.238433" calcext:value-type="float">
            <text:p>17.238433</text:p>
          </table:table-cell>
          <table:table-cell office:value-type="float" office:value="86.665588" calcext:value-type="float">
            <text:p>86.665588</text:p>
          </table:table-cell>
          <table:table-cell office:value-type="float" office:value="-11.799312" calcext:value-type="float">
            <text:p>-11.799312</text:p>
          </table:table-cell>
          <table:table-cell office:value-type="float" office:value="92.116883" calcext:value-type="float">
            <text:p>92.116883</text:p>
          </table:table-cell>
          <table:table-cell office:value-type="float" office:value="-0.639222" calcext:value-type="float">
            <text:p>-0.639222</text:p>
          </table:table-cell>
          <table:table-cell office:value-type="float" office:value="97.076046" calcext:value-type="float">
            <text:p>97.076046</text:p>
          </table:table-cell>
          <table:table-cell office:value-type="float" office:value="17.23848" calcext:value-type="float">
            <text:p>17.23848</text:p>
          </table:table-cell>
          <table:table-cell office:value-type="float" office:value="742" calcext:value-type="float">
            <text:p>742</text:p>
          </table:table-cell>
          <table:table-cell office:value-type="float" office:value="97.076075" calcext:value-type="float">
            <text:p>97.076075</text:p>
          </table:table-cell>
          <table:table-cell office:value-type="float" office:value="17.238433" calcext:value-type="float">
            <text:p>17.238433</text:p>
          </table:table-cell>
          <table:table-cell office:value-type="float" office:value="86.665588" calcext:value-type="float">
            <text:p>86.665588</text:p>
          </table:table-cell>
          <table:table-cell office:value-type="float" office:value="-11.505708" calcext:value-type="float">
            <text:p>-11.505708</text:p>
          </table:table-cell>
          <table:table-cell office:value-type="float" office:value="92.116883" calcext:value-type="float">
            <text:p>92.116883</text:p>
          </table:table-cell>
          <table:table-cell office:value-type="float" office:value="-0.638921" calcext:value-type="float">
            <text:p>-0.638921</text:p>
          </table:table-cell>
          <table:table-cell office:value-type="float" office:value="97.076047" calcext:value-type="float">
            <text:p>97.076047</text:p>
          </table:table-cell>
          <table:table-cell office:value-type="float" office:value="17.238481" calcext:value-type="float">
            <text:p>17.23848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02.628248" calcext:value-type="float">
            <text:p>102.628248</text:p>
          </table:table-cell>
          <table:table-cell office:value-type="float" office:value="21.279705" calcext:value-type="float">
            <text:p>21.279705</text:p>
          </table:table-cell>
          <table:table-cell office:value-type="float" office:value="86.658758" calcext:value-type="float">
            <text:p>86.658758</text:p>
          </table:table-cell>
          <table:table-cell office:value-type="float" office:value="-11.826735" calcext:value-type="float">
            <text:p>-11.826735</text:p>
          </table:table-cell>
          <table:table-cell office:value-type="float" office:value="92.846327" calcext:value-type="float">
            <text:p>92.846327</text:p>
          </table:table-cell>
          <table:table-cell office:value-type="float" office:value="0.869598" calcext:value-type="float">
            <text:p>0.869598</text:p>
          </table:table-cell>
          <table:table-cell office:value-type="float" office:value="102.628177" calcext:value-type="float">
            <text:p>102.628177</text:p>
          </table:table-cell>
          <table:table-cell office:value-type="float" office:value="21.27992" calcext:value-type="float">
            <text:p>21.27992</text:p>
          </table:table-cell>
          <table:table-cell office:value-type="float" office:value="743" calcext:value-type="float">
            <text:p>743</text:p>
          </table:table-cell>
          <table:table-cell office:value-type="float" office:value="102.628249" calcext:value-type="float">
            <text:p>102.628249</text:p>
          </table:table-cell>
          <table:table-cell office:value-type="float" office:value="21.279706" calcext:value-type="float">
            <text:p>21.279706</text:p>
          </table:table-cell>
          <table:table-cell office:value-type="float" office:value="86.658759" calcext:value-type="float">
            <text:p>86.658759</text:p>
          </table:table-cell>
          <table:table-cell office:value-type="float" office:value="-11.533132" calcext:value-type="float">
            <text:p>-11.533132</text:p>
          </table:table-cell>
          <table:table-cell office:value-type="float" office:value="92.846327" calcext:value-type="float">
            <text:p>92.846327</text:p>
          </table:table-cell>
          <table:table-cell office:value-type="float" office:value="0.869879" calcext:value-type="float">
            <text:p>0.869879</text:p>
          </table:table-cell>
          <table:table-cell office:value-type="float" office:value="102.628177" calcext:value-type="float">
            <text:p>102.628177</text:p>
          </table:table-cell>
          <table:table-cell office:value-type="float" office:value="21.27992" calcext:value-type="float">
            <text:p>21.2799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08.382943" calcext:value-type="float">
            <text:p>108.382943</text:p>
          </table:table-cell>
          <table:table-cell office:value-type="float" office:value="22.1868" calcext:value-type="float">
            <text:p>22.1868</text:p>
          </table:table-cell>
          <table:table-cell office:value-type="float" office:value="86.654515" calcext:value-type="float">
            <text:p>86.654515</text:p>
          </table:table-cell>
          <table:table-cell office:value-type="float" office:value="-11.857417" calcext:value-type="float">
            <text:p>-11.857417</text:p>
          </table:table-cell>
          <table:table-cell office:value-type="float" office:value="93.929943" calcext:value-type="float">
            <text:p>93.929943</text:p>
          </table:table-cell>
          <table:table-cell office:value-type="float" office:value="2.333269" calcext:value-type="float">
            <text:p>2.333269</text:p>
          </table:table-cell>
          <table:table-cell office:value-type="float" office:value="108.382932" calcext:value-type="float">
            <text:p>108.382932</text:p>
          </table:table-cell>
          <table:table-cell office:value-type="float" office:value="22.18697" calcext:value-type="float">
            <text:p>22.18697</text:p>
          </table:table-cell>
          <table:table-cell office:value-type="float" office:value="744" calcext:value-type="float">
            <text:p>744</text:p>
          </table:table-cell>
          <table:table-cell office:value-type="float" office:value="108.382944" calcext:value-type="float">
            <text:p>108.382944</text:p>
          </table:table-cell>
          <table:table-cell office:value-type="float" office:value="22.186801" calcext:value-type="float">
            <text:p>22.186801</text:p>
          </table:table-cell>
          <table:table-cell office:value-type="float" office:value="86.654515" calcext:value-type="float">
            <text:p>86.654515</text:p>
          </table:table-cell>
          <table:table-cell office:value-type="float" office:value="-11.563813" calcext:value-type="float">
            <text:p>-11.563813</text:p>
          </table:table-cell>
          <table:table-cell office:value-type="float" office:value="93.929944" calcext:value-type="float">
            <text:p>93.929944</text:p>
          </table:table-cell>
          <table:table-cell office:value-type="float" office:value="2.33353" calcext:value-type="float">
            <text:p>2.33353</text:p>
          </table:table-cell>
          <table:table-cell office:value-type="float" office:value="108.382933" calcext:value-type="float">
            <text:p>108.382933</text:p>
          </table:table-cell>
          <table:table-cell office:value-type="float" office:value="22.18697" calcext:value-type="float">
            <text:p>22.1869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08.852879" calcext:value-type="float">
            <text:p>108.852879</text:p>
          </table:table-cell>
          <table:table-cell office:value-type="float" office:value="19.263021" calcext:value-type="float">
            <text:p>19.263021</text:p>
          </table:table-cell>
          <table:table-cell office:value-type="float" office:value="86.649628" calcext:value-type="float">
            <text:p>86.649628</text:p>
          </table:table-cell>
          <table:table-cell office:value-type="float" office:value="-11.879728" calcext:value-type="float">
            <text:p>-11.879728</text:p>
          </table:table-cell>
          <table:table-cell office:value-type="float" office:value="94.970005" calcext:value-type="float">
            <text:p>94.970005</text:p>
          </table:table-cell>
          <table:table-cell office:value-type="float" office:value="3.497602" calcext:value-type="float">
            <text:p>3.497602</text:p>
          </table:table-cell>
          <table:table-cell office:value-type="float" office:value="108.853165" calcext:value-type="float">
            <text:p>108.853165</text:p>
          </table:table-cell>
          <table:table-cell office:value-type="float" office:value="19.263228" calcext:value-type="float">
            <text:p>19.263228</text:p>
          </table:table-cell>
          <table:table-cell office:value-type="float" office:value="745" calcext:value-type="float">
            <text:p>745</text:p>
          </table:table-cell>
          <table:table-cell office:value-type="float" office:value="108.85288" calcext:value-type="float">
            <text:p>108.85288</text:p>
          </table:table-cell>
          <table:table-cell office:value-type="float" office:value="19.263022" calcext:value-type="float">
            <text:p>19.263022</text:p>
          </table:table-cell>
          <table:table-cell office:value-type="float" office:value="86.649629" calcext:value-type="float">
            <text:p>86.649629</text:p>
          </table:table-cell>
          <table:table-cell office:value-type="float" office:value="-11.586125" calcext:value-type="float">
            <text:p>-11.586125</text:p>
          </table:table-cell>
          <table:table-cell office:value-type="float" office:value="94.970005" calcext:value-type="float">
            <text:p>94.970005</text:p>
          </table:table-cell>
          <table:table-cell office:value-type="float" office:value="3.497844" calcext:value-type="float">
            <text:p>3.497844</text:p>
          </table:table-cell>
          <table:table-cell office:value-type="float" office:value="108.853165" calcext:value-type="float">
            <text:p>108.853165</text:p>
          </table:table-cell>
          <table:table-cell office:value-type="float" office:value="19.263229" calcext:value-type="float">
            <text:p>19.263229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07.505812" calcext:value-type="float">
            <text:p>107.505812</text:p>
          </table:table-cell>
          <table:table-cell office:value-type="float" office:value="10.218773" calcext:value-type="float">
            <text:p>10.218773</text:p>
          </table:table-cell>
          <table:table-cell office:value-type="float" office:value="86.643057" calcext:value-type="float">
            <text:p>86.643057</text:p>
          </table:table-cell>
          <table:table-cell office:value-type="float" office:value="-11.890161" calcext:value-type="float">
            <text:p>-11.890161</text:p>
          </table:table-cell>
          <table:table-cell office:value-type="float" office:value="95.8414" calcext:value-type="float">
            <text:p>95.8414</text:p>
          </table:table-cell>
          <table:table-cell office:value-type="float" office:value="3.958381" calcext:value-type="float">
            <text:p>3.958381</text:p>
          </table:table-cell>
          <table:table-cell office:value-type="float" office:value="107.50591" calcext:value-type="float">
            <text:p>107.50591</text:p>
          </table:table-cell>
          <table:table-cell office:value-type="float" office:value="10.219103" calcext:value-type="float">
            <text:p>10.219103</text:p>
          </table:table-cell>
          <table:table-cell office:value-type="float" office:value="746" calcext:value-type="float">
            <text:p>746</text:p>
          </table:table-cell>
          <table:table-cell office:value-type="float" office:value="107.505813" calcext:value-type="float">
            <text:p>107.505813</text:p>
          </table:table-cell>
          <table:table-cell office:value-type="float" office:value="10.218773" calcext:value-type="float">
            <text:p>10.218773</text:p>
          </table:table-cell>
          <table:table-cell office:value-type="float" office:value="86.643058" calcext:value-type="float">
            <text:p>86.643058</text:p>
          </table:table-cell>
          <table:table-cell office:value-type="float" office:value="-11.596558" calcext:value-type="float">
            <text:p>-11.596558</text:p>
          </table:table-cell>
          <table:table-cell office:value-type="float" office:value="95.841401" calcext:value-type="float">
            <text:p>95.841401</text:p>
          </table:table-cell>
          <table:table-cell office:value-type="float" office:value="3.958607" calcext:value-type="float">
            <text:p>3.958607</text:p>
          </table:table-cell>
          <table:table-cell office:value-type="float" office:value="107.50591" calcext:value-type="float">
            <text:p>107.50591</text:p>
          </table:table-cell>
          <table:table-cell office:value-type="float" office:value="10.219103" calcext:value-type="float">
            <text:p>10.21910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12.731379" calcext:value-type="float">
            <text:p>112.731379</text:p>
          </table:table-cell>
          <table:table-cell office:value-type="float" office:value="2.031988" calcext:value-type="float">
            <text:p>2.031988</text:p>
          </table:table-cell>
          <table:table-cell office:value-type="float" office:value="86.636218" calcext:value-type="float">
            <text:p>86.636218</text:p>
          </table:table-cell>
          <table:table-cell office:value-type="float" office:value="-11.891754" calcext:value-type="float">
            <text:p>-11.891754</text:p>
          </table:table-cell>
          <table:table-cell office:value-type="float" office:value="97.017338" calcext:value-type="float">
            <text:p>97.017338</text:p>
          </table:table-cell>
          <table:table-cell office:value-type="float" office:value="3.822052" calcext:value-type="float">
            <text:p>3.822052</text:p>
          </table:table-cell>
          <table:table-cell office:value-type="float" office:value="112.731026" calcext:value-type="float">
            <text:p>112.731026</text:p>
          </table:table-cell>
          <table:table-cell office:value-type="float" office:value="2.031942" calcext:value-type="float">
            <text:p>2.031942</text:p>
          </table:table-cell>
          <table:table-cell office:value-type="float" office:value="747" calcext:value-type="float">
            <text:p>747</text:p>
          </table:table-cell>
          <table:table-cell office:value-type="float" office:value="112.731379" calcext:value-type="float">
            <text:p>112.731379</text:p>
          </table:table-cell>
          <table:table-cell office:value-type="float" office:value="2.031988" calcext:value-type="float">
            <text:p>2.031988</text:p>
          </table:table-cell>
          <table:table-cell office:value-type="float" office:value="86.636218" calcext:value-type="float">
            <text:p>86.636218</text:p>
          </table:table-cell>
          <table:table-cell office:value-type="float" office:value="-11.598151" calcext:value-type="float">
            <text:p>-11.598151</text:p>
          </table:table-cell>
          <table:table-cell office:value-type="float" office:value="97.017338" calcext:value-type="float">
            <text:p>97.017338</text:p>
          </table:table-cell>
          <table:table-cell office:value-type="float" office:value="3.822262" calcext:value-type="float">
            <text:p>3.822262</text:p>
          </table:table-cell>
          <table:table-cell office:value-type="float" office:value="112.731027" calcext:value-type="float">
            <text:p>112.731027</text:p>
          </table:table-cell>
          <table:table-cell office:value-type="float" office:value="2.031943" calcext:value-type="float">
            <text:p>2.031943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21.044634" calcext:value-type="float">
            <text:p>121.044634</text:p>
          </table:table-cell>
          <table:table-cell office:value-type="float" office:value="-6.183435" calcext:value-type="float">
            <text:p>-6.183435</text:p>
          </table:table-cell>
          <table:table-cell office:value-type="float" office:value="86.629032" calcext:value-type="float">
            <text:p>86.629032</text:p>
          </table:table-cell>
          <table:table-cell office:value-type="float" office:value="-11.891361" calcext:value-type="float">
            <text:p>-11.891361</text:p>
          </table:table-cell>
          <table:table-cell office:value-type="float" office:value="98.692566" calcext:value-type="float">
            <text:p>98.692566</text:p>
          </table:table-cell>
          <table:table-cell office:value-type="float" office:value="3.122033" calcext:value-type="float">
            <text:p>3.122033</text:p>
          </table:table-cell>
          <table:table-cell office:value-type="float" office:value="121.044469" calcext:value-type="float">
            <text:p>121.044469</text:p>
          </table:table-cell>
          <table:table-cell office:value-type="float" office:value="-6.183433" calcext:value-type="float">
            <text:p>-6.183433</text:p>
          </table:table-cell>
          <table:table-cell office:value-type="float" office:value="748" calcext:value-type="float">
            <text:p>748</text:p>
          </table:table-cell>
          <table:table-cell office:value-type="float" office:value="121.044635" calcext:value-type="float">
            <text:p>121.044635</text:p>
          </table:table-cell>
          <table:table-cell office:value-type="float" office:value="-6.183435" calcext:value-type="float">
            <text:p>-6.183435</text:p>
          </table:table-cell>
          <table:table-cell office:value-type="float" office:value="86.629032" calcext:value-type="float">
            <text:p>86.629032</text:p>
          </table:table-cell>
          <table:table-cell office:value-type="float" office:value="-11.597758" calcext:value-type="float">
            <text:p>-11.597758</text:p>
          </table:table-cell>
          <table:table-cell office:value-type="float" office:value="98.692566" calcext:value-type="float">
            <text:p>98.692566</text:p>
          </table:table-cell>
          <table:table-cell office:value-type="float" office:value="3.122229" calcext:value-type="float">
            <text:p>3.122229</text:p>
          </table:table-cell>
          <table:table-cell office:value-type="float" office:value="121.04447" calcext:value-type="float">
            <text:p>121.04447</text:p>
          </table:table-cell>
          <table:table-cell office:value-type="float" office:value="-6.183433" calcext:value-type="float">
            <text:p>-6.18343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18.834004" calcext:value-type="float">
            <text:p>118.834004</text:p>
          </table:table-cell>
          <table:table-cell office:value-type="float" office:value="-13.605565" calcext:value-type="float">
            <text:p>-13.605565</text:p>
          </table:table-cell>
          <table:table-cell office:value-type="float" office:value="86.620836" calcext:value-type="float">
            <text:p>86.620836</text:p>
          </table:table-cell>
          <table:table-cell office:value-type="float" office:value="-11.899329" calcext:value-type="float">
            <text:p>-11.899329</text:p>
          </table:table-cell>
          <table:table-cell office:value-type="float" office:value="100.094844" calcext:value-type="float">
            <text:p>100.094844</text:p>
          </table:table-cell>
          <table:table-cell office:value-type="float" office:value="1.943692" calcext:value-type="float">
            <text:p>1.943692</text:p>
          </table:table-cell>
          <table:table-cell office:value-type="float" office:value="118.834565" calcext:value-type="float">
            <text:p>118.834565</text:p>
          </table:table-cell>
          <table:table-cell office:value-type="float" office:value="-13.605607" calcext:value-type="float">
            <text:p>-13.605607</text:p>
          </table:table-cell>
          <table:table-cell office:value-type="float" office:value="749" calcext:value-type="float">
            <text:p>749</text:p>
          </table:table-cell>
          <table:table-cell office:value-type="float" office:value="118.834005" calcext:value-type="float">
            <text:p>118.834005</text:p>
          </table:table-cell>
          <table:table-cell office:value-type="float" office:value="-13.605565" calcext:value-type="float">
            <text:p>-13.605565</text:p>
          </table:table-cell>
          <table:table-cell office:value-type="float" office:value="86.620837" calcext:value-type="float">
            <text:p>86.620837</text:p>
          </table:table-cell>
          <table:table-cell office:value-type="float" office:value="-11.605725" calcext:value-type="float">
            <text:p>-11.605725</text:p>
          </table:table-cell>
          <table:table-cell office:value-type="float" office:value="100.094845" calcext:value-type="float">
            <text:p>100.094845</text:p>
          </table:table-cell>
          <table:table-cell office:value-type="float" office:value="1.943874" calcext:value-type="float">
            <text:p>1.943874</text:p>
          </table:table-cell>
          <table:table-cell office:value-type="float" office:value="118.834566" calcext:value-type="float">
            <text:p>118.834566</text:p>
          </table:table-cell>
          <table:table-cell office:value-type="float" office:value="-13.605608" calcext:value-type="float">
            <text:p>-13.6056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18.726266" calcext:value-type="float">
            <text:p>118.726266</text:p>
          </table:table-cell>
          <table:table-cell office:value-type="float" office:value="-21.331263" calcext:value-type="float">
            <text:p>-21.331263</text:p>
          </table:table-cell>
          <table:table-cell office:value-type="float" office:value="86.611607" calcext:value-type="float">
            <text:p>86.611607</text:p>
          </table:table-cell>
          <table:table-cell office:value-type="float" office:value="-11.928061" calcext:value-type="float">
            <text:p>-11.928061</text:p>
          </table:table-cell>
          <table:table-cell office:value-type="float" office:value="101.39046" calcext:value-type="float">
            <text:p>101.39046</text:p>
          </table:table-cell>
          <table:table-cell office:value-type="float" office:value="0.287724" calcext:value-type="float">
            <text:p>0.287724</text:p>
          </table:table-cell>
          <table:table-cell office:value-type="float" office:value="118.726154" calcext:value-type="float">
            <text:p>118.726154</text:p>
          </table:table-cell>
          <table:table-cell office:value-type="float" office:value="-21.331248" calcext:value-type="float">
            <text:p>-21.331248</text:p>
          </table:table-cell>
          <table:table-cell office:value-type="float" office:value="750" calcext:value-type="float">
            <text:p>750</text:p>
          </table:table-cell>
          <table:table-cell office:value-type="float" office:value="118.726266" calcext:value-type="float">
            <text:p>118.726266</text:p>
          </table:table-cell>
          <table:table-cell office:value-type="float" office:value="-21.331264" calcext:value-type="float">
            <text:p>-21.331264</text:p>
          </table:table-cell>
          <table:table-cell office:value-type="float" office:value="86.611607" calcext:value-type="float">
            <text:p>86.611607</text:p>
          </table:table-cell>
          <table:table-cell office:value-type="float" office:value="-11.634457" calcext:value-type="float">
            <text:p>-11.634457</text:p>
          </table:table-cell>
          <table:table-cell office:value-type="float" office:value="101.390461" calcext:value-type="float">
            <text:p>101.390461</text:p>
          </table:table-cell>
          <table:table-cell office:value-type="float" office:value="0.287893" calcext:value-type="float">
            <text:p>0.287893</text:p>
          </table:table-cell>
          <table:table-cell office:value-type="float" office:value="118.726154" calcext:value-type="float">
            <text:p>118.726154</text:p>
          </table:table-cell>
          <table:table-cell office:value-type="float" office:value="-21.331249" calcext:value-type="float">
            <text:p>-21.331249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15.800658" calcext:value-type="float">
            <text:p>115.800658</text:p>
          </table:table-cell>
          <table:table-cell office:value-type="float" office:value="-29.033092" calcext:value-type="float">
            <text:p>-29.033092</text:p>
          </table:table-cell>
          <table:table-cell office:value-type="float" office:value="86.606338" calcext:value-type="float">
            <text:p>86.606338</text:p>
          </table:table-cell>
          <table:table-cell office:value-type="float" office:value="-11.97249" calcext:value-type="float">
            <text:p>-11.97249</text:p>
          </table:table-cell>
          <table:table-cell office:value-type="float" office:value="102.394274" calcext:value-type="float">
            <text:p>102.394274</text:p>
          </table:table-cell>
          <table:table-cell office:value-type="float" office:value="-1.806051" calcext:value-type="float">
            <text:p>-1.806051</text:p>
          </table:table-cell>
          <table:table-cell office:value-type="float" office:value="115.800807" calcext:value-type="float">
            <text:p>115.800807</text:p>
          </table:table-cell>
          <table:table-cell office:value-type="float" office:value="-29.033094" calcext:value-type="float">
            <text:p>-29.033094</text:p>
          </table:table-cell>
          <table:table-cell office:value-type="float" office:value="751" calcext:value-type="float">
            <text:p>751</text:p>
          </table:table-cell>
          <table:table-cell office:value-type="float" office:value="115.800658" calcext:value-type="float">
            <text:p>115.800658</text:p>
          </table:table-cell>
          <table:table-cell office:value-type="float" office:value="-29.033092" calcext:value-type="float">
            <text:p>-29.033092</text:p>
          </table:table-cell>
          <table:table-cell office:value-type="float" office:value="86.606338" calcext:value-type="float">
            <text:p>86.606338</text:p>
          </table:table-cell>
          <table:table-cell office:value-type="float" office:value="-11.678886" calcext:value-type="float">
            <text:p>-11.678886</text:p>
          </table:table-cell>
          <table:table-cell office:value-type="float" office:value="102.394275" calcext:value-type="float">
            <text:p>102.394275</text:p>
          </table:table-cell>
          <table:table-cell office:value-type="float" office:value="-1.805895" calcext:value-type="float">
            <text:p>-1.805895</text:p>
          </table:table-cell>
          <table:table-cell office:value-type="float" office:value="115.800808" calcext:value-type="float">
            <text:p>115.800808</text:p>
          </table:table-cell>
          <table:table-cell office:value-type="float" office:value="-29.033094" calcext:value-type="float">
            <text:p>-29.033094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06.110872" calcext:value-type="float">
            <text:p>106.110872</text:p>
          </table:table-cell>
          <table:table-cell office:value-type="float" office:value="-35.832284" calcext:value-type="float">
            <text:p>-35.832284</text:p>
          </table:table-cell>
          <table:table-cell office:value-type="float" office:value="86.60065" calcext:value-type="float">
            <text:p>86.60065</text:p>
          </table:table-cell>
          <table:table-cell office:value-type="float" office:value="-12.007339" calcext:value-type="float">
            <text:p>-12.007339</text:p>
          </table:table-cell>
          <table:table-cell office:value-type="float" office:value="102.649146" calcext:value-type="float">
            <text:p>102.649146</text:p>
          </table:table-cell>
          <table:table-cell office:value-type="float" office:value="-4.220297" calcext:value-type="float">
            <text:p>-4.220297</text:p>
          </table:table-cell>
          <table:table-cell office:value-type="float" office:value="106.111229" calcext:value-type="float">
            <text:p>106.111229</text:p>
          </table:table-cell>
          <table:table-cell office:value-type="float" office:value="-35.832331" calcext:value-type="float">
            <text:p>-35.832331</text:p>
          </table:table-cell>
          <table:table-cell office:value-type="float" office:value="752" calcext:value-type="float">
            <text:p>752</text:p>
          </table:table-cell>
          <table:table-cell office:value-type="float" office:value="106.110872" calcext:value-type="float">
            <text:p>106.110872</text:p>
          </table:table-cell>
          <table:table-cell office:value-type="float" office:value="-35.832284" calcext:value-type="float">
            <text:p>-35.832284</text:p>
          </table:table-cell>
          <table:table-cell office:value-type="float" office:value="86.60065" calcext:value-type="float">
            <text:p>86.60065</text:p>
          </table:table-cell>
          <table:table-cell office:value-type="float" office:value="-11.713735" calcext:value-type="float">
            <text:p>-11.713735</text:p>
          </table:table-cell>
          <table:table-cell office:value-type="float" office:value="102.649147" calcext:value-type="float">
            <text:p>102.649147</text:p>
          </table:table-cell>
          <table:table-cell office:value-type="float" office:value="-4.220152" calcext:value-type="float">
            <text:p>-4.220152</text:p>
          </table:table-cell>
          <table:table-cell office:value-type="float" office:value="106.11123" calcext:value-type="float">
            <text:p>106.11123</text:p>
          </table:table-cell>
          <table:table-cell office:value-type="float" office:value="-35.832332" calcext:value-type="float">
            <text:p>-35.832332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10.938583" calcext:value-type="float">
            <text:p>110.938583</text:p>
          </table:table-cell>
          <table:table-cell office:value-type="float" office:value="-22.882455" calcext:value-type="float">
            <text:p>-22.882455</text:p>
          </table:table-cell>
          <table:table-cell office:value-type="float" office:value="86.597784" calcext:value-type="float">
            <text:p>86.597784</text:p>
          </table:table-cell>
          <table:table-cell office:value-type="float" office:value="-12.027793" calcext:value-type="float">
            <text:p>-12.027793</text:p>
          </table:table-cell>
          <table:table-cell office:value-type="float" office:value="103.226741" calcext:value-type="float">
            <text:p>103.226741</text:p>
          </table:table-cell>
          <table:table-cell office:value-type="float" office:value="-5.545671" calcext:value-type="float">
            <text:p>-5.545671</text:p>
          </table:table-cell>
          <table:table-cell office:value-type="float" office:value="110.937818" calcext:value-type="float">
            <text:p>110.937818</text:p>
          </table:table-cell>
          <table:table-cell office:value-type="float" office:value="-22.883495" calcext:value-type="float">
            <text:p>-22.883495</text:p>
          </table:table-cell>
          <table:table-cell office:value-type="float" office:value="753" calcext:value-type="float">
            <text:p>753</text:p>
          </table:table-cell>
          <table:table-cell office:value-type="float" office:value="110.938583" calcext:value-type="float">
            <text:p>110.938583</text:p>
          </table:table-cell>
          <table:table-cell office:value-type="float" office:value="-22.882456" calcext:value-type="float">
            <text:p>-22.882456</text:p>
          </table:table-cell>
          <table:table-cell office:value-type="float" office:value="86.597784" calcext:value-type="float">
            <text:p>86.597784</text:p>
          </table:table-cell>
          <table:table-cell office:value-type="float" office:value="-11.73419" calcext:value-type="float">
            <text:p>-11.73419</text:p>
          </table:table-cell>
          <table:table-cell office:value-type="float" office:value="103.226742" calcext:value-type="float">
            <text:p>103.226742</text:p>
          </table:table-cell>
          <table:table-cell office:value-type="float" office:value="-5.545536" calcext:value-type="float">
            <text:p>-5.545536</text:p>
          </table:table-cell>
          <table:table-cell office:value-type="float" office:value="110.937819" calcext:value-type="float">
            <text:p>110.937819</text:p>
          </table:table-cell>
          <table:table-cell office:value-type="float" office:value="-22.883495" calcext:value-type="float">
            <text:p>-22.883495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13.326067" calcext:value-type="float">
            <text:p>113.326067</text:p>
          </table:table-cell>
          <table:table-cell office:value-type="float" office:value="-7.20751" calcext:value-type="float">
            <text:p>-7.20751</text:p>
          </table:table-cell>
          <table:table-cell office:value-type="float" office:value="86.597097" calcext:value-type="float">
            <text:p>86.597097</text:p>
          </table:table-cell>
          <table:table-cell office:value-type="float" office:value="-12.047111" calcext:value-type="float">
            <text:p>-12.047111</text:p>
          </table:table-cell>
          <table:table-cell office:value-type="float" office:value="103.933056" calcext:value-type="float">
            <text:p>103.933056</text:p>
          </table:table-cell>
          <table:table-cell office:value-type="float" office:value="-5.679965" calcext:value-type="float">
            <text:p>-5.679965</text:p>
          </table:table-cell>
          <table:table-cell office:value-type="float" office:value="113.326196" calcext:value-type="float">
            <text:p>113.326196</text:p>
          </table:table-cell>
          <table:table-cell office:value-type="float" office:value="-7.207653" calcext:value-type="float">
            <text:p>-7.207653</text:p>
          </table:table-cell>
          <table:table-cell office:value-type="float" office:value="754" calcext:value-type="float">
            <text:p>754</text:p>
          </table:table-cell>
          <table:table-cell office:value-type="float" office:value="113.326068" calcext:value-type="float">
            <text:p>113.326068</text:p>
          </table:table-cell>
          <table:table-cell office:value-type="float" office:value="-7.20751" calcext:value-type="float">
            <text:p>-7.20751</text:p>
          </table:table-cell>
          <table:table-cell office:value-type="float" office:value="86.597098" calcext:value-type="float">
            <text:p>86.597098</text:p>
          </table:table-cell>
          <table:table-cell office:value-type="float" office:value="-11.753507" calcext:value-type="float">
            <text:p>-11.753507</text:p>
          </table:table-cell>
          <table:table-cell office:value-type="float" office:value="103.933056" calcext:value-type="float">
            <text:p>103.933056</text:p>
          </table:table-cell>
          <table:table-cell office:value-type="float" office:value="-5.679839" calcext:value-type="float">
            <text:p>-5.679839</text:p>
          </table:table-cell>
          <table:table-cell office:value-type="float" office:value="113.326196" calcext:value-type="float">
            <text:p>113.326196</text:p>
          </table:table-cell>
          <table:table-cell office:value-type="float" office:value="-7.207654" calcext:value-type="float">
            <text:p>-7.207654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00.965078" calcext:value-type="float">
            <text:p>100.965078</text:p>
          </table:table-cell>
          <table:table-cell office:value-type="float" office:value="-1.568188" calcext:value-type="float">
            <text:p>-1.568188</text:p>
          </table:table-cell>
          <table:table-cell office:value-type="float" office:value="86.596858" calcext:value-type="float">
            <text:p>86.596858</text:p>
          </table:table-cell>
          <table:table-cell office:value-type="float" office:value="-12.072651" calcext:value-type="float">
            <text:p>-12.072651</text:p>
          </table:table-cell>
          <table:table-cell office:value-type="float" office:value="103.725074" calcext:value-type="float">
            <text:p>103.725074</text:p>
          </table:table-cell>
          <table:table-cell office:value-type="float" office:value="-5.415893" calcext:value-type="float">
            <text:p>-5.415893</text:p>
          </table:table-cell>
          <table:table-cell office:value-type="float" office:value="100.96585" calcext:value-type="float">
            <text:p>100.96585</text:p>
          </table:table-cell>
          <table:table-cell office:value-type="float" office:value="-1.567663" calcext:value-type="float">
            <text:p>-1.567663</text:p>
          </table:table-cell>
          <table:table-cell office:value-type="float" office:value="755" calcext:value-type="float">
            <text:p>755</text:p>
          </table:table-cell>
          <table:table-cell office:value-type="float" office:value="100.965078" calcext:value-type="float">
            <text:p>100.965078</text:p>
          </table:table-cell>
          <table:table-cell office:value-type="float" office:value="-1.568189" calcext:value-type="float">
            <text:p>-1.568189</text:p>
          </table:table-cell>
          <table:table-cell office:value-type="float" office:value="86.596858" calcext:value-type="float">
            <text:p>86.596858</text:p>
          </table:table-cell>
          <table:table-cell office:value-type="float" office:value="-11.779047" calcext:value-type="float">
            <text:p>-11.779047</text:p>
          </table:table-cell>
          <table:table-cell office:value-type="float" office:value="103.725075" calcext:value-type="float">
            <text:p>103.725075</text:p>
          </table:table-cell>
          <table:table-cell office:value-type="float" office:value="-5.415776" calcext:value-type="float">
            <text:p>-5.415776</text:p>
          </table:table-cell>
          <table:table-cell office:value-type="float" office:value="100.96585" calcext:value-type="float">
            <text:p>100.96585</text:p>
          </table:table-cell>
          <table:table-cell office:value-type="float" office:value="-1.567664" calcext:value-type="float">
            <text:p>-1.567664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88.91087" calcext:value-type="float">
            <text:p>88.91087</text:p>
          </table:table-cell>
          <table:table-cell office:value-type="float" office:value="6.485419" calcext:value-type="float">
            <text:p>6.485419</text:p>
          </table:table-cell>
          <table:table-cell office:value-type="float" office:value="86.596805" calcext:value-type="float">
            <text:p>86.596805</text:p>
          </table:table-cell>
          <table:table-cell office:value-type="float" office:value="-12.052463" calcext:value-type="float">
            <text:p>-12.052463</text:p>
          </table:table-cell>
          <table:table-cell office:value-type="float" office:value="102.688032" calcext:value-type="float">
            <text:p>102.688032</text:p>
          </table:table-cell>
          <table:table-cell office:value-type="float" office:value="-4.564026" calcext:value-type="float">
            <text:p>-4.564026</text:p>
          </table:table-cell>
          <table:table-cell office:value-type="float" office:value="88.910854" calcext:value-type="float">
            <text:p>88.910854</text:p>
          </table:table-cell>
          <table:table-cell office:value-type="float" office:value="6.485295" calcext:value-type="float">
            <text:p>6.485295</text:p>
          </table:table-cell>
          <table:table-cell office:value-type="float" office:value="756" calcext:value-type="float">
            <text:p>756</text:p>
          </table:table-cell>
          <table:table-cell office:value-type="float" office:value="88.91087" calcext:value-type="float">
            <text:p>88.91087</text:p>
          </table:table-cell>
          <table:table-cell office:value-type="float" office:value="6.485419" calcext:value-type="float">
            <text:p>6.485419</text:p>
          </table:table-cell>
          <table:table-cell office:value-type="float" office:value="86.596806" calcext:value-type="float">
            <text:p>86.596806</text:p>
          </table:table-cell>
          <table:table-cell office:value-type="float" office:value="-11.758859" calcext:value-type="float">
            <text:p>-11.758859</text:p>
          </table:table-cell>
          <table:table-cell office:value-type="float" office:value="102.688032" calcext:value-type="float">
            <text:p>102.688032</text:p>
          </table:table-cell>
          <table:table-cell office:value-type="float" office:value="-4.563917" calcext:value-type="float">
            <text:p>-4.563917</text:p>
          </table:table-cell>
          <table:table-cell office:value-type="float" office:value="88.910854" calcext:value-type="float">
            <text:p>88.910854</text:p>
          </table:table-cell>
          <table:table-cell office:value-type="float" office:value="6.485296" calcext:value-type="float">
            <text:p>6.485296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9.056556" calcext:value-type="float">
            <text:p>89.056556</text:p>
          </table:table-cell>
          <table:table-cell office:value-type="float" office:value="14.509682" calcext:value-type="float">
            <text:p>14.509682</text:p>
          </table:table-cell>
          <table:table-cell office:value-type="float" office:value="86.595629" calcext:value-type="float">
            <text:p>86.595629</text:p>
          </table:table-cell>
          <table:table-cell office:value-type="float" office:value="-12.038754" calcext:value-type="float">
            <text:p>-12.038754</text:p>
          </table:table-cell>
          <table:table-cell office:value-type="float" office:value="101.732734" calcext:value-type="float">
            <text:p>101.732734</text:p>
          </table:table-cell>
          <table:table-cell office:value-type="float" office:value="-3.216118" calcext:value-type="float">
            <text:p>-3.216118</text:p>
          </table:table-cell>
          <table:table-cell office:value-type="float" office:value="89.055922" calcext:value-type="float">
            <text:p>89.055922</text:p>
          </table:table-cell>
          <table:table-cell office:value-type="float" office:value="14.509683" calcext:value-type="float">
            <text:p>14.509683</text:p>
          </table:table-cell>
          <table:table-cell office:value-type="float" office:value="757" calcext:value-type="float">
            <text:p>757</text:p>
          </table:table-cell>
          <table:table-cell office:value-type="float" office:value="89.056557" calcext:value-type="float">
            <text:p>89.056557</text:p>
          </table:table-cell>
          <table:table-cell office:value-type="float" office:value="14.509682" calcext:value-type="float">
            <text:p>14.509682</text:p>
          </table:table-cell>
          <table:table-cell office:value-type="float" office:value="86.59563" calcext:value-type="float">
            <text:p>86.59563</text:p>
          </table:table-cell>
          <table:table-cell office:value-type="float" office:value="-11.745151" calcext:value-type="float">
            <text:p>-11.745151</text:p>
          </table:table-cell>
          <table:table-cell office:value-type="float" office:value="101.732735" calcext:value-type="float">
            <text:p>101.732735</text:p>
          </table:table-cell>
          <table:table-cell office:value-type="float" office:value="-3.216017" calcext:value-type="float">
            <text:p>-3.216017</text:p>
          </table:table-cell>
          <table:table-cell office:value-type="float" office:value="89.055922" calcext:value-type="float">
            <text:p>89.055922</text:p>
          </table:table-cell>
          <table:table-cell office:value-type="float" office:value="14.509683" calcext:value-type="float">
            <text:p>14.50968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95.911477" calcext:value-type="float">
            <text:p>95.911477</text:p>
          </table:table-cell>
          <table:table-cell office:value-type="float" office:value="17.436411" calcext:value-type="float">
            <text:p>17.436411</text:p>
          </table:table-cell>
          <table:table-cell office:value-type="float" office:value="86.594178" calcext:value-type="float">
            <text:p>86.594178</text:p>
          </table:table-cell>
          <table:table-cell office:value-type="float" office:value="-12.059282" calcext:value-type="float">
            <text:p>-12.059282</text:p>
          </table:table-cell>
          <table:table-cell office:value-type="float" office:value="101.323897" calcext:value-type="float">
            <text:p>101.323897</text:p>
          </table:table-cell>
          <table:table-cell office:value-type="float" office:value="-1.789532" calcext:value-type="float">
            <text:p>-1.789532</text:p>
          </table:table-cell>
          <table:table-cell office:value-type="float" office:value="95.911129" calcext:value-type="float">
            <text:p>95.911129</text:p>
          </table:table-cell>
          <table:table-cell office:value-type="float" office:value="17.436673" calcext:value-type="float">
            <text:p>17.436673</text:p>
          </table:table-cell>
          <table:table-cell office:value-type="float" office:value="758" calcext:value-type="float">
            <text:p>758</text:p>
          </table:table-cell>
          <table:table-cell office:value-type="float" office:value="95.911478" calcext:value-type="float">
            <text:p>95.911478</text:p>
          </table:table-cell>
          <table:table-cell office:value-type="float" office:value="17.436411" calcext:value-type="float">
            <text:p>17.436411</text:p>
          </table:table-cell>
          <table:table-cell office:value-type="float" office:value="86.594179" calcext:value-type="float">
            <text:p>86.594179</text:p>
          </table:table-cell>
          <table:table-cell office:value-type="float" office:value="-11.765679" calcext:value-type="float">
            <text:p>-11.765679</text:p>
          </table:table-cell>
          <table:table-cell office:value-type="float" office:value="101.323897" calcext:value-type="float">
            <text:p>101.323897</text:p>
          </table:table-cell>
          <table:table-cell office:value-type="float" office:value="-1.789438" calcext:value-type="float">
            <text:p>-1.789438</text:p>
          </table:table-cell>
          <table:table-cell office:value-type="float" office:value="95.91113" calcext:value-type="float">
            <text:p>95.91113</text:p>
          </table:table-cell>
          <table:table-cell office:value-type="float" office:value="17.436674" calcext:value-type="float">
            <text:p>17.436674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4.105369" calcext:value-type="float">
            <text:p>84.105369</text:p>
          </table:table-cell>
          <table:table-cell office:value-type="float" office:value="16.027485" calcext:value-type="float">
            <text:p>16.027485</text:p>
          </table:table-cell>
          <table:table-cell office:value-type="float" office:value="86.593454" calcext:value-type="float">
            <text:p>86.593454</text:p>
          </table:table-cell>
          <table:table-cell office:value-type="float" office:value="-12.035023" calcext:value-type="float">
            <text:p>-12.035023</text:p>
          </table:table-cell>
          <table:table-cell office:value-type="float" office:value="100.117926" calcext:value-type="float">
            <text:p>100.117926</text:p>
          </table:table-cell>
          <table:table-cell office:value-type="float" office:value="-0.519779" calcext:value-type="float">
            <text:p>-0.519779</text:p>
          </table:table-cell>
          <table:table-cell office:value-type="float" office:value="84.106334" calcext:value-type="float">
            <text:p>84.106334</text:p>
          </table:table-cell>
          <table:table-cell office:value-type="float" office:value="16.027711" calcext:value-type="float">
            <text:p>16.027711</text:p>
          </table:table-cell>
          <table:table-cell office:value-type="float" office:value="759" calcext:value-type="float">
            <text:p>759</text:p>
          </table:table-cell>
          <table:table-cell office:value-type="float" office:value="84.10537" calcext:value-type="float">
            <text:p>84.10537</text:p>
          </table:table-cell>
          <table:table-cell office:value-type="float" office:value="16.027485" calcext:value-type="float">
            <text:p>16.027485</text:p>
          </table:table-cell>
          <table:table-cell office:value-type="float" office:value="86.593454" calcext:value-type="float">
            <text:p>86.593454</text:p>
          </table:table-cell>
          <table:table-cell office:value-type="float" office:value="-11.741419" calcext:value-type="float">
            <text:p>-11.741419</text:p>
          </table:table-cell>
          <table:table-cell office:value-type="float" office:value="100.117927" calcext:value-type="float">
            <text:p>100.117927</text:p>
          </table:table-cell>
          <table:table-cell office:value-type="float" office:value="-0.519692" calcext:value-type="float">
            <text:p>-0.519692</text:p>
          </table:table-cell>
          <table:table-cell office:value-type="float" office:value="84.106334" calcext:value-type="float">
            <text:p>84.106334</text:p>
          </table:table-cell>
          <table:table-cell office:value-type="float" office:value="16.027712" calcext:value-type="float">
            <text:p>16.02771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80.009144" calcext:value-type="float">
            <text:p>80.009144</text:p>
          </table:table-cell>
          <table:table-cell office:value-type="float" office:value="3.459596" calcext:value-type="float">
            <text:p>3.459596</text:p>
          </table:table-cell>
          <table:table-cell office:value-type="float" office:value="86.593596" calcext:value-type="float">
            <text:p>86.593596</text:p>
          </table:table-cell>
          <table:table-cell office:value-type="float" office:value="-12.011393" calcext:value-type="float">
            <text:p>-12.011393</text:p>
          </table:table-cell>
          <table:table-cell office:value-type="float" office:value="98.710444" calcext:value-type="float">
            <text:p>98.710444</text:p>
          </table:table-cell>
          <table:table-cell office:value-type="float" office:value="-0.219247" calcext:value-type="float">
            <text:p>-0.219247</text:p>
          </table:table-cell>
          <table:table-cell office:value-type="float" office:value="80.008747" calcext:value-type="float">
            <text:p>80.008747</text:p>
          </table:table-cell>
          <table:table-cell office:value-type="float" office:value="3.460171" calcext:value-type="float">
            <text:p>3.460171</text:p>
          </table:table-cell>
          <table:table-cell office:value-type="float" office:value="760" calcext:value-type="float">
            <text:p>760</text:p>
          </table:table-cell>
          <table:table-cell office:value-type="float" office:value="80.009144" calcext:value-type="float">
            <text:p>80.009144</text:p>
          </table:table-cell>
          <table:table-cell office:value-type="float" office:value="3.459597" calcext:value-type="float">
            <text:p>3.459597</text:p>
          </table:table-cell>
          <table:table-cell office:value-type="float" office:value="86.593597" calcext:value-type="float">
            <text:p>86.593597</text:p>
          </table:table-cell>
          <table:table-cell office:value-type="float" office:value="-11.717789" calcext:value-type="float">
            <text:p>-11.717789</text:p>
          </table:table-cell>
          <table:table-cell office:value-type="float" office:value="98.710445" calcext:value-type="float">
            <text:p>98.710445</text:p>
          </table:table-cell>
          <table:table-cell office:value-type="float" office:value="-0.219166" calcext:value-type="float">
            <text:p>-0.219166</text:p>
          </table:table-cell>
          <table:table-cell office:value-type="float" office:value="80.008747" calcext:value-type="float">
            <text:p>80.008747</text:p>
          </table:table-cell>
          <table:table-cell office:value-type="float" office:value="3.460172" calcext:value-type="float">
            <text:p>3.460172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97.888007" calcext:value-type="float">
            <text:p>97.888007</text:p>
          </table:table-cell>
          <table:table-cell office:value-type="float" office:value="12.811903" calcext:value-type="float">
            <text:p>12.811903</text:p>
          </table:table-cell>
          <table:table-cell office:value-type="float" office:value="86.593868" calcext:value-type="float">
            <text:p>86.593868</text:p>
          </table:table-cell>
          <table:table-cell office:value-type="float" office:value="-12.033328" calcext:value-type="float">
            <text:p>-12.033328</text:p>
          </table:table-cell>
          <table:table-cell office:value-type="float" office:value="98.653126" calcext:value-type="float">
            <text:p>98.653126</text:p>
          </table:table-cell>
          <table:table-cell office:value-type="float" office:value="0.672533" calcext:value-type="float">
            <text:p>0.672533</text:p>
          </table:table-cell>
          <table:table-cell office:value-type="float" office:value="97.886878" calcext:value-type="float">
            <text:p>97.886878</text:p>
          </table:table-cell>
          <table:table-cell office:value-type="float" office:value="12.810775" calcext:value-type="float">
            <text:p>12.810775</text:p>
          </table:table-cell>
          <table:table-cell office:value-type="float" office:value="761" calcext:value-type="float">
            <text:p>761</text:p>
          </table:table-cell>
          <table:table-cell office:value-type="float" office:value="97.888007" calcext:value-type="float">
            <text:p>97.888007</text:p>
          </table:table-cell>
          <table:table-cell office:value-type="float" office:value="12.811904" calcext:value-type="float">
            <text:p>12.811904</text:p>
          </table:table-cell>
          <table:table-cell office:value-type="float" office:value="86.593869" calcext:value-type="float">
            <text:p>86.593869</text:p>
          </table:table-cell>
          <table:table-cell office:value-type="float" office:value="-11.739725" calcext:value-type="float">
            <text:p>-11.739725</text:p>
          </table:table-cell>
          <table:table-cell office:value-type="float" office:value="98.653127" calcext:value-type="float">
            <text:p>98.653127</text:p>
          </table:table-cell>
          <table:table-cell office:value-type="float" office:value="0.672609" calcext:value-type="float">
            <text:p>0.672609</text:p>
          </table:table-cell>
          <table:table-cell office:value-type="float" office:value="97.886878" calcext:value-type="float">
            <text:p>97.886878</text:p>
          </table:table-cell>
          <table:table-cell office:value-type="float" office:value="12.810775" calcext:value-type="float">
            <text:p>12.81077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94.293263" calcext:value-type="float">
            <text:p>94.293263</text:p>
          </table:table-cell>
          <table:table-cell office:value-type="float" office:value="30.294706" calcext:value-type="float">
            <text:p>30.294706</text:p>
          </table:table-cell>
          <table:table-cell office:value-type="float" office:value="86.593895" calcext:value-type="float">
            <text:p>86.593895</text:p>
          </table:table-cell>
          <table:table-cell office:value-type="float" office:value="-12.051458" calcext:value-type="float">
            <text:p>-12.051458</text:p>
          </table:table-cell>
          <table:table-cell office:value-type="float" office:value="98.347961" calcext:value-type="float">
            <text:p>98.347961</text:p>
          </table:table-cell>
          <table:table-cell office:value-type="float" office:value="2.729224" calcext:value-type="float">
            <text:p>2.729224</text:p>
          </table:table-cell>
          <table:table-cell office:value-type="float" office:value="94.294362" calcext:value-type="float">
            <text:p>94.294362</text:p>
          </table:table-cell>
          <table:table-cell office:value-type="float" office:value="30.29429" calcext:value-type="float">
            <text:p>30.29429</text:p>
          </table:table-cell>
          <table:table-cell office:value-type="float" office:value="762" calcext:value-type="float">
            <text:p>762</text:p>
          </table:table-cell>
          <table:table-cell office:value-type="float" office:value="94.293263" calcext:value-type="float">
            <text:p>94.293263</text:p>
          </table:table-cell>
          <table:table-cell office:value-type="float" office:value="30.294707" calcext:value-type="float">
            <text:p>30.294707</text:p>
          </table:table-cell>
          <table:table-cell office:value-type="float" office:value="86.593896" calcext:value-type="float">
            <text:p>86.593896</text:p>
          </table:table-cell>
          <table:table-cell office:value-type="float" office:value="-11.757855" calcext:value-type="float">
            <text:p>-11.757855</text:p>
          </table:table-cell>
          <table:table-cell office:value-type="float" office:value="98.347962" calcext:value-type="float">
            <text:p>98.347962</text:p>
          </table:table-cell>
          <table:table-cell office:value-type="float" office:value="2.729295" calcext:value-type="float">
            <text:p>2.729295</text:p>
          </table:table-cell>
          <table:table-cell office:value-type="float" office:value="94.294363" calcext:value-type="float">
            <text:p>94.294363</text:p>
          </table:table-cell>
          <table:table-cell office:value-type="float" office:value="30.29429" calcext:value-type="float">
            <text:p>30.29429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7.082908" calcext:value-type="float">
            <text:p>57.082908</text:p>
          </table:table-cell>
          <table:table-cell office:value-type="float" office:value="35.305664" calcext:value-type="float">
            <text:p>35.305664</text:p>
          </table:table-cell>
          <table:table-cell office:value-type="float" office:value="86.594036" calcext:value-type="float">
            <text:p>86.594036</text:p>
          </table:table-cell>
          <table:table-cell office:value-type="float" office:value="-12.037046" calcext:value-type="float">
            <text:p>-12.037046</text:p>
          </table:table-cell>
          <table:table-cell office:value-type="float" office:value="95.459538" calcext:value-type="float">
            <text:p>95.459538</text:p>
          </table:table-cell>
          <table:table-cell office:value-type="float" office:value="5.022978" calcext:value-type="float">
            <text:p>5.022978</text:p>
          </table:table-cell>
          <table:table-cell office:value-type="float" office:value="57.084624" calcext:value-type="float">
            <text:p>57.084624</text:p>
          </table:table-cell>
          <table:table-cell office:value-type="float" office:value="35.306303" calcext:value-type="float">
            <text:p>35.306303</text:p>
          </table:table-cell>
          <table:table-cell office:value-type="float" office:value="763" calcext:value-type="float">
            <text:p>763</text:p>
          </table:table-cell>
          <table:table-cell office:value-type="float" office:value="57.082908" calcext:value-type="float">
            <text:p>57.082908</text:p>
          </table:table-cell>
          <table:table-cell office:value-type="float" office:value="35.305665" calcext:value-type="float">
            <text:p>35.305665</text:p>
          </table:table-cell>
          <table:table-cell office:value-type="float" office:value="86.594037" calcext:value-type="float">
            <text:p>86.594037</text:p>
          </table:table-cell>
          <table:table-cell office:value-type="float" office:value="-11.743442" calcext:value-type="float">
            <text:p>-11.743442</text:p>
          </table:table-cell>
          <table:table-cell office:value-type="float" office:value="95.459539" calcext:value-type="float">
            <text:p>95.459539</text:p>
          </table:table-cell>
          <table:table-cell office:value-type="float" office:value="5.023045" calcext:value-type="float">
            <text:p>5.023045</text:p>
          </table:table-cell>
          <table:table-cell office:value-type="float" office:value="57.084625" calcext:value-type="float">
            <text:p>57.084625</text:p>
          </table:table-cell>
          <table:table-cell office:value-type="float" office:value="35.306303" calcext:value-type="float">
            <text:p>35.30630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48.082488" calcext:value-type="float">
            <text:p>48.082488</text:p>
          </table:table-cell>
          <table:table-cell office:value-type="float" office:value="22.138692" calcext:value-type="float">
            <text:p>22.138692</text:p>
          </table:table-cell>
          <table:table-cell office:value-type="float" office:value="86.593126" calcext:value-type="float">
            <text:p>86.593126</text:p>
          </table:table-cell>
          <table:table-cell office:value-type="float" office:value="-12.023164" calcext:value-type="float">
            <text:p>-12.023164</text:p>
          </table:table-cell>
          <table:table-cell office:value-type="float" office:value="92.142298" calcext:value-type="float">
            <text:p>92.142298</text:p>
          </table:table-cell>
          <table:table-cell office:value-type="float" office:value="6.233988" calcext:value-type="float">
            <text:p>6.233988</text:p>
          </table:table-cell>
          <table:table-cell office:value-type="float" office:value="48.081052" calcext:value-type="float">
            <text:p>48.081052</text:p>
          </table:table-cell>
          <table:table-cell office:value-type="float" office:value="22.139617" calcext:value-type="float">
            <text:p>22.139617</text:p>
          </table:table-cell>
          <table:table-cell office:value-type="float" office:value="764" calcext:value-type="float">
            <text:p>764</text:p>
          </table:table-cell>
          <table:table-cell office:value-type="float" office:value="48.082488" calcext:value-type="float">
            <text:p>48.082488</text:p>
          </table:table-cell>
          <table:table-cell office:value-type="float" office:value="22.138693" calcext:value-type="float">
            <text:p>22.138693</text:p>
          </table:table-cell>
          <table:table-cell office:value-type="float" office:value="86.593127" calcext:value-type="float">
            <text:p>86.593127</text:p>
          </table:table-cell>
          <table:table-cell office:value-type="float" office:value="-11.729561" calcext:value-type="float">
            <text:p>-11.729561</text:p>
          </table:table-cell>
          <table:table-cell office:value-type="float" office:value="92.142299" calcext:value-type="float">
            <text:p>92.142299</text:p>
          </table:table-cell>
          <table:table-cell office:value-type="float" office:value="6.23405" calcext:value-type="float">
            <text:p>6.23405</text:p>
          </table:table-cell>
          <table:table-cell office:value-type="float" office:value="48.081053" calcext:value-type="float">
            <text:p>48.081053</text:p>
          </table:table-cell>
          <table:table-cell office:value-type="float" office:value="22.139618" calcext:value-type="float">
            <text:p>22.1396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2.006356" calcext:value-type="float">
            <text:p>52.006356</text:p>
          </table:table-cell>
          <table:table-cell office:value-type="float" office:value="3.580193" calcext:value-type="float">
            <text:p>3.580193</text:p>
          </table:table-cell>
          <table:table-cell office:value-type="float" office:value="86.591414" calcext:value-type="float">
            <text:p>86.591414</text:p>
          </table:table-cell>
          <table:table-cell office:value-type="float" office:value="-12.010134" calcext:value-type="float">
            <text:p>-12.010134</text:p>
          </table:table-cell>
          <table:table-cell office:value-type="float" office:value="89.33119" calcext:value-type="float">
            <text:p>89.33119</text:p>
          </table:table-cell>
          <table:table-cell office:value-type="float" office:value="6.06034" calcext:value-type="float">
            <text:p>6.06034</text:p>
          </table:table-cell>
          <table:table-cell office:value-type="float" office:value="52.0057" calcext:value-type="float">
            <text:p>52.0057</text:p>
          </table:table-cell>
          <table:table-cell office:value-type="float" office:value="3.580467" calcext:value-type="float">
            <text:p>3.580467</text:p>
          </table:table-cell>
          <table:table-cell office:value-type="float" office:value="765" calcext:value-type="float">
            <text:p>765</text:p>
          </table:table-cell>
          <table:table-cell office:value-type="float" office:value="52.006357" calcext:value-type="float">
            <text:p>52.006357</text:p>
          </table:table-cell>
          <table:table-cell office:value-type="float" office:value="3.580194" calcext:value-type="float">
            <text:p>3.580194</text:p>
          </table:table-cell>
          <table:table-cell office:value-type="float" office:value="86.591414" calcext:value-type="float">
            <text:p>86.591414</text:p>
          </table:table-cell>
          <table:table-cell office:value-type="float" office:value="-11.716531" calcext:value-type="float">
            <text:p>-11.716531</text:p>
          </table:table-cell>
          <table:table-cell office:value-type="float" office:value="89.33119" calcext:value-type="float">
            <text:p>89.33119</text:p>
          </table:table-cell>
          <table:table-cell office:value-type="float" office:value="6.060398" calcext:value-type="float">
            <text:p>6.060398</text:p>
          </table:table-cell>
          <table:table-cell office:value-type="float" office:value="52.005701" calcext:value-type="float">
            <text:p>52.005701</text:p>
          </table:table-cell>
          <table:table-cell office:value-type="float" office:value="3.580468" calcext:value-type="float">
            <text:p>3.580468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2.32478" calcext:value-type="float">
            <text:p>62.32478</text:p>
          </table:table-cell>
          <table:table-cell office:value-type="float" office:value="-13.18246" calcext:value-type="float">
            <text:p>-13.18246</text:p>
          </table:table-cell>
          <table:table-cell office:value-type="float" office:value="86.590026" calcext:value-type="float">
            <text:p>86.590026</text:p>
          </table:table-cell>
          <table:table-cell office:value-type="float" office:value="-11.997398" calcext:value-type="float">
            <text:p>-11.997398</text:p>
          </table:table-cell>
          <table:table-cell office:value-type="float" office:value="87.439451" calcext:value-type="float">
            <text:p>87.439451</text:p>
          </table:table-cell>
          <table:table-cell office:value-type="float" office:value="4.725189" calcext:value-type="float">
            <text:p>4.725189</text:p>
          </table:table-cell>
          <table:table-cell office:value-type="float" office:value="62.324456" calcext:value-type="float">
            <text:p>62.324456</text:p>
          </table:table-cell>
          <table:table-cell office:value-type="float" office:value="-13.182551" calcext:value-type="float">
            <text:p>-13.182551</text:p>
          </table:table-cell>
          <table:table-cell office:value-type="float" office:value="766" calcext:value-type="float">
            <text:p>766</text:p>
          </table:table-cell>
          <table:table-cell office:value-type="float" office:value="62.32478" calcext:value-type="float">
            <text:p>62.32478</text:p>
          </table:table-cell>
          <table:table-cell office:value-type="float" office:value="-13.182461" calcext:value-type="float">
            <text:p>-13.182461</text:p>
          </table:table-cell>
          <table:table-cell office:value-type="float" office:value="86.590026" calcext:value-type="float">
            <text:p>86.590026</text:p>
          </table:table-cell>
          <table:table-cell office:value-type="float" office:value="-11.703795" calcext:value-type="float">
            <text:p>-11.703795</text:p>
          </table:table-cell>
          <table:table-cell office:value-type="float" office:value="87.439451" calcext:value-type="float">
            <text:p>87.439451</text:p>
          </table:table-cell>
          <table:table-cell office:value-type="float" office:value="4.725242" calcext:value-type="float">
            <text:p>4.725242</text:p>
          </table:table-cell>
          <table:table-cell office:value-type="float" office:value="62.324457" calcext:value-type="float">
            <text:p>62.324457</text:p>
          </table:table-cell>
          <table:table-cell office:value-type="float" office:value="-13.182551" calcext:value-type="float">
            <text:p>-13.18255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9.372061" calcext:value-type="float">
            <text:p>79.372061</text:p>
          </table:table-cell>
          <table:table-cell office:value-type="float" office:value="-30.465403" calcext:value-type="float">
            <text:p>-30.465403</text:p>
          </table:table-cell>
          <table:table-cell office:value-type="float" office:value="86.588723" calcext:value-type="float">
            <text:p>86.588723</text:p>
          </table:table-cell>
          <table:table-cell office:value-type="float" office:value="-11.983299" calcext:value-type="float">
            <text:p>-11.983299</text:p>
          </table:table-cell>
          <table:table-cell office:value-type="float" office:value="86.873522" calcext:value-type="float">
            <text:p>86.873522</text:p>
          </table:table-cell>
          <table:table-cell office:value-type="float" office:value="2.274959" calcext:value-type="float">
            <text:p>2.274959</text:p>
          </table:table-cell>
          <table:table-cell office:value-type="float" office:value="79.371722" calcext:value-type="float">
            <text:p>79.371722</text:p>
          </table:table-cell>
          <table:table-cell office:value-type="float" office:value="-30.465377" calcext:value-type="float">
            <text:p>-30.465377</text:p>
          </table:table-cell>
          <table:table-cell office:value-type="float" office:value="767" calcext:value-type="float">
            <text:p>767</text:p>
          </table:table-cell>
          <table:table-cell office:value-type="float" office:value="79.372061" calcext:value-type="float">
            <text:p>79.372061</text:p>
          </table:table-cell>
          <table:table-cell office:value-type="float" office:value="-30.465403" calcext:value-type="float">
            <text:p>-30.465403</text:p>
          </table:table-cell>
          <table:table-cell office:value-type="float" office:value="86.588723" calcext:value-type="float">
            <text:p>86.588723</text:p>
          </table:table-cell>
          <table:table-cell office:value-type="float" office:value="-11.689696" calcext:value-type="float">
            <text:p>-11.689696</text:p>
          </table:table-cell>
          <table:table-cell office:value-type="float" office:value="86.873522" calcext:value-type="float">
            <text:p>86.873522</text:p>
          </table:table-cell>
          <table:table-cell office:value-type="float" office:value="2.275009" calcext:value-type="float">
            <text:p>2.275009</text:p>
          </table:table-cell>
          <table:table-cell office:value-type="float" office:value="79.371722" calcext:value-type="float">
            <text:p>79.371722</text:p>
          </table:table-cell>
          <table:table-cell office:value-type="float" office:value="-30.465377" calcext:value-type="float">
            <text:p>-30.46537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7.166926" calcext:value-type="float">
            <text:p>107.166926</text:p>
          </table:table-cell>
          <table:table-cell office:value-type="float" office:value="-44.729716" calcext:value-type="float">
            <text:p>-44.729716</text:p>
          </table:table-cell>
          <table:table-cell office:value-type="float" office:value="86.588466" calcext:value-type="float">
            <text:p>86.588466</text:p>
          </table:table-cell>
          <table:table-cell office:value-type="float" office:value="-11.995454" calcext:value-type="float">
            <text:p>-11.995454</text:p>
          </table:table-cell>
          <table:table-cell office:value-type="float" office:value="88.293821" calcext:value-type="float">
            <text:p>88.293821</text:p>
          </table:table-cell>
          <table:table-cell office:value-type="float" office:value="-1.026671" calcext:value-type="float">
            <text:p>-1.026671</text:p>
          </table:table-cell>
          <table:table-cell office:value-type="float" office:value="107.166386" calcext:value-type="float">
            <text:p>107.166386</text:p>
          </table:table-cell>
          <table:table-cell office:value-type="float" office:value="-44.729869" calcext:value-type="float">
            <text:p>-44.729869</text:p>
          </table:table-cell>
          <table:table-cell office:value-type="float" office:value="768" calcext:value-type="float">
            <text:p>768</text:p>
          </table:table-cell>
          <table:table-cell office:value-type="float" office:value="107.166927" calcext:value-type="float">
            <text:p>107.166927</text:p>
          </table:table-cell>
          <table:table-cell office:value-type="float" office:value="-44.729716" calcext:value-type="float">
            <text:p>-44.729716</text:p>
          </table:table-cell>
          <table:table-cell office:value-type="float" office:value="86.588466" calcext:value-type="float">
            <text:p>86.588466</text:p>
          </table:table-cell>
          <table:table-cell office:value-type="float" office:value="-11.701851" calcext:value-type="float">
            <text:p>-11.701851</text:p>
          </table:table-cell>
          <table:table-cell office:value-type="float" office:value="88.293821" calcext:value-type="float">
            <text:p>88.293821</text:p>
          </table:table-cell>
          <table:table-cell office:value-type="float" office:value="-1.026626" calcext:value-type="float">
            <text:p>-1.026626</text:p>
          </table:table-cell>
          <table:table-cell office:value-type="float" office:value="107.166386" calcext:value-type="float">
            <text:p>107.166386</text:p>
          </table:table-cell>
          <table:table-cell office:value-type="float" office:value="-44.729869" calcext:value-type="float">
            <text:p>-44.72986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03.452277" calcext:value-type="float">
            <text:p>103.452277</text:p>
          </table:table-cell>
          <table:table-cell office:value-type="float" office:value="-10.448239" calcext:value-type="float">
            <text:p>-10.448239</text:p>
          </table:table-cell>
          <table:table-cell office:value-type="float" office:value="86.587936" calcext:value-type="float">
            <text:p>86.587936</text:p>
          </table:table-cell>
          <table:table-cell office:value-type="float" office:value="-12.004199" calcext:value-type="float">
            <text:p>-12.004199</text:p>
          </table:table-cell>
          <table:table-cell office:value-type="float" office:value="89.35442" calcext:value-type="float">
            <text:p>89.35442</text:p>
          </table:table-cell>
          <table:table-cell office:value-type="float" office:value="-1.694313" calcext:value-type="float">
            <text:p>-1.694313</text:p>
          </table:table-cell>
          <table:table-cell office:value-type="float" office:value="103.453856" calcext:value-type="float">
            <text:p>103.453856</text:p>
          </table:table-cell>
          <table:table-cell office:value-type="float" office:value="-10.450671" calcext:value-type="float">
            <text:p>-10.450671</text:p>
          </table:table-cell>
          <table:table-cell office:value-type="float" office:value="769" calcext:value-type="float">
            <text:p>769</text:p>
          </table:table-cell>
          <table:table-cell office:value-type="float" office:value="103.452277" calcext:value-type="float">
            <text:p>103.452277</text:p>
          </table:table-cell>
          <table:table-cell office:value-type="float" office:value="-10.448239" calcext:value-type="float">
            <text:p>-10.448239</text:p>
          </table:table-cell>
          <table:table-cell office:value-type="float" office:value="86.587936" calcext:value-type="float">
            <text:p>86.587936</text:p>
          </table:table-cell>
          <table:table-cell office:value-type="float" office:value="-11.710595" calcext:value-type="float">
            <text:p>-11.710595</text:p>
          </table:table-cell>
          <table:table-cell office:value-type="float" office:value="89.35442" calcext:value-type="float">
            <text:p>89.35442</text:p>
          </table:table-cell>
          <table:table-cell office:value-type="float" office:value="-1.694271" calcext:value-type="float">
            <text:p>-1.694271</text:p>
          </table:table-cell>
          <table:table-cell office:value-type="float" office:value="103.453856" calcext:value-type="float">
            <text:p>103.453856</text:p>
          </table:table-cell>
          <table:table-cell office:value-type="float" office:value="-10.450672" calcext:value-type="float">
            <text:p>-10.450672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92.309668" calcext:value-type="float">
            <text:p>92.309668</text:p>
          </table:table-cell>
          <table:table-cell office:value-type="float" office:value="13.409597" calcext:value-type="float">
            <text:p>13.409597</text:p>
          </table:table-cell>
          <table:table-cell office:value-type="float" office:value="86.5887" calcext:value-type="float">
            <text:p>86.5887</text:p>
          </table:table-cell>
          <table:table-cell office:value-type="float" office:value="-12.014501" calcext:value-type="float">
            <text:p>-12.014501</text:p>
          </table:table-cell>
          <table:table-cell office:value-type="float" office:value="89.561998" calcext:value-type="float">
            <text:p>89.561998</text:p>
          </table:table-cell>
          <table:table-cell office:value-type="float" office:value="-0.64662" calcext:value-type="float">
            <text:p>-0.64662</text:p>
          </table:table-cell>
          <table:table-cell office:value-type="float" office:value="92.31004" calcext:value-type="float">
            <text:p>92.31004</text:p>
          </table:table-cell>
          <table:table-cell office:value-type="float" office:value="13.410117" calcext:value-type="float">
            <text:p>13.410117</text:p>
          </table:table-cell>
          <table:table-cell office:value-type="float" office:value="770" calcext:value-type="float">
            <text:p>770</text:p>
          </table:table-cell>
          <table:table-cell office:value-type="float" office:value="92.309669" calcext:value-type="float">
            <text:p>92.309669</text:p>
          </table:table-cell>
          <table:table-cell office:value-type="float" office:value="13.409597" calcext:value-type="float">
            <text:p>13.409597</text:p>
          </table:table-cell>
          <table:table-cell office:value-type="float" office:value="86.5887" calcext:value-type="float">
            <text:p>86.5887</text:p>
          </table:table-cell>
          <table:table-cell office:value-type="float" office:value="-11.720897" calcext:value-type="float">
            <text:p>-11.720897</text:p>
          </table:table-cell>
          <table:table-cell office:value-type="float" office:value="89.561998" calcext:value-type="float">
            <text:p>89.561998</text:p>
          </table:table-cell>
          <table:table-cell office:value-type="float" office:value="-0.646581" calcext:value-type="float">
            <text:p>-0.646581</text:p>
          </table:table-cell>
          <table:table-cell office:value-type="float" office:value="92.31004" calcext:value-type="float">
            <text:p>92.31004</text:p>
          </table:table-cell>
          <table:table-cell office:value-type="float" office:value="13.410118" calcext:value-type="float">
            <text:p>13.4101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4.858012" calcext:value-type="float">
            <text:p>74.858012</text:p>
          </table:table-cell>
          <table:table-cell office:value-type="float" office:value="20.92407" calcext:value-type="float">
            <text:p>20.92407</text:p>
          </table:table-cell>
          <table:table-cell office:value-type="float" office:value="86.592572" calcext:value-type="float">
            <text:p>86.592572</text:p>
          </table:table-cell>
          <table:table-cell office:value-type="float" office:value="-12.005078" calcext:value-type="float">
            <text:p>-12.005078</text:p>
          </table:table-cell>
          <table:table-cell office:value-type="float" office:value="88.536319" calcext:value-type="float">
            <text:p>88.536319</text:p>
          </table:table-cell>
          <table:table-cell office:value-type="float" office:value="0.87209" calcext:value-type="float">
            <text:p>0.87209</text:p>
          </table:table-cell>
          <table:table-cell office:value-type="float" office:value="74.858327" calcext:value-type="float">
            <text:p>74.858327</text:p>
          </table:table-cell>
          <table:table-cell office:value-type="float" office:value="20.924885" calcext:value-type="float">
            <text:p>20.924885</text:p>
          </table:table-cell>
          <table:table-cell office:value-type="float" office:value="771" calcext:value-type="float">
            <text:p>771</text:p>
          </table:table-cell>
          <table:table-cell office:value-type="float" office:value="74.858013" calcext:value-type="float">
            <text:p>74.858013</text:p>
          </table:table-cell>
          <table:table-cell office:value-type="float" office:value="20.92407" calcext:value-type="float">
            <text:p>20.92407</text:p>
          </table:table-cell>
          <table:table-cell office:value-type="float" office:value="86.592572" calcext:value-type="float">
            <text:p>86.592572</text:p>
          </table:table-cell>
          <table:table-cell office:value-type="float" office:value="-11.711475" calcext:value-type="float">
            <text:p>-11.711475</text:p>
          </table:table-cell>
          <table:table-cell office:value-type="float" office:value="88.53632" calcext:value-type="float">
            <text:p>88.53632</text:p>
          </table:table-cell>
          <table:table-cell office:value-type="float" office:value="0.872127" calcext:value-type="float">
            <text:p>0.872127</text:p>
          </table:table-cell>
          <table:table-cell office:value-type="float" office:value="74.858327" calcext:value-type="float">
            <text:p>74.858327</text:p>
          </table:table-cell>
          <table:table-cell office:value-type="float" office:value="20.924885" calcext:value-type="float">
            <text:p>20.92488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9.274054" calcext:value-type="float">
            <text:p>59.274054</text:p>
          </table:table-cell>
          <table:table-cell office:value-type="float" office:value="18.308014" calcext:value-type="float">
            <text:p>18.308014</text:p>
          </table:table-cell>
          <table:table-cell office:value-type="float" office:value="86.599024" calcext:value-type="float">
            <text:p>86.599024</text:p>
          </table:table-cell>
          <table:table-cell office:value-type="float" office:value="-11.999429" calcext:value-type="float">
            <text:p>-11.999429</text:p>
          </table:table-cell>
          <table:table-cell office:value-type="float" office:value="86.493962" calcext:value-type="float">
            <text:p>86.493962</text:p>
          </table:table-cell>
          <table:table-cell office:value-type="float" office:value="2.097858" calcext:value-type="float">
            <text:p>2.097858</text:p>
          </table:table-cell>
          <table:table-cell office:value-type="float" office:value="59.273962" calcext:value-type="float">
            <text:p>59.273962</text:p>
          </table:table-cell>
          <table:table-cell office:value-type="float" office:value="18.308517" calcext:value-type="float">
            <text:p>18.308517</text:p>
          </table:table-cell>
          <table:table-cell office:value-type="float" office:value="772" calcext:value-type="float">
            <text:p>772</text:p>
          </table:table-cell>
          <table:table-cell office:value-type="float" office:value="59.274055" calcext:value-type="float">
            <text:p>59.274055</text:p>
          </table:table-cell>
          <table:table-cell office:value-type="float" office:value="18.308015" calcext:value-type="float">
            <text:p>18.308015</text:p>
          </table:table-cell>
          <table:table-cell office:value-type="float" office:value="86.599025" calcext:value-type="float">
            <text:p>86.599025</text:p>
          </table:table-cell>
          <table:table-cell office:value-type="float" office:value="-11.705826" calcext:value-type="float">
            <text:p>-11.705826</text:p>
          </table:table-cell>
          <table:table-cell office:value-type="float" office:value="86.493962" calcext:value-type="float">
            <text:p>86.493962</text:p>
          </table:table-cell>
          <table:table-cell office:value-type="float" office:value="2.097893" calcext:value-type="float">
            <text:p>2.097893</text:p>
          </table:table-cell>
          <table:table-cell office:value-type="float" office:value="59.273962" calcext:value-type="float">
            <text:p>59.273962</text:p>
          </table:table-cell>
          <table:table-cell office:value-type="float" office:value="18.308518" calcext:value-type="float">
            <text:p>18.3085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59.081398" calcext:value-type="float">
            <text:p>59.081398</text:p>
          </table:table-cell>
          <table:table-cell office:value-type="float" office:value="-2.953366" calcext:value-type="float">
            <text:p>-2.953366</text:p>
          </table:table-cell>
          <table:table-cell office:value-type="float" office:value="86.610085" calcext:value-type="float">
            <text:p>86.610085</text:p>
          </table:table-cell>
          <table:table-cell office:value-type="float" office:value="-11.992557" calcext:value-type="float">
            <text:p>-11.992557</text:p>
          </table:table-cell>
          <table:table-cell office:value-type="float" office:value="84.585368" calcext:value-type="float">
            <text:p>84.585368</text:p>
          </table:table-cell>
          <table:table-cell office:value-type="float" office:value="1.750663" calcext:value-type="float">
            <text:p>1.750663</text:p>
          </table:table-cell>
          <table:table-cell office:value-type="float" office:value="59.080636" calcext:value-type="float">
            <text:p>59.080636</text:p>
          </table:table-cell>
          <table:table-cell office:value-type="float" office:value="-2.952443" calcext:value-type="float">
            <text:p>-2.952443</text:p>
          </table:table-cell>
          <table:table-cell office:value-type="float" office:value="773" calcext:value-type="float">
            <text:p>773</text:p>
          </table:table-cell>
          <table:table-cell office:value-type="float" office:value="59.081398" calcext:value-type="float">
            <text:p>59.081398</text:p>
          </table:table-cell>
          <table:table-cell office:value-type="float" office:value="-2.953366" calcext:value-type="float">
            <text:p>-2.953366</text:p>
          </table:table-cell>
          <table:table-cell office:value-type="float" office:value="86.610085" calcext:value-type="float">
            <text:p>86.610085</text:p>
          </table:table-cell>
          <table:table-cell office:value-type="float" office:value="-11.698954" calcext:value-type="float">
            <text:p>-11.698954</text:p>
          </table:table-cell>
          <table:table-cell office:value-type="float" office:value="84.585369" calcext:value-type="float">
            <text:p>84.585369</text:p>
          </table:table-cell>
          <table:table-cell office:value-type="float" office:value="1.750696" calcext:value-type="float">
            <text:p>1.750696</text:p>
          </table:table-cell>
          <table:table-cell office:value-type="float" office:value="59.080637" calcext:value-type="float">
            <text:p>59.080637</text:p>
          </table:table-cell>
          <table:table-cell office:value-type="float" office:value="-2.952443" calcext:value-type="float">
            <text:p>-2.952443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5.8759" calcext:value-type="float">
            <text:p>65.8759</text:p>
          </table:table-cell>
          <table:table-cell office:value-type="float" office:value="-14.877215" calcext:value-type="float">
            <text:p>-14.877215</text:p>
          </table:table-cell>
          <table:table-cell office:value-type="float" office:value="86.628563" calcext:value-type="float">
            <text:p>86.628563</text:p>
          </table:table-cell>
          <table:table-cell office:value-type="float" office:value="-11.98699" calcext:value-type="float">
            <text:p>-11.98699</text:p>
          </table:table-cell>
          <table:table-cell office:value-type="float" office:value="83.292891" calcext:value-type="float">
            <text:p>83.292891</text:p>
          </table:table-cell>
          <table:table-cell office:value-type="float" office:value="0.59189" calcext:value-type="float">
            <text:p>0.59189</text:p>
          </table:table-cell>
          <table:table-cell office:value-type="float" office:value="65.875556" calcext:value-type="float">
            <text:p>65.875556</text:p>
          </table:table-cell>
          <table:table-cell office:value-type="float" office:value="-14.877676" calcext:value-type="float">
            <text:p>-14.877676</text:p>
          </table:table-cell>
          <table:table-cell office:value-type="float" office:value="774" calcext:value-type="float">
            <text:p>774</text:p>
          </table:table-cell>
          <table:table-cell office:value-type="float" office:value="65.875901" calcext:value-type="float">
            <text:p>65.875901</text:p>
          </table:table-cell>
          <table:table-cell office:value-type="float" office:value="-14.877216" calcext:value-type="float">
            <text:p>-14.877216</text:p>
          </table:table-cell>
          <table:table-cell office:value-type="float" office:value="86.628564" calcext:value-type="float">
            <text:p>86.628564</text:p>
          </table:table-cell>
          <table:table-cell office:value-type="float" office:value="-11.693386" calcext:value-type="float">
            <text:p>-11.693386</text:p>
          </table:table-cell>
          <table:table-cell office:value-type="float" office:value="83.292891" calcext:value-type="float">
            <text:p>83.292891</text:p>
          </table:table-cell>
          <table:table-cell office:value-type="float" office:value="0.59192" calcext:value-type="float">
            <text:p>0.59192</text:p>
          </table:table-cell>
          <table:table-cell office:value-type="float" office:value="65.875556" calcext:value-type="float">
            <text:p>65.875556</text:p>
          </table:table-cell>
          <table:table-cell office:value-type="float" office:value="-14.877676" calcext:value-type="float">
            <text:p>-14.87767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0.980344" calcext:value-type="float">
            <text:p>70.980344</text:p>
          </table:table-cell>
          <table:table-cell office:value-type="float" office:value="-22.562214" calcext:value-type="float">
            <text:p>-22.562214</text:p>
          </table:table-cell>
          <table:table-cell office:value-type="float" office:value="86.65375" calcext:value-type="float">
            <text:p>86.65375</text:p>
          </table:table-cell>
          <table:table-cell office:value-type="float" office:value="-11.982234" calcext:value-type="float">
            <text:p>-11.982234</text:p>
          </table:table-cell>
          <table:table-cell office:value-type="float" office:value="82.454436" calcext:value-type="float">
            <text:p>82.454436</text:p>
          </table:table-cell>
          <table:table-cell office:value-type="float" office:value="-1.024473" calcext:value-type="float">
            <text:p>-1.024473</text:p>
          </table:table-cell>
          <table:table-cell office:value-type="float" office:value="70.980427" calcext:value-type="float">
            <text:p>70.980427</text:p>
          </table:table-cell>
          <table:table-cell office:value-type="float" office:value="-22.562423" calcext:value-type="float">
            <text:p>-22.562423</text:p>
          </table:table-cell>
          <table:table-cell office:value-type="float" office:value="775" calcext:value-type="float">
            <text:p>775</text:p>
          </table:table-cell>
          <table:table-cell office:value-type="float" office:value="70.980344" calcext:value-type="float">
            <text:p>70.980344</text:p>
          </table:table-cell>
          <table:table-cell office:value-type="float" office:value="-22.562215" calcext:value-type="float">
            <text:p>-22.562215</text:p>
          </table:table-cell>
          <table:table-cell office:value-type="float" office:value="86.65375" calcext:value-type="float">
            <text:p>86.65375</text:p>
          </table:table-cell>
          <table:table-cell office:value-type="float" office:value="-11.68863" calcext:value-type="float">
            <text:p>-11.68863</text:p>
          </table:table-cell>
          <table:table-cell office:value-type="float" office:value="82.454437" calcext:value-type="float">
            <text:p>82.454437</text:p>
          </table:table-cell>
          <table:table-cell office:value-type="float" office:value="-1.024446" calcext:value-type="float">
            <text:p>-1.024446</text:p>
          </table:table-cell>
          <table:table-cell office:value-type="float" office:value="70.980428" calcext:value-type="float">
            <text:p>70.980428</text:p>
          </table:table-cell>
          <table:table-cell office:value-type="float" office:value="-22.562423" calcext:value-type="float">
            <text:p>-22.562423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9.055195" calcext:value-type="float">
            <text:p>69.055195</text:p>
          </table:table-cell>
          <table:table-cell office:value-type="float" office:value="-25.73969" calcext:value-type="float">
            <text:p>-25.73969</text:p>
          </table:table-cell>
          <table:table-cell office:value-type="float" office:value="86.683371" calcext:value-type="float">
            <text:p>86.683371</text:p>
          </table:table-cell>
          <table:table-cell office:value-type="float" office:value="-11.975757" calcext:value-type="float">
            <text:p>-11.975757</text:p>
          </table:table-cell>
          <table:table-cell office:value-type="float" office:value="81.544037" calcext:value-type="float">
            <text:p>81.544037</text:p>
          </table:table-cell>
          <table:table-cell office:value-type="float" office:value="-2.748516" calcext:value-type="float">
            <text:p>-2.748516</text:p>
          </table:table-cell>
          <table:table-cell office:value-type="float" office:value="69.05554" calcext:value-type="float">
            <text:p>69.05554</text:p>
          </table:table-cell>
          <table:table-cell office:value-type="float" office:value="-25.739911" calcext:value-type="float">
            <text:p>-25.739911</text:p>
          </table:table-cell>
          <table:table-cell office:value-type="float" office:value="776" calcext:value-type="float">
            <text:p>776</text:p>
          </table:table-cell>
          <table:table-cell office:value-type="float" office:value="69.055196" calcext:value-type="float">
            <text:p>69.055196</text:p>
          </table:table-cell>
          <table:table-cell office:value-type="float" office:value="-25.739691" calcext:value-type="float">
            <text:p>-25.739691</text:p>
          </table:table-cell>
          <table:table-cell office:value-type="float" office:value="86.683372" calcext:value-type="float">
            <text:p>86.683372</text:p>
          </table:table-cell>
          <table:table-cell office:value-type="float" office:value="-11.682154" calcext:value-type="float">
            <text:p>-11.682154</text:p>
          </table:table-cell>
          <table:table-cell office:value-type="float" office:value="81.544038" calcext:value-type="float">
            <text:p>81.544038</text:p>
          </table:table-cell>
          <table:table-cell office:value-type="float" office:value="-2.74849" calcext:value-type="float">
            <text:p>-2.74849</text:p>
          </table:table-cell>
          <table:table-cell office:value-type="float" office:value="69.055541" calcext:value-type="float">
            <text:p>69.055541</text:p>
          </table:table-cell>
          <table:table-cell office:value-type="float" office:value="-25.739912" calcext:value-type="float">
            <text:p>-25.739912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2.205949" calcext:value-type="float">
            <text:p>72.205949</text:p>
          </table:table-cell>
          <table:table-cell office:value-type="float" office:value="-18.755577" calcext:value-type="float">
            <text:p>-18.755577</text:p>
          </table:table-cell>
          <table:table-cell office:value-type="float" office:value="86.71401" calcext:value-type="float">
            <text:p>86.71401</text:p>
          </table:table-cell>
          <table:table-cell office:value-type="float" office:value="-11.966389" calcext:value-type="float">
            <text:p>-11.966389</text:p>
          </table:table-cell>
          <table:table-cell office:value-type="float" office:value="80.918865" calcext:value-type="float">
            <text:p>80.918865</text:p>
          </table:table-cell>
          <table:table-cell office:value-type="float" office:value="-3.860297" calcext:value-type="float">
            <text:p>-3.860297</text:p>
          </table:table-cell>
          <table:table-cell office:value-type="float" office:value="72.205701" calcext:value-type="float">
            <text:p>72.205701</text:p>
          </table:table-cell>
          <table:table-cell office:value-type="float" office:value="-18.756074" calcext:value-type="float">
            <text:p>-18.756074</text:p>
          </table:table-cell>
          <table:table-cell office:value-type="float" office:value="777" calcext:value-type="float">
            <text:p>777</text:p>
          </table:table-cell>
          <table:table-cell office:value-type="float" office:value="72.20595" calcext:value-type="float">
            <text:p>72.20595</text:p>
          </table:table-cell>
          <table:table-cell office:value-type="float" office:value="-18.755577" calcext:value-type="float">
            <text:p>-18.755577</text:p>
          </table:table-cell>
          <table:table-cell office:value-type="float" office:value="86.714011" calcext:value-type="float">
            <text:p>86.714011</text:p>
          </table:table-cell>
          <table:table-cell office:value-type="float" office:value="-11.672785" calcext:value-type="float">
            <text:p>-11.672785</text:p>
          </table:table-cell>
          <table:table-cell office:value-type="float" office:value="80.918866" calcext:value-type="float">
            <text:p>80.918866</text:p>
          </table:table-cell>
          <table:table-cell office:value-type="float" office:value="-3.860274" calcext:value-type="float">
            <text:p>-3.860274</text:p>
          </table:table-cell>
          <table:table-cell office:value-type="float" office:value="72.205701" calcext:value-type="float">
            <text:p>72.205701</text:p>
          </table:table-cell>
          <table:table-cell office:value-type="float" office:value="-18.756074" calcext:value-type="float">
            <text:p>-18.756074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5.273079" calcext:value-type="float">
            <text:p>75.273079</text:p>
          </table:table-cell>
          <table:table-cell office:value-type="float" office:value="-8.500767" calcext:value-type="float">
            <text:p>-8.500767</text:p>
          </table:table-cell>
          <table:table-cell office:value-type="float" office:value="86.743122" calcext:value-type="float">
            <text:p>86.743122</text:p>
          </table:table-cell>
          <table:table-cell office:value-type="float" office:value="-11.956196" calcext:value-type="float">
            <text:p>-11.956196</text:p>
          </table:table-cell>
          <table:table-cell office:value-type="float" office:value="80.550734" calcext:value-type="float">
            <text:p>80.550734</text:p>
          </table:table-cell>
          <table:table-cell office:value-type="float" office:value="-4.175651" calcext:value-type="float">
            <text:p>-4.175651</text:p>
          </table:table-cell>
          <table:table-cell office:value-type="float" office:value="75.273083" calcext:value-type="float">
            <text:p>75.273083</text:p>
          </table:table-cell>
          <table:table-cell office:value-type="float" office:value="-8.500926" calcext:value-type="float">
            <text:p>-8.500926</text:p>
          </table:table-cell>
          <table:table-cell office:value-type="float" office:value="778" calcext:value-type="float">
            <text:p>778</text:p>
          </table:table-cell>
          <table:table-cell office:value-type="float" office:value="75.273079" calcext:value-type="float">
            <text:p>75.273079</text:p>
          </table:table-cell>
          <table:table-cell office:value-type="float" office:value="-8.500767" calcext:value-type="float">
            <text:p>-8.500767</text:p>
          </table:table-cell>
          <table:table-cell office:value-type="float" office:value="86.743122" calcext:value-type="float">
            <text:p>86.743122</text:p>
          </table:table-cell>
          <table:table-cell office:value-type="float" office:value="-11.662592" calcext:value-type="float">
            <text:p>-11.662592</text:p>
          </table:table-cell>
          <table:table-cell office:value-type="float" office:value="80.550734" calcext:value-type="float">
            <text:p>80.550734</text:p>
          </table:table-cell>
          <table:table-cell office:value-type="float" office:value="-4.175629" calcext:value-type="float">
            <text:p>-4.175629</text:p>
          </table:table-cell>
          <table:table-cell office:value-type="float" office:value="75.273083" calcext:value-type="float">
            <text:p>75.273083</text:p>
          </table:table-cell>
          <table:table-cell office:value-type="float" office:value="-8.500927" calcext:value-type="float">
            <text:p>-8.50092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3.76169" calcext:value-type="float">
            <text:p>73.76169</text:p>
          </table:table-cell>
          <table:table-cell office:value-type="float" office:value="-2.788419" calcext:value-type="float">
            <text:p>-2.788419</text:p>
          </table:table-cell>
          <table:table-cell office:value-type="float" office:value="86.769921" calcext:value-type="float">
            <text:p>86.769921</text:p>
          </table:table-cell>
          <table:table-cell office:value-type="float" office:value="-11.942045" calcext:value-type="float">
            <text:p>-11.942045</text:p>
          </table:table-cell>
          <table:table-cell office:value-type="float" office:value="80.100424" calcext:value-type="float">
            <text:p>80.100424</text:p>
          </table:table-cell>
          <table:table-cell office:value-type="float" office:value="-4.065384" calcext:value-type="float">
            <text:p>-4.065384</text:p>
          </table:table-cell>
          <table:table-cell office:value-type="float" office:value="73.761912" calcext:value-type="float">
            <text:p>73.761912</text:p>
          </table:table-cell>
          <table:table-cell office:value-type="float" office:value="-2.788198" calcext:value-type="float">
            <text:p>-2.788198</text:p>
          </table:table-cell>
          <table:table-cell office:value-type="float" office:value="779" calcext:value-type="float">
            <text:p>779</text:p>
          </table:table-cell>
          <table:table-cell office:value-type="float" office:value="73.76169" calcext:value-type="float">
            <text:p>73.76169</text:p>
          </table:table-cell>
          <table:table-cell office:value-type="float" office:value="-2.78842" calcext:value-type="float">
            <text:p>-2.78842</text:p>
          </table:table-cell>
          <table:table-cell office:value-type="float" office:value="86.769921" calcext:value-type="float">
            <text:p>86.769921</text:p>
          </table:table-cell>
          <table:table-cell office:value-type="float" office:value="-11.648442" calcext:value-type="float">
            <text:p>-11.648442</text:p>
          </table:table-cell>
          <table:table-cell office:value-type="float" office:value="80.100424" calcext:value-type="float">
            <text:p>80.100424</text:p>
          </table:table-cell>
          <table:table-cell office:value-type="float" office:value="-4.065364" calcext:value-type="float">
            <text:p>-4.065364</text:p>
          </table:table-cell>
          <table:table-cell office:value-type="float" office:value="73.761913" calcext:value-type="float">
            <text:p>73.761913</text:p>
          </table:table-cell>
          <table:table-cell office:value-type="float" office:value="-2.788199" calcext:value-type="float">
            <text:p>-2.78819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4.64939" calcext:value-type="float">
            <text:p>74.64939</text:p>
          </table:table-cell>
          <table:table-cell office:value-type="float" office:value="-1.961822" calcext:value-type="float">
            <text:p>-1.961822</text:p>
          </table:table-cell>
          <table:table-cell office:value-type="float" office:value="86.79273" calcext:value-type="float">
            <text:p>86.79273</text:p>
          </table:table-cell>
          <table:table-cell office:value-type="float" office:value="-11.928293" calcext:value-type="float">
            <text:p>-11.928293</text:p>
          </table:table-cell>
          <table:table-cell office:value-type="float" office:value="79.740064" calcext:value-type="float">
            <text:p>79.740064</text:p>
          </table:table-cell>
          <table:table-cell office:value-type="float" office:value="-3.905345" calcext:value-type="float">
            <text:p>-3.905345</text:p>
          </table:table-cell>
          <table:table-cell office:value-type="float" office:value="74.649273" calcext:value-type="float">
            <text:p>74.649273</text:p>
          </table:table-cell>
          <table:table-cell office:value-type="float" office:value="-1.961586" calcext:value-type="float">
            <text:p>-1.961586</text:p>
          </table:table-cell>
          <table:table-cell office:value-type="float" office:value="780" calcext:value-type="float">
            <text:p>780</text:p>
          </table:table-cell>
          <table:table-cell office:value-type="float" office:value="74.64939" calcext:value-type="float">
            <text:p>74.64939</text:p>
          </table:table-cell>
          <table:table-cell office:value-type="float" office:value="-1.961823" calcext:value-type="float">
            <text:p>-1.961823</text:p>
          </table:table-cell>
          <table:table-cell office:value-type="float" office:value="86.79273" calcext:value-type="float">
            <text:p>86.79273</text:p>
          </table:table-cell>
          <table:table-cell office:value-type="float" office:value="-11.634689" calcext:value-type="float">
            <text:p>-11.634689</text:p>
          </table:table-cell>
          <table:table-cell office:value-type="float" office:value="79.740064" calcext:value-type="float">
            <text:p>79.740064</text:p>
          </table:table-cell>
          <table:table-cell office:value-type="float" office:value="-3.905326" calcext:value-type="float">
            <text:p>-3.905326</text:p>
          </table:table-cell>
          <table:table-cell office:value-type="float" office:value="74.649274" calcext:value-type="float">
            <text:p>74.649274</text:p>
          </table:table-cell>
          <table:table-cell office:value-type="float" office:value="-1.961586" calcext:value-type="float">
            <text:p>-1.96158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4.669454" calcext:value-type="float">
            <text:p>74.669454</text:p>
          </table:table-cell>
          <table:table-cell office:value-type="float" office:value="-10.477707" calcext:value-type="float">
            <text:p>-10.477707</text:p>
          </table:table-cell>
          <table:table-cell office:value-type="float" office:value="86.811849" calcext:value-type="float">
            <text:p>86.811849</text:p>
          </table:table-cell>
          <table:table-cell office:value-type="float" office:value="-11.916299" calcext:value-type="float">
            <text:p>-11.916299</text:p>
          </table:table-cell>
          <table:table-cell office:value-type="float" office:value="79.402902" calcext:value-type="float">
            <text:p>79.402902</text:p>
          </table:table-cell>
          <table:table-cell office:value-type="float" office:value="-4.354256" calcext:value-type="float">
            <text:p>-4.354256</text:p>
          </table:table-cell>
          <table:table-cell office:value-type="float" office:value="74.669496" calcext:value-type="float">
            <text:p>74.669496</text:p>
          </table:table-cell>
          <table:table-cell office:value-type="float" office:value="-10.477256" calcext:value-type="float">
            <text:p>-10.477256</text:p>
          </table:table-cell>
          <table:table-cell office:value-type="float" office:value="781" calcext:value-type="float">
            <text:p>781</text:p>
          </table:table-cell>
          <table:table-cell office:value-type="float" office:value="74.669454" calcext:value-type="float">
            <text:p>74.669454</text:p>
          </table:table-cell>
          <table:table-cell office:value-type="float" office:value="-10.477707" calcext:value-type="float">
            <text:p>-10.477707</text:p>
          </table:table-cell>
          <table:table-cell office:value-type="float" office:value="86.81185" calcext:value-type="float">
            <text:p>86.81185</text:p>
          </table:table-cell>
          <table:table-cell office:value-type="float" office:value="-11.622695" calcext:value-type="float">
            <text:p>-11.622695</text:p>
          </table:table-cell>
          <table:table-cell office:value-type="float" office:value="79.402903" calcext:value-type="float">
            <text:p>79.402903</text:p>
          </table:table-cell>
          <table:table-cell office:value-type="float" office:value="-4.354239" calcext:value-type="float">
            <text:p>-4.354239</text:p>
          </table:table-cell>
          <table:table-cell office:value-type="float" office:value="74.669496" calcext:value-type="float">
            <text:p>74.669496</text:p>
          </table:table-cell>
          <table:table-cell office:value-type="float" office:value="-10.477256" calcext:value-type="float">
            <text:p>-10.477256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5.662466" calcext:value-type="float">
            <text:p>75.662466</text:p>
          </table:table-cell>
          <table:table-cell office:value-type="float" office:value="-13.519806" calcext:value-type="float">
            <text:p>-13.519806</text:p>
          </table:table-cell>
          <table:table-cell office:value-type="float" office:value="86.830614" calcext:value-type="float">
            <text:p>86.830614</text:p>
          </table:table-cell>
          <table:table-cell office:value-type="float" office:value="-11.900154" calcext:value-type="float">
            <text:p>-11.900154</text:p>
          </table:table-cell>
          <table:table-cell office:value-type="float" office:value="79.158523" calcext:value-type="float">
            <text:p>79.158523</text:p>
          </table:table-cell>
          <table:table-cell office:value-type="float" office:value="-4.98083" calcext:value-type="float">
            <text:p>-4.98083</text:p>
          </table:table-cell>
          <table:table-cell office:value-type="float" office:value="75.662419" calcext:value-type="float">
            <text:p>75.662419</text:p>
          </table:table-cell>
          <table:table-cell office:value-type="float" office:value="-13.520069" calcext:value-type="float">
            <text:p>-13.520069</text:p>
          </table:table-cell>
          <table:table-cell office:value-type="float" office:value="782" calcext:value-type="float">
            <text:p>782</text:p>
          </table:table-cell>
          <table:table-cell office:value-type="float" office:value="75.662467" calcext:value-type="float">
            <text:p>75.662467</text:p>
          </table:table-cell>
          <table:table-cell office:value-type="float" office:value="-13.519807" calcext:value-type="float">
            <text:p>-13.519807</text:p>
          </table:table-cell>
          <table:table-cell office:value-type="float" office:value="86.830614" calcext:value-type="float">
            <text:p>86.830614</text:p>
          </table:table-cell>
          <table:table-cell office:value-type="float" office:value="-11.60655" calcext:value-type="float">
            <text:p>-11.60655</text:p>
          </table:table-cell>
          <table:table-cell office:value-type="float" office:value="79.158523" calcext:value-type="float">
            <text:p>79.158523</text:p>
          </table:table-cell>
          <table:table-cell office:value-type="float" office:value="-4.980814" calcext:value-type="float">
            <text:p>-4.980814</text:p>
          </table:table-cell>
          <table:table-cell office:value-type="float" office:value="75.66242" calcext:value-type="float">
            <text:p>75.66242</text:p>
          </table:table-cell>
          <table:table-cell office:value-type="float" office:value="-13.52007" calcext:value-type="float">
            <text:p>-13.5200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3.041175" calcext:value-type="float">
            <text:p>83.041175</text:p>
          </table:table-cell>
          <table:table-cell office:value-type="float" office:value="-16.784982" calcext:value-type="float">
            <text:p>-16.784982</text:p>
          </table:table-cell>
          <table:table-cell office:value-type="float" office:value="86.849397" calcext:value-type="float">
            <text:p>86.849397</text:p>
          </table:table-cell>
          <table:table-cell office:value-type="float" office:value="-11.888143" calcext:value-type="float">
            <text:p>-11.888143</text:p>
          </table:table-cell>
          <table:table-cell office:value-type="float" office:value="79.447777" calcext:value-type="float">
            <text:p>79.447777</text:p>
          </table:table-cell>
          <table:table-cell office:value-type="float" office:value="-5.795951" calcext:value-type="float">
            <text:p>-5.795951</text:p>
          </table:table-cell>
          <table:table-cell office:value-type="float" office:value="83.040868" calcext:value-type="float">
            <text:p>83.040868</text:p>
          </table:table-cell>
          <table:table-cell office:value-type="float" office:value="-16.784971" calcext:value-type="float">
            <text:p>-16.784971</text:p>
          </table:table-cell>
          <table:table-cell office:value-type="float" office:value="783" calcext:value-type="float">
            <text:p>783</text:p>
          </table:table-cell>
          <table:table-cell office:value-type="float" office:value="83.041175" calcext:value-type="float">
            <text:p>83.041175</text:p>
          </table:table-cell>
          <table:table-cell office:value-type="float" office:value="-16.784982" calcext:value-type="float">
            <text:p>-16.784982</text:p>
          </table:table-cell>
          <table:table-cell office:value-type="float" office:value="86.849397" calcext:value-type="float">
            <text:p>86.849397</text:p>
          </table:table-cell>
          <table:table-cell office:value-type="float" office:value="-11.59454" calcext:value-type="float">
            <text:p>-11.59454</text:p>
          </table:table-cell>
          <table:table-cell office:value-type="float" office:value="79.447777" calcext:value-type="float">
            <text:p>79.447777</text:p>
          </table:table-cell>
          <table:table-cell office:value-type="float" office:value="-5.795936" calcext:value-type="float">
            <text:p>-5.795936</text:p>
          </table:table-cell>
          <table:table-cell office:value-type="float" office:value="83.040869" calcext:value-type="float">
            <text:p>83.040869</text:p>
          </table:table-cell>
          <table:table-cell office:value-type="float" office:value="-16.784972" calcext:value-type="float">
            <text:p>-16.784972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91.793273" calcext:value-type="float">
            <text:p>91.793273</text:p>
          </table:table-cell>
          <table:table-cell office:value-type="float" office:value="-18.147288" calcext:value-type="float">
            <text:p>-18.147288</text:p>
          </table:table-cell>
          <table:table-cell office:value-type="float" office:value="86.868622" calcext:value-type="float">
            <text:p>86.868622</text:p>
          </table:table-cell>
          <table:table-cell office:value-type="float" office:value="-11.893921" calcext:value-type="float">
            <text:p>-11.893921</text:p>
          </table:table-cell>
          <table:table-cell office:value-type="float" office:value="80.329841" calcext:value-type="float">
            <text:p>80.329841</text:p>
          </table:table-cell>
          <table:table-cell office:value-type="float" office:value="-6.665918" calcext:value-type="float">
            <text:p>-6.665918</text:p>
          </table:table-cell>
          <table:table-cell office:value-type="float" office:value="91.793207" calcext:value-type="float">
            <text:p>91.793207</text:p>
          </table:table-cell>
          <table:table-cell office:value-type="float" office:value="-18.14738" calcext:value-type="float">
            <text:p>-18.14738</text:p>
          </table:table-cell>
          <table:table-cell office:value-type="float" office:value="784" calcext:value-type="float">
            <text:p>784</text:p>
          </table:table-cell>
          <table:table-cell office:value-type="float" office:value="91.793274" calcext:value-type="float">
            <text:p>91.793274</text:p>
          </table:table-cell>
          <table:table-cell office:value-type="float" office:value="-18.147288" calcext:value-type="float">
            <text:p>-18.147288</text:p>
          </table:table-cell>
          <table:table-cell office:value-type="float" office:value="86.868622" calcext:value-type="float">
            <text:p>86.868622</text:p>
          </table:table-cell>
          <table:table-cell office:value-type="float" office:value="-11.600318" calcext:value-type="float">
            <text:p>-11.600318</text:p>
          </table:table-cell>
          <table:table-cell office:value-type="float" office:value="80.329841" calcext:value-type="float">
            <text:p>80.329841</text:p>
          </table:table-cell>
          <table:table-cell office:value-type="float" office:value="-6.665904" calcext:value-type="float">
            <text:p>-6.665904</text:p>
          </table:table-cell>
          <table:table-cell office:value-type="float" office:value="91.793208" calcext:value-type="float">
            <text:p>91.793208</text:p>
          </table:table-cell>
          <table:table-cell office:value-type="float" office:value="-18.14738" calcext:value-type="float">
            <text:p>-18.1473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1.007824" calcext:value-type="float">
            <text:p>81.007824</text:p>
          </table:table-cell>
          <table:table-cell office:value-type="float" office:value="-15.627171" calcext:value-type="float">
            <text:p>-15.627171</text:p>
          </table:table-cell>
          <table:table-cell office:value-type="float" office:value="86.889001" calcext:value-type="float">
            <text:p>86.889001</text:p>
          </table:table-cell>
          <table:table-cell office:value-type="float" office:value="-11.895371" calcext:value-type="float">
            <text:p>-11.895371</text:p>
          </table:table-cell>
          <table:table-cell office:value-type="float" office:value="80.396252" calcext:value-type="float">
            <text:p>80.396252</text:p>
          </table:table-cell>
          <table:table-cell office:value-type="float" office:value="-7.294553" calcext:value-type="float">
            <text:p>-7.294553</text:p>
          </table:table-cell>
          <table:table-cell office:value-type="float" office:value="81.008757" calcext:value-type="float">
            <text:p>81.008757</text:p>
          </table:table-cell>
          <table:table-cell office:value-type="float" office:value="-15.627356" calcext:value-type="float">
            <text:p>-15.627356</text:p>
          </table:table-cell>
          <table:table-cell office:value-type="float" office:value="785" calcext:value-type="float">
            <text:p>785</text:p>
          </table:table-cell>
          <table:table-cell office:value-type="float" office:value="81.007825" calcext:value-type="float">
            <text:p>81.007825</text:p>
          </table:table-cell>
          <table:table-cell office:value-type="float" office:value="-15.627171" calcext:value-type="float">
            <text:p>-15.627171</text:p>
          </table:table-cell>
          <table:table-cell office:value-type="float" office:value="86.889001" calcext:value-type="float">
            <text:p>86.889001</text:p>
          </table:table-cell>
          <table:table-cell office:value-type="float" office:value="-11.601767" calcext:value-type="float">
            <text:p>-11.601767</text:p>
          </table:table-cell>
          <table:table-cell office:value-type="float" office:value="80.396252" calcext:value-type="float">
            <text:p>80.396252</text:p>
          </table:table-cell>
          <table:table-cell office:value-type="float" office:value="-7.294541" calcext:value-type="float">
            <text:p>-7.294541</text:p>
          </table:table-cell>
          <table:table-cell office:value-type="float" office:value="81.008757" calcext:value-type="float">
            <text:p>81.008757</text:p>
          </table:table-cell>
          <table:table-cell office:value-type="float" office:value="-15.627356" calcext:value-type="float">
            <text:p>-15.62735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2.823129" calcext:value-type="float">
            <text:p>72.823129</text:p>
          </table:table-cell>
          <table:table-cell office:value-type="float" office:value="-16.87915" calcext:value-type="float">
            <text:p>-16.87915</text:p>
          </table:table-cell>
          <table:table-cell office:value-type="float" office:value="86.910112" calcext:value-type="float">
            <text:p>86.910112</text:p>
          </table:table-cell>
          <table:table-cell office:value-type="float" office:value="-11.905891" calcext:value-type="float">
            <text:p>-11.905891</text:p>
          </table:table-cell>
          <table:table-cell office:value-type="float" office:value="79.885767" calcext:value-type="float">
            <text:p>79.885767</text:p>
          </table:table-cell>
          <table:table-cell office:value-type="float" office:value="-7.975259" calcext:value-type="float">
            <text:p>-7.975259</text:p>
          </table:table-cell>
          <table:table-cell office:value-type="float" office:value="72.823006" calcext:value-type="float">
            <text:p>72.823006</text:p>
          </table:table-cell>
          <table:table-cell office:value-type="float" office:value="-16.878971" calcext:value-type="float">
            <text:p>-16.878971</text:p>
          </table:table-cell>
          <table:table-cell office:value-type="float" office:value="786" calcext:value-type="float">
            <text:p>786</text:p>
          </table:table-cell>
          <table:table-cell office:value-type="float" office:value="72.82313" calcext:value-type="float">
            <text:p>72.82313</text:p>
          </table:table-cell>
          <table:table-cell office:value-type="float" office:value="-16.879151" calcext:value-type="float">
            <text:p>-16.879151</text:p>
          </table:table-cell>
          <table:table-cell office:value-type="float" office:value="86.910112" calcext:value-type="float">
            <text:p>86.910112</text:p>
          </table:table-cell>
          <table:table-cell office:value-type="float" office:value="-11.612287" calcext:value-type="float">
            <text:p>-11.612287</text:p>
          </table:table-cell>
          <table:table-cell office:value-type="float" office:value="79.885767" calcext:value-type="float">
            <text:p>79.885767</text:p>
          </table:table-cell>
          <table:table-cell office:value-type="float" office:value="-7.975247" calcext:value-type="float">
            <text:p>-7.975247</text:p>
          </table:table-cell>
          <table:table-cell office:value-type="float" office:value="72.823006" calcext:value-type="float">
            <text:p>72.823006</text:p>
          </table:table-cell>
          <table:table-cell office:value-type="float" office:value="-16.878972" calcext:value-type="float">
            <text:p>-16.878972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3.511826" calcext:value-type="float">
            <text:p>83.511826</text:p>
          </table:table-cell>
          <table:table-cell office:value-type="float" office:value="-22.411801" calcext:value-type="float">
            <text:p>-22.411801</text:p>
          </table:table-cell>
          <table:table-cell office:value-type="float" office:value="86.931267" calcext:value-type="float">
            <text:p>86.931267</text:p>
          </table:table-cell>
          <table:table-cell office:value-type="float" office:value="-11.9215" calcext:value-type="float">
            <text:p>-11.9215</text:p>
          </table:table-cell>
          <table:table-cell office:value-type="float" office:value="80.159265" calcext:value-type="float">
            <text:p>80.159265</text:p>
          </table:table-cell>
          <table:table-cell office:value-type="float" office:value="-9.000334" calcext:value-type="float">
            <text:p>-9.000334</text:p>
          </table:table-cell>
          <table:table-cell office:value-type="float" office:value="83.51093" calcext:value-type="float">
            <text:p>83.51093</text:p>
          </table:table-cell>
          <table:table-cell office:value-type="float" office:value="-22.411598" calcext:value-type="float">
            <text:p>-22.411598</text:p>
          </table:table-cell>
          <table:table-cell office:value-type="float" office:value="787" calcext:value-type="float">
            <text:p>787</text:p>
          </table:table-cell>
          <table:table-cell office:value-type="float" office:value="83.511826" calcext:value-type="float">
            <text:p>83.511826</text:p>
          </table:table-cell>
          <table:table-cell office:value-type="float" office:value="-22.411802" calcext:value-type="float">
            <text:p>-22.411802</text:p>
          </table:table-cell>
          <table:table-cell office:value-type="float" office:value="86.931267" calcext:value-type="float">
            <text:p>86.931267</text:p>
          </table:table-cell>
          <table:table-cell office:value-type="float" office:value="-11.627897" calcext:value-type="float">
            <text:p>-11.627897</text:p>
          </table:table-cell>
          <table:table-cell office:value-type="float" office:value="80.159266" calcext:value-type="float">
            <text:p>80.159266</text:p>
          </table:table-cell>
          <table:table-cell office:value-type="float" office:value="-9.000323" calcext:value-type="float">
            <text:p>-9.000323</text:p>
          </table:table-cell>
          <table:table-cell office:value-type="float" office:value="83.510931" calcext:value-type="float">
            <text:p>83.510931</text:p>
          </table:table-cell>
          <table:table-cell office:value-type="float" office:value="-22.411599" calcext:value-type="float">
            <text:p>-22.41159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92.354021" calcext:value-type="float">
            <text:p>92.354021</text:p>
          </table:table-cell>
          <table:table-cell office:value-type="float" office:value="-19.413323" calcext:value-type="float">
            <text:p>-19.413323</text:p>
          </table:table-cell>
          <table:table-cell office:value-type="float" office:value="86.950356" calcext:value-type="float">
            <text:p>86.950356</text:p>
          </table:table-cell>
          <table:table-cell office:value-type="float" office:value="-11.904467" calcext:value-type="float">
            <text:p>-11.904467</text:p>
          </table:table-cell>
          <table:table-cell office:value-type="float" office:value="81.030651" calcext:value-type="float">
            <text:p>81.030651</text:p>
          </table:table-cell>
          <table:table-cell office:value-type="float" office:value="-9.713402" calcext:value-type="float">
            <text:p>-9.713402</text:p>
          </table:table-cell>
          <table:table-cell office:value-type="float" office:value="92.354108" calcext:value-type="float">
            <text:p>92.354108</text:p>
          </table:table-cell>
          <table:table-cell office:value-type="float" office:value="-19.413725" calcext:value-type="float">
            <text:p>-19.413725</text:p>
          </table:table-cell>
          <table:table-cell office:value-type="float" office:value="788" calcext:value-type="float">
            <text:p>788</text:p>
          </table:table-cell>
          <table:table-cell office:value-type="float" office:value="92.354021" calcext:value-type="float">
            <text:p>92.354021</text:p>
          </table:table-cell>
          <table:table-cell office:value-type="float" office:value="-19.413324" calcext:value-type="float">
            <text:p>-19.413324</text:p>
          </table:table-cell>
          <table:table-cell office:value-type="float" office:value="86.950357" calcext:value-type="float">
            <text:p>86.950357</text:p>
          </table:table-cell>
          <table:table-cell office:value-type="float" office:value="-11.610863" calcext:value-type="float">
            <text:p>-11.610863</text:p>
          </table:table-cell>
          <table:table-cell office:value-type="float" office:value="81.030652" calcext:value-type="float">
            <text:p>81.030652</text:p>
          </table:table-cell>
          <table:table-cell office:value-type="float" office:value="-9.713392" calcext:value-type="float">
            <text:p>-9.713392</text:p>
          </table:table-cell>
          <table:table-cell office:value-type="float" office:value="92.354108" calcext:value-type="float">
            <text:p>92.354108</text:p>
          </table:table-cell>
          <table:table-cell office:value-type="float" office:value="-19.413726" calcext:value-type="float">
            <text:p>-19.41372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9.631741" calcext:value-type="float">
            <text:p>89.631741</text:p>
          </table:table-cell>
          <table:table-cell office:value-type="float" office:value="-16.464952" calcext:value-type="float">
            <text:p>-16.464952</text:p>
          </table:table-cell>
          <table:table-cell office:value-type="float" office:value="86.966681" calcext:value-type="float">
            <text:p>86.966681</text:p>
          </table:table-cell>
          <table:table-cell office:value-type="float" office:value="-11.920346" calcext:value-type="float">
            <text:p>-11.920346</text:p>
          </table:table-cell>
          <table:table-cell office:value-type="float" office:value="81.647909" calcext:value-type="float">
            <text:p>81.647909</text:p>
          </table:table-cell>
          <table:table-cell office:value-type="float" office:value="-10.200778" calcext:value-type="float">
            <text:p>-10.200778</text:p>
          </table:table-cell>
          <table:table-cell office:value-type="float" office:value="89.632287" calcext:value-type="float">
            <text:p>89.632287</text:p>
          </table:table-cell>
          <table:table-cell office:value-type="float" office:value="-16.464952" calcext:value-type="float">
            <text:p>-16.464952</text:p>
          </table:table-cell>
          <table:table-cell office:value-type="float" office:value="789" calcext:value-type="float">
            <text:p>789</text:p>
          </table:table-cell>
          <table:table-cell office:value-type="float" office:value="89.631742" calcext:value-type="float">
            <text:p>89.631742</text:p>
          </table:table-cell>
          <table:table-cell office:value-type="float" office:value="-16.464953" calcext:value-type="float">
            <text:p>-16.464953</text:p>
          </table:table-cell>
          <table:table-cell office:value-type="float" office:value="86.966681" calcext:value-type="float">
            <text:p>86.966681</text:p>
          </table:table-cell>
          <table:table-cell office:value-type="float" office:value="-11.626743" calcext:value-type="float">
            <text:p>-11.626743</text:p>
          </table:table-cell>
          <table:table-cell office:value-type="float" office:value="81.64791" calcext:value-type="float">
            <text:p>81.64791</text:p>
          </table:table-cell>
          <table:table-cell office:value-type="float" office:value="-10.200769" calcext:value-type="float">
            <text:p>-10.200769</text:p>
          </table:table-cell>
          <table:table-cell office:value-type="float" office:value="89.632287" calcext:value-type="float">
            <text:p>89.632287</text:p>
          </table:table-cell>
          <table:table-cell office:value-type="float" office:value="-16.464952" calcext:value-type="float">
            <text:p>-16.464952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92.26352" calcext:value-type="float">
            <text:p>92.26352</text:p>
          </table:table-cell>
          <table:table-cell office:value-type="float" office:value="-14.822266" calcext:value-type="float">
            <text:p>-14.822266</text:p>
          </table:table-cell>
          <table:table-cell office:value-type="float" office:value="86.979802" calcext:value-type="float">
            <text:p>86.979802</text:p>
          </table:table-cell>
          <table:table-cell office:value-type="float" office:value="-11.910248" calcext:value-type="float">
            <text:p>-11.910248</text:p>
          </table:table-cell>
          <table:table-cell office:value-type="float" office:value="82.403205" calcext:value-type="float">
            <text:p>82.403205</text:p>
          </table:table-cell>
          <table:table-cell office:value-type="float" office:value="-10.514891" calcext:value-type="float">
            <text:p>-10.514891</text:p>
          </table:table-cell>
          <table:table-cell office:value-type="float" office:value="92.263268" calcext:value-type="float">
            <text:p>92.263268</text:p>
          </table:table-cell>
          <table:table-cell office:value-type="float" office:value="-14.822203" calcext:value-type="float">
            <text:p>-14.822203</text:p>
          </table:table-cell>
          <table:table-cell office:value-type="float" office:value="790" calcext:value-type="float">
            <text:p>790</text:p>
          </table:table-cell>
          <table:table-cell office:value-type="float" office:value="92.263521" calcext:value-type="float">
            <text:p>92.263521</text:p>
          </table:table-cell>
          <table:table-cell office:value-type="float" office:value="-14.822267" calcext:value-type="float">
            <text:p>-14.822267</text:p>
          </table:table-cell>
          <table:table-cell office:value-type="float" office:value="86.979803" calcext:value-type="float">
            <text:p>86.979803</text:p>
          </table:table-cell>
          <table:table-cell office:value-type="float" office:value="-11.616644" calcext:value-type="float">
            <text:p>-11.616644</text:p>
          </table:table-cell>
          <table:table-cell office:value-type="float" office:value="82.403206" calcext:value-type="float">
            <text:p>82.403206</text:p>
          </table:table-cell>
          <table:table-cell office:value-type="float" office:value="-10.514882" calcext:value-type="float">
            <text:p>-10.514882</text:p>
          </table:table-cell>
          <table:table-cell office:value-type="float" office:value="92.263269" calcext:value-type="float">
            <text:p>92.263269</text:p>
          </table:table-cell>
          <table:table-cell office:value-type="float" office:value="-14.822204" calcext:value-type="float">
            <text:p>-14.82220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96.007338" calcext:value-type="float">
            <text:p>96.007338</text:p>
          </table:table-cell>
          <table:table-cell office:value-type="float" office:value="-7.026683" calcext:value-type="float">
            <text:p>-7.026683</text:p>
          </table:table-cell>
          <table:table-cell office:value-type="float" office:value="86.989531" calcext:value-type="float">
            <text:p>86.989531</text:p>
          </table:table-cell>
          <table:table-cell office:value-type="float" office:value="-11.90736" calcext:value-type="float">
            <text:p>-11.90736</text:p>
          </table:table-cell>
          <table:table-cell office:value-type="float" office:value="83.364542" calcext:value-type="float">
            <text:p>83.364542</text:p>
          </table:table-cell>
          <table:table-cell office:value-type="float" office:value="-10.268031" calcext:value-type="float">
            <text:p>-10.268031</text:p>
          </table:table-cell>
          <table:table-cell office:value-type="float" office:value="96.007285" calcext:value-type="float">
            <text:p>96.007285</text:p>
          </table:table-cell>
          <table:table-cell office:value-type="float" office:value="-7.026972" calcext:value-type="float">
            <text:p>-7.026972</text:p>
          </table:table-cell>
          <table:table-cell office:value-type="float" office:value="791" calcext:value-type="float">
            <text:p>791</text:p>
          </table:table-cell>
          <table:table-cell office:value-type="float" office:value="96.007338" calcext:value-type="float">
            <text:p>96.007338</text:p>
          </table:table-cell>
          <table:table-cell office:value-type="float" office:value="-7.026683" calcext:value-type="float">
            <text:p>-7.026683</text:p>
          </table:table-cell>
          <table:table-cell office:value-type="float" office:value="86.989531" calcext:value-type="float">
            <text:p>86.989531</text:p>
          </table:table-cell>
          <table:table-cell office:value-type="float" office:value="-11.613757" calcext:value-type="float">
            <text:p>-11.613757</text:p>
          </table:table-cell>
          <table:table-cell office:value-type="float" office:value="83.364542" calcext:value-type="float">
            <text:p>83.364542</text:p>
          </table:table-cell>
          <table:table-cell office:value-type="float" office:value="-10.268023" calcext:value-type="float">
            <text:p>-10.268023</text:p>
          </table:table-cell>
          <table:table-cell office:value-type="float" office:value="96.007286" calcext:value-type="float">
            <text:p>96.007286</text:p>
          </table:table-cell>
          <table:table-cell office:value-type="float" office:value="-7.026972" calcext:value-type="float">
            <text:p>-7.026972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99.824067" calcext:value-type="float">
            <text:p>99.824067</text:p>
          </table:table-cell>
          <table:table-cell office:value-type="float" office:value="-1.153692" calcext:value-type="float">
            <text:p>-1.153692</text:p>
          </table:table-cell>
          <table:table-cell office:value-type="float" office:value="86.996059" calcext:value-type="float">
            <text:p>86.996059</text:p>
          </table:table-cell>
          <table:table-cell office:value-type="float" office:value="-11.910808" calcext:value-type="float">
            <text:p>-11.910808</text:p>
          </table:table-cell>
          <table:table-cell office:value-type="float" office:value="84.52278" calcext:value-type="float">
            <text:p>84.52278</text:p>
          </table:table-cell>
          <table:table-cell office:value-type="float" office:value="-9.633233" calcext:value-type="float">
            <text:p>-9.633233</text:p>
          </table:table-cell>
          <table:table-cell office:value-type="float" office:value="99.824064" calcext:value-type="float">
            <text:p>99.824064</text:p>
          </table:table-cell>
          <table:table-cell office:value-type="float" office:value="-1.153603" calcext:value-type="float">
            <text:p>-1.153603</text:p>
          </table:table-cell>
          <table:table-cell office:value-type="float" office:value="792" calcext:value-type="float">
            <text:p>792</text:p>
          </table:table-cell>
          <table:table-cell office:value-type="float" office:value="99.824068" calcext:value-type="float">
            <text:p>99.824068</text:p>
          </table:table-cell>
          <table:table-cell office:value-type="float" office:value="-1.153693" calcext:value-type="float">
            <text:p>-1.153693</text:p>
          </table:table-cell>
          <table:table-cell office:value-type="float" office:value="86.99606" calcext:value-type="float">
            <text:p>86.99606</text:p>
          </table:table-cell>
          <table:table-cell office:value-type="float" office:value="-11.617204" calcext:value-type="float">
            <text:p>-11.617204</text:p>
          </table:table-cell>
          <table:table-cell office:value-type="float" office:value="84.52278" calcext:value-type="float">
            <text:p>84.52278</text:p>
          </table:table-cell>
          <table:table-cell office:value-type="float" office:value="-9.633226" calcext:value-type="float">
            <text:p>-9.633226</text:p>
          </table:table-cell>
          <table:table-cell office:value-type="float" office:value="99.824064" calcext:value-type="float">
            <text:p>99.824064</text:p>
          </table:table-cell>
          <table:table-cell office:value-type="float" office:value="-1.153603" calcext:value-type="float">
            <text:p>-1.15360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99.601541" calcext:value-type="float">
            <text:p>99.601541</text:p>
          </table:table-cell>
          <table:table-cell office:value-type="float" office:value="4.630374" calcext:value-type="float">
            <text:p>4.630374</text:p>
          </table:table-cell>
          <table:table-cell office:value-type="float" office:value="87.000816" calcext:value-type="float">
            <text:p>87.000816</text:p>
          </table:table-cell>
          <table:table-cell office:value-type="float" office:value="-11.914914" calcext:value-type="float">
            <text:p>-11.914914</text:p>
          </table:table-cell>
          <table:table-cell office:value-type="float" office:value="85.582717" calcext:value-type="float">
            <text:p>85.582717</text:p>
          </table:table-cell>
          <table:table-cell office:value-type="float" office:value="-8.638599" calcext:value-type="float">
            <text:p>-8.638599</text:p>
          </table:table-cell>
          <table:table-cell office:value-type="float" office:value="99.601729" calcext:value-type="float">
            <text:p>99.601729</text:p>
          </table:table-cell>
          <table:table-cell office:value-type="float" office:value="4.630379" calcext:value-type="float">
            <text:p>4.630379</text:p>
          </table:table-cell>
          <table:table-cell office:value-type="float" office:value="793" calcext:value-type="float">
            <text:p>793</text:p>
          </table:table-cell>
          <table:table-cell office:value-type="float" office:value="99.601542" calcext:value-type="float">
            <text:p>99.601542</text:p>
          </table:table-cell>
          <table:table-cell office:value-type="float" office:value="4.630375" calcext:value-type="float">
            <text:p>4.630375</text:p>
          </table:table-cell>
          <table:table-cell office:value-type="float" office:value="87.000817" calcext:value-type="float">
            <text:p>87.000817</text:p>
          </table:table-cell>
          <table:table-cell office:value-type="float" office:value="-11.62131" calcext:value-type="float">
            <text:p>-11.62131</text:p>
          </table:table-cell>
          <table:table-cell office:value-type="float" office:value="85.582718" calcext:value-type="float">
            <text:p>85.582718</text:p>
          </table:table-cell>
          <table:table-cell office:value-type="float" office:value="-8.638592" calcext:value-type="float">
            <text:p>-8.638592</text:p>
          </table:table-cell>
          <table:table-cell office:value-type="float" office:value="99.60173" calcext:value-type="float">
            <text:p>99.60173</text:p>
          </table:table-cell>
          <table:table-cell office:value-type="float" office:value="4.630379" calcext:value-type="float">
            <text:p>4.63037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95.260813" calcext:value-type="float">
            <text:p>95.260813</text:p>
          </table:table-cell>
          <table:table-cell office:value-type="float" office:value="14.297251" calcext:value-type="float">
            <text:p>14.297251</text:p>
          </table:table-cell>
          <table:table-cell office:value-type="float" office:value="87.005033" calcext:value-type="float">
            <text:p>87.005033</text:p>
          </table:table-cell>
          <table:table-cell office:value-type="float" office:value="-11.918468" calcext:value-type="float">
            <text:p>-11.918468</text:p>
          </table:table-cell>
          <table:table-cell office:value-type="float" office:value="86.264105" calcext:value-type="float">
            <text:p>86.264105</text:p>
          </table:table-cell>
          <table:table-cell office:value-type="float" office:value="-7.036395" calcext:value-type="float">
            <text:p>-7.036395</text:p>
          </table:table-cell>
          <table:table-cell office:value-type="float" office:value="95.261004" calcext:value-type="float">
            <text:p>95.261004</text:p>
          </table:table-cell>
          <table:table-cell office:value-type="float" office:value="14.29707" calcext:value-type="float">
            <text:p>14.29707</text:p>
          </table:table-cell>
          <table:table-cell office:value-type="float" office:value="794" calcext:value-type="float">
            <text:p>794</text:p>
          </table:table-cell>
          <table:table-cell office:value-type="float" office:value="95.260813" calcext:value-type="float">
            <text:p>95.260813</text:p>
          </table:table-cell>
          <table:table-cell office:value-type="float" office:value="14.297251" calcext:value-type="float">
            <text:p>14.297251</text:p>
          </table:table-cell>
          <table:table-cell office:value-type="float" office:value="87.005033" calcext:value-type="float">
            <text:p>87.005033</text:p>
          </table:table-cell>
          <table:table-cell office:value-type="float" office:value="-11.624865" calcext:value-type="float">
            <text:p>-11.624865</text:p>
          </table:table-cell>
          <table:table-cell office:value-type="float" office:value="86.264106" calcext:value-type="float">
            <text:p>86.264106</text:p>
          </table:table-cell>
          <table:table-cell office:value-type="float" office:value="-7.036389" calcext:value-type="float">
            <text:p>-7.036389</text:p>
          </table:table-cell>
          <table:table-cell office:value-type="float" office:value="95.261005" calcext:value-type="float">
            <text:p>95.261005</text:p>
          </table:table-cell>
          <table:table-cell office:value-type="float" office:value="14.297071" calcext:value-type="float">
            <text:p>14.297071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93.658124" calcext:value-type="float">
            <text:p>93.658124</text:p>
          </table:table-cell>
          <table:table-cell office:value-type="float" office:value="24.466026" calcext:value-type="float">
            <text:p>24.466026</text:p>
          </table:table-cell>
          <table:table-cell office:value-type="float" office:value="87.008792" calcext:value-type="float">
            <text:p>87.008792</text:p>
          </table:table-cell>
          <table:table-cell office:value-type="float" office:value="-11.918218" calcext:value-type="float">
            <text:p>-11.918218</text:p>
          </table:table-cell>
          <table:table-cell office:value-type="float" office:value="86.785183" calcext:value-type="float">
            <text:p>86.785183</text:p>
          </table:table-cell>
          <table:table-cell office:value-type="float" office:value="-4.830993" calcext:value-type="float">
            <text:p>-4.830993</text:p>
          </table:table-cell>
          <table:table-cell office:value-type="float" office:value="93.657997" calcext:value-type="float">
            <text:p>93.657997</text:p>
          </table:table-cell>
          <table:table-cell office:value-type="float" office:value="24.466003" calcext:value-type="float">
            <text:p>24.466003</text:p>
          </table:table-cell>
          <table:table-cell office:value-type="float" office:value="795" calcext:value-type="float">
            <text:p>795</text:p>
          </table:table-cell>
          <table:table-cell office:value-type="float" office:value="93.658124" calcext:value-type="float">
            <text:p>93.658124</text:p>
          </table:table-cell>
          <table:table-cell office:value-type="float" office:value="24.466027" calcext:value-type="float">
            <text:p>24.466027</text:p>
          </table:table-cell>
          <table:table-cell office:value-type="float" office:value="87.008793" calcext:value-type="float">
            <text:p>87.008793</text:p>
          </table:table-cell>
          <table:table-cell office:value-type="float" office:value="-11.624615" calcext:value-type="float">
            <text:p>-11.624615</text:p>
          </table:table-cell>
          <table:table-cell office:value-type="float" office:value="86.785183" calcext:value-type="float">
            <text:p>86.785183</text:p>
          </table:table-cell>
          <table:table-cell office:value-type="float" office:value="-4.830987" calcext:value-type="float">
            <text:p>-4.830987</text:p>
          </table:table-cell>
          <table:table-cell office:value-type="float" office:value="93.657997" calcext:value-type="float">
            <text:p>93.657997</text:p>
          </table:table-cell>
          <table:table-cell office:value-type="float" office:value="24.466003" calcext:value-type="float">
            <text:p>24.466003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85.873656" calcext:value-type="float">
            <text:p>85.873656</text:p>
          </table:table-cell>
          <table:table-cell office:value-type="float" office:value="33.022074" calcext:value-type="float">
            <text:p>33.022074</text:p>
          </table:table-cell>
          <table:table-cell office:value-type="float" office:value="87.011453" calcext:value-type="float">
            <text:p>87.011453</text:p>
          </table:table-cell>
          <table:table-cell office:value-type="float" office:value="-11.921345" calcext:value-type="float">
            <text:p>-11.921345</text:p>
          </table:table-cell>
          <table:table-cell office:value-type="float" office:value="86.72385" calcext:value-type="float">
            <text:p>86.72385</text:p>
          </table:table-cell>
          <table:table-cell office:value-type="float" office:value="-2.184187" calcext:value-type="float">
            <text:p>-2.184187</text:p>
          </table:table-cell>
          <table:table-cell office:value-type="float" office:value="85.873941" calcext:value-type="float">
            <text:p>85.873941</text:p>
          </table:table-cell>
          <table:table-cell office:value-type="float" office:value="33.022149" calcext:value-type="float">
            <text:p>33.022149</text:p>
          </table:table-cell>
          <table:table-cell office:value-type="float" office:value="796" calcext:value-type="float">
            <text:p>796</text:p>
          </table:table-cell>
          <table:table-cell office:value-type="float" office:value="85.873656" calcext:value-type="float">
            <text:p>85.873656</text:p>
          </table:table-cell>
          <table:table-cell office:value-type="float" office:value="33.022075" calcext:value-type="float">
            <text:p>33.022075</text:p>
          </table:table-cell>
          <table:table-cell office:value-type="float" office:value="87.011453" calcext:value-type="float">
            <text:p>87.011453</text:p>
          </table:table-cell>
          <table:table-cell office:value-type="float" office:value="-11.627742" calcext:value-type="float">
            <text:p>-11.627742</text:p>
          </table:table-cell>
          <table:table-cell office:value-type="float" office:value="86.723851" calcext:value-type="float">
            <text:p>86.723851</text:p>
          </table:table-cell>
          <table:table-cell office:value-type="float" office:value="-2.184181" calcext:value-type="float">
            <text:p>-2.184181</text:p>
          </table:table-cell>
          <table:table-cell office:value-type="float" office:value="85.873942" calcext:value-type="float">
            <text:p>85.873942</text:p>
          </table:table-cell>
          <table:table-cell office:value-type="float" office:value="33.022149" calcext:value-type="float">
            <text:p>33.02214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2.571954" calcext:value-type="float">
            <text:p>82.571954</text:p>
          </table:table-cell>
          <table:table-cell office:value-type="float" office:value="24.128496" calcext:value-type="float">
            <text:p>24.128496</text:p>
          </table:table-cell>
          <table:table-cell office:value-type="float" office:value="87.014058" calcext:value-type="float">
            <text:p>87.014058</text:p>
          </table:table-cell>
          <table:table-cell office:value-type="float" office:value="-11.929207" calcext:value-type="float">
            <text:p>-11.929207</text:p>
          </table:table-cell>
          <table:table-cell office:value-type="float" office:value="86.43564" calcext:value-type="float">
            <text:p>86.43564</text:p>
          </table:table-cell>
          <table:table-cell office:value-type="float" office:value="-0.34961" calcext:value-type="float">
            <text:p>-0.34961</text:p>
          </table:table-cell>
          <table:table-cell office:value-type="float" office:value="82.571747" calcext:value-type="float">
            <text:p>82.571747</text:p>
          </table:table-cell>
          <table:table-cell office:value-type="float" office:value="24.1293" calcext:value-type="float">
            <text:p>24.1293</text:p>
          </table:table-cell>
          <table:table-cell office:value-type="float" office:value="797" calcext:value-type="float">
            <text:p>797</text:p>
          </table:table-cell>
          <table:table-cell office:value-type="float" office:value="82.571954" calcext:value-type="float">
            <text:p>82.571954</text:p>
          </table:table-cell>
          <table:table-cell office:value-type="float" office:value="24.128497" calcext:value-type="float">
            <text:p>24.128497</text:p>
          </table:table-cell>
          <table:table-cell office:value-type="float" office:value="87.014058" calcext:value-type="float">
            <text:p>87.014058</text:p>
          </table:table-cell>
          <table:table-cell office:value-type="float" office:value="-11.635603" calcext:value-type="float">
            <text:p>-11.635603</text:p>
          </table:table-cell>
          <table:table-cell office:value-type="float" office:value="86.43564" calcext:value-type="float">
            <text:p>86.43564</text:p>
          </table:table-cell>
          <table:table-cell office:value-type="float" office:value="-0.349605" calcext:value-type="float">
            <text:p>-0.349605</text:p>
          </table:table-cell>
          <table:table-cell office:value-type="float" office:value="82.571748" calcext:value-type="float">
            <text:p>82.571748</text:p>
          </table:table-cell>
          <table:table-cell office:value-type="float" office:value="24.1293" calcext:value-type="float">
            <text:p>24.129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1.522181" calcext:value-type="float">
            <text:p>81.522181</text:p>
          </table:table-cell>
          <table:table-cell office:value-type="float" office:value="-2.208242" calcext:value-type="float">
            <text:p>-2.208242</text:p>
          </table:table-cell>
          <table:table-cell office:value-type="float" office:value="87.017676" calcext:value-type="float">
            <text:p>87.017676</text:p>
          </table:table-cell>
          <table:table-cell office:value-type="float" office:value="-11.942153" calcext:value-type="float">
            <text:p>-11.942153</text:p>
          </table:table-cell>
          <table:table-cell office:value-type="float" office:value="86.095063" calcext:value-type="float">
            <text:p>86.095063</text:p>
          </table:table-cell>
          <table:table-cell office:value-type="float" office:value="-0.491754" calcext:value-type="float">
            <text:p>-0.491754</text:p>
          </table:table-cell>
          <table:table-cell office:value-type="float" office:value="81.522077" calcext:value-type="float">
            <text:p>81.522077</text:p>
          </table:table-cell>
          <table:table-cell office:value-type="float" office:value="-2.207441" calcext:value-type="float">
            <text:p>-2.207441</text:p>
          </table:table-cell>
          <table:table-cell office:value-type="float" office:value="798" calcext:value-type="float">
            <text:p>798</text:p>
          </table:table-cell>
          <table:table-cell office:value-type="float" office:value="81.522181" calcext:value-type="float">
            <text:p>81.522181</text:p>
          </table:table-cell>
          <table:table-cell office:value-type="float" office:value="-2.208242" calcext:value-type="float">
            <text:p>-2.208242</text:p>
          </table:table-cell>
          <table:table-cell office:value-type="float" office:value="87.017676" calcext:value-type="float">
            <text:p>87.017676</text:p>
          </table:table-cell>
          <table:table-cell office:value-type="float" office:value="-11.648549" calcext:value-type="float">
            <text:p>-11.648549</text:p>
          </table:table-cell>
          <table:table-cell office:value-type="float" office:value="86.095063" calcext:value-type="float">
            <text:p>86.095063</text:p>
          </table:table-cell>
          <table:table-cell office:value-type="float" office:value="-0.491749" calcext:value-type="float">
            <text:p>-0.491749</text:p>
          </table:table-cell>
          <table:table-cell office:value-type="float" office:value="81.522078" calcext:value-type="float">
            <text:p>81.522078</text:p>
          </table:table-cell>
          <table:table-cell office:value-type="float" office:value="-2.207441" calcext:value-type="float">
            <text:p>-2.207441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9.765054" calcext:value-type="float">
            <text:p>79.765054</text:p>
          </table:table-cell>
          <table:table-cell office:value-type="float" office:value="-20.354574" calcext:value-type="float">
            <text:p>-20.354574</text:p>
          </table:table-cell>
          <table:table-cell office:value-type="float" office:value="87.021027" calcext:value-type="float">
            <text:p>87.021027</text:p>
          </table:table-cell>
          <table:table-cell office:value-type="float" office:value="-11.956974" calcext:value-type="float">
            <text:p>-11.956974</text:p>
          </table:table-cell>
          <table:table-cell office:value-type="float" office:value="85.655078" calcext:value-type="float">
            <text:p>85.655078</text:p>
          </table:table-cell>
          <table:table-cell office:value-type="float" office:value="-1.895936" calcext:value-type="float">
            <text:p>-1.895936</text:p>
          </table:table-cell>
          <table:table-cell office:value-type="float" office:value="79.765086" calcext:value-type="float">
            <text:p>79.765086</text:p>
          </table:table-cell>
          <table:table-cell office:value-type="float" office:value="-20.354949" calcext:value-type="float">
            <text:p>-20.354949</text:p>
          </table:table-cell>
          <table:table-cell office:value-type="float" office:value="799" calcext:value-type="float">
            <text:p>799</text:p>
          </table:table-cell>
          <table:table-cell office:value-type="float" office:value="79.765054" calcext:value-type="float">
            <text:p>79.765054</text:p>
          </table:table-cell>
          <table:table-cell office:value-type="float" office:value="-20.354575" calcext:value-type="float">
            <text:p>-20.354575</text:p>
          </table:table-cell>
          <table:table-cell office:value-type="float" office:value="87.021027" calcext:value-type="float">
            <text:p>87.021027</text:p>
          </table:table-cell>
          <table:table-cell office:value-type="float" office:value="-11.663371" calcext:value-type="float">
            <text:p>-11.663371</text:p>
          </table:table-cell>
          <table:table-cell office:value-type="float" office:value="85.655079" calcext:value-type="float">
            <text:p>85.655079</text:p>
          </table:table-cell>
          <table:table-cell office:value-type="float" office:value="-1.895931" calcext:value-type="float">
            <text:p>-1.895931</text:p>
          </table:table-cell>
          <table:table-cell office:value-type="float" office:value="79.765087" calcext:value-type="float">
            <text:p>79.765087</text:p>
          </table:table-cell>
          <table:table-cell office:value-type="float" office:value="-20.35495" calcext:value-type="float">
            <text:p>-20.35495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1.404322" calcext:value-type="float">
            <text:p>91.404322</text:p>
          </table:table-cell>
          <table:table-cell office:value-type="float" office:value="-21.825746" calcext:value-type="float">
            <text:p>-21.825746</text:p>
          </table:table-cell>
          <table:table-cell office:value-type="float" office:value="87.021315" calcext:value-type="float">
            <text:p>87.021315</text:p>
          </table:table-cell>
          <table:table-cell office:value-type="float" office:value="-11.945328" calcext:value-type="float">
            <text:p>-11.945328</text:p>
          </table:table-cell>
          <table:table-cell office:value-type="float" office:value="86.057794" calcext:value-type="float">
            <text:p>86.057794</text:p>
          </table:table-cell>
          <table:table-cell office:value-type="float" office:value="-3.280192" calcext:value-type="float">
            <text:p>-3.280192</text:p>
          </table:table-cell>
          <table:table-cell office:value-type="float" office:value="91.40371" calcext:value-type="float">
            <text:p>91.40371</text:p>
          </table:table-cell>
          <table:table-cell office:value-type="float" office:value="-21.826507" calcext:value-type="float">
            <text:p>-21.826507</text:p>
          </table:table-cell>
          <table:table-cell office:value-type="float" office:value="800" calcext:value-type="float">
            <text:p>800</text:p>
          </table:table-cell>
          <table:table-cell office:value-type="float" office:value="91.404322" calcext:value-type="float">
            <text:p>91.404322</text:p>
          </table:table-cell>
          <table:table-cell office:value-type="float" office:value="-21.825747" calcext:value-type="float">
            <text:p>-21.825747</text:p>
          </table:table-cell>
          <table:table-cell office:value-type="float" office:value="87.021316" calcext:value-type="float">
            <text:p>87.021316</text:p>
          </table:table-cell>
          <table:table-cell office:value-type="float" office:value="-11.651725" calcext:value-type="float">
            <text:p>-11.651725</text:p>
          </table:table-cell>
          <table:table-cell office:value-type="float" office:value="86.057794" calcext:value-type="float">
            <text:p>86.057794</text:p>
          </table:table-cell>
          <table:table-cell office:value-type="float" office:value="-3.280188" calcext:value-type="float">
            <text:p>-3.280188</text:p>
          </table:table-cell>
          <table:table-cell office:value-type="float" office:value="91.40371" calcext:value-type="float">
            <text:p>91.40371</text:p>
          </table:table-cell>
          <table:table-cell office:value-type="float" office:value="-21.826507" calcext:value-type="float">
            <text:p>-21.82650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01.072666" calcext:value-type="float">
            <text:p>101.072666</text:p>
          </table:table-cell>
          <table:table-cell office:value-type="float" office:value="-19.466687" calcext:value-type="float">
            <text:p>-19.466687</text:p>
          </table:table-cell>
          <table:table-cell office:value-type="float" office:value="87.01667" calcext:value-type="float">
            <text:p>87.01667</text:p>
          </table:table-cell>
          <table:table-cell office:value-type="float" office:value="-11.939934" calcext:value-type="float">
            <text:p>-11.939934</text:p>
          </table:table-cell>
          <table:table-cell office:value-type="float" office:value="87.104515" calcext:value-type="float">
            <text:p>87.104515</text:p>
          </table:table-cell>
          <table:table-cell office:value-type="float" office:value="-4.40823" calcext:value-type="float">
            <text:p>-4.40823</text:p>
          </table:table-cell>
          <table:table-cell office:value-type="float" office:value="101.072755" calcext:value-type="float">
            <text:p>101.072755</text:p>
          </table:table-cell>
          <table:table-cell office:value-type="float" office:value="-19.466862" calcext:value-type="float">
            <text:p>-19.466862</text:p>
          </table:table-cell>
          <table:table-cell office:value-type="float" office:value="801" calcext:value-type="float">
            <text:p>801</text:p>
          </table:table-cell>
          <table:table-cell office:value-type="float" office:value="101.072666" calcext:value-type="float">
            <text:p>101.072666</text:p>
          </table:table-cell>
          <table:table-cell office:value-type="float" office:value="-19.466687" calcext:value-type="float">
            <text:p>-19.466687</text:p>
          </table:table-cell>
          <table:table-cell office:value-type="float" office:value="87.016671" calcext:value-type="float">
            <text:p>87.016671</text:p>
          </table:table-cell>
          <table:table-cell office:value-type="float" office:value="-11.646331" calcext:value-type="float">
            <text:p>-11.646331</text:p>
          </table:table-cell>
          <table:table-cell office:value-type="float" office:value="87.104516" calcext:value-type="float">
            <text:p>87.104516</text:p>
          </table:table-cell>
          <table:table-cell office:value-type="float" office:value="-4.408226" calcext:value-type="float">
            <text:p>-4.408226</text:p>
          </table:table-cell>
          <table:table-cell office:value-type="float" office:value="101.072756" calcext:value-type="float">
            <text:p>101.072756</text:p>
          </table:table-cell>
          <table:table-cell office:value-type="float" office:value="-19.466862" calcext:value-type="float">
            <text:p>-19.466862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08.745541" calcext:value-type="float">
            <text:p>108.745541</text:p>
          </table:table-cell>
          <table:table-cell office:value-type="float" office:value="-19.435088" calcext:value-type="float">
            <text:p>-19.435088</text:p>
          </table:table-cell>
          <table:table-cell office:value-type="float" office:value="87.008063" calcext:value-type="float">
            <text:p>87.008063</text:p>
          </table:table-cell>
          <table:table-cell office:value-type="float" office:value="-11.939997" calcext:value-type="float">
            <text:p>-11.939997</text:p>
          </table:table-cell>
          <table:table-cell office:value-type="float" office:value="88.611382" calcext:value-type="float">
            <text:p>88.611382</text:p>
          </table:table-cell>
          <table:table-cell office:value-type="float" office:value="-5.460168" calcext:value-type="float">
            <text:p>-5.460168</text:p>
          </table:table-cell>
          <table:table-cell office:value-type="float" office:value="108.745631" calcext:value-type="float">
            <text:p>108.745631</text:p>
          </table:table-cell>
          <table:table-cell office:value-type="float" office:value="-19.434983" calcext:value-type="float">
            <text:p>-19.434983</text:p>
          </table:table-cell>
          <table:table-cell office:value-type="float" office:value="802" calcext:value-type="float">
            <text:p>802</text:p>
          </table:table-cell>
          <table:table-cell office:value-type="float" office:value="108.745541" calcext:value-type="float">
            <text:p>108.745541</text:p>
          </table:table-cell>
          <table:table-cell office:value-type="float" office:value="-19.435089" calcext:value-type="float">
            <text:p>-19.435089</text:p>
          </table:table-cell>
          <table:table-cell office:value-type="float" office:value="87.008063" calcext:value-type="float">
            <text:p>87.008063</text:p>
          </table:table-cell>
          <table:table-cell office:value-type="float" office:value="-11.646393" calcext:value-type="float">
            <text:p>-11.646393</text:p>
          </table:table-cell>
          <table:table-cell office:value-type="float" office:value="88.611383" calcext:value-type="float">
            <text:p>88.611383</text:p>
          </table:table-cell>
          <table:table-cell office:value-type="float" office:value="-5.460164" calcext:value-type="float">
            <text:p>-5.460164</text:p>
          </table:table-cell>
          <table:table-cell office:value-type="float" office:value="108.745632" calcext:value-type="float">
            <text:p>108.745632</text:p>
          </table:table-cell>
          <table:table-cell office:value-type="float" office:value="-19.434983" calcext:value-type="float">
            <text:p>-19.434983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07.533123" calcext:value-type="float">
            <text:p>107.533123</text:p>
          </table:table-cell>
          <table:table-cell office:value-type="float" office:value="-20.444546" calcext:value-type="float">
            <text:p>-20.444546</text:p>
          </table:table-cell>
          <table:table-cell office:value-type="float" office:value="86.9996" calcext:value-type="float">
            <text:p>86.9996</text:p>
          </table:table-cell>
          <table:table-cell office:value-type="float" office:value="-11.948473" calcext:value-type="float">
            <text:p>-11.948473</text:p>
          </table:table-cell>
          <table:table-cell office:value-type="float" office:value="89.928033" calcext:value-type="float">
            <text:p>89.928033</text:p>
          </table:table-cell>
          <table:table-cell office:value-type="float" office:value="-6.516957" calcext:value-type="float">
            <text:p>-6.516957</text:p>
          </table:table-cell>
          <table:table-cell office:value-type="float" office:value="107.533525" calcext:value-type="float">
            <text:p>107.533525</text:p>
          </table:table-cell>
          <table:table-cell office:value-type="float" office:value="-20.4445" calcext:value-type="float">
            <text:p>-20.4445</text:p>
          </table:table-cell>
          <table:table-cell office:value-type="float" office:value="803" calcext:value-type="float">
            <text:p>803</text:p>
          </table:table-cell>
          <table:table-cell office:value-type="float" office:value="107.533123" calcext:value-type="float">
            <text:p>107.533123</text:p>
          </table:table-cell>
          <table:table-cell office:value-type="float" office:value="-20.444547" calcext:value-type="float">
            <text:p>-20.444547</text:p>
          </table:table-cell>
          <table:table-cell office:value-type="float" office:value="86.9996" calcext:value-type="float">
            <text:p>86.9996</text:p>
          </table:table-cell>
          <table:table-cell office:value-type="float" office:value="-11.654869" calcext:value-type="float">
            <text:p>-11.654869</text:p>
          </table:table-cell>
          <table:table-cell office:value-type="float" office:value="89.928033" calcext:value-type="float">
            <text:p>89.928033</text:p>
          </table:table-cell>
          <table:table-cell office:value-type="float" office:value="-6.516954" calcext:value-type="float">
            <text:p>-6.516954</text:p>
          </table:table-cell>
          <table:table-cell office:value-type="float" office:value="107.533526" calcext:value-type="float">
            <text:p>107.533526</text:p>
          </table:table-cell>
          <table:table-cell office:value-type="float" office:value="-20.4445" calcext:value-type="float">
            <text:p>-20.444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03.056904" calcext:value-type="float">
            <text:p>103.056904</text:p>
          </table:table-cell>
          <table:table-cell office:value-type="float" office:value="-19.10817" calcext:value-type="float">
            <text:p>-19.10817</text:p>
          </table:table-cell>
          <table:table-cell office:value-type="float" office:value="86.996526" calcext:value-type="float">
            <text:p>86.996526</text:p>
          </table:table-cell>
          <table:table-cell office:value-type="float" office:value="-11.962358" calcext:value-type="float">
            <text:p>-11.962358</text:p>
          </table:table-cell>
          <table:table-cell office:value-type="float" office:value="90.844196" calcext:value-type="float">
            <text:p>90.844196</text:p>
          </table:table-cell>
          <table:table-cell office:value-type="float" office:value="-7.411255" calcext:value-type="float">
            <text:p>-7.411255</text:p>
          </table:table-cell>
          <table:table-cell office:value-type="float" office:value="103.057051" calcext:value-type="float">
            <text:p>103.057051</text:p>
          </table:table-cell>
          <table:table-cell office:value-type="float" office:value="-19.108276" calcext:value-type="float">
            <text:p>-19.108276</text:p>
          </table:table-cell>
          <table:table-cell office:value-type="float" office:value="804" calcext:value-type="float">
            <text:p>804</text:p>
          </table:table-cell>
          <table:table-cell office:value-type="float" office:value="103.056904" calcext:value-type="float">
            <text:p>103.056904</text:p>
          </table:table-cell>
          <table:table-cell office:value-type="float" office:value="-19.108171" calcext:value-type="float">
            <text:p>-19.108171</text:p>
          </table:table-cell>
          <table:table-cell office:value-type="float" office:value="86.996527" calcext:value-type="float">
            <text:p>86.996527</text:p>
          </table:table-cell>
          <table:table-cell office:value-type="float" office:value="-11.668754" calcext:value-type="float">
            <text:p>-11.668754</text:p>
          </table:table-cell>
          <table:table-cell office:value-type="float" office:value="90.844196" calcext:value-type="float">
            <text:p>90.844196</text:p>
          </table:table-cell>
          <table:table-cell office:value-type="float" office:value="-7.411252" calcext:value-type="float">
            <text:p>-7.411252</text:p>
          </table:table-cell>
          <table:table-cell office:value-type="float" office:value="103.057052" calcext:value-type="float">
            <text:p>103.057052</text:p>
          </table:table-cell>
          <table:table-cell office:value-type="float" office:value="-19.108277" calcext:value-type="float">
            <text:p>-19.108277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01.086304" calcext:value-type="float">
            <text:p>101.086304</text:p>
          </table:table-cell>
          <table:table-cell office:value-type="float" office:value="-9.280392" calcext:value-type="float">
            <text:p>-9.280392</text:p>
          </table:table-cell>
          <table:table-cell office:value-type="float" office:value="86.986432" calcext:value-type="float">
            <text:p>86.986432</text:p>
          </table:table-cell>
          <table:table-cell office:value-type="float" office:value="-11.971744" calcext:value-type="float">
            <text:p>-11.971744</text:p>
          </table:table-cell>
          <table:table-cell office:value-type="float" office:value="91.551756" calcext:value-type="float">
            <text:p>91.551756</text:p>
          </table:table-cell>
          <table:table-cell office:value-type="float" office:value="-7.550824" calcext:value-type="float">
            <text:p>-7.550824</text:p>
          </table:table-cell>
          <table:table-cell office:value-type="float" office:value="101.086191" calcext:value-type="float">
            <text:p>101.086191</text:p>
          </table:table-cell>
          <table:table-cell office:value-type="float" office:value="-9.280774" calcext:value-type="float">
            <text:p>-9.280774</text:p>
          </table:table-cell>
          <table:table-cell office:value-type="float" office:value="805" calcext:value-type="float">
            <text:p>805</text:p>
          </table:table-cell>
          <table:table-cell office:value-type="float" office:value="101.086305" calcext:value-type="float">
            <text:p>101.086305</text:p>
          </table:table-cell>
          <table:table-cell office:value-type="float" office:value="-9.280392" calcext:value-type="float">
            <text:p>-9.280392</text:p>
          </table:table-cell>
          <table:table-cell office:value-type="float" office:value="86.986432" calcext:value-type="float">
            <text:p>86.986432</text:p>
          </table:table-cell>
          <table:table-cell office:value-type="float" office:value="-11.67814" calcext:value-type="float">
            <text:p>-11.67814</text:p>
          </table:table-cell>
          <table:table-cell office:value-type="float" office:value="91.551756" calcext:value-type="float">
            <text:p>91.551756</text:p>
          </table:table-cell>
          <table:table-cell office:value-type="float" office:value="-7.550821" calcext:value-type="float">
            <text:p>-7.550821</text:p>
          </table:table-cell>
          <table:table-cell office:value-type="float" office:value="101.086192" calcext:value-type="float">
            <text:p>101.086192</text:p>
          </table:table-cell>
          <table:table-cell office:value-type="float" office:value="-9.280774" calcext:value-type="float">
            <text:p>-9.28077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06.915298" calcext:value-type="float">
            <text:p>106.915298</text:p>
          </table:table-cell>
          <table:table-cell office:value-type="float" office:value="7.503013" calcext:value-type="float">
            <text:p>7.503013</text:p>
          </table:table-cell>
          <table:table-cell office:value-type="float" office:value="86.968191" calcext:value-type="float">
            <text:p>86.968191</text:p>
          </table:table-cell>
          <table:table-cell office:value-type="float" office:value="-11.989724" calcext:value-type="float">
            <text:p>-11.989724</text:p>
          </table:table-cell>
          <table:table-cell office:value-type="float" office:value="92.610239" calcext:value-type="float">
            <text:p>92.610239</text:p>
          </table:table-cell>
          <table:table-cell office:value-type="float" office:value="-6.513777" calcext:value-type="float">
            <text:p>-6.513777</text:p>
          </table:table-cell>
          <table:table-cell office:value-type="float" office:value="106.914948" calcext:value-type="float">
            <text:p>106.914948</text:p>
          </table:table-cell>
          <table:table-cell office:value-type="float" office:value="7.5027" calcext:value-type="float">
            <text:p>7.5027</text:p>
          </table:table-cell>
          <table:table-cell office:value-type="float" office:value="806" calcext:value-type="float">
            <text:p>806</text:p>
          </table:table-cell>
          <table:table-cell office:value-type="float" office:value="106.915299" calcext:value-type="float">
            <text:p>106.915299</text:p>
          </table:table-cell>
          <table:table-cell office:value-type="float" office:value="7.503013" calcext:value-type="float">
            <text:p>7.503013</text:p>
          </table:table-cell>
          <table:table-cell office:value-type="float" office:value="86.968191" calcext:value-type="float">
            <text:p>86.968191</text:p>
          </table:table-cell>
          <table:table-cell office:value-type="float" office:value="-11.696121" calcext:value-type="float">
            <text:p>-11.696121</text:p>
          </table:table-cell>
          <table:table-cell office:value-type="float" office:value="92.61024" calcext:value-type="float">
            <text:p>92.61024</text:p>
          </table:table-cell>
          <table:table-cell office:value-type="float" office:value="-6.513774" calcext:value-type="float">
            <text:p>-6.513774</text:p>
          </table:table-cell>
          <table:table-cell office:value-type="float" office:value="106.914948" calcext:value-type="float">
            <text:p>106.914948</text:p>
          </table:table-cell>
          <table:table-cell office:value-type="float" office:value="7.502701" calcext:value-type="float">
            <text:p>7.502701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17.265847" calcext:value-type="float">
            <text:p>117.265847</text:p>
          </table:table-cell>
          <table:table-cell office:value-type="float" office:value="10.681944" calcext:value-type="float">
            <text:p>10.681944</text:p>
          </table:table-cell>
          <table:table-cell office:value-type="float" office:value="86.954225" calcext:value-type="float">
            <text:p>86.954225</text:p>
          </table:table-cell>
          <table:table-cell office:value-type="float" office:value="-12.018083" calcext:value-type="float">
            <text:p>-12.018083</text:p>
          </table:table-cell>
          <table:table-cell office:value-type="float" office:value="94.323144" calcext:value-type="float">
            <text:p>94.323144</text:p>
          </table:table-cell>
          <table:table-cell office:value-type="float" office:value="-5.33645" calcext:value-type="float">
            <text:p>-5.33645</text:p>
          </table:table-cell>
          <table:table-cell office:value-type="float" office:value="117.265645" calcext:value-type="float">
            <text:p>117.265645</text:p>
          </table:table-cell>
          <table:table-cell office:value-type="float" office:value="10.682552" calcext:value-type="float">
            <text:p>10.682552</text:p>
          </table:table-cell>
          <table:table-cell office:value-type="float" office:value="807" calcext:value-type="float">
            <text:p>807</text:p>
          </table:table-cell>
          <table:table-cell office:value-type="float" office:value="117.265847" calcext:value-type="float">
            <text:p>117.265847</text:p>
          </table:table-cell>
          <table:table-cell office:value-type="float" office:value="10.681944" calcext:value-type="float">
            <text:p>10.681944</text:p>
          </table:table-cell>
          <table:table-cell office:value-type="float" office:value="86.954225" calcext:value-type="float">
            <text:p>86.954225</text:p>
          </table:table-cell>
          <table:table-cell office:value-type="float" office:value="-11.72448" calcext:value-type="float">
            <text:p>-11.72448</text:p>
          </table:table-cell>
          <table:table-cell office:value-type="float" office:value="94.323144" calcext:value-type="float">
            <text:p>94.323144</text:p>
          </table:table-cell>
          <table:table-cell office:value-type="float" office:value="-5.336448" calcext:value-type="float">
            <text:p>-5.336448</text:p>
          </table:table-cell>
          <table:table-cell office:value-type="float" office:value="117.265645" calcext:value-type="float">
            <text:p>117.265645</text:p>
          </table:table-cell>
          <table:table-cell office:value-type="float" office:value="10.682552" calcext:value-type="float">
            <text:p>10.68255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27.493124" calcext:value-type="float">
            <text:p>127.493124</text:p>
          </table:table-cell>
          <table:table-cell office:value-type="float" office:value="10.135603" calcext:value-type="float">
            <text:p>10.135603</text:p>
          </table:table-cell>
          <table:table-cell office:value-type="float" office:value="86.942177" calcext:value-type="float">
            <text:p>86.942177</text:p>
          </table:table-cell>
          <table:table-cell office:value-type="float" office:value="-12.035679" calcext:value-type="float">
            <text:p>-12.035679</text:p>
          </table:table-cell>
          <table:table-cell office:value-type="float" office:value="96.633837" calcext:value-type="float">
            <text:p>96.633837</text:p>
          </table:table-cell>
          <table:table-cell office:value-type="float" office:value="-4.26977" calcext:value-type="float">
            <text:p>-4.26977</text:p>
          </table:table-cell>
          <table:table-cell office:value-type="float" office:value="127.49313" calcext:value-type="float">
            <text:p>127.49313</text:p>
          </table:table-cell>
          <table:table-cell office:value-type="float" office:value="10.13577" calcext:value-type="float">
            <text:p>10.13577</text:p>
          </table:table-cell>
          <table:table-cell office:value-type="float" office:value="808" calcext:value-type="float">
            <text:p>808</text:p>
          </table:table-cell>
          <table:table-cell office:value-type="float" office:value="127.493125" calcext:value-type="float">
            <text:p>127.493125</text:p>
          </table:table-cell>
          <table:table-cell office:value-type="float" office:value="10.135604" calcext:value-type="float">
            <text:p>10.135604</text:p>
          </table:table-cell>
          <table:table-cell office:value-type="float" office:value="86.942177" calcext:value-type="float">
            <text:p>86.942177</text:p>
          </table:table-cell>
          <table:table-cell office:value-type="float" office:value="-11.742075" calcext:value-type="float">
            <text:p>-11.742075</text:p>
          </table:table-cell>
          <table:table-cell office:value-type="float" office:value="96.633838" calcext:value-type="float">
            <text:p>96.633838</text:p>
          </table:table-cell>
          <table:table-cell office:value-type="float" office:value="-4.269768" calcext:value-type="float">
            <text:p>-4.269768</text:p>
          </table:table-cell>
          <table:table-cell office:value-type="float" office:value="127.49313" calcext:value-type="float">
            <text:p>127.49313</text:p>
          </table:table-cell>
          <table:table-cell office:value-type="float" office:value="10.135771" calcext:value-type="float">
            <text:p>10.135771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37.290178" calcext:value-type="float">
            <text:p>137.290178</text:p>
          </table:table-cell>
          <table:table-cell office:value-type="float" office:value="3.090558" calcext:value-type="float">
            <text:p>3.090558</text:p>
          </table:table-cell>
          <table:table-cell office:value-type="float" office:value="86.925105" calcext:value-type="float">
            <text:p>86.925105</text:p>
          </table:table-cell>
          <table:table-cell office:value-type="float" office:value="-12.062651" calcext:value-type="float">
            <text:p>-12.062651</text:p>
          </table:table-cell>
          <table:table-cell office:value-type="float" office:value="99.463905" calcext:value-type="float">
            <text:p>99.463905</text:p>
          </table:table-cell>
          <table:table-cell office:value-type="float" office:value="-3.779631" calcext:value-type="float">
            <text:p>-3.779631</text:p>
          </table:table-cell>
          <table:table-cell office:value-type="float" office:value="137.290197" calcext:value-type="float">
            <text:p>137.290197</text:p>
          </table:table-cell>
          <table:table-cell office:value-type="float" office:value="3.090847" calcext:value-type="float">
            <text:p>3.090847</text:p>
          </table:table-cell>
          <table:table-cell office:value-type="float" office:value="809" calcext:value-type="float">
            <text:p>809</text:p>
          </table:table-cell>
          <table:table-cell office:value-type="float" office:value="137.290179" calcext:value-type="float">
            <text:p>137.290179</text:p>
          </table:table-cell>
          <table:table-cell office:value-type="float" office:value="3.090559" calcext:value-type="float">
            <text:p>3.090559</text:p>
          </table:table-cell>
          <table:table-cell office:value-type="float" office:value="86.925106" calcext:value-type="float">
            <text:p>86.925106</text:p>
          </table:table-cell>
          <table:table-cell office:value-type="float" office:value="-11.769048" calcext:value-type="float">
            <text:p>-11.769048</text:p>
          </table:table-cell>
          <table:table-cell office:value-type="float" office:value="99.463905" calcext:value-type="float">
            <text:p>99.463905</text:p>
          </table:table-cell>
          <table:table-cell office:value-type="float" office:value="-3.77963" calcext:value-type="float">
            <text:p>-3.77963</text:p>
          </table:table-cell>
          <table:table-cell office:value-type="float" office:value="137.290198" calcext:value-type="float">
            <text:p>137.290198</text:p>
          </table:table-cell>
          <table:table-cell office:value-type="float" office:value="3.090847" calcext:value-type="float">
            <text:p>3.09084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0.197869" calcext:value-type="float">
            <text:p>140.197869</text:p>
          </table:table-cell>
          <table:table-cell office:value-type="float" office:value="-1.015314" calcext:value-type="float">
            <text:p>-1.015314</text:p>
          </table:table-cell>
          <table:table-cell office:value-type="float" office:value="86.905302" calcext:value-type="float">
            <text:p>86.905302</text:p>
          </table:table-cell>
          <table:table-cell office:value-type="float" office:value="-12.097691" calcext:value-type="float">
            <text:p>-12.097691</text:p>
          </table:table-cell>
          <table:table-cell office:value-type="float" office:value="102.296865" calcext:value-type="float">
            <text:p>102.296865</text:p>
          </table:table-cell>
          <table:table-cell office:value-type="float" office:value="-3.618717" calcext:value-type="float">
            <text:p>-3.618717</text:p>
          </table:table-cell>
          <table:table-cell office:value-type="float" office:value="140.198175" calcext:value-type="float">
            <text:p>140.198175</text:p>
          </table:table-cell>
          <table:table-cell office:value-type="float" office:value="-1.015445" calcext:value-type="float">
            <text:p>-1.015445</text:p>
          </table:table-cell>
          <table:table-cell office:value-type="float" office:value="810" calcext:value-type="float">
            <text:p>810</text:p>
          </table:table-cell>
          <table:table-cell office:value-type="float" office:value="140.19787" calcext:value-type="float">
            <text:p>140.19787</text:p>
          </table:table-cell>
          <table:table-cell office:value-type="float" office:value="-1.015314" calcext:value-type="float">
            <text:p>-1.015314</text:p>
          </table:table-cell>
          <table:table-cell office:value-type="float" office:value="86.905302" calcext:value-type="float">
            <text:p>86.905302</text:p>
          </table:table-cell>
          <table:table-cell office:value-type="float" office:value="-11.804088" calcext:value-type="float">
            <text:p>-11.804088</text:p>
          </table:table-cell>
          <table:table-cell office:value-type="float" office:value="102.296865" calcext:value-type="float">
            <text:p>102.296865</text:p>
          </table:table-cell>
          <table:table-cell office:value-type="float" office:value="-3.618715" calcext:value-type="float">
            <text:p>-3.618715</text:p>
          </table:table-cell>
          <table:table-cell office:value-type="float" office:value="140.198175" calcext:value-type="float">
            <text:p>140.198175</text:p>
          </table:table-cell>
          <table:table-cell office:value-type="float" office:value="-1.015445" calcext:value-type="float">
            <text:p>-1.015445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1.961463" calcext:value-type="float">
            <text:p>141.961463</text:p>
          </table:table-cell>
          <table:table-cell office:value-type="float" office:value="-4.568084" calcext:value-type="float">
            <text:p>-4.568084</text:p>
          </table:table-cell>
          <table:table-cell office:value-type="float" office:value="86.888503" calcext:value-type="float">
            <text:p>86.888503</text:p>
          </table:table-cell>
          <table:table-cell office:value-type="float" office:value="-12.127337" calcext:value-type="float">
            <text:p>-12.127337</text:p>
          </table:table-cell>
          <table:table-cell office:value-type="float" office:value="105.057764" calcext:value-type="float">
            <text:p>105.057764</text:p>
          </table:table-cell>
          <table:table-cell office:value-type="float" office:value="-3.712743" calcext:value-type="float">
            <text:p>-3.712743</text:p>
          </table:table-cell>
          <table:table-cell office:value-type="float" office:value="141.961513" calcext:value-type="float">
            <text:p>141.961513</text:p>
          </table:table-cell>
          <table:table-cell office:value-type="float" office:value="-4.568108" calcext:value-type="float">
            <text:p>-4.568108</text:p>
          </table:table-cell>
          <table:table-cell office:value-type="float" office:value="811" calcext:value-type="float">
            <text:p>811</text:p>
          </table:table-cell>
          <table:table-cell office:value-type="float" office:value="141.961463" calcext:value-type="float">
            <text:p>141.961463</text:p>
          </table:table-cell>
          <table:table-cell office:value-type="float" office:value="-4.568084" calcext:value-type="float">
            <text:p>-4.568084</text:p>
          </table:table-cell>
          <table:table-cell office:value-type="float" office:value="86.888504" calcext:value-type="float">
            <text:p>86.888504</text:p>
          </table:table-cell>
          <table:table-cell office:value-type="float" office:value="-11.833734" calcext:value-type="float">
            <text:p>-11.833734</text:p>
          </table:table-cell>
          <table:table-cell office:value-type="float" office:value="105.057765" calcext:value-type="float">
            <text:p>105.057765</text:p>
          </table:table-cell>
          <table:table-cell office:value-type="float" office:value="-3.712741" calcext:value-type="float">
            <text:p>-3.712741</text:p>
          </table:table-cell>
          <table:table-cell office:value-type="float" office:value="141.961514" calcext:value-type="float">
            <text:p>141.961514</text:p>
          </table:table-cell>
          <table:table-cell office:value-type="float" office:value="-4.568109" calcext:value-type="float">
            <text:p>-4.568109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7.840912" calcext:value-type="float">
            <text:p>147.840912</text:p>
          </table:table-cell>
          <table:table-cell office:value-type="float" office:value="-7.074303" calcext:value-type="float">
            <text:p>-7.074303</text:p>
          </table:table-cell>
          <table:table-cell office:value-type="float" office:value="86.872674" calcext:value-type="float">
            <text:p>86.872674</text:p>
          </table:table-cell>
          <table:table-cell office:value-type="float" office:value="-12.155134" calcext:value-type="float">
            <text:p>-12.155134</text:p>
          </table:table-cell>
          <table:table-cell office:value-type="float" office:value="108.037863" calcext:value-type="float">
            <text:p>108.037863</text:p>
          </table:table-cell>
          <table:table-cell office:value-type="float" office:value="-3.973903" calcext:value-type="float">
            <text:p>-3.973903</text:p>
          </table:table-cell>
          <table:table-cell office:value-type="float" office:value="147.84073" calcext:value-type="float">
            <text:p>147.84073</text:p>
          </table:table-cell>
          <table:table-cell office:value-type="float" office:value="-7.074349" calcext:value-type="float">
            <text:p>-7.074349</text:p>
          </table:table-cell>
          <table:table-cell office:value-type="float" office:value="812" calcext:value-type="float">
            <text:p>812</text:p>
          </table:table-cell>
          <table:table-cell office:value-type="float" office:value="147.840912" calcext:value-type="float">
            <text:p>147.840912</text:p>
          </table:table-cell>
          <table:table-cell office:value-type="float" office:value="-7.074304" calcext:value-type="float">
            <text:p>-7.074304</text:p>
          </table:table-cell>
          <table:table-cell office:value-type="float" office:value="86.872674" calcext:value-type="float">
            <text:p>86.872674</text:p>
          </table:table-cell>
          <table:table-cell office:value-type="float" office:value="-11.861531" calcext:value-type="float">
            <text:p>-11.861531</text:p>
          </table:table-cell>
          <table:table-cell office:value-type="float" office:value="108.037864" calcext:value-type="float">
            <text:p>108.037864</text:p>
          </table:table-cell>
          <table:table-cell office:value-type="float" office:value="-3.973902" calcext:value-type="float">
            <text:p>-3.973902</text:p>
          </table:table-cell>
          <table:table-cell office:value-type="float" office:value="147.840731" calcext:value-type="float">
            <text:p>147.840731</text:p>
          </table:table-cell>
          <table:table-cell office:value-type="float" office:value="-7.07435" calcext:value-type="float">
            <text:p>-7.07435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5.053542" calcext:value-type="float">
            <text:p>145.053542</text:p>
          </table:table-cell>
          <table:table-cell office:value-type="float" office:value="-19.857677" calcext:value-type="float">
            <text:p>-19.857677</text:p>
          </table:table-cell>
          <table:table-cell office:value-type="float" office:value="86.859633" calcext:value-type="float">
            <text:p>86.859633</text:p>
          </table:table-cell>
          <table:table-cell office:value-type="float" office:value="-12.179922" calcext:value-type="float">
            <text:p>-12.179922</text:p>
          </table:table-cell>
          <table:table-cell office:value-type="float" office:value="110.616833" calcext:value-type="float">
            <text:p>110.616833</text:p>
          </table:table-cell>
          <table:table-cell office:value-type="float" office:value="-5.10882" calcext:value-type="float">
            <text:p>-5.10882</text:p>
          </table:table-cell>
          <table:table-cell office:value-type="float" office:value="145.053923" calcext:value-type="float">
            <text:p>145.053923</text:p>
          </table:table-cell>
          <table:table-cell office:value-type="float" office:value="-19.857225" calcext:value-type="float">
            <text:p>-19.857225</text:p>
          </table:table-cell>
          <table:table-cell office:value-type="float" office:value="813" calcext:value-type="float">
            <text:p>813</text:p>
          </table:table-cell>
          <table:table-cell office:value-type="float" office:value="145.053542" calcext:value-type="float">
            <text:p>145.053542</text:p>
          </table:table-cell>
          <table:table-cell office:value-type="float" office:value="-19.857677" calcext:value-type="float">
            <text:p>-19.857677</text:p>
          </table:table-cell>
          <table:table-cell office:value-type="float" office:value="86.859634" calcext:value-type="float">
            <text:p>86.859634</text:p>
          </table:table-cell>
          <table:table-cell office:value-type="float" office:value="-11.886319" calcext:value-type="float">
            <text:p>-11.886319</text:p>
          </table:table-cell>
          <table:table-cell office:value-type="float" office:value="110.616833" calcext:value-type="float">
            <text:p>110.616833</text:p>
          </table:table-cell>
          <table:table-cell office:value-type="float" office:value="-5.108819" calcext:value-type="float">
            <text:p>-5.108819</text:p>
          </table:table-cell>
          <table:table-cell office:value-type="float" office:value="145.053923" calcext:value-type="float">
            <text:p>145.053923</text:p>
          </table:table-cell>
          <table:table-cell office:value-type="float" office:value="-19.857225" calcext:value-type="float">
            <text:p>-19.857225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0.612097" calcext:value-type="float">
            <text:p>140.612097</text:p>
          </table:table-cell>
          <table:table-cell office:value-type="float" office:value="-34.665557" calcext:value-type="float">
            <text:p>-34.665557</text:p>
          </table:table-cell>
          <table:table-cell office:value-type="float" office:value="86.847773" calcext:value-type="float">
            <text:p>86.847773</text:p>
          </table:table-cell>
          <table:table-cell office:value-type="float" office:value="-12.199817" calcext:value-type="float">
            <text:p>-12.199817</text:p>
          </table:table-cell>
          <table:table-cell office:value-type="float" office:value="112.705472" calcext:value-type="float">
            <text:p>112.705472</text:p>
          </table:table-cell>
          <table:table-cell office:value-type="float" office:value="-7.196294" calcext:value-type="float">
            <text:p>-7.196294</text:p>
          </table:table-cell>
          <table:table-cell office:value-type="float" office:value="140.61217" calcext:value-type="float">
            <text:p>140.61217</text:p>
          </table:table-cell>
          <table:table-cell office:value-type="float" office:value="-34.665468" calcext:value-type="float">
            <text:p>-34.665468</text:p>
          </table:table-cell>
          <table:table-cell office:value-type="float" office:value="814" calcext:value-type="float">
            <text:p>814</text:p>
          </table:table-cell>
          <table:table-cell office:value-type="float" office:value="140.612098" calcext:value-type="float">
            <text:p>140.612098</text:p>
          </table:table-cell>
          <table:table-cell office:value-type="float" office:value="-34.665557" calcext:value-type="float">
            <text:p>-34.665557</text:p>
          </table:table-cell>
          <table:table-cell office:value-type="float" office:value="86.847774" calcext:value-type="float">
            <text:p>86.847774</text:p>
          </table:table-cell>
          <table:table-cell office:value-type="float" office:value="-11.906213" calcext:value-type="float">
            <text:p>-11.906213</text:p>
          </table:table-cell>
          <table:table-cell office:value-type="float" office:value="112.705472" calcext:value-type="float">
            <text:p>112.705472</text:p>
          </table:table-cell>
          <table:table-cell office:value-type="float" office:value="-7.196293" calcext:value-type="float">
            <text:p>-7.196293</text:p>
          </table:table-cell>
          <table:table-cell office:value-type="float" office:value="140.61217" calcext:value-type="float">
            <text:p>140.61217</text:p>
          </table:table-cell>
          <table:table-cell office:value-type="float" office:value="-34.665468" calcext:value-type="float">
            <text:p>-34.66546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37.239515" calcext:value-type="float">
            <text:p>137.239515</text:p>
          </table:table-cell>
          <table:table-cell office:value-type="float" office:value="-34.004601" calcext:value-type="float">
            <text:p>-34.004601</text:p>
          </table:table-cell>
          <table:table-cell office:value-type="float" office:value="86.835561" calcext:value-type="float">
            <text:p>86.835561</text:p>
          </table:table-cell>
          <table:table-cell office:value-type="float" office:value="-12.217905" calcext:value-type="float">
            <text:p>-12.217905</text:p>
          </table:table-cell>
          <table:table-cell office:value-type="float" office:value="114.411498" calcext:value-type="float">
            <text:p>114.411498</text:p>
          </table:table-cell>
          <table:table-cell office:value-type="float" office:value="-9.089698" calcext:value-type="float">
            <text:p>-9.089698</text:p>
          </table:table-cell>
          <table:table-cell office:value-type="float" office:value="137.239469" calcext:value-type="float">
            <text:p>137.239469</text:p>
          </table:table-cell>
          <table:table-cell office:value-type="float" office:value="-34.005277" calcext:value-type="float">
            <text:p>-34.005277</text:p>
          </table:table-cell>
          <table:table-cell office:value-type="float" office:value="815" calcext:value-type="float">
            <text:p>815</text:p>
          </table:table-cell>
          <table:table-cell office:value-type="float" office:value="137.239516" calcext:value-type="float">
            <text:p>137.239516</text:p>
          </table:table-cell>
          <table:table-cell office:value-type="float" office:value="-34.004601" calcext:value-type="float">
            <text:p>-34.004601</text:p>
          </table:table-cell>
          <table:table-cell office:value-type="float" office:value="86.835562" calcext:value-type="float">
            <text:p>86.835562</text:p>
          </table:table-cell>
          <table:table-cell office:value-type="float" office:value="-11.924302" calcext:value-type="float">
            <text:p>-11.924302</text:p>
          </table:table-cell>
          <table:table-cell office:value-type="float" office:value="114.411498" calcext:value-type="float">
            <text:p>114.411498</text:p>
          </table:table-cell>
          <table:table-cell office:value-type="float" office:value="-9.089697" calcext:value-type="float">
            <text:p>-9.089697</text:p>
          </table:table-cell>
          <table:table-cell office:value-type="float" office:value="137.239469" calcext:value-type="float">
            <text:p>137.239469</text:p>
          </table:table-cell>
          <table:table-cell office:value-type="float" office:value="-34.005277" calcext:value-type="float">
            <text:p>-34.00527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3.51338" calcext:value-type="float">
            <text:p>143.51338</text:p>
          </table:table-cell>
          <table:table-cell office:value-type="float" office:value="-25.014184" calcext:value-type="float">
            <text:p>-25.014184</text:p>
          </table:table-cell>
          <table:table-cell office:value-type="float" office:value="86.823992" calcext:value-type="float">
            <text:p>86.823992</text:p>
          </table:table-cell>
          <table:table-cell office:value-type="float" office:value="-12.235035" calcext:value-type="float">
            <text:p>-12.235035</text:p>
          </table:table-cell>
          <table:table-cell office:value-type="float" office:value="116.43787" calcext:value-type="float">
            <text:p>116.43787</text:p>
          </table:table-cell>
          <table:table-cell office:value-type="float" office:value="-10.220343" calcext:value-type="float">
            <text:p>-10.220343</text:p>
          </table:table-cell>
          <table:table-cell office:value-type="float" office:value="143.512959" calcext:value-type="float">
            <text:p>143.512959</text:p>
          </table:table-cell>
          <table:table-cell office:value-type="float" office:value="-25.014548" calcext:value-type="float">
            <text:p>-25.014548</text:p>
          </table:table-cell>
          <table:table-cell office:value-type="float" office:value="816" calcext:value-type="float">
            <text:p>816</text:p>
          </table:table-cell>
          <table:table-cell office:value-type="float" office:value="143.51338" calcext:value-type="float">
            <text:p>143.51338</text:p>
          </table:table-cell>
          <table:table-cell office:value-type="float" office:value="-25.014185" calcext:value-type="float">
            <text:p>-25.014185</text:p>
          </table:table-cell>
          <table:table-cell office:value-type="float" office:value="86.823992" calcext:value-type="float">
            <text:p>86.823992</text:p>
          </table:table-cell>
          <table:table-cell office:value-type="float" office:value="-11.941432" calcext:value-type="float">
            <text:p>-11.941432</text:p>
          </table:table-cell>
          <table:table-cell office:value-type="float" office:value="116.43787" calcext:value-type="float">
            <text:p>116.43787</text:p>
          </table:table-cell>
          <table:table-cell office:value-type="float" office:value="-10.220342" calcext:value-type="float">
            <text:p>-10.220342</text:p>
          </table:table-cell>
          <table:table-cell office:value-type="float" office:value="143.51296" calcext:value-type="float">
            <text:p>143.51296</text:p>
          </table:table-cell>
          <table:table-cell office:value-type="float" office:value="-25.014548" calcext:value-type="float">
            <text:p>-25.01454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53.54521" calcext:value-type="float">
            <text:p>153.54521</text:p>
          </table:table-cell>
          <table:table-cell office:value-type="float" office:value="-10.013452" calcext:value-type="float">
            <text:p>-10.013452</text:p>
          </table:table-cell>
          <table:table-cell office:value-type="float" office:value="86.813517" calcext:value-type="float">
            <text:p>86.813517</text:p>
          </table:table-cell>
          <table:table-cell office:value-type="float" office:value="-12.249598" calcext:value-type="float">
            <text:p>-12.249598</text:p>
          </table:table-cell>
          <table:table-cell office:value-type="float" office:value="119.025642" calcext:value-type="float">
            <text:p>119.025642</text:p>
          </table:table-cell>
          <table:table-cell office:value-type="float" office:value="-10.219403" calcext:value-type="float">
            <text:p>-10.219403</text:p>
          </table:table-cell>
          <table:table-cell office:value-type="float" office:value="153.545046" calcext:value-type="float">
            <text:p>153.545046</text:p>
          </table:table-cell>
          <table:table-cell office:value-type="float" office:value="-10.013713" calcext:value-type="float">
            <text:p>-10.013713</text:p>
          </table:table-cell>
          <table:table-cell office:value-type="float" office:value="817" calcext:value-type="float">
            <text:p>817</text:p>
          </table:table-cell>
          <table:table-cell office:value-type="float" office:value="153.54521" calcext:value-type="float">
            <text:p>153.54521</text:p>
          </table:table-cell>
          <table:table-cell office:value-type="float" office:value="-10.013452" calcext:value-type="float">
            <text:p>-10.013452</text:p>
          </table:table-cell>
          <table:table-cell office:value-type="float" office:value="86.813517" calcext:value-type="float">
            <text:p>86.813517</text:p>
          </table:table-cell>
          <table:table-cell office:value-type="float" office:value="-11.955994" calcext:value-type="float">
            <text:p>-11.955994</text:p>
          </table:table-cell>
          <table:table-cell office:value-type="float" office:value="119.025642" calcext:value-type="float">
            <text:p>119.025642</text:p>
          </table:table-cell>
          <table:table-cell office:value-type="float" office:value="-10.219402" calcext:value-type="float">
            <text:p>-10.219402</text:p>
          </table:table-cell>
          <table:table-cell office:value-type="float" office:value="153.545047" calcext:value-type="float">
            <text:p>153.545047</text:p>
          </table:table-cell>
          <table:table-cell office:value-type="float" office:value="-10.013713" calcext:value-type="float">
            <text:p>-10.013713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60.265377" calcext:value-type="float">
            <text:p>160.265377</text:p>
          </table:table-cell>
          <table:table-cell office:value-type="float" office:value="4.863891" calcext:value-type="float">
            <text:p>4.863891</text:p>
          </table:table-cell>
          <table:table-cell office:value-type="float" office:value="86.804845" calcext:value-type="float">
            <text:p>86.804845</text:p>
          </table:table-cell>
          <table:table-cell office:value-type="float" office:value="-12.260943" calcext:value-type="float">
            <text:p>-12.260943</text:p>
          </table:table-cell>
          <table:table-cell office:value-type="float" office:value="121.904359" calcext:value-type="float">
            <text:p>121.904359</text:p>
          </table:table-cell>
          <table:table-cell office:value-type="float" office:value="-9.174123" calcext:value-type="float">
            <text:p>-9.174123</text:p>
          </table:table-cell>
          <table:table-cell office:value-type="float" office:value="160.265521" calcext:value-type="float">
            <text:p>160.265521</text:p>
          </table:table-cell>
          <table:table-cell office:value-type="float" office:value="4.863896" calcext:value-type="float">
            <text:p>4.863896</text:p>
          </table:table-cell>
          <table:table-cell office:value-type="float" office:value="818" calcext:value-type="float">
            <text:p>818</text:p>
          </table:table-cell>
          <table:table-cell office:value-type="float" office:value="160.265378" calcext:value-type="float">
            <text:p>160.265378</text:p>
          </table:table-cell>
          <table:table-cell office:value-type="float" office:value="4.863891" calcext:value-type="float">
            <text:p>4.863891</text:p>
          </table:table-cell>
          <table:table-cell office:value-type="float" office:value="86.804846" calcext:value-type="float">
            <text:p>86.804846</text:p>
          </table:table-cell>
          <table:table-cell office:value-type="float" office:value="-11.967339" calcext:value-type="float">
            <text:p>-11.967339</text:p>
          </table:table-cell>
          <table:table-cell office:value-type="float" office:value="121.904359" calcext:value-type="float">
            <text:p>121.904359</text:p>
          </table:table-cell>
          <table:table-cell office:value-type="float" office:value="-9.174123" calcext:value-type="float">
            <text:p>-9.174123</text:p>
          </table:table-cell>
          <table:table-cell office:value-type="float" office:value="160.265522" calcext:value-type="float">
            <text:p>160.265522</text:p>
          </table:table-cell>
          <table:table-cell office:value-type="float" office:value="4.863897" calcext:value-type="float">
            <text:p>4.86389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59.666741" calcext:value-type="float">
            <text:p>159.666741</text:p>
          </table:table-cell>
          <table:table-cell office:value-type="float" office:value="17.017651" calcext:value-type="float">
            <text:p>17.017651</text:p>
          </table:table-cell>
          <table:table-cell office:value-type="float" office:value="86.796949" calcext:value-type="float">
            <text:p>86.796949</text:p>
          </table:table-cell>
          <table:table-cell office:value-type="float" office:value="-12.266854" calcext:value-type="float">
            <text:p>-12.266854</text:p>
          </table:table-cell>
          <table:table-cell office:value-type="float" office:value="124.540382" calcext:value-type="float">
            <text:p>124.540382</text:p>
          </table:table-cell>
          <table:table-cell office:value-type="float" office:value="-7.346196" calcext:value-type="float">
            <text:p>-7.346196</text:p>
          </table:table-cell>
          <table:table-cell office:value-type="float" office:value="159.667057" calcext:value-type="float">
            <text:p>159.667057</text:p>
          </table:table-cell>
          <table:table-cell office:value-type="float" office:value="17.017769" calcext:value-type="float">
            <text:p>17.017769</text:p>
          </table:table-cell>
          <table:table-cell office:value-type="float" office:value="819" calcext:value-type="float">
            <text:p>819</text:p>
          </table:table-cell>
          <table:table-cell office:value-type="float" office:value="159.666742" calcext:value-type="float">
            <text:p>159.666742</text:p>
          </table:table-cell>
          <table:table-cell office:value-type="float" office:value="17.017652" calcext:value-type="float">
            <text:p>17.017652</text:p>
          </table:table-cell>
          <table:table-cell office:value-type="float" office:value="86.796949" calcext:value-type="float">
            <text:p>86.796949</text:p>
          </table:table-cell>
          <table:table-cell office:value-type="float" office:value="-11.97325" calcext:value-type="float">
            <text:p>-11.97325</text:p>
          </table:table-cell>
          <table:table-cell office:value-type="float" office:value="124.540382" calcext:value-type="float">
            <text:p>124.540382</text:p>
          </table:table-cell>
          <table:table-cell office:value-type="float" office:value="-7.346196" calcext:value-type="float">
            <text:p>-7.346196</text:p>
          </table:table-cell>
          <table:table-cell office:value-type="float" office:value="159.667058" calcext:value-type="float">
            <text:p>159.667058</text:p>
          </table:table-cell>
          <table:table-cell office:value-type="float" office:value="17.01777" calcext:value-type="float">
            <text:p>17.01777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2.467023" calcext:value-type="float">
            <text:p>152.467023</text:p>
          </table:table-cell>
          <table:table-cell office:value-type="float" office:value="17.448759" calcext:value-type="float">
            <text:p>17.448759</text:p>
          </table:table-cell>
          <table:table-cell office:value-type="float" office:value="86.788493" calcext:value-type="float">
            <text:p>86.788493</text:p>
          </table:table-cell>
          <table:table-cell office:value-type="float" office:value="-12.270107" calcext:value-type="float">
            <text:p>-12.270107</text:p>
          </table:table-cell>
          <table:table-cell office:value-type="float" office:value="126.487382" calcext:value-type="float">
            <text:p>126.487382</text:p>
          </table:table-cell>
          <table:table-cell office:value-type="float" office:value="-5.613575" calcext:value-type="float">
            <text:p>-5.613575</text:p>
          </table:table-cell>
          <table:table-cell office:value-type="float" office:value="152.467308" calcext:value-type="float">
            <text:p>152.467308</text:p>
          </table:table-cell>
          <table:table-cell office:value-type="float" office:value="17.449264" calcext:value-type="float">
            <text:p>17.449264</text:p>
          </table:table-cell>
          <table:table-cell office:value-type="float" office:value="820" calcext:value-type="float">
            <text:p>820</text:p>
          </table:table-cell>
          <table:table-cell office:value-type="float" office:value="152.467024" calcext:value-type="float">
            <text:p>152.467024</text:p>
          </table:table-cell>
          <table:table-cell office:value-type="float" office:value="17.448759" calcext:value-type="float">
            <text:p>17.448759</text:p>
          </table:table-cell>
          <table:table-cell office:value-type="float" office:value="86.788493" calcext:value-type="float">
            <text:p>86.788493</text:p>
          </table:table-cell>
          <table:table-cell office:value-type="float" office:value="-11.976504" calcext:value-type="float">
            <text:p>-11.976504</text:p>
          </table:table-cell>
          <table:table-cell office:value-type="float" office:value="126.487383" calcext:value-type="float">
            <text:p>126.487383</text:p>
          </table:table-cell>
          <table:table-cell office:value-type="float" office:value="-5.613575" calcext:value-type="float">
            <text:p>-5.613575</text:p>
          </table:table-cell>
          <table:table-cell office:value-type="float" office:value="152.467308" calcext:value-type="float">
            <text:p>152.467308</text:p>
          </table:table-cell>
          <table:table-cell office:value-type="float" office:value="17.449264" calcext:value-type="float">
            <text:p>17.449264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9.976555" calcext:value-type="float">
            <text:p>149.976555</text:p>
          </table:table-cell>
          <table:table-cell office:value-type="float" office:value="24.529539" calcext:value-type="float">
            <text:p>24.529539</text:p>
          </table:table-cell>
          <table:table-cell office:value-type="float" office:value="86.781171" calcext:value-type="float">
            <text:p>86.781171</text:p>
          </table:table-cell>
          <table:table-cell office:value-type="float" office:value="-12.275612" calcext:value-type="float">
            <text:p>-12.275612</text:p>
          </table:table-cell>
          <table:table-cell office:value-type="float" office:value="128.124816" calcext:value-type="float">
            <text:p>128.124816</text:p>
          </table:table-cell>
          <table:table-cell office:value-type="float" office:value="-3.508677" calcext:value-type="float">
            <text:p>-3.508677</text:p>
          </table:table-cell>
          <table:table-cell office:value-type="float" office:value="149.976353" calcext:value-type="float">
            <text:p>149.976353</text:p>
          </table:table-cell>
          <table:table-cell office:value-type="float" office:value="24.529253" calcext:value-type="float">
            <text:p>24.529253</text:p>
          </table:table-cell>
          <table:table-cell office:value-type="float" office:value="821" calcext:value-type="float">
            <text:p>821</text:p>
          </table:table-cell>
          <table:table-cell office:value-type="float" office:value="149.976556" calcext:value-type="float">
            <text:p>149.976556</text:p>
          </table:table-cell>
          <table:table-cell office:value-type="float" office:value="24.52954" calcext:value-type="float">
            <text:p>24.52954</text:p>
          </table:table-cell>
          <table:table-cell office:value-type="float" office:value="86.781172" calcext:value-type="float">
            <text:p>86.781172</text:p>
          </table:table-cell>
          <table:table-cell office:value-type="float" office:value="-11.982008" calcext:value-type="float">
            <text:p>-11.982008</text:p>
          </table:table-cell>
          <table:table-cell office:value-type="float" office:value="128.124816" calcext:value-type="float">
            <text:p>128.124816</text:p>
          </table:table-cell>
          <table:table-cell office:value-type="float" office:value="-3.508676" calcext:value-type="float">
            <text:p>-3.508676</text:p>
          </table:table-cell>
          <table:table-cell office:value-type="float" office:value="149.976354" calcext:value-type="float">
            <text:p>149.976354</text:p>
          </table:table-cell>
          <table:table-cell office:value-type="float" office:value="24.529254" calcext:value-type="float">
            <text:p>24.529254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32.152862" calcext:value-type="float">
            <text:p>132.152862</text:p>
          </table:table-cell>
          <table:table-cell office:value-type="float" office:value="31.061808" calcext:value-type="float">
            <text:p>31.061808</text:p>
          </table:table-cell>
          <table:table-cell office:value-type="float" office:value="86.772206" calcext:value-type="float">
            <text:p>86.772206</text:p>
          </table:table-cell>
          <table:table-cell office:value-type="float" office:value="-12.282412" calcext:value-type="float">
            <text:p>-12.282412</text:p>
          </table:table-cell>
          <table:table-cell office:value-type="float" office:value="128.398441" calcext:value-type="float">
            <text:p>128.398441</text:p>
          </table:table-cell>
          <table:table-cell office:value-type="float" office:value="-1.095067" calcext:value-type="float">
            <text:p>-1.095067</text:p>
          </table:table-cell>
          <table:table-cell office:value-type="float" office:value="132.153519" calcext:value-type="float">
            <text:p>132.153519</text:p>
          </table:table-cell>
          <table:table-cell office:value-type="float" office:value="31.061831" calcext:value-type="float">
            <text:p>31.061831</text:p>
          </table:table-cell>
          <table:table-cell office:value-type="float" office:value="822" calcext:value-type="float">
            <text:p>822</text:p>
          </table:table-cell>
          <table:table-cell office:value-type="float" office:value="132.152863" calcext:value-type="float">
            <text:p>132.152863</text:p>
          </table:table-cell>
          <table:table-cell office:value-type="float" office:value="31.061808" calcext:value-type="float">
            <text:p>31.061808</text:p>
          </table:table-cell>
          <table:table-cell office:value-type="float" office:value="86.772206" calcext:value-type="float">
            <text:p>86.772206</text:p>
          </table:table-cell>
          <table:table-cell office:value-type="float" office:value="-11.988808" calcext:value-type="float">
            <text:p>-11.988808</text:p>
          </table:table-cell>
          <table:table-cell office:value-type="float" office:value="128.398442" calcext:value-type="float">
            <text:p>128.398442</text:p>
          </table:table-cell>
          <table:table-cell office:value-type="float" office:value="-1.095066" calcext:value-type="float">
            <text:p>-1.095066</text:p>
          </table:table-cell>
          <table:table-cell office:value-type="float" office:value="132.15352" calcext:value-type="float">
            <text:p>132.15352</text:p>
          </table:table-cell>
          <table:table-cell office:value-type="float" office:value="31.061832" calcext:value-type="float">
            <text:p>31.06183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14.889456" calcext:value-type="float">
            <text:p>114.889456</text:p>
          </table:table-cell>
          <table:table-cell office:value-type="float" office:value="-1.29489" calcext:value-type="float">
            <text:p>-1.29489</text:p>
          </table:table-cell>
          <table:table-cell office:value-type="float" office:value="86.764324" calcext:value-type="float">
            <text:p>86.764324</text:p>
          </table:table-cell>
          <table:table-cell office:value-type="float" office:value="-12.287322" calcext:value-type="float">
            <text:p>-12.287322</text:p>
          </table:table-cell>
          <table:table-cell office:value-type="float" office:value="127.445482" calcext:value-type="float">
            <text:p>127.445482</text:p>
          </table:table-cell>
          <table:table-cell office:value-type="float" office:value="-1.113621" calcext:value-type="float">
            <text:p>-1.113621</text:p>
          </table:table-cell>
          <table:table-cell office:value-type="float" office:value="114.889433" calcext:value-type="float">
            <text:p>114.889433</text:p>
          </table:table-cell>
          <table:table-cell office:value-type="float" office:value="-1.293228" calcext:value-type="float">
            <text:p>-1.293228</text:p>
          </table:table-cell>
          <table:table-cell office:value-type="float" office:value="823" calcext:value-type="float">
            <text:p>823</text:p>
          </table:table-cell>
          <table:table-cell office:value-type="float" office:value="114.889457" calcext:value-type="float">
            <text:p>114.889457</text:p>
          </table:table-cell>
          <table:table-cell office:value-type="float" office:value="-1.294891" calcext:value-type="float">
            <text:p>-1.294891</text:p>
          </table:table-cell>
          <table:table-cell office:value-type="float" office:value="86.764324" calcext:value-type="float">
            <text:p>86.764324</text:p>
          </table:table-cell>
          <table:table-cell office:value-type="float" office:value="-11.993719" calcext:value-type="float">
            <text:p>-11.993719</text:p>
          </table:table-cell>
          <table:table-cell office:value-type="float" office:value="127.445482" calcext:value-type="float">
            <text:p>127.445482</text:p>
          </table:table-cell>
          <table:table-cell office:value-type="float" office:value="-1.11362" calcext:value-type="float">
            <text:p>-1.11362</text:p>
          </table:table-cell>
          <table:table-cell office:value-type="float" office:value="114.889433" calcext:value-type="float">
            <text:p>114.889433</text:p>
          </table:table-cell>
          <table:table-cell office:value-type="float" office:value="-1.293229" calcext:value-type="float">
            <text:p>-1.293229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14.44893" calcext:value-type="float">
            <text:p>114.44893</text:p>
          </table:table-cell>
          <table:table-cell office:value-type="float" office:value="-45.598429" calcext:value-type="float">
            <text:p>-45.598429</text:p>
          </table:table-cell>
          <table:table-cell office:value-type="float" office:value="86.757029" calcext:value-type="float">
            <text:p>86.757029</text:p>
          </table:table-cell>
          <table:table-cell office:value-type="float" office:value="-12.300035" calcext:value-type="float">
            <text:p>-12.300035</text:p>
          </table:table-cell>
          <table:table-cell office:value-type="float" office:value="126.528939" calcext:value-type="float">
            <text:p>126.528939</text:p>
          </table:table-cell>
          <table:table-cell office:value-type="float" office:value="-4.23938" calcext:value-type="float">
            <text:p>-4.23938</text:p>
          </table:table-cell>
          <table:table-cell office:value-type="float" office:value="114.448213" calcext:value-type="float">
            <text:p>114.448213</text:p>
          </table:table-cell>
          <table:table-cell office:value-type="float" office:value="-45.597921" calcext:value-type="float">
            <text:p>-45.597921</text:p>
          </table:table-cell>
          <table:table-cell office:value-type="float" office:value="824" calcext:value-type="float">
            <text:p>824</text:p>
          </table:table-cell>
          <table:table-cell office:value-type="float" office:value="114.44893" calcext:value-type="float">
            <text:p>114.44893</text:p>
          </table:table-cell>
          <table:table-cell office:value-type="float" office:value="-45.59843" calcext:value-type="float">
            <text:p>-45.59843</text:p>
          </table:table-cell>
          <table:table-cell office:value-type="float" office:value="86.757029" calcext:value-type="float">
            <text:p>86.757029</text:p>
          </table:table-cell>
          <table:table-cell office:value-type="float" office:value="-12.006432" calcext:value-type="float">
            <text:p>-12.006432</text:p>
          </table:table-cell>
          <table:table-cell office:value-type="float" office:value="126.528939" calcext:value-type="float">
            <text:p>126.528939</text:p>
          </table:table-cell>
          <table:table-cell office:value-type="float" office:value="-4.23938" calcext:value-type="float">
            <text:p>-4.23938</text:p>
          </table:table-cell>
          <table:table-cell office:value-type="float" office:value="114.448214" calcext:value-type="float">
            <text:p>114.448214</text:p>
          </table:table-cell>
          <table:table-cell office:value-type="float" office:value="-45.597921" calcext:value-type="float">
            <text:p>-45.59792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5.198292" calcext:value-type="float">
            <text:p>65.198292</text:p>
          </table:table-cell>
          <table:table-cell office:value-type="float" office:value="-29.835508" calcext:value-type="float">
            <text:p>-29.835508</text:p>
          </table:table-cell>
          <table:table-cell office:value-type="float" office:value="86.751317" calcext:value-type="float">
            <text:p>86.751317</text:p>
          </table:table-cell>
          <table:table-cell office:value-type="float" office:value="-12.288943" calcext:value-type="float">
            <text:p>-12.288943</text:p>
          </table:table-cell>
          <table:table-cell office:value-type="float" office:value="122.230482" calcext:value-type="float">
            <text:p>122.230482</text:p>
          </table:table-cell>
          <table:table-cell office:value-type="float" office:value="-6.020793" calcext:value-type="float">
            <text:p>-6.020793</text:p>
          </table:table-cell>
          <table:table-cell office:value-type="float" office:value="65.200366" calcext:value-type="float">
            <text:p>65.200366</text:p>
          </table:table-cell>
          <table:table-cell office:value-type="float" office:value="-29.838059" calcext:value-type="float">
            <text:p>-29.838059</text:p>
          </table:table-cell>
          <table:table-cell office:value-type="float" office:value="825" calcext:value-type="float">
            <text:p>825</text:p>
          </table:table-cell>
          <table:table-cell office:value-type="float" office:value="65.198293" calcext:value-type="float">
            <text:p>65.198293</text:p>
          </table:table-cell>
          <table:table-cell office:value-type="float" office:value="-29.835509" calcext:value-type="float">
            <text:p>-29.835509</text:p>
          </table:table-cell>
          <table:table-cell office:value-type="float" office:value="86.751318" calcext:value-type="float">
            <text:p>86.751318</text:p>
          </table:table-cell>
          <table:table-cell office:value-type="float" office:value="-11.995339" calcext:value-type="float">
            <text:p>-11.995339</text:p>
          </table:table-cell>
          <table:table-cell office:value-type="float" office:value="122.230483" calcext:value-type="float">
            <text:p>122.230483</text:p>
          </table:table-cell>
          <table:table-cell office:value-type="float" office:value="-6.020793" calcext:value-type="float">
            <text:p>-6.020793</text:p>
          </table:table-cell>
          <table:table-cell office:value-type="float" office:value="65.200367" calcext:value-type="float">
            <text:p>65.200367</text:p>
          </table:table-cell>
          <table:table-cell office:value-type="float" office:value="-29.83806" calcext:value-type="float">
            <text:p>-29.83806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25.159348" calcext:value-type="float">
            <text:p>125.159348</text:p>
          </table:table-cell>
          <table:table-cell office:value-type="float" office:value="37.262035" calcext:value-type="float">
            <text:p>37.262035</text:p>
          </table:table-cell>
          <table:table-cell office:value-type="float" office:value="86.746642" calcext:value-type="float">
            <text:p>86.746642</text:p>
          </table:table-cell>
          <table:table-cell office:value-type="float" office:value="-12.30166" calcext:value-type="float">
            <text:p>-12.30166</text:p>
          </table:table-cell>
          <table:table-cell office:value-type="float" office:value="122.431155" calcext:value-type="float">
            <text:p>122.431155</text:p>
          </table:table-cell>
          <table:table-cell office:value-type="float" office:value="-3.002823" calcext:value-type="float">
            <text:p>-3.002823</text:p>
          </table:table-cell>
          <table:table-cell office:value-type="float" office:value="125.154722" calcext:value-type="float">
            <text:p>125.154722</text:p>
          </table:table-cell>
          <table:table-cell office:value-type="float" office:value="37.259859" calcext:value-type="float">
            <text:p>37.259859</text:p>
          </table:table-cell>
          <table:table-cell office:value-type="float" office:value="826" calcext:value-type="float">
            <text:p>826</text:p>
          </table:table-cell>
          <table:table-cell office:value-type="float" office:value="125.159349" calcext:value-type="float">
            <text:p>125.159349</text:p>
          </table:table-cell>
          <table:table-cell office:value-type="float" office:value="37.262035" calcext:value-type="float">
            <text:p>37.262035</text:p>
          </table:table-cell>
          <table:table-cell office:value-type="float" office:value="86.746643" calcext:value-type="float">
            <text:p>86.746643</text:p>
          </table:table-cell>
          <table:table-cell office:value-type="float" office:value="-12.008057" calcext:value-type="float">
            <text:p>-12.008057</text:p>
          </table:table-cell>
          <table:table-cell office:value-type="float" office:value="122.431155" calcext:value-type="float">
            <text:p>122.431155</text:p>
          </table:table-cell>
          <table:table-cell office:value-type="float" office:value="-3.002823" calcext:value-type="float">
            <text:p>-3.002823</text:p>
          </table:table-cell>
          <table:table-cell office:value-type="float" office:value="125.154722" calcext:value-type="float">
            <text:p>125.154722</text:p>
          </table:table-cell>
          <table:table-cell office:value-type="float" office:value="37.259859" calcext:value-type="float">
            <text:p>37.25985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9.938653" calcext:value-type="float">
            <text:p>89.938653</text:p>
          </table:table-cell>
          <table:table-cell office:value-type="float" office:value="16.363891" calcext:value-type="float">
            <text:p>16.363891</text:p>
          </table:table-cell>
          <table:table-cell office:value-type="float" office:value="86.741315" calcext:value-type="float">
            <text:p>86.741315</text:p>
          </table:table-cell>
          <table:table-cell office:value-type="float" office:value="-12.290415" calcext:value-type="float">
            <text:p>-12.290415</text:p>
          </table:table-cell>
          <table:table-cell office:value-type="float" office:value="120.151725" calcext:value-type="float">
            <text:p>120.151725</text:p>
          </table:table-cell>
          <table:table-cell office:value-type="float" office:value="-1.636694" calcext:value-type="float">
            <text:p>-1.636694</text:p>
          </table:table-cell>
          <table:table-cell office:value-type="float" office:value="89.942673" calcext:value-type="float">
            <text:p>89.942673</text:p>
          </table:table-cell>
          <table:table-cell office:value-type="float" office:value="16.36761" calcext:value-type="float">
            <text:p>16.36761</text:p>
          </table:table-cell>
          <table:table-cell office:value-type="float" office:value="827" calcext:value-type="float">
            <text:p>827</text:p>
          </table:table-cell>
          <table:table-cell office:value-type="float" office:value="89.938654" calcext:value-type="float">
            <text:p>89.938654</text:p>
          </table:table-cell>
          <table:table-cell office:value-type="float" office:value="16.363892" calcext:value-type="float">
            <text:p>16.363892</text:p>
          </table:table-cell>
          <table:table-cell office:value-type="float" office:value="86.741316" calcext:value-type="float">
            <text:p>86.741316</text:p>
          </table:table-cell>
          <table:table-cell office:value-type="float" office:value="-11.996811" calcext:value-type="float">
            <text:p>-11.996811</text:p>
          </table:table-cell>
          <table:table-cell office:value-type="float" office:value="120.151726" calcext:value-type="float">
            <text:p>120.151726</text:p>
          </table:table-cell>
          <table:table-cell office:value-type="float" office:value="-1.636694" calcext:value-type="float">
            <text:p>-1.636694</text:p>
          </table:table-cell>
          <table:table-cell office:value-type="float" office:value="89.942674" calcext:value-type="float">
            <text:p>89.942674</text:p>
          </table:table-cell>
          <table:table-cell office:value-type="float" office:value="16.36761" calcext:value-type="float">
            <text:p>16.3676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84.793977" calcext:value-type="float">
            <text:p>84.793977</text:p>
          </table:table-cell>
          <table:table-cell office:value-type="float" office:value="2.592757" calcext:value-type="float">
            <text:p>2.592757</text:p>
          </table:table-cell>
          <table:table-cell office:value-type="float" office:value="86.73676" calcext:value-type="float">
            <text:p>86.73676</text:p>
          </table:table-cell>
          <table:table-cell office:value-type="float" office:value="-12.284558" calcext:value-type="float">
            <text:p>-12.284558</text:p>
          </table:table-cell>
          <table:table-cell office:value-type="float" office:value="117.672447" calcext:value-type="float">
            <text:p>117.672447</text:p>
          </table:table-cell>
          <table:table-cell office:value-type="float" office:value="-1.335185" calcext:value-type="float">
            <text:p>-1.335185</text:p>
          </table:table-cell>
          <table:table-cell office:value-type="float" office:value="84.792711" calcext:value-type="float">
            <text:p>84.792711</text:p>
          </table:table-cell>
          <table:table-cell office:value-type="float" office:value="2.592457" calcext:value-type="float">
            <text:p>2.592457</text:p>
          </table:table-cell>
          <table:table-cell office:value-type="float" office:value="828" calcext:value-type="float">
            <text:p>828</text:p>
          </table:table-cell>
          <table:table-cell office:value-type="float" office:value="84.793977" calcext:value-type="float">
            <text:p>84.793977</text:p>
          </table:table-cell>
          <table:table-cell office:value-type="float" office:value="2.592757" calcext:value-type="float">
            <text:p>2.592757</text:p>
          </table:table-cell>
          <table:table-cell office:value-type="float" office:value="86.736761" calcext:value-type="float">
            <text:p>86.736761</text:p>
          </table:table-cell>
          <table:table-cell office:value-type="float" office:value="-11.990954" calcext:value-type="float">
            <text:p>-11.990954</text:p>
          </table:table-cell>
          <table:table-cell office:value-type="float" office:value="117.672447" calcext:value-type="float">
            <text:p>117.672447</text:p>
          </table:table-cell>
          <table:table-cell office:value-type="float" office:value="-1.335185" calcext:value-type="float">
            <text:p>-1.335185</text:p>
          </table:table-cell>
          <table:table-cell office:value-type="float" office:value="84.792711" calcext:value-type="float">
            <text:p>84.792711</text:p>
          </table:table-cell>
          <table:table-cell office:value-type="float" office:value="2.592457" calcext:value-type="float">
            <text:p>2.592457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90.896025" calcext:value-type="float">
            <text:p>90.896025</text:p>
          </table:table-cell>
          <table:table-cell office:value-type="float" office:value="-0.449086" calcext:value-type="float">
            <text:p>-0.449086</text:p>
          </table:table-cell>
          <table:table-cell office:value-type="float" office:value="86.73219" calcext:value-type="float">
            <text:p>86.73219</text:p>
          </table:table-cell>
          <table:table-cell office:value-type="float" office:value="-12.285016" calcext:value-type="float">
            <text:p>-12.285016</text:p>
          </table:table-cell>
          <table:table-cell office:value-type="float" office:value="115.793847" calcext:value-type="float">
            <text:p>115.793847</text:p>
          </table:table-cell>
          <table:table-cell office:value-type="float" office:value="-1.273585" calcext:value-type="float">
            <text:p>-1.273585</text:p>
          </table:table-cell>
          <table:table-cell office:value-type="float" office:value="90.895552" calcext:value-type="float">
            <text:p>90.895552</text:p>
          </table:table-cell>
          <table:table-cell office:value-type="float" office:value="-0.449537" calcext:value-type="float">
            <text:p>-0.449537</text:p>
          </table:table-cell>
          <table:table-cell office:value-type="float" office:value="829" calcext:value-type="float">
            <text:p>829</text:p>
          </table:table-cell>
          <table:table-cell office:value-type="float" office:value="90.896025" calcext:value-type="float">
            <text:p>90.896025</text:p>
          </table:table-cell>
          <table:table-cell office:value-type="float" office:value="-0.449087" calcext:value-type="float">
            <text:p>-0.449087</text:p>
          </table:table-cell>
          <table:table-cell office:value-type="float" office:value="86.732191" calcext:value-type="float">
            <text:p>86.732191</text:p>
          </table:table-cell>
          <table:table-cell office:value-type="float" office:value="-11.990495" calcext:value-type="float">
            <text:p>-11.990495</text:p>
          </table:table-cell>
          <table:table-cell office:value-type="float" office:value="115.793848" calcext:value-type="float">
            <text:p>115.793848</text:p>
          </table:table-cell>
          <table:table-cell office:value-type="float" office:value="-1.272732" calcext:value-type="float">
            <text:p>-1.272732</text:p>
          </table:table-cell>
          <table:table-cell office:value-type="float" office:value="90.895552" calcext:value-type="float">
            <text:p>90.895552</text:p>
          </table:table-cell>
          <table:table-cell office:value-type="float" office:value="-0.449538" calcext:value-type="float">
            <text:p>-0.449538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88.294519" calcext:value-type="float">
            <text:p>88.294519</text:p>
          </table:table-cell>
          <table:table-cell office:value-type="float" office:value="-8.057867" calcext:value-type="float">
            <text:p>-8.057867</text:p>
          </table:table-cell>
          <table:table-cell office:value-type="float" office:value="86.727396" calcext:value-type="float">
            <text:p>86.727396</text:p>
          </table:table-cell>
          <table:table-cell office:value-type="float" office:value="-12.288447" calcext:value-type="float">
            <text:p>-12.288447</text:p>
          </table:table-cell>
          <table:table-cell office:value-type="float" office:value="113.864435" calcext:value-type="float">
            <text:p>113.864435</text:p>
          </table:table-cell>
          <table:table-cell office:value-type="float" office:value="-1.751676" calcext:value-type="float">
            <text:p>-1.751676</text:p>
          </table:table-cell>
          <table:table-cell office:value-type="float" office:value="88.294883" calcext:value-type="float">
            <text:p>88.294883</text:p>
          </table:table-cell>
          <table:table-cell office:value-type="float" office:value="-8.057676" calcext:value-type="float">
            <text:p>-8.057676</text:p>
          </table:table-cell>
          <table:table-cell office:value-type="float" office:value="830" calcext:value-type="float">
            <text:p>830</text:p>
          </table:table-cell>
          <table:table-cell office:value-type="float" office:value="88.294519" calcext:value-type="float">
            <text:p>88.294519</text:p>
          </table:table-cell>
          <table:table-cell office:value-type="float" office:value="-8.057867" calcext:value-type="float">
            <text:p>-8.057867</text:p>
          </table:table-cell>
          <table:table-cell office:value-type="float" office:value="86.727396" calcext:value-type="float">
            <text:p>86.727396</text:p>
          </table:table-cell>
          <table:table-cell office:value-type="float" office:value="-11.993927" calcext:value-type="float">
            <text:p>-11.993927</text:p>
          </table:table-cell>
          <table:table-cell office:value-type="float" office:value="113.864436" calcext:value-type="float">
            <text:p>113.864436</text:p>
          </table:table-cell>
          <table:table-cell office:value-type="float" office:value="-1.750883" calcext:value-type="float">
            <text:p>-1.750883</text:p>
          </table:table-cell>
          <table:table-cell office:value-type="float" office:value="88.294884" calcext:value-type="float">
            <text:p>88.294884</text:p>
          </table:table-cell>
          <table:table-cell office:value-type="float" office:value="-8.057676" calcext:value-type="float">
            <text:p>-8.05767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8.283141" calcext:value-type="float">
            <text:p>88.283141</text:p>
          </table:table-cell>
          <table:table-cell office:value-type="float" office:value="-15.13259" calcext:value-type="float">
            <text:p>-15.13259</text:p>
          </table:table-cell>
          <table:table-cell office:value-type="float" office:value="86.722653" calcext:value-type="float">
            <text:p>86.722653</text:p>
          </table:table-cell>
          <table:table-cell office:value-type="float" office:value="-12.292435" calcext:value-type="float">
            <text:p>-12.292435</text:p>
          </table:table-cell>
          <table:table-cell office:value-type="float" office:value="112.069334" calcext:value-type="float">
            <text:p>112.069334</text:p>
          </table:table-cell>
          <table:table-cell office:value-type="float" office:value="-2.692048" calcext:value-type="float">
            <text:p>-2.692048</text:p>
          </table:table-cell>
          <table:table-cell office:value-type="float" office:value="88.283033" calcext:value-type="float">
            <text:p>88.283033</text:p>
          </table:table-cell>
          <table:table-cell office:value-type="float" office:value="-15.132612" calcext:value-type="float">
            <text:p>-15.132612</text:p>
          </table:table-cell>
          <table:table-cell office:value-type="float" office:value="831" calcext:value-type="float">
            <text:p>831</text:p>
          </table:table-cell>
          <table:table-cell office:value-type="float" office:value="88.283142" calcext:value-type="float">
            <text:p>88.283142</text:p>
          </table:table-cell>
          <table:table-cell office:value-type="float" office:value="-15.13259" calcext:value-type="float">
            <text:p>-15.13259</text:p>
          </table:table-cell>
          <table:table-cell office:value-type="float" office:value="86.722654" calcext:value-type="float">
            <text:p>86.722654</text:p>
          </table:table-cell>
          <table:table-cell office:value-type="float" office:value="-11.997914" calcext:value-type="float">
            <text:p>-11.997914</text:p>
          </table:table-cell>
          <table:table-cell office:value-type="float" office:value="112.069335" calcext:value-type="float">
            <text:p>112.069335</text:p>
          </table:table-cell>
          <table:table-cell office:value-type="float" office:value="-2.691311" calcext:value-type="float">
            <text:p>-2.691311</text:p>
          </table:table-cell>
          <table:table-cell office:value-type="float" office:value="88.283034" calcext:value-type="float">
            <text:p>88.283034</text:p>
          </table:table-cell>
          <table:table-cell office:value-type="float" office:value="-15.132613" calcext:value-type="float">
            <text:p>-15.13261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1.576055" calcext:value-type="float">
            <text:p>91.576055</text:p>
          </table:table-cell>
          <table:table-cell office:value-type="float" office:value="-19.470356" calcext:value-type="float">
            <text:p>-19.470356</text:p>
          </table:table-cell>
          <table:table-cell office:value-type="float" office:value="86.717907" calcext:value-type="float">
            <text:p>86.717907</text:p>
          </table:table-cell>
          <table:table-cell office:value-type="float" office:value="-12.291147" calcext:value-type="float">
            <text:p>-12.291147</text:p>
          </table:table-cell>
          <table:table-cell office:value-type="float" office:value="110.630391" calcext:value-type="float">
            <text:p>110.630391</text:p>
          </table:table-cell>
          <table:table-cell office:value-type="float" office:value="-3.865332" calcext:value-type="float">
            <text:p>-3.865332</text:p>
          </table:table-cell>
          <table:table-cell office:value-type="float" office:value="91.575918" calcext:value-type="float">
            <text:p>91.575918</text:p>
          </table:table-cell>
          <table:table-cell office:value-type="float" office:value="-19.47047" calcext:value-type="float">
            <text:p>-19.47047</text:p>
          </table:table-cell>
          <table:table-cell office:value-type="float" office:value="832" calcext:value-type="float">
            <text:p>832</text:p>
          </table:table-cell>
          <table:table-cell office:value-type="float" office:value="91.576056" calcext:value-type="float">
            <text:p>91.576056</text:p>
          </table:table-cell>
          <table:table-cell office:value-type="float" office:value="-19.470356" calcext:value-type="float">
            <text:p>-19.470356</text:p>
          </table:table-cell>
          <table:table-cell office:value-type="float" office:value="86.717908" calcext:value-type="float">
            <text:p>86.717908</text:p>
          </table:table-cell>
          <table:table-cell office:value-type="float" office:value="-11.996626" calcext:value-type="float">
            <text:p>-11.996626</text:p>
          </table:table-cell>
          <table:table-cell office:value-type="float" office:value="110.630391" calcext:value-type="float">
            <text:p>110.630391</text:p>
          </table:table-cell>
          <table:table-cell office:value-type="float" office:value="-3.864646" calcext:value-type="float">
            <text:p>-3.864646</text:p>
          </table:table-cell>
          <table:table-cell office:value-type="float" office:value="91.575918" calcext:value-type="float">
            <text:p>91.575918</text:p>
          </table:table-cell>
          <table:table-cell office:value-type="float" office:value="-19.47047" calcext:value-type="float">
            <text:p>-19.4704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8.840582" calcext:value-type="float">
            <text:p>88.840582</text:p>
          </table:table-cell>
          <table:table-cell office:value-type="float" office:value="-21.939012" calcext:value-type="float">
            <text:p>-21.939012</text:p>
          </table:table-cell>
          <table:table-cell office:value-type="float" office:value="86.715253" calcext:value-type="float">
            <text:p>86.715253</text:p>
          </table:table-cell>
          <table:table-cell office:value-type="float" office:value="-12.289925" calcext:value-type="float">
            <text:p>-12.289925</text:p>
          </table:table-cell>
          <table:table-cell office:value-type="float" office:value="109.102636" calcext:value-type="float">
            <text:p>109.102636</text:p>
          </table:table-cell>
          <table:table-cell office:value-type="float" office:value="-5.129353" calcext:value-type="float">
            <text:p>-5.129353</text:p>
          </table:table-cell>
          <table:table-cell office:value-type="float" office:value="88.840832" calcext:value-type="float">
            <text:p>88.840832</text:p>
          </table:table-cell>
          <table:table-cell office:value-type="float" office:value="-21.93909" calcext:value-type="float">
            <text:p>-21.93909</text:p>
          </table:table-cell>
          <table:table-cell office:value-type="float" office:value="833" calcext:value-type="float">
            <text:p>833</text:p>
          </table:table-cell>
          <table:table-cell office:value-type="float" office:value="88.840582" calcext:value-type="float">
            <text:p>88.840582</text:p>
          </table:table-cell>
          <table:table-cell office:value-type="float" office:value="-21.939013" calcext:value-type="float">
            <text:p>-21.939013</text:p>
          </table:table-cell>
          <table:table-cell office:value-type="float" office:value="86.715254" calcext:value-type="float">
            <text:p>86.715254</text:p>
          </table:table-cell>
          <table:table-cell office:value-type="float" office:value="-11.995404" calcext:value-type="float">
            <text:p>-11.995404</text:p>
          </table:table-cell>
          <table:table-cell office:value-type="float" office:value="109.102637" calcext:value-type="float">
            <text:p>109.102637</text:p>
          </table:table-cell>
          <table:table-cell office:value-type="float" office:value="-5.128715" calcext:value-type="float">
            <text:p>-5.128715</text:p>
          </table:table-cell>
          <table:table-cell office:value-type="float" office:value="88.840833" calcext:value-type="float">
            <text:p>88.840833</text:p>
          </table:table-cell>
          <table:table-cell office:value-type="float" office:value="-21.93909" calcext:value-type="float">
            <text:p>-21.93909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85.629253" calcext:value-type="float">
            <text:p>85.629253</text:p>
          </table:table-cell>
          <table:table-cell office:value-type="float" office:value="-21.966726" calcext:value-type="float">
            <text:p>-21.966726</text:p>
          </table:table-cell>
          <table:table-cell office:value-type="float" office:value="86.717025" calcext:value-type="float">
            <text:p>86.717025</text:p>
          </table:table-cell>
          <table:table-cell office:value-type="float" office:value="-12.285978" calcext:value-type="float">
            <text:p>-12.285978</text:p>
          </table:table-cell>
          <table:table-cell office:value-type="float" office:value="107.461147" calcext:value-type="float">
            <text:p>107.461147</text:p>
          </table:table-cell>
          <table:table-cell office:value-type="float" office:value="-6.304298" calcext:value-type="float">
            <text:p>-6.304298</text:p>
          </table:table-cell>
          <table:table-cell office:value-type="float" office:value="85.629273" calcext:value-type="float">
            <text:p>85.629273</text:p>
          </table:table-cell>
          <table:table-cell office:value-type="float" office:value="-21.966827" calcext:value-type="float">
            <text:p>-21.966827</text:p>
          </table:table-cell>
          <table:table-cell office:value-type="float" office:value="834" calcext:value-type="float">
            <text:p>834</text:p>
          </table:table-cell>
          <table:table-cell office:value-type="float" office:value="85.629253" calcext:value-type="float">
            <text:p>85.629253</text:p>
          </table:table-cell>
          <table:table-cell office:value-type="float" office:value="-21.966726" calcext:value-type="float">
            <text:p>-21.966726</text:p>
          </table:table-cell>
          <table:table-cell office:value-type="float" office:value="86.717026" calcext:value-type="float">
            <text:p>86.717026</text:p>
          </table:table-cell>
          <table:table-cell office:value-type="float" office:value="-11.991457" calcext:value-type="float">
            <text:p>-11.991457</text:p>
          </table:table-cell>
          <table:table-cell office:value-type="float" office:value="107.461148" calcext:value-type="float">
            <text:p>107.461148</text:p>
          </table:table-cell>
          <table:table-cell office:value-type="float" office:value="-6.303705" calcext:value-type="float">
            <text:p>-6.303705</text:p>
          </table:table-cell>
          <table:table-cell office:value-type="float" office:value="85.629273" calcext:value-type="float">
            <text:p>85.629273</text:p>
          </table:table-cell>
          <table:table-cell office:value-type="float" office:value="-21.966827" calcext:value-type="float">
            <text:p>-21.96682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4.550814" calcext:value-type="float">
            <text:p>84.550814</text:p>
          </table:table-cell>
          <table:table-cell office:value-type="float" office:value="-17.239521" calcext:value-type="float">
            <text:p>-17.239521</text:p>
          </table:table-cell>
          <table:table-cell office:value-type="float" office:value="86.722735" calcext:value-type="float">
            <text:p>86.722735</text:p>
          </table:table-cell>
          <table:table-cell office:value-type="float" office:value="-12.282282" calcext:value-type="float">
            <text:p>-12.282282</text:p>
          </table:table-cell>
          <table:table-cell office:value-type="float" office:value="105.862734" calcext:value-type="float">
            <text:p>105.862734</text:p>
          </table:table-cell>
          <table:table-cell office:value-type="float" office:value="-7.066327" calcext:value-type="float">
            <text:p>-7.066327</text:p>
          </table:table-cell>
          <table:table-cell office:value-type="float" office:value="84.550726" calcext:value-type="float">
            <text:p>84.550726</text:p>
          </table:table-cell>
          <table:table-cell office:value-type="float" office:value="-17.239717" calcext:value-type="float">
            <text:p>-17.239717</text:p>
          </table:table-cell>
          <table:table-cell office:value-type="float" office:value="835" calcext:value-type="float">
            <text:p>835</text:p>
          </table:table-cell>
          <table:table-cell office:value-type="float" office:value="84.550815" calcext:value-type="float">
            <text:p>84.550815</text:p>
          </table:table-cell>
          <table:table-cell office:value-type="float" office:value="-17.239521" calcext:value-type="float">
            <text:p>-17.239521</text:p>
          </table:table-cell>
          <table:table-cell office:value-type="float" office:value="86.722735" calcext:value-type="float">
            <text:p>86.722735</text:p>
          </table:table-cell>
          <table:table-cell office:value-type="float" office:value="-11.987761" calcext:value-type="float">
            <text:p>-11.987761</text:p>
          </table:table-cell>
          <table:table-cell office:value-type="float" office:value="105.862735" calcext:value-type="float">
            <text:p>105.862735</text:p>
          </table:table-cell>
          <table:table-cell office:value-type="float" office:value="-7.065775" calcext:value-type="float">
            <text:p>-7.065775</text:p>
          </table:table-cell>
          <table:table-cell office:value-type="float" office:value="84.550727" calcext:value-type="float">
            <text:p>84.550727</text:p>
          </table:table-cell>
          <table:table-cell office:value-type="float" office:value="-17.239717" calcext:value-type="float">
            <text:p>-17.23971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87.686524" calcext:value-type="float">
            <text:p>87.686524</text:p>
          </table:table-cell>
          <table:table-cell office:value-type="float" office:value="-13.839751" calcext:value-type="float">
            <text:p>-13.839751</text:p>
          </table:table-cell>
          <table:table-cell office:value-type="float" office:value="86.733545" calcext:value-type="float">
            <text:p>86.733545</text:p>
          </table:table-cell>
          <table:table-cell office:value-type="float" office:value="-12.27954" calcext:value-type="float">
            <text:p>-12.27954</text:p>
          </table:table-cell>
          <table:table-cell office:value-type="float" office:value="104.600452" calcext:value-type="float">
            <text:p>104.600452</text:p>
          </table:table-cell>
          <table:table-cell office:value-type="float" office:value="-7.537917" calcext:value-type="float">
            <text:p>-7.537917</text:p>
          </table:table-cell>
          <table:table-cell office:value-type="float" office:value="87.686351" calcext:value-type="float">
            <text:p>87.686351</text:p>
          </table:table-cell>
          <table:table-cell office:value-type="float" office:value="-13.839696" calcext:value-type="float">
            <text:p>-13.839696</text:p>
          </table:table-cell>
          <table:table-cell office:value-type="float" office:value="836" calcext:value-type="float">
            <text:p>836</text:p>
          </table:table-cell>
          <table:table-cell office:value-type="float" office:value="87.686525" calcext:value-type="float">
            <text:p>87.686525</text:p>
          </table:table-cell>
          <table:table-cell office:value-type="float" office:value="-13.839751" calcext:value-type="float">
            <text:p>-13.839751</text:p>
          </table:table-cell>
          <table:table-cell office:value-type="float" office:value="86.733545" calcext:value-type="float">
            <text:p>86.733545</text:p>
          </table:table-cell>
          <table:table-cell office:value-type="float" office:value="-11.985019" calcext:value-type="float">
            <text:p>-11.985019</text:p>
          </table:table-cell>
          <table:table-cell office:value-type="float" office:value="104.600453" calcext:value-type="float">
            <text:p>104.600453</text:p>
          </table:table-cell>
          <table:table-cell office:value-type="float" office:value="-7.537403" calcext:value-type="float">
            <text:p>-7.537403</text:p>
          </table:table-cell>
          <table:table-cell office:value-type="float" office:value="87.686351" calcext:value-type="float">
            <text:p>87.686351</text:p>
          </table:table-cell>
          <table:table-cell office:value-type="float" office:value="-13.839696" calcext:value-type="float">
            <text:p>-13.83969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9.321204" calcext:value-type="float">
            <text:p>89.321204</text:p>
          </table:table-cell>
          <table:table-cell office:value-type="float" office:value="-13.617117" calcext:value-type="float">
            <text:p>-13.617117</text:p>
          </table:table-cell>
          <table:table-cell office:value-type="float" office:value="86.75069" calcext:value-type="float">
            <text:p>86.75069</text:p>
          </table:table-cell>
          <table:table-cell office:value-type="float" office:value="-12.278245" calcext:value-type="float">
            <text:p>-12.278245</text:p>
          </table:table-cell>
          <table:table-cell office:value-type="float" office:value="103.54685" calcext:value-type="float">
            <text:p>103.54685</text:p>
          </table:table-cell>
          <table:table-cell office:value-type="float" office:value="-7.962256" calcext:value-type="float">
            <text:p>-7.962256</text:p>
          </table:table-cell>
          <table:table-cell office:value-type="float" office:value="89.321266" calcext:value-type="float">
            <text:p>89.321266</text:p>
          </table:table-cell>
          <table:table-cell office:value-type="float" office:value="-13.616987" calcext:value-type="float">
            <text:p>-13.616987</text:p>
          </table:table-cell>
          <table:table-cell office:value-type="float" office:value="837" calcext:value-type="float">
            <text:p>837</text:p>
          </table:table-cell>
          <table:table-cell office:value-type="float" office:value="89.321204" calcext:value-type="float">
            <text:p>89.321204</text:p>
          </table:table-cell>
          <table:table-cell office:value-type="float" office:value="-13.617118" calcext:value-type="float">
            <text:p>-13.617118</text:p>
          </table:table-cell>
          <table:table-cell office:value-type="float" office:value="86.750691" calcext:value-type="float">
            <text:p>86.750691</text:p>
          </table:table-cell>
          <table:table-cell office:value-type="float" office:value="-11.983724" calcext:value-type="float">
            <text:p>-11.983724</text:p>
          </table:table-cell>
          <table:table-cell office:value-type="float" office:value="103.546851" calcext:value-type="float">
            <text:p>103.546851</text:p>
          </table:table-cell>
          <table:table-cell office:value-type="float" office:value="-7.961779" calcext:value-type="float">
            <text:p>-7.961779</text:p>
          </table:table-cell>
          <table:table-cell office:value-type="float" office:value="89.321266" calcext:value-type="float">
            <text:p>89.321266</text:p>
          </table:table-cell>
          <table:table-cell office:value-type="float" office:value="-13.616987" calcext:value-type="float">
            <text:p>-13.616987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89.91322" calcext:value-type="float">
            <text:p>89.91322</text:p>
          </table:table-cell>
          <table:table-cell office:value-type="float" office:value="-14.364568" calcext:value-type="float">
            <text:p>-14.364568</text:p>
          </table:table-cell>
          <table:table-cell office:value-type="float" office:value="86.773422" calcext:value-type="float">
            <text:p>86.773422</text:p>
          </table:table-cell>
          <table:table-cell office:value-type="float" office:value="-12.277704" calcext:value-type="float">
            <text:p>-12.277704</text:p>
          </table:table-cell>
          <table:table-cell office:value-type="float" office:value="102.613637" calcext:value-type="float">
            <text:p>102.613637</text:p>
          </table:table-cell>
          <table:table-cell office:value-type="float" office:value="-8.409915" calcext:value-type="float">
            <text:p>-8.409915</text:p>
          </table:table-cell>
          <table:table-cell office:value-type="float" office:value="89.913263" calcext:value-type="float">
            <text:p>89.913263</text:p>
          </table:table-cell>
          <table:table-cell office:value-type="float" office:value="-14.364528" calcext:value-type="float">
            <text:p>-14.364528</text:p>
          </table:table-cell>
          <table:table-cell office:value-type="float" office:value="838" calcext:value-type="float">
            <text:p>838</text:p>
          </table:table-cell>
          <table:table-cell office:value-type="float" office:value="89.913221" calcext:value-type="float">
            <text:p>89.913221</text:p>
          </table:table-cell>
          <table:table-cell office:value-type="float" office:value="-14.364568" calcext:value-type="float">
            <text:p>-14.364568</text:p>
          </table:table-cell>
          <table:table-cell office:value-type="float" office:value="86.773423" calcext:value-type="float">
            <text:p>86.773423</text:p>
          </table:table-cell>
          <table:table-cell office:value-type="float" office:value="-11.983183" calcext:value-type="float">
            <text:p>-11.983183</text:p>
          </table:table-cell>
          <table:table-cell office:value-type="float" office:value="102.613637" calcext:value-type="float">
            <text:p>102.613637</text:p>
          </table:table-cell>
          <table:table-cell office:value-type="float" office:value="-8.409471" calcext:value-type="float">
            <text:p>-8.409471</text:p>
          </table:table-cell>
          <table:table-cell office:value-type="float" office:value="89.913264" calcext:value-type="float">
            <text:p>89.913264</text:p>
          </table:table-cell>
          <table:table-cell office:value-type="float" office:value="-14.364528" calcext:value-type="float">
            <text:p>-14.36452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9.640494" calcext:value-type="float">
            <text:p>89.640494</text:p>
          </table:table-cell>
          <table:table-cell office:value-type="float" office:value="-12.899937" calcext:value-type="float">
            <text:p>-12.899937</text:p>
          </table:table-cell>
          <table:table-cell office:value-type="float" office:value="86.798377" calcext:value-type="float">
            <text:p>86.798377</text:p>
          </table:table-cell>
          <table:table-cell office:value-type="float" office:value="-12.274718" calcext:value-type="float">
            <text:p>-12.274718</text:p>
          </table:table-cell>
          <table:table-cell office:value-type="float" office:value="101.728725" calcext:value-type="float">
            <text:p>101.728725</text:p>
          </table:table-cell>
          <table:table-cell office:value-type="float" office:value="-8.721439" calcext:value-type="float">
            <text:p>-8.721439</text:p>
          </table:table-cell>
          <table:table-cell office:value-type="float" office:value="89.64053" calcext:value-type="float">
            <text:p>89.64053</text:p>
          </table:table-cell>
          <table:table-cell office:value-type="float" office:value="-12.900027" calcext:value-type="float">
            <text:p>-12.900027</text:p>
          </table:table-cell>
          <table:table-cell office:value-type="float" office:value="839" calcext:value-type="float">
            <text:p>839</text:p>
          </table:table-cell>
          <table:table-cell office:value-type="float" office:value="89.640495" calcext:value-type="float">
            <text:p>89.640495</text:p>
          </table:table-cell>
          <table:table-cell office:value-type="float" office:value="-12.899938" calcext:value-type="float">
            <text:p>-12.899938</text:p>
          </table:table-cell>
          <table:table-cell office:value-type="float" office:value="86.798377" calcext:value-type="float">
            <text:p>86.798377</text:p>
          </table:table-cell>
          <table:table-cell office:value-type="float" office:value="-11.980197" calcext:value-type="float">
            <text:p>-11.980197</text:p>
          </table:table-cell>
          <table:table-cell office:value-type="float" office:value="101.728725" calcext:value-type="float">
            <text:p>101.728725</text:p>
          </table:table-cell>
          <table:table-cell office:value-type="float" office:value="-8.721027" calcext:value-type="float">
            <text:p>-8.721027</text:p>
          </table:table-cell>
          <table:table-cell office:value-type="float" office:value="89.64053" calcext:value-type="float">
            <text:p>89.64053</text:p>
          </table:table-cell>
          <table:table-cell office:value-type="float" office:value="-12.900028" calcext:value-type="float">
            <text:p>-12.90002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97.659349" calcext:value-type="float">
            <text:p>97.659349</text:p>
          </table:table-cell>
          <table:table-cell office:value-type="float" office:value="-5.743216" calcext:value-type="float">
            <text:p>-5.743216</text:p>
          </table:table-cell>
          <table:table-cell office:value-type="float" office:value="86.822048" calcext:value-type="float">
            <text:p>86.822048</text:p>
          </table:table-cell>
          <table:table-cell office:value-type="float" office:value="-12.279817" calcext:value-type="float">
            <text:p>-12.279817</text:p>
          </table:table-cell>
          <table:table-cell office:value-type="float" office:value="101.465882" calcext:value-type="float">
            <text:p>101.465882</text:p>
          </table:table-cell>
          <table:table-cell office:value-type="float" office:value="-8.517706" calcext:value-type="float">
            <text:p>-8.517706</text:p>
          </table:table-cell>
          <table:table-cell office:value-type="float" office:value="97.659011" calcext:value-type="float">
            <text:p>97.659011</text:p>
          </table:table-cell>
          <table:table-cell office:value-type="float" office:value="-5.743448" calcext:value-type="float">
            <text:p>-5.743448</text:p>
          </table:table-cell>
          <table:table-cell office:value-type="float" office:value="840" calcext:value-type="float">
            <text:p>840</text:p>
          </table:table-cell>
          <table:table-cell office:value-type="float" office:value="97.659349" calcext:value-type="float">
            <text:p>97.659349</text:p>
          </table:table-cell>
          <table:table-cell office:value-type="float" office:value="-5.743216" calcext:value-type="float">
            <text:p>-5.743216</text:p>
          </table:table-cell>
          <table:table-cell office:value-type="float" office:value="86.822048" calcext:value-type="float">
            <text:p>86.822048</text:p>
          </table:table-cell>
          <table:table-cell office:value-type="float" office:value="-11.985296" calcext:value-type="float">
            <text:p>-11.985296</text:p>
          </table:table-cell>
          <table:table-cell office:value-type="float" office:value="101.465883" calcext:value-type="float">
            <text:p>101.465883</text:p>
          </table:table-cell>
          <table:table-cell office:value-type="float" office:value="-8.517322" calcext:value-type="float">
            <text:p>-8.517322</text:p>
          </table:table-cell>
          <table:table-cell office:value-type="float" office:value="97.659011" calcext:value-type="float">
            <text:p>97.659011</text:p>
          </table:table-cell>
          <table:table-cell office:value-type="float" office:value="-5.743449" calcext:value-type="float">
            <text:p>-5.743449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96.860787" calcext:value-type="float">
            <text:p>96.860787</text:p>
          </table:table-cell>
          <table:table-cell office:value-type="float" office:value="0.026652" calcext:value-type="float">
            <text:p>0.026652</text:p>
          </table:table-cell>
          <table:table-cell office:value-type="float" office:value="86.842195" calcext:value-type="float">
            <text:p>86.842195</text:p>
          </table:table-cell>
          <table:table-cell office:value-type="float" office:value="-12.281224" calcext:value-type="float">
            <text:p>-12.281224</text:p>
          </table:table-cell>
          <table:table-cell office:value-type="float" office:value="101.162263" calcext:value-type="float">
            <text:p>101.162263</text:p>
          </table:table-cell>
          <table:table-cell office:value-type="float" office:value="-7.920909" calcext:value-type="float">
            <text:p>-7.920909</text:p>
          </table:table-cell>
          <table:table-cell office:value-type="float" office:value="96.861145" calcext:value-type="float">
            <text:p>96.861145</text:p>
          </table:table-cell>
          <table:table-cell office:value-type="float" office:value="0.026708" calcext:value-type="float">
            <text:p>0.026708</text:p>
          </table:table-cell>
          <table:table-cell office:value-type="float" office:value="841" calcext:value-type="float">
            <text:p>841</text:p>
          </table:table-cell>
          <table:table-cell office:value-type="float" office:value="96.860787" calcext:value-type="float">
            <text:p>96.860787</text:p>
          </table:table-cell>
          <table:table-cell office:value-type="float" office:value="0.026652" calcext:value-type="float">
            <text:p>0.026652</text:p>
          </table:table-cell>
          <table:table-cell office:value-type="float" office:value="86.842195" calcext:value-type="float">
            <text:p>86.842195</text:p>
          </table:table-cell>
          <table:table-cell office:value-type="float" office:value="-11.986703" calcext:value-type="float">
            <text:p>-11.986703</text:p>
          </table:table-cell>
          <table:table-cell office:value-type="float" office:value="101.162263" calcext:value-type="float">
            <text:p>101.162263</text:p>
          </table:table-cell>
          <table:table-cell office:value-type="float" office:value="-7.920552" calcext:value-type="float">
            <text:p>-7.920552</text:p>
          </table:table-cell>
          <table:table-cell office:value-type="float" office:value="96.861145" calcext:value-type="float">
            <text:p>96.861145</text:p>
          </table:table-cell>
          <table:table-cell office:value-type="float" office:value="0.026709" calcext:value-type="float">
            <text:p>0.026709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7.746985" calcext:value-type="float">
            <text:p>97.746985</text:p>
          </table:table-cell>
          <table:table-cell office:value-type="float" office:value="-6.476661" calcext:value-type="float">
            <text:p>-6.476661</text:p>
          </table:table-cell>
          <table:table-cell office:value-type="float" office:value="86.857451" calcext:value-type="float">
            <text:p>86.857451</text:p>
          </table:table-cell>
          <table:table-cell office:value-type="float" office:value="-12.281623" calcext:value-type="float">
            <text:p>-12.281623</text:p>
          </table:table-cell>
          <table:table-cell office:value-type="float" office:value="100.937381" calcext:value-type="float">
            <text:p>100.937381</text:p>
          </table:table-cell>
          <table:table-cell office:value-type="float" office:value="-7.820183" calcext:value-type="float">
            <text:p>-7.820183</text:p>
          </table:table-cell>
          <table:table-cell office:value-type="float" office:value="97.746917" calcext:value-type="float">
            <text:p>97.746917</text:p>
          </table:table-cell>
          <table:table-cell office:value-type="float" office:value="-6.476164" calcext:value-type="float">
            <text:p>-6.476164</text:p>
          </table:table-cell>
          <table:table-cell office:value-type="float" office:value="842" calcext:value-type="float">
            <text:p>842</text:p>
          </table:table-cell>
          <table:table-cell office:value-type="float" office:value="97.746985" calcext:value-type="float">
            <text:p>97.746985</text:p>
          </table:table-cell>
          <table:table-cell office:value-type="float" office:value="-6.476661" calcext:value-type="float">
            <text:p>-6.476661</text:p>
          </table:table-cell>
          <table:table-cell office:value-type="float" office:value="86.857451" calcext:value-type="float">
            <text:p>86.857451</text:p>
          </table:table-cell>
          <table:table-cell office:value-type="float" office:value="-11.987102" calcext:value-type="float">
            <text:p>-11.987102</text:p>
          </table:table-cell>
          <table:table-cell office:value-type="float" office:value="100.937382" calcext:value-type="float">
            <text:p>100.937382</text:p>
          </table:table-cell>
          <table:table-cell office:value-type="float" office:value="-7.819851" calcext:value-type="float">
            <text:p>-7.819851</text:p>
          </table:table-cell>
          <table:table-cell office:value-type="float" office:value="97.746917" calcext:value-type="float">
            <text:p>97.746917</text:p>
          </table:table-cell>
          <table:table-cell office:value-type="float" office:value="-6.476164" calcext:value-type="float">
            <text:p>-6.476164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97.491913" calcext:value-type="float">
            <text:p>97.491913</text:p>
          </table:table-cell>
          <table:table-cell office:value-type="float" office:value="-12.584436" calcext:value-type="float">
            <text:p>-12.584436</text:p>
          </table:table-cell>
          <table:table-cell office:value-type="float" office:value="86.865464" calcext:value-type="float">
            <text:p>86.865464</text:p>
          </table:table-cell>
          <table:table-cell office:value-type="float" office:value="-12.288489" calcext:value-type="float">
            <text:p>-12.288489</text:p>
          </table:table-cell>
          <table:table-cell office:value-type="float" office:value="100.70365" calcext:value-type="float">
            <text:p>100.70365</text:p>
          </table:table-cell>
          <table:table-cell office:value-type="float" office:value="-8.160066" calcext:value-type="float">
            <text:p>-8.160066</text:p>
          </table:table-cell>
          <table:table-cell office:value-type="float" office:value="97.491959" calcext:value-type="float">
            <text:p>97.491959</text:p>
          </table:table-cell>
          <table:table-cell office:value-type="float" office:value="-12.584452" calcext:value-type="float">
            <text:p>-12.584452</text:p>
          </table:table-cell>
          <table:table-cell office:value-type="float" office:value="843" calcext:value-type="float">
            <text:p>843</text:p>
          </table:table-cell>
          <table:table-cell office:value-type="float" office:value="97.491913" calcext:value-type="float">
            <text:p>97.491913</text:p>
          </table:table-cell>
          <table:table-cell office:value-type="float" office:value="-12.584437" calcext:value-type="float">
            <text:p>-12.584437</text:p>
          </table:table-cell>
          <table:table-cell office:value-type="float" office:value="86.865464" calcext:value-type="float">
            <text:p>86.865464</text:p>
          </table:table-cell>
          <table:table-cell office:value-type="float" office:value="-11.993969" calcext:value-type="float">
            <text:p>-11.993969</text:p>
          </table:table-cell>
          <table:table-cell office:value-type="float" office:value="100.703651" calcext:value-type="float">
            <text:p>100.703651</text:p>
          </table:table-cell>
          <table:table-cell office:value-type="float" office:value="-8.159758" calcext:value-type="float">
            <text:p>-8.159758</text:p>
          </table:table-cell>
          <table:table-cell office:value-type="float" office:value="97.491959" calcext:value-type="float">
            <text:p>97.491959</text:p>
          </table:table-cell>
          <table:table-cell office:value-type="float" office:value="-12.584453" calcext:value-type="float">
            <text:p>-12.58445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90.953978" calcext:value-type="float">
            <text:p>90.953978</text:p>
          </table:table-cell>
          <table:table-cell office:value-type="float" office:value="-19.383305" calcext:value-type="float">
            <text:p>-19.383305</text:p>
          </table:table-cell>
          <table:table-cell office:value-type="float" office:value="86.872316" calcext:value-type="float">
            <text:p>86.872316</text:p>
          </table:table-cell>
          <table:table-cell office:value-type="float" office:value="-12.294992" calcext:value-type="float">
            <text:p>-12.294992</text:p>
          </table:table-cell>
          <table:table-cell office:value-type="float" office:value="100.027546" calcext:value-type="float">
            <text:p>100.027546</text:p>
          </table:table-cell>
          <table:table-cell office:value-type="float" office:value="-8.951741" calcext:value-type="float">
            <text:p>-8.951741</text:p>
          </table:table-cell>
          <table:table-cell office:value-type="float" office:value="90.954231" calcext:value-type="float">
            <text:p>90.954231</text:p>
          </table:table-cell>
          <table:table-cell office:value-type="float" office:value="-19.383278" calcext:value-type="float">
            <text:p>-19.383278</text:p>
          </table:table-cell>
          <table:table-cell office:value-type="float" office:value="844" calcext:value-type="float">
            <text:p>844</text:p>
          </table:table-cell>
          <table:table-cell office:value-type="float" office:value="90.953979" calcext:value-type="float">
            <text:p>90.953979</text:p>
          </table:table-cell>
          <table:table-cell office:value-type="float" office:value="-19.383306" calcext:value-type="float">
            <text:p>-19.383306</text:p>
          </table:table-cell>
          <table:table-cell office:value-type="float" office:value="86.872317" calcext:value-type="float">
            <text:p>86.872317</text:p>
          </table:table-cell>
          <table:table-cell office:value-type="float" office:value="-11.987466" calcext:value-type="float">
            <text:p>-11.987466</text:p>
          </table:table-cell>
          <table:table-cell office:value-type="float" office:value="100.027547" calcext:value-type="float">
            <text:p>100.027547</text:p>
          </table:table-cell>
          <table:table-cell office:value-type="float" office:value="-8.939358" calcext:value-type="float">
            <text:p>-8.939358</text:p>
          </table:table-cell>
          <table:table-cell office:value-type="float" office:value="90.954232" calcext:value-type="float">
            <text:p>90.954232</text:p>
          </table:table-cell>
          <table:table-cell office:value-type="float" office:value="-19.383278" calcext:value-type="float">
            <text:p>-19.38327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8.393902" calcext:value-type="float">
            <text:p>88.393902</text:p>
          </table:table-cell>
          <table:table-cell office:value-type="float" office:value="-23.072411" calcext:value-type="float">
            <text:p>-23.072411</text:p>
          </table:table-cell>
          <table:table-cell office:value-type="float" office:value="86.886333" calcext:value-type="float">
            <text:p>86.886333</text:p>
          </table:table-cell>
          <table:table-cell office:value-type="float" office:value="-12.304555" calcext:value-type="float">
            <text:p>-12.304555</text:p>
          </table:table-cell>
          <table:table-cell office:value-type="float" office:value="99.226227" calcext:value-type="float">
            <text:p>99.226227</text:p>
          </table:table-cell>
          <table:table-cell office:value-type="float" office:value="-9.949081" calcext:value-type="float">
            <text:p>-9.949081</text:p>
          </table:table-cell>
          <table:table-cell office:value-type="float" office:value="88.393742" calcext:value-type="float">
            <text:p>88.393742</text:p>
          </table:table-cell>
          <table:table-cell office:value-type="float" office:value="-23.072536" calcext:value-type="float">
            <text:p>-23.072536</text:p>
          </table:table-cell>
          <table:table-cell office:value-type="float" office:value="845" calcext:value-type="float">
            <text:p>845</text:p>
          </table:table-cell>
          <table:table-cell office:value-type="float" office:value="88.393902" calcext:value-type="float">
            <text:p>88.393902</text:p>
          </table:table-cell>
          <table:table-cell office:value-type="float" office:value="-23.072411" calcext:value-type="float">
            <text:p>-23.072411</text:p>
          </table:table-cell>
          <table:table-cell office:value-type="float" office:value="86.886333" calcext:value-type="float">
            <text:p>86.886333</text:p>
          </table:table-cell>
          <table:table-cell office:value-type="float" office:value="-11.997028" calcext:value-type="float">
            <text:p>-11.997028</text:p>
          </table:table-cell>
          <table:table-cell office:value-type="float" office:value="99.226227" calcext:value-type="float">
            <text:p>99.226227</text:p>
          </table:table-cell>
          <table:table-cell office:value-type="float" office:value="-9.937566" calcext:value-type="float">
            <text:p>-9.937566</text:p>
          </table:table-cell>
          <table:table-cell office:value-type="float" office:value="88.393743" calcext:value-type="float">
            <text:p>88.393743</text:p>
          </table:table-cell>
          <table:table-cell office:value-type="float" office:value="-23.072537" calcext:value-type="float">
            <text:p>-23.07253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92.168887" calcext:value-type="float">
            <text:p>92.168887</text:p>
          </table:table-cell>
          <table:table-cell office:value-type="float" office:value="-23.126658" calcext:value-type="float">
            <text:p>-23.126658</text:p>
          </table:table-cell>
          <table:table-cell office:value-type="float" office:value="86.904809" calcext:value-type="float">
            <text:p>86.904809</text:p>
          </table:table-cell>
          <table:table-cell office:value-type="float" office:value="-12.286577" calcext:value-type="float">
            <text:p>-12.286577</text:p>
          </table:table-cell>
          <table:table-cell office:value-type="float" office:value="98.749396" calcext:value-type="float">
            <text:p>98.749396</text:p>
          </table:table-cell>
          <table:table-cell office:value-type="float" office:value="-10.854792" calcext:value-type="float">
            <text:p>-10.854792</text:p>
          </table:table-cell>
          <table:table-cell office:value-type="float" office:value="92.168633" calcext:value-type="float">
            <text:p>92.168633</text:p>
          </table:table-cell>
          <table:table-cell office:value-type="float" office:value="-23.126803" calcext:value-type="float">
            <text:p>-23.126803</text:p>
          </table:table-cell>
          <table:table-cell office:value-type="float" office:value="846" calcext:value-type="float">
            <text:p>846</text:p>
          </table:table-cell>
          <table:table-cell office:value-type="float" office:value="92.168887" calcext:value-type="float">
            <text:p>92.168887</text:p>
          </table:table-cell>
          <table:table-cell office:value-type="float" office:value="-23.126659" calcext:value-type="float">
            <text:p>-23.126659</text:p>
          </table:table-cell>
          <table:table-cell office:value-type="float" office:value="86.90481" calcext:value-type="float">
            <text:p>86.90481</text:p>
          </table:table-cell>
          <table:table-cell office:value-type="float" office:value="-11.97905" calcext:value-type="float">
            <text:p>-11.97905</text:p>
          </table:table-cell>
          <table:table-cell office:value-type="float" office:value="98.749396" calcext:value-type="float">
            <text:p>98.749396</text:p>
          </table:table-cell>
          <table:table-cell office:value-type="float" office:value="-10.844082" calcext:value-type="float">
            <text:p>-10.844082</text:p>
          </table:table-cell>
          <table:table-cell office:value-type="float" office:value="92.168633" calcext:value-type="float">
            <text:p>92.168633</text:p>
          </table:table-cell>
          <table:table-cell office:value-type="float" office:value="-23.126803" calcext:value-type="float">
            <text:p>-23.12680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90.279269" calcext:value-type="float">
            <text:p>90.279269</text:p>
          </table:table-cell>
          <table:table-cell office:value-type="float" office:value="-20.319766" calcext:value-type="float">
            <text:p>-20.319766</text:p>
          </table:table-cell>
          <table:table-cell office:value-type="float" office:value="86.920232" calcext:value-type="float">
            <text:p>86.920232</text:p>
          </table:table-cell>
          <table:table-cell office:value-type="float" office:value="-12.279743" calcext:value-type="float">
            <text:p>-12.279743</text:p>
          </table:table-cell>
          <table:table-cell office:value-type="float" office:value="98.17083" calcext:value-type="float">
            <text:p>98.17083</text:p>
          </table:table-cell>
          <table:table-cell office:value-type="float" office:value="-11.510984" calcext:value-type="float">
            <text:p>-11.510984</text:p>
          </table:table-cell>
          <table:table-cell office:value-type="float" office:value="90.279495" calcext:value-type="float">
            <text:p>90.279495</text:p>
          </table:table-cell>
          <table:table-cell office:value-type="float" office:value="-20.319881" calcext:value-type="float">
            <text:p>-20.319881</text:p>
          </table:table-cell>
          <table:table-cell office:value-type="float" office:value="847" calcext:value-type="float">
            <text:p>847</text:p>
          </table:table-cell>
          <table:table-cell office:value-type="float" office:value="90.27927" calcext:value-type="float">
            <text:p>90.27927</text:p>
          </table:table-cell>
          <table:table-cell office:value-type="float" office:value="-20.319767" calcext:value-type="float">
            <text:p>-20.319767</text:p>
          </table:table-cell>
          <table:table-cell office:value-type="float" office:value="86.920232" calcext:value-type="float">
            <text:p>86.920232</text:p>
          </table:table-cell>
          <table:table-cell office:value-type="float" office:value="-11.985885" calcext:value-type="float">
            <text:p>-11.985885</text:p>
          </table:table-cell>
          <table:table-cell office:value-type="float" office:value="98.17083" calcext:value-type="float">
            <text:p>98.17083</text:p>
          </table:table-cell>
          <table:table-cell office:value-type="float" office:value="-11.513737" calcext:value-type="float">
            <text:p>-11.513737</text:p>
          </table:table-cell>
          <table:table-cell office:value-type="float" office:value="90.279496" calcext:value-type="float">
            <text:p>90.279496</text:p>
          </table:table-cell>
          <table:table-cell office:value-type="float" office:value="-20.319882" calcext:value-type="float">
            <text:p>-20.319882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88.169291" calcext:value-type="float">
            <text:p>88.169291</text:p>
          </table:table-cell>
          <table:table-cell office:value-type="float" office:value="-13.495525" calcext:value-type="float">
            <text:p>-13.495525</text:p>
          </table:table-cell>
          <table:table-cell office:value-type="float" office:value="86.935379" calcext:value-type="float">
            <text:p>86.935379</text:p>
          </table:table-cell>
          <table:table-cell office:value-type="float" office:value="-12.289974" calcext:value-type="float">
            <text:p>-12.289974</text:p>
          </table:table-cell>
          <table:table-cell office:value-type="float" office:value="97.484809" calcext:value-type="float">
            <text:p>97.484809</text:p>
          </table:table-cell>
          <table:table-cell office:value-type="float" office:value="-11.659417" calcext:value-type="float">
            <text:p>-11.659417</text:p>
          </table:table-cell>
          <table:table-cell office:value-type="float" office:value="88.169299" calcext:value-type="float">
            <text:p>88.169299</text:p>
          </table:table-cell>
          <table:table-cell office:value-type="float" office:value="-13.495685" calcext:value-type="float">
            <text:p>-13.495685</text:p>
          </table:table-cell>
          <table:table-cell office:value-type="float" office:value="848" calcext:value-type="float">
            <text:p>848</text:p>
          </table:table-cell>
          <table:table-cell office:value-type="float" office:value="88.169291" calcext:value-type="float">
            <text:p>88.169291</text:p>
          </table:table-cell>
          <table:table-cell office:value-type="float" office:value="-13.495525" calcext:value-type="float">
            <text:p>-13.495525</text:p>
          </table:table-cell>
          <table:table-cell office:value-type="float" office:value="86.935379" calcext:value-type="float">
            <text:p>86.935379</text:p>
          </table:table-cell>
          <table:table-cell office:value-type="float" office:value="-11.996117" calcext:value-type="float">
            <text:p>-11.996117</text:p>
          </table:table-cell>
          <table:table-cell office:value-type="float" office:value="97.484809" calcext:value-type="float">
            <text:p>97.484809</text:p>
          </table:table-cell>
          <table:table-cell office:value-type="float" office:value="-11.661977" calcext:value-type="float">
            <text:p>-11.661977</text:p>
          </table:table-cell>
          <table:table-cell office:value-type="float" office:value="88.1693" calcext:value-type="float">
            <text:p>88.1693</text:p>
          </table:table-cell>
          <table:table-cell office:value-type="float" office:value="-13.495685" calcext:value-type="float">
            <text:p>-13.495685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8.950447" calcext:value-type="float">
            <text:p>88.950447</text:p>
          </table:table-cell>
          <table:table-cell office:value-type="float" office:value="-3.686075" calcext:value-type="float">
            <text:p>-3.686075</text:p>
          </table:table-cell>
          <table:table-cell office:value-type="float" office:value="86.952138" calcext:value-type="float">
            <text:p>86.952138</text:p>
          </table:table-cell>
          <table:table-cell office:value-type="float" office:value="-12.307635" calcext:value-type="float">
            <text:p>-12.307635</text:p>
          </table:table-cell>
          <table:table-cell office:value-type="float" office:value="96.90299" calcext:value-type="float">
            <text:p>96.90299</text:p>
          </table:table-cell>
          <table:table-cell office:value-type="float" office:value="-11.117708" calcext:value-type="float">
            <text:p>-11.117708</text:p>
          </table:table-cell>
          <table:table-cell office:value-type="float" office:value="88.950332" calcext:value-type="float">
            <text:p>88.950332</text:p>
          </table:table-cell>
          <table:table-cell office:value-type="float" office:value="-3.686194" calcext:value-type="float">
            <text:p>-3.686194</text:p>
          </table:table-cell>
          <table:table-cell office:value-type="float" office:value="849" calcext:value-type="float">
            <text:p>849</text:p>
          </table:table-cell>
          <table:table-cell office:value-type="float" office:value="88.950447" calcext:value-type="float">
            <text:p>88.950447</text:p>
          </table:table-cell>
          <table:table-cell office:value-type="float" office:value="-3.686076" calcext:value-type="float">
            <text:p>-3.686076</text:p>
          </table:table-cell>
          <table:table-cell office:value-type="float" office:value="86.952139" calcext:value-type="float">
            <text:p>86.952139</text:p>
          </table:table-cell>
          <table:table-cell office:value-type="float" office:value="-12.013778" calcext:value-type="float">
            <text:p>-12.013778</text:p>
          </table:table-cell>
          <table:table-cell office:value-type="float" office:value="96.90299" calcext:value-type="float">
            <text:p>96.90299</text:p>
          </table:table-cell>
          <table:table-cell office:value-type="float" office:value="-11.120089" calcext:value-type="float">
            <text:p>-11.120089</text:p>
          </table:table-cell>
          <table:table-cell office:value-type="float" office:value="88.950332" calcext:value-type="float">
            <text:p>88.950332</text:p>
          </table:table-cell>
          <table:table-cell office:value-type="float" office:value="-3.686195" calcext:value-type="float">
            <text:p>-3.686195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89.147122" calcext:value-type="float">
            <text:p>89.147122</text:p>
          </table:table-cell>
          <table:table-cell office:value-type="float" office:value="6.496685" calcext:value-type="float">
            <text:p>6.496685</text:p>
          </table:table-cell>
          <table:table-cell office:value-type="float" office:value="86.967895" calcext:value-type="float">
            <text:p>86.967895</text:p>
          </table:table-cell>
          <table:table-cell office:value-type="float" office:value="-12.330112" calcext:value-type="float">
            <text:p>-12.330112</text:p>
          </table:table-cell>
          <table:table-cell office:value-type="float" office:value="96.374733" calcext:value-type="float">
            <text:p>96.374733</text:p>
          </table:table-cell>
          <table:table-cell office:value-type="float" office:value="-9.905604" calcext:value-type="float">
            <text:p>-9.905604</text:p>
          </table:table-cell>
          <table:table-cell office:value-type="float" office:value="89.147145" calcext:value-type="float">
            <text:p>89.147145</text:p>
          </table:table-cell>
          <table:table-cell office:value-type="float" office:value="6.49667" calcext:value-type="float">
            <text:p>6.49667</text:p>
          </table:table-cell>
          <table:table-cell office:value-type="float" office:value="850" calcext:value-type="float">
            <text:p>850</text:p>
          </table:table-cell>
          <table:table-cell office:value-type="float" office:value="89.147123" calcext:value-type="float">
            <text:p>89.147123</text:p>
          </table:table-cell>
          <table:table-cell office:value-type="float" office:value="6.496685" calcext:value-type="float">
            <text:p>6.496685</text:p>
          </table:table-cell>
          <table:table-cell office:value-type="float" office:value="86.967896" calcext:value-type="float">
            <text:p>86.967896</text:p>
          </table:table-cell>
          <table:table-cell office:value-type="float" office:value="-12.036254" calcext:value-type="float">
            <text:p>-12.036254</text:p>
          </table:table-cell>
          <table:table-cell office:value-type="float" office:value="96.374733" calcext:value-type="float">
            <text:p>96.374733</text:p>
          </table:table-cell>
          <table:table-cell office:value-type="float" office:value="-9.907818" calcext:value-type="float">
            <text:p>-9.907818</text:p>
          </table:table-cell>
          <table:table-cell office:value-type="float" office:value="89.147146" calcext:value-type="float">
            <text:p>89.147146</text:p>
          </table:table-cell>
          <table:table-cell office:value-type="float" office:value="6.49667" calcext:value-type="float">
            <text:p>6.49667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90.445022" calcext:value-type="float">
            <text:p>90.445022</text:p>
          </table:table-cell>
          <table:table-cell office:value-type="float" office:value="4.432725" calcext:value-type="float">
            <text:p>4.432725</text:p>
          </table:table-cell>
          <table:table-cell office:value-type="float" office:value="86.981305" calcext:value-type="float">
            <text:p>86.981305</text:p>
          </table:table-cell>
          <table:table-cell office:value-type="float" office:value="-12.306427" calcext:value-type="float">
            <text:p>-12.306427</text:p>
          </table:table-cell>
          <table:table-cell office:value-type="float" office:value="95.972125" calcext:value-type="float">
            <text:p>95.972125</text:p>
          </table:table-cell>
          <table:table-cell office:value-type="float" office:value="-8.879894" calcext:value-type="float">
            <text:p>-8.879894</text:p>
          </table:table-cell>
          <table:table-cell office:value-type="float" office:value="90.444979" calcext:value-type="float">
            <text:p>90.444979</text:p>
          </table:table-cell>
          <table:table-cell office:value-type="float" office:value="4.433211" calcext:value-type="float">
            <text:p>4.433211</text:p>
          </table:table-cell>
          <table:table-cell office:value-type="float" office:value="851" calcext:value-type="float">
            <text:p>851</text:p>
          </table:table-cell>
          <table:table-cell office:value-type="float" office:value="90.445023" calcext:value-type="float">
            <text:p>90.445023</text:p>
          </table:table-cell>
          <table:table-cell office:value-type="float" office:value="4.432726" calcext:value-type="float">
            <text:p>4.432726</text:p>
          </table:table-cell>
          <table:table-cell office:value-type="float" office:value="86.981306" calcext:value-type="float">
            <text:p>86.981306</text:p>
          </table:table-cell>
          <table:table-cell office:value-type="float" office:value="-12.059939" calcext:value-type="float">
            <text:p>-12.059939</text:p>
          </table:table-cell>
          <table:table-cell office:value-type="float" office:value="95.972125" calcext:value-type="float">
            <text:p>95.972125</text:p>
          </table:table-cell>
          <table:table-cell office:value-type="float" office:value="-8.926007" calcext:value-type="float">
            <text:p>-8.926007</text:p>
          </table:table-cell>
          <table:table-cell office:value-type="float" office:value="90.444979" calcext:value-type="float">
            <text:p>90.444979</text:p>
          </table:table-cell>
          <table:table-cell office:value-type="float" office:value="4.43321" calcext:value-type="float">
            <text:p>4.43321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93.500801" calcext:value-type="float">
            <text:p>93.500801</text:p>
          </table:table-cell>
          <table:table-cell office:value-type="float" office:value="-6.689051" calcext:value-type="float">
            <text:p>-6.689051</text:p>
          </table:table-cell>
          <table:table-cell office:value-type="float" office:value="86.991708" calcext:value-type="float">
            <text:p>86.991708</text:p>
          </table:table-cell>
          <table:table-cell office:value-type="float" office:value="-12.2824" calcext:value-type="float">
            <text:p>-12.2824</text:p>
          </table:table-cell>
          <table:table-cell office:value-type="float" office:value="95.808806" calcext:value-type="float">
            <text:p>95.808806</text:p>
          </table:table-cell>
          <table:table-cell office:value-type="float" office:value="-8.704189" calcext:value-type="float">
            <text:p>-8.704189</text:p>
          </table:table-cell>
          <table:table-cell office:value-type="float" office:value="93.500732" calcext:value-type="float">
            <text:p>93.500732</text:p>
          </table:table-cell>
          <table:table-cell office:value-type="float" office:value="-6.688694" calcext:value-type="float">
            <text:p>-6.688694</text:p>
          </table:table-cell>
          <table:table-cell office:value-type="float" office:value="852" calcext:value-type="float">
            <text:p>852</text:p>
          </table:table-cell>
          <table:table-cell office:value-type="float" office:value="93.500801" calcext:value-type="float">
            <text:p>93.500801</text:p>
          </table:table-cell>
          <table:table-cell office:value-type="float" office:value="-6.689051" calcext:value-type="float">
            <text:p>-6.689051</text:p>
          </table:table-cell>
          <table:table-cell office:value-type="float" office:value="86.991708" calcext:value-type="float">
            <text:p>86.991708</text:p>
          </table:table-cell>
          <table:table-cell office:value-type="float" office:value="-12.035912" calcext:value-type="float">
            <text:p>-12.035912</text:p>
          </table:table-cell>
          <table:table-cell office:value-type="float" office:value="95.808807" calcext:value-type="float">
            <text:p>95.808807</text:p>
          </table:table-cell>
          <table:table-cell office:value-type="float" office:value="-8.747075" calcext:value-type="float">
            <text:p>-8.747075</text:p>
          </table:table-cell>
          <table:table-cell office:value-type="float" office:value="93.500732" calcext:value-type="float">
            <text:p>93.500732</text:p>
          </table:table-cell>
          <table:table-cell office:value-type="float" office:value="-6.688692" calcext:value-type="float">
            <text:p>-6.68869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96.238303" calcext:value-type="float">
            <text:p>96.238303</text:p>
          </table:table-cell>
          <table:table-cell office:value-type="float" office:value="-11.193238" calcext:value-type="float">
            <text:p>-11.193238</text:p>
          </table:table-cell>
          <table:table-cell office:value-type="float" office:value="86.998193" calcext:value-type="float">
            <text:p>86.998193</text:p>
          </table:table-cell>
          <table:table-cell office:value-type="float" office:value="-12.259147" calcext:value-type="float">
            <text:p>-12.259147</text:p>
          </table:table-cell>
          <table:table-cell office:value-type="float" office:value="95.844903" calcext:value-type="float">
            <text:p>95.844903</text:p>
          </table:table-cell>
          <table:table-cell office:value-type="float" office:value="-8.856797" calcext:value-type="float">
            <text:p>-8.856797</text:p>
          </table:table-cell>
          <table:table-cell office:value-type="float" office:value="96.238315" calcext:value-type="float">
            <text:p>96.238315</text:p>
          </table:table-cell>
          <table:table-cell office:value-type="float" office:value="-11.193498" calcext:value-type="float">
            <text:p>-11.193498</text:p>
          </table:table-cell>
          <table:table-cell office:value-type="float" office:value="853" calcext:value-type="float">
            <text:p>853</text:p>
          </table:table-cell>
          <table:table-cell office:value-type="float" office:value="96.238304" calcext:value-type="float">
            <text:p>96.238304</text:p>
          </table:table-cell>
          <table:table-cell office:value-type="float" office:value="-11.193238" calcext:value-type="float">
            <text:p>-11.193238</text:p>
          </table:table-cell>
          <table:table-cell office:value-type="float" office:value="86.998194" calcext:value-type="float">
            <text:p>86.998194</text:p>
          </table:table-cell>
          <table:table-cell office:value-type="float" office:value="-12.012659" calcext:value-type="float">
            <text:p>-12.012659</text:p>
          </table:table-cell>
          <table:table-cell office:value-type="float" office:value="95.844903" calcext:value-type="float">
            <text:p>95.844903</text:p>
          </table:table-cell>
          <table:table-cell office:value-type="float" office:value="-8.896681" calcext:value-type="float">
            <text:p>-8.896681</text:p>
          </table:table-cell>
          <table:table-cell office:value-type="float" office:value="96.238316" calcext:value-type="float">
            <text:p>96.238316</text:p>
          </table:table-cell>
          <table:table-cell office:value-type="float" office:value="-11.193498" calcext:value-type="float">
            <text:p>-11.19349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00.131367" calcext:value-type="float">
            <text:p>100.131367</text:p>
          </table:table-cell>
          <table:table-cell office:value-type="float" office:value="-12.040451" calcext:value-type="float">
            <text:p>-12.040451</text:p>
          </table:table-cell>
          <table:table-cell office:value-type="float" office:value="86.999794" calcext:value-type="float">
            <text:p>86.999794</text:p>
          </table:table-cell>
          <table:table-cell office:value-type="float" office:value="-12.237328" calcext:value-type="float">
            <text:p>-12.237328</text:p>
          </table:table-cell>
          <table:table-cell office:value-type="float" office:value="96.146444" calcext:value-type="float">
            <text:p>96.146444</text:p>
          </table:table-cell>
          <table:table-cell office:value-type="float" office:value="-9.059361" calcext:value-type="float">
            <text:p>-9.059361</text:p>
          </table:table-cell>
          <table:table-cell office:value-type="float" office:value="100.131322" calcext:value-type="float">
            <text:p>100.131322</text:p>
          </table:table-cell>
          <table:table-cell office:value-type="float" office:value="-12.040595" calcext:value-type="float">
            <text:p>-12.040595</text:p>
          </table:table-cell>
          <table:table-cell office:value-type="float" office:value="854" calcext:value-type="float">
            <text:p>854</text:p>
          </table:table-cell>
          <table:table-cell office:value-type="float" office:value="100.131368" calcext:value-type="float">
            <text:p>100.131368</text:p>
          </table:table-cell>
          <table:table-cell office:value-type="float" office:value="-12.040452" calcext:value-type="float">
            <text:p>-12.040452</text:p>
          </table:table-cell>
          <table:table-cell office:value-type="float" office:value="86.999795" calcext:value-type="float">
            <text:p>86.999795</text:p>
          </table:table-cell>
          <table:table-cell office:value-type="float" office:value="-11.99084" calcext:value-type="float">
            <text:p>-11.99084</text:p>
          </table:table-cell>
          <table:table-cell office:value-type="float" office:value="96.146444" calcext:value-type="float">
            <text:p>96.146444</text:p>
          </table:table-cell>
          <table:table-cell office:value-type="float" office:value="-9.096453" calcext:value-type="float">
            <text:p>-9.096453</text:p>
          </table:table-cell>
          <table:table-cell office:value-type="float" office:value="100.131322" calcext:value-type="float">
            <text:p>100.131322</text:p>
          </table:table-cell>
          <table:table-cell office:value-type="float" office:value="-12.040595" calcext:value-type="float">
            <text:p>-12.040595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03.672188" calcext:value-type="float">
            <text:p>103.672188</text:p>
          </table:table-cell>
          <table:table-cell office:value-type="float" office:value="-12.889132" calcext:value-type="float">
            <text:p>-12.889132</text:p>
          </table:table-cell>
          <table:table-cell office:value-type="float" office:value="86.994081" calcext:value-type="float">
            <text:p>86.994081</text:p>
          </table:table-cell>
          <table:table-cell office:value-type="float" office:value="-12.221765" calcext:value-type="float">
            <text:p>-12.221765</text:p>
          </table:table-cell>
          <table:table-cell office:value-type="float" office:value="96.667932" calcext:value-type="float">
            <text:p>96.667932</text:p>
          </table:table-cell>
          <table:table-cell office:value-type="float" office:value="-9.312972" calcext:value-type="float">
            <text:p>-9.312972</text:p>
          </table:table-cell>
          <table:table-cell office:value-type="float" office:value="103.672201" calcext:value-type="float">
            <text:p>103.672201</text:p>
          </table:table-cell>
          <table:table-cell office:value-type="float" office:value="-12.889132" calcext:value-type="float">
            <text:p>-12.889132</text:p>
          </table:table-cell>
          <table:table-cell office:value-type="float" office:value="855" calcext:value-type="float">
            <text:p>855</text:p>
          </table:table-cell>
          <table:table-cell office:value-type="float" office:value="103.672188" calcext:value-type="float">
            <text:p>103.672188</text:p>
          </table:table-cell>
          <table:table-cell office:value-type="float" office:value="-12.889132" calcext:value-type="float">
            <text:p>-12.889132</text:p>
          </table:table-cell>
          <table:table-cell office:value-type="float" office:value="86.994081" calcext:value-type="float">
            <text:p>86.994081</text:p>
          </table:table-cell>
          <table:table-cell office:value-type="float" office:value="-11.975278" calcext:value-type="float">
            <text:p>-11.975278</text:p>
          </table:table-cell>
          <table:table-cell office:value-type="float" office:value="96.667933" calcext:value-type="float">
            <text:p>96.667933</text:p>
          </table:table-cell>
          <table:table-cell office:value-type="float" office:value="-9.347468" calcext:value-type="float">
            <text:p>-9.347468</text:p>
          </table:table-cell>
          <table:table-cell office:value-type="float" office:value="103.672202" calcext:value-type="float">
            <text:p>103.672202</text:p>
          </table:table-cell>
          <table:table-cell office:value-type="float" office:value="-12.889132" calcext:value-type="float">
            <text:p>-12.889132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04.443788" calcext:value-type="float">
            <text:p>104.443788</text:p>
          </table:table-cell>
          <table:table-cell office:value-type="float" office:value="-17.618646" calcext:value-type="float">
            <text:p>-17.618646</text:p>
          </table:table-cell>
          <table:table-cell office:value-type="float" office:value="86.981001" calcext:value-type="float">
            <text:p>86.981001</text:p>
          </table:table-cell>
          <table:table-cell office:value-type="float" office:value="-12.219453" calcext:value-type="float">
            <text:p>-12.219453</text:p>
          </table:table-cell>
          <table:table-cell office:value-type="float" office:value="97.200079" calcext:value-type="float">
            <text:p>97.200079</text:p>
          </table:table-cell>
          <table:table-cell office:value-type="float" office:value="-9.892219" calcext:value-type="float">
            <text:p>-9.892219</text:p>
          </table:table-cell>
          <table:table-cell office:value-type="float" office:value="104.443896" calcext:value-type="float">
            <text:p>104.443896</text:p>
          </table:table-cell>
          <table:table-cell office:value-type="float" office:value="-17.618496" calcext:value-type="float">
            <text:p>-17.618496</text:p>
          </table:table-cell>
          <table:table-cell office:value-type="float" office:value="856" calcext:value-type="float">
            <text:p>856</text:p>
          </table:table-cell>
          <table:table-cell office:value-type="float" office:value="104.443789" calcext:value-type="float">
            <text:p>104.443789</text:p>
          </table:table-cell>
          <table:table-cell office:value-type="float" office:value="-17.618647" calcext:value-type="float">
            <text:p>-17.618647</text:p>
          </table:table-cell>
          <table:table-cell office:value-type="float" office:value="86.981002" calcext:value-type="float">
            <text:p>86.981002</text:p>
          </table:table-cell>
          <table:table-cell office:value-type="float" office:value="-11.972965" calcext:value-type="float">
            <text:p>-11.972965</text:p>
          </table:table-cell>
          <table:table-cell office:value-type="float" office:value="97.200079" calcext:value-type="float">
            <text:p>97.200079</text:p>
          </table:table-cell>
          <table:table-cell office:value-type="float" office:value="-9.9243" calcext:value-type="float">
            <text:p>-9.9243</text:p>
          </table:table-cell>
          <table:table-cell office:value-type="float" office:value="104.443897" calcext:value-type="float">
            <text:p>104.443897</text:p>
          </table:table-cell>
          <table:table-cell office:value-type="float" office:value="-17.618496" calcext:value-type="float">
            <text:p>-17.61849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00.625673" calcext:value-type="float">
            <text:p>100.625673</text:p>
          </table:table-cell>
          <table:table-cell office:value-type="float" office:value="-15.894467" calcext:value-type="float">
            <text:p>-15.894467</text:p>
          </table:table-cell>
          <table:table-cell office:value-type="float" office:value="86.974139" calcext:value-type="float">
            <text:p>86.974139</text:p>
          </table:table-cell>
          <table:table-cell office:value-type="float" office:value="-12.238525" calcext:value-type="float">
            <text:p>-12.238525</text:p>
          </table:table-cell>
          <table:table-cell office:value-type="float" office:value="97.433488" calcext:value-type="float">
            <text:p>97.433488</text:p>
          </table:table-cell>
          <table:table-cell office:value-type="float" office:value="-10.330114" calcext:value-type="float">
            <text:p>-10.330114</text:p>
          </table:table-cell>
          <table:table-cell office:value-type="float" office:value="100.625851" calcext:value-type="float">
            <text:p>100.625851</text:p>
          </table:table-cell>
          <table:table-cell office:value-type="float" office:value="-15.894719" calcext:value-type="float">
            <text:p>-15.894719</text:p>
          </table:table-cell>
          <table:table-cell office:value-type="float" office:value="857" calcext:value-type="float">
            <text:p>857</text:p>
          </table:table-cell>
          <table:table-cell office:value-type="float" office:value="100.625673" calcext:value-type="float">
            <text:p>100.625673</text:p>
          </table:table-cell>
          <table:table-cell office:value-type="float" office:value="-15.894467" calcext:value-type="float">
            <text:p>-15.894467</text:p>
          </table:table-cell>
          <table:table-cell office:value-type="float" office:value="86.97414" calcext:value-type="float">
            <text:p>86.97414</text:p>
          </table:table-cell>
          <table:table-cell office:value-type="float" office:value="-11.992038" calcext:value-type="float">
            <text:p>-11.992038</text:p>
          </table:table-cell>
          <table:table-cell office:value-type="float" office:value="97.433489" calcext:value-type="float">
            <text:p>97.433489</text:p>
          </table:table-cell>
          <table:table-cell office:value-type="float" office:value="-10.359949" calcext:value-type="float">
            <text:p>-10.359949</text:p>
          </table:table-cell>
          <table:table-cell office:value-type="float" office:value="100.625852" calcext:value-type="float">
            <text:p>100.625852</text:p>
          </table:table-cell>
          <table:table-cell office:value-type="float" office:value="-15.894719" calcext:value-type="float">
            <text:p>-15.89471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90.715165" calcext:value-type="float">
            <text:p>90.715165</text:p>
          </table:table-cell>
          <table:table-cell office:value-type="float" office:value="-10.600701" calcext:value-type="float">
            <text:p>-10.600701</text:p>
          </table:table-cell>
          <table:table-cell office:value-type="float" office:value="86.949139" calcext:value-type="float">
            <text:p>86.949139</text:p>
          </table:table-cell>
          <table:table-cell office:value-type="float" office:value="-12.234184" calcext:value-type="float">
            <text:p>-12.234184</text:p>
          </table:table-cell>
          <table:table-cell office:value-type="float" office:value="96.939956" calcext:value-type="float">
            <text:p>96.939956</text:p>
          </table:table-cell>
          <table:table-cell office:value-type="float" office:value="-10.345018" calcext:value-type="float">
            <text:p>-10.345018</text:p>
          </table:table-cell>
          <table:table-cell office:value-type="float" office:value="90.7154" calcext:value-type="float">
            <text:p>90.7154</text:p>
          </table:table-cell>
          <table:table-cell office:value-type="float" office:value="-10.600838" calcext:value-type="float">
            <text:p>-10.600838</text:p>
          </table:table-cell>
          <table:table-cell office:value-type="float" office:value="858" calcext:value-type="float">
            <text:p>858</text:p>
          </table:table-cell>
          <table:table-cell office:value-type="float" office:value="90.715165" calcext:value-type="float">
            <text:p>90.715165</text:p>
          </table:table-cell>
          <table:table-cell office:value-type="float" office:value="-10.600701" calcext:value-type="float">
            <text:p>-10.600701</text:p>
          </table:table-cell>
          <table:table-cell office:value-type="float" office:value="86.94914" calcext:value-type="float">
            <text:p>86.94914</text:p>
          </table:table-cell>
          <table:table-cell office:value-type="float" office:value="-11.996379" calcext:value-type="float">
            <text:p>-11.996379</text:p>
          </table:table-cell>
          <table:table-cell office:value-type="float" office:value="96.939957" calcext:value-type="float">
            <text:p>96.939957</text:p>
          </table:table-cell>
          <table:table-cell office:value-type="float" office:value="-10.380839" calcext:value-type="float">
            <text:p>-10.380839</text:p>
          </table:table-cell>
          <table:table-cell office:value-type="float" office:value="90.715401" calcext:value-type="float">
            <text:p>90.715401</text:p>
          </table:table-cell>
          <table:table-cell office:value-type="float" office:value="-10.600839" calcext:value-type="float">
            <text:p>-10.600839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5.467233" calcext:value-type="float">
            <text:p>85.467233</text:p>
          </table:table-cell>
          <table:table-cell office:value-type="float" office:value="-7.121615" calcext:value-type="float">
            <text:p>-7.121615</text:p>
          </table:table-cell>
          <table:table-cell office:value-type="float" office:value="86.920863" calcext:value-type="float">
            <text:p>86.920863</text:p>
          </table:table-cell>
          <table:table-cell office:value-type="float" office:value="-12.204336" calcext:value-type="float">
            <text:p>-12.204336</text:p>
          </table:table-cell>
          <table:table-cell office:value-type="float" office:value="96.110568" calcext:value-type="float">
            <text:p>96.110568</text:p>
          </table:table-cell>
          <table:table-cell office:value-type="float" office:value="-10.091621" calcext:value-type="float">
            <text:p>-10.091621</text:p>
          </table:table-cell>
          <table:table-cell office:value-type="float" office:value="85.467053" calcext:value-type="float">
            <text:p>85.467053</text:p>
          </table:table-cell>
          <table:table-cell office:value-type="float" office:value="-7.121544" calcext:value-type="float">
            <text:p>-7.121544</text:p>
          </table:table-cell>
          <table:table-cell office:value-type="float" office:value="859" calcext:value-type="float">
            <text:p>859</text:p>
          </table:table-cell>
          <table:table-cell office:value-type="float" office:value="85.467234" calcext:value-type="float">
            <text:p>85.467234</text:p>
          </table:table-cell>
          <table:table-cell office:value-type="float" office:value="-7.121616" calcext:value-type="float">
            <text:p>-7.121616</text:p>
          </table:table-cell>
          <table:table-cell office:value-type="float" office:value="86.920863" calcext:value-type="float">
            <text:p>86.920863</text:p>
          </table:table-cell>
          <table:table-cell office:value-type="float" office:value="-11.966531" calcext:value-type="float">
            <text:p>-11.966531</text:p>
          </table:table-cell>
          <table:table-cell office:value-type="float" office:value="96.110569" calcext:value-type="float">
            <text:p>96.110569</text:p>
          </table:table-cell>
          <table:table-cell office:value-type="float" office:value="-10.124934" calcext:value-type="float">
            <text:p>-10.124934</text:p>
          </table:table-cell>
          <table:table-cell office:value-type="float" office:value="85.467053" calcext:value-type="float">
            <text:p>85.467053</text:p>
          </table:table-cell>
          <table:table-cell office:value-type="float" office:value="-7.121544" calcext:value-type="float">
            <text:p>-7.121544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83.571811" calcext:value-type="float">
            <text:p>83.571811</text:p>
          </table:table-cell>
          <table:table-cell office:value-type="float" office:value="0.642732" calcext:value-type="float">
            <text:p>0.642732</text:p>
          </table:table-cell>
          <table:table-cell office:value-type="float" office:value="86.904923" calcext:value-type="float">
            <text:p>86.904923</text:p>
          </table:table-cell>
          <table:table-cell office:value-type="float" office:value="-12.174591" calcext:value-type="float">
            <text:p>-12.174591</text:p>
          </table:table-cell>
          <table:table-cell office:value-type="float" office:value="95.218031" calcext:value-type="float">
            <text:p>95.218031</text:p>
          </table:table-cell>
          <table:table-cell office:value-type="float" office:value="-9.312553" calcext:value-type="float">
            <text:p>-9.312553</text:p>
          </table:table-cell>
          <table:table-cell office:value-type="float" office:value="83.571682" calcext:value-type="float">
            <text:p>83.571682</text:p>
          </table:table-cell>
          <table:table-cell office:value-type="float" office:value="0.642567" calcext:value-type="float">
            <text:p>0.642567</text:p>
          </table:table-cell>
          <table:table-cell office:value-type="float" office:value="860" calcext:value-type="float">
            <text:p>860</text:p>
          </table:table-cell>
          <table:table-cell office:value-type="float" office:value="83.571811" calcext:value-type="float">
            <text:p>83.571811</text:p>
          </table:table-cell>
          <table:table-cell office:value-type="float" office:value="0.642733" calcext:value-type="float">
            <text:p>0.642733</text:p>
          </table:table-cell>
          <table:table-cell office:value-type="float" office:value="86.904923" calcext:value-type="float">
            <text:p>86.904923</text:p>
          </table:table-cell>
          <table:table-cell office:value-type="float" office:value="-11.936785" calcext:value-type="float">
            <text:p>-11.936785</text:p>
          </table:table-cell>
          <table:table-cell office:value-type="float" office:value="95.218031" calcext:value-type="float">
            <text:p>95.218031</text:p>
          </table:table-cell>
          <table:table-cell office:value-type="float" office:value="-9.343534" calcext:value-type="float">
            <text:p>-9.343534</text:p>
          </table:table-cell>
          <table:table-cell office:value-type="float" office:value="83.571682" calcext:value-type="float">
            <text:p>83.571682</text:p>
          </table:table-cell>
          <table:table-cell office:value-type="float" office:value="0.642568" calcext:value-type="float">
            <text:p>0.64256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8.282892" calcext:value-type="float">
            <text:p>88.282892</text:p>
          </table:table-cell>
          <table:table-cell office:value-type="float" office:value="4.794094" calcext:value-type="float">
            <text:p>4.794094</text:p>
          </table:table-cell>
          <table:table-cell office:value-type="float" office:value="86.889304" calcext:value-type="float">
            <text:p>86.889304</text:p>
          </table:table-cell>
          <table:table-cell office:value-type="float" office:value="-12.159786" calcext:value-type="float">
            <text:p>-12.159786</text:p>
          </table:table-cell>
          <table:table-cell office:value-type="float" office:value="94.718046" calcext:value-type="float">
            <text:p>94.718046</text:p>
          </table:table-cell>
          <table:table-cell office:value-type="float" office:value="-8.311319" calcext:value-type="float">
            <text:p>-8.311319</text:p>
          </table:table-cell>
          <table:table-cell office:value-type="float" office:value="88.282638" calcext:value-type="float">
            <text:p>88.282638</text:p>
          </table:table-cell>
          <table:table-cell office:value-type="float" office:value="4.794232" calcext:value-type="float">
            <text:p>4.794232</text:p>
          </table:table-cell>
          <table:table-cell office:value-type="float" office:value="861" calcext:value-type="float">
            <text:p>861</text:p>
          </table:table-cell>
          <table:table-cell office:value-type="float" office:value="88.282893" calcext:value-type="float">
            <text:p>88.282893</text:p>
          </table:table-cell>
          <table:table-cell office:value-type="float" office:value="4.794094" calcext:value-type="float">
            <text:p>4.794094</text:p>
          </table:table-cell>
          <table:table-cell office:value-type="float" office:value="86.889304" calcext:value-type="float">
            <text:p>86.889304</text:p>
          </table:table-cell>
          <table:table-cell office:value-type="float" office:value="-11.921981" calcext:value-type="float">
            <text:p>-11.921981</text:p>
          </table:table-cell>
          <table:table-cell office:value-type="float" office:value="94.718046" calcext:value-type="float">
            <text:p>94.718046</text:p>
          </table:table-cell>
          <table:table-cell office:value-type="float" office:value="-8.340132" calcext:value-type="float">
            <text:p>-8.340132</text:p>
          </table:table-cell>
          <table:table-cell office:value-type="float" office:value="88.282639" calcext:value-type="float">
            <text:p>88.282639</text:p>
          </table:table-cell>
          <table:table-cell office:value-type="float" office:value="4.794232" calcext:value-type="float">
            <text:p>4.794232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91.263864" calcext:value-type="float">
            <text:p>91.263864</text:p>
          </table:table-cell>
          <table:table-cell office:value-type="float" office:value="13.007264" calcext:value-type="float">
            <text:p>13.007264</text:p>
          </table:table-cell>
          <table:table-cell office:value-type="float" office:value="86.875625" calcext:value-type="float">
            <text:p>86.875625</text:p>
          </table:table-cell>
          <table:table-cell office:value-type="float" office:value="-12.17312" calcext:value-type="float">
            <text:p>-12.17312</text:p>
          </table:table-cell>
          <table:table-cell office:value-type="float" office:value="94.463531" calcext:value-type="float">
            <text:p>94.463531</text:p>
          </table:table-cell>
          <table:table-cell office:value-type="float" office:value="-6.831419" calcext:value-type="float">
            <text:p>-6.831419</text:p>
          </table:table-cell>
          <table:table-cell office:value-type="float" office:value="91.263931" calcext:value-type="float">
            <text:p>91.263931</text:p>
          </table:table-cell>
          <table:table-cell office:value-type="float" office:value="13.007107" calcext:value-type="float">
            <text:p>13.007107</text:p>
          </table:table-cell>
          <table:table-cell office:value-type="float" office:value="862" calcext:value-type="float">
            <text:p>862</text:p>
          </table:table-cell>
          <table:table-cell office:value-type="float" office:value="91.263865" calcext:value-type="float">
            <text:p>91.263865</text:p>
          </table:table-cell>
          <table:table-cell office:value-type="float" office:value="13.007265" calcext:value-type="float">
            <text:p>13.007265</text:p>
          </table:table-cell>
          <table:table-cell office:value-type="float" office:value="86.875625" calcext:value-type="float">
            <text:p>86.875625</text:p>
          </table:table-cell>
          <table:table-cell office:value-type="float" office:value="-11.935314" calcext:value-type="float">
            <text:p>-11.935314</text:p>
          </table:table-cell>
          <table:table-cell office:value-type="float" office:value="94.463532" calcext:value-type="float">
            <text:p>94.463532</text:p>
          </table:table-cell>
          <table:table-cell office:value-type="float" office:value="-6.858215" calcext:value-type="float">
            <text:p>-6.858215</text:p>
          </table:table-cell>
          <table:table-cell office:value-type="float" office:value="91.263931" calcext:value-type="float">
            <text:p>91.263931</text:p>
          </table:table-cell>
          <table:table-cell office:value-type="float" office:value="13.007108" calcext:value-type="float">
            <text:p>13.00710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9.724524" calcext:value-type="float">
            <text:p>89.724524</text:p>
          </table:table-cell>
          <table:table-cell office:value-type="float" office:value="23.840596" calcext:value-type="float">
            <text:p>23.840596</text:p>
          </table:table-cell>
          <table:table-cell office:value-type="float" office:value="86.863932" calcext:value-type="float">
            <text:p>86.863932</text:p>
          </table:table-cell>
          <table:table-cell office:value-type="float" office:value="-12.162936" calcext:value-type="float">
            <text:p>-12.162936</text:p>
          </table:table-cell>
          <table:table-cell office:value-type="float" office:value="94.120926" calcext:value-type="float">
            <text:p>94.120926</text:p>
          </table:table-cell>
          <table:table-cell office:value-type="float" office:value="-4.674906" calcext:value-type="float">
            <text:p>-4.674906</text:p>
          </table:table-cell>
          <table:table-cell office:value-type="float" office:value="89.724697" calcext:value-type="float">
            <text:p>89.724697</text:p>
          </table:table-cell>
          <table:table-cell office:value-type="float" office:value="23.840496" calcext:value-type="float">
            <text:p>23.840496</text:p>
          </table:table-cell>
          <table:table-cell office:value-type="float" office:value="863" calcext:value-type="float">
            <text:p>863</text:p>
          </table:table-cell>
          <table:table-cell office:value-type="float" office:value="89.724525" calcext:value-type="float">
            <text:p>89.724525</text:p>
          </table:table-cell>
          <table:table-cell office:value-type="float" office:value="23.840596" calcext:value-type="float">
            <text:p>23.840596</text:p>
          </table:table-cell>
          <table:table-cell office:value-type="float" office:value="86.863932" calcext:value-type="float">
            <text:p>86.863932</text:p>
          </table:table-cell>
          <table:table-cell office:value-type="float" office:value="-11.92513" calcext:value-type="float">
            <text:p>-11.92513</text:p>
          </table:table-cell>
          <table:table-cell office:value-type="float" office:value="94.120927" calcext:value-type="float">
            <text:p>94.120927</text:p>
          </table:table-cell>
          <table:table-cell office:value-type="float" office:value="-4.699826" calcext:value-type="float">
            <text:p>-4.699826</text:p>
          </table:table-cell>
          <table:table-cell office:value-type="float" office:value="89.724698" calcext:value-type="float">
            <text:p>89.724698</text:p>
          </table:table-cell>
          <table:table-cell office:value-type="float" office:value="23.840497" calcext:value-type="float">
            <text:p>23.840497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86.734028" calcext:value-type="float">
            <text:p>86.734028</text:p>
          </table:table-cell>
          <table:table-cell office:value-type="float" office:value="14.504241" calcext:value-type="float">
            <text:p>14.504241</text:p>
          </table:table-cell>
          <table:table-cell office:value-type="float" office:value="86.853802" calcext:value-type="float">
            <text:p>86.853802</text:p>
          </table:table-cell>
          <table:table-cell office:value-type="float" office:value="-12.156385" calcext:value-type="float">
            <text:p>-12.156385</text:p>
          </table:table-cell>
          <table:table-cell office:value-type="float" office:value="93.594423" calcext:value-type="float">
            <text:p>93.594423</text:p>
          </table:table-cell>
          <table:table-cell office:value-type="float" office:value="-3.326274" calcext:value-type="float">
            <text:p>-3.326274</text:p>
          </table:table-cell>
          <table:table-cell office:value-type="float" office:value="86.734083" calcext:value-type="float">
            <text:p>86.734083</text:p>
          </table:table-cell>
          <table:table-cell office:value-type="float" office:value="14.50501" calcext:value-type="float">
            <text:p>14.50501</text:p>
          </table:table-cell>
          <table:table-cell office:value-type="float" office:value="864" calcext:value-type="float">
            <text:p>864</text:p>
          </table:table-cell>
          <table:table-cell office:value-type="float" office:value="86.734028" calcext:value-type="float">
            <text:p>86.734028</text:p>
          </table:table-cell>
          <table:table-cell office:value-type="float" office:value="14.504241" calcext:value-type="float">
            <text:p>14.504241</text:p>
          </table:table-cell>
          <table:table-cell office:value-type="float" office:value="86.853803" calcext:value-type="float">
            <text:p>86.853803</text:p>
          </table:table-cell>
          <table:table-cell office:value-type="float" office:value="-11.918579" calcext:value-type="float">
            <text:p>-11.918579</text:p>
          </table:table-cell>
          <table:table-cell office:value-type="float" office:value="93.594424" calcext:value-type="float">
            <text:p>93.594424</text:p>
          </table:table-cell>
          <table:table-cell office:value-type="float" office:value="-3.349449" calcext:value-type="float">
            <text:p>-3.349449</text:p>
          </table:table-cell>
          <table:table-cell office:value-type="float" office:value="86.734084" calcext:value-type="float">
            <text:p>86.734084</text:p>
          </table:table-cell>
          <table:table-cell office:value-type="float" office:value="14.505011" calcext:value-type="float">
            <text:p>14.50501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04.035372" calcext:value-type="float">
            <text:p>104.035372</text:p>
          </table:table-cell>
          <table:table-cell office:value-type="float" office:value="-17.21293" calcext:value-type="float">
            <text:p>-17.21293</text:p>
          </table:table-cell>
          <table:table-cell office:value-type="float" office:value="86.843915" calcext:value-type="float">
            <text:p>86.843915</text:p>
          </table:table-cell>
          <table:table-cell office:value-type="float" office:value="-12.162843" calcext:value-type="float">
            <text:p>-12.162843</text:p>
          </table:table-cell>
          <table:table-cell office:value-type="float" office:value="94.316094" calcext:value-type="float">
            <text:p>94.316094</text:p>
          </table:table-cell>
          <table:table-cell office:value-type="float" office:value="-4.304346" calcext:value-type="float">
            <text:p>-4.304346</text:p>
          </table:table-cell>
          <table:table-cell office:value-type="float" office:value="104.0346" calcext:value-type="float">
            <text:p>104.0346</text:p>
          </table:table-cell>
          <table:table-cell office:value-type="float" office:value="-17.212079" calcext:value-type="float">
            <text:p>-17.212079</text:p>
          </table:table-cell>
          <table:table-cell office:value-type="float" office:value="865" calcext:value-type="float">
            <text:p>865</text:p>
          </table:table-cell>
          <table:table-cell office:value-type="float" office:value="104.035372" calcext:value-type="float">
            <text:p>104.035372</text:p>
          </table:table-cell>
          <table:table-cell office:value-type="float" office:value="-17.212931" calcext:value-type="float">
            <text:p>-17.212931</text:p>
          </table:table-cell>
          <table:table-cell office:value-type="float" office:value="86.843916" calcext:value-type="float">
            <text:p>86.843916</text:p>
          </table:table-cell>
          <table:table-cell office:value-type="float" office:value="-11.925037" calcext:value-type="float">
            <text:p>-11.925037</text:p>
          </table:table-cell>
          <table:table-cell office:value-type="float" office:value="94.316095" calcext:value-type="float">
            <text:p>94.316095</text:p>
          </table:table-cell>
          <table:table-cell office:value-type="float" office:value="-4.325899" calcext:value-type="float">
            <text:p>-4.325899</text:p>
          </table:table-cell>
          <table:table-cell office:value-type="float" office:value="104.0346" calcext:value-type="float">
            <text:p>104.0346</text:p>
          </table:table-cell>
          <table:table-cell office:value-type="float" office:value="-17.212079" calcext:value-type="float">
            <text:p>-17.212079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13.708763" calcext:value-type="float">
            <text:p>113.708763</text:p>
          </table:table-cell>
          <table:table-cell office:value-type="float" office:value="-18.157178" calcext:value-type="float">
            <text:p>-18.157178</text:p>
          </table:table-cell>
          <table:table-cell office:value-type="float" office:value="86.835807" calcext:value-type="float">
            <text:p>86.835807</text:p>
          </table:table-cell>
          <table:table-cell office:value-type="float" office:value="-12.167801" calcext:value-type="float">
            <text:p>-12.167801</text:p>
          </table:table-cell>
          <table:table-cell office:value-type="float" office:value="95.666041" calcext:value-type="float">
            <text:p>95.666041</text:p>
          </table:table-cell>
          <table:table-cell office:value-type="float" office:value="-5.278655" calcext:value-type="float">
            <text:p>-5.278655</text:p>
          </table:table-cell>
          <table:table-cell office:value-type="float" office:value="113.709053" calcext:value-type="float">
            <text:p>113.709053</text:p>
          </table:table-cell>
          <table:table-cell office:value-type="float" office:value="-18.158345" calcext:value-type="float">
            <text:p>-18.158345</text:p>
          </table:table-cell>
          <table:table-cell office:value-type="float" office:value="866" calcext:value-type="float">
            <text:p>866</text:p>
          </table:table-cell>
          <table:table-cell office:value-type="float" office:value="113.708764" calcext:value-type="float">
            <text:p>113.708764</text:p>
          </table:table-cell>
          <table:table-cell office:value-type="float" office:value="-18.157178" calcext:value-type="float">
            <text:p>-18.157178</text:p>
          </table:table-cell>
          <table:table-cell office:value-type="float" office:value="86.835808" calcext:value-type="float">
            <text:p>86.835808</text:p>
          </table:table-cell>
          <table:table-cell office:value-type="float" office:value="-11.929996" calcext:value-type="float">
            <text:p>-11.929996</text:p>
          </table:table-cell>
          <table:table-cell office:value-type="float" office:value="95.666042" calcext:value-type="float">
            <text:p>95.666042</text:p>
          </table:table-cell>
          <table:table-cell office:value-type="float" office:value="-5.2987" calcext:value-type="float">
            <text:p>-5.2987</text:p>
          </table:table-cell>
          <table:table-cell office:value-type="float" office:value="113.709053" calcext:value-type="float">
            <text:p>113.709053</text:p>
          </table:table-cell>
          <table:table-cell office:value-type="float" office:value="-18.158346" calcext:value-type="float">
            <text:p>-18.158346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03.758078" calcext:value-type="float">
            <text:p>103.758078</text:p>
          </table:table-cell>
          <table:table-cell office:value-type="float" office:value="-15.854192" calcext:value-type="float">
            <text:p>-15.854192</text:p>
          </table:table-cell>
          <table:table-cell office:value-type="float" office:value="86.829674" calcext:value-type="float">
            <text:p>86.829674</text:p>
          </table:table-cell>
          <table:table-cell office:value-type="float" office:value="-12.170497" calcext:value-type="float">
            <text:p>-12.170497</text:p>
          </table:table-cell>
          <table:table-cell office:value-type="float" office:value="96.226779" calcext:value-type="float">
            <text:p>96.226779</text:p>
          </table:table-cell>
          <table:table-cell office:value-type="float" office:value="-6.02145" calcext:value-type="float">
            <text:p>-6.02145</text:p>
          </table:table-cell>
          <table:table-cell office:value-type="float" office:value="103.758821" calcext:value-type="float">
            <text:p>103.758821</text:p>
          </table:table-cell>
          <table:table-cell office:value-type="float" office:value="-15.854315" calcext:value-type="float">
            <text:p>-15.854315</text:p>
          </table:table-cell>
          <table:table-cell office:value-type="float" office:value="867" calcext:value-type="float">
            <text:p>867</text:p>
          </table:table-cell>
          <table:table-cell office:value-type="float" office:value="103.758079" calcext:value-type="float">
            <text:p>103.758079</text:p>
          </table:table-cell>
          <table:table-cell office:value-type="float" office:value="-15.854192" calcext:value-type="float">
            <text:p>-15.854192</text:p>
          </table:table-cell>
          <table:table-cell office:value-type="float" office:value="86.829674" calcext:value-type="float">
            <text:p>86.829674</text:p>
          </table:table-cell>
          <table:table-cell office:value-type="float" office:value="-11.932692" calcext:value-type="float">
            <text:p>-11.932692</text:p>
          </table:table-cell>
          <table:table-cell office:value-type="float" office:value="96.22678" calcext:value-type="float">
            <text:p>96.22678</text:p>
          </table:table-cell>
          <table:table-cell office:value-type="float" office:value="-6.040092" calcext:value-type="float">
            <text:p>-6.040092</text:p>
          </table:table-cell>
          <table:table-cell office:value-type="float" office:value="103.758821" calcext:value-type="float">
            <text:p>103.758821</text:p>
          </table:table-cell>
          <table:table-cell office:value-type="float" office:value="-15.854315" calcext:value-type="float">
            <text:p>-15.854315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93.737508" calcext:value-type="float">
            <text:p>93.737508</text:p>
          </table:table-cell>
          <table:table-cell office:value-type="float" office:value="-16.410944" calcext:value-type="float">
            <text:p>-16.410944</text:p>
          </table:table-cell>
          <table:table-cell office:value-type="float" office:value="86.823601" calcext:value-type="float">
            <text:p>86.823601</text:p>
          </table:table-cell>
          <table:table-cell office:value-type="float" office:value="-12.172866" calcext:value-type="float">
            <text:p>-12.172866</text:p>
          </table:table-cell>
          <table:table-cell office:value-type="float" office:value="96.046882" calcext:value-type="float">
            <text:p>96.046882</text:p>
          </table:table-cell>
          <table:table-cell office:value-type="float" office:value="-6.750918" calcext:value-type="float">
            <text:p>-6.750918</text:p>
          </table:table-cell>
          <table:table-cell office:value-type="float" office:value="93.737511" calcext:value-type="float">
            <text:p>93.737511</text:p>
          </table:table-cell>
          <table:table-cell office:value-type="float" office:value="-16.410836" calcext:value-type="float">
            <text:p>-16.410836</text:p>
          </table:table-cell>
          <table:table-cell office:value-type="float" office:value="868" calcext:value-type="float">
            <text:p>868</text:p>
          </table:table-cell>
          <table:table-cell office:value-type="float" office:value="93.737509" calcext:value-type="float">
            <text:p>93.737509</text:p>
          </table:table-cell>
          <table:table-cell office:value-type="float" office:value="-16.410945" calcext:value-type="float">
            <text:p>-16.410945</text:p>
          </table:table-cell>
          <table:table-cell office:value-type="float" office:value="86.823601" calcext:value-type="float">
            <text:p>86.823601</text:p>
          </table:table-cell>
          <table:table-cell office:value-type="float" office:value="-11.935061" calcext:value-type="float">
            <text:p>-11.935061</text:p>
          </table:table-cell>
          <table:table-cell office:value-type="float" office:value="96.046883" calcext:value-type="float">
            <text:p>96.046883</text:p>
          </table:table-cell>
          <table:table-cell office:value-type="float" office:value="-6.768255" calcext:value-type="float">
            <text:p>-6.768255</text:p>
          </table:table-cell>
          <table:table-cell office:value-type="float" office:value="93.737511" calcext:value-type="float">
            <text:p>93.737511</text:p>
          </table:table-cell>
          <table:table-cell office:value-type="float" office:value="-16.410837" calcext:value-type="float">
            <text:p>-16.410837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8.14388" calcext:value-type="float">
            <text:p>88.14388</text:p>
          </table:table-cell>
          <table:table-cell office:value-type="float" office:value="-8.216849" calcext:value-type="float">
            <text:p>-8.216849</text:p>
          </table:table-cell>
          <table:table-cell office:value-type="float" office:value="86.81576" calcext:value-type="float">
            <text:p>86.81576</text:p>
          </table:table-cell>
          <table:table-cell office:value-type="float" office:value="-12.165349" calcext:value-type="float">
            <text:p>-12.165349</text:p>
          </table:table-cell>
          <table:table-cell office:value-type="float" office:value="95.486381" calcext:value-type="float">
            <text:p>95.486381</text:p>
          </table:table-cell>
          <table:table-cell office:value-type="float" office:value="-6.846542" calcext:value-type="float">
            <text:p>-6.846542</text:p>
          </table:table-cell>
          <table:table-cell office:value-type="float" office:value="88.143713" calcext:value-type="float">
            <text:p>88.143713</text:p>
          </table:table-cell>
          <table:table-cell office:value-type="float" office:value="-8.217178" calcext:value-type="float">
            <text:p>-8.217178</text:p>
          </table:table-cell>
          <table:table-cell office:value-type="float" office:value="869" calcext:value-type="float">
            <text:p>869</text:p>
          </table:table-cell>
          <table:table-cell office:value-type="float" office:value="88.14388" calcext:value-type="float">
            <text:p>88.14388</text:p>
          </table:table-cell>
          <table:table-cell office:value-type="float" office:value="-8.216849" calcext:value-type="float">
            <text:p>-8.216849</text:p>
          </table:table-cell>
          <table:table-cell office:value-type="float" office:value="86.815761" calcext:value-type="float">
            <text:p>86.815761</text:p>
          </table:table-cell>
          <table:table-cell office:value-type="float" office:value="-11.927543" calcext:value-type="float">
            <text:p>-11.927543</text:p>
          </table:table-cell>
          <table:table-cell office:value-type="float" office:value="95.486381" calcext:value-type="float">
            <text:p>95.486381</text:p>
          </table:table-cell>
          <table:table-cell office:value-type="float" office:value="-6.862665" calcext:value-type="float">
            <text:p>-6.862665</text:p>
          </table:table-cell>
          <table:table-cell office:value-type="float" office:value="88.143714" calcext:value-type="float">
            <text:p>88.143714</text:p>
          </table:table-cell>
          <table:table-cell office:value-type="float" office:value="-8.217178" calcext:value-type="float">
            <text:p>-8.21717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95.321647" calcext:value-type="float">
            <text:p>95.321647</text:p>
          </table:table-cell>
          <table:table-cell office:value-type="float" office:value="-1.765014" calcext:value-type="float">
            <text:p>-1.765014</text:p>
          </table:table-cell>
          <table:table-cell office:value-type="float" office:value="86.804914" calcext:value-type="float">
            <text:p>86.804914</text:p>
          </table:table-cell>
          <table:table-cell office:value-type="float" office:value="-12.179239" calcext:value-type="float">
            <text:p>-12.179239</text:p>
          </table:table-cell>
          <table:table-cell office:value-type="float" office:value="95.464762" calcext:value-type="float">
            <text:p>95.464762</text:p>
          </table:table-cell>
          <table:table-cell office:value-type="float" office:value="-6.503753" calcext:value-type="float">
            <text:p>-6.503753</text:p>
          </table:table-cell>
          <table:table-cell office:value-type="float" office:value="95.321168" calcext:value-type="float">
            <text:p>95.321168</text:p>
          </table:table-cell>
          <table:table-cell office:value-type="float" office:value="-1.764949" calcext:value-type="float">
            <text:p>-1.764949</text:p>
          </table:table-cell>
          <table:table-cell office:value-type="float" office:value="870" calcext:value-type="float">
            <text:p>870</text:p>
          </table:table-cell>
          <table:table-cell office:value-type="float" office:value="95.321648" calcext:value-type="float">
            <text:p>95.321648</text:p>
          </table:table-cell>
          <table:table-cell office:value-type="float" office:value="-1.765014" calcext:value-type="float">
            <text:p>-1.765014</text:p>
          </table:table-cell>
          <table:table-cell office:value-type="float" office:value="86.804915" calcext:value-type="float">
            <text:p>86.804915</text:p>
          </table:table-cell>
          <table:table-cell office:value-type="float" office:value="-11.941434" calcext:value-type="float">
            <text:p>-11.941434</text:p>
          </table:table-cell>
          <table:table-cell office:value-type="float" office:value="95.464763" calcext:value-type="float">
            <text:p>95.464763</text:p>
          </table:table-cell>
          <table:table-cell office:value-type="float" office:value="-6.518748" calcext:value-type="float">
            <text:p>-6.518748</text:p>
          </table:table-cell>
          <table:table-cell office:value-type="float" office:value="95.321168" calcext:value-type="float">
            <text:p>95.321168</text:p>
          </table:table-cell>
          <table:table-cell office:value-type="float" office:value="-1.76495" calcext:value-type="float">
            <text:p>-1.7649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02.763047" calcext:value-type="float">
            <text:p>102.763047</text:p>
          </table:table-cell>
          <table:table-cell office:value-type="float" office:value="4.717197" calcext:value-type="float">
            <text:p>4.717197</text:p>
          </table:table-cell>
          <table:table-cell office:value-type="float" office:value="86.794188" calcext:value-type="float">
            <text:p>86.794188</text:p>
          </table:table-cell>
          <table:table-cell office:value-type="float" office:value="-12.193637" calcext:value-type="float">
            <text:p>-12.193637</text:p>
          </table:table-cell>
          <table:table-cell office:value-type="float" office:value="95.965667" calcext:value-type="float">
            <text:p>95.965667</text:p>
          </table:table-cell>
          <table:table-cell office:value-type="float" office:value="-5.731676" calcext:value-type="float">
            <text:p>-5.731676</text:p>
          </table:table-cell>
          <table:table-cell office:value-type="float" office:value="102.763037" calcext:value-type="float">
            <text:p>102.763037</text:p>
          </table:table-cell>
          <table:table-cell office:value-type="float" office:value="4.717196" calcext:value-type="float">
            <text:p>4.717196</text:p>
          </table:table-cell>
          <table:table-cell office:value-type="float" office:value="871" calcext:value-type="float">
            <text:p>871</text:p>
          </table:table-cell>
          <table:table-cell office:value-type="float" office:value="102.763047" calcext:value-type="float">
            <text:p>102.763047</text:p>
          </table:table-cell>
          <table:table-cell office:value-type="float" office:value="4.717198" calcext:value-type="float">
            <text:p>4.717198</text:p>
          </table:table-cell>
          <table:table-cell office:value-type="float" office:value="86.794188" calcext:value-type="float">
            <text:p>86.794188</text:p>
          </table:table-cell>
          <table:table-cell office:value-type="float" office:value="-11.955831" calcext:value-type="float">
            <text:p>-11.955831</text:p>
          </table:table-cell>
          <table:table-cell office:value-type="float" office:value="95.965667" calcext:value-type="float">
            <text:p>95.965667</text:p>
          </table:table-cell>
          <table:table-cell office:value-type="float" office:value="-5.745621" calcext:value-type="float">
            <text:p>-5.745621</text:p>
          </table:table-cell>
          <table:table-cell office:value-type="float" office:value="102.763037" calcext:value-type="float">
            <text:p>102.763037</text:p>
          </table:table-cell>
          <table:table-cell office:value-type="float" office:value="4.717197" calcext:value-type="float">
            <text:p>4.717197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14.030962" calcext:value-type="float">
            <text:p>114.030962</text:p>
          </table:table-cell>
          <table:table-cell office:value-type="float" office:value="13.977321" calcext:value-type="float">
            <text:p>13.977321</text:p>
          </table:table-cell>
          <table:table-cell office:value-type="float" office:value="86.785258" calcext:value-type="float">
            <text:p>86.785258</text:p>
          </table:table-cell>
          <table:table-cell office:value-type="float" office:value="-12.202001" calcext:value-type="float">
            <text:p>-12.202001</text:p>
          </table:table-cell>
          <table:table-cell office:value-type="float" office:value="97.221932" calcext:value-type="float">
            <text:p>97.221932</text:p>
          </table:table-cell>
          <table:table-cell office:value-type="float" office:value="-4.359824" calcext:value-type="float">
            <text:p>-4.359824</text:p>
          </table:table-cell>
          <table:table-cell office:value-type="float" office:value="114.030819" calcext:value-type="float">
            <text:p>114.030819</text:p>
          </table:table-cell>
          <table:table-cell office:value-type="float" office:value="13.977217" calcext:value-type="float">
            <text:p>13.977217</text:p>
          </table:table-cell>
          <table:table-cell office:value-type="float" office:value="872" calcext:value-type="float">
            <text:p>872</text:p>
          </table:table-cell>
          <table:table-cell office:value-type="float" office:value="114.030962" calcext:value-type="float">
            <text:p>114.030962</text:p>
          </table:table-cell>
          <table:table-cell office:value-type="float" office:value="13.977321" calcext:value-type="float">
            <text:p>13.977321</text:p>
          </table:table-cell>
          <table:table-cell office:value-type="float" office:value="86.785258" calcext:value-type="float">
            <text:p>86.785258</text:p>
          </table:table-cell>
          <table:table-cell office:value-type="float" office:value="-11.964195" calcext:value-type="float">
            <text:p>-11.964195</text:p>
          </table:table-cell>
          <table:table-cell office:value-type="float" office:value="97.221933" calcext:value-type="float">
            <text:p>97.221933</text:p>
          </table:table-cell>
          <table:table-cell office:value-type="float" office:value="-4.372793" calcext:value-type="float">
            <text:p>-4.372793</text:p>
          </table:table-cell>
          <table:table-cell office:value-type="float" office:value="114.030819" calcext:value-type="float">
            <text:p>114.030819</text:p>
          </table:table-cell>
          <table:table-cell office:value-type="float" office:value="13.977218" calcext:value-type="float">
            <text:p>13.977218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50.405771" calcext:value-type="float">
            <text:p>150.405771</text:p>
          </table:table-cell>
          <table:table-cell office:value-type="float" office:value="28.234164" calcext:value-type="float">
            <text:p>28.234164</text:p>
          </table:table-cell>
          <table:table-cell office:value-type="float" office:value="86.777278" calcext:value-type="float">
            <text:p>86.777278</text:p>
          </table:table-cell>
          <table:table-cell office:value-type="float" office:value="-12.204595" calcext:value-type="float">
            <text:p>-12.204595</text:p>
          </table:table-cell>
          <table:table-cell office:value-type="float" office:value="100.93738" calcext:value-type="float">
            <text:p>100.93738</text:p>
          </table:table-cell>
          <table:table-cell office:value-type="float" office:value="-2.080658" calcext:value-type="float">
            <text:p>-2.080658</text:p>
          </table:table-cell>
          <table:table-cell office:value-type="float" office:value="150.404836" calcext:value-type="float">
            <text:p>150.404836</text:p>
          </table:table-cell>
          <table:table-cell office:value-type="float" office:value="28.233978" calcext:value-type="float">
            <text:p>28.233978</text:p>
          </table:table-cell>
          <table:table-cell office:value-type="float" office:value="873" calcext:value-type="float">
            <text:p>873</text:p>
          </table:table-cell>
          <table:table-cell office:value-type="float" office:value="150.405772" calcext:value-type="float">
            <text:p>150.405772</text:p>
          </table:table-cell>
          <table:table-cell office:value-type="float" office:value="28.234165" calcext:value-type="float">
            <text:p>28.234165</text:p>
          </table:table-cell>
          <table:table-cell office:value-type="float" office:value="86.777278" calcext:value-type="float">
            <text:p>86.777278</text:p>
          </table:table-cell>
          <table:table-cell office:value-type="float" office:value="-11.966789" calcext:value-type="float">
            <text:p>-11.966789</text:p>
          </table:table-cell>
          <table:table-cell office:value-type="float" office:value="100.93738" calcext:value-type="float">
            <text:p>100.93738</text:p>
          </table:table-cell>
          <table:table-cell office:value-type="float" office:value="-2.092719" calcext:value-type="float">
            <text:p>-2.092719</text:p>
          </table:table-cell>
          <table:table-cell office:value-type="float" office:value="150.404837" calcext:value-type="float">
            <text:p>150.404837</text:p>
          </table:table-cell>
          <table:table-cell office:value-type="float" office:value="28.233979" calcext:value-type="float">
            <text:p>28.233979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76.011681" calcext:value-type="float">
            <text:p>176.011681</text:p>
          </table:table-cell>
          <table:table-cell office:value-type="float" office:value="8.028147" calcext:value-type="float">
            <text:p>8.028147</text:p>
          </table:table-cell>
          <table:table-cell office:value-type="float" office:value="86.769187" calcext:value-type="float">
            <text:p>86.769187</text:p>
          </table:table-cell>
          <table:table-cell office:value-type="float" office:value="-12.206755" calcext:value-type="float">
            <text:p>-12.206755</text:p>
          </table:table-cell>
          <table:table-cell office:value-type="float" office:value="106.185056" calcext:value-type="float">
            <text:p>106.185056</text:p>
          </table:table-cell>
          <table:table-cell office:value-type="float" office:value="-1.375051" calcext:value-type="float">
            <text:p>-1.375051</text:p>
          </table:table-cell>
          <table:table-cell office:value-type="float" office:value="176.012081" calcext:value-type="float">
            <text:p>176.012081</text:p>
          </table:table-cell>
          <table:table-cell office:value-type="float" office:value="8.029427" calcext:value-type="float">
            <text:p>8.029427</text:p>
          </table:table-cell>
          <table:table-cell office:value-type="float" office:value="874" calcext:value-type="float">
            <text:p>874</text:p>
          </table:table-cell>
          <table:table-cell office:value-type="float" office:value="176.011682" calcext:value-type="float">
            <text:p>176.011682</text:p>
          </table:table-cell>
          <table:table-cell office:value-type="float" office:value="8.028147" calcext:value-type="float">
            <text:p>8.028147</text:p>
          </table:table-cell>
          <table:table-cell office:value-type="float" office:value="86.769187" calcext:value-type="float">
            <text:p>86.769187</text:p>
          </table:table-cell>
          <table:table-cell office:value-type="float" office:value="-11.96895" calcext:value-type="float">
            <text:p>-11.96895</text:p>
          </table:table-cell>
          <table:table-cell office:value-type="float" office:value="106.185057" calcext:value-type="float">
            <text:p>106.185057</text:p>
          </table:table-cell>
          <table:table-cell office:value-type="float" office:value="-1.386267" calcext:value-type="float">
            <text:p>-1.386267</text:p>
          </table:table-cell>
          <table:table-cell office:value-type="float" office:value="176.012081" calcext:value-type="float">
            <text:p>176.012081</text:p>
          </table:table-cell>
          <table:table-cell office:value-type="float" office:value="8.029427" calcext:value-type="float">
            <text:p>8.02942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53.805017" calcext:value-type="float">
            <text:p>153.805017</text:p>
          </table:table-cell>
          <table:table-cell office:value-type="float" office:value="34.57291" calcext:value-type="float">
            <text:p>34.57291</text:p>
          </table:table-cell>
          <table:table-cell office:value-type="float" office:value="86.761901" calcext:value-type="float">
            <text:p>86.761901</text:p>
          </table:table-cell>
          <table:table-cell office:value-type="float" office:value="-12.210109" calcext:value-type="float">
            <text:p>-12.210109</text:p>
          </table:table-cell>
          <table:table-cell office:value-type="float" office:value="109.511677" calcext:value-type="float">
            <text:p>109.511677</text:p>
          </table:table-cell>
          <table:table-cell office:value-type="float" office:value="1.138187" calcext:value-type="float">
            <text:p>1.138187</text:p>
          </table:table-cell>
          <table:table-cell office:value-type="float" office:value="153.806788" calcext:value-type="float">
            <text:p>153.806788</text:p>
          </table:table-cell>
          <table:table-cell office:value-type="float" office:value="34.571178" calcext:value-type="float">
            <text:p>34.571178</text:p>
          </table:table-cell>
          <table:table-cell office:value-type="float" office:value="875" calcext:value-type="float">
            <text:p>875</text:p>
          </table:table-cell>
          <table:table-cell office:value-type="float" office:value="153.805017" calcext:value-type="float">
            <text:p>153.805017</text:p>
          </table:table-cell>
          <table:table-cell office:value-type="float" office:value="34.57291" calcext:value-type="float">
            <text:p>34.57291</text:p>
          </table:table-cell>
          <table:table-cell office:value-type="float" office:value="86.761901" calcext:value-type="float">
            <text:p>86.761901</text:p>
          </table:table-cell>
          <table:table-cell office:value-type="float" office:value="-11.972304" calcext:value-type="float">
            <text:p>-11.972304</text:p>
          </table:table-cell>
          <table:table-cell office:value-type="float" office:value="109.511678" calcext:value-type="float">
            <text:p>109.511678</text:p>
          </table:table-cell>
          <table:table-cell office:value-type="float" office:value="1.127756" calcext:value-type="float">
            <text:p>1.127756</text:p>
          </table:table-cell>
          <table:table-cell office:value-type="float" office:value="153.806789" calcext:value-type="float">
            <text:p>153.806789</text:p>
          </table:table-cell>
          <table:table-cell office:value-type="float" office:value="34.571179" calcext:value-type="float">
            <text:p>34.571179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54.73967" calcext:value-type="float">
            <text:p>154.73967</text:p>
          </table:table-cell>
          <table:table-cell office:value-type="float" office:value="44.741921" calcext:value-type="float">
            <text:p>44.741921</text:p>
          </table:table-cell>
          <table:table-cell office:value-type="float" office:value="86.754615" calcext:value-type="float">
            <text:p>86.754615</text:p>
          </table:table-cell>
          <table:table-cell office:value-type="float" office:value="-12.21399" calcext:value-type="float">
            <text:p>-12.21399</text:p>
          </table:table-cell>
          <table:table-cell office:value-type="float" office:value="112.670861" calcext:value-type="float">
            <text:p>112.670861</text:p>
          </table:table-cell>
          <table:table-cell office:value-type="float" office:value="4.186839" calcext:value-type="float">
            <text:p>4.186839</text:p>
          </table:table-cell>
          <table:table-cell office:value-type="float" office:value="154.738815" calcext:value-type="float">
            <text:p>154.738815</text:p>
          </table:table-cell>
          <table:table-cell office:value-type="float" office:value="44.742526" calcext:value-type="float">
            <text:p>44.742526</text:p>
          </table:table-cell>
          <table:table-cell office:value-type="float" office:value="876" calcext:value-type="float">
            <text:p>876</text:p>
          </table:table-cell>
          <table:table-cell office:value-type="float" office:value="154.73967" calcext:value-type="float">
            <text:p>154.73967</text:p>
          </table:table-cell>
          <table:table-cell office:value-type="float" office:value="44.741922" calcext:value-type="float">
            <text:p>44.741922</text:p>
          </table:table-cell>
          <table:table-cell office:value-type="float" office:value="86.754615" calcext:value-type="float">
            <text:p>86.754615</text:p>
          </table:table-cell>
          <table:table-cell office:value-type="float" office:value="-11.976184" calcext:value-type="float">
            <text:p>-11.976184</text:p>
          </table:table-cell>
          <table:table-cell office:value-type="float" office:value="112.670861" calcext:value-type="float">
            <text:p>112.670861</text:p>
          </table:table-cell>
          <table:table-cell office:value-type="float" office:value="4.177138" calcext:value-type="float">
            <text:p>4.177138</text:p>
          </table:table-cell>
          <table:table-cell office:value-type="float" office:value="154.738816" calcext:value-type="float">
            <text:p>154.738816</text:p>
          </table:table-cell>
          <table:table-cell office:value-type="float" office:value="44.742526" calcext:value-type="float">
            <text:p>44.742526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8.613277" calcext:value-type="float">
            <text:p>68.613277</text:p>
          </table:table-cell>
          <table:table-cell office:value-type="float" office:value="29.868186" calcext:value-type="float">
            <text:p>29.868186</text:p>
          </table:table-cell>
          <table:table-cell office:value-type="float" office:value="86.747055" calcext:value-type="float">
            <text:p>86.747055</text:p>
          </table:table-cell>
          <table:table-cell office:value-type="float" office:value="-12.210388" calcext:value-type="float">
            <text:p>-12.210388</text:p>
          </table:table-cell>
          <table:table-cell office:value-type="float" office:value="109.5798" calcext:value-type="float">
            <text:p>109.5798</text:p>
          </table:table-cell>
          <table:table-cell office:value-type="float" office:value="5.987883" calcext:value-type="float">
            <text:p>5.987883</text:p>
          </table:table-cell>
          <table:table-cell office:value-type="float" office:value="68.616485" calcext:value-type="float">
            <text:p>68.616485</text:p>
          </table:table-cell>
          <table:table-cell office:value-type="float" office:value="29.869109" calcext:value-type="float">
            <text:p>29.869109</text:p>
          </table:table-cell>
          <table:table-cell office:value-type="float" office:value="877" calcext:value-type="float">
            <text:p>877</text:p>
          </table:table-cell>
          <table:table-cell office:value-type="float" office:value="68.613278" calcext:value-type="float">
            <text:p>68.613278</text:p>
          </table:table-cell>
          <table:table-cell office:value-type="float" office:value="29.868186" calcext:value-type="float">
            <text:p>29.868186</text:p>
          </table:table-cell>
          <table:table-cell office:value-type="float" office:value="86.747056" calcext:value-type="float">
            <text:p>86.747056</text:p>
          </table:table-cell>
          <table:table-cell office:value-type="float" office:value="-11.972582" calcext:value-type="float">
            <text:p>-11.972582</text:p>
          </table:table-cell>
          <table:table-cell office:value-type="float" office:value="109.5798" calcext:value-type="float">
            <text:p>109.5798</text:p>
          </table:table-cell>
          <table:table-cell office:value-type="float" office:value="5.978862" calcext:value-type="float">
            <text:p>5.978862</text:p>
          </table:table-cell>
          <table:table-cell office:value-type="float" office:value="68.616486" calcext:value-type="float">
            <text:p>68.616486</text:p>
          </table:table-cell>
          <table:table-cell office:value-type="float" office:value="29.869109" calcext:value-type="float">
            <text:p>29.869109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83.819297" calcext:value-type="float">
            <text:p>83.819297</text:p>
          </table:table-cell>
          <table:table-cell office:value-type="float" office:value="-13.675709" calcext:value-type="float">
            <text:p>-13.675709</text:p>
          </table:table-cell>
          <table:table-cell office:value-type="float" office:value="86.740122" calcext:value-type="float">
            <text:p>86.740122</text:p>
          </table:table-cell>
          <table:table-cell office:value-type="float" office:value="-12.204036" calcext:value-type="float">
            <text:p>-12.204036</text:p>
          </table:table-cell>
          <table:table-cell office:value-type="float" office:value="107.770117" calcext:value-type="float">
            <text:p>107.770117</text:p>
          </table:table-cell>
          <table:table-cell office:value-type="float" office:value="4.617339" calcext:value-type="float">
            <text:p>4.617339</text:p>
          </table:table-cell>
          <table:table-cell office:value-type="float" office:value="83.815573" calcext:value-type="float">
            <text:p>83.815573</text:p>
          </table:table-cell>
          <table:table-cell office:value-type="float" office:value="-13.674655" calcext:value-type="float">
            <text:p>-13.674655</text:p>
          </table:table-cell>
          <table:table-cell office:value-type="float" office:value="878" calcext:value-type="float">
            <text:p>878</text:p>
          </table:table-cell>
          <table:table-cell office:value-type="float" office:value="83.819298" calcext:value-type="float">
            <text:p>83.819298</text:p>
          </table:table-cell>
          <table:table-cell office:value-type="float" office:value="-13.67571" calcext:value-type="float">
            <text:p>-13.67571</text:p>
          </table:table-cell>
          <table:table-cell office:value-type="float" office:value="86.740123" calcext:value-type="float">
            <text:p>86.740123</text:p>
          </table:table-cell>
          <table:table-cell office:value-type="float" office:value="-11.966231" calcext:value-type="float">
            <text:p>-11.966231</text:p>
          </table:table-cell>
          <table:table-cell office:value-type="float" office:value="107.770118" calcext:value-type="float">
            <text:p>107.770118</text:p>
          </table:table-cell>
          <table:table-cell office:value-type="float" office:value="4.608949" calcext:value-type="float">
            <text:p>4.608949</text:p>
          </table:table-cell>
          <table:table-cell office:value-type="float" office:value="83.815574" calcext:value-type="float">
            <text:p>83.815574</text:p>
          </table:table-cell>
          <table:table-cell office:value-type="float" office:value="-13.674656" calcext:value-type="float">
            <text:p>-13.67465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03.906294" calcext:value-type="float">
            <text:p>103.906294</text:p>
          </table:table-cell>
          <table:table-cell office:value-type="float" office:value="-1.694304" calcext:value-type="float">
            <text:p>-1.694304</text:p>
          </table:table-cell>
          <table:table-cell office:value-type="float" office:value="86.733681" calcext:value-type="float">
            <text:p>86.733681</text:p>
          </table:table-cell>
          <table:table-cell office:value-type="float" office:value="-12.210794" calcext:value-type="float">
            <text:p>-12.210794</text:p>
          </table:table-cell>
          <table:table-cell office:value-type="float" office:value="107.493659" calcext:value-type="float">
            <text:p>107.493659</text:p>
          </table:table-cell>
          <table:table-cell office:value-type="float" office:value="4.169239" calcext:value-type="float">
            <text:p>4.169239</text:p>
          </table:table-cell>
          <table:table-cell office:value-type="float" office:value="103.906115" calcext:value-type="float">
            <text:p>103.906115</text:p>
          </table:table-cell>
          <table:table-cell office:value-type="float" office:value="-1.69634" calcext:value-type="float">
            <text:p>-1.69634</text:p>
          </table:table-cell>
          <table:table-cell office:value-type="float" office:value="879" calcext:value-type="float">
            <text:p>879</text:p>
          </table:table-cell>
          <table:table-cell office:value-type="float" office:value="103.906295" calcext:value-type="float">
            <text:p>103.906295</text:p>
          </table:table-cell>
          <table:table-cell office:value-type="float" office:value="-1.694304" calcext:value-type="float">
            <text:p>-1.694304</text:p>
          </table:table-cell>
          <table:table-cell office:value-type="float" office:value="86.733681" calcext:value-type="float">
            <text:p>86.733681</text:p>
          </table:table-cell>
          <table:table-cell office:value-type="float" office:value="-11.972988" calcext:value-type="float">
            <text:p>-11.972988</text:p>
          </table:table-cell>
          <table:table-cell office:value-type="float" office:value="107.493659" calcext:value-type="float">
            <text:p>107.493659</text:p>
          </table:table-cell>
          <table:table-cell office:value-type="float" office:value="4.161436" calcext:value-type="float">
            <text:p>4.161436</text:p>
          </table:table-cell>
          <table:table-cell office:value-type="float" office:value="103.906116" calcext:value-type="float">
            <text:p>103.906116</text:p>
          </table:table-cell>
          <table:table-cell office:value-type="float" office:value="-1.69634" calcext:value-type="float">
            <text:p>-1.6963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07.440634" calcext:value-type="float">
            <text:p>107.440634</text:p>
          </table:table-cell>
          <table:table-cell office:value-type="float" office:value="-13.952049" calcext:value-type="float">
            <text:p>-13.952049</text:p>
          </table:table-cell>
          <table:table-cell office:value-type="float" office:value="86.726614" calcext:value-type="float">
            <text:p>86.726614</text:p>
          </table:table-cell>
          <table:table-cell office:value-type="float" office:value="-12.217384" calcext:value-type="float">
            <text:p>-12.217384</text:p>
          </table:table-cell>
          <table:table-cell office:value-type="float" office:value="107.483375" calcext:value-type="float">
            <text:p>107.483375</text:p>
          </table:table-cell>
          <table:table-cell office:value-type="float" office:value="2.894619" calcext:value-type="float">
            <text:p>2.894619</text:p>
          </table:table-cell>
          <table:table-cell office:value-type="float" office:value="107.441239" calcext:value-type="float">
            <text:p>107.441239</text:p>
          </table:table-cell>
          <table:table-cell office:value-type="float" office:value="-13.951163" calcext:value-type="float">
            <text:p>-13.951163</text:p>
          </table:table-cell>
          <table:table-cell office:value-type="float" office:value="880" calcext:value-type="float">
            <text:p>880</text:p>
          </table:table-cell>
          <table:table-cell office:value-type="float" office:value="107.440634" calcext:value-type="float">
            <text:p>107.440634</text:p>
          </table:table-cell>
          <table:table-cell office:value-type="float" office:value="-13.95205" calcext:value-type="float">
            <text:p>-13.95205</text:p>
          </table:table-cell>
          <table:table-cell office:value-type="float" office:value="86.726614" calcext:value-type="float">
            <text:p>86.726614</text:p>
          </table:table-cell>
          <table:table-cell office:value-type="float" office:value="-11.979579" calcext:value-type="float">
            <text:p>-11.979579</text:p>
          </table:table-cell>
          <table:table-cell office:value-type="float" office:value="107.483375" calcext:value-type="float">
            <text:p>107.483375</text:p>
          </table:table-cell>
          <table:table-cell office:value-type="float" office:value="2.887363" calcext:value-type="float">
            <text:p>2.887363</text:p>
          </table:table-cell>
          <table:table-cell office:value-type="float" office:value="107.441239" calcext:value-type="float">
            <text:p>107.441239</text:p>
          </table:table-cell>
          <table:table-cell office:value-type="float" office:value="-13.951164" calcext:value-type="float">
            <text:p>-13.95116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9.651683" calcext:value-type="float">
            <text:p>89.651683</text:p>
          </table:table-cell>
          <table:table-cell office:value-type="float" office:value="-23.725045" calcext:value-type="float">
            <text:p>-23.725045</text:p>
          </table:table-cell>
          <table:table-cell office:value-type="float" office:value="86.719846" calcext:value-type="float">
            <text:p>86.719846</text:p>
          </table:table-cell>
          <table:table-cell office:value-type="float" office:value="-12.21257" calcext:value-type="float">
            <text:p>-12.21257</text:p>
          </table:table-cell>
          <table:table-cell office:value-type="float" office:value="106.228862" calcext:value-type="float">
            <text:p>106.228862</text:p>
          </table:table-cell>
          <table:table-cell office:value-type="float" office:value="1.03572" calcext:value-type="float">
            <text:p>1.03572</text:p>
          </table:table-cell>
          <table:table-cell office:value-type="float" office:value="89.652461" calcext:value-type="float">
            <text:p>89.652461</text:p>
          </table:table-cell>
          <table:table-cell office:value-type="float" office:value="-23.725135" calcext:value-type="float">
            <text:p>-23.725135</text:p>
          </table:table-cell>
          <table:table-cell office:value-type="float" office:value="881" calcext:value-type="float">
            <text:p>881</text:p>
          </table:table-cell>
          <table:table-cell office:value-type="float" office:value="89.651684" calcext:value-type="float">
            <text:p>89.651684</text:p>
          </table:table-cell>
          <table:table-cell office:value-type="float" office:value="-23.725045" calcext:value-type="float">
            <text:p>-23.725045</text:p>
          </table:table-cell>
          <table:table-cell office:value-type="float" office:value="86.719847" calcext:value-type="float">
            <text:p>86.719847</text:p>
          </table:table-cell>
          <table:table-cell office:value-type="float" office:value="-11.974764" calcext:value-type="float">
            <text:p>-11.974764</text:p>
          </table:table-cell>
          <table:table-cell office:value-type="float" office:value="106.228863" calcext:value-type="float">
            <text:p>106.228863</text:p>
          </table:table-cell>
          <table:table-cell office:value-type="float" office:value="1.028972" calcext:value-type="float">
            <text:p>1.028972</text:p>
          </table:table-cell>
          <table:table-cell office:value-type="float" office:value="89.652461" calcext:value-type="float">
            <text:p>89.652461</text:p>
          </table:table-cell>
          <table:table-cell office:value-type="float" office:value="-23.725135" calcext:value-type="float">
            <text:p>-23.725135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05.26421" calcext:value-type="float">
            <text:p>105.26421</text:p>
          </table:table-cell>
          <table:table-cell office:value-type="float" office:value="-8.329215" calcext:value-type="float">
            <text:p>-8.329215</text:p>
          </table:table-cell>
          <table:table-cell office:value-type="float" office:value="86.714001" calcext:value-type="float">
            <text:p>86.714001</text:p>
          </table:table-cell>
          <table:table-cell office:value-type="float" office:value="-12.214946" calcext:value-type="float">
            <text:p>-12.214946</text:p>
          </table:table-cell>
          <table:table-cell office:value-type="float" office:value="106.155901" calcext:value-type="float">
            <text:p>106.155901</text:p>
          </table:table-cell>
          <table:table-cell office:value-type="float" office:value="0.377965" calcext:value-type="float">
            <text:p>0.377965</text:p>
          </table:table-cell>
          <table:table-cell office:value-type="float" office:value="105.262995" calcext:value-type="float">
            <text:p>105.262995</text:p>
          </table:table-cell>
          <table:table-cell office:value-type="float" office:value="-8.330131" calcext:value-type="float">
            <text:p>-8.330131</text:p>
          </table:table-cell>
          <table:table-cell office:value-type="float" office:value="882" calcext:value-type="float">
            <text:p>882</text:p>
          </table:table-cell>
          <table:table-cell office:value-type="float" office:value="105.26421" calcext:value-type="float">
            <text:p>105.26421</text:p>
          </table:table-cell>
          <table:table-cell office:value-type="float" office:value="-8.329216" calcext:value-type="float">
            <text:p>-8.329216</text:p>
          </table:table-cell>
          <table:table-cell office:value-type="float" office:value="86.714002" calcext:value-type="float">
            <text:p>86.714002</text:p>
          </table:table-cell>
          <table:table-cell office:value-type="float" office:value="-11.977141" calcext:value-type="float">
            <text:p>-11.977141</text:p>
          </table:table-cell>
          <table:table-cell office:value-type="float" office:value="106.155902" calcext:value-type="float">
            <text:p>106.155902</text:p>
          </table:table-cell>
          <table:table-cell office:value-type="float" office:value="0.371689" calcext:value-type="float">
            <text:p>0.371689</text:p>
          </table:table-cell>
          <table:table-cell office:value-type="float" office:value="105.262996" calcext:value-type="float">
            <text:p>105.262996</text:p>
          </table:table-cell>
          <table:table-cell office:value-type="float" office:value="-8.330131" calcext:value-type="float">
            <text:p>-8.33013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99.585317" calcext:value-type="float">
            <text:p>99.585317</text:p>
          </table:table-cell>
          <table:table-cell office:value-type="float" office:value="0.460274" calcext:value-type="float">
            <text:p>0.460274</text:p>
          </table:table-cell>
          <table:table-cell office:value-type="float" office:value="86.708605" calcext:value-type="float">
            <text:p>86.708605</text:p>
          </table:table-cell>
          <table:table-cell office:value-type="float" office:value="-12.215193" calcext:value-type="float">
            <text:p>-12.215193</text:p>
          </table:table-cell>
          <table:table-cell office:value-type="float" office:value="105.690942" calcext:value-type="float">
            <text:p>105.690942</text:p>
          </table:table-cell>
          <table:table-cell office:value-type="float" office:value="0.383497" calcext:value-type="float">
            <text:p>0.383497</text:p>
          </table:table-cell>
          <table:table-cell office:value-type="float" office:value="99.586089" calcext:value-type="float">
            <text:p>99.586089</text:p>
          </table:table-cell>
          <table:table-cell office:value-type="float" office:value="0.460514" calcext:value-type="float">
            <text:p>0.460514</text:p>
          </table:table-cell>
          <table:table-cell office:value-type="float" office:value="883" calcext:value-type="float">
            <text:p>883</text:p>
          </table:table-cell>
          <table:table-cell office:value-type="float" office:value="99.585317" calcext:value-type="float">
            <text:p>99.585317</text:p>
          </table:table-cell>
          <table:table-cell office:value-type="float" office:value="0.460275" calcext:value-type="float">
            <text:p>0.460275</text:p>
          </table:table-cell>
          <table:table-cell office:value-type="float" office:value="86.708606" calcext:value-type="float">
            <text:p>86.708606</text:p>
          </table:table-cell>
          <table:table-cell office:value-type="float" office:value="-11.977387" calcext:value-type="float">
            <text:p>-11.977387</text:p>
          </table:table-cell>
          <table:table-cell office:value-type="float" office:value="105.690942" calcext:value-type="float">
            <text:p>105.690942</text:p>
          </table:table-cell>
          <table:table-cell office:value-type="float" office:value="0.377661" calcext:value-type="float">
            <text:p>0.377661</text:p>
          </table:table-cell>
          <table:table-cell office:value-type="float" office:value="99.586089" calcext:value-type="float">
            <text:p>99.586089</text:p>
          </table:table-cell>
          <table:table-cell office:value-type="float" office:value="0.460514" calcext:value-type="float">
            <text:p>0.46051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90.833624" calcext:value-type="float">
            <text:p>90.833624</text:p>
          </table:table-cell>
          <table:table-cell office:value-type="float" office:value="-0.492128" calcext:value-type="float">
            <text:p>-0.492128</text:p>
          </table:table-cell>
          <table:table-cell office:value-type="float" office:value="86.703942" calcext:value-type="float">
            <text:p>86.703942</text:p>
          </table:table-cell>
          <table:table-cell office:value-type="float" office:value="-12.213712" calcext:value-type="float">
            <text:p>-12.213712</text:p>
          </table:table-cell>
          <table:table-cell office:value-type="float" office:value="104.646593" calcext:value-type="float">
            <text:p>104.646593</text:p>
          </table:table-cell>
          <table:table-cell office:value-type="float" office:value="0.323581" calcext:value-type="float">
            <text:p>0.323581</text:p>
          </table:table-cell>
          <table:table-cell office:value-type="float" office:value="90.833735" calcext:value-type="float">
            <text:p>90.833735</text:p>
          </table:table-cell>
          <table:table-cell office:value-type="float" office:value="-0.491775" calcext:value-type="float">
            <text:p>-0.491775</text:p>
          </table:table-cell>
          <table:table-cell office:value-type="float" office:value="884" calcext:value-type="float">
            <text:p>884</text:p>
          </table:table-cell>
          <table:table-cell office:value-type="float" office:value="90.833624" calcext:value-type="float">
            <text:p>90.833624</text:p>
          </table:table-cell>
          <table:table-cell office:value-type="float" office:value="-0.492129" calcext:value-type="float">
            <text:p>-0.492129</text:p>
          </table:table-cell>
          <table:table-cell office:value-type="float" office:value="86.703943" calcext:value-type="float">
            <text:p>86.703943</text:p>
          </table:table-cell>
          <table:table-cell office:value-type="float" office:value="-11.978868" calcext:value-type="float">
            <text:p>-11.978868</text:p>
          </table:table-cell>
          <table:table-cell office:value-type="float" office:value="104.646593" calcext:value-type="float">
            <text:p>104.646593</text:p>
          </table:table-cell>
          <table:table-cell office:value-type="float" office:value="0.315398" calcext:value-type="float">
            <text:p>0.315398</text:p>
          </table:table-cell>
          <table:table-cell office:value-type="float" office:value="90.833736" calcext:value-type="float">
            <text:p>90.833736</text:p>
          </table:table-cell>
          <table:table-cell office:value-type="float" office:value="-0.491776" calcext:value-type="float">
            <text:p>-0.49177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8.853367" calcext:value-type="float">
            <text:p>88.853367</text:p>
          </table:table-cell>
          <table:table-cell office:value-type="float" office:value="-5.113203" calcext:value-type="float">
            <text:p>-5.113203</text:p>
          </table:table-cell>
          <table:table-cell office:value-type="float" office:value="86.700918" calcext:value-type="float">
            <text:p>86.700918</text:p>
          </table:table-cell>
          <table:table-cell office:value-type="float" office:value="-12.214111" calcext:value-type="float">
            <text:p>-12.214111</text:p>
          </table:table-cell>
          <table:table-cell office:value-type="float" office:value="103.538255" calcext:value-type="float">
            <text:p>103.538255</text:p>
          </table:table-cell>
          <table:table-cell office:value-type="float" office:value="-0.057365" calcext:value-type="float">
            <text:p>-0.057365</text:p>
          </table:table-cell>
          <table:table-cell office:value-type="float" office:value="88.853122" calcext:value-type="float">
            <text:p>88.853122</text:p>
          </table:table-cell>
          <table:table-cell office:value-type="float" office:value="-5.113071" calcext:value-type="float">
            <text:p>-5.113071</text:p>
          </table:table-cell>
          <table:table-cell office:value-type="float" office:value="885" calcext:value-type="float">
            <text:p>885</text:p>
          </table:table-cell>
          <table:table-cell office:value-type="float" office:value="88.853367" calcext:value-type="float">
            <text:p>88.853367</text:p>
          </table:table-cell>
          <table:table-cell office:value-type="float" office:value="-5.113203" calcext:value-type="float">
            <text:p>-5.113203</text:p>
          </table:table-cell>
          <table:table-cell office:value-type="float" office:value="86.700919" calcext:value-type="float">
            <text:p>86.700919</text:p>
          </table:table-cell>
          <table:table-cell office:value-type="float" office:value="-11.979267" calcext:value-type="float">
            <text:p>-11.979267</text:p>
          </table:table-cell>
          <table:table-cell office:value-type="float" office:value="103.538255" calcext:value-type="float">
            <text:p>103.538255</text:p>
          </table:table-cell>
          <table:table-cell office:value-type="float" office:value="-0.064975" calcext:value-type="float">
            <text:p>-0.064975</text:p>
          </table:table-cell>
          <table:table-cell office:value-type="float" office:value="88.853123" calcext:value-type="float">
            <text:p>88.853123</text:p>
          </table:table-cell>
          <table:table-cell office:value-type="float" office:value="-5.113071" calcext:value-type="float">
            <text:p>-5.113071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89.446363" calcext:value-type="float">
            <text:p>89.446363</text:p>
          </table:table-cell>
          <table:table-cell office:value-type="float" office:value="-12.357648" calcext:value-type="float">
            <text:p>-12.357648</text:p>
          </table:table-cell>
          <table:table-cell office:value-type="float" office:value="86.70109" calcext:value-type="float">
            <text:p>86.70109</text:p>
          </table:table-cell>
          <table:table-cell office:value-type="float" office:value="-12.217034" calcext:value-type="float">
            <text:p>-12.217034</text:p>
          </table:table-cell>
          <table:table-cell office:value-type="float" office:value="102.551982" calcext:value-type="float">
            <text:p>102.551982</text:p>
          </table:table-cell>
          <table:table-cell office:value-type="float" office:value="-0.921103" calcext:value-type="float">
            <text:p>-0.921103</text:p>
          </table:table-cell>
          <table:table-cell office:value-type="float" office:value="89.44627" calcext:value-type="float">
            <text:p>89.44627</text:p>
          </table:table-cell>
          <table:table-cell office:value-type="float" office:value="-12.357554" calcext:value-type="float">
            <text:p>-12.357554</text:p>
          </table:table-cell>
          <table:table-cell office:value-type="float" office:value="886" calcext:value-type="float">
            <text:p>886</text:p>
          </table:table-cell>
          <table:table-cell office:value-type="float" office:value="89.446363" calcext:value-type="float">
            <text:p>89.446363</text:p>
          </table:table-cell>
          <table:table-cell office:value-type="float" office:value="-12.357648" calcext:value-type="float">
            <text:p>-12.357648</text:p>
          </table:table-cell>
          <table:table-cell office:value-type="float" office:value="86.701091" calcext:value-type="float">
            <text:p>86.701091</text:p>
          </table:table-cell>
          <table:table-cell office:value-type="float" office:value="-11.98219" calcext:value-type="float">
            <text:p>-11.98219</text:p>
          </table:table-cell>
          <table:table-cell office:value-type="float" office:value="102.551983" calcext:value-type="float">
            <text:p>102.551983</text:p>
          </table:table-cell>
          <table:table-cell office:value-type="float" office:value="-0.928181" calcext:value-type="float">
            <text:p>-0.928181</text:p>
          </table:table-cell>
          <table:table-cell office:value-type="float" office:value="89.446271" calcext:value-type="float">
            <text:p>89.446271</text:p>
          </table:table-cell>
          <table:table-cell office:value-type="float" office:value="-12.357554" calcext:value-type="float">
            <text:p>-12.357554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8.117853" calcext:value-type="float">
            <text:p>88.117853</text:p>
          </table:table-cell>
          <table:table-cell office:value-type="float" office:value="-16.155137" calcext:value-type="float">
            <text:p>-16.155137</text:p>
          </table:table-cell>
          <table:table-cell office:value-type="float" office:value="86.705423" calcext:value-type="float">
            <text:p>86.705423</text:p>
          </table:table-cell>
          <table:table-cell office:value-type="float" office:value="-12.222879" calcext:value-type="float">
            <text:p>-12.222879</text:p>
          </table:table-cell>
          <table:table-cell office:value-type="float" office:value="101.545623" calcext:value-type="float">
            <text:p>101.545623</text:p>
          </table:table-cell>
          <table:table-cell office:value-type="float" office:value="-1.992921" calcext:value-type="float">
            <text:p>-1.992921</text:p>
          </table:table-cell>
          <table:table-cell office:value-type="float" office:value="88.117922" calcext:value-type="float">
            <text:p>88.117922</text:p>
          </table:table-cell>
          <table:table-cell office:value-type="float" office:value="-16.155261" calcext:value-type="float">
            <text:p>-16.155261</text:p>
          </table:table-cell>
          <table:table-cell office:value-type="float" office:value="887" calcext:value-type="float">
            <text:p>887</text:p>
          </table:table-cell>
          <table:table-cell office:value-type="float" office:value="88.117854" calcext:value-type="float">
            <text:p>88.117854</text:p>
          </table:table-cell>
          <table:table-cell office:value-type="float" office:value="-16.155138" calcext:value-type="float">
            <text:p>-16.155138</text:p>
          </table:table-cell>
          <table:table-cell office:value-type="float" office:value="86.705423" calcext:value-type="float">
            <text:p>86.705423</text:p>
          </table:table-cell>
          <table:table-cell office:value-type="float" office:value="-11.988035" calcext:value-type="float">
            <text:p>-11.988035</text:p>
          </table:table-cell>
          <table:table-cell office:value-type="float" office:value="101.545623" calcext:value-type="float">
            <text:p>101.545623</text:p>
          </table:table-cell>
          <table:table-cell office:value-type="float" office:value="-1.999503" calcext:value-type="float">
            <text:p>-1.999503</text:p>
          </table:table-cell>
          <table:table-cell office:value-type="float" office:value="88.117923" calcext:value-type="float">
            <text:p>88.117923</text:p>
          </table:table-cell>
          <table:table-cell office:value-type="float" office:value="-16.155261" calcext:value-type="float">
            <text:p>-16.155261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86.092307" calcext:value-type="float">
            <text:p>86.092307</text:p>
          </table:table-cell>
          <table:table-cell office:value-type="float" office:value="-12.17614" calcext:value-type="float">
            <text:p>-12.17614</text:p>
          </table:table-cell>
          <table:table-cell office:value-type="float" office:value="86.714961" calcext:value-type="float">
            <text:p>86.714961</text:p>
          </table:table-cell>
          <table:table-cell office:value-type="float" office:value="-12.228626" calcext:value-type="float">
            <text:p>-12.228626</text:p>
          </table:table-cell>
          <table:table-cell office:value-type="float" office:value="100.472761" calcext:value-type="float">
            <text:p>100.472761</text:p>
          </table:table-cell>
          <table:table-cell office:value-type="float" office:value="-2.711091" calcext:value-type="float">
            <text:p>-2.711091</text:p>
          </table:table-cell>
          <table:table-cell office:value-type="float" office:value="86.092332" calcext:value-type="float">
            <text:p>86.092332</text:p>
          </table:table-cell>
          <table:table-cell office:value-type="float" office:value="-12.176418" calcext:value-type="float">
            <text:p>-12.176418</text:p>
          </table:table-cell>
          <table:table-cell office:value-type="float" office:value="888" calcext:value-type="float">
            <text:p>888</text:p>
          </table:table-cell>
          <table:table-cell office:value-type="float" office:value="86.092308" calcext:value-type="float">
            <text:p>86.092308</text:p>
          </table:table-cell>
          <table:table-cell office:value-type="float" office:value="-12.17614" calcext:value-type="float">
            <text:p>-12.17614</text:p>
          </table:table-cell>
          <table:table-cell office:value-type="float" office:value="86.714961" calcext:value-type="float">
            <text:p>86.714961</text:p>
          </table:table-cell>
          <table:table-cell office:value-type="float" office:value="-11.993782" calcext:value-type="float">
            <text:p>-11.993782</text:p>
          </table:table-cell>
          <table:table-cell office:value-type="float" office:value="100.472761" calcext:value-type="float">
            <text:p>100.472761</text:p>
          </table:table-cell>
          <table:table-cell office:value-type="float" office:value="-2.717212" calcext:value-type="float">
            <text:p>-2.717212</text:p>
          </table:table-cell>
          <table:table-cell office:value-type="float" office:value="86.092333" calcext:value-type="float">
            <text:p>86.092333</text:p>
          </table:table-cell>
          <table:table-cell office:value-type="float" office:value="-12.176419" calcext:value-type="float">
            <text:p>-12.176419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9.62198" calcext:value-type="float">
            <text:p>89.62198</text:p>
          </table:table-cell>
          <table:table-cell office:value-type="float" office:value="-4.853387" calcext:value-type="float">
            <text:p>-4.853387</text:p>
          </table:table-cell>
          <table:table-cell office:value-type="float" office:value="86.731962" calcext:value-type="float">
            <text:p>86.731962</text:p>
          </table:table-cell>
          <table:table-cell office:value-type="float" office:value="-12.230945" calcext:value-type="float">
            <text:p>-12.230945</text:p>
          </table:table-cell>
          <table:table-cell office:value-type="float" office:value="99.729017" calcext:value-type="float">
            <text:p>99.729017</text:p>
          </table:table-cell>
          <table:table-cell office:value-type="float" office:value="-2.863209" calcext:value-type="float">
            <text:p>-2.863209</text:p>
          </table:table-cell>
          <table:table-cell office:value-type="float" office:value="89.621782" calcext:value-type="float">
            <text:p>89.621782</text:p>
          </table:table-cell>
          <table:table-cell office:value-type="float" office:value="-4.853506" calcext:value-type="float">
            <text:p>-4.853506</text:p>
          </table:table-cell>
          <table:table-cell office:value-type="float" office:value="889" calcext:value-type="float">
            <text:p>889</text:p>
          </table:table-cell>
          <table:table-cell office:value-type="float" office:value="89.62198" calcext:value-type="float">
            <text:p>89.62198</text:p>
          </table:table-cell>
          <table:table-cell office:value-type="float" office:value="-4.853388" calcext:value-type="float">
            <text:p>-4.853388</text:p>
          </table:table-cell>
          <table:table-cell office:value-type="float" office:value="86.731962" calcext:value-type="float">
            <text:p>86.731962</text:p>
          </table:table-cell>
          <table:table-cell office:value-type="float" office:value="-11.996101" calcext:value-type="float">
            <text:p>-11.996101</text:p>
          </table:table-cell>
          <table:table-cell office:value-type="float" office:value="99.729018" calcext:value-type="float">
            <text:p>99.729018</text:p>
          </table:table-cell>
          <table:table-cell office:value-type="float" office:value="-2.868902" calcext:value-type="float">
            <text:p>-2.868902</text:p>
          </table:table-cell>
          <table:table-cell office:value-type="float" office:value="89.621782" calcext:value-type="float">
            <text:p>89.621782</text:p>
          </table:table-cell>
          <table:table-cell office:value-type="float" office:value="-4.853507" calcext:value-type="float">
            <text:p>-4.85350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97.462061" calcext:value-type="float">
            <text:p>97.462061</text:p>
          </table:table-cell>
          <table:table-cell office:value-type="float" office:value="-2.284447" calcext:value-type="float">
            <text:p>-2.284447</text:p>
          </table:table-cell>
          <table:table-cell office:value-type="float" office:value="86.755017" calcext:value-type="float">
            <text:p>86.755017</text:p>
          </table:table-cell>
          <table:table-cell office:value-type="float" office:value="-12.227468" calcext:value-type="float">
            <text:p>-12.227468</text:p>
          </table:table-cell>
          <table:table-cell office:value-type="float" office:value="99.591771" calcext:value-type="float">
            <text:p>99.591771</text:p>
          </table:table-cell>
          <table:table-cell office:value-type="float" office:value="-2.819461" calcext:value-type="float">
            <text:p>-2.819461</text:p>
          </table:table-cell>
          <table:table-cell office:value-type="float" office:value="97.461908" calcext:value-type="float">
            <text:p>97.461908</text:p>
          </table:table-cell>
          <table:table-cell office:value-type="float" office:value="-2.284277" calcext:value-type="float">
            <text:p>-2.284277</text:p>
          </table:table-cell>
          <table:table-cell office:value-type="float" office:value="890" calcext:value-type="float">
            <text:p>890</text:p>
          </table:table-cell>
          <table:table-cell office:value-type="float" office:value="97.462061" calcext:value-type="float">
            <text:p>97.462061</text:p>
          </table:table-cell>
          <table:table-cell office:value-type="float" office:value="-2.284447" calcext:value-type="float">
            <text:p>-2.284447</text:p>
          </table:table-cell>
          <table:table-cell office:value-type="float" office:value="86.755017" calcext:value-type="float">
            <text:p>86.755017</text:p>
          </table:table-cell>
          <table:table-cell office:value-type="float" office:value="-11.992624" calcext:value-type="float">
            <text:p>-11.992624</text:p>
          </table:table-cell>
          <table:table-cell office:value-type="float" office:value="99.591772" calcext:value-type="float">
            <text:p>99.591772</text:p>
          </table:table-cell>
          <table:table-cell office:value-type="float" office:value="-2.824756" calcext:value-type="float">
            <text:p>-2.824756</text:p>
          </table:table-cell>
          <table:table-cell office:value-type="float" office:value="97.461908" calcext:value-type="float">
            <text:p>97.461908</text:p>
          </table:table-cell>
          <table:table-cell office:value-type="float" office:value="-2.284278" calcext:value-type="float">
            <text:p>-2.28427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3.645614" calcext:value-type="float">
            <text:p>93.645614</text:p>
          </table:table-cell>
          <table:table-cell office:value-type="float" office:value="-10.139731" calcext:value-type="float">
            <text:p>-10.139731</text:p>
          </table:table-cell>
          <table:table-cell office:value-type="float" office:value="86.781573" calcext:value-type="float">
            <text:p>86.781573</text:p>
          </table:table-cell>
          <table:table-cell office:value-type="float" office:value="-12.2255" calcext:value-type="float">
            <text:p>-12.2255</text:p>
          </table:table-cell>
          <table:table-cell office:value-type="float" office:value="99.200237" calcext:value-type="float">
            <text:p>99.200237</text:p>
          </table:table-cell>
          <table:table-cell office:value-type="float" office:value="-3.33005" calcext:value-type="float">
            <text:p>-3.33005</text:p>
          </table:table-cell>
          <table:table-cell office:value-type="float" office:value="93.646028" calcext:value-type="float">
            <text:p>93.646028</text:p>
          </table:table-cell>
          <table:table-cell office:value-type="float" office:value="-10.139361" calcext:value-type="float">
            <text:p>-10.139361</text:p>
          </table:table-cell>
          <table:table-cell office:value-type="float" office:value="891" calcext:value-type="float">
            <text:p>891</text:p>
          </table:table-cell>
          <table:table-cell office:value-type="float" office:value="93.645614" calcext:value-type="float">
            <text:p>93.645614</text:p>
          </table:table-cell>
          <table:table-cell office:value-type="float" office:value="-10.139732" calcext:value-type="float">
            <text:p>-10.139732</text:p>
          </table:table-cell>
          <table:table-cell office:value-type="float" office:value="86.781573" calcext:value-type="float">
            <text:p>86.781573</text:p>
          </table:table-cell>
          <table:table-cell office:value-type="float" office:value="-11.990656" calcext:value-type="float">
            <text:p>-11.990656</text:p>
          </table:table-cell>
          <table:table-cell office:value-type="float" office:value="99.200238" calcext:value-type="float">
            <text:p>99.200238</text:p>
          </table:table-cell>
          <table:table-cell office:value-type="float" office:value="-3.334974" calcext:value-type="float">
            <text:p>-3.334974</text:p>
          </table:table-cell>
          <table:table-cell office:value-type="float" office:value="93.646029" calcext:value-type="float">
            <text:p>93.646029</text:p>
          </table:table-cell>
          <table:table-cell office:value-type="float" office:value="-10.139362" calcext:value-type="float">
            <text:p>-10.139362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91.429655" calcext:value-type="float">
            <text:p>91.429655</text:p>
          </table:table-cell>
          <table:table-cell office:value-type="float" office:value="-12.274568" calcext:value-type="float">
            <text:p>-12.274568</text:p>
          </table:table-cell>
          <table:table-cell office:value-type="float" office:value="86.80714" calcext:value-type="float">
            <text:p>86.80714</text:p>
          </table:table-cell>
          <table:table-cell office:value-type="float" office:value="-12.234744" calcext:value-type="float">
            <text:p>-12.234744</text:p>
          </table:table-cell>
          <table:table-cell office:value-type="float" office:value="98.680074" calcext:value-type="float">
            <text:p>98.680074</text:p>
          </table:table-cell>
          <table:table-cell office:value-type="float" office:value="-3.964763" calcext:value-type="float">
            <text:p>-3.964763</text:p>
          </table:table-cell>
          <table:table-cell office:value-type="float" office:value="91.429598" calcext:value-type="float">
            <text:p>91.429598</text:p>
          </table:table-cell>
          <table:table-cell office:value-type="float" office:value="-12.274772" calcext:value-type="float">
            <text:p>-12.274772</text:p>
          </table:table-cell>
          <table:table-cell office:value-type="float" office:value="892" calcext:value-type="float">
            <text:p>892</text:p>
          </table:table-cell>
          <table:table-cell office:value-type="float" office:value="91.429655" calcext:value-type="float">
            <text:p>91.429655</text:p>
          </table:table-cell>
          <table:table-cell office:value-type="float" office:value="-12.274569" calcext:value-type="float">
            <text:p>-12.274569</text:p>
          </table:table-cell>
          <table:table-cell office:value-type="float" office:value="86.807141" calcext:value-type="float">
            <text:p>86.807141</text:p>
          </table:table-cell>
          <table:table-cell office:value-type="float" office:value="-11.9999" calcext:value-type="float">
            <text:p>-11.9999</text:p>
          </table:table-cell>
          <table:table-cell office:value-type="float" office:value="98.680075" calcext:value-type="float">
            <text:p>98.680075</text:p>
          </table:table-cell>
          <table:table-cell office:value-type="float" office:value="-3.969342" calcext:value-type="float">
            <text:p>-3.969342</text:p>
          </table:table-cell>
          <table:table-cell office:value-type="float" office:value="91.429598" calcext:value-type="float">
            <text:p>91.429598</text:p>
          </table:table-cell>
          <table:table-cell office:value-type="float" office:value="-12.274772" calcext:value-type="float">
            <text:p>-12.27477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95.649628" calcext:value-type="float">
            <text:p>95.649628</text:p>
          </table:table-cell>
          <table:table-cell office:value-type="float" office:value="-10.667207" calcext:value-type="float">
            <text:p>-10.667207</text:p>
          </table:table-cell>
          <table:table-cell office:value-type="float" office:value="86.826103" calcext:value-type="float">
            <text:p>86.826103</text:p>
          </table:table-cell>
          <table:table-cell office:value-type="float" office:value="-12.247048" calcext:value-type="float">
            <text:p>-12.247048</text:p>
          </table:table-cell>
          <table:table-cell office:value-type="float" office:value="98.485579" calcext:value-type="float">
            <text:p>98.485579</text:p>
          </table:table-cell>
          <table:table-cell office:value-type="float" office:value="-4.445377" calcext:value-type="float">
            <text:p>-4.445377</text:p>
          </table:table-cell>
          <table:table-cell office:value-type="float" office:value="95.6494" calcext:value-type="float">
            <text:p>95.6494</text:p>
          </table:table-cell>
          <table:table-cell office:value-type="float" office:value="-10.667339" calcext:value-type="float">
            <text:p>-10.667339</text:p>
          </table:table-cell>
          <table:table-cell office:value-type="float" office:value="893" calcext:value-type="float">
            <text:p>893</text:p>
          </table:table-cell>
          <table:table-cell office:value-type="float" office:value="95.649628" calcext:value-type="float">
            <text:p>95.649628</text:p>
          </table:table-cell>
          <table:table-cell office:value-type="float" office:value="-10.667207" calcext:value-type="float">
            <text:p>-10.667207</text:p>
          </table:table-cell>
          <table:table-cell office:value-type="float" office:value="86.826104" calcext:value-type="float">
            <text:p>86.826104</text:p>
          </table:table-cell>
          <table:table-cell office:value-type="float" office:value="-12.012204" calcext:value-type="float">
            <text:p>-12.012204</text:p>
          </table:table-cell>
          <table:table-cell office:value-type="float" office:value="98.485579" calcext:value-type="float">
            <text:p>98.485579</text:p>
          </table:table-cell>
          <table:table-cell office:value-type="float" office:value="-4.449636" calcext:value-type="float">
            <text:p>-4.449636</text:p>
          </table:table-cell>
          <table:table-cell office:value-type="float" office:value="95.649401" calcext:value-type="float">
            <text:p>95.649401</text:p>
          </table:table-cell>
          <table:table-cell office:value-type="float" office:value="-10.66734" calcext:value-type="float">
            <text:p>-10.66734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5.432712" calcext:value-type="float">
            <text:p>95.432712</text:p>
          </table:table-cell>
          <table:table-cell office:value-type="float" office:value="-10.310352" calcext:value-type="float">
            <text:p>-10.310352</text:p>
          </table:table-cell>
          <table:table-cell office:value-type="float" office:value="86.83723" calcext:value-type="float">
            <text:p>86.83723</text:p>
          </table:table-cell>
          <table:table-cell office:value-type="float" office:value="-12.250084" calcext:value-type="float">
            <text:p>-12.250084</text:p>
          </table:table-cell>
          <table:table-cell office:value-type="float" office:value="98.282226" calcext:value-type="float">
            <text:p>98.282226</text:p>
          </table:table-cell>
          <table:table-cell office:value-type="float" office:value="-4.858749" calcext:value-type="float">
            <text:p>-4.858749</text:p>
          </table:table-cell>
          <table:table-cell office:value-type="float" office:value="95.432868" calcext:value-type="float">
            <text:p>95.432868</text:p>
          </table:table-cell>
          <table:table-cell office:value-type="float" office:value="-10.310307" calcext:value-type="float">
            <text:p>-10.310307</text:p>
          </table:table-cell>
          <table:table-cell office:value-type="float" office:value="894" calcext:value-type="float">
            <text:p>894</text:p>
          </table:table-cell>
          <table:table-cell office:value-type="float" office:value="95.432712" calcext:value-type="float">
            <text:p>95.432712</text:p>
          </table:table-cell>
          <table:table-cell office:value-type="float" office:value="-10.310352" calcext:value-type="float">
            <text:p>-10.310352</text:p>
          </table:table-cell>
          <table:table-cell office:value-type="float" office:value="86.837231" calcext:value-type="float">
            <text:p>86.837231</text:p>
          </table:table-cell>
          <table:table-cell office:value-type="float" office:value="-12.01524" calcext:value-type="float">
            <text:p>-12.01524</text:p>
          </table:table-cell>
          <table:table-cell office:value-type="float" office:value="98.282226" calcext:value-type="float">
            <text:p>98.282226</text:p>
          </table:table-cell>
          <table:table-cell office:value-type="float" office:value="-4.86271" calcext:value-type="float">
            <text:p>-4.86271</text:p>
          </table:table-cell>
          <table:table-cell office:value-type="float" office:value="95.432868" calcext:value-type="float">
            <text:p>95.432868</text:p>
          </table:table-cell>
          <table:table-cell office:value-type="float" office:value="-10.310308" calcext:value-type="float">
            <text:p>-10.310308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94.353935" calcext:value-type="float">
            <text:p>94.353935</text:p>
          </table:table-cell>
          <table:table-cell office:value-type="float" office:value="-8.743745" calcext:value-type="float">
            <text:p>-8.743745</text:p>
          </table:table-cell>
          <table:table-cell office:value-type="float" office:value="86.844046" calcext:value-type="float">
            <text:p>86.844046</text:p>
          </table:table-cell>
          <table:table-cell office:value-type="float" office:value="-12.251516" calcext:value-type="float">
            <text:p>-12.251516</text:p>
          </table:table-cell>
          <table:table-cell office:value-type="float" office:value="98.013585" calcext:value-type="float">
            <text:p>98.013585</text:p>
          </table:table-cell>
          <table:table-cell office:value-type="float" office:value="-5.13203" calcext:value-type="float">
            <text:p>-5.13203</text:p>
          </table:table-cell>
          <table:table-cell office:value-type="float" office:value="94.353965" calcext:value-type="float">
            <text:p>94.353965</text:p>
          </table:table-cell>
          <table:table-cell office:value-type="float" office:value="-8.743788" calcext:value-type="float">
            <text:p>-8.743788</text:p>
          </table:table-cell>
          <table:table-cell office:value-type="float" office:value="895" calcext:value-type="float">
            <text:p>895</text:p>
          </table:table-cell>
          <table:table-cell office:value-type="float" office:value="94.353935" calcext:value-type="float">
            <text:p>94.353935</text:p>
          </table:table-cell>
          <table:table-cell office:value-type="float" office:value="-8.743746" calcext:value-type="float">
            <text:p>-8.743746</text:p>
          </table:table-cell>
          <table:table-cell office:value-type="float" office:value="86.844047" calcext:value-type="float">
            <text:p>86.844047</text:p>
          </table:table-cell>
          <table:table-cell office:value-type="float" office:value="-12.016672" calcext:value-type="float">
            <text:p>-12.016672</text:p>
          </table:table-cell>
          <table:table-cell office:value-type="float" office:value="98.013585" calcext:value-type="float">
            <text:p>98.013585</text:p>
          </table:table-cell>
          <table:table-cell office:value-type="float" office:value="-5.135714" calcext:value-type="float">
            <text:p>-5.135714</text:p>
          </table:table-cell>
          <table:table-cell office:value-type="float" office:value="94.353965" calcext:value-type="float">
            <text:p>94.353965</text:p>
          </table:table-cell>
          <table:table-cell office:value-type="float" office:value="-8.743788" calcext:value-type="float">
            <text:p>-8.74378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9.496218" calcext:value-type="float">
            <text:p>89.496218</text:p>
          </table:table-cell>
          <table:table-cell office:value-type="float" office:value="-10.179152" calcext:value-type="float">
            <text:p>-10.179152</text:p>
          </table:table-cell>
          <table:table-cell office:value-type="float" office:value="86.850844" calcext:value-type="float">
            <text:p>86.850844</text:p>
          </table:table-cell>
          <table:table-cell office:value-type="float" office:value="-12.260795" calcext:value-type="float">
            <text:p>-12.260795</text:p>
          </table:table-cell>
          <table:table-cell office:value-type="float" office:value="97.423691" calcext:value-type="float">
            <text:p>97.423691</text:p>
          </table:table-cell>
          <table:table-cell office:value-type="float" office:value="-5.493959" calcext:value-type="float">
            <text:p>-5.493959</text:p>
          </table:table-cell>
          <table:table-cell office:value-type="float" office:value="89.49635" calcext:value-type="float">
            <text:p>89.49635</text:p>
          </table:table-cell>
          <table:table-cell office:value-type="float" office:value="-10.179047" calcext:value-type="float">
            <text:p>-10.179047</text:p>
          </table:table-cell>
          <table:table-cell office:value-type="float" office:value="896" calcext:value-type="float">
            <text:p>896</text:p>
          </table:table-cell>
          <table:table-cell office:value-type="float" office:value="89.496218" calcext:value-type="float">
            <text:p>89.496218</text:p>
          </table:table-cell>
          <table:table-cell office:value-type="float" office:value="-10.179153" calcext:value-type="float">
            <text:p>-10.179153</text:p>
          </table:table-cell>
          <table:table-cell office:value-type="float" office:value="86.850845" calcext:value-type="float">
            <text:p>86.850845</text:p>
          </table:table-cell>
          <table:table-cell office:value-type="float" office:value="-12.025951" calcext:value-type="float">
            <text:p>-12.025951</text:p>
          </table:table-cell>
          <table:table-cell office:value-type="float" office:value="97.423692" calcext:value-type="float">
            <text:p>97.423692</text:p>
          </table:table-cell>
          <table:table-cell office:value-type="float" office:value="-5.497385" calcext:value-type="float">
            <text:p>-5.497385</text:p>
          </table:table-cell>
          <table:table-cell office:value-type="float" office:value="89.496351" calcext:value-type="float">
            <text:p>89.496351</text:p>
          </table:table-cell>
          <table:table-cell office:value-type="float" office:value="-10.179048" calcext:value-type="float">
            <text:p>-10.17904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92.373842" calcext:value-type="float">
            <text:p>92.373842</text:p>
          </table:table-cell>
          <table:table-cell office:value-type="float" office:value="-11.093812" calcext:value-type="float">
            <text:p>-11.093812</text:p>
          </table:table-cell>
          <table:table-cell office:value-type="float" office:value="86.860556" calcext:value-type="float">
            <text:p>86.860556</text:p>
          </table:table-cell>
          <table:table-cell office:value-type="float" office:value="-12.242841" calcext:value-type="float">
            <text:p>-12.242841</text:p>
          </table:table-cell>
          <table:table-cell office:value-type="float" office:value="97.079234" calcext:value-type="float">
            <text:p>97.079234</text:p>
          </table:table-cell>
          <table:table-cell office:value-type="float" office:value="-5.869251" calcext:value-type="float">
            <text:p>-5.869251</text:p>
          </table:table-cell>
          <table:table-cell office:value-type="float" office:value="92.373572" calcext:value-type="float">
            <text:p>92.373572</text:p>
          </table:table-cell>
          <table:table-cell office:value-type="float" office:value="-11.093829" calcext:value-type="float">
            <text:p>-11.093829</text:p>
          </table:table-cell>
          <table:table-cell office:value-type="float" office:value="897" calcext:value-type="float">
            <text:p>897</text:p>
          </table:table-cell>
          <table:table-cell office:value-type="float" office:value="92.373843" calcext:value-type="float">
            <text:p>92.373843</text:p>
          </table:table-cell>
          <table:table-cell office:value-type="float" office:value="-11.093812" calcext:value-type="float">
            <text:p>-11.093812</text:p>
          </table:table-cell>
          <table:table-cell office:value-type="float" office:value="86.860557" calcext:value-type="float">
            <text:p>86.860557</text:p>
          </table:table-cell>
          <table:table-cell office:value-type="float" office:value="-12.007997" calcext:value-type="float">
            <text:p>-12.007997</text:p>
          </table:table-cell>
          <table:table-cell office:value-type="float" office:value="97.079234" calcext:value-type="float">
            <text:p>97.079234</text:p>
          </table:table-cell>
          <table:table-cell office:value-type="float" office:value="-5.872437" calcext:value-type="float">
            <text:p>-5.872437</text:p>
          </table:table-cell>
          <table:table-cell office:value-type="float" office:value="92.373572" calcext:value-type="float">
            <text:p>92.373572</text:p>
          </table:table-cell>
          <table:table-cell office:value-type="float" office:value="-11.09383" calcext:value-type="float">
            <text:p>-11.0938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3.208111" calcext:value-type="float">
            <text:p>93.208111</text:p>
          </table:table-cell>
          <table:table-cell office:value-type="float" office:value="-8.283791" calcext:value-type="float">
            <text:p>-8.283791</text:p>
          </table:table-cell>
          <table:table-cell office:value-type="float" office:value="86.874529" calcext:value-type="float">
            <text:p>86.874529</text:p>
          </table:table-cell>
          <table:table-cell office:value-type="float" office:value="-12.221124" calcext:value-type="float">
            <text:p>-12.221124</text:p>
          </table:table-cell>
          <table:table-cell office:value-type="float" office:value="96.82125" calcext:value-type="float">
            <text:p>96.82125</text:p>
          </table:table-cell>
          <table:table-cell office:value-type="float" office:value="-6.018072" calcext:value-type="float">
            <text:p>-6.018072</text:p>
          </table:table-cell>
          <table:table-cell office:value-type="float" office:value="93.208182" calcext:value-type="float">
            <text:p>93.208182</text:p>
          </table:table-cell>
          <table:table-cell office:value-type="float" office:value="-8.283921" calcext:value-type="float">
            <text:p>-8.283921</text:p>
          </table:table-cell>
          <table:table-cell office:value-type="float" office:value="898" calcext:value-type="float">
            <text:p>898</text:p>
          </table:table-cell>
          <table:table-cell office:value-type="float" office:value="93.208111" calcext:value-type="float">
            <text:p>93.208111</text:p>
          </table:table-cell>
          <table:table-cell office:value-type="float" office:value="-8.283792" calcext:value-type="float">
            <text:p>-8.283792</text:p>
          </table:table-cell>
          <table:table-cell office:value-type="float" office:value="86.87453" calcext:value-type="float">
            <text:p>86.87453</text:p>
          </table:table-cell>
          <table:table-cell office:value-type="float" office:value="-11.98628" calcext:value-type="float">
            <text:p>-11.98628</text:p>
          </table:table-cell>
          <table:table-cell office:value-type="float" office:value="96.82125" calcext:value-type="float">
            <text:p>96.82125</text:p>
          </table:table-cell>
          <table:table-cell office:value-type="float" office:value="-6.021035" calcext:value-type="float">
            <text:p>-6.021035</text:p>
          </table:table-cell>
          <table:table-cell office:value-type="float" office:value="93.208183" calcext:value-type="float">
            <text:p>93.208183</text:p>
          </table:table-cell>
          <table:table-cell office:value-type="float" office:value="-8.283922" calcext:value-type="float">
            <text:p>-8.28392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0.610051" calcext:value-type="float">
            <text:p>90.610051</text:p>
          </table:table-cell>
          <table:table-cell office:value-type="float" office:value="-4.721986" calcext:value-type="float">
            <text:p>-4.721986</text:p>
          </table:table-cell>
          <table:table-cell office:value-type="float" office:value="86.890739" calcext:value-type="float">
            <text:p>86.890739</text:p>
          </table:table-cell>
          <table:table-cell office:value-type="float" office:value="-12.204902" calcext:value-type="float">
            <text:p>-12.204902</text:p>
          </table:table-cell>
          <table:table-cell office:value-type="float" office:value="96.401541" calcext:value-type="float">
            <text:p>96.401541</text:p>
          </table:table-cell>
          <table:table-cell office:value-type="float" office:value="-5.91226" calcext:value-type="float">
            <text:p>-5.91226</text:p>
          </table:table-cell>
          <table:table-cell office:value-type="float" office:value="90.61017" calcext:value-type="float">
            <text:p>90.61017</text:p>
          </table:table-cell>
          <table:table-cell office:value-type="float" office:value="-4.722012" calcext:value-type="float">
            <text:p>-4.722012</text:p>
          </table:table-cell>
          <table:table-cell office:value-type="float" office:value="899" calcext:value-type="float">
            <text:p>899</text:p>
          </table:table-cell>
          <table:table-cell office:value-type="float" office:value="90.610051" calcext:value-type="float">
            <text:p>90.610051</text:p>
          </table:table-cell>
          <table:table-cell office:value-type="float" office:value="-4.721986" calcext:value-type="float">
            <text:p>-4.721986</text:p>
          </table:table-cell>
          <table:table-cell office:value-type="float" office:value="86.890739" calcext:value-type="float">
            <text:p>86.890739</text:p>
          </table:table-cell>
          <table:table-cell office:value-type="float" office:value="-12.002501" calcext:value-type="float">
            <text:p>-12.002501</text:p>
          </table:table-cell>
          <table:table-cell office:value-type="float" office:value="96.401541" calcext:value-type="float">
            <text:p>96.401541</text:p>
          </table:table-cell>
          <table:table-cell office:value-type="float" office:value="-5.945187" calcext:value-type="float">
            <text:p>-5.945187</text:p>
          </table:table-cell>
          <table:table-cell office:value-type="float" office:value="90.610171" calcext:value-type="float">
            <text:p>90.610171</text:p>
          </table:table-cell>
          <table:table-cell office:value-type="float" office:value="-4.722014" calcext:value-type="float">
            <text:p>-4.7220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88.47042" calcext:value-type="float">
            <text:p>88.47042</text:p>
          </table:table-cell>
          <table:table-cell office:value-type="float" office:value="-12.155402" calcext:value-type="float">
            <text:p>-12.155402</text:p>
          </table:table-cell>
          <table:table-cell office:value-type="float" office:value="86.907493" calcext:value-type="float">
            <text:p>86.907493</text:p>
          </table:table-cell>
          <table:table-cell office:value-type="float" office:value="-12.227942" calcext:value-type="float">
            <text:p>-12.227942</text:p>
          </table:table-cell>
          <table:table-cell office:value-type="float" office:value="95.861944" calcext:value-type="float">
            <text:p>95.861944</text:p>
          </table:table-cell>
          <table:table-cell office:value-type="float" office:value="-6.370707" calcext:value-type="float">
            <text:p>-6.370707</text:p>
          </table:table-cell>
          <table:table-cell office:value-type="float" office:value="88.470404" calcext:value-type="float">
            <text:p>88.470404</text:p>
          </table:table-cell>
          <table:table-cell office:value-type="float" office:value="-12.155022" calcext:value-type="float">
            <text:p>-12.155022</text:p>
          </table:table-cell>
          <table:table-cell office:value-type="float" office:value="900" calcext:value-type="float">
            <text:p>900</text:p>
          </table:table-cell>
          <table:table-cell office:value-type="float" office:value="88.470421" calcext:value-type="float">
            <text:p>88.470421</text:p>
          </table:table-cell>
          <table:table-cell office:value-type="float" office:value="-12.155403" calcext:value-type="float">
            <text:p>-12.155403</text:p>
          </table:table-cell>
          <table:table-cell office:value-type="float" office:value="86.907494" calcext:value-type="float">
            <text:p>86.907494</text:p>
          </table:table-cell>
          <table:table-cell office:value-type="float" office:value="-12.025541" calcext:value-type="float">
            <text:p>-12.025541</text:p>
          </table:table-cell>
          <table:table-cell office:value-type="float" office:value="95.861945" calcext:value-type="float">
            <text:p>95.861945</text:p>
          </table:table-cell>
          <table:table-cell office:value-type="float" office:value="-6.401329" calcext:value-type="float">
            <text:p>-6.401329</text:p>
          </table:table-cell>
          <table:table-cell office:value-type="float" office:value="88.470405" calcext:value-type="float">
            <text:p>88.470405</text:p>
          </table:table-cell>
          <table:table-cell office:value-type="float" office:value="-12.155022" calcext:value-type="float">
            <text:p>-12.15502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6.706376" calcext:value-type="float">
            <text:p>86.706376</text:p>
          </table:table-cell>
          <table:table-cell office:value-type="float" office:value="-18.549272" calcext:value-type="float">
            <text:p>-18.549272</text:p>
          </table:table-cell>
          <table:table-cell office:value-type="float" office:value="86.923181" calcext:value-type="float">
            <text:p>86.923181</text:p>
          </table:table-cell>
          <table:table-cell office:value-type="float" office:value="-12.24983" calcext:value-type="float">
            <text:p>-12.24983</text:p>
          </table:table-cell>
          <table:table-cell office:value-type="float" office:value="95.235644" calcext:value-type="float">
            <text:p>95.235644</text:p>
          </table:table-cell>
          <table:table-cell office:value-type="float" office:value="-7.243562" calcext:value-type="float">
            <text:p>-7.243562</text:p>
          </table:table-cell>
          <table:table-cell office:value-type="float" office:value="86.706363" calcext:value-type="float">
            <text:p>86.706363</text:p>
          </table:table-cell>
          <table:table-cell office:value-type="float" office:value="-18.549308" calcext:value-type="float">
            <text:p>-18.549308</text:p>
          </table:table-cell>
          <table:table-cell office:value-type="float" office:value="901" calcext:value-type="float">
            <text:p>901</text:p>
          </table:table-cell>
          <table:table-cell office:value-type="float" office:value="86.706376" calcext:value-type="float">
            <text:p>86.706376</text:p>
          </table:table-cell>
          <table:table-cell office:value-type="float" office:value="-18.549272" calcext:value-type="float">
            <text:p>-18.549272</text:p>
          </table:table-cell>
          <table:table-cell office:value-type="float" office:value="86.923181" calcext:value-type="float">
            <text:p>86.923181</text:p>
          </table:table-cell>
          <table:table-cell office:value-type="float" office:value="-12.047429" calcext:value-type="float">
            <text:p>-12.047429</text:p>
          </table:table-cell>
          <table:table-cell office:value-type="float" office:value="95.235644" calcext:value-type="float">
            <text:p>95.235644</text:p>
          </table:table-cell>
          <table:table-cell office:value-type="float" office:value="-7.272041" calcext:value-type="float">
            <text:p>-7.272041</text:p>
          </table:table-cell>
          <table:table-cell office:value-type="float" office:value="86.706363" calcext:value-type="float">
            <text:p>86.706363</text:p>
          </table:table-cell>
          <table:table-cell office:value-type="float" office:value="-18.549308" calcext:value-type="float">
            <text:p>-18.54930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0.094574" calcext:value-type="float">
            <text:p>90.094574</text:p>
          </table:table-cell>
          <table:table-cell office:value-type="float" office:value="-19.602914" calcext:value-type="float">
            <text:p>-19.602914</text:p>
          </table:table-cell>
          <table:table-cell office:value-type="float" office:value="86.937085" calcext:value-type="float">
            <text:p>86.937085</text:p>
          </table:table-cell>
          <table:table-cell office:value-type="float" office:value="-12.230328" calcext:value-type="float">
            <text:p>-12.230328</text:p>
          </table:table-cell>
          <table:table-cell office:value-type="float" office:value="94.8887" calcext:value-type="float">
            <text:p>94.8887</text:p>
          </table:table-cell>
          <table:table-cell office:value-type="float" office:value="-8.09058" calcext:value-type="float">
            <text:p>-8.09058</text:p>
          </table:table-cell>
          <table:table-cell office:value-type="float" office:value="90.094396" calcext:value-type="float">
            <text:p>90.094396</text:p>
          </table:table-cell>
          <table:table-cell office:value-type="float" office:value="-19.603097" calcext:value-type="float">
            <text:p>-19.603097</text:p>
          </table:table-cell>
          <table:table-cell office:value-type="float" office:value="902" calcext:value-type="float">
            <text:p>902</text:p>
          </table:table-cell>
          <table:table-cell office:value-type="float" office:value="90.094574" calcext:value-type="float">
            <text:p>90.094574</text:p>
          </table:table-cell>
          <table:table-cell office:value-type="float" office:value="-19.602914" calcext:value-type="float">
            <text:p>-19.602914</text:p>
          </table:table-cell>
          <table:table-cell office:value-type="float" office:value="86.937085" calcext:value-type="float">
            <text:p>86.937085</text:p>
          </table:table-cell>
          <table:table-cell office:value-type="float" office:value="-12.066931" calcext:value-type="float">
            <text:p>-12.066931</text:p>
          </table:table-cell>
          <table:table-cell office:value-type="float" office:value="94.8887" calcext:value-type="float">
            <text:p>94.8887</text:p>
          </table:table-cell>
          <table:table-cell office:value-type="float" office:value="-8.153339" calcext:value-type="float">
            <text:p>-8.153339</text:p>
          </table:table-cell>
          <table:table-cell office:value-type="float" office:value="90.094396" calcext:value-type="float">
            <text:p>90.094396</text:p>
          </table:table-cell>
          <table:table-cell office:value-type="float" office:value="-19.603099" calcext:value-type="float">
            <text:p>-19.60309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7.520016" calcext:value-type="float">
            <text:p>87.520016</text:p>
          </table:table-cell>
          <table:table-cell office:value-type="float" office:value="-21.075615" calcext:value-type="float">
            <text:p>-21.075615</text:p>
          </table:table-cell>
          <table:table-cell office:value-type="float" office:value="86.948611" calcext:value-type="float">
            <text:p>86.948611</text:p>
          </table:table-cell>
          <table:table-cell office:value-type="float" office:value="-12.24924" calcext:value-type="float">
            <text:p>-12.24924</text:p>
          </table:table-cell>
          <table:table-cell office:value-type="float" office:value="94.383611" calcext:value-type="float">
            <text:p>94.383611</text:p>
          </table:table-cell>
          <table:table-cell office:value-type="float" office:value="-9.01712" calcext:value-type="float">
            <text:p>-9.01712</text:p>
          </table:table-cell>
          <table:table-cell office:value-type="float" office:value="87.520221" calcext:value-type="float">
            <text:p>87.520221</text:p>
          </table:table-cell>
          <table:table-cell office:value-type="float" office:value="-21.075602" calcext:value-type="float">
            <text:p>-21.075602</text:p>
          </table:table-cell>
          <table:table-cell office:value-type="float" office:value="903" calcext:value-type="float">
            <text:p>903</text:p>
          </table:table-cell>
          <table:table-cell office:value-type="float" office:value="87.520017" calcext:value-type="float">
            <text:p>87.520017</text:p>
          </table:table-cell>
          <table:table-cell office:value-type="float" office:value="-21.075616" calcext:value-type="float">
            <text:p>-21.075616</text:p>
          </table:table-cell>
          <table:table-cell office:value-type="float" office:value="86.948612" calcext:value-type="float">
            <text:p>86.948612</text:p>
          </table:table-cell>
          <table:table-cell office:value-type="float" office:value="-12.085843" calcext:value-type="float">
            <text:p>-12.085843</text:p>
          </table:table-cell>
          <table:table-cell office:value-type="float" office:value="94.383612" calcext:value-type="float">
            <text:p>94.383612</text:p>
          </table:table-cell>
          <table:table-cell office:value-type="float" office:value="-9.075487" calcext:value-type="float">
            <text:p>-9.075487</text:p>
          </table:table-cell>
          <table:table-cell office:value-type="float" office:value="87.520222" calcext:value-type="float">
            <text:p>87.520222</text:p>
          </table:table-cell>
          <table:table-cell office:value-type="float" office:value="-21.075601" calcext:value-type="float">
            <text:p>-21.075601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2.476857" calcext:value-type="float">
            <text:p>92.476857</text:p>
          </table:table-cell>
          <table:table-cell office:value-type="float" office:value="-15.276872" calcext:value-type="float">
            <text:p>-15.276872</text:p>
          </table:table-cell>
          <table:table-cell office:value-type="float" office:value="86.958026" calcext:value-type="float">
            <text:p>86.958026</text:p>
          </table:table-cell>
          <table:table-cell office:value-type="float" office:value="-12.230688" calcext:value-type="float">
            <text:p>-12.230688</text:p>
          </table:table-cell>
          <table:table-cell office:value-type="float" office:value="94.258894" calcext:value-type="float">
            <text:p>94.258894</text:p>
          </table:table-cell>
          <table:table-cell office:value-type="float" office:value="-9.438049" calcext:value-type="float">
            <text:p>-9.438049</text:p>
          </table:table-cell>
          <table:table-cell office:value-type="float" office:value="92.476598" calcext:value-type="float">
            <text:p>92.476598</text:p>
          </table:table-cell>
          <table:table-cell office:value-type="float" office:value="-15.27712" calcext:value-type="float">
            <text:p>-15.27712</text:p>
          </table:table-cell>
          <table:table-cell office:value-type="float" office:value="904" calcext:value-type="float">
            <text:p>904</text:p>
          </table:table-cell>
          <table:table-cell office:value-type="float" office:value="92.476857" calcext:value-type="float">
            <text:p>92.476857</text:p>
          </table:table-cell>
          <table:table-cell office:value-type="float" office:value="-15.276872" calcext:value-type="float">
            <text:p>-15.276872</text:p>
          </table:table-cell>
          <table:table-cell office:value-type="float" office:value="86.958026" calcext:value-type="float">
            <text:p>86.958026</text:p>
          </table:table-cell>
          <table:table-cell office:value-type="float" office:value="-12.067291" calcext:value-type="float">
            <text:p>-12.067291</text:p>
          </table:table-cell>
          <table:table-cell office:value-type="float" office:value="94.258894" calcext:value-type="float">
            <text:p>94.258894</text:p>
          </table:table-cell>
          <table:table-cell office:value-type="float" office:value="-9.49233" calcext:value-type="float">
            <text:p>-9.49233</text:p>
          </table:table-cell>
          <table:table-cell office:value-type="float" office:value="92.476598" calcext:value-type="float">
            <text:p>92.476598</text:p>
          </table:table-cell>
          <table:table-cell office:value-type="float" office:value="-15.277121" calcext:value-type="float">
            <text:p>-15.277121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98.093901" calcext:value-type="float">
            <text:p>98.093901</text:p>
          </table:table-cell>
          <table:table-cell office:value-type="float" office:value="-15.115961" calcext:value-type="float">
            <text:p>-15.115961</text:p>
          </table:table-cell>
          <table:table-cell office:value-type="float" office:value="86.963854" calcext:value-type="float">
            <text:p>86.963854</text:p>
          </table:table-cell>
          <table:table-cell office:value-type="float" office:value="-12.21233" calcext:value-type="float">
            <text:p>-12.21233</text:p>
          </table:table-cell>
          <table:table-cell office:value-type="float" office:value="94.532764" calcext:value-type="float">
            <text:p>94.532764</text:p>
          </table:table-cell>
          <table:table-cell office:value-type="float" office:value="-9.81843" calcext:value-type="float">
            <text:p>-9.81843</text:p>
          </table:table-cell>
          <table:table-cell office:value-type="float" office:value="98.093878" calcext:value-type="float">
            <text:p>98.093878</text:p>
          </table:table-cell>
          <table:table-cell office:value-type="float" office:value="-15.115768" calcext:value-type="float">
            <text:p>-15.115768</text:p>
          </table:table-cell>
          <table:table-cell office:value-type="float" office:value="905" calcext:value-type="float">
            <text:p>905</text:p>
          </table:table-cell>
          <table:table-cell office:value-type="float" office:value="98.093901" calcext:value-type="float">
            <text:p>98.093901</text:p>
          </table:table-cell>
          <table:table-cell office:value-type="float" office:value="-15.115962" calcext:value-type="float">
            <text:p>-15.115962</text:p>
          </table:table-cell>
          <table:table-cell office:value-type="float" office:value="86.963854" calcext:value-type="float">
            <text:p>86.963854</text:p>
          </table:table-cell>
          <table:table-cell office:value-type="float" office:value="-12.048933" calcext:value-type="float">
            <text:p>-12.048933</text:p>
          </table:table-cell>
          <table:table-cell office:value-type="float" office:value="94.532765" calcext:value-type="float">
            <text:p>94.532765</text:p>
          </table:table-cell>
          <table:table-cell office:value-type="float" office:value="-9.868911" calcext:value-type="float">
            <text:p>-9.868911</text:p>
          </table:table-cell>
          <table:table-cell office:value-type="float" office:value="98.093878" calcext:value-type="float">
            <text:p>98.093878</text:p>
          </table:table-cell>
          <table:table-cell office:value-type="float" office:value="-15.115769" calcext:value-type="float">
            <text:p>-15.115769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00.735625" calcext:value-type="float">
            <text:p>100.735625</text:p>
          </table:table-cell>
          <table:table-cell office:value-type="float" office:value="-7.517059" calcext:value-type="float">
            <text:p>-7.517059</text:p>
          </table:table-cell>
          <table:table-cell office:value-type="float" office:value="86.965058" calcext:value-type="float">
            <text:p>86.965058</text:p>
          </table:table-cell>
          <table:table-cell office:value-type="float" office:value="-12.194871" calcext:value-type="float">
            <text:p>-12.194871</text:p>
          </table:table-cell>
          <table:table-cell office:value-type="float" office:value="94.968084" calcext:value-type="float">
            <text:p>94.968084</text:p>
          </table:table-cell>
          <table:table-cell office:value-type="float" office:value="-9.641097" calcext:value-type="float">
            <text:p>-9.641097</text:p>
          </table:table-cell>
          <table:table-cell office:value-type="float" office:value="100.735726" calcext:value-type="float">
            <text:p>100.735726</text:p>
          </table:table-cell>
          <table:table-cell office:value-type="float" office:value="-7.517313" calcext:value-type="float">
            <text:p>-7.517313</text:p>
          </table:table-cell>
          <table:table-cell office:value-type="float" office:value="906" calcext:value-type="float">
            <text:p>906</text:p>
          </table:table-cell>
          <table:table-cell office:value-type="float" office:value="100.735625" calcext:value-type="float">
            <text:p>100.735625</text:p>
          </table:table-cell>
          <table:table-cell office:value-type="float" office:value="-7.517059" calcext:value-type="float">
            <text:p>-7.517059</text:p>
          </table:table-cell>
          <table:table-cell office:value-type="float" office:value="86.965058" calcext:value-type="float">
            <text:p>86.965058</text:p>
          </table:table-cell>
          <table:table-cell office:value-type="float" office:value="-12.031473" calcext:value-type="float">
            <text:p>-12.031473</text:p>
          </table:table-cell>
          <table:table-cell office:value-type="float" office:value="94.968085" calcext:value-type="float">
            <text:p>94.968085</text:p>
          </table:table-cell>
          <table:table-cell office:value-type="float" office:value="-9.688045" calcext:value-type="float">
            <text:p>-9.688045</text:p>
          </table:table-cell>
          <table:table-cell office:value-type="float" office:value="100.735727" calcext:value-type="float">
            <text:p>100.735727</text:p>
          </table:table-cell>
          <table:table-cell office:value-type="float" office:value="-7.517314" calcext:value-type="float">
            <text:p>-7.517314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04.915394" calcext:value-type="float">
            <text:p>104.915394</text:p>
          </table:table-cell>
          <table:table-cell office:value-type="float" office:value="1.292143" calcext:value-type="float">
            <text:p>1.292143</text:p>
          </table:table-cell>
          <table:table-cell office:value-type="float" office:value="86.959159" calcext:value-type="float">
            <text:p>86.959159</text:p>
          </table:table-cell>
          <table:table-cell office:value-type="float" office:value="-12.18323" calcext:value-type="float">
            <text:p>-12.18323</text:p>
          </table:table-cell>
          <table:table-cell office:value-type="float" office:value="95.65891" calcext:value-type="float">
            <text:p>95.65891</text:p>
          </table:table-cell>
          <table:table-cell office:value-type="float" office:value="-8.864945" calcext:value-type="float">
            <text:p>-8.864945</text:p>
          </table:table-cell>
          <table:table-cell office:value-type="float" office:value="104.915342" calcext:value-type="float">
            <text:p>104.915342</text:p>
          </table:table-cell>
          <table:table-cell office:value-type="float" office:value="1.292102" calcext:value-type="float">
            <text:p>1.292102</text:p>
          </table:table-cell>
          <table:table-cell office:value-type="float" office:value="907" calcext:value-type="float">
            <text:p>907</text:p>
          </table:table-cell>
          <table:table-cell office:value-type="float" office:value="104.915395" calcext:value-type="float">
            <text:p>104.915395</text:p>
          </table:table-cell>
          <table:table-cell office:value-type="float" office:value="1.292144" calcext:value-type="float">
            <text:p>1.292144</text:p>
          </table:table-cell>
          <table:table-cell office:value-type="float" office:value="86.959159" calcext:value-type="float">
            <text:p>86.959159</text:p>
          </table:table-cell>
          <table:table-cell office:value-type="float" office:value="-12.019833" calcext:value-type="float">
            <text:p>-12.019833</text:p>
          </table:table-cell>
          <table:table-cell office:value-type="float" office:value="95.658911" calcext:value-type="float">
            <text:p>95.658911</text:p>
          </table:table-cell>
          <table:table-cell office:value-type="float" office:value="-8.908606" calcext:value-type="float">
            <text:p>-8.908606</text:p>
          </table:table-cell>
          <table:table-cell office:value-type="float" office:value="104.915342" calcext:value-type="float">
            <text:p>104.915342</text:p>
          </table:table-cell>
          <table:table-cell office:value-type="float" office:value="1.292102" calcext:value-type="float">
            <text:p>1.29210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07.099864" calcext:value-type="float">
            <text:p>107.099864</text:p>
          </table:table-cell>
          <table:table-cell office:value-type="float" office:value="2.736487" calcext:value-type="float">
            <text:p>2.736487</text:p>
          </table:table-cell>
          <table:table-cell office:value-type="float" office:value="86.944682" calcext:value-type="float">
            <text:p>86.944682</text:p>
          </table:table-cell>
          <table:table-cell office:value-type="float" office:value="-12.182805" calcext:value-type="float">
            <text:p>-12.182805</text:p>
          </table:table-cell>
          <table:table-cell office:value-type="float" office:value="96.446313" calcext:value-type="float">
            <text:p>96.446313</text:p>
          </table:table-cell>
          <table:table-cell office:value-type="float" office:value="-8.052449" calcext:value-type="float">
            <text:p>-8.052449</text:p>
          </table:table-cell>
          <table:table-cell office:value-type="float" office:value="107.099932" calcext:value-type="float">
            <text:p>107.099932</text:p>
          </table:table-cell>
          <table:table-cell office:value-type="float" office:value="2.736737" calcext:value-type="float">
            <text:p>2.736737</text:p>
          </table:table-cell>
          <table:table-cell office:value-type="float" office:value="908" calcext:value-type="float">
            <text:p>908</text:p>
          </table:table-cell>
          <table:table-cell office:value-type="float" office:value="107.099865" calcext:value-type="float">
            <text:p>107.099865</text:p>
          </table:table-cell>
          <table:table-cell office:value-type="float" office:value="2.736488" calcext:value-type="float">
            <text:p>2.736488</text:p>
          </table:table-cell>
          <table:table-cell office:value-type="float" office:value="86.944682" calcext:value-type="float">
            <text:p>86.944682</text:p>
          </table:table-cell>
          <table:table-cell office:value-type="float" office:value="-12.019407" calcext:value-type="float">
            <text:p>-12.019407</text:p>
          </table:table-cell>
          <table:table-cell office:value-type="float" office:value="96.446314" calcext:value-type="float">
            <text:p>96.446314</text:p>
          </table:table-cell>
          <table:table-cell office:value-type="float" office:value="-8.093054" calcext:value-type="float">
            <text:p>-8.093054</text:p>
          </table:table-cell>
          <table:table-cell office:value-type="float" office:value="107.099932" calcext:value-type="float">
            <text:p>107.099932</text:p>
          </table:table-cell>
          <table:table-cell office:value-type="float" office:value="2.736738" calcext:value-type="float">
            <text:p>2.73673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09.867562" calcext:value-type="float">
            <text:p>109.867562</text:p>
          </table:table-cell>
          <table:table-cell office:value-type="float" office:value="-0.461374" calcext:value-type="float">
            <text:p>-0.461374</text:p>
          </table:table-cell>
          <table:table-cell office:value-type="float" office:value="86.929587" calcext:value-type="float">
            <text:p>86.929587</text:p>
          </table:table-cell>
          <table:table-cell office:value-type="float" office:value="-12.202581" calcext:value-type="float">
            <text:p>-12.202581</text:p>
          </table:table-cell>
          <table:table-cell office:value-type="float" office:value="97.371763" calcext:value-type="float">
            <text:p>97.371763</text:p>
          </table:table-cell>
          <table:table-cell office:value-type="float" office:value="-7.539466" calcext:value-type="float">
            <text:p>-7.539466</text:p>
          </table:table-cell>
          <table:table-cell office:value-type="float" office:value="109.867542" calcext:value-type="float">
            <text:p>109.867542</text:p>
          </table:table-cell>
          <table:table-cell office:value-type="float" office:value="-0.461217" calcext:value-type="float">
            <text:p>-0.461217</text:p>
          </table:table-cell>
          <table:table-cell office:value-type="float" office:value="909" calcext:value-type="float">
            <text:p>909</text:p>
          </table:table-cell>
          <table:table-cell office:value-type="float" office:value="109.867562" calcext:value-type="float">
            <text:p>109.867562</text:p>
          </table:table-cell>
          <table:table-cell office:value-type="float" office:value="-0.461374" calcext:value-type="float">
            <text:p>-0.461374</text:p>
          </table:table-cell>
          <table:table-cell office:value-type="float" office:value="86.929588" calcext:value-type="float">
            <text:p>86.929588</text:p>
          </table:table-cell>
          <table:table-cell office:value-type="float" office:value="-12.039184" calcext:value-type="float">
            <text:p>-12.039184</text:p>
          </table:table-cell>
          <table:table-cell office:value-type="float" office:value="97.371764" calcext:value-type="float">
            <text:p>97.371764</text:p>
          </table:table-cell>
          <table:table-cell office:value-type="float" office:value="-7.577228" calcext:value-type="float">
            <text:p>-7.577228</text:p>
          </table:table-cell>
          <table:table-cell office:value-type="float" office:value="109.867542" calcext:value-type="float">
            <text:p>109.867542</text:p>
          </table:table-cell>
          <table:table-cell office:value-type="float" office:value="-0.461217" calcext:value-type="float">
            <text:p>-0.461217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02.698169" calcext:value-type="float">
            <text:p>102.698169</text:p>
          </table:table-cell>
          <table:table-cell office:value-type="float" office:value="-7.750195" calcext:value-type="float">
            <text:p>-7.750195</text:p>
          </table:table-cell>
          <table:table-cell office:value-type="float" office:value="86.90781" calcext:value-type="float">
            <text:p>86.90781</text:p>
          </table:table-cell>
          <table:table-cell office:value-type="float" office:value="-12.208258" calcext:value-type="float">
            <text:p>-12.208258</text:p>
          </table:table-cell>
          <table:table-cell office:value-type="float" office:value="97.724358" calcext:value-type="float">
            <text:p>97.724358</text:p>
          </table:table-cell>
          <table:table-cell office:value-type="float" office:value="-7.559496" calcext:value-type="float">
            <text:p>-7.559496</text:p>
          </table:table-cell>
          <table:table-cell office:value-type="float" office:value="102.698505" calcext:value-type="float">
            <text:p>102.698505</text:p>
          </table:table-cell>
          <table:table-cell office:value-type="float" office:value="-7.750056" calcext:value-type="float">
            <text:p>-7.750056</text:p>
          </table:table-cell>
          <table:table-cell office:value-type="float" office:value="910" calcext:value-type="float">
            <text:p>910</text:p>
          </table:table-cell>
          <table:table-cell office:value-type="float" office:value="102.69817" calcext:value-type="float">
            <text:p>102.69817</text:p>
          </table:table-cell>
          <table:table-cell office:value-type="float" office:value="-7.750195" calcext:value-type="float">
            <text:p>-7.750195</text:p>
          </table:table-cell>
          <table:table-cell office:value-type="float" office:value="86.90781" calcext:value-type="float">
            <text:p>86.90781</text:p>
          </table:table-cell>
          <table:table-cell office:value-type="float" office:value="-12.04486" calcext:value-type="float">
            <text:p>-12.04486</text:p>
          </table:table-cell>
          <table:table-cell office:value-type="float" office:value="97.724359" calcext:value-type="float">
            <text:p>97.724359</text:p>
          </table:table-cell>
          <table:table-cell office:value-type="float" office:value="-7.594615" calcext:value-type="float">
            <text:p>-7.594615</text:p>
          </table:table-cell>
          <table:table-cell office:value-type="float" office:value="102.698506" calcext:value-type="float">
            <text:p>102.698506</text:p>
          </table:table-cell>
          <table:table-cell office:value-type="float" office:value="-7.750056" calcext:value-type="float">
            <text:p>-7.750056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3.832353" calcext:value-type="float">
            <text:p>83.832353</text:p>
          </table:table-cell>
          <table:table-cell office:value-type="float" office:value="-12.690716" calcext:value-type="float">
            <text:p>-12.690716</text:p>
          </table:table-cell>
          <table:table-cell office:value-type="float" office:value="86.882201" calcext:value-type="float">
            <text:p>86.882201</text:p>
          </table:table-cell>
          <table:table-cell office:value-type="float" office:value="-12.170279" calcext:value-type="float">
            <text:p>-12.170279</text:p>
          </table:table-cell>
          <table:table-cell office:value-type="float" office:value="96.728101" calcext:value-type="float">
            <text:p>96.728101</text:p>
          </table:table-cell>
          <table:table-cell office:value-type="float" office:value="-7.883361" calcext:value-type="float">
            <text:p>-7.883361</text:p>
          </table:table-cell>
          <table:table-cell office:value-type="float" office:value="83.832747" calcext:value-type="float">
            <text:p>83.832747</text:p>
          </table:table-cell>
          <table:table-cell office:value-type="float" office:value="-12.690794" calcext:value-type="float">
            <text:p>-12.690794</text:p>
          </table:table-cell>
          <table:table-cell office:value-type="float" office:value="911" calcext:value-type="float">
            <text:p>911</text:p>
          </table:table-cell>
          <table:table-cell office:value-type="float" office:value="83.832353" calcext:value-type="float">
            <text:p>83.832353</text:p>
          </table:table-cell>
          <table:table-cell office:value-type="float" office:value="-12.690716" calcext:value-type="float">
            <text:p>-12.690716</text:p>
          </table:table-cell>
          <table:table-cell office:value-type="float" office:value="86.882201" calcext:value-type="float">
            <text:p>86.882201</text:p>
          </table:table-cell>
          <table:table-cell office:value-type="float" office:value="-12.006881" calcext:value-type="float">
            <text:p>-12.006881</text:p>
          </table:table-cell>
          <table:table-cell office:value-type="float" office:value="96.728102" calcext:value-type="float">
            <text:p>96.728102</text:p>
          </table:table-cell>
          <table:table-cell office:value-type="float" office:value="-7.916022" calcext:value-type="float">
            <text:p>-7.916022</text:p>
          </table:table-cell>
          <table:table-cell office:value-type="float" office:value="83.832748" calcext:value-type="float">
            <text:p>83.832748</text:p>
          </table:table-cell>
          <table:table-cell office:value-type="float" office:value="-12.690794" calcext:value-type="float">
            <text:p>-12.690794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9.473187" calcext:value-type="float">
            <text:p>79.473187</text:p>
          </table:table-cell>
          <table:table-cell office:value-type="float" office:value="-14.141658" calcext:value-type="float">
            <text:p>-14.141658</text:p>
          </table:table-cell>
          <table:table-cell office:value-type="float" office:value="86.869724" calcext:value-type="float">
            <text:p>86.869724</text:p>
          </table:table-cell>
          <table:table-cell office:value-type="float" office:value="-12.154979" calcext:value-type="float">
            <text:p>-12.154979</text:p>
          </table:table-cell>
          <table:table-cell office:value-type="float" office:value="95.508654" calcext:value-type="float">
            <text:p>95.508654</text:p>
          </table:table-cell>
          <table:table-cell office:value-type="float" office:value="-8.307213" calcext:value-type="float">
            <text:p>-8.307213</text:p>
          </table:table-cell>
          <table:table-cell office:value-type="float" office:value="79.472699" calcext:value-type="float">
            <text:p>79.472699</text:p>
          </table:table-cell>
          <table:table-cell office:value-type="float" office:value="-14.141776" calcext:value-type="float">
            <text:p>-14.141776</text:p>
          </table:table-cell>
          <table:table-cell office:value-type="float" office:value="912" calcext:value-type="float">
            <text:p>912</text:p>
          </table:table-cell>
          <table:table-cell office:value-type="float" office:value="79.473188" calcext:value-type="float">
            <text:p>79.473188</text:p>
          </table:table-cell>
          <table:table-cell office:value-type="float" office:value="-14.141658" calcext:value-type="float">
            <text:p>-14.141658</text:p>
          </table:table-cell>
          <table:table-cell office:value-type="float" office:value="86.869724" calcext:value-type="float">
            <text:p>86.869724</text:p>
          </table:table-cell>
          <table:table-cell office:value-type="float" office:value="-11.991582" calcext:value-type="float">
            <text:p>-11.991582</text:p>
          </table:table-cell>
          <table:table-cell office:value-type="float" office:value="95.508654" calcext:value-type="float">
            <text:p>95.508654</text:p>
          </table:table-cell>
          <table:table-cell office:value-type="float" office:value="-8.337587" calcext:value-type="float">
            <text:p>-8.337587</text:p>
          </table:table-cell>
          <table:table-cell office:value-type="float" office:value="79.4727" calcext:value-type="float">
            <text:p>79.4727</text:p>
          </table:table-cell>
          <table:table-cell office:value-type="float" office:value="-14.141777" calcext:value-type="float">
            <text:p>-14.14177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6.903756" calcext:value-type="float">
            <text:p>76.903756</text:p>
          </table:table-cell>
          <table:table-cell office:value-type="float" office:value="-8.363432" calcext:value-type="float">
            <text:p>-8.363432</text:p>
          </table:table-cell>
          <table:table-cell office:value-type="float" office:value="86.856631" calcext:value-type="float">
            <text:p>86.856631</text:p>
          </table:table-cell>
          <table:table-cell office:value-type="float" office:value="-12.144101" calcext:value-type="float">
            <text:p>-12.144101</text:p>
          </table:table-cell>
          <table:table-cell office:value-type="float" office:value="94.194135" calcext:value-type="float">
            <text:p>94.194135</text:p>
          </table:table-cell>
          <table:table-cell office:value-type="float" office:value="-8.301031" calcext:value-type="float">
            <text:p>-8.301031</text:p>
          </table:table-cell>
          <table:table-cell office:value-type="float" office:value="76.903696" calcext:value-type="float">
            <text:p>76.903696</text:p>
          </table:table-cell>
          <table:table-cell office:value-type="float" office:value="-8.363675" calcext:value-type="float">
            <text:p>-8.363675</text:p>
          </table:table-cell>
          <table:table-cell office:value-type="float" office:value="913" calcext:value-type="float">
            <text:p>913</text:p>
          </table:table-cell>
          <table:table-cell office:value-type="float" office:value="76.903756" calcext:value-type="float">
            <text:p>76.903756</text:p>
          </table:table-cell>
          <table:table-cell office:value-type="float" office:value="-8.363432" calcext:value-type="float">
            <text:p>-8.363432</text:p>
          </table:table-cell>
          <table:table-cell office:value-type="float" office:value="86.856632" calcext:value-type="float">
            <text:p>86.856632</text:p>
          </table:table-cell>
          <table:table-cell office:value-type="float" office:value="-11.980703" calcext:value-type="float">
            <text:p>-11.980703</text:p>
          </table:table-cell>
          <table:table-cell office:value-type="float" office:value="94.194135" calcext:value-type="float">
            <text:p>94.194135</text:p>
          </table:table-cell>
          <table:table-cell office:value-type="float" office:value="-8.32928" calcext:value-type="float">
            <text:p>-8.32928</text:p>
          </table:table-cell>
          <table:table-cell office:value-type="float" office:value="76.903696" calcext:value-type="float">
            <text:p>76.903696</text:p>
          </table:table-cell>
          <table:table-cell office:value-type="float" office:value="-8.363675" calcext:value-type="float">
            <text:p>-8.363675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82.435734" calcext:value-type="float">
            <text:p>82.435734</text:p>
          </table:table-cell>
          <table:table-cell office:value-type="float" office:value="-6.597713" calcext:value-type="float">
            <text:p>-6.597713</text:p>
          </table:table-cell>
          <table:table-cell office:value-type="float" office:value="86.843051" calcext:value-type="float">
            <text:p>86.843051</text:p>
          </table:table-cell>
          <table:table-cell office:value-type="float" office:value="-12.132028" calcext:value-type="float">
            <text:p>-12.132028</text:p>
          </table:table-cell>
          <table:table-cell office:value-type="float" office:value="93.358418" calcext:value-type="float">
            <text:p>93.358418</text:p>
          </table:table-cell>
          <table:table-cell office:value-type="float" office:value="-8.170572" calcext:value-type="float">
            <text:p>-8.170572</text:p>
          </table:table-cell>
          <table:table-cell office:value-type="float" office:value="82.435463" calcext:value-type="float">
            <text:p>82.435463</text:p>
          </table:table-cell>
          <table:table-cell office:value-type="float" office:value="-6.597579" calcext:value-type="float">
            <text:p>-6.597579</text:p>
          </table:table-cell>
          <table:table-cell office:value-type="float" office:value="914" calcext:value-type="float">
            <text:p>914</text:p>
          </table:table-cell>
          <table:table-cell office:value-type="float" office:value="82.435735" calcext:value-type="float">
            <text:p>82.435735</text:p>
          </table:table-cell>
          <table:table-cell office:value-type="float" office:value="-6.597714" calcext:value-type="float">
            <text:p>-6.597714</text:p>
          </table:table-cell>
          <table:table-cell office:value-type="float" office:value="86.843052" calcext:value-type="float">
            <text:p>86.843052</text:p>
          </table:table-cell>
          <table:table-cell office:value-type="float" office:value="-11.968631" calcext:value-type="float">
            <text:p>-11.968631</text:p>
          </table:table-cell>
          <table:table-cell office:value-type="float" office:value="93.358418" calcext:value-type="float">
            <text:p>93.358418</text:p>
          </table:table-cell>
          <table:table-cell office:value-type="float" office:value="-8.196843" calcext:value-type="float">
            <text:p>-8.196843</text:p>
          </table:table-cell>
          <table:table-cell office:value-type="float" office:value="82.435463" calcext:value-type="float">
            <text:p>82.435463</text:p>
          </table:table-cell>
          <table:table-cell office:value-type="float" office:value="-6.597579" calcext:value-type="float">
            <text:p>-6.59757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4.89706" calcext:value-type="float">
            <text:p>74.89706</text:p>
          </table:table-cell>
          <table:table-cell office:value-type="float" office:value="0.634447" calcext:value-type="float">
            <text:p>0.634447</text:p>
          </table:table-cell>
          <table:table-cell office:value-type="float" office:value="86.831599" calcext:value-type="float">
            <text:p>86.831599</text:p>
          </table:table-cell>
          <table:table-cell office:value-type="float" office:value="-12.118222" calcext:value-type="float">
            <text:p>-12.118222</text:p>
          </table:table-cell>
          <table:table-cell office:value-type="float" office:value="92.055472" calcext:value-type="float">
            <text:p>92.055472</text:p>
          </table:table-cell>
          <table:table-cell office:value-type="float" office:value="-7.541381" calcext:value-type="float">
            <text:p>-7.541381</text:p>
          </table:table-cell>
          <table:table-cell office:value-type="float" office:value="74.897496" calcext:value-type="float">
            <text:p>74.897496</text:p>
          </table:table-cell>
          <table:table-cell office:value-type="float" office:value="0.634264" calcext:value-type="float">
            <text:p>0.634264</text:p>
          </table:table-cell>
          <table:table-cell office:value-type="float" office:value="915" calcext:value-type="float">
            <text:p>915</text:p>
          </table:table-cell>
          <table:table-cell office:value-type="float" office:value="74.89706" calcext:value-type="float">
            <text:p>74.89706</text:p>
          </table:table-cell>
          <table:table-cell office:value-type="float" office:value="0.634447" calcext:value-type="float">
            <text:p>0.634447</text:p>
          </table:table-cell>
          <table:table-cell office:value-type="float" office:value="86.831599" calcext:value-type="float">
            <text:p>86.831599</text:p>
          </table:table-cell>
          <table:table-cell office:value-type="float" office:value="-11.954825" calcext:value-type="float">
            <text:p>-11.954825</text:p>
          </table:table-cell>
          <table:table-cell office:value-type="float" office:value="92.055472" calcext:value-type="float">
            <text:p>92.055472</text:p>
          </table:table-cell>
          <table:table-cell office:value-type="float" office:value="-7.565813" calcext:value-type="float">
            <text:p>-7.565813</text:p>
          </table:table-cell>
          <table:table-cell office:value-type="float" office:value="74.897497" calcext:value-type="float">
            <text:p>74.897497</text:p>
          </table:table-cell>
          <table:table-cell office:value-type="float" office:value="0.634265" calcext:value-type="float">
            <text:p>0.634265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6.437202" calcext:value-type="float">
            <text:p>76.437202</text:p>
          </table:table-cell>
          <table:table-cell office:value-type="float" office:value="5.599982" calcext:value-type="float">
            <text:p>5.599982</text:p>
          </table:table-cell>
          <table:table-cell office:value-type="float" office:value="86.820492" calcext:value-type="float">
            <text:p>86.820492</text:p>
          </table:table-cell>
          <table:table-cell office:value-type="float" office:value="-12.106132" calcext:value-type="float">
            <text:p>-12.106132</text:p>
          </table:table-cell>
          <table:table-cell office:value-type="float" office:value="90.951864" calcext:value-type="float">
            <text:p>90.951864</text:p>
          </table:table-cell>
          <table:table-cell office:value-type="float" office:value="-6.610242" calcext:value-type="float">
            <text:p>-6.610242</text:p>
          </table:table-cell>
          <table:table-cell office:value-type="float" office:value="76.436899" calcext:value-type="float">
            <text:p>76.436899</text:p>
          </table:table-cell>
          <table:table-cell office:value-type="float" office:value="5.600058" calcext:value-type="float">
            <text:p>5.600058</text:p>
          </table:table-cell>
          <table:table-cell office:value-type="float" office:value="916" calcext:value-type="float">
            <text:p>916</text:p>
          </table:table-cell>
          <table:table-cell office:value-type="float" office:value="76.437202" calcext:value-type="float">
            <text:p>76.437202</text:p>
          </table:table-cell>
          <table:table-cell office:value-type="float" office:value="5.599983" calcext:value-type="float">
            <text:p>5.599983</text:p>
          </table:table-cell>
          <table:table-cell office:value-type="float" office:value="86.820493" calcext:value-type="float">
            <text:p>86.820493</text:p>
          </table:table-cell>
          <table:table-cell office:value-type="float" office:value="-11.942735" calcext:value-type="float">
            <text:p>-11.942735</text:p>
          </table:table-cell>
          <table:table-cell office:value-type="float" office:value="90.951864" calcext:value-type="float">
            <text:p>90.951864</text:p>
          </table:table-cell>
          <table:table-cell office:value-type="float" office:value="-6.632963" calcext:value-type="float">
            <text:p>-6.632963</text:p>
          </table:table-cell>
          <table:table-cell office:value-type="float" office:value="76.4369" calcext:value-type="float">
            <text:p>76.4369</text:p>
          </table:table-cell>
          <table:table-cell office:value-type="float" office:value="5.600058" calcext:value-type="float">
            <text:p>5.60005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98.046316" calcext:value-type="float">
            <text:p>98.046316</text:p>
          </table:table-cell>
          <table:table-cell office:value-type="float" office:value="-2.188935" calcext:value-type="float">
            <text:p>-2.188935</text:p>
          </table:table-cell>
          <table:table-cell office:value-type="float" office:value="86.809165" calcext:value-type="float">
            <text:p>86.809165</text:p>
          </table:table-cell>
          <table:table-cell office:value-type="float" office:value="-12.116757" calcext:value-type="float">
            <text:p>-12.116757</text:p>
          </table:table-cell>
          <table:table-cell office:value-type="float" office:value="91.437941" calcext:value-type="float">
            <text:p>91.437941</text:p>
          </table:table-cell>
          <table:table-cell office:value-type="float" office:value="-6.310631" calcext:value-type="float">
            <text:p>-6.310631</text:p>
          </table:table-cell>
          <table:table-cell office:value-type="float" office:value="98.045649" calcext:value-type="float">
            <text:p>98.045649</text:p>
          </table:table-cell>
          <table:table-cell office:value-type="float" office:value="-2.188512" calcext:value-type="float">
            <text:p>-2.188512</text:p>
          </table:table-cell>
          <table:table-cell office:value-type="float" office:value="917" calcext:value-type="float">
            <text:p>917</text:p>
          </table:table-cell>
          <table:table-cell office:value-type="float" office:value="98.046316" calcext:value-type="float">
            <text:p>98.046316</text:p>
          </table:table-cell>
          <table:table-cell office:value-type="float" office:value="-2.188936" calcext:value-type="float">
            <text:p>-2.188936</text:p>
          </table:table-cell>
          <table:table-cell office:value-type="float" office:value="86.809166" calcext:value-type="float">
            <text:p>86.809166</text:p>
          </table:table-cell>
          <table:table-cell office:value-type="float" office:value="-11.953359" calcext:value-type="float">
            <text:p>-11.953359</text:p>
          </table:table-cell>
          <table:table-cell office:value-type="float" office:value="91.437942" calcext:value-type="float">
            <text:p>91.437942</text:p>
          </table:table-cell>
          <table:table-cell office:value-type="float" office:value="-6.331762" calcext:value-type="float">
            <text:p>-6.331762</text:p>
          </table:table-cell>
          <table:table-cell office:value-type="float" office:value="98.045649" calcext:value-type="float">
            <text:p>98.045649</text:p>
          </table:table-cell>
          <table:table-cell office:value-type="float" office:value="-2.188513" calcext:value-type="float">
            <text:p>-2.18851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17.283343" calcext:value-type="float">
            <text:p>117.283343</text:p>
          </table:table-cell>
          <table:table-cell office:value-type="float" office:value="-7.526273" calcext:value-type="float">
            <text:p>-7.526273</text:p>
          </table:table-cell>
          <table:table-cell office:value-type="float" office:value="86.798698" calcext:value-type="float">
            <text:p>86.798698</text:p>
          </table:table-cell>
          <table:table-cell office:value-type="float" office:value="-12.123377" calcext:value-type="float">
            <text:p>-12.123377</text:p>
          </table:table-cell>
          <table:table-cell office:value-type="float" office:value="93.237385" calcext:value-type="float">
            <text:p>93.237385</text:p>
          </table:table-cell>
          <table:table-cell office:value-type="float" office:value="-6.401883" calcext:value-type="float">
            <text:p>-6.401883</text:p>
          </table:table-cell>
          <table:table-cell office:value-type="float" office:value="117.283422" calcext:value-type="float">
            <text:p>117.283422</text:p>
          </table:table-cell>
          <table:table-cell office:value-type="float" office:value="-7.526354" calcext:value-type="float">
            <text:p>-7.526354</text:p>
          </table:table-cell>
          <table:table-cell office:value-type="float" office:value="918" calcext:value-type="float">
            <text:p>918</text:p>
          </table:table-cell>
          <table:table-cell office:value-type="float" office:value="117.283344" calcext:value-type="float">
            <text:p>117.283344</text:p>
          </table:table-cell>
          <table:table-cell office:value-type="float" office:value="-7.526274" calcext:value-type="float">
            <text:p>-7.526274</text:p>
          </table:table-cell>
          <table:table-cell office:value-type="float" office:value="86.798699" calcext:value-type="float">
            <text:p>86.798699</text:p>
          </table:table-cell>
          <table:table-cell office:value-type="float" office:value="-11.95998" calcext:value-type="float">
            <text:p>-11.95998</text:p>
          </table:table-cell>
          <table:table-cell office:value-type="float" office:value="93.237386" calcext:value-type="float">
            <text:p>93.237386</text:p>
          </table:table-cell>
          <table:table-cell office:value-type="float" office:value="-6.421535" calcext:value-type="float">
            <text:p>-6.421535</text:p>
          </table:table-cell>
          <table:table-cell office:value-type="float" office:value="117.283422" calcext:value-type="float">
            <text:p>117.283422</text:p>
          </table:table-cell>
          <table:table-cell office:value-type="float" office:value="-7.526355" calcext:value-type="float">
            <text:p>-7.52635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06.78751" calcext:value-type="float">
            <text:p>106.78751</text:p>
          </table:table-cell>
          <table:table-cell office:value-type="float" office:value="-0.031911" calcext:value-type="float">
            <text:p>-0.031911</text:p>
          </table:table-cell>
          <table:table-cell office:value-type="float" office:value="86.792917" calcext:value-type="float">
            <text:p>86.792917</text:p>
          </table:table-cell>
          <table:table-cell office:value-type="float" office:value="-12.126195" calcext:value-type="float">
            <text:p>-12.126195</text:p>
          </table:table-cell>
          <table:table-cell office:value-type="float" office:value="94.180517" calcext:value-type="float">
            <text:p>94.180517</text:p>
          </table:table-cell>
          <table:table-cell office:value-type="float" office:value="-5.958606" calcext:value-type="float">
            <text:p>-5.958606</text:p>
          </table:table-cell>
          <table:table-cell office:value-type="float" office:value="106.788493" calcext:value-type="float">
            <text:p>106.788493</text:p>
          </table:table-cell>
          <table:table-cell office:value-type="float" office:value="-0.032335" calcext:value-type="float">
            <text:p>-0.032335</text:p>
          </table:table-cell>
          <table:table-cell office:value-type="float" office:value="919" calcext:value-type="float">
            <text:p>919</text:p>
          </table:table-cell>
          <table:table-cell office:value-type="float" office:value="106.78751" calcext:value-type="float">
            <text:p>106.78751</text:p>
          </table:table-cell>
          <table:table-cell office:value-type="float" office:value="-0.031912" calcext:value-type="float">
            <text:p>-0.031912</text:p>
          </table:table-cell>
          <table:table-cell office:value-type="float" office:value="86.792918" calcext:value-type="float">
            <text:p>86.792918</text:p>
          </table:table-cell>
          <table:table-cell office:value-type="float" office:value="-11.962798" calcext:value-type="float">
            <text:p>-11.962798</text:p>
          </table:table-cell>
          <table:table-cell office:value-type="float" office:value="94.180518" calcext:value-type="float">
            <text:p>94.180518</text:p>
          </table:table-cell>
          <table:table-cell office:value-type="float" office:value="-5.976882" calcext:value-type="float">
            <text:p>-5.976882</text:p>
          </table:table-cell>
          <table:table-cell office:value-type="float" office:value="106.788494" calcext:value-type="float">
            <text:p>106.788494</text:p>
          </table:table-cell>
          <table:table-cell office:value-type="float" office:value="-0.032336" calcext:value-type="float">
            <text:p>-0.03233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5.819806" calcext:value-type="float">
            <text:p>85.819806</text:p>
          </table:table-cell>
          <table:table-cell office:value-type="float" office:value="-3.507472" calcext:value-type="float">
            <text:p>-3.507472</text:p>
          </table:table-cell>
          <table:table-cell office:value-type="float" office:value="86.788289" calcext:value-type="float">
            <text:p>86.788289</text:p>
          </table:table-cell>
          <table:table-cell office:value-type="float" office:value="-12.122339" calcext:value-type="float">
            <text:p>-12.122339</text:p>
          </table:table-cell>
          <table:table-cell office:value-type="float" office:value="93.590963" calcext:value-type="float">
            <text:p>93.590963</text:p>
          </table:table-cell>
          <table:table-cell office:value-type="float" office:value="-5.78344" calcext:value-type="float">
            <text:p>-5.78344</text:p>
          </table:table-cell>
          <table:table-cell office:value-type="float" office:value="85.820151" calcext:value-type="float">
            <text:p>85.820151</text:p>
          </table:table-cell>
          <table:table-cell office:value-type="float" office:value="-3.50711" calcext:value-type="float">
            <text:p>-3.50711</text:p>
          </table:table-cell>
          <table:table-cell office:value-type="float" office:value="920" calcext:value-type="float">
            <text:p>920</text:p>
          </table:table-cell>
          <table:table-cell office:value-type="float" office:value="85.819806" calcext:value-type="float">
            <text:p>85.819806</text:p>
          </table:table-cell>
          <table:table-cell office:value-type="float" office:value="-3.507473" calcext:value-type="float">
            <text:p>-3.507473</text:p>
          </table:table-cell>
          <table:table-cell office:value-type="float" office:value="86.788289" calcext:value-type="float">
            <text:p>86.788289</text:p>
          </table:table-cell>
          <table:table-cell office:value-type="float" office:value="-11.958942" calcext:value-type="float">
            <text:p>-11.958942</text:p>
          </table:table-cell>
          <table:table-cell office:value-type="float" office:value="93.590964" calcext:value-type="float">
            <text:p>93.590964</text:p>
          </table:table-cell>
          <table:table-cell office:value-type="float" office:value="-5.800438" calcext:value-type="float">
            <text:p>-5.800438</text:p>
          </table:table-cell>
          <table:table-cell office:value-type="float" office:value="85.820152" calcext:value-type="float">
            <text:p>85.820152</text:p>
          </table:table-cell>
          <table:table-cell office:value-type="float" office:value="-3.507111" calcext:value-type="float">
            <text:p>-3.50711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9.204281" calcext:value-type="float">
            <text:p>89.204281</text:p>
          </table:table-cell>
          <table:table-cell office:value-type="float" office:value="-7.38919" calcext:value-type="float">
            <text:p>-7.38919</text:p>
          </table:table-cell>
          <table:table-cell office:value-type="float" office:value="86.781195" calcext:value-type="float">
            <text:p>86.781195</text:p>
          </table:table-cell>
          <table:table-cell office:value-type="float" office:value="-12.113508" calcext:value-type="float">
            <text:p>-12.113508</text:p>
          </table:table-cell>
          <table:table-cell office:value-type="float" office:value="93.277298" calcext:value-type="float">
            <text:p>93.277298</text:p>
          </table:table-cell>
          <table:table-cell office:value-type="float" office:value="-5.88763" calcext:value-type="float">
            <text:p>-5.88763</text:p>
          </table:table-cell>
          <table:table-cell office:value-type="float" office:value="89.20348" calcext:value-type="float">
            <text:p>89.20348</text:p>
          </table:table-cell>
          <table:table-cell office:value-type="float" office:value="-7.389176" calcext:value-type="float">
            <text:p>-7.389176</text:p>
          </table:table-cell>
          <table:table-cell office:value-type="float" office:value="921" calcext:value-type="float">
            <text:p>921</text:p>
          </table:table-cell>
          <table:table-cell office:value-type="float" office:value="89.204281" calcext:value-type="float">
            <text:p>89.204281</text:p>
          </table:table-cell>
          <table:table-cell office:value-type="float" office:value="-7.38919" calcext:value-type="float">
            <text:p>-7.38919</text:p>
          </table:table-cell>
          <table:table-cell office:value-type="float" office:value="86.781196" calcext:value-type="float">
            <text:p>86.781196</text:p>
          </table:table-cell>
          <table:table-cell office:value-type="float" office:value="-11.950111" calcext:value-type="float">
            <text:p>-11.950111</text:p>
          </table:table-cell>
          <table:table-cell office:value-type="float" office:value="93.277299" calcext:value-type="float">
            <text:p>93.277299</text:p>
          </table:table-cell>
          <table:table-cell office:value-type="float" office:value="-5.903438" calcext:value-type="float">
            <text:p>-5.903438</text:p>
          </table:table-cell>
          <table:table-cell office:value-type="float" office:value="89.20348" calcext:value-type="float">
            <text:p>89.20348</text:p>
          </table:table-cell>
          <table:table-cell office:value-type="float" office:value="-7.389176" calcext:value-type="float">
            <text:p>-7.389176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90.573987" calcext:value-type="float">
            <text:p>90.573987</text:p>
          </table:table-cell>
          <table:table-cell office:value-type="float" office:value="-0.177909" calcext:value-type="float">
            <text:p>-0.177909</text:p>
          </table:table-cell>
          <table:table-cell office:value-type="float" office:value="86.772411" calcext:value-type="float">
            <text:p>86.772411</text:p>
          </table:table-cell>
          <table:table-cell office:value-type="float" office:value="-12.126097" calcext:value-type="float">
            <text:p>-12.126097</text:p>
          </table:table-cell>
          <table:table-cell office:value-type="float" office:value="93.079897" calcext:value-type="float">
            <text:p>93.079897</text:p>
          </table:table-cell>
          <table:table-cell office:value-type="float" office:value="-5.499657" calcext:value-type="float">
            <text:p>-5.499657</text:p>
          </table:table-cell>
          <table:table-cell office:value-type="float" office:value="90.574053" calcext:value-type="float">
            <text:p>90.574053</text:p>
          </table:table-cell>
          <table:table-cell office:value-type="float" office:value="-0.178274" calcext:value-type="float">
            <text:p>-0.178274</text:p>
          </table:table-cell>
          <table:table-cell office:value-type="float" office:value="922" calcext:value-type="float">
            <text:p>922</text:p>
          </table:table-cell>
          <table:table-cell office:value-type="float" office:value="90.573987" calcext:value-type="float">
            <text:p>90.573987</text:p>
          </table:table-cell>
          <table:table-cell office:value-type="float" office:value="-0.17791" calcext:value-type="float">
            <text:p>-0.17791</text:p>
          </table:table-cell>
          <table:table-cell office:value-type="float" office:value="86.772412" calcext:value-type="float">
            <text:p>86.772412</text:p>
          </table:table-cell>
          <table:table-cell office:value-type="float" office:value="-11.937522" calcext:value-type="float">
            <text:p>-11.937522</text:p>
          </table:table-cell>
          <table:table-cell office:value-type="float" office:value="93.079898" calcext:value-type="float">
            <text:p>93.079898</text:p>
          </table:table-cell>
          <table:table-cell office:value-type="float" office:value="-5.490943" calcext:value-type="float">
            <text:p>-5.490943</text:p>
          </table:table-cell>
          <table:table-cell office:value-type="float" office:value="90.574053" calcext:value-type="float">
            <text:p>90.574053</text:p>
          </table:table-cell>
          <table:table-cell office:value-type="float" office:value="-0.178274" calcext:value-type="float">
            <text:p>-0.17827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94.539111" calcext:value-type="float">
            <text:p>94.539111</text:p>
          </table:table-cell>
          <table:table-cell office:value-type="float" office:value="7.617947" calcext:value-type="float">
            <text:p>7.617947</text:p>
          </table:table-cell>
          <table:table-cell office:value-type="float" office:value="86.76391" calcext:value-type="float">
            <text:p>86.76391</text:p>
          </table:table-cell>
          <table:table-cell office:value-type="float" office:value="-12.139631" calcext:value-type="float">
            <text:p>-12.139631</text:p>
          </table:table-cell>
          <table:table-cell office:value-type="float" office:value="93.174137" calcext:value-type="float">
            <text:p>93.174137</text:p>
          </table:table-cell>
          <table:table-cell office:value-type="float" office:value="-4.594011" calcext:value-type="float">
            <text:p>-4.594011</text:p>
          </table:table-cell>
          <table:table-cell office:value-type="float" office:value="94.539026" calcext:value-type="float">
            <text:p>94.539026</text:p>
          </table:table-cell>
          <table:table-cell office:value-type="float" office:value="7.617928" calcext:value-type="float">
            <text:p>7.617928</text:p>
          </table:table-cell>
          <table:table-cell office:value-type="float" office:value="923" calcext:value-type="float">
            <text:p>923</text:p>
          </table:table-cell>
          <table:table-cell office:value-type="float" office:value="94.539111" calcext:value-type="float">
            <text:p>94.539111</text:p>
          </table:table-cell>
          <table:table-cell office:value-type="float" office:value="7.617948" calcext:value-type="float">
            <text:p>7.617948</text:p>
          </table:table-cell>
          <table:table-cell office:value-type="float" office:value="86.763911" calcext:value-type="float">
            <text:p>86.763911</text:p>
          </table:table-cell>
          <table:table-cell office:value-type="float" office:value="-11.951056" calcext:value-type="float">
            <text:p>-11.951056</text:p>
          </table:table-cell>
          <table:table-cell office:value-type="float" office:value="93.174137" calcext:value-type="float">
            <text:p>93.174137</text:p>
          </table:table-cell>
          <table:table-cell office:value-type="float" office:value="-4.585907" calcext:value-type="float">
            <text:p>-4.585907</text:p>
          </table:table-cell>
          <table:table-cell office:value-type="float" office:value="94.539026" calcext:value-type="float">
            <text:p>94.539026</text:p>
          </table:table-cell>
          <table:table-cell office:value-type="float" office:value="7.617928" calcext:value-type="float">
            <text:p>7.61792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96.396697" calcext:value-type="float">
            <text:p>96.396697</text:p>
          </table:table-cell>
          <table:table-cell office:value-type="float" office:value="17.237321" calcext:value-type="float">
            <text:p>17.237321</text:p>
          </table:table-cell>
          <table:table-cell office:value-type="float" office:value="86.755917" calcext:value-type="float">
            <text:p>86.755917</text:p>
          </table:table-cell>
          <table:table-cell office:value-type="float" office:value="-12.149278" calcext:value-type="float">
            <text:p>-12.149278</text:p>
          </table:table-cell>
          <table:table-cell office:value-type="float" office:value="93.392282" calcext:value-type="float">
            <text:p>93.392282</text:p>
          </table:table-cell>
          <table:table-cell office:value-type="float" office:value="-3.074789" calcext:value-type="float">
            <text:p>-3.074789</text:p>
          </table:table-cell>
          <table:table-cell office:value-type="float" office:value="96.396766" calcext:value-type="float">
            <text:p>96.396766</text:p>
          </table:table-cell>
          <table:table-cell office:value-type="float" office:value="17.237262" calcext:value-type="float">
            <text:p>17.237262</text:p>
          </table:table-cell>
          <table:table-cell office:value-type="float" office:value="924" calcext:value-type="float">
            <text:p>924</text:p>
          </table:table-cell>
          <table:table-cell office:value-type="float" office:value="96.396697" calcext:value-type="float">
            <text:p>96.396697</text:p>
          </table:table-cell>
          <table:table-cell office:value-type="float" office:value="17.237322" calcext:value-type="float">
            <text:p>17.237322</text:p>
          </table:table-cell>
          <table:table-cell office:value-type="float" office:value="86.755917" calcext:value-type="float">
            <text:p>86.755917</text:p>
          </table:table-cell>
          <table:table-cell office:value-type="float" office:value="-11.960703" calcext:value-type="float">
            <text:p>-11.960703</text:p>
          </table:table-cell>
          <table:table-cell office:value-type="float" office:value="93.392282" calcext:value-type="float">
            <text:p>93.392282</text:p>
          </table:table-cell>
          <table:table-cell office:value-type="float" office:value="-3.067253" calcext:value-type="float">
            <text:p>-3.067253</text:p>
          </table:table-cell>
          <table:table-cell office:value-type="float" office:value="96.396766" calcext:value-type="float">
            <text:p>96.396766</text:p>
          </table:table-cell>
          <table:table-cell office:value-type="float" office:value="17.237262" calcext:value-type="float">
            <text:p>17.23726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07.27865" calcext:value-type="float">
            <text:p>107.27865</text:p>
          </table:table-cell>
          <table:table-cell office:value-type="float" office:value="17.822786" calcext:value-type="float">
            <text:p>17.822786</text:p>
          </table:table-cell>
          <table:table-cell office:value-type="float" office:value="86.749144" calcext:value-type="float">
            <text:p>86.749144</text:p>
          </table:table-cell>
          <table:table-cell office:value-type="float" office:value="-12.148923" calcext:value-type="float">
            <text:p>-12.148923</text:p>
          </table:table-cell>
          <table:table-cell office:value-type="float" office:value="94.358029" calcext:value-type="float">
            <text:p>94.358029</text:p>
          </table:table-cell>
          <table:table-cell office:value-type="float" office:value="-1.611629" calcext:value-type="float">
            <text:p>-1.611629</text:p>
          </table:table-cell>
          <table:table-cell office:value-type="float" office:value="107.278356" calcext:value-type="float">
            <text:p>107.278356</text:p>
          </table:table-cell>
          <table:table-cell office:value-type="float" office:value="17.823081" calcext:value-type="float">
            <text:p>17.823081</text:p>
          </table:table-cell>
          <table:table-cell office:value-type="float" office:value="925" calcext:value-type="float">
            <text:p>925</text:p>
          </table:table-cell>
          <table:table-cell office:value-type="float" office:value="107.278651" calcext:value-type="float">
            <text:p>107.278651</text:p>
          </table:table-cell>
          <table:table-cell office:value-type="float" office:value="17.822787" calcext:value-type="float">
            <text:p>17.822787</text:p>
          </table:table-cell>
          <table:table-cell office:value-type="float" office:value="86.749145" calcext:value-type="float">
            <text:p>86.749145</text:p>
          </table:table-cell>
          <table:table-cell office:value-type="float" office:value="-11.960348" calcext:value-type="float">
            <text:p>-11.960348</text:p>
          </table:table-cell>
          <table:table-cell office:value-type="float" office:value="94.358029" calcext:value-type="float">
            <text:p>94.358029</text:p>
          </table:table-cell>
          <table:table-cell office:value-type="float" office:value="-1.60462" calcext:value-type="float">
            <text:p>-1.60462</text:p>
          </table:table-cell>
          <table:table-cell office:value-type="float" office:value="107.278357" calcext:value-type="float">
            <text:p>107.278357</text:p>
          </table:table-cell>
          <table:table-cell office:value-type="float" office:value="17.823081" calcext:value-type="float">
            <text:p>17.82308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37.497024" calcext:value-type="float">
            <text:p>137.497024</text:p>
          </table:table-cell>
          <table:table-cell office:value-type="float" office:value="9.629593" calcext:value-type="float">
            <text:p>9.629593</text:p>
          </table:table-cell>
          <table:table-cell office:value-type="float" office:value="86.742315" calcext:value-type="float">
            <text:p>86.742315</text:p>
          </table:table-cell>
          <table:table-cell office:value-type="float" office:value="-12.1512" calcext:value-type="float">
            <text:p>-12.1512</text:p>
          </table:table-cell>
          <table:table-cell office:value-type="float" office:value="97.371407" calcext:value-type="float">
            <text:p>97.371407</text:p>
          </table:table-cell>
          <table:table-cell office:value-type="float" office:value="-0.826861" calcext:value-type="float">
            <text:p>-0.826861</text:p>
          </table:table-cell>
          <table:table-cell office:value-type="float" office:value="137.496395" calcext:value-type="float">
            <text:p>137.496395</text:p>
          </table:table-cell>
          <table:table-cell office:value-type="float" office:value="9.629878" calcext:value-type="float">
            <text:p>9.629878</text:p>
          </table:table-cell>
          <table:table-cell office:value-type="float" office:value="926" calcext:value-type="float">
            <text:p>926</text:p>
          </table:table-cell>
          <table:table-cell office:value-type="float" office:value="137.497024" calcext:value-type="float">
            <text:p>137.497024</text:p>
          </table:table-cell>
          <table:table-cell office:value-type="float" office:value="9.629593" calcext:value-type="float">
            <text:p>9.629593</text:p>
          </table:table-cell>
          <table:table-cell office:value-type="float" office:value="86.742315" calcext:value-type="float">
            <text:p>86.742315</text:p>
          </table:table-cell>
          <table:table-cell office:value-type="float" office:value="-11.962625" calcext:value-type="float">
            <text:p>-11.962625</text:p>
          </table:table-cell>
          <table:table-cell office:value-type="float" office:value="97.371408" calcext:value-type="float">
            <text:p>97.371408</text:p>
          </table:table-cell>
          <table:table-cell office:value-type="float" office:value="-0.820342" calcext:value-type="float">
            <text:p>-0.820342</text:p>
          </table:table-cell>
          <table:table-cell office:value-type="float" office:value="137.496396" calcext:value-type="float">
            <text:p>137.496396</text:p>
          </table:table-cell>
          <table:table-cell office:value-type="float" office:value="9.629879" calcext:value-type="float">
            <text:p>9.62987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55.804527" calcext:value-type="float">
            <text:p>155.804527</text:p>
          </table:table-cell>
          <table:table-cell office:value-type="float" office:value="6.013008" calcext:value-type="float">
            <text:p>6.013008</text:p>
          </table:table-cell>
          <table:table-cell office:value-type="float" office:value="86.735922" calcext:value-type="float">
            <text:p>86.735922</text:p>
          </table:table-cell>
          <table:table-cell office:value-type="float" office:value="-12.156346" calcext:value-type="float">
            <text:p>-12.156346</text:p>
          </table:table-cell>
          <table:table-cell office:value-type="float" office:value="101.45578" calcext:value-type="float">
            <text:p>101.45578</text:p>
          </table:table-cell>
          <table:table-cell office:value-type="float" office:value="-0.352856" calcext:value-type="float">
            <text:p>-0.352856</text:p>
          </table:table-cell>
          <table:table-cell office:value-type="float" office:value="155.804913" calcext:value-type="float">
            <text:p>155.804913</text:p>
          </table:table-cell>
          <table:table-cell office:value-type="float" office:value="6.012859" calcext:value-type="float">
            <text:p>6.012859</text:p>
          </table:table-cell>
          <table:table-cell office:value-type="float" office:value="927" calcext:value-type="float">
            <text:p>927</text:p>
          </table:table-cell>
          <table:table-cell office:value-type="float" office:value="155.804527" calcext:value-type="float">
            <text:p>155.804527</text:p>
          </table:table-cell>
          <table:table-cell office:value-type="float" office:value="6.013008" calcext:value-type="float">
            <text:p>6.013008</text:p>
          </table:table-cell>
          <table:table-cell office:value-type="float" office:value="86.735922" calcext:value-type="float">
            <text:p>86.735922</text:p>
          </table:table-cell>
          <table:table-cell office:value-type="float" office:value="-11.967771" calcext:value-type="float">
            <text:p>-11.967771</text:p>
          </table:table-cell>
          <table:table-cell office:value-type="float" office:value="101.455781" calcext:value-type="float">
            <text:p>101.455781</text:p>
          </table:table-cell>
          <table:table-cell office:value-type="float" office:value="-0.346794" calcext:value-type="float">
            <text:p>-0.346794</text:p>
          </table:table-cell>
          <table:table-cell office:value-type="float" office:value="155.804913" calcext:value-type="float">
            <text:p>155.804913</text:p>
          </table:table-cell>
          <table:table-cell office:value-type="float" office:value="6.01286" calcext:value-type="float">
            <text:p>6.01286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16.598687" calcext:value-type="float">
            <text:p>116.598687</text:p>
          </table:table-cell>
          <table:table-cell office:value-type="float" office:value="27.402571" calcext:value-type="float">
            <text:p>27.402571</text:p>
          </table:table-cell>
          <table:table-cell office:value-type="float" office:value="86.73093" calcext:value-type="float">
            <text:p>86.73093</text:p>
          </table:table-cell>
          <table:table-cell office:value-type="float" office:value="-12.160791" calcext:value-type="float">
            <text:p>-12.160791</text:p>
          </table:table-cell>
          <table:table-cell office:value-type="float" office:value="102.511141" calcext:value-type="float">
            <text:p>102.511141</text:p>
          </table:table-cell>
          <table:table-cell office:value-type="float" office:value="1.585889" calcext:value-type="float">
            <text:p>1.585889</text:p>
          </table:table-cell>
          <table:table-cell office:value-type="float" office:value="116.600547" calcext:value-type="float">
            <text:p>116.600547</text:p>
          </table:table-cell>
          <table:table-cell office:value-type="float" office:value="27.401762" calcext:value-type="float">
            <text:p>27.401762</text:p>
          </table:table-cell>
          <table:table-cell office:value-type="float" office:value="928" calcext:value-type="float">
            <text:p>928</text:p>
          </table:table-cell>
          <table:table-cell office:value-type="float" office:value="116.598688" calcext:value-type="float">
            <text:p>116.598688</text:p>
          </table:table-cell>
          <table:table-cell office:value-type="float" office:value="27.402571" calcext:value-type="float">
            <text:p>27.402571</text:p>
          </table:table-cell>
          <table:table-cell office:value-type="float" office:value="86.73093" calcext:value-type="float">
            <text:p>86.73093</text:p>
          </table:table-cell>
          <table:table-cell office:value-type="float" office:value="-11.972216" calcext:value-type="float">
            <text:p>-11.972216</text:p>
          </table:table-cell>
          <table:table-cell office:value-type="float" office:value="102.511142" calcext:value-type="float">
            <text:p>102.511142</text:p>
          </table:table-cell>
          <table:table-cell office:value-type="float" office:value="1.591528" calcext:value-type="float">
            <text:p>1.591528</text:p>
          </table:table-cell>
          <table:table-cell office:value-type="float" office:value="116.600548" calcext:value-type="float">
            <text:p>116.600548</text:p>
          </table:table-cell>
          <table:table-cell office:value-type="float" office:value="27.401763" calcext:value-type="float">
            <text:p>27.40176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8.142999" calcext:value-type="float">
            <text:p>148.142999</text:p>
          </table:table-cell>
          <table:table-cell office:value-type="float" office:value="25.66964" calcext:value-type="float">
            <text:p>25.66964</text:p>
          </table:table-cell>
          <table:table-cell office:value-type="float" office:value="86.726774" calcext:value-type="float">
            <text:p>86.726774</text:p>
          </table:table-cell>
          <table:table-cell office:value-type="float" office:value="-12.161847" calcext:value-type="float">
            <text:p>-12.161847</text:p>
          </table:table-cell>
          <table:table-cell office:value-type="float" office:value="105.701506" calcext:value-type="float">
            <text:p>105.701506</text:p>
          </table:table-cell>
          <table:table-cell office:value-type="float" office:value="3.270769" calcext:value-type="float">
            <text:p>3.270769</text:p>
          </table:table-cell>
          <table:table-cell office:value-type="float" office:value="148.140717" calcext:value-type="float">
            <text:p>148.140717</text:p>
          </table:table-cell>
          <table:table-cell office:value-type="float" office:value="25.670386" calcext:value-type="float">
            <text:p>25.670386</text:p>
          </table:table-cell>
          <table:table-cell office:value-type="float" office:value="929" calcext:value-type="float">
            <text:p>929</text:p>
          </table:table-cell>
          <table:table-cell office:value-type="float" office:value="148.143" calcext:value-type="float">
            <text:p>148.143</text:p>
          </table:table-cell>
          <table:table-cell office:value-type="float" office:value="25.669641" calcext:value-type="float">
            <text:p>25.669641</text:p>
          </table:table-cell>
          <table:table-cell office:value-type="float" office:value="86.726774" calcext:value-type="float">
            <text:p>86.726774</text:p>
          </table:table-cell>
          <table:table-cell office:value-type="float" office:value="-11.973272" calcext:value-type="float">
            <text:p>-11.973272</text:p>
          </table:table-cell>
          <table:table-cell office:value-type="float" office:value="105.701506" calcext:value-type="float">
            <text:p>105.701506</text:p>
          </table:table-cell>
          <table:table-cell office:value-type="float" office:value="3.276014" calcext:value-type="float">
            <text:p>3.276014</text:p>
          </table:table-cell>
          <table:table-cell office:value-type="float" office:value="148.140718" calcext:value-type="float">
            <text:p>148.140718</text:p>
          </table:table-cell>
          <table:table-cell office:value-type="float" office:value="25.670387" calcext:value-type="float">
            <text:p>25.670387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6.279602" calcext:value-type="float">
            <text:p>46.279602</text:p>
          </table:table-cell>
          <table:table-cell office:value-type="float" office:value="-20.149247" calcext:value-type="float">
            <text:p>-20.149247</text:p>
          </table:table-cell>
          <table:table-cell office:value-type="float" office:value="86.722504" calcext:value-type="float">
            <text:p>86.722504</text:p>
          </table:table-cell>
          <table:table-cell office:value-type="float" office:value="-12.157018" calcext:value-type="float">
            <text:p>-12.157018</text:p>
          </table:table-cell>
          <table:table-cell office:value-type="float" office:value="101.538002" calcext:value-type="float">
            <text:p>101.538002</text:p>
          </table:table-cell>
          <table:table-cell office:value-type="float" office:value="1.635859" calcext:value-type="float">
            <text:p>1.635859</text:p>
          </table:table-cell>
          <table:table-cell office:value-type="float" office:value="46.283895" calcext:value-type="float">
            <text:p>46.283895</text:p>
          </table:table-cell>
          <table:table-cell office:value-type="float" office:value="-20.147828" calcext:value-type="float">
            <text:p>-20.147828</text:p>
          </table:table-cell>
          <table:table-cell office:value-type="float" office:value="930" calcext:value-type="float">
            <text:p>930</text:p>
          </table:table-cell>
          <table:table-cell office:value-type="float" office:value="46.279603" calcext:value-type="float">
            <text:p>46.279603</text:p>
          </table:table-cell>
          <table:table-cell office:value-type="float" office:value="-20.149247" calcext:value-type="float">
            <text:p>-20.149247</text:p>
          </table:table-cell>
          <table:table-cell office:value-type="float" office:value="86.722504" calcext:value-type="float">
            <text:p>86.722504</text:p>
          </table:table-cell>
          <table:table-cell office:value-type="float" office:value="-11.968443" calcext:value-type="float">
            <text:p>-11.968443</text:p>
          </table:table-cell>
          <table:table-cell office:value-type="float" office:value="101.538002" calcext:value-type="float">
            <text:p>101.538002</text:p>
          </table:table-cell>
          <table:table-cell office:value-type="float" office:value="1.640737" calcext:value-type="float">
            <text:p>1.640737</text:p>
          </table:table-cell>
          <table:table-cell office:value-type="float" office:value="46.283895" calcext:value-type="float">
            <text:p>46.283895</text:p>
          </table:table-cell>
          <table:table-cell office:value-type="float" office:value="-20.147828" calcext:value-type="float">
            <text:p>-20.14782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15.794728" calcext:value-type="float">
            <text:p>115.794728</text:p>
          </table:table-cell>
          <table:table-cell office:value-type="float" office:value="8.09885" calcext:value-type="float">
            <text:p>8.09885</text:p>
          </table:table-cell>
          <table:table-cell office:value-type="float" office:value="86.717572" calcext:value-type="float">
            <text:p>86.717572</text:p>
          </table:table-cell>
          <table:table-cell office:value-type="float" office:value="-12.164729" calcext:value-type="float">
            <text:p>-12.164729</text:p>
          </table:table-cell>
          <table:table-cell office:value-type="float" office:value="102.531386" calcext:value-type="float">
            <text:p>102.531386</text:p>
          </table:table-cell>
          <table:table-cell office:value-type="float" office:value="2.081097" calcext:value-type="float">
            <text:p>2.081097</text:p>
          </table:table-cell>
          <table:table-cell office:value-type="float" office:value="115.789228" calcext:value-type="float">
            <text:p>115.789228</text:p>
          </table:table-cell>
          <table:table-cell office:value-type="float" office:value="8.096472" calcext:value-type="float">
            <text:p>8.096472</text:p>
          </table:table-cell>
          <table:table-cell office:value-type="float" office:value="931" calcext:value-type="float">
            <text:p>931</text:p>
          </table:table-cell>
          <table:table-cell office:value-type="float" office:value="115.794729" calcext:value-type="float">
            <text:p>115.794729</text:p>
          </table:table-cell>
          <table:table-cell office:value-type="float" office:value="8.09885" calcext:value-type="float">
            <text:p>8.09885</text:p>
          </table:table-cell>
          <table:table-cell office:value-type="float" office:value="86.717572" calcext:value-type="float">
            <text:p>86.717572</text:p>
          </table:table-cell>
          <table:table-cell office:value-type="float" office:value="-11.976154" calcext:value-type="float">
            <text:p>-11.976154</text:p>
          </table:table-cell>
          <table:table-cell office:value-type="float" office:value="102.531386" calcext:value-type="float">
            <text:p>102.531386</text:p>
          </table:table-cell>
          <table:table-cell office:value-type="float" office:value="2.085633" calcext:value-type="float">
            <text:p>2.085633</text:p>
          </table:table-cell>
          <table:table-cell office:value-type="float" office:value="115.789228" calcext:value-type="float">
            <text:p>115.789228</text:p>
          </table:table-cell>
          <table:table-cell office:value-type="float" office:value="8.096473" calcext:value-type="float">
            <text:p>8.09647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96.387093" calcext:value-type="float">
            <text:p>96.387093</text:p>
          </table:table-cell>
          <table:table-cell office:value-type="float" office:value="-18.521044" calcext:value-type="float">
            <text:p>-18.521044</text:p>
          </table:table-cell>
          <table:table-cell office:value-type="float" office:value="86.71049" calcext:value-type="float">
            <text:p>86.71049</text:p>
          </table:table-cell>
          <table:table-cell office:value-type="float" office:value="-12.172018" calcext:value-type="float">
            <text:p>-12.172018</text:p>
          </table:table-cell>
          <table:table-cell office:value-type="float" office:value="102.094699" calcext:value-type="float">
            <text:p>102.094699</text:p>
          </table:table-cell>
          <table:table-cell office:value-type="float" office:value="0.632169" calcext:value-type="float">
            <text:p>0.632169</text:p>
          </table:table-cell>
          <table:table-cell office:value-type="float" office:value="96.38994" calcext:value-type="float">
            <text:p>96.38994</text:p>
          </table:table-cell>
          <table:table-cell office:value-type="float" office:value="-18.519287" calcext:value-type="float">
            <text:p>-18.519287</text:p>
          </table:table-cell>
          <table:table-cell office:value-type="float" office:value="932" calcext:value-type="float">
            <text:p>932</text:p>
          </table:table-cell>
          <table:table-cell office:value-type="float" office:value="96.387094" calcext:value-type="float">
            <text:p>96.387094</text:p>
          </table:table-cell>
          <table:table-cell office:value-type="float" office:value="-18.521044" calcext:value-type="float">
            <text:p>-18.521044</text:p>
          </table:table-cell>
          <table:table-cell office:value-type="float" office:value="86.710491" calcext:value-type="float">
            <text:p>86.710491</text:p>
          </table:table-cell>
          <table:table-cell office:value-type="float" office:value="-11.983443" calcext:value-type="float">
            <text:p>-11.983443</text:p>
          </table:table-cell>
          <table:table-cell office:value-type="float" office:value="102.0947" calcext:value-type="float">
            <text:p>102.0947</text:p>
          </table:table-cell>
          <table:table-cell office:value-type="float" office:value="0.636387" calcext:value-type="float">
            <text:p>0.636387</text:p>
          </table:table-cell>
          <table:table-cell office:value-type="float" office:value="96.389941" calcext:value-type="float">
            <text:p>96.389941</text:p>
          </table:table-cell>
          <table:table-cell office:value-type="float" office:value="-18.519288" calcext:value-type="float">
            <text:p>-18.51928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06.650168" calcext:value-type="float">
            <text:p>106.650168</text:p>
          </table:table-cell>
          <table:table-cell office:value-type="float" office:value="-19.735844" calcext:value-type="float">
            <text:p>-19.735844</text:p>
          </table:table-cell>
          <table:table-cell office:value-type="float" office:value="86.702822" calcext:value-type="float">
            <text:p>86.702822</text:p>
          </table:table-cell>
          <table:table-cell office:value-type="float" office:value="-12.175641" calcext:value-type="float">
            <text:p>-12.175641</text:p>
          </table:table-cell>
          <table:table-cell office:value-type="float" office:value="102.406451" calcext:value-type="float">
            <text:p>102.406451</text:p>
          </table:table-cell>
          <table:table-cell office:value-type="float" office:value="-0.796961" calcext:value-type="float">
            <text:p>-0.796961</text:p>
          </table:table-cell>
          <table:table-cell office:value-type="float" office:value="106.64922" calcext:value-type="float">
            <text:p>106.64922</text:p>
          </table:table-cell>
          <table:table-cell office:value-type="float" office:value="-19.736656" calcext:value-type="float">
            <text:p>-19.736656</text:p>
          </table:table-cell>
          <table:table-cell office:value-type="float" office:value="933" calcext:value-type="float">
            <text:p>933</text:p>
          </table:table-cell>
          <table:table-cell office:value-type="float" office:value="106.650168" calcext:value-type="float">
            <text:p>106.650168</text:p>
          </table:table-cell>
          <table:table-cell office:value-type="float" office:value="-19.735845" calcext:value-type="float">
            <text:p>-19.735845</text:p>
          </table:table-cell>
          <table:table-cell office:value-type="float" office:value="86.702823" calcext:value-type="float">
            <text:p>86.702823</text:p>
          </table:table-cell>
          <table:table-cell office:value-type="float" office:value="-11.987066" calcext:value-type="float">
            <text:p>-11.987066</text:p>
          </table:table-cell>
          <table:table-cell office:value-type="float" office:value="102.406452" calcext:value-type="float">
            <text:p>102.406452</text:p>
          </table:table-cell>
          <table:table-cell office:value-type="float" office:value="-0.793039" calcext:value-type="float">
            <text:p>-0.793039</text:p>
          </table:table-cell>
          <table:table-cell office:value-type="float" office:value="106.649221" calcext:value-type="float">
            <text:p>106.649221</text:p>
          </table:table-cell>
          <table:table-cell office:value-type="float" office:value="-19.736656" calcext:value-type="float">
            <text:p>-19.73665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0.76909" calcext:value-type="float">
            <text:p>100.76909</text:p>
          </table:table-cell>
          <table:table-cell office:value-type="float" office:value="-5.971834" calcext:value-type="float">
            <text:p>-5.971834</text:p>
          </table:table-cell>
          <table:table-cell office:value-type="float" office:value="86.695395" calcext:value-type="float">
            <text:p>86.695395</text:p>
          </table:table-cell>
          <table:table-cell office:value-type="float" office:value="-12.175179" calcext:value-type="float">
            <text:p>-12.175179</text:p>
          </table:table-cell>
          <table:table-cell office:value-type="float" office:value="102.284929" calcext:value-type="float">
            <text:p>102.284929</text:p>
          </table:table-cell>
          <table:table-cell office:value-type="float" office:value="-1.158772" calcext:value-type="float">
            <text:p>-1.158772</text:p>
          </table:table-cell>
          <table:table-cell office:value-type="float" office:value="100.769604" calcext:value-type="float">
            <text:p>100.769604</text:p>
          </table:table-cell>
          <table:table-cell office:value-type="float" office:value="-5.972312" calcext:value-type="float">
            <text:p>-5.972312</text:p>
          </table:table-cell>
          <table:table-cell office:value-type="float" office:value="934" calcext:value-type="float">
            <text:p>934</text:p>
          </table:table-cell>
          <table:table-cell office:value-type="float" office:value="100.769091" calcext:value-type="float">
            <text:p>100.769091</text:p>
          </table:table-cell>
          <table:table-cell office:value-type="float" office:value="-5.971835" calcext:value-type="float">
            <text:p>-5.971835</text:p>
          </table:table-cell>
          <table:table-cell office:value-type="float" office:value="86.695396" calcext:value-type="float">
            <text:p>86.695396</text:p>
          </table:table-cell>
          <table:table-cell office:value-type="float" office:value="-11.986604" calcext:value-type="float">
            <text:p>-11.986604</text:p>
          </table:table-cell>
          <table:table-cell office:value-type="float" office:value="102.284929" calcext:value-type="float">
            <text:p>102.284929</text:p>
          </table:table-cell>
          <table:table-cell office:value-type="float" office:value="-1.155124" calcext:value-type="float">
            <text:p>-1.155124</text:p>
          </table:table-cell>
          <table:table-cell office:value-type="float" office:value="100.769605" calcext:value-type="float">
            <text:p>100.769605</text:p>
          </table:table-cell>
          <table:table-cell office:value-type="float" office:value="-5.972312" calcext:value-type="float">
            <text:p>-5.97231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3.62543" calcext:value-type="float">
            <text:p>103.62543</text:p>
          </table:table-cell>
          <table:table-cell office:value-type="float" office:value="10.866492" calcext:value-type="float">
            <text:p>10.866492</text:p>
          </table:table-cell>
          <table:table-cell office:value-type="float" office:value="86.688486" calcext:value-type="float">
            <text:p>86.688486</text:p>
          </table:table-cell>
          <table:table-cell office:value-type="float" office:value="-12.170687" calcext:value-type="float">
            <text:p>-12.170687</text:p>
          </table:table-cell>
          <table:table-cell office:value-type="float" office:value="102.372338" calcext:value-type="float">
            <text:p>102.372338</text:p>
          </table:table-cell>
          <table:table-cell office:value-type="float" office:value="-0.312826" calcext:value-type="float">
            <text:p>-0.312826</text:p>
          </table:table-cell>
          <table:table-cell office:value-type="float" office:value="103.625152" calcext:value-type="float">
            <text:p>103.625152</text:p>
          </table:table-cell>
          <table:table-cell office:value-type="float" office:value="10.866394" calcext:value-type="float">
            <text:p>10.866394</text:p>
          </table:table-cell>
          <table:table-cell office:value-type="float" office:value="935" calcext:value-type="float">
            <text:p>935</text:p>
          </table:table-cell>
          <table:table-cell office:value-type="float" office:value="103.62543" calcext:value-type="float">
            <text:p>103.62543</text:p>
          </table:table-cell>
          <table:table-cell office:value-type="float" office:value="10.866492" calcext:value-type="float">
            <text:p>10.866492</text:p>
          </table:table-cell>
          <table:table-cell office:value-type="float" office:value="86.688487" calcext:value-type="float">
            <text:p>86.688487</text:p>
          </table:table-cell>
          <table:table-cell office:value-type="float" office:value="-11.982112" calcext:value-type="float">
            <text:p>-11.982112</text:p>
          </table:table-cell>
          <table:table-cell office:value-type="float" office:value="102.372339" calcext:value-type="float">
            <text:p>102.372339</text:p>
          </table:table-cell>
          <table:table-cell office:value-type="float" office:value="-0.309434" calcext:value-type="float">
            <text:p>-0.309434</text:p>
          </table:table-cell>
          <table:table-cell office:value-type="float" office:value="103.625153" calcext:value-type="float">
            <text:p>103.625153</text:p>
          </table:table-cell>
          <table:table-cell office:value-type="float" office:value="10.866395" calcext:value-type="float">
            <text:p>10.86639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87.401702" calcext:value-type="float">
            <text:p>87.401702</text:p>
          </table:table-cell>
          <table:table-cell office:value-type="float" office:value="6.283924" calcext:value-type="float">
            <text:p>6.283924</text:p>
          </table:table-cell>
          <table:table-cell office:value-type="float" office:value="86.682995" calcext:value-type="float">
            <text:p>86.682995</text:p>
          </table:table-cell>
          <table:table-cell office:value-type="float" office:value="-12.173183" calcext:value-type="float">
            <text:p>-12.173183</text:p>
          </table:table-cell>
          <table:table-cell office:value-type="float" office:value="101.319287" calcext:value-type="float">
            <text:p>101.319287</text:p>
          </table:table-cell>
          <table:table-cell office:value-type="float" office:value="0.146624" calcext:value-type="float">
            <text:p>0.146624</text:p>
          </table:table-cell>
          <table:table-cell office:value-type="float" office:value="87.402307" calcext:value-type="float">
            <text:p>87.402307</text:p>
          </table:table-cell>
          <table:table-cell office:value-type="float" office:value="6.284603" calcext:value-type="float">
            <text:p>6.284603</text:p>
          </table:table-cell>
          <table:table-cell office:value-type="float" office:value="936" calcext:value-type="float">
            <text:p>936</text:p>
          </table:table-cell>
          <table:table-cell office:value-type="float" office:value="87.401703" calcext:value-type="float">
            <text:p>87.401703</text:p>
          </table:table-cell>
          <table:table-cell office:value-type="float" office:value="6.283925" calcext:value-type="float">
            <text:p>6.283925</text:p>
          </table:table-cell>
          <table:table-cell office:value-type="float" office:value="86.682996" calcext:value-type="float">
            <text:p>86.682996</text:p>
          </table:table-cell>
          <table:table-cell office:value-type="float" office:value="-11.984608" calcext:value-type="float">
            <text:p>-11.984608</text:p>
          </table:table-cell>
          <table:table-cell office:value-type="float" office:value="101.319288" calcext:value-type="float">
            <text:p>101.319288</text:p>
          </table:table-cell>
          <table:table-cell office:value-type="float" office:value="0.14978" calcext:value-type="float">
            <text:p>0.14978</text:p>
          </table:table-cell>
          <table:table-cell office:value-type="float" office:value="87.402308" calcext:value-type="float">
            <text:p>87.402308</text:p>
          </table:table-cell>
          <table:table-cell office:value-type="float" office:value="6.284604" calcext:value-type="float">
            <text:p>6.28460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0.150726" calcext:value-type="float">
            <text:p>90.150726</text:p>
          </table:table-cell>
          <table:table-cell office:value-type="float" office:value="-4.309336" calcext:value-type="float">
            <text:p>-4.309336</text:p>
          </table:table-cell>
          <table:table-cell office:value-type="float" office:value="86.680874" calcext:value-type="float">
            <text:p>86.680874</text:p>
          </table:table-cell>
          <table:table-cell office:value-type="float" office:value="-12.171605" calcext:value-type="float">
            <text:p>-12.171605</text:p>
          </table:table-cell>
          <table:table-cell office:value-type="float" office:value="100.535515" calcext:value-type="float">
            <text:p>100.535515</text:p>
          </table:table-cell>
          <table:table-cell office:value-type="float" office:value="-0.163824" calcext:value-type="float">
            <text:p>-0.163824</text:p>
          </table:table-cell>
          <table:table-cell office:value-type="float" office:value="90.150126" calcext:value-type="float">
            <text:p>90.150126</text:p>
          </table:table-cell>
          <table:table-cell office:value-type="float" office:value="-4.309146" calcext:value-type="float">
            <text:p>-4.309146</text:p>
          </table:table-cell>
          <table:table-cell office:value-type="float" office:value="937" calcext:value-type="float">
            <text:p>937</text:p>
          </table:table-cell>
          <table:table-cell office:value-type="float" office:value="90.150726" calcext:value-type="float">
            <text:p>90.150726</text:p>
          </table:table-cell>
          <table:table-cell office:value-type="float" office:value="-4.309336" calcext:value-type="float">
            <text:p>-4.309336</text:p>
          </table:table-cell>
          <table:table-cell office:value-type="float" office:value="86.680874" calcext:value-type="float">
            <text:p>86.680874</text:p>
          </table:table-cell>
          <table:table-cell office:value-type="float" office:value="-11.986186" calcext:value-type="float">
            <text:p>-11.986186</text:p>
          </table:table-cell>
          <table:table-cell office:value-type="float" office:value="100.535515" calcext:value-type="float">
            <text:p>100.535515</text:p>
          </table:table-cell>
          <table:table-cell office:value-type="float" office:value="-0.163826" calcext:value-type="float">
            <text:p>-0.163826</text:p>
          </table:table-cell>
          <table:table-cell office:value-type="float" office:value="90.150126" calcext:value-type="float">
            <text:p>90.150126</text:p>
          </table:table-cell>
          <table:table-cell office:value-type="float" office:value="-4.309146" calcext:value-type="float">
            <text:p>-4.30914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86.03546" calcext:value-type="float">
            <text:p>86.03546</text:p>
          </table:table-cell>
          <table:table-cell office:value-type="float" office:value="-16.942116" calcext:value-type="float">
            <text:p>-16.942116</text:p>
          </table:table-cell>
          <table:table-cell office:value-type="float" office:value="86.684144" calcext:value-type="float">
            <text:p>86.684144</text:p>
          </table:table-cell>
          <table:table-cell office:value-type="float" office:value="-12.176948" calcext:value-type="float">
            <text:p>-12.176948</text:p>
          </table:table-cell>
          <table:table-cell office:value-type="float" office:value="99.523552" calcext:value-type="float">
            <text:p>99.523552</text:p>
          </table:table-cell>
          <table:table-cell office:value-type="float" office:value="-1.343274" calcext:value-type="float">
            <text:p>-1.343274</text:p>
          </table:table-cell>
          <table:table-cell office:value-type="float" office:value="86.035676" calcext:value-type="float">
            <text:p>86.035676</text:p>
          </table:table-cell>
          <table:table-cell office:value-type="float" office:value="-16.942052" calcext:value-type="float">
            <text:p>-16.942052</text:p>
          </table:table-cell>
          <table:table-cell office:value-type="float" office:value="938" calcext:value-type="float">
            <text:p>938</text:p>
          </table:table-cell>
          <table:table-cell office:value-type="float" office:value="86.03546" calcext:value-type="float">
            <text:p>86.03546</text:p>
          </table:table-cell>
          <table:table-cell office:value-type="float" office:value="-16.942117" calcext:value-type="float">
            <text:p>-16.942117</text:p>
          </table:table-cell>
          <table:table-cell office:value-type="float" office:value="86.684144" calcext:value-type="float">
            <text:p>86.684144</text:p>
          </table:table-cell>
          <table:table-cell office:value-type="float" office:value="-11.991529" calcext:value-type="float">
            <text:p>-11.991529</text:p>
          </table:table-cell>
          <table:table-cell office:value-type="float" office:value="99.523553" calcext:value-type="float">
            <text:p>99.523553</text:p>
          </table:table-cell>
          <table:table-cell office:value-type="float" office:value="-1.343275" calcext:value-type="float">
            <text:p>-1.343275</text:p>
          </table:table-cell>
          <table:table-cell office:value-type="float" office:value="86.035677" calcext:value-type="float">
            <text:p>86.035677</text:p>
          </table:table-cell>
          <table:table-cell office:value-type="float" office:value="-16.942052" calcext:value-type="float">
            <text:p>-16.94205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5.580603" calcext:value-type="float">
            <text:p>85.580603</text:p>
          </table:table-cell>
          <table:table-cell office:value-type="float" office:value="-20.441638" calcext:value-type="float">
            <text:p>-20.441638</text:p>
          </table:table-cell>
          <table:table-cell office:value-type="float" office:value="86.693193" calcext:value-type="float">
            <text:p>86.693193</text:p>
          </table:table-cell>
          <table:table-cell office:value-type="float" office:value="-12.182191" calcext:value-type="float">
            <text:p>-12.182191</text:p>
          </table:table-cell>
          <table:table-cell office:value-type="float" office:value="98.555962" calcext:value-type="float">
            <text:p>98.555962</text:p>
          </table:table-cell>
          <table:table-cell office:value-type="float" office:value="-2.685035" calcext:value-type="float">
            <text:p>-2.685035</text:p>
          </table:table-cell>
          <table:table-cell office:value-type="float" office:value="85.580488" calcext:value-type="float">
            <text:p>85.580488</text:p>
          </table:table-cell>
          <table:table-cell office:value-type="float" office:value="-20.441926" calcext:value-type="float">
            <text:p>-20.441926</text:p>
          </table:table-cell>
          <table:table-cell office:value-type="float" office:value="939" calcext:value-type="float">
            <text:p>939</text:p>
          </table:table-cell>
          <table:table-cell office:value-type="float" office:value="85.580604" calcext:value-type="float">
            <text:p>85.580604</text:p>
          </table:table-cell>
          <table:table-cell office:value-type="float" office:value="-20.441639" calcext:value-type="float">
            <text:p>-20.441639</text:p>
          </table:table-cell>
          <table:table-cell office:value-type="float" office:value="86.693194" calcext:value-type="float">
            <text:p>86.693194</text:p>
          </table:table-cell>
          <table:table-cell office:value-type="float" office:value="-11.996772" calcext:value-type="float">
            <text:p>-11.996772</text:p>
          </table:table-cell>
          <table:table-cell office:value-type="float" office:value="98.555962" calcext:value-type="float">
            <text:p>98.555962</text:p>
          </table:table-cell>
          <table:table-cell office:value-type="float" office:value="-2.685037" calcext:value-type="float">
            <text:p>-2.685037</text:p>
          </table:table-cell>
          <table:table-cell office:value-type="float" office:value="85.580489" calcext:value-type="float">
            <text:p>85.580489</text:p>
          </table:table-cell>
          <table:table-cell office:value-type="float" office:value="-20.441926" calcext:value-type="float">
            <text:p>-20.441926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85.349688" calcext:value-type="float">
            <text:p>85.349688</text:p>
          </table:table-cell>
          <table:table-cell office:value-type="float" office:value="-19.748521" calcext:value-type="float">
            <text:p>-19.748521</text:p>
          </table:table-cell>
          <table:table-cell office:value-type="float" office:value="86.705231" calcext:value-type="float">
            <text:p>86.705231</text:p>
          </table:table-cell>
          <table:table-cell office:value-type="float" office:value="-12.183712" calcext:value-type="float">
            <text:p>-12.183712</text:p>
          </table:table-cell>
          <table:table-cell office:value-type="float" office:value="97.642718" calcext:value-type="float">
            <text:p>97.642718</text:p>
          </table:table-cell>
          <table:table-cell office:value-type="float" office:value="-3.880894" calcext:value-type="float">
            <text:p>-3.880894</text:p>
          </table:table-cell>
          <table:table-cell office:value-type="float" office:value="85.349681" calcext:value-type="float">
            <text:p>85.349681</text:p>
          </table:table-cell>
          <table:table-cell office:value-type="float" office:value="-19.748652" calcext:value-type="float">
            <text:p>-19.748652</text:p>
          </table:table-cell>
          <table:table-cell office:value-type="float" office:value="940" calcext:value-type="float">
            <text:p>940</text:p>
          </table:table-cell>
          <table:table-cell office:value-type="float" office:value="85.349689" calcext:value-type="float">
            <text:p>85.349689</text:p>
          </table:table-cell>
          <table:table-cell office:value-type="float" office:value="-19.748521" calcext:value-type="float">
            <text:p>-19.748521</text:p>
          </table:table-cell>
          <table:table-cell office:value-type="float" office:value="86.705231" calcext:value-type="float">
            <text:p>86.705231</text:p>
          </table:table-cell>
          <table:table-cell office:value-type="float" office:value="-11.998293" calcext:value-type="float">
            <text:p>-11.998293</text:p>
          </table:table-cell>
          <table:table-cell office:value-type="float" office:value="97.642718" calcext:value-type="float">
            <text:p>97.642718</text:p>
          </table:table-cell>
          <table:table-cell office:value-type="float" office:value="-3.880895" calcext:value-type="float">
            <text:p>-3.880895</text:p>
          </table:table-cell>
          <table:table-cell office:value-type="float" office:value="85.349682" calcext:value-type="float">
            <text:p>85.349682</text:p>
          </table:table-cell>
          <table:table-cell office:value-type="float" office:value="-19.748653" calcext:value-type="float">
            <text:p>-19.74865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9.60527" calcext:value-type="float">
            <text:p>89.60527</text:p>
          </table:table-cell>
          <table:table-cell office:value-type="float" office:value="-16.265126" calcext:value-type="float">
            <text:p>-16.265126</text:p>
          </table:table-cell>
          <table:table-cell office:value-type="float" office:value="86.720492" calcext:value-type="float">
            <text:p>86.720492</text:p>
          </table:table-cell>
          <table:table-cell office:value-type="float" office:value="-12.182621" calcext:value-type="float">
            <text:p>-12.182621</text:p>
          </table:table-cell>
          <table:table-cell office:value-type="float" office:value="97.094289" calcext:value-type="float">
            <text:p>97.094289</text:p>
          </table:table-cell>
          <table:table-cell office:value-type="float" office:value="-4.746776" calcext:value-type="float">
            <text:p>-4.746776</text:p>
          </table:table-cell>
          <table:table-cell office:value-type="float" office:value="89.60513" calcext:value-type="float">
            <text:p>89.60513</text:p>
          </table:table-cell>
          <table:table-cell office:value-type="float" office:value="-16.265213" calcext:value-type="float">
            <text:p>-16.265213</text:p>
          </table:table-cell>
          <table:table-cell office:value-type="float" office:value="941" calcext:value-type="float">
            <text:p>941</text:p>
          </table:table-cell>
          <table:table-cell office:value-type="float" office:value="89.605271" calcext:value-type="float">
            <text:p>89.605271</text:p>
          </table:table-cell>
          <table:table-cell office:value-type="float" office:value="-16.265127" calcext:value-type="float">
            <text:p>-16.265127</text:p>
          </table:table-cell>
          <table:table-cell office:value-type="float" office:value="86.720492" calcext:value-type="float">
            <text:p>86.720492</text:p>
          </table:table-cell>
          <table:table-cell office:value-type="float" office:value="-11.997203" calcext:value-type="float">
            <text:p>-11.997203</text:p>
          </table:table-cell>
          <table:table-cell office:value-type="float" office:value="97.09429" calcext:value-type="float">
            <text:p>97.09429</text:p>
          </table:table-cell>
          <table:table-cell office:value-type="float" office:value="-4.746777" calcext:value-type="float">
            <text:p>-4.746777</text:p>
          </table:table-cell>
          <table:table-cell office:value-type="float" office:value="89.60513" calcext:value-type="float">
            <text:p>89.60513</text:p>
          </table:table-cell>
          <table:table-cell office:value-type="float" office:value="-16.265214" calcext:value-type="float">
            <text:p>-16.26521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93.632546" calcext:value-type="float">
            <text:p>93.632546</text:p>
          </table:table-cell>
          <table:table-cell office:value-type="float" office:value="-4.559469" calcext:value-type="float">
            <text:p>-4.559469</text:p>
          </table:table-cell>
          <table:table-cell office:value-type="float" office:value="86.741541" calcext:value-type="float">
            <text:p>86.741541</text:p>
          </table:table-cell>
          <table:table-cell office:value-type="float" office:value="-12.183609" calcext:value-type="float">
            <text:p>-12.183609</text:p>
          </table:table-cell>
          <table:table-cell office:value-type="float" office:value="96.871543" calcext:value-type="float">
            <text:p>96.871543</text:p>
          </table:table-cell>
          <table:table-cell office:value-type="float" office:value="-4.734583" calcext:value-type="float">
            <text:p>-4.734583</text:p>
          </table:table-cell>
          <table:table-cell office:value-type="float" office:value="93.632554" calcext:value-type="float">
            <text:p>93.632554</text:p>
          </table:table-cell>
          <table:table-cell office:value-type="float" office:value="-4.559726" calcext:value-type="float">
            <text:p>-4.559726</text:p>
          </table:table-cell>
          <table:table-cell office:value-type="float" office:value="942" calcext:value-type="float">
            <text:p>942</text:p>
          </table:table-cell>
          <table:table-cell office:value-type="float" office:value="93.632547" calcext:value-type="float">
            <text:p>93.632547</text:p>
          </table:table-cell>
          <table:table-cell office:value-type="float" office:value="-4.55947" calcext:value-type="float">
            <text:p>-4.55947</text:p>
          </table:table-cell>
          <table:table-cell office:value-type="float" office:value="86.741541" calcext:value-type="float">
            <text:p>86.741541</text:p>
          </table:table-cell>
          <table:table-cell office:value-type="float" office:value="-11.998191" calcext:value-type="float">
            <text:p>-11.998191</text:p>
          </table:table-cell>
          <table:table-cell office:value-type="float" office:value="96.871543" calcext:value-type="float">
            <text:p>96.871543</text:p>
          </table:table-cell>
          <table:table-cell office:value-type="float" office:value="-4.734584" calcext:value-type="float">
            <text:p>-4.734584</text:p>
          </table:table-cell>
          <table:table-cell office:value-type="float" office:value="93.632554" calcext:value-type="float">
            <text:p>93.632554</text:p>
          </table:table-cell>
          <table:table-cell office:value-type="float" office:value="-4.559727" calcext:value-type="float">
            <text:p>-4.55972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91.750921" calcext:value-type="float">
            <text:p>91.750921</text:p>
          </table:table-cell>
          <table:table-cell office:value-type="float" office:value="-4.866599" calcext:value-type="float">
            <text:p>-4.866599</text:p>
          </table:table-cell>
          <table:table-cell office:value-type="float" office:value="86.767858" calcext:value-type="float">
            <text:p>86.767858</text:p>
          </table:table-cell>
          <table:table-cell office:value-type="float" office:value="-12.186384" calcext:value-type="float">
            <text:p>-12.186384</text:p>
          </table:table-cell>
          <table:table-cell office:value-type="float" office:value="96.537574" calcext:value-type="float">
            <text:p>96.537574</text:p>
          </table:table-cell>
          <table:table-cell office:value-type="float" office:value="-4.746404" calcext:value-type="float">
            <text:p>-4.746404</text:p>
          </table:table-cell>
          <table:table-cell office:value-type="float" office:value="91.751106" calcext:value-type="float">
            <text:p>91.751106</text:p>
          </table:table-cell>
          <table:table-cell office:value-type="float" office:value="-4.866225" calcext:value-type="float">
            <text:p>-4.866225</text:p>
          </table:table-cell>
          <table:table-cell office:value-type="float" office:value="943" calcext:value-type="float">
            <text:p>943</text:p>
          </table:table-cell>
          <table:table-cell office:value-type="float" office:value="91.750922" calcext:value-type="float">
            <text:p>91.750922</text:p>
          </table:table-cell>
          <table:table-cell office:value-type="float" office:value="-4.8666" calcext:value-type="float">
            <text:p>-4.8666</text:p>
          </table:table-cell>
          <table:table-cell office:value-type="float" office:value="86.767859" calcext:value-type="float">
            <text:p>86.767859</text:p>
          </table:table-cell>
          <table:table-cell office:value-type="float" office:value="-12.000965" calcext:value-type="float">
            <text:p>-12.000965</text:p>
          </table:table-cell>
          <table:table-cell office:value-type="float" office:value="96.537575" calcext:value-type="float">
            <text:p>96.537575</text:p>
          </table:table-cell>
          <table:table-cell office:value-type="float" office:value="-4.746406" calcext:value-type="float">
            <text:p>-4.746406</text:p>
          </table:table-cell>
          <table:table-cell office:value-type="float" office:value="91.751106" calcext:value-type="float">
            <text:p>91.751106</text:p>
          </table:table-cell>
          <table:table-cell office:value-type="float" office:value="-4.866226" calcext:value-type="float">
            <text:p>-4.86622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93.705729" calcext:value-type="float">
            <text:p>93.705729</text:p>
          </table:table-cell>
          <table:table-cell office:value-type="float" office:value="-9.117685" calcext:value-type="float">
            <text:p>-9.117685</text:p>
          </table:table-cell>
          <table:table-cell office:value-type="float" office:value="86.793817" calcext:value-type="float">
            <text:p>86.793817</text:p>
          </table:table-cell>
          <table:table-cell office:value-type="float" office:value="-12.193335" calcext:value-type="float">
            <text:p>-12.193335</text:p>
          </table:table-cell>
          <table:table-cell office:value-type="float" office:value="96.363487" calcext:value-type="float">
            <text:p>96.363487</text:p>
          </table:table-cell>
          <table:table-cell office:value-type="float" office:value="-5.058859" calcext:value-type="float">
            <text:p>-5.058859</text:p>
          </table:table-cell>
          <table:table-cell office:value-type="float" office:value="93.705609" calcext:value-type="float">
            <text:p>93.705609</text:p>
          </table:table-cell>
          <table:table-cell office:value-type="float" office:value="-9.117563" calcext:value-type="float">
            <text:p>-9.117563</text:p>
          </table:table-cell>
          <table:table-cell office:value-type="float" office:value="944" calcext:value-type="float">
            <text:p>944</text:p>
          </table:table-cell>
          <table:table-cell office:value-type="float" office:value="93.705729" calcext:value-type="float">
            <text:p>93.705729</text:p>
          </table:table-cell>
          <table:table-cell office:value-type="float" office:value="-9.117686" calcext:value-type="float">
            <text:p>-9.117686</text:p>
          </table:table-cell>
          <table:table-cell office:value-type="float" office:value="86.793818" calcext:value-type="float">
            <text:p>86.793818</text:p>
          </table:table-cell>
          <table:table-cell office:value-type="float" office:value="-12.007916" calcext:value-type="float">
            <text:p>-12.007916</text:p>
          </table:table-cell>
          <table:table-cell office:value-type="float" office:value="96.363488" calcext:value-type="float">
            <text:p>96.363488</text:p>
          </table:table-cell>
          <table:table-cell office:value-type="float" office:value="-5.05886" calcext:value-type="float">
            <text:p>-5.05886</text:p>
          </table:table-cell>
          <table:table-cell office:value-type="float" office:value="93.70561" calcext:value-type="float">
            <text:p>93.70561</text:p>
          </table:table-cell>
          <table:table-cell office:value-type="float" office:value="-9.117563" calcext:value-type="float">
            <text:p>-9.11756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92.143231" calcext:value-type="float">
            <text:p>92.143231</text:p>
          </table:table-cell>
          <table:table-cell office:value-type="float" office:value="-8.737523" calcext:value-type="float">
            <text:p>-8.737523</text:p>
          </table:table-cell>
          <table:table-cell office:value-type="float" office:value="86.81341" calcext:value-type="float">
            <text:p>86.81341</text:p>
          </table:table-cell>
          <table:table-cell office:value-type="float" office:value="-12.193867" calcext:value-type="float">
            <text:p>-12.193867</text:p>
          </table:table-cell>
          <table:table-cell office:value-type="float" office:value="96.086291" calcext:value-type="float">
            <text:p>96.086291</text:p>
          </table:table-cell>
          <table:table-cell office:value-type="float" office:value="-5.31686" calcext:value-type="float">
            <text:p>-5.31686</text:p>
          </table:table-cell>
          <table:table-cell office:value-type="float" office:value="92.14334" calcext:value-type="float">
            <text:p>92.14334</text:p>
          </table:table-cell>
          <table:table-cell office:value-type="float" office:value="-8.737666" calcext:value-type="float">
            <text:p>-8.737666</text:p>
          </table:table-cell>
          <table:table-cell office:value-type="float" office:value="945" calcext:value-type="float">
            <text:p>945</text:p>
          </table:table-cell>
          <table:table-cell office:value-type="float" office:value="92.143231" calcext:value-type="float">
            <text:p>92.143231</text:p>
          </table:table-cell>
          <table:table-cell office:value-type="float" office:value="-8.737523" calcext:value-type="float">
            <text:p>-8.737523</text:p>
          </table:table-cell>
          <table:table-cell office:value-type="float" office:value="86.813411" calcext:value-type="float">
            <text:p>86.813411</text:p>
          </table:table-cell>
          <table:table-cell office:value-type="float" office:value="-12.008448" calcext:value-type="float">
            <text:p>-12.008448</text:p>
          </table:table-cell>
          <table:table-cell office:value-type="float" office:value="96.086291" calcext:value-type="float">
            <text:p>96.086291</text:p>
          </table:table-cell>
          <table:table-cell office:value-type="float" office:value="-5.316861" calcext:value-type="float">
            <text:p>-5.316861</text:p>
          </table:table-cell>
          <table:table-cell office:value-type="float" office:value="92.14334" calcext:value-type="float">
            <text:p>92.14334</text:p>
          </table:table-cell>
          <table:table-cell office:value-type="float" office:value="-8.737667" calcext:value-type="float">
            <text:p>-8.73766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5.48788" calcext:value-type="float">
            <text:p>95.48788</text:p>
          </table:table-cell>
          <table:table-cell office:value-type="float" office:value="-10.67038" calcext:value-type="float">
            <text:p>-10.67038</text:p>
          </table:table-cell>
          <table:table-cell office:value-type="float" office:value="86.821861" calcext:value-type="float">
            <text:p>86.821861</text:p>
          </table:table-cell>
          <table:table-cell office:value-type="float" office:value="-12.195151" calcext:value-type="float">
            <text:p>-12.195151</text:p>
          </table:table-cell>
          <table:table-cell office:value-type="float" office:value="96.052261" calcext:value-type="float">
            <text:p>96.052261</text:p>
          </table:table-cell>
          <table:table-cell office:value-type="float" office:value="-5.6928" calcext:value-type="float">
            <text:p>-5.6928</text:p>
          </table:table-cell>
          <table:table-cell office:value-type="float" office:value="95.487728" calcext:value-type="float">
            <text:p>95.487728</text:p>
          </table:table-cell>
          <table:table-cell office:value-type="float" office:value="-10.670309" calcext:value-type="float">
            <text:p>-10.670309</text:p>
          </table:table-cell>
          <table:table-cell office:value-type="float" office:value="946" calcext:value-type="float">
            <text:p>946</text:p>
          </table:table-cell>
          <table:table-cell office:value-type="float" office:value="95.48788" calcext:value-type="float">
            <text:p>95.48788</text:p>
          </table:table-cell>
          <table:table-cell office:value-type="float" office:value="-10.670381" calcext:value-type="float">
            <text:p>-10.670381</text:p>
          </table:table-cell>
          <table:table-cell office:value-type="float" office:value="86.821861" calcext:value-type="float">
            <text:p>86.821861</text:p>
          </table:table-cell>
          <table:table-cell office:value-type="float" office:value="-12.009732" calcext:value-type="float">
            <text:p>-12.009732</text:p>
          </table:table-cell>
          <table:table-cell office:value-type="float" office:value="96.052261" calcext:value-type="float">
            <text:p>96.052261</text:p>
          </table:table-cell>
          <table:table-cell office:value-type="float" office:value="-5.692801" calcext:value-type="float">
            <text:p>-5.692801</text:p>
          </table:table-cell>
          <table:table-cell office:value-type="float" office:value="95.487728" calcext:value-type="float">
            <text:p>95.487728</text:p>
          </table:table-cell>
          <table:table-cell office:value-type="float" office:value="-10.670309" calcext:value-type="float">
            <text:p>-10.67030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5.286141" calcext:value-type="float">
            <text:p>95.286141</text:p>
          </table:table-cell>
          <table:table-cell office:value-type="float" office:value="-11.165289" calcext:value-type="float">
            <text:p>-11.165289</text:p>
          </table:table-cell>
          <table:table-cell office:value-type="float" office:value="86.823254" calcext:value-type="float">
            <text:p>86.823254</text:p>
          </table:table-cell>
          <table:table-cell office:value-type="float" office:value="-12.200132" calcext:value-type="float">
            <text:p>-12.200132</text:p>
          </table:table-cell>
          <table:table-cell office:value-type="float" office:value="95.999928" calcext:value-type="float">
            <text:p>95.999928</text:p>
          </table:table-cell>
          <table:table-cell office:value-type="float" office:value="-6.080508" calcext:value-type="float">
            <text:p>-6.080508</text:p>
          </table:table-cell>
          <table:table-cell office:value-type="float" office:value="95.28625" calcext:value-type="float">
            <text:p>95.28625</text:p>
          </table:table-cell>
          <table:table-cell office:value-type="float" office:value="-11.165334" calcext:value-type="float">
            <text:p>-11.165334</text:p>
          </table:table-cell>
          <table:table-cell office:value-type="float" office:value="947" calcext:value-type="float">
            <text:p>947</text:p>
          </table:table-cell>
          <table:table-cell office:value-type="float" office:value="95.286141" calcext:value-type="float">
            <text:p>95.286141</text:p>
          </table:table-cell>
          <table:table-cell office:value-type="float" office:value="-11.16529" calcext:value-type="float">
            <text:p>-11.16529</text:p>
          </table:table-cell>
          <table:table-cell office:value-type="float" office:value="86.823254" calcext:value-type="float">
            <text:p>86.823254</text:p>
          </table:table-cell>
          <table:table-cell office:value-type="float" office:value="-12.014714" calcext:value-type="float">
            <text:p>-12.014714</text:p>
          </table:table-cell>
          <table:table-cell office:value-type="float" office:value="95.999929" calcext:value-type="float">
            <text:p>95.999929</text:p>
          </table:table-cell>
          <table:table-cell office:value-type="float" office:value="-6.080509" calcext:value-type="float">
            <text:p>-6.080509</text:p>
          </table:table-cell>
          <table:table-cell office:value-type="float" office:value="95.28625" calcext:value-type="float">
            <text:p>95.28625</text:p>
          </table:table-cell>
          <table:table-cell office:value-type="float" office:value="-11.165334" calcext:value-type="float">
            <text:p>-11.16533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4.073264" calcext:value-type="float">
            <text:p>94.073264</text:p>
          </table:table-cell>
          <table:table-cell office:value-type="float" office:value="-8.619496" calcext:value-type="float">
            <text:p>-8.619496</text:p>
          </table:table-cell>
          <table:table-cell office:value-type="float" office:value="86.828722" calcext:value-type="float">
            <text:p>86.828722</text:p>
          </table:table-cell>
          <table:table-cell office:value-type="float" office:value="-12.196157" calcext:value-type="float">
            <text:p>-12.196157</text:p>
          </table:table-cell>
          <table:table-cell office:value-type="float" office:value="95.870147" calcext:value-type="float">
            <text:p>95.870147</text:p>
          </table:table-cell>
          <table:table-cell office:value-type="float" office:value="-6.254539" calcext:value-type="float">
            <text:p>-6.254539</text:p>
          </table:table-cell>
          <table:table-cell office:value-type="float" office:value="94.073296" calcext:value-type="float">
            <text:p>94.073296</text:p>
          </table:table-cell>
          <table:table-cell office:value-type="float" office:value="-8.619589" calcext:value-type="float">
            <text:p>-8.619589</text:p>
          </table:table-cell>
          <table:table-cell office:value-type="float" office:value="948" calcext:value-type="float">
            <text:p>948</text:p>
          </table:table-cell>
          <table:table-cell office:value-type="float" office:value="94.073265" calcext:value-type="float">
            <text:p>94.073265</text:p>
          </table:table-cell>
          <table:table-cell office:value-type="float" office:value="-8.619496" calcext:value-type="float">
            <text:p>-8.619496</text:p>
          </table:table-cell>
          <table:table-cell office:value-type="float" office:value="86.828722" calcext:value-type="float">
            <text:p>86.828722</text:p>
          </table:table-cell>
          <table:table-cell office:value-type="float" office:value="-12.010738" calcext:value-type="float">
            <text:p>-12.010738</text:p>
          </table:table-cell>
          <table:table-cell office:value-type="float" office:value="95.870147" calcext:value-type="float">
            <text:p>95.870147</text:p>
          </table:table-cell>
          <table:table-cell office:value-type="float" office:value="-6.25454" calcext:value-type="float">
            <text:p>-6.25454</text:p>
          </table:table-cell>
          <table:table-cell office:value-type="float" office:value="94.073296" calcext:value-type="float">
            <text:p>94.073296</text:p>
          </table:table-cell>
          <table:table-cell office:value-type="float" office:value="-8.61959" calcext:value-type="float">
            <text:p>-8.6195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9.031176" calcext:value-type="float">
            <text:p>89.031176</text:p>
          </table:table-cell>
          <table:table-cell office:value-type="float" office:value="-13.012597" calcext:value-type="float">
            <text:p>-13.012597</text:p>
          </table:table-cell>
          <table:table-cell office:value-type="float" office:value="86.844886" calcext:value-type="float">
            <text:p>86.844886</text:p>
          </table:table-cell>
          <table:table-cell office:value-type="float" office:value="-12.214336" calcext:value-type="float">
            <text:p>-12.214336</text:p>
          </table:table-cell>
          <table:table-cell office:value-type="float" office:value="95.406451" calcext:value-type="float">
            <text:p>95.406451</text:p>
          </table:table-cell>
          <table:table-cell office:value-type="float" office:value="-6.74451" calcext:value-type="float">
            <text:p>-6.74451</text:p>
          </table:table-cell>
          <table:table-cell office:value-type="float" office:value="89.031294" calcext:value-type="float">
            <text:p>89.031294</text:p>
          </table:table-cell>
          <table:table-cell office:value-type="float" office:value="-13.012385" calcext:value-type="float">
            <text:p>-13.012385</text:p>
          </table:table-cell>
          <table:table-cell office:value-type="float" office:value="949" calcext:value-type="float">
            <text:p>949</text:p>
          </table:table-cell>
          <table:table-cell office:value-type="float" office:value="89.031176" calcext:value-type="float">
            <text:p>89.031176</text:p>
          </table:table-cell>
          <table:table-cell office:value-type="float" office:value="-13.012598" calcext:value-type="float">
            <text:p>-13.012598</text:p>
          </table:table-cell>
          <table:table-cell office:value-type="float" office:value="86.844886" calcext:value-type="float">
            <text:p>86.844886</text:p>
          </table:table-cell>
          <table:table-cell office:value-type="float" office:value="-12.028917" calcext:value-type="float">
            <text:p>-12.028917</text:p>
          </table:table-cell>
          <table:table-cell office:value-type="float" office:value="95.406452" calcext:value-type="float">
            <text:p>95.406452</text:p>
          </table:table-cell>
          <table:table-cell office:value-type="float" office:value="-6.744511" calcext:value-type="float">
            <text:p>-6.744511</text:p>
          </table:table-cell>
          <table:table-cell office:value-type="float" office:value="89.031294" calcext:value-type="float">
            <text:p>89.031294</text:p>
          </table:table-cell>
          <table:table-cell office:value-type="float" office:value="-13.012385" calcext:value-type="float">
            <text:p>-13.01238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92.226691" calcext:value-type="float">
            <text:p>92.226691</text:p>
          </table:table-cell>
          <table:table-cell office:value-type="float" office:value="-12.7043" calcext:value-type="float">
            <text:p>-12.7043</text:p>
          </table:table-cell>
          <table:table-cell office:value-type="float" office:value="86.86417" calcext:value-type="float">
            <text:p>86.86417</text:p>
          </table:table-cell>
          <table:table-cell office:value-type="float" office:value="-12.19303" calcext:value-type="float">
            <text:p>-12.19303</text:p>
          </table:table-cell>
          <table:table-cell office:value-type="float" office:value="95.201802" calcext:value-type="float">
            <text:p>95.201802</text:p>
          </table:table-cell>
          <table:table-cell office:value-type="float" office:value="-7.141881" calcext:value-type="float">
            <text:p>-7.141881</text:p>
          </table:table-cell>
          <table:table-cell office:value-type="float" office:value="92.226439" calcext:value-type="float">
            <text:p>92.226439</text:p>
          </table:table-cell>
          <table:table-cell office:value-type="float" office:value="-12.704442" calcext:value-type="float">
            <text:p>-12.704442</text:p>
          </table:table-cell>
          <table:table-cell office:value-type="float" office:value="950" calcext:value-type="float">
            <text:p>950</text:p>
          </table:table-cell>
          <table:table-cell office:value-type="float" office:value="92.226691" calcext:value-type="float">
            <text:p>92.226691</text:p>
          </table:table-cell>
          <table:table-cell office:value-type="float" office:value="-12.7043" calcext:value-type="float">
            <text:p>-12.7043</text:p>
          </table:table-cell>
          <table:table-cell office:value-type="float" office:value="86.86417" calcext:value-type="float">
            <text:p>86.86417</text:p>
          </table:table-cell>
          <table:table-cell office:value-type="float" office:value="-12.007612" calcext:value-type="float">
            <text:p>-12.007612</text:p>
          </table:table-cell>
          <table:table-cell office:value-type="float" office:value="95.201803" calcext:value-type="float">
            <text:p>95.201803</text:p>
          </table:table-cell>
          <table:table-cell office:value-type="float" office:value="-7.141882" calcext:value-type="float">
            <text:p>-7.141882</text:p>
          </table:table-cell>
          <table:table-cell office:value-type="float" office:value="92.226439" calcext:value-type="float">
            <text:p>92.226439</text:p>
          </table:table-cell>
          <table:table-cell office:value-type="float" office:value="-12.704443" calcext:value-type="float">
            <text:p>-12.70444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6.181692" calcext:value-type="float">
            <text:p>86.181692</text:p>
          </table:table-cell>
          <table:table-cell office:value-type="float" office:value="-9.743835" calcext:value-type="float">
            <text:p>-9.743835</text:p>
          </table:table-cell>
          <table:table-cell office:value-type="float" office:value="86.880002" calcext:value-type="float">
            <text:p>86.880002</text:p>
          </table:table-cell>
          <table:table-cell office:value-type="float" office:value="-12.203473" calcext:value-type="float">
            <text:p>-12.203473</text:p>
          </table:table-cell>
          <table:table-cell office:value-type="float" office:value="94.585118" calcext:value-type="float">
            <text:p>94.585118</text:p>
          </table:table-cell>
          <table:table-cell office:value-type="float" office:value="-7.33373" calcext:value-type="float">
            <text:p>-7.33373</text:p>
          </table:table-cell>
          <table:table-cell office:value-type="float" office:value="86.181974" calcext:value-type="float">
            <text:p>86.181974</text:p>
          </table:table-cell>
          <table:table-cell office:value-type="float" office:value="-9.743917" calcext:value-type="float">
            <text:p>-9.743917</text:p>
          </table:table-cell>
          <table:table-cell office:value-type="float" office:value="951" calcext:value-type="float">
            <text:p>951</text:p>
          </table:table-cell>
          <table:table-cell office:value-type="float" office:value="86.181692" calcext:value-type="float">
            <text:p>86.181692</text:p>
          </table:table-cell>
          <table:table-cell office:value-type="float" office:value="-9.743836" calcext:value-type="float">
            <text:p>-9.743836</text:p>
          </table:table-cell>
          <table:table-cell office:value-type="float" office:value="86.880002" calcext:value-type="float">
            <text:p>86.880002</text:p>
          </table:table-cell>
          <table:table-cell office:value-type="float" office:value="-12.018055" calcext:value-type="float">
            <text:p>-12.018055</text:p>
          </table:table-cell>
          <table:table-cell office:value-type="float" office:value="94.585119" calcext:value-type="float">
            <text:p>94.585119</text:p>
          </table:table-cell>
          <table:table-cell office:value-type="float" office:value="-7.333731" calcext:value-type="float">
            <text:p>-7.333731</text:p>
          </table:table-cell>
          <table:table-cell office:value-type="float" office:value="86.181974" calcext:value-type="float">
            <text:p>86.181974</text:p>
          </table:table-cell>
          <table:table-cell office:value-type="float" office:value="-9.743918" calcext:value-type="float">
            <text:p>-9.7439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84.049789" calcext:value-type="float">
            <text:p>84.049789</text:p>
          </table:table-cell>
          <table:table-cell office:value-type="float" office:value="-14.53715" calcext:value-type="float">
            <text:p>-14.53715</text:p>
          </table:table-cell>
          <table:table-cell office:value-type="float" office:value="86.895071" calcext:value-type="float">
            <text:p>86.895071</text:p>
          </table:table-cell>
          <table:table-cell office:value-type="float" office:value="-12.218841" calcext:value-type="float">
            <text:p>-12.218841</text:p>
          </table:table-cell>
          <table:table-cell office:value-type="float" office:value="93.861659" calcext:value-type="float">
            <text:p>93.861659</text:p>
          </table:table-cell>
          <table:table-cell office:value-type="float" office:value="-7.852262" calcext:value-type="float">
            <text:p>-7.852262</text:p>
          </table:table-cell>
          <table:table-cell office:value-type="float" office:value="84.049669" calcext:value-type="float">
            <text:p>84.049669</text:p>
          </table:table-cell>
          <table:table-cell office:value-type="float" office:value="-14.536913" calcext:value-type="float">
            <text:p>-14.536913</text:p>
          </table:table-cell>
          <table:table-cell office:value-type="float" office:value="952" calcext:value-type="float">
            <text:p>952</text:p>
          </table:table-cell>
          <table:table-cell office:value-type="float" office:value="84.049789" calcext:value-type="float">
            <text:p>84.049789</text:p>
          </table:table-cell>
          <table:table-cell office:value-type="float" office:value="-14.53715" calcext:value-type="float">
            <text:p>-14.53715</text:p>
          </table:table-cell>
          <table:table-cell office:value-type="float" office:value="86.895071" calcext:value-type="float">
            <text:p>86.895071</text:p>
          </table:table-cell>
          <table:table-cell office:value-type="float" office:value="-12.033423" calcext:value-type="float">
            <text:p>-12.033423</text:p>
          </table:table-cell>
          <table:table-cell office:value-type="float" office:value="93.861659" calcext:value-type="float">
            <text:p>93.861659</text:p>
          </table:table-cell>
          <table:table-cell office:value-type="float" office:value="-7.852263" calcext:value-type="float">
            <text:p>-7.852263</text:p>
          </table:table-cell>
          <table:table-cell office:value-type="float" office:value="84.04967" calcext:value-type="float">
            <text:p>84.04967</text:p>
          </table:table-cell>
          <table:table-cell office:value-type="float" office:value="-14.536914" calcext:value-type="float">
            <text:p>-14.53691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9.200118" calcext:value-type="float">
            <text:p>89.200118</text:p>
          </table:table-cell>
          <table:table-cell office:value-type="float" office:value="-16.436254" calcext:value-type="float">
            <text:p>-16.436254</text:p>
          </table:table-cell>
          <table:table-cell office:value-type="float" office:value="86.9108" calcext:value-type="float">
            <text:p>86.9108</text:p>
          </table:table-cell>
          <table:table-cell office:value-type="float" office:value="-12.23902" calcext:value-type="float">
            <text:p>-12.23902</text:p>
          </table:table-cell>
          <table:table-cell office:value-type="float" office:value="93.54998" calcext:value-type="float">
            <text:p>93.54998</text:p>
          </table:table-cell>
          <table:table-cell office:value-type="float" office:value="-8.471908" calcext:value-type="float">
            <text:p>-8.471908</text:p>
          </table:table-cell>
          <table:table-cell office:value-type="float" office:value="89.199896" calcext:value-type="float">
            <text:p>89.199896</text:p>
          </table:table-cell>
          <table:table-cell office:value-type="float" office:value="-16.436342" calcext:value-type="float">
            <text:p>-16.436342</text:p>
          </table:table-cell>
          <table:table-cell office:value-type="float" office:value="953" calcext:value-type="float">
            <text:p>953</text:p>
          </table:table-cell>
          <table:table-cell office:value-type="float" office:value="89.200118" calcext:value-type="float">
            <text:p>89.200118</text:p>
          </table:table-cell>
          <table:table-cell office:value-type="float" office:value="-16.436254" calcext:value-type="float">
            <text:p>-16.436254</text:p>
          </table:table-cell>
          <table:table-cell office:value-type="float" office:value="86.910801" calcext:value-type="float">
            <text:p>86.910801</text:p>
          </table:table-cell>
          <table:table-cell office:value-type="float" office:value="-12.053602" calcext:value-type="float">
            <text:p>-12.053602</text:p>
          </table:table-cell>
          <table:table-cell office:value-type="float" office:value="93.54998" calcext:value-type="float">
            <text:p>93.54998</text:p>
          </table:table-cell>
          <table:table-cell office:value-type="float" office:value="-8.471908" calcext:value-type="float">
            <text:p>-8.471908</text:p>
          </table:table-cell>
          <table:table-cell office:value-type="float" office:value="89.199897" calcext:value-type="float">
            <text:p>89.199897</text:p>
          </table:table-cell>
          <table:table-cell office:value-type="float" office:value="-16.436343" calcext:value-type="float">
            <text:p>-16.43634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93.879997" calcext:value-type="float">
            <text:p>93.879997</text:p>
          </table:table-cell>
          <table:table-cell office:value-type="float" office:value="-14.805489" calcext:value-type="float">
            <text:p>-14.805489</text:p>
          </table:table-cell>
          <table:table-cell office:value-type="float" office:value="86.925411" calcext:value-type="float">
            <text:p>86.925411</text:p>
          </table:table-cell>
          <table:table-cell office:value-type="float" office:value="-12.218906" calcext:value-type="float">
            <text:p>-12.218906</text:p>
          </table:table-cell>
          <table:table-cell office:value-type="float" office:value="93.586669" calcext:value-type="float">
            <text:p>93.586669</text:p>
          </table:table-cell>
          <table:table-cell office:value-type="float" office:value="-8.896552" calcext:value-type="float">
            <text:p>-8.896552</text:p>
          </table:table-cell>
          <table:table-cell office:value-type="float" office:value="93.880011" calcext:value-type="float">
            <text:p>93.880011</text:p>
          </table:table-cell>
          <table:table-cell office:value-type="float" office:value="-14.805594" calcext:value-type="float">
            <text:p>-14.805594</text:p>
          </table:table-cell>
          <table:table-cell office:value-type="float" office:value="954" calcext:value-type="float">
            <text:p>954</text:p>
          </table:table-cell>
          <table:table-cell office:value-type="float" office:value="93.879997" calcext:value-type="float">
            <text:p>93.879997</text:p>
          </table:table-cell>
          <table:table-cell office:value-type="float" office:value="-14.805489" calcext:value-type="float">
            <text:p>-14.805489</text:p>
          </table:table-cell>
          <table:table-cell office:value-type="float" office:value="86.925411" calcext:value-type="float">
            <text:p>86.925411</text:p>
          </table:table-cell>
          <table:table-cell office:value-type="float" office:value="-12.033487" calcext:value-type="float">
            <text:p>-12.033487</text:p>
          </table:table-cell>
          <table:table-cell office:value-type="float" office:value="93.586669" calcext:value-type="float">
            <text:p>93.586669</text:p>
          </table:table-cell>
          <table:table-cell office:value-type="float" office:value="-8.896553" calcext:value-type="float">
            <text:p>-8.896553</text:p>
          </table:table-cell>
          <table:table-cell office:value-type="float" office:value="93.880012" calcext:value-type="float">
            <text:p>93.880012</text:p>
          </table:table-cell>
          <table:table-cell office:value-type="float" office:value="-14.805595" calcext:value-type="float">
            <text:p>-14.80559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94.049055" calcext:value-type="float">
            <text:p>94.049055</text:p>
          </table:table-cell>
          <table:table-cell office:value-type="float" office:value="-10.893891" calcext:value-type="float">
            <text:p>-10.893891</text:p>
          </table:table-cell>
          <table:table-cell office:value-type="float" office:value="86.938039" calcext:value-type="float">
            <text:p>86.938039</text:p>
          </table:table-cell>
          <table:table-cell office:value-type="float" office:value="-12.19885" calcext:value-type="float">
            <text:p>-12.19885</text:p>
          </table:table-cell>
          <table:table-cell office:value-type="float" office:value="93.63078" calcext:value-type="float">
            <text:p>93.63078</text:p>
          </table:table-cell>
          <table:table-cell office:value-type="float" office:value="-9.017713" calcext:value-type="float">
            <text:p>-9.017713</text:p>
          </table:table-cell>
          <table:table-cell office:value-type="float" office:value="94.049192" calcext:value-type="float">
            <text:p>94.049192</text:p>
          </table:table-cell>
          <table:table-cell office:value-type="float" office:value="-10.89396" calcext:value-type="float">
            <text:p>-10.89396</text:p>
          </table:table-cell>
          <table:table-cell office:value-type="float" office:value="955" calcext:value-type="float">
            <text:p>955</text:p>
          </table:table-cell>
          <table:table-cell office:value-type="float" office:value="94.049056" calcext:value-type="float">
            <text:p>94.049056</text:p>
          </table:table-cell>
          <table:table-cell office:value-type="float" office:value="-10.893891" calcext:value-type="float">
            <text:p>-10.893891</text:p>
          </table:table-cell>
          <table:table-cell office:value-type="float" office:value="86.93804" calcext:value-type="float">
            <text:p>86.93804</text:p>
          </table:table-cell>
          <table:table-cell office:value-type="float" office:value="-12.013431" calcext:value-type="float">
            <text:p>-12.013431</text:p>
          </table:table-cell>
          <table:table-cell office:value-type="float" office:value="93.630781" calcext:value-type="float">
            <text:p>93.630781</text:p>
          </table:table-cell>
          <table:table-cell office:value-type="float" office:value="-9.017714" calcext:value-type="float">
            <text:p>-9.017714</text:p>
          </table:table-cell>
          <table:table-cell office:value-type="float" office:value="94.049192" calcext:value-type="float">
            <text:p>94.049192</text:p>
          </table:table-cell>
          <table:table-cell office:value-type="float" office:value="-10.89396" calcext:value-type="float">
            <text:p>-10.8939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4.144345" calcext:value-type="float">
            <text:p>94.144345</text:p>
          </table:table-cell>
          <table:table-cell office:value-type="float" office:value="-11.881164" calcext:value-type="float">
            <text:p>-11.881164</text:p>
          </table:table-cell>
          <table:table-cell office:value-type="float" office:value="86.947174" calcext:value-type="float">
            <text:p>86.947174</text:p>
          </table:table-cell>
          <table:table-cell office:value-type="float" office:value="-12.17968" calcext:value-type="float">
            <text:p>-12.17968</text:p>
          </table:table-cell>
          <table:table-cell office:value-type="float" office:value="93.675225" calcext:value-type="float">
            <text:p>93.675225</text:p>
          </table:table-cell>
          <table:table-cell office:value-type="float" office:value="-9.200327" calcext:value-type="float">
            <text:p>-9.200327</text:p>
          </table:table-cell>
          <table:table-cell office:value-type="float" office:value="94.144348" calcext:value-type="float">
            <text:p>94.144348</text:p>
          </table:table-cell>
          <table:table-cell office:value-type="float" office:value="-11.881016" calcext:value-type="float">
            <text:p>-11.881016</text:p>
          </table:table-cell>
          <table:table-cell office:value-type="float" office:value="956" calcext:value-type="float">
            <text:p>956</text:p>
          </table:table-cell>
          <table:table-cell office:value-type="float" office:value="94.144346" calcext:value-type="float">
            <text:p>94.144346</text:p>
          </table:table-cell>
          <table:table-cell office:value-type="float" office:value="-11.881164" calcext:value-type="float">
            <text:p>-11.881164</text:p>
          </table:table-cell>
          <table:table-cell office:value-type="float" office:value="86.947175" calcext:value-type="float">
            <text:p>86.947175</text:p>
          </table:table-cell>
          <table:table-cell office:value-type="float" office:value="-11.994261" calcext:value-type="float">
            <text:p>-11.994261</text:p>
          </table:table-cell>
          <table:table-cell office:value-type="float" office:value="93.675226" calcext:value-type="float">
            <text:p>93.675226</text:p>
          </table:table-cell>
          <table:table-cell office:value-type="float" office:value="-9.200328" calcext:value-type="float">
            <text:p>-9.200328</text:p>
          </table:table-cell>
          <table:table-cell office:value-type="float" office:value="94.144348" calcext:value-type="float">
            <text:p>94.144348</text:p>
          </table:table-cell>
          <table:table-cell office:value-type="float" office:value="-11.881016" calcext:value-type="float">
            <text:p>-11.88101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4.506218" calcext:value-type="float">
            <text:p>94.506218</text:p>
          </table:table-cell>
          <table:table-cell office:value-type="float" office:value="-15.919275" calcext:value-type="float">
            <text:p>-15.919275</text:p>
          </table:table-cell>
          <table:table-cell office:value-type="float" office:value="86.951786" calcext:value-type="float">
            <text:p>86.951786</text:p>
          </table:table-cell>
          <table:table-cell office:value-type="float" office:value="-12.161743" calcext:value-type="float">
            <text:p>-12.161743</text:p>
          </table:table-cell>
          <table:table-cell office:value-type="float" office:value="93.737683" calcext:value-type="float">
            <text:p>93.737683</text:p>
          </table:table-cell>
          <table:table-cell office:value-type="float" office:value="-9.653972" calcext:value-type="float">
            <text:p>-9.653972</text:p>
          </table:table-cell>
          <table:table-cell office:value-type="float" office:value="94.50621" calcext:value-type="float">
            <text:p>94.50621</text:p>
          </table:table-cell>
          <table:table-cell office:value-type="float" office:value="-15.919183" calcext:value-type="float">
            <text:p>-15.919183</text:p>
          </table:table-cell>
          <table:table-cell office:value-type="float" office:value="957" calcext:value-type="float">
            <text:p>957</text:p>
          </table:table-cell>
          <table:table-cell office:value-type="float" office:value="94.506218" calcext:value-type="float">
            <text:p>94.506218</text:p>
          </table:table-cell>
          <table:table-cell office:value-type="float" office:value="-15.919275" calcext:value-type="float">
            <text:p>-15.919275</text:p>
          </table:table-cell>
          <table:table-cell office:value-type="float" office:value="86.951786" calcext:value-type="float">
            <text:p>86.951786</text:p>
          </table:table-cell>
          <table:table-cell office:value-type="float" office:value="-11.976325" calcext:value-type="float">
            <text:p>-11.976325</text:p>
          </table:table-cell>
          <table:table-cell office:value-type="float" office:value="93.737684" calcext:value-type="float">
            <text:p>93.737684</text:p>
          </table:table-cell>
          <table:table-cell office:value-type="float" office:value="-9.653973" calcext:value-type="float">
            <text:p>-9.653973</text:p>
          </table:table-cell>
          <table:table-cell office:value-type="float" office:value="94.50621" calcext:value-type="float">
            <text:p>94.50621</text:p>
          </table:table-cell>
          <table:table-cell office:value-type="float" office:value="-15.919183" calcext:value-type="float">
            <text:p>-15.91918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98.496698" calcext:value-type="float">
            <text:p>98.496698</text:p>
          </table:table-cell>
          <table:table-cell office:value-type="float" office:value="-11.919171" calcext:value-type="float">
            <text:p>-11.919171</text:p>
          </table:table-cell>
          <table:table-cell office:value-type="float" office:value="86.951055" calcext:value-type="float">
            <text:p>86.951055</text:p>
          </table:table-cell>
          <table:table-cell office:value-type="float" office:value="-12.145944" calcext:value-type="float">
            <text:p>-12.145944</text:p>
          </table:table-cell>
          <table:table-cell office:value-type="float" office:value="94.070135" calcext:value-type="float">
            <text:p>94.070135</text:p>
          </table:table-cell>
          <table:table-cell office:value-type="float" office:value="-9.797843" calcext:value-type="float">
            <text:p>-9.797843</text:p>
          </table:table-cell>
          <table:table-cell office:value-type="float" office:value="98.496589" calcext:value-type="float">
            <text:p>98.496589</text:p>
          </table:table-cell>
          <table:table-cell office:value-type="float" office:value="-11.919412" calcext:value-type="float">
            <text:p>-11.919412</text:p>
          </table:table-cell>
          <table:table-cell office:value-type="float" office:value="958" calcext:value-type="float">
            <text:p>958</text:p>
          </table:table-cell>
          <table:table-cell office:value-type="float" office:value="98.496698" calcext:value-type="float">
            <text:p>98.496698</text:p>
          </table:table-cell>
          <table:table-cell office:value-type="float" office:value="-11.919171" calcext:value-type="float">
            <text:p>-11.919171</text:p>
          </table:table-cell>
          <table:table-cell office:value-type="float" office:value="86.951055" calcext:value-type="float">
            <text:p>86.951055</text:p>
          </table:table-cell>
          <table:table-cell office:value-type="float" office:value="-11.960526" calcext:value-type="float">
            <text:p>-11.960526</text:p>
          </table:table-cell>
          <table:table-cell office:value-type="float" office:value="94.070135" calcext:value-type="float">
            <text:p>94.070135</text:p>
          </table:table-cell>
          <table:table-cell office:value-type="float" office:value="-9.797844" calcext:value-type="float">
            <text:p>-9.797844</text:p>
          </table:table-cell>
          <table:table-cell office:value-type="float" office:value="98.496589" calcext:value-type="float">
            <text:p>98.496589</text:p>
          </table:table-cell>
          <table:table-cell office:value-type="float" office:value="-11.919413" calcext:value-type="float">
            <text:p>-11.91941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07.276029" calcext:value-type="float">
            <text:p>107.276029</text:p>
          </table:table-cell>
          <table:table-cell office:value-type="float" office:value="-0.982307" calcext:value-type="float">
            <text:p>-0.982307</text:p>
          </table:table-cell>
          <table:table-cell office:value-type="float" office:value="86.942194" calcext:value-type="float">
            <text:p>86.942194</text:p>
          </table:table-cell>
          <table:table-cell office:value-type="float" office:value="-12.13651" calcext:value-type="float">
            <text:p>-12.13651</text:p>
          </table:table-cell>
          <table:table-cell office:value-type="float" office:value="94.986307" calcext:value-type="float">
            <text:p>94.986307</text:p>
          </table:table-cell>
          <table:table-cell office:value-type="float" office:value="-9.171981" calcext:value-type="float">
            <text:p>-9.171981</text:p>
          </table:table-cell>
          <table:table-cell office:value-type="float" office:value="107.275885" calcext:value-type="float">
            <text:p>107.275885</text:p>
          </table:table-cell>
          <table:table-cell office:value-type="float" office:value="-0.982516" calcext:value-type="float">
            <text:p>-0.982516</text:p>
          </table:table-cell>
          <table:table-cell office:value-type="float" office:value="959" calcext:value-type="float">
            <text:p>959</text:p>
          </table:table-cell>
          <table:table-cell office:value-type="float" office:value="107.27603" calcext:value-type="float">
            <text:p>107.27603</text:p>
          </table:table-cell>
          <table:table-cell office:value-type="float" office:value="-0.982308" calcext:value-type="float">
            <text:p>-0.982308</text:p>
          </table:table-cell>
          <table:table-cell office:value-type="float" office:value="86.942195" calcext:value-type="float">
            <text:p>86.942195</text:p>
          </table:table-cell>
          <table:table-cell office:value-type="float" office:value="-11.951091" calcext:value-type="float">
            <text:p>-11.951091</text:p>
          </table:table-cell>
          <table:table-cell office:value-type="float" office:value="94.986307" calcext:value-type="float">
            <text:p>94.986307</text:p>
          </table:table-cell>
          <table:table-cell office:value-type="float" office:value="-9.171982" calcext:value-type="float">
            <text:p>-9.171982</text:p>
          </table:table-cell>
          <table:table-cell office:value-type="float" office:value="107.275886" calcext:value-type="float">
            <text:p>107.275886</text:p>
          </table:table-cell>
          <table:table-cell office:value-type="float" office:value="-0.982516" calcext:value-type="float">
            <text:p>-0.98251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10.410434" calcext:value-type="float">
            <text:p>110.410434</text:p>
          </table:table-cell>
          <table:table-cell office:value-type="float" office:value="2.459965" calcext:value-type="float">
            <text:p>2.459965</text:p>
          </table:table-cell>
          <table:table-cell office:value-type="float" office:value="86.924252" calcext:value-type="float">
            <text:p>86.924252</text:p>
          </table:table-cell>
          <table:table-cell office:value-type="float" office:value="-12.136391" calcext:value-type="float">
            <text:p>-12.136391</text:p>
          </table:table-cell>
          <table:table-cell office:value-type="float" office:value="96.04931" calcext:value-type="float">
            <text:p>96.04931</text:p>
          </table:table-cell>
          <table:table-cell office:value-type="float" office:value="-8.357635" calcext:value-type="float">
            <text:p>-8.357635</text:p>
          </table:table-cell>
          <table:table-cell office:value-type="float" office:value="110.410603" calcext:value-type="float">
            <text:p>110.410603</text:p>
          </table:table-cell>
          <table:table-cell office:value-type="float" office:value="2.460189" calcext:value-type="float">
            <text:p>2.460189</text:p>
          </table:table-cell>
          <table:table-cell office:value-type="float" office:value="960" calcext:value-type="float">
            <text:p>960</text:p>
          </table:table-cell>
          <table:table-cell office:value-type="float" office:value="110.410435" calcext:value-type="float">
            <text:p>110.410435</text:p>
          </table:table-cell>
          <table:table-cell office:value-type="float" office:value="2.459965" calcext:value-type="float">
            <text:p>2.459965</text:p>
          </table:table-cell>
          <table:table-cell office:value-type="float" office:value="86.924253" calcext:value-type="float">
            <text:p>86.924253</text:p>
          </table:table-cell>
          <table:table-cell office:value-type="float" office:value="-11.950973" calcext:value-type="float">
            <text:p>-11.950973</text:p>
          </table:table-cell>
          <table:table-cell office:value-type="float" office:value="96.04931" calcext:value-type="float">
            <text:p>96.04931</text:p>
          </table:table-cell>
          <table:table-cell office:value-type="float" office:value="-8.357635" calcext:value-type="float">
            <text:p>-8.357635</text:p>
          </table:table-cell>
          <table:table-cell office:value-type="float" office:value="110.410603" calcext:value-type="float">
            <text:p>110.410603</text:p>
          </table:table-cell>
          <table:table-cell office:value-type="float" office:value="2.460189" calcext:value-type="float">
            <text:p>2.46018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10.664092" calcext:value-type="float">
            <text:p>110.664092</text:p>
          </table:table-cell>
          <table:table-cell office:value-type="float" office:value="1.494498" calcext:value-type="float">
            <text:p>1.494498</text:p>
          </table:table-cell>
          <table:table-cell office:value-type="float" office:value="86.911442" calcext:value-type="float">
            <text:p>86.911442</text:p>
          </table:table-cell>
          <table:table-cell office:value-type="float" office:value="-12.16136" calcext:value-type="float">
            <text:p>-12.16136</text:p>
          </table:table-cell>
          <table:table-cell office:value-type="float" office:value="97.060432" calcext:value-type="float">
            <text:p>97.060432</text:p>
          </table:table-cell>
          <table:table-cell office:value-type="float" office:value="-7.691207" calcext:value-type="float">
            <text:p>-7.691207</text:p>
          </table:table-cell>
          <table:table-cell office:value-type="float" office:value="110.664178" calcext:value-type="float">
            <text:p>110.664178</text:p>
          </table:table-cell>
          <table:table-cell office:value-type="float" office:value="1.494629" calcext:value-type="float">
            <text:p>1.494629</text:p>
          </table:table-cell>
          <table:table-cell office:value-type="float" office:value="961" calcext:value-type="float">
            <text:p>961</text:p>
          </table:table-cell>
          <table:table-cell office:value-type="float" office:value="110.664092" calcext:value-type="float">
            <text:p>110.664092</text:p>
          </table:table-cell>
          <table:table-cell office:value-type="float" office:value="1.494499" calcext:value-type="float">
            <text:p>1.494499</text:p>
          </table:table-cell>
          <table:table-cell office:value-type="float" office:value="86.911443" calcext:value-type="float">
            <text:p>86.911443</text:p>
          </table:table-cell>
          <table:table-cell office:value-type="float" office:value="-11.975942" calcext:value-type="float">
            <text:p>-11.975942</text:p>
          </table:table-cell>
          <table:table-cell office:value-type="float" office:value="97.060432" calcext:value-type="float">
            <text:p>97.060432</text:p>
          </table:table-cell>
          <table:table-cell office:value-type="float" office:value="-7.691207" calcext:value-type="float">
            <text:p>-7.691207</text:p>
          </table:table-cell>
          <table:table-cell office:value-type="float" office:value="110.664179" calcext:value-type="float">
            <text:p>110.664179</text:p>
          </table:table-cell>
          <table:table-cell office:value-type="float" office:value="1.49463" calcext:value-type="float">
            <text:p>1.4946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04.34683" calcext:value-type="float">
            <text:p>104.34683</text:p>
          </table:table-cell>
          <table:table-cell office:value-type="float" office:value="-3.428447" calcext:value-type="float">
            <text:p>-3.428447</text:p>
          </table:table-cell>
          <table:table-cell office:value-type="float" office:value="86.886271" calcext:value-type="float">
            <text:p>86.886271</text:p>
          </table:table-cell>
          <table:table-cell office:value-type="float" office:value="-12.165455" calcext:value-type="float">
            <text:p>-12.165455</text:p>
          </table:table-cell>
          <table:table-cell office:value-type="float" office:value="97.54707" calcext:value-type="float">
            <text:p>97.54707</text:p>
          </table:table-cell>
          <table:table-cell office:value-type="float" office:value="-7.396622" calcext:value-type="float">
            <text:p>-7.396622</text:p>
          </table:table-cell>
          <table:table-cell office:value-type="float" office:value="104.347025" calcext:value-type="float">
            <text:p>104.347025</text:p>
          </table:table-cell>
          <table:table-cell office:value-type="float" office:value="-3.428328" calcext:value-type="float">
            <text:p>-3.428328</text:p>
          </table:table-cell>
          <table:table-cell office:value-type="float" office:value="962" calcext:value-type="float">
            <text:p>962</text:p>
          </table:table-cell>
          <table:table-cell office:value-type="float" office:value="104.34683" calcext:value-type="float">
            <text:p>104.34683</text:p>
          </table:table-cell>
          <table:table-cell office:value-type="float" office:value="-3.428447" calcext:value-type="float">
            <text:p>-3.428447</text:p>
          </table:table-cell>
          <table:table-cell office:value-type="float" office:value="86.886271" calcext:value-type="float">
            <text:p>86.886271</text:p>
          </table:table-cell>
          <table:table-cell office:value-type="float" office:value="-11.980036" calcext:value-type="float">
            <text:p>-11.980036</text:p>
          </table:table-cell>
          <table:table-cell office:value-type="float" office:value="97.54707" calcext:value-type="float">
            <text:p>97.54707</text:p>
          </table:table-cell>
          <table:table-cell office:value-type="float" office:value="-7.396622" calcext:value-type="float">
            <text:p>-7.396622</text:p>
          </table:table-cell>
          <table:table-cell office:value-type="float" office:value="104.347026" calcext:value-type="float">
            <text:p>104.347026</text:p>
          </table:table-cell>
          <table:table-cell office:value-type="float" office:value="-3.428329" calcext:value-type="float">
            <text:p>-3.42832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2.764551" calcext:value-type="float">
            <text:p>82.764551</text:p>
          </table:table-cell>
          <table:table-cell office:value-type="float" office:value="-6.30748" calcext:value-type="float">
            <text:p>-6.30748</text:p>
          </table:table-cell>
          <table:table-cell office:value-type="float" office:value="86.863474" calcext:value-type="float">
            <text:p>86.863474</text:p>
          </table:table-cell>
          <table:table-cell office:value-type="float" office:value="-12.139141" calcext:value-type="float">
            <text:p>-12.139141</text:p>
          </table:table-cell>
          <table:table-cell office:value-type="float" office:value="96.491093" calcext:value-type="float">
            <text:p>96.491093</text:p>
          </table:table-cell>
          <table:table-cell office:value-type="float" office:value="-7.29591" calcext:value-type="float">
            <text:p>-7.29591</text:p>
          </table:table-cell>
          <table:table-cell office:value-type="float" office:value="82.765004" calcext:value-type="float">
            <text:p>82.765004</text:p>
          </table:table-cell>
          <table:table-cell office:value-type="float" office:value="-6.30754" calcext:value-type="float">
            <text:p>-6.30754</text:p>
          </table:table-cell>
          <table:table-cell office:value-type="float" office:value="963" calcext:value-type="float">
            <text:p>963</text:p>
          </table:table-cell>
          <table:table-cell office:value-type="float" office:value="82.764551" calcext:value-type="float">
            <text:p>82.764551</text:p>
          </table:table-cell>
          <table:table-cell office:value-type="float" office:value="-6.30748" calcext:value-type="float">
            <text:p>-6.30748</text:p>
          </table:table-cell>
          <table:table-cell office:value-type="float" office:value="86.863475" calcext:value-type="float">
            <text:p>86.863475</text:p>
          </table:table-cell>
          <table:table-cell office:value-type="float" office:value="-11.953722" calcext:value-type="float">
            <text:p>-11.953722</text:p>
          </table:table-cell>
          <table:table-cell office:value-type="float" office:value="96.491093" calcext:value-type="float">
            <text:p>96.491093</text:p>
          </table:table-cell>
          <table:table-cell office:value-type="float" office:value="-7.29591" calcext:value-type="float">
            <text:p>-7.29591</text:p>
          </table:table-cell>
          <table:table-cell office:value-type="float" office:value="82.765005" calcext:value-type="float">
            <text:p>82.765005</text:p>
          </table:table-cell>
          <table:table-cell office:value-type="float" office:value="-6.30754" calcext:value-type="float">
            <text:p>-6.3075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1.690012" calcext:value-type="float">
            <text:p>71.690012</text:p>
          </table:table-cell>
          <table:table-cell office:value-type="float" office:value="-8.57435" calcext:value-type="float">
            <text:p>-8.57435</text:p>
          </table:table-cell>
          <table:table-cell office:value-type="float" office:value="86.85308" calcext:value-type="float">
            <text:p>86.85308</text:p>
          </table:table-cell>
          <table:table-cell office:value-type="float" office:value="-12.128318" calcext:value-type="float">
            <text:p>-12.128318</text:p>
          </table:table-cell>
          <table:table-cell office:value-type="float" office:value="94.74535" calcext:value-type="float">
            <text:p>94.74535</text:p>
          </table:table-cell>
          <table:table-cell office:value-type="float" office:value="-7.375335" calcext:value-type="float">
            <text:p>-7.375335</text:p>
          </table:table-cell>
          <table:table-cell office:value-type="float" office:value="71.689701" calcext:value-type="float">
            <text:p>71.689701</text:p>
          </table:table-cell>
          <table:table-cell office:value-type="float" office:value="-8.574369" calcext:value-type="float">
            <text:p>-8.574369</text:p>
          </table:table-cell>
          <table:table-cell office:value-type="float" office:value="964" calcext:value-type="float">
            <text:p>964</text:p>
          </table:table-cell>
          <table:table-cell office:value-type="float" office:value="71.690013" calcext:value-type="float">
            <text:p>71.690013</text:p>
          </table:table-cell>
          <table:table-cell office:value-type="float" office:value="-8.57435" calcext:value-type="float">
            <text:p>-8.57435</text:p>
          </table:table-cell>
          <table:table-cell office:value-type="float" office:value="86.85308" calcext:value-type="float">
            <text:p>86.85308</text:p>
          </table:table-cell>
          <table:table-cell office:value-type="float" office:value="-11.9429" calcext:value-type="float">
            <text:p>-11.9429</text:p>
          </table:table-cell>
          <table:table-cell office:value-type="float" office:value="94.745351" calcext:value-type="float">
            <text:p>94.745351</text:p>
          </table:table-cell>
          <table:table-cell office:value-type="float" office:value="-7.375336" calcext:value-type="float">
            <text:p>-7.375336</text:p>
          </table:table-cell>
          <table:table-cell office:value-type="float" office:value="71.689702" calcext:value-type="float">
            <text:p>71.689702</text:p>
          </table:table-cell>
          <table:table-cell office:value-type="float" office:value="-8.574369" calcext:value-type="float">
            <text:p>-8.574369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6.279116" calcext:value-type="float">
            <text:p>66.279116</text:p>
          </table:table-cell>
          <table:table-cell office:value-type="float" office:value="-7.702135" calcext:value-type="float">
            <text:p>-7.702135</text:p>
          </table:table-cell>
          <table:table-cell office:value-type="float" office:value="86.837129" calcext:value-type="float">
            <text:p>86.837129</text:p>
          </table:table-cell>
          <table:table-cell office:value-type="float" office:value="-12.113898" calcext:value-type="float">
            <text:p>-12.113898</text:p>
          </table:table-cell>
          <table:table-cell office:value-type="float" office:value="92.73788" calcext:value-type="float">
            <text:p>92.73788</text:p>
          </table:table-cell>
          <table:table-cell office:value-type="float" office:value="-7.3848" calcext:value-type="float">
            <text:p>-7.3848</text:p>
          </table:table-cell>
          <table:table-cell office:value-type="float" office:value="66.278948" calcext:value-type="float">
            <text:p>66.278948</text:p>
          </table:table-cell>
          <table:table-cell office:value-type="float" office:value="-7.702227" calcext:value-type="float">
            <text:p>-7.702227</text:p>
          </table:table-cell>
          <table:table-cell office:value-type="float" office:value="965" calcext:value-type="float">
            <text:p>965</text:p>
          </table:table-cell>
          <table:table-cell office:value-type="float" office:value="66.279116" calcext:value-type="float">
            <text:p>66.279116</text:p>
          </table:table-cell>
          <table:table-cell office:value-type="float" office:value="-7.702135" calcext:value-type="float">
            <text:p>-7.702135</text:p>
          </table:table-cell>
          <table:table-cell office:value-type="float" office:value="86.83713" calcext:value-type="float">
            <text:p>86.83713</text:p>
          </table:table-cell>
          <table:table-cell office:value-type="float" office:value="-11.928479" calcext:value-type="float">
            <text:p>-11.928479</text:p>
          </table:table-cell>
          <table:table-cell office:value-type="float" office:value="92.73788" calcext:value-type="float">
            <text:p>92.73788</text:p>
          </table:table-cell>
          <table:table-cell office:value-type="float" office:value="-7.384801" calcext:value-type="float">
            <text:p>-7.384801</text:p>
          </table:table-cell>
          <table:table-cell office:value-type="float" office:value="66.278949" calcext:value-type="float">
            <text:p>66.278949</text:p>
          </table:table-cell>
          <table:table-cell office:value-type="float" office:value="-7.702228" calcext:value-type="float">
            <text:p>-7.70222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5.317906" calcext:value-type="float">
            <text:p>75.317906</text:p>
          </table:table-cell>
          <table:table-cell office:value-type="float" office:value="-9.542543" calcext:value-type="float">
            <text:p>-9.542543</text:p>
          </table:table-cell>
          <table:table-cell office:value-type="float" office:value="86.82454" calcext:value-type="float">
            <text:p>86.82454</text:p>
          </table:table-cell>
          <table:table-cell office:value-type="float" office:value="-12.098237" calcext:value-type="float">
            <text:p>-12.098237</text:p>
          </table:table-cell>
          <table:table-cell office:value-type="float" office:value="91.506774" calcext:value-type="float">
            <text:p>91.506774</text:p>
          </table:table-cell>
          <table:table-cell office:value-type="float" office:value="-7.521278" calcext:value-type="float">
            <text:p>-7.521278</text:p>
          </table:table-cell>
          <table:table-cell office:value-type="float" office:value="75.31748" calcext:value-type="float">
            <text:p>75.31748</text:p>
          </table:table-cell>
          <table:table-cell office:value-type="float" office:value="-9.542463" calcext:value-type="float">
            <text:p>-9.542463</text:p>
          </table:table-cell>
          <table:table-cell office:value-type="float" office:value="966" calcext:value-type="float">
            <text:p>966</text:p>
          </table:table-cell>
          <table:table-cell office:value-type="float" office:value="75.317907" calcext:value-type="float">
            <text:p>75.317907</text:p>
          </table:table-cell>
          <table:table-cell office:value-type="float" office:value="-9.542543" calcext:value-type="float">
            <text:p>-9.542543</text:p>
          </table:table-cell>
          <table:table-cell office:value-type="float" office:value="86.824541" calcext:value-type="float">
            <text:p>86.824541</text:p>
          </table:table-cell>
          <table:table-cell office:value-type="float" office:value="-11.912819" calcext:value-type="float">
            <text:p>-11.912819</text:p>
          </table:table-cell>
          <table:table-cell office:value-type="float" office:value="91.506774" calcext:value-type="float">
            <text:p>91.506774</text:p>
          </table:table-cell>
          <table:table-cell office:value-type="float" office:value="-7.521279" calcext:value-type="float">
            <text:p>-7.521279</text:p>
          </table:table-cell>
          <table:table-cell office:value-type="float" office:value="75.317481" calcext:value-type="float">
            <text:p>75.317481</text:p>
          </table:table-cell>
          <table:table-cell office:value-type="float" office:value="-9.542463" calcext:value-type="float">
            <text:p>-9.54246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6.644934" calcext:value-type="float">
            <text:p>86.644934</text:p>
          </table:table-cell>
          <table:table-cell office:value-type="float" office:value="-0.503247" calcext:value-type="float">
            <text:p>-0.503247</text:p>
          </table:table-cell>
          <table:table-cell office:value-type="float" office:value="86.812243" calcext:value-type="float">
            <text:p>86.812243</text:p>
          </table:table-cell>
          <table:table-cell office:value-type="float" office:value="-12.080646" calcext:value-type="float">
            <text:p>-12.080646</text:p>
          </table:table-cell>
          <table:table-cell office:value-type="float" office:value="91.155009" calcext:value-type="float">
            <text:p>91.155009</text:p>
          </table:table-cell>
          <table:table-cell office:value-type="float" office:value="-7.013656" calcext:value-type="float">
            <text:p>-7.013656</text:p>
          </table:table-cell>
          <table:table-cell office:value-type="float" office:value="86.644867" calcext:value-type="float">
            <text:p>86.644867</text:p>
          </table:table-cell>
          <table:table-cell office:value-type="float" office:value="-0.503567" calcext:value-type="float">
            <text:p>-0.503567</text:p>
          </table:table-cell>
          <table:table-cell office:value-type="float" office:value="967" calcext:value-type="float">
            <text:p>967</text:p>
          </table:table-cell>
          <table:table-cell office:value-type="float" office:value="86.644935" calcext:value-type="float">
            <text:p>86.644935</text:p>
          </table:table-cell>
          <table:table-cell office:value-type="float" office:value="-0.503248" calcext:value-type="float">
            <text:p>-0.503248</text:p>
          </table:table-cell>
          <table:table-cell office:value-type="float" office:value="86.812244" calcext:value-type="float">
            <text:p>86.812244</text:p>
          </table:table-cell>
          <table:table-cell office:value-type="float" office:value="-11.895227" calcext:value-type="float">
            <text:p>-11.895227</text:p>
          </table:table-cell>
          <table:table-cell office:value-type="float" office:value="91.155009" calcext:value-type="float">
            <text:p>91.155009</text:p>
          </table:table-cell>
          <table:table-cell office:value-type="float" office:value="-7.013656" calcext:value-type="float">
            <text:p>-7.013656</text:p>
          </table:table-cell>
          <table:table-cell office:value-type="float" office:value="86.644867" calcext:value-type="float">
            <text:p>86.644867</text:p>
          </table:table-cell>
          <table:table-cell office:value-type="float" office:value="-0.503568" calcext:value-type="float">
            <text:p>-0.50356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98.819879" calcext:value-type="float">
            <text:p>98.819879</text:p>
          </table:table-cell>
          <table:table-cell office:value-type="float" office:value="11.398997" calcext:value-type="float">
            <text:p>11.398997</text:p>
          </table:table-cell>
          <table:table-cell office:value-type="float" office:value="86.798722" calcext:value-type="float">
            <text:p>86.798722</text:p>
          </table:table-cell>
          <table:table-cell office:value-type="float" office:value="-12.095534" calcext:value-type="float">
            <text:p>-12.095534</text:p>
          </table:table-cell>
          <table:table-cell office:value-type="float" office:value="91.678975" calcext:value-type="float">
            <text:p>91.678975</text:p>
          </table:table-cell>
          <table:table-cell office:value-type="float" office:value="-5.738616" calcext:value-type="float">
            <text:p>-5.738616</text:p>
          </table:table-cell>
          <table:table-cell office:value-type="float" office:value="98.819854" calcext:value-type="float">
            <text:p>98.819854</text:p>
          </table:table-cell>
          <table:table-cell office:value-type="float" office:value="11.398912" calcext:value-type="float">
            <text:p>11.398912</text:p>
          </table:table-cell>
          <table:table-cell office:value-type="float" office:value="968" calcext:value-type="float">
            <text:p>968</text:p>
          </table:table-cell>
          <table:table-cell office:value-type="float" office:value="98.819879" calcext:value-type="float">
            <text:p>98.819879</text:p>
          </table:table-cell>
          <table:table-cell office:value-type="float" office:value="11.398998" calcext:value-type="float">
            <text:p>11.398998</text:p>
          </table:table-cell>
          <table:table-cell office:value-type="float" office:value="86.798722" calcext:value-type="float">
            <text:p>86.798722</text:p>
          </table:table-cell>
          <table:table-cell office:value-type="float" office:value="-11.910115" calcext:value-type="float">
            <text:p>-11.910115</text:p>
          </table:table-cell>
          <table:table-cell office:value-type="float" office:value="91.678976" calcext:value-type="float">
            <text:p>91.678976</text:p>
          </table:table-cell>
          <table:table-cell office:value-type="float" office:value="-5.738616" calcext:value-type="float">
            <text:p>-5.738616</text:p>
          </table:table-cell>
          <table:table-cell office:value-type="float" office:value="98.819855" calcext:value-type="float">
            <text:p>98.819855</text:p>
          </table:table-cell>
          <table:table-cell office:value-type="float" office:value="11.398913" calcext:value-type="float">
            <text:p>11.398913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05.211379" calcext:value-type="float">
            <text:p>105.211379</text:p>
          </table:table-cell>
          <table:table-cell office:value-type="float" office:value="4.252353" calcext:value-type="float">
            <text:p>4.252353</text:p>
          </table:table-cell>
          <table:table-cell office:value-type="float" office:value="86.785857" calcext:value-type="float">
            <text:p>86.785857</text:p>
          </table:table-cell>
          <table:table-cell office:value-type="float" office:value="-12.108585" calcext:value-type="float">
            <text:p>-12.108585</text:p>
          </table:table-cell>
          <table:table-cell office:value-type="float" office:value="92.614279" calcext:value-type="float">
            <text:p>92.614279</text:p>
          </table:table-cell>
          <table:table-cell office:value-type="float" office:value="-5.051386" calcext:value-type="float">
            <text:p>-5.051386</text:p>
          </table:table-cell>
          <table:table-cell office:value-type="float" office:value="105.211548" calcext:value-type="float">
            <text:p>105.211548</text:p>
          </table:table-cell>
          <table:table-cell office:value-type="float" office:value="4.252911" calcext:value-type="float">
            <text:p>4.252911</text:p>
          </table:table-cell>
          <table:table-cell office:value-type="float" office:value="969" calcext:value-type="float">
            <text:p>969</text:p>
          </table:table-cell>
          <table:table-cell office:value-type="float" office:value="105.211379" calcext:value-type="float">
            <text:p>105.211379</text:p>
          </table:table-cell>
          <table:table-cell office:value-type="float" office:value="4.252353" calcext:value-type="float">
            <text:p>4.252353</text:p>
          </table:table-cell>
          <table:table-cell office:value-type="float" office:value="86.785857" calcext:value-type="float">
            <text:p>86.785857</text:p>
          </table:table-cell>
          <table:table-cell office:value-type="float" office:value="-11.923167" calcext:value-type="float">
            <text:p>-11.923167</text:p>
          </table:table-cell>
          <table:table-cell office:value-type="float" office:value="92.614279" calcext:value-type="float">
            <text:p>92.614279</text:p>
          </table:table-cell>
          <table:table-cell office:value-type="float" office:value="-5.051386" calcext:value-type="float">
            <text:p>-5.051386</text:p>
          </table:table-cell>
          <table:table-cell office:value-type="float" office:value="105.211548" calcext:value-type="float">
            <text:p>105.211548</text:p>
          </table:table-cell>
          <table:table-cell office:value-type="float" office:value="4.252911" calcext:value-type="float">
            <text:p>4.25291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01.995762" calcext:value-type="float">
            <text:p>101.995762</text:p>
          </table:table-cell>
          <table:table-cell office:value-type="float" office:value="-15.142648" calcext:value-type="float">
            <text:p>-15.142648</text:p>
          </table:table-cell>
          <table:table-cell office:value-type="float" office:value="86.776236" calcext:value-type="float">
            <text:p>86.776236</text:p>
          </table:table-cell>
          <table:table-cell office:value-type="float" office:value="-12.116781" calcext:value-type="float">
            <text:p>-12.116781</text:p>
          </table:table-cell>
          <table:table-cell office:value-type="float" office:value="93.262035" calcext:value-type="float">
            <text:p>93.262035</text:p>
          </table:table-cell>
          <table:table-cell office:value-type="float" office:value="-5.765396" calcext:value-type="float">
            <text:p>-5.765396</text:p>
          </table:table-cell>
          <table:table-cell office:value-type="float" office:value="101.996043" calcext:value-type="float">
            <text:p>101.996043</text:p>
          </table:table-cell>
          <table:table-cell office:value-type="float" office:value="-15.14229" calcext:value-type="float">
            <text:p>-15.14229</text:p>
          </table:table-cell>
          <table:table-cell office:value-type="float" office:value="970" calcext:value-type="float">
            <text:p>970</text:p>
          </table:table-cell>
          <table:table-cell office:value-type="float" office:value="101.995763" calcext:value-type="float">
            <text:p>101.995763</text:p>
          </table:table-cell>
          <table:table-cell office:value-type="float" office:value="-15.142648" calcext:value-type="float">
            <text:p>-15.142648</text:p>
          </table:table-cell>
          <table:table-cell office:value-type="float" office:value="86.776237" calcext:value-type="float">
            <text:p>86.776237</text:p>
          </table:table-cell>
          <table:table-cell office:value-type="float" office:value="-11.931362" calcext:value-type="float">
            <text:p>-11.931362</text:p>
          </table:table-cell>
          <table:table-cell office:value-type="float" office:value="93.262036" calcext:value-type="float">
            <text:p>93.262036</text:p>
          </table:table-cell>
          <table:table-cell office:value-type="float" office:value="-5.765396" calcext:value-type="float">
            <text:p>-5.765396</text:p>
          </table:table-cell>
          <table:table-cell office:value-type="float" office:value="101.996044" calcext:value-type="float">
            <text:p>101.996044</text:p>
          </table:table-cell>
          <table:table-cell office:value-type="float" office:value="-15.14229" calcext:value-type="float">
            <text:p>-15.1422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06.918169" calcext:value-type="float">
            <text:p>106.918169</text:p>
          </table:table-cell>
          <table:table-cell office:value-type="float" office:value="-12.150468" calcext:value-type="float">
            <text:p>-12.150468</text:p>
          </table:table-cell>
          <table:table-cell office:value-type="float" office:value="86.770429" calcext:value-type="float">
            <text:p>86.770429</text:p>
          </table:table-cell>
          <table:table-cell office:value-type="float" office:value="-12.123476" calcext:value-type="float">
            <text:p>-12.123476</text:p>
          </table:table-cell>
          <table:table-cell office:value-type="float" office:value="94.212564" calcext:value-type="float">
            <text:p>94.212564</text:p>
          </table:table-cell>
          <table:table-cell office:value-type="float" office:value="-6.218577" calcext:value-type="float">
            <text:p>-6.218577</text:p>
          </table:table-cell>
          <table:table-cell office:value-type="float" office:value="106.917931" calcext:value-type="float">
            <text:p>106.917931</text:p>
          </table:table-cell>
          <table:table-cell office:value-type="float" office:value="-12.151121" calcext:value-type="float">
            <text:p>-12.151121</text:p>
          </table:table-cell>
          <table:table-cell office:value-type="float" office:value="971" calcext:value-type="float">
            <text:p>971</text:p>
          </table:table-cell>
          <table:table-cell office:value-type="float" office:value="106.918169" calcext:value-type="float">
            <text:p>106.918169</text:p>
          </table:table-cell>
          <table:table-cell office:value-type="float" office:value="-12.150469" calcext:value-type="float">
            <text:p>-12.150469</text:p>
          </table:table-cell>
          <table:table-cell office:value-type="float" office:value="86.77043" calcext:value-type="float">
            <text:p>86.77043</text:p>
          </table:table-cell>
          <table:table-cell office:value-type="float" office:value="-11.938057" calcext:value-type="float">
            <text:p>-11.938057</text:p>
          </table:table-cell>
          <table:table-cell office:value-type="float" office:value="94.212565" calcext:value-type="float">
            <text:p>94.212565</text:p>
          </table:table-cell>
          <table:table-cell office:value-type="float" office:value="-6.218578" calcext:value-type="float">
            <text:p>-6.218578</text:p>
          </table:table-cell>
          <table:table-cell office:value-type="float" office:value="106.917932" calcext:value-type="float">
            <text:p>106.917932</text:p>
          </table:table-cell>
          <table:table-cell office:value-type="float" office:value="-12.151121" calcext:value-type="float">
            <text:p>-12.15112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93.198125" calcext:value-type="float">
            <text:p>93.198125</text:p>
          </table:table-cell>
          <table:table-cell office:value-type="float" office:value="-10.760586" calcext:value-type="float">
            <text:p>-10.760586</text:p>
          </table:table-cell>
          <table:table-cell office:value-type="float" office:value="86.763899" calcext:value-type="float">
            <text:p>86.763899</text:p>
          </table:table-cell>
          <table:table-cell office:value-type="float" office:value="-12.132435" calcext:value-type="float">
            <text:p>-12.132435</text:p>
          </table:table-cell>
          <table:table-cell office:value-type="float" office:value="94.135481" calcext:value-type="float">
            <text:p>94.135481</text:p>
          </table:table-cell>
          <table:table-cell office:value-type="float" office:value="-6.54485" calcext:value-type="float">
            <text:p>-6.54485</text:p>
          </table:table-cell>
          <table:table-cell office:value-type="float" office:value="93.198667" calcext:value-type="float">
            <text:p>93.198667</text:p>
          </table:table-cell>
          <table:table-cell office:value-type="float" office:value="-10.76054" calcext:value-type="float">
            <text:p>-10.76054</text:p>
          </table:table-cell>
          <table:table-cell office:value-type="float" office:value="972" calcext:value-type="float">
            <text:p>972</text:p>
          </table:table-cell>
          <table:table-cell office:value-type="float" office:value="93.198126" calcext:value-type="float">
            <text:p>93.198126</text:p>
          </table:table-cell>
          <table:table-cell office:value-type="float" office:value="-10.760587" calcext:value-type="float">
            <text:p>-10.760587</text:p>
          </table:table-cell>
          <table:table-cell office:value-type="float" office:value="86.7639" calcext:value-type="float">
            <text:p>86.7639</text:p>
          </table:table-cell>
          <table:table-cell office:value-type="float" office:value="-11.947016" calcext:value-type="float">
            <text:p>-11.947016</text:p>
          </table:table-cell>
          <table:table-cell office:value-type="float" office:value="94.135481" calcext:value-type="float">
            <text:p>94.135481</text:p>
          </table:table-cell>
          <table:table-cell office:value-type="float" office:value="-6.54485" calcext:value-type="float">
            <text:p>-6.54485</text:p>
          </table:table-cell>
          <table:table-cell office:value-type="float" office:value="93.198668" calcext:value-type="float">
            <text:p>93.198668</text:p>
          </table:table-cell>
          <table:table-cell office:value-type="float" office:value="-10.76054" calcext:value-type="float">
            <text:p>-10.7605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9.871778" calcext:value-type="float">
            <text:p>89.871778</text:p>
          </table:table-cell>
          <table:table-cell office:value-type="float" office:value="-8.171385" calcext:value-type="float">
            <text:p>-8.171385</text:p>
          </table:table-cell>
          <table:table-cell office:value-type="float" office:value="86.755374" calcext:value-type="float">
            <text:p>86.755374</text:p>
          </table:table-cell>
          <table:table-cell office:value-type="float" office:value="-12.122043" calcext:value-type="float">
            <text:p>-12.122043</text:p>
          </table:table-cell>
          <table:table-cell office:value-type="float" office:value="93.829093" calcext:value-type="float">
            <text:p>93.829093</text:p>
          </table:table-cell>
          <table:table-cell office:value-type="float" office:value="-6.649043" calcext:value-type="float">
            <text:p>-6.649043</text:p>
          </table:table-cell>
          <table:table-cell office:value-type="float" office:value="89.871477" calcext:value-type="float">
            <text:p>89.871477</text:p>
          </table:table-cell>
          <table:table-cell office:value-type="float" office:value="-8.171419" calcext:value-type="float">
            <text:p>-8.171419</text:p>
          </table:table-cell>
          <table:table-cell office:value-type="float" office:value="973" calcext:value-type="float">
            <text:p>973</text:p>
          </table:table-cell>
          <table:table-cell office:value-type="float" office:value="89.871779" calcext:value-type="float">
            <text:p>89.871779</text:p>
          </table:table-cell>
          <table:table-cell office:value-type="float" office:value="-8.171386" calcext:value-type="float">
            <text:p>-8.171386</text:p>
          </table:table-cell>
          <table:table-cell office:value-type="float" office:value="86.755374" calcext:value-type="float">
            <text:p>86.755374</text:p>
          </table:table-cell>
          <table:table-cell office:value-type="float" office:value="-11.936625" calcext:value-type="float">
            <text:p>-11.936625</text:p>
          </table:table-cell>
          <table:table-cell office:value-type="float" office:value="93.829093" calcext:value-type="float">
            <text:p>93.829093</text:p>
          </table:table-cell>
          <table:table-cell office:value-type="float" office:value="-6.649044" calcext:value-type="float">
            <text:p>-6.649044</text:p>
          </table:table-cell>
          <table:table-cell office:value-type="float" office:value="89.871477" calcext:value-type="float">
            <text:p>89.871477</text:p>
          </table:table-cell>
          <table:table-cell office:value-type="float" office:value="-8.17142" calcext:value-type="float">
            <text:p>-8.17142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93.989139" calcext:value-type="float">
            <text:p>93.989139</text:p>
          </table:table-cell>
          <table:table-cell office:value-type="float" office:value="0.15531" calcext:value-type="float">
            <text:p>0.15531</text:p>
          </table:table-cell>
          <table:table-cell office:value-type="float" office:value="86.744846" calcext:value-type="float">
            <text:p>86.744846</text:p>
          </table:table-cell>
          <table:table-cell office:value-type="float" office:value="-12.137923" calcext:value-type="float">
            <text:p>-12.137923</text:p>
          </table:table-cell>
          <table:table-cell office:value-type="float" office:value="93.830505" calcext:value-type="float">
            <text:p>93.830505</text:p>
          </table:table-cell>
          <table:table-cell office:value-type="float" office:value="-6.187507" calcext:value-type="float">
            <text:p>-6.187507</text:p>
          </table:table-cell>
          <table:table-cell office:value-type="float" office:value="93.988923" calcext:value-type="float">
            <text:p>93.988923</text:p>
          </table:table-cell>
          <table:table-cell office:value-type="float" office:value="0.155143" calcext:value-type="float">
            <text:p>0.155143</text:p>
          </table:table-cell>
          <table:table-cell office:value-type="float" office:value="974" calcext:value-type="float">
            <text:p>974</text:p>
          </table:table-cell>
          <table:table-cell office:value-type="float" office:value="93.989139" calcext:value-type="float">
            <text:p>93.989139</text:p>
          </table:table-cell>
          <table:table-cell office:value-type="float" office:value="0.15531" calcext:value-type="float">
            <text:p>0.15531</text:p>
          </table:table-cell>
          <table:table-cell office:value-type="float" office:value="86.744846" calcext:value-type="float">
            <text:p>86.744846</text:p>
          </table:table-cell>
          <table:table-cell office:value-type="float" office:value="-11.952505" calcext:value-type="float">
            <text:p>-11.952505</text:p>
          </table:table-cell>
          <table:table-cell office:value-type="float" office:value="93.830505" calcext:value-type="float">
            <text:p>93.830505</text:p>
          </table:table-cell>
          <table:table-cell office:value-type="float" office:value="-6.187508" calcext:value-type="float">
            <text:p>-6.187508</text:p>
          </table:table-cell>
          <table:table-cell office:value-type="float" office:value="93.988924" calcext:value-type="float">
            <text:p>93.988924</text:p>
          </table:table-cell>
          <table:table-cell office:value-type="float" office:value="0.155144" calcext:value-type="float">
            <text:p>0.155144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98.877258" calcext:value-type="float">
            <text:p>98.877258</text:p>
          </table:table-cell>
          <table:table-cell office:value-type="float" office:value="2.607463" calcext:value-type="float">
            <text:p>2.607463</text:p>
          </table:table-cell>
          <table:table-cell office:value-type="float" office:value="86.736379" calcext:value-type="float">
            <text:p>86.736379</text:p>
          </table:table-cell>
          <table:table-cell office:value-type="float" office:value="-12.150784" calcext:value-type="float">
            <text:p>-12.150784</text:p>
          </table:table-cell>
          <table:table-cell office:value-type="float" office:value="94.175903" calcext:value-type="float">
            <text:p>94.175903</text:p>
          </table:table-cell>
          <table:table-cell office:value-type="float" office:value="-5.58382" calcext:value-type="float">
            <text:p>-5.58382</text:p>
          </table:table-cell>
          <table:table-cell office:value-type="float" office:value="98.877236" calcext:value-type="float">
            <text:p>98.877236</text:p>
          </table:table-cell>
          <table:table-cell office:value-type="float" office:value="2.607632" calcext:value-type="float">
            <text:p>2.607632</text:p>
          </table:table-cell>
          <table:table-cell office:value-type="float" office:value="975" calcext:value-type="float">
            <text:p>975</text:p>
          </table:table-cell>
          <table:table-cell office:value-type="float" office:value="98.877258" calcext:value-type="float">
            <text:p>98.877258</text:p>
          </table:table-cell>
          <table:table-cell office:value-type="float" office:value="2.607463" calcext:value-type="float">
            <text:p>2.607463</text:p>
          </table:table-cell>
          <table:table-cell office:value-type="float" office:value="86.736379" calcext:value-type="float">
            <text:p>86.736379</text:p>
          </table:table-cell>
          <table:table-cell office:value-type="float" office:value="-11.965366" calcext:value-type="float">
            <text:p>-11.965366</text:p>
          </table:table-cell>
          <table:table-cell office:value-type="float" office:value="94.175904" calcext:value-type="float">
            <text:p>94.175904</text:p>
          </table:table-cell>
          <table:table-cell office:value-type="float" office:value="-5.58382" calcext:value-type="float">
            <text:p>-5.58382</text:p>
          </table:table-cell>
          <table:table-cell office:value-type="float" office:value="98.877236" calcext:value-type="float">
            <text:p>98.877236</text:p>
          </table:table-cell>
          <table:table-cell office:value-type="float" office:value="2.607633" calcext:value-type="float">
            <text:p>2.60763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98.704029" calcext:value-type="float">
            <text:p>98.704029</text:p>
          </table:table-cell>
          <table:table-cell office:value-type="float" office:value="10.559072" calcext:value-type="float">
            <text:p>10.559072</text:p>
          </table:table-cell>
          <table:table-cell office:value-type="float" office:value="86.728695" calcext:value-type="float">
            <text:p>86.728695</text:p>
          </table:table-cell>
          <table:table-cell office:value-type="float" office:value="-12.15329" calcext:value-type="float">
            <text:p>-12.15329</text:p>
          </table:table-cell>
          <table:table-cell office:value-type="float" office:value="94.485726" calcext:value-type="float">
            <text:p>94.485726</text:p>
          </table:table-cell>
          <table:table-cell office:value-type="float" office:value="-4.456148" calcext:value-type="float">
            <text:p>-4.456148</text:p>
          </table:table-cell>
          <table:table-cell office:value-type="float" office:value="98.704175" calcext:value-type="float">
            <text:p>98.704175</text:p>
          </table:table-cell>
          <table:table-cell office:value-type="float" office:value="10.558914" calcext:value-type="float">
            <text:p>10.558914</text:p>
          </table:table-cell>
          <table:table-cell office:value-type="float" office:value="976" calcext:value-type="float">
            <text:p>976</text:p>
          </table:table-cell>
          <table:table-cell office:value-type="float" office:value="98.704029" calcext:value-type="float">
            <text:p>98.704029</text:p>
          </table:table-cell>
          <table:table-cell office:value-type="float" office:value="10.559073" calcext:value-type="float">
            <text:p>10.559073</text:p>
          </table:table-cell>
          <table:table-cell office:value-type="float" office:value="86.728696" calcext:value-type="float">
            <text:p>86.728696</text:p>
          </table:table-cell>
          <table:table-cell office:value-type="float" office:value="-11.967872" calcext:value-type="float">
            <text:p>-11.967872</text:p>
          </table:table-cell>
          <table:table-cell office:value-type="float" office:value="94.485727" calcext:value-type="float">
            <text:p>94.485727</text:p>
          </table:table-cell>
          <table:table-cell office:value-type="float" office:value="-4.456148" calcext:value-type="float">
            <text:p>-4.456148</text:p>
          </table:table-cell>
          <table:table-cell office:value-type="float" office:value="98.704175" calcext:value-type="float">
            <text:p>98.704175</text:p>
          </table:table-cell>
          <table:table-cell office:value-type="float" office:value="10.558915" calcext:value-type="float">
            <text:p>10.55891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11.093983" calcext:value-type="float">
            <text:p>111.093983</text:p>
          </table:table-cell>
          <table:table-cell office:value-type="float" office:value="23.985173" calcext:value-type="float">
            <text:p>23.985173</text:p>
          </table:table-cell>
          <table:table-cell office:value-type="float" office:value="86.7211" calcext:value-type="float">
            <text:p>86.7211</text:p>
          </table:table-cell>
          <table:table-cell office:value-type="float" office:value="-12.151772" calcext:value-type="float">
            <text:p>-12.151772</text:p>
          </table:table-cell>
          <table:table-cell office:value-type="float" office:value="95.641241" calcext:value-type="float">
            <text:p>95.641241</text:p>
          </table:table-cell>
          <table:table-cell office:value-type="float" office:value="-2.463843" calcext:value-type="float">
            <text:p>-2.463843</text:p>
          </table:table-cell>
          <table:table-cell office:value-type="float" office:value="111.093622" calcext:value-type="float">
            <text:p>111.093622</text:p>
          </table:table-cell>
          <table:table-cell office:value-type="float" office:value="23.985016" calcext:value-type="float">
            <text:p>23.985016</text:p>
          </table:table-cell>
          <table:table-cell office:value-type="float" office:value="977" calcext:value-type="float">
            <text:p>977</text:p>
          </table:table-cell>
          <table:table-cell office:value-type="float" office:value="111.093983" calcext:value-type="float">
            <text:p>111.093983</text:p>
          </table:table-cell>
          <table:table-cell office:value-type="float" office:value="23.985173" calcext:value-type="float">
            <text:p>23.985173</text:p>
          </table:table-cell>
          <table:table-cell office:value-type="float" office:value="86.721101" calcext:value-type="float">
            <text:p>86.721101</text:p>
          </table:table-cell>
          <table:table-cell office:value-type="float" office:value="-11.966353" calcext:value-type="float">
            <text:p>-11.966353</text:p>
          </table:table-cell>
          <table:table-cell office:value-type="float" office:value="95.641242" calcext:value-type="float">
            <text:p>95.641242</text:p>
          </table:table-cell>
          <table:table-cell office:value-type="float" office:value="-2.463844" calcext:value-type="float">
            <text:p>-2.463844</text:p>
          </table:table-cell>
          <table:table-cell office:value-type="float" office:value="111.093622" calcext:value-type="float">
            <text:p>111.093622</text:p>
          </table:table-cell>
          <table:table-cell office:value-type="float" office:value="23.985016" calcext:value-type="float">
            <text:p>23.985016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33.307452" calcext:value-type="float">
            <text:p>133.307452</text:p>
          </table:table-cell>
          <table:table-cell office:value-type="float" office:value="21.401102" calcext:value-type="float">
            <text:p>21.401102</text:p>
          </table:table-cell>
          <table:table-cell office:value-type="float" office:value="86.713329" calcext:value-type="float">
            <text:p>86.713329</text:p>
          </table:table-cell>
          <table:table-cell office:value-type="float" office:value="-12.151666" calcext:value-type="float">
            <text:p>-12.151666</text:p>
          </table:table-cell>
          <table:table-cell office:value-type="float" office:value="98.270648" calcext:value-type="float">
            <text:p>98.270648</text:p>
          </table:table-cell>
          <table:table-cell office:value-type="float" office:value="-0.793198" calcext:value-type="float">
            <text:p>-0.793198</text:p>
          </table:table-cell>
          <table:table-cell office:value-type="float" office:value="133.30717" calcext:value-type="float">
            <text:p>133.30717</text:p>
          </table:table-cell>
          <table:table-cell office:value-type="float" office:value="21.401561" calcext:value-type="float">
            <text:p>21.401561</text:p>
          </table:table-cell>
          <table:table-cell office:value-type="float" office:value="978" calcext:value-type="float">
            <text:p>978</text:p>
          </table:table-cell>
          <table:table-cell office:value-type="float" office:value="133.307453" calcext:value-type="float">
            <text:p>133.307453</text:p>
          </table:table-cell>
          <table:table-cell office:value-type="float" office:value="21.401103" calcext:value-type="float">
            <text:p>21.401103</text:p>
          </table:table-cell>
          <table:table-cell office:value-type="float" office:value="86.713329" calcext:value-type="float">
            <text:p>86.713329</text:p>
          </table:table-cell>
          <table:table-cell office:value-type="float" office:value="-11.966247" calcext:value-type="float">
            <text:p>-11.966247</text:p>
          </table:table-cell>
          <table:table-cell office:value-type="float" office:value="98.270649" calcext:value-type="float">
            <text:p>98.270649</text:p>
          </table:table-cell>
          <table:table-cell office:value-type="float" office:value="-0.793199" calcext:value-type="float">
            <text:p>-0.793199</text:p>
          </table:table-cell>
          <table:table-cell office:value-type="float" office:value="133.307171" calcext:value-type="float">
            <text:p>133.307171</text:p>
          </table:table-cell>
          <table:table-cell office:value-type="float" office:value="21.401562" calcext:value-type="float">
            <text:p>21.401562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55.14048" calcext:value-type="float">
            <text:p>155.14048</text:p>
          </table:table-cell>
          <table:table-cell office:value-type="float" office:value="3.134332" calcext:value-type="float">
            <text:p>3.134332</text:p>
          </table:table-cell>
          <table:table-cell office:value-type="float" office:value="86.70629" calcext:value-type="float">
            <text:p>86.70629</text:p>
          </table:table-cell>
          <table:table-cell office:value-type="float" office:value="-12.153872" calcext:value-type="float">
            <text:p>-12.153872</text:p>
          </table:table-cell>
          <table:table-cell office:value-type="float" office:value="102.24499" calcext:value-type="float">
            <text:p>102.24499</text:p>
          </table:table-cell>
          <table:table-cell office:value-type="float" office:value="-0.520323" calcext:value-type="float">
            <text:p>-0.520323</text:p>
          </table:table-cell>
          <table:table-cell office:value-type="float" office:value="155.140491" calcext:value-type="float">
            <text:p>155.140491</text:p>
          </table:table-cell>
          <table:table-cell office:value-type="float" office:value="3.13478" calcext:value-type="float">
            <text:p>3.13478</text:p>
          </table:table-cell>
          <table:table-cell office:value-type="float" office:value="979" calcext:value-type="float">
            <text:p>979</text:p>
          </table:table-cell>
          <table:table-cell office:value-type="float" office:value="155.140481" calcext:value-type="float">
            <text:p>155.140481</text:p>
          </table:table-cell>
          <table:table-cell office:value-type="float" office:value="3.134332" calcext:value-type="float">
            <text:p>3.134332</text:p>
          </table:table-cell>
          <table:table-cell office:value-type="float" office:value="86.70629" calcext:value-type="float">
            <text:p>86.70629</text:p>
          </table:table-cell>
          <table:table-cell office:value-type="float" office:value="-11.968454" calcext:value-type="float">
            <text:p>-11.968454</text:p>
          </table:table-cell>
          <table:table-cell office:value-type="float" office:value="102.244991" calcext:value-type="float">
            <text:p>102.244991</text:p>
          </table:table-cell>
          <table:table-cell office:value-type="float" office:value="-0.520324" calcext:value-type="float">
            <text:p>-0.520324</text:p>
          </table:table-cell>
          <table:table-cell office:value-type="float" office:value="155.140492" calcext:value-type="float">
            <text:p>155.140492</text:p>
          </table:table-cell>
          <table:table-cell office:value-type="float" office:value="3.134781" calcext:value-type="float">
            <text:p>3.134781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8.540915" calcext:value-type="float">
            <text:p>148.540915</text:p>
          </table:table-cell>
          <table:table-cell office:value-type="float" office:value="-2.982522" calcext:value-type="float">
            <text:p>-2.982522</text:p>
          </table:table-cell>
          <table:table-cell office:value-type="float" office:value="86.700742" calcext:value-type="float">
            <text:p>86.700742</text:p>
          </table:table-cell>
          <table:table-cell office:value-type="float" office:value="-12.155606" calcext:value-type="float">
            <text:p>-12.155606</text:p>
          </table:table-cell>
          <table:table-cell office:value-type="float" office:value="105.480545" calcext:value-type="float">
            <text:p>105.480545</text:p>
          </table:table-cell>
          <table:table-cell office:value-type="float" office:value="-0.694289" calcext:value-type="float">
            <text:p>-0.694289</text:p>
          </table:table-cell>
          <table:table-cell office:value-type="float" office:value="148.541727" calcext:value-type="float">
            <text:p>148.541727</text:p>
          </table:table-cell>
          <table:table-cell office:value-type="float" office:value="-2.982869" calcext:value-type="float">
            <text:p>-2.982869</text:p>
          </table:table-cell>
          <table:table-cell office:value-type="float" office:value="980" calcext:value-type="float">
            <text:p>980</text:p>
          </table:table-cell>
          <table:table-cell office:value-type="float" office:value="148.540916" calcext:value-type="float">
            <text:p>148.540916</text:p>
          </table:table-cell>
          <table:table-cell office:value-type="float" office:value="-2.982523" calcext:value-type="float">
            <text:p>-2.982523</text:p>
          </table:table-cell>
          <table:table-cell office:value-type="float" office:value="86.700742" calcext:value-type="float">
            <text:p>86.700742</text:p>
          </table:table-cell>
          <table:table-cell office:value-type="float" office:value="-11.970187" calcext:value-type="float">
            <text:p>-11.970187</text:p>
          </table:table-cell>
          <table:table-cell office:value-type="float" office:value="105.480546" calcext:value-type="float">
            <text:p>105.480546</text:p>
          </table:table-cell>
          <table:table-cell office:value-type="float" office:value="-0.694289" calcext:value-type="float">
            <text:p>-0.694289</text:p>
          </table:table-cell>
          <table:table-cell office:value-type="float" office:value="148.541727" calcext:value-type="float">
            <text:p>148.541727</text:p>
          </table:table-cell>
          <table:table-cell office:value-type="float" office:value="-2.982869" calcext:value-type="float">
            <text:p>-2.98286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30.289786" calcext:value-type="float">
            <text:p>130.289786</text:p>
          </table:table-cell>
          <table:table-cell office:value-type="float" office:value="-1.6176" calcext:value-type="float">
            <text:p>-1.6176</text:p>
          </table:table-cell>
          <table:table-cell office:value-type="float" office:value="86.69549" calcext:value-type="float">
            <text:p>86.69549</text:p>
          </table:table-cell>
          <table:table-cell office:value-type="float" office:value="-12.155714" calcext:value-type="float">
            <text:p>-12.155714</text:p>
          </table:table-cell>
          <table:table-cell office:value-type="float" office:value="107.212308" calcext:value-type="float">
            <text:p>107.212308</text:p>
          </table:table-cell>
          <table:table-cell office:value-type="float" office:value="-0.759022" calcext:value-type="float">
            <text:p>-0.759022</text:p>
          </table:table-cell>
          <table:table-cell office:value-type="float" office:value="130.290118" calcext:value-type="float">
            <text:p>130.290118</text:p>
          </table:table-cell>
          <table:table-cell office:value-type="float" office:value="-1.617813" calcext:value-type="float">
            <text:p>-1.617813</text:p>
          </table:table-cell>
          <table:table-cell office:value-type="float" office:value="981" calcext:value-type="float">
            <text:p>981</text:p>
          </table:table-cell>
          <table:table-cell office:value-type="float" office:value="130.289787" calcext:value-type="float">
            <text:p>130.289787</text:p>
          </table:table-cell>
          <table:table-cell office:value-type="float" office:value="-1.617601" calcext:value-type="float">
            <text:p>-1.617601</text:p>
          </table:table-cell>
          <table:table-cell office:value-type="float" office:value="86.695491" calcext:value-type="float">
            <text:p>86.695491</text:p>
          </table:table-cell>
          <table:table-cell office:value-type="float" office:value="-11.970296" calcext:value-type="float">
            <text:p>-11.970296</text:p>
          </table:table-cell>
          <table:table-cell office:value-type="float" office:value="107.212309" calcext:value-type="float">
            <text:p>107.212309</text:p>
          </table:table-cell>
          <table:table-cell office:value-type="float" office:value="-0.759022" calcext:value-type="float">
            <text:p>-0.759022</text:p>
          </table:table-cell>
          <table:table-cell office:value-type="float" office:value="130.290119" calcext:value-type="float">
            <text:p>130.290119</text:p>
          </table:table-cell>
          <table:table-cell office:value-type="float" office:value="-1.617814" calcext:value-type="float">
            <text:p>-1.617814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5.898426" calcext:value-type="float">
            <text:p>65.898426</text:p>
          </table:table-cell>
          <table:table-cell office:value-type="float" office:value="-4.135041" calcext:value-type="float">
            <text:p>-4.135041</text:p>
          </table:table-cell>
          <table:table-cell office:value-type="float" office:value="86.691068" calcext:value-type="float">
            <text:p>86.691068</text:p>
          </table:table-cell>
          <table:table-cell office:value-type="float" office:value="-12.149473" calcext:value-type="float">
            <text:p>-12.149473</text:p>
          </table:table-cell>
          <table:table-cell office:value-type="float" office:value="104.316224" calcext:value-type="float">
            <text:p>104.316224</text:p>
          </table:table-cell>
          <table:table-cell office:value-type="float" office:value="-0.989539" calcext:value-type="float">
            <text:p>-0.989539</text:p>
          </table:table-cell>
          <table:table-cell office:value-type="float" office:value="65.899736" calcext:value-type="float">
            <text:p>65.899736</text:p>
          </table:table-cell>
          <table:table-cell office:value-type="float" office:value="-4.134931" calcext:value-type="float">
            <text:p>-4.134931</text:p>
          </table:table-cell>
          <table:table-cell office:value-type="float" office:value="982" calcext:value-type="float">
            <text:p>982</text:p>
          </table:table-cell>
          <table:table-cell office:value-type="float" office:value="65.898426" calcext:value-type="float">
            <text:p>65.898426</text:p>
          </table:table-cell>
          <table:table-cell office:value-type="float" office:value="-4.135042" calcext:value-type="float">
            <text:p>-4.135042</text:p>
          </table:table-cell>
          <table:table-cell office:value-type="float" office:value="86.691069" calcext:value-type="float">
            <text:p>86.691069</text:p>
          </table:table-cell>
          <table:table-cell office:value-type="float" office:value="-11.964054" calcext:value-type="float">
            <text:p>-11.964054</text:p>
          </table:table-cell>
          <table:table-cell office:value-type="float" office:value="104.316224" calcext:value-type="float">
            <text:p>104.316224</text:p>
          </table:table-cell>
          <table:table-cell office:value-type="float" office:value="-0.989539" calcext:value-type="float">
            <text:p>-0.989539</text:p>
          </table:table-cell>
          <table:table-cell office:value-type="float" office:value="65.899737" calcext:value-type="float">
            <text:p>65.899737</text:p>
          </table:table-cell>
          <table:table-cell office:value-type="float" office:value="-4.134932" calcext:value-type="float">
            <text:p>-4.13493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4.930868" calcext:value-type="float">
            <text:p>104.930868</text:p>
          </table:table-cell>
          <table:table-cell office:value-type="float" office:value="11.074054" calcext:value-type="float">
            <text:p>11.074054</text:p>
          </table:table-cell>
          <table:table-cell office:value-type="float" office:value="86.686484" calcext:value-type="float">
            <text:p>86.686484</text:p>
          </table:table-cell>
          <table:table-cell office:value-type="float" office:value="-12.158614" calcext:value-type="float">
            <text:p>-12.158614</text:p>
          </table:table-cell>
          <table:table-cell office:value-type="float" office:value="104.354986" calcext:value-type="float">
            <text:p>104.354986</text:p>
          </table:table-cell>
          <table:table-cell office:value-type="float" office:value="-0.153589" calcext:value-type="float">
            <text:p>-0.153589</text:p>
          </table:table-cell>
          <table:table-cell office:value-type="float" office:value="104.927938" calcext:value-type="float">
            <text:p>104.927938</text:p>
          </table:table-cell>
          <table:table-cell office:value-type="float" office:value="11.073551" calcext:value-type="float">
            <text:p>11.073551</text:p>
          </table:table-cell>
          <table:table-cell office:value-type="float" office:value="983" calcext:value-type="float">
            <text:p>983</text:p>
          </table:table-cell>
          <table:table-cell office:value-type="float" office:value="104.930869" calcext:value-type="float">
            <text:p>104.930869</text:p>
          </table:table-cell>
          <table:table-cell office:value-type="float" office:value="11.074055" calcext:value-type="float">
            <text:p>11.074055</text:p>
          </table:table-cell>
          <table:table-cell office:value-type="float" office:value="86.686484" calcext:value-type="float">
            <text:p>86.686484</text:p>
          </table:table-cell>
          <table:table-cell office:value-type="float" office:value="-11.973196" calcext:value-type="float">
            <text:p>-11.973196</text:p>
          </table:table-cell>
          <table:table-cell office:value-type="float" office:value="104.354986" calcext:value-type="float">
            <text:p>104.354986</text:p>
          </table:table-cell>
          <table:table-cell office:value-type="float" office:value="-0.153589" calcext:value-type="float">
            <text:p>-0.153589</text:p>
          </table:table-cell>
          <table:table-cell office:value-type="float" office:value="104.927938" calcext:value-type="float">
            <text:p>104.927938</text:p>
          </table:table-cell>
          <table:table-cell office:value-type="float" office:value="11.073552" calcext:value-type="float">
            <text:p>11.073552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04.01896" calcext:value-type="float">
            <text:p>104.01896</text:p>
          </table:table-cell>
          <table:table-cell office:value-type="float" office:value="-14.312764" calcext:value-type="float">
            <text:p>-14.312764</text:p>
          </table:table-cell>
          <table:table-cell office:value-type="float" office:value="86.680158" calcext:value-type="float">
            <text:p>86.680158</text:p>
          </table:table-cell>
          <table:table-cell office:value-type="float" office:value="-12.167567" calcext:value-type="float">
            <text:p>-12.167567</text:p>
          </table:table-cell>
          <table:table-cell office:value-type="float" office:value="104.325581" calcext:value-type="float">
            <text:p>104.325581</text:p>
          </table:table-cell>
          <table:table-cell office:value-type="float" office:value="-1.153057" calcext:value-type="float">
            <text:p>-1.153057</text:p>
          </table:table-cell>
          <table:table-cell office:value-type="float" office:value="104.020089" calcext:value-type="float">
            <text:p>104.020089</text:p>
          </table:table-cell>
          <table:table-cell office:value-type="float" office:value="-14.311616" calcext:value-type="float">
            <text:p>-14.311616</text:p>
          </table:table-cell>
          <table:table-cell office:value-type="float" office:value="984" calcext:value-type="float">
            <text:p>984</text:p>
          </table:table-cell>
          <table:table-cell office:value-type="float" office:value="104.01896" calcext:value-type="float">
            <text:p>104.01896</text:p>
          </table:table-cell>
          <table:table-cell office:value-type="float" office:value="-14.312764" calcext:value-type="float">
            <text:p>-14.312764</text:p>
          </table:table-cell>
          <table:table-cell office:value-type="float" office:value="86.680158" calcext:value-type="float">
            <text:p>86.680158</text:p>
          </table:table-cell>
          <table:table-cell office:value-type="float" office:value="-11.982149" calcext:value-type="float">
            <text:p>-11.982149</text:p>
          </table:table-cell>
          <table:table-cell office:value-type="float" office:value="104.325581" calcext:value-type="float">
            <text:p>104.325581</text:p>
          </table:table-cell>
          <table:table-cell office:value-type="float" office:value="-1.153058" calcext:value-type="float">
            <text:p>-1.153058</text:p>
          </table:table-cell>
          <table:table-cell office:value-type="float" office:value="104.020089" calcext:value-type="float">
            <text:p>104.020089</text:p>
          </table:table-cell>
          <table:table-cell office:value-type="float" office:value="-14.311617" calcext:value-type="float">
            <text:p>-14.31161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92.11213" calcext:value-type="float">
            <text:p>92.11213</text:p>
          </table:table-cell>
          <table:table-cell office:value-type="float" office:value="-16.379583" calcext:value-type="float">
            <text:p>-16.379583</text:p>
          </table:table-cell>
          <table:table-cell office:value-type="float" office:value="86.67363" calcext:value-type="float">
            <text:p>86.67363</text:p>
          </table:table-cell>
          <table:table-cell office:value-type="float" office:value="-12.169641" calcext:value-type="float">
            <text:p>-12.169641</text:p>
          </table:table-cell>
          <table:table-cell office:value-type="float" office:value="103.464569" calcext:value-type="float">
            <text:p>103.464569</text:p>
          </table:table-cell>
          <table:table-cell office:value-type="float" office:value="-2.220843" calcext:value-type="float">
            <text:p>-2.220843</text:p>
          </table:table-cell>
          <table:table-cell office:value-type="float" office:value="92.112441" calcext:value-type="float">
            <text:p>92.112441</text:p>
          </table:table-cell>
          <table:table-cell office:value-type="float" office:value="-16.38024" calcext:value-type="float">
            <text:p>-16.38024</text:p>
          </table:table-cell>
          <table:table-cell office:value-type="float" office:value="985" calcext:value-type="float">
            <text:p>985</text:p>
          </table:table-cell>
          <table:table-cell office:value-type="float" office:value="92.112131" calcext:value-type="float">
            <text:p>92.112131</text:p>
          </table:table-cell>
          <table:table-cell office:value-type="float" office:value="-16.379583" calcext:value-type="float">
            <text:p>-16.379583</text:p>
          </table:table-cell>
          <table:table-cell office:value-type="float" office:value="86.673631" calcext:value-type="float">
            <text:p>86.673631</text:p>
          </table:table-cell>
          <table:table-cell office:value-type="float" office:value="-11.984222" calcext:value-type="float">
            <text:p>-11.984222</text:p>
          </table:table-cell>
          <table:table-cell office:value-type="float" office:value="103.464569" calcext:value-type="float">
            <text:p>103.464569</text:p>
          </table:table-cell>
          <table:table-cell office:value-type="float" office:value="-2.220843" calcext:value-type="float">
            <text:p>-2.220843</text:p>
          </table:table-cell>
          <table:table-cell office:value-type="float" office:value="92.112441" calcext:value-type="float">
            <text:p>92.112441</text:p>
          </table:table-cell>
          <table:table-cell office:value-type="float" office:value="-16.380241" calcext:value-type="float">
            <text:p>-16.380241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01.060459" calcext:value-type="float">
            <text:p>101.060459</text:p>
          </table:table-cell>
          <table:table-cell office:value-type="float" office:value="-6.259032" calcext:value-type="float">
            <text:p>-6.259032</text:p>
          </table:table-cell>
          <table:table-cell office:value-type="float" office:value="86.668039" calcext:value-type="float">
            <text:p>86.668039</text:p>
          </table:table-cell>
          <table:table-cell office:value-type="float" office:value="-12.167752" calcext:value-type="float">
            <text:p>-12.167752</text:p>
          </table:table-cell>
          <table:table-cell office:value-type="float" office:value="103.291081" calcext:value-type="float">
            <text:p>103.291081</text:p>
          </table:table-cell>
          <table:table-cell office:value-type="float" office:value="-2.501759" calcext:value-type="float">
            <text:p>-2.501759</text:p>
          </table:table-cell>
          <table:table-cell office:value-type="float" office:value="101.059872" calcext:value-type="float">
            <text:p>101.059872</text:p>
          </table:table-cell>
          <table:table-cell office:value-type="float" office:value="-6.259375" calcext:value-type="float">
            <text:p>-6.259375</text:p>
          </table:table-cell>
          <table:table-cell office:value-type="float" office:value="986" calcext:value-type="float">
            <text:p>986</text:p>
          </table:table-cell>
          <table:table-cell office:value-type="float" office:value="101.060459" calcext:value-type="float">
            <text:p>101.060459</text:p>
          </table:table-cell>
          <table:table-cell office:value-type="float" office:value="-6.259033" calcext:value-type="float">
            <text:p>-6.259033</text:p>
          </table:table-cell>
          <table:table-cell office:value-type="float" office:value="86.66804" calcext:value-type="float">
            <text:p>86.66804</text:p>
          </table:table-cell>
          <table:table-cell office:value-type="float" office:value="-11.982333" calcext:value-type="float">
            <text:p>-11.982333</text:p>
          </table:table-cell>
          <table:table-cell office:value-type="float" office:value="103.291082" calcext:value-type="float">
            <text:p>103.291082</text:p>
          </table:table-cell>
          <table:table-cell office:value-type="float" office:value="-2.501759" calcext:value-type="float">
            <text:p>-2.501759</text:p>
          </table:table-cell>
          <table:table-cell office:value-type="float" office:value="101.059873" calcext:value-type="float">
            <text:p>101.059873</text:p>
          </table:table-cell>
          <table:table-cell office:value-type="float" office:value="-6.259376" calcext:value-type="float">
            <text:p>-6.259376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10.857985" calcext:value-type="float">
            <text:p>110.857985</text:p>
          </table:table-cell>
          <table:table-cell office:value-type="float" office:value="3.193301" calcext:value-type="float">
            <text:p>3.193301</text:p>
          </table:table-cell>
          <table:table-cell office:value-type="float" office:value="86.663266" calcext:value-type="float">
            <text:p>86.663266</text:p>
          </table:table-cell>
          <table:table-cell office:value-type="float" office:value="-12.166445" calcext:value-type="float">
            <text:p>-12.166445</text:p>
          </table:table-cell>
          <table:table-cell office:value-type="float" office:value="103.816325" calcext:value-type="float">
            <text:p>103.816325</text:p>
          </table:table-cell>
          <table:table-cell office:value-type="float" office:value="-2.101889" calcext:value-type="float">
            <text:p>-2.101889</text:p>
          </table:table-cell>
          <table:table-cell office:value-type="float" office:value="110.857961" calcext:value-type="float">
            <text:p>110.857961</text:p>
          </table:table-cell>
          <table:table-cell office:value-type="float" office:value="3.19332" calcext:value-type="float">
            <text:p>3.19332</text:p>
          </table:table-cell>
          <table:table-cell office:value-type="float" office:value="987" calcext:value-type="float">
            <text:p>987</text:p>
          </table:table-cell>
          <table:table-cell office:value-type="float" office:value="110.857986" calcext:value-type="float">
            <text:p>110.857986</text:p>
          </table:table-cell>
          <table:table-cell office:value-type="float" office:value="3.193301" calcext:value-type="float">
            <text:p>3.193301</text:p>
          </table:table-cell>
          <table:table-cell office:value-type="float" office:value="86.663266" calcext:value-type="float">
            <text:p>86.663266</text:p>
          </table:table-cell>
          <table:table-cell office:value-type="float" office:value="-11.981026" calcext:value-type="float">
            <text:p>-11.981026</text:p>
          </table:table-cell>
          <table:table-cell office:value-type="float" office:value="103.816326" calcext:value-type="float">
            <text:p>103.816326</text:p>
          </table:table-cell>
          <table:table-cell office:value-type="float" office:value="-2.10189" calcext:value-type="float">
            <text:p>-2.10189</text:p>
          </table:table-cell>
          <table:table-cell office:value-type="float" office:value="110.857962" calcext:value-type="float">
            <text:p>110.857962</text:p>
          </table:table-cell>
          <table:table-cell office:value-type="float" office:value="3.19332" calcext:value-type="float">
            <text:p>3.1933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90.659672" calcext:value-type="float">
            <text:p>90.659672</text:p>
          </table:table-cell>
          <table:table-cell office:value-type="float" office:value="6.169544" calcext:value-type="float">
            <text:p>6.169544</text:p>
          </table:table-cell>
          <table:table-cell office:value-type="float" office:value="86.660004" calcext:value-type="float">
            <text:p>86.660004</text:p>
          </table:table-cell>
          <table:table-cell office:value-type="float" office:value="-12.169453" calcext:value-type="float">
            <text:p>-12.169453</text:p>
          </table:table-cell>
          <table:table-cell office:value-type="float" office:value="102.892326" calcext:value-type="float">
            <text:p>102.892326</text:p>
          </table:table-cell>
          <table:table-cell office:value-type="float" office:value="-1.525686" calcext:value-type="float">
            <text:p>-1.525686</text:p>
          </table:table-cell>
          <table:table-cell office:value-type="float" office:value="90.660512" calcext:value-type="float">
            <text:p>90.660512</text:p>
          </table:table-cell>
          <table:table-cell office:value-type="float" office:value="6.169726" calcext:value-type="float">
            <text:p>6.169726</text:p>
          </table:table-cell>
          <table:table-cell office:value-type="float" office:value="988" calcext:value-type="float">
            <text:p>988</text:p>
          </table:table-cell>
          <table:table-cell office:value-type="float" office:value="90.659672" calcext:value-type="float">
            <text:p>90.659672</text:p>
          </table:table-cell>
          <table:table-cell office:value-type="float" office:value="6.169545" calcext:value-type="float">
            <text:p>6.169545</text:p>
          </table:table-cell>
          <table:table-cell office:value-type="float" office:value="86.660005" calcext:value-type="float">
            <text:p>86.660005</text:p>
          </table:table-cell>
          <table:table-cell office:value-type="float" office:value="-11.978019" calcext:value-type="float">
            <text:p>-11.978019</text:p>
          </table:table-cell>
          <table:table-cell office:value-type="float" office:value="102.892327" calcext:value-type="float">
            <text:p>102.892327</text:p>
          </table:table-cell>
          <table:table-cell office:value-type="float" office:value="-1.520092" calcext:value-type="float">
            <text:p>-1.520092</text:p>
          </table:table-cell>
          <table:table-cell office:value-type="float" office:value="90.660513" calcext:value-type="float">
            <text:p>90.660513</text:p>
          </table:table-cell>
          <table:table-cell office:value-type="float" office:value="6.169726" calcext:value-type="float">
            <text:p>6.169726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6.418343" calcext:value-type="float">
            <text:p>86.418343</text:p>
          </table:table-cell>
          <table:table-cell office:value-type="float" office:value="1.726674" calcext:value-type="float">
            <text:p>1.726674</text:p>
          </table:table-cell>
          <table:table-cell office:value-type="float" office:value="86.659186" calcext:value-type="float">
            <text:p>86.659186</text:p>
          </table:table-cell>
          <table:table-cell office:value-type="float" office:value="-12.16727" calcext:value-type="float">
            <text:p>-12.16727</text:p>
          </table:table-cell>
          <table:table-cell office:value-type="float" office:value="101.738387" calcext:value-type="float">
            <text:p>101.738387</text:p>
          </table:table-cell>
          <table:table-cell office:value-type="float" office:value="-1.295991" calcext:value-type="float">
            <text:p>-1.295991</text:p>
          </table:table-cell>
          <table:table-cell office:value-type="float" office:value="86.417898" calcext:value-type="float">
            <text:p>86.417898</text:p>
          </table:table-cell>
          <table:table-cell office:value-type="float" office:value="1.726882" calcext:value-type="float">
            <text:p>1.726882</text:p>
          </table:table-cell>
          <table:table-cell office:value-type="float" office:value="989" calcext:value-type="float">
            <text:p>989</text:p>
          </table:table-cell>
          <table:table-cell office:value-type="float" office:value="86.418344" calcext:value-type="float">
            <text:p>86.418344</text:p>
          </table:table-cell>
          <table:table-cell office:value-type="float" office:value="1.726675" calcext:value-type="float">
            <text:p>1.726675</text:p>
          </table:table-cell>
          <table:table-cell office:value-type="float" office:value="86.659187" calcext:value-type="float">
            <text:p>86.659187</text:p>
          </table:table-cell>
          <table:table-cell office:value-type="float" office:value="-11.975836" calcext:value-type="float">
            <text:p>-11.975836</text:p>
          </table:table-cell>
          <table:table-cell office:value-type="float" office:value="101.738387" calcext:value-type="float">
            <text:p>101.738387</text:p>
          </table:table-cell>
          <table:table-cell office:value-type="float" office:value="-1.290789" calcext:value-type="float">
            <text:p>-1.290789</text:p>
          </table:table-cell>
          <table:table-cell office:value-type="float" office:value="86.417898" calcext:value-type="float">
            <text:p>86.417898</text:p>
          </table:table-cell>
          <table:table-cell office:value-type="float" office:value="1.726882" calcext:value-type="float">
            <text:p>1.726882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87.250849" calcext:value-type="float">
            <text:p>87.250849</text:p>
          </table:table-cell>
          <table:table-cell office:value-type="float" office:value="-9.828382" calcext:value-type="float">
            <text:p>-9.828382</text:p>
          </table:table-cell>
          <table:table-cell office:value-type="float" office:value="86.661659" calcext:value-type="float">
            <text:p>86.661659</text:p>
          </table:table-cell>
          <table:table-cell office:value-type="float" office:value="-12.168523" calcext:value-type="float">
            <text:p>-12.168523</text:p>
          </table:table-cell>
          <table:table-cell office:value-type="float" office:value="100.726558" calcext:value-type="float">
            <text:p>100.726558</text:p>
          </table:table-cell>
          <table:table-cell office:value-type="float" office:value="-1.894423" calcext:value-type="float">
            <text:p>-1.894423</text:p>
          </table:table-cell>
          <table:table-cell office:value-type="float" office:value="87.250707" calcext:value-type="float">
            <text:p>87.250707</text:p>
          </table:table-cell>
          <table:table-cell office:value-type="float" office:value="-9.828184" calcext:value-type="float">
            <text:p>-9.828184</text:p>
          </table:table-cell>
          <table:table-cell office:value-type="float" office:value="990" calcext:value-type="float">
            <text:p>990</text:p>
          </table:table-cell>
          <table:table-cell office:value-type="float" office:value="87.250849" calcext:value-type="float">
            <text:p>87.250849</text:p>
          </table:table-cell>
          <table:table-cell office:value-type="float" office:value="-9.828383" calcext:value-type="float">
            <text:p>-9.828383</text:p>
          </table:table-cell>
          <table:table-cell office:value-type="float" office:value="86.661659" calcext:value-type="float">
            <text:p>86.661659</text:p>
          </table:table-cell>
          <table:table-cell office:value-type="float" office:value="-11.977089" calcext:value-type="float">
            <text:p>-11.977089</text:p>
          </table:table-cell>
          <table:table-cell office:value-type="float" office:value="100.726559" calcext:value-type="float">
            <text:p>100.726559</text:p>
          </table:table-cell>
          <table:table-cell office:value-type="float" office:value="-1.889586" calcext:value-type="float">
            <text:p>-1.889586</text:p>
          </table:table-cell>
          <table:table-cell office:value-type="float" office:value="87.250708" calcext:value-type="float">
            <text:p>87.250708</text:p>
          </table:table-cell>
          <table:table-cell office:value-type="float" office:value="-9.828184" calcext:value-type="float">
            <text:p>-9.828184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4.067243" calcext:value-type="float">
            <text:p>84.067243</text:p>
          </table:table-cell>
          <table:table-cell office:value-type="float" office:value="-18.608549" calcext:value-type="float">
            <text:p>-18.608549</text:p>
          </table:table-cell>
          <table:table-cell office:value-type="float" office:value="86.668312" calcext:value-type="float">
            <text:p>86.668312</text:p>
          </table:table-cell>
          <table:table-cell office:value-type="float" office:value="-12.170223" calcext:value-type="float">
            <text:p>-12.170223</text:p>
          </table:table-cell>
          <table:table-cell office:value-type="float" office:value="99.566594" calcext:value-type="float">
            <text:p>99.566594</text:p>
          </table:table-cell>
          <table:table-cell office:value-type="float" office:value="-3.065993" calcext:value-type="float">
            <text:p>-3.065993</text:p>
          </table:table-cell>
          <table:table-cell office:value-type="float" office:value="84.067355" calcext:value-type="float">
            <text:p>84.067355</text:p>
          </table:table-cell>
          <table:table-cell office:value-type="float" office:value="-18.608626" calcext:value-type="float">
            <text:p>-18.608626</text:p>
          </table:table-cell>
          <table:table-cell office:value-type="float" office:value="991" calcext:value-type="float">
            <text:p>991</text:p>
          </table:table-cell>
          <table:table-cell office:value-type="float" office:value="84.067243" calcext:value-type="float">
            <text:p>84.067243</text:p>
          </table:table-cell>
          <table:table-cell office:value-type="float" office:value="-18.608549" calcext:value-type="float">
            <text:p>-18.608549</text:p>
          </table:table-cell>
          <table:table-cell office:value-type="float" office:value="86.668312" calcext:value-type="float">
            <text:p>86.668312</text:p>
          </table:table-cell>
          <table:table-cell office:value-type="float" office:value="-11.978789" calcext:value-type="float">
            <text:p>-11.978789</text:p>
          </table:table-cell>
          <table:table-cell office:value-type="float" office:value="99.566594" calcext:value-type="float">
            <text:p>99.566594</text:p>
          </table:table-cell>
          <table:table-cell office:value-type="float" office:value="-3.061494" calcext:value-type="float">
            <text:p>-3.061494</text:p>
          </table:table-cell>
          <table:table-cell office:value-type="float" office:value="84.067355" calcext:value-type="float">
            <text:p>84.067355</text:p>
          </table:table-cell>
          <table:table-cell office:value-type="float" office:value="-18.608626" calcext:value-type="float">
            <text:p>-18.608626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83.44182" calcext:value-type="float">
            <text:p>83.44182</text:p>
          </table:table-cell>
          <table:table-cell office:value-type="float" office:value="-16.58488" calcext:value-type="float">
            <text:p>-16.58488</text:p>
          </table:table-cell>
          <table:table-cell office:value-type="float" office:value="86.679636" calcext:value-type="float">
            <text:p>86.679636</text:p>
          </table:table-cell>
          <table:table-cell office:value-type="float" office:value="-12.173407" calcext:value-type="float">
            <text:p>-12.173407</text:p>
          </table:table-cell>
          <table:table-cell office:value-type="float" office:value="98.448391" calcext:value-type="float">
            <text:p>98.448391</text:p>
          </table:table-cell>
          <table:table-cell office:value-type="float" office:value="-4.015276" calcext:value-type="float">
            <text:p>-4.015276</text:p>
          </table:table-cell>
          <table:table-cell office:value-type="float" office:value="83.441749" calcext:value-type="float">
            <text:p>83.441749</text:p>
          </table:table-cell>
          <table:table-cell office:value-type="float" office:value="-16.58518" calcext:value-type="float">
            <text:p>-16.58518</text:p>
          </table:table-cell>
          <table:table-cell office:value-type="float" office:value="992" calcext:value-type="float">
            <text:p>992</text:p>
          </table:table-cell>
          <table:table-cell office:value-type="float" office:value="83.441821" calcext:value-type="float">
            <text:p>83.441821</text:p>
          </table:table-cell>
          <table:table-cell office:value-type="float" office:value="-16.584881" calcext:value-type="float">
            <text:p>-16.584881</text:p>
          </table:table-cell>
          <table:table-cell office:value-type="float" office:value="86.679637" calcext:value-type="float">
            <text:p>86.679637</text:p>
          </table:table-cell>
          <table:table-cell office:value-type="float" office:value="-11.981973" calcext:value-type="float">
            <text:p>-11.981973</text:p>
          </table:table-cell>
          <table:table-cell office:value-type="float" office:value="98.448392" calcext:value-type="float">
            <text:p>98.448392</text:p>
          </table:table-cell>
          <table:table-cell office:value-type="float" office:value="-4.011092" calcext:value-type="float">
            <text:p>-4.011092</text:p>
          </table:table-cell>
          <table:table-cell office:value-type="float" office:value="83.44175" calcext:value-type="float">
            <text:p>83.44175</text:p>
          </table:table-cell>
          <table:table-cell office:value-type="float" office:value="-16.585181" calcext:value-type="float">
            <text:p>-16.585181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5.026481" calcext:value-type="float">
            <text:p>85.026481</text:p>
          </table:table-cell>
          <table:table-cell office:value-type="float" office:value="-11.960754" calcext:value-type="float">
            <text:p>-11.960754</text:p>
          </table:table-cell>
          <table:table-cell office:value-type="float" office:value="86.695302" calcext:value-type="float">
            <text:p>86.695302</text:p>
          </table:table-cell>
          <table:table-cell office:value-type="float" office:value="-12.177438" calcext:value-type="float">
            <text:p>-12.177438</text:p>
          </table:table-cell>
          <table:table-cell office:value-type="float" office:value="97.523426" calcext:value-type="float">
            <text:p>97.523426</text:p>
          </table:table-cell>
          <table:table-cell office:value-type="float" office:value="-4.575209" calcext:value-type="float">
            <text:p>-4.575209</text:p>
          </table:table-cell>
          <table:table-cell office:value-type="float" office:value="85.02642" calcext:value-type="float">
            <text:p>85.02642</text:p>
          </table:table-cell>
          <table:table-cell office:value-type="float" office:value="-11.960826" calcext:value-type="float">
            <text:p>-11.960826</text:p>
          </table:table-cell>
          <table:table-cell office:value-type="float" office:value="993" calcext:value-type="float">
            <text:p>993</text:p>
          </table:table-cell>
          <table:table-cell office:value-type="float" office:value="85.026482" calcext:value-type="float">
            <text:p>85.026482</text:p>
          </table:table-cell>
          <table:table-cell office:value-type="float" office:value="-11.960755" calcext:value-type="float">
            <text:p>-11.960755</text:p>
          </table:table-cell>
          <table:table-cell office:value-type="float" office:value="86.695302" calcext:value-type="float">
            <text:p>86.695302</text:p>
          </table:table-cell>
          <table:table-cell office:value-type="float" office:value="-11.986005" calcext:value-type="float">
            <text:p>-11.986005</text:p>
          </table:table-cell>
          <table:table-cell office:value-type="float" office:value="97.523427" calcext:value-type="float">
            <text:p>97.523427</text:p>
          </table:table-cell>
          <table:table-cell office:value-type="float" office:value="-4.571318" calcext:value-type="float">
            <text:p>-4.571318</text:p>
          </table:table-cell>
          <table:table-cell office:value-type="float" office:value="85.026421" calcext:value-type="float">
            <text:p>85.026421</text:p>
          </table:table-cell>
          <table:table-cell office:value-type="float" office:value="-11.960827" calcext:value-type="float">
            <text:p>-11.960827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91.56333" calcext:value-type="float">
            <text:p>91.56333</text:p>
          </table:table-cell>
          <table:table-cell office:value-type="float" office:value="-10.778001" calcext:value-type="float">
            <text:p>-10.778001</text:p>
          </table:table-cell>
          <table:table-cell office:value-type="float" office:value="86.713694" calcext:value-type="float">
            <text:p>86.713694</text:p>
          </table:table-cell>
          <table:table-cell office:value-type="float" office:value="-12.174021" calcext:value-type="float">
            <text:p>-12.174021</text:p>
          </table:table-cell>
          <table:table-cell office:value-type="float" office:value="97.123324" calcext:value-type="float">
            <text:p>97.123324</text:p>
          </table:table-cell>
          <table:table-cell office:value-type="float" office:value="-5.006226" calcext:value-type="float">
            <text:p>-5.006226</text:p>
          </table:table-cell>
          <table:table-cell office:value-type="float" office:value="91.563194" calcext:value-type="float">
            <text:p>91.563194</text:p>
          </table:table-cell>
          <table:table-cell office:value-type="float" office:value="-10.777906" calcext:value-type="float">
            <text:p>-10.777906</text:p>
          </table:table-cell>
          <table:table-cell office:value-type="float" office:value="994" calcext:value-type="float">
            <text:p>994</text:p>
          </table:table-cell>
          <table:table-cell office:value-type="float" office:value="91.563331" calcext:value-type="float">
            <text:p>91.563331</text:p>
          </table:table-cell>
          <table:table-cell office:value-type="float" office:value="-10.778002" calcext:value-type="float">
            <text:p>-10.778002</text:p>
          </table:table-cell>
          <table:table-cell office:value-type="float" office:value="86.713694" calcext:value-type="float">
            <text:p>86.713694</text:p>
          </table:table-cell>
          <table:table-cell office:value-type="float" office:value="-11.982587" calcext:value-type="float">
            <text:p>-11.982587</text:p>
          </table:table-cell>
          <table:table-cell office:value-type="float" office:value="97.123325" calcext:value-type="float">
            <text:p>97.123325</text:p>
          </table:table-cell>
          <table:table-cell office:value-type="float" office:value="-5.002607" calcext:value-type="float">
            <text:p>-5.002607</text:p>
          </table:table-cell>
          <table:table-cell office:value-type="float" office:value="91.563194" calcext:value-type="float">
            <text:p>91.563194</text:p>
          </table:table-cell>
          <table:table-cell office:value-type="float" office:value="-10.777907" calcext:value-type="float">
            <text:p>-10.77790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91.355884" calcext:value-type="float">
            <text:p>91.355884</text:p>
          </table:table-cell>
          <table:table-cell office:value-type="float" office:value="-6.002162" calcext:value-type="float">
            <text:p>-6.002162</text:p>
          </table:table-cell>
          <table:table-cell office:value-type="float" office:value="86.736329" calcext:value-type="float">
            <text:p>86.736329</text:p>
          </table:table-cell>
          <table:table-cell office:value-type="float" office:value="-12.169974" calcext:value-type="float">
            <text:p>-12.169974</text:p>
          </table:table-cell>
          <table:table-cell office:value-type="float" office:value="96.740654" calcext:value-type="float">
            <text:p>96.740654</text:p>
          </table:table-cell>
          <table:table-cell office:value-type="float" office:value="-5.072178" calcext:value-type="float">
            <text:p>-5.072178</text:p>
          </table:table-cell>
          <table:table-cell office:value-type="float" office:value="91.35607" calcext:value-type="float">
            <text:p>91.35607</text:p>
          </table:table-cell>
          <table:table-cell office:value-type="float" office:value="-6.002261" calcext:value-type="float">
            <text:p>-6.002261</text:p>
          </table:table-cell>
          <table:table-cell office:value-type="float" office:value="995" calcext:value-type="float">
            <text:p>995</text:p>
          </table:table-cell>
          <table:table-cell office:value-type="float" office:value="91.355885" calcext:value-type="float">
            <text:p>91.355885</text:p>
          </table:table-cell>
          <table:table-cell office:value-type="float" office:value="-6.002163" calcext:value-type="float">
            <text:p>-6.002163</text:p>
          </table:table-cell>
          <table:table-cell office:value-type="float" office:value="86.736329" calcext:value-type="float">
            <text:p>86.736329</text:p>
          </table:table-cell>
          <table:table-cell office:value-type="float" office:value="-11.97854" calcext:value-type="float">
            <text:p>-11.97854</text:p>
          </table:table-cell>
          <table:table-cell office:value-type="float" office:value="96.740654" calcext:value-type="float">
            <text:p>96.740654</text:p>
          </table:table-cell>
          <table:table-cell office:value-type="float" office:value="-5.068812" calcext:value-type="float">
            <text:p>-5.068812</text:p>
          </table:table-cell>
          <table:table-cell office:value-type="float" office:value="91.356071" calcext:value-type="float">
            <text:p>91.356071</text:p>
          </table:table-cell>
          <table:table-cell office:value-type="float" office:value="-6.002262" calcext:value-type="float">
            <text:p>-6.002262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89.684051" calcext:value-type="float">
            <text:p>89.684051</text:p>
          </table:table-cell>
          <table:table-cell office:value-type="float" office:value="-13.753713" calcext:value-type="float">
            <text:p>-13.753713</text:p>
          </table:table-cell>
          <table:table-cell office:value-type="float" office:value="86.762996" calcext:value-type="float">
            <text:p>86.762996</text:p>
          </table:table-cell>
          <table:table-cell office:value-type="float" office:value="-12.167289" calcext:value-type="float">
            <text:p>-12.167289</text:p>
          </table:table-cell>
          <table:table-cell office:value-type="float" office:value="96.271493" calcext:value-type="float">
            <text:p>96.271493</text:p>
          </table:table-cell>
          <table:table-cell office:value-type="float" office:value="-5.677389" calcext:value-type="float">
            <text:p>-5.677389</text:p>
          </table:table-cell>
          <table:table-cell office:value-type="float" office:value="89.684091" calcext:value-type="float">
            <text:p>89.684091</text:p>
          </table:table-cell>
          <table:table-cell office:value-type="float" office:value="-13.753368" calcext:value-type="float">
            <text:p>-13.753368</text:p>
          </table:table-cell>
          <table:table-cell office:value-type="float" office:value="996" calcext:value-type="float">
            <text:p>996</text:p>
          </table:table-cell>
          <table:table-cell office:value-type="float" office:value="89.684051" calcext:value-type="float">
            <text:p>89.684051</text:p>
          </table:table-cell>
          <table:table-cell office:value-type="float" office:value="-13.753713" calcext:value-type="float">
            <text:p>-13.753713</text:p>
          </table:table-cell>
          <table:table-cell office:value-type="float" office:value="86.762997" calcext:value-type="float">
            <text:p>86.762997</text:p>
          </table:table-cell>
          <table:table-cell office:value-type="float" office:value="-11.975855" calcext:value-type="float">
            <text:p>-11.975855</text:p>
          </table:table-cell>
          <table:table-cell office:value-type="float" office:value="96.271493" calcext:value-type="float">
            <text:p>96.271493</text:p>
          </table:table-cell>
          <table:table-cell office:value-type="float" office:value="-5.674259" calcext:value-type="float">
            <text:p>-5.674259</text:p>
          </table:table-cell>
          <table:table-cell office:value-type="float" office:value="89.684091" calcext:value-type="float">
            <text:p>89.684091</text:p>
          </table:table-cell>
          <table:table-cell office:value-type="float" office:value="-13.753369" calcext:value-type="float">
            <text:p>-13.753369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7.66436" calcext:value-type="float">
            <text:p>87.66436</text:p>
          </table:table-cell>
          <table:table-cell office:value-type="float" office:value="-16.453208" calcext:value-type="float">
            <text:p>-16.453208</text:p>
          </table:table-cell>
          <table:table-cell office:value-type="float" office:value="86.783984" calcext:value-type="float">
            <text:p>86.783984</text:p>
          </table:table-cell>
          <table:table-cell office:value-type="float" office:value="-12.162361" calcext:value-type="float">
            <text:p>-12.162361</text:p>
          </table:table-cell>
          <table:table-cell office:value-type="float" office:value="95.688512" calcext:value-type="float">
            <text:p>95.688512</text:p>
          </table:table-cell>
          <table:table-cell office:value-type="float" office:value="-6.427113" calcext:value-type="float">
            <text:p>-6.427113</text:p>
          </table:table-cell>
          <table:table-cell office:value-type="float" office:value="87.664369" calcext:value-type="float">
            <text:p>87.664369</text:p>
          </table:table-cell>
          <table:table-cell office:value-type="float" office:value="-16.453347" calcext:value-type="float">
            <text:p>-16.453347</text:p>
          </table:table-cell>
          <table:table-cell office:value-type="float" office:value="997" calcext:value-type="float">
            <text:p>997</text:p>
          </table:table-cell>
          <table:table-cell office:value-type="float" office:value="87.664361" calcext:value-type="float">
            <text:p>87.664361</text:p>
          </table:table-cell>
          <table:table-cell office:value-type="float" office:value="-16.453209" calcext:value-type="float">
            <text:p>-16.453209</text:p>
          </table:table-cell>
          <table:table-cell office:value-type="float" office:value="86.783985" calcext:value-type="float">
            <text:p>86.783985</text:p>
          </table:table-cell>
          <table:table-cell office:value-type="float" office:value="-11.970927" calcext:value-type="float">
            <text:p>-11.970927</text:p>
          </table:table-cell>
          <table:table-cell office:value-type="float" office:value="95.688513" calcext:value-type="float">
            <text:p>95.688513</text:p>
          </table:table-cell>
          <table:table-cell office:value-type="float" office:value="-6.424202" calcext:value-type="float">
            <text:p>-6.424202</text:p>
          </table:table-cell>
          <table:table-cell office:value-type="float" office:value="87.66437" calcext:value-type="float">
            <text:p>87.66437</text:p>
          </table:table-cell>
          <table:table-cell office:value-type="float" office:value="-16.453347" calcext:value-type="float">
            <text:p>-16.45334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93.056534" calcext:value-type="float">
            <text:p>93.056534</text:p>
          </table:table-cell>
          <table:table-cell office:value-type="float" office:value="-13.764826" calcext:value-type="float">
            <text:p>-13.764826</text:p>
          </table:table-cell>
          <table:table-cell office:value-type="float" office:value="86.79597" calcext:value-type="float">
            <text:p>86.79597</text:p>
          </table:table-cell>
          <table:table-cell office:value-type="float" office:value="-12.16557" calcext:value-type="float">
            <text:p>-12.16557</text:p>
          </table:table-cell>
          <table:table-cell office:value-type="float" office:value="95.515421" calcext:value-type="float">
            <text:p>95.515421</text:p>
          </table:table-cell>
          <table:table-cell office:value-type="float" office:value="-6.943737" calcext:value-type="float">
            <text:p>-6.943737</text:p>
          </table:table-cell>
          <table:table-cell office:value-type="float" office:value="93.056331" calcext:value-type="float">
            <text:p>93.056331</text:p>
          </table:table-cell>
          <table:table-cell office:value-type="float" office:value="-13.764974" calcext:value-type="float">
            <text:p>-13.764974</text:p>
          </table:table-cell>
          <table:table-cell office:value-type="float" office:value="998" calcext:value-type="float">
            <text:p>998</text:p>
          </table:table-cell>
          <table:table-cell office:value-type="float" office:value="93.056535" calcext:value-type="float">
            <text:p>93.056535</text:p>
          </table:table-cell>
          <table:table-cell office:value-type="float" office:value="-13.764827" calcext:value-type="float">
            <text:p>-13.764827</text:p>
          </table:table-cell>
          <table:table-cell office:value-type="float" office:value="86.795971" calcext:value-type="float">
            <text:p>86.795971</text:p>
          </table:table-cell>
          <table:table-cell office:value-type="float" office:value="-11.974136" calcext:value-type="float">
            <text:p>-11.974136</text:p>
          </table:table-cell>
          <table:table-cell office:value-type="float" office:value="95.515421" calcext:value-type="float">
            <text:p>95.515421</text:p>
          </table:table-cell>
          <table:table-cell office:value-type="float" office:value="-6.94103" calcext:value-type="float">
            <text:p>-6.94103</text:p>
          </table:table-cell>
          <table:table-cell office:value-type="float" office:value="93.056332" calcext:value-type="float">
            <text:p>93.056332</text:p>
          </table:table-cell>
          <table:table-cell office:value-type="float" office:value="-13.764974" calcext:value-type="float">
            <text:p>-13.764974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90.234131" calcext:value-type="float">
            <text:p>90.234131</text:p>
          </table:table-cell>
          <table:table-cell office:value-type="float" office:value="-10.001127" calcext:value-type="float">
            <text:p>-10.001127</text:p>
          </table:table-cell>
          <table:table-cell office:value-type="float" office:value="86.805532" calcext:value-type="float">
            <text:p>86.805532</text:p>
          </table:table-cell>
          <table:table-cell office:value-type="float" office:value="-12.164872" calcext:value-type="float">
            <text:p>-12.164872</text:p>
          </table:table-cell>
          <table:table-cell office:value-type="float" office:value="95.154623" calcext:value-type="float">
            <text:p>95.154623</text:p>
          </table:table-cell>
          <table:table-cell office:value-type="float" office:value="-7.157106" calcext:value-type="float">
            <text:p>-7.157106</text:p>
          </table:table-cell>
          <table:table-cell office:value-type="float" office:value="90.234355" calcext:value-type="float">
            <text:p>90.234355</text:p>
          </table:table-cell>
          <table:table-cell office:value-type="float" office:value="-10.001156" calcext:value-type="float">
            <text:p>-10.001156</text:p>
          </table:table-cell>
          <table:table-cell office:value-type="float" office:value="999" calcext:value-type="float">
            <text:p>999</text:p>
          </table:table-cell>
          <table:table-cell office:value-type="float" office:value="90.234132" calcext:value-type="float">
            <text:p>90.234132</text:p>
          </table:table-cell>
          <table:table-cell office:value-type="float" office:value="-10.001127" calcext:value-type="float">
            <text:p>-10.001127</text:p>
          </table:table-cell>
          <table:table-cell office:value-type="float" office:value="86.805533" calcext:value-type="float">
            <text:p>86.805533</text:p>
          </table:table-cell>
          <table:table-cell office:value-type="float" office:value="-11.974833" calcext:value-type="float">
            <text:p>-11.974833</text:p>
          </table:table-cell>
          <table:table-cell office:value-type="float" office:value="95.154624" calcext:value-type="float">
            <text:p>95.154624</text:p>
          </table:table-cell>
          <table:table-cell office:value-type="float" office:value="-7.155885" calcext:value-type="float">
            <text:p>-7.155885</text:p>
          </table:table-cell>
          <table:table-cell office:value-type="float" office:value="90.234356" calcext:value-type="float">
            <text:p>90.234356</text:p>
          </table:table-cell>
          <table:table-cell office:value-type="float" office:value="-10.001157" calcext:value-type="float">
            <text:p>-10.001157</text:p>
          </table:table-cell>
        </table:table-row>
        <table:table-row table:style-name="ro1">
          <table:table-cell table:number-columns-repeated="9"/>
          <table:table-cell office:value-type="float" office:value="1000" calcext:value-type="float">
            <text:p>1000</text:p>
          </table:table-cell>
          <table:table-cell office:value-type="float" office:value="91.142733" calcext:value-type="float">
            <text:p>91.142733</text:p>
          </table:table-cell>
          <table:table-cell office:value-type="float" office:value="-4.987342" calcext:value-type="float">
            <text:p>-4.987342</text:p>
          </table:table-cell>
          <table:table-cell office:value-type="float" office:value="86.819891" calcext:value-type="float">
            <text:p>86.819891</text:p>
          </table:table-cell>
          <table:table-cell office:value-type="float" office:value="-11.956534" calcext:value-type="float">
            <text:p>-11.956534</text:p>
          </table:table-cell>
          <table:table-cell office:value-type="float" office:value="94.887144" calcext:value-type="float">
            <text:p>94.887144</text:p>
          </table:table-cell>
          <table:table-cell office:value-type="float" office:value="-6.987069" calcext:value-type="float">
            <text:p>-6.987069</text:p>
          </table:table-cell>
          <table:table-cell office:value-type="float" office:value="91.142632" calcext:value-type="float">
            <text:p>91.142632</text:p>
          </table:table-cell>
          <table:table-cell office:value-type="float" office:value="-4.987376" calcext:value-type="float">
            <text:p>-4.987376</text:p>
          </table:table-cell>
        </table:table-row>
        <table:table-row table:style-name="ro1">
          <table:table-cell table:number-columns-repeated="9"/>
          <table:table-cell office:value-type="float" office:value="1001" calcext:value-type="float">
            <text:p>1001</text:p>
          </table:table-cell>
          <table:table-cell office:value-type="float" office:value="89.684917" calcext:value-type="float">
            <text:p>89.684917</text:p>
          </table:table-cell>
          <table:table-cell office:value-type="float" office:value="-4.228086" calcext:value-type="float">
            <text:p>-4.228086</text:p>
          </table:table-cell>
          <table:table-cell office:value-type="float" office:value="86.837894" calcext:value-type="float">
            <text:p>86.837894</text:p>
          </table:table-cell>
          <table:table-cell office:value-type="float" office:value="-11.981603" calcext:value-type="float">
            <text:p>-11.981603</text:p>
          </table:table-cell>
          <table:table-cell office:value-type="float" office:value="94.539732" calcext:value-type="float">
            <text:p>94.539732</text:p>
          </table:table-cell>
          <table:table-cell office:value-type="float" office:value="-6.817254" calcext:value-type="float">
            <text:p>-6.817254</text:p>
          </table:table-cell>
          <table:table-cell office:value-type="float" office:value="89.684982" calcext:value-type="float">
            <text:p>89.684982</text:p>
          </table:table-cell>
          <table:table-cell office:value-type="float" office:value="-4.227971" calcext:value-type="float">
            <text:p>-4.227971</text:p>
          </table:table-cell>
        </table:table-row>
        <table:table-row table:style-name="ro1">
          <table:table-cell table:number-columns-repeated="9"/>
          <table:table-cell office:value-type="float" office:value="1002" calcext:value-type="float">
            <text:p>1002</text:p>
          </table:table-cell>
          <table:table-cell office:value-type="float" office:value="91.54213" calcext:value-type="float">
            <text:p>91.54213</text:p>
          </table:table-cell>
          <table:table-cell office:value-type="float" office:value="-10.297942" calcext:value-type="float">
            <text:p>-10.297942</text:p>
          </table:table-cell>
          <table:table-cell office:value-type="float" office:value="86.855303" calcext:value-type="float">
            <text:p>86.855303</text:p>
          </table:table-cell>
          <table:table-cell office:value-type="float" office:value="-11.966105" calcext:value-type="float">
            <text:p>-11.966105</text:p>
          </table:table-cell>
          <table:table-cell office:value-type="float" office:value="94.34609" calcext:value-type="float">
            <text:p>94.34609</text:p>
          </table:table-cell>
          <table:table-cell office:value-type="float" office:value="-7.046489" calcext:value-type="float">
            <text:p>-7.046489</text:p>
          </table:table-cell>
          <table:table-cell office:value-type="float" office:value="91.54204" calcext:value-type="float">
            <text:p>91.54204</text:p>
          </table:table-cell>
          <table:table-cell office:value-type="float" office:value="-10.297755" calcext:value-type="float">
            <text:p>-10.297755</text:p>
          </table:table-cell>
        </table:table-row>
        <calcext:conditional-formats>
          <calcext:conditional-format calcext:target-range-address="output_arm.J3:output_arm.R1004">
            <calcext:condition calcext:apply-style-name="Default" calcext:value="=[.A3]" calcext:base-cell-address="output_arm.J3"/>
            <calcext:condition calcext:apply-style-name="Default" calcext:value="contains-text(LEFT(COM.MICROSOFT.ISO.CEILING([.A3];0.0001);LEN(COM.MICROSOFT.ISO.CEILING([.A3];0.0001))-2))" calcext:base-cell-address="output_arm.J3"/>
            <calcext:condition calcext:apply-style-name="Bad" calcext:value="not-contains-text(LEFT([.A3];LEN([.A3])-1))" calcext:base-cell-address="output_arm.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4">00/00/0000</text:date>, <text:time style:data-style-name="N2" text:time-value="16:14:57.190459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Linux_X86_64 LibreOffice_project/10$Build-1</meta:generator>
    <dc:date>2019-02-14T16:05:18.579216501</dc:date>
    <meta:editing-duration>PT5M3S</meta:editing-duration>
    <meta:editing-cycles>1</meta:editing-cycles>
    <meta:document-statistic meta:table-count="1" meta:cell-count="18027" meta:object-count="0"/>
  </office:meta>
</office:document-meta>
</file>